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744in" svg:height="6.7555in" svg:x="3.6543in" svg:y="0.0417in">
            <draw:object draw:notify-on-update-of-ranges="Sheet1.A1:Sheet1.A2728 Sheet1.C1:Sheet1.C27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5.589197863" calcext:value-type="float">
            <text:p>15.589197863</text:p>
          </table:table-cell>
          <table:table-cell office:value-type="float" office:value="3.84881894035139" calcext:value-type="float">
            <text:p>3.8488189404</text:p>
          </table:table-cell>
          <table:table-cell table:formula="of:=([.B1] * (PI()) * 23 * (3600/63360)) / 11.1 / 60" office:value-type="float" office:value="0.0237256594734609" calcext:value-type="float">
            <text:p>0.0237256595</text:p>
          </table:table-cell>
        </table:table-row>
        <table:table-row table:style-name="ro1">
          <table:table-cell office:value-type="float" office:value="18.1859508970001" calcext:value-type="float">
            <text:p>18.185950897</text:p>
          </table:table-cell>
          <table:table-cell office:value-type="float" office:value="23.1057783371784" calcext:value-type="float">
            <text:p>23.1057783372</text:p>
          </table:table-cell>
          <table:table-cell table:formula="of:=([.B2] * (PI()) * 23 * (3600/63360)) / 11.1 / 60" office:value-type="float" office:value="0.142433259967047" calcext:value-type="float">
            <text:p>0.14243326</text:p>
          </table:table-cell>
        </table:table-row>
        <table:table-row table:style-name="ro1">
          <table:table-cell office:value-type="float" office:value="34.750770385" calcext:value-type="float">
            <text:p>34.750770385</text:p>
          </table:table-cell>
          <table:table-cell office:value-type="float" office:value="3.62286079526461" calcext:value-type="float">
            <text:p>3.6228607953</text:p>
          </table:table-cell>
          <table:table-cell table:formula="of:=([.B3] * (PI()) * 23 * (3600/63360)) / 11.1 / 60" office:value-type="float" office:value="0.0223327630840313" calcext:value-type="float">
            <text:p>0.0223327631</text:p>
          </table:table-cell>
        </table:table-row>
        <table:table-row table:style-name="ro1">
          <table:table-cell office:value-type="float" office:value="34.953354702" calcext:value-type="float">
            <text:p>34.953354702</text:p>
          </table:table-cell>
          <table:table-cell office:value-type="float" office:value="296.172975719533" calcext:value-type="float">
            <text:p>296.1729757195</text:p>
          </table:table-cell>
          <table:table-cell table:formula="of:=([.B4] * (PI()) * 23 * (3600/63360)) / 11.1 / 60" office:value-type="float" office:value="1.82572869133763" calcext:value-type="float">
            <text:p>1.8257286913</text:p>
          </table:table-cell>
        </table:table-row>
        <table:table-row table:style-name="ro1">
          <table:table-cell office:value-type="float" office:value="35.090524183" calcext:value-type="float">
            <text:p>35.090524183</text:p>
          </table:table-cell>
          <table:table-cell office:value-type="float" office:value="437.415083607407" calcext:value-type="float">
            <text:p>437.4150836074</text:p>
          </table:table-cell>
          <table:table-cell table:formula="of:=([.B5] * (PI()) * 23 * (3600/63360)) / 11.1 / 60" office:value-type="float" office:value="2.69640154111206" calcext:value-type="float">
            <text:p>2.6964015411</text:p>
          </table:table-cell>
        </table:table-row>
        <table:table-row table:style-name="ro1">
          <table:table-cell office:value-type="float" office:value="35.213054089" calcext:value-type="float">
            <text:p>35.213054089</text:p>
          </table:table-cell>
          <table:table-cell office:value-type="float" office:value="489.676373374469" calcext:value-type="float">
            <text:p>489.6763733745</text:p>
          </table:table-cell>
          <table:table-cell table:formula="of:=([.B6] * (PI()) * 23 * (3600/63360)) / 11.1 / 60" office:value-type="float" office:value="3.01856103571898" calcext:value-type="float">
            <text:p>3.0185610357</text:p>
          </table:table-cell>
        </table:table-row>
        <table:table-row table:style-name="ro1">
          <table:table-cell office:value-type="float" office:value="35.324443439" calcext:value-type="float">
            <text:p>35.324443439</text:p>
          </table:table-cell>
          <table:table-cell office:value-type="float" office:value="538.651136755774" calcext:value-type="float">
            <text:p>538.6511367558</text:p>
          </table:table-cell>
          <table:table-cell table:formula="of:=([.B7] * (PI()) * 23 * (3600/63360)) / 11.1 / 60" office:value-type="float" office:value="3.32046106707564" calcext:value-type="float">
            <text:p>3.3204610671</text:p>
          </table:table-cell>
        </table:table-row>
        <table:table-row table:style-name="ro1">
          <table:table-cell office:value-type="float" office:value="35.430006887" calcext:value-type="float">
            <text:p>35.430006887</text:p>
          </table:table-cell>
          <table:table-cell office:value-type="float" office:value="568.37855466791" calcext:value-type="float">
            <text:p>568.3785546679</text:p>
          </table:table-cell>
          <table:table-cell table:formula="of:=([.B8] * (PI()) * 23 * (3600/63360)) / 11.1 / 60" office:value-type="float" office:value="3.50371276203435" calcext:value-type="float">
            <text:p>3.503712762</text:p>
          </table:table-cell>
        </table:table-row>
        <table:table-row table:style-name="ro1">
          <table:table-cell office:value-type="float" office:value="35.6344768340001" calcext:value-type="float">
            <text:p>35.634476834</text:p>
          </table:table-cell>
          <table:table-cell office:value-type="float" office:value="586.505786304491" calcext:value-type="float">
            <text:p>586.5057863045</text:p>
          </table:table-cell>
          <table:table-cell table:formula="of:=([.B9] * (PI()) * 23 * (3600/63360)) / 11.1 / 60" office:value-type="float" office:value="3.6154562687234" calcext:value-type="float">
            <text:p>3.6154562687</text:p>
          </table:table-cell>
        </table:table-row>
        <table:table-row table:style-name="ro1">
          <table:table-cell office:value-type="float" office:value="35.737064022" calcext:value-type="float">
            <text:p>35.737064022</text:p>
          </table:table-cell>
          <table:table-cell office:value-type="float" office:value="584.868356075965" calcext:value-type="float">
            <text:p>584.868356076</text:p>
          </table:table-cell>
          <table:table-cell table:formula="of:=([.B10] * (PI()) * 23 * (3600/63360)) / 11.1 / 60" office:value-type="float" office:value="3.60536249382371" calcext:value-type="float">
            <text:p>3.6053624938</text:p>
          </table:table-cell>
        </table:table-row>
        <table:table-row table:style-name="ro1">
          <table:table-cell office:value-type="float" office:value="35.839325793" calcext:value-type="float">
            <text:p>35.839325793</text:p>
          </table:table-cell>
          <table:table-cell office:value-type="float" office:value="586.729521827033" calcext:value-type="float">
            <text:p>586.729521827</text:p>
          </table:table-cell>
          <table:table-cell table:formula="of:=([.B11] * (PI()) * 23 * (3600/63360)) / 11.1 / 60" office:value-type="float" office:value="3.61683546397841" calcext:value-type="float">
            <text:p>3.616835464</text:p>
          </table:table-cell>
        </table:table-row>
        <table:table-row table:style-name="ro1">
          <table:table-cell office:value-type="float" office:value="35.939209535" calcext:value-type="float">
            <text:p>35.939209535</text:p>
          </table:table-cell>
          <table:table-cell office:value-type="float" office:value="600.698359899063" calcext:value-type="float">
            <text:p>600.6983598991</text:p>
          </table:table-cell>
          <table:table-cell table:formula="of:=([.B12] * (PI()) * 23 * (3600/63360)) / 11.1 / 60" office:value-type="float" office:value="3.70294496938077" calcext:value-type="float">
            <text:p>3.7029449694</text:p>
          </table:table-cell>
        </table:table-row>
        <table:table-row table:style-name="ro1">
          <table:table-cell office:value-type="float" office:value="36.038512026" calcext:value-type="float">
            <text:p>36.038512026</text:p>
          </table:table-cell>
          <table:table-cell office:value-type="float" office:value="604.214450169212" calcext:value-type="float">
            <text:p>604.2144501692</text:p>
          </table:table-cell>
          <table:table-cell table:formula="of:=([.B13] * (PI()) * 23 * (3600/63360)) / 11.1 / 60" office:value-type="float" office:value="3.72461955623985" calcext:value-type="float">
            <text:p>3.7246195562</text:p>
          </table:table-cell>
        </table:table-row>
        <table:table-row table:style-name="ro1">
          <table:table-cell office:value-type="float" office:value="36.139659939" calcext:value-type="float">
            <text:p>36.139659939</text:p>
          </table:table-cell>
          <table:table-cell office:value-type="float" office:value="593.190686989396" calcext:value-type="float">
            <text:p>593.1906869894</text:p>
          </table:table-cell>
          <table:table-cell table:formula="of:=([.B14] * (PI()) * 23 * (3600/63360)) / 11.1 / 60" office:value-type="float" office:value="3.65666467050118" calcext:value-type="float">
            <text:p>3.6566646705</text:p>
          </table:table-cell>
        </table:table-row>
        <table:table-row table:style-name="ro1">
          <table:table-cell office:value-type="float" office:value="36.242395305" calcext:value-type="float">
            <text:p>36.242395305</text:p>
          </table:table-cell>
          <table:table-cell office:value-type="float" office:value="584.024784610254" calcext:value-type="float">
            <text:p>584.0247846103</text:p>
          </table:table-cell>
          <table:table-cell table:formula="of:=([.B15] * (PI()) * 23 * (3600/63360)) / 11.1 / 60" office:value-type="float" office:value="3.60016238188102" calcext:value-type="float">
            <text:p>3.6001623819</text:p>
          </table:table-cell>
        </table:table-row>
        <table:table-row table:style-name="ro1">
          <table:table-cell office:value-type="float" office:value="36.343923063" calcext:value-type="float">
            <text:p>36.343923063</text:p>
          </table:table-cell>
          <table:table-cell office:value-type="float" office:value="590.971387351835" calcext:value-type="float">
            <text:p>590.9713873518</text:p>
          </table:table-cell>
          <table:table-cell table:formula="of:=([.B16] * (PI()) * 23 * (3600/63360)) / 11.1 / 60" office:value-type="float" office:value="3.64298401981681" calcext:value-type="float">
            <text:p>3.6429840198</text:p>
          </table:table-cell>
        </table:table-row>
        <table:table-row table:style-name="ro1">
          <table:table-cell office:value-type="float" office:value="36.44331097" calcext:value-type="float">
            <text:p>36.44331097</text:p>
          </table:table-cell>
          <table:table-cell office:value-type="float" office:value="603.695175913142" calcext:value-type="float">
            <text:p>603.6951759131</text:p>
          </table:table-cell>
          <table:table-cell table:formula="of:=([.B17] * (PI()) * 23 * (3600/63360)) / 11.1 / 60" office:value-type="float" office:value="3.72141854201606" calcext:value-type="float">
            <text:p>3.721418542</text:p>
          </table:table-cell>
        </table:table-row>
        <table:table-row table:style-name="ro1">
          <table:table-cell office:value-type="float" office:value="36.542611534" calcext:value-type="float">
            <text:p>36.542611534</text:p>
          </table:table-cell>
          <table:table-cell office:value-type="float" office:value="604.226175392267" calcext:value-type="float">
            <text:p>604.2261753923</text:p>
          </table:table-cell>
          <table:table-cell table:formula="of:=([.B18] * (PI()) * 23 * (3600/63360)) / 11.1 / 60" office:value-type="float" office:value="3.72469183520484" calcext:value-type="float">
            <text:p>3.7246918352</text:p>
          </table:table-cell>
        </table:table-row>
        <table:table-row table:style-name="ro1">
          <table:table-cell office:value-type="float" office:value="36.740712712" calcext:value-type="float">
            <text:p>36.740712712</text:p>
          </table:table-cell>
          <table:table-cell office:value-type="float" office:value="607.288156256774" calcext:value-type="float">
            <text:p>607.2881562568</text:p>
          </table:table-cell>
          <table:table-cell table:formula="of:=([.B19] * (PI()) * 23 * (3600/63360)) / 11.1 / 60" office:value-type="float" office:value="3.74356711004407" calcext:value-type="float">
            <text:p>3.74356711</text:p>
          </table:table-cell>
        </table:table-row>
        <table:table-row table:style-name="ro1">
          <table:table-cell office:value-type="float" office:value="36.839950046" calcext:value-type="float">
            <text:p>36.839950046</text:p>
          </table:table-cell>
          <table:table-cell office:value-type="float" office:value="604.61116377829" calcext:value-type="float">
            <text:p>604.6111637783</text:p>
          </table:table-cell>
          <table:table-cell table:formula="of:=([.B20] * (PI()) * 23 * (3600/63360)) / 11.1 / 60" office:value-type="float" office:value="3.7270650576114" calcext:value-type="float">
            <text:p>3.7270650576</text:p>
          </table:table-cell>
        </table:table-row>
        <table:table-row table:style-name="ro1">
          <table:table-cell office:value-type="float" office:value="36.941953378" calcext:value-type="float">
            <text:p>36.941953378</text:p>
          </table:table-cell>
          <table:table-cell office:value-type="float" office:value="588.216079058846" calcext:value-type="float">
            <text:p>588.2160790588</text:p>
          </table:table-cell>
          <table:table-cell table:formula="of:=([.B21] * (PI()) * 23 * (3600/63360)) / 11.1 / 60" office:value-type="float" office:value="3.62599919737726" calcext:value-type="float">
            <text:p>3.6259991974</text:p>
          </table:table-cell>
        </table:table-row>
        <table:table-row table:style-name="ro1">
          <table:table-cell office:value-type="float" office:value="37.045793904" calcext:value-type="float">
            <text:p>37.045793904</text:p>
          </table:table-cell>
          <table:table-cell office:value-type="float" office:value="577.809091606494" calcext:value-type="float">
            <text:p>577.8090916065</text:p>
          </table:table-cell>
          <table:table-cell table:formula="of:=([.B22] * (PI()) * 23 * (3600/63360)) / 11.1 / 60" office:value-type="float" office:value="3.56184636393258" calcext:value-type="float">
            <text:p>3.5618463639</text:p>
          </table:table-cell>
        </table:table-row>
        <table:table-row table:style-name="ro1">
          <table:table-cell office:value-type="float" office:value="37.148072081" calcext:value-type="float">
            <text:p>37.148072081</text:p>
          </table:table-cell>
          <table:table-cell office:value-type="float" office:value="586.635407082233" calcext:value-type="float">
            <text:p>586.6354070822</text:p>
          </table:table-cell>
          <table:table-cell table:formula="of:=([.B23] * (PI()) * 23 * (3600/63360)) / 11.1 / 60" office:value-type="float" office:value="3.61625530304563" calcext:value-type="float">
            <text:p>3.616255303</text:p>
          </table:table-cell>
        </table:table-row>
        <table:table-row table:style-name="ro1">
          <table:table-cell office:value-type="float" office:value="37.249562703" calcext:value-type="float">
            <text:p>37.249562703</text:p>
          </table:table-cell>
          <table:table-cell office:value-type="float" office:value="591.187627167988" calcext:value-type="float">
            <text:p>591.187627168</text:p>
          </table:table-cell>
          <table:table-cell table:formula="of:=([.B24] * (PI()) * 23 * (3600/63360)) / 11.1 / 60" office:value-type="float" office:value="3.64431700853937" calcext:value-type="float">
            <text:p>3.6443170085</text:p>
          </table:table-cell>
        </table:table-row>
        <table:table-row table:style-name="ro1">
          <table:table-cell office:value-type="float" office:value="37.34984853" calcext:value-type="float">
            <text:p>37.34984853</text:p>
          </table:table-cell>
          <table:table-cell office:value-type="float" office:value="598.28992585367" calcext:value-type="float">
            <text:p>598.2899258537</text:p>
          </table:table-cell>
          <table:table-cell table:formula="of:=([.B25] * (PI()) * 23 * (3600/63360)) / 11.1 / 60" office:value-type="float" office:value="3.68809841855288" calcext:value-type="float">
            <text:p>3.6880984186</text:p>
          </table:table-cell>
        </table:table-row>
        <table:table-row table:style-name="ro1">
          <table:table-cell office:value-type="float" office:value="37.449286542" calcext:value-type="float">
            <text:p>37.449286542</text:p>
          </table:table-cell>
          <table:table-cell office:value-type="float" office:value="603.390984928335" calcext:value-type="float">
            <text:p>603.3909849283</text:p>
          </table:table-cell>
          <table:table-cell table:formula="of:=([.B26] * (PI()) * 23 * (3600/63360)) / 11.1 / 60" office:value-type="float" office:value="3.71954338710951" calcext:value-type="float">
            <text:p>3.7195433871</text:p>
          </table:table-cell>
        </table:table-row>
        <table:table-row table:style-name="ro1">
          <table:table-cell office:value-type="float" office:value="37.548058823" calcext:value-type="float">
            <text:p>37.548058823</text:p>
          </table:table-cell>
          <table:table-cell office:value-type="float" office:value="607.457875757791" calcext:value-type="float">
            <text:p>607.4578757578</text:p>
          </table:table-cell>
          <table:table-cell table:formula="of:=([.B27] * (PI()) * 23 * (3600/63360)) / 11.1 / 60" office:value-type="float" office:value="3.74461332893603" calcext:value-type="float">
            <text:p>3.7446133289</text:p>
          </table:table-cell>
        </table:table-row>
        <table:table-row table:style-name="ro1">
          <table:table-cell office:value-type="float" office:value="37.648037878" calcext:value-type="float">
            <text:p>37.648037878</text:p>
          </table:table-cell>
          <table:table-cell office:value-type="float" office:value="600.125696327062" calcext:value-type="float">
            <text:p>600.1256963271</text:p>
          </table:table-cell>
          <table:table-cell table:formula="of:=([.B28] * (PI()) * 23 * (3600/63360)) / 11.1 / 60" office:value-type="float" office:value="3.69941484205789" calcext:value-type="float">
            <text:p>3.6994148421</text:p>
          </table:table-cell>
        </table:table-row>
        <table:table-row table:style-name="ro1">
          <table:table-cell office:value-type="float" office:value="37.853171942" calcext:value-type="float">
            <text:p>37.853171942</text:p>
          </table:table-cell>
          <table:table-cell office:value-type="float" office:value="578.481952288723" calcext:value-type="float">
            <text:p>578.4819522887</text:p>
          </table:table-cell>
          <table:table-cell table:formula="of:=([.B29] * (PI()) * 23 * (3600/63360)) / 11.1 / 60" office:value-type="float" office:value="3.56599414632169" calcext:value-type="float">
            <text:p>3.5659941463</text:p>
          </table:table-cell>
        </table:table-row>
        <table:table-row table:style-name="ro1">
          <table:table-cell office:value-type="float" office:value="37.958352368" calcext:value-type="float">
            <text:p>37.958352368</text:p>
          </table:table-cell>
          <table:table-cell office:value-type="float" office:value="570.448345588539" calcext:value-type="float">
            <text:p>570.4483455885</text:p>
          </table:table-cell>
          <table:table-cell table:formula="of:=([.B30] * (PI()) * 23 * (3600/63360)) / 11.1 / 60" office:value-type="float" office:value="3.51647178118417" calcext:value-type="float">
            <text:p>3.5164717812</text:p>
          </table:table-cell>
        </table:table-row>
        <table:table-row table:style-name="ro1">
          <table:table-cell office:value-type="float" office:value="38.065091287" calcext:value-type="float">
            <text:p>38.065091287</text:p>
          </table:table-cell>
          <table:table-cell office:value-type="float" office:value="562.119239749797" calcext:value-type="float">
            <text:p>562.1192397498</text:p>
          </table:table-cell>
          <table:table-cell table:formula="of:=([.B31] * (PI()) * 23 * (3600/63360)) / 11.1 / 60" office:value-type="float" office:value="3.46512784115711" calcext:value-type="float">
            <text:p>3.4651278412</text:p>
          </table:table-cell>
        </table:table-row>
        <table:table-row table:style-name="ro1">
          <table:table-cell office:value-type="float" office:value="38.172589949" calcext:value-type="float">
            <text:p>38.172589949</text:p>
          </table:table-cell>
          <table:table-cell office:value-type="float" office:value="558.146481860336" calcext:value-type="float">
            <text:p>558.1464818603</text:p>
          </table:table-cell>
          <table:table-cell table:formula="of:=([.B32] * (PI()) * 23 * (3600/63360)) / 11.1 / 60" office:value-type="float" office:value="3.44063817242584" calcext:value-type="float">
            <text:p>3.4406381724</text:p>
          </table:table-cell>
        </table:table-row>
        <table:table-row table:style-name="ro1">
          <table:table-cell office:value-type="float" office:value="38.279284493" calcext:value-type="float">
            <text:p>38.279284493</text:p>
          </table:table-cell>
          <table:table-cell office:value-type="float" office:value="562.3530290359" calcext:value-type="float">
            <text:p>562.3530290359</text:p>
          </table:table-cell>
          <table:table-cell table:formula="of:=([.B33] * (PI()) * 23 * (3600/63360)) / 11.1 / 60" office:value-type="float" office:value="3.46656901183221" calcext:value-type="float">
            <text:p>3.4665690118</text:p>
          </table:table-cell>
        </table:table-row>
        <table:table-row table:style-name="ro1">
          <table:table-cell office:value-type="float" office:value="38.386516956" calcext:value-type="float">
            <text:p>38.386516956</text:p>
          </table:table-cell>
          <table:table-cell office:value-type="float" office:value="559.53205140871" calcext:value-type="float">
            <text:p>559.5320514087</text:p>
          </table:table-cell>
          <table:table-cell table:formula="of:=([.B34] * (PI()) * 23 * (3600/63360)) / 11.1 / 60" office:value-type="float" office:value="3.44917937734895" calcext:value-type="float">
            <text:p>3.4491793773</text:p>
          </table:table-cell>
        </table:table-row>
        <table:table-row table:style-name="ro1">
          <table:table-cell office:value-type="float" office:value="38.4949466100001" calcext:value-type="float">
            <text:p>38.49494661</text:p>
          </table:table-cell>
          <table:table-cell office:value-type="float" office:value="553.354159001459" calcext:value-type="float">
            <text:p>553.3541590015</text:p>
          </table:table-cell>
          <table:table-cell table:formula="of:=([.B35] * (PI()) * 23 * (3600/63360)) / 11.1 / 60" office:value-type="float" office:value="3.41109637739761" calcext:value-type="float">
            <text:p>3.4110963774</text:p>
          </table:table-cell>
        </table:table-row>
        <table:table-row table:style-name="ro1">
          <table:table-cell office:value-type="float" office:value="38.6046398620001" calcext:value-type="float">
            <text:p>38.604639862</text:p>
          </table:table-cell>
          <table:table-cell office:value-type="float" office:value="546.979863446844" calcext:value-type="float">
            <text:p>546.9798634468</text:p>
          </table:table-cell>
          <table:table-cell table:formula="of:=([.B36] * (PI()) * 23 * (3600/63360)) / 11.1 / 60" office:value-type="float" office:value="3.37180266988479" calcext:value-type="float">
            <text:p>3.3718026699</text:p>
          </table:table-cell>
        </table:table-row>
        <table:table-row table:style-name="ro1">
          <table:table-cell office:value-type="float" office:value="38.714713271" calcext:value-type="float">
            <text:p>38.714713271</text:p>
          </table:table-cell>
          <table:table-cell office:value-type="float" office:value="545.090776647091" calcext:value-type="float">
            <text:p>545.0907766471</text:p>
          </table:table-cell>
          <table:table-cell table:formula="of:=([.B37] * (PI()) * 23 * (3600/63360)) / 11.1 / 60" office:value-type="float" office:value="3.36015758321759" calcext:value-type="float">
            <text:p>3.3601575832</text:p>
          </table:table-cell>
        </table:table-row>
        <table:table-row table:style-name="ro1">
          <table:table-cell office:value-type="float" office:value="38.824696003" calcext:value-type="float">
            <text:p>38.824696003</text:p>
          </table:table-cell>
          <table:table-cell office:value-type="float" office:value="545.540185344773" calcext:value-type="float">
            <text:p>545.5401853448</text:p>
          </table:table-cell>
          <table:table-cell table:formula="of:=([.B38] * (PI()) * 23 * (3600/63360)) / 11.1 / 60" office:value-type="float" office:value="3.36292791819329" calcext:value-type="float">
            <text:p>3.3629279182</text:p>
          </table:table-cell>
        </table:table-row>
        <table:table-row table:style-name="ro1">
          <table:table-cell office:value-type="float" office:value="39.041222445" calcext:value-type="float">
            <text:p>39.041222445</text:p>
          </table:table-cell>
          <table:table-cell office:value-type="float" office:value="559.56004703209" calcext:value-type="float">
            <text:p>559.5600470321</text:p>
          </table:table-cell>
          <table:table-cell table:formula="of:=([.B39] * (PI()) * 23 * (3600/63360)) / 11.1 / 60" office:value-type="float" office:value="3.4493519535697" calcext:value-type="float">
            <text:p>3.4493519536</text:p>
          </table:table-cell>
        </table:table-row>
        <table:table-row table:style-name="ro1">
          <table:table-cell office:value-type="float" office:value="39.146850059" calcext:value-type="float">
            <text:p>39.146850059</text:p>
          </table:table-cell>
          <table:table-cell office:value-type="float" office:value="568.033279630763" calcext:value-type="float">
            <text:p>568.0332796308</text:p>
          </table:table-cell>
          <table:table-cell table:formula="of:=([.B40] * (PI()) * 23 * (3600/63360)) / 11.1 / 60" office:value-type="float" office:value="3.50158434859558" calcext:value-type="float">
            <text:p>3.5015843486</text:p>
          </table:table-cell>
        </table:table-row>
        <table:table-row table:style-name="ro1">
          <table:table-cell office:value-type="float" office:value="39.253791948" calcext:value-type="float">
            <text:p>39.253791948</text:p>
          </table:table-cell>
          <table:table-cell office:value-type="float" office:value="561.052367421798" calcext:value-type="float">
            <text:p>561.0523674218</text:p>
          </table:table-cell>
          <table:table-cell table:formula="of:=([.B41] * (PI()) * 23 * (3600/63360)) / 11.1 / 60" office:value-type="float" office:value="3.45855121337907" calcext:value-type="float">
            <text:p>3.4585512134</text:p>
          </table:table-cell>
        </table:table-row>
        <table:table-row table:style-name="ro1">
          <table:table-cell office:value-type="float" office:value="39.363030459" calcext:value-type="float">
            <text:p>39.363030459</text:p>
          </table:table-cell>
          <table:table-cell office:value-type="float" office:value="549.256845875531" calcext:value-type="float">
            <text:p>549.2568458755</text:p>
          </table:table-cell>
          <table:table-cell table:formula="of:=([.B42] * (PI()) * 23 * (3600/63360)) / 11.1 / 60" office:value-type="float" office:value="3.38583890036674" calcext:value-type="float">
            <text:p>3.3858389004</text:p>
          </table:table-cell>
        </table:table-row>
        <table:table-row table:style-name="ro1">
          <table:table-cell office:value-type="float" office:value="39.473395952" calcext:value-type="float">
            <text:p>39.473395952</text:p>
          </table:table-cell>
          <table:table-cell office:value-type="float" office:value="543.648185397862" calcext:value-type="float">
            <text:p>543.6481853979</text:p>
          </table:table-cell>
          <table:table-cell table:formula="of:=([.B43] * (PI()) * 23 * (3600/63360)) / 11.1 / 60" office:value-type="float" office:value="3.35126487372176" calcext:value-type="float">
            <text:p>3.3512648737</text:p>
          </table:table-cell>
        </table:table-row>
        <table:table-row table:style-name="ro1">
          <table:table-cell office:value-type="float" office:value="39.584764365" calcext:value-type="float">
            <text:p>39.584764365</text:p>
          </table:table-cell>
          <table:table-cell office:value-type="float" office:value="538.752401904218" calcext:value-type="float">
            <text:p>538.7524019042</text:p>
          </table:table-cell>
          <table:table-cell table:formula="of:=([.B44] * (PI()) * 23 * (3600/63360)) / 11.1 / 60" office:value-type="float" office:value="3.32108530595664" calcext:value-type="float">
            <text:p>3.321085306</text:p>
          </table:table-cell>
        </table:table-row>
        <table:table-row table:style-name="ro1">
          <table:table-cell office:value-type="float" office:value="39.695299182" calcext:value-type="float">
            <text:p>39.695299182</text:p>
          </table:table-cell>
          <table:table-cell office:value-type="float" office:value="542.815391823409" calcext:value-type="float">
            <text:p>542.8153918234</text:p>
          </table:table-cell>
          <table:table-cell table:formula="of:=([.B45] * (PI()) * 23 * (3600/63360)) / 11.1 / 60" office:value-type="float" office:value="3.34613120101193" calcext:value-type="float">
            <text:p>3.346131201</text:p>
          </table:table-cell>
        </table:table-row>
        <table:table-row table:style-name="ro1">
          <table:table-cell office:value-type="float" office:value="39.805945249" calcext:value-type="float">
            <text:p>39.805945249</text:p>
          </table:table-cell>
          <table:table-cell office:value-type="float" office:value="542.269613613988" calcext:value-type="float">
            <text:p>542.269613614</text:p>
          </table:table-cell>
          <table:table-cell table:formula="of:=([.B46] * (PI()) * 23 * (3600/63360)) / 11.1 / 60" office:value-type="float" office:value="3.34276680581812" calcext:value-type="float">
            <text:p>3.3427668058</text:p>
          </table:table-cell>
        </table:table-row>
        <table:table-row table:style-name="ro1">
          <table:table-cell office:value-type="float" office:value="39.915831262" calcext:value-type="float">
            <text:p>39.915831262</text:p>
          </table:table-cell>
          <table:table-cell office:value-type="float" office:value="546.02035656716" calcext:value-type="float">
            <text:p>546.0203565672</text:p>
          </table:table-cell>
          <table:table-cell table:formula="of:=([.B47] * (PI()) * 23 * (3600/63360)) / 11.1 / 60" office:value-type="float" office:value="3.36588788567627" calcext:value-type="float">
            <text:p>3.3658878857</text:p>
          </table:table-cell>
        </table:table-row>
        <table:table-row table:style-name="ro1">
          <table:table-cell office:value-type="float" office:value="40.024392218" calcext:value-type="float">
            <text:p>40.024392218</text:p>
          </table:table-cell>
          <table:table-cell office:value-type="float" office:value="552.684889768479" calcext:value-type="float">
            <text:p>552.6848897685</text:p>
          </table:table-cell>
          <table:table-cell table:formula="of:=([.B48] * (PI()) * 23 * (3600/63360)) / 11.1 / 60" office:value-type="float" office:value="3.40697073413826" calcext:value-type="float">
            <text:p>3.4069707341</text:p>
          </table:table-cell>
        </table:table-row>
        <table:table-row table:style-name="ro1">
          <table:table-cell office:value-type="float" office:value="40.245298361" calcext:value-type="float">
            <text:p>40.245298361</text:p>
          </table:table-cell>
          <table:table-cell office:value-type="float" office:value="540.494510859319" calcext:value-type="float">
            <text:p>540.4945108593</text:p>
          </table:table-cell>
          <table:table-cell table:formula="of:=([.B49] * (PI()) * 23 * (3600/63360)) / 11.1 / 60" office:value-type="float" office:value="3.33182436239836" calcext:value-type="float">
            <text:p>3.3318243624</text:p>
          </table:table-cell>
        </table:table-row>
        <table:table-row table:style-name="ro1">
          <table:table-cell office:value-type="float" office:value="40.356159273" calcext:value-type="float">
            <text:p>40.356159273</text:p>
          </table:table-cell>
          <table:table-cell office:value-type="float" office:value="541.21871196603" calcext:value-type="float">
            <text:p>541.218711966</text:p>
          </table:table-cell>
          <table:table-cell table:formula="of:=([.B50] * (PI()) * 23 * (3600/63360)) / 11.1 / 60" office:value-type="float" office:value="3.33628862770011" calcext:value-type="float">
            <text:p>3.3362886277</text:p>
          </table:table-cell>
        </table:table-row>
        <table:table-row table:style-name="ro1">
          <table:table-cell office:value-type="float" office:value="40.468183261" calcext:value-type="float">
            <text:p>40.468183261</text:p>
          </table:table-cell>
          <table:table-cell office:value-type="float" office:value="535.599571762992" calcext:value-type="float">
            <text:p>535.599571763</text:p>
          </table:table-cell>
          <table:table-cell table:formula="of:=([.B51] * (PI()) * 23 * (3600/63360)) / 11.1 / 60" office:value-type="float" office:value="3.30164999983607" calcext:value-type="float">
            <text:p>3.3016499998</text:p>
          </table:table-cell>
        </table:table-row>
        <table:table-row table:style-name="ro1">
          <table:table-cell office:value-type="float" office:value="40.580583083" calcext:value-type="float">
            <text:p>40.580583083</text:p>
          </table:table-cell>
          <table:table-cell office:value-type="float" office:value="533.808674536934" calcext:value-type="float">
            <text:p>533.8086745369</text:p>
          </table:table-cell>
          <table:table-cell table:formula="of:=([.B52] * (PI()) * 23 * (3600/63360)) / 11.1 / 60" office:value-type="float" office:value="3.29061019297689" calcext:value-type="float">
            <text:p>3.290610193</text:p>
          </table:table-cell>
        </table:table-row>
        <table:table-row table:style-name="ro1">
          <table:table-cell office:value-type="float" office:value="40.692332956" calcext:value-type="float">
            <text:p>40.692332956</text:p>
          </table:table-cell>
          <table:table-cell office:value-type="float" office:value="536.913361861232" calcext:value-type="float">
            <text:p>536.9133618612</text:p>
          </table:table-cell>
          <table:table-cell table:formula="of:=([.B53] * (PI()) * 23 * (3600/63360)) / 11.1 / 60" office:value-type="float" office:value="3.30974872751683" calcext:value-type="float">
            <text:p>3.3097487275</text:p>
          </table:table-cell>
        </table:table-row>
        <table:table-row table:style-name="ro1">
          <table:table-cell office:value-type="float" office:value="40.805720073" calcext:value-type="float">
            <text:p>40.805720073</text:p>
          </table:table-cell>
          <table:table-cell office:value-type="float" office:value="529.160645296228" calcext:value-type="float">
            <text:p>529.1606452962</text:p>
          </table:table-cell>
          <table:table-cell table:formula="of:=([.B54] * (PI()) * 23 * (3600/63360)) / 11.1 / 60" office:value-type="float" office:value="3.26195788152843" calcext:value-type="float">
            <text:p>3.2619578815</text:p>
          </table:table-cell>
        </table:table-row>
        <table:table-row table:style-name="ro1">
          <table:table-cell office:value-type="float" office:value="40.920863497" calcext:value-type="float">
            <text:p>40.920863497</text:p>
          </table:table-cell>
          <table:table-cell office:value-type="float" office:value="521.089246051969" calcext:value-type="float">
            <text:p>521.089246052</text:p>
          </table:table-cell>
          <table:table-cell table:formula="of:=([.B55] * (PI()) * 23 * (3600/63360)) / 11.1 / 60" office:value-type="float" office:value="3.21220254803224" calcext:value-type="float">
            <text:p>3.212202548</text:p>
          </table:table-cell>
        </table:table-row>
        <table:table-row table:style-name="ro1">
          <table:table-cell office:value-type="float" office:value="41.038413335" calcext:value-type="float">
            <text:p>41.038413335</text:p>
          </table:table-cell>
          <table:table-cell office:value-type="float" office:value="510.4218008365" calcext:value-type="float">
            <text:p>510.4218008365</text:p>
          </table:table-cell>
          <table:table-cell table:formula="of:=([.B56] * (PI()) * 23 * (3600/63360)) / 11.1 / 60" office:value-type="float" office:value="3.14644414875277" calcext:value-type="float">
            <text:p>3.1464441488</text:p>
          </table:table-cell>
        </table:table-row>
        <table:table-row table:style-name="ro1">
          <table:table-cell office:value-type="float" office:value="41.156861353" calcext:value-type="float">
            <text:p>41.156861353</text:p>
          </table:table-cell>
          <table:table-cell office:value-type="float" office:value="506.551321103656" calcext:value-type="float">
            <text:p>506.5513211037</text:p>
          </table:table-cell>
          <table:table-cell table:formula="of:=([.B57] * (PI()) * 23 * (3600/63360)) / 11.1 / 60" office:value-type="float" office:value="3.12258496349008" calcext:value-type="float">
            <text:p>3.1225849635</text:p>
          </table:table-cell>
        </table:table-row>
        <table:table-row table:style-name="ro1">
          <table:table-cell office:value-type="float" office:value="41.275822914" calcext:value-type="float">
            <text:p>41.275822914</text:p>
          </table:table-cell>
          <table:table-cell office:value-type="float" office:value="504.364598914469" calcext:value-type="float">
            <text:p>504.3645989145</text:p>
          </table:table-cell>
          <table:table-cell table:formula="of:=([.B58] * (PI()) * 23 * (3600/63360)) / 11.1 / 60" office:value-type="float" office:value="3.10910513322845" calcext:value-type="float">
            <text:p>3.1091051332</text:p>
          </table:table-cell>
        </table:table-row>
        <table:table-row table:style-name="ro1">
          <table:table-cell office:value-type="float" office:value="41.51315541" calcext:value-type="float">
            <text:p>41.51315541</text:p>
          </table:table-cell>
          <table:table-cell office:value-type="float" office:value="505.219515437526" calcext:value-type="float">
            <text:p>505.2195154375</text:p>
          </table:table-cell>
          <table:table-cell table:formula="of:=([.B59] * (PI()) * 23 * (3600/63360)) / 11.1 / 60" office:value-type="float" office:value="3.11437518064264" calcext:value-type="float">
            <text:p>3.1143751806</text:p>
          </table:table-cell>
        </table:table-row>
        <table:table-row table:style-name="ro1">
          <table:table-cell office:value-type="float" office:value="41.630458581" calcext:value-type="float">
            <text:p>41.630458581</text:p>
          </table:table-cell>
          <table:table-cell office:value-type="float" office:value="511.495124032055" calcext:value-type="float">
            <text:p>511.4951240321</text:p>
          </table:table-cell>
          <table:table-cell table:formula="of:=([.B60] * (PI()) * 23 * (3600/63360)) / 11.1 / 60" office:value-type="float" office:value="3.15306054225877" calcext:value-type="float">
            <text:p>3.1530605423</text:p>
          </table:table-cell>
        </table:table-row>
        <table:table-row table:style-name="ro1">
          <table:table-cell office:value-type="float" office:value="41.748010554" calcext:value-type="float">
            <text:p>41.748010554</text:p>
          </table:table-cell>
          <table:table-cell office:value-type="float" office:value="510.412530464332" calcext:value-type="float">
            <text:p>510.4125304643</text:p>
          </table:table-cell>
          <table:table-cell table:formula="of:=([.B61] * (PI()) * 23 * (3600/63360)) / 11.1 / 60" office:value-type="float" office:value="3.14638700247058" calcext:value-type="float">
            <text:p>3.1463870025</text:p>
          </table:table-cell>
        </table:table-row>
        <table:table-row table:style-name="ro1">
          <table:table-cell office:value-type="float" office:value="41.8670971680001" calcext:value-type="float">
            <text:p>41.867097168</text:p>
          </table:table-cell>
          <table:table-cell office:value-type="float" office:value="503.834965027952" calcext:value-type="float">
            <text:p>503.834965028</text:p>
          </table:table-cell>
          <table:table-cell table:formula="of:=([.B62] * (PI()) * 23 * (3600/63360)) / 11.1 / 60" office:value-type="float" office:value="3.10584025809874" calcext:value-type="float">
            <text:p>3.1058402581</text:p>
          </table:table-cell>
        </table:table-row>
        <table:table-row table:style-name="ro1">
          <table:table-cell office:value-type="float" office:value="41.988167329" calcext:value-type="float">
            <text:p>41.988167329</text:p>
          </table:table-cell>
          <table:table-cell office:value-type="float" office:value="495.580409775875" calcext:value-type="float">
            <text:p>495.5804097759</text:p>
          </table:table-cell>
          <table:table-cell table:formula="of:=([.B63] * (PI()) * 23 * (3600/63360)) / 11.1 / 60" office:value-type="float" office:value="3.05495587770807" calcext:value-type="float">
            <text:p>3.0549558777</text:p>
          </table:table-cell>
        </table:table-row>
        <table:table-row table:style-name="ro1">
          <table:table-cell office:value-type="float" office:value="42.111379841" calcext:value-type="float">
            <text:p>42.111379841</text:p>
          </table:table-cell>
          <table:table-cell office:value-type="float" office:value="486.96353175557" calcext:value-type="float">
            <text:p>486.9635317556</text:p>
          </table:table-cell>
          <table:table-cell table:formula="of:=([.B64] * (PI()) * 23 * (3600/63360)) / 11.1 / 60" office:value-type="float" office:value="3.00183799484517" calcext:value-type="float">
            <text:p>3.0018379948</text:p>
          </table:table-cell>
        </table:table-row>
        <table:table-row table:style-name="ro1">
          <table:table-cell office:value-type="float" office:value="42.237686216" calcext:value-type="float">
            <text:p>42.237686216</text:p>
          </table:table-cell>
          <table:table-cell office:value-type="float" office:value="475.035404982479" calcext:value-type="float">
            <text:p>475.0354049825</text:p>
          </table:table-cell>
          <table:table-cell table:formula="of:=([.B65] * (PI()) * 23 * (3600/63360)) / 11.1 / 60" office:value-type="float" office:value="2.92830825017269" calcext:value-type="float">
            <text:p>2.9283082502</text:p>
          </table:table-cell>
        </table:table-row>
        <table:table-row table:style-name="ro1">
          <table:table-cell office:value-type="float" office:value="42.363988112" calcext:value-type="float">
            <text:p>42.363988112</text:p>
          </table:table-cell>
          <table:table-cell office:value-type="float" office:value="475.05225099719" calcext:value-type="float">
            <text:p>475.0522509972</text:p>
          </table:table-cell>
          <table:table-cell table:formula="of:=([.B66] * (PI()) * 23 * (3600/63360)) / 11.1 / 60" office:value-type="float" office:value="2.92841209574576" calcext:value-type="float">
            <text:p>2.9284120957</text:p>
          </table:table-cell>
        </table:table-row>
        <table:table-row table:style-name="ro1">
          <table:table-cell office:value-type="float" office:value="42.488874535" calcext:value-type="float">
            <text:p>42.488874535</text:p>
          </table:table-cell>
          <table:table-cell office:value-type="float" office:value="480.436532320171" calcext:value-type="float">
            <text:p>480.4365323202</text:p>
          </table:table-cell>
          <table:table-cell table:formula="of:=([.B67] * (PI()) * 23 * (3600/63360)) / 11.1 / 60" office:value-type="float" office:value="2.96160295952973" calcext:value-type="float">
            <text:p>2.9616029595</text:p>
          </table:table-cell>
        </table:table-row>
        <table:table-row table:style-name="ro1">
          <table:table-cell office:value-type="float" office:value="42.614297835" calcext:value-type="float">
            <text:p>42.614297835</text:p>
          </table:table-cell>
          <table:table-cell office:value-type="float" office:value="478.380013920989" calcext:value-type="float">
            <text:p>478.380013921</text:p>
          </table:table-cell>
          <table:table-cell table:formula="of:=([.B68] * (PI()) * 23 * (3600/63360)) / 11.1 / 60" office:value-type="float" office:value="2.94892575751112" calcext:value-type="float">
            <text:p>2.9489257575</text:p>
          </table:table-cell>
        </table:table-row>
        <table:table-row table:style-name="ro1">
          <table:table-cell office:value-type="float" office:value="42.865796103" calcext:value-type="float">
            <text:p>42.865796103</text:p>
          </table:table-cell>
          <table:table-cell office:value-type="float" office:value="477.554253645377" calcext:value-type="float">
            <text:p>477.5542536454</text:p>
          </table:table-cell>
          <table:table-cell table:formula="of:=([.B69] * (PI()) * 23 * (3600/63360)) / 11.1 / 60" office:value-type="float" office:value="2.94383544086866" calcext:value-type="float">
            <text:p>2.9438354409</text:p>
          </table:table-cell>
        </table:table-row>
        <table:table-row table:style-name="ro1">
          <table:table-cell office:value-type="float" office:value="42.9929276890001" calcext:value-type="float">
            <text:p>42.992927689</text:p>
          </table:table-cell>
          <table:table-cell office:value-type="float" office:value="471.951950634764" calcext:value-type="float">
            <text:p>471.9519506348</text:p>
          </table:table-cell>
          <table:table-cell table:formula="of:=([.B70] * (PI()) * 23 * (3600/63360)) / 11.1 / 60" office:value-type="float" office:value="2.90930060419359" calcext:value-type="float">
            <text:p>2.9093006042</text:p>
          </table:table-cell>
        </table:table-row>
        <table:table-row table:style-name="ro1">
          <table:table-cell office:value-type="float" office:value="43.121724957" calcext:value-type="float">
            <text:p>43.121724957</text:p>
          </table:table-cell>
          <table:table-cell office:value-type="float" office:value="465.848390510996" calcext:value-type="float">
            <text:p>465.848390511</text:p>
          </table:table-cell>
          <table:table-cell table:formula="of:=([.B71] * (PI()) * 23 * (3600/63360)) / 11.1 / 60" office:value-type="float" office:value="2.87167581817051" calcext:value-type="float">
            <text:p>2.8716758182</text:p>
          </table:table-cell>
        </table:table-row>
        <table:table-row table:style-name="ro1">
          <table:table-cell office:value-type="float" office:value="43.250956446" calcext:value-type="float">
            <text:p>43.250956446</text:p>
          </table:table-cell>
          <table:table-cell office:value-type="float" office:value="464.283128394484" calcext:value-type="float">
            <text:p>464.2831283945</text:p>
          </table:table-cell>
          <table:table-cell table:formula="of:=([.B72] * (PI()) * 23 * (3600/63360)) / 11.1 / 60" office:value-type="float" office:value="2.86202691638047" calcext:value-type="float">
            <text:p>2.8620269164</text:p>
          </table:table-cell>
        </table:table-row>
        <table:table-row table:style-name="ro1">
          <table:table-cell office:value-type="float" office:value="43.378573919" calcext:value-type="float">
            <text:p>43.378573919</text:p>
          </table:table-cell>
          <table:table-cell office:value-type="float" office:value="470.155054707958" calcext:value-type="float">
            <text:p>470.155054708</text:p>
          </table:table-cell>
          <table:table-cell table:formula="of:=([.B73] * (PI()) * 23 * (3600/63360)) / 11.1 / 60" office:value-type="float" office:value="2.89822381894353" calcext:value-type="float">
            <text:p>2.8982238189</text:p>
          </table:table-cell>
        </table:table-row>
        <table:table-row table:style-name="ro1">
          <table:table-cell office:value-type="float" office:value="43.506475976" calcext:value-type="float">
            <text:p>43.506475976</text:p>
          </table:table-cell>
          <table:table-cell office:value-type="float" office:value="469.108952641682" calcext:value-type="float">
            <text:p>469.1089526417</text:p>
          </table:table-cell>
          <table:table-cell table:formula="of:=([.B74] * (PI()) * 23 * (3600/63360)) / 11.1 / 60" office:value-type="float" office:value="2.89177522736684" calcext:value-type="float">
            <text:p>2.8917752274</text:p>
          </table:table-cell>
        </table:table-row>
        <table:table-row table:style-name="ro1">
          <table:table-cell office:value-type="float" office:value="43.632282818" calcext:value-type="float">
            <text:p>43.632282818</text:p>
          </table:table-cell>
          <table:table-cell office:value-type="float" office:value="476.921596998772" calcext:value-type="float">
            <text:p>476.9215969988</text:p>
          </table:table-cell>
          <table:table-cell table:formula="of:=([.B75] * (PI()) * 23 * (3600/63360)) / 11.1 / 60" office:value-type="float" office:value="2.93993549223673" calcext:value-type="float">
            <text:p>2.9399354922</text:p>
          </table:table-cell>
        </table:table-row>
        <table:table-row table:style-name="ro1">
          <table:table-cell office:value-type="float" office:value="43.758235495" calcext:value-type="float">
            <text:p>43.758235495</text:p>
          </table:table-cell>
          <table:table-cell office:value-type="float" office:value="476.369390703831" calcext:value-type="float">
            <text:p>476.3693907038</text:p>
          </table:table-cell>
          <table:table-cell table:formula="of:=([.B76] * (PI()) * 23 * (3600/63360)) / 11.1 / 60" office:value-type="float" office:value="2.93653147175255" calcext:value-type="float">
            <text:p>2.9365314718</text:p>
          </table:table-cell>
        </table:table-row>
        <table:table-row table:style-name="ro1">
          <table:table-cell office:value-type="float" office:value="43.886263594" calcext:value-type="float">
            <text:p>43.886263594</text:p>
          </table:table-cell>
          <table:table-cell office:value-type="float" office:value="468.647120973011" calcext:value-type="float">
            <text:p>468.647120973</text:p>
          </table:table-cell>
          <table:table-cell table:formula="of:=([.B77] * (PI()) * 23 * (3600/63360)) / 11.1 / 60" office:value-type="float" office:value="2.88892831222878" calcext:value-type="float">
            <text:p>2.8889283122</text:p>
          </table:table-cell>
        </table:table-row>
        <table:table-row table:style-name="ro1">
          <table:table-cell office:value-type="float" office:value="44.016603992" calcext:value-type="float">
            <text:p>44.016603992</text:p>
          </table:table-cell>
          <table:table-cell office:value-type="float" office:value="460.333104092608" calcext:value-type="float">
            <text:p>460.3331040926</text:p>
          </table:table-cell>
          <table:table-cell table:formula="of:=([.B78] * (PI()) * 23 * (3600/63360)) / 11.1 / 60" office:value-type="float" office:value="2.83767738657649" calcext:value-type="float">
            <text:p>2.8376773866</text:p>
          </table:table-cell>
        </table:table-row>
        <table:table-row table:style-name="ro1">
          <table:table-cell office:value-type="float" office:value="44.272831389" calcext:value-type="float">
            <text:p>44.272831389</text:p>
          </table:table-cell>
          <table:table-cell office:value-type="float" office:value="471.474470478591" calcext:value-type="float">
            <text:p>471.4744704786</text:p>
          </table:table-cell>
          <table:table-cell table:formula="of:=([.B79] * (PI()) * 23 * (3600/63360)) / 11.1 / 60" office:value-type="float" office:value="2.90635722551918" calcext:value-type="float">
            <text:p>2.9063572255</text:p>
          </table:table-cell>
        </table:table-row>
        <table:table-row table:style-name="ro1">
          <table:table-cell office:value-type="float" office:value="44.398517398" calcext:value-type="float">
            <text:p>44.398517398</text:p>
          </table:table-cell>
          <table:table-cell office:value-type="float" office:value="477.380103619997" calcext:value-type="float">
            <text:p>477.38010362</text:p>
          </table:table-cell>
          <table:table-cell table:formula="of:=([.B80] * (PI()) * 23 * (3600/63360)) / 11.1 / 60" office:value-type="float" office:value="2.94276191045232" calcext:value-type="float">
            <text:p>2.9427619105</text:p>
          </table:table-cell>
        </table:table-row>
        <table:table-row table:style-name="ro1">
          <table:table-cell office:value-type="float" office:value="44.5243151780001" calcext:value-type="float">
            <text:p>44.524315178</text:p>
          </table:table-cell>
          <table:table-cell office:value-type="float" office:value="476.955952640713" calcext:value-type="float">
            <text:p>476.9559526407</text:p>
          </table:table-cell>
          <table:table-cell table:formula="of:=([.B81] * (PI()) * 23 * (3600/63360)) / 11.1 / 60" office:value-type="float" office:value="2.94014727415589" calcext:value-type="float">
            <text:p>2.9401472742</text:p>
          </table:table-cell>
        </table:table-row>
        <table:table-row table:style-name="ro1">
          <table:table-cell office:value-type="float" office:value="44.648779985" calcext:value-type="float">
            <text:p>44.648779985</text:p>
          </table:table-cell>
          <table:table-cell office:value-type="float" office:value="482.063978133265" calcext:value-type="float">
            <text:p>482.0639781333</text:p>
          </table:table-cell>
          <table:table-cell table:formula="of:=([.B82] * (PI()) * 23 * (3600/63360)) / 11.1 / 60" office:value-type="float" office:value="2.97163518649894" calcext:value-type="float">
            <text:p>2.9716351865</text:p>
          </table:table-cell>
        </table:table-row>
        <table:table-row table:style-name="ro1">
          <table:table-cell office:value-type="float" office:value="44.771359474" calcext:value-type="float">
            <text:p>44.771359474</text:p>
          </table:table-cell>
          <table:table-cell office:value-type="float" office:value="489.478300892675" calcext:value-type="float">
            <text:p>489.4783008927</text:p>
          </table:table-cell>
          <table:table-cell table:formula="of:=([.B83] * (PI()) * 23 * (3600/63360)) / 11.1 / 60" office:value-type="float" office:value="3.01734003771234" calcext:value-type="float">
            <text:p>3.0173400377</text:p>
          </table:table-cell>
        </table:table-row>
        <table:table-row table:style-name="ro1">
          <table:table-cell office:value-type="float" office:value="44.893954848" calcext:value-type="float">
            <text:p>44.893954848</text:p>
          </table:table-cell>
          <table:table-cell office:value-type="float" office:value="489.414877921848" calcext:value-type="float">
            <text:p>489.4148779218</text:p>
          </table:table-cell>
          <table:table-cell table:formula="of:=([.B84] * (PI()) * 23 * (3600/63360)) / 11.1 / 60" office:value-type="float" office:value="3.01694907315101" calcext:value-type="float">
            <text:p>3.0169490732</text:p>
          </table:table-cell>
        </table:table-row>
        <table:table-row table:style-name="ro1">
          <table:table-cell office:value-type="float" office:value="45.0182896550001" calcext:value-type="float">
            <text:p>45.018289655</text:p>
          </table:table-cell>
          <table:table-cell office:value-type="float" office:value="482.568006881515" calcext:value-type="float">
            <text:p>482.5680068815</text:p>
          </table:table-cell>
          <table:table-cell table:formula="of:=([.B85] * (PI()) * 23 * (3600/63360)) / 11.1 / 60" office:value-type="float" office:value="2.97474222131433" calcext:value-type="float">
            <text:p>2.9747422213</text:p>
          </table:table-cell>
        </table:table-row>
        <table:table-row table:style-name="ro1">
          <table:table-cell office:value-type="float" office:value="45.142135658" calcext:value-type="float">
            <text:p>45.142135658</text:p>
          </table:table-cell>
          <table:table-cell office:value-type="float" office:value="484.472639783202" calcext:value-type="float">
            <text:p>484.4726397832</text:p>
          </table:table-cell>
          <table:table-cell table:formula="of:=([.B86] * (PI()) * 23 * (3600/63360)) / 11.1 / 60" office:value-type="float" office:value="2.98648314037228" calcext:value-type="float">
            <text:p>2.9864831404</text:p>
          </table:table-cell>
        </table:table-row>
        <table:table-row table:style-name="ro1">
          <table:table-cell office:value-type="float" office:value="45.262928267" calcext:value-type="float">
            <text:p>45.262928267</text:p>
          </table:table-cell>
          <table:table-cell office:value-type="float" office:value="496.719132873529" calcext:value-type="float">
            <text:p>496.7191328735</text:p>
          </table:table-cell>
          <table:table-cell table:formula="of:=([.B87] * (PI()) * 23 * (3600/63360)) / 11.1 / 60" office:value-type="float" office:value="3.06197542237052" calcext:value-type="float">
            <text:p>3.0619754224</text:p>
          </table:table-cell>
        </table:table-row>
        <table:table-row table:style-name="ro1">
          <table:table-cell office:value-type="float" office:value="45.380937377" calcext:value-type="float">
            <text:p>45.380937377</text:p>
          </table:table-cell>
          <table:table-cell office:value-type="float" office:value="508.435323340703" calcext:value-type="float">
            <text:p>508.4353233407</text:p>
          </table:table-cell>
          <table:table-cell table:formula="of:=([.B88] * (PI()) * 23 * (3600/63360)) / 11.1 / 60" office:value-type="float" office:value="3.13419870687894" calcext:value-type="float">
            <text:p>3.1341987069</text:p>
          </table:table-cell>
        </table:table-row>
        <table:table-row table:style-name="ro1">
          <table:table-cell office:value-type="float" office:value="45.620592744" calcext:value-type="float">
            <text:p>45.620592744</text:p>
          </table:table-cell>
          <table:table-cell office:value-type="float" office:value="499.186862040799" calcext:value-type="float">
            <text:p>499.1868620408</text:p>
          </table:table-cell>
          <table:table-cell table:formula="of:=([.B89] * (PI()) * 23 * (3600/63360)) / 11.1 / 60" office:value-type="float" office:value="3.07718749204768" calcext:value-type="float">
            <text:p>3.077187492</text:p>
          </table:table-cell>
        </table:table-row>
        <table:table-row table:style-name="ro1">
          <table:table-cell office:value-type="float" office:value="45.740944466" calcext:value-type="float">
            <text:p>45.740944466</text:p>
          </table:table-cell>
          <table:table-cell office:value-type="float" office:value="498.538774542796" calcext:value-type="float">
            <text:p>498.5387745428</text:p>
          </table:table-cell>
          <table:table-cell table:formula="of:=([.B90] * (PI()) * 23 * (3600/63360)) / 11.1 / 60" office:value-type="float" office:value="3.0731924214754" calcext:value-type="float">
            <text:p>3.0731924215</text:p>
          </table:table-cell>
        </table:table-row>
        <table:table-row table:style-name="ro1">
          <table:table-cell office:value-type="float" office:value="45.860423529" calcext:value-type="float">
            <text:p>45.860423529</text:p>
          </table:table-cell>
          <table:table-cell office:value-type="float" office:value="502.180034672805" calcext:value-type="float">
            <text:p>502.1800346728</text:p>
          </table:table-cell>
          <table:table-cell table:formula="of:=([.B91] * (PI()) * 23 * (3600/63360)) / 11.1 / 60" office:value-type="float" office:value="3.09563860541852" calcext:value-type="float">
            <text:p>3.0956386054</text:p>
          </table:table-cell>
        </table:table-row>
        <table:table-row table:style-name="ro1">
          <table:table-cell office:value-type="float" office:value="45.981496502" calcext:value-type="float">
            <text:p>45.981496502</text:p>
          </table:table-cell>
          <table:table-cell office:value-type="float" office:value="495.568899592376" calcext:value-type="float">
            <text:p>495.5688995924</text:p>
          </table:table-cell>
          <table:table-cell table:formula="of:=([.B92] * (PI()) * 23 * (3600/63360)) / 11.1 / 60" office:value-type="float" office:value="3.05488492433291" calcext:value-type="float">
            <text:p>3.0548849243</text:p>
          </table:table-cell>
        </table:table-row>
        <table:table-row table:style-name="ro1">
          <table:table-cell office:value-type="float" office:value="46.100380615" calcext:value-type="float">
            <text:p>46.100380615</text:p>
          </table:table-cell>
          <table:table-cell office:value-type="float" office:value="504.693171239884" calcext:value-type="float">
            <text:p>504.6931712399</text:p>
          </table:table-cell>
          <table:table-cell table:formula="of:=([.B93] * (PI()) * 23 * (3600/63360)) / 11.1 / 60" office:value-type="float" office:value="3.11113058447103" calcext:value-type="float">
            <text:p>3.1111305845</text:p>
          </table:table-cell>
        </table:table-row>
        <table:table-row table:style-name="ro1">
          <table:table-cell office:value-type="float" office:value="46.218396965" calcext:value-type="float">
            <text:p>46.218396965</text:p>
          </table:table-cell>
          <table:table-cell office:value-type="float" office:value="508.404132139297" calcext:value-type="float">
            <text:p>508.4041321393</text:p>
          </table:table-cell>
          <table:table-cell table:formula="of:=([.B94] * (PI()) * 23 * (3600/63360)) / 11.1 / 60" office:value-type="float" office:value="3.13400643183701" calcext:value-type="float">
            <text:p>3.1340064318</text:p>
          </table:table-cell>
        </table:table-row>
        <table:table-row table:style-name="ro1">
          <table:table-cell office:value-type="float" office:value="46.336073418" calcext:value-type="float">
            <text:p>46.336073418</text:p>
          </table:table-cell>
          <table:table-cell office:value-type="float" office:value="509.87260807393" calcext:value-type="float">
            <text:p>509.8726080739</text:p>
          </table:table-cell>
          <table:table-cell table:formula="of:=([.B95] * (PI()) * 23 * (3600/63360)) / 11.1 / 60" office:value-type="float" office:value="3.14305870488753" calcext:value-type="float">
            <text:p>3.1430587049</text:p>
          </table:table-cell>
        </table:table-row>
        <table:table-row table:style-name="ro1">
          <table:table-cell office:value-type="float" office:value="46.453814455" calcext:value-type="float">
            <text:p>46.453814455</text:p>
          </table:table-cell>
          <table:table-cell office:value-type="float" office:value="509.592929778465" calcext:value-type="float">
            <text:p>509.5929297785</text:p>
          </table:table-cell>
          <table:table-cell table:formula="of:=([.B96] * (PI()) * 23 * (3600/63360)) / 11.1 / 60" office:value-type="float" office:value="3.14133465600315" calcext:value-type="float">
            <text:p>3.141334656</text:p>
          </table:table-cell>
        </table:table-row>
        <table:table-row table:style-name="ro1">
          <table:table-cell office:value-type="float" office:value="46.571650284" calcext:value-type="float">
            <text:p>46.571650284</text:p>
          </table:table-cell>
          <table:table-cell office:value-type="float" office:value="509.182992211984" calcext:value-type="float">
            <text:p>509.182992212</text:p>
          </table:table-cell>
          <table:table-cell table:formula="of:=([.B97] * (PI()) * 23 * (3600/63360)) / 11.1 / 60" office:value-type="float" office:value="3.13880763686859" calcext:value-type="float">
            <text:p>3.1388076369</text:p>
          </table:table-cell>
        </table:table-row>
        <table:table-row table:style-name="ro1">
          <table:table-cell office:value-type="float" office:value="46.690025906" calcext:value-type="float">
            <text:p>46.690025906</text:p>
          </table:table-cell>
          <table:table-cell office:value-type="float" office:value="506.861117063557" calcext:value-type="float">
            <text:p>506.8611170636</text:p>
          </table:table-cell>
          <table:table-cell table:formula="of:=([.B98] * (PI()) * 23 * (3600/63360)) / 11.1 / 60" office:value-type="float" office:value="3.1244946697051" calcext:value-type="float">
            <text:p>3.1244946697</text:p>
          </table:table-cell>
        </table:table-row>
        <table:table-row table:style-name="ro1">
          <table:table-cell office:value-type="float" office:value="46.927749079" calcext:value-type="float">
            <text:p>46.927749079</text:p>
          </table:table-cell>
          <table:table-cell office:value-type="float" office:value="504.020576337756" calcext:value-type="float">
            <text:p>504.0205763378</text:p>
          </table:table-cell>
          <table:table-cell table:formula="of:=([.B99] * (PI()) * 23 * (3600/63360)) / 11.1 / 60" office:value-type="float" office:value="3.10698444045677" calcext:value-type="float">
            <text:p>3.1069844405</text:p>
          </table:table-cell>
        </table:table-row>
        <table:table-row table:style-name="ro1">
          <table:table-cell office:value-type="float" office:value="47.049331013" calcext:value-type="float">
            <text:p>47.049331013</text:p>
          </table:table-cell>
          <table:table-cell office:value-type="float" office:value="493.494370635669" calcext:value-type="float">
            <text:p>493.4943706357</text:p>
          </table:table-cell>
          <table:table-cell table:formula="of:=([.B100] * (PI()) * 23 * (3600/63360)) / 11.1 / 60" office:value-type="float" office:value="3.04209669803351" calcext:value-type="float">
            <text:p>3.042096698</text:p>
          </table:table-cell>
        </table:table-row>
        <table:table-row table:style-name="ro1">
          <table:table-cell office:value-type="float" office:value="47.171730085" calcext:value-type="float">
            <text:p>47.171730085</text:p>
          </table:table-cell>
          <table:table-cell office:value-type="float" office:value="490.199794978808" calcext:value-type="float">
            <text:p>490.1997949788</text:p>
          </table:table-cell>
          <table:table-cell table:formula="of:=([.B101] * (PI()) * 23 * (3600/63360)) / 11.1 / 60" office:value-type="float" office:value="3.02178761585644" calcext:value-type="float">
            <text:p>3.0217876159</text:p>
          </table:table-cell>
        </table:table-row>
        <table:table-row table:style-name="ro1">
          <table:table-cell office:value-type="float" office:value="47.2916838370001" calcext:value-type="float">
            <text:p>47.291683837</text:p>
          </table:table-cell>
          <table:table-cell office:value-type="float" office:value="500.192774295151" calcext:value-type="float">
            <text:p>500.1927742952</text:p>
          </table:table-cell>
          <table:table-cell table:formula="of:=([.B102] * (PI()) * 23 * (3600/63360)) / 11.1 / 60" office:value-type="float" office:value="3.08338833754777" calcext:value-type="float">
            <text:p>3.0833883375</text:p>
          </table:table-cell>
        </table:table-row>
        <table:table-row table:style-name="ro1">
          <table:table-cell office:value-type="float" office:value="47.409626853" calcext:value-type="float">
            <text:p>47.409626853</text:p>
          </table:table-cell>
          <table:table-cell office:value-type="float" office:value="508.720245037785" calcext:value-type="float">
            <text:p>508.7202450378</text:p>
          </table:table-cell>
          <table:table-cell table:formula="of:=([.B103] * (PI()) * 23 * (3600/63360)) / 11.1 / 60" office:value-type="float" office:value="3.13595507818825" calcext:value-type="float">
            <text:p>3.1359550782</text:p>
          </table:table-cell>
        </table:table-row>
        <table:table-row table:style-name="ro1">
          <table:table-cell office:value-type="float" office:value="47.52600976" calcext:value-type="float">
            <text:p>47.52600976</text:p>
          </table:table-cell>
          <table:table-cell office:value-type="float" office:value="515.539623013532" calcext:value-type="float">
            <text:p>515.5396230135</text:p>
          </table:table-cell>
          <table:table-cell table:formula="of:=([.B104] * (PI()) * 23 * (3600/63360)) / 11.1 / 60" office:value-type="float" office:value="3.17799245177762" calcext:value-type="float">
            <text:p>3.1779924518</text:p>
          </table:table-cell>
        </table:table-row>
        <table:table-row table:style-name="ro1">
          <table:table-cell office:value-type="float" office:value="47.6426406370001" calcext:value-type="float">
            <text:p>47.642640637</text:p>
          </table:table-cell>
          <table:table-cell office:value-type="float" office:value="514.443529392156" calcext:value-type="float">
            <text:p>514.4435293922</text:p>
          </table:table-cell>
          <table:table-cell table:formula="of:=([.B105] * (PI()) * 23 * (3600/63360)) / 11.1 / 60" office:value-type="float" office:value="3.17123569225871" calcext:value-type="float">
            <text:p>3.1712356923</text:p>
          </table:table-cell>
        </table:table-row>
        <table:table-row table:style-name="ro1">
          <table:table-cell office:value-type="float" office:value="47.7604457370001" calcext:value-type="float">
            <text:p>47.760445737</text:p>
          </table:table-cell>
          <table:table-cell office:value-type="float" office:value="509.31581060583" calcext:value-type="float">
            <text:p>509.3158106058</text:p>
          </table:table-cell>
          <table:table-cell table:formula="of:=([.B106] * (PI()) * 23 * (3600/63360)) / 11.1 / 60" office:value-type="float" office:value="3.13962638257553" calcext:value-type="float">
            <text:p>3.1396263826</text:p>
          </table:table-cell>
        </table:table-row>
        <table:table-row table:style-name="ro1">
          <table:table-cell office:value-type="float" office:value="47.8796168820001" calcext:value-type="float">
            <text:p>47.879616882</text:p>
          </table:table-cell>
          <table:table-cell office:value-type="float" office:value="503.477582597718" calcext:value-type="float">
            <text:p>503.4775825977</text:p>
          </table:table-cell>
          <table:table-cell table:formula="of:=([.B107] * (PI()) * 23 * (3600/63360)) / 11.1 / 60" office:value-type="float" office:value="3.10363720984603" calcext:value-type="float">
            <text:p>3.1036372098</text:p>
          </table:table-cell>
        </table:table-row>
        <table:table-row table:style-name="ro1">
          <table:table-cell office:value-type="float" office:value="47.999832353" calcext:value-type="float">
            <text:p>47.999832353</text:p>
          </table:table-cell>
          <table:table-cell office:value-type="float" office:value="499.103813351966" calcext:value-type="float">
            <text:p>499.103813352</text:p>
          </table:table-cell>
          <table:table-cell table:formula="of:=([.B108] * (PI()) * 23 * (3600/63360)) / 11.1 / 60" office:value-type="float" office:value="3.07667554671029" calcext:value-type="float">
            <text:p>3.0766755467</text:p>
          </table:table-cell>
        </table:table-row>
        <table:table-row table:style-name="ro1">
          <table:table-cell office:value-type="float" office:value="48.243959192" calcext:value-type="float">
            <text:p>48.243959192</text:p>
          </table:table-cell>
          <table:table-cell office:value-type="float" office:value="490.554447692796" calcext:value-type="float">
            <text:p>490.5544476928</text:p>
          </table:table-cell>
          <table:table-cell table:formula="of:=([.B109] * (PI()) * 23 * (3600/63360)) / 11.1 / 60" office:value-type="float" office:value="3.02397383704632" calcext:value-type="float">
            <text:p>3.023973837</text:p>
          </table:table-cell>
        </table:table-row>
        <table:table-row table:style-name="ro1">
          <table:table-cell office:value-type="float" office:value="48.3666154" calcext:value-type="float">
            <text:p>48.3666154</text:p>
          </table:table-cell>
          <table:table-cell office:value-type="float" office:value="489.172142024938" calcext:value-type="float">
            <text:p>489.1721420249</text:p>
          </table:table-cell>
          <table:table-cell table:formula="of:=([.B110] * (PI()) * 23 * (3600/63360)) / 11.1 / 60" office:value-type="float" office:value="3.01545275198826" calcext:value-type="float">
            <text:p>3.015452752</text:p>
          </table:table-cell>
        </table:table-row>
        <table:table-row table:style-name="ro1">
          <table:table-cell office:value-type="float" office:value="48.488502179" calcext:value-type="float">
            <text:p>48.488502179</text:p>
          </table:table-cell>
          <table:table-cell office:value-type="float" office:value="492.260116250913" calcext:value-type="float">
            <text:p>492.2601162509</text:p>
          </table:table-cell>
          <table:table-cell table:formula="of:=([.B111] * (PI()) * 23 * (3600/63360)) / 11.1 / 60" office:value-type="float" office:value="3.0344882603049" calcext:value-type="float">
            <text:p>3.0344882603</text:p>
          </table:table-cell>
        </table:table-row>
        <table:table-row table:style-name="ro1">
          <table:table-cell office:value-type="float" office:value="48.612437297" calcext:value-type="float">
            <text:p>48.612437297</text:p>
          </table:table-cell>
          <table:table-cell office:value-type="float" office:value="484.124281868117" calcext:value-type="float">
            <text:p>484.1242818681</text:p>
          </table:table-cell>
          <table:table-cell table:formula="of:=([.B112] * (PI()) * 23 * (3600/63360)) / 11.1 / 60" office:value-type="float" office:value="2.98433572284075" calcext:value-type="float">
            <text:p>2.9843357228</text:p>
          </table:table-cell>
        </table:table-row>
        <table:table-row table:style-name="ro1">
          <table:table-cell office:value-type="float" office:value="48.734387044" calcext:value-type="float">
            <text:p>48.734387044</text:p>
          </table:table-cell>
          <table:table-cell office:value-type="float" office:value="492.005940775038" calcext:value-type="float">
            <text:p>492.005940775</text:p>
          </table:table-cell>
          <table:table-cell table:formula="of:=([.B113] * (PI()) * 23 * (3600/63360)) / 11.1 / 60" office:value-type="float" office:value="3.03292142100157" calcext:value-type="float">
            <text:p>3.032921421</text:p>
          </table:table-cell>
        </table:table-row>
        <table:table-row table:style-name="ro1">
          <table:table-cell office:value-type="float" office:value="48.8552083500001" calcext:value-type="float">
            <text:p>48.85520835</text:p>
          </table:table-cell>
          <table:table-cell office:value-type="float" office:value="496.601154104233" calcext:value-type="float">
            <text:p>496.6011541042</text:p>
          </table:table-cell>
          <table:table-cell table:formula="of:=([.B114] * (PI()) * 23 * (3600/63360)) / 11.1 / 60" office:value-type="float" office:value="3.06124815404515" calcext:value-type="float">
            <text:p>3.061248154</text:p>
          </table:table-cell>
        </table:table-row>
        <table:table-row table:style-name="ro1">
          <table:table-cell office:value-type="float" office:value="48.975210123" calcext:value-type="float">
            <text:p>48.975210123</text:p>
          </table:table-cell>
          <table:table-cell office:value-type="float" office:value="499.992612609333" calcext:value-type="float">
            <text:p>499.9926126093</text:p>
          </table:table-cell>
          <table:table-cell table:formula="of:=([.B115] * (PI()) * 23 * (3600/63360)) / 11.1 / 60" office:value-type="float" office:value="3.08215446085184" calcext:value-type="float">
            <text:p>3.0821544609</text:p>
          </table:table-cell>
        </table:table-row>
        <table:table-row table:style-name="ro1">
          <table:table-cell office:value-type="float" office:value="49.09586419" calcext:value-type="float">
            <text:p>49.09586419</text:p>
          </table:table-cell>
          <table:table-cell office:value-type="float" office:value="497.28949460099" calcext:value-type="float">
            <text:p>497.289494601</text:p>
          </table:table-cell>
          <table:table-cell table:formula="of:=([.B116] * (PI()) * 23 * (3600/63360)) / 11.1 / 60" office:value-type="float" office:value="3.06549136020292" calcext:value-type="float">
            <text:p>3.0654913602</text:p>
          </table:table-cell>
        </table:table-row>
        <table:table-row table:style-name="ro1">
          <table:table-cell office:value-type="float" office:value="49.2166871110001" calcext:value-type="float">
            <text:p>49.216687111</text:p>
          </table:table-cell>
          <table:table-cell office:value-type="float" office:value="496.594516201058" calcext:value-type="float">
            <text:p>496.5945162011</text:p>
          </table:table-cell>
          <table:table-cell table:formula="of:=([.B117] * (PI()) * 23 * (3600/63360)) / 11.1 / 60" office:value-type="float" office:value="3.06120723535482" calcext:value-type="float">
            <text:p>3.0612072354</text:p>
          </table:table-cell>
        </table:table-row>
        <table:table-row table:style-name="ro1">
          <table:table-cell office:value-type="float" office:value="49.3368732070001" calcext:value-type="float">
            <text:p>49.336873207</text:p>
          </table:table-cell>
          <table:table-cell office:value-type="float" office:value="499.225800628395" calcext:value-type="float">
            <text:p>499.2258006284</text:p>
          </table:table-cell>
          <table:table-cell table:formula="of:=([.B118] * (PI()) * 23 * (3600/63360)) / 11.1 / 60" office:value-type="float" office:value="3.07742752507703" calcext:value-type="float">
            <text:p>3.0774275251</text:p>
          </table:table-cell>
        </table:table-row>
        <table:table-row table:style-name="ro1">
          <table:table-cell office:value-type="float" office:value="49.578562382" calcext:value-type="float">
            <text:p>49.578562382</text:p>
          </table:table-cell>
          <table:table-cell office:value-type="float" office:value="497.891512426785" calcext:value-type="float">
            <text:p>497.8915124268</text:p>
          </table:table-cell>
          <table:table-cell table:formula="of:=([.B119] * (PI()) * 23 * (3600/63360)) / 11.1 / 60" office:value-type="float" office:value="3.06920243888787" calcext:value-type="float">
            <text:p>3.0692024389</text:p>
          </table:table-cell>
        </table:table-row>
        <table:table-row table:style-name="ro1">
          <table:table-cell office:value-type="float" office:value="49.6999495760001" calcext:value-type="float">
            <text:p>49.699949576</text:p>
          </table:table-cell>
          <table:table-cell office:value-type="float" office:value="494.286077656505" calcext:value-type="float">
            <text:p>494.2860776565</text:p>
          </table:table-cell>
          <table:table-cell table:formula="of:=([.B120] * (PI()) * 23 * (3600/63360)) / 11.1 / 60" office:value-type="float" office:value="3.04697709679224" calcext:value-type="float">
            <text:p>3.0469770968</text:p>
          </table:table-cell>
        </table:table-row>
        <table:table-row table:style-name="ro1">
          <table:table-cell office:value-type="float" office:value="49.823607141" calcext:value-type="float">
            <text:p>49.823607141</text:p>
          </table:table-cell>
          <table:table-cell office:value-type="float" office:value="485.210912894919" calcext:value-type="float">
            <text:p>485.2109128949</text:p>
          </table:table-cell>
          <table:table-cell table:formula="of:=([.B121] * (PI()) * 23 * (3600/63360)) / 11.1 / 60" office:value-type="float" office:value="2.99103415114168" calcext:value-type="float">
            <text:p>2.9910341511</text:p>
          </table:table-cell>
        </table:table-row>
        <table:table-row table:style-name="ro1">
          <table:table-cell office:value-type="float" office:value="49.945773608" calcext:value-type="float">
            <text:p>49.945773608</text:p>
          </table:table-cell>
          <table:table-cell office:value-type="float" office:value="491.133135576395" calcext:value-type="float">
            <text:p>491.1331355764</text:p>
          </table:table-cell>
          <table:table-cell table:formula="of:=([.B122] * (PI()) * 23 * (3600/63360)) / 11.1 / 60" office:value-type="float" office:value="3.02754110063561" calcext:value-type="float">
            <text:p>3.0275411006</text:p>
          </table:table-cell>
        </table:table-row>
        <table:table-row table:style-name="ro1">
          <table:table-cell office:value-type="float" office:value="50.067990075" calcext:value-type="float">
            <text:p>50.067990075</text:p>
          </table:table-cell>
          <table:table-cell office:value-type="float" office:value="490.932208014215" calcext:value-type="float">
            <text:p>490.9322080142</text:p>
          </table:table-cell>
          <table:table-cell table:formula="of:=([.B123] * (PI()) * 23 * (3600/63360)) / 11.1 / 60" office:value-type="float" office:value="3.02630250277144" calcext:value-type="float">
            <text:p>3.0263025028</text:p>
          </table:table-cell>
        </table:table-row>
        <table:table-row table:style-name="ro1">
          <table:table-cell office:value-type="float" office:value="50.189439664" calcext:value-type="float">
            <text:p>50.189439664</text:p>
          </table:table-cell>
          <table:table-cell office:value-type="float" office:value="494.032137070435" calcext:value-type="float">
            <text:p>494.0321370704</text:p>
          </table:table-cell>
          <table:table-cell table:formula="of:=([.B124] * (PI()) * 23 * (3600/63360)) / 11.1 / 60" office:value-type="float" office:value="3.04541170544364" calcext:value-type="float">
            <text:p>3.0454117054</text:p>
          </table:table-cell>
        </table:table-row>
        <table:table-row table:style-name="ro1">
          <table:table-cell office:value-type="float" office:value="50.3138282210001" calcext:value-type="float">
            <text:p>50.313828221</text:p>
          </table:table-cell>
          <table:table-cell office:value-type="float" office:value="482.359482632995" calcext:value-type="float">
            <text:p>482.359482633</text:p>
          </table:table-cell>
          <table:table-cell table:formula="of:=([.B125] * (PI()) * 23 * (3600/63360)) / 11.1 / 60" office:value-type="float" office:value="2.97345679443688" calcext:value-type="float">
            <text:p>2.9734567944</text:p>
          </table:table-cell>
        </table:table-row>
        <table:table-row table:style-name="ro1">
          <table:table-cell office:value-type="float" office:value="50.4375350570001" calcext:value-type="float">
            <text:p>50.437535057</text:p>
          </table:table-cell>
          <table:table-cell office:value-type="float" office:value="485.01765900796" calcext:value-type="float">
            <text:p>485.017659008</text:p>
          </table:table-cell>
          <table:table-cell table:formula="of:=([.B126] * (PI()) * 23 * (3600/63360)) / 11.1 / 60" office:value-type="float" office:value="2.98984285688103" calcext:value-type="float">
            <text:p>2.9898428569</text:p>
          </table:table-cell>
        </table:table-row>
        <table:table-row table:style-name="ro1">
          <table:table-cell office:value-type="float" office:value="50.560807048" calcext:value-type="float">
            <text:p>50.560807048</text:p>
          </table:table-cell>
          <table:table-cell office:value-type="float" office:value="486.728570807426" calcext:value-type="float">
            <text:p>486.7285708074</text:p>
          </table:table-cell>
          <table:table-cell table:formula="of:=([.B127] * (PI()) * 23 * (3600/63360)) / 11.1 / 60" office:value-type="float" office:value="3.00038960157657" calcext:value-type="float">
            <text:p>3.0003896016</text:p>
          </table:table-cell>
        </table:table-row>
        <table:table-row table:style-name="ro1">
          <table:table-cell office:value-type="float" office:value="50.683343256" calcext:value-type="float">
            <text:p>50.683343256</text:p>
          </table:table-cell>
          <table:table-cell office:value-type="float" office:value="489.651189467256" calcext:value-type="float">
            <text:p>489.6511894673</text:p>
          </table:table-cell>
          <table:table-cell table:formula="of:=([.B128] * (PI()) * 23 * (3600/63360)) / 11.1 / 60" office:value-type="float" office:value="3.01840579204138" calcext:value-type="float">
            <text:p>3.018405792</text:p>
          </table:table-cell>
        </table:table-row>
        <table:table-row table:style-name="ro1">
          <table:table-cell office:value-type="float" office:value="50.929516924" calcext:value-type="float">
            <text:p>50.929516924</text:p>
          </table:table-cell>
          <table:table-cell office:value-type="float" office:value="489.501178718747" calcext:value-type="float">
            <text:p>489.5011787187</text:p>
          </table:table-cell>
          <table:table-cell table:formula="of:=([.B129] * (PI()) * 23 * (3600/63360)) / 11.1 / 60" office:value-type="float" office:value="3.01748106578336" calcext:value-type="float">
            <text:p>3.0174810658</text:p>
          </table:table-cell>
        </table:table-row>
        <table:table-row table:style-name="ro1">
          <table:table-cell office:value-type="float" office:value="51.050262605" calcext:value-type="float">
            <text:p>51.050262605</text:p>
          </table:table-cell>
          <table:table-cell office:value-type="float" office:value="496.912183550648" calcext:value-type="float">
            <text:p>496.9121835506</text:p>
          </table:table-cell>
          <table:table-cell table:formula="of:=([.B130] * (PI()) * 23 * (3600/63360)) / 11.1 / 60" office:value-type="float" office:value="3.06316546396443" calcext:value-type="float">
            <text:p>3.063165464</text:p>
          </table:table-cell>
        </table:table-row>
        <table:table-row table:style-name="ro1">
          <table:table-cell office:value-type="float" office:value="51.171584018" calcext:value-type="float">
            <text:p>51.171584018</text:p>
          </table:table-cell>
          <table:table-cell office:value-type="float" office:value="494.554081726562" calcext:value-type="float">
            <text:p>494.5540817266</text:p>
          </table:table-cell>
          <table:table-cell table:formula="of:=([.B131] * (PI()) * 23 * (3600/63360)) / 11.1 / 60" office:value-type="float" office:value="3.04862918108153" calcext:value-type="float">
            <text:p>3.0486291811</text:p>
          </table:table-cell>
        </table:table-row>
        <table:table-row table:style-name="ro1">
          <table:table-cell office:value-type="float" office:value="51.2935236610001" calcext:value-type="float">
            <text:p>51.293523661</text:p>
          </table:table-cell>
          <table:table-cell office:value-type="float" office:value="492.046708714661" calcext:value-type="float">
            <text:p>492.0467087147</text:p>
          </table:table-cell>
          <table:table-cell table:formula="of:=([.B132] * (PI()) * 23 * (3600/63360)) / 11.1 / 60" office:value-type="float" office:value="3.03317273088856" calcext:value-type="float">
            <text:p>3.0331727309</text:p>
          </table:table-cell>
        </table:table-row>
        <table:table-row table:style-name="ro1">
          <table:table-cell office:value-type="float" office:value="51.417341174" calcext:value-type="float">
            <text:p>51.417341174</text:p>
          </table:table-cell>
          <table:table-cell office:value-type="float" office:value="484.584115334514" calcext:value-type="float">
            <text:p>484.5841153345</text:p>
          </table:table-cell>
          <table:table-cell table:formula="of:=([.B133] * (PI()) * 23 * (3600/63360)) / 11.1 / 60" office:value-type="float" office:value="2.98717032026072" calcext:value-type="float">
            <text:p>2.9871703203</text:p>
          </table:table-cell>
        </table:table-row>
        <table:table-row table:style-name="ro1">
          <table:table-cell office:value-type="float" office:value="51.539251442" calcext:value-type="float">
            <text:p>51.539251442</text:p>
          </table:table-cell>
          <table:table-cell office:value-type="float" office:value="492.165270278868" calcext:value-type="float">
            <text:p>492.1652702789</text:p>
          </table:table-cell>
          <table:table-cell table:formula="of:=([.B134] * (PI()) * 23 * (3600/63360)) / 11.1 / 60" office:value-type="float" office:value="3.03390359179488" calcext:value-type="float">
            <text:p>3.0339035918</text:p>
          </table:table-cell>
        </table:table-row>
        <table:table-row table:style-name="ro1">
          <table:table-cell office:value-type="float" office:value="51.661385305" calcext:value-type="float">
            <text:p>51.661385305</text:p>
          </table:table-cell>
          <table:table-cell office:value-type="float" office:value="491.264245035843" calcext:value-type="float">
            <text:p>491.2642450358</text:p>
          </table:table-cell>
          <table:table-cell table:formula="of:=([.B135] * (PI()) * 23 * (3600/63360)) / 11.1 / 60" office:value-type="float" office:value="3.02834931178735" calcext:value-type="float">
            <text:p>3.0283493118</text:p>
          </table:table-cell>
        </table:table-row>
        <table:table-row table:style-name="ro1">
          <table:table-cell office:value-type="float" office:value="51.781348796" calcext:value-type="float">
            <text:p>51.781348796</text:p>
          </table:table-cell>
          <table:table-cell office:value-type="float" office:value="500.152167128825" calcext:value-type="float">
            <text:p>500.1521671288</text:p>
          </table:table-cell>
          <table:table-cell table:formula="of:=([.B136] * (PI()) * 23 * (3600/63360)) / 11.1 / 60" office:value-type="float" office:value="3.08313801873169" calcext:value-type="float">
            <text:p>3.0831380187</text:p>
          </table:table-cell>
        </table:table-row>
        <table:table-row table:style-name="ro1">
          <table:table-cell office:value-type="float" office:value="51.902551614" calcext:value-type="float">
            <text:p>51.902551614</text:p>
          </table:table-cell>
          <table:table-cell office:value-type="float" office:value="495.037994908781" calcext:value-type="float">
            <text:p>495.0379949088</text:p>
          </table:table-cell>
          <table:table-cell table:formula="of:=([.B137] * (PI()) * 23 * (3600/63360)) / 11.1 / 60" office:value-type="float" office:value="3.0516122155017" calcext:value-type="float">
            <text:p>3.0516122155</text:p>
          </table:table-cell>
        </table:table-row>
        <table:table-row table:style-name="ro1">
          <table:table-cell office:value-type="float" office:value="52.0241267770001" calcext:value-type="float">
            <text:p>52.024126777</text:p>
          </table:table-cell>
          <table:table-cell office:value-type="float" office:value="493.521855282049" calcext:value-type="float">
            <text:p>493.521855282</text:p>
          </table:table-cell>
          <table:table-cell table:formula="of:=([.B138] * (PI()) * 23 * (3600/63360)) / 11.1 / 60" office:value-type="float" office:value="3.04226612438763" calcext:value-type="float">
            <text:p>3.0422661244</text:p>
          </table:table-cell>
        </table:table-row>
        <table:table-row table:style-name="ro1">
          <table:table-cell office:value-type="float" office:value="52.270828155" calcext:value-type="float">
            <text:p>52.270828155</text:p>
          </table:table-cell>
          <table:table-cell office:value-type="float" office:value="484.451246570743" calcext:value-type="float">
            <text:p>484.4512465707</text:p>
          </table:table-cell>
          <table:table-cell table:formula="of:=([.B139] * (PI()) * 23 * (3600/63360)) / 11.1 / 60" office:value-type="float" office:value="2.98635126405341" calcext:value-type="float">
            <text:p>2.9863512641</text:p>
          </table:table-cell>
        </table:table-row>
        <table:table-row table:style-name="ro1">
          <table:table-cell office:value-type="float" office:value="52.395503849" calcext:value-type="float">
            <text:p>52.395503849</text:p>
          </table:table-cell>
          <table:table-cell office:value-type="float" office:value="481.248574401288" calcext:value-type="float">
            <text:p>481.2485744013</text:p>
          </table:table-cell>
          <table:table-cell table:formula="of:=([.B140] * (PI()) * 23 * (3600/63360)) / 11.1 / 60" office:value-type="float" office:value="2.96660871173405" calcext:value-type="float">
            <text:p>2.9666087117</text:p>
          </table:table-cell>
        </table:table-row>
        <table:table-row table:style-name="ro1">
          <table:table-cell office:value-type="float" office:value="52.5204592820001" calcext:value-type="float">
            <text:p>52.520459282</text:p>
          </table:table-cell>
          <table:table-cell office:value-type="float" office:value="480.171198318267" calcext:value-type="float">
            <text:p>480.1711983183</text:p>
          </table:table-cell>
          <table:table-cell table:formula="of:=([.B141] * (PI()) * 23 * (3600/63360)) / 11.1 / 60" office:value-type="float" office:value="2.95996733460856" calcext:value-type="float">
            <text:p>2.9599673346</text:p>
          </table:table-cell>
        </table:table-row>
        <table:table-row table:style-name="ro1">
          <table:table-cell office:value-type="float" office:value="52.646112635" calcext:value-type="float">
            <text:p>52.646112635</text:p>
          </table:table-cell>
          <table:table-cell office:value-type="float" office:value="477.504169745621" calcext:value-type="float">
            <text:p>477.5041697456</text:p>
          </table:table-cell>
          <table:table-cell table:formula="of:=([.B142] * (PI()) * 23 * (3600/63360)) / 11.1 / 60" office:value-type="float" office:value="2.94352670367704" calcext:value-type="float">
            <text:p>2.9435267037</text:p>
          </table:table-cell>
        </table:table-row>
        <table:table-row table:style-name="ro1">
          <table:table-cell office:value-type="float" office:value="52.770365566" calcext:value-type="float">
            <text:p>52.770365566</text:p>
          </table:table-cell>
          <table:table-cell office:value-type="float" office:value="482.885993248719" calcext:value-type="float">
            <text:p>482.8859932487</text:p>
          </table:table-cell>
          <table:table-cell table:formula="of:=([.B143] * (PI()) * 23 * (3600/63360)) / 11.1 / 60" office:value-type="float" office:value="2.97670241647612" calcext:value-type="float">
            <text:p>2.9767024165</text:p>
          </table:table-cell>
        </table:table-row>
        <table:table-row table:style-name="ro1">
          <table:table-cell office:value-type="float" office:value="52.89476704" calcext:value-type="float">
            <text:p>52.89476704</text:p>
          </table:table-cell>
          <table:table-cell office:value-type="float" office:value="482.309397716529" calcext:value-type="float">
            <text:p>482.3093977165</text:p>
          </table:table-cell>
          <table:table-cell table:formula="of:=([.B144] * (PI()) * 23 * (3600/63360)) / 11.1 / 60" office:value-type="float" office:value="2.97314805097785" calcext:value-type="float">
            <text:p>2.973148051</text:p>
          </table:table-cell>
        </table:table-row>
        <table:table-row table:style-name="ro1">
          <table:table-cell office:value-type="float" office:value="53.021778573" calcext:value-type="float">
            <text:p>53.021778573</text:p>
          </table:table-cell>
          <table:table-cell office:value-type="float" office:value="472.398045931884" calcext:value-type="float">
            <text:p>472.3980459319</text:p>
          </table:table-cell>
          <table:table-cell table:formula="of:=([.B145] * (PI()) * 23 * (3600/63360)) / 11.1 / 60" office:value-type="float" office:value="2.91205051404287" calcext:value-type="float">
            <text:p>2.912050514</text:p>
          </table:table-cell>
        </table:table-row>
        <table:table-row table:style-name="ro1">
          <table:table-cell office:value-type="float" office:value="53.14833547" calcext:value-type="float">
            <text:p>53.14833547</text:p>
          </table:table-cell>
          <table:table-cell office:value-type="float" office:value="474.095062555143" calcext:value-type="float">
            <text:p>474.0950625551</text:p>
          </table:table-cell>
          <table:table-cell table:formula="of:=([.B146] * (PI()) * 23 * (3600/63360)) / 11.1 / 60" office:value-type="float" office:value="2.92251160331421" calcext:value-type="float">
            <text:p>2.9225116033</text:p>
          </table:table-cell>
        </table:table-row>
        <table:table-row table:style-name="ro1">
          <table:table-cell office:value-type="float" office:value="53.274097834" calcext:value-type="float">
            <text:p>53.274097834</text:p>
          </table:table-cell>
          <table:table-cell office:value-type="float" office:value="477.090268436654" calcext:value-type="float">
            <text:p>477.0902684367</text:p>
          </table:table-cell>
          <table:table-cell table:formula="of:=([.B147] * (PI()) * 23 * (3600/63360)) / 11.1 / 60" office:value-type="float" office:value="2.9409752504483" calcext:value-type="float">
            <text:p>2.9409752504</text:p>
          </table:table-cell>
        </table:table-row>
        <table:table-row table:style-name="ro1">
          <table:table-cell office:value-type="float" office:value="53.400306136" calcext:value-type="float">
            <text:p>53.400306136</text:p>
          </table:table-cell>
          <table:table-cell office:value-type="float" office:value="475.404541929387" calcext:value-type="float">
            <text:p>475.4045419294</text:p>
          </table:table-cell>
          <table:table-cell table:formula="of:=([.B148] * (PI()) * 23 * (3600/63360)) / 11.1 / 60" office:value-type="float" office:value="2.93058375796797" calcext:value-type="float">
            <text:p>2.930583758</text:p>
          </table:table-cell>
        </table:table-row>
        <table:table-row table:style-name="ro1">
          <table:table-cell office:value-type="float" office:value="53.649176479" calcext:value-type="float">
            <text:p>53.649176479</text:p>
          </table:table-cell>
          <table:table-cell office:value-type="float" office:value="485.415159486392" calcext:value-type="float">
            <text:p>485.4151594864</text:p>
          </table:table-cell>
          <table:table-cell table:formula="of:=([.B149] * (PI()) * 23 * (3600/63360)) / 11.1 / 60" office:value-type="float" office:value="2.99229320883003" calcext:value-type="float">
            <text:p>2.9922932088</text:p>
          </table:table-cell>
        </table:table-row>
        <table:table-row table:style-name="ro1">
          <table:table-cell office:value-type="float" office:value="53.7726926890001" calcext:value-type="float">
            <text:p>53.772692689</text:p>
          </table:table-cell>
          <table:table-cell office:value-type="float" office:value="485.766200241869" calcext:value-type="float">
            <text:p>485.7662002419</text:p>
          </table:table-cell>
          <table:table-cell table:formula="of:=([.B150] * (PI()) * 23 * (3600/63360)) / 11.1 / 60" office:value-type="float" office:value="2.99445716446287" calcext:value-type="float">
            <text:p>2.9944571645</text:p>
          </table:table-cell>
        </table:table-row>
        <table:table-row table:style-name="ro1">
          <table:table-cell office:value-type="float" office:value="53.89773703" calcext:value-type="float">
            <text:p>53.89773703</text:p>
          </table:table-cell>
          <table:table-cell office:value-type="float" office:value="479.829790938225" calcext:value-type="float">
            <text:p>479.8297909382</text:p>
          </table:table-cell>
          <table:table-cell table:formula="of:=([.B151] * (PI()) * 23 * (3600/63360)) / 11.1 / 60" office:value-type="float" office:value="2.95786276295525" calcext:value-type="float">
            <text:p>2.957862763</text:p>
          </table:table-cell>
        </table:table-row>
        <table:table-row table:style-name="ro1">
          <table:table-cell office:value-type="float" office:value="54.0263955470001" calcext:value-type="float">
            <text:p>54.026395547</text:p>
          </table:table-cell>
          <table:table-cell office:value-type="float" office:value="466.350781891606" calcext:value-type="float">
            <text:p>466.3507818916</text:p>
          </table:table-cell>
          <table:table-cell table:formula="of:=([.B152] * (PI()) * 23 * (3600/63360)) / 11.1 / 60" office:value-type="float" office:value="2.87477275959682" calcext:value-type="float">
            <text:p>2.8747727596</text:p>
          </table:table-cell>
        </table:table-row>
        <table:table-row table:style-name="ro1">
          <table:table-cell office:value-type="float" office:value="54.155151253" calcext:value-type="float">
            <text:p>54.155151253</text:p>
          </table:table-cell>
          <table:table-cell office:value-type="float" office:value="465.998765134366" calcext:value-type="float">
            <text:p>465.9987651344</text:p>
          </table:table-cell>
          <table:table-cell table:formula="of:=([.B153] * (PI()) * 23 * (3600/63360)) / 11.1 / 60" office:value-type="float" office:value="2.87260278749871" calcext:value-type="float">
            <text:p>2.8726027875</text:p>
          </table:table-cell>
        </table:table-row>
        <table:table-row table:style-name="ro1">
          <table:table-cell office:value-type="float" office:value="54.285546287" calcext:value-type="float">
            <text:p>54.285546287</text:p>
          </table:table-cell>
          <table:table-cell office:value-type="float" office:value="460.140222824733" calcext:value-type="float">
            <text:p>460.1402228247</text:p>
          </table:table-cell>
          <table:table-cell table:formula="of:=([.B154] * (PI()) * 23 * (3600/63360)) / 11.1 / 60" office:value-type="float" office:value="2.83648838928893" calcext:value-type="float">
            <text:p>2.8364883893</text:p>
          </table:table-cell>
        </table:table-row>
        <table:table-row table:style-name="ro1">
          <table:table-cell office:value-type="float" office:value="54.420170864" calcext:value-type="float">
            <text:p>54.420170864</text:p>
          </table:table-cell>
          <table:table-cell office:value-type="float" office:value="445.683851619608" calcext:value-type="float">
            <text:p>445.6838516196</text:p>
          </table:table-cell>
          <table:table-cell table:formula="of:=([.B155] * (PI()) * 23 * (3600/63360)) / 11.1 / 60" office:value-type="float" office:value="2.74737353464122" calcext:value-type="float">
            <text:p>2.7473735346</text:p>
          </table:table-cell>
        </table:table-row>
        <table:table-row table:style-name="ro1">
          <table:table-cell office:value-type="float" office:value="54.555694039" calcext:value-type="float">
            <text:p>54.555694039</text:p>
          </table:table-cell>
          <table:table-cell office:value-type="float" office:value="442.728706732252" calcext:value-type="float">
            <text:p>442.7287067323</text:p>
          </table:table-cell>
          <table:table-cell table:formula="of:=([.B156] * (PI()) * 23 * (3600/63360)) / 11.1 / 60" office:value-type="float" office:value="2.72915683949948" calcext:value-type="float">
            <text:p>2.7291568395</text:p>
          </table:table-cell>
        </table:table-row>
        <table:table-row table:style-name="ro1">
          <table:table-cell office:value-type="float" office:value="54.6925826340001" calcext:value-type="float">
            <text:p>54.692582634</text:p>
          </table:table-cell>
          <table:table-cell office:value-type="float" office:value="438.312629331669" calcext:value-type="float">
            <text:p>438.3126293317</text:p>
          </table:table-cell>
          <table:table-cell table:formula="of:=([.B157] * (PI()) * 23 * (3600/63360)) / 11.1 / 60" office:value-type="float" office:value="2.70193437197413" calcext:value-type="float">
            <text:p>2.701934372</text:p>
          </table:table-cell>
        </table:table-row>
        <table:table-row table:style-name="ro1">
          <table:table-cell office:value-type="float" office:value="54.829879147" calcext:value-type="float">
            <text:p>54.829879147</text:p>
          </table:table-cell>
          <table:table-cell office:value-type="float" office:value="437.010370394762" calcext:value-type="float">
            <text:p>437.0103703948</text:p>
          </table:table-cell>
          <table:table-cell table:formula="of:=([.B158] * (PI()) * 23 * (3600/63360)) / 11.1 / 60" office:value-type="float" office:value="2.69390672698428" calcext:value-type="float">
            <text:p>2.693906727</text:p>
          </table:table-cell>
        </table:table-row>
        <table:table-row table:style-name="ro1">
          <table:table-cell office:value-type="float" office:value="55.108581612" calcext:value-type="float">
            <text:p>55.108581612</text:p>
          </table:table-cell>
          <table:table-cell office:value-type="float" office:value="425.565830377573" calcext:value-type="float">
            <text:p>425.5658303776</text:p>
          </table:table-cell>
          <table:table-cell table:formula="of:=([.B159] * (PI()) * 23 * (3600/63360)) / 11.1 / 60" office:value-type="float" office:value="2.62335800450958" calcext:value-type="float">
            <text:p>2.6233580045</text:p>
          </table:table-cell>
        </table:table-row>
        <table:table-row table:style-name="ro1">
          <table:table-cell office:value-type="float" office:value="55.2519585090001" calcext:value-type="float">
            <text:p>55.251958509</text:p>
          </table:table-cell>
          <table:table-cell office:value-type="float" office:value="418.477462237015" calcext:value-type="float">
            <text:p>418.477462237</text:p>
          </table:table-cell>
          <table:table-cell table:formula="of:=([.B160] * (PI()) * 23 * (3600/63360)) / 11.1 / 60" office:value-type="float" office:value="2.57966246794842" calcext:value-type="float">
            <text:p>2.5796624679</text:p>
          </table:table-cell>
        </table:table-row>
        <table:table-row table:style-name="ro1">
          <table:table-cell office:value-type="float" office:value="55.392015811" calcext:value-type="float">
            <text:p>55.392015811</text:p>
          </table:table-cell>
          <table:table-cell office:value-type="float" office:value="428.396086053573" calcext:value-type="float">
            <text:p>428.3960860536</text:p>
          </table:table-cell>
          <table:table-cell table:formula="of:=([.B161] * (PI()) * 23 * (3600/63360)) / 11.1 / 60" office:value-type="float" office:value="2.64080483259692" calcext:value-type="float">
            <text:p>2.6408048326</text:p>
          </table:table-cell>
        </table:table-row>
        <table:table-row table:style-name="ro1">
          <table:table-cell office:value-type="float" office:value="55.5357664590001" calcext:value-type="float">
            <text:p>55.535766459</text:p>
          </table:table-cell>
          <table:table-cell office:value-type="float" office:value="417.389422828791" calcext:value-type="float">
            <text:p>417.3894228288</text:p>
          </table:table-cell>
          <table:table-cell table:formula="of:=([.B162] * (PI()) * 23 * (3600/63360)) / 11.1 / 60" office:value-type="float" office:value="2.57295535782106" calcext:value-type="float">
            <text:p>2.5729553578</text:p>
          </table:table-cell>
        </table:table-row>
        <table:table-row table:style-name="ro1">
          <table:table-cell office:value-type="float" office:value="55.682762532" calcext:value-type="float">
            <text:p>55.682762532</text:p>
          </table:table-cell>
          <table:table-cell office:value-type="float" office:value="408.174169387592" calcext:value-type="float">
            <text:p>408.1741693876</text:p>
          </table:table-cell>
          <table:table-cell table:formula="of:=([.B163] * (PI()) * 23 * (3600/63360)) / 11.1 / 60" office:value-type="float" office:value="2.51614884951398" calcext:value-type="float">
            <text:p>2.5161488495</text:p>
          </table:table-cell>
        </table:table-row>
        <table:table-row table:style-name="ro1">
          <table:table-cell office:value-type="float" office:value="55.8330371060001" calcext:value-type="float">
            <text:p>55.833037106</text:p>
          </table:table-cell>
          <table:table-cell office:value-type="float" office:value="399.269140500012" calcext:value-type="float">
            <text:p>399.2691405</text:p>
          </table:table-cell>
          <table:table-cell table:formula="of:=([.B164] * (PI()) * 23 * (3600/63360)) / 11.1 / 60" office:value-type="float" office:value="2.46125468944503" calcext:value-type="float">
            <text:p>2.4612546894</text:p>
          </table:table-cell>
        </table:table-row>
        <table:table-row table:style-name="ro1">
          <table:table-cell office:value-type="float" office:value="55.994251088" calcext:value-type="float">
            <text:p>55.994251088</text:p>
          </table:table-cell>
          <table:table-cell office:value-type="float" office:value="372.176155291691" calcext:value-type="float">
            <text:p>372.1761552917</text:p>
          </table:table-cell>
          <table:table-cell table:formula="of:=([.B165] * (PI()) * 23 * (3600/63360)) / 11.1 / 60" office:value-type="float" office:value="2.29424269144404" calcext:value-type="float">
            <text:p>2.2942426914</text:p>
          </table:table-cell>
        </table:table-row>
        <table:table-row table:style-name="ro1">
          <table:table-cell office:value-type="float" office:value="56.143455241" calcext:value-type="float">
            <text:p>56.143455241</text:p>
          </table:table-cell>
          <table:table-cell office:value-type="float" office:value="402.13357868121" calcext:value-type="float">
            <text:p>402.1335786812</text:p>
          </table:table-cell>
          <table:table-cell table:formula="of:=([.B166] * (PI()) * 23 * (3600/63360)) / 11.1 / 60" office:value-type="float" office:value="2.47891223216739" calcext:value-type="float">
            <text:p>2.4789122322</text:p>
          </table:table-cell>
        </table:table-row>
        <table:table-row table:style-name="ro1">
          <table:table-cell office:value-type="float" office:value="56.304370733" calcext:value-type="float">
            <text:p>56.304370733</text:p>
          </table:table-cell>
          <table:table-cell office:value-type="float" office:value="372.866523007092" calcext:value-type="float">
            <text:p>372.8665230071</text:p>
          </table:table-cell>
          <table:table-cell table:formula="of:=([.B167] * (PI()) * 23 * (3600/63360)) / 11.1 / 60" office:value-type="float" office:value="2.29849839418842" calcext:value-type="float">
            <text:p>2.2984983942</text:p>
          </table:table-cell>
        </table:table-row>
        <table:table-row table:style-name="ro1">
          <table:table-cell office:value-type="float" office:value="56.46493841" calcext:value-type="float">
            <text:p>56.46493841</text:p>
          </table:table-cell>
          <table:table-cell office:value-type="float" office:value="373.674210906056" calcext:value-type="float">
            <text:p>373.6742109061</text:p>
          </table:table-cell>
          <table:table-cell table:formula="of:=([.B168] * (PI()) * 23 * (3600/63360)) / 11.1 / 60" office:value-type="float" office:value="2.30347730547228" calcext:value-type="float">
            <text:p>2.3034773055</text:p>
          </table:table-cell>
        </table:table-row>
        <table:table-row table:style-name="ro1">
          <table:table-cell office:value-type="float" office:value="56.79030456" calcext:value-type="float">
            <text:p>56.79030456</text:p>
          </table:table-cell>
          <table:table-cell office:value-type="float" office:value="368.567637800593" calcext:value-type="float">
            <text:p>368.5676378006</text:p>
          </table:table-cell>
          <table:table-cell table:formula="of:=([.B169] * (PI()) * 23 * (3600/63360)) / 11.1 / 60" office:value-type="float" office:value="2.2719983462242" calcext:value-type="float">
            <text:p>2.2719983462</text:p>
          </table:table-cell>
        </table:table-row>
        <table:table-row table:style-name="ro1">
          <table:table-cell office:value-type="float" office:value="56.9648370200001" calcext:value-type="float">
            <text:p>56.96483702</text:p>
          </table:table-cell>
          <table:table-cell office:value-type="float" office:value="343.775593376682" calcext:value-type="float">
            <text:p>343.7755933767</text:p>
          </table:table-cell>
          <table:table-cell table:formula="of:=([.B170] * (PI()) * 23 * (3600/63360)) / 11.1 / 60" office:value-type="float" office:value="2.11917026759317" calcext:value-type="float">
            <text:p>2.1191702676</text:p>
          </table:table-cell>
        </table:table-row>
        <table:table-row table:style-name="ro1">
          <table:table-cell office:value-type="float" office:value="57.141778238" calcext:value-type="float">
            <text:p>57.141778238</text:p>
          </table:table-cell>
          <table:table-cell office:value-type="float" office:value="339.095665092744" calcext:value-type="float">
            <text:p>339.0956650927</text:p>
          </table:table-cell>
          <table:table-cell table:formula="of:=([.B171] * (PI()) * 23 * (3600/63360)) / 11.1 / 60" office:value-type="float" office:value="2.09032131768263" calcext:value-type="float">
            <text:p>2.0903213177</text:p>
          </table:table-cell>
        </table:table-row>
        <table:table-row table:style-name="ro1">
          <table:table-cell office:value-type="float" office:value="57.34909486" calcext:value-type="float">
            <text:p>57.34909486</text:p>
          </table:table-cell>
          <table:table-cell office:value-type="float" office:value="289.412394535339" calcext:value-type="float">
            <text:p>289.4123945353</text:p>
          </table:table-cell>
          <table:table-cell table:formula="of:=([.B172] * (PI()) * 23 * (3600/63360)) / 11.1 / 60" office:value-type="float" office:value="1.78405376469008" calcext:value-type="float">
            <text:p>1.7840537647</text:p>
          </table:table-cell>
        </table:table-row>
        <table:table-row table:style-name="ro1">
          <table:table-cell office:value-type="float" office:value="57.571993458" calcext:value-type="float">
            <text:p>57.571993458</text:p>
          </table:table-cell>
          <table:table-cell office:value-type="float" office:value="269.180697134722" calcext:value-type="float">
            <text:p>269.1806971347</text:p>
          </table:table-cell>
          <table:table-cell table:formula="of:=([.B173] * (PI()) * 23 * (3600/63360)) / 11.1 / 60" office:value-type="float" office:value="1.65933748924654" calcext:value-type="float">
            <text:p>1.6593374892</text:p>
          </table:table-cell>
        </table:table-row>
        <table:table-row table:style-name="ro1">
          <table:table-cell office:value-type="float" office:value="57.818582544" calcext:value-type="float">
            <text:p>57.818582544</text:p>
          </table:table-cell>
          <table:table-cell office:value-type="float" office:value="243.319771257057" calcext:value-type="float">
            <text:p>243.3197712571</text:p>
          </table:table-cell>
          <table:table-cell table:formula="of:=([.B174] * (PI()) * 23 * (3600/63360)) / 11.1 / 60" office:value-type="float" office:value="1.49992039778267" calcext:value-type="float">
            <text:p>1.4999203978</text:p>
          </table:table-cell>
        </table:table-row>
        <table:table-row table:style-name="ro1">
          <table:table-cell office:value-type="float" office:value="58.116256995" calcext:value-type="float">
            <text:p>58.116256995</text:p>
          </table:table-cell>
          <table:table-cell office:value-type="float" office:value="201.56247806431" calcext:value-type="float">
            <text:p>201.5624780643</text:p>
          </table:table-cell>
          <table:table-cell table:formula="of:=([.B175] * (PI()) * 23 * (3600/63360)) / 11.1 / 60" office:value-type="float" office:value="1.24251173965179" calcext:value-type="float">
            <text:p>1.2425117397</text:p>
          </table:table-cell>
        </table:table-row>
        <table:table-row table:style-name="ro1">
          <table:table-cell office:value-type="float" office:value="58.444237996" calcext:value-type="float">
            <text:p>58.444237996</text:p>
          </table:table-cell>
          <table:table-cell office:value-type="float" office:value="182.937425695575" calcext:value-type="float">
            <text:p>182.9374256956</text:p>
          </table:table-cell>
          <table:table-cell table:formula="of:=([.B176] * (PI()) * 23 * (3600/63360)) / 11.1 / 60" office:value-type="float" office:value="1.12769946684177" calcext:value-type="float">
            <text:p>1.1276994668</text:p>
          </table:table-cell>
        </table:table-row>
        <table:table-row table:style-name="ro1">
          <table:table-cell office:value-type="float" office:value="60.842061516" calcext:value-type="float">
            <text:p>60.842061516</text:p>
          </table:table-cell>
          <table:table-cell office:value-type="float" office:value="25.022692245508" calcext:value-type="float">
            <text:p>25.0226922455</text:p>
          </table:table-cell>
          <table:table-cell table:formula="of:=([.B177] * (PI()) * 23 * (3600/63360)) / 11.1 / 60" office:value-type="float" office:value="0.154249884062338" calcext:value-type="float">
            <text:p>0.1542498841</text:p>
          </table:table-cell>
        </table:table-row>
        <table:table-row table:style-name="ro1">
          <table:table-cell office:value-type="float" office:value="61.1612456680001" calcext:value-type="float">
            <text:p>61.161245668</text:p>
          </table:table-cell>
          <table:table-cell office:value-type="float" office:value="187.979257817258" calcext:value-type="float">
            <text:p>187.9792578173</text:p>
          </table:table-cell>
          <table:table-cell table:formula="of:=([.B178] * (PI()) * 23 * (3600/63360)) / 11.1 / 60" office:value-type="float" office:value="1.15877933676947" calcext:value-type="float">
            <text:p>1.1587793368</text:p>
          </table:table-cell>
        </table:table-row>
        <table:table-row table:style-name="ro1">
          <table:table-cell office:value-type="float" office:value="61.46507071" calcext:value-type="float">
            <text:p>61.46507071</text:p>
          </table:table-cell>
          <table:table-cell office:value-type="float" office:value="445.688330863534" calcext:value-type="float">
            <text:p>445.6883308635</text:p>
          </table:table-cell>
          <table:table-cell table:formula="of:=([.B179] * (PI()) * 23 * (3600/63360)) / 11.1 / 60" office:value-type="float" office:value="2.74740114649248" calcext:value-type="float">
            <text:p>2.7474011465</text:p>
          </table:table-cell>
        </table:table-row>
        <table:table-row table:style-name="ro1">
          <table:table-cell office:value-type="float" office:value="61.596337153" calcext:value-type="float">
            <text:p>61.596337153</text:p>
          </table:table-cell>
          <table:table-cell office:value-type="float" office:value="457.085593459853" calcext:value-type="float">
            <text:p>457.0855934599</text:p>
          </table:table-cell>
          <table:table-cell table:formula="of:=([.B180] * (PI()) * 23 * (3600/63360)) / 11.1 / 60" office:value-type="float" office:value="2.817658432034" calcext:value-type="float">
            <text:p>2.817658432</text:p>
          </table:table-cell>
        </table:table-row>
        <table:table-row table:style-name="ro1">
          <table:table-cell office:value-type="float" office:value="61.7289124010001" calcext:value-type="float">
            <text:p>61.728912401</text:p>
          </table:table-cell>
          <table:table-cell office:value-type="float" office:value="452.573168107245" calcext:value-type="float">
            <text:p>452.5731681072</text:p>
          </table:table-cell>
          <table:table-cell table:formula="of:=([.B181] * (PI()) * 23 * (3600/63360)) / 11.1 / 60" office:value-type="float" office:value="2.78984203719324" calcext:value-type="float">
            <text:p>2.7898420372</text:p>
          </table:table-cell>
        </table:table-row>
        <table:table-row table:style-name="ro1">
          <table:table-cell office:value-type="float" office:value="61.8643109920001" calcext:value-type="float">
            <text:p>61.864310992</text:p>
          </table:table-cell>
          <table:table-cell office:value-type="float" office:value="443.136073698099" calcext:value-type="float">
            <text:p>443.1360736981</text:p>
          </table:table-cell>
          <table:table-cell table:formula="of:=([.B182] * (PI()) * 23 * (3600/63360)) / 11.1 / 60" office:value-type="float" office:value="2.73166801242349" calcext:value-type="float">
            <text:p>2.7316680124</text:p>
          </table:table-cell>
        </table:table-row>
        <table:table-row table:style-name="ro1">
          <table:table-cell office:value-type="float" office:value="62.0002667190001" calcext:value-type="float">
            <text:p>62.000266719</text:p>
          </table:table-cell>
          <table:table-cell office:value-type="float" office:value="441.320136517646" calcext:value-type="float">
            <text:p>441.3201365176</text:p>
          </table:table-cell>
          <table:table-cell table:formula="of:=([.B183] * (PI()) * 23 * (3600/63360)) / 11.1 / 60" office:value-type="float" office:value="2.72047384926946" calcext:value-type="float">
            <text:p>2.7204738493</text:p>
          </table:table-cell>
        </table:table-row>
        <table:table-row table:style-name="ro1">
          <table:table-cell office:value-type="float" office:value="62.1383050580001" calcext:value-type="float">
            <text:p>62.138305058</text:p>
          </table:table-cell>
          <table:table-cell office:value-type="float" office:value="434.661851444069" calcext:value-type="float">
            <text:p>434.6618514441</text:p>
          </table:table-cell>
          <table:table-cell table:formula="of:=([.B184] * (PI()) * 23 * (3600/63360)) / 11.1 / 60" office:value-type="float" office:value="2.67942951676612" calcext:value-type="float">
            <text:p>2.6794295168</text:p>
          </table:table-cell>
        </table:table-row>
        <table:table-row table:style-name="ro1">
          <table:table-cell office:value-type="float" office:value="62.277752567" calcext:value-type="float">
            <text:p>62.277752567</text:p>
          </table:table-cell>
          <table:table-cell office:value-type="float" office:value="430.269428477271" calcext:value-type="float">
            <text:p>430.2694284773</text:p>
          </table:table-cell>
          <table:table-cell table:formula="of:=([.B185] * (PI()) * 23 * (3600/63360)) / 11.1 / 60" office:value-type="float" office:value="2.65235286463238" calcext:value-type="float">
            <text:p>2.6523528646</text:p>
          </table:table-cell>
        </table:table-row>
        <table:table-row table:style-name="ro1">
          <table:table-cell office:value-type="float" office:value="62.41648799" calcext:value-type="float">
            <text:p>62.41648799</text:p>
          </table:table-cell>
          <table:table-cell office:value-type="float" office:value="432.47786832364" calcext:value-type="float">
            <text:p>432.4778683236</text:p>
          </table:table-cell>
          <table:table-cell table:formula="of:=([.B186] * (PI()) * 23 * (3600/63360)) / 11.1 / 60" office:value-type="float" office:value="2.66596657121993" calcext:value-type="float">
            <text:p>2.6659665712</text:p>
          </table:table-cell>
        </table:table-row>
        <table:table-row table:style-name="ro1">
          <table:table-cell office:value-type="float" office:value="62.553808878" calcext:value-type="float">
            <text:p>62.553808878</text:p>
          </table:table-cell>
          <table:table-cell office:value-type="float" office:value="436.932799327734" calcext:value-type="float">
            <text:p>436.9327993277</text:p>
          </table:table-cell>
          <table:table-cell table:formula="of:=([.B187] * (PI()) * 23 * (3600/63360)) / 11.1 / 60" office:value-type="float" office:value="2.69342854789875" calcext:value-type="float">
            <text:p>2.6934285479</text:p>
          </table:table-cell>
        </table:table-row>
        <table:table-row table:style-name="ro1">
          <table:table-cell office:value-type="float" office:value="62.692144301" calcext:value-type="float">
            <text:p>62.692144301</text:p>
          </table:table-cell>
          <table:table-cell office:value-type="float" office:value="433.728387847377" calcext:value-type="float">
            <text:p>433.7283878474</text:p>
          </table:table-cell>
          <table:table-cell table:formula="of:=([.B188] * (PI()) * 23 * (3600/63360)) / 11.1 / 60" office:value-type="float" office:value="2.67367527377127" calcext:value-type="float">
            <text:p>2.6736752738</text:p>
          </table:table-cell>
        </table:table-row>
        <table:table-row table:style-name="ro1">
          <table:table-cell office:value-type="float" office:value="62.977245536" calcext:value-type="float">
            <text:p>62.977245536</text:p>
          </table:table-cell>
          <table:table-cell office:value-type="float" office:value="419.610467211144" calcext:value-type="float">
            <text:p>419.6104672111</text:p>
          </table:table-cell>
          <table:table-cell table:formula="of:=([.B189] * (PI()) * 23 * (3600/63360)) / 11.1 / 60" office:value-type="float" office:value="2.58664676381023" calcext:value-type="float">
            <text:p>2.5866467638</text:p>
          </table:table-cell>
        </table:table-row>
        <table:table-row table:style-name="ro1">
          <table:table-cell office:value-type="float" office:value="63.128197091" calcext:value-type="float">
            <text:p>63.128197091</text:p>
          </table:table-cell>
          <table:table-cell office:value-type="float" office:value="397.478515540947" calcext:value-type="float">
            <text:p>397.4785155409</text:p>
          </table:table-cell>
          <table:table-cell table:formula="of:=([.B190] * (PI()) * 23 * (3600/63360)) / 11.1 / 60" office:value-type="float" office:value="2.4502165609485" calcext:value-type="float">
            <text:p>2.4502165609</text:p>
          </table:table-cell>
        </table:table-row>
        <table:table-row table:style-name="ro1">
          <table:table-cell office:value-type="float" office:value="63.2799412" calcext:value-type="float">
            <text:p>63.2799412</text:p>
          </table:table-cell>
          <table:table-cell office:value-type="float" office:value="395.402499612049" calcext:value-type="float">
            <text:p>395.402499612</text:p>
          </table:table-cell>
          <table:table-cell table:formula="of:=([.B191] * (PI()) * 23 * (3600/63360)) / 11.1 / 60" office:value-type="float" office:value="2.43741916835772" calcext:value-type="float">
            <text:p>2.4374191684</text:p>
          </table:table-cell>
        </table:table-row>
        <table:table-row table:style-name="ro1">
          <table:table-cell office:value-type="float" office:value="63.446569417" calcext:value-type="float">
            <text:p>63.446569417</text:p>
          </table:table-cell>
          <table:table-cell office:value-type="float" office:value="360.083070444102" calcext:value-type="float">
            <text:p>360.0830704441</text:p>
          </table:table-cell>
          <table:table-cell table:formula="of:=([.B192] * (PI()) * 23 * (3600/63360)) / 11.1 / 60" office:value-type="float" office:value="2.21969607921723" calcext:value-type="float">
            <text:p>2.2196960792</text:p>
          </table:table-cell>
        </table:table-row>
        <table:table-row table:style-name="ro1">
          <table:table-cell office:value-type="float" office:value="63.623467718" calcext:value-type="float">
            <text:p>63.623467718</text:p>
          </table:table-cell>
          <table:table-cell office:value-type="float" office:value="339.177932523056" calcext:value-type="float">
            <text:p>339.1779325231</text:p>
          </table:table-cell>
          <table:table-cell table:formula="of:=([.B193] * (PI()) * 23 * (3600/63360)) / 11.1 / 60" office:value-type="float" office:value="2.09082844702999" calcext:value-type="float">
            <text:p>2.090828447</text:p>
          </table:table-cell>
        </table:table-row>
        <table:table-row table:style-name="ro1">
          <table:table-cell office:value-type="float" office:value="63.7900208820001" calcext:value-type="float">
            <text:p>63.790020882</text:p>
          </table:table-cell>
          <table:table-cell office:value-type="float" office:value="360.245332835356" calcext:value-type="float">
            <text:p>360.2453328354</text:p>
          </table:table-cell>
          <table:table-cell table:formula="of:=([.B194] * (PI()) * 23 * (3600/63360)) / 11.1 / 60" office:value-type="float" office:value="2.22069632950177" calcext:value-type="float">
            <text:p>2.2206963295</text:p>
          </table:table-cell>
        </table:table-row>
        <table:table-row table:style-name="ro1">
          <table:table-cell office:value-type="float" office:value="63.9562103480001" calcext:value-type="float">
            <text:p>63.956210348</text:p>
          </table:table-cell>
          <table:table-cell office:value-type="float" office:value="361.033713171706" calcext:value-type="float">
            <text:p>361.0337131717</text:p>
          </table:table-cell>
          <table:table-cell table:formula="of:=([.B195] * (PI()) * 23 * (3600/63360)) / 11.1 / 60" office:value-type="float" office:value="2.22555622124667" calcext:value-type="float">
            <text:p>2.2255562212</text:p>
          </table:table-cell>
        </table:table-row>
        <table:table-row table:style-name="ro1">
          <table:table-cell office:value-type="float" office:value="64.1222158030001" calcext:value-type="float">
            <text:p>64.122215803</text:p>
          </table:table-cell>
          <table:table-cell office:value-type="float" office:value="361.433905891819" calcext:value-type="float">
            <text:p>361.4339058918</text:p>
          </table:table-cell>
          <table:table-cell table:formula="of:=([.B196] * (PI()) * 23 * (3600/63360)) / 11.1 / 60" office:value-type="float" office:value="2.22802316925028" calcext:value-type="float">
            <text:p>2.2280231693</text:p>
          </table:table-cell>
        </table:table-row>
        <table:table-row table:style-name="ro1">
          <table:table-cell office:value-type="float" office:value="64.277476225" calcext:value-type="float">
            <text:p>64.277476225</text:p>
          </table:table-cell>
          <table:table-cell office:value-type="float" office:value="386.447487563906" calcext:value-type="float">
            <text:p>386.4474875639</text:p>
          </table:table-cell>
          <table:table-cell table:formula="of:=([.B197] * (PI()) * 23 * (3600/63360)) / 11.1 / 60" office:value-type="float" office:value="2.38221689209383" calcext:value-type="float">
            <text:p>2.3822168921</text:p>
          </table:table-cell>
        </table:table-row>
        <table:table-row table:style-name="ro1">
          <table:table-cell office:value-type="float" office:value="64.436356398" calcext:value-type="float">
            <text:p>64.436356398</text:p>
          </table:table-cell>
          <table:table-cell office:value-type="float" office:value="377.643093326827" calcext:value-type="float">
            <text:p>377.6430933268</text:p>
          </table:table-cell>
          <table:table-cell table:formula="of:=([.B198] * (PI()) * 23 * (3600/63360)) / 11.1 / 60" office:value-type="float" office:value="2.32794308426436" calcext:value-type="float">
            <text:p>2.3279430843</text:p>
          </table:table-cell>
        </table:table-row>
        <table:table-row table:style-name="ro1">
          <table:table-cell office:value-type="float" office:value="64.739412896" calcext:value-type="float">
            <text:p>64.739412896</text:p>
          </table:table-cell>
          <table:table-cell office:value-type="float" office:value="422.699191763291" calcext:value-type="float">
            <text:p>422.6991917633</text:p>
          </table:table-cell>
          <table:table-cell table:formula="of:=([.B199] * (PI()) * 23 * (3600/63360)) / 11.1 / 60" office:value-type="float" office:value="2.60568689743752" calcext:value-type="float">
            <text:p>2.6056868974</text:p>
          </table:table-cell>
        </table:table-row>
        <table:table-row table:style-name="ro1">
          <table:table-cell office:value-type="float" office:value="64.878857801" calcext:value-type="float">
            <text:p>64.878857801</text:p>
          </table:table-cell>
          <table:table-cell office:value-type="float" office:value="430.27746334653" calcext:value-type="float">
            <text:p>430.2774633465</text:p>
          </table:table-cell>
          <table:table-cell table:formula="of:=([.B200] * (PI()) * 23 * (3600/63360)) / 11.1 / 60" office:value-type="float" office:value="2.65240239478043" calcext:value-type="float">
            <text:p>2.6524023948</text:p>
          </table:table-cell>
        </table:table-row>
        <table:table-row table:style-name="ro1">
          <table:table-cell office:value-type="float" office:value="65.009747732" calcext:value-type="float">
            <text:p>65.009747732</text:p>
          </table:table-cell>
          <table:table-cell office:value-type="float" office:value="458.400425010692" calcext:value-type="float">
            <text:p>458.4004250107</text:p>
          </table:table-cell>
          <table:table-cell table:formula="of:=([.B201] * (PI()) * 23 * (3600/63360)) / 11.1 / 60" office:value-type="float" office:value="2.82576357964516" calcext:value-type="float">
            <text:p>2.8257635796</text:p>
          </table:table-cell>
        </table:table-row>
        <table:table-row table:style-name="ro1">
          <table:table-cell office:value-type="float" office:value="65.142168345" calcext:value-type="float">
            <text:p>65.142168345</text:p>
          </table:table-cell>
          <table:table-cell office:value-type="float" office:value="453.101663258348" calcext:value-type="float">
            <text:p>453.1016632583</text:p>
          </table:table-cell>
          <table:table-cell table:formula="of:=([.B202] * (PI()) * 23 * (3600/63360)) / 11.1 / 60" office:value-type="float" office:value="2.79309989270237" calcext:value-type="float">
            <text:p>2.7930998927</text:p>
          </table:table-cell>
        </table:table-row>
        <table:table-row table:style-name="ro1">
          <table:table-cell office:value-type="float" office:value="65.2677264880001" calcext:value-type="float">
            <text:p>65.267726488</text:p>
          </table:table-cell>
          <table:table-cell office:value-type="float" office:value="477.866258343622" calcext:value-type="float">
            <text:p>477.8662583436</text:p>
          </table:table-cell>
          <table:table-cell table:formula="of:=([.B203] * (PI()) * 23 * (3600/63360)) / 11.1 / 60" office:value-type="float" office:value="2.94575876263032" calcext:value-type="float">
            <text:p>2.9457587626</text:p>
          </table:table-cell>
        </table:table-row>
        <table:table-row table:style-name="ro1">
          <table:table-cell office:value-type="float" office:value="65.397929855" calcext:value-type="float">
            <text:p>65.397929855</text:p>
          </table:table-cell>
          <table:table-cell office:value-type="float" office:value="460.817576246212" calcext:value-type="float">
            <text:p>460.8175762462</text:p>
          </table:table-cell>
          <table:table-cell table:formula="of:=([.B204] * (PI()) * 23 * (3600/63360)) / 11.1 / 60" office:value-type="float" office:value="2.84066386671986" calcext:value-type="float">
            <text:p>2.8406638667</text:p>
          </table:table-cell>
        </table:table-row>
        <table:table-row table:style-name="ro1">
          <table:table-cell office:value-type="float" office:value="65.5238938850001" calcext:value-type="float">
            <text:p>65.523893885</text:p>
          </table:table-cell>
          <table:table-cell office:value-type="float" office:value="476.326456052229" calcext:value-type="float">
            <text:p>476.3264560522</text:p>
          </table:table-cell>
          <table:table-cell table:formula="of:=([.B205] * (PI()) * 23 * (3600/63360)) / 11.1 / 60" office:value-type="float" office:value="2.93626680538624" calcext:value-type="float">
            <text:p>2.9362668054</text:p>
          </table:table-cell>
        </table:table-row>
        <table:table-row table:style-name="ro1">
          <table:table-cell office:value-type="float" office:value="65.6526271430001" calcext:value-type="float">
            <text:p>65.652627143</text:p>
          </table:table-cell>
          <table:table-cell office:value-type="float" office:value="466.080024169006" calcext:value-type="float">
            <text:p>466.080024169</text:p>
          </table:table-cell>
          <table:table-cell table:formula="of:=([.B206] * (PI()) * 23 * (3600/63360)) / 11.1 / 60" office:value-type="float" office:value="2.8731037006918" calcext:value-type="float">
            <text:p>2.8731037007</text:p>
          </table:table-cell>
        </table:table-row>
        <table:table-row table:style-name="ro1">
          <table:table-cell office:value-type="float" office:value="65.78264254" calcext:value-type="float">
            <text:p>65.78264254</text:p>
          </table:table-cell>
          <table:table-cell office:value-type="float" office:value="461.483804106801" calcext:value-type="float">
            <text:p>461.4838041068</text:p>
          </table:table-cell>
          <table:table-cell table:formula="of:=([.B207] * (PI()) * 23 * (3600/63360)) / 11.1 / 60" office:value-type="float" office:value="2.84477076174325" calcext:value-type="float">
            <text:p>2.8447707617</text:p>
          </table:table-cell>
        </table:table-row>
        <table:table-row table:style-name="ro1">
          <table:table-cell office:value-type="float" office:value="65.9099527730001" calcext:value-type="float">
            <text:p>65.909952773</text:p>
          </table:table-cell>
          <table:table-cell office:value-type="float" office:value="471.289688080287" calcext:value-type="float">
            <text:p>471.2896880803</text:p>
          </table:table-cell>
          <table:table-cell table:formula="of:=([.B208] * (PI()) * 23 * (3600/63360)) / 11.1 / 60" office:value-type="float" office:value="2.90521815290319" calcext:value-type="float">
            <text:p>2.9052181529</text:p>
          </table:table-cell>
        </table:table-row>
        <table:table-row table:style-name="ro1">
          <table:table-cell office:value-type="float" office:value="66.1596808270001" calcext:value-type="float">
            <text:p>66.159680827</text:p>
          </table:table-cell>
          <table:table-cell office:value-type="float" office:value="480.996802381344" calcext:value-type="float">
            <text:p>480.9968023813</text:p>
          </table:table-cell>
          <table:table-cell table:formula="of:=([.B209] * (PI()) * 23 * (3600/63360)) / 11.1 / 60" office:value-type="float" office:value="2.96505668829447" calcext:value-type="float">
            <text:p>2.9650566883</text:p>
          </table:table-cell>
        </table:table-row>
        <table:table-row table:style-name="ro1">
          <table:table-cell office:value-type="float" office:value="66.282638025" calcext:value-type="float">
            <text:p>66.282638025</text:p>
          </table:table-cell>
          <table:table-cell office:value-type="float" office:value="487.97468530474" calcext:value-type="float">
            <text:p>487.9746853047</text:p>
          </table:table-cell>
          <table:table-cell table:formula="of:=([.B210] * (PI()) * 23 * (3600/63360)) / 11.1 / 60" office:value-type="float" office:value="3.00807114978303" calcext:value-type="float">
            <text:p>3.0080711498</text:p>
          </table:table-cell>
        </table:table-row>
        <table:table-row table:style-name="ro1">
          <table:table-cell office:value-type="float" office:value="66.4058512140001" calcext:value-type="float">
            <text:p>66.405851214</text:p>
          </table:table-cell>
          <table:table-cell office:value-type="float" office:value="486.960856114147" calcext:value-type="float">
            <text:p>486.9608561141</text:p>
          </table:table-cell>
          <table:table-cell table:formula="of:=([.B211] * (PI()) * 23 * (3600/63360)) / 11.1 / 60" office:value-type="float" office:value="3.00182150112118" calcext:value-type="float">
            <text:p>3.0018215011</text:p>
          </table:table-cell>
        </table:table-row>
        <table:table-row table:style-name="ro1">
          <table:table-cell office:value-type="float" office:value="66.526628197" calcext:value-type="float">
            <text:p>66.526628197</text:p>
          </table:table-cell>
          <table:table-cell office:value-type="float" office:value="496.783397876695" calcext:value-type="float">
            <text:p>496.7833978767</text:p>
          </table:table-cell>
          <table:table-cell table:formula="of:=([.B212] * (PI()) * 23 * (3600/63360)) / 11.1 / 60" office:value-type="float" office:value="3.062371577556" calcext:value-type="float">
            <text:p>3.0623715776</text:p>
          </table:table-cell>
        </table:table-row>
        <table:table-row table:style-name="ro1">
          <table:table-cell office:value-type="float" office:value="66.647213357" calcext:value-type="float">
            <text:p>66.647213357</text:p>
          </table:table-cell>
          <table:table-cell office:value-type="float" office:value="497.573664951729" calcext:value-type="float">
            <text:p>497.5736649517</text:p>
          </table:table-cell>
          <table:table-cell table:formula="of:=([.B213] * (PI()) * 23 * (3600/63360)) / 11.1 / 60" office:value-type="float" office:value="3.06724309991284" calcext:value-type="float">
            <text:p>3.0672430999</text:p>
          </table:table-cell>
        </table:table-row>
        <table:table-row table:style-name="ro1">
          <table:table-cell office:value-type="float" office:value="66.767782319" calcext:value-type="float">
            <text:p>66.767782319</text:p>
          </table:table-cell>
          <table:table-cell office:value-type="float" office:value="497.64051215771" calcext:value-type="float">
            <text:p>497.6405121577</text:p>
          </table:table-cell>
          <table:table-cell table:formula="of:=([.B214] * (PI()) * 23 * (3600/63360)) / 11.1 / 60" office:value-type="float" office:value="3.06765517282935" calcext:value-type="float">
            <text:p>3.0676551728</text:p>
          </table:table-cell>
        </table:table-row>
        <table:table-row table:style-name="ro1">
          <table:table-cell office:value-type="float" office:value="66.887228882" calcext:value-type="float">
            <text:p>66.887228882</text:p>
          </table:table-cell>
          <table:table-cell office:value-type="float" office:value="502.316671933052" calcext:value-type="float">
            <text:p>502.3166719331</text:p>
          </table:table-cell>
          <table:table-cell table:formula="of:=([.B215] * (PI()) * 23 * (3600/63360)) / 11.1 / 60" office:value-type="float" office:value="3.0964808921455" calcext:value-type="float">
            <text:p>3.0964808921</text:p>
          </table:table-cell>
        </table:table-row>
        <table:table-row table:style-name="ro1">
          <table:table-cell office:value-type="float" office:value="67.005964765" calcext:value-type="float">
            <text:p>67.005964765</text:p>
          </table:table-cell>
          <table:table-cell office:value-type="float" office:value="505.323230720408" calcext:value-type="float">
            <text:p>505.3232307204</text:p>
          </table:table-cell>
          <table:table-cell table:formula="of:=([.B216] * (PI()) * 23 * (3600/63360)) / 11.1 / 60" office:value-type="float" office:value="3.11501452313237" calcext:value-type="float">
            <text:p>3.1150145231</text:p>
          </table:table-cell>
        </table:table-row>
        <table:table-row table:style-name="ro1">
          <table:table-cell office:value-type="float" office:value="67.122334339" calcext:value-type="float">
            <text:p>67.122334339</text:p>
          </table:table-cell>
          <table:table-cell office:value-type="float" office:value="515.598690771038" calcext:value-type="float">
            <text:p>515.598690771</text:p>
          </table:table-cell>
          <table:table-cell table:formula="of:=([.B217] * (PI()) * 23 * (3600/63360)) / 11.1 / 60" office:value-type="float" office:value="3.17835656906195" calcext:value-type="float">
            <text:p>3.1783565691</text:p>
          </table:table-cell>
        </table:table-row>
        <table:table-row table:style-name="ro1">
          <table:table-cell office:value-type="float" office:value="67.239043914" calcext:value-type="float">
            <text:p>67.239043914</text:p>
          </table:table-cell>
          <table:table-cell office:value-type="float" office:value="514.096636887086" calcext:value-type="float">
            <text:p>514.0966368871</text:p>
          </table:table-cell>
          <table:table-cell table:formula="of:=([.B218] * (PI()) * 23 * (3600/63360)) / 11.1 / 60" office:value-type="float" office:value="3.16909730810067" calcext:value-type="float">
            <text:p>3.1690973081</text:p>
          </table:table-cell>
        </table:table-row>
        <table:table-row table:style-name="ro1">
          <table:table-cell office:value-type="float" office:value="67.46200871" calcext:value-type="float">
            <text:p>67.46200871</text:p>
          </table:table-cell>
          <table:table-cell office:value-type="float" office:value="566.996880609992" calcext:value-type="float">
            <text:p>566.99688061</text:p>
          </table:table-cell>
          <table:table-cell table:formula="of:=([.B219] * (PI()) * 23 * (3600/63360)) / 11.1 / 60" office:value-type="float" office:value="3.4951955704726" calcext:value-type="float">
            <text:p>3.4951955705</text:p>
          </table:table-cell>
        </table:table-row>
        <table:table-row table:style-name="ro1">
          <table:table-cell office:value-type="float" office:value="67.549013559" calcext:value-type="float">
            <text:p>67.549013559</text:p>
          </table:table-cell>
          <table:table-cell office:value-type="float" office:value="689.616736189182" calcext:value-type="float">
            <text:p>689.6167361892</text:p>
          </table:table-cell>
          <table:table-cell table:formula="of:=([.B220] * (PI()) * 23 * (3600/63360)) / 11.1 / 60" office:value-type="float" office:value="4.25107340812718" calcext:value-type="float">
            <text:p>4.2510734081</text:p>
          </table:table-cell>
        </table:table-row>
        <table:table-row table:style-name="ro1">
          <table:table-cell office:value-type="float" office:value="67.628601927" calcext:value-type="float">
            <text:p>67.628601927</text:p>
          </table:table-cell>
          <table:table-cell office:value-type="float" office:value="753.879009052883" calcext:value-type="float">
            <text:p>753.8790090529</text:p>
          </table:table-cell>
          <table:table-cell table:formula="of:=([.B221] * (PI()) * 23 * (3600/63360)) / 11.1 / 60" office:value-type="float" office:value="4.64721176292742" calcext:value-type="float">
            <text:p>4.6472117629</text:p>
          </table:table-cell>
        </table:table-row>
        <table:table-row table:style-name="ro1">
          <table:table-cell office:value-type="float" office:value="67.701646629" calcext:value-type="float">
            <text:p>67.701646629</text:p>
          </table:table-cell>
          <table:table-cell office:value-type="float" office:value="821.414809797475" calcext:value-type="float">
            <text:p>821.4148097975</text:p>
          </table:table-cell>
          <table:table-cell table:formula="of:=([.B222] * (PI()) * 23 * (3600/63360)) / 11.1 / 60" office:value-type="float" office:value="5.06352945299455" calcext:value-type="float">
            <text:p>5.063529453</text:p>
          </table:table-cell>
        </table:table-row>
        <table:table-row table:style-name="ro1">
          <table:table-cell office:value-type="float" office:value="67.7685667810001" calcext:value-type="float">
            <text:p>67.768566781</text:p>
          </table:table-cell>
          <table:table-cell office:value-type="float" office:value="896.590910312465" calcext:value-type="float">
            <text:p>896.5909103125</text:p>
          </table:table-cell>
          <table:table-cell table:formula="of:=([.B223] * (PI()) * 23 * (3600/63360)) / 11.1 / 60" office:value-type="float" office:value="5.52694500696147" calcext:value-type="float">
            <text:p>5.526945007</text:p>
          </table:table-cell>
        </table:table-row>
        <table:table-row table:style-name="ro1">
          <table:table-cell office:value-type="float" office:value="67.83143963" calcext:value-type="float">
            <text:p>67.83143963</text:p>
          </table:table-cell>
          <table:table-cell office:value-type="float" office:value="954.307001421643" calcext:value-type="float">
            <text:p>954.3070014216</text:p>
          </table:table-cell>
          <table:table-cell table:formula="of:=([.B224] * (PI()) * 23 * (3600/63360)) / 11.1 / 60" office:value-type="float" office:value="5.88273007895828" calcext:value-type="float">
            <text:p>5.882730079</text:p>
          </table:table-cell>
        </table:table-row>
        <table:table-row table:style-name="ro1">
          <table:table-cell office:value-type="float" office:value="67.889912204" calcext:value-type="float">
            <text:p>67.889912204</text:p>
          </table:table-cell>
          <table:table-cell office:value-type="float" office:value="1026.12209272664" calcext:value-type="float">
            <text:p>1026.1220927266</text:p>
          </table:table-cell>
          <table:table-cell table:formula="of:=([.B225] * (PI()) * 23 * (3600/63360)) / 11.1 / 60" office:value-type="float" office:value="6.32542702775325" calcext:value-type="float">
            <text:p>6.3254270278</text:p>
          </table:table-cell>
        </table:table-row>
        <table:table-row table:style-name="ro1">
          <table:table-cell office:value-type="float" office:value="67.9470326910001" calcext:value-type="float">
            <text:p>67.947032691</text:p>
          </table:table-cell>
          <table:table-cell office:value-type="float" office:value="1050.41121235501" calcext:value-type="float">
            <text:p>1050.411212355</text:p>
          </table:table-cell>
          <table:table-cell table:formula="of:=([.B226] * (PI()) * 23 * (3600/63360)) / 11.1 / 60" office:value-type="float" office:value="6.47515487677497" calcext:value-type="float">
            <text:p>6.4751548768</text:p>
          </table:table-cell>
        </table:table-row>
        <table:table-row table:style-name="ro1">
          <table:table-cell office:value-type="float" office:value="68.0017340040001" calcext:value-type="float">
            <text:p>68.001734004</text:p>
          </table:table-cell>
          <table:table-cell office:value-type="float" office:value="1096.86581014956" calcext:value-type="float">
            <text:p>1096.8658101496</text:p>
          </table:table-cell>
          <table:table-cell table:formula="of:=([.B227] * (PI()) * 23 * (3600/63360)) / 11.1 / 60" office:value-type="float" office:value="6.76151959939023" calcext:value-type="float">
            <text:p>6.7615195994</text:p>
          </table:table-cell>
        </table:table-row>
        <table:table-row table:style-name="ro1">
          <table:table-cell office:value-type="float" office:value="68.0541501010001" calcext:value-type="float">
            <text:p>68.054150101</text:p>
          </table:table-cell>
          <table:table-cell office:value-type="float" office:value="1144.68652635487" calcext:value-type="float">
            <text:p>1144.6865263549</text:p>
          </table:table-cell>
          <table:table-cell table:formula="of:=([.B228] * (PI()) * 23 * (3600/63360)) / 11.1 / 60" office:value-type="float" office:value="7.05630562233591" calcext:value-type="float">
            <text:p>7.0563056223</text:p>
          </table:table-cell>
        </table:table-row>
        <table:table-row table:style-name="ro1">
          <table:table-cell office:value-type="float" office:value="68.1492195060001" calcext:value-type="float">
            <text:p>68.149219506</text:p>
          </table:table-cell>
          <table:table-cell office:value-type="float" office:value="1306.64288750718" calcext:value-type="float">
            <text:p>1306.6428875072</text:p>
          </table:table-cell>
          <table:table-cell table:formula="of:=([.B229] * (PI()) * 23 * (3600/63360)) / 11.1 / 60" office:value-type="float" office:value="8.05466941492049" calcext:value-type="float">
            <text:p>8.0546694149</text:p>
          </table:table-cell>
        </table:table-row>
        <table:table-row table:style-name="ro1">
          <table:table-cell office:value-type="float" office:value="68.193822194" calcext:value-type="float">
            <text:p>68.193822194</text:p>
          </table:table-cell>
          <table:table-cell office:value-type="float" office:value="1345.21040525808" calcext:value-type="float">
            <text:p>1345.2104052581</text:p>
          </table:table-cell>
          <table:table-cell table:formula="of:=([.B230] * (PI()) * 23 * (3600/63360)) / 11.1 / 60" office:value-type="float" office:value="8.29241502131967" calcext:value-type="float">
            <text:p>8.2924150213</text:p>
          </table:table-cell>
        </table:table-row>
        <table:table-row table:style-name="ro1">
          <table:table-cell office:value-type="float" office:value="68.237152275" calcext:value-type="float">
            <text:p>68.237152275</text:p>
          </table:table-cell>
          <table:table-cell office:value-type="float" office:value="1384.71931312498" calcext:value-type="float">
            <text:p>1384.719313125</text:p>
          </table:table-cell>
          <table:table-cell table:formula="of:=([.B231] * (PI()) * 23 * (3600/63360)) / 11.1 / 60" office:value-type="float" office:value="8.53596373294933" calcext:value-type="float">
            <text:p>8.5359637329</text:p>
          </table:table-cell>
        </table:table-row>
        <table:table-row table:style-name="ro1">
          <table:table-cell office:value-type="float" office:value="68.278901777" calcext:value-type="float">
            <text:p>68.278901777</text:p>
          </table:table-cell>
          <table:table-cell office:value-type="float" office:value="1437.14289094938" calcext:value-type="float">
            <text:p>1437.1428909494</text:p>
          </table:table-cell>
          <table:table-cell table:formula="of:=([.B232] * (PI()) * 23 * (3600/63360)) / 11.1 / 60" office:value-type="float" office:value="8.85912363605681" calcext:value-type="float">
            <text:p>8.8591236361</text:p>
          </table:table-cell>
        </table:table-row>
        <table:table-row table:style-name="ro1">
          <table:table-cell office:value-type="float" office:value="68.319234244" calcext:value-type="float">
            <text:p>68.319234244</text:p>
          </table:table-cell>
          <table:table-cell office:value-type="float" office:value="1487.6352592075" calcext:value-type="float">
            <text:p>1487.6352592075</text:p>
          </table:table-cell>
          <table:table-cell table:formula="of:=([.B233] * (PI()) * 23 * (3600/63360)) / 11.1 / 60" office:value-type="float" office:value="9.17037879091514" calcext:value-type="float">
            <text:p>9.1703787909</text:p>
          </table:table-cell>
        </table:table-row>
        <table:table-row table:style-name="ro1">
          <table:table-cell office:value-type="float" office:value="68.357998581" calcext:value-type="float">
            <text:p>68.357998581</text:p>
          </table:table-cell>
          <table:table-cell office:value-type="float" office:value="1547.81442540959" calcext:value-type="float">
            <text:p>1547.8144254096</text:p>
          </table:table-cell>
          <table:table-cell table:formula="of:=([.B234] * (PI()) * 23 * (3600/63360)) / 11.1 / 60" office:value-type="float" office:value="9.54134724301313" calcext:value-type="float">
            <text:p>9.541347243</text:p>
          </table:table-cell>
        </table:table-row>
        <table:table-row table:style-name="ro1">
          <table:table-cell office:value-type="float" office:value="68.394738589" calcext:value-type="float">
            <text:p>68.394738589</text:p>
          </table:table-cell>
          <table:table-cell office:value-type="float" office:value="1633.0970858781" calcext:value-type="float">
            <text:p>1633.0970858781</text:p>
          </table:table-cell>
          <table:table-cell table:formula="of:=([.B235] * (PI()) * 23 * (3600/63360)) / 11.1 / 60" office:value-type="float" office:value="10.0670636751511" calcext:value-type="float">
            <text:p>10.0670636752</text:p>
          </table:table-cell>
        </table:table-row>
        <table:table-row table:style-name="ro1">
          <table:table-cell office:value-type="float" office:value="68.430335052" calcext:value-type="float">
            <text:p>68.430335052</text:p>
          </table:table-cell>
          <table:table-cell office:value-type="float" office:value="1685.56072551681" calcext:value-type="float">
            <text:p>1685.5607255168</text:p>
          </table:table-cell>
          <table:table-cell table:formula="of:=([.B236] * (PI()) * 23 * (3600/63360)) / 11.1 / 60" office:value-type="float" office:value="10.3904705353067" calcext:value-type="float">
            <text:p>10.3904705353</text:p>
          </table:table-cell>
        </table:table-row>
        <table:table-row table:style-name="ro1">
          <table:table-cell office:value-type="float" office:value="68.465073023" calcext:value-type="float">
            <text:p>68.465073023</text:p>
          </table:table-cell>
          <table:table-cell office:value-type="float" office:value="1727.21659534904" calcext:value-type="float">
            <text:p>1727.216595349</text:p>
          </table:table-cell>
          <table:table-cell table:formula="of:=([.B237] * (PI()) * 23 * (3600/63360)) / 11.1 / 60" office:value-type="float" office:value="10.6472539792741" calcext:value-type="float">
            <text:p>10.6472539793</text:p>
          </table:table-cell>
        </table:table-row>
        <table:table-row table:style-name="ro1">
          <table:table-cell office:value-type="float" office:value="68.499000418" calcext:value-type="float">
            <text:p>68.499000418</text:p>
          </table:table-cell>
          <table:table-cell office:value-type="float" office:value="1768.48237243205" calcext:value-type="float">
            <text:p>1768.4823724321</text:p>
          </table:table-cell>
          <table:table-cell table:formula="of:=([.B238] * (PI()) * 23 * (3600/63360)) / 11.1 / 60" office:value-type="float" office:value="10.9016327354984" calcext:value-type="float">
            <text:p>10.9016327355</text:p>
          </table:table-cell>
        </table:table-row>
        <table:table-row table:style-name="ro1">
          <table:table-cell office:value-type="float" office:value="68.5652180160001" calcext:value-type="float">
            <text:p>68.565218016</text:p>
          </table:table-cell>
          <table:table-cell office:value-type="float" office:value="1825.53779506373" calcext:value-type="float">
            <text:p>1825.5377950637</text:p>
          </table:table-cell>
          <table:table-cell table:formula="of:=([.B239] * (PI()) * 23 * (3600/63360)) / 11.1 / 60" office:value-type="float" office:value="11.253345182733" calcext:value-type="float">
            <text:p>11.2533451827</text:p>
          </table:table-cell>
        </table:table-row>
        <table:table-row table:style-name="ro1">
          <table:table-cell office:value-type="float" office:value="68.597453896" calcext:value-type="float">
            <text:p>68.597453896</text:p>
          </table:table-cell>
          <table:table-cell office:value-type="float" office:value="1861.28003951359" calcext:value-type="float">
            <text:p>1861.2800395136</text:p>
          </table:table-cell>
          <table:table-cell table:formula="of:=([.B240] * (PI()) * 23 * (3600/63360)) / 11.1 / 60" office:value-type="float" office:value="11.473674674397" calcext:value-type="float">
            <text:p>11.4736746744</text:p>
          </table:table-cell>
        </table:table-row>
        <table:table-row table:style-name="ro1">
          <table:table-cell office:value-type="float" office:value="68.628912898" calcext:value-type="float">
            <text:p>68.628912898</text:p>
          </table:table-cell>
          <table:table-cell office:value-type="float" office:value="1907.24422853473" calcext:value-type="float">
            <text:p>1907.2442285347</text:p>
          </table:table-cell>
          <table:table-cell table:formula="of:=([.B241] * (PI()) * 23 * (3600/63360)) / 11.1 / 60" office:value-type="float" office:value="11.7570163211698" calcext:value-type="float">
            <text:p>11.7570163212</text:p>
          </table:table-cell>
        </table:table-row>
        <table:table-row table:style-name="ro1">
          <table:table-cell office:value-type="float" office:value="68.659848513" calcext:value-type="float">
            <text:p>68.659848513</text:p>
          </table:table-cell>
          <table:table-cell office:value-type="float" office:value="1939.5121124971" calcext:value-type="float">
            <text:p>1939.5121124971</text:p>
          </table:table-cell>
          <table:table-cell table:formula="of:=([.B242] * (PI()) * 23 * (3600/63360)) / 11.1 / 60" office:value-type="float" office:value="11.9559284650469" calcext:value-type="float">
            <text:p>11.955928465</text:p>
          </table:table-cell>
        </table:table-row>
        <table:table-row table:style-name="ro1">
          <table:table-cell office:value-type="float" office:value="68.689920897" calcext:value-type="float">
            <text:p>68.689920897</text:p>
          </table:table-cell>
          <table:table-cell office:value-type="float" office:value="1995.18601517925" calcext:value-type="float">
            <text:p>1995.1860151793</text:p>
          </table:table-cell>
          <table:table-cell table:formula="of:=([.B243] * (PI()) * 23 * (3600/63360)) / 11.1 / 60" office:value-type="float" office:value="12.2991246707055" calcext:value-type="float">
            <text:p>12.2991246707</text:p>
          </table:table-cell>
        </table:table-row>
        <table:table-row table:style-name="ro1">
          <table:table-cell office:value-type="float" office:value="68.719480779" calcext:value-type="float">
            <text:p>68.719480779</text:p>
          </table:table-cell>
          <table:table-cell office:value-type="float" office:value="2029.77806204076" calcext:value-type="float">
            <text:p>2029.7780620408</text:p>
          </table:table-cell>
          <table:table-cell table:formula="of:=([.B244] * (PI()) * 23 * (3600/63360)) / 11.1 / 60" office:value-type="float" office:value="12.5123638843566" calcext:value-type="float">
            <text:p>12.5123638844</text:p>
          </table:table-cell>
        </table:table-row>
        <table:table-row table:style-name="ro1">
          <table:table-cell office:value-type="float" office:value="68.748836754" calcext:value-type="float">
            <text:p>68.748836754</text:p>
          </table:table-cell>
          <table:table-cell office:value-type="float" office:value="2043.87692794772" calcext:value-type="float">
            <text:p>2043.8769279477</text:p>
          </table:table-cell>
          <table:table-cell table:formula="of:=([.B245] * (PI()) * 23 * (3600/63360)) / 11.1 / 60" office:value-type="float" office:value="12.5992749333445" calcext:value-type="float">
            <text:p>12.5992749333</text:p>
          </table:table-cell>
        </table:table-row>
        <table:table-row table:style-name="ro1">
          <table:table-cell office:value-type="float" office:value="68.777862832" calcext:value-type="float">
            <text:p>68.777862832</text:p>
          </table:table-cell>
          <table:table-cell office:value-type="float" office:value="2067.10668936976" calcext:value-type="float">
            <text:p>2067.1066893698</text:p>
          </table:table-cell>
          <table:table-cell table:formula="of:=([.B246] * (PI()) * 23 * (3600/63360)) / 11.1 / 60" office:value-type="float" office:value="12.7424724746398" calcext:value-type="float">
            <text:p>12.7424724746</text:p>
          </table:table-cell>
        </table:table-row>
        <table:table-row table:style-name="ro1">
          <table:table-cell office:value-type="float" office:value="68.8065363050001" calcext:value-type="float">
            <text:p>68.806536305</text:p>
          </table:table-cell>
          <table:table-cell office:value-type="float" office:value="2092.5264267759" calcext:value-type="float">
            <text:p>2092.5264267759</text:p>
          </table:table-cell>
          <table:table-cell table:formula="of:=([.B247] * (PI()) * 23 * (3600/63360)) / 11.1 / 60" office:value-type="float" office:value="12.8991699038901" calcext:value-type="float">
            <text:p>12.8991699039</text:p>
          </table:table-cell>
        </table:table-row>
        <table:table-row table:style-name="ro1">
          <table:table-cell office:value-type="float" office:value="68.835358528" calcext:value-type="float">
            <text:p>68.835358528</text:p>
          </table:table-cell>
          <table:table-cell office:value-type="float" office:value="2081.72700628244" calcext:value-type="float">
            <text:p>2081.7270062824</text:p>
          </table:table-cell>
          <table:table-cell table:formula="of:=([.B248] * (PI()) * 23 * (3600/63360)) / 11.1 / 60" office:value-type="float" office:value="12.8325979562071" calcext:value-type="float">
            <text:p>12.8325979562</text:p>
          </table:table-cell>
        </table:table-row>
        <table:table-row table:style-name="ro1">
          <table:table-cell office:value-type="float" office:value="68.891588283" calcext:value-type="float">
            <text:p>68.891588283</text:p>
          </table:table-cell>
          <table:table-cell office:value-type="float" office:value="2154.62570848018" calcext:value-type="float">
            <text:p>2154.6257084802</text:p>
          </table:table-cell>
          <table:table-cell table:formula="of:=([.B249] * (PI()) * 23 * (3600/63360)) / 11.1 / 60" office:value-type="float" office:value="13.2819747159886" calcext:value-type="float">
            <text:p>13.281974716</text:p>
          </table:table-cell>
        </table:table-row>
        <table:table-row table:style-name="ro1">
          <table:table-cell office:value-type="float" office:value="68.918092219" calcext:value-type="float">
            <text:p>68.918092219</text:p>
          </table:table-cell>
          <table:table-cell office:value-type="float" office:value="2263.8147028392" calcext:value-type="float">
            <text:p>2263.8147028392</text:p>
          </table:table-cell>
          <table:table-cell table:formula="of:=([.B250] * (PI()) * 23 * (3600/63360)) / 11.1 / 60" office:value-type="float" office:value="13.9550593527461" calcext:value-type="float">
            <text:p>13.9550593527</text:p>
          </table:table-cell>
        </table:table-row>
        <table:table-row table:style-name="ro1">
          <table:table-cell office:value-type="float" office:value="68.9442626110001" calcext:value-type="float">
            <text:p>68.944262611</text:p>
          </table:table-cell>
          <table:table-cell office:value-type="float" office:value="2292.66722485121" calcext:value-type="float">
            <text:p>2292.6672248512</text:p>
          </table:table-cell>
          <table:table-cell table:formula="of:=([.B251] * (PI()) * 23 * (3600/63360)) / 11.1 / 60" office:value-type="float" office:value="14.1329178394186" calcext:value-type="float">
            <text:p>14.1329178394</text:p>
          </table:table-cell>
        </table:table-row>
        <table:table-row table:style-name="ro1">
          <table:table-cell office:value-type="float" office:value="68.9698464910001" calcext:value-type="float">
            <text:p>68.969846491</text:p>
          </table:table-cell>
          <table:table-cell office:value-type="float" office:value="2345.22675997549" calcext:value-type="float">
            <text:p>2345.2267599755</text:p>
          </table:table-cell>
          <table:table-cell table:formula="of:=([.B252] * (PI()) * 23 * (3600/63360)) / 11.1 / 60" office:value-type="float" office:value="14.4569158377054" calcext:value-type="float">
            <text:p>14.4569158377</text:p>
          </table:table-cell>
        </table:table-row>
        <table:table-row table:style-name="ro1">
          <table:table-cell office:value-type="float" office:value="68.9952285480001" calcext:value-type="float">
            <text:p>68.995228548</text:p>
          </table:table-cell>
          <table:table-cell office:value-type="float" office:value="2363.87460638025" calcext:value-type="float">
            <text:p>2363.8746063803</text:p>
          </table:table-cell>
          <table:table-cell table:formula="of:=([.B253] * (PI()) * 23 * (3600/63360)) / 11.1 / 60" office:value-type="float" office:value="14.5718686220711" calcext:value-type="float">
            <text:p>14.5718686221</text:p>
          </table:table-cell>
        </table:table-row>
        <table:table-row table:style-name="ro1">
          <table:table-cell office:value-type="float" office:value="69.020340708" calcext:value-type="float">
            <text:p>69.020340708</text:p>
          </table:table-cell>
          <table:table-cell office:value-type="float" office:value="2389.28073093494" calcext:value-type="float">
            <text:p>2389.2807309349</text:p>
          </table:table-cell>
          <table:table-cell table:formula="of:=([.B254] * (PI()) * 23 * (3600/63360)) / 11.1 / 60" office:value-type="float" office:value="14.7284821362599" calcext:value-type="float">
            <text:p>14.7284821363</text:p>
          </table:table-cell>
        </table:table-row>
        <table:table-row table:style-name="ro1">
          <table:table-cell office:value-type="float" office:value="69.045584691" calcext:value-type="float">
            <text:p>69.045584691</text:p>
          </table:table-cell>
          <table:table-cell office:value-type="float" office:value="2376.80400909833" calcext:value-type="float">
            <text:p>2376.8040090983</text:p>
          </table:table-cell>
          <table:table-cell table:formula="of:=([.B255] * (PI()) * 23 * (3600/63360)) / 11.1 / 60" office:value-type="float" office:value="14.6515706321782" calcext:value-type="float">
            <text:p>14.6515706322</text:p>
          </table:table-cell>
        </table:table-row>
        <table:table-row table:style-name="ro1">
          <table:table-cell office:value-type="float" office:value="69.0706647160001" calcext:value-type="float">
            <text:p>69.070664716</text:p>
          </table:table-cell>
          <table:table-cell office:value-type="float" office:value="2392.34211288905" calcext:value-type="float">
            <text:p>2392.3421128891</text:p>
          </table:table-cell>
          <table:table-cell table:formula="of:=([.B256] * (PI()) * 23 * (3600/63360)) / 11.1 / 60" office:value-type="float" office:value="14.7473537191759" calcext:value-type="float">
            <text:p>14.7473537192</text:p>
          </table:table-cell>
        </table:table-row>
        <table:table-row table:style-name="ro1">
          <table:table-cell office:value-type="float" office:value="69.095575677" calcext:value-type="float">
            <text:p>69.095575677</text:p>
          </table:table-cell>
          <table:table-cell office:value-type="float" office:value="2408.57829612286" calcext:value-type="float">
            <text:p>2408.5782961229</text:p>
          </table:table-cell>
          <table:table-cell table:formula="of:=([.B257] * (PI()) * 23 * (3600/63360)) / 11.1 / 60" office:value-type="float" office:value="14.8474400470921" calcext:value-type="float">
            <text:p>14.8474400471</text:p>
          </table:table-cell>
        </table:table-row>
        <table:table-row table:style-name="ro1">
          <table:table-cell office:value-type="float" office:value="69.1208857540001" calcext:value-type="float">
            <text:p>69.120885754</text:p>
          </table:table-cell>
          <table:table-cell office:value-type="float" office:value="2370.59729212981" calcext:value-type="float">
            <text:p>2370.5972921298</text:p>
          </table:table-cell>
          <table:table-cell table:formula="of:=([.B258] * (PI()) * 23 * (3600/63360)) / 11.1 / 60" office:value-type="float" office:value="14.6133099461014" calcext:value-type="float">
            <text:p>14.6133099461</text:p>
          </table:table-cell>
        </table:table-row>
        <table:table-row table:style-name="ro1">
          <table:table-cell office:value-type="float" office:value="69.1709028340001" calcext:value-type="float">
            <text:p>69.170902834</text:p>
          </table:table-cell>
          <table:table-cell office:value-type="float" office:value="2423.96467216326" calcext:value-type="float">
            <text:p>2423.9646721633</text:p>
          </table:table-cell>
          <table:table-cell table:formula="of:=([.B259] * (PI()) * 23 * (3600/63360)) / 11.1 / 60" office:value-type="float" office:value="14.9422878235457" calcext:value-type="float">
            <text:p>14.9422878235</text:p>
          </table:table-cell>
        </table:table-row>
        <table:table-row table:style-name="ro1">
          <table:table-cell office:value-type="float" office:value="69.195347128" calcext:value-type="float">
            <text:p>69.195347128</text:p>
          </table:table-cell>
          <table:table-cell office:value-type="float" office:value="2454.56056125229" calcext:value-type="float">
            <text:p>2454.5605612523</text:p>
          </table:table-cell>
          <table:table-cell table:formula="of:=([.B260] * (PI()) * 23 * (3600/63360)) / 11.1 / 60" office:value-type="float" office:value="15.1308931222267" calcext:value-type="float">
            <text:p>15.1308931222</text:p>
          </table:table-cell>
        </table:table-row>
        <table:table-row table:style-name="ro1">
          <table:table-cell office:value-type="float" office:value="69.21982288" calcext:value-type="float">
            <text:p>69.21982288</text:p>
          </table:table-cell>
          <table:table-cell office:value-type="float" office:value="2451.40578316603" calcext:value-type="float">
            <text:p>2451.405783166</text:p>
          </table:table-cell>
          <table:table-cell table:formula="of:=([.B261] * (PI()) * 23 * (3600/63360)) / 11.1 / 60" office:value-type="float" office:value="15.1114458081938" calcext:value-type="float">
            <text:p>15.1114458082</text:p>
          </table:table-cell>
        </table:table-row>
        <table:table-row table:style-name="ro1">
          <table:table-cell office:value-type="float" office:value="69.24440608" calcext:value-type="float">
            <text:p>69.24440608</text:p>
          </table:table-cell>
          <table:table-cell office:value-type="float" office:value="2440.69120374375" calcext:value-type="float">
            <text:p>2440.6912037438</text:p>
          </table:table-cell>
          <table:table-cell table:formula="of:=([.B262] * (PI()) * 23 * (3600/63360)) / 11.1 / 60" office:value-type="float" office:value="15.0453968548099" calcext:value-type="float">
            <text:p>15.0453968548</text:p>
          </table:table-cell>
        </table:table-row>
        <table:table-row table:style-name="ro1">
          <table:table-cell office:value-type="float" office:value="69.268675477" calcext:value-type="float">
            <text:p>69.268675477</text:p>
          </table:table-cell>
          <table:table-cell office:value-type="float" office:value="2472.24931051936" calcext:value-type="float">
            <text:p>2472.2493105194</text:p>
          </table:table-cell>
          <table:table-cell table:formula="of:=([.B263] * (PI()) * 23 * (3600/63360)) / 11.1 / 60" office:value-type="float" office:value="15.2399336481974" calcext:value-type="float">
            <text:p>15.2399336482</text:p>
          </table:table-cell>
        </table:table-row>
        <table:table-row table:style-name="ro1">
          <table:table-cell office:value-type="float" office:value="69.292851384" calcext:value-type="float">
            <text:p>69.292851384</text:p>
          </table:table-cell>
          <table:table-cell office:value-type="float" office:value="2481.80967936675" calcext:value-type="float">
            <text:p>2481.8096793668</text:p>
          </table:table-cell>
          <table:table-cell table:formula="of:=([.B264] * (PI()) * 23 * (3600/63360)) / 11.1 / 60" office:value-type="float" office:value="15.2988675859142" calcext:value-type="float">
            <text:p>15.2988675859</text:p>
          </table:table-cell>
        </table:table-row>
        <table:table-row table:style-name="ro1">
          <table:table-cell office:value-type="float" office:value="69.316750207" calcext:value-type="float">
            <text:p>69.316750207</text:p>
          </table:table-cell>
          <table:table-cell office:value-type="float" office:value="2510.58388942757" calcext:value-type="float">
            <text:p>2510.5838894276</text:p>
          </table:table-cell>
          <table:table-cell table:formula="of:=([.B265] * (PI()) * 23 * (3600/63360)) / 11.1 / 60" office:value-type="float" office:value="15.4762433263949" calcext:value-type="float">
            <text:p>15.4762433264</text:p>
          </table:table-cell>
        </table:table-row>
        <table:table-row table:style-name="ro1">
          <table:table-cell office:value-type="float" office:value="69.339995903" calcext:value-type="float">
            <text:p>69.339995903</text:p>
          </table:table-cell>
          <table:table-cell office:value-type="float" office:value="2581.12297433429" calcext:value-type="float">
            <text:p>2581.1229743343</text:p>
          </table:table-cell>
          <table:table-cell table:formula="of:=([.B266] * (PI()) * 23 * (3600/63360)) / 11.1 / 60" office:value-type="float" office:value="15.9110744613491" calcext:value-type="float">
            <text:p>15.9110744613</text:p>
          </table:table-cell>
        </table:table-row>
        <table:table-row table:style-name="ro1">
          <table:table-cell office:value-type="float" office:value="69.363326547" calcext:value-type="float">
            <text:p>69.363326547</text:p>
          </table:table-cell>
          <table:table-cell office:value-type="float" office:value="2571.72498110234" calcext:value-type="float">
            <text:p>2571.7249811023</text:p>
          </table:table-cell>
          <table:table-cell table:formula="of:=([.B267] * (PI()) * 23 * (3600/63360)) / 11.1 / 60" office:value-type="float" office:value="15.8531414718761" calcext:value-type="float">
            <text:p>15.8531414719</text:p>
          </table:table-cell>
        </table:table-row>
        <table:table-row table:style-name="ro1">
          <table:table-cell office:value-type="float" office:value="69.386270367" calcext:value-type="float">
            <text:p>69.386270367</text:p>
          </table:table-cell>
          <table:table-cell office:value-type="float" office:value="2615.08327732433" calcext:value-type="float">
            <text:p>2615.0832773243</text:p>
          </table:table-cell>
          <table:table-cell table:formula="of:=([.B268] * (PI()) * 23 * (3600/63360)) / 11.1 / 60" office:value-type="float" office:value="16.1204193530794" calcext:value-type="float">
            <text:p>16.1204193531</text:p>
          </table:table-cell>
        </table:table-row>
        <table:table-row table:style-name="ro1">
          <table:table-cell office:value-type="float" office:value="69.432452018" calcext:value-type="float">
            <text:p>69.432452018</text:p>
          </table:table-cell>
          <table:table-cell office:value-type="float" office:value="2589.26825985138" calcext:value-type="float">
            <text:p>2589.2682598514</text:p>
          </table:table-cell>
          <table:table-cell table:formula="of:=([.B269] * (PI()) * 23 * (3600/63360)) / 11.1 / 60" office:value-type="float" office:value="15.9612852593855" calcext:value-type="float">
            <text:p>15.9612852594</text:p>
          </table:table-cell>
        </table:table-row>
        <table:table-row table:style-name="ro1">
          <table:table-cell office:value-type="float" office:value="69.4557144330001" calcext:value-type="float">
            <text:p>69.455714433</text:p>
          </table:table-cell>
          <table:table-cell office:value-type="float" office:value="2579.26788769641" calcext:value-type="float">
            <text:p>2579.2678876964</text:p>
          </table:table-cell>
          <table:table-cell table:formula="of:=([.B270] * (PI()) * 23 * (3600/63360)) / 11.1 / 60" office:value-type="float" office:value="15.8996389652798" calcext:value-type="float">
            <text:p>15.8996389653</text:p>
          </table:table-cell>
        </table:table-row>
        <table:table-row table:style-name="ro1">
          <table:table-cell office:value-type="float" office:value="69.478717003" calcext:value-type="float">
            <text:p>69.478717003</text:p>
          </table:table-cell>
          <table:table-cell office:value-type="float" office:value="2608.40419136872" calcext:value-type="float">
            <text:p>2608.4041913687</text:p>
          </table:table-cell>
          <table:table-cell table:formula="of:=([.B271] * (PI()) * 23 * (3600/63360)) / 11.1 / 60" office:value-type="float" office:value="16.0792467956189" calcext:value-type="float">
            <text:p>16.0792467956</text:p>
          </table:table-cell>
        </table:table-row>
        <table:table-row table:style-name="ro1">
          <table:table-cell office:value-type="float" office:value="69.501887282" calcext:value-type="float">
            <text:p>69.501887282</text:p>
          </table:table-cell>
          <table:table-cell office:value-type="float" office:value="2589.5242780571" calcext:value-type="float">
            <text:p>2589.5242780571</text:p>
          </table:table-cell>
          <table:table-cell table:formula="of:=([.B272] * (PI()) * 23 * (3600/63360)) / 11.1 / 60" office:value-type="float" office:value="15.9628634580127" calcext:value-type="float">
            <text:p>15.962863458</text:p>
          </table:table-cell>
        </table:table-row>
        <table:table-row table:style-name="ro1">
          <table:table-cell office:value-type="float" office:value="69.524526362" calcext:value-type="float">
            <text:p>69.524526362</text:p>
          </table:table-cell>
          <table:table-cell office:value-type="float" office:value="2650.28437551627" calcext:value-type="float">
            <text:p>2650.2843755163</text:p>
          </table:table-cell>
          <table:table-cell table:formula="of:=([.B273] * (PI()) * 23 * (3600/63360)) / 11.1 / 60" office:value-type="float" office:value="16.3374130027515" calcext:value-type="float">
            <text:p>16.3374130028</text:p>
          </table:table-cell>
        </table:table-row>
        <table:table-row table:style-name="ro1">
          <table:table-cell office:value-type="float" office:value="69.547254765" calcext:value-type="float">
            <text:p>69.547254765</text:p>
          </table:table-cell>
          <table:table-cell office:value-type="float" office:value="2639.86871405217" calcext:value-type="float">
            <text:p>2639.8687140522</text:p>
          </table:table-cell>
          <table:table-cell table:formula="of:=([.B274] * (PI()) * 23 * (3600/63360)) / 11.1 / 60" office:value-type="float" office:value="16.2732066992288" calcext:value-type="float">
            <text:p>16.2732066992</text:p>
          </table:table-cell>
        </table:table-row>
        <table:table-row table:style-name="ro1">
          <table:table-cell office:value-type="float" office:value="69.569983011" calcext:value-type="float">
            <text:p>69.569983011</text:p>
          </table:table-cell>
          <table:table-cell office:value-type="float" office:value="2639.88694947635" calcext:value-type="float">
            <text:p>2639.8869494764</text:p>
          </table:table-cell>
          <table:table-cell table:formula="of:=([.B275] * (PI()) * 23 * (3600/63360)) / 11.1 / 60" office:value-type="float" office:value="16.2733191096776" calcext:value-type="float">
            <text:p>16.2733191097</text:p>
          </table:table-cell>
        </table:table-row>
        <table:table-row table:style-name="ro1">
          <table:table-cell office:value-type="float" office:value="69.592647612" calcext:value-type="float">
            <text:p>69.592647612</text:p>
          </table:table-cell>
          <table:table-cell office:value-type="float" office:value="2647.30007821751" calcext:value-type="float">
            <text:p>2647.3000782175</text:p>
          </table:table-cell>
          <table:table-cell table:formula="of:=([.B276] * (PI()) * 23 * (3600/63360)) / 11.1 / 60" office:value-type="float" office:value="16.3190166004849" calcext:value-type="float">
            <text:p>16.3190166005</text:p>
          </table:table-cell>
        </table:table-row>
        <table:table-row table:style-name="ro1">
          <table:table-cell office:value-type="float" office:value="69.615421744" calcext:value-type="float">
            <text:p>69.615421744</text:p>
          </table:table-cell>
          <table:table-cell office:value-type="float" office:value="2634.56802656686" calcext:value-type="float">
            <text:p>2634.5680265669</text:p>
          </table:table-cell>
          <table:table-cell table:formula="of:=([.B277] * (PI()) * 23 * (3600/63360)) / 11.1 / 60" office:value-type="float" office:value="16.2405311412977" calcext:value-type="float">
            <text:p>16.2405311413</text:p>
          </table:table-cell>
        </table:table-row>
        <table:table-row table:style-name="ro1">
          <table:table-cell office:value-type="float" office:value="69.6381480630001" calcext:value-type="float">
            <text:p>69.638148063</text:p>
          </table:table-cell>
          <table:table-cell office:value-type="float" office:value="2640.1107896009" calcext:value-type="float">
            <text:p>2640.1107896009</text:p>
          </table:table-cell>
          <table:table-cell table:formula="of:=([.B278] * (PI()) * 23 * (3600/63360)) / 11.1 / 60" office:value-type="float" office:value="16.2746989497412" calcext:value-type="float">
            <text:p>16.2746989497</text:p>
          </table:table-cell>
        </table:table-row>
        <table:table-row table:style-name="ro1">
          <table:table-cell office:value-type="float" office:value="69.683059398" calcext:value-type="float">
            <text:p>69.683059398</text:p>
          </table:table-cell>
          <table:table-cell office:value-type="float" office:value="2680.20228380808" calcext:value-type="float">
            <text:p>2680.2022838081</text:p>
          </table:table-cell>
          <table:table-cell table:formula="of:=([.B279] * (PI()) * 23 * (3600/63360)) / 11.1 / 60" office:value-type="float" office:value="16.5218389566065" calcext:value-type="float">
            <text:p>16.5218389566</text:p>
          </table:table-cell>
        </table:table-row>
        <table:table-row table:style-name="ro1">
          <table:table-cell office:value-type="float" office:value="69.7050659760001" calcext:value-type="float">
            <text:p>69.705065976</text:p>
          </table:table-cell>
          <table:table-cell office:value-type="float" office:value="2726.45751646792" calcext:value-type="float">
            <text:p>2726.4575164679</text:p>
          </table:table-cell>
          <table:table-cell table:formula="of:=([.B280] * (PI()) * 23 * (3600/63360)) / 11.1 / 60" office:value-type="float" office:value="16.8069747127855" calcext:value-type="float">
            <text:p>16.8069747128</text:p>
          </table:table-cell>
        </table:table-row>
        <table:table-row table:style-name="ro1">
          <table:table-cell office:value-type="float" office:value="69.727448075" calcext:value-type="float">
            <text:p>69.727448075</text:p>
          </table:table-cell>
          <table:table-cell office:value-type="float" office:value="2680.71372573599" calcext:value-type="float">
            <text:p>2680.713725736</text:p>
          </table:table-cell>
          <table:table-cell table:formula="of:=([.B281] * (PI()) * 23 * (3600/63360)) / 11.1 / 60" office:value-type="float" office:value="16.5249916892266" calcext:value-type="float">
            <text:p>16.5249916892</text:p>
          </table:table-cell>
        </table:table-row>
        <table:table-row table:style-name="ro1">
          <table:table-cell office:value-type="float" office:value="69.7497722060001" calcext:value-type="float">
            <text:p>69.749772206</text:p>
          </table:table-cell>
          <table:table-cell office:value-type="float" office:value="2687.67460646002" calcext:value-type="float">
            <text:p>2687.67460646</text:p>
          </table:table-cell>
          <table:table-cell table:formula="of:=([.B282] * (PI()) * 23 * (3600/63360)) / 11.1 / 60" office:value-type="float" office:value="16.5679013423574" calcext:value-type="float">
            <text:p>16.5679013424</text:p>
          </table:table-cell>
        </table:table-row>
        <table:table-row table:style-name="ro1">
          <table:table-cell office:value-type="float" office:value="69.772152014" calcext:value-type="float">
            <text:p>69.772152014</text:p>
          </table:table-cell>
          <table:table-cell office:value-type="float" office:value="2680.9881478897" calcext:value-type="float">
            <text:p>2680.9881478897</text:p>
          </table:table-cell>
          <table:table-cell table:formula="of:=([.B283] * (PI()) * 23 * (3600/63360)) / 11.1 / 60" office:value-type="float" office:value="16.5266833371508" calcext:value-type="float">
            <text:p>16.5266833372</text:p>
          </table:table-cell>
        </table:table-row>
        <table:table-row table:style-name="ro1">
          <table:table-cell office:value-type="float" office:value="69.794809271" calcext:value-type="float">
            <text:p>69.794809271</text:p>
          </table:table-cell>
          <table:table-cell office:value-type="float" office:value="2648.15815965817" calcext:value-type="float">
            <text:p>2648.1581596582</text:p>
          </table:table-cell>
          <table:table-cell table:formula="of:=([.B284] * (PI()) * 23 * (3600/63360)) / 11.1 / 60" office:value-type="float" office:value="16.3243061577172" calcext:value-type="float">
            <text:p>16.3243061577</text:p>
          </table:table-cell>
        </table:table-row>
        <table:table-row table:style-name="ro1">
          <table:table-cell office:value-type="float" office:value="69.817128922" calcext:value-type="float">
            <text:p>69.817128922</text:p>
          </table:table-cell>
          <table:table-cell office:value-type="float" office:value="2688.2140764686" calcext:value-type="float">
            <text:p>2688.2140764686</text:p>
          </table:table-cell>
          <table:table-cell table:formula="of:=([.B285] * (PI()) * 23 * (3600/63360)) / 11.1 / 60" office:value-type="float" office:value="16.571226851278" calcext:value-type="float">
            <text:p>16.5712268513</text:p>
          </table:table-cell>
        </table:table-row>
        <table:table-row table:style-name="ro1">
          <table:table-cell office:value-type="float" office:value="69.839271802" calcext:value-type="float">
            <text:p>69.839271802</text:p>
          </table:table-cell>
          <table:table-cell office:value-type="float" office:value="2709.67462226564" calcext:value-type="float">
            <text:p>2709.6746222656</text:p>
          </table:table-cell>
          <table:table-cell table:formula="of:=([.B286] * (PI()) * 23 * (3600/63360)) / 11.1 / 60" office:value-type="float" office:value="16.7035182397756" calcext:value-type="float">
            <text:p>16.7035182398</text:p>
          </table:table-cell>
        </table:table-row>
        <table:table-row table:style-name="ro1">
          <table:table-cell office:value-type="float" office:value="69.861079004" calcext:value-type="float">
            <text:p>69.861079004</text:p>
          </table:table-cell>
          <table:table-cell office:value-type="float" office:value="2751.38461137862" calcext:value-type="float">
            <text:p>2751.3846113786</text:p>
          </table:table-cell>
          <table:table-cell table:formula="of:=([.B287] * (PI()) * 23 * (3600/63360)) / 11.1 / 60" office:value-type="float" office:value="16.9606352966372" calcext:value-type="float">
            <text:p>16.9606352966</text:p>
          </table:table-cell>
        </table:table-row>
        <table:table-row table:style-name="ro1">
          <table:table-cell office:value-type="float" office:value="69.8824809450001" calcext:value-type="float">
            <text:p>69.882480945</text:p>
          </table:table-cell>
          <table:table-cell office:value-type="float" office:value="2803.48403913171" calcext:value-type="float">
            <text:p>2803.4840391317</text:p>
          </table:table-cell>
          <table:table-cell table:formula="of:=([.B288] * (PI()) * 23 * (3600/63360)) / 11.1 / 60" office:value-type="float" office:value="17.2817970090453" calcext:value-type="float">
            <text:p>17.281797009</text:p>
          </table:table-cell>
        </table:table-row>
        <table:table-row table:style-name="ro1">
          <table:table-cell office:value-type="float" office:value="69.9252007110001" calcext:value-type="float">
            <text:p>69.925200711</text:p>
          </table:table-cell>
          <table:table-cell office:value-type="float" office:value="2824.7461129886" calcext:value-type="float">
            <text:p>2824.7461129886</text:p>
          </table:table-cell>
          <table:table-cell table:formula="of:=([.B289] * (PI()) * 23 * (3600/63360)) / 11.1 / 60" office:value-type="float" office:value="17.4128649371153" calcext:value-type="float">
            <text:p>17.4128649371</text:p>
          </table:table-cell>
        </table:table-row>
        <table:table-row table:style-name="ro1">
          <table:table-cell office:value-type="float" office:value="69.9463530670001" calcext:value-type="float">
            <text:p>69.946353067</text:p>
          </table:table-cell>
          <table:table-cell office:value-type="float" office:value="2836.56345420599" calcext:value-type="float">
            <text:p>2836.563454206</text:p>
          </table:table-cell>
          <table:table-cell table:formula="of:=([.B290] * (PI()) * 23 * (3600/63360)) / 11.1 / 60" office:value-type="float" office:value="17.4857117553082" calcext:value-type="float">
            <text:p>17.4857117553</text:p>
          </table:table-cell>
        </table:table-row>
        <table:table-row table:style-name="ro1">
          <table:table-cell office:value-type="float" office:value="69.967172662" calcext:value-type="float">
            <text:p>69.967172662</text:p>
          </table:table-cell>
          <table:table-cell office:value-type="float" office:value="2881.9004404374" calcext:value-type="float">
            <text:p>2881.9004404374</text:p>
          </table:table-cell>
          <table:table-cell table:formula="of:=([.B291] * (PI()) * 23 * (3600/63360)) / 11.1 / 60" office:value-type="float" office:value="17.7651870732044" calcext:value-type="float">
            <text:p>17.7651870732</text:p>
          </table:table-cell>
        </table:table-row>
        <table:table-row table:style-name="ro1">
          <table:table-cell office:value-type="float" office:value="69.9873404840001" calcext:value-type="float">
            <text:p>69.987340484</text:p>
          </table:table-cell>
          <table:table-cell office:value-type="float" office:value="2975.03617394949" calcext:value-type="float">
            <text:p>2975.0361739495</text:p>
          </table:table-cell>
          <table:table-cell table:formula="of:=([.B292] * (PI()) * 23 * (3600/63360)) / 11.1 / 60" office:value-type="float" office:value="18.3393129888072" calcext:value-type="float">
            <text:p>18.3393129888</text:p>
          </table:table-cell>
        </table:table-row>
        <table:table-row table:style-name="ro1">
          <table:table-cell office:value-type="float" office:value="70.007406847" calcext:value-type="float">
            <text:p>70.007406847</text:p>
          </table:table-cell>
          <table:table-cell office:value-type="float" office:value="2990.0784711277" calcext:value-type="float">
            <text:p>2990.0784711277</text:p>
          </table:table-cell>
          <table:table-cell table:formula="of:=([.B293] * (PI()) * 23 * (3600/63360)) / 11.1 / 60" office:value-type="float" office:value="18.4320397255231" calcext:value-type="float">
            <text:p>18.4320397255</text:p>
          </table:table-cell>
        </table:table-row>
        <table:table-row table:style-name="ro1">
          <table:table-cell office:value-type="float" office:value="70.027126751" calcext:value-type="float">
            <text:p>70.027126751</text:p>
          </table:table-cell>
          <table:table-cell office:value-type="float" office:value="3042.61116078476" calcext:value-type="float">
            <text:p>3042.6111607848</text:p>
          </table:table-cell>
          <table:table-cell table:formula="of:=([.B294] * (PI()) * 23 * (3600/63360)) / 11.1 / 60" office:value-type="float" office:value="18.7558722376117" calcext:value-type="float">
            <text:p>18.7558722376</text:p>
          </table:table-cell>
        </table:table-row>
        <table:table-row table:style-name="ro1">
          <table:table-cell office:value-type="float" office:value="70.0472521770001" calcext:value-type="float">
            <text:p>70.047252177</text:p>
          </table:table-cell>
          <table:table-cell office:value-type="float" office:value="2981.30335227945" calcext:value-type="float">
            <text:p>2981.3033522795</text:p>
          </table:table-cell>
          <table:table-cell table:formula="of:=([.B295] * (PI()) * 23 * (3600/63360)) / 11.1 / 60" office:value-type="float" office:value="18.3779463829005" calcext:value-type="float">
            <text:p>18.3779463829</text:p>
          </table:table-cell>
        </table:table-row>
        <table:table-row table:style-name="ro1">
          <table:table-cell office:value-type="float" office:value="70.0673845300001" calcext:value-type="float">
            <text:p>70.06738453</text:p>
          </table:table-cell>
          <table:table-cell office:value-type="float" office:value="2980.27756616307" calcext:value-type="float">
            <text:p>2980.2775661631</text:p>
          </table:table-cell>
          <table:table-cell table:formula="of:=([.B296] * (PI()) * 23 * (3600/63360)) / 11.1 / 60" office:value-type="float" office:value="18.3716230269653" calcext:value-type="float">
            <text:p>18.371623027</text:p>
          </table:table-cell>
        </table:table-row>
        <table:table-row table:style-name="ro1">
          <table:table-cell office:value-type="float" office:value="70.087934853" calcext:value-type="float">
            <text:p>70.087934853</text:p>
          </table:table-cell>
          <table:table-cell office:value-type="float" office:value="2919.66213865055" calcext:value-type="float">
            <text:p>2919.6621386506</text:p>
          </table:table-cell>
          <table:table-cell table:formula="of:=([.B297] * (PI()) * 23 * (3600/63360)) / 11.1 / 60" office:value-type="float" office:value="17.9979652856456" calcext:value-type="float">
            <text:p>17.9979652856</text:p>
          </table:table-cell>
        </table:table-row>
        <table:table-row table:style-name="ro1">
          <table:table-cell office:value-type="float" office:value="70.1087342920001" calcext:value-type="float">
            <text:p>70.108734292</text:p>
          </table:table-cell>
          <table:table-cell office:value-type="float" office:value="2884.69318811508" calcext:value-type="float">
            <text:p>2884.6931881151</text:p>
          </table:table-cell>
          <table:table-cell table:formula="of:=([.B298] * (PI()) * 23 * (3600/63360)) / 11.1 / 60" office:value-type="float" office:value="17.7824026869869" calcext:value-type="float">
            <text:p>17.782402687</text:p>
          </table:table-cell>
        </table:table-row>
        <table:table-row table:style-name="ro1">
          <table:table-cell office:value-type="float" office:value="70.149827334" calcext:value-type="float">
            <text:p>70.149827334</text:p>
          </table:table-cell>
          <table:table-cell office:value-type="float" office:value="2903.2388242054" calcext:value-type="float">
            <text:p>2903.2388242054</text:p>
          </table:table-cell>
          <table:table-cell table:formula="of:=([.B299] * (PI()) * 23 * (3600/63360)) / 11.1 / 60" office:value-type="float" office:value="17.8967254060903" calcext:value-type="float">
            <text:p>17.8967254061</text:p>
          </table:table-cell>
        </table:table-row>
        <table:table-row table:style-name="ro1">
          <table:table-cell office:value-type="float" office:value="70.170203855" calcext:value-type="float">
            <text:p>70.170203855</text:p>
          </table:table-cell>
          <table:table-cell office:value-type="float" office:value="2944.56546335812" calcext:value-type="float">
            <text:p>2944.5654633581</text:p>
          </table:table-cell>
          <table:table-cell table:formula="of:=([.B300] * (PI()) * 23 * (3600/63360)) / 11.1 / 60" office:value-type="float" office:value="18.1514793404571" calcext:value-type="float">
            <text:p>18.1514793405</text:p>
          </table:table-cell>
        </table:table-row>
        <table:table-row table:style-name="ro1">
          <table:table-cell office:value-type="float" office:value="70.191007824" calcext:value-type="float">
            <text:p>70.191007824</text:p>
          </table:table-cell>
          <table:table-cell office:value-type="float" office:value="2884.06505508844" calcext:value-type="float">
            <text:p>2884.0650550884</text:p>
          </table:table-cell>
          <table:table-cell table:formula="of:=([.B301] * (PI()) * 23 * (3600/63360)) / 11.1 / 60" office:value-type="float" office:value="17.7785306237579" calcext:value-type="float">
            <text:p>17.7785306238</text:p>
          </table:table-cell>
        </table:table-row>
        <table:table-row table:style-name="ro1">
          <table:table-cell office:value-type="float" office:value="70.2114235120001" calcext:value-type="float">
            <text:p>70.211423512</text:p>
          </table:table-cell>
          <table:table-cell office:value-type="float" office:value="2938.91638625117" calcext:value-type="float">
            <text:p>2938.9163862512</text:p>
          </table:table-cell>
          <table:table-cell table:formula="of:=([.B302] * (PI()) * 23 * (3600/63360)) / 11.1 / 60" office:value-type="float" office:value="18.1166561695426" calcext:value-type="float">
            <text:p>18.1166561695</text:p>
          </table:table-cell>
        </table:table-row>
        <table:table-row table:style-name="ro1">
          <table:table-cell office:value-type="float" office:value="70.232015502" calcext:value-type="float">
            <text:p>70.232015502</text:p>
          </table:table-cell>
          <table:table-cell office:value-type="float" office:value="2913.75432875234" calcext:value-type="float">
            <text:p>2913.7543287523</text:p>
          </table:table-cell>
          <table:table-cell table:formula="of:=([.B303] * (PI()) * 23 * (3600/63360)) / 11.1 / 60" office:value-type="float" office:value="17.9615471823128" calcext:value-type="float">
            <text:p>17.9615471823</text:p>
          </table:table-cell>
        </table:table-row>
        <table:table-row table:style-name="ro1">
          <table:table-cell office:value-type="float" office:value="70.2522812410001" calcext:value-type="float">
            <text:p>70.252281241</text:p>
          </table:table-cell>
          <table:table-cell office:value-type="float" office:value="2960.66183423801" calcext:value-type="float">
            <text:p>2960.661834238</text:p>
          </table:table-cell>
          <table:table-cell table:formula="of:=([.B304] * (PI()) * 23 * (3600/63360)) / 11.1 / 60" office:value-type="float" office:value="18.2507038090989" calcext:value-type="float">
            <text:p>18.2507038091</text:p>
          </table:table-cell>
        </table:table-row>
        <table:table-row table:style-name="ro1">
          <table:table-cell office:value-type="float" office:value="70.272569011" calcext:value-type="float">
            <text:p>70.272569011</text:p>
          </table:table-cell>
          <table:table-cell office:value-type="float" office:value="2957.4467770511" calcext:value-type="float">
            <text:p>2957.4467770511</text:p>
          </table:table-cell>
          <table:table-cell table:formula="of:=([.B305] * (PI()) * 23 * (3600/63360)) / 11.1 / 60" office:value-type="float" office:value="18.230884910578" calcext:value-type="float">
            <text:p>18.2308849106</text:p>
          </table:table-cell>
        </table:table-row>
        <table:table-row table:style-name="ro1">
          <table:table-cell office:value-type="float" office:value="70.2930598550001" calcext:value-type="float">
            <text:p>70.293059855</text:p>
          </table:table-cell>
          <table:table-cell office:value-type="float" office:value="2928.13707428796" calcext:value-type="float">
            <text:p>2928.137074288</text:p>
          </table:table-cell>
          <table:table-cell table:formula="of:=([.B306] * (PI()) * 23 * (3600/63360)) / 11.1 / 60" office:value-type="float" office:value="18.0502081788834" calcext:value-type="float">
            <text:p>18.0502081789</text:p>
          </table:table-cell>
        </table:table-row>
        <table:table-row table:style-name="ro1">
          <table:table-cell office:value-type="float" office:value="70.313286271" calcext:value-type="float">
            <text:p>70.313286271</text:p>
          </table:table-cell>
          <table:table-cell office:value-type="float" office:value="2966.41777763769" calcext:value-type="float">
            <text:p>2966.4177776377</text:p>
          </table:table-cell>
          <table:table-cell table:formula="of:=([.B307] * (PI()) * 23 * (3600/63360)) / 11.1 / 60" office:value-type="float" office:value="18.2861857465882" calcext:value-type="float">
            <text:p>18.2861857466</text:p>
          </table:table-cell>
        </table:table-row>
        <table:table-row table:style-name="ro1">
          <table:table-cell office:value-type="float" office:value="70.333559301" calcext:value-type="float">
            <text:p>70.333559301</text:p>
          </table:table-cell>
          <table:table-cell office:value-type="float" office:value="2959.59706072573" calcext:value-type="float">
            <text:p>2959.5970607257</text:p>
          </table:table-cell>
          <table:table-cell table:formula="of:=([.B308] * (PI()) * 23 * (3600/63360)) / 11.1 / 60" office:value-type="float" office:value="18.2441401192605" calcext:value-type="float">
            <text:p>18.2441401193</text:p>
          </table:table-cell>
        </table:table-row>
        <table:table-row table:style-name="ro1">
          <table:table-cell office:value-type="float" office:value="70.373127912" calcext:value-type="float">
            <text:p>70.373127912</text:p>
          </table:table-cell>
          <table:table-cell office:value-type="float" office:value="3066.38932197975" calcext:value-type="float">
            <text:p>3066.3893219798</text:p>
          </table:table-cell>
          <table:table-cell table:formula="of:=([.B309] * (PI()) * 23 * (3600/63360)) / 11.1 / 60" office:value-type="float" office:value="18.902450334467" calcext:value-type="float">
            <text:p>18.9024503345</text:p>
          </table:table-cell>
        </table:table-row>
        <table:table-row table:style-name="ro1">
          <table:table-cell office:value-type="float" office:value="70.392286199" calcext:value-type="float">
            <text:p>70.392286199</text:p>
          </table:table-cell>
          <table:table-cell office:value-type="float" office:value="3131.80400732364" calcext:value-type="float">
            <text:p>3131.8040073236</text:p>
          </table:table-cell>
          <table:table-cell table:formula="of:=([.B310] * (PI()) * 23 * (3600/63360)) / 11.1 / 60" office:value-type="float" office:value="19.3056926207594" calcext:value-type="float">
            <text:p>19.3056926208</text:p>
          </table:table-cell>
        </table:table-row>
        <table:table-row table:style-name="ro1">
          <table:table-cell office:value-type="float" office:value="70.411245059" calcext:value-type="float">
            <text:p>70.411245059</text:p>
          </table:table-cell>
          <table:table-cell office:value-type="float" office:value="3164.74724746143" calcext:value-type="float">
            <text:p>3164.7472474614</text:p>
          </table:table-cell>
          <table:table-cell table:formula="of:=([.B311] * (PI()) * 23 * (3600/63360)) / 11.1 / 60" office:value-type="float" office:value="19.5087679302439" calcext:value-type="float">
            <text:p>19.5087679302</text:p>
          </table:table-cell>
        </table:table-row>
        <table:table-row table:style-name="ro1">
          <table:table-cell office:value-type="float" office:value="70.430083138" calcext:value-type="float">
            <text:p>70.430083138</text:p>
          </table:table-cell>
          <table:table-cell office:value-type="float" office:value="3185.0381347213" calcext:value-type="float">
            <text:p>3185.0381347213</text:p>
          </table:table-cell>
          <table:table-cell table:formula="of:=([.B312] * (PI()) * 23 * (3600/63360)) / 11.1 / 60" office:value-type="float" office:value="19.6338490756558" calcext:value-type="float">
            <text:p>19.6338490757</text:p>
          </table:table-cell>
        </table:table-row>
        <table:table-row table:style-name="ro1">
          <table:table-cell office:value-type="float" office:value="70.449123404" calcext:value-type="float">
            <text:p>70.449123404</text:p>
          </table:table-cell>
          <table:table-cell office:value-type="float" office:value="3151.21647986479" calcext:value-type="float">
            <text:p>3151.2164798648</text:p>
          </table:table-cell>
          <table:table-cell table:formula="of:=([.B313] * (PI()) * 23 * (3600/63360)) / 11.1 / 60" office:value-type="float" office:value="19.4253588664798" calcext:value-type="float">
            <text:p>19.4253588665</text:p>
          </table:table-cell>
        </table:table-row>
        <table:table-row table:style-name="ro1">
          <table:table-cell office:value-type="float" office:value="70.4686480990001" calcext:value-type="float">
            <text:p>70.468648099</text:p>
          </table:table-cell>
          <table:table-cell office:value-type="float" office:value="3073.0313584788" calcext:value-type="float">
            <text:p>3073.0313584788</text:p>
          </table:table-cell>
          <table:table-cell table:formula="of:=([.B314] * (PI()) * 23 * (3600/63360)) / 11.1 / 60" office:value-type="float" office:value="18.9433945042576" calcext:value-type="float">
            <text:p>18.9433945043</text:p>
          </table:table-cell>
        </table:table-row>
        <table:table-row table:style-name="ro1">
          <table:table-cell office:value-type="float" office:value="70.487945971" calcext:value-type="float">
            <text:p>70.487945971</text:p>
          </table:table-cell>
          <table:table-cell office:value-type="float" office:value="3109.1511022684" calcext:value-type="float">
            <text:p>3109.1511022684</text:p>
          </table:table-cell>
          <table:table-cell table:formula="of:=([.B315] * (PI()) * 23 * (3600/63360)) / 11.1 / 60" office:value-type="float" office:value="19.1660510528513" calcext:value-type="float">
            <text:p>19.1660510529</text:p>
          </table:table-cell>
        </table:table-row>
        <table:table-row table:style-name="ro1">
          <table:table-cell office:value-type="float" office:value="70.507251811" calcext:value-type="float">
            <text:p>70.507251811</text:p>
          </table:table-cell>
          <table:table-cell office:value-type="float" office:value="3107.86787831827" calcext:value-type="float">
            <text:p>3107.8678783183</text:p>
          </table:table-cell>
          <table:table-cell table:formula="of:=([.B316] * (PI()) * 23 * (3600/63360)) / 11.1 / 60" office:value-type="float" office:value="19.1581407471339" calcext:value-type="float">
            <text:p>19.1581407471</text:p>
          </table:table-cell>
        </table:table-row>
        <table:table-row table:style-name="ro1">
          <table:table-cell office:value-type="float" office:value="70.5259787430001" calcext:value-type="float">
            <text:p>70.525978743</text:p>
          </table:table-cell>
          <table:table-cell office:value-type="float" office:value="3203.94178821395" calcext:value-type="float">
            <text:p>3203.941788214</text:p>
          </table:table-cell>
          <table:table-cell table:formula="of:=([.B317] * (PI()) * 23 * (3600/63360)) / 11.1 / 60" office:value-type="float" office:value="19.7503787572339" calcext:value-type="float">
            <text:p>19.7503787572</text:p>
          </table:table-cell>
        </table:table-row>
        <table:table-row table:style-name="ro1">
          <table:table-cell office:value-type="float" office:value="70.544650206" calcext:value-type="float">
            <text:p>70.544650206</text:p>
          </table:table-cell>
          <table:table-cell office:value-type="float" office:value="3213.46002722235" calcext:value-type="float">
            <text:p>3213.4600272224</text:p>
          </table:table-cell>
          <table:table-cell table:formula="of:=([.B318] * (PI()) * 23 * (3600/63360)) / 11.1 / 60" office:value-type="float" office:value="19.8090529897712" calcext:value-type="float">
            <text:p>19.8090529898</text:p>
          </table:table-cell>
        </table:table-row>
        <table:table-row table:style-name="ro1">
          <table:table-cell office:value-type="float" office:value="70.581380527" calcext:value-type="float">
            <text:p>70.581380527</text:p>
          </table:table-cell>
          <table:table-cell office:value-type="float" office:value="3275.92797348002" calcext:value-type="float">
            <text:p>3275.92797348</text:p>
          </table:table-cell>
          <table:table-cell table:formula="of:=([.B319] * (PI()) * 23 * (3600/63360)) / 11.1 / 60" office:value-type="float" office:value="20.1941303976424" calcext:value-type="float">
            <text:p>20.1941303976</text:p>
          </table:table-cell>
        </table:table-row>
        <table:table-row table:style-name="ro1">
          <table:table-cell office:value-type="float" office:value="70.599126154" calcext:value-type="float">
            <text:p>70.599126154</text:p>
          </table:table-cell>
          <table:table-cell office:value-type="float" office:value="3381.11468251621" calcext:value-type="float">
            <text:p>3381.1146825162</text:p>
          </table:table-cell>
          <table:table-cell table:formula="of:=([.B320] * (PI()) * 23 * (3600/63360)) / 11.1 / 60" office:value-type="float" office:value="20.8425433467584" calcext:value-type="float">
            <text:p>20.8425433468</text:p>
          </table:table-cell>
        </table:table-row>
        <table:table-row table:style-name="ro1">
          <table:table-cell office:value-type="float" office:value="70.61718324" calcext:value-type="float">
            <text:p>70.61718324</text:p>
          </table:table-cell>
          <table:table-cell office:value-type="float" office:value="3322.79527272583" calcext:value-type="float">
            <text:p>3322.7952727258</text:p>
          </table:table-cell>
          <table:table-cell table:formula="of:=([.B321] * (PI()) * 23 * (3600/63360)) / 11.1 / 60" office:value-type="float" office:value="20.4830391770835" calcext:value-type="float">
            <text:p>20.4830391771</text:p>
          </table:table-cell>
        </table:table-row>
        <table:table-row table:style-name="ro1">
          <table:table-cell office:value-type="float" office:value="70.635016055" calcext:value-type="float">
            <text:p>70.635016055</text:p>
          </table:table-cell>
          <table:table-cell office:value-type="float" office:value="3364.5837743471" calcext:value-type="float">
            <text:p>3364.5837743471</text:p>
          </table:table-cell>
          <table:table-cell table:formula="of:=([.B322] * (PI()) * 23 * (3600/63360)) / 11.1 / 60" office:value-type="float" office:value="20.7406402164512" calcext:value-type="float">
            <text:p>20.7406402165</text:p>
          </table:table-cell>
        </table:table-row>
        <table:table-row table:style-name="ro1">
          <table:table-cell office:value-type="float" office:value="70.653493612" calcext:value-type="float">
            <text:p>70.653493612</text:p>
          </table:table-cell>
          <table:table-cell office:value-type="float" office:value="3247.18251444472" calcext:value-type="float">
            <text:p>3247.1825144447</text:p>
          </table:table-cell>
          <table:table-cell table:formula="of:=([.B323] * (PI()) * 23 * (3600/63360)) / 11.1 / 60" office:value-type="float" office:value="20.0169318899834" calcext:value-type="float">
            <text:p>20.01693189</text:p>
          </table:table-cell>
        </table:table-row>
        <table:table-row table:style-name="ro1">
          <table:table-cell office:value-type="float" office:value="70.672273565" calcext:value-type="float">
            <text:p>70.672273565</text:p>
          </table:table-cell>
          <table:table-cell office:value-type="float" office:value="3194.89617465437" calcext:value-type="float">
            <text:p>3194.8961746544</text:p>
          </table:table-cell>
          <table:table-cell table:formula="of:=([.B324] * (PI()) * 23 * (3600/63360)) / 11.1 / 60" office:value-type="float" office:value="19.6946179770129" calcext:value-type="float">
            <text:p>19.694617977</text:p>
          </table:table-cell>
        </table:table-row>
        <table:table-row table:style-name="ro1">
          <table:table-cell office:value-type="float" office:value="70.6913192480001" calcext:value-type="float">
            <text:p>70.691319248</text:p>
          </table:table-cell>
          <table:table-cell office:value-type="float" office:value="3150.32020641191" calcext:value-type="float">
            <text:p>3150.3202064119</text:p>
          </table:table-cell>
          <table:table-cell table:formula="of:=([.B325] * (PI()) * 23 * (3600/63360)) / 11.1 / 60" office:value-type="float" office:value="19.4198338784074" calcext:value-type="float">
            <text:p>19.4198338784</text:p>
          </table:table-cell>
        </table:table-row>
        <table:table-row table:style-name="ro1">
          <table:table-cell office:value-type="float" office:value="70.7102509200001" calcext:value-type="float">
            <text:p>70.71025092</text:p>
          </table:table-cell>
          <table:table-cell office:value-type="float" office:value="3169.29217873493" calcext:value-type="float">
            <text:p>3169.2921787349</text:p>
          </table:table-cell>
          <table:table-cell table:formula="of:=([.B326] * (PI()) * 23 * (3600/63360)) / 11.1 / 60" office:value-type="float" office:value="19.5367847045834" calcext:value-type="float">
            <text:p>19.5367847046</text:p>
          </table:table-cell>
        </table:table-row>
        <table:table-row table:style-name="ro1">
          <table:table-cell office:value-type="float" office:value="70.729128738" calcext:value-type="float">
            <text:p>70.729128738</text:p>
          </table:table-cell>
          <table:table-cell office:value-type="float" office:value="3178.3334281596" calcext:value-type="float">
            <text:p>3178.3334281596</text:p>
          </table:table-cell>
          <table:table-cell table:formula="of:=([.B327] * (PI()) * 23 * (3600/63360)) / 11.1 / 60" office:value-type="float" office:value="19.5925185825311" calcext:value-type="float">
            <text:p>19.5925185825</text:p>
          </table:table-cell>
        </table:table-row>
        <table:table-row table:style-name="ro1">
          <table:table-cell office:value-type="float" office:value="70.748039734" calcext:value-type="float">
            <text:p>70.748039734</text:p>
          </table:table-cell>
          <table:table-cell office:value-type="float" office:value="3172.7572677937" calcext:value-type="float">
            <text:p>3172.7572677937</text:p>
          </table:table-cell>
          <table:table-cell table:formula="of:=([.B328] * (PI()) * 23 * (3600/63360)) / 11.1 / 60" office:value-type="float" office:value="19.5581448995751" calcext:value-type="float">
            <text:p>19.5581448996</text:p>
          </table:table-cell>
        </table:table-row>
        <table:table-row table:style-name="ro1">
          <table:table-cell office:value-type="float" office:value="70.7861864650001" calcext:value-type="float">
            <text:p>70.786186465</text:p>
          </table:table-cell>
          <table:table-cell office:value-type="float" office:value="3121.78927223926" calcext:value-type="float">
            <text:p>3121.7892722393</text:p>
          </table:table-cell>
          <table:table-cell table:formula="of:=([.B329] * (PI()) * 23 * (3600/63360)) / 11.1 / 60" office:value-type="float" office:value="19.2439577878116" calcext:value-type="float">
            <text:p>19.2439577878</text:p>
          </table:table-cell>
        </table:table-row>
        <table:table-row table:style-name="ro1">
          <table:table-cell office:value-type="float" office:value="70.8055106900001" calcext:value-type="float">
            <text:p>70.80551069</text:p>
          </table:table-cell>
          <table:table-cell office:value-type="float" office:value="3104.91106370513" calcext:value-type="float">
            <text:p>3104.9110637051</text:p>
          </table:table-cell>
          <table:table-cell table:formula="of:=([.B330] * (PI()) * 23 * (3600/63360)) / 11.1 / 60" office:value-type="float" office:value="19.1399137591345" calcext:value-type="float">
            <text:p>19.1399137591</text:p>
          </table:table-cell>
        </table:table-row>
        <table:table-row table:style-name="ro1">
          <table:table-cell office:value-type="float" office:value="70.825071323" calcext:value-type="float">
            <text:p>70.825071323</text:p>
          </table:table-cell>
          <table:table-cell office:value-type="float" office:value="3067.38539596825" calcext:value-type="float">
            <text:p>3067.3853959683</text:p>
          </table:table-cell>
          <table:table-cell table:formula="of:=([.B331] * (PI()) * 23 * (3600/63360)) / 11.1 / 60" office:value-type="float" office:value="18.9085905329611" calcext:value-type="float">
            <text:p>18.908590533</text:p>
          </table:table-cell>
        </table:table-row>
        <table:table-row table:style-name="ro1">
          <table:table-cell office:value-type="float" office:value="70.8443778920001" calcext:value-type="float">
            <text:p>70.844377892</text:p>
          </table:table-cell>
          <table:table-cell office:value-type="float" office:value="3107.75052780667" calcext:value-type="float">
            <text:p>3107.7505278067</text:p>
          </table:table-cell>
          <table:table-cell table:formula="of:=([.B332] * (PI()) * 23 * (3600/63360)) / 11.1 / 60" office:value-type="float" office:value="19.1574173516403" calcext:value-type="float">
            <text:p>19.1574173516</text:p>
          </table:table-cell>
        </table:table-row>
        <table:table-row table:style-name="ro1">
          <table:table-cell office:value-type="float" office:value="70.863565243" calcext:value-type="float">
            <text:p>70.863565243</text:p>
          </table:table-cell>
          <table:table-cell office:value-type="float" office:value="3127.06011373163" calcext:value-type="float">
            <text:p>3127.0601137316</text:p>
          </table:table-cell>
          <table:table-cell table:formula="of:=([.B333] * (PI()) * 23 * (3600/63360)) / 11.1 / 60" office:value-type="float" office:value="19.2764493631038" calcext:value-type="float">
            <text:p>19.2764493631</text:p>
          </table:table-cell>
        </table:table-row>
        <table:table-row table:style-name="ro1">
          <table:table-cell office:value-type="float" office:value="70.88249655" calcext:value-type="float">
            <text:p>70.88249655</text:p>
          </table:table-cell>
          <table:table-cell office:value-type="float" office:value="3169.3532834258" calcext:value-type="float">
            <text:p>3169.3532834258</text:p>
          </table:table-cell>
          <table:table-cell table:formula="of:=([.B334] * (PI()) * 23 * (3600/63360)) / 11.1 / 60" office:value-type="float" office:value="19.5371613783397" calcext:value-type="float">
            <text:p>19.5371613783</text:p>
          </table:table-cell>
        </table:table-row>
        <table:table-row table:style-name="ro1">
          <table:table-cell office:value-type="float" office:value="70.901249524" calcext:value-type="float">
            <text:p>70.901249524</text:p>
          </table:table-cell>
          <table:table-cell office:value-type="float" office:value="3199.4925178277" calcext:value-type="float">
            <text:p>3199.4925178277</text:p>
          </table:table-cell>
          <table:table-cell table:formula="of:=([.B335] * (PI()) * 23 * (3600/63360)) / 11.1 / 60" office:value-type="float" office:value="19.7229516748677" calcext:value-type="float">
            <text:p>19.7229516749</text:p>
          </table:table-cell>
        </table:table-row>
        <table:table-row table:style-name="ro1">
          <table:table-cell office:value-type="float" office:value="70.9201109360001" calcext:value-type="float">
            <text:p>70.920110936</text:p>
          </table:table-cell>
          <table:table-cell office:value-type="float" office:value="3181.09800049472" calcext:value-type="float">
            <text:p>3181.0980004947</text:p>
          </table:table-cell>
          <table:table-cell table:formula="of:=([.B336] * (PI()) * 23 * (3600/63360)) / 11.1 / 60" office:value-type="float" office:value="19.609560512232" calcext:value-type="float">
            <text:p>19.6095605122</text:p>
          </table:table-cell>
        </table:table-row>
        <table:table-row table:style-name="ro1">
          <table:table-cell office:value-type="float" office:value="70.939318911" calcext:value-type="float">
            <text:p>70.939318911</text:p>
          </table:table-cell>
          <table:table-cell office:value-type="float" office:value="3123.70252460695" calcext:value-type="float">
            <text:p>3123.702524607</text:p>
          </table:table-cell>
          <table:table-cell table:formula="of:=([.B337] * (PI()) * 23 * (3600/63360)) / 11.1 / 60" office:value-type="float" office:value="19.2557518407058" calcext:value-type="float">
            <text:p>19.2557518407</text:p>
          </table:table-cell>
        </table:table-row>
        <table:table-row table:style-name="ro1">
          <table:table-cell office:value-type="float" office:value="70.9587151160001" calcext:value-type="float">
            <text:p>70.958715116</text:p>
          </table:table-cell>
          <table:table-cell office:value-type="float" office:value="3093.38862937029" calcext:value-type="float">
            <text:p>3093.3886293703</text:p>
          </table:table-cell>
          <table:table-cell table:formula="of:=([.B338] * (PI()) * 23 * (3600/63360)) / 11.1 / 60" office:value-type="float" office:value="19.0688848649281" calcext:value-type="float">
            <text:p>19.0688848649</text:p>
          </table:table-cell>
        </table:table-row>
        <table:table-row table:style-name="ro1">
          <table:table-cell office:value-type="float" office:value="70.997753673" calcext:value-type="float">
            <text:p>70.997753673</text:p>
          </table:table-cell>
          <table:table-cell office:value-type="float" office:value="3097.13114291818" calcext:value-type="float">
            <text:p>3097.1311429182</text:p>
          </table:table-cell>
          <table:table-cell table:formula="of:=([.B339] * (PI()) * 23 * (3600/63360)) / 11.1 / 60" office:value-type="float" office:value="19.0919552154404" calcext:value-type="float">
            <text:p>19.0919552154</text:p>
          </table:table-cell>
        </table:table-row>
        <table:table-row table:style-name="ro1">
          <table:table-cell office:value-type="float" office:value="71.017314045" calcext:value-type="float">
            <text:p>71.017314045</text:p>
          </table:table-cell>
          <table:table-cell office:value-type="float" office:value="3067.42632502068" calcext:value-type="float">
            <text:p>3067.4263250207</text:p>
          </table:table-cell>
          <table:table-cell table:formula="of:=([.B340] * (PI()) * 23 * (3600/63360)) / 11.1 / 60" office:value-type="float" office:value="18.9088428360119" calcext:value-type="float">
            <text:p>18.908842836</text:p>
          </table:table-cell>
        </table:table-row>
        <table:table-row table:style-name="ro1">
          <table:table-cell office:value-type="float" office:value="71.0364784270001" calcext:value-type="float">
            <text:p>71.036478427</text:p>
          </table:table-cell>
          <table:table-cell office:value-type="float" office:value="3130.80797490312" calcext:value-type="float">
            <text:p>3130.8079749031</text:p>
          </table:table-cell>
          <table:table-cell table:formula="of:=([.B341] * (PI()) * 23 * (3600/63360)) / 11.1 / 60" office:value-type="float" office:value="19.299552678507" calcext:value-type="float">
            <text:p>19.2995526785</text:p>
          </table:table-cell>
        </table:table-row>
        <table:table-row table:style-name="ro1">
          <table:table-cell office:value-type="float" office:value="71.0559135380001" calcext:value-type="float">
            <text:p>71.055913538</text:p>
          </table:table-cell>
          <table:table-cell office:value-type="float" office:value="3087.19615750989" calcext:value-type="float">
            <text:p>3087.1961575099</text:p>
          </table:table-cell>
          <table:table-cell table:formula="of:=([.B342] * (PI()) * 23 * (3600/63360)) / 11.1 / 60" office:value-type="float" office:value="19.0307119913958" calcext:value-type="float">
            <text:p>19.0307119914</text:p>
          </table:table-cell>
        </table:table-row>
        <table:table-row table:style-name="ro1">
          <table:table-cell office:value-type="float" office:value="71.074510053" calcext:value-type="float">
            <text:p>71.074510053</text:p>
          </table:table-cell>
          <table:table-cell office:value-type="float" office:value="3226.41097002988" calcext:value-type="float">
            <text:p>3226.4109700299</text:p>
          </table:table-cell>
          <table:table-cell table:formula="of:=([.B343] * (PI()) * 23 * (3600/63360)) / 11.1 / 60" office:value-type="float" office:value="19.8888877816057" calcext:value-type="float">
            <text:p>19.8888877816</text:p>
          </table:table-cell>
        </table:table-row>
        <table:table-row table:style-name="ro1">
          <table:table-cell office:value-type="float" office:value="71.093391778" calcext:value-type="float">
            <text:p>71.093391778</text:p>
          </table:table-cell>
          <table:table-cell office:value-type="float" office:value="3177.67576849625" calcext:value-type="float">
            <text:p>3177.6757684963</text:p>
          </table:table-cell>
          <table:table-cell table:formula="of:=([.B344] * (PI()) * 23 * (3600/63360)) / 11.1 / 60" office:value-type="float" office:value="19.5884645053028" calcext:value-type="float">
            <text:p>19.5884645053</text:p>
          </table:table-cell>
        </table:table-row>
        <table:table-row table:style-name="ro1">
          <table:table-cell office:value-type="float" office:value="71.11175824" calcext:value-type="float">
            <text:p>71.11175824</text:p>
          </table:table-cell>
          <table:table-cell office:value-type="float" office:value="3266.82406224692" calcext:value-type="float">
            <text:p>3266.8240622469</text:p>
          </table:table-cell>
          <table:table-cell table:formula="of:=([.B345] * (PI()) * 23 * (3600/63360)) / 11.1 / 60" office:value-type="float" office:value="20.1380102472428" calcext:value-type="float">
            <text:p>20.1380102472</text:p>
          </table:table-cell>
        </table:table-row>
        <table:table-row table:style-name="ro1">
          <table:table-cell office:value-type="float" office:value="71.1303423590001" calcext:value-type="float">
            <text:p>71.130342359</text:p>
          </table:table-cell>
          <table:table-cell office:value-type="float" office:value="3228.56305428955" calcext:value-type="float">
            <text:p>3228.5630542896</text:p>
          </table:table-cell>
          <table:table-cell table:formula="of:=([.B346] * (PI()) * 23 * (3600/63360)) / 11.1 / 60" office:value-type="float" office:value="19.9021540898147" calcext:value-type="float">
            <text:p>19.9021540898</text:p>
          </table:table-cell>
        </table:table-row>
        <table:table-row table:style-name="ro1">
          <table:table-cell office:value-type="float" office:value="71.148528196" calcext:value-type="float">
            <text:p>71.148528196</text:p>
          </table:table-cell>
          <table:table-cell office:value-type="float" office:value="3299.27074570541" calcext:value-type="float">
            <text:p>3299.2707457054</text:p>
          </table:table-cell>
          <table:table-cell table:formula="of:=([.B347] * (PI()) * 23 * (3600/63360)) / 11.1 / 60" office:value-type="float" office:value="20.3380245827338" calcext:value-type="float">
            <text:p>20.3380245827</text:p>
          </table:table-cell>
        </table:table-row>
        <table:table-row table:style-name="ro1">
          <table:table-cell office:value-type="float" office:value="71.1671693470001" calcext:value-type="float">
            <text:p>71.167169347</text:p>
          </table:table-cell>
          <table:table-cell office:value-type="float" office:value="3218.68536978449" calcext:value-type="float">
            <text:p>3218.6853697845</text:p>
          </table:table-cell>
          <table:table-cell table:formula="of:=([.B348] * (PI()) * 23 * (3600/63360)) / 11.1 / 60" office:value-type="float" office:value="19.841264091458" calcext:value-type="float">
            <text:p>19.8412640915</text:p>
          </table:table-cell>
        </table:table-row>
        <table:table-row table:style-name="ro1">
          <table:table-cell office:value-type="float" office:value="71.2041610740001" calcext:value-type="float">
            <text:p>71.204161074</text:p>
          </table:table-cell>
          <table:table-cell office:value-type="float" office:value="3206.09071740455" calcext:value-type="float">
            <text:p>3206.0907174046</text:p>
          </table:table-cell>
          <table:table-cell table:formula="of:=([.B349] * (PI()) * 23 * (3600/63360)) / 11.1 / 60" office:value-type="float" office:value="19.7636256163351" calcext:value-type="float">
            <text:p>19.7636256163</text:p>
          </table:table-cell>
        </table:table-row>
        <table:table-row table:style-name="ro1">
          <table:table-cell office:value-type="float" office:value="71.222595558" calcext:value-type="float">
            <text:p>71.222595558</text:p>
          </table:table-cell>
          <table:table-cell office:value-type="float" office:value="3254.76970226831" calcext:value-type="float">
            <text:p>3254.7697022683</text:p>
          </table:table-cell>
          <table:table-cell table:formula="of:=([.B350] * (PI()) * 23 * (3600/63360)) / 11.1 / 60" office:value-type="float" office:value="20.0637023505983" calcext:value-type="float">
            <text:p>20.0637023506</text:p>
          </table:table-cell>
        </table:table-row>
        <table:table-row table:style-name="ro1">
          <table:table-cell office:value-type="float" office:value="71.241289469" calcext:value-type="float">
            <text:p>71.241289469</text:p>
          </table:table-cell>
          <table:table-cell office:value-type="float" office:value="3209.60124395346" calcext:value-type="float">
            <text:p>3209.6012439535</text:p>
          </table:table-cell>
          <table:table-cell table:formula="of:=([.B351] * (PI()) * 23 * (3600/63360)) / 11.1 / 60" office:value-type="float" office:value="19.7852659061909" calcext:value-type="float">
            <text:p>19.7852659062</text:p>
          </table:table-cell>
        </table:table-row>
        <table:table-row table:style-name="ro1">
          <table:table-cell office:value-type="float" office:value="71.259881557" calcext:value-type="float">
            <text:p>71.259881557</text:p>
          </table:table-cell>
          <table:table-cell office:value-type="float" office:value="3227.17921731159" calcext:value-type="float">
            <text:p>3227.1792173116</text:p>
          </table:table-cell>
          <table:table-cell table:formula="of:=([.B352] * (PI()) * 23 * (3600/63360)) / 11.1 / 60" office:value-type="float" office:value="19.8936235651486" calcext:value-type="float">
            <text:p>19.8936235651</text:p>
          </table:table-cell>
        </table:table-row>
        <table:table-row table:style-name="ro1">
          <table:table-cell office:value-type="float" office:value="71.278334634" calcext:value-type="float">
            <text:p>71.278334634</text:p>
          </table:table-cell>
          <table:table-cell office:value-type="float" office:value="3251.49025281734" calcext:value-type="float">
            <text:p>3251.4902528173</text:p>
          </table:table-cell>
          <table:table-cell table:formula="of:=([.B353] * (PI()) * 23 * (3600/63360)) / 11.1 / 60" office:value-type="float" office:value="20.0434865124049" calcext:value-type="float">
            <text:p>20.0434865124</text:p>
          </table:table-cell>
        </table:table-row>
        <table:table-row table:style-name="ro1">
          <table:table-cell office:value-type="float" office:value="71.2965859920001" calcext:value-type="float">
            <text:p>71.296585992</text:p>
          </table:table-cell>
          <table:table-cell office:value-type="float" office:value="3287.42661230239" calcext:value-type="float">
            <text:p>3287.4266123024</text:p>
          </table:table-cell>
          <table:table-cell table:formula="of:=([.B354] * (PI()) * 23 * (3600/63360)) / 11.1 / 60" office:value-type="float" office:value="20.2650126067917" calcext:value-type="float">
            <text:p>20.2650126068</text:p>
          </table:table-cell>
        </table:table-row>
        <table:table-row table:style-name="ro1">
          <table:table-cell office:value-type="float" office:value="71.314582193" calcext:value-type="float">
            <text:p>71.314582193</text:p>
          </table:table-cell>
          <table:table-cell office:value-type="float" office:value="3334.03700037212" calcext:value-type="float">
            <text:p>3334.0370003721</text:p>
          </table:table-cell>
          <table:table-cell table:formula="of:=([.B355] * (PI()) * 23 * (3600/63360)) / 11.1 / 60" office:value-type="float" office:value="20.5523376829792" calcext:value-type="float">
            <text:p>20.552337683</text:p>
          </table:table-cell>
        </table:table-row>
        <table:table-row table:style-name="ro1">
          <table:table-cell office:value-type="float" office:value="71.332739696" calcext:value-type="float">
            <text:p>71.332739696</text:p>
          </table:table-cell>
          <table:table-cell office:value-type="float" office:value="3304.41911533804" calcext:value-type="float">
            <text:p>3304.419115338</text:p>
          </table:table-cell>
          <table:table-cell table:formula="of:=([.B356] * (PI()) * 23 * (3600/63360)) / 11.1 / 60" office:value-type="float" office:value="20.3697611924939" calcext:value-type="float">
            <text:p>20.3697611925</text:p>
          </table:table-cell>
        </table:table-row>
        <table:table-row table:style-name="ro1">
          <table:table-cell office:value-type="float" office:value="71.3509913660001" calcext:value-type="float">
            <text:p>71.350991366</text:p>
          </table:table-cell>
          <table:table-cell office:value-type="float" office:value="3287.37041596011" calcext:value-type="float">
            <text:p>3287.3704159601</text:p>
          </table:table-cell>
          <table:table-cell table:formula="of:=([.B357] * (PI()) * 23 * (3600/63360)) / 11.1 / 60" office:value-type="float" office:value="20.2646661900594" calcext:value-type="float">
            <text:p>20.2646661901</text:p>
          </table:table-cell>
        </table:table-row>
        <table:table-row table:style-name="ro1">
          <table:table-cell office:value-type="float" office:value="71.36957184" calcext:value-type="float">
            <text:p>71.36957184</text:p>
          </table:table-cell>
          <table:table-cell office:value-type="float" office:value="3229.1964134103" calcext:value-type="float">
            <text:p>3229.1964134103</text:p>
          </table:table-cell>
          <table:table-cell table:formula="of:=([.B358] * (PI()) * 23 * (3600/63360)) / 11.1 / 60" office:value-type="float" office:value="19.9060583687782" calcext:value-type="float">
            <text:p>19.9060583688</text:p>
          </table:table-cell>
        </table:table-row>
        <table:table-row table:style-name="ro1">
          <table:table-cell office:value-type="float" office:value="71.407029246" calcext:value-type="float">
            <text:p>71.407029246</text:p>
          </table:table-cell>
          <table:table-cell office:value-type="float" office:value="3215.69344152073" calcext:value-type="float">
            <text:p>3215.6934415207</text:p>
          </table:table-cell>
          <table:table-cell table:formula="of:=([.B359] * (PI()) * 23 * (3600/63360)) / 11.1 / 60" office:value-type="float" office:value="19.8228206488707" calcext:value-type="float">
            <text:p>19.8228206489</text:p>
          </table:table-cell>
        </table:table-row>
        <table:table-row table:style-name="ro1">
          <table:table-cell office:value-type="float" office:value="71.425662167" calcext:value-type="float">
            <text:p>71.425662167</text:p>
          </table:table-cell>
          <table:table-cell office:value-type="float" office:value="3220.10703529338" calcext:value-type="float">
            <text:p>3220.1070352934</text:p>
          </table:table-cell>
          <table:table-cell table:formula="of:=([.B360] * (PI()) * 23 * (3600/63360)) / 11.1 / 60" office:value-type="float" office:value="19.8500278063201" calcext:value-type="float">
            <text:p>19.8500278063</text:p>
          </table:table-cell>
        </table:table-row>
        <table:table-row table:style-name="ro1">
          <table:table-cell office:value-type="float" office:value="71.444259047" calcext:value-type="float">
            <text:p>71.444259047</text:p>
          </table:table-cell>
          <table:table-cell office:value-type="float" office:value="3226.34764540832" calcext:value-type="float">
            <text:p>3226.3476454083</text:p>
          </table:table-cell>
          <table:table-cell table:formula="of:=([.B361] * (PI()) * 23 * (3600/63360)) / 11.1 / 60" office:value-type="float" office:value="19.8884974233086" calcext:value-type="float">
            <text:p>19.8884974233</text:p>
          </table:table-cell>
        </table:table-row>
        <table:table-row table:style-name="ro1">
          <table:table-cell office:value-type="float" office:value="71.463005667" calcext:value-type="float">
            <text:p>71.463005667</text:p>
          </table:table-cell>
          <table:table-cell office:value-type="float" office:value="3200.57695733922" calcext:value-type="float">
            <text:p>3200.5769573392</text:p>
          </table:table-cell>
          <table:table-cell table:formula="of:=([.B362] * (PI()) * 23 * (3600/63360)) / 11.1 / 60" office:value-type="float" office:value="19.7296365937918" calcext:value-type="float">
            <text:p>19.7296365938</text:p>
          </table:table-cell>
        </table:table-row>
        <table:table-row table:style-name="ro1">
          <table:table-cell office:value-type="float" office:value="71.481644578" calcext:value-type="float">
            <text:p>71.481644578</text:p>
          </table:table-cell>
          <table:table-cell office:value-type="float" office:value="3219.07218720418" calcext:value-type="float">
            <text:p>3219.0721872042</text:p>
          </table:table-cell>
          <table:table-cell table:formula="of:=([.B363] * (PI()) * 23 * (3600/63360)) / 11.1 / 60" office:value-type="float" office:value="19.8436485887597" calcext:value-type="float">
            <text:p>19.8436485888</text:p>
          </table:table-cell>
        </table:table-row>
        <table:table-row table:style-name="ro1">
          <table:table-cell office:value-type="float" office:value="71.5003862500001" calcext:value-type="float">
            <text:p>71.50038625</text:p>
          </table:table-cell>
          <table:table-cell office:value-type="float" office:value="3201.42194356485" calcext:value-type="float">
            <text:p>3201.4219435649</text:p>
          </table:table-cell>
          <table:table-cell table:formula="of:=([.B364] * (PI()) * 23 * (3600/63360)) / 11.1 / 60" office:value-type="float" office:value="19.7348454268806" calcext:value-type="float">
            <text:p>19.7348454269</text:p>
          </table:table-cell>
        </table:table-row>
        <table:table-row table:style-name="ro1">
          <table:table-cell office:value-type="float" office:value="71.5191334940001" calcext:value-type="float">
            <text:p>71.519133494</text:p>
          </table:table-cell>
          <table:table-cell office:value-type="float" office:value="3200.47042648035" calcext:value-type="float">
            <text:p>3200.4704264804</text:p>
          </table:table-cell>
          <table:table-cell table:formula="of:=([.B365] * (PI()) * 23 * (3600/63360)) / 11.1 / 60" office:value-type="float" office:value="19.7289798949655" calcext:value-type="float">
            <text:p>19.728979895</text:p>
          </table:table-cell>
        </table:table-row>
        <table:table-row table:style-name="ro1">
          <table:table-cell office:value-type="float" office:value="71.537726832" calcext:value-type="float">
            <text:p>71.537726832</text:p>
          </table:table-cell>
          <table:table-cell office:value-type="float" office:value="3226.96225928503" calcext:value-type="float">
            <text:p>3226.962259285</text:p>
          </table:table-cell>
          <table:table-cell table:formula="of:=([.B366] * (PI()) * 23 * (3600/63360)) / 11.1 / 60" office:value-type="float" office:value="19.8922861490898" calcext:value-type="float">
            <text:p>19.8922861491</text:p>
          </table:table-cell>
        </table:table-row>
        <table:table-row table:style-name="ro1">
          <table:table-cell office:value-type="float" office:value="71.555905169" calcext:value-type="float">
            <text:p>71.555905169</text:p>
          </table:table-cell>
          <table:table-cell office:value-type="float" office:value="3300.6319554983" calcext:value-type="float">
            <text:p>3300.6319554983</text:p>
          </table:table-cell>
          <table:table-cell table:formula="of:=([.B367] * (PI()) * 23 * (3600/63360)) / 11.1 / 60" office:value-type="float" office:value="20.3464156243802" calcext:value-type="float">
            <text:p>20.3464156244</text:p>
          </table:table-cell>
        </table:table-row>
        <table:table-row table:style-name="ro1">
          <table:table-cell office:value-type="float" office:value="71.573903714" calcext:value-type="float">
            <text:p>71.573903714</text:p>
          </table:table-cell>
          <table:table-cell office:value-type="float" office:value="3333.60279956798" calcext:value-type="float">
            <text:p>3333.602799568</text:p>
          </table:table-cell>
          <table:table-cell table:formula="of:=([.B368] * (PI()) * 23 * (3600/63360)) / 11.1 / 60" office:value-type="float" office:value="20.5496610955424" calcext:value-type="float">
            <text:p>20.5496610955</text:p>
          </table:table-cell>
        </table:table-row>
        <table:table-row table:style-name="ro1">
          <table:table-cell office:value-type="float" office:value="71.609769761" calcext:value-type="float">
            <text:p>71.609769761</text:p>
          </table:table-cell>
          <table:table-cell office:value-type="float" office:value="3366.24530065239" calcext:value-type="float">
            <text:p>3366.2453006524</text:p>
          </table:table-cell>
          <table:table-cell table:formula="of:=([.B369] * (PI()) * 23 * (3600/63360)) / 11.1 / 60" office:value-type="float" office:value="20.7508825292065" calcext:value-type="float">
            <text:p>20.7508825292</text:p>
          </table:table-cell>
        </table:table-row>
        <table:table-row table:style-name="ro1">
          <table:table-cell office:value-type="float" office:value="71.627552575" calcext:value-type="float">
            <text:p>71.627552575</text:p>
          </table:table-cell>
          <table:table-cell office:value-type="float" office:value="3374.04417545251" calcext:value-type="float">
            <text:p>3374.0441754525</text:p>
          </table:table-cell>
          <table:table-cell table:formula="of:=([.B370] * (PI()) * 23 * (3600/63360)) / 11.1 / 60" office:value-type="float" office:value="20.7989579130194" calcext:value-type="float">
            <text:p>20.798957913</text:p>
          </table:table-cell>
        </table:table-row>
        <table:table-row table:style-name="ro1">
          <table:table-cell office:value-type="float" office:value="71.645361744" calcext:value-type="float">
            <text:p>71.645361744</text:p>
          </table:table-cell>
          <table:table-cell office:value-type="float" office:value="3369.05107700901" calcext:value-type="float">
            <text:p>3369.051077009</text:p>
          </table:table-cell>
          <table:table-cell table:formula="of:=([.B371] * (PI()) * 23 * (3600/63360)) / 11.1 / 60" office:value-type="float" office:value="20.7681784569774" calcext:value-type="float">
            <text:p>20.768178457</text:p>
          </table:table-cell>
        </table:table-row>
        <table:table-row table:style-name="ro1">
          <table:table-cell office:value-type="float" office:value="71.663125028" calcext:value-type="float">
            <text:p>71.663125028</text:p>
          </table:table-cell>
          <table:table-cell office:value-type="float" office:value="3377.75379822567" calcext:value-type="float">
            <text:p>3377.7537982257</text:p>
          </table:table-cell>
          <table:table-cell table:formula="of:=([.B372] * (PI()) * 23 * (3600/63360)) / 11.1 / 60" office:value-type="float" office:value="20.8218255116399" calcext:value-type="float">
            <text:p>20.8218255116</text:p>
          </table:table-cell>
        </table:table-row>
        <table:table-row table:style-name="ro1">
          <table:table-cell office:value-type="float" office:value="71.6809038320001" calcext:value-type="float">
            <text:p>71.680903832</text:p>
          </table:table-cell>
          <table:table-cell office:value-type="float" office:value="3374.80518936189" calcext:value-type="float">
            <text:p>3374.8051893619</text:p>
          </table:table-cell>
          <table:table-cell table:formula="of:=([.B373] * (PI()) * 23 * (3600/63360)) / 11.1 / 60" office:value-type="float" office:value="20.8036491071619" calcext:value-type="float">
            <text:p>20.8036491072</text:p>
          </table:table-cell>
        </table:table-row>
        <table:table-row table:style-name="ro1">
          <table:table-cell office:value-type="float" office:value="71.6986451880001" calcext:value-type="float">
            <text:p>71.698645188</text:p>
          </table:table-cell>
          <table:table-cell office:value-type="float" office:value="3381.92864175892" calcext:value-type="float">
            <text:p>3381.9286417589</text:p>
          </table:table-cell>
          <table:table-cell table:formula="of:=([.B374] * (PI()) * 23 * (3600/63360)) / 11.1 / 60" office:value-type="float" office:value="20.8475609171136" calcext:value-type="float">
            <text:p>20.8475609171</text:p>
          </table:table-cell>
        </table:table-row>
        <table:table-row table:style-name="ro1">
          <table:table-cell office:value-type="float" office:value="71.716289149" calcext:value-type="float">
            <text:p>71.716289149</text:p>
          </table:table-cell>
          <table:table-cell office:value-type="float" office:value="3400.5969521289" calcext:value-type="float">
            <text:p>3400.5969521289</text:p>
          </table:table-cell>
          <table:table-cell table:formula="of:=([.B375] * (PI()) * 23 * (3600/63360)) / 11.1 / 60" office:value-type="float" office:value="20.9626398495465" calcext:value-type="float">
            <text:p>20.9626398495</text:p>
          </table:table-cell>
        </table:table-row>
        <table:table-row table:style-name="ro1">
          <table:table-cell office:value-type="float" office:value="71.734041182" calcext:value-type="float">
            <text:p>71.734041182</text:p>
          </table:table-cell>
          <table:table-cell office:value-type="float" office:value="3379.89457320847" calcext:value-type="float">
            <text:p>3379.8945732085</text:p>
          </table:table-cell>
          <table:table-cell table:formula="of:=([.B376] * (PI()) * 23 * (3600/63360)) / 11.1 / 60" office:value-type="float" office:value="20.8350221049425" calcext:value-type="float">
            <text:p>20.8350221049</text:p>
          </table:table-cell>
        </table:table-row>
        <table:table-row table:style-name="ro1">
          <table:table-cell office:value-type="float" office:value="71.7516656110001" calcext:value-type="float">
            <text:p>71.751665611</text:p>
          </table:table-cell>
          <table:table-cell office:value-type="float" office:value="3404.36561092159" calcext:value-type="float">
            <text:p>3404.3656109216</text:p>
          </table:table-cell>
          <table:table-cell table:formula="of:=([.B377] * (PI()) * 23 * (3600/63360)) / 11.1 / 60" office:value-type="float" office:value="20.9858713698057" calcext:value-type="float">
            <text:p>20.9858713698</text:p>
          </table:table-cell>
        </table:table-row>
        <table:table-row table:style-name="ro1">
          <table:table-cell office:value-type="float" office:value="71.769467176" calcext:value-type="float">
            <text:p>71.769467176</text:p>
          </table:table-cell>
          <table:table-cell office:value-type="float" office:value="3370.49017883192" calcext:value-type="float">
            <text:p>3370.4901788319</text:p>
          </table:table-cell>
          <table:table-cell table:formula="of:=([.B378] * (PI()) * 23 * (3600/63360)) / 11.1 / 60" office:value-type="float" office:value="20.7770496562537" calcext:value-type="float">
            <text:p>20.7770496563</text:p>
          </table:table-cell>
        </table:table-row>
        <table:table-row table:style-name="ro1">
          <table:table-cell office:value-type="float" office:value="71.8053112430001" calcext:value-type="float">
            <text:p>71.805311243</text:p>
          </table:table-cell>
          <table:table-cell office:value-type="float" office:value="3325.45219637481" calcext:value-type="float">
            <text:p>3325.4521963748</text:p>
          </table:table-cell>
          <table:table-cell table:formula="of:=([.B379] * (PI()) * 23 * (3600/63360)) / 11.1 / 60" office:value-type="float" office:value="20.4994175172236" calcext:value-type="float">
            <text:p>20.4994175172</text:p>
          </table:table-cell>
        </table:table-row>
        <table:table-row table:style-name="ro1">
          <table:table-cell office:value-type="float" office:value="71.8235423410001" calcext:value-type="float">
            <text:p>71.823542341</text:p>
          </table:table-cell>
          <table:table-cell office:value-type="float" office:value="3291.0798899768" calcext:value-type="float">
            <text:p>3291.0798899768</text:p>
          </table:table-cell>
          <table:table-cell table:formula="of:=([.B380] * (PI()) * 23 * (3600/63360)) / 11.1 / 60" office:value-type="float" office:value="20.2875328716855" calcext:value-type="float">
            <text:p>20.2875328717</text:p>
          </table:table-cell>
        </table:table-row>
        <table:table-row table:style-name="ro1">
          <table:table-cell office:value-type="float" office:value="71.8421680230001" calcext:value-type="float">
            <text:p>71.842168023</text:p>
          </table:table-cell>
          <table:table-cell office:value-type="float" office:value="3221.35855213376" calcext:value-type="float">
            <text:p>3221.3585521338</text:p>
          </table:table-cell>
          <table:table-cell table:formula="of:=([.B381] * (PI()) * 23 * (3600/63360)) / 11.1 / 60" office:value-type="float" office:value="19.8577426567301" calcext:value-type="float">
            <text:p>19.8577426567</text:p>
          </table:table-cell>
        </table:table-row>
        <table:table-row table:style-name="ro1">
          <table:table-cell office:value-type="float" office:value="71.8612380810001" calcext:value-type="float">
            <text:p>71.861238081</text:p>
          </table:table-cell>
          <table:table-cell office:value-type="float" office:value="3146.29352464292" calcext:value-type="float">
            <text:p>3146.2935246429</text:p>
          </table:table-cell>
          <table:table-cell table:formula="of:=([.B382] * (PI()) * 23 * (3600/63360)) / 11.1 / 60" office:value-type="float" office:value="19.3950118013132" calcext:value-type="float">
            <text:p>19.3950118013</text:p>
          </table:table-cell>
        </table:table-row>
        <table:table-row table:style-name="ro1">
          <table:table-cell office:value-type="float" office:value="71.880300483" calcext:value-type="float">
            <text:p>71.880300483</text:p>
          </table:table-cell>
          <table:table-cell office:value-type="float" office:value="3147.55716515993" calcext:value-type="float">
            <text:p>3147.5571651599</text:p>
          </table:table-cell>
          <table:table-cell table:formula="of:=([.B383] * (PI()) * 23 * (3600/63360)) / 11.1 / 60" office:value-type="float" office:value="19.4028013869154" calcext:value-type="float">
            <text:p>19.4028013869</text:p>
          </table:table-cell>
        </table:table-row>
        <table:table-row table:style-name="ro1">
          <table:table-cell office:value-type="float" office:value="71.899406791" calcext:value-type="float">
            <text:p>71.899406791</text:p>
          </table:table-cell>
          <table:table-cell office:value-type="float" office:value="3140.32412750724" calcext:value-type="float">
            <text:p>3140.3241275072</text:p>
          </table:table-cell>
          <table:table-cell table:formula="of:=([.B384] * (PI()) * 23 * (3600/63360)) / 11.1 / 60" office:value-type="float" office:value="19.3582140496138" calcext:value-type="float">
            <text:p>19.3582140496</text:p>
          </table:table-cell>
        </table:table-row>
        <table:table-row table:style-name="ro1">
          <table:table-cell office:value-type="float" office:value="71.918437839" calcext:value-type="float">
            <text:p>71.918437839</text:p>
          </table:table-cell>
          <table:table-cell office:value-type="float" office:value="3152.74282320332" calcext:value-type="float">
            <text:p>3152.7428232033</text:p>
          </table:table-cell>
          <table:table-cell table:formula="of:=([.B385] * (PI()) * 23 * (3600/63360)) / 11.1 / 60" office:value-type="float" office:value="19.4347678573548" calcext:value-type="float">
            <text:p>19.4347678574</text:p>
          </table:table-cell>
        </table:table-row>
        <table:table-row table:style-name="ro1">
          <table:table-cell office:value-type="float" office:value="71.937212844" calcext:value-type="float">
            <text:p>71.937212844</text:p>
          </table:table-cell>
          <table:table-cell office:value-type="float" office:value="3195.73816357383" calcext:value-type="float">
            <text:p>3195.7381635738</text:p>
          </table:table-cell>
          <table:table-cell table:formula="of:=([.B386] * (PI()) * 23 * (3600/63360)) / 11.1 / 60" office:value-type="float" office:value="19.6998083335075" calcext:value-type="float">
            <text:p>19.6998083335</text:p>
          </table:table-cell>
        </table:table-row>
        <table:table-row table:style-name="ro1">
          <table:table-cell office:value-type="float" office:value="71.9559155050001" calcext:value-type="float">
            <text:p>71.955915505</text:p>
          </table:table-cell>
          <table:table-cell office:value-type="float" office:value="3208.09963886609" calcext:value-type="float">
            <text:p>3208.0996388661</text:p>
          </table:table-cell>
          <table:table-cell table:formula="of:=([.B387] * (PI()) * 23 * (3600/63360)) / 11.1 / 60" office:value-type="float" office:value="19.7760094117913" calcext:value-type="float">
            <text:p>19.7760094118</text:p>
          </table:table-cell>
        </table:table-row>
        <table:table-row table:style-name="ro1">
          <table:table-cell office:value-type="float" office:value="71.9743766550001" calcext:value-type="float">
            <text:p>71.974376655</text:p>
          </table:table-cell>
          <table:table-cell office:value-type="float" office:value="3250.06838685434" calcext:value-type="float">
            <text:p>3250.0683868543</text:p>
          </table:table-cell>
          <table:table-cell table:formula="of:=([.B388] * (PI()) * 23 * (3600/63360)) / 11.1 / 60" office:value-type="float" office:value="20.0347215618634" calcext:value-type="float">
            <text:p>20.0347215619</text:p>
          </table:table-cell>
        </table:table-row>
        <table:table-row table:style-name="ro1">
          <table:table-cell office:value-type="float" office:value="72.01066062" calcext:value-type="float">
            <text:p>72.01066062</text:p>
          </table:table-cell>
          <table:table-cell office:value-type="float" office:value="3340.13682091497" calcext:value-type="float">
            <text:p>3340.136820915</text:p>
          </table:table-cell>
          <table:table-cell table:formula="of:=([.B389] * (PI()) * 23 * (3600/63360)) / 11.1 / 60" office:value-type="float" office:value="20.5899394167297" calcext:value-type="float">
            <text:p>20.5899394167</text:p>
          </table:table-cell>
        </table:table-row>
        <table:table-row table:style-name="ro1">
          <table:table-cell office:value-type="float" office:value="72.028432185" calcext:value-type="float">
            <text:p>72.028432185</text:p>
          </table:table-cell>
          <table:table-cell office:value-type="float" office:value="3376.17986936338" calcext:value-type="float">
            <text:p>3376.1798693634</text:p>
          </table:table-cell>
          <table:table-cell table:formula="of:=([.B390] * (PI()) * 23 * (3600/63360)) / 11.1 / 60" office:value-type="float" office:value="20.8121231845622" calcext:value-type="float">
            <text:p>20.8121231846</text:p>
          </table:table-cell>
        </table:table-row>
        <table:table-row table:style-name="ro1">
          <table:table-cell office:value-type="float" office:value="72.045765259" calcext:value-type="float">
            <text:p>72.045765259</text:p>
          </table:table-cell>
          <table:table-cell office:value-type="float" office:value="3461.59025224996" calcext:value-type="float">
            <text:p>3461.59025225</text:p>
          </table:table-cell>
          <table:table-cell table:formula="of:=([.B391] * (PI()) * 23 * (3600/63360)) / 11.1 / 60" office:value-type="float" office:value="21.338626948774" calcext:value-type="float">
            <text:p>21.3386269488</text:p>
          </table:table-cell>
        </table:table-row>
        <table:table-row table:style-name="ro1">
          <table:table-cell office:value-type="float" office:value="72.0629697380001" calcext:value-type="float">
            <text:p>72.062969738</text:p>
          </table:table-cell>
          <table:table-cell office:value-type="float" office:value="3487.46393307527" calcext:value-type="float">
            <text:p>3487.4639330753</text:p>
          </table:table-cell>
          <table:table-cell table:formula="of:=([.B392] * (PI()) * 23 * (3600/63360)) / 11.1 / 60" office:value-type="float" office:value="21.4981226668372" calcext:value-type="float">
            <text:p>21.4981226668</text:p>
          </table:table-cell>
        </table:table-row>
        <table:table-row table:style-name="ro1">
          <table:table-cell office:value-type="float" office:value="72.079863384" calcext:value-type="float">
            <text:p>72.079863384</text:p>
          </table:table-cell>
          <table:table-cell office:value-type="float" office:value="3551.63118725832" calcext:value-type="float">
            <text:p>3551.6311872583</text:p>
          </table:table-cell>
          <table:table-cell table:formula="of:=([.B393] * (PI()) * 23 * (3600/63360)) / 11.1 / 60" office:value-type="float" office:value="21.8936752884825" calcext:value-type="float">
            <text:p>21.8936752885</text:p>
          </table:table-cell>
        </table:table-row>
        <table:table-row table:style-name="ro1">
          <table:table-cell office:value-type="float" office:value="72.096504737" calcext:value-type="float">
            <text:p>72.096504737</text:p>
          </table:table-cell>
          <table:table-cell office:value-type="float" office:value="3605.47606917322" calcext:value-type="float">
            <text:p>3605.4760691732</text:p>
          </table:table-cell>
          <table:table-cell table:formula="of:=([.B394] * (PI()) * 23 * (3600/63360)) / 11.1 / 60" office:value-type="float" office:value="22.2255966785245" calcext:value-type="float">
            <text:p>22.2255966785</text:p>
          </table:table-cell>
        </table:table-row>
        <table:table-row table:style-name="ro1">
          <table:table-cell office:value-type="float" office:value="72.113121454" calcext:value-type="float">
            <text:p>72.113121454</text:p>
          </table:table-cell>
          <table:table-cell office:value-type="float" office:value="3610.8215599916" calcext:value-type="float">
            <text:p>3610.8215599916</text:p>
          </table:table-cell>
          <table:table-cell table:formula="of:=([.B395] * (PI()) * 23 * (3600/63360)) / 11.1 / 60" office:value-type="float" office:value="22.258548422122" calcext:value-type="float">
            <text:p>22.2585484221</text:p>
          </table:table-cell>
        </table:table-row>
        <table:table-row table:style-name="ro1">
          <table:table-cell office:value-type="float" office:value="72.129892287" calcext:value-type="float">
            <text:p>72.129892287</text:p>
          </table:table-cell>
          <table:table-cell office:value-type="float" office:value="3577.63982265912" calcext:value-type="float">
            <text:p>3577.6398226591</text:p>
          </table:table-cell>
          <table:table-cell table:formula="of:=([.B396] * (PI()) * 23 * (3600/63360)) / 11.1 / 60" office:value-type="float" office:value="22.0540029205307" calcext:value-type="float">
            <text:p>22.0540029205</text:p>
          </table:table-cell>
        </table:table-row>
        <table:table-row table:style-name="ro1">
          <table:table-cell office:value-type="float" office:value="72.146848797" calcext:value-type="float">
            <text:p>72.146848797</text:p>
          </table:table-cell>
          <table:table-cell office:value-type="float" office:value="3538.46398816738" calcext:value-type="float">
            <text:p>3538.4639881674</text:p>
          </table:table-cell>
          <table:table-cell table:formula="of:=([.B397] * (PI()) * 23 * (3600/63360)) / 11.1 / 60" office:value-type="float" office:value="21.8125074064146" calcext:value-type="float">
            <text:p>21.8125074064</text:p>
          </table:table-cell>
        </table:table-row>
        <table:table-row table:style-name="ro1">
          <table:table-cell office:value-type="float" office:value="72.1639007760001" calcext:value-type="float">
            <text:p>72.163900776</text:p>
          </table:table-cell>
          <table:table-cell office:value-type="float" office:value="3518.65317215644" calcext:value-type="float">
            <text:p>3518.6531721564</text:p>
          </table:table-cell>
          <table:table-cell table:formula="of:=([.B398] * (PI()) * 23 * (3600/63360)) / 11.1 / 60" office:value-type="float" office:value="21.6903856122094" calcext:value-type="float">
            <text:p>21.6903856122</text:p>
          </table:table-cell>
        </table:table-row>
        <table:table-row table:style-name="ro1">
          <table:table-cell office:value-type="float" office:value="72.1987310900001" calcext:value-type="float">
            <text:p>72.19873109</text:p>
          </table:table-cell>
          <table:table-cell office:value-type="float" office:value="3430.18420316185" calcext:value-type="float">
            <text:p>3430.1842031619</text:p>
          </table:table-cell>
          <table:table-cell table:formula="of:=([.B399] * (PI()) * 23 * (3600/63360)) / 11.1 / 60" office:value-type="float" office:value="21.1450274997952" calcext:value-type="float">
            <text:p>21.1450274998</text:p>
          </table:table-cell>
        </table:table-row>
        <table:table-row table:style-name="ro1">
          <table:table-cell office:value-type="float" office:value="72.2164026030001" calcext:value-type="float">
            <text:p>72.216402603</text:p>
          </table:table-cell>
          <table:table-cell office:value-type="float" office:value="3395.29501520673" calcext:value-type="float">
            <text:p>3395.2950152067</text:p>
          </table:table-cell>
          <table:table-cell table:formula="of:=([.B400] * (PI()) * 23 * (3600/63360)) / 11.1 / 60" office:value-type="float" office:value="20.9299565895868" calcext:value-type="float">
            <text:p>20.9299565896</text:p>
          </table:table-cell>
        </table:table-row>
        <table:table-row table:style-name="ro1">
          <table:table-cell office:value-type="float" office:value="72.233997031" calcext:value-type="float">
            <text:p>72.233997031</text:p>
          </table:table-cell>
          <table:table-cell office:value-type="float" office:value="3410.17053809364" calcext:value-type="float">
            <text:p>3410.1705380936</text:p>
          </table:table-cell>
          <table:table-cell table:formula="of:=([.B401] * (PI()) * 23 * (3600/63360)) / 11.1 / 60" office:value-type="float" office:value="21.0216552628614" calcext:value-type="float">
            <text:p>21.0216552629</text:p>
          </table:table-cell>
        </table:table-row>
        <table:table-row table:style-name="ro1">
          <table:table-cell office:value-type="float" office:value="72.2517587" calcext:value-type="float">
            <text:p>72.2517587</text:p>
          </table:table-cell>
          <table:table-cell office:value-type="float" office:value="3378.06092433501" calcext:value-type="float">
            <text:p>3378.060924335</text:p>
          </table:table-cell>
          <table:table-cell table:formula="of:=([.B402] * (PI()) * 23 * (3600/63360)) / 11.1 / 60" office:value-type="float" office:value="20.8237187598281" calcext:value-type="float">
            <text:p>20.8237187598</text:p>
          </table:table-cell>
        </table:table-row>
        <table:table-row table:style-name="ro1">
          <table:table-cell office:value-type="float" office:value="72.269158753" calcext:value-type="float">
            <text:p>72.269158753</text:p>
          </table:table-cell>
          <table:table-cell office:value-type="float" office:value="3448.26535873982" calcext:value-type="float">
            <text:p>3448.2653587398</text:p>
          </table:table-cell>
          <table:table-cell table:formula="of:=([.B403] * (PI()) * 23 * (3600/63360)) / 11.1 / 60" office:value-type="float" office:value="21.2564869752286" calcext:value-type="float">
            <text:p>21.2564869752</text:p>
          </table:table-cell>
        </table:table-row>
        <table:table-row table:style-name="ro1">
          <table:table-cell office:value-type="float" office:value="72.286820995" calcext:value-type="float">
            <text:p>72.286820995</text:p>
          </table:table-cell>
          <table:table-cell office:value-type="float" office:value="3397.07722269365" calcext:value-type="float">
            <text:p>3397.0772226937</text:p>
          </table:table-cell>
          <table:table-cell table:formula="of:=([.B404] * (PI()) * 23 * (3600/63360)) / 11.1 / 60" office:value-type="float" office:value="20.940942829418" calcext:value-type="float">
            <text:p>20.9409428294</text:p>
          </table:table-cell>
        </table:table-row>
        <table:table-row table:style-name="ro1">
          <table:table-cell office:value-type="float" office:value="72.304272767" calcext:value-type="float">
            <text:p>72.304272767</text:p>
          </table:table-cell>
          <table:table-cell office:value-type="float" office:value="3438.04629123866" calcext:value-type="float">
            <text:p>3438.0462912387</text:p>
          </table:table-cell>
          <table:table-cell table:formula="of:=([.B405] * (PI()) * 23 * (3600/63360)) / 11.1 / 60" office:value-type="float" office:value="21.1934925555309" calcext:value-type="float">
            <text:p>21.1934925555</text:p>
          </table:table-cell>
        </table:table-row>
        <table:table-row table:style-name="ro1">
          <table:table-cell office:value-type="float" office:value="72.322018654" calcext:value-type="float">
            <text:p>72.322018654</text:p>
          </table:table-cell>
          <table:table-cell office:value-type="float" office:value="3381.06514483289" calcext:value-type="float">
            <text:p>3381.0651448329</text:p>
          </table:table-cell>
          <table:table-cell table:formula="of:=([.B406] * (PI()) * 23 * (3600/63360)) / 11.1 / 60" office:value-type="float" office:value="20.8422379766633" calcext:value-type="float">
            <text:p>20.8422379767</text:p>
          </table:table-cell>
        </table:table-row>
        <table:table-row table:style-name="ro1">
          <table:table-cell office:value-type="float" office:value="72.3395862080001" calcext:value-type="float">
            <text:p>72.339586208</text:p>
          </table:table-cell>
          <table:table-cell office:value-type="float" office:value="3415.387253107" calcext:value-type="float">
            <text:p>3415.387253107</text:p>
          </table:table-cell>
          <table:table-cell table:formula="of:=([.B407] * (PI()) * 23 * (3600/63360)) / 11.1 / 60" office:value-type="float" office:value="21.0538131808865" calcext:value-type="float">
            <text:p>21.0538131809</text:p>
          </table:table-cell>
        </table:table-row>
        <table:table-row table:style-name="ro1">
          <table:table-cell office:value-type="float" office:value="72.357511054" calcext:value-type="float">
            <text:p>72.357511054</text:p>
          </table:table-cell>
          <table:table-cell office:value-type="float" office:value="3347.30909265756" calcext:value-type="float">
            <text:p>3347.3090926576</text:p>
          </table:table-cell>
          <table:table-cell table:formula="of:=([.B408] * (PI()) * 23 * (3600/63360)) / 11.1 / 60" office:value-type="float" office:value="20.6341521686551" calcext:value-type="float">
            <text:p>20.6341521687</text:p>
          </table:table-cell>
        </table:table-row>
        <table:table-row table:style-name="ro1">
          <table:table-cell office:value-type="float" office:value="72.392994288" calcext:value-type="float">
            <text:p>72.392994288</text:p>
          </table:table-cell>
          <table:table-cell office:value-type="float" office:value="3334.72224515595" calcext:value-type="float">
            <text:p>3334.722245156</text:p>
          </table:table-cell>
          <table:table-cell table:formula="of:=([.B409] * (PI()) * 23 * (3600/63360)) / 11.1 / 60" office:value-type="float" office:value="20.5565618059242" calcext:value-type="float">
            <text:p>20.5565618059</text:p>
          </table:table-cell>
        </table:table-row>
        <table:table-row table:style-name="ro1">
          <table:table-cell office:value-type="float" office:value="72.4106401230001" calcext:value-type="float">
            <text:p>72.410640123</text:p>
          </table:table-cell>
          <table:table-cell office:value-type="float" office:value="3400.23580634296" calcext:value-type="float">
            <text:p>3400.235806343</text:p>
          </table:table-cell>
          <table:table-cell table:formula="of:=([.B410] * (PI()) * 23 * (3600/63360)) / 11.1 / 60" office:value-type="float" office:value="20.9604136024638" calcext:value-type="float">
            <text:p>20.9604136025</text:p>
          </table:table-cell>
        </table:table-row>
        <table:table-row table:style-name="ro1">
          <table:table-cell office:value-type="float" office:value="72.428544188" calcext:value-type="float">
            <text:p>72.428544188</text:p>
          </table:table-cell>
          <table:table-cell office:value-type="float" office:value="3351.19426790792" calcext:value-type="float">
            <text:p>3351.1942679079</text:p>
          </table:table-cell>
          <table:table-cell table:formula="of:=([.B411] * (PI()) * 23 * (3600/63360)) / 11.1 / 60" office:value-type="float" office:value="20.658101942966" calcext:value-type="float">
            <text:p>20.658101943</text:p>
          </table:table-cell>
        </table:table-row>
        <table:table-row table:style-name="ro1">
          <table:table-cell office:value-type="float" office:value="72.446351899" calcext:value-type="float">
            <text:p>72.446351899</text:p>
          </table:table-cell>
          <table:table-cell office:value-type="float" office:value="3369.32691685335" calcext:value-type="float">
            <text:p>3369.3269168534</text:p>
          </table:table-cell>
          <table:table-cell table:formula="of:=([.B412] * (PI()) * 23 * (3600/63360)) / 11.1 / 60" office:value-type="float" office:value="20.7698788441137" calcext:value-type="float">
            <text:p>20.7698788441</text:p>
          </table:table-cell>
        </table:table-row>
        <table:table-row table:style-name="ro1">
          <table:table-cell office:value-type="float" office:value="72.464254401" calcext:value-type="float">
            <text:p>72.464254401</text:p>
          </table:table-cell>
          <table:table-cell office:value-type="float" office:value="3351.48684804509" calcext:value-type="float">
            <text:p>3351.4868480451</text:p>
          </table:table-cell>
          <table:table-cell table:formula="of:=([.B413] * (PI()) * 23 * (3600/63360)) / 11.1 / 60" office:value-type="float" office:value="20.6599055239634" calcext:value-type="float">
            <text:p>20.659905524</text:p>
          </table:table-cell>
        </table:table-row>
        <table:table-row table:style-name="ro1">
          <table:table-cell office:value-type="float" office:value="72.481959924" calcext:value-type="float">
            <text:p>72.481959924</text:p>
          </table:table-cell>
          <table:table-cell office:value-type="float" office:value="3388.77309639143" calcext:value-type="float">
            <text:p>3388.7730963914</text:p>
          </table:table-cell>
          <table:table-cell table:formula="of:=([.B414] * (PI()) * 23 * (3600/63360)) / 11.1 / 60" office:value-type="float" office:value="20.8897528732459" calcext:value-type="float">
            <text:p>20.8897528732</text:p>
          </table:table-cell>
        </table:table-row>
        <table:table-row table:style-name="ro1">
          <table:table-cell office:value-type="float" office:value="72.4998841980001" calcext:value-type="float">
            <text:p>72.499884198</text:p>
          </table:table-cell>
          <table:table-cell office:value-type="float" office:value="3347.41591206576" calcext:value-type="float">
            <text:p>3347.4159120658</text:p>
          </table:table-cell>
          <table:table-cell table:formula="of:=([.B415] * (PI()) * 23 * (3600/63360)) / 11.1 / 60" office:value-type="float" office:value="20.634810646215" calcext:value-type="float">
            <text:p>20.6348106462</text:p>
          </table:table-cell>
        </table:table-row>
        <table:table-row table:style-name="ro1">
          <table:table-cell office:value-type="float" office:value="72.51758045" calcext:value-type="float">
            <text:p>72.51758045</text:p>
          </table:table-cell>
          <table:table-cell office:value-type="float" office:value="3390.54846190976" calcext:value-type="float">
            <text:p>3390.5484619098</text:p>
          </table:table-cell>
          <table:table-cell table:formula="of:=([.B416] * (PI()) * 23 * (3600/63360)) / 11.1 / 60" office:value-type="float" office:value="20.900696936446" calcext:value-type="float">
            <text:p>20.9006969364</text:p>
          </table:table-cell>
        </table:table-row>
        <table:table-row table:style-name="ro1">
          <table:table-cell office:value-type="float" office:value="72.5353508160001" calcext:value-type="float">
            <text:p>72.535350816</text:p>
          </table:table-cell>
          <table:table-cell office:value-type="float" office:value="3376.40766655442" calcext:value-type="float">
            <text:p>3376.4076665544</text:p>
          </table:table-cell>
          <table:table-cell table:formula="of:=([.B417] * (PI()) * 23 * (3600/63360)) / 11.1 / 60" office:value-type="float" office:value="20.8135274175665" calcext:value-type="float">
            <text:p>20.8135274176</text:p>
          </table:table-cell>
        </table:table-row>
        <table:table-row table:style-name="ro1">
          <table:table-cell office:value-type="float" office:value="72.552850297" calcext:value-type="float">
            <text:p>72.552850297</text:p>
          </table:table-cell>
          <table:table-cell office:value-type="float" office:value="3428.67311322781" calcext:value-type="float">
            <text:p>3428.6731132278</text:p>
          </table:table-cell>
          <table:table-cell table:formula="of:=([.B418] * (PI()) * 23 * (3600/63360)) / 11.1 / 60" office:value-type="float" office:value="21.1357125370068" calcext:value-type="float">
            <text:p>21.135712537</text:p>
          </table:table-cell>
        </table:table-row>
        <table:table-row table:style-name="ro1">
          <table:table-cell office:value-type="float" office:value="72.5880251960001" calcext:value-type="float">
            <text:p>72.588025196</text:p>
          </table:table-cell>
          <table:table-cell office:value-type="float" office:value="3418.90452485716" calcext:value-type="float">
            <text:p>3418.9045248572</text:p>
          </table:table-cell>
          <table:table-cell table:formula="of:=([.B419] * (PI()) * 23 * (3600/63360)) / 11.1 / 60" office:value-type="float" office:value="21.0754950508609" calcext:value-type="float">
            <text:p>21.0754950509</text:p>
          </table:table-cell>
        </table:table-row>
        <table:table-row table:style-name="ro1">
          <table:table-cell office:value-type="float" office:value="72.605592802" calcext:value-type="float">
            <text:p>72.605592802</text:p>
          </table:table-cell>
          <table:table-cell office:value-type="float" office:value="3415.37714360135" calcext:value-type="float">
            <text:p>3415.3771436014</text:p>
          </table:table-cell>
          <table:table-cell table:formula="of:=([.B420] * (PI()) * 23 * (3600/63360)) / 11.1 / 60" office:value-type="float" office:value="21.0537508618499" calcext:value-type="float">
            <text:p>21.0537508618</text:p>
          </table:table-cell>
        </table:table-row>
        <table:table-row table:style-name="ro1">
          <table:table-cell office:value-type="float" office:value="72.62317572" calcext:value-type="float">
            <text:p>72.62317572</text:p>
          </table:table-cell>
          <table:table-cell office:value-type="float" office:value="3412.40287874538" calcext:value-type="float">
            <text:p>3412.4028787454</text:p>
          </table:table-cell>
          <table:table-cell table:formula="of:=([.B421] * (PI()) * 23 * (3600/63360)) / 11.1 / 60" office:value-type="float" office:value="21.0354163035736" calcext:value-type="float">
            <text:p>21.0354163036</text:p>
          </table:table-cell>
        </table:table-row>
        <table:table-row table:style-name="ro1">
          <table:table-cell office:value-type="float" office:value="72.6405360850001" calcext:value-type="float">
            <text:p>72.640536085</text:p>
          </table:table-cell>
          <table:table-cell office:value-type="float" office:value="3456.14853142761" calcext:value-type="float">
            <text:p>3456.1485314276</text:p>
          </table:table-cell>
          <table:table-cell table:formula="of:=([.B422] * (PI()) * 23 * (3600/63360)) / 11.1 / 60" office:value-type="float" office:value="21.3050820049402" calcext:value-type="float">
            <text:p>21.3050820049</text:p>
          </table:table-cell>
        </table:table-row>
        <table:table-row table:style-name="ro1">
          <table:table-cell office:value-type="float" office:value="72.658151348" calcext:value-type="float">
            <text:p>72.658151348</text:p>
          </table:table-cell>
          <table:table-cell office:value-type="float" office:value="3406.13705286461" calcext:value-type="float">
            <text:p>3406.1370528646</text:p>
          </table:table-cell>
          <table:table-cell table:formula="of:=([.B423] * (PI()) * 23 * (3600/63360)) / 11.1 / 60" office:value-type="float" office:value="20.9967912465182" calcext:value-type="float">
            <text:p>20.9967912465</text:p>
          </table:table-cell>
        </table:table-row>
        <table:table-row table:style-name="ro1">
          <table:table-cell office:value-type="float" office:value="72.6754322340001" calcext:value-type="float">
            <text:p>72.675432234</text:p>
          </table:table-cell>
          <table:table-cell office:value-type="float" office:value="3472.04419956669" calcext:value-type="float">
            <text:p>3472.0441995667</text:p>
          </table:table-cell>
          <table:table-cell table:formula="of:=([.B424] * (PI()) * 23 * (3600/63360)) / 11.1 / 60" office:value-type="float" office:value="21.4030692616067" calcext:value-type="float">
            <text:p>21.4030692616</text:p>
          </table:table-cell>
        </table:table-row>
        <table:table-row table:style-name="ro1">
          <table:table-cell office:value-type="float" office:value="72.692720776" calcext:value-type="float">
            <text:p>72.692720776</text:p>
          </table:table-cell>
          <table:table-cell office:value-type="float" office:value="3470.50665117614" calcext:value-type="float">
            <text:p>3470.5066511761</text:p>
          </table:table-cell>
          <table:table-cell table:formula="of:=([.B425] * (PI()) * 23 * (3600/63360)) / 11.1 / 60" office:value-type="float" office:value="21.3935911983089" calcext:value-type="float">
            <text:p>21.3935911983</text:p>
          </table:table-cell>
        </table:table-row>
        <table:table-row table:style-name="ro1">
          <table:table-cell office:value-type="float" office:value="72.709704057" calcext:value-type="float">
            <text:p>72.709704057</text:p>
          </table:table-cell>
          <table:table-cell office:value-type="float" office:value="3532.88625443573" calcext:value-type="float">
            <text:p>3532.8862544357</text:p>
          </table:table-cell>
          <table:table-cell table:formula="of:=([.B426] * (PI()) * 23 * (3600/63360)) / 11.1 / 60" office:value-type="float" office:value="21.7781240246028" calcext:value-type="float">
            <text:p>21.7781240246</text:p>
          </table:table-cell>
        </table:table-row>
        <table:table-row table:style-name="ro1">
          <table:table-cell office:value-type="float" office:value="72.726742182" calcext:value-type="float">
            <text:p>72.726742182</text:p>
          </table:table-cell>
          <table:table-cell office:value-type="float" office:value="3521.51425112817" calcext:value-type="float">
            <text:p>3521.5142511282</text:p>
          </table:table-cell>
          <table:table-cell table:formula="of:=([.B427] * (PI()) * 23 * (3600/63360)) / 11.1 / 60" office:value-type="float" office:value="21.7080224474209" calcext:value-type="float">
            <text:p>21.7080224474</text:p>
          </table:table-cell>
        </table:table-row>
        <table:table-row table:style-name="ro1">
          <table:table-cell office:value-type="float" office:value="72.7434237430001" calcext:value-type="float">
            <text:p>72.743423743</text:p>
          </table:table-cell>
          <table:table-cell office:value-type="float" office:value="3596.78569648558" calcext:value-type="float">
            <text:p>3596.7856964856</text:p>
          </table:table-cell>
          <table:table-cell table:formula="of:=([.B428] * (PI()) * 23 * (3600/63360)) / 11.1 / 60" office:value-type="float" office:value="22.1720257451343" calcext:value-type="float">
            <text:p>22.1720257451</text:p>
          </table:table-cell>
        </table:table-row>
        <table:table-row table:style-name="ro1">
          <table:table-cell office:value-type="float" office:value="72.776608793" calcext:value-type="float">
            <text:p>72.776608793</text:p>
          </table:table-cell>
          <table:table-cell office:value-type="float" office:value="3655.27492115919" calcext:value-type="float">
            <text:p>3655.2749211592</text:p>
          </table:table-cell>
          <table:table-cell table:formula="of:=([.B429] * (PI()) * 23 * (3600/63360)) / 11.1 / 60" office:value-type="float" office:value="22.5325767216752" calcext:value-type="float">
            <text:p>22.5325767217</text:p>
          </table:table-cell>
        </table:table-row>
        <table:table-row table:style-name="ro1">
          <table:table-cell office:value-type="float" office:value="72.793268531" calcext:value-type="float">
            <text:p>72.793268531</text:p>
          </table:table-cell>
          <table:table-cell office:value-type="float" office:value="3601.49721441248" calcext:value-type="float">
            <text:p>3601.4972144125</text:p>
          </table:table-cell>
          <table:table-cell table:formula="of:=([.B430] * (PI()) * 23 * (3600/63360)) / 11.1 / 60" office:value-type="float" office:value="22.2010694262399" calcext:value-type="float">
            <text:p>22.2010694262</text:p>
          </table:table-cell>
        </table:table-row>
        <table:table-row table:style-name="ro1">
          <table:table-cell office:value-type="float" office:value="72.809731862" calcext:value-type="float">
            <text:p>72.809731862</text:p>
          </table:table-cell>
          <table:table-cell office:value-type="float" office:value="3644.46295832636" calcext:value-type="float">
            <text:p>3644.4629583264</text:p>
          </table:table-cell>
          <table:table-cell table:formula="of:=([.B431] * (PI()) * 23 * (3600/63360)) / 11.1 / 60" office:value-type="float" office:value="22.4659274579954" calcext:value-type="float">
            <text:p>22.465927458</text:p>
          </table:table-cell>
        </table:table-row>
        <table:table-row table:style-name="ro1">
          <table:table-cell office:value-type="float" office:value="72.8264263930001" calcext:value-type="float">
            <text:p>72.826426393</text:p>
          </table:table-cell>
          <table:table-cell office:value-type="float" office:value="3593.99134960105" calcext:value-type="float">
            <text:p>3593.9913496011</text:p>
          </table:table-cell>
          <table:table-cell table:formula="of:=([.B432] * (PI()) * 23 * (3600/63360)) / 11.1 / 60" office:value-type="float" office:value="22.1548002732011" calcext:value-type="float">
            <text:p>22.1548002732</text:p>
          </table:table-cell>
        </table:table-row>
        <table:table-row table:style-name="ro1">
          <table:table-cell office:value-type="float" office:value="72.8426557130001" calcext:value-type="float">
            <text:p>72.842655713</text:p>
          </table:table-cell>
          <table:table-cell office:value-type="float" office:value="3697.01256738273" calcext:value-type="float">
            <text:p>3697.0125673827</text:p>
          </table:table-cell>
          <table:table-cell table:formula="of:=([.B433] * (PI()) * 23 * (3600/63360)) / 11.1 / 60" office:value-type="float" office:value="22.7898642680292" calcext:value-type="float">
            <text:p>22.789864268</text:p>
          </table:table-cell>
        </table:table-row>
        <table:table-row table:style-name="ro1">
          <table:table-cell office:value-type="float" office:value="72.859163784" calcext:value-type="float">
            <text:p>72.859163784</text:p>
          </table:table-cell>
          <table:table-cell office:value-type="float" office:value="3634.58577323108" calcext:value-type="float">
            <text:p>3634.5857732311</text:p>
          </table:table-cell>
          <table:table-cell table:formula="of:=([.B434] * (PI()) * 23 * (3600/63360)) / 11.1 / 60" office:value-type="float" office:value="22.4050405382003" calcext:value-type="float">
            <text:p>22.4050405382</text:p>
          </table:table-cell>
        </table:table-row>
        <table:table-row table:style-name="ro1">
          <table:table-cell office:value-type="float" office:value="72.875361177" calcext:value-type="float">
            <text:p>72.875361177</text:p>
          </table:table-cell>
          <table:table-cell office:value-type="float" office:value="3704.29982158918" calcext:value-type="float">
            <text:p>3704.2998215892</text:p>
          </table:table-cell>
          <table:table-cell table:formula="of:=([.B435] * (PI()) * 23 * (3600/63360)) / 11.1 / 60" office:value-type="float" office:value="22.8347858178548" calcext:value-type="float">
            <text:p>22.8347858179</text:p>
          </table:table-cell>
        </table:table-row>
        <table:table-row table:style-name="ro1">
          <table:table-cell office:value-type="float" office:value="72.8917463320001" calcext:value-type="float">
            <text:p>72.891746332</text:p>
          </table:table-cell>
          <table:table-cell office:value-type="float" office:value="3661.85123056249" calcext:value-type="float">
            <text:p>3661.8512305625</text:p>
          </table:table-cell>
          <table:table-cell table:formula="of:=([.B436] * (PI()) * 23 * (3600/63360)) / 11.1 / 60" office:value-type="float" office:value="22.5731157233568" calcext:value-type="float">
            <text:p>22.5731157234</text:p>
          </table:table-cell>
        </table:table-row>
        <table:table-row table:style-name="ro1">
          <table:table-cell office:value-type="float" office:value="72.907817683" calcext:value-type="float">
            <text:p>72.907817683</text:p>
          </table:table-cell>
          <table:table-cell office:value-type="float" office:value="3733.35135299054" calcext:value-type="float">
            <text:p>3733.3513529905</text:p>
          </table:table-cell>
          <table:table-cell table:formula="of:=([.B437] * (PI()) * 23 * (3600/63360)) / 11.1 / 60" office:value-type="float" office:value="23.0138710780069" calcext:value-type="float">
            <text:p>23.013871078</text:p>
          </table:table-cell>
        </table:table-row>
        <table:table-row table:style-name="ro1">
          <table:table-cell office:value-type="float" office:value="72.9240431490001" calcext:value-type="float">
            <text:p>72.924043149</text:p>
          </table:table-cell>
          <table:table-cell office:value-type="float" office:value="3697.89071080378" calcext:value-type="float">
            <text:p>3697.8907108038</text:p>
          </table:table-cell>
          <table:table-cell table:formula="of:=([.B438] * (PI()) * 23 * (3600/63360)) / 11.1 / 60" office:value-type="float" office:value="22.7952774953333" calcext:value-type="float">
            <text:p>22.7952774953</text:p>
          </table:table-cell>
        </table:table-row>
        <table:table-row table:style-name="ro1">
          <table:table-cell office:value-type="float" office:value="72.9567622590001" calcext:value-type="float">
            <text:p>72.956762259</text:p>
          </table:table-cell>
          <table:table-cell office:value-type="float" office:value="3652.33163025099" calcext:value-type="float">
            <text:p>3652.331630251</text:p>
          </table:table-cell>
          <table:table-cell table:formula="of:=([.B439] * (PI()) * 23 * (3600/63360)) / 11.1 / 60" office:value-type="float" office:value="22.5144330992026" calcext:value-type="float">
            <text:p>22.5144330992</text:p>
          </table:table-cell>
        </table:table-row>
        <table:table-row table:style-name="ro1">
          <table:table-cell office:value-type="float" office:value="72.973496269" calcext:value-type="float">
            <text:p>72.973496269</text:p>
          </table:table-cell>
          <table:table-cell office:value-type="float" office:value="3585.51237869631" calcext:value-type="float">
            <text:p>3585.5123786963</text:p>
          </table:table-cell>
          <table:table-cell table:formula="of:=([.B440] * (PI()) * 23 * (3600/63360)) / 11.1 / 60" office:value-type="float" office:value="22.1025325049613" calcext:value-type="float">
            <text:p>22.102532505</text:p>
          </table:table-cell>
        </table:table-row>
        <table:table-row table:style-name="ro1">
          <table:table-cell office:value-type="float" office:value="72.9901500700001" calcext:value-type="float">
            <text:p>72.99015007</text:p>
          </table:table-cell>
          <table:table-cell office:value-type="float" office:value="3602.78113084994" calcext:value-type="float">
            <text:p>3602.7811308499</text:p>
          </table:table-cell>
          <table:table-cell table:formula="of:=([.B441] * (PI()) * 23 * (3600/63360)) / 11.1 / 60" office:value-type="float" office:value="22.2089840007262" calcext:value-type="float">
            <text:p>22.2089840007</text:p>
          </table:table-cell>
        </table:table-row>
        <table:table-row table:style-name="ro1">
          <table:table-cell office:value-type="float" office:value="73.006981788" calcext:value-type="float">
            <text:p>73.006981788</text:p>
          </table:table-cell>
          <table:table-cell office:value-type="float" office:value="3564.69850553771" calcext:value-type="float">
            <text:p>3564.6985055377</text:p>
          </table:table-cell>
          <table:table-cell table:formula="of:=([.B442] * (PI()) * 23 * (3600/63360)) / 11.1 / 60" office:value-type="float" office:value="21.9742274652756" calcext:value-type="float">
            <text:p>21.9742274653</text:p>
          </table:table-cell>
        </table:table-row>
        <table:table-row table:style-name="ro1">
          <table:table-cell office:value-type="float" office:value="73.023681578" calcext:value-type="float">
            <text:p>73.023681578</text:p>
          </table:table-cell>
          <table:table-cell office:value-type="float" office:value="3592.85955093677" calcext:value-type="float">
            <text:p>3592.8595509368</text:p>
          </table:table-cell>
          <table:table-cell table:formula="of:=([.B443] * (PI()) * 23 * (3600/63360)) / 11.1 / 60" office:value-type="float" office:value="22.1478234135157" calcext:value-type="float">
            <text:p>22.1478234135</text:p>
          </table:table-cell>
        </table:table-row>
        <table:table-row table:style-name="ro1">
          <table:table-cell office:value-type="float" office:value="73.040600484" calcext:value-type="float">
            <text:p>73.040600484</text:p>
          </table:table-cell>
          <table:table-cell office:value-type="float" office:value="3546.32858649355" calcext:value-type="float">
            <text:p>3546.3285864936</text:p>
          </table:table-cell>
          <table:table-cell table:formula="of:=([.B444] * (PI()) * 23 * (3600/63360)) / 11.1 / 60" office:value-type="float" office:value="21.8609879363315" calcext:value-type="float">
            <text:p>21.8609879363</text:p>
          </table:table-cell>
        </table:table-row>
        <table:table-row table:style-name="ro1">
          <table:table-cell office:value-type="float" office:value="73.056984857" calcext:value-type="float">
            <text:p>73.056984857</text:p>
          </table:table-cell>
          <table:table-cell office:value-type="float" office:value="3662.02600488978" calcext:value-type="float">
            <text:p>3662.0260048898</text:p>
          </table:table-cell>
          <table:table-cell table:formula="of:=([.B445] * (PI()) * 23 * (3600/63360)) / 11.1 / 60" office:value-type="float" office:value="22.5741931022198" calcext:value-type="float">
            <text:p>22.5741931022</text:p>
          </table:table-cell>
        </table:table-row>
        <table:table-row table:style-name="ro1">
          <table:table-cell office:value-type="float" office:value="73.073482095" calcext:value-type="float">
            <text:p>73.073482095</text:p>
          </table:table-cell>
          <table:table-cell office:value-type="float" office:value="3636.97244352107" calcext:value-type="float">
            <text:p>3636.9724435211</text:p>
          </table:table-cell>
          <table:table-cell table:formula="of:=([.B446] * (PI()) * 23 * (3600/63360)) / 11.1 / 60" office:value-type="float" office:value="22.4197529285344" calcext:value-type="float">
            <text:p>22.4197529285</text:p>
          </table:table-cell>
        </table:table-row>
        <table:table-row table:style-name="ro1">
          <table:table-cell office:value-type="float" office:value="73.089552977" calcext:value-type="float">
            <text:p>73.089552977</text:p>
          </table:table-cell>
          <table:table-cell office:value-type="float" office:value="3733.46030416809" calcext:value-type="float">
            <text:p>3733.4603041681</text:p>
          </table:table-cell>
          <table:table-cell table:formula="of:=([.B447] * (PI()) * 23 * (3600/63360)) / 11.1 / 60" office:value-type="float" office:value="23.0145426966457" calcext:value-type="float">
            <text:p>23.0145426966</text:p>
          </table:table-cell>
        </table:table-row>
        <table:table-row table:style-name="ro1">
          <table:table-cell office:value-type="float" office:value="73.105805892" calcext:value-type="float">
            <text:p>73.105805892</text:p>
          </table:table-cell>
          <table:table-cell office:value-type="float" office:value="3691.64546790632" calcext:value-type="float">
            <text:p>3691.6454679063</text:p>
          </table:table-cell>
          <table:table-cell table:formula="of:=([.B448] * (PI()) * 23 * (3600/63360)) / 11.1 / 60" office:value-type="float" office:value="22.7567793200202" calcext:value-type="float">
            <text:p>22.75677932</text:p>
          </table:table-cell>
        </table:table-row>
        <table:table-row table:style-name="ro1">
          <table:table-cell office:value-type="float" office:value="73.138070001" calcext:value-type="float">
            <text:p>73.138070001</text:p>
          </table:table-cell>
          <table:table-cell office:value-type="float" office:value="3687.45069570945" calcext:value-type="float">
            <text:p>3687.4506957095</text:p>
          </table:table-cell>
          <table:table-cell table:formula="of:=([.B449] * (PI()) * 23 * (3600/63360)) / 11.1 / 60" office:value-type="float" office:value="22.7309210662925" calcext:value-type="float">
            <text:p>22.7309210663</text:p>
          </table:table-cell>
        </table:table-row>
        <table:table-row table:style-name="ro1">
          <table:table-cell office:value-type="float" office:value="73.154256144" calcext:value-type="float">
            <text:p>73.154256144</text:p>
          </table:table-cell>
          <table:table-cell office:value-type="float" office:value="3706.87445427235" calcext:value-type="float">
            <text:p>3706.8744542724</text:p>
          </table:table-cell>
          <table:table-cell table:formula="of:=([.B450] * (PI()) * 23 * (3600/63360)) / 11.1 / 60" office:value-type="float" office:value="22.8506568835653" calcext:value-type="float">
            <text:p>22.8506568836</text:p>
          </table:table-cell>
        </table:table-row>
        <table:table-row table:style-name="ro1">
          <table:table-cell office:value-type="float" office:value="73.1703438490001" calcext:value-type="float">
            <text:p>73.170343849</text:p>
          </table:table-cell>
          <table:table-cell office:value-type="float" office:value="3729.5562045632" calcext:value-type="float">
            <text:p>3729.5562045632</text:p>
          </table:table-cell>
          <table:table-cell table:formula="of:=([.B451] * (PI()) * 23 * (3600/63360)) / 11.1 / 60" office:value-type="float" office:value="22.9904762650438" calcext:value-type="float">
            <text:p>22.990476265</text:p>
          </table:table-cell>
        </table:table-row>
        <table:table-row table:style-name="ro1">
          <table:table-cell office:value-type="float" office:value="73.186571763" calcext:value-type="float">
            <text:p>73.186571763</text:p>
          </table:table-cell>
          <table:table-cell office:value-type="float" office:value="3697.33287963965" calcext:value-type="float">
            <text:p>3697.3328796397</text:p>
          </table:table-cell>
          <table:table-cell table:formula="of:=([.B452] * (PI()) * 23 * (3600/63360)) / 11.1 / 60" office:value-type="float" office:value="22.7918388009055" calcext:value-type="float">
            <text:p>22.7918388009</text:p>
          </table:table-cell>
        </table:table-row>
        <table:table-row table:style-name="ro1">
          <table:table-cell office:value-type="float" office:value="73.202482801" calcext:value-type="float">
            <text:p>73.202482801</text:p>
          </table:table-cell>
          <table:table-cell office:value-type="float" office:value="3770.96704815558" calcext:value-type="float">
            <text:p>3770.9670481556</text:p>
          </table:table-cell>
          <table:table-cell table:formula="of:=([.B453] * (PI()) * 23 * (3600/63360)) / 11.1 / 60" office:value-type="float" office:value="23.2457492692584" calcext:value-type="float">
            <text:p>23.2457492693</text:p>
          </table:table-cell>
        </table:table-row>
        <table:table-row table:style-name="ro1">
          <table:table-cell office:value-type="float" office:value="73.2185883710001" calcext:value-type="float">
            <text:p>73.218588371</text:p>
          </table:table-cell>
          <table:table-cell office:value-type="float" office:value="3725.41921831177" calcext:value-type="float">
            <text:p>3725.4192183118</text:p>
          </table:table-cell>
          <table:table-cell table:formula="of:=([.B454] * (PI()) * 23 * (3600/63360)) / 11.1 / 60" office:value-type="float" office:value="22.9649742269981" calcext:value-type="float">
            <text:p>22.964974227</text:p>
          </table:table-cell>
        </table:table-row>
        <table:table-row table:style-name="ro1">
          <table:table-cell office:value-type="float" office:value="73.2344503990001" calcext:value-type="float">
            <text:p>73.234450399</text:p>
          </table:table-cell>
          <table:table-cell office:value-type="float" office:value="3782.61846467193" calcext:value-type="float">
            <text:p>3782.6184646719</text:p>
          </table:table-cell>
          <table:table-cell table:formula="of:=([.B455] * (PI()) * 23 * (3600/63360)) / 11.1 / 60" office:value-type="float" office:value="23.3175732612244" calcext:value-type="float">
            <text:p>23.3175732612</text:p>
          </table:table-cell>
        </table:table-row>
        <table:table-row table:style-name="ro1">
          <table:table-cell office:value-type="float" office:value="73.2504973750001" calcext:value-type="float">
            <text:p>73.250497375</text:p>
          </table:table-cell>
          <table:table-cell office:value-type="float" office:value="3739.02223073426" calcext:value-type="float">
            <text:p>3739.0222307343</text:p>
          </table:table-cell>
          <table:table-cell table:formula="of:=([.B456] * (PI()) * 23 * (3600/63360)) / 11.1 / 60" office:value-type="float" office:value="23.0488286367667" calcext:value-type="float">
            <text:p>23.0488286368</text:p>
          </table:table-cell>
        </table:table-row>
        <table:table-row table:style-name="ro1">
          <table:table-cell office:value-type="float" office:value="73.266256434" calcext:value-type="float">
            <text:p>73.266256434</text:p>
          </table:table-cell>
          <table:table-cell office:value-type="float" office:value="3807.33392775552" calcext:value-type="float">
            <text:p>3807.3339277555</text:p>
          </table:table-cell>
          <table:table-cell table:formula="of:=([.B457] * (PI()) * 23 * (3600/63360)) / 11.1 / 60" office:value-type="float" office:value="23.4699292618412" calcext:value-type="float">
            <text:p>23.4699292618</text:p>
          </table:table-cell>
        </table:table-row>
        <table:table-row table:style-name="ro1">
          <table:table-cell office:value-type="float" office:value="73.2824859620001" calcext:value-type="float">
            <text:p>73.282485962</text:p>
          </table:table-cell>
          <table:table-cell office:value-type="float" office:value="3696.96518591312" calcext:value-type="float">
            <text:p>3696.9651859131</text:p>
          </table:table-cell>
          <table:table-cell table:formula="of:=([.B458] * (PI()) * 23 * (3600/63360)) / 11.1 / 60" office:value-type="float" office:value="22.7895721896979" calcext:value-type="float">
            <text:p>22.7895721897</text:p>
          </table:table-cell>
        </table:table-row>
        <table:table-row table:style-name="ro1">
          <table:table-cell office:value-type="float" office:value="73.315003353" calcext:value-type="float">
            <text:p>73.315003353</text:p>
          </table:table-cell>
          <table:table-cell office:value-type="float" office:value="3654.31273463577" calcext:value-type="float">
            <text:p>3654.3127346358</text:p>
          </table:table-cell>
          <table:table-cell table:formula="of:=([.B459] * (PI()) * 23 * (3600/63360)) / 11.1 / 60" office:value-type="float" office:value="22.5266454190709" calcext:value-type="float">
            <text:p>22.5266454191</text:p>
          </table:table-cell>
        </table:table-row>
        <table:table-row table:style-name="ro1">
          <table:table-cell office:value-type="float" office:value="73.3316000710001" calcext:value-type="float">
            <text:p>73.331600071</text:p>
          </table:table-cell>
          <table:table-cell office:value-type="float" office:value="3615.17259013104" calcext:value-type="float">
            <text:p>3615.172590131</text:p>
          </table:table-cell>
          <table:table-cell table:formula="of:=([.B460] * (PI()) * 23 * (3600/63360)) / 11.1 / 60" office:value-type="float" office:value="22.2853699123108" calcext:value-type="float">
            <text:p>22.2853699123</text:p>
          </table:table-cell>
        </table:table-row>
        <table:table-row table:style-name="ro1">
          <table:table-cell office:value-type="float" office:value="73.348223976" calcext:value-type="float">
            <text:p>73.348223976</text:p>
          </table:table-cell>
          <table:table-cell office:value-type="float" office:value="3609.26027910669" calcext:value-type="float">
            <text:p>3609.2602791067</text:p>
          </table:table-cell>
          <table:table-cell table:formula="of:=([.B461] * (PI()) * 23 * (3600/63360)) / 11.1 / 60" office:value-type="float" office:value="22.248924062236" calcext:value-type="float">
            <text:p>22.2489240622</text:p>
          </table:table-cell>
        </table:table-row>
        <table:table-row table:style-name="ro1">
          <table:table-cell office:value-type="float" office:value="73.3652255380001" calcext:value-type="float">
            <text:p>73.365225538</text:p>
          </table:table-cell>
          <table:table-cell office:value-type="float" office:value="3529.08750383844" calcext:value-type="float">
            <text:p>3529.0875038384</text:p>
          </table:table-cell>
          <table:table-cell table:formula="of:=([.B462] * (PI()) * 23 * (3600/63360)) / 11.1 / 60" office:value-type="float" office:value="21.7547070064233" calcext:value-type="float">
            <text:p>21.7547070064</text:p>
          </table:table-cell>
        </table:table-row>
        <table:table-row table:style-name="ro1">
          <table:table-cell office:value-type="float" office:value="73.38202361" calcext:value-type="float">
            <text:p>73.38202361</text:p>
          </table:table-cell>
          <table:table-cell office:value-type="float" office:value="3571.83848243439" calcext:value-type="float">
            <text:p>3571.8384824344</text:p>
          </table:table-cell>
          <table:table-cell table:formula="of:=([.B463] * (PI()) * 23 * (3600/63360)) / 11.1 / 60" office:value-type="float" office:value="22.018241138853" calcext:value-type="float">
            <text:p>22.0182411389</text:p>
          </table:table-cell>
        </table:table-row>
        <table:table-row table:style-name="ro1">
          <table:table-cell office:value-type="float" office:value="73.3993531940001" calcext:value-type="float">
            <text:p>73.399353194</text:p>
          </table:table-cell>
          <table:table-cell office:value-type="float" office:value="3462.28738091303" calcext:value-type="float">
            <text:p>3462.287380913</text:p>
          </table:table-cell>
          <table:table-cell table:formula="of:=([.B464] * (PI()) * 23 * (3600/63360)) / 11.1 / 60" office:value-type="float" office:value="21.3429243287042" calcext:value-type="float">
            <text:p>21.3429243287</text:p>
          </table:table-cell>
        </table:table-row>
        <table:table-row table:style-name="ro1">
          <table:table-cell office:value-type="float" office:value="73.416290694" calcext:value-type="float">
            <text:p>73.416290694</text:p>
          </table:table-cell>
          <table:table-cell office:value-type="float" office:value="3542.43542436965" calcext:value-type="float">
            <text:p>3542.4354243697</text:p>
          </table:table-cell>
          <table:table-cell table:formula="of:=([.B465] * (PI()) * 23 * (3600/63360)) / 11.1 / 60" office:value-type="float" office:value="21.8369889277374" calcext:value-type="float">
            <text:p>21.8369889277</text:p>
          </table:table-cell>
        </table:table-row>
        <table:table-row table:style-name="ro1">
          <table:table-cell office:value-type="float" office:value="73.4335859030001" calcext:value-type="float">
            <text:p>73.433585903</text:p>
          </table:table-cell>
          <table:table-cell office:value-type="float" office:value="3469.16883165819" calcext:value-type="float">
            <text:p>3469.1688316582</text:p>
          </table:table-cell>
          <table:table-cell table:formula="of:=([.B466] * (PI()) * 23 * (3600/63360)) / 11.1 / 60" office:value-type="float" office:value="21.3853443436733" calcext:value-type="float">
            <text:p>21.3853443437</text:p>
          </table:table-cell>
        </table:table-row>
        <table:table-row table:style-name="ro1">
          <table:table-cell office:value-type="float" office:value="73.4504010060001" calcext:value-type="float">
            <text:p>73.450401006</text:p>
          </table:table-cell>
          <table:table-cell office:value-type="float" office:value="3568.22078342331" calcext:value-type="float">
            <text:p>3568.2207834233</text:p>
          </table:table-cell>
          <table:table-cell table:formula="of:=([.B467] * (PI()) * 23 * (3600/63360)) / 11.1 / 60" office:value-type="float" office:value="21.9959401950714" calcext:value-type="float">
            <text:p>21.9959401951</text:p>
          </table:table-cell>
        </table:table-row>
        <table:table-row table:style-name="ro1">
          <table:table-cell office:value-type="float" office:value="73.4672480890001" calcext:value-type="float">
            <text:p>73.467248089</text:p>
          </table:table-cell>
          <table:table-cell office:value-type="float" office:value="3561.44740308711" calcext:value-type="float">
            <text:p>3561.4474030871</text:p>
          </table:table-cell>
          <table:table-cell table:formula="of:=([.B468] * (PI()) * 23 * (3600/63360)) / 11.1 / 60" office:value-type="float" office:value="21.9541863693312" calcext:value-type="float">
            <text:p>21.9541863693</text:p>
          </table:table-cell>
        </table:table-row>
        <table:table-row table:style-name="ro1">
          <table:table-cell office:value-type="float" office:value="73.499913033" calcext:value-type="float">
            <text:p>73.499913033</text:p>
          </table:table-cell>
          <table:table-cell office:value-type="float" office:value="3681.66439701729" calcext:value-type="float">
            <text:p>3681.6643970173</text:p>
          </table:table-cell>
          <table:table-cell table:formula="of:=([.B469] * (PI()) * 23 * (3600/63360)) / 11.1 / 60" office:value-type="float" office:value="22.6952520066382" calcext:value-type="float">
            <text:p>22.6952520066</text:p>
          </table:table-cell>
        </table:table-row>
        <table:table-row table:style-name="ro1">
          <table:table-cell office:value-type="float" office:value="73.515859904" calcext:value-type="float">
            <text:p>73.515859904</text:p>
          </table:table-cell>
          <table:table-cell office:value-type="float" office:value="3762.49359514256" calcext:value-type="float">
            <text:p>3762.4935951426</text:p>
          </table:table-cell>
          <table:table-cell table:formula="of:=([.B470] * (PI()) * 23 * (3600/63360)) / 11.1 / 60" office:value-type="float" office:value="23.1935155155103" calcext:value-type="float">
            <text:p>23.1935155155</text:p>
          </table:table-cell>
        </table:table-row>
        <table:table-row table:style-name="ro1">
          <table:table-cell office:value-type="float" office:value="73.5317965670001" calcext:value-type="float">
            <text:p>73.531796567</text:p>
          </table:table-cell>
          <table:table-cell office:value-type="float" office:value="3764.90360622047" calcext:value-type="float">
            <text:p>3764.9036062205</text:p>
          </table:table-cell>
          <table:table-cell table:formula="of:=([.B471] * (PI()) * 23 * (3600/63360)) / 11.1 / 60" office:value-type="float" office:value="23.2083717877975" calcext:value-type="float">
            <text:p>23.2083717878</text:p>
          </table:table-cell>
        </table:table-row>
        <table:table-row table:style-name="ro1">
          <table:table-cell office:value-type="float" office:value="73.547349115" calcext:value-type="float">
            <text:p>73.547349115</text:p>
          </table:table-cell>
          <table:table-cell office:value-type="float" office:value="3857.88875238679" calcext:value-type="float">
            <text:p>3857.8887523868</text:p>
          </table:table-cell>
          <table:table-cell table:formula="of:=([.B472] * (PI()) * 23 * (3600/63360)) / 11.1 / 60" office:value-type="float" office:value="23.7815694227662" calcext:value-type="float">
            <text:p>23.7815694228</text:p>
          </table:table-cell>
        </table:table-row>
        <table:table-row table:style-name="ro1">
          <table:table-cell office:value-type="float" office:value="73.563150674" calcext:value-type="float">
            <text:p>73.563150674</text:p>
          </table:table-cell>
          <table:table-cell office:value-type="float" office:value="3797.09369182878" calcext:value-type="float">
            <text:p>3797.0936918288</text:p>
          </table:table-cell>
          <table:table-cell table:formula="of:=([.B473] * (PI()) * 23 * (3600/63360)) / 11.1 / 60" office:value-type="float" office:value="23.4068043515009" calcext:value-type="float">
            <text:p>23.4068043515</text:p>
          </table:table-cell>
        </table:table-row>
        <table:table-row table:style-name="ro1">
          <table:table-cell office:value-type="float" office:value="73.57872395" calcext:value-type="float">
            <text:p>73.57872395</text:p>
          </table:table-cell>
          <table:table-cell office:value-type="float" office:value="3852.75390998191" calcext:value-type="float">
            <text:p>3852.7539099819</text:p>
          </table:table-cell>
          <table:table-cell table:formula="of:=([.B474] * (PI()) * 23 * (3600/63360)) / 11.1 / 60" office:value-type="float" office:value="23.7499162002488" calcext:value-type="float">
            <text:p>23.7499162002</text:p>
          </table:table-cell>
        </table:table-row>
        <table:table-row table:style-name="ro1">
          <table:table-cell office:value-type="float" office:value="73.594244727" calcext:value-type="float">
            <text:p>73.594244727</text:p>
          </table:table-cell>
          <table:table-cell office:value-type="float" office:value="3865.78584306549" calcext:value-type="float">
            <text:p>3865.7858430655</text:p>
          </table:table-cell>
          <table:table-cell table:formula="of:=([.B475] * (PI()) * 23 * (3600/63360)) / 11.1 / 60" office:value-type="float" office:value="23.8302502485409" calcext:value-type="float">
            <text:p>23.8302502485</text:p>
          </table:table-cell>
        </table:table-row>
        <table:table-row table:style-name="ro1">
          <table:table-cell office:value-type="float" office:value="73.60990316" calcext:value-type="float">
            <text:p>73.60990316</text:p>
          </table:table-cell>
          <table:table-cell office:value-type="float" office:value="3831.80104931349" calcext:value-type="float">
            <text:p>3831.8010493135</text:p>
          </table:table-cell>
          <table:table-cell table:formula="of:=([.B476] * (PI()) * 23 * (3600/63360)) / 11.1 / 60" office:value-type="float" office:value="23.6207543859576" calcext:value-type="float">
            <text:p>23.620754386</text:p>
          </table:table-cell>
        </table:table-row>
        <table:table-row table:style-name="ro1">
          <table:table-cell office:value-type="float" office:value="73.6254920100001" calcext:value-type="float">
            <text:p>73.62549201</text:p>
          </table:table-cell>
          <table:table-cell office:value-type="float" office:value="3848.90482618478" calcext:value-type="float">
            <text:p>3848.9048261848</text:p>
          </table:table-cell>
          <table:table-cell table:formula="of:=([.B477] * (PI()) * 23 * (3600/63360)) / 11.1 / 60" office:value-type="float" office:value="23.7261889080922" calcext:value-type="float">
            <text:p>23.7261889081</text:p>
          </table:table-cell>
        </table:table-row>
        <table:table-row table:style-name="ro1">
          <table:table-cell office:value-type="float" office:value="73.641259141" calcext:value-type="float">
            <text:p>73.641259141</text:p>
          </table:table-cell>
          <table:table-cell office:value-type="float" office:value="3805.38475897402" calcext:value-type="float">
            <text:p>3805.384758974</text:p>
          </table:table-cell>
          <table:table-cell table:formula="of:=([.B478] * (PI()) * 23 * (3600/63360)) / 11.1 / 60" office:value-type="float" office:value="23.4579138058058" calcext:value-type="float">
            <text:p>23.4579138058</text:p>
          </table:table-cell>
        </table:table-row>
        <table:table-row table:style-name="ro1">
          <table:table-cell office:value-type="float" office:value="73.67281705" calcext:value-type="float">
            <text:p>73.67281705</text:p>
          </table:table-cell>
          <table:table-cell office:value-type="float" office:value="3753.07940165259" calcext:value-type="float">
            <text:p>3753.0794016526</text:p>
          </table:table-cell>
          <table:table-cell table:formula="of:=([.B479] * (PI()) * 23 * (3600/63360)) / 11.1 / 60" office:value-type="float" office:value="23.1354826611667" calcext:value-type="float">
            <text:p>23.1354826612</text:p>
          </table:table-cell>
        </table:table-row>
        <table:table-row table:style-name="ro1">
          <table:table-cell office:value-type="float" office:value="73.688811109" calcext:value-type="float">
            <text:p>73.688811109</text:p>
          </table:table-cell>
          <table:table-cell office:value-type="float" office:value="3751.39293908224" calcext:value-type="float">
            <text:p>3751.3929390822</text:p>
          </table:table-cell>
          <table:table-cell table:formula="of:=([.B480] * (PI()) * 23 * (3600/63360)) / 11.1 / 60" office:value-type="float" office:value="23.1250866312991" calcext:value-type="float">
            <text:p>23.1250866313</text:p>
          </table:table-cell>
        </table:table-row>
        <table:table-row table:style-name="ro1">
          <table:table-cell office:value-type="float" office:value="73.704820064" calcext:value-type="float">
            <text:p>73.704820064</text:p>
          </table:table-cell>
          <table:table-cell office:value-type="float" office:value="3747.90234591487" calcext:value-type="float">
            <text:p>3747.9023459149</text:p>
          </table:table-cell>
          <table:table-cell table:formula="of:=([.B481] * (PI()) * 23 * (3600/63360)) / 11.1 / 60" office:value-type="float" office:value="23.1035692187804" calcext:value-type="float">
            <text:p>23.1035692188</text:p>
          </table:table-cell>
        </table:table-row>
        <table:table-row table:style-name="ro1">
          <table:table-cell office:value-type="float" office:value="73.721158239" calcext:value-type="float">
            <text:p>73.721158239</text:p>
          </table:table-cell>
          <table:table-cell office:value-type="float" office:value="3672.38078916692" calcext:value-type="float">
            <text:p>3672.3807891669</text:p>
          </table:table-cell>
          <table:table-cell table:formula="of:=([.B482] * (PI()) * 23 * (3600/63360)) / 11.1 / 60" office:value-type="float" office:value="22.6380241344112" calcext:value-type="float">
            <text:p>22.6380241344</text:p>
          </table:table-cell>
        </table:table-row>
        <table:table-row table:style-name="ro1">
          <table:table-cell office:value-type="float" office:value="73.737355841" calcext:value-type="float">
            <text:p>73.737355841</text:p>
          </table:table-cell>
          <table:table-cell office:value-type="float" office:value="3704.2520244586" calcext:value-type="float">
            <text:p>3704.2520244586</text:p>
          </table:table-cell>
          <table:table-cell table:formula="of:=([.B483] * (PI()) * 23 * (3600/63360)) / 11.1 / 60" office:value-type="float" office:value="22.8344911772231" calcext:value-type="float">
            <text:p>22.8344911772</text:p>
          </table:table-cell>
        </table:table-row>
        <table:table-row table:style-name="ro1">
          <table:table-cell office:value-type="float" office:value="73.7537563600001" calcext:value-type="float">
            <text:p>73.75375636</text:p>
          </table:table-cell>
          <table:table-cell office:value-type="float" office:value="3658.42080971875" calcext:value-type="float">
            <text:p>3658.4208097188</text:p>
          </table:table-cell>
          <table:table-cell table:formula="of:=([.B484] * (PI()) * 23 * (3600/63360)) / 11.1 / 60" office:value-type="float" office:value="22.5519692371098" calcext:value-type="float">
            <text:p>22.5519692371</text:p>
          </table:table-cell>
        </table:table-row>
        <table:table-row table:style-name="ro1">
          <table:table-cell office:value-type="float" office:value="73.769966878" calcext:value-type="float">
            <text:p>73.769966878</text:p>
          </table:table-cell>
          <table:table-cell office:value-type="float" office:value="3701.30060002244" calcext:value-type="float">
            <text:p>3701.3006000224</text:p>
          </table:table-cell>
          <table:table-cell table:formula="of:=([.B485] * (PI()) * 23 * (3600/63360)) / 11.1 / 60" office:value-type="float" office:value="22.8162974164307" calcext:value-type="float">
            <text:p>22.8162974164</text:p>
          </table:table-cell>
        </table:table-row>
        <table:table-row table:style-name="ro1">
          <table:table-cell office:value-type="float" office:value="73.7864219800001" calcext:value-type="float">
            <text:p>73.78642198</text:p>
          </table:table-cell>
          <table:table-cell office:value-type="float" office:value="3646.28551071681" calcext:value-type="float">
            <text:p>3646.2855107168</text:p>
          </table:table-cell>
          <table:table-cell table:formula="of:=([.B486] * (PI()) * 23 * (3600/63360)) / 11.1 / 60" office:value-type="float" office:value="22.4771623999499" calcext:value-type="float">
            <text:p>22.4771624</text:p>
          </table:table-cell>
        </table:table-row>
        <table:table-row table:style-name="ro1">
          <table:table-cell office:value-type="float" office:value="73.8026608320001" calcext:value-type="float">
            <text:p>73.802660832</text:p>
          </table:table-cell>
          <table:table-cell office:value-type="float" office:value="3694.84246792475" calcext:value-type="float">
            <text:p>3694.8424679248</text:p>
          </table:table-cell>
          <table:table-cell table:formula="of:=([.B487] * (PI()) * 23 * (3600/63360)) / 11.1 / 60" office:value-type="float" office:value="22.7764869069318" calcext:value-type="float">
            <text:p>22.7764869069</text:p>
          </table:table-cell>
        </table:table-row>
        <table:table-row table:style-name="ro1">
          <table:table-cell office:value-type="float" office:value="73.819033851" calcext:value-type="float">
            <text:p>73.819033851</text:p>
          </table:table-cell>
          <table:table-cell office:value-type="float" office:value="3664.56546591425" calcext:value-type="float">
            <text:p>3664.5654659143</text:p>
          </table:table-cell>
          <table:table-cell table:formula="of:=([.B488] * (PI()) * 23 * (3600/63360)) / 11.1 / 60" office:value-type="float" office:value="22.5898473557574" calcext:value-type="float">
            <text:p>22.5898473558</text:p>
          </table:table-cell>
        </table:table-row>
        <table:table-row table:style-name="ro1">
          <table:table-cell office:value-type="float" office:value="73.851424627" calcext:value-type="float">
            <text:p>73.851424627</text:p>
          </table:table-cell>
          <table:table-cell office:value-type="float" office:value="3709.45266841086" calcext:value-type="float">
            <text:p>3709.4526684109</text:p>
          </table:table-cell>
          <table:table-cell table:formula="of:=([.B489] * (PI()) * 23 * (3600/63360)) / 11.1 / 60" office:value-type="float" office:value="22.8665500267991" calcext:value-type="float">
            <text:p>22.8665500268</text:p>
          </table:table-cell>
        </table:table-row>
        <table:table-row table:style-name="ro1">
          <table:table-cell office:value-type="float" office:value="73.867597749" calcext:value-type="float">
            <text:p>73.867597749</text:p>
          </table:table-cell>
          <table:table-cell office:value-type="float" office:value="3709.85886335347" calcext:value-type="float">
            <text:p>3709.8588633535</text:p>
          </table:table-cell>
          <table:table-cell table:formula="of:=([.B490] * (PI()) * 23 * (3600/63360)) / 11.1 / 60" office:value-type="float" office:value="22.869053974903" calcext:value-type="float">
            <text:p>22.8690539749</text:p>
          </table:table-cell>
        </table:table-row>
        <table:table-row table:style-name="ro1">
          <table:table-cell office:value-type="float" office:value="73.883673059" calcext:value-type="float">
            <text:p>73.883673059</text:p>
          </table:table-cell>
          <table:table-cell office:value-type="float" office:value="3732.43190955124" calcext:value-type="float">
            <text:p>3732.4319095512</text:p>
          </table:table-cell>
          <table:table-cell table:formula="of:=([.B491] * (PI()) * 23 * (3600/63360)) / 11.1 / 60" office:value-type="float" office:value="23.0082032608703" calcext:value-type="float">
            <text:p>23.0082032609</text:p>
          </table:table-cell>
        </table:table-row>
        <table:table-row table:style-name="ro1">
          <table:table-cell office:value-type="float" office:value="73.8997476390001" calcext:value-type="float">
            <text:p>73.899747639</text:p>
          </table:table-cell>
          <table:table-cell office:value-type="float" office:value="3732.60141166785" calcext:value-type="float">
            <text:p>3732.6014116679</text:p>
          </table:table-cell>
          <table:table-cell table:formula="of:=([.B492] * (PI()) * 23 * (3600/63360)) / 11.1 / 60" office:value-type="float" office:value="23.0092481397178" calcext:value-type="float">
            <text:p>23.0092481397</text:p>
          </table:table-cell>
        </table:table-row>
        <table:table-row table:style-name="ro1">
          <table:table-cell office:value-type="float" office:value="73.915802323" calcext:value-type="float">
            <text:p>73.915802323</text:p>
          </table:table-cell>
          <table:table-cell office:value-type="float" office:value="3737.22709211004" calcext:value-type="float">
            <text:p>3737.22709211</text:p>
          </table:table-cell>
          <table:table-cell table:formula="of:=([.B493] * (PI()) * 23 * (3600/63360)) / 11.1 / 60" office:value-type="float" office:value="23.0377626842327" calcext:value-type="float">
            <text:p>23.0377626842</text:p>
          </table:table-cell>
        </table:table-row>
        <table:table-row table:style-name="ro1">
          <table:table-cell office:value-type="float" office:value="73.931931279" calcext:value-type="float">
            <text:p>73.931931279</text:p>
          </table:table-cell>
          <table:table-cell office:value-type="float" office:value="3720.01758824578" calcext:value-type="float">
            <text:p>3720.0175882458</text:p>
          </table:table-cell>
          <table:table-cell table:formula="of:=([.B494] * (PI()) * 23 * (3600/63360)) / 11.1 / 60" office:value-type="float" office:value="22.9316764186228" calcext:value-type="float">
            <text:p>22.9316764186</text:p>
          </table:table-cell>
        </table:table-row>
        <table:table-row table:style-name="ro1">
          <table:table-cell office:value-type="float" office:value="73.947884921" calcext:value-type="float">
            <text:p>73.947884921</text:p>
          </table:table-cell>
          <table:table-cell office:value-type="float" office:value="3760.89672815787" calcext:value-type="float">
            <text:p>3760.8967281579</text:p>
          </table:table-cell>
          <table:table-cell table:formula="of:=([.B495] * (PI()) * 23 * (3600/63360)) / 11.1 / 60" office:value-type="float" office:value="23.1836717886709" calcext:value-type="float">
            <text:p>23.1836717887</text:p>
          </table:table-cell>
        </table:table-row>
        <table:table-row table:style-name="ro1">
          <table:table-cell office:value-type="float" office:value="73.964054085" calcext:value-type="float">
            <text:p>73.964054085</text:p>
          </table:table-cell>
          <table:table-cell office:value-type="float" office:value="3710.76698833298" calcext:value-type="float">
            <text:p>3710.766988333</text:p>
          </table:table-cell>
          <table:table-cell table:formula="of:=([.B496] * (PI()) * 23 * (3600/63360)) / 11.1 / 60" office:value-type="float" office:value="22.8746520205262" calcext:value-type="float">
            <text:p>22.8746520205</text:p>
          </table:table-cell>
        </table:table-row>
        <table:table-row table:style-name="ro1">
          <table:table-cell office:value-type="float" office:value="73.980004342" calcext:value-type="float">
            <text:p>73.980004342</text:p>
          </table:table-cell>
          <table:table-cell office:value-type="float" office:value="3761.69487426147" calcext:value-type="float">
            <text:p>3761.6948742615</text:p>
          </table:table-cell>
          <table:table-cell table:formula="of:=([.B497] * (PI()) * 23 * (3600/63360)) / 11.1 / 60" office:value-type="float" office:value="23.1885918805114" calcext:value-type="float">
            <text:p>23.1885918805</text:p>
          </table:table-cell>
        </table:table-row>
        <table:table-row table:style-name="ro1">
          <table:table-cell office:value-type="float" office:value="73.996210277" calcext:value-type="float">
            <text:p>73.996210277</text:p>
          </table:table-cell>
          <table:table-cell office:value-type="float" office:value="3702.34731904944" calcext:value-type="float">
            <text:p>3702.3473190494</text:p>
          </table:table-cell>
          <table:table-cell table:formula="of:=([.B498] * (PI()) * 23 * (3600/63360)) / 11.1 / 60" office:value-type="float" office:value="22.8227498112" calcext:value-type="float">
            <text:p>22.8227498112</text:p>
          </table:table-cell>
        </table:table-row>
        <table:table-row table:style-name="ro1">
          <table:table-cell office:value-type="float" office:value="74.0285151670001" calcext:value-type="float">
            <text:p>74.028515167</text:p>
          </table:table-cell>
          <table:table-cell office:value-type="float" office:value="3685.77559068868" calcext:value-type="float">
            <text:p>3685.7755906887</text:p>
          </table:table-cell>
          <table:table-cell table:formula="of:=([.B499] * (PI()) * 23 * (3600/63360)) / 11.1 / 60" office:value-type="float" office:value="22.7205950489035" calcext:value-type="float">
            <text:p>22.7205950489</text:p>
          </table:table-cell>
        </table:table-row>
        <table:table-row table:style-name="ro1">
          <table:table-cell office:value-type="float" office:value="74.0446001120001" calcext:value-type="float">
            <text:p>74.044600112</text:p>
          </table:table-cell>
          <table:table-cell office:value-type="float" office:value="3730.19615547595" calcext:value-type="float">
            <text:p>3730.196155476</text:p>
          </table:table-cell>
          <table:table-cell table:formula="of:=([.B500] * (PI()) * 23 * (3600/63360)) / 11.1 / 60" office:value-type="float" office:value="22.99442117845" calcext:value-type="float">
            <text:p>22.9944211785</text:p>
          </table:table-cell>
        </table:table-row>
        <table:table-row table:style-name="ro1">
          <table:table-cell office:value-type="float" office:value="74.0607085990001" calcext:value-type="float">
            <text:p>74.060708599</text:p>
          </table:table-cell>
          <table:table-cell office:value-type="float" office:value="3724.74460202327" calcext:value-type="float">
            <text:p>3724.7446020233</text:p>
          </table:table-cell>
          <table:table-cell table:formula="of:=([.B501] * (PI()) * 23 * (3600/63360)) / 11.1 / 60" office:value-type="float" office:value="22.9608156223497" calcext:value-type="float">
            <text:p>22.9608156223</text:p>
          </table:table-cell>
        </table:table-row>
        <table:table-row table:style-name="ro1">
          <table:table-cell office:value-type="float" office:value="74.076775732" calcext:value-type="float">
            <text:p>74.076775732</text:p>
          </table:table-cell>
          <table:table-cell office:value-type="float" office:value="3734.33144544704" calcext:value-type="float">
            <text:p>3734.331445447</text:p>
          </table:table-cell>
          <table:table-cell table:formula="of:=([.B502] * (PI()) * 23 * (3600/63360)) / 11.1 / 60" office:value-type="float" office:value="23.0199127599451" calcext:value-type="float">
            <text:p>23.0199127599</text:p>
          </table:table-cell>
        </table:table-row>
        <table:table-row table:style-name="ro1">
          <table:table-cell office:value-type="float" office:value="74.092834635" calcext:value-type="float">
            <text:p>74.092834635</text:p>
          </table:table-cell>
          <table:table-cell office:value-type="float" office:value="3736.24524665609" calcext:value-type="float">
            <text:p>3736.2452466561</text:p>
          </table:table-cell>
          <table:table-cell table:formula="of:=([.B503] * (PI()) * 23 * (3600/63360)) / 11.1 / 60" office:value-type="float" office:value="23.031710196117" calcext:value-type="float">
            <text:p>23.0317101961</text:p>
          </table:table-cell>
        </table:table-row>
        <table:table-row table:style-name="ro1">
          <table:table-cell office:value-type="float" office:value="74.1090383820001" calcext:value-type="float">
            <text:p>74.109038382</text:p>
          </table:table-cell>
          <table:table-cell office:value-type="float" office:value="3702.84724883173" calcext:value-type="float">
            <text:p>3702.8472488317</text:p>
          </table:table-cell>
          <table:table-cell table:formula="of:=([.B504] * (PI()) * 23 * (3600/63360)) / 11.1 / 60" office:value-type="float" office:value="22.8258315783497" calcext:value-type="float">
            <text:p>22.8258315783</text:p>
          </table:table-cell>
        </table:table-row>
        <table:table-row table:style-name="ro1">
          <table:table-cell office:value-type="float" office:value="74.125089369" calcext:value-type="float">
            <text:p>74.125089369</text:p>
          </table:table-cell>
          <table:table-cell office:value-type="float" office:value="3738.08788207895" calcext:value-type="float">
            <text:p>3738.087882079</text:p>
          </table:table-cell>
          <table:table-cell table:formula="of:=([.B505] * (PI()) * 23 * (3600/63360)) / 11.1 / 60" office:value-type="float" office:value="23.0430689379165" calcext:value-type="float">
            <text:p>23.0430689379</text:p>
          </table:table-cell>
        </table:table-row>
        <table:table-row table:style-name="ro1">
          <table:table-cell office:value-type="float" office:value="74.141299574" calcext:value-type="float">
            <text:p>74.141299574</text:p>
          </table:table-cell>
          <table:table-cell office:value-type="float" office:value="3701.37206778235" calcext:value-type="float">
            <text:p>3701.3720677824</text:p>
          </table:table-cell>
          <table:table-cell table:formula="of:=([.B506] * (PI()) * 23 * (3600/63360)) / 11.1 / 60" office:value-type="float" office:value="22.8167379722898" calcext:value-type="float">
            <text:p>22.8167379723</text:p>
          </table:table-cell>
        </table:table-row>
        <table:table-row table:style-name="ro1">
          <table:table-cell office:value-type="float" office:value="74.1573332690001" calcext:value-type="float">
            <text:p>74.157333269</text:p>
          </table:table-cell>
          <table:table-cell office:value-type="float" office:value="3742.11933056461" calcext:value-type="float">
            <text:p>3742.1193305646</text:p>
          </table:table-cell>
          <table:table-cell table:formula="of:=([.B507] * (PI()) * 23 * (3600/63360)) / 11.1 / 60" office:value-type="float" office:value="23.0679203989589" calcext:value-type="float">
            <text:p>23.067920399</text:p>
          </table:table-cell>
        </table:table-row>
        <table:table-row table:style-name="ro1">
          <table:table-cell office:value-type="float" office:value="74.173510402" calcext:value-type="float">
            <text:p>74.173510402</text:p>
          </table:table-cell>
          <table:table-cell office:value-type="float" office:value="3708.93903142578" calcext:value-type="float">
            <text:p>3708.9390314258</text:p>
          </table:table-cell>
          <table:table-cell table:formula="of:=([.B508] * (PI()) * 23 * (3600/63360)) / 11.1 / 60" office:value-type="float" office:value="22.8633837629686" calcext:value-type="float">
            <text:p>22.863383763</text:p>
          </table:table-cell>
        </table:table-row>
        <table:table-row table:style-name="ro1">
          <table:table-cell office:value-type="float" office:value="74.205649563" calcext:value-type="float">
            <text:p>74.205649563</text:p>
          </table:table-cell>
          <table:table-cell office:value-type="float" office:value="3746.28111356175" calcext:value-type="float">
            <text:p>3746.2811135618</text:p>
          </table:table-cell>
          <table:table-cell table:formula="of:=([.B509] * (PI()) * 23 * (3600/63360)) / 11.1 / 60" office:value-type="float" office:value="23.0935752940639" calcext:value-type="float">
            <text:p>23.0935752941</text:p>
          </table:table-cell>
        </table:table-row>
        <table:table-row table:style-name="ro1">
          <table:table-cell office:value-type="float" office:value="74.221558882" calcext:value-type="float">
            <text:p>74.221558882</text:p>
          </table:table-cell>
          <table:table-cell office:value-type="float" office:value="3771.37450069308" calcext:value-type="float">
            <text:p>3771.3745006931</text:p>
          </table:table-cell>
          <table:table-cell table:formula="of:=([.B510] * (PI()) * 23 * (3600/63360)) / 11.1 / 60" office:value-type="float" office:value="23.2482609696803" calcext:value-type="float">
            <text:p>23.2482609697</text:p>
          </table:table-cell>
        </table:table-row>
        <table:table-row table:style-name="ro1">
          <table:table-cell office:value-type="float" office:value="74.237505076" calcext:value-type="float">
            <text:p>74.237505076</text:p>
          </table:table-cell>
          <table:table-cell office:value-type="float" office:value="3762.65333283133" calcext:value-type="float">
            <text:p>3762.6533328313</text:p>
          </table:table-cell>
          <table:table-cell table:formula="of:=([.B511] * (PI()) * 23 * (3600/63360)) / 11.1 / 60" office:value-type="float" office:value="23.1945002025189" calcext:value-type="float">
            <text:p>23.1945002025</text:p>
          </table:table-cell>
        </table:table-row>
        <table:table-row table:style-name="ro1">
          <table:table-cell office:value-type="float" office:value="74.253389292" calcext:value-type="float">
            <text:p>74.253389292</text:p>
          </table:table-cell>
          <table:table-cell office:value-type="float" office:value="3777.3346824252" calcext:value-type="float">
            <text:p>3777.3346824252</text:p>
          </table:table-cell>
          <table:table-cell table:formula="of:=([.B512] * (PI()) * 23 * (3600/63360)) / 11.1 / 60" office:value-type="float" office:value="23.285001913946" calcext:value-type="float">
            <text:p>23.2850019139</text:p>
          </table:table-cell>
        </table:table-row>
        <table:table-row table:style-name="ro1">
          <table:table-cell office:value-type="float" office:value="74.2691744960001" calcext:value-type="float">
            <text:p>74.269174496</text:p>
          </table:table-cell>
          <table:table-cell office:value-type="float" office:value="3801.02784859776" calcext:value-type="float">
            <text:p>3801.0278485978</text:p>
          </table:table-cell>
          <table:table-cell table:formula="of:=([.B513] * (PI()) * 23 * (3600/63360)) / 11.1 / 60" office:value-type="float" office:value="23.4310560674851" calcext:value-type="float">
            <text:p>23.4310560675</text:p>
          </table:table-cell>
        </table:table-row>
        <table:table-row table:style-name="ro1">
          <table:table-cell office:value-type="float" office:value="74.285133607" calcext:value-type="float">
            <text:p>74.285133607</text:p>
          </table:table-cell>
          <table:table-cell office:value-type="float" office:value="3759.60791301706" calcext:value-type="float">
            <text:p>3759.6079130171</text:p>
          </table:table-cell>
          <table:table-cell table:formula="of:=([.B514] * (PI()) * 23 * (3600/63360)) / 11.1 / 60" office:value-type="float" office:value="23.1757270166177" calcext:value-type="float">
            <text:p>23.1757270166</text:p>
          </table:table-cell>
        </table:table-row>
        <table:table-row table:style-name="ro1">
          <table:table-cell office:value-type="float" office:value="74.30079428" calcext:value-type="float">
            <text:p>74.30079428</text:p>
          </table:table-cell>
          <table:table-cell office:value-type="float" office:value="3831.25297359382" calcext:value-type="float">
            <text:p>3831.2529735938</text:p>
          </table:table-cell>
          <table:table-cell table:formula="of:=([.B515] * (PI()) * 23 * (3600/63360)) / 11.1 / 60" office:value-type="float" office:value="23.6173758279917" calcext:value-type="float">
            <text:p>23.617375828</text:p>
          </table:table-cell>
        </table:table-row>
        <table:table-row table:style-name="ro1">
          <table:table-cell office:value-type="float" office:value="74.316692037" calcext:value-type="float">
            <text:p>74.316692037</text:p>
          </table:table-cell>
          <table:table-cell office:value-type="float" office:value="3774.11731731694" calcext:value-type="float">
            <text:p>3774.1173173169</text:p>
          </table:table-cell>
          <table:table-cell table:formula="of:=([.B516] * (PI()) * 23 * (3600/63360)) / 11.1 / 60" office:value-type="float" office:value="23.2651687884747" calcext:value-type="float">
            <text:p>23.2651687885</text:p>
          </table:table-cell>
        </table:table-row>
        <table:table-row table:style-name="ro1">
          <table:table-cell office:value-type="float" office:value="74.332349793" calcext:value-type="float">
            <text:p>74.332349793</text:p>
          </table:table-cell>
          <table:table-cell office:value-type="float" office:value="3831.96672626751" calcext:value-type="float">
            <text:p>3831.9667262675</text:p>
          </table:table-cell>
          <table:table-cell table:formula="of:=([.B517] * (PI()) * 23 * (3600/63360)) / 11.1 / 60" office:value-type="float" office:value="23.6217756849729" calcext:value-type="float">
            <text:p>23.621775685</text:p>
          </table:table-cell>
        </table:table-row>
        <table:table-row table:style-name="ro1">
          <table:table-cell office:value-type="float" office:value="74.3480343200001" calcext:value-type="float">
            <text:p>74.34803432</text:p>
          </table:table-cell>
          <table:table-cell office:value-type="float" office:value="3825.42616680184" calcext:value-type="float">
            <text:p>3825.4261668018</text:p>
          </table:table-cell>
          <table:table-cell table:formula="of:=([.B518] * (PI()) * 23 * (3600/63360)) / 11.1 / 60" office:value-type="float" office:value="23.5814570602069" calcext:value-type="float">
            <text:p>23.5814570602</text:p>
          </table:table-cell>
        </table:table-row>
        <table:table-row table:style-name="ro1">
          <table:table-cell office:value-type="float" office:value="74.379156811" calcext:value-type="float">
            <text:p>74.379156811</text:p>
          </table:table-cell>
          <table:table-cell office:value-type="float" office:value="3853.47544951541" calcext:value-type="float">
            <text:p>3853.4754495154</text:p>
          </table:table-cell>
          <table:table-cell table:formula="of:=([.B519] * (PI()) * 23 * (3600/63360)) / 11.1 / 60" office:value-type="float" office:value="23.7543640585486" calcext:value-type="float">
            <text:p>23.7543640585</text:p>
          </table:table-cell>
        </table:table-row>
        <table:table-row table:style-name="ro1">
          <table:table-cell office:value-type="float" office:value="74.394819046" calcext:value-type="float">
            <text:p>74.394819046</text:p>
          </table:table-cell>
          <table:table-cell office:value-type="float" office:value="3830.87088144581" calcext:value-type="float">
            <text:p>3830.8708814458</text:p>
          </table:table-cell>
          <table:table-cell table:formula="of:=([.B520] * (PI()) * 23 * (3600/63360)) / 11.1 / 60" office:value-type="float" office:value="23.6150204591547" calcext:value-type="float">
            <text:p>23.6150204592</text:p>
          </table:table-cell>
        </table:table-row>
        <table:table-row table:style-name="ro1">
          <table:table-cell office:value-type="float" office:value="74.410211177" calcext:value-type="float">
            <text:p>74.410211177</text:p>
          </table:table-cell>
          <table:table-cell office:value-type="float" office:value="3898.09572176881" calcext:value-type="float">
            <text:p>3898.0957217688</text:p>
          </table:table-cell>
          <table:table-cell table:formula="of:=([.B521] * (PI()) * 23 * (3600/63360)) / 11.1 / 60" office:value-type="float" office:value="24.0294212647992" calcext:value-type="float">
            <text:p>24.0294212648</text:p>
          </table:table-cell>
        </table:table-row>
        <table:table-row table:style-name="ro1">
          <table:table-cell office:value-type="float" office:value="74.425886068" calcext:value-type="float">
            <text:p>74.425886068</text:p>
          </table:table-cell>
          <table:table-cell office:value-type="float" office:value="3827.77781357378" calcext:value-type="float">
            <text:p>3827.7778135738</text:p>
          </table:table-cell>
          <table:table-cell table:formula="of:=([.B522] * (PI()) * 23 * (3600/63360)) / 11.1 / 60" office:value-type="float" office:value="23.5959535515663" calcext:value-type="float">
            <text:p>23.5959535516</text:p>
          </table:table-cell>
        </table:table-row>
        <table:table-row table:style-name="ro1">
          <table:table-cell office:value-type="float" office:value="74.44128648" calcext:value-type="float">
            <text:p>74.44128648</text:p>
          </table:table-cell>
          <table:table-cell office:value-type="float" office:value="3895.99966547294" calcext:value-type="float">
            <text:p>3895.9996654729</text:p>
          </table:table-cell>
          <table:table-cell table:formula="of:=([.B523] * (PI()) * 23 * (3600/63360)) / 11.1 / 60" office:value-type="float" office:value="24.0165003353702" calcext:value-type="float">
            <text:p>24.0165003354</text:p>
          </table:table-cell>
        </table:table-row>
        <table:table-row table:style-name="ro1">
          <table:table-cell office:value-type="float" office:value="74.456916424" calcext:value-type="float">
            <text:p>74.456916424</text:p>
          </table:table-cell>
          <table:table-cell office:value-type="float" office:value="3838.78534689293" calcext:value-type="float">
            <text:p>3838.7853468929</text:p>
          </table:table-cell>
          <table:table-cell table:formula="of:=([.B524] * (PI()) * 23 * (3600/63360)) / 11.1 / 60" office:value-type="float" office:value="23.6638083899519" calcext:value-type="float">
            <text:p>23.66380839</text:p>
          </table:table-cell>
        </table:table-row>
        <table:table-row table:style-name="ro1">
          <table:table-cell office:value-type="float" office:value="74.4723567310001" calcext:value-type="float">
            <text:p>74.472356731</text:p>
          </table:table-cell>
          <table:table-cell office:value-type="float" office:value="3885.93309703989" calcext:value-type="float">
            <text:p>3885.9330970399</text:p>
          </table:table-cell>
          <table:table-cell table:formula="of:=([.B525] * (PI()) * 23 * (3600/63360)) / 11.1 / 60" office:value-type="float" office:value="23.9544459809279" calcext:value-type="float">
            <text:p>23.9544459809</text:p>
          </table:table-cell>
        </table:table-row>
        <table:table-row table:style-name="ro1">
          <table:table-cell office:value-type="float" office:value="74.4881773" calcext:value-type="float">
            <text:p>74.4881773</text:p>
          </table:table-cell>
          <table:table-cell office:value-type="float" office:value="3792.53110302873" calcext:value-type="float">
            <text:p>3792.5311030287</text:p>
          </table:table-cell>
          <table:table-cell table:formula="of:=([.B526] * (PI()) * 23 * (3600/63360)) / 11.1 / 60" office:value-type="float" office:value="23.3786787291048" calcext:value-type="float">
            <text:p>23.3786787291</text:p>
          </table:table-cell>
        </table:table-row>
        <table:table-row table:style-name="ro1">
          <table:table-cell office:value-type="float" office:value="74.503858859" calcext:value-type="float">
            <text:p>74.503858859</text:p>
          </table:table-cell>
          <table:table-cell office:value-type="float" office:value="3826.15019336443" calcext:value-type="float">
            <text:p>3826.1501933644</text:p>
          </table:table-cell>
          <table:table-cell table:formula="of:=([.B527] * (PI()) * 23 * (3600/63360)) / 11.1 / 60" office:value-type="float" office:value="23.5859202495488" calcext:value-type="float">
            <text:p>23.5859202495</text:p>
          </table:table-cell>
        </table:table-row>
        <table:table-row table:style-name="ro1">
          <table:table-cell office:value-type="float" office:value="74.519707188" calcext:value-type="float">
            <text:p>74.519707188</text:p>
          </table:table-cell>
          <table:table-cell office:value-type="float" office:value="3785.88808951462" calcext:value-type="float">
            <text:p>3785.8880895146</text:p>
          </table:table-cell>
          <table:table-cell table:formula="of:=([.B528] * (PI()) * 23 * (3600/63360)) / 11.1 / 60" office:value-type="float" office:value="23.3377285366026" calcext:value-type="float">
            <text:p>23.3377285366</text:p>
          </table:table-cell>
        </table:table-row>
        <table:table-row table:style-name="ro1">
          <table:table-cell office:value-type="float" office:value="74.551363274" calcext:value-type="float">
            <text:p>74.551363274</text:p>
          </table:table-cell>
          <table:table-cell office:value-type="float" office:value="3815.77101405804" calcext:value-type="float">
            <text:p>3815.771014058</text:p>
          </table:table-cell>
          <table:table-cell table:formula="of:=([.B529] * (PI()) * 23 * (3600/63360)) / 11.1 / 60" office:value-type="float" office:value="23.5219388366391" calcext:value-type="float">
            <text:p>23.5219388366</text:p>
          </table:table-cell>
        </table:table-row>
        <table:table-row table:style-name="ro1">
          <table:table-cell office:value-type="float" office:value="74.567099937" calcext:value-type="float">
            <text:p>74.567099937</text:p>
          </table:table-cell>
          <table:table-cell office:value-type="float" office:value="3812.75242407238" calcext:value-type="float">
            <text:p>3812.7524240724</text:p>
          </table:table-cell>
          <table:table-cell table:formula="of:=([.B530] * (PI()) * 23 * (3600/63360)) / 11.1 / 60" office:value-type="float" office:value="23.5033310405334" calcext:value-type="float">
            <text:p>23.5033310405</text:p>
          </table:table-cell>
        </table:table-row>
        <table:table-row table:style-name="ro1">
          <table:table-cell office:value-type="float" office:value="74.582341963" calcext:value-type="float">
            <text:p>74.582341963</text:p>
          </table:table-cell>
          <table:table-cell office:value-type="float" office:value="3936.48455920237" calcext:value-type="float">
            <text:p>3936.4845592024</text:p>
          </table:table-cell>
          <table:table-cell table:formula="of:=([.B531] * (PI()) * 23 * (3600/63360)) / 11.1 / 60" office:value-type="float" office:value="24.2660654142503" calcext:value-type="float">
            <text:p>24.2660654143</text:p>
          </table:table-cell>
        </table:table-row>
        <table:table-row table:style-name="ro1">
          <table:table-cell office:value-type="float" office:value="74.5977345620001" calcext:value-type="float">
            <text:p>74.597734562</text:p>
          </table:table-cell>
          <table:table-cell office:value-type="float" office:value="3897.97720318698" calcext:value-type="float">
            <text:p>3897.977203187</text:p>
          </table:table-cell>
          <table:table-cell table:formula="of:=([.B532] * (PI()) * 23 * (3600/63360)) / 11.1 / 60" office:value-type="float" office:value="24.0286906688534" calcext:value-type="float">
            <text:p>24.0286906689</text:p>
          </table:table-cell>
        </table:table-row>
        <table:table-row table:style-name="ro1">
          <table:table-cell office:value-type="float" office:value="74.612831275" calcext:value-type="float">
            <text:p>74.612831275</text:p>
          </table:table-cell>
          <table:table-cell office:value-type="float" office:value="3974.37508418294" calcext:value-type="float">
            <text:p>3974.3750841829</text:p>
          </table:table-cell>
          <table:table-cell table:formula="of:=([.B533] * (PI()) * 23 * (3600/63360)) / 11.1 / 60" office:value-type="float" office:value="24.4996377664165" calcext:value-type="float">
            <text:p>24.4996377664</text:p>
          </table:table-cell>
        </table:table-row>
        <table:table-row table:style-name="ro1">
          <table:table-cell office:value-type="float" office:value="74.6279239770001" calcext:value-type="float">
            <text:p>74.627923977</text:p>
          </table:table-cell>
          <table:table-cell office:value-type="float" office:value="3975.43130446477" calcext:value-type="float">
            <text:p>3975.4313044648</text:p>
          </table:table-cell>
          <table:table-cell table:formula="of:=([.B534] * (PI()) * 23 * (3600/63360)) / 11.1 / 60" office:value-type="float" office:value="24.5061487307211" calcext:value-type="float">
            <text:p>24.5061487307</text:p>
          </table:table-cell>
        </table:table-row>
        <table:table-row table:style-name="ro1">
          <table:table-cell office:value-type="float" office:value="74.6429701690001" calcext:value-type="float">
            <text:p>74.642970169</text:p>
          </table:table-cell>
          <table:table-cell office:value-type="float" office:value="3987.71994934006" calcext:value-type="float">
            <text:p>3987.7199493401</text:p>
          </table:table-cell>
          <table:table-cell table:formula="of:=([.B535] * (PI()) * 23 * (3600/63360)) / 11.1 / 60" office:value-type="float" office:value="24.5819008531825" calcext:value-type="float">
            <text:p>24.5819008532</text:p>
          </table:table-cell>
        </table:table-row>
        <table:table-row table:style-name="ro1">
          <table:table-cell office:value-type="float" office:value="74.6579374020001" calcext:value-type="float">
            <text:p>74.657937402</text:p>
          </table:table-cell>
          <table:table-cell office:value-type="float" office:value="4008.75699603447" calcext:value-type="float">
            <text:p>4008.7569960345</text:p>
          </table:table-cell>
          <table:table-cell table:formula="of:=([.B536] * (PI()) * 23 * (3600/63360)) / 11.1 / 60" office:value-type="float" office:value="24.7115816238122" calcext:value-type="float">
            <text:p>24.7115816238</text:p>
          </table:table-cell>
        </table:table-row>
        <table:table-row table:style-name="ro1">
          <table:table-cell office:value-type="float" office:value="74.6731048440001" calcext:value-type="float">
            <text:p>74.673104844</text:p>
          </table:table-cell>
          <table:table-cell office:value-type="float" office:value="3955.84172993541" calcext:value-type="float">
            <text:p>3955.8417299354</text:p>
          </table:table-cell>
          <table:table-cell table:formula="of:=([.B537] * (PI()) * 23 * (3600/63360)) / 11.1 / 60" office:value-type="float" office:value="24.3853907575047" calcext:value-type="float">
            <text:p>24.3853907575</text:p>
          </table:table-cell>
        </table:table-row>
        <table:table-row table:style-name="ro1">
          <table:table-cell office:value-type="float" office:value="74.687958379" calcext:value-type="float">
            <text:p>74.687958379</text:p>
          </table:table-cell>
          <table:table-cell office:value-type="float" office:value="4039.44246270573" calcext:value-type="float">
            <text:p>4039.4424627057</text:p>
          </table:table-cell>
          <table:table-cell table:formula="of:=([.B538] * (PI()) * 23 * (3600/63360)) / 11.1 / 60" office:value-type="float" office:value="24.9007391145411" calcext:value-type="float">
            <text:p>24.9007391145</text:p>
          </table:table-cell>
        </table:table-row>
        <table:table-row table:style-name="ro1">
          <table:table-cell office:value-type="float" office:value="74.718235815" calcext:value-type="float">
            <text:p>74.718235815</text:p>
          </table:table-cell>
          <table:table-cell office:value-type="float" office:value="3955.6787295334" calcext:value-type="float">
            <text:p>3955.6787295334</text:p>
          </table:table-cell>
          <table:table-cell table:formula="of:=([.B539] * (PI()) * 23 * (3600/63360)) / 11.1 / 60" office:value-type="float" office:value="24.3843859578267" calcext:value-type="float">
            <text:p>24.3843859578</text:p>
          </table:table-cell>
        </table:table-row>
        <table:table-row table:style-name="ro1">
          <table:table-cell office:value-type="float" office:value="74.7333019550001" calcext:value-type="float">
            <text:p>74.733301955</text:p>
          </table:table-cell>
          <table:table-cell office:value-type="float" office:value="3982.44009413313" calcext:value-type="float">
            <text:p>3982.4400941331</text:p>
          </table:table-cell>
          <table:table-cell table:formula="of:=([.B540] * (PI()) * 23 * (3600/63360)) / 11.1 / 60" office:value-type="float" office:value="24.5493537137483" calcext:value-type="float">
            <text:p>24.5493537137</text:p>
          </table:table-cell>
        </table:table-row>
        <table:table-row table:style-name="ro1">
          <table:table-cell office:value-type="float" office:value="74.748522002" calcext:value-type="float">
            <text:p>74.748522002</text:p>
          </table:table-cell>
          <table:table-cell office:value-type="float" office:value="3942.16916676863" calcext:value-type="float">
            <text:p>3942.1691667686</text:p>
          </table:table-cell>
          <table:table-cell table:formula="of:=([.B541] * (PI()) * 23 * (3600/63360)) / 11.1 / 60" office:value-type="float" office:value="24.3011076091281" calcext:value-type="float">
            <text:p>24.3011076091</text:p>
          </table:table-cell>
        </table:table-row>
        <table:table-row table:style-name="ro1">
          <table:table-cell office:value-type="float" office:value="74.763820434" calcext:value-type="float">
            <text:p>74.763820434</text:p>
          </table:table-cell>
          <table:table-cell office:value-type="float" office:value="3921.97056534722" calcext:value-type="float">
            <text:p>3921.9705653472</text:p>
          </table:table-cell>
          <table:table-cell table:formula="of:=([.B542] * (PI()) * 23 * (3600/63360)) / 11.1 / 60" office:value-type="float" office:value="24.1765953505388" calcext:value-type="float">
            <text:p>24.1765953505</text:p>
          </table:table-cell>
        </table:table-row>
        <table:table-row table:style-name="ro1">
          <table:table-cell office:value-type="float" office:value="74.779337669" calcext:value-type="float">
            <text:p>74.779337669</text:p>
          </table:table-cell>
          <table:table-cell office:value-type="float" office:value="3866.66825631003" calcext:value-type="float">
            <text:p>3866.66825631</text:p>
          </table:table-cell>
          <table:table-cell table:formula="of:=([.B543] * (PI()) * 23 * (3600/63360)) / 11.1 / 60" office:value-type="float" office:value="23.835689796745" calcext:value-type="float">
            <text:p>23.8356897967</text:p>
          </table:table-cell>
        </table:table-row>
        <table:table-row table:style-name="ro1">
          <table:table-cell office:value-type="float" office:value="74.7946713090001" calcext:value-type="float">
            <text:p>74.794671309</text:p>
          </table:table-cell>
          <table:table-cell office:value-type="float" office:value="3912.96521892891" calcext:value-type="float">
            <text:p>3912.9652189289</text:p>
          </table:table-cell>
          <table:table-cell table:formula="of:=([.B544] * (PI()) * 23 * (3600/63360)) / 11.1 / 60" office:value-type="float" office:value="24.1210827930835" calcext:value-type="float">
            <text:p>24.1210827931</text:p>
          </table:table-cell>
        </table:table-row>
        <table:table-row table:style-name="ro1">
          <table:table-cell office:value-type="float" office:value="74.810181096" calcext:value-type="float">
            <text:p>74.810181096</text:p>
          </table:table-cell>
          <table:table-cell office:value-type="float" office:value="3868.52508034302" calcext:value-type="float">
            <text:p>3868.525080343</text:p>
          </table:table-cell>
          <table:table-cell table:formula="of:=([.B545] * (PI()) * 23 * (3600/63360)) / 11.1 / 60" office:value-type="float" office:value="23.8471360028128" calcext:value-type="float">
            <text:p>23.8471360028</text:p>
          </table:table-cell>
        </table:table-row>
        <table:table-row table:style-name="ro1">
          <table:table-cell office:value-type="float" office:value="74.8254198400001" calcext:value-type="float">
            <text:p>74.82541984</text:p>
          </table:table-cell>
          <table:table-cell office:value-type="float" office:value="3937.33236806309" calcext:value-type="float">
            <text:p>3937.3323680631</text:p>
          </table:table-cell>
          <table:table-cell table:formula="of:=([.B546] * (PI()) * 23 * (3600/63360)) / 11.1 / 60" office:value-type="float" office:value="24.2712916471907" calcext:value-type="float">
            <text:p>24.2712916472</text:p>
          </table:table-cell>
        </table:table-row>
        <table:table-row table:style-name="ro1">
          <table:table-cell office:value-type="float" office:value="74.84084296" calcext:value-type="float">
            <text:p>74.84084296</text:p>
          </table:table-cell>
          <table:table-cell office:value-type="float" office:value="3890.26344866015" calcext:value-type="float">
            <text:p>3890.2634486602</text:p>
          </table:table-cell>
          <table:table-cell table:formula="of:=([.B547] * (PI()) * 23 * (3600/63360)) / 11.1 / 60" office:value-type="float" office:value="23.9811400004531" calcext:value-type="float">
            <text:p>23.9811400005</text:p>
          </table:table-cell>
        </table:table-row>
        <table:table-row table:style-name="ro1">
          <table:table-cell office:value-type="float" office:value="74.856204309" calcext:value-type="float">
            <text:p>74.856204309</text:p>
          </table:table-cell>
          <table:table-cell office:value-type="float" office:value="3905.90696167525" calcext:value-type="float">
            <text:p>3905.9069616753</text:p>
          </table:table-cell>
          <table:table-cell table:formula="of:=([.B548] * (PI()) * 23 * (3600/63360)) / 11.1 / 60" office:value-type="float" office:value="24.0775728720735" calcext:value-type="float">
            <text:p>24.0775728721</text:p>
          </table:table-cell>
        </table:table-row>
        <table:table-row table:style-name="ro1">
          <table:table-cell office:value-type="float" office:value="74.88680883" calcext:value-type="float">
            <text:p>74.88680883</text:p>
          </table:table-cell>
          <table:table-cell office:value-type="float" office:value="3931.33941914934" calcext:value-type="float">
            <text:p>3931.3394191493</text:p>
          </table:table-cell>
          <table:table-cell table:formula="of:=([.B549] * (PI()) * 23 * (3600/63360)) / 11.1 / 60" office:value-type="float" office:value="24.2343487129106" calcext:value-type="float">
            <text:p>24.2343487129</text:p>
          </table:table-cell>
        </table:table-row>
        <table:table-row table:style-name="ro1">
          <table:table-cell office:value-type="float" office:value="74.901922887" calcext:value-type="float">
            <text:p>74.901922887</text:p>
          </table:table-cell>
          <table:table-cell office:value-type="float" office:value="3969.81432582789" calcext:value-type="float">
            <text:p>3969.8143258279</text:p>
          </table:table-cell>
          <table:table-cell table:formula="of:=([.B550] * (PI()) * 23 * (3600/63360)) / 11.1 / 60" office:value-type="float" office:value="24.4715234276155" calcext:value-type="float">
            <text:p>24.4715234276</text:p>
          </table:table-cell>
        </table:table-row>
        <table:table-row table:style-name="ro1">
          <table:table-cell office:value-type="float" office:value="74.917303506" calcext:value-type="float">
            <text:p>74.917303506</text:p>
          </table:table-cell>
          <table:table-cell office:value-type="float" office:value="3901.01334673604" calcext:value-type="float">
            <text:p>3901.013346736</text:p>
          </table:table-cell>
          <table:table-cell table:formula="of:=([.B551] * (PI()) * 23 * (3600/63360)) / 11.1 / 60" office:value-type="float" office:value="24.0474066721453" calcext:value-type="float">
            <text:p>24.0474066721</text:p>
          </table:table-cell>
        </table:table-row>
        <table:table-row table:style-name="ro1">
          <table:table-cell office:value-type="float" office:value="74.9323224070001" calcext:value-type="float">
            <text:p>74.932322407</text:p>
          </table:table-cell>
          <table:table-cell office:value-type="float" office:value="3994.96607639247" calcext:value-type="float">
            <text:p>3994.9660763925</text:p>
          </table:table-cell>
          <table:table-cell table:formula="of:=([.B552] * (PI()) * 23 * (3600/63360)) / 11.1 / 60" office:value-type="float" office:value="24.6265688787798" calcext:value-type="float">
            <text:p>24.6265688788</text:p>
          </table:table-cell>
        </table:table-row>
        <table:table-row table:style-name="ro1">
          <table:table-cell office:value-type="float" office:value="74.9476238070001" calcext:value-type="float">
            <text:p>74.947623807</text:p>
          </table:table-cell>
          <table:table-cell office:value-type="float" office:value="3921.20982393807" calcext:value-type="float">
            <text:p>3921.2098239381</text:p>
          </table:table-cell>
          <table:table-cell table:formula="of:=([.B553] * (PI()) * 23 * (3600/63360)) / 11.1 / 60" office:value-type="float" office:value="24.1719058361967" calcext:value-type="float">
            <text:p>24.1719058362</text:p>
          </table:table-cell>
        </table:table-row>
        <table:table-row table:style-name="ro1">
          <table:table-cell office:value-type="float" office:value="74.962783645" calcext:value-type="float">
            <text:p>74.962783645</text:p>
          </table:table-cell>
          <table:table-cell office:value-type="float" office:value="3957.82593456946" calcext:value-type="float">
            <text:p>3957.8259345695</text:p>
          </table:table-cell>
          <table:table-cell table:formula="of:=([.B554] * (PI()) * 23 * (3600/63360)) / 11.1 / 60" office:value-type="float" office:value="24.3976221885496" calcext:value-type="float">
            <text:p>24.3976221885</text:p>
          </table:table-cell>
        </table:table-row>
        <table:table-row table:style-name="ro1">
          <table:table-cell office:value-type="float" office:value="74.977883223" calcext:value-type="float">
            <text:p>74.977883223</text:p>
          </table:table-cell>
          <table:table-cell office:value-type="float" office:value="3973.62098464199" calcext:value-type="float">
            <text:p>3973.620984642</text:p>
          </table:table-cell>
          <table:table-cell table:formula="of:=([.B555] * (PI()) * 23 * (3600/63360)) / 11.1 / 60" office:value-type="float" office:value="24.4949891952067" calcext:value-type="float">
            <text:p>24.4949891952</text:p>
          </table:table-cell>
        </table:table-row>
        <table:table-row table:style-name="ro1">
          <table:table-cell office:value-type="float" office:value="74.993113217" calcext:value-type="float">
            <text:p>74.993113217</text:p>
          </table:table-cell>
          <table:table-cell office:value-type="float" office:value="3939.59446076289" calcext:value-type="float">
            <text:p>3939.5944607629</text:p>
          </table:table-cell>
          <table:table-cell table:formula="of:=([.B556] * (PI()) * 23 * (3600/63360)) / 11.1 / 60" office:value-type="float" office:value="24.285236091428" calcext:value-type="float">
            <text:p>24.2852360914</text:p>
          </table:table-cell>
        </table:table-row>
        <table:table-row table:style-name="ro1">
          <table:table-cell office:value-type="float" office:value="75.008214149" calcext:value-type="float">
            <text:p>75.008214149</text:p>
          </table:table-cell>
          <table:table-cell office:value-type="float" office:value="3973.26469651124" calcext:value-type="float">
            <text:p>3973.2646965112</text:p>
          </table:table-cell>
          <table:table-cell table:formula="of:=([.B557] * (PI()) * 23 * (3600/63360)) / 11.1 / 60" office:value-type="float" office:value="24.4927928926537" calcext:value-type="float">
            <text:p>24.4927928927</text:p>
          </table:table-cell>
        </table:table-row>
        <table:table-row table:style-name="ro1">
          <table:table-cell office:value-type="float" office:value="75.023540758" calcext:value-type="float">
            <text:p>75.023540758</text:p>
          </table:table-cell>
          <table:table-cell office:value-type="float" office:value="3914.7602708469" calcext:value-type="float">
            <text:p>3914.7602708469</text:p>
          </table:table-cell>
          <table:table-cell table:formula="of:=([.B558] * (PI()) * 23 * (3600/63360)) / 11.1 / 60" office:value-type="float" office:value="24.1321482111256" calcext:value-type="float">
            <text:p>24.1321482111</text:p>
          </table:table-cell>
        </table:table-row>
        <table:table-row table:style-name="ro1">
          <table:table-cell office:value-type="float" office:value="75.053836007" calcext:value-type="float">
            <text:p>75.053836007</text:p>
          </table:table-cell>
          <table:table-cell office:value-type="float" office:value="3947.72163825336" calcext:value-type="float">
            <text:p>3947.7216382534</text:p>
          </table:table-cell>
          <table:table-cell table:formula="of:=([.B559] * (PI()) * 23 * (3600/63360)) / 11.1 / 60" office:value-type="float" office:value="24.3353352643451" calcext:value-type="float">
            <text:p>24.3353352643</text:p>
          </table:table-cell>
        </table:table-row>
        <table:table-row table:style-name="ro1">
          <table:table-cell office:value-type="float" office:value="75.068861573" calcext:value-type="float">
            <text:p>75.068861573</text:p>
          </table:table-cell>
          <table:table-cell office:value-type="float" office:value="3993.19400015599" calcext:value-type="float">
            <text:p>3993.194000156</text:p>
          </table:table-cell>
          <table:table-cell table:formula="of:=([.B560] * (PI()) * 23 * (3600/63360)) / 11.1 / 60" office:value-type="float" office:value="24.6156450920288" calcext:value-type="float">
            <text:p>24.615645092</text:p>
          </table:table-cell>
        </table:table-row>
        <table:table-row table:style-name="ro1">
          <table:table-cell office:value-type="float" office:value="75.0839177650001" calcext:value-type="float">
            <text:p>75.083917765</text:p>
          </table:table-cell>
          <table:table-cell office:value-type="float" office:value="3985.07139120226" calcext:value-type="float">
            <text:p>3985.0713912023</text:p>
          </table:table-cell>
          <table:table-cell table:formula="of:=([.B561] * (PI()) * 23 * (3600/63360)) / 11.1 / 60" office:value-type="float" office:value="24.5655740813996" calcext:value-type="float">
            <text:p>24.5655740814</text:p>
          </table:table-cell>
        </table:table-row>
        <table:table-row table:style-name="ro1">
          <table:table-cell office:value-type="float" office:value="75.098924009" calcext:value-type="float">
            <text:p>75.098924009</text:p>
          </table:table-cell>
          <table:table-cell office:value-type="float" office:value="3998.33562618548" calcext:value-type="float">
            <text:p>3998.3356261855</text:p>
          </table:table-cell>
          <table:table-cell table:formula="of:=([.B562] * (PI()) * 23 * (3600/63360)) / 11.1 / 60" office:value-type="float" office:value="24.6473401315217" calcext:value-type="float">
            <text:p>24.6473401315</text:p>
          </table:table-cell>
        </table:table-row>
        <table:table-row table:style-name="ro1">
          <table:table-cell office:value-type="float" office:value="75.113728117" calcext:value-type="float">
            <text:p>75.113728117</text:p>
          </table:table-cell>
          <table:table-cell office:value-type="float" office:value="4052.92909237856" calcext:value-type="float">
            <text:p>4052.9290923786</text:p>
          </table:table-cell>
          <table:table-cell table:formula="of:=([.B563] * (PI()) * 23 * (3600/63360)) / 11.1 / 60" office:value-type="float" office:value="24.9838760944877" calcext:value-type="float">
            <text:p>24.9838760945</text:p>
          </table:table-cell>
        </table:table-row>
        <table:table-row table:style-name="ro1">
          <table:table-cell office:value-type="float" office:value="75.128871496" calcext:value-type="float">
            <text:p>75.128871496</text:p>
          </table:table-cell>
          <table:table-cell office:value-type="float" office:value="3962.12760704185" calcext:value-type="float">
            <text:p>3962.1276070419</text:p>
          </table:table-cell>
          <table:table-cell table:formula="of:=([.B564] * (PI()) * 23 * (3600/63360)) / 11.1 / 60" office:value-type="float" office:value="24.4241394183357" calcext:value-type="float">
            <text:p>24.4241394183</text:p>
          </table:table-cell>
        </table:table-row>
        <table:table-row table:style-name="ro1">
          <table:table-cell office:value-type="float" office:value="75.143830709" calcext:value-type="float">
            <text:p>75.143830709</text:p>
          </table:table-cell>
          <table:table-cell office:value-type="float" office:value="4010.90618871531" calcext:value-type="float">
            <text:p>4010.9061887153</text:p>
          </table:table-cell>
          <table:table-cell table:formula="of:=([.B565] * (PI()) * 23 * (3600/63360)) / 11.1 / 60" office:value-type="float" office:value="24.7248301071726" calcext:value-type="float">
            <text:p>24.7248301072</text:p>
          </table:table-cell>
        </table:table-row>
        <table:table-row table:style-name="ro1">
          <table:table-cell office:value-type="float" office:value="75.158783306" calcext:value-type="float">
            <text:p>75.158783306</text:p>
          </table:table-cell>
          <table:table-cell office:value-type="float" office:value="4012.68087411627" calcext:value-type="float">
            <text:p>4012.6808741163</text:p>
          </table:table-cell>
          <table:table-cell table:formula="of:=([.B566] * (PI()) * 23 * (3600/63360)) / 11.1 / 60" office:value-type="float" office:value="24.7357699778572" calcext:value-type="float">
            <text:p>24.7357699779</text:p>
          </table:table-cell>
        </table:table-row>
        <table:table-row table:style-name="ro1">
          <table:table-cell office:value-type="float" office:value="75.1737639250001" calcext:value-type="float">
            <text:p>75.173763925</text:p>
          </table:table-cell>
          <table:table-cell office:value-type="float" office:value="4005.17495302841" calcext:value-type="float">
            <text:p>4005.1749530284</text:p>
          </table:table-cell>
          <table:table-cell table:formula="of:=([.B567] * (PI()) * 23 * (3600/63360)) / 11.1 / 60" office:value-type="float" office:value="24.6895004779079" calcext:value-type="float">
            <text:p>24.6895004779</text:p>
          </table:table-cell>
        </table:table-row>
        <table:table-row table:style-name="ro1">
          <table:table-cell office:value-type="float" office:value="75.188651991" calcext:value-type="float">
            <text:p>75.188651991</text:p>
          </table:table-cell>
          <table:table-cell office:value-type="float" office:value="4030.07348304029" calcext:value-type="float">
            <text:p>4030.0734830403</text:p>
          </table:table-cell>
          <table:table-cell table:formula="of:=([.B568] * (PI()) * 23 * (3600/63360)) / 11.1 / 60" office:value-type="float" office:value="24.8429849762974" calcext:value-type="float">
            <text:p>24.8429849763</text:p>
          </table:table-cell>
        </table:table-row>
        <table:table-row table:style-name="ro1">
          <table:table-cell office:value-type="float" office:value="75.218207446" calcext:value-type="float">
            <text:p>75.218207446</text:p>
          </table:table-cell>
          <table:table-cell office:value-type="float" office:value="4067.49685632343" calcext:value-type="float">
            <text:p>4067.4968563234</text:p>
          </table:table-cell>
          <table:table-cell table:formula="of:=([.B569] * (PI()) * 23 * (3600/63360)) / 11.1 / 60" office:value-type="float" office:value="25.0736776185402" calcext:value-type="float">
            <text:p>25.0736776185</text:p>
          </table:table-cell>
        </table:table-row>
        <table:table-row table:style-name="ro1">
          <table:table-cell office:value-type="float" office:value="75.233014471" calcext:value-type="float">
            <text:p>75.233014471</text:p>
          </table:table-cell>
          <table:table-cell office:value-type="float" office:value="4052.13066095812" calcext:value-type="float">
            <text:p>4052.1306609581</text:p>
          </table:table-cell>
          <table:table-cell table:formula="of:=([.B570] * (PI()) * 23 * (3600/63360)) / 11.1 / 60" office:value-type="float" office:value="24.9789542438401" calcext:value-type="float">
            <text:p>24.9789542438</text:p>
          </table:table-cell>
        </table:table-row>
        <table:table-row table:style-name="ro1">
          <table:table-cell office:value-type="float" office:value="75.247641859" calcext:value-type="float">
            <text:p>75.247641859</text:p>
          </table:table-cell>
          <table:table-cell office:value-type="float" office:value="4101.89433684038" calcext:value-type="float">
            <text:p>4101.8943368404</text:p>
          </table:table-cell>
          <table:table-cell table:formula="of:=([.B571] * (PI()) * 23 * (3600/63360)) / 11.1 / 60" office:value-type="float" office:value="25.2857174474171" calcext:value-type="float">
            <text:p>25.2857174474</text:p>
          </table:table-cell>
        </table:table-row>
        <table:table-row table:style-name="ro1">
          <table:table-cell office:value-type="float" office:value="75.2624564880001" calcext:value-type="float">
            <text:p>75.262456488</text:p>
          </table:table-cell>
          <table:table-cell office:value-type="float" office:value="4050.0507977466" calcext:value-type="float">
            <text:p>4050.0507977466</text:p>
          </table:table-cell>
          <table:table-cell table:formula="of:=([.B572] * (PI()) * 23 * (3600/63360)) / 11.1 / 60" office:value-type="float" office:value="24.9661331350603" calcext:value-type="float">
            <text:p>24.9661331351</text:p>
          </table:table-cell>
        </table:table-row>
        <table:table-row table:style-name="ro1">
          <table:table-cell office:value-type="float" office:value="75.2770774700001" calcext:value-type="float">
            <text:p>75.27707747</text:p>
          </table:table-cell>
          <table:table-cell office:value-type="float" office:value="4103.691530433" calcext:value-type="float">
            <text:p>4103.691530433</text:p>
          </table:table-cell>
          <table:table-cell table:formula="of:=([.B573] * (PI()) * 23 * (3600/63360)) / 11.1 / 60" office:value-type="float" office:value="25.2967960675983" calcext:value-type="float">
            <text:p>25.2967960676</text:p>
          </table:table-cell>
        </table:table-row>
        <table:table-row table:style-name="ro1">
          <table:table-cell office:value-type="float" office:value="75.291811265" calcext:value-type="float">
            <text:p>75.291811265</text:p>
          </table:table-cell>
          <table:table-cell office:value-type="float" office:value="4072.27058609586" calcext:value-type="float">
            <text:p>4072.2705860959</text:p>
          </table:table-cell>
          <table:table-cell table:formula="of:=([.B574] * (PI()) * 23 * (3600/63360)) / 11.1 / 60" office:value-type="float" office:value="25.1031047983464" calcext:value-type="float">
            <text:p>25.1031047983</text:p>
          </table:table-cell>
        </table:table-row>
        <table:table-row table:style-name="ro1">
          <table:table-cell office:value-type="float" office:value="75.306649487" calcext:value-type="float">
            <text:p>75.306649487</text:p>
          </table:table-cell>
          <table:table-cell office:value-type="float" office:value="4043.61115503459" calcext:value-type="float">
            <text:p>4043.6111550346</text:p>
          </table:table-cell>
          <table:table-cell table:formula="of:=([.B575] * (PI()) * 23 * (3600/63360)) / 11.1 / 60" office:value-type="float" office:value="24.9264366015305" calcext:value-type="float">
            <text:p>24.9264366015</text:p>
          </table:table-cell>
        </table:table-row>
        <table:table-row table:style-name="ro1">
          <table:table-cell office:value-type="float" office:value="75.321276615" calcext:value-type="float">
            <text:p>75.321276615</text:p>
          </table:table-cell>
          <table:table-cell office:value-type="float" office:value="4101.96724879144" calcext:value-type="float">
            <text:p>4101.9672487914</text:p>
          </table:table-cell>
          <table:table-cell table:formula="of:=([.B576] * (PI()) * 23 * (3600/63360)) / 11.1 / 60" office:value-type="float" office:value="25.2861669058482" calcext:value-type="float">
            <text:p>25.2861669058</text:p>
          </table:table-cell>
        </table:table-row>
        <table:table-row table:style-name="ro1">
          <table:table-cell office:value-type="float" office:value="75.336101817" calcext:value-type="float">
            <text:p>75.336101817</text:p>
          </table:table-cell>
          <table:table-cell office:value-type="float" office:value="4047.16239279647" calcext:value-type="float">
            <text:p>4047.1623927965</text:p>
          </table:table-cell>
          <table:table-cell table:formula="of:=([.B577] * (PI()) * 23 * (3600/63360)) / 11.1 / 60" office:value-type="float" office:value="24.9483278515875" calcext:value-type="float">
            <text:p>24.9483278516</text:p>
          </table:table-cell>
        </table:table-row>
        <table:table-row table:style-name="ro1">
          <table:table-cell office:value-type="float" office:value="75.350872799" calcext:value-type="float">
            <text:p>75.350872799</text:p>
          </table:table-cell>
          <table:table-cell office:value-type="float" office:value="4062.01835464739" calcext:value-type="float">
            <text:p>4062.0183546474</text:p>
          </table:table-cell>
          <table:table-cell table:formula="of:=([.B578] * (PI()) * 23 * (3600/63360)) / 11.1 / 60" office:value-type="float" office:value="25.0399059428119" calcext:value-type="float">
            <text:p>25.0399059428</text:p>
          </table:table-cell>
        </table:table-row>
        <table:table-row table:style-name="ro1">
          <table:table-cell office:value-type="float" office:value="75.380597786" calcext:value-type="float">
            <text:p>75.380597786</text:p>
          </table:table-cell>
          <table:table-cell office:value-type="float" office:value="4031.55416816728" calcext:value-type="float">
            <text:p>4031.5541681673</text:p>
          </table:table-cell>
          <table:table-cell table:formula="of:=([.B579] * (PI()) * 23 * (3600/63360)) / 11.1 / 60" office:value-type="float" office:value="24.8521125116933" calcext:value-type="float">
            <text:p>24.8521125117</text:p>
          </table:table-cell>
        </table:table-row>
        <table:table-row table:style-name="ro1">
          <table:table-cell office:value-type="float" office:value="75.3953321540001" calcext:value-type="float">
            <text:p>75.395332154</text:p>
          </table:table-cell>
          <table:table-cell office:value-type="float" office:value="4072.11222087999" calcext:value-type="float">
            <text:p>4072.11222088</text:p>
          </table:table-cell>
          <table:table-cell table:formula="of:=([.B580] * (PI()) * 23 * (3600/63360)) / 11.1 / 60" office:value-type="float" office:value="25.1021285718098" calcext:value-type="float">
            <text:p>25.1021285718</text:p>
          </table:table-cell>
        </table:table-row>
        <table:table-row table:style-name="ro1">
          <table:table-cell office:value-type="float" office:value="75.4103135020001" calcext:value-type="float">
            <text:p>75.410313502</text:p>
          </table:table-cell>
          <table:table-cell office:value-type="float" office:value="4004.98005920641" calcext:value-type="float">
            <text:p>4004.9800592064</text:p>
          </table:table-cell>
          <table:table-cell table:formula="of:=([.B581] * (PI()) * 23 * (3600/63360)) / 11.1 / 60" office:value-type="float" office:value="24.6882990744317" calcext:value-type="float">
            <text:p>24.6882990744</text:p>
          </table:table-cell>
        </table:table-row>
        <table:table-row table:style-name="ro1">
          <table:table-cell office:value-type="float" office:value="75.4250000050001" calcext:value-type="float">
            <text:p>75.425000005</text:p>
          </table:table-cell>
          <table:table-cell office:value-type="float" office:value="4085.38370229936" calcext:value-type="float">
            <text:p>4085.3837022994</text:p>
          </table:table-cell>
          <table:table-cell table:formula="of:=([.B582] * (PI()) * 23 * (3600/63360)) / 11.1 / 60" office:value-type="float" office:value="25.1839392918629" calcext:value-type="float">
            <text:p>25.1839392919</text:p>
          </table:table-cell>
        </table:table-row>
        <table:table-row table:style-name="ro1">
          <table:table-cell office:value-type="float" office:value="75.4398641130001" calcext:value-type="float">
            <text:p>75.439864113</text:p>
          </table:table-cell>
          <table:table-cell office:value-type="float" office:value="4036.56916379153" calcext:value-type="float">
            <text:p>4036.5691637915</text:p>
          </table:table-cell>
          <table:table-cell table:formula="of:=([.B583] * (PI()) * 23 * (3600/63360)) / 11.1 / 60" office:value-type="float" office:value="24.8830269507162" calcext:value-type="float">
            <text:p>24.8830269507</text:p>
          </table:table-cell>
        </table:table-row>
        <table:table-row table:style-name="ro1">
          <table:table-cell office:value-type="float" office:value="75.4545975950001" calcext:value-type="float">
            <text:p>75.454597595</text:p>
          </table:table-cell>
          <table:table-cell office:value-type="float" office:value="4072.35709793602" calcext:value-type="float">
            <text:p>4072.357097936</text:p>
          </table:table-cell>
          <table:table-cell table:formula="of:=([.B584] * (PI()) * 23 * (3600/63360)) / 11.1 / 60" office:value-type="float" office:value="25.1036380919338" calcext:value-type="float">
            <text:p>25.1036380919</text:p>
          </table:table-cell>
        </table:table-row>
        <table:table-row table:style-name="ro1">
          <table:table-cell office:value-type="float" office:value="75.469266859" calcext:value-type="float">
            <text:p>75.469266859</text:p>
          </table:table-cell>
          <table:table-cell office:value-type="float" office:value="4090.1847563826" calcext:value-type="float">
            <text:p>4090.1847563826</text:p>
          </table:table-cell>
          <table:table-cell table:formula="of:=([.B585] * (PI()) * 23 * (3600/63360)) / 11.1 / 60" office:value-type="float" office:value="25.2135349096506" calcext:value-type="float">
            <text:p>25.2135349097</text:p>
          </table:table-cell>
        </table:table-row>
        <table:table-row table:style-name="ro1">
          <table:table-cell office:value-type="float" office:value="75.483954612" calcext:value-type="float">
            <text:p>75.483954612</text:p>
          </table:table-cell>
          <table:table-cell office:value-type="float" office:value="4085.03601606724" calcext:value-type="float">
            <text:p>4085.0360160672</text:p>
          </table:table-cell>
          <table:table-cell table:formula="of:=([.B586] * (PI()) * 23 * (3600/63360)) / 11.1 / 60" office:value-type="float" office:value="25.1817960148538" calcext:value-type="float">
            <text:p>25.1817960149</text:p>
          </table:table-cell>
        </table:table-row>
        <table:table-row table:style-name="ro1">
          <table:table-cell office:value-type="float" office:value="75.4986493440001" calcext:value-type="float">
            <text:p>75.498649344</text:p>
          </table:table-cell>
          <table:table-cell office:value-type="float" office:value="4083.09590128824" calcext:value-type="float">
            <text:p>4083.0959012882</text:p>
          </table:table-cell>
          <table:table-cell table:formula="of:=([.B587] * (PI()) * 23 * (3600/63360)) / 11.1 / 60" office:value-type="float" office:value="25.1698363713114" calcext:value-type="float">
            <text:p>25.1698363713</text:p>
          </table:table-cell>
        </table:table-row>
        <table:table-row table:style-name="ro1">
          <table:table-cell office:value-type="float" office:value="75.513482514" calcext:value-type="float">
            <text:p>75.513482514</text:p>
          </table:table-cell>
          <table:table-cell office:value-type="float" office:value="4044.98836055297" calcext:value-type="float">
            <text:p>4044.988360553</text:p>
          </table:table-cell>
          <table:table-cell table:formula="of:=([.B588] * (PI()) * 23 * (3600/63360)) / 11.1 / 60" office:value-type="float" office:value="24.9349262472271" calcext:value-type="float">
            <text:p>24.9349262472</text:p>
          </table:table-cell>
        </table:table-row>
        <table:table-row table:style-name="ro1">
          <table:table-cell office:value-type="float" office:value="75.543078542" calcext:value-type="float">
            <text:p>75.543078542</text:p>
          </table:table-cell>
          <table:table-cell office:value-type="float" office:value="4033.68584832911" calcext:value-type="float">
            <text:p>4033.6858483291</text:p>
          </table:table-cell>
          <table:table-cell table:formula="of:=([.B589] * (PI()) * 23 * (3600/63360)) / 11.1 / 60" office:value-type="float" office:value="24.8652530408815" calcext:value-type="float">
            <text:p>24.8652530409</text:p>
          </table:table-cell>
        </table:table-row>
        <table:table-row table:style-name="ro1">
          <table:table-cell office:value-type="float" office:value="75.557918692" calcext:value-type="float">
            <text:p>75.557918692</text:p>
          </table:table-cell>
          <table:table-cell office:value-type="float" office:value="4043.08581788183" calcext:value-type="float">
            <text:p>4043.0858178818</text:p>
          </table:table-cell>
          <table:table-cell table:formula="of:=([.B590] * (PI()) * 23 * (3600/63360)) / 11.1 / 60" office:value-type="float" office:value="24.9231982131863" calcext:value-type="float">
            <text:p>24.9231982132</text:p>
          </table:table-cell>
        </table:table-row>
        <table:table-row table:style-name="ro1">
          <table:table-cell office:value-type="float" office:value="75.5726375910001" calcext:value-type="float">
            <text:p>75.572637591</text:p>
          </table:table-cell>
          <table:table-cell office:value-type="float" office:value="4076.39185510825" calcext:value-type="float">
            <text:p>4076.3918551083</text:p>
          </table:table-cell>
          <table:table-cell table:formula="of:=([.B591] * (PI()) * 23 * (3600/63360)) / 11.1 / 60" office:value-type="float" office:value="25.1285099490437" calcext:value-type="float">
            <text:p>25.128509949</text:p>
          </table:table-cell>
        </table:table-row>
        <table:table-row table:style-name="ro1">
          <table:table-cell office:value-type="float" office:value="75.587318365" calcext:value-type="float">
            <text:p>75.587318365</text:p>
          </table:table-cell>
          <table:table-cell office:value-type="float" office:value="4086.97797541232" calcext:value-type="float">
            <text:p>4086.9779754123</text:p>
          </table:table-cell>
          <table:table-cell table:formula="of:=([.B592] * (PI()) * 23 * (3600/63360)) / 11.1 / 60" office:value-type="float" office:value="25.1937670290394" calcext:value-type="float">
            <text:p>25.193767029</text:p>
          </table:table-cell>
        </table:table-row>
        <table:table-row table:style-name="ro1">
          <table:table-cell office:value-type="float" office:value="75.601717263" calcext:value-type="float">
            <text:p>75.601717263</text:p>
          </table:table-cell>
          <table:table-cell office:value-type="float" office:value="4166.98555682073" calcext:value-type="float">
            <text:p>4166.9855568207</text:p>
          </table:table-cell>
          <table:table-cell table:formula="of:=([.B593] * (PI()) * 23 * (3600/63360)) / 11.1 / 60" office:value-type="float" office:value="25.6869657638227" calcext:value-type="float">
            <text:p>25.6869657638</text:p>
          </table:table-cell>
        </table:table-row>
        <table:table-row table:style-name="ro1">
          <table:table-cell office:value-type="float" office:value="75.61611064" calcext:value-type="float">
            <text:p>75.61611064</text:p>
          </table:table-cell>
          <table:table-cell office:value-type="float" office:value="4168.58392577796" calcext:value-type="float">
            <text:p>4168.583925778</text:p>
          </table:table-cell>
          <table:table-cell table:formula="of:=([.B594] * (PI()) * 23 * (3600/63360)) / 11.1 / 60" office:value-type="float" office:value="25.6968187494216" calcext:value-type="float">
            <text:p>25.6968187494</text:p>
          </table:table-cell>
        </table:table-row>
        <table:table-row table:style-name="ro1">
          <table:table-cell office:value-type="float" office:value="75.6300217770001" calcext:value-type="float">
            <text:p>75.630021777</text:p>
          </table:table-cell>
          <table:table-cell office:value-type="float" office:value="4313.09101476341" calcext:value-type="float">
            <text:p>4313.0910147634</text:p>
          </table:table-cell>
          <table:table-cell table:formula="of:=([.B595] * (PI()) * 23 * (3600/63360)) / 11.1 / 60" office:value-type="float" office:value="26.5876182486719" calcext:value-type="float">
            <text:p>26.5876182487</text:p>
          </table:table-cell>
        </table:table-row>
        <table:table-row table:style-name="ro1">
          <table:table-cell office:value-type="float" office:value="75.644258903" calcext:value-type="float">
            <text:p>75.644258903</text:p>
          </table:table-cell>
          <table:table-cell office:value-type="float" office:value="4214.3337075495" calcext:value-type="float">
            <text:p>4214.3337075495</text:p>
          </table:table-cell>
          <table:table-cell table:formula="of:=([.B596] * (PI()) * 23 * (3600/63360)) / 11.1 / 60" office:value-type="float" office:value="25.9788387041451" calcext:value-type="float">
            <text:p>25.9788387041</text:p>
          </table:table-cell>
        </table:table-row>
        <table:table-row table:style-name="ro1">
          <table:table-cell office:value-type="float" office:value="75.658246915" calcext:value-type="float">
            <text:p>75.658246915</text:p>
          </table:table-cell>
          <table:table-cell office:value-type="float" office:value="4289.38722671126" calcext:value-type="float">
            <text:p>4289.3872267113</text:p>
          </table:table-cell>
          <table:table-cell table:formula="of:=([.B597] * (PI()) * 23 * (3600/63360)) / 11.1 / 60" office:value-type="float" office:value="26.4414986176182" calcext:value-type="float">
            <text:p>26.4414986176</text:p>
          </table:table-cell>
        </table:table-row>
        <table:table-row table:style-name="ro1">
          <table:table-cell office:value-type="float" office:value="75.672344197" calcext:value-type="float">
            <text:p>75.672344197</text:p>
          </table:table-cell>
          <table:table-cell office:value-type="float" office:value="4256.13958776908" calcext:value-type="float">
            <text:p>4256.1395877691</text:p>
          </table:table-cell>
          <table:table-cell table:formula="of:=([.B598] * (PI()) * 23 * (3600/63360)) / 11.1 / 60" office:value-type="float" office:value="26.2365468721441" calcext:value-type="float">
            <text:p>26.2365468721</text:p>
          </table:table-cell>
        </table:table-row>
        <table:table-row table:style-name="ro1">
          <table:table-cell office:value-type="float" office:value="75.700830951" calcext:value-type="float">
            <text:p>75.700830951</text:p>
          </table:table-cell>
          <table:table-cell office:value-type="float" office:value="4212.82311738182" calcext:value-type="float">
            <text:p>4212.8231173818</text:p>
          </table:table-cell>
          <table:table-cell table:formula="of:=([.B599] * (PI()) * 23 * (3600/63360)) / 11.1 / 60" office:value-type="float" office:value="25.9695268221164" calcext:value-type="float">
            <text:p>25.9695268221</text:p>
          </table:table-cell>
        </table:table-row>
        <table:table-row table:style-name="ro1">
          <table:table-cell office:value-type="float" office:value="75.715099276" calcext:value-type="float">
            <text:p>75.715099276</text:p>
          </table:table-cell>
          <table:table-cell office:value-type="float" office:value="4205.11868071731" calcext:value-type="float">
            <text:p>4205.1186807173</text:p>
          </table:table-cell>
          <table:table-cell table:formula="of:=([.B600] * (PI()) * 23 * (3600/63360)) / 11.1 / 60" office:value-type="float" office:value="25.9220335927466" calcext:value-type="float">
            <text:p>25.9220335927</text:p>
          </table:table-cell>
        </table:table-row>
        <table:table-row table:style-name="ro1">
          <table:table-cell office:value-type="float" office:value="75.7294202050001" calcext:value-type="float">
            <text:p>75.729420205</text:p>
          </table:table-cell>
          <table:table-cell office:value-type="float" office:value="4189.67233199267" calcext:value-type="float">
            <text:p>4189.6723319927</text:p>
          </table:table-cell>
          <table:table-cell table:formula="of:=([.B601] * (PI()) * 23 * (3600/63360)) / 11.1 / 60" office:value-type="float" office:value="25.8268161206782" calcext:value-type="float">
            <text:p>25.8268161207</text:p>
          </table:table-cell>
        </table:table-row>
        <table:table-row table:style-name="ro1">
          <table:table-cell office:value-type="float" office:value="75.743847385" calcext:value-type="float">
            <text:p>75.743847385</text:p>
          </table:table-cell>
          <table:table-cell office:value-type="float" office:value="4158.8168997729" calcext:value-type="float">
            <text:p>4158.8168997729</text:p>
          </table:table-cell>
          <table:table-cell table:formula="of:=([.B602] * (PI()) * 23 * (3600/63360)) / 11.1 / 60" office:value-type="float" office:value="25.6366108943222" calcext:value-type="float">
            <text:p>25.6366108943</text:p>
          </table:table-cell>
        </table:table-row>
        <table:table-row table:style-name="ro1">
          <table:table-cell office:value-type="float" office:value="75.758370294" calcext:value-type="float">
            <text:p>75.758370294</text:p>
          </table:table-cell>
          <table:table-cell office:value-type="float" office:value="4131.40370156069" calcext:value-type="float">
            <text:p>4131.4037015607</text:p>
          </table:table-cell>
          <table:table-cell table:formula="of:=([.B603] * (PI()) * 23 * (3600/63360)) / 11.1 / 60" office:value-type="float" office:value="25.4676249752803" calcext:value-type="float">
            <text:p>25.4676249753</text:p>
          </table:table-cell>
        </table:table-row>
        <table:table-row table:style-name="ro1">
          <table:table-cell office:value-type="float" office:value="75.7726478370001" calcext:value-type="float">
            <text:p>75.772647837</text:p>
          </table:table-cell>
          <table:table-cell office:value-type="float" office:value="4202.40373289696" calcext:value-type="float">
            <text:p>4202.403732897</text:p>
          </table:table-cell>
          <table:table-cell table:formula="of:=([.B604] * (PI()) * 23 * (3600/63360)) / 11.1 / 60" office:value-type="float" office:value="25.9052975684045" calcext:value-type="float">
            <text:p>25.9052975684</text:p>
          </table:table-cell>
        </table:table-row>
        <table:table-row table:style-name="ro1">
          <table:table-cell office:value-type="float" office:value="75.7871871" calcext:value-type="float">
            <text:p>75.7871871</text:p>
          </table:table-cell>
          <table:table-cell office:value-type="float" office:value="4126.75663134801" calcext:value-type="float">
            <text:p>4126.756631348</text:p>
          </table:table-cell>
          <table:table-cell table:formula="of:=([.B605] * (PI()) * 23 * (3600/63360)) / 11.1 / 60" office:value-type="float" office:value="25.4389785756642" calcext:value-type="float">
            <text:p>25.4389785757</text:p>
          </table:table-cell>
        </table:table-row>
        <table:table-row table:style-name="ro1">
          <table:table-cell office:value-type="float" office:value="75.8015653210001" calcext:value-type="float">
            <text:p>75.801565321</text:p>
          </table:table-cell>
          <table:table-cell office:value-type="float" office:value="4172.9780061063" calcext:value-type="float">
            <text:p>4172.9780061063</text:p>
          </table:table-cell>
          <table:table-cell table:formula="of:=([.B606] * (PI()) * 23 * (3600/63360)) / 11.1 / 60" office:value-type="float" office:value="25.7239056181948" calcext:value-type="float">
            <text:p>25.7239056182</text:p>
          </table:table-cell>
        </table:table-row>
        <table:table-row table:style-name="ro1">
          <table:table-cell office:value-type="float" office:value="75.8160100530001" calcext:value-type="float">
            <text:p>75.816010053</text:p>
          </table:table-cell>
          <table:table-cell office:value-type="float" office:value="4153.76346199681" calcext:value-type="float">
            <text:p>4153.7634619968</text:p>
          </table:table-cell>
          <table:table-cell table:formula="of:=([.B607] * (PI()) * 23 * (3600/63360)) / 11.1 / 60" office:value-type="float" office:value="25.6054594824985" calcext:value-type="float">
            <text:p>25.6054594825</text:p>
          </table:table-cell>
        </table:table-row>
        <table:table-row table:style-name="ro1">
          <table:table-cell office:value-type="float" office:value="75.830541139" calcext:value-type="float">
            <text:p>75.830541139</text:p>
          </table:table-cell>
          <table:table-cell office:value-type="float" office:value="4129.07885896007" calcext:value-type="float">
            <text:p>4129.0788589601</text:p>
          </table:table-cell>
          <table:table-cell table:formula="of:=([.B608] * (PI()) * 23 * (3600/63360)) / 11.1 / 60" office:value-type="float" office:value="25.4532937155545" calcext:value-type="float">
            <text:p>25.4532937156</text:p>
          </table:table-cell>
        </table:table-row>
        <table:table-row table:style-name="ro1">
          <table:table-cell office:value-type="float" office:value="75.8594139350001" calcext:value-type="float">
            <text:p>75.859413935</text:p>
          </table:table-cell>
          <table:table-cell office:value-type="float" office:value="4111.51272214469" calcext:value-type="float">
            <text:p>4111.5127221447</text:p>
          </table:table-cell>
          <table:table-cell table:formula="of:=([.B609] * (PI()) * 23 * (3600/63360)) / 11.1 / 60" office:value-type="float" office:value="25.3450090217809" calcext:value-type="float">
            <text:p>25.3450090218</text:p>
          </table:table-cell>
        </table:table-row>
        <table:table-row table:style-name="ro1">
          <table:table-cell office:value-type="float" office:value="75.8738145520001" calcext:value-type="float">
            <text:p>75.873814552</text:p>
          </table:table-cell>
          <table:table-cell office:value-type="float" office:value="4166.48814422951" calcext:value-type="float">
            <text:p>4166.4881442295</text:p>
          </table:table-cell>
          <table:table-cell table:formula="of:=([.B610] * (PI()) * 23 * (3600/63360)) / 11.1 / 60" office:value-type="float" office:value="25.6838995136457" calcext:value-type="float">
            <text:p>25.6838995136</text:p>
          </table:table-cell>
        </table:table-row>
        <table:table-row table:style-name="ro1">
          <table:table-cell office:value-type="float" office:value="75.888332878" calcext:value-type="float">
            <text:p>75.888332878</text:p>
          </table:table-cell>
          <table:table-cell office:value-type="float" office:value="4132.70786179813" calcext:value-type="float">
            <text:p>4132.7078617981</text:p>
          </table:table-cell>
          <table:table-cell table:formula="of:=([.B611] * (PI()) * 23 * (3600/63360)) / 11.1 / 60" office:value-type="float" office:value="25.4756643406471" calcext:value-type="float">
            <text:p>25.4756643406</text:p>
          </table:table-cell>
        </table:table-row>
        <table:table-row table:style-name="ro1">
          <table:table-cell office:value-type="float" office:value="75.9029780270001" calcext:value-type="float">
            <text:p>75.902978027</text:p>
          </table:table-cell>
          <table:table-cell office:value-type="float" office:value="4096.91973769466" calcext:value-type="float">
            <text:p>4096.9197376947</text:p>
          </table:table-cell>
          <table:table-cell table:formula="of:=([.B612] * (PI()) * 23 * (3600/63360)) / 11.1 / 60" office:value-type="float" office:value="25.2550520284464" calcext:value-type="float">
            <text:p>25.2550520284</text:p>
          </table:table-cell>
        </table:table-row>
        <table:table-row table:style-name="ro1">
          <table:table-cell office:value-type="float" office:value="75.917364008" calcext:value-type="float">
            <text:p>75.917364008</text:p>
          </table:table-cell>
          <table:table-cell office:value-type="float" office:value="4170.72704324717" calcext:value-type="float">
            <text:p>4170.7270432472</text:p>
          </table:table-cell>
          <table:table-cell table:formula="of:=([.B613] * (PI()) * 23 * (3600/63360)) / 11.1 / 60" office:value-type="float" office:value="25.7100297827475" calcext:value-type="float">
            <text:p>25.7100297827</text:p>
          </table:table-cell>
        </table:table-row>
        <table:table-row table:style-name="ro1">
          <table:table-cell office:value-type="float" office:value="75.932098168" calcext:value-type="float">
            <text:p>75.932098168</text:p>
          </table:table-cell>
          <table:table-cell office:value-type="float" office:value="4072.16970631814" calcext:value-type="float">
            <text:p>4072.1697063181</text:p>
          </table:table-cell>
          <table:table-cell table:formula="of:=([.B614] * (PI()) * 23 * (3600/63360)) / 11.1 / 60" office:value-type="float" office:value="25.1024829350446" calcext:value-type="float">
            <text:p>25.102482935</text:p>
          </table:table-cell>
        </table:table-row>
        <table:table-row table:style-name="ro1">
          <table:table-cell office:value-type="float" office:value="75.9464894100001" calcext:value-type="float">
            <text:p>75.94648941</text:p>
          </table:table-cell>
          <table:table-cell office:value-type="float" office:value="4169.20235234572" calcext:value-type="float">
            <text:p>4169.2023523457</text:p>
          </table:table-cell>
          <table:table-cell table:formula="of:=([.B615] * (PI()) * 23 * (3600/63360)) / 11.1 / 60" office:value-type="float" office:value="25.7006309781555" calcext:value-type="float">
            <text:p>25.7006309782</text:p>
          </table:table-cell>
        </table:table-row>
        <table:table-row table:style-name="ro1">
          <table:table-cell office:value-type="float" office:value="75.961228465" calcext:value-type="float">
            <text:p>75.961228465</text:p>
          </table:table-cell>
          <table:table-cell office:value-type="float" office:value="4070.8172946097" calcext:value-type="float">
            <text:p>4070.8172946097</text:p>
          </table:table-cell>
          <table:table-cell table:formula="of:=([.B616] * (PI()) * 23 * (3600/63360)) / 11.1 / 60" office:value-type="float" office:value="25.09414612831" calcext:value-type="float">
            <text:p>25.0941461283</text:p>
          </table:table-cell>
        </table:table-row>
        <table:table-row table:style-name="ro1">
          <table:table-cell office:value-type="float" office:value="75.975666322" calcext:value-type="float">
            <text:p>75.975666322</text:p>
          </table:table-cell>
          <table:table-cell office:value-type="float" office:value="4155.74139570431" calcext:value-type="float">
            <text:p>4155.7413957043</text:p>
          </table:table-cell>
          <table:table-cell table:formula="of:=([.B617] * (PI()) * 23 * (3600/63360)) / 11.1 / 60" office:value-type="float" office:value="25.6176522570437" calcext:value-type="float">
            <text:p>25.617652257</text:p>
          </table:table-cell>
        </table:table-row>
        <table:table-row table:style-name="ro1">
          <table:table-cell office:value-type="float" office:value="75.990061209" calcext:value-type="float">
            <text:p>75.990061209</text:p>
          </table:table-cell>
          <table:table-cell office:value-type="float" office:value="4168.14664818708" calcext:value-type="float">
            <text:p>4168.1466481871</text:p>
          </table:table-cell>
          <table:table-cell table:formula="of:=([.B618] * (PI()) * 23 * (3600/63360)) / 11.1 / 60" office:value-type="float" office:value="25.6941231954407" calcext:value-type="float">
            <text:p>25.6941231954</text:p>
          </table:table-cell>
        </table:table-row>
        <table:table-row table:style-name="ro1">
          <table:table-cell office:value-type="float" office:value="76.018775412" calcext:value-type="float">
            <text:p>76.018775412</text:p>
          </table:table-cell>
          <table:table-cell office:value-type="float" office:value="4194.88982717894" calcext:value-type="float">
            <text:p>4194.8898271789</text:p>
          </table:table-cell>
          <table:table-cell table:formula="of:=([.B619] * (PI()) * 23 * (3600/63360)) / 11.1 / 60" office:value-type="float" office:value="25.8589788480011" calcext:value-type="float">
            <text:p>25.858978848</text:p>
          </table:table-cell>
        </table:table-row>
        <table:table-row table:style-name="ro1">
          <table:table-cell office:value-type="float" office:value="76.033035976" calcext:value-type="float">
            <text:p>76.033035976</text:p>
          </table:table-cell>
          <table:table-cell office:value-type="float" office:value="4207.40722457205" calcext:value-type="float">
            <text:p>4207.4072245721</text:p>
          </table:table-cell>
          <table:table-cell table:formula="of:=([.B620] * (PI()) * 23 * (3600/63360)) / 11.1 / 60" office:value-type="float" office:value="25.9361410924833" calcext:value-type="float">
            <text:p>25.9361410925</text:p>
          </table:table-cell>
        </table:table-row>
        <table:table-row table:style-name="ro1">
          <table:table-cell office:value-type="float" office:value="76.0472114880001" calcext:value-type="float">
            <text:p>76.047211488</text:p>
          </table:table-cell>
          <table:table-cell office:value-type="float" office:value="4232.65134971659" calcext:value-type="float">
            <text:p>4232.6513497166</text:p>
          </table:table-cell>
          <table:table-cell table:formula="of:=([.B621] * (PI()) * 23 * (3600/63360)) / 11.1 / 60" office:value-type="float" office:value="26.0917559775083" calcext:value-type="float">
            <text:p>26.0917559775</text:p>
          </table:table-cell>
        </table:table-row>
        <table:table-row table:style-name="ro1">
          <table:table-cell office:value-type="float" office:value="76.0613269480001" calcext:value-type="float">
            <text:p>76.061326948</text:p>
          </table:table-cell>
          <table:table-cell office:value-type="float" office:value="4250.65849785439" calcext:value-type="float">
            <text:p>4250.6584978544</text:p>
          </table:table-cell>
          <table:table-cell table:formula="of:=([.B622] * (PI()) * 23 * (3600/63360)) / 11.1 / 60" office:value-type="float" office:value="26.2027592414775" calcext:value-type="float">
            <text:p>26.2027592415</text:p>
          </table:table-cell>
        </table:table-row>
        <table:table-row table:style-name="ro1">
          <table:table-cell office:value-type="float" office:value="76.075518189" calcext:value-type="float">
            <text:p>76.075518189</text:p>
          </table:table-cell>
          <table:table-cell office:value-type="float" office:value="4227.96004946114" calcext:value-type="float">
            <text:p>4227.9600494611</text:p>
          </table:table-cell>
          <table:table-cell table:formula="of:=([.B623] * (PI()) * 23 * (3600/63360)) / 11.1 / 60" office:value-type="float" office:value="26.0628369262165" calcext:value-type="float">
            <text:p>26.0628369262</text:p>
          </table:table-cell>
        </table:table-row>
        <table:table-row table:style-name="ro1">
          <table:table-cell office:value-type="float" office:value="76.089621722" calcext:value-type="float">
            <text:p>76.089621722</text:p>
          </table:table-cell>
          <table:table-cell office:value-type="float" office:value="4254.253171875" calcext:value-type="float">
            <text:p>4254.253171875</text:p>
          </table:table-cell>
          <table:table-cell table:formula="of:=([.B624] * (PI()) * 23 * (3600/63360)) / 11.1 / 60" office:value-type="float" office:value="26.2249182500079" calcext:value-type="float">
            <text:p>26.22491825</text:p>
          </table:table-cell>
        </table:table-row>
        <table:table-row table:style-name="ro1">
          <table:table-cell office:value-type="float" office:value="76.1040225990001" calcext:value-type="float">
            <text:p>76.104022599</text:p>
          </table:table-cell>
          <table:table-cell office:value-type="float" office:value="4166.4129205259" calcext:value-type="float">
            <text:p>4166.4129205259</text:p>
          </table:table-cell>
          <table:table-cell table:formula="of:=([.B625] * (PI()) * 23 * (3600/63360)) / 11.1 / 60" office:value-type="float" office:value="25.6834358046472" calcext:value-type="float">
            <text:p>25.6834358046</text:p>
          </table:table-cell>
        </table:table-row>
        <table:table-row table:style-name="ro1">
          <table:table-cell office:value-type="float" office:value="76.1181683710001" calcext:value-type="float">
            <text:p>76.118168371</text:p>
          </table:table-cell>
          <table:table-cell office:value-type="float" office:value="4241.55005467172" calcext:value-type="float">
            <text:p>4241.5500546717</text:p>
          </table:table-cell>
          <table:table-cell table:formula="of:=([.B626] * (PI()) * 23 * (3600/63360)) / 11.1 / 60" office:value-type="float" office:value="26.146611154328" calcext:value-type="float">
            <text:p>26.1466111543</text:p>
          </table:table-cell>
        </table:table-row>
        <table:table-row table:style-name="ro1">
          <table:table-cell office:value-type="float" office:value="76.132421332" calcext:value-type="float">
            <text:p>76.132421332</text:p>
          </table:table-cell>
          <table:table-cell office:value-type="float" office:value="4209.65159453057" calcext:value-type="float">
            <text:p>4209.6515945306</text:p>
          </table:table-cell>
          <table:table-cell table:formula="of:=([.B627] * (PI()) * 23 * (3600/63360)) / 11.1 / 60" office:value-type="float" office:value="25.9499762866541" calcext:value-type="float">
            <text:p>25.9499762867</text:p>
          </table:table-cell>
        </table:table-row>
        <table:table-row table:style-name="ro1">
          <table:table-cell office:value-type="float" office:value="76.146922522" calcext:value-type="float">
            <text:p>76.146922522</text:p>
          </table:table-cell>
          <table:table-cell office:value-type="float" office:value="4137.59146662203" calcext:value-type="float">
            <text:p>4137.591466622</text:p>
          </table:table-cell>
          <table:table-cell table:formula="of:=([.B628] * (PI()) * 23 * (3600/63360)) / 11.1 / 60" office:value-type="float" office:value="25.5057688342205" calcext:value-type="float">
            <text:p>25.5057688342</text:p>
          </table:table-cell>
        </table:table-row>
        <table:table-row table:style-name="ro1">
          <table:table-cell office:value-type="float" office:value="76.1756971410001" calcext:value-type="float">
            <text:p>76.175697141</text:p>
          </table:table-cell>
          <table:table-cell office:value-type="float" office:value="4133.34558638634" calcext:value-type="float">
            <text:p>4133.3455863863</text:p>
          </table:table-cell>
          <table:table-cell table:formula="of:=([.B629] * (PI()) * 23 * (3600/63360)) / 11.1 / 60" office:value-type="float" office:value="25.4795955300983" calcext:value-type="float">
            <text:p>25.4795955301</text:p>
          </table:table-cell>
        </table:table-row>
        <table:table-row table:style-name="ro1">
          <table:table-cell office:value-type="float" office:value="76.190044528" calcext:value-type="float">
            <text:p>76.190044528</text:p>
          </table:table-cell>
          <table:table-cell office:value-type="float" office:value="4181.94616206378" calcext:value-type="float">
            <text:p>4181.9461620638</text:p>
          </table:table-cell>
          <table:table-cell table:formula="of:=([.B630] * (PI()) * 23 * (3600/63360)) / 11.1 / 60" office:value-type="float" office:value="25.7791889187734" calcext:value-type="float">
            <text:p>25.7791889188</text:p>
          </table:table-cell>
        </table:table-row>
        <table:table-row table:style-name="ro1">
          <table:table-cell office:value-type="float" office:value="76.204428791" calcext:value-type="float">
            <text:p>76.204428791</text:p>
          </table:table-cell>
          <table:table-cell office:value-type="float" office:value="4171.22517851313" calcext:value-type="float">
            <text:p>4171.2251785131</text:p>
          </table:table-cell>
          <table:table-cell table:formula="of:=([.B631] * (PI()) * 23 * (3600/63360)) / 11.1 / 60" office:value-type="float" office:value="25.7131004877806" calcext:value-type="float">
            <text:p>25.7131004878</text:p>
          </table:table-cell>
        </table:table-row>
        <table:table-row table:style-name="ro1">
          <table:table-cell office:value-type="float" office:value="76.218639459" calcext:value-type="float">
            <text:p>76.218639459</text:p>
          </table:table-cell>
          <table:table-cell office:value-type="float" office:value="4222.18012551296" calcext:value-type="float">
            <text:p>4222.180125513</text:p>
          </table:table-cell>
          <table:table-cell table:formula="of:=([.B632] * (PI()) * 23 * (3600/63360)) / 11.1 / 60" office:value-type="float" office:value="26.0272071630341" calcext:value-type="float">
            <text:p>26.027207163</text:p>
          </table:table-cell>
        </table:table-row>
        <table:table-row table:style-name="ro1">
          <table:table-cell office:value-type="float" office:value="76.2328467420001" calcext:value-type="float">
            <text:p>76.232846742</text:p>
          </table:table-cell>
          <table:table-cell office:value-type="float" office:value="4223.18609405616" calcext:value-type="float">
            <text:p>4223.1860940562</text:p>
          </table:table-cell>
          <table:table-cell table:formula="of:=([.B633] * (PI()) * 23 * (3600/63360)) / 11.1 / 60" office:value-type="float" office:value="26.0334083555211" calcext:value-type="float">
            <text:p>26.0334083555</text:p>
          </table:table-cell>
        </table:table-row>
        <table:table-row table:style-name="ro1">
          <table:table-cell office:value-type="float" office:value="76.247173505" calcext:value-type="float">
            <text:p>76.247173505</text:p>
          </table:table-cell>
          <table:table-cell office:value-type="float" office:value="4187.96625588494" calcext:value-type="float">
            <text:p>4187.9662558849</text:p>
          </table:table-cell>
          <table:table-cell table:formula="of:=([.B634] * (PI()) * 23 * (3600/63360)) / 11.1 / 60" office:value-type="float" office:value="25.8162991851208" calcext:value-type="float">
            <text:p>25.8162991851</text:p>
          </table:table-cell>
        </table:table-row>
        <table:table-row table:style-name="ro1">
          <table:table-cell office:value-type="float" office:value="76.261251465" calcext:value-type="float">
            <text:p>76.261251465</text:p>
          </table:table-cell>
          <table:table-cell office:value-type="float" office:value="4261.98113931016" calcext:value-type="float">
            <text:p>4261.9811393102</text:p>
          </table:table-cell>
          <table:table-cell table:formula="of:=([.B635] * (PI()) * 23 * (3600/63360)) / 11.1 / 60" office:value-type="float" office:value="26.2725565324603" calcext:value-type="float">
            <text:p>26.2725565325</text:p>
          </table:table-cell>
        </table:table-row>
        <table:table-row table:style-name="ro1">
          <table:table-cell office:value-type="float" office:value="76.275541456" calcext:value-type="float">
            <text:p>76.275541456</text:p>
          </table:table-cell>
          <table:table-cell office:value-type="float" office:value="4198.74302231862" calcext:value-type="float">
            <text:p>4198.7430223186</text:p>
          </table:table-cell>
          <table:table-cell table:formula="of:=([.B636] * (PI()) * 23 * (3600/63360)) / 11.1 / 60" office:value-type="float" office:value="25.8827314841177" calcext:value-type="float">
            <text:p>25.8827314841</text:p>
          </table:table-cell>
        </table:table-row>
        <table:table-row table:style-name="ro1">
          <table:table-cell office:value-type="float" office:value="76.289624259" calcext:value-type="float">
            <text:p>76.289624259</text:p>
          </table:table-cell>
          <table:table-cell office:value-type="float" office:value="4260.5154669652" calcext:value-type="float">
            <text:p>4260.5154669652</text:p>
          </table:table-cell>
          <table:table-cell table:formula="of:=([.B637] * (PI()) * 23 * (3600/63360)) / 11.1 / 60" office:value-type="float" office:value="26.2635215418579" calcext:value-type="float">
            <text:p>26.2635215419</text:p>
          </table:table-cell>
        </table:table-row>
        <table:table-row table:style-name="ro1">
          <table:table-cell office:value-type="float" office:value="76.303855501" calcext:value-type="float">
            <text:p>76.303855501</text:p>
          </table:table-cell>
          <table:table-cell office:value-type="float" office:value="4216.07615134823" calcext:value-type="float">
            <text:p>4216.0761513482</text:p>
          </table:table-cell>
          <table:table-cell table:formula="of:=([.B638] * (PI()) * 23 * (3600/63360)) / 11.1 / 60" office:value-type="float" office:value="25.9895798246969" calcext:value-type="float">
            <text:p>25.9895798247</text:p>
          </table:table-cell>
        </table:table-row>
        <table:table-row table:style-name="ro1">
          <table:table-cell office:value-type="float" office:value="76.3323353270001" calcext:value-type="float">
            <text:p>76.332335327</text:p>
          </table:table-cell>
          <table:table-cell office:value-type="float" office:value="4246.41252451065" calcext:value-type="float">
            <text:p>4246.4125245107</text:p>
          </table:table-cell>
          <table:table-cell table:formula="of:=([.B639] * (PI()) * 23 * (3600/63360)) / 11.1 / 60" office:value-type="float" office:value="26.1765853634" calcext:value-type="float">
            <text:p>26.1765853634</text:p>
          </table:table-cell>
        </table:table-row>
        <table:table-row table:style-name="ro1">
          <table:table-cell office:value-type="float" office:value="76.346758653" calcext:value-type="float">
            <text:p>76.346758653</text:p>
          </table:table-cell>
          <table:table-cell office:value-type="float" office:value="4159.92816083465" calcext:value-type="float">
            <text:p>4159.9281608347</text:p>
          </table:table-cell>
          <table:table-cell table:formula="of:=([.B640] * (PI()) * 23 * (3600/63360)) / 11.1 / 60" office:value-type="float" office:value="25.6434611520106" calcext:value-type="float">
            <text:p>25.643461152</text:p>
          </table:table-cell>
        </table:table-row>
        <table:table-row table:style-name="ro1">
          <table:table-cell office:value-type="float" office:value="76.360863435" calcext:value-type="float">
            <text:p>76.360863435</text:p>
          </table:table-cell>
          <table:table-cell office:value-type="float" office:value="4253.87645126193" calcext:value-type="float">
            <text:p>4253.8764512619</text:p>
          </table:table-cell>
          <table:table-cell table:formula="of:=([.B641] * (PI()) * 23 * (3600/63360)) / 11.1 / 60" office:value-type="float" office:value="26.2225959934609" calcext:value-type="float">
            <text:p>26.2225959935</text:p>
          </table:table-cell>
        </table:table-row>
        <table:table-row table:style-name="ro1">
          <table:table-cell office:value-type="float" office:value="76.375084052" calcext:value-type="float">
            <text:p>76.375084052</text:p>
          </table:table-cell>
          <table:table-cell office:value-type="float" office:value="4219.22621220249" calcext:value-type="float">
            <text:p>4219.2262122025</text:p>
          </table:table-cell>
          <table:table-cell table:formula="of:=([.B642] * (PI()) * 23 * (3600/63360)) / 11.1 / 60" office:value-type="float" office:value="26.0089980598249" calcext:value-type="float">
            <text:p>26.0089980598</text:p>
          </table:table-cell>
        </table:table-row>
        <table:table-row table:style-name="ro1">
          <table:table-cell office:value-type="float" office:value="76.389340762" calcext:value-type="float">
            <text:p>76.389340762</text:p>
          </table:table-cell>
          <table:table-cell office:value-type="float" office:value="4208.54460810588" calcext:value-type="float">
            <text:p>4208.5446081059</text:p>
          </table:table-cell>
          <table:table-cell table:formula="of:=([.B643] * (PI()) * 23 * (3600/63360)) / 11.1 / 60" office:value-type="float" office:value="25.9431523795385" calcext:value-type="float">
            <text:p>25.9431523795</text:p>
          </table:table-cell>
        </table:table-row>
        <table:table-row table:style-name="ro1">
          <table:table-cell office:value-type="float" office:value="76.4032895020001" calcext:value-type="float">
            <text:p>76.403289502</text:p>
          </table:table-cell>
          <table:table-cell office:value-type="float" office:value="4301.46378811285" calcext:value-type="float">
            <text:p>4301.4637881129</text:p>
          </table:table-cell>
          <table:table-cell table:formula="of:=([.B644] * (PI()) * 23 * (3600/63360)) / 11.1 / 60" office:value-type="float" office:value="26.5159433727145" calcext:value-type="float">
            <text:p>26.5159433727</text:p>
          </table:table-cell>
        </table:table-row>
        <table:table-row table:style-name="ro1">
          <table:table-cell office:value-type="float" office:value="76.417315795" calcext:value-type="float">
            <text:p>76.417315795</text:p>
          </table:table-cell>
          <table:table-cell office:value-type="float" office:value="4277.68049621966" calcext:value-type="float">
            <text:p>4277.6804962197</text:p>
          </table:table-cell>
          <table:table-cell table:formula="of:=([.B645] * (PI()) * 23 * (3600/63360)) / 11.1 / 60" office:value-type="float" office:value="26.3693336481832" calcext:value-type="float">
            <text:p>26.3693336482</text:p>
          </table:table-cell>
        </table:table-row>
        <table:table-row table:style-name="ro1">
          <table:table-cell office:value-type="float" office:value="76.431025681" calcext:value-type="float">
            <text:p>76.431025681</text:p>
          </table:table-cell>
          <table:table-cell office:value-type="float" office:value="4376.40400510507" calcext:value-type="float">
            <text:p>4376.4040051051</text:p>
          </table:table-cell>
          <table:table-cell table:formula="of:=([.B646] * (PI()) * 23 * (3600/63360)) / 11.1 / 60" office:value-type="float" office:value="26.9779048462938" calcext:value-type="float">
            <text:p>26.9779048463</text:p>
          </table:table-cell>
        </table:table-row>
        <table:table-row table:style-name="ro1">
          <table:table-cell office:value-type="float" office:value="76.4447525460001" calcext:value-type="float">
            <text:p>76.444752546</text:p>
          </table:table-cell>
          <table:table-cell office:value-type="float" office:value="4370.99075423615" calcext:value-type="float">
            <text:p>4370.9907542362</text:p>
          </table:table-cell>
          <table:table-cell table:formula="of:=([.B647] * (PI()) * 23 * (3600/63360)) / 11.1 / 60" office:value-type="float" office:value="26.9445354026409" calcext:value-type="float">
            <text:p>26.9445354026</text:p>
          </table:table-cell>
        </table:table-row>
        <table:table-row table:style-name="ro1">
          <table:table-cell office:value-type="float" office:value="76.458653838" calcext:value-type="float">
            <text:p>76.458653838</text:p>
          </table:table-cell>
          <table:table-cell office:value-type="float" office:value="4316.1455784419" calcext:value-type="float">
            <text:p>4316.1455784419</text:p>
          </table:table-cell>
          <table:table-cell table:formula="of:=([.B648] * (PI()) * 23 * (3600/63360)) / 11.1 / 60" office:value-type="float" office:value="26.6064478010096" calcext:value-type="float">
            <text:p>26.606447801</text:p>
          </table:table-cell>
        </table:table-row>
        <table:table-row table:style-name="ro1">
          <table:table-cell office:value-type="float" office:value="76.486253297" calcext:value-type="float">
            <text:p>76.486253297</text:p>
          </table:table-cell>
          <table:table-cell office:value-type="float" office:value="4315.4663436924" calcext:value-type="float">
            <text:p>4315.4663436924</text:p>
          </table:table-cell>
          <table:table-cell table:formula="of:=([.B649] * (PI()) * 23 * (3600/63360)) / 11.1 / 60" office:value-type="float" office:value="26.6022607263202" calcext:value-type="float">
            <text:p>26.6022607263</text:p>
          </table:table-cell>
        </table:table-row>
        <table:table-row table:style-name="ro1">
          <table:table-cell office:value-type="float" office:value="76.499973235" calcext:value-type="float">
            <text:p>76.499973235</text:p>
          </table:table-cell>
          <table:table-cell office:value-type="float" office:value="4373.19760482616" calcext:value-type="float">
            <text:p>4373.1976048262</text:p>
          </table:table-cell>
          <table:table-cell table:formula="of:=([.B650] * (PI()) * 23 * (3600/63360)) / 11.1 / 60" office:value-type="float" office:value="26.9581393124166" calcext:value-type="float">
            <text:p>26.9581393124</text:p>
          </table:table-cell>
        </table:table-row>
        <table:table-row table:style-name="ro1">
          <table:table-cell office:value-type="float" office:value="76.513952392" calcext:value-type="float">
            <text:p>76.513952392</text:p>
          </table:table-cell>
          <table:table-cell office:value-type="float" office:value="4292.10430929594" calcext:value-type="float">
            <text:p>4292.1043092959</text:p>
          </table:table-cell>
          <table:table-cell table:formula="of:=([.B651] * (PI()) * 23 * (3600/63360)) / 11.1 / 60" office:value-type="float" office:value="26.4582478015015" calcext:value-type="float">
            <text:p>26.4582478015</text:p>
          </table:table-cell>
        </table:table-row>
        <table:table-row table:style-name="ro1">
          <table:table-cell office:value-type="float" office:value="76.528064936" calcext:value-type="float">
            <text:p>76.528064936</text:p>
          </table:table-cell>
          <table:table-cell office:value-type="float" office:value="4251.53678883139" calcext:value-type="float">
            <text:p>4251.5367888314</text:p>
          </table:table-cell>
          <table:table-cell table:formula="of:=([.B652] * (PI()) * 23 * (3600/63360)) / 11.1 / 60" office:value-type="float" office:value="26.2081733783756" calcext:value-type="float">
            <text:p>26.2081733784</text:p>
          </table:table-cell>
        </table:table-row>
        <table:table-row table:style-name="ro1">
          <table:table-cell office:value-type="float" office:value="76.542016176" calcext:value-type="float">
            <text:p>76.542016176</text:p>
          </table:table-cell>
          <table:table-cell office:value-type="float" office:value="4300.69298500154" calcext:value-type="float">
            <text:p>4300.6929850015</text:p>
          </table:table-cell>
          <table:table-cell table:formula="of:=([.B653] * (PI()) * 23 * (3600/63360)) / 11.1 / 60" office:value-type="float" office:value="26.5111918340157" calcext:value-type="float">
            <text:p>26.511191834</text:p>
          </table:table-cell>
        </table:table-row>
        <table:table-row table:style-name="ro1">
          <table:table-cell office:value-type="float" office:value="76.55627148" calcext:value-type="float">
            <text:p>76.55627148</text:p>
          </table:table-cell>
          <table:table-cell office:value-type="float" office:value="4208.95969668062" calcext:value-type="float">
            <text:p>4208.9596966806</text:p>
          </table:table-cell>
          <table:table-cell table:formula="of:=([.B654] * (PI()) * 23 * (3600/63360)) / 11.1 / 60" office:value-type="float" office:value="25.9457111515484" calcext:value-type="float">
            <text:p>25.9457111515</text:p>
          </table:table-cell>
        </table:table-row>
        <table:table-row table:style-name="ro1">
          <table:table-cell office:value-type="float" office:value="76.570146262" calcext:value-type="float">
            <text:p>76.570146262</text:p>
          </table:table-cell>
          <table:table-cell office:value-type="float" office:value="4324.39226792391" calcext:value-type="float">
            <text:p>4324.3922679239</text:p>
          </table:table-cell>
          <table:table-cell table:formula="of:=([.B655] * (PI()) * 23 * (3600/63360)) / 11.1 / 60" office:value-type="float" office:value="26.6572836936473" calcext:value-type="float">
            <text:p>26.6572836936</text:p>
          </table:table-cell>
        </table:table-row>
        <table:table-row table:style-name="ro1">
          <table:table-cell office:value-type="float" office:value="76.584340993" calcext:value-type="float">
            <text:p>76.584340993</text:p>
          </table:table-cell>
          <table:table-cell office:value-type="float" office:value="4226.92053833958" calcext:value-type="float">
            <text:p>4226.9205383396</text:p>
          </table:table-cell>
          <table:table-cell table:formula="of:=([.B656] * (PI()) * 23 * (3600/63360)) / 11.1 / 60" office:value-type="float" office:value="26.0564289638595" calcext:value-type="float">
            <text:p>26.0564289639</text:p>
          </table:table-cell>
        </table:table-row>
        <table:table-row table:style-name="ro1">
          <table:table-cell office:value-type="float" office:value="76.59847739" calcext:value-type="float">
            <text:p>76.59847739</text:p>
          </table:table-cell>
          <table:table-cell office:value-type="float" office:value="4244.36297310648" calcext:value-type="float">
            <text:p>4244.3629731065</text:p>
          </table:table-cell>
          <table:table-cell table:formula="of:=([.B657] * (PI()) * 23 * (3600/63360)) / 11.1 / 60" office:value-type="float" office:value="26.1639511087255" calcext:value-type="float">
            <text:p>26.1639511087</text:p>
          </table:table-cell>
        </table:table-row>
        <table:table-row table:style-name="ro1">
          <table:table-cell office:value-type="float" office:value="76.6125587870001" calcext:value-type="float">
            <text:p>76.612558787</text:p>
          </table:table-cell>
          <table:table-cell office:value-type="float" office:value="4260.94087112422" calcext:value-type="float">
            <text:p>4260.9408711242</text:p>
          </table:table-cell>
          <table:table-cell table:formula="of:=([.B658] * (PI()) * 23 * (3600/63360)) / 11.1 / 60" office:value-type="float" office:value="26.2661439032555" calcext:value-type="float">
            <text:p>26.2661439033</text:p>
          </table:table-cell>
        </table:table-row>
        <table:table-row table:style-name="ro1">
          <table:table-cell office:value-type="float" office:value="76.640740905" calcext:value-type="float">
            <text:p>76.640740905</text:p>
          </table:table-cell>
          <table:table-cell office:value-type="float" office:value="4273.09492078178" calcext:value-type="float">
            <text:p>4273.0949207818</text:p>
          </table:table-cell>
          <table:table-cell table:formula="of:=([.B659] * (PI()) * 23 * (3600/63360)) / 11.1 / 60" office:value-type="float" office:value="26.3410663269569" calcext:value-type="float">
            <text:p>26.341066327</text:p>
          </table:table-cell>
        </table:table-row>
        <table:table-row table:style-name="ro1">
          <table:table-cell office:value-type="float" office:value="76.654864541" calcext:value-type="float">
            <text:p>76.654864541</text:p>
          </table:table-cell>
          <table:table-cell office:value-type="float" office:value="4248.19784366477" calcext:value-type="float">
            <text:p>4248.1978436648</text:p>
          </table:table-cell>
          <table:table-cell table:formula="of:=([.B660] * (PI()) * 23 * (3600/63360)) / 11.1 / 60" office:value-type="float" office:value="26.1875907847926" calcext:value-type="float">
            <text:p>26.1875907848</text:p>
          </table:table-cell>
        </table:table-row>
        <table:table-row table:style-name="ro1">
          <table:table-cell office:value-type="float" office:value="76.668869584" calcext:value-type="float">
            <text:p>76.668869584</text:p>
          </table:table-cell>
          <table:table-cell office:value-type="float" office:value="4284.17106609463" calcext:value-type="float">
            <text:p>4284.1710660946</text:p>
          </table:table-cell>
          <table:table-cell table:formula="of:=([.B661] * (PI()) * 23 * (3600/63360)) / 11.1 / 60" office:value-type="float" office:value="26.4093441171164" calcext:value-type="float">
            <text:p>26.4093441171</text:p>
          </table:table-cell>
        </table:table-row>
        <table:table-row table:style-name="ro1">
          <table:table-cell office:value-type="float" office:value="76.6827751480001" calcext:value-type="float">
            <text:p>76.682775148</text:p>
          </table:table-cell>
          <table:table-cell office:value-type="float" office:value="4314.81959305213" calcext:value-type="float">
            <text:p>4314.8195930521</text:p>
          </table:table-cell>
          <table:table-cell table:formula="of:=([.B662] * (PI()) * 23 * (3600/63360)) / 11.1 / 60" office:value-type="float" office:value="26.5982738966737" calcext:value-type="float">
            <text:p>26.5982738967</text:p>
          </table:table-cell>
        </table:table-row>
        <table:table-row table:style-name="ro1">
          <table:table-cell office:value-type="float" office:value="76.6969017010001" calcext:value-type="float">
            <text:p>76.696901701</text:p>
          </table:table-cell>
          <table:table-cell office:value-type="float" office:value="4247.3206308767" calcext:value-type="float">
            <text:p>4247.3206308767</text:p>
          </table:table-cell>
          <table:table-cell table:formula="of:=([.B663] * (PI()) * 23 * (3600/63360)) / 11.1 / 60" office:value-type="float" office:value="26.1821832942823" calcext:value-type="float">
            <text:p>26.1821832943</text:p>
          </table:table-cell>
        </table:table-row>
        <table:table-row table:style-name="ro1">
          <table:table-cell office:value-type="float" office:value="76.710727993" calcext:value-type="float">
            <text:p>76.710727993</text:p>
          </table:table-cell>
          <table:table-cell office:value-type="float" office:value="4339.55828504879" calcext:value-type="float">
            <text:p>4339.5582850488</text:p>
          </table:table-cell>
          <table:table-cell table:formula="of:=([.B664] * (PI()) * 23 * (3600/63360)) / 11.1 / 60" office:value-type="float" office:value="26.7507730896023" calcext:value-type="float">
            <text:p>26.7507730896</text:p>
          </table:table-cell>
        </table:table-row>
        <table:table-row table:style-name="ro1">
          <table:table-cell office:value-type="float" office:value="76.7248382970001" calcext:value-type="float">
            <text:p>76.724838297</text:p>
          </table:table-cell>
          <table:table-cell office:value-type="float" office:value="4252.21171704188" calcext:value-type="float">
            <text:p>4252.2117170419</text:p>
          </table:table-cell>
          <table:table-cell table:formula="of:=([.B665] * (PI()) * 23 * (3600/63360)) / 11.1 / 60" office:value-type="float" office:value="26.2123339058359" calcext:value-type="float">
            <text:p>26.2123339058</text:p>
          </table:table-cell>
        </table:table-row>
        <table:table-row table:style-name="ro1">
          <table:table-cell office:value-type="float" office:value="76.738856308" calcext:value-type="float">
            <text:p>76.738856308</text:p>
          </table:table-cell>
          <table:table-cell office:value-type="float" office:value="4280.2077983933" calcext:value-type="float">
            <text:p>4280.2077983933</text:p>
          </table:table-cell>
          <table:table-cell table:formula="of:=([.B666] * (PI()) * 23 * (3600/63360)) / 11.1 / 60" office:value-type="float" office:value="26.3849129497008" calcext:value-type="float">
            <text:p>26.3849129497</text:p>
          </table:table-cell>
        </table:table-row>
        <table:table-row table:style-name="ro1">
          <table:table-cell office:value-type="float" office:value="76.7528698930001" calcext:value-type="float">
            <text:p>76.752869893</text:p>
          </table:table-cell>
          <table:table-cell office:value-type="float" office:value="4281.55964371818" calcext:value-type="float">
            <text:p>4281.5596437182</text:p>
          </table:table-cell>
          <table:table-cell table:formula="of:=([.B667] * (PI()) * 23 * (3600/63360)) / 11.1 / 60" office:value-type="float" office:value="26.3932462650206" calcext:value-type="float">
            <text:p>26.393246265</text:p>
          </table:table-cell>
        </table:table-row>
        <table:table-row table:style-name="ro1">
          <table:table-cell office:value-type="float" office:value="76.766990873" calcext:value-type="float">
            <text:p>76.766990873</text:p>
          </table:table-cell>
          <table:table-cell office:value-type="float" office:value="4248.99688267789" calcext:value-type="float">
            <text:p>4248.9968826779</text:p>
          </table:table-cell>
          <table:table-cell table:formula="of:=([.B668] * (PI()) * 23 * (3600/63360)) / 11.1 / 60" office:value-type="float" office:value="26.1925163808845" calcext:value-type="float">
            <text:p>26.1925163809</text:p>
          </table:table-cell>
        </table:table-row>
        <table:table-row table:style-name="ro1">
          <table:table-cell office:value-type="float" office:value="76.795156637" calcext:value-type="float">
            <text:p>76.795156637</text:p>
          </table:table-cell>
          <table:table-cell office:value-type="float" office:value="4240.86261973763" calcext:value-type="float">
            <text:p>4240.8626197376</text:p>
          </table:table-cell>
          <table:table-cell table:formula="of:=([.B669] * (PI()) * 23 * (3600/63360)) / 11.1 / 60" office:value-type="float" office:value="26.1423735304208" calcext:value-type="float">
            <text:p>26.1423735304</text:p>
          </table:table-cell>
        </table:table-row>
        <table:table-row table:style-name="ro1">
          <table:table-cell office:value-type="float" office:value="76.809154961" calcext:value-type="float">
            <text:p>76.809154961</text:p>
          </table:table-cell>
          <table:table-cell office:value-type="float" office:value="4286.22740836712" calcext:value-type="float">
            <text:p>4286.2274083671</text:p>
          </table:table-cell>
          <table:table-cell table:formula="of:=([.B670] * (PI()) * 23 * (3600/63360)) / 11.1 / 60" office:value-type="float" office:value="26.4220202334196" calcext:value-type="float">
            <text:p>26.4220202334</text:p>
          </table:table-cell>
        </table:table-row>
        <table:table-row table:style-name="ro1">
          <table:table-cell office:value-type="float" office:value="76.822986305" calcext:value-type="float">
            <text:p>76.822986305</text:p>
          </table:table-cell>
          <table:table-cell office:value-type="float" office:value="4337.97322950526" calcext:value-type="float">
            <text:p>4337.9732295053</text:p>
          </table:table-cell>
          <table:table-cell table:formula="of:=([.B671] * (PI()) * 23 * (3600/63360)) / 11.1 / 60" office:value-type="float" office:value="26.7410021732107" calcext:value-type="float">
            <text:p>26.7410021732</text:p>
          </table:table-cell>
        </table:table-row>
        <table:table-row table:style-name="ro1">
          <table:table-cell office:value-type="float" office:value="76.8371009310001" calcext:value-type="float">
            <text:p>76.837100931</text:p>
          </table:table-cell>
          <table:table-cell office:value-type="float" office:value="4250.90965923172" calcext:value-type="float">
            <text:p>4250.9096592317</text:p>
          </table:table-cell>
          <table:table-cell table:formula="of:=([.B672] * (PI()) * 23 * (3600/63360)) / 11.1 / 60" office:value-type="float" office:value="26.2043075006718" calcext:value-type="float">
            <text:p>26.2043075007</text:p>
          </table:table-cell>
        </table:table-row>
        <table:table-row table:style-name="ro1">
          <table:table-cell office:value-type="float" office:value="76.850817067" calcext:value-type="float">
            <text:p>76.850817067</text:p>
          </table:table-cell>
          <table:table-cell office:value-type="float" office:value="4374.40981921784" calcext:value-type="float">
            <text:p>4374.4098192178</text:p>
          </table:table-cell>
          <table:table-cell table:formula="of:=([.B673] * (PI()) * 23 * (3600/63360)) / 11.1 / 60" office:value-type="float" office:value="26.9656118868119" calcext:value-type="float">
            <text:p>26.9656118868</text:p>
          </table:table-cell>
        </table:table-row>
        <table:table-row table:style-name="ro1">
          <table:table-cell office:value-type="float" office:value="76.864787005" calcext:value-type="float">
            <text:p>76.864787005</text:p>
          </table:table-cell>
          <table:table-cell office:value-type="float" office:value="4294.93674204092" calcext:value-type="float">
            <text:p>4294.9367420409</text:p>
          </table:table-cell>
          <table:table-cell table:formula="of:=([.B674] * (PI()) * 23 * (3600/63360)) / 11.1 / 60" office:value-type="float" office:value="26.4757080499129" calcext:value-type="float">
            <text:p>26.4757080499</text:p>
          </table:table-cell>
        </table:table-row>
        <table:table-row table:style-name="ro1">
          <table:table-cell office:value-type="float" office:value="76.878469339" calcext:value-type="float">
            <text:p>76.878469339</text:p>
          </table:table-cell>
          <table:table-cell office:value-type="float" office:value="4385.21673275625" calcext:value-type="float">
            <text:p>4385.2167327563</text:p>
          </table:table-cell>
          <table:table-cell table:formula="of:=([.B675] * (PI()) * 23 * (3600/63360)) / 11.1 / 60" office:value-type="float" office:value="27.0322300246212" calcext:value-type="float">
            <text:p>27.0322300246</text:p>
          </table:table-cell>
        </table:table-row>
        <table:table-row table:style-name="ro1">
          <table:table-cell office:value-type="float" office:value="76.8924255790001" calcext:value-type="float">
            <text:p>76.892425579</text:p>
          </table:table-cell>
          <table:table-cell office:value-type="float" office:value="4299.15220715883" calcext:value-type="float">
            <text:p>4299.1522071588</text:p>
          </table:table-cell>
          <table:table-cell table:formula="of:=([.B676] * (PI()) * 23 * (3600/63360)) / 11.1 / 60" office:value-type="float" office:value="26.501693863083" calcext:value-type="float">
            <text:p>26.5016938631</text:p>
          </table:table-cell>
        </table:table-row>
        <table:table-row table:style-name="ro1">
          <table:table-cell office:value-type="float" office:value="76.906260153" calcext:value-type="float">
            <text:p>76.906260153</text:p>
          </table:table-cell>
          <table:table-cell office:value-type="float" office:value="4336.96042973971" calcext:value-type="float">
            <text:p>4336.9604297397</text:p>
          </table:table-cell>
          <table:table-cell table:formula="of:=([.B677] * (PI()) * 23 * (3600/63360)) / 11.1 / 60" office:value-type="float" office:value="26.7347588703366" calcext:value-type="float">
            <text:p>26.7347588703</text:p>
          </table:table-cell>
        </table:table-row>
        <table:table-row table:style-name="ro1">
          <table:table-cell office:value-type="float" office:value="76.9199950390001" calcext:value-type="float">
            <text:p>76.919995039</text:p>
          </table:table-cell>
          <table:table-cell office:value-type="float" office:value="4368.43815083089" calcext:value-type="float">
            <text:p>4368.4381508309</text:p>
          </table:table-cell>
          <table:table-cell table:formula="of:=([.B678] * (PI()) * 23 * (3600/63360)) / 11.1 / 60" office:value-type="float" office:value="26.9288001342111" calcext:value-type="float">
            <text:p>26.9288001342</text:p>
          </table:table-cell>
        </table:table-row>
        <table:table-row table:style-name="ro1">
          <table:table-cell office:value-type="float" office:value="76.947629185" calcext:value-type="float">
            <text:p>76.947629185</text:p>
          </table:table-cell>
          <table:table-cell office:value-type="float" office:value="4356.49424776719" calcext:value-type="float">
            <text:p>4356.4942477672</text:p>
          </table:table-cell>
          <table:table-cell table:formula="of:=([.B679] * (PI()) * 23 * (3600/63360)) / 11.1 / 60" office:value-type="float" office:value="26.8551731381728" calcext:value-type="float">
            <text:p>26.8551731382</text:p>
          </table:table-cell>
        </table:table-row>
        <table:table-row table:style-name="ro1">
          <table:table-cell office:value-type="float" office:value="76.961227769" calcext:value-type="float">
            <text:p>76.961227769</text:p>
          </table:table-cell>
          <table:table-cell office:value-type="float" office:value="4412.22409628497" calcext:value-type="float">
            <text:p>4412.224096285</text:p>
          </table:table-cell>
          <table:table-cell table:formula="of:=([.B680] * (PI()) * 23 * (3600/63360)) / 11.1 / 60" office:value-type="float" office:value="27.1987142163405" calcext:value-type="float">
            <text:p>27.1987142163</text:p>
          </table:table-cell>
        </table:table-row>
        <table:table-row table:style-name="ro1">
          <table:table-cell office:value-type="float" office:value="76.975118905" calcext:value-type="float">
            <text:p>76.975118905</text:p>
          </table:table-cell>
          <table:table-cell office:value-type="float" office:value="4319.30117162987" calcext:value-type="float">
            <text:p>4319.3011716299</text:p>
          </table:table-cell>
          <table:table-cell table:formula="of:=([.B681] * (PI()) * 23 * (3600/63360)) / 11.1 / 60" office:value-type="float" office:value="26.6259001396555" calcext:value-type="float">
            <text:p>26.6259001397</text:p>
          </table:table-cell>
        </table:table-row>
        <table:table-row table:style-name="ro1">
          <table:table-cell office:value-type="float" office:value="76.988803842" calcext:value-type="float">
            <text:p>76.988803842</text:p>
          </table:table-cell>
          <table:table-cell office:value-type="float" office:value="4384.3826244891" calcext:value-type="float">
            <text:p>4384.3826244891</text:p>
          </table:table-cell>
          <table:table-cell table:formula="of:=([.B682] * (PI()) * 23 * (3600/63360)) / 11.1 / 60" office:value-type="float" office:value="27.0270882476197" calcext:value-type="float">
            <text:p>27.0270882476</text:p>
          </table:table-cell>
        </table:table-row>
        <table:table-row table:style-name="ro1">
          <table:table-cell office:value-type="float" office:value="77.0027050830001" calcext:value-type="float">
            <text:p>77.002705083</text:p>
          </table:table-cell>
          <table:table-cell office:value-type="float" office:value="4316.16141318419" calcext:value-type="float">
            <text:p>4316.1614131842</text:p>
          </table:table-cell>
          <table:table-cell table:formula="of:=([.B683] * (PI()) * 23 * (3600/63360)) / 11.1 / 60" office:value-type="float" office:value="26.606545412695" calcext:value-type="float">
            <text:p>26.6065454127</text:p>
          </table:table-cell>
        </table:table-row>
        <table:table-row table:style-name="ro1">
          <table:table-cell office:value-type="float" office:value="77.016677365" calcext:value-type="float">
            <text:p>77.016677365</text:p>
          </table:table-cell>
          <table:table-cell office:value-type="float" office:value="4294.21622038942" calcext:value-type="float">
            <text:p>4294.2162203894</text:p>
          </table:table-cell>
          <table:table-cell table:formula="of:=([.B684] * (PI()) * 23 * (3600/63360)) / 11.1 / 60" office:value-type="float" office:value="26.4712664662448" calcext:value-type="float">
            <text:p>26.4712664662</text:p>
          </table:table-cell>
        </table:table-row>
        <table:table-row table:style-name="ro1">
          <table:table-cell office:value-type="float" office:value="77.030553449" calcext:value-type="float">
            <text:p>77.030553449</text:p>
          </table:table-cell>
          <table:table-cell office:value-type="float" office:value="4323.98650800804" calcext:value-type="float">
            <text:p>4323.986508008</text:p>
          </table:table-cell>
          <table:table-cell table:formula="of:=([.B685] * (PI()) * 23 * (3600/63360)) / 11.1 / 60" office:value-type="float" office:value="26.6547824272221" calcext:value-type="float">
            <text:p>26.6547824272</text:p>
          </table:table-cell>
        </table:table-row>
        <table:table-row table:style-name="ro1">
          <table:table-cell office:value-type="float" office:value="77.044665159" calcext:value-type="float">
            <text:p>77.044665159</text:p>
          </table:table-cell>
          <table:table-cell office:value-type="float" office:value="4251.78805404904" calcext:value-type="float">
            <text:p>4251.788054049</text:p>
          </table:table-cell>
          <table:table-cell table:formula="of:=([.B686] * (PI()) * 23 * (3600/63360)) / 11.1 / 60" office:value-type="float" office:value="26.2097222776831" calcext:value-type="float">
            <text:p>26.2097222777</text:p>
          </table:table-cell>
        </table:table-row>
        <table:table-row table:style-name="ro1">
          <table:table-cell office:value-type="float" office:value="77.0584944720001" calcext:value-type="float">
            <text:p>77.058494472</text:p>
          </table:table-cell>
          <table:table-cell office:value-type="float" office:value="4338.61031271911" calcext:value-type="float">
            <text:p>4338.6103127191</text:p>
          </table:table-cell>
          <table:table-cell table:formula="of:=([.B687] * (PI()) * 23 * (3600/63360)) / 11.1 / 60" office:value-type="float" office:value="26.7449294089738" calcext:value-type="float">
            <text:p>26.744929409</text:p>
          </table:table-cell>
        </table:table-row>
        <table:table-row table:style-name="ro1">
          <table:table-cell office:value-type="float" office:value="77.072511025" calcext:value-type="float">
            <text:p>77.072511025</text:p>
          </table:table-cell>
          <table:table-cell office:value-type="float" office:value="4280.65302505865" calcext:value-type="float">
            <text:p>4280.6530250587</text:p>
          </table:table-cell>
          <table:table-cell table:formula="of:=([.B688] * (PI()) * 23 * (3600/63360)) / 11.1 / 60" office:value-type="float" office:value="26.3876575049564" calcext:value-type="float">
            <text:p>26.387657505</text:p>
          </table:table-cell>
        </table:table-row>
        <table:table-row table:style-name="ro1">
          <table:table-cell office:value-type="float" office:value="77.1000020990001" calcext:value-type="float">
            <text:p>77.100002099</text:p>
          </table:table-cell>
          <table:table-cell office:value-type="float" office:value="4348.55116057514" calcext:value-type="float">
            <text:p>4348.5511605751</text:p>
          </table:table-cell>
          <table:table-cell table:formula="of:=([.B689] * (PI()) * 23 * (3600/63360)) / 11.1 / 60" office:value-type="float" office:value="26.8062087714912" calcext:value-type="float">
            <text:p>26.8062087715</text:p>
          </table:table-cell>
        </table:table-row>
        <table:table-row table:style-name="ro1">
          <table:table-cell office:value-type="float" office:value="77.113755057" calcext:value-type="float">
            <text:p>77.113755057</text:p>
          </table:table-cell>
          <table:table-cell office:value-type="float" office:value="4362.69782836956" calcext:value-type="float">
            <text:p>4362.6978283696</text:p>
          </table:table-cell>
          <table:table-cell table:formula="of:=([.B690] * (PI()) * 23 * (3600/63360)) / 11.1 / 60" office:value-type="float" office:value="26.8934144904341" calcext:value-type="float">
            <text:p>26.8934144904</text:p>
          </table:table-cell>
        </table:table-row>
        <table:table-row table:style-name="ro1">
          <table:table-cell office:value-type="float" office:value="77.127212598" calcext:value-type="float">
            <text:p>77.127212598</text:p>
          </table:table-cell>
          <table:table-cell office:value-type="float" office:value="4458.46681797888" calcext:value-type="float">
            <text:p>4458.4668179789</text:p>
          </table:table-cell>
          <table:table-cell table:formula="of:=([.B691] * (PI()) * 23 * (3600/63360)) / 11.1 / 60" office:value-type="float" office:value="27.4837728499211" calcext:value-type="float">
            <text:p>27.4837728499</text:p>
          </table:table-cell>
        </table:table-row>
        <table:table-row table:style-name="ro1">
          <table:table-cell office:value-type="float" office:value="77.1408944630001" calcext:value-type="float">
            <text:p>77.140894463</text:p>
          </table:table-cell>
          <table:table-cell office:value-type="float" office:value="4385.36705336933" calcext:value-type="float">
            <text:p>4385.3670533693</text:p>
          </table:table-cell>
          <table:table-cell table:formula="of:=([.B692] * (PI()) * 23 * (3600/63360)) / 11.1 / 60" office:value-type="float" office:value="27.0331566610084" calcext:value-type="float">
            <text:p>27.033156661</text:p>
          </table:table-cell>
        </table:table-row>
        <table:table-row table:style-name="ro1">
          <table:table-cell office:value-type="float" office:value="77.154674297" calcext:value-type="float">
            <text:p>77.154674297</text:p>
          </table:table-cell>
          <table:table-cell office:value-type="float" office:value="4354.18888212219" calcext:value-type="float">
            <text:p>4354.1888821222</text:p>
          </table:table-cell>
          <table:table-cell table:formula="of:=([.B693] * (PI()) * 23 * (3600/63360)) / 11.1 / 60" office:value-type="float" office:value="26.8409619421923" calcext:value-type="float">
            <text:p>26.8409619422</text:p>
          </table:table-cell>
        </table:table-row>
        <table:table-row table:style-name="ro1">
          <table:table-cell office:value-type="float" office:value="77.168377412" calcext:value-type="float">
            <text:p>77.168377412</text:p>
          </table:table-cell>
          <table:table-cell office:value-type="float" office:value="4378.56647922803" calcext:value-type="float">
            <text:p>4378.566479228</text:p>
          </table:table-cell>
          <table:table-cell table:formula="of:=([.B694] * (PI()) * 23 * (3600/63360)) / 11.1 / 60" office:value-type="float" office:value="26.991235201776" calcext:value-type="float">
            <text:p>26.9912352018</text:p>
          </table:table-cell>
        </table:table-row>
        <table:table-row table:style-name="ro1">
          <table:table-cell office:value-type="float" office:value="77.182344225" calcext:value-type="float">
            <text:p>77.182344225</text:p>
          </table:table-cell>
          <table:table-cell office:value-type="float" office:value="4295.89771123122" calcext:value-type="float">
            <text:p>4295.8977112312</text:p>
          </table:table-cell>
          <table:table-cell table:formula="of:=([.B695] * (PI()) * 23 * (3600/63360)) / 11.1 / 60" office:value-type="float" office:value="26.4816318483889" calcext:value-type="float">
            <text:p>26.4816318484</text:p>
          </table:table-cell>
        </table:table-row>
        <table:table-row table:style-name="ro1">
          <table:table-cell office:value-type="float" office:value="77.196195517" calcext:value-type="float">
            <text:p>77.196195517</text:p>
          </table:table-cell>
          <table:table-cell office:value-type="float" office:value="4331.72587798196" calcext:value-type="float">
            <text:p>4331.725877982</text:p>
          </table:table-cell>
          <table:table-cell table:formula="of:=([.B696] * (PI()) * 23 * (3600/63360)) / 11.1 / 60" office:value-type="float" office:value="26.7024909994845" calcext:value-type="float">
            <text:p>26.7024909995</text:p>
          </table:table-cell>
        </table:table-row>
        <table:table-row table:style-name="ro1">
          <table:table-cell office:value-type="float" office:value="77.2100411330001" calcext:value-type="float">
            <text:p>77.210041133</text:p>
          </table:table-cell>
          <table:table-cell office:value-type="float" office:value="4333.50166578991" calcext:value-type="float">
            <text:p>4333.5016657899</text:p>
          </table:table-cell>
          <table:table-cell table:formula="of:=([.B697] * (PI()) * 23 * (3600/63360)) / 11.1 / 60" office:value-type="float" office:value="26.7134376658467" calcext:value-type="float">
            <text:p>26.7134376658</text:p>
          </table:table-cell>
        </table:table-row>
        <table:table-row table:style-name="ro1">
          <table:table-cell office:value-type="float" office:value="77.223725237" calcext:value-type="float">
            <text:p>77.223725237</text:p>
          </table:table-cell>
          <table:table-cell office:value-type="float" office:value="4384.64951744619" calcext:value-type="float">
            <text:p>4384.6495174462</text:p>
          </table:table-cell>
          <table:table-cell table:formula="of:=([.B698] * (PI()) * 23 * (3600/63360)) / 11.1 / 60" office:value-type="float" office:value="27.0287334825642" calcext:value-type="float">
            <text:p>27.0287334826</text:p>
          </table:table-cell>
        </table:table-row>
        <table:table-row table:style-name="ro1">
          <table:table-cell office:value-type="float" office:value="77.251064643" calcext:value-type="float">
            <text:p>77.251064643</text:p>
          </table:table-cell>
          <table:table-cell office:value-type="float" office:value="4381.51421627711" calcext:value-type="float">
            <text:p>4381.5142162771</text:p>
          </table:table-cell>
          <table:table-cell table:formula="of:=([.B699] * (PI()) * 23 * (3600/63360)) / 11.1 / 60" office:value-type="float" office:value="27.0094062320395" calcext:value-type="float">
            <text:p>27.009406232</text:p>
          </table:table-cell>
        </table:table-row>
        <table:table-row table:style-name="ro1">
          <table:table-cell office:value-type="float" office:value="77.264444424" calcext:value-type="float">
            <text:p>77.264444424</text:p>
          </table:table-cell>
          <table:table-cell office:value-type="float" office:value="4484.37833174425" calcext:value-type="float">
            <text:p>4484.3783317443</text:p>
          </table:table-cell>
          <table:table-cell table:formula="of:=([.B700] * (PI()) * 23 * (3600/63360)) / 11.1 / 60" office:value-type="float" office:value="27.6435017853599" calcext:value-type="float">
            <text:p>27.6435017854</text:p>
          </table:table-cell>
        </table:table-row>
        <table:table-row table:style-name="ro1">
          <table:table-cell office:value-type="float" office:value="77.277733631" calcext:value-type="float">
            <text:p>77.277733631</text:p>
          </table:table-cell>
          <table:table-cell office:value-type="float" office:value="4514.94208798116" calcext:value-type="float">
            <text:p>4514.9420879812</text:p>
          </table:table-cell>
          <table:table-cell table:formula="of:=([.B701] * (PI()) * 23 * (3600/63360)) / 11.1 / 60" office:value-type="float" office:value="27.8319090042873" calcext:value-type="float">
            <text:p>27.8319090043</text:p>
          </table:table-cell>
        </table:table-row>
        <table:table-row table:style-name="ro1">
          <table:table-cell office:value-type="float" office:value="77.291111068" calcext:value-type="float">
            <text:p>77.291111068</text:p>
          </table:table-cell>
          <table:table-cell office:value-type="float" office:value="4485.16408635383" calcext:value-type="float">
            <text:p>4485.1640863538</text:p>
          </table:table-cell>
          <table:table-cell table:formula="of:=([.B702] * (PI()) * 23 * (3600/63360)) / 11.1 / 60" office:value-type="float" office:value="27.6483454910747" calcext:value-type="float">
            <text:p>27.6483454911</text:p>
          </table:table-cell>
        </table:table-row>
        <table:table-row table:style-name="ro1">
          <table:table-cell office:value-type="float" office:value="77.3043877230001" calcext:value-type="float">
            <text:p>77.304387723</text:p>
          </table:table-cell>
          <table:table-cell office:value-type="float" office:value="4519.21059934737" calcext:value-type="float">
            <text:p>4519.2105993474</text:p>
          </table:table-cell>
          <table:table-cell table:formula="of:=([.B703] * (PI()) * 23 * (3600/63360)) / 11.1 / 60" office:value-type="float" office:value="27.8582218157505" calcext:value-type="float">
            <text:p>27.8582218158</text:p>
          </table:table-cell>
        </table:table-row>
        <table:table-row table:style-name="ro1">
          <table:table-cell office:value-type="float" office:value="77.317918649" calcext:value-type="float">
            <text:p>77.317918649</text:p>
          </table:table-cell>
          <table:table-cell office:value-type="float" office:value="4434.28631568223" calcext:value-type="float">
            <text:p>4434.2863156822</text:p>
          </table:table-cell>
          <table:table-cell table:formula="of:=([.B704] * (PI()) * 23 * (3600/63360)) / 11.1 / 60" office:value-type="float" office:value="27.334714561579" calcext:value-type="float">
            <text:p>27.3347145616</text:p>
          </table:table-cell>
        </table:table-row>
        <table:table-row table:style-name="ro1">
          <table:table-cell office:value-type="float" office:value="77.33127869" calcext:value-type="float">
            <text:p>77.33127869</text:p>
          </table:table-cell>
          <table:table-cell office:value-type="float" office:value="4491.00418177992" calcext:value-type="float">
            <text:p>4491.0041817799</text:p>
          </table:table-cell>
          <table:table-cell table:formula="of:=([.B705] * (PI()) * 23 * (3600/63360)) / 11.1 / 60" office:value-type="float" office:value="27.6843461753156" calcext:value-type="float">
            <text:p>27.6843461753</text:p>
          </table:table-cell>
        </table:table-row>
        <table:table-row table:style-name="ro1">
          <table:table-cell office:value-type="float" office:value="77.3446971170001" calcext:value-type="float">
            <text:p>77.344697117</text:p>
          </table:table-cell>
          <table:table-cell office:value-type="float" office:value="4471.46301126438" calcext:value-type="float">
            <text:p>4471.4630112644</text:p>
          </table:table-cell>
          <table:table-cell table:formula="of:=([.B706] * (PI()) * 23 * (3600/63360)) / 11.1 / 60" office:value-type="float" office:value="27.563886583802" calcext:value-type="float">
            <text:p>27.5638865838</text:p>
          </table:table-cell>
        </table:table-row>
        <table:table-row table:style-name="ro1">
          <table:table-cell office:value-type="float" office:value="77.3581220530001" calcext:value-type="float">
            <text:p>77.358122053</text:p>
          </table:table-cell>
          <table:table-cell office:value-type="float" office:value="4469.29504916046" calcext:value-type="float">
            <text:p>4469.2950491605</text:p>
          </table:table-cell>
          <table:table-cell table:formula="of:=([.B707] * (PI()) * 23 * (3600/63360)) / 11.1 / 60" office:value-type="float" office:value="27.55052239821" calcext:value-type="float">
            <text:p>27.5505223982</text:p>
          </table:table-cell>
        </table:table-row>
        <table:table-row table:style-name="ro1">
          <table:table-cell office:value-type="float" office:value="77.371387354" calcext:value-type="float">
            <text:p>77.371387354</text:p>
          </table:table-cell>
          <table:table-cell office:value-type="float" office:value="4523.07866970397" calcext:value-type="float">
            <text:p>4523.078669704</text:p>
          </table:table-cell>
          <table:table-cell table:formula="of:=([.B708] * (PI()) * 23 * (3600/63360)) / 11.1 / 60" office:value-type="float" office:value="27.8820661486543" calcext:value-type="float">
            <text:p>27.8820661487</text:p>
          </table:table-cell>
        </table:table-row>
        <table:table-row table:style-name="ro1">
          <table:table-cell office:value-type="float" office:value="77.398182124" calcext:value-type="float">
            <text:p>77.398182124</text:p>
          </table:table-cell>
          <table:table-cell office:value-type="float" office:value="4500.63672756706" calcext:value-type="float">
            <text:p>4500.6367275671</text:p>
          </table:table-cell>
          <table:table-cell table:formula="of:=([.B709] * (PI()) * 23 * (3600/63360)) / 11.1 / 60" office:value-type="float" office:value="27.7437250405597" calcext:value-type="float">
            <text:p>27.7437250406</text:p>
          </table:table-cell>
        </table:table-row>
        <table:table-row table:style-name="ro1">
          <table:table-cell office:value-type="float" office:value="77.4117708630001" calcext:value-type="float">
            <text:p>77.411770863</text:p>
          </table:table-cell>
          <table:table-cell office:value-type="float" office:value="4415.4207391688" calcext:value-type="float">
            <text:p>4415.4207391688</text:p>
          </table:table-cell>
          <table:table-cell table:formula="of:=([.B710] * (PI()) * 23 * (3600/63360)) / 11.1 / 60" office:value-type="float" office:value="27.2184196017315" calcext:value-type="float">
            <text:p>27.2184196017</text:p>
          </table:table-cell>
        </table:table-row>
        <table:table-row table:style-name="ro1">
          <table:table-cell office:value-type="float" office:value="77.425270696" calcext:value-type="float">
            <text:p>77.425270696</text:p>
          </table:table-cell>
          <table:table-cell office:value-type="float" office:value="4444.49942455867" calcext:value-type="float">
            <text:p>4444.4994245587</text:p>
          </table:table-cell>
          <table:table-cell table:formula="of:=([.B711] * (PI()) * 23 * (3600/63360)) / 11.1 / 60" office:value-type="float" office:value="27.3976722499304" calcext:value-type="float">
            <text:p>27.3976722499</text:p>
          </table:table-cell>
        </table:table-row>
        <table:table-row table:style-name="ro1">
          <table:table-cell office:value-type="float" office:value="77.43866631" calcext:value-type="float">
            <text:p>77.43866631</text:p>
          </table:table-cell>
          <table:table-cell office:value-type="float" office:value="4479.07800271801" calcext:value-type="float">
            <text:p>4479.078002718</text:p>
          </table:table-cell>
          <table:table-cell table:formula="of:=([.B712] * (PI()) * 23 * (3600/63360)) / 11.1 / 60" office:value-type="float" office:value="27.6108284371139" calcext:value-type="float">
            <text:p>27.6108284371</text:p>
          </table:table-cell>
        </table:table-row>
        <table:table-row table:style-name="ro1">
          <table:table-cell office:value-type="float" office:value="77.4521692160001" calcext:value-type="float">
            <text:p>77.452169216</text:p>
          </table:table-cell>
          <table:table-cell office:value-type="float" office:value="4443.48794248888" calcext:value-type="float">
            <text:p>4443.4879424889</text:p>
          </table:table-cell>
          <table:table-cell table:formula="of:=([.B713] * (PI()) * 23 * (3600/63360)) / 11.1 / 60" office:value-type="float" office:value="27.39143706986" calcext:value-type="float">
            <text:p>27.3914370699</text:p>
          </table:table-cell>
        </table:table-row>
        <table:table-row table:style-name="ro1">
          <table:table-cell office:value-type="float" office:value="77.465657434" calcext:value-type="float">
            <text:p>77.465657434</text:p>
          </table:table-cell>
          <table:table-cell office:value-type="float" office:value="4448.32668039728" calcext:value-type="float">
            <text:p>4448.3266803973</text:p>
          </table:table-cell>
          <table:table-cell table:formula="of:=([.B714] * (PI()) * 23 * (3600/63360)) / 11.1 / 60" office:value-type="float" office:value="27.4212649858195" calcext:value-type="float">
            <text:p>27.4212649858</text:p>
          </table:table-cell>
        </table:table-row>
        <table:table-row table:style-name="ro1">
          <table:table-cell office:value-type="float" office:value="77.479227527" calcext:value-type="float">
            <text:p>77.479227527</text:p>
          </table:table-cell>
          <table:table-cell office:value-type="float" office:value="4421.48775251628" calcext:value-type="float">
            <text:p>4421.4877525163</text:p>
          </table:table-cell>
          <table:table-cell table:formula="of:=([.B715] * (PI()) * 23 * (3600/63360)) / 11.1 / 60" office:value-type="float" office:value="27.2558190988069" calcext:value-type="float">
            <text:p>27.2558190988</text:p>
          </table:table-cell>
        </table:table-row>
        <table:table-row table:style-name="ro1">
          <table:table-cell office:value-type="float" office:value="77.4927703290001" calcext:value-type="float">
            <text:p>77.492770329</text:p>
          </table:table-cell>
          <table:table-cell office:value-type="float" office:value="4430.39778619446" calcext:value-type="float">
            <text:p>4430.3977861945</text:p>
          </table:table-cell>
          <table:table-cell table:formula="of:=([.B716] * (PI()) * 23 * (3600/63360)) / 11.1 / 60" office:value-type="float" office:value="27.310744110407" calcext:value-type="float">
            <text:p>27.3107441104</text:p>
          </table:table-cell>
        </table:table-row>
        <table:table-row table:style-name="ro1">
          <table:table-cell office:value-type="float" office:value="77.5063290160001" calcext:value-type="float">
            <text:p>77.506329016</text:p>
          </table:table-cell>
          <table:table-cell office:value-type="float" office:value="4425.20724905009" calcext:value-type="float">
            <text:p>4425.2072490501</text:p>
          </table:table-cell>
          <table:table-cell table:formula="of:=([.B717] * (PI()) * 23 * (3600/63360)) / 11.1 / 60" office:value-type="float" office:value="27.2787475632376" calcext:value-type="float">
            <text:p>27.2787475632</text:p>
          </table:table-cell>
        </table:table-row>
        <table:table-row table:style-name="ro1">
          <table:table-cell office:value-type="float" office:value="77.519892964" calcext:value-type="float">
            <text:p>77.519892964</text:p>
          </table:table-cell>
          <table:table-cell office:value-type="float" office:value="4423.49085975538" calcext:value-type="float">
            <text:p>4423.4908597554</text:p>
          </table:table-cell>
          <table:table-cell table:formula="of:=([.B718] * (PI()) * 23 * (3600/63360)) / 11.1 / 60" office:value-type="float" office:value="27.2681670530703" calcext:value-type="float">
            <text:p>27.2681670531</text:p>
          </table:table-cell>
        </table:table-row>
        <table:table-row table:style-name="ro1">
          <table:table-cell office:value-type="float" office:value="77.54711112" calcext:value-type="float">
            <text:p>77.54711112</text:p>
          </table:table-cell>
          <table:table-cell office:value-type="float" office:value="4403.58892496796" calcext:value-type="float">
            <text:p>4403.588924968</text:p>
          </table:table-cell>
          <table:table-cell table:formula="of:=([.B719] * (PI()) * 23 * (3600/63360)) / 11.1 / 60" office:value-type="float" office:value="27.1454835662794" calcext:value-type="float">
            <text:p>27.1454835663</text:p>
          </table:table-cell>
        </table:table-row>
        <table:table-row table:style-name="ro1">
          <table:table-cell office:value-type="float" office:value="77.56094934" calcext:value-type="float">
            <text:p>77.56094934</text:p>
          </table:table-cell>
          <table:table-cell office:value-type="float" office:value="4335.81775690018" calcext:value-type="float">
            <text:p>4335.8177569002</text:p>
          </table:table-cell>
          <table:table-cell table:formula="of:=([.B720] * (PI()) * 23 * (3600/63360)) / 11.1 / 60" office:value-type="float" office:value="26.7277149778854" calcext:value-type="float">
            <text:p>26.7277149779</text:p>
          </table:table-cell>
        </table:table-row>
        <table:table-row table:style-name="ro1">
          <table:table-cell office:value-type="float" office:value="77.574695111" calcext:value-type="float">
            <text:p>77.574695111</text:p>
          </table:table-cell>
          <table:table-cell office:value-type="float" office:value="4364.9788724099" calcext:value-type="float">
            <text:p>4364.9788724099</text:p>
          </table:table-cell>
          <table:table-cell table:formula="of:=([.B721] * (PI()) * 23 * (3600/63360)) / 11.1 / 60" office:value-type="float" office:value="26.907475758315" calcext:value-type="float">
            <text:p>26.9074757583</text:p>
          </table:table-cell>
        </table:table-row>
        <table:table-row table:style-name="ro1">
          <table:table-cell office:value-type="float" office:value="77.58850083" calcext:value-type="float">
            <text:p>77.58850083</text:p>
          </table:table-cell>
          <table:table-cell office:value-type="float" office:value="4346.02500603043" calcext:value-type="float">
            <text:p>4346.0250060304</text:p>
          </table:table-cell>
          <table:table-cell table:formula="of:=([.B722] * (PI()) * 23 * (3600/63360)) / 11.1 / 60" office:value-type="float" office:value="26.7906365444174" calcext:value-type="float">
            <text:p>26.7906365444</text:p>
          </table:table-cell>
        </table:table-row>
        <table:table-row table:style-name="ro1">
          <table:table-cell office:value-type="float" office:value="77.602363945" calcext:value-type="float">
            <text:p>77.602363945</text:p>
          </table:table-cell>
          <table:table-cell office:value-type="float" office:value="4328.0316148129" calcext:value-type="float">
            <text:p>4328.0316148129</text:p>
          </table:table-cell>
          <table:table-cell table:formula="of:=([.B723] * (PI()) * 23 * (3600/63360)) / 11.1 / 60" office:value-type="float" office:value="26.6797180836075" calcext:value-type="float">
            <text:p>26.6797180836</text:p>
          </table:table-cell>
        </table:table-row>
        <table:table-row table:style-name="ro1">
          <table:table-cell office:value-type="float" office:value="77.615930966" calcext:value-type="float">
            <text:p>77.615930966</text:p>
          </table:table-cell>
          <table:table-cell office:value-type="float" office:value="4422.48891633067" calcext:value-type="float">
            <text:p>4422.4889163307</text:p>
          </table:table-cell>
          <table:table-cell table:formula="of:=([.B724] * (PI()) * 23 * (3600/63360)) / 11.1 / 60" office:value-type="float" office:value="27.2619906730237" calcext:value-type="float">
            <text:p>27.261990673</text:p>
          </table:table-cell>
        </table:table-row>
        <table:table-row table:style-name="ro1">
          <table:table-cell office:value-type="float" office:value="77.629648247" calcext:value-type="float">
            <text:p>77.629648247</text:p>
          </table:table-cell>
          <table:table-cell office:value-type="float" office:value="4374.04468129536" calcext:value-type="float">
            <text:p>4374.0446812954</text:p>
          </table:table-cell>
          <table:table-cell table:formula="of:=([.B725] * (PI()) * 23 * (3600/63360)) / 11.1 / 60" office:value-type="float" office:value="26.9633610306027" calcext:value-type="float">
            <text:p>26.9633610306</text:p>
          </table:table-cell>
        </table:table-row>
        <table:table-row table:style-name="ro1">
          <table:table-cell office:value-type="float" office:value="77.64314808" calcext:value-type="float">
            <text:p>77.64314808</text:p>
          </table:table-cell>
          <table:table-cell office:value-type="float" office:value="4444.49942455867" calcext:value-type="float">
            <text:p>4444.4994245587</text:p>
          </table:table-cell>
          <table:table-cell table:formula="of:=([.B726] * (PI()) * 23 * (3600/63360)) / 11.1 / 60" office:value-type="float" office:value="27.3976722499304" calcext:value-type="float">
            <text:p>27.3976722499</text:p>
          </table:table-cell>
        </table:table-row>
        <table:table-row table:style-name="ro1">
          <table:table-cell office:value-type="float" office:value="77.656680257" calcext:value-type="float">
            <text:p>77.656680257</text:p>
          </table:table-cell>
          <table:table-cell office:value-type="float" office:value="4433.87638219569" calcext:value-type="float">
            <text:p>4433.8763821957</text:p>
          </table:table-cell>
          <table:table-cell table:formula="of:=([.B727] * (PI()) * 23 * (3600/63360)) / 11.1 / 60" office:value-type="float" office:value="27.3321875675948" calcext:value-type="float">
            <text:p>27.3321875676</text:p>
          </table:table-cell>
        </table:table-row>
        <table:table-row table:style-name="ro1">
          <table:table-cell office:value-type="float" office:value="77.6701114960001" calcext:value-type="float">
            <text:p>77.670111496</text:p>
          </table:table-cell>
          <table:table-cell office:value-type="float" office:value="4467.19770229315" calcext:value-type="float">
            <text:p>4467.1977022932</text:p>
          </table:table-cell>
          <table:table-cell table:formula="of:=([.B728] * (PI()) * 23 * (3600/63360)) / 11.1 / 60" office:value-type="float" office:value="27.5375935131824" calcext:value-type="float">
            <text:p>27.5375935132</text:p>
          </table:table-cell>
        </table:table-row>
        <table:table-row table:style-name="ro1">
          <table:table-cell office:value-type="float" office:value="77.696935796" calcext:value-type="float">
            <text:p>77.696935796</text:p>
          </table:table-cell>
          <table:table-cell office:value-type="float" office:value="4468.6882367063" calcext:value-type="float">
            <text:p>4468.6882367063</text:p>
          </table:table-cell>
          <table:table-cell table:formula="of:=([.B729] * (PI()) * 23 * (3600/63360)) / 11.1 / 60" office:value-type="float" office:value="27.5467817635179" calcext:value-type="float">
            <text:p>27.5467817635</text:p>
          </table:table-cell>
        </table:table-row>
        <table:table-row table:style-name="ro1">
          <table:table-cell office:value-type="float" office:value="77.710420265" calcext:value-type="float">
            <text:p>77.710420265</text:p>
          </table:table-cell>
          <table:table-cell office:value-type="float" office:value="4449.56341996415" calcext:value-type="float">
            <text:p>4449.5634199642</text:p>
          </table:table-cell>
          <table:table-cell table:formula="of:=([.B730] * (PI()) * 23 * (3600/63360)) / 11.1 / 60" office:value-type="float" office:value="27.4288887432047" calcext:value-type="float">
            <text:p>27.4288887432</text:p>
          </table:table-cell>
        </table:table-row>
        <table:table-row table:style-name="ro1">
          <table:table-cell office:value-type="float" office:value="77.723982754" calcext:value-type="float">
            <text:p>77.723982754</text:p>
          </table:table-cell>
          <table:table-cell office:value-type="float" office:value="4423.96672173046" calcext:value-type="float">
            <text:p>4423.9667217305</text:p>
          </table:table-cell>
          <table:table-cell table:formula="of:=([.B731] * (PI()) * 23 * (3600/63360)) / 11.1 / 60" office:value-type="float" office:value="27.2711004566292" calcext:value-type="float">
            <text:p>27.2711004566</text:p>
          </table:table-cell>
        </table:table-row>
        <table:table-row table:style-name="ro1">
          <table:table-cell office:value-type="float" office:value="77.7376029" calcext:value-type="float">
            <text:p>77.7376029</text:p>
          </table:table-cell>
          <table:table-cell office:value-type="float" office:value="4405.23912152096" calcext:value-type="float">
            <text:p>4405.239121521</text:p>
          </table:table-cell>
          <table:table-cell table:formula="of:=([.B732] * (PI()) * 23 * (3600/63360)) / 11.1 / 60" office:value-type="float" office:value="27.1556560379097" calcext:value-type="float">
            <text:p>27.1556560379</text:p>
          </table:table-cell>
        </table:table-row>
        <table:table-row table:style-name="ro1">
          <table:table-cell office:value-type="float" office:value="77.751239139" calcext:value-type="float">
            <text:p>77.751239139</text:p>
          </table:table-cell>
          <table:table-cell office:value-type="float" office:value="4400.0402163698" calcext:value-type="float">
            <text:p>4400.0402163698</text:p>
          </table:table-cell>
          <table:table-cell table:formula="of:=([.B733] * (PI()) * 23 * (3600/63360)) / 11.1 / 60" office:value-type="float" office:value="27.1236079069991" calcext:value-type="float">
            <text:p>27.123607907</text:p>
          </table:table-cell>
        </table:table-row>
        <table:table-row table:style-name="ro1">
          <table:table-cell office:value-type="float" office:value="77.76512064" calcext:value-type="float">
            <text:p>77.76512064</text:p>
          </table:table-cell>
          <table:table-cell office:value-type="float" office:value="4322.29915193881" calcext:value-type="float">
            <text:p>4322.2991519388</text:p>
          </table:table-cell>
          <table:table-cell table:formula="of:=([.B734] * (PI()) * 23 * (3600/63360)) / 11.1 / 60" office:value-type="float" office:value="26.6443808894701" calcext:value-type="float">
            <text:p>26.6443808895</text:p>
          </table:table-cell>
        </table:table-row>
        <table:table-row table:style-name="ro1">
          <table:table-cell office:value-type="float" office:value="77.7788685470001" calcext:value-type="float">
            <text:p>77.778868547</text:p>
          </table:table-cell>
          <table:table-cell office:value-type="float" office:value="4364.30068954013" calcext:value-type="float">
            <text:p>4364.3006895401</text:p>
          </table:table-cell>
          <table:table-cell table:formula="of:=([.B735] * (PI()) * 23 * (3600/63360)) / 11.1 / 60" office:value-type="float" office:value="26.903295167833" calcext:value-type="float">
            <text:p>26.9032951678</text:p>
          </table:table-cell>
        </table:table-row>
        <table:table-row table:style-name="ro1">
          <table:table-cell office:value-type="float" office:value="77.792582182" calcext:value-type="float">
            <text:p>77.792582182</text:p>
          </table:table-cell>
          <table:table-cell office:value-type="float" office:value="4375.20759450737" calcext:value-type="float">
            <text:p>4375.2075945074</text:p>
          </table:table-cell>
          <table:table-cell table:formula="of:=([.B736] * (PI()) * 23 * (3600/63360)) / 11.1 / 60" office:value-type="float" office:value="26.9705296928061" calcext:value-type="float">
            <text:p>26.9705296928</text:p>
          </table:table-cell>
        </table:table-row>
        <table:table-row table:style-name="ro1">
          <table:table-cell office:value-type="float" office:value="77.806419933" calcext:value-type="float">
            <text:p>77.806419933</text:p>
          </table:table-cell>
          <table:table-cell office:value-type="float" office:value="4335.9647098777" calcext:value-type="float">
            <text:p>4335.9647098777</text:p>
          </table:table-cell>
          <table:table-cell table:formula="of:=([.B737] * (PI()) * 23 * (3600/63360)) / 11.1 / 60" office:value-type="float" office:value="26.7286208548199" calcext:value-type="float">
            <text:p>26.7286208548</text:p>
          </table:table-cell>
        </table:table-row>
        <table:table-row table:style-name="ro1">
          <table:table-cell office:value-type="float" office:value="77.820120235" calcext:value-type="float">
            <text:p>77.820120235</text:p>
          </table:table-cell>
          <table:table-cell office:value-type="float" office:value="4379.46550372923" calcext:value-type="float">
            <text:p>4379.4655037292</text:p>
          </table:table-cell>
          <table:table-cell table:formula="of:=([.B738] * (PI()) * 23 * (3600/63360)) / 11.1 / 60" office:value-type="float" office:value="26.9967771484107" calcext:value-type="float">
            <text:p>26.9967771484</text:p>
          </table:table-cell>
        </table:table-row>
        <table:table-row table:style-name="ro1">
          <table:table-cell office:value-type="float" office:value="77.847790632" calcext:value-type="float">
            <text:p>77.847790632</text:p>
          </table:table-cell>
          <table:table-cell office:value-type="float" office:value="4347.92785368887" calcext:value-type="float">
            <text:p>4347.9278536889</text:p>
          </table:table-cell>
          <table:table-cell table:formula="of:=([.B739] * (PI()) * 23 * (3600/63360)) / 11.1 / 60" office:value-type="float" office:value="26.8023664585219" calcext:value-type="float">
            <text:p>26.8023664585</text:p>
          </table:table-cell>
        </table:table-row>
        <table:table-row table:style-name="ro1">
          <table:table-cell office:value-type="float" office:value="77.861655049" calcext:value-type="float">
            <text:p>77.861655049</text:p>
          </table:table-cell>
          <table:table-cell office:value-type="float" office:value="4327.62517167823" calcext:value-type="float">
            <text:p>4327.6251716782</text:p>
          </table:table-cell>
          <table:table-cell table:formula="of:=([.B740] * (PI()) * 23 * (3600/63360)) / 11.1 / 60" office:value-type="float" office:value="26.6772126055484" calcext:value-type="float">
            <text:p>26.6772126055</text:p>
          </table:table-cell>
        </table:table-row>
        <table:table-row table:style-name="ro1">
          <table:table-cell office:value-type="float" office:value="77.8758092590001" calcext:value-type="float">
            <text:p>77.875809259</text:p>
          </table:table-cell>
          <table:table-cell office:value-type="float" office:value="4239.02146428065" calcext:value-type="float">
            <text:p>4239.0214642807</text:p>
          </table:table-cell>
          <table:table-cell table:formula="of:=([.B741] * (PI()) * 23 * (3600/63360)) / 11.1 / 60" office:value-type="float" office:value="26.1310239117229" calcext:value-type="float">
            <text:p>26.1310239117</text:p>
          </table:table-cell>
        </table:table-row>
        <table:table-row table:style-name="ro1">
          <table:table-cell office:value-type="float" office:value="77.889635499" calcext:value-type="float">
            <text:p>77.889635499</text:p>
          </table:table-cell>
          <table:table-cell office:value-type="float" office:value="4339.57460597994" calcext:value-type="float">
            <text:p>4339.5746059799</text:p>
          </table:table-cell>
          <table:table-cell table:formula="of:=([.B742] * (PI()) * 23 * (3600/63360)) / 11.1 / 60" office:value-type="float" office:value="26.7508736983502" calcext:value-type="float">
            <text:p>26.7508736984</text:p>
          </table:table-cell>
        </table:table-row>
        <table:table-row table:style-name="ro1">
          <table:table-cell office:value-type="float" office:value="77.9035617920001" calcext:value-type="float">
            <text:p>77.903561792</text:p>
          </table:table-cell>
          <table:table-cell office:value-type="float" office:value="4308.39707305935" calcext:value-type="float">
            <text:p>4308.3970730594</text:p>
          </table:table-cell>
          <table:table-cell table:formula="of:=([.B743] * (PI()) * 23 * (3600/63360)) / 11.1 / 60" office:value-type="float" office:value="26.5586829144343" calcext:value-type="float">
            <text:p>26.5586829144</text:p>
          </table:table-cell>
        </table:table-row>
        <table:table-row table:style-name="ro1">
          <table:table-cell office:value-type="float" office:value="77.917326105" calcext:value-type="float">
            <text:p>77.917326105</text:p>
          </table:table-cell>
          <table:table-cell office:value-type="float" office:value="4359.09877960418" calcext:value-type="float">
            <text:p>4359.0987796042</text:p>
          </table:table-cell>
          <table:table-cell table:formula="of:=([.B744] * (PI()) * 23 * (3600/63360)) / 11.1 / 60" office:value-type="float" office:value="26.8712285142271" calcext:value-type="float">
            <text:p>26.8712285142</text:p>
          </table:table-cell>
        </table:table-row>
        <table:table-row table:style-name="ro1">
          <table:table-cell office:value-type="float" office:value="77.9308910940001" calcext:value-type="float">
            <text:p>77.930891094</text:p>
          </table:table-cell>
          <table:table-cell office:value-type="float" office:value="4423.15139360688" calcext:value-type="float">
            <text:p>4423.1513936069</text:p>
          </table:table-cell>
          <table:table-cell table:formula="of:=([.B745] * (PI()) * 23 * (3600/63360)) / 11.1 / 60" office:value-type="float" office:value="27.2660744479447" calcext:value-type="float">
            <text:p>27.2660744479</text:p>
          </table:table-cell>
        </table:table-row>
        <table:table-row table:style-name="ro1">
          <table:table-cell office:value-type="float" office:value="77.9445204070001" calcext:value-type="float">
            <text:p>77.944520407</text:p>
          </table:table-cell>
          <table:table-cell office:value-type="float" office:value="4402.27618221801" calcext:value-type="float">
            <text:p>4402.276182218</text:p>
          </table:table-cell>
          <table:table-cell table:formula="of:=([.B746] * (PI()) * 23 * (3600/63360)) / 11.1 / 60" office:value-type="float" office:value="27.1373912948724" calcext:value-type="float">
            <text:p>27.1373912949</text:p>
          </table:table-cell>
        </table:table-row>
        <table:table-row table:style-name="ro1">
          <table:table-cell office:value-type="float" office:value="77.957865708" calcext:value-type="float">
            <text:p>77.957865708</text:p>
          </table:table-cell>
          <table:table-cell office:value-type="float" office:value="4495.96453464682" calcext:value-type="float">
            <text:p>4495.9645346468</text:p>
          </table:table-cell>
          <table:table-cell table:formula="of:=([.B747] * (PI()) * 23 * (3600/63360)) / 11.1 / 60" office:value-type="float" office:value="27.7149237745252" calcext:value-type="float">
            <text:p>27.7149237745</text:p>
          </table:table-cell>
        </table:table-row>
        <table:table-row table:style-name="ro1">
          <table:table-cell office:value-type="float" office:value="77.97142226" calcext:value-type="float">
            <text:p>77.97142226</text:p>
          </table:table-cell>
          <table:table-cell office:value-type="float" office:value="4425.90416797732" calcext:value-type="float">
            <text:p>4425.9041679773</text:p>
          </table:table-cell>
          <table:table-cell table:formula="of:=([.B748] * (PI()) * 23 * (3600/63360)) / 11.1 / 60" office:value-type="float" office:value="27.2830436502721" calcext:value-type="float">
            <text:p>27.2830436503</text:p>
          </table:table-cell>
        </table:table-row>
        <table:table-row table:style-name="ro1">
          <table:table-cell office:value-type="float" office:value="77.998667707" calcext:value-type="float">
            <text:p>77.998667707</text:p>
          </table:table-cell>
          <table:table-cell office:value-type="float" office:value="4400.1915549849" calcext:value-type="float">
            <text:p>4400.1915549849</text:p>
          </table:table-cell>
          <table:table-cell table:formula="of:=([.B749] * (PI()) * 23 * (3600/63360)) / 11.1 / 60" office:value-type="float" office:value="27.124540818758" calcext:value-type="float">
            <text:p>27.1245408188</text:p>
          </table:table-cell>
        </table:table-row>
        <table:table-row table:style-name="ro1">
          <table:table-cell office:value-type="float" office:value="78.012652906" calcext:value-type="float">
            <text:p>78.012652906</text:p>
          </table:table-cell>
          <table:table-cell office:value-type="float" office:value="4290.24999930598" calcext:value-type="float">
            <text:p>4290.249999306</text:p>
          </table:table-cell>
          <table:table-cell table:formula="of:=([.B750] * (PI()) * 23 * (3600/63360)) / 11.1 / 60" office:value-type="float" office:value="26.4468170930006" calcext:value-type="float">
            <text:p>26.446817093</text:p>
          </table:table-cell>
        </table:table-row>
        <table:table-row table:style-name="ro1">
          <table:table-cell office:value-type="float" office:value="78.026346334" calcext:value-type="float">
            <text:p>78.026346334</text:p>
          </table:table-cell>
          <table:table-cell office:value-type="float" office:value="4381.66396317664" calcext:value-type="float">
            <text:p>4381.6639631766</text:p>
          </table:table-cell>
          <table:table-cell table:formula="of:=([.B751] * (PI()) * 23 * (3600/63360)) / 11.1 / 60" office:value-type="float" office:value="27.0103293318269" calcext:value-type="float">
            <text:p>27.0103293318</text:p>
          </table:table-cell>
        </table:table-row>
        <table:table-row table:style-name="ro1">
          <table:table-cell office:value-type="float" office:value="78.04016898" calcext:value-type="float">
            <text:p>78.04016898</text:p>
          </table:table-cell>
          <table:table-cell office:value-type="float" office:value="4340.7029305406" calcext:value-type="float">
            <text:p>4340.7029305406</text:p>
          </table:table-cell>
          <table:table-cell table:formula="of:=([.B752] * (PI()) * 23 * (3600/63360)) / 11.1 / 60" office:value-type="float" office:value="26.7578291422713" calcext:value-type="float">
            <text:p>26.7578291423</text:p>
          </table:table-cell>
        </table:table-row>
        <table:table-row table:style-name="ro1">
          <table:table-cell office:value-type="float" office:value="78.054172356" calcext:value-type="float">
            <text:p>78.054172356</text:p>
          </table:table-cell>
          <table:table-cell office:value-type="float" office:value="4284.68106547864" calcext:value-type="float">
            <text:p>4284.6810654786</text:p>
          </table:table-cell>
          <table:table-cell table:formula="of:=([.B753] * (PI()) * 23 * (3600/63360)) / 11.1 / 60" office:value-type="float" office:value="26.4124879573188" calcext:value-type="float">
            <text:p>26.4124879573</text:p>
          </table:table-cell>
        </table:table-row>
        <table:table-row table:style-name="ro1">
          <table:table-cell office:value-type="float" office:value="78.068011148" calcext:value-type="float">
            <text:p>78.068011148</text:p>
          </table:table-cell>
          <table:table-cell office:value-type="float" office:value="4335.63854417308" calcext:value-type="float">
            <text:p>4335.6385441731</text:p>
          </table:table-cell>
          <table:table-cell table:formula="of:=([.B754] * (PI()) * 23 * (3600/63360)) / 11.1 / 60" office:value-type="float" office:value="26.7266102389505" calcext:value-type="float">
            <text:p>26.726610239</text:p>
          </table:table-cell>
        </table:table-row>
        <table:table-row table:style-name="ro1">
          <table:table-cell office:value-type="float" office:value="78.082073535" calcext:value-type="float">
            <text:p>78.082073535</text:p>
          </table:table-cell>
          <table:table-cell office:value-type="float" office:value="4266.70095198916" calcext:value-type="float">
            <text:p>4266.7009519892</text:p>
          </table:table-cell>
          <table:table-cell table:formula="of:=([.B755] * (PI()) * 23 * (3600/63360)) / 11.1 / 60" office:value-type="float" office:value="26.3016513457357" calcext:value-type="float">
            <text:p>26.3016513457</text:p>
          </table:table-cell>
        </table:table-row>
        <table:table-row table:style-name="ro1">
          <table:table-cell office:value-type="float" office:value="78.0959275880001" calcext:value-type="float">
            <text:p>78.095927588</text:p>
          </table:table-cell>
          <table:table-cell office:value-type="float" office:value="4330.862600266" calcext:value-type="float">
            <text:p>4330.862600266</text:p>
          </table:table-cell>
          <table:table-cell table:formula="of:=([.B756] * (PI()) * 23 * (3600/63360)) / 11.1 / 60" office:value-type="float" office:value="26.6971694103328" calcext:value-type="float">
            <text:p>26.6971694103</text:p>
          </table:table-cell>
        </table:table-row>
        <table:table-row table:style-name="ro1">
          <table:table-cell office:value-type="float" office:value="78.109881432" calcext:value-type="float">
            <text:p>78.109881432</text:p>
          </table:table-cell>
          <table:table-cell office:value-type="float" office:value="4299.89041013969" calcext:value-type="float">
            <text:p>4299.8904101397</text:p>
          </table:table-cell>
          <table:table-cell table:formula="of:=([.B757] * (PI()) * 23 * (3600/63360)) / 11.1 / 60" office:value-type="float" office:value="26.5062444415378" calcext:value-type="float">
            <text:p>26.5062444415</text:p>
          </table:table-cell>
        </table:table-row>
        <table:table-row table:style-name="ro1">
          <table:table-cell office:value-type="float" office:value="78.12396309" calcext:value-type="float">
            <text:p>78.12396309</text:p>
          </table:table-cell>
          <table:table-cell office:value-type="float" office:value="4260.86189566321" calcext:value-type="float">
            <text:p>4260.8618956632</text:p>
          </table:table-cell>
          <table:table-cell table:formula="of:=([.B758] * (PI()) * 23 * (3600/63360)) / 11.1 / 60" office:value-type="float" office:value="26.2656570669237" calcext:value-type="float">
            <text:p>26.2656570669</text:p>
          </table:table-cell>
        </table:table-row>
        <table:table-row table:style-name="ro1">
          <table:table-cell office:value-type="float" office:value="78.151669268" calcext:value-type="float">
            <text:p>78.151669268</text:p>
          </table:table-cell>
          <table:table-cell office:value-type="float" office:value="4278.14136434289" calcext:value-type="float">
            <text:p>4278.1413643429</text:p>
          </table:table-cell>
          <table:table-cell table:formula="of:=([.B759] * (PI()) * 23 * (3600/63360)) / 11.1 / 60" office:value-type="float" office:value="26.3721746236418" calcext:value-type="float">
            <text:p>26.3721746236</text:p>
          </table:table-cell>
        </table:table-row>
        <table:table-row table:style-name="ro1">
          <table:table-cell office:value-type="float" office:value="78.165429154" calcext:value-type="float">
            <text:p>78.165429154</text:p>
          </table:table-cell>
          <table:table-cell office:value-type="float" office:value="4360.50124252402" calcext:value-type="float">
            <text:p>4360.501242524</text:p>
          </table:table-cell>
          <table:table-cell table:formula="of:=([.B760] * (PI()) * 23 * (3600/63360)) / 11.1 / 60" office:value-type="float" office:value="26.8798738566493" calcext:value-type="float">
            <text:p>26.8798738566</text:p>
          </table:table-cell>
        </table:table-row>
        <table:table-row table:style-name="ro1">
          <table:table-cell office:value-type="float" office:value="78.1790950810001" calcext:value-type="float">
            <text:p>78.179095081</text:p>
          </table:table-cell>
          <table:table-cell office:value-type="float" office:value="4390.48152385507" calcext:value-type="float">
            <text:p>4390.4815238551</text:p>
          </table:table-cell>
          <table:table-cell table:formula="of:=([.B761] * (PI()) * 23 * (3600/63360)) / 11.1 / 60" office:value-type="float" office:value="27.0646843028674" calcext:value-type="float">
            <text:p>27.0646843029</text:p>
          </table:table-cell>
        </table:table-row>
        <table:table-row table:style-name="ro1">
          <table:table-cell office:value-type="float" office:value="78.1928603320001" calcext:value-type="float">
            <text:p>78.192860332</text:p>
          </table:table-cell>
          <table:table-cell office:value-type="float" office:value="4358.80173925057" calcext:value-type="float">
            <text:p>4358.8017392506</text:p>
          </table:table-cell>
          <table:table-cell table:formula="of:=([.B762] * (PI()) * 23 * (3600/63360)) / 11.1 / 60" office:value-type="float" office:value="26.8693974386715" calcext:value-type="float">
            <text:p>26.8693974387</text:p>
          </table:table-cell>
        </table:table-row>
        <table:table-row table:style-name="ro1">
          <table:table-cell office:value-type="float" office:value="78.2063900600001" calcext:value-type="float">
            <text:p>78.20639006</text:p>
          </table:table-cell>
          <table:table-cell office:value-type="float" office:value="4434.67895290185" calcext:value-type="float">
            <text:p>4434.6789529019</text:p>
          </table:table-cell>
          <table:table-cell table:formula="of:=([.B763] * (PI()) * 23 * (3600/63360)) / 11.1 / 60" office:value-type="float" office:value="27.3371349344553" calcext:value-type="float">
            <text:p>27.3371349345</text:p>
          </table:table-cell>
        </table:table-row>
        <table:table-row table:style-name="ro1">
          <table:table-cell office:value-type="float" office:value="78.219893279" calcext:value-type="float">
            <text:p>78.219893279</text:p>
          </table:table-cell>
          <table:table-cell office:value-type="float" office:value="4443.38494399924" calcext:value-type="float">
            <text:p>4443.3849439992</text:p>
          </table:table-cell>
          <table:table-cell table:formula="of:=([.B764] * (PI()) * 23 * (3600/63360)) / 11.1 / 60" office:value-type="float" office:value="27.3908021459706" calcext:value-type="float">
            <text:p>27.390802146</text:p>
          </table:table-cell>
        </table:table-row>
        <table:table-row table:style-name="ro1">
          <table:table-cell office:value-type="float" office:value="78.2334705600001" calcext:value-type="float">
            <text:p>78.23347056</text:p>
          </table:table-cell>
          <table:table-cell office:value-type="float" office:value="4419.14695584689" calcext:value-type="float">
            <text:p>4419.1469558469</text:p>
          </table:table-cell>
          <table:table-cell table:formula="of:=([.B765] * (PI()) * 23 * (3600/63360)) / 11.1 / 60" office:value-type="float" office:value="27.2413894918196" calcext:value-type="float">
            <text:p>27.2413894918</text:p>
          </table:table-cell>
        </table:table-row>
        <table:table-row table:style-name="ro1">
          <table:table-cell office:value-type="float" office:value="78.2470393510001" calcext:value-type="float">
            <text:p>78.247039351</text:p>
          </table:table-cell>
          <table:table-cell office:value-type="float" office:value="4421.91201853939" calcext:value-type="float">
            <text:p>4421.9120185394</text:p>
          </table:table-cell>
          <table:table-cell table:formula="of:=([.B766] * (PI()) * 23 * (3600/63360)) / 11.1 / 60" office:value-type="float" office:value="27.2584344442795" calcext:value-type="float">
            <text:p>27.2584344443</text:p>
          </table:table-cell>
        </table:table-row>
        <table:table-row table:style-name="ro1">
          <table:table-cell office:value-type="float" office:value="78.2608607480001" calcext:value-type="float">
            <text:p>78.260860748</text:p>
          </table:table-cell>
          <table:table-cell office:value-type="float" office:value="4341.09518740647" calcext:value-type="float">
            <text:p>4341.0951874065</text:p>
          </table:table-cell>
          <table:table-cell table:formula="of:=([.B767] * (PI()) * 23 * (3600/63360)) / 11.1 / 60" office:value-type="float" office:value="26.760247170495" calcext:value-type="float">
            <text:p>26.7602471705</text:p>
          </table:table-cell>
        </table:table-row>
        <table:table-row table:style-name="ro1">
          <table:table-cell office:value-type="float" office:value="78.274447299" calcext:value-type="float">
            <text:p>78.274447299</text:p>
          </table:table-cell>
          <table:table-cell office:value-type="float" office:value="4416.13180567228" calcext:value-type="float">
            <text:p>4416.1318056723</text:p>
          </table:table-cell>
          <table:table-cell table:formula="of:=([.B768] * (PI()) * 23 * (3600/63360)) / 11.1 / 60" office:value-type="float" office:value="27.2228029000851" calcext:value-type="float">
            <text:p>27.2228029001</text:p>
          </table:table-cell>
        </table:table-row>
        <table:table-row table:style-name="ro1">
          <table:table-cell office:value-type="float" office:value="78.302096551" calcext:value-type="float">
            <text:p>78.302096551</text:p>
          </table:table-cell>
          <table:table-cell office:value-type="float" office:value="4327.59239735932" calcext:value-type="float">
            <text:p>4327.5923973593</text:p>
          </table:table-cell>
          <table:table-cell table:formula="of:=([.B769] * (PI()) * 23 * (3600/63360)) / 11.1 / 60" office:value-type="float" office:value="26.6770105715369" calcext:value-type="float">
            <text:p>26.6770105715</text:p>
          </table:table-cell>
        </table:table-row>
        <table:table-row table:style-name="ro1">
          <table:table-cell office:value-type="float" office:value="78.315913416" calcext:value-type="float">
            <text:p>78.315913416</text:p>
          </table:table-cell>
          <table:table-cell office:value-type="float" office:value="4342.51908809583" calcext:value-type="float">
            <text:p>4342.5190880958</text:p>
          </table:table-cell>
          <table:table-cell table:formula="of:=([.B770] * (PI()) * 23 * (3600/63360)) / 11.1 / 60" office:value-type="float" office:value="26.7690246639036" calcext:value-type="float">
            <text:p>26.7690246639</text:p>
          </table:table-cell>
        </table:table-row>
        <table:table-row table:style-name="ro1">
          <table:table-cell office:value-type="float" office:value="78.329969813" calcext:value-type="float">
            <text:p>78.329969813</text:p>
          </table:table-cell>
          <table:table-cell office:value-type="float" office:value="4268.51916604529" calcext:value-type="float">
            <text:p>4268.5191660453</text:p>
          </table:table-cell>
          <table:table-cell table:formula="of:=([.B771] * (PI()) * 23 * (3600/63360)) / 11.1 / 60" office:value-type="float" office:value="26.3128595444622" calcext:value-type="float">
            <text:p>26.3128595445</text:p>
          </table:table-cell>
        </table:table-row>
        <table:table-row table:style-name="ro1">
          <table:table-cell office:value-type="float" office:value="78.3437500630001" calcext:value-type="float">
            <text:p>78.343750063</text:p>
          </table:table-cell>
          <table:table-cell office:value-type="float" office:value="4354.05743724856" calcext:value-type="float">
            <text:p>4354.0574372486</text:p>
          </table:table-cell>
          <table:table-cell table:formula="of:=([.B772] * (PI()) * 23 * (3600/63360)) / 11.1 / 60" office:value-type="float" office:value="26.8401516634133" calcext:value-type="float">
            <text:p>26.8401516634</text:p>
          </table:table-cell>
        </table:table-row>
        <table:table-row table:style-name="ro1">
          <table:table-cell office:value-type="float" office:value="78.3575874490001" calcext:value-type="float">
            <text:p>78.357587449</text:p>
          </table:table-cell>
          <table:table-cell office:value-type="float" office:value="4336.07908315183" calcext:value-type="float">
            <text:p>4336.0790831518</text:p>
          </table:table-cell>
          <table:table-cell table:formula="of:=([.B773] * (PI()) * 23 * (3600/63360)) / 11.1 / 60" office:value-type="float" office:value="26.7293258974309" calcext:value-type="float">
            <text:p>26.7293258974</text:p>
          </table:table-cell>
        </table:table-row>
        <table:table-row table:style-name="ro1">
          <table:table-cell office:value-type="float" office:value="78.371428533" calcext:value-type="float">
            <text:p>78.371428533</text:p>
          </table:table-cell>
          <table:table-cell office:value-type="float" office:value="4334.92058859667" calcext:value-type="float">
            <text:p>4334.9205885967</text:p>
          </table:table-cell>
          <table:table-cell table:formula="of:=([.B774] * (PI()) * 23 * (3600/63360)) / 11.1 / 60" office:value-type="float" office:value="26.7221844735958" calcext:value-type="float">
            <text:p>26.7221844736</text:p>
          </table:table-cell>
        </table:table-row>
        <table:table-row table:style-name="ro1">
          <table:table-cell office:value-type="float" office:value="78.385042325" calcext:value-type="float">
            <text:p>78.385042325</text:p>
          </table:table-cell>
          <table:table-cell office:value-type="float" office:value="4407.29519005399" calcext:value-type="float">
            <text:p>4407.295190054</text:p>
          </table:table-cell>
          <table:table-cell table:formula="of:=([.B775] * (PI()) * 23 * (3600/63360)) / 11.1 / 60" office:value-type="float" office:value="27.1683304667734" calcext:value-type="float">
            <text:p>27.1683304668</text:p>
          </table:table-cell>
        </table:table-row>
        <table:table-row table:style-name="ro1">
          <table:table-cell office:value-type="float" office:value="78.398891117" calcext:value-type="float">
            <text:p>78.398891117</text:p>
          </table:table-cell>
          <table:table-cell office:value-type="float" office:value="4332.50784617918" calcext:value-type="float">
            <text:p>4332.5078461792</text:p>
          </table:table-cell>
          <table:table-cell table:formula="of:=([.B776] * (PI()) * 23 * (3600/63360)) / 11.1 / 60" office:value-type="float" office:value="26.7073113642389" calcext:value-type="float">
            <text:p>26.7073113642</text:p>
          </table:table-cell>
        </table:table-row>
        <table:table-row table:style-name="ro1">
          <table:table-cell office:value-type="float" office:value="78.412374283" calcext:value-type="float">
            <text:p>78.412374283</text:p>
          </table:table-cell>
          <table:table-cell office:value-type="float" office:value="4449.99342142159" calcext:value-type="float">
            <text:p>4449.9934214216</text:p>
          </table:table-cell>
          <table:table-cell table:formula="of:=([.B777] * (PI()) * 23 * (3600/63360)) / 11.1 / 60" office:value-type="float" office:value="27.4315394441887" calcext:value-type="float">
            <text:p>27.4315394442</text:p>
          </table:table-cell>
        </table:table-row>
        <table:table-row table:style-name="ro1">
          <table:table-cell office:value-type="float" office:value="78.426093752" calcext:value-type="float">
            <text:p>78.426093752</text:p>
          </table:table-cell>
          <table:table-cell office:value-type="float" office:value="4373.34710258456" calcext:value-type="float">
            <text:p>4373.3471025846</text:p>
          </table:table-cell>
          <table:table-cell table:formula="of:=([.B778] * (PI()) * 23 * (3600/63360)) / 11.1 / 60" office:value-type="float" office:value="26.9590608763983" calcext:value-type="float">
            <text:p>26.9590608764</text:p>
          </table:table-cell>
        </table:table-row>
        <table:table-row table:style-name="ro1">
          <table:table-cell office:value-type="float" office:value="78.4534236270001" calcext:value-type="float">
            <text:p>78.453423627</text:p>
          </table:table-cell>
          <table:table-cell office:value-type="float" office:value="4421.99675114835" calcext:value-type="float">
            <text:p>4421.9967511484</text:p>
          </table:table-cell>
          <table:table-cell table:formula="of:=([.B779] * (PI()) * 23 * (3600/63360)) / 11.1 / 60" office:value-type="float" office:value="27.2589567699741" calcext:value-type="float">
            <text:p>27.25895677</text:p>
          </table:table-cell>
        </table:table-row>
        <table:table-row table:style-name="ro1">
          <table:table-cell office:value-type="float" office:value="78.467357316" calcext:value-type="float">
            <text:p>78.467357316</text:p>
          </table:table-cell>
          <table:table-cell office:value-type="float" office:value="4306.11017658373" calcext:value-type="float">
            <text:p>4306.1101765837</text:p>
          </table:table-cell>
          <table:table-cell table:formula="of:=([.B780] * (PI()) * 23 * (3600/63360)) / 11.1 / 60" office:value-type="float" office:value="26.5445855698015" calcext:value-type="float">
            <text:p>26.5445855698</text:p>
          </table:table-cell>
        </table:table-row>
        <table:table-row table:style-name="ro1">
          <table:table-cell office:value-type="float" office:value="78.481104649" calcext:value-type="float">
            <text:p>78.481104649</text:p>
          </table:table-cell>
          <table:table-cell office:value-type="float" office:value="4364.48291462307" calcext:value-type="float">
            <text:p>4364.4829146231</text:p>
          </table:table-cell>
          <table:table-cell table:formula="of:=([.B781] * (PI()) * 23 * (3600/63360)) / 11.1 / 60" office:value-type="float" office:value="26.9044184761342" calcext:value-type="float">
            <text:p>26.9044184761</text:p>
          </table:table-cell>
        </table:table-row>
        <table:table-row table:style-name="ro1">
          <table:table-cell office:value-type="float" office:value="78.494957608" calcext:value-type="float">
            <text:p>78.494957608</text:p>
          </table:table-cell>
          <table:table-cell office:value-type="float" office:value="4331.20461844419" calcext:value-type="float">
            <text:p>4331.2046184442</text:p>
          </table:table-cell>
          <table:table-cell table:formula="of:=([.B782] * (PI()) * 23 * (3600/63360)) / 11.1 / 60" office:value-type="float" office:value="26.6992777471902" calcext:value-type="float">
            <text:p>26.6992777472</text:p>
          </table:table-cell>
        </table:table-row>
        <table:table-row table:style-name="ro1">
          <table:table-cell office:value-type="float" office:value="78.508932755" calcext:value-type="float">
            <text:p>78.508932755</text:p>
          </table:table-cell>
          <table:table-cell office:value-type="float" office:value="4293.33587689741" calcext:value-type="float">
            <text:p>4293.3358768974</text:p>
          </table:table-cell>
          <table:table-cell table:formula="of:=([.B783] * (PI()) * 23 * (3600/63360)) / 11.1 / 60" office:value-type="float" office:value="26.4658396768232" calcext:value-type="float">
            <text:p>26.4658396768</text:p>
          </table:table-cell>
        </table:table-row>
        <table:table-row table:style-name="ro1">
          <table:table-cell office:value-type="float" office:value="78.522632328" calcext:value-type="float">
            <text:p>78.522632328</text:p>
          </table:table-cell>
          <table:table-cell office:value-type="float" office:value="4379.69854971141" calcext:value-type="float">
            <text:p>4379.6985497114</text:p>
          </table:table-cell>
          <table:table-cell table:formula="of:=([.B784] * (PI()) * 23 * (3600/63360)) / 11.1 / 60" office:value-type="float" office:value="26.9982137370631" calcext:value-type="float">
            <text:p>26.9982137371</text:p>
          </table:table-cell>
        </table:table-row>
        <table:table-row table:style-name="ro1">
          <table:table-cell office:value-type="float" office:value="78.536325547" calcext:value-type="float">
            <text:p>78.536325547</text:p>
          </table:table-cell>
          <table:table-cell office:value-type="float" office:value="4381.73084066151" calcext:value-type="float">
            <text:p>4381.7308406615</text:p>
          </table:table-cell>
          <table:table-cell table:formula="of:=([.B785] * (PI()) * 23 * (3600/63360)) / 11.1 / 60" office:value-type="float" office:value="27.0107415913946" calcext:value-type="float">
            <text:p>27.0107415914</text:p>
          </table:table-cell>
        </table:table-row>
        <table:table-row table:style-name="ro1">
          <table:table-cell office:value-type="float" office:value="78.550160433" calcext:value-type="float">
            <text:p>78.550160433</text:p>
          </table:table-cell>
          <table:table-cell office:value-type="float" office:value="4336.86262393662" calcext:value-type="float">
            <text:p>4336.8626239366</text:p>
          </table:table-cell>
          <table:table-cell table:formula="of:=([.B786] * (PI()) * 23 * (3600/63360)) / 11.1 / 60" office:value-type="float" office:value="26.7341559562441" calcext:value-type="float">
            <text:p>26.7341559562</text:p>
          </table:table-cell>
        </table:table-row>
        <table:table-row table:style-name="ro1">
          <table:table-cell office:value-type="float" office:value="78.563690943" calcext:value-type="float">
            <text:p>78.563690943</text:p>
          </table:table-cell>
          <table:table-cell office:value-type="float" office:value="4434.42264925398" calcext:value-type="float">
            <text:p>4434.422649254</text:p>
          </table:table-cell>
          <table:table-cell table:formula="of:=([.B787] * (PI()) * 23 * (3600/63360)) / 11.1 / 60" office:value-type="float" office:value="27.3355549762486" calcext:value-type="float">
            <text:p>27.3355549762</text:p>
          </table:table-cell>
        </table:table-row>
        <table:table-row table:style-name="ro1">
          <table:table-cell office:value-type="float" office:value="78.577362964" calcext:value-type="float">
            <text:p>78.577362964</text:p>
          </table:table-cell>
          <table:table-cell office:value-type="float" office:value="4388.52456416575" calcext:value-type="float">
            <text:p>4388.5245641658</text:p>
          </table:table-cell>
          <table:table-cell table:formula="of:=([.B788] * (PI()) * 23 * (3600/63360)) / 11.1 / 60" office:value-type="float" office:value="27.0526208205598" calcext:value-type="float">
            <text:p>27.0526208206</text:p>
          </table:table-cell>
        </table:table-row>
        <table:table-row table:style-name="ro1">
          <table:table-cell office:value-type="float" office:value="78.6042401820001" calcext:value-type="float">
            <text:p>78.604240182</text:p>
          </table:table-cell>
          <table:table-cell office:value-type="float" office:value="4448.7729357401" calcext:value-type="float">
            <text:p>4448.7729357401</text:p>
          </table:table-cell>
          <table:table-cell table:formula="of:=([.B789] * (PI()) * 23 * (3600/63360)) / 11.1 / 60" office:value-type="float" office:value="27.4240158822545" calcext:value-type="float">
            <text:p>27.4240158823</text:p>
          </table:table-cell>
        </table:table-row>
        <table:table-row table:style-name="ro1">
          <table:table-cell office:value-type="float" office:value="78.6176524620001" calcext:value-type="float">
            <text:p>78.617652462</text:p>
          </table:table-cell>
          <table:table-cell office:value-type="float" office:value="4473.51233346971" calcext:value-type="float">
            <text:p>4473.5123334697</text:p>
          </table:table-cell>
          <table:table-cell table:formula="of:=([.B790] * (PI()) * 23 * (3600/63360)) / 11.1 / 60" office:value-type="float" office:value="27.5765194256032" calcext:value-type="float">
            <text:p>27.5765194256</text:p>
          </table:table-cell>
        </table:table-row>
        <table:table-row table:style-name="ro1">
          <table:table-cell office:value-type="float" office:value="78.630878805" calcext:value-type="float">
            <text:p>78.630878805</text:p>
          </table:table-cell>
          <table:table-cell office:value-type="float" office:value="4536.40133182125" calcext:value-type="float">
            <text:p>4536.4013318213</text:p>
          </table:table-cell>
          <table:table-cell table:formula="of:=([.B791] * (PI()) * 23 * (3600/63360)) / 11.1 / 60" office:value-type="float" office:value="27.9641923670016" calcext:value-type="float">
            <text:p>27.964192367</text:p>
          </table:table-cell>
        </table:table-row>
        <table:table-row table:style-name="ro1">
          <table:table-cell office:value-type="float" office:value="78.644385096" calcext:value-type="float">
            <text:p>78.644385096</text:p>
          </table:table-cell>
          <table:table-cell office:value-type="float" office:value="4442.37429802197" calcext:value-type="float">
            <text:p>4442.374298022</text:p>
          </table:table-cell>
          <table:table-cell table:formula="of:=([.B792] * (PI()) * 23 * (3600/63360)) / 11.1 / 60" office:value-type="float" office:value="27.3845721199089" calcext:value-type="float">
            <text:p>27.3845721199</text:p>
          </table:table-cell>
        </table:table-row>
        <table:table-row table:style-name="ro1">
          <table:table-cell office:value-type="float" office:value="78.657792585" calcext:value-type="float">
            <text:p>78.657792585</text:p>
          </table:table-cell>
          <table:table-cell office:value-type="float" office:value="4475.11088766266" calcext:value-type="float">
            <text:p>4475.1108876627</text:p>
          </table:table-cell>
          <table:table-cell table:formula="of:=([.B793] * (PI()) * 23 * (3600/63360)) / 11.1 / 60" office:value-type="float" office:value="27.5863735530692" calcext:value-type="float">
            <text:p>27.5863735531</text:p>
          </table:table-cell>
        </table:table-row>
        <table:table-row table:style-name="ro1">
          <table:table-cell office:value-type="float" office:value="78.671372105" calcext:value-type="float">
            <text:p>78.671372105</text:p>
          </table:table-cell>
          <table:table-cell office:value-type="float" office:value="4418.41832406203" calcext:value-type="float">
            <text:p>4418.418324062</text:p>
          </table:table-cell>
          <table:table-cell table:formula="of:=([.B794] * (PI()) * 23 * (3600/63360)) / 11.1 / 60" office:value-type="float" office:value="27.2368979140455" calcext:value-type="float">
            <text:p>27.236897914</text:p>
          </table:table-cell>
        </table:table-row>
        <table:table-row table:style-name="ro1">
          <table:table-cell office:value-type="float" office:value="78.68514996" calcext:value-type="float">
            <text:p>78.68514996</text:p>
          </table:table-cell>
          <table:table-cell office:value-type="float" office:value="4354.81430162745" calcext:value-type="float">
            <text:p>4354.8143016275</text:p>
          </table:table-cell>
          <table:table-cell table:formula="of:=([.B795] * (PI()) * 23 * (3600/63360)) / 11.1 / 60" office:value-type="float" office:value="26.8448172781901" calcext:value-type="float">
            <text:p>26.8448172782</text:p>
          </table:table-cell>
        </table:table-row>
        <table:table-row table:style-name="ro1">
          <table:table-cell office:value-type="float" office:value="78.698876512" calcext:value-type="float">
            <text:p>78.698876512</text:p>
          </table:table-cell>
          <table:table-cell office:value-type="float" office:value="4371.09042387973" calcext:value-type="float">
            <text:p>4371.0904238797</text:p>
          </table:table-cell>
          <table:table-cell table:formula="of:=([.B796] * (PI()) * 23 * (3600/63360)) / 11.1 / 60" office:value-type="float" office:value="26.9451498061917" calcext:value-type="float">
            <text:p>26.9451498062</text:p>
          </table:table-cell>
        </table:table-row>
        <table:table-row table:style-name="ro1">
          <table:table-cell office:value-type="float" office:value="78.7128699400001" calcext:value-type="float">
            <text:p>78.71286994</text:p>
          </table:table-cell>
          <table:table-cell office:value-type="float" office:value="4287.72706729119" calcext:value-type="float">
            <text:p>4287.7270672912</text:p>
          </table:table-cell>
          <table:table-cell table:formula="of:=([.B797] * (PI()) * 23 * (3600/63360)) / 11.1 / 60" office:value-type="float" office:value="26.4312647308902" calcext:value-type="float">
            <text:p>26.4312647309</text:p>
          </table:table-cell>
        </table:table-row>
        <table:table-row table:style-name="ro1">
          <table:table-cell office:value-type="float" office:value="78.7265559200001" calcext:value-type="float">
            <text:p>78.72655592</text:p>
          </table:table-cell>
          <table:table-cell office:value-type="float" office:value="4384.04849342459" calcext:value-type="float">
            <text:p>4384.0484934246</text:p>
          </table:table-cell>
          <table:table-cell table:formula="of:=([.B798] * (PI()) * 23 * (3600/63360)) / 11.1 / 60" office:value-type="float" office:value="27.0250285300858" calcext:value-type="float">
            <text:p>27.0250285301</text:p>
          </table:table-cell>
        </table:table-row>
        <table:table-row table:style-name="ro1">
          <table:table-cell office:value-type="float" office:value="78.754196004" calcext:value-type="float">
            <text:p>78.754196004</text:p>
          </table:table-cell>
          <table:table-cell office:value-type="float" office:value="4343.79611438853" calcext:value-type="float">
            <text:p>4343.7961143885</text:p>
          </table:table-cell>
          <table:table-cell table:formula="of:=([.B799] * (PI()) * 23 * (3600/63360)) / 11.1 / 60" office:value-type="float" office:value="26.7768967647815" calcext:value-type="float">
            <text:p>26.7768967648</text:p>
          </table:table-cell>
        </table:table-row>
        <table:table-row table:style-name="ro1">
          <table:table-cell office:value-type="float" office:value="78.7679324" calcext:value-type="float">
            <text:p>78.7679324</text:p>
          </table:table-cell>
          <table:table-cell office:value-type="float" office:value="4367.95794180244" calcext:value-type="float">
            <text:p>4367.9579418024</text:p>
          </table:table-cell>
          <table:table-cell table:formula="of:=([.B800] * (PI()) * 23 * (3600/63360)) / 11.1 / 60" office:value-type="float" office:value="26.9258399336765" calcext:value-type="float">
            <text:p>26.9258399337</text:p>
          </table:table-cell>
        </table:table-row>
        <table:table-row table:style-name="ro1">
          <table:table-cell office:value-type="float" office:value="78.7818090050001" calcext:value-type="float">
            <text:p>78.781809005</text:p>
          </table:table-cell>
          <table:table-cell office:value-type="float" office:value="4323.82416302281" calcext:value-type="float">
            <text:p>4323.8241630228</text:p>
          </table:table-cell>
          <table:table-cell table:formula="of:=([.B801] * (PI()) * 23 * (3600/63360)) / 11.1 / 60" office:value-type="float" office:value="26.6537816677953" calcext:value-type="float">
            <text:p>26.6537816678</text:p>
          </table:table-cell>
        </table:table-row>
        <table:table-row table:style-name="ro1">
          <table:table-cell office:value-type="float" office:value="78.795641599" calcext:value-type="float">
            <text:p>78.795641599</text:p>
          </table:table-cell>
          <table:table-cell office:value-type="float" office:value="4337.58122303128" calcext:value-type="float">
            <text:p>4337.5812230313</text:p>
          </table:table-cell>
          <table:table-cell table:formula="of:=([.B802] * (PI()) * 23 * (3600/63360)) / 11.1 / 60" office:value-type="float" office:value="26.7385856885028" calcext:value-type="float">
            <text:p>26.7385856885</text:p>
          </table:table-cell>
        </table:table-row>
        <table:table-row table:style-name="ro1">
          <table:table-cell office:value-type="float" office:value="78.809322631" calcext:value-type="float">
            <text:p>78.809322631</text:p>
          </table:table-cell>
          <table:table-cell office:value-type="float" office:value="4385.63406619489" calcext:value-type="float">
            <text:p>4385.6340661949</text:p>
          </table:table-cell>
          <table:table-cell table:formula="of:=([.B803] * (PI()) * 23 * (3600/63360)) / 11.1 / 60" office:value-type="float" office:value="27.0348026348701" calcext:value-type="float">
            <text:p>27.0348026349</text:p>
          </table:table-cell>
        </table:table-row>
        <table:table-row table:style-name="ro1">
          <table:table-cell office:value-type="float" office:value="78.823114912" calcext:value-type="float">
            <text:p>78.823114912</text:p>
          </table:table-cell>
          <table:table-cell office:value-type="float" office:value="4350.25939510757" calcext:value-type="float">
            <text:p>4350.2593951076</text:p>
          </table:table-cell>
          <table:table-cell table:formula="of:=([.B804] * (PI()) * 23 * (3600/63360)) / 11.1 / 60" office:value-type="float" office:value="26.8167390124418" calcext:value-type="float">
            <text:p>26.8167390124</text:p>
          </table:table-cell>
        </table:table-row>
        <table:table-row table:style-name="ro1">
          <table:table-cell office:value-type="float" office:value="78.836661464" calcext:value-type="float">
            <text:p>78.836661464</text:p>
          </table:table-cell>
          <table:table-cell office:value-type="float" office:value="4429.17134929165" calcext:value-type="float">
            <text:p>4429.1713492917</text:p>
          </table:table-cell>
          <table:table-cell table:formula="of:=([.B805] * (PI()) * 23 * (3600/63360)) / 11.1 / 60" office:value-type="float" office:value="27.3031838627641" calcext:value-type="float">
            <text:p>27.3031838628</text:p>
          </table:table-cell>
        </table:table-row>
        <table:table-row table:style-name="ro1">
          <table:table-cell office:value-type="float" office:value="78.850397339" calcext:value-type="float">
            <text:p>78.850397339</text:p>
          </table:table-cell>
          <table:table-cell office:value-type="float" office:value="4368.12361787747" calcext:value-type="float">
            <text:p>4368.1236178775</text:p>
          </table:table-cell>
          <table:table-cell table:formula="of:=([.B806] * (PI()) * 23 * (3600/63360)) / 11.1 / 60" office:value-type="float" office:value="26.9268612272733" calcext:value-type="float">
            <text:p>26.9268612273</text:p>
          </table:table-cell>
        </table:table-row>
        <table:table-row table:style-name="ro1">
          <table:table-cell office:value-type="float" office:value="78.8640948290001" calcext:value-type="float">
            <text:p>78.864094829</text:p>
          </table:table-cell>
          <table:table-cell office:value-type="float" office:value="4380.36457773522" calcext:value-type="float">
            <text:p>4380.3645777352</text:p>
          </table:table-cell>
          <table:table-cell table:formula="of:=([.B807] * (PI()) * 23 * (3600/63360)) / 11.1 / 60" office:value-type="float" office:value="27.0023194002126" calcext:value-type="float">
            <text:p>27.0023194002</text:p>
          </table:table-cell>
        </table:table-row>
        <table:table-row table:style-name="ro1">
          <table:table-cell office:value-type="float" office:value="78.877503933" calcext:value-type="float">
            <text:p>78.877503933</text:p>
          </table:table-cell>
          <table:table-cell office:value-type="float" office:value="4474.57190280832" calcext:value-type="float">
            <text:p>4474.5719028083</text:p>
          </table:table-cell>
          <table:table-cell table:formula="of:=([.B808] * (PI()) * 23 * (3600/63360)) / 11.1 / 60" office:value-type="float" office:value="27.5830510348335" calcext:value-type="float">
            <text:p>27.5830510348</text:p>
          </table:table-cell>
        </table:table-row>
        <table:table-row table:style-name="ro1">
          <table:table-cell office:value-type="float" office:value="78.904832922" calcext:value-type="float">
            <text:p>78.904832922</text:p>
          </table:table-cell>
          <table:table-cell office:value-type="float" office:value="4444.5853542614" calcext:value-type="float">
            <text:p>4444.5853542614</text:p>
          </table:table-cell>
          <table:table-cell table:formula="of:=([.B809] * (PI()) * 23 * (3600/63360)) / 11.1 / 60" office:value-type="float" office:value="27.3982019549899" calcext:value-type="float">
            <text:p>27.398201955</text:p>
          </table:table-cell>
        </table:table-row>
        <table:table-row table:style-name="ro1">
          <table:table-cell office:value-type="float" office:value="78.91856885" calcext:value-type="float">
            <text:p>78.91856885</text:p>
          </table:table-cell>
          <table:table-cell office:value-type="float" office:value="4368.10676353098" calcext:value-type="float">
            <text:p>4368.106763531</text:p>
          </table:table-cell>
          <table:table-cell table:formula="of:=([.B810] * (PI()) * 23 * (3600/63360)) / 11.1 / 60" office:value-type="float" office:value="26.9267573303398" calcext:value-type="float">
            <text:p>26.9267573303</text:p>
          </table:table-cell>
        </table:table-row>
        <table:table-row table:style-name="ro1">
          <table:table-cell office:value-type="float" office:value="78.9324330590001" calcext:value-type="float">
            <text:p>78.932433059</text:p>
          </table:table-cell>
          <table:table-cell office:value-type="float" office:value="4327.69009755061" calcext:value-type="float">
            <text:p>4327.6900975506</text:p>
          </table:table-cell>
          <table:table-cell table:formula="of:=([.B811] * (PI()) * 23 * (3600/63360)) / 11.1 / 60" office:value-type="float" office:value="26.677612834596" calcext:value-type="float">
            <text:p>26.6776128346</text:p>
          </table:table-cell>
        </table:table-row>
        <table:table-row table:style-name="ro1">
          <table:table-cell office:value-type="float" office:value="78.946282059" calcext:value-type="float">
            <text:p>78.946282059</text:p>
          </table:table-cell>
          <table:table-cell office:value-type="float" office:value="4332.44277567154" calcext:value-type="float">
            <text:p>4332.4427756715</text:p>
          </table:table-cell>
          <table:table-cell table:formula="of:=([.B812] * (PI()) * 23 * (3600/63360)) / 11.1 / 60" office:value-type="float" office:value="26.7069102436017" calcext:value-type="float">
            <text:p>26.7069102436</text:p>
          </table:table-cell>
        </table:table-row>
        <table:table-row table:style-name="ro1">
          <table:table-cell office:value-type="float" office:value="78.960287467" calcext:value-type="float">
            <text:p>78.960287467</text:p>
          </table:table-cell>
          <table:table-cell office:value-type="float" office:value="4284.05941476238" calcext:value-type="float">
            <text:p>4284.0594147624</text:p>
          </table:table-cell>
          <table:table-cell table:formula="of:=([.B813] * (PI()) * 23 * (3600/63360)) / 11.1 / 60" office:value-type="float" office:value="26.4086558536439" calcext:value-type="float">
            <text:p>26.4086558536</text:p>
          </table:table-cell>
        </table:table-row>
        <table:table-row table:style-name="ro1">
          <table:table-cell office:value-type="float" office:value="78.9741280820001" calcext:value-type="float">
            <text:p>78.974128082</text:p>
          </table:table-cell>
          <table:table-cell office:value-type="float" office:value="4335.06748072877" calcext:value-type="float">
            <text:p>4335.0674807288</text:p>
          </table:table-cell>
          <table:table-cell table:formula="of:=([.B814] * (PI()) * 23 * (3600/63360)) / 11.1 / 60" office:value-type="float" office:value="26.7230899754548" calcext:value-type="float">
            <text:p>26.7230899755</text:p>
          </table:table-cell>
        </table:table-row>
        <table:table-row table:style-name="ro1">
          <table:table-cell office:value-type="float" office:value="78.987960676" calcext:value-type="float">
            <text:p>78.987960676</text:p>
          </table:table-cell>
          <table:table-cell office:value-type="float" office:value="4337.58122303128" calcext:value-type="float">
            <text:p>4337.5812230313</text:p>
          </table:table-cell>
          <table:table-cell table:formula="of:=([.B815] * (PI()) * 23 * (3600/63360)) / 11.1 / 60" office:value-type="float" office:value="26.7385856885028" calcext:value-type="float">
            <text:p>26.7385856885</text:p>
          </table:table-cell>
        </table:table-row>
        <table:table-row table:style-name="ro1">
          <table:table-cell office:value-type="float" office:value="79.0019413960001" calcext:value-type="float">
            <text:p>79.001941396</text:p>
          </table:table-cell>
          <table:table-cell office:value-type="float" office:value="4291.62446567334" calcext:value-type="float">
            <text:p>4291.6244656733</text:p>
          </table:table-cell>
          <table:table-cell table:formula="of:=([.B816] * (PI()) * 23 * (3600/63360)) / 11.1 / 60" office:value-type="float" office:value="26.4552898534746" calcext:value-type="float">
            <text:p>26.4552898535</text:p>
          </table:table-cell>
        </table:table-row>
        <table:table-row table:style-name="ro1">
          <table:table-cell office:value-type="float" office:value="79.015916803" calcext:value-type="float">
            <text:p>79.015916803</text:p>
          </table:table-cell>
          <table:table-cell office:value-type="float" office:value="4293.25600321378" calcext:value-type="float">
            <text:p>4293.2560032138</text:p>
          </table:table-cell>
          <table:table-cell table:formula="of:=([.B817] * (PI()) * 23 * (3600/63360)) / 11.1 / 60" office:value-type="float" office:value="26.4653473034879" calcext:value-type="float">
            <text:p>26.4653473035</text:p>
          </table:table-cell>
        </table:table-row>
        <table:table-row table:style-name="ro1">
          <table:table-cell office:value-type="float" office:value="79.0298657" calcext:value-type="float">
            <text:p>79.0298657</text:p>
          </table:table-cell>
          <table:table-cell office:value-type="float" office:value="4301.41537356659" calcext:value-type="float">
            <text:p>4301.4153735666</text:p>
          </table:table-cell>
          <table:table-cell table:formula="of:=([.B818] * (PI()) * 23 * (3600/63360)) / 11.1 / 60" office:value-type="float" office:value="26.5156449260856" calcext:value-type="float">
            <text:p>26.5156449261</text:p>
          </table:table-cell>
        </table:table-row>
        <table:table-row table:style-name="ro1">
          <table:table-cell office:value-type="float" office:value="79.057629535" calcext:value-type="float">
            <text:p>79.057629535</text:p>
          </table:table-cell>
          <table:table-cell office:value-type="float" office:value="4300.90138292116" calcext:value-type="float">
            <text:p>4300.9013829212</text:p>
          </table:table-cell>
          <table:table-cell table:formula="of:=([.B819] * (PI()) * 23 * (3600/63360)) / 11.1 / 60" office:value-type="float" office:value="26.5124764821512" calcext:value-type="float">
            <text:p>26.5124764822</text:p>
          </table:table-cell>
        </table:table-row>
        <table:table-row table:style-name="ro1">
          <table:table-cell office:value-type="float" office:value="79.071538171" calcext:value-type="float">
            <text:p>79.071538171</text:p>
          </table:table-cell>
          <table:table-cell office:value-type="float" office:value="4313.86657900999" calcext:value-type="float">
            <text:p>4313.86657901</text:p>
          </table:table-cell>
          <table:table-cell table:formula="of:=([.B820] * (PI()) * 23 * (3600/63360)) / 11.1 / 60" office:value-type="float" office:value="26.592399136913" calcext:value-type="float">
            <text:p>26.5923991369</text:p>
          </table:table-cell>
        </table:table-row>
        <table:table-row table:style-name="ro1">
          <table:table-cell office:value-type="float" office:value="79.0852644110001" calcext:value-type="float">
            <text:p>79.085264411</text:p>
          </table:table-cell>
          <table:table-cell office:value-type="float" office:value="4371.18977954478" calcext:value-type="float">
            <text:p>4371.1897795448</text:p>
          </table:table-cell>
          <table:table-cell table:formula="of:=([.B821] * (PI()) * 23 * (3600/63360)) / 11.1 / 60" office:value-type="float" office:value="26.9457622742533" calcext:value-type="float">
            <text:p>26.9457622743</text:p>
          </table:table-cell>
        </table:table-row>
        <table:table-row table:style-name="ro1">
          <table:table-cell office:value-type="float" office:value="79.099010286" calcext:value-type="float">
            <text:p>79.099010286</text:p>
          </table:table-cell>
          <table:table-cell office:value-type="float" office:value="4364.94584741381" calcext:value-type="float">
            <text:p>4364.9458474138</text:p>
          </table:table-cell>
          <table:table-cell table:formula="of:=([.B822] * (PI()) * 23 * (3600/63360)) / 11.1 / 60" office:value-type="float" office:value="26.9072721790291" calcext:value-type="float">
            <text:p>26.907272179</text:p>
          </table:table-cell>
        </table:table-row>
        <table:table-row table:style-name="ro1">
          <table:table-cell office:value-type="float" office:value="79.112659078" calcext:value-type="float">
            <text:p>79.112659078</text:p>
          </table:table-cell>
          <table:table-cell office:value-type="float" office:value="4395.99343296346" calcext:value-type="float">
            <text:p>4395.9934329635</text:p>
          </table:table-cell>
          <table:table-cell table:formula="of:=([.B823] * (PI()) * 23 * (3600/63360)) / 11.1 / 60" office:value-type="float" office:value="27.0986619153717" calcext:value-type="float">
            <text:p>27.0986619154</text:p>
          </table:table-cell>
        </table:table-row>
        <table:table-row table:style-name="ro1">
          <table:table-cell office:value-type="float" office:value="79.1260931810001" calcext:value-type="float">
            <text:p>79.126093181</text:p>
          </table:table-cell>
          <table:table-cell office:value-type="float" office:value="4466.24534589032" calcext:value-type="float">
            <text:p>4466.2453458903</text:p>
          </table:table-cell>
          <table:table-cell table:formula="of:=([.B824] * (PI()) * 23 * (3600/63360)) / 11.1 / 60" office:value-type="float" office:value="27.5317228073734" calcext:value-type="float">
            <text:p>27.5317228074</text:p>
          </table:table-cell>
        </table:table-row>
        <table:table-row table:style-name="ro1">
          <table:table-cell office:value-type="float" office:value="79.139629525" calcext:value-type="float">
            <text:p>79.139629525</text:p>
          </table:table-cell>
          <table:table-cell office:value-type="float" office:value="4432.51146692977" calcext:value-type="float">
            <text:p>4432.5114669298</text:p>
          </table:table-cell>
          <table:table-cell table:formula="of:=([.B825] * (PI()) * 23 * (3600/63360)) / 11.1 / 60" office:value-type="float" office:value="27.3237736839304" calcext:value-type="float">
            <text:p>27.3237736839</text:p>
          </table:table-cell>
        </table:table-row>
        <table:table-row table:style-name="ro1">
          <table:table-cell office:value-type="float" office:value="79.152834617" calcext:value-type="float">
            <text:p>79.152834617</text:p>
          </table:table-cell>
          <table:table-cell office:value-type="float" office:value="4543.70177806442" calcext:value-type="float">
            <text:p>4543.7017780644</text:p>
          </table:table-cell>
          <table:table-cell table:formula="of:=([.B826] * (PI()) * 23 * (3600/63360)) / 11.1 / 60" office:value-type="float" office:value="28.0091952378183" calcext:value-type="float">
            <text:p>28.0091952378</text:p>
          </table:table-cell>
        </table:table-row>
        <table:table-row table:style-name="ro1">
          <table:table-cell office:value-type="float" office:value="79.166244346" calcext:value-type="float">
            <text:p>79.166244346</text:p>
          </table:table-cell>
          <table:table-cell office:value-type="float" office:value="4474.36335214505" calcext:value-type="float">
            <text:p>4474.3633521451</text:p>
          </table:table-cell>
          <table:table-cell table:formula="of:=([.B827] * (PI()) * 23 * (3600/63360)) / 11.1 / 60" office:value-type="float" office:value="27.581765445125" calcext:value-type="float">
            <text:p>27.5817654451</text:p>
          </table:table-cell>
        </table:table-row>
        <table:table-row table:style-name="ro1">
          <table:table-cell office:value-type="float" office:value="79.179757251" calcext:value-type="float">
            <text:p>79.179757251</text:p>
          </table:table-cell>
          <table:table-cell office:value-type="float" office:value="4440.1999422131" calcext:value-type="float">
            <text:p>4440.1999422131</text:p>
          </table:table-cell>
          <table:table-cell table:formula="of:=([.B828] * (PI()) * 23 * (3600/63360)) / 11.1 / 60" office:value-type="float" office:value="27.3711685209621" calcext:value-type="float">
            <text:p>27.371168521</text:p>
          </table:table-cell>
        </table:table-row>
        <table:table-row table:style-name="ro1">
          <table:table-cell office:value-type="float" office:value="79.206765511" calcext:value-type="float">
            <text:p>79.206765511</text:p>
          </table:table-cell>
          <table:table-cell office:value-type="float" office:value="4397.23539948069" calcext:value-type="float">
            <text:p>4397.2353994807</text:p>
          </table:table-cell>
          <table:table-cell table:formula="of:=([.B829] * (PI()) * 23 * (3600/63360)) / 11.1 / 60" office:value-type="float" office:value="27.1063178937697" calcext:value-type="float">
            <text:p>27.1063178938</text:p>
          </table:table-cell>
        </table:table-row>
        <table:table-row table:style-name="ro1">
          <table:table-cell office:value-type="float" office:value="79.22003227" calcext:value-type="float">
            <text:p>79.22003227</text:p>
          </table:table-cell>
          <table:table-cell office:value-type="float" office:value="4522.58158907617" calcext:value-type="float">
            <text:p>4522.5815890762</text:p>
          </table:table-cell>
          <table:table-cell table:formula="of:=([.B830] * (PI()) * 23 * (3600/63360)) / 11.1 / 60" office:value-type="float" office:value="27.8790019448326" calcext:value-type="float">
            <text:p>27.8790019448</text:p>
          </table:table-cell>
        </table:table-row>
        <table:table-row table:style-name="ro1">
          <table:table-cell office:value-type="float" office:value="79.2336280930001" calcext:value-type="float">
            <text:p>79.233628093</text:p>
          </table:table-cell>
          <table:table-cell office:value-type="float" office:value="4413.12011782859" calcext:value-type="float">
            <text:p>4413.1201178286</text:p>
          </table:table-cell>
          <table:table-cell table:formula="of:=([.B831] * (PI()) * 23 * (3600/63360)) / 11.1 / 60" office:value-type="float" office:value="27.2042376515434" calcext:value-type="float">
            <text:p>27.2042376515</text:p>
          </table:table-cell>
        </table:table-row>
        <table:table-row table:style-name="ro1">
          <table:table-cell office:value-type="float" office:value="79.247050738" calcext:value-type="float">
            <text:p>79.247050738</text:p>
          </table:table-cell>
          <table:table-cell office:value-type="float" office:value="4470.05787607719" calcext:value-type="float">
            <text:p>4470.0578760772</text:p>
          </table:table-cell>
          <table:table-cell table:formula="of:=([.B832] * (PI()) * 23 * (3600/63360)) / 11.1 / 60" office:value-type="float" office:value="27.555224768455" calcext:value-type="float">
            <text:p>27.5552247685</text:p>
          </table:table-cell>
        </table:table-row>
        <table:table-row table:style-name="ro1">
          <table:table-cell office:value-type="float" office:value="79.260428748" calcext:value-type="float">
            <text:p>79.260428748</text:p>
          </table:table-cell>
          <table:table-cell office:value-type="float" office:value="4484.97198013865" calcext:value-type="float">
            <text:p>4484.9719801387</text:p>
          </table:table-cell>
          <table:table-cell table:formula="of:=([.B833] * (PI()) * 23 * (3600/63360)) / 11.1 / 60" office:value-type="float" office:value="27.647161271522" calcext:value-type="float">
            <text:p>27.6471612715</text:p>
          </table:table-cell>
        </table:table-row>
        <table:table-row table:style-name="ro1">
          <table:table-cell office:value-type="float" office:value="79.2739448310001" calcext:value-type="float">
            <text:p>79.273944831</text:p>
          </table:table-cell>
          <table:table-cell office:value-type="float" office:value="4439.15593000883" calcext:value-type="float">
            <text:p>4439.1559300088</text:p>
          </table:table-cell>
          <table:table-cell table:formula="of:=([.B834] * (PI()) * 23 * (3600/63360)) / 11.1 / 60" office:value-type="float" office:value="27.3647328121308" calcext:value-type="float">
            <text:p>27.3647328121</text:p>
          </table:table-cell>
        </table:table-row>
        <table:table-row table:style-name="ro1">
          <table:table-cell office:value-type="float" office:value="79.2874498720001" calcext:value-type="float">
            <text:p>79.287449872</text:p>
          </table:table-cell>
          <table:table-cell office:value-type="float" office:value="4442.78547542841" calcext:value-type="float">
            <text:p>4442.7854754284</text:p>
          </table:table-cell>
          <table:table-cell table:formula="of:=([.B835] * (PI()) * 23 * (3600/63360)) / 11.1 / 60" office:value-type="float" office:value="27.3871067819129" calcext:value-type="float">
            <text:p>27.3871067819</text:p>
          </table:table-cell>
        </table:table-row>
        <table:table-row table:style-name="ro1">
          <table:table-cell office:value-type="float" office:value="79.301097622" calcext:value-type="float">
            <text:p>79.301097622</text:p>
          </table:table-cell>
          <table:table-cell office:value-type="float" office:value="4396.32906526127" calcext:value-type="float">
            <text:p>4396.3290652613</text:p>
          </table:table-cell>
          <table:table-cell table:formula="of:=([.B836] * (PI()) * 23 * (3600/63360)) / 11.1 / 60" office:value-type="float" office:value="27.1007308871081" calcext:value-type="float">
            <text:p>27.1007308871</text:p>
          </table:table-cell>
        </table:table-row>
        <table:table-row table:style-name="ro1">
          <table:table-cell office:value-type="float" office:value="79.314731934" calcext:value-type="float">
            <text:p>79.314731934</text:p>
          </table:table-cell>
          <table:table-cell office:value-type="float" office:value="4400.66209427387" calcext:value-type="float">
            <text:p>4400.6620942739</text:p>
          </table:table-cell>
          <table:table-cell table:formula="of:=([.B837] * (PI()) * 23 * (3600/63360)) / 11.1 / 60" office:value-type="float" office:value="27.1274414111506" calcext:value-type="float">
            <text:p>27.1274414112</text:p>
          </table:table-cell>
        </table:table-row>
        <table:table-row table:style-name="ro1">
          <table:table-cell office:value-type="float" office:value="79.328293643" calcext:value-type="float">
            <text:p>79.328293643</text:p>
          </table:table-cell>
          <table:table-cell office:value-type="float" office:value="4424.22116564056" calcext:value-type="float">
            <text:p>4424.2211656406</text:p>
          </table:table-cell>
          <table:table-cell table:formula="of:=([.B838] * (PI()) * 23 * (3600/63360)) / 11.1 / 60" office:value-type="float" office:value="27.2726689506685" calcext:value-type="float">
            <text:p>27.2726689507</text:p>
          </table:table-cell>
        </table:table-row>
        <table:table-row table:style-name="ro1">
          <table:table-cell office:value-type="float" office:value="79.3554364340001" calcext:value-type="float">
            <text:p>79.355436434</text:p>
          </table:table-cell>
          <table:table-cell office:value-type="float" office:value="4449.94160562164" calcext:value-type="float">
            <text:p>4449.9416056216</text:p>
          </table:table-cell>
          <table:table-cell table:formula="of:=([.B839] * (PI()) * 23 * (3600/63360)) / 11.1 / 60" office:value-type="float" office:value="27.4312200308715" calcext:value-type="float">
            <text:p>27.4312200309</text:p>
          </table:table-cell>
        </table:table-row>
        <table:table-row table:style-name="ro1">
          <table:table-cell office:value-type="float" office:value="79.368878089" calcext:value-type="float">
            <text:p>79.368878089</text:p>
          </table:table-cell>
          <table:table-cell office:value-type="float" office:value="4463.736050376" calcext:value-type="float">
            <text:p>4463.736050376</text:p>
          </table:table-cell>
          <table:table-cell table:formula="of:=([.B840] * (PI()) * 23 * (3600/63360)) / 11.1 / 60" office:value-type="float" office:value="27.5162545061066" calcext:value-type="float">
            <text:p>27.5162545061</text:p>
          </table:table-cell>
        </table:table-row>
        <table:table-row table:style-name="ro1">
          <table:table-cell office:value-type="float" office:value="79.382418339" calcext:value-type="float">
            <text:p>79.382418339</text:p>
          </table:table-cell>
          <table:table-cell office:value-type="float" office:value="4431.23280589175" calcext:value-type="float">
            <text:p>4431.2328058918</text:p>
          </table:table-cell>
          <table:table-cell table:formula="of:=([.B841] * (PI()) * 23 * (3600/63360)) / 11.1 / 60" office:value-type="float" office:value="27.3158915058285" calcext:value-type="float">
            <text:p>27.3158915058</text:p>
          </table:table-cell>
        </table:table-row>
        <table:table-row table:style-name="ro1">
          <table:table-cell office:value-type="float" office:value="79.395678327" calcext:value-type="float">
            <text:p>79.395678327</text:p>
          </table:table-cell>
          <table:table-cell office:value-type="float" office:value="4524.89097276605" calcext:value-type="float">
            <text:p>4524.8909727661</text:p>
          </table:table-cell>
          <table:table-cell table:formula="of:=([.B842] * (PI()) * 23 * (3600/63360)) / 11.1 / 60" office:value-type="float" office:value="27.893237909649" calcext:value-type="float">
            <text:p>27.8932379096</text:p>
          </table:table-cell>
        </table:table-row>
        <table:table-row table:style-name="ro1">
          <table:table-cell office:value-type="float" office:value="79.4090901910001" calcext:value-type="float">
            <text:p>79.409090191</text:p>
          </table:table-cell>
          <table:table-cell office:value-type="float" office:value="4473.65108978099" calcext:value-type="float">
            <text:p>4473.651089781</text:p>
          </table:table-cell>
          <table:table-cell table:formula="of:=([.B843] * (PI()) * 23 * (3600/63360)) / 11.1 / 60" office:value-type="float" office:value="27.5773747750084" calcext:value-type="float">
            <text:p>27.577374775</text:p>
          </table:table-cell>
        </table:table-row>
        <table:table-row table:style-name="ro1">
          <table:table-cell office:value-type="float" office:value="79.4225591910001" calcext:value-type="float">
            <text:p>79.422559191</text:p>
          </table:table-cell>
          <table:table-cell office:value-type="float" office:value="4454.67369515633" calcext:value-type="float">
            <text:p>4454.6736951563</text:p>
          </table:table-cell>
          <table:table-cell table:formula="of:=([.B844] * (PI()) * 23 * (3600/63360)) / 11.1 / 60" office:value-type="float" office:value="27.4603905235962" calcext:value-type="float">
            <text:p>27.4603905236</text:p>
          </table:table-cell>
        </table:table-row>
        <table:table-row table:style-name="ro1">
          <table:table-cell office:value-type="float" office:value="79.4358632940001" calcext:value-type="float">
            <text:p>79.435863294</text:p>
          </table:table-cell>
          <table:table-cell office:value-type="float" office:value="4509.88691233214" calcext:value-type="float">
            <text:p>4509.8869123321</text:p>
          </table:table-cell>
          <table:table-cell table:formula="of:=([.B845] * (PI()) * 23 * (3600/63360)) / 11.1 / 60" office:value-type="float" office:value="27.8007468795197" calcext:value-type="float">
            <text:p>27.8007468795</text:p>
          </table:table-cell>
        </table:table-row>
        <table:table-row table:style-name="ro1">
          <table:table-cell office:value-type="float" office:value="79.4494186480001" calcext:value-type="float">
            <text:p>79.449418648</text:p>
          </table:table-cell>
          <table:table-cell office:value-type="float" office:value="4426.2953221273" calcext:value-type="float">
            <text:p>4426.2953221273</text:p>
          </table:table-cell>
          <table:table-cell table:formula="of:=([.B846] * (PI()) * 23 * (3600/63360)) / 11.1 / 60" office:value-type="float" office:value="27.285454880914" calcext:value-type="float">
            <text:p>27.2854548809</text:p>
          </table:table-cell>
        </table:table-row>
        <table:table-row table:style-name="ro1">
          <table:table-cell office:value-type="float" office:value="79.462775772" calcext:value-type="float">
            <text:p>79.462775772</text:p>
          </table:table-cell>
          <table:table-cell office:value-type="float" office:value="4491.98495125787" calcext:value-type="float">
            <text:p>4491.9849512579</text:p>
          </table:table-cell>
          <table:table-cell table:formula="of:=([.B847] * (PI()) * 23 * (3600/63360)) / 11.1 / 60" office:value-type="float" office:value="27.6903920306848" calcext:value-type="float">
            <text:p>27.6903920307</text:p>
          </table:table-cell>
        </table:table-row>
        <table:table-row table:style-name="ro1">
          <table:table-cell office:value-type="float" office:value="79.476337792" calcext:value-type="float">
            <text:p>79.476337792</text:p>
          </table:table-cell>
          <table:table-cell office:value-type="float" office:value="4424.11971078223" calcext:value-type="float">
            <text:p>4424.1197107822</text:p>
          </table:table-cell>
          <table:table-cell table:formula="of:=([.B848] * (PI()) * 23 * (3600/63360)) / 11.1 / 60" office:value-type="float" office:value="27.2720435423399" calcext:value-type="float">
            <text:p>27.2720435423</text:p>
          </table:table-cell>
        </table:table-row>
        <table:table-row table:style-name="ro1">
          <table:table-cell office:value-type="float" office:value="79.5031583950001" calcext:value-type="float">
            <text:p>79.503158395</text:p>
          </table:table-cell>
          <table:table-cell office:value-type="float" office:value="4472.73065573597" calcext:value-type="float">
            <text:p>4472.730655736</text:p>
          </table:table-cell>
          <table:table-cell table:formula="of:=([.B849] * (PI()) * 23 * (3600/63360)) / 11.1 / 60" office:value-type="float" office:value="27.5717008513819" calcext:value-type="float">
            <text:p>27.5717008514</text:p>
          </table:table-cell>
        </table:table-row>
        <table:table-row table:style-name="ro1">
          <table:table-cell office:value-type="float" office:value="79.516631613" calcext:value-type="float">
            <text:p>79.516631613</text:p>
          </table:table-cell>
          <table:table-cell office:value-type="float" office:value="4453.27909043309" calcext:value-type="float">
            <text:p>4453.2790904331</text:p>
          </table:table-cell>
          <table:table-cell table:formula="of:=([.B850] * (PI()) * 23 * (3600/63360)) / 11.1 / 60" office:value-type="float" office:value="27.4517936222411" calcext:value-type="float">
            <text:p>27.4517936222</text:p>
          </table:table-cell>
        </table:table-row>
        <table:table-row table:style-name="ro1">
          <table:table-cell office:value-type="float" office:value="79.5300453" calcext:value-type="float">
            <text:p>79.5300453</text:p>
          </table:table-cell>
          <table:table-cell office:value-type="float" office:value="4473.04309395987" calcext:value-type="float">
            <text:p>4473.0430939599</text:p>
          </table:table-cell>
          <table:table-cell table:formula="of:=([.B851] * (PI()) * 23 * (3600/63360)) / 11.1 / 60" office:value-type="float" office:value="27.5736268455691" calcext:value-type="float">
            <text:p>27.5736268456</text:p>
          </table:table-cell>
        </table:table-row>
        <table:table-row table:style-name="ro1">
          <table:table-cell office:value-type="float" office:value="79.5434965390001" calcext:value-type="float">
            <text:p>79.543496539</text:p>
          </table:table-cell>
          <table:table-cell office:value-type="float" office:value="4460.55564100643" calcext:value-type="float">
            <text:p>4460.5556410064</text:p>
          </table:table-cell>
          <table:table-cell table:formula="of:=([.B852] * (PI()) * 23 * (3600/63360)) / 11.1 / 60" office:value-type="float" office:value="27.4966491905908" calcext:value-type="float">
            <text:p>27.4966491906</text:p>
          </table:table-cell>
        </table:table-row>
        <table:table-row table:style-name="ro1">
          <table:table-cell office:value-type="float" office:value="79.5569142890001" calcext:value-type="float">
            <text:p>79.556914289</text:p>
          </table:table-cell>
          <table:table-cell office:value-type="float" office:value="4471.68862140549" calcext:value-type="float">
            <text:p>4471.6886214055</text:p>
          </table:table-cell>
          <table:table-cell table:formula="of:=([.B853] * (PI()) * 23 * (3600/63360)) / 11.1 / 60" office:value-type="float" office:value="27.5652773349557" calcext:value-type="float">
            <text:p>27.565277335</text:p>
          </table:table-cell>
        </table:table-row>
        <table:table-row table:style-name="ro1">
          <table:table-cell office:value-type="float" office:value="79.570316257" calcext:value-type="float">
            <text:p>79.570316257</text:p>
          </table:table-cell>
          <table:table-cell office:value-type="float" office:value="4476.9544294042" calcext:value-type="float">
            <text:p>4476.9544294042</text:p>
          </table:table-cell>
          <table:table-cell table:formula="of:=([.B854] * (PI()) * 23 * (3600/63360)) / 11.1 / 60" office:value-type="float" office:value="27.5977378817796" calcext:value-type="float">
            <text:p>27.5977378818</text:p>
          </table:table-cell>
        </table:table-row>
        <table:table-row table:style-name="ro1">
          <table:table-cell office:value-type="float" office:value="79.583906246" calcext:value-type="float">
            <text:p>79.583906246</text:p>
          </table:table-cell>
          <table:table-cell office:value-type="float" office:value="4415.01461111494" calcext:value-type="float">
            <text:p>4415.0146111149</text:p>
          </table:table-cell>
          <table:table-cell table:formula="of:=([.B855] * (PI()) * 23 * (3600/63360)) / 11.1 / 60" office:value-type="float" office:value="27.2159160659566" calcext:value-type="float">
            <text:p>27.215916066</text:p>
          </table:table-cell>
        </table:table-row>
        <table:table-row table:style-name="ro1">
          <table:table-cell office:value-type="float" office:value="79.5973498290001" calcext:value-type="float">
            <text:p>79.597349829</text:p>
          </table:table-cell>
          <table:table-cell office:value-type="float" office:value="4463.09588744945" calcext:value-type="float">
            <text:p>4463.0958874495</text:p>
          </table:table-cell>
          <table:table-cell table:formula="of:=([.B856] * (PI()) * 23 * (3600/63360)) / 11.1 / 60" office:value-type="float" office:value="27.5123082857625" calcext:value-type="float">
            <text:p>27.5123082858</text:p>
          </table:table-cell>
        </table:table-row>
        <table:table-row table:style-name="ro1">
          <table:table-cell office:value-type="float" office:value="79.610749765" calcext:value-type="float">
            <text:p>79.610749765</text:p>
          </table:table-cell>
          <table:table-cell office:value-type="float" office:value="4477.63332603399" calcext:value-type="float">
            <text:p>4477.633326034</text:p>
          </table:table-cell>
          <table:table-cell table:formula="of:=([.B857] * (PI()) * 23 * (3600/63360)) / 11.1 / 60" office:value-type="float" office:value="27.6019228721639" calcext:value-type="float">
            <text:p>27.6019228722</text:p>
          </table:table-cell>
        </table:table-row>
        <table:table-row table:style-name="ro1">
          <table:table-cell office:value-type="float" office:value="79.6244017860001" calcext:value-type="float">
            <text:p>79.624401786</text:p>
          </table:table-cell>
          <table:table-cell office:value-type="float" office:value="4394.95368484775" calcext:value-type="float">
            <text:p>4394.9536848478</text:p>
          </table:table-cell>
          <table:table-cell table:formula="of:=([.B858] * (PI()) * 23 * (3600/63360)) / 11.1 / 60" office:value-type="float" office:value="27.0922524920878" calcext:value-type="float">
            <text:p>27.0922524921</text:p>
          </table:table-cell>
        </table:table-row>
        <table:table-row table:style-name="ro1">
          <table:table-cell office:value-type="float" office:value="79.651283952" calcext:value-type="float">
            <text:p>79.651283952</text:p>
          </table:table-cell>
          <table:table-cell office:value-type="float" office:value="4456.01787814427" calcext:value-type="float">
            <text:p>4456.0178781443</text:p>
          </table:table-cell>
          <table:table-cell table:formula="of:=([.B859] * (PI()) * 23 * (3600/63360)) / 11.1 / 60" office:value-type="float" office:value="27.4686766052062" calcext:value-type="float">
            <text:p>27.4686766052</text:p>
          </table:table-cell>
        </table:table-row>
        <table:table-row table:style-name="ro1">
          <table:table-cell office:value-type="float" office:value="79.664664201" calcext:value-type="float">
            <text:p>79.664664201</text:p>
          </table:table-cell>
          <table:table-cell office:value-type="float" office:value="4484.22148198855" calcext:value-type="float">
            <text:p>4484.2214819886</text:p>
          </table:table-cell>
          <table:table-cell table:formula="of:=([.B860] * (PI()) * 23 * (3600/63360)) / 11.1 / 60" office:value-type="float" office:value="27.642534900726" calcext:value-type="float">
            <text:p>27.6425349007</text:p>
          </table:table-cell>
        </table:table-row>
        <table:table-row table:style-name="ro1">
          <table:table-cell office:value-type="float" office:value="79.6779010120001" calcext:value-type="float">
            <text:p>79.677901012</text:p>
          </table:table-cell>
          <table:table-cell office:value-type="float" office:value="4532.81383255254" calcext:value-type="float">
            <text:p>4532.8138325525</text:p>
          </table:table-cell>
          <table:table-cell table:formula="of:=([.B861] * (PI()) * 23 * (3600/63360)) / 11.1 / 60" office:value-type="float" office:value="27.9420775865118" calcext:value-type="float">
            <text:p>27.9420775865</text:p>
          </table:table-cell>
        </table:table-row>
        <table:table-row table:style-name="ro1">
          <table:table-cell office:value-type="float" office:value="79.691344074" calcext:value-type="float">
            <text:p>79.691344074</text:p>
          </table:table-cell>
          <table:table-cell office:value-type="float" office:value="4463.26885944267" calcext:value-type="float">
            <text:p>4463.2688594427</text:p>
          </table:table-cell>
          <table:table-cell table:formula="of:=([.B862] * (PI()) * 23 * (3600/63360)) / 11.1 / 60" office:value-type="float" office:value="27.5133745543174" calcext:value-type="float">
            <text:p>27.5133745543</text:p>
          </table:table-cell>
        </table:table-row>
        <table:table-row table:style-name="ro1">
          <table:table-cell office:value-type="float" office:value="79.7044178640001" calcext:value-type="float">
            <text:p>79.704417864</text:p>
          </table:table-cell>
          <table:table-cell office:value-type="float" office:value="4589.3348447468" calcext:value-type="float">
            <text:p>4589.3348447468</text:p>
          </table:table-cell>
          <table:table-cell table:formula="of:=([.B863] * (PI()) * 23 * (3600/63360)) / 11.1 / 60" office:value-type="float" office:value="28.2904957140463" calcext:value-type="float">
            <text:p>28.290495714</text:p>
          </table:table-cell>
        </table:table-row>
        <table:table-row table:style-name="ro1">
          <table:table-cell office:value-type="float" office:value="79.7177368110001" calcext:value-type="float">
            <text:p>79.717736811</text:p>
          </table:table-cell>
          <table:table-cell office:value-type="float" office:value="4504.86063199496" calcext:value-type="float">
            <text:p>4504.860631995</text:p>
          </table:table-cell>
          <table:table-cell table:formula="of:=([.B864] * (PI()) * 23 * (3600/63360)) / 11.1 / 60" office:value-type="float" office:value="27.7697628770124" calcext:value-type="float">
            <text:p>27.769762877</text:p>
          </table:table-cell>
        </table:table-row>
        <table:table-row table:style-name="ro1">
          <table:table-cell office:value-type="float" office:value="79.730856278" calcext:value-type="float">
            <text:p>79.730856278</text:p>
          </table:table-cell>
          <table:table-cell office:value-type="float" office:value="4573.35652434735" calcext:value-type="float">
            <text:p>4573.3565243474</text:p>
          </table:table-cell>
          <table:table-cell table:formula="of:=([.B865] * (PI()) * 23 * (3600/63360)) / 11.1 / 60" office:value-type="float" office:value="28.191998955786" calcext:value-type="float">
            <text:p>28.1919989558</text:p>
          </table:table-cell>
        </table:table-row>
        <table:table-row table:style-name="ro1">
          <table:table-cell office:value-type="float" office:value="79.7439752240001" calcext:value-type="float">
            <text:p>79.743975224</text:p>
          </table:table-cell>
          <table:table-cell office:value-type="float" office:value="4573.53814854092" calcext:value-type="float">
            <text:p>4573.5381485409</text:p>
          </table:table-cell>
          <table:table-cell table:formula="of:=([.B866] * (PI()) * 23 * (3600/63360)) / 11.1 / 60" office:value-type="float" office:value="28.1931185599648" calcext:value-type="float">
            <text:p>28.19311856</text:p>
          </table:table-cell>
        </table:table-row>
        <table:table-row table:style-name="ro1">
          <table:table-cell office:value-type="float" office:value="79.7571335980001" calcext:value-type="float">
            <text:p>79.757133598</text:p>
          </table:table-cell>
          <table:table-cell office:value-type="float" office:value="4559.83391260969" calcext:value-type="float">
            <text:p>4559.8339126097</text:p>
          </table:table-cell>
          <table:table-cell table:formula="of:=([.B867] * (PI()) * 23 * (3600/63360)) / 11.1 / 60" office:value-type="float" office:value="28.108640167999" calcext:value-type="float">
            <text:p>28.108640168</text:p>
          </table:table-cell>
        </table:table-row>
        <table:table-row table:style-name="ro1">
          <table:table-cell office:value-type="float" office:value="79.770267961" calcext:value-type="float">
            <text:p>79.770267961</text:p>
          </table:table-cell>
          <table:table-cell office:value-type="float" office:value="4568.16976965172" calcext:value-type="float">
            <text:p>4568.1697696517</text:p>
          </table:table-cell>
          <table:table-cell table:formula="of:=([.B868] * (PI()) * 23 * (3600/63360)) / 11.1 / 60" office:value-type="float" office:value="28.1600257251436" calcext:value-type="float">
            <text:p>28.1600257251</text:p>
          </table:table-cell>
        </table:table-row>
        <table:table-row table:style-name="ro1">
          <table:table-cell office:value-type="float" office:value="79.796768146" calcext:value-type="float">
            <text:p>79.796768146</text:p>
          </table:table-cell>
          <table:table-cell office:value-type="float" office:value="4485.56578572991" calcext:value-type="float">
            <text:p>4485.5657857299</text:p>
          </table:table-cell>
          <table:table-cell table:formula="of:=([.B869] * (PI()) * 23 * (3600/63360)) / 11.1 / 60" office:value-type="float" office:value="27.6508217267084" calcext:value-type="float">
            <text:p>27.6508217267</text:p>
          </table:table-cell>
        </table:table-row>
        <table:table-row table:style-name="ro1">
          <table:table-cell office:value-type="float" office:value="79.809775217" calcext:value-type="float">
            <text:p>79.809775217</text:p>
          </table:table-cell>
          <table:table-cell office:value-type="float" office:value="4612.87556593205" calcext:value-type="float">
            <text:p>4612.8755659321</text:p>
          </table:table-cell>
          <table:table-cell table:formula="of:=([.B870] * (PI()) * 23 * (3600/63360)) / 11.1 / 60" office:value-type="float" office:value="28.4356101357057" calcext:value-type="float">
            <text:p>28.4356101357</text:p>
          </table:table-cell>
        </table:table-row>
        <table:table-row table:style-name="ro1">
          <table:table-cell office:value-type="float" office:value="79.8231289040001" calcext:value-type="float">
            <text:p>79.823128904</text:p>
          </table:table-cell>
          <table:table-cell office:value-type="float" office:value="4493.14110774941" calcext:value-type="float">
            <text:p>4493.1411077494</text:p>
          </table:table-cell>
          <table:table-cell table:formula="of:=([.B871] * (PI()) * 23 * (3600/63360)) / 11.1 / 60" office:value-type="float" office:value="27.6975190417606" calcext:value-type="float">
            <text:p>27.6975190418</text:p>
          </table:table-cell>
        </table:table-row>
        <table:table-row table:style-name="ro1">
          <table:table-cell office:value-type="float" office:value="79.836403423" calcext:value-type="float">
            <text:p>79.836403423</text:p>
          </table:table-cell>
          <table:table-cell office:value-type="float" office:value="4519.93778456566" calcext:value-type="float">
            <text:p>4519.9377845657</text:p>
          </table:table-cell>
          <table:table-cell table:formula="of:=([.B872] * (PI()) * 23 * (3600/63360)) / 11.1 / 60" office:value-type="float" office:value="27.8627044763097" calcext:value-type="float">
            <text:p>27.8627044763</text:p>
          </table:table-cell>
        </table:table-row>
        <table:table-row table:style-name="ro1">
          <table:table-cell office:value-type="float" office:value="79.8495802860001" calcext:value-type="float">
            <text:p>79.849580286</text:p>
          </table:table-cell>
          <table:table-cell office:value-type="float" office:value="4553.43582155658" calcext:value-type="float">
            <text:p>4553.4358215566</text:p>
          </table:table-cell>
          <table:table-cell table:formula="of:=([.B873] * (PI()) * 23 * (3600/63360)) / 11.1 / 60" office:value-type="float" office:value="28.0691997755152" calcext:value-type="float">
            <text:p>28.0691997755</text:p>
          </table:table-cell>
        </table:table-row>
        <table:table-row table:style-name="ro1">
          <table:table-cell office:value-type="float" office:value="79.8628425140001" calcext:value-type="float">
            <text:p>79.862842514</text:p>
          </table:table-cell>
          <table:table-cell office:value-type="float" office:value="4524.12671534994" calcext:value-type="float">
            <text:p>4524.1267153499</text:p>
          </table:table-cell>
          <table:table-cell table:formula="of:=([.B874] * (PI()) * 23 * (3600/63360)) / 11.1 / 60" office:value-type="float" office:value="27.8885267212336" calcext:value-type="float">
            <text:p>27.8885267212</text:p>
          </table:table-cell>
        </table:table-row>
        <table:table-row table:style-name="ro1">
          <table:table-cell office:value-type="float" office:value="79.876096097" calcext:value-type="float">
            <text:p>79.876096097</text:p>
          </table:table-cell>
          <table:table-cell office:value-type="float" office:value="4527.07769667157" calcext:value-type="float">
            <text:p>4527.0776966716</text:p>
          </table:table-cell>
          <table:table-cell table:formula="of:=([.B875] * (PI()) * 23 * (3600/63360)) / 11.1 / 60" office:value-type="float" office:value="27.9067177504908" calcext:value-type="float">
            <text:p>27.9067177505</text:p>
          </table:table-cell>
        </table:table-row>
        <table:table-row table:style-name="ro1">
          <table:table-cell office:value-type="float" office:value="79.8893533250001" calcext:value-type="float">
            <text:p>79.889353325</text:p>
          </table:table-cell>
          <table:table-cell office:value-type="float" office:value="4525.83300217849" calcext:value-type="float">
            <text:p>4525.8330021785</text:p>
          </table:table-cell>
          <table:table-cell table:formula="of:=([.B876] * (PI()) * 23 * (3600/63360)) / 11.1 / 60" office:value-type="float" office:value="27.8990449557584" calcext:value-type="float">
            <text:p>27.8990449558</text:p>
          </table:table-cell>
        </table:table-row>
        <table:table-row table:style-name="ro1">
          <table:table-cell office:value-type="float" office:value="79.902770084" calcext:value-type="float">
            <text:p>79.902770084</text:p>
          </table:table-cell>
          <table:table-cell office:value-type="float" office:value="4472.01891308309" calcext:value-type="float">
            <text:p>4472.0189130831</text:p>
          </table:table-cell>
          <table:table-cell table:formula="of:=([.B877] * (PI()) * 23 * (3600/63360)) / 11.1 / 60" office:value-type="float" office:value="27.5673133849729" calcext:value-type="float">
            <text:p>27.567313385</text:p>
          </table:table-cell>
        </table:table-row>
        <table:table-row table:style-name="ro1">
          <table:table-cell office:value-type="float" office:value="79.916066271" calcext:value-type="float">
            <text:p>79.916066271</text:p>
          </table:table-cell>
          <table:table-cell office:value-type="float" office:value="4512.5719125214" calcext:value-type="float">
            <text:p>4512.5719125214</text:p>
          </table:table-cell>
          <table:table-cell table:formula="of:=([.B878] * (PI()) * 23 * (3600/63360)) / 11.1 / 60" office:value-type="float" office:value="27.8172982946847" calcext:value-type="float">
            <text:p>27.8172982947</text:p>
          </table:table-cell>
        </table:table-row>
        <table:table-row table:style-name="ro1">
          <table:table-cell office:value-type="float" office:value="79.942702706" calcext:value-type="float">
            <text:p>79.942702706</text:p>
          </table:table-cell>
          <table:table-cell office:value-type="float" office:value="4511.15846324562" calcext:value-type="float">
            <text:p>4511.1584632456</text:p>
          </table:table-cell>
          <table:table-cell table:formula="of:=([.B879] * (PI()) * 23 * (3600/63360)) / 11.1 / 60" office:value-type="float" office:value="27.80858522797" calcext:value-type="float">
            <text:p>27.808585228</text:p>
          </table:table-cell>
        </table:table-row>
        <table:table-row table:style-name="ro1">
          <table:table-cell office:value-type="float" office:value="79.955772225" calcext:value-type="float">
            <text:p>79.955772225</text:p>
          </table:table-cell>
          <table:table-cell office:value-type="float" office:value="4590.8345976825" calcext:value-type="float">
            <text:p>4590.8345976825</text:p>
          </table:table-cell>
          <table:table-cell table:formula="of:=([.B880] * (PI()) * 23 * (3600/63360)) / 11.1 / 60" office:value-type="float" office:value="28.2997407910421" calcext:value-type="float">
            <text:p>28.299740791</text:p>
          </table:table-cell>
        </table:table-row>
        <table:table-row table:style-name="ro1">
          <table:table-cell office:value-type="float" office:value="79.968994922" calcext:value-type="float">
            <text:p>79.968994922</text:p>
          </table:table-cell>
          <table:table-cell office:value-type="float" office:value="4537.65218999777" calcext:value-type="float">
            <text:p>4537.6521899978</text:p>
          </table:table-cell>
          <table:table-cell table:formula="of:=([.B881] * (PI()) * 23 * (3600/63360)) / 11.1 / 60" office:value-type="float" office:value="27.9719031571441" calcext:value-type="float">
            <text:p>27.9719031571</text:p>
          </table:table-cell>
        </table:table-row>
        <table:table-row table:style-name="ro1">
          <table:table-cell office:value-type="float" office:value="79.981874388" calcext:value-type="float">
            <text:p>79.981874388</text:p>
          </table:table-cell>
          <table:table-cell office:value-type="float" office:value="4658.57823610027" calcext:value-type="float">
            <text:p>4658.5782361003</text:p>
          </table:table-cell>
          <table:table-cell table:formula="of:=([.B882] * (PI()) * 23 * (3600/63360)) / 11.1 / 60" office:value-type="float" office:value="28.7173396756617" calcext:value-type="float">
            <text:p>28.7173396757</text:p>
          </table:table-cell>
        </table:table-row>
        <table:table-row table:style-name="ro1">
          <table:table-cell office:value-type="float" office:value="79.9947280210001" calcext:value-type="float">
            <text:p>79.994728021</text:p>
          </table:table-cell>
          <table:table-cell office:value-type="float" office:value="4667.9409626555" calcext:value-type="float">
            <text:p>4667.9409626555</text:p>
          </table:table-cell>
          <table:table-cell table:formula="of:=([.B883] * (PI()) * 23 * (3600/63360)) / 11.1 / 60" office:value-type="float" office:value="28.7750552672328" calcext:value-type="float">
            <text:p>28.7750552672</text:p>
          </table:table-cell>
        </table:table-row>
        <table:table-row table:style-name="ro1">
          <table:table-cell office:value-type="float" office:value="80.007736499" calcext:value-type="float">
            <text:p>80.007736499</text:p>
          </table:table-cell>
          <table:table-cell office:value-type="float" office:value="4612.37663623535" calcext:value-type="float">
            <text:p>4612.3766362354</text:p>
          </table:table-cell>
          <table:table-cell table:formula="of:=([.B884] * (PI()) * 23 * (3600/63360)) / 11.1 / 60" office:value-type="float" office:value="28.4325345334837" calcext:value-type="float">
            <text:p>28.4325345335</text:p>
          </table:table-cell>
        </table:table-row>
        <table:table-row table:style-name="ro1">
          <table:table-cell office:value-type="float" office:value="80.0204331520001" calcext:value-type="float">
            <text:p>80.020433152</text:p>
          </table:table-cell>
          <table:table-cell office:value-type="float" office:value="4725.65486351693" calcext:value-type="float">
            <text:p>4725.6548635169</text:p>
          </table:table-cell>
          <table:table-cell table:formula="of:=([.B885] * (PI()) * 23 * (3600/63360)) / 11.1 / 60" office:value-type="float" office:value="29.1308268376664" calcext:value-type="float">
            <text:p>29.1308268377</text:p>
          </table:table-cell>
        </table:table-row>
        <table:table-row table:style-name="ro1">
          <table:table-cell office:value-type="float" office:value="80.0334128790001" calcext:value-type="float">
            <text:p>80.033412879</text:p>
          </table:table-cell>
          <table:table-cell office:value-type="float" office:value="4622.59337195065" calcext:value-type="float">
            <text:p>4622.5933719507</text:p>
          </table:table-cell>
          <table:table-cell table:formula="of:=([.B886] * (PI()) * 23 * (3600/63360)) / 11.1 / 60" office:value-type="float" office:value="28.4955145791206" calcext:value-type="float">
            <text:p>28.4955145791</text:p>
          </table:table-cell>
        </table:table-row>
        <table:table-row table:style-name="ro1">
          <table:table-cell office:value-type="float" office:value="80.046387398" calcext:value-type="float">
            <text:p>80.046387398</text:p>
          </table:table-cell>
          <table:table-cell office:value-type="float" office:value="4624.44889095411" calcext:value-type="float">
            <text:p>4624.4488909541</text:p>
          </table:table-cell>
          <table:table-cell table:formula="of:=([.B887] * (PI()) * 23 * (3600/63360)) / 11.1 / 60" office:value-type="float" office:value="28.5069527404643" calcext:value-type="float">
            <text:p>28.5069527405</text:p>
          </table:table-cell>
        </table:table-row>
        <table:table-row table:style-name="ro1">
          <table:table-cell office:value-type="float" office:value="80.0592291560001" calcext:value-type="float">
            <text:p>80.059229156</text:p>
          </table:table-cell>
          <table:table-cell office:value-type="float" office:value="4672.25748996609" calcext:value-type="float">
            <text:p>4672.2574899661</text:p>
          </table:table-cell>
          <table:table-cell table:formula="of:=([.B888] * (PI()) * 23 * (3600/63360)) / 11.1 / 60" office:value-type="float" office:value="28.8016640681835" calcext:value-type="float">
            <text:p>28.8016640682</text:p>
          </table:table-cell>
        </table:table-row>
        <table:table-row table:style-name="ro1">
          <table:table-cell office:value-type="float" office:value="80.0851192870001" calcext:value-type="float">
            <text:p>80.085119287</text:p>
          </table:table-cell>
          <table:table-cell office:value-type="float" office:value="4701.46997728537" calcext:value-type="float">
            <text:p>4701.4699772854</text:p>
          </table:table-cell>
          <table:table-cell table:formula="of:=([.B889] * (PI()) * 23 * (3600/63360)) / 11.1 / 60" office:value-type="float" office:value="28.9817415249959" calcext:value-type="float">
            <text:p>28.981741525</text:p>
          </table:table-cell>
        </table:table-row>
        <table:table-row table:style-name="ro1">
          <table:table-cell office:value-type="float" office:value="80.098046774" calcext:value-type="float">
            <text:p>80.098046774</text:p>
          </table:table-cell>
          <table:table-cell office:value-type="float" office:value="4641.27328073917" calcext:value-type="float">
            <text:p>4641.2732807392</text:p>
          </table:table-cell>
          <table:table-cell table:formula="of:=([.B890] * (PI()) * 23 * (3600/63360)) / 11.1 / 60" office:value-type="float" office:value="28.6106650088447" calcext:value-type="float">
            <text:p>28.6106650088</text:p>
          </table:table-cell>
        </table:table-row>
        <table:table-row table:style-name="ro1">
          <table:table-cell office:value-type="float" office:value="80.111152179" calcext:value-type="float">
            <text:p>80.111152179</text:p>
          </table:table-cell>
          <table:table-cell office:value-type="float" office:value="4578.26370111027" calcext:value-type="float">
            <text:p>4578.2637011103</text:p>
          </table:table-cell>
          <table:table-cell table:formula="of:=([.B891] * (PI()) * 23 * (3600/63360)) / 11.1 / 60" office:value-type="float" office:value="28.2222487562203" calcext:value-type="float">
            <text:p>28.2222487562</text:p>
          </table:table-cell>
        </table:table-row>
        <table:table-row table:style-name="ro1">
          <table:table-cell office:value-type="float" office:value="80.123989614" calcext:value-type="float">
            <text:p>80.123989614</text:p>
          </table:table-cell>
          <table:table-cell office:value-type="float" office:value="4673.83087044192" calcext:value-type="float">
            <text:p>4673.8308704419</text:p>
          </table:table-cell>
          <table:table-cell table:formula="of:=([.B892] * (PI()) * 23 * (3600/63360)) / 11.1 / 60" office:value-type="float" office:value="28.8113630147877" calcext:value-type="float">
            <text:p>28.8113630148</text:p>
          </table:table-cell>
        </table:table-row>
        <table:table-row table:style-name="ro1">
          <table:table-cell office:value-type="float" office:value="80.137117467" calcext:value-type="float">
            <text:p>80.137117467</text:p>
          </table:table-cell>
          <table:table-cell office:value-type="float" office:value="4570.43508941894" calcext:value-type="float">
            <text:p>4570.4350894189</text:p>
          </table:table-cell>
          <table:table-cell table:formula="of:=([.B893] * (PI()) * 23 * (3600/63360)) / 11.1 / 60" office:value-type="float" office:value="28.1739900623152" calcext:value-type="float">
            <text:p>28.1739900623</text:p>
          </table:table-cell>
        </table:table-row>
        <table:table-row table:style-name="ro1">
          <table:table-cell office:value-type="float" office:value="80.150018912" calcext:value-type="float">
            <text:p>80.150018912</text:p>
          </table:table-cell>
          <table:table-cell office:value-type="float" office:value="4650.64184670378" calcext:value-type="float">
            <text:p>4650.6418467038</text:p>
          </table:table-cell>
          <table:table-cell table:formula="of:=([.B894] * (PI()) * 23 * (3600/63360)) / 11.1 / 60" office:value-type="float" office:value="28.668416596871" calcext:value-type="float">
            <text:p>28.6684165969</text:p>
          </table:table-cell>
        </table:table-row>
        <table:table-row table:style-name="ro1">
          <table:table-cell office:value-type="float" office:value="80.1631398380001" calcext:value-type="float">
            <text:p>80.163139838</text:p>
          </table:table-cell>
          <table:table-cell office:value-type="float" office:value="4572.84798342312" calcext:value-type="float">
            <text:p>4572.8479834231</text:p>
          </table:table-cell>
          <table:table-cell table:formula="of:=([.B895] * (PI()) * 23 * (3600/63360)) / 11.1 / 60" office:value-type="float" office:value="28.188864106113" calcext:value-type="float">
            <text:p>28.1888641061</text:p>
          </table:table-cell>
        </table:table-row>
        <table:table-row table:style-name="ro1">
          <table:table-cell office:value-type="float" office:value="80.1762323260001" calcext:value-type="float">
            <text:p>80.176232326</text:p>
          </table:table-cell>
          <table:table-cell office:value-type="float" office:value="4582.78059907895" calcext:value-type="float">
            <text:p>4582.780599079</text:p>
          </table:table-cell>
          <table:table-cell table:formula="of:=([.B896] * (PI()) * 23 * (3600/63360)) / 11.1 / 60" office:value-type="float" office:value="28.2500927220555" calcext:value-type="float">
            <text:p>28.2500927221</text:p>
          </table:table-cell>
        </table:table-row>
        <table:table-row table:style-name="ro1">
          <table:table-cell office:value-type="float" office:value="80.189052313" calcext:value-type="float">
            <text:p>80.189052313</text:p>
          </table:table-cell>
          <table:table-cell office:value-type="float" office:value="4680.19195341341" calcext:value-type="float">
            <text:p>4680.1919534134</text:p>
          </table:table-cell>
          <table:table-cell table:formula="of:=([.B897] * (PI()) * 23 * (3600/63360)) / 11.1 / 60" office:value-type="float" office:value="28.8505752746531" calcext:value-type="float">
            <text:p>28.8505752747</text:p>
          </table:table-cell>
        </table:table-row>
        <table:table-row table:style-name="ro1">
          <table:table-cell office:value-type="float" office:value="80.2021832900001" calcext:value-type="float">
            <text:p>80.20218329</text:p>
          </table:table-cell>
          <table:table-cell office:value-type="float" office:value="4569.34773396729" calcext:value-type="float">
            <text:p>4569.3477339673</text:p>
          </table:table-cell>
          <table:table-cell table:formula="of:=([.B898] * (PI()) * 23 * (3600/63360)) / 11.1 / 60" office:value-type="float" office:value="28.1672871683697" calcext:value-type="float">
            <text:p>28.1672871684</text:p>
          </table:table-cell>
        </table:table-row>
        <table:table-row table:style-name="ro1">
          <table:table-cell office:value-type="float" office:value="80.22827863" calcext:value-type="float">
            <text:p>80.22827863</text:p>
          </table:table-cell>
          <table:table-cell office:value-type="float" office:value="4616.62826401148" calcext:value-type="float">
            <text:p>4616.6282640115</text:p>
          </table:table-cell>
          <table:table-cell table:formula="of:=([.B899] * (PI()) * 23 * (3600/63360)) / 11.1 / 60" office:value-type="float" office:value="28.4587432677441" calcext:value-type="float">
            <text:p>28.4587432677</text:p>
          </table:table-cell>
        </table:table-row>
        <table:table-row table:style-name="ro1">
          <table:table-cell office:value-type="float" office:value="80.2415248170001" calcext:value-type="float">
            <text:p>80.241524817</text:p>
          </table:table-cell>
          <table:table-cell office:value-type="float" office:value="4529.60538755603" calcext:value-type="float">
            <text:p>4529.605387556</text:p>
          </table:table-cell>
          <table:table-cell table:formula="of:=([.B900] * (PI()) * 23 * (3600/63360)) / 11.1 / 60" office:value-type="float" office:value="27.9222994481774" calcext:value-type="float">
            <text:p>27.9222994482</text:p>
          </table:table-cell>
        </table:table-row>
        <table:table-row table:style-name="ro1">
          <table:table-cell office:value-type="float" office:value="80.254676523" calcext:value-type="float">
            <text:p>80.254676523</text:p>
          </table:table-cell>
          <table:table-cell office:value-type="float" office:value="4562.14577792259" calcext:value-type="float">
            <text:p>4562.1457779226</text:p>
          </table:table-cell>
          <table:table-cell table:formula="of:=([.B901] * (PI()) * 23 * (3600/63360)) / 11.1 / 60" office:value-type="float" office:value="28.1228914305323" calcext:value-type="float">
            <text:p>28.1228914305</text:p>
          </table:table-cell>
        </table:table-row>
        <table:table-row table:style-name="ro1">
          <table:table-cell office:value-type="float" office:value="80.267918335" calcext:value-type="float">
            <text:p>80.267918335</text:p>
          </table:table-cell>
          <table:table-cell office:value-type="float" office:value="4531.10193678848" calcext:value-type="float">
            <text:p>4531.1019367885</text:p>
          </table:table-cell>
          <table:table-cell table:formula="of:=([.B902] * (PI()) * 23 * (3600/63360)) / 11.1 / 60" office:value-type="float" office:value="27.9315247762649" calcext:value-type="float">
            <text:p>27.9315247763</text:p>
          </table:table-cell>
        </table:table-row>
        <table:table-row table:style-name="ro1">
          <table:table-cell office:value-type="float" office:value="80.281135094" calcext:value-type="float">
            <text:p>80.281135094</text:p>
          </table:table-cell>
          <table:table-cell office:value-type="float" office:value="4539.6908576493" calcext:value-type="float">
            <text:p>4539.6908576493</text:p>
          </table:table-cell>
          <table:table-cell table:formula="of:=([.B903] * (PI()) * 23 * (3600/63360)) / 11.1 / 60" office:value-type="float" office:value="27.9844703200139" calcext:value-type="float">
            <text:p>27.98447032</text:p>
          </table:table-cell>
        </table:table-row>
        <table:table-row table:style-name="ro1">
          <table:table-cell office:value-type="float" office:value="80.294189509" calcext:value-type="float">
            <text:p>80.294189509</text:p>
          </table:table-cell>
          <table:table-cell office:value-type="float" office:value="4596.14620802733" calcext:value-type="float">
            <text:p>4596.1462080273</text:p>
          </table:table-cell>
          <table:table-cell table:formula="of:=([.B904] * (PI()) * 23 * (3600/63360)) / 11.1 / 60" office:value-type="float" office:value="28.3324836818484" calcext:value-type="float">
            <text:p>28.3324836818</text:p>
          </table:table-cell>
        </table:table-row>
        <table:table-row table:style-name="ro1">
          <table:table-cell office:value-type="float" office:value="80.3072960590001" calcext:value-type="float">
            <text:p>80.307296059</text:p>
          </table:table-cell>
          <table:table-cell office:value-type="float" office:value="4577.86373985482" calcext:value-type="float">
            <text:p>4577.8637398548</text:p>
          </table:table-cell>
          <table:table-cell table:formula="of:=([.B905] * (PI()) * 23 * (3600/63360)) / 11.1 / 60" office:value-type="float" office:value="28.2197832350574" calcext:value-type="float">
            <text:p>28.2197832351</text:p>
          </table:table-cell>
        </table:table-row>
        <table:table-row table:style-name="ro1">
          <table:table-cell office:value-type="float" office:value="80.320224953" calcext:value-type="float">
            <text:p>80.320224953</text:p>
          </table:table-cell>
          <table:table-cell office:value-type="float" office:value="4640.76818946314" calcext:value-type="float">
            <text:p>4640.7681894631</text:p>
          </table:table-cell>
          <table:table-cell table:formula="of:=([.B906] * (PI()) * 23 * (3600/63360)) / 11.1 / 60" office:value-type="float" office:value="28.607551424183" calcext:value-type="float">
            <text:p>28.6075514242</text:p>
          </table:table-cell>
        </table:table-row>
        <table:table-row table:style-name="ro1">
          <table:table-cell office:value-type="float" office:value="80.333166971" calcext:value-type="float">
            <text:p>80.333166971</text:p>
          </table:table-cell>
          <table:table-cell office:value-type="float" office:value="4636.06216588847" calcext:value-type="float">
            <text:p>4636.0621658885</text:p>
          </table:table-cell>
          <table:table-cell table:formula="of:=([.B907] * (PI()) * 23 * (3600/63360)) / 11.1 / 60" office:value-type="float" office:value="28.5785416124623" calcext:value-type="float">
            <text:p>28.5785416125</text:p>
          </table:table-cell>
        </table:table-row>
        <table:table-row table:style-name="ro1">
          <table:table-cell office:value-type="float" office:value="80.346253678" calcext:value-type="float">
            <text:p>80.346253678</text:p>
          </table:table-cell>
          <table:table-cell office:value-type="float" office:value="4584.80502392224" calcext:value-type="float">
            <text:p>4584.8050239222</text:p>
          </table:table-cell>
          <table:table-cell table:formula="of:=([.B908] * (PI()) * 23 * (3600/63360)) / 11.1 / 60" office:value-type="float" office:value="28.2625720865582" calcext:value-type="float">
            <text:p>28.2625720866</text:p>
          </table:table-cell>
        </table:table-row>
        <table:table-row table:style-name="ro1">
          <table:table-cell office:value-type="float" office:value="80.372221101" calcext:value-type="float">
            <text:p>80.372221101</text:p>
          </table:table-cell>
          <table:table-cell office:value-type="float" office:value="4580.4117622224" calcext:value-type="float">
            <text:p>4580.4117622224</text:p>
          </table:table-cell>
          <table:table-cell table:formula="of:=([.B909] * (PI()) * 23 * (3600/63360)) / 11.1 / 60" office:value-type="float" office:value="28.2354902641385" calcext:value-type="float">
            <text:p>28.2354902641</text:p>
          </table:table-cell>
        </table:table-row>
        <table:table-row table:style-name="ro1">
          <table:table-cell office:value-type="float" office:value="80.385289839" calcext:value-type="float">
            <text:p>80.385289839</text:p>
          </table:table-cell>
          <table:table-cell office:value-type="float" office:value="4591.10895022376" calcext:value-type="float">
            <text:p>4591.1089502238</text:p>
          </table:table-cell>
          <table:table-cell table:formula="of:=([.B910] * (PI()) * 23 * (3600/63360)) / 11.1 / 60" office:value-type="float" office:value="28.3014320098473" calcext:value-type="float">
            <text:p>28.3014320098</text:p>
          </table:table-cell>
        </table:table-row>
        <table:table-row table:style-name="ro1">
          <table:table-cell office:value-type="float" office:value="80.398317587" calcext:value-type="float">
            <text:p>80.398317587</text:p>
          </table:table-cell>
          <table:table-cell office:value-type="float" office:value="4605.55423699778" calcext:value-type="float">
            <text:p>4605.5542369978</text:p>
          </table:table-cell>
          <table:table-cell table:formula="of:=([.B911] * (PI()) * 23 * (3600/63360)) / 11.1 / 60" office:value-type="float" office:value="28.3904785356279" calcext:value-type="float">
            <text:p>28.3904785356</text:p>
          </table:table-cell>
        </table:table-row>
        <table:table-row table:style-name="ro1">
          <table:table-cell office:value-type="float" office:value="80.4115707" calcext:value-type="float">
            <text:p>80.4115707</text:p>
          </table:table-cell>
          <table:table-cell office:value-type="float" office:value="4527.23824205789" calcext:value-type="float">
            <text:p>4527.2382420579</text:p>
          </table:table-cell>
          <table:table-cell table:formula="of:=([.B912] * (PI()) * 23 * (3600/63360)) / 11.1 / 60" office:value-type="float" office:value="27.9077074164701" calcext:value-type="float">
            <text:p>27.9077074165</text:p>
          </table:table-cell>
        </table:table-row>
        <table:table-row table:style-name="ro1">
          <table:table-cell office:value-type="float" office:value="80.4247486570001" calcext:value-type="float">
            <text:p>80.424748657</text:p>
          </table:table-cell>
          <table:table-cell office:value-type="float" office:value="4553.05780705025" calcext:value-type="float">
            <text:p>4553.0578070503</text:p>
          </table:table-cell>
          <table:table-cell table:formula="of:=([.B913] * (PI()) * 23 * (3600/63360)) / 11.1 / 60" office:value-type="float" office:value="28.0668695428927" calcext:value-type="float">
            <text:p>28.0668695429</text:p>
          </table:table-cell>
        </table:table-row>
        <table:table-row table:style-name="ro1">
          <table:table-cell office:value-type="float" office:value="80.437971562" calcext:value-type="float">
            <text:p>80.437971562</text:p>
          </table:table-cell>
          <table:table-cell office:value-type="float" office:value="4537.58081151023" calcext:value-type="float">
            <text:p>4537.5808115102</text:p>
          </table:table-cell>
          <table:table-cell table:formula="of:=([.B914] * (PI()) * 23 * (3600/63360)) / 11.1 / 60" office:value-type="float" office:value="27.9714631515956" calcext:value-type="float">
            <text:p>27.9714631516</text:p>
          </table:table-cell>
        </table:table-row>
        <table:table-row table:style-name="ro1">
          <table:table-cell office:value-type="float" office:value="80.4514294160001" calcext:value-type="float">
            <text:p>80.451429416</text:p>
          </table:table-cell>
          <table:table-cell office:value-type="float" office:value="4458.36312384145" calcext:value-type="float">
            <text:p>4458.3631238415</text:p>
          </table:table-cell>
          <table:table-cell table:formula="of:=([.B915] * (PI()) * 23 * (3600/63360)) / 11.1 / 60" office:value-type="float" office:value="27.4831336377804" calcext:value-type="float">
            <text:p>27.4831336378</text:p>
          </table:table-cell>
        </table:table-row>
        <table:table-row table:style-name="ro1">
          <table:table-cell office:value-type="float" office:value="80.4645381540001" calcext:value-type="float">
            <text:p>80.464538154</text:p>
          </table:table-cell>
          <table:table-cell office:value-type="float" office:value="4577.09964146598" calcext:value-type="float">
            <text:p>4577.099641466</text:p>
          </table:table-cell>
          <table:table-cell table:formula="of:=([.B916] * (PI()) * 23 * (3600/63360)) / 11.1 / 60" office:value-type="float" office:value="28.2150730269497" calcext:value-type="float">
            <text:p>28.2150730269</text:p>
          </table:table-cell>
        </table:table-row>
        <table:table-row table:style-name="ro1">
          <table:table-cell office:value-type="float" office:value="80.477676892" calcext:value-type="float">
            <text:p>80.477676892</text:p>
          </table:table-cell>
          <table:table-cell office:value-type="float" office:value="4566.64863856921" calcext:value-type="float">
            <text:p>4566.6486385692</text:p>
          </table:table-cell>
          <table:table-cell table:formula="of:=([.B917] * (PI()) * 23 * (3600/63360)) / 11.1 / 60" office:value-type="float" office:value="28.1506488646995" calcext:value-type="float">
            <text:p>28.1506488647</text:p>
          </table:table-cell>
        </table:table-row>
        <table:table-row table:style-name="ro1">
          <table:table-cell office:value-type="float" office:value="80.49082313" calcext:value-type="float">
            <text:p>80.49082313</text:p>
          </table:table-cell>
          <table:table-cell office:value-type="float" office:value="4564.04334076748" calcext:value-type="float">
            <text:p>4564.0433407675</text:p>
          </table:table-cell>
          <table:table-cell table:formula="of:=([.B918] * (PI()) * 23 * (3600/63360)) / 11.1 / 60" office:value-type="float" office:value="28.1345887669322" calcext:value-type="float">
            <text:p>28.1345887669</text:p>
          </table:table-cell>
        </table:table-row>
        <table:table-row table:style-name="ro1">
          <table:table-cell office:value-type="float" office:value="80.5169260740001" calcext:value-type="float">
            <text:p>80.516926074</text:p>
          </table:table-cell>
          <table:table-cell office:value-type="float" office:value="4579.08270440213" calcext:value-type="float">
            <text:p>4579.0827044021</text:p>
          </table:table-cell>
          <table:table-cell table:formula="of:=([.B919] * (PI()) * 23 * (3600/63360)) / 11.1 / 60" office:value-type="float" office:value="28.2272974201121" calcext:value-type="float">
            <text:p>28.2272974201</text:p>
          </table:table-cell>
        </table:table-row>
        <table:table-row table:style-name="ro1">
          <table:table-cell office:value-type="float" office:value="80.529848874" calcext:value-type="float">
            <text:p>80.529848874</text:p>
          </table:table-cell>
          <table:table-cell office:value-type="float" office:value="4642.95663480094" calcext:value-type="float">
            <text:p>4642.9566348009</text:p>
          </table:table-cell>
          <table:table-cell table:formula="of:=([.B920] * (PI()) * 23 * (3600/63360)) / 11.1 / 60" office:value-type="float" office:value="28.621041876622" calcext:value-type="float">
            <text:p>28.6210418766</text:p>
          </table:table-cell>
        </table:table-row>
        <table:table-row table:style-name="ro1">
          <table:table-cell office:value-type="float" office:value="80.5425693820001" calcext:value-type="float">
            <text:p>80.542569382</text:p>
          </table:table-cell>
          <table:table-cell office:value-type="float" office:value="4716.79275700791" calcext:value-type="float">
            <text:p>4716.7927570079</text:p>
          </table:table-cell>
          <table:table-cell table:formula="of:=([.B921] * (PI()) * 23 * (3600/63360)) / 11.1 / 60" office:value-type="float" office:value="29.0761972683078" calcext:value-type="float">
            <text:p>29.0761972683</text:p>
          </table:table-cell>
        </table:table-row>
        <table:table-row table:style-name="ro1">
          <table:table-cell office:value-type="float" office:value="80.555551557" calcext:value-type="float">
            <text:p>80.555551557</text:p>
          </table:table-cell>
          <table:table-cell office:value-type="float" office:value="4621.72170690246" calcext:value-type="float">
            <text:p>4621.7217069025</text:p>
          </table:table-cell>
          <table:table-cell table:formula="of:=([.B922] * (PI()) * 23 * (3600/63360)) / 11.1 / 60" office:value-type="float" office:value="28.4901412870981" calcext:value-type="float">
            <text:p>28.4901412871</text:p>
          </table:table-cell>
        </table:table-row>
        <table:table-row table:style-name="ro1">
          <table:table-cell office:value-type="float" office:value="80.5683040440001" calcext:value-type="float">
            <text:p>80.568304044</text:p>
          </table:table-cell>
          <table:table-cell office:value-type="float" office:value="4704.96460805893" calcext:value-type="float">
            <text:p>4704.9646080589</text:p>
          </table:table-cell>
          <table:table-cell table:formula="of:=([.B923] * (PI()) * 23 * (3600/63360)) / 11.1 / 60" office:value-type="float" office:value="29.0032838269342" calcext:value-type="float">
            <text:p>29.0032838269</text:p>
          </table:table-cell>
        </table:table-row>
        <table:table-row table:style-name="ro1">
          <table:table-cell office:value-type="float" office:value="80.581291948" calcext:value-type="float">
            <text:p>80.581291948</text:p>
          </table:table-cell>
          <table:table-cell office:value-type="float" office:value="4619.68305280563" calcext:value-type="float">
            <text:p>4619.6830528056</text:p>
          </table:table-cell>
          <table:table-cell table:formula="of:=([.B924] * (PI()) * 23 * (3600/63360)) / 11.1 / 60" office:value-type="float" office:value="28.4775742077849" calcext:value-type="float">
            <text:p>28.4775742078</text:p>
          </table:table-cell>
        </table:table-row>
        <table:table-row table:style-name="ro1">
          <table:table-cell office:value-type="float" office:value="80.594384852" calcext:value-type="float">
            <text:p>80.594384852</text:p>
          </table:table-cell>
          <table:table-cell office:value-type="float" office:value="4582.63499067252" calcext:value-type="float">
            <text:p>4582.6349906725</text:p>
          </table:table-cell>
          <table:table-cell table:formula="of:=([.B925] * (PI()) * 23 * (3600/63360)) / 11.1 / 60" office:value-type="float" office:value="28.249195133595" calcext:value-type="float">
            <text:p>28.2491951336</text:p>
          </table:table-cell>
        </table:table-row>
        <table:table-row table:style-name="ro1">
          <table:table-cell office:value-type="float" office:value="80.607209371" calcext:value-type="float">
            <text:p>80.607209371</text:p>
          </table:table-cell>
          <table:table-cell office:value-type="float" office:value="4678.53804107891" calcext:value-type="float">
            <text:p>4678.5380410789</text:p>
          </table:table-cell>
          <table:table-cell table:formula="of:=([.B926] * (PI()) * 23 * (3600/63360)) / 11.1 / 60" office:value-type="float" office:value="28.8403798974593" calcext:value-type="float">
            <text:p>28.8403798975</text:p>
          </table:table-cell>
        </table:table-row>
        <table:table-row table:style-name="ro1">
          <table:table-cell office:value-type="float" office:value="80.6203816510001" calcext:value-type="float">
            <text:p>80.620381651</text:p>
          </table:table-cell>
          <table:table-cell office:value-type="float" office:value="4555.02008762168" calcext:value-type="float">
            <text:p>4555.0200876217</text:p>
          </table:table-cell>
          <table:table-cell table:formula="of:=([.B927] * (PI()) * 23 * (3600/63360)) / 11.1 / 60" office:value-type="float" office:value="28.0789658252459" calcext:value-type="float">
            <text:p>28.0789658252</text:p>
          </table:table-cell>
        </table:table-row>
        <table:table-row table:style-name="ro1">
          <table:table-cell office:value-type="float" office:value="80.6334151280001" calcext:value-type="float">
            <text:p>80.633415128</text:p>
          </table:table-cell>
          <table:table-cell office:value-type="float" office:value="4603.52981786056" calcext:value-type="float">
            <text:p>4603.5298178606</text:p>
          </table:table-cell>
          <table:table-cell table:formula="of:=([.B928] * (PI()) * 23 * (3600/63360)) / 11.1 / 60" office:value-type="float" office:value="28.3779992062997" calcext:value-type="float">
            <text:p>28.3779992063</text:p>
          </table:table-cell>
        </table:table-row>
        <table:table-row table:style-name="ro1">
          <table:table-cell office:value-type="float" office:value="80.65960401" calcext:value-type="float">
            <text:p>80.65960401</text:p>
          </table:table-cell>
          <table:table-cell office:value-type="float" office:value="4598.32941159523" calcext:value-type="float">
            <text:p>4598.3294115952</text:p>
          </table:table-cell>
          <table:table-cell table:formula="of:=([.B929] * (PI()) * 23 * (3600/63360)) / 11.1 / 60" office:value-type="float" office:value="28.345941821921" calcext:value-type="float">
            <text:p>28.3459418219</text:p>
          </table:table-cell>
        </table:table-row>
        <table:table-row table:style-name="ro1">
          <table:table-cell office:value-type="float" office:value="80.672680196" calcext:value-type="float">
            <text:p>80.672680196</text:p>
          </table:table-cell>
          <table:table-cell office:value-type="float" office:value="4588.49392321586" calcext:value-type="float">
            <text:p>4588.4939232159</text:p>
          </table:table-cell>
          <table:table-cell table:formula="of:=([.B930] * (PI()) * 23 * (3600/63360)) / 11.1 / 60" office:value-type="float" office:value="28.2853119373615" calcext:value-type="float">
            <text:p>28.2853119374</text:p>
          </table:table-cell>
        </table:table-row>
        <table:table-row table:style-name="ro1">
          <table:table-cell office:value-type="float" office:value="80.685737319" calcext:value-type="float">
            <text:p>80.685737319</text:p>
          </table:table-cell>
          <table:table-cell office:value-type="float" office:value="4595.19298395328" calcext:value-type="float">
            <text:p>4595.1929839533</text:p>
          </table:table-cell>
          <table:table-cell table:formula="of:=([.B931] * (PI()) * 23 * (3600/63360)) / 11.1 / 60" office:value-type="float" office:value="28.326607627367" calcext:value-type="float">
            <text:p>28.3266076274</text:p>
          </table:table-cell>
        </table:table-row>
        <table:table-row table:style-name="ro1">
          <table:table-cell office:value-type="float" office:value="80.6987555360001" calcext:value-type="float">
            <text:p>80.698755536</text:p>
          </table:table-cell>
          <table:table-cell office:value-type="float" office:value="4608.92609177031" calcext:value-type="float">
            <text:p>4608.9260917703</text:p>
          </table:table-cell>
          <table:table-cell table:formula="of:=([.B932] * (PI()) * 23 * (3600/63360)) / 11.1 / 60" office:value-type="float" office:value="28.4112639971856" calcext:value-type="float">
            <text:p>28.4112639972</text:p>
          </table:table-cell>
        </table:table-row>
        <table:table-row table:style-name="ro1">
          <table:table-cell office:value-type="float" office:value="80.711725263" calcext:value-type="float">
            <text:p>80.711725263</text:p>
          </table:table-cell>
          <table:table-cell office:value-type="float" office:value="4626.15751282491" calcext:value-type="float">
            <text:p>4626.1575128249</text:p>
          </table:table-cell>
          <table:table-cell table:formula="of:=([.B933] * (PI()) * 23 * (3600/63360)) / 11.1 / 60" office:value-type="float" office:value="28.5174853691236" calcext:value-type="float">
            <text:p>28.5174853691</text:p>
          </table:table-cell>
        </table:table-row>
        <table:table-row table:style-name="ro1">
          <table:table-cell office:value-type="float" office:value="80.724858532" calcext:value-type="float">
            <text:p>80.724858532</text:p>
          </table:table-cell>
          <table:table-cell office:value-type="float" office:value="4568.55029770837" calcext:value-type="float">
            <text:p>4568.5502977084</text:p>
          </table:table-cell>
          <table:table-cell table:formula="of:=([.B934] * (PI()) * 23 * (3600/63360)) / 11.1 / 60" office:value-type="float" office:value="28.1623714522957" calcext:value-type="float">
            <text:p>28.1623714523</text:p>
          </table:table-cell>
        </table:table-row>
        <table:table-row table:style-name="ro1">
          <table:table-cell office:value-type="float" office:value="80.7377704460001" calcext:value-type="float">
            <text:p>80.737770446</text:p>
          </table:table-cell>
          <table:table-cell office:value-type="float" office:value="4646.87109903829" calcext:value-type="float">
            <text:p>4646.8710990383</text:p>
          </table:table-cell>
          <table:table-cell table:formula="of:=([.B935] * (PI()) * 23 * (3600/63360)) / 11.1 / 60" office:value-type="float" office:value="28.6451721999642" calcext:value-type="float">
            <text:p>28.6451722</text:p>
          </table:table-cell>
        </table:table-row>
        <table:table-row table:style-name="ro1">
          <table:table-cell office:value-type="float" office:value="80.750803768" calcext:value-type="float">
            <text:p>80.750803768</text:p>
          </table:table-cell>
          <table:table-cell office:value-type="float" office:value="4603.58456579252" calcext:value-type="float">
            <text:p>4603.5845657925</text:p>
          </table:table-cell>
          <table:table-cell table:formula="of:=([.B936] * (PI()) * 23 * (3600/63360)) / 11.1 / 60" office:value-type="float" office:value="28.3783366944515" calcext:value-type="float">
            <text:p>28.3783366945</text:p>
          </table:table-cell>
        </table:table-row>
        <table:table-row table:style-name="ro1">
          <table:table-cell office:value-type="float" office:value="80.7638463070001" calcext:value-type="float">
            <text:p>80.763846307</text:p>
          </table:table-cell>
          <table:table-cell office:value-type="float" office:value="4600.33126984575" calcext:value-type="float">
            <text:p>4600.3312698458</text:p>
          </table:table-cell>
          <table:table-cell table:formula="of:=([.B937] * (PI()) * 23 * (3600/63360)) / 11.1 / 60" office:value-type="float" office:value="28.3582820769193" calcext:value-type="float">
            <text:p>28.3582820769</text:p>
          </table:table-cell>
        </table:table-row>
        <table:table-row table:style-name="ro1">
          <table:table-cell office:value-type="float" office:value="80.7767074920001" calcext:value-type="float">
            <text:p>80.776707492</text:p>
          </table:table-cell>
          <table:table-cell office:value-type="float" office:value="4665.19997962146" calcext:value-type="float">
            <text:p>4665.1999796215</text:p>
          </table:table-cell>
          <table:table-cell table:formula="of:=([.B938] * (PI()) * 23 * (3600/63360)) / 11.1 / 60" office:value-type="float" office:value="28.7581587514195" calcext:value-type="float">
            <text:p>28.7581587514</text:p>
          </table:table-cell>
        </table:table-row>
        <table:table-row table:style-name="ro1">
          <table:table-cell office:value-type="float" office:value="80.80265054" calcext:value-type="float">
            <text:p>80.80265054</text:p>
          </table:table-cell>
          <table:table-cell office:value-type="float" office:value="4629.61569793374" calcext:value-type="float">
            <text:p>4629.6156979337</text:p>
          </table:table-cell>
          <table:table-cell table:formula="of:=([.B939] * (PI()) * 23 * (3600/63360)) / 11.1 / 60" office:value-type="float" office:value="28.5388030054063" calcext:value-type="float">
            <text:p>28.5388030054</text:p>
          </table:table-cell>
        </table:table-row>
        <table:table-row table:style-name="ro1">
          <table:table-cell office:value-type="float" office:value="80.815570476" calcext:value-type="float">
            <text:p>80.815570476</text:p>
          </table:table-cell>
          <table:table-cell office:value-type="float" office:value="4643.98585256043" calcext:value-type="float">
            <text:p>4643.9858525604</text:p>
          </table:table-cell>
          <table:table-cell table:formula="of:=([.B940] * (PI()) * 23 * (3600/63360)) / 11.1 / 60" office:value-type="float" office:value="28.6273863865779" calcext:value-type="float">
            <text:p>28.6273863866</text:p>
          </table:table-cell>
        </table:table-row>
        <table:table-row table:style-name="ro1">
          <table:table-cell office:value-type="float" office:value="80.8285624420001" calcext:value-type="float">
            <text:p>80.828562442</text:p>
          </table:table-cell>
          <table:table-cell office:value-type="float" office:value="4618.2386868674" calcext:value-type="float">
            <text:p>4618.2386868674</text:p>
          </table:table-cell>
          <table:table-cell table:formula="of:=([.B941] * (PI()) * 23 * (3600/63360)) / 11.1 / 60" office:value-type="float" office:value="28.4686705583962" calcext:value-type="float">
            <text:p>28.4686705584</text:p>
          </table:table-cell>
        </table:table-row>
        <table:table-row table:style-name="ro1">
          <table:table-cell office:value-type="float" office:value="80.8413963880001" calcext:value-type="float">
            <text:p>80.841396388</text:p>
          </table:table-cell>
          <table:table-cell office:value-type="float" office:value="4675.10148476524" calcext:value-type="float">
            <text:p>4675.1014847652</text:p>
          </table:table-cell>
          <table:table-cell table:formula="of:=([.B942] * (PI()) * 23 * (3600/63360)) / 11.1 / 60" office:value-type="float" office:value="28.8191955897215" calcext:value-type="float">
            <text:p>28.8191955897</text:p>
          </table:table-cell>
        </table:table-row>
        <table:table-row table:style-name="ro1">
          <table:table-cell office:value-type="float" office:value="80.8544267400001" calcext:value-type="float">
            <text:p>80.85442674</text:p>
          </table:table-cell>
          <table:table-cell office:value-type="float" office:value="4604.63385793874" calcext:value-type="float">
            <text:p>4604.6338579387</text:p>
          </table:table-cell>
          <table:table-cell table:formula="of:=([.B943] * (PI()) * 23 * (3600/63360)) / 11.1 / 60" office:value-type="float" office:value="28.3848049509569" calcext:value-type="float">
            <text:p>28.384804951</text:p>
          </table:table-cell>
        </table:table-row>
        <table:table-row table:style-name="ro1">
          <table:table-cell office:value-type="float" office:value="80.8675491760001" calcext:value-type="float">
            <text:p>80.867549176</text:p>
          </table:table-cell>
          <table:table-cell office:value-type="float" office:value="4572.32178537468" calcext:value-type="float">
            <text:p>4572.3217853747</text:p>
          </table:table-cell>
          <table:table-cell table:formula="of:=([.B944] * (PI()) * 23 * (3600/63360)) / 11.1 / 60" office:value-type="float" office:value="28.1856204108636" calcext:value-type="float">
            <text:p>28.1856204109</text:p>
          </table:table-cell>
        </table:table-row>
        <table:table-row table:style-name="ro1">
          <table:table-cell office:value-type="float" office:value="80.88038958" calcext:value-type="float">
            <text:p>80.88038958</text:p>
          </table:table-cell>
          <table:table-cell office:value-type="float" office:value="4672.75017206536" calcext:value-type="float">
            <text:p>4672.7501720654</text:p>
          </table:table-cell>
          <table:table-cell table:formula="of:=([.B945] * (PI()) * 23 * (3600/63360)) / 11.1 / 60" office:value-type="float" office:value="28.8047011577159" calcext:value-type="float">
            <text:p>28.8047011577</text:p>
          </table:table-cell>
        </table:table-row>
        <table:table-row table:style-name="ro1">
          <table:table-cell office:value-type="float" office:value="80.893409515" calcext:value-type="float">
            <text:p>80.893409515</text:p>
          </table:table-cell>
          <table:table-cell office:value-type="float" office:value="4608.31793707521" calcext:value-type="float">
            <text:p>4608.3179370752</text:p>
          </table:table-cell>
          <table:table-cell table:formula="of:=([.B946] * (PI()) * 23 * (3600/63360)) / 11.1 / 60" office:value-type="float" office:value="28.4075150883835" calcext:value-type="float">
            <text:p>28.4075150884</text:p>
          </table:table-cell>
        </table:table-row>
        <table:table-row table:style-name="ro1">
          <table:table-cell office:value-type="float" office:value="80.906559556" calcext:value-type="float">
            <text:p>80.906559556</text:p>
          </table:table-cell>
          <table:table-cell office:value-type="float" office:value="4562.72341659784" calcext:value-type="float">
            <text:p>4562.7234165978</text:p>
          </table:table-cell>
          <table:table-cell table:formula="of:=([.B947] * (PI()) * 23 * (3600/63360)) / 11.1 / 60" office:value-type="float" office:value="28.1264522263817" calcext:value-type="float">
            <text:p>28.1264522264</text:p>
          </table:table-cell>
        </table:table-row>
        <table:table-row table:style-name="ro1">
          <table:table-cell office:value-type="float" office:value="80.9195558970001" calcext:value-type="float">
            <text:p>80.919555897</text:p>
          </table:table-cell>
          <table:table-cell office:value-type="float" office:value="4616.6840343487" calcext:value-type="float">
            <text:p>4616.6840343487</text:p>
          </table:table-cell>
          <table:table-cell table:formula="of:=([.B948] * (PI()) * 23 * (3600/63360)) / 11.1 / 60" office:value-type="float" office:value="28.4590870584109" calcext:value-type="float">
            <text:p>28.4590870584</text:p>
          </table:table-cell>
        </table:table-row>
        <table:table-row table:style-name="ro1">
          <table:table-cell office:value-type="float" office:value="80.9455058200001" calcext:value-type="float">
            <text:p>80.94550582</text:p>
          </table:table-cell>
          <table:table-cell office:value-type="float" office:value="4644.64156988507" calcext:value-type="float">
            <text:p>4644.6415698851</text:p>
          </table:table-cell>
          <table:table-cell table:formula="of:=([.B949] * (PI()) * 23 * (3600/63360)) / 11.1 / 60" office:value-type="float" office:value="28.6314284904535" calcext:value-type="float">
            <text:p>28.6314284905</text:p>
          </table:table-cell>
        </table:table-row>
        <table:table-row table:style-name="ro1">
          <table:table-cell office:value-type="float" office:value="80.958317682" calcext:value-type="float">
            <text:p>80.958317682</text:p>
          </table:table-cell>
          <table:table-cell office:value-type="float" office:value="4683.16002782174" calcext:value-type="float">
            <text:p>4683.1600278217</text:p>
          </table:table-cell>
          <table:table-cell table:formula="of:=([.B950] * (PI()) * 23 * (3600/63360)) / 11.1 / 60" office:value-type="float" office:value="28.8688716725339" calcext:value-type="float">
            <text:p>28.8688716725</text:p>
          </table:table-cell>
        </table:table-row>
        <table:table-row table:style-name="ro1">
          <table:table-cell office:value-type="float" office:value="80.97131642" calcext:value-type="float">
            <text:p>80.97131642</text:p>
          </table:table-cell>
          <table:table-cell office:value-type="float" office:value="4615.83270619332" calcext:value-type="float">
            <text:p>4615.8327061933</text:p>
          </table:table-cell>
          <table:table-cell table:formula="of:=([.B951] * (PI()) * 23 * (3600/63360)) / 11.1 / 60" office:value-type="float" office:value="28.4538391311304" calcext:value-type="float">
            <text:p>28.4538391311</text:p>
          </table:table-cell>
        </table:table-row>
        <table:table-row table:style-name="ro1">
          <table:table-cell office:value-type="float" office:value="80.984045834" calcext:value-type="float">
            <text:p>80.984045834</text:p>
          </table:table-cell>
          <table:table-cell office:value-type="float" office:value="4713.49270281456" calcext:value-type="float">
            <text:p>4713.4927028146</text:p>
          </table:table-cell>
          <table:table-cell table:formula="of:=([.B952] * (PI()) * 23 * (3600/63360)) / 11.1 / 60" office:value-type="float" office:value="29.0558544142404" calcext:value-type="float">
            <text:p>29.0558544142</text:p>
          </table:table-cell>
        </table:table-row>
        <table:table-row table:style-name="ro1">
          <table:table-cell office:value-type="float" office:value="80.99676681" calcext:value-type="float">
            <text:p>80.99676681</text:p>
          </table:table-cell>
          <table:table-cell office:value-type="float" office:value="4716.61922797022" calcext:value-type="float">
            <text:p>4716.6192279702</text:p>
          </table:table-cell>
          <table:table-cell table:formula="of:=([.B953] * (PI()) * 23 * (3600/63360)) / 11.1 / 60" office:value-type="float" office:value="29.075127565908" calcext:value-type="float">
            <text:p>29.0751275659</text:p>
          </table:table-cell>
        </table:table-row>
        <table:table-row table:style-name="ro1">
          <table:table-cell office:value-type="float" office:value="81.0096221100001" calcext:value-type="float">
            <text:p>81.00962211</text:p>
          </table:table-cell>
          <table:table-cell office:value-type="float" office:value="4667.33565141822" calcext:value-type="float">
            <text:p>4667.3356514182</text:p>
          </table:table-cell>
          <table:table-cell table:formula="of:=([.B954] * (PI()) * 23 * (3600/63360)) / 11.1 / 60" office:value-type="float" office:value="28.7713238866421" calcext:value-type="float">
            <text:p>28.7713238866</text:p>
          </table:table-cell>
        </table:table-row>
        <table:table-row table:style-name="ro1">
          <table:table-cell office:value-type="float" office:value="81.022375222" calcext:value-type="float">
            <text:p>81.022375222</text:p>
          </table:table-cell>
          <table:table-cell office:value-type="float" office:value="4704.73402886611" calcext:value-type="float">
            <text:p>4704.7340288661</text:p>
          </table:table-cell>
          <table:table-cell table:formula="of:=([.B955] * (PI()) * 23 * (3600/63360)) / 11.1 / 60" office:value-type="float" office:value="29.0018624445581" calcext:value-type="float">
            <text:p>29.0018624446</text:p>
          </table:table-cell>
        </table:table-row>
        <table:table-row table:style-name="ro1">
          <table:table-cell office:value-type="float" office:value="81.035235678" calcext:value-type="float">
            <text:p>81.035235678</text:p>
          </table:table-cell>
          <table:table-cell office:value-type="float" office:value="4665.46442832252" calcext:value-type="float">
            <text:p>4665.4644283225</text:p>
          </table:table-cell>
          <table:table-cell table:formula="of:=([.B956] * (PI()) * 23 * (3600/63360)) / 11.1 / 60" office:value-type="float" office:value="28.7597889189921" calcext:value-type="float">
            <text:p>28.759788919</text:p>
          </table:table-cell>
        </table:table-row>
        <table:table-row table:style-name="ro1">
          <table:table-cell office:value-type="float" office:value="81.048208947" calcext:value-type="float">
            <text:p>81.048208947</text:p>
          </table:table-cell>
          <table:table-cell office:value-type="float" office:value="4624.89446569457" calcext:value-type="float">
            <text:p>4624.8944656946</text:p>
          </table:table-cell>
          <table:table-cell table:formula="of:=([.B957] * (PI()) * 23 * (3600/63360)) / 11.1 / 60" office:value-type="float" office:value="28.5096994413941" calcext:value-type="float">
            <text:p>28.5096994414</text:p>
          </table:table-cell>
        </table:table-row>
        <table:table-row table:style-name="ro1">
          <table:table-cell office:value-type="float" office:value="81.061182632" calcext:value-type="float">
            <text:p>81.061182632</text:p>
          </table:table-cell>
          <table:table-cell office:value-type="float" office:value="4624.74616887244" calcext:value-type="float">
            <text:p>4624.7461688724</text:p>
          </table:table-cell>
          <table:table-cell table:formula="of:=([.B958] * (PI()) * 23 * (3600/63360)) / 11.1 / 60" office:value-type="float" office:value="28.5087852804639" calcext:value-type="float">
            <text:p>28.5087852805</text:p>
          </table:table-cell>
        </table:table-row>
        <table:table-row table:style-name="ro1">
          <table:table-cell office:value-type="float" office:value="81.087168493" calcext:value-type="float">
            <text:p>81.087168493</text:p>
          </table:table-cell>
          <table:table-cell office:value-type="float" office:value="4695.29969981985" calcext:value-type="float">
            <text:p>4695.2996998199</text:p>
          </table:table-cell>
          <table:table-cell table:formula="of:=([.B959] * (PI()) * 23 * (3600/63360)) / 11.1 / 60" office:value-type="float" office:value="28.9437054665914" calcext:value-type="float">
            <text:p>28.9437054666</text:p>
          </table:table-cell>
        </table:table-row>
        <table:table-row table:style-name="ro1">
          <table:table-cell office:value-type="float" office:value="81.1003183760001" calcext:value-type="float">
            <text:p>81.100318376</text:p>
          </table:table-cell>
          <table:table-cell office:value-type="float" office:value="4562.77823913414" calcext:value-type="float">
            <text:p>4562.7782391341</text:p>
          </table:table-cell>
          <table:table-cell table:formula="of:=([.B960] * (PI()) * 23 * (3600/63360)) / 11.1 / 60" office:value-type="float" office:value="28.1267901744244" calcext:value-type="float">
            <text:p>28.1267901744</text:p>
          </table:table-cell>
        </table:table-row>
        <table:table-row table:style-name="ro1">
          <table:table-cell office:value-type="float" office:value="81.1131965930001" calcext:value-type="float">
            <text:p>81.113196593</text:p>
          </table:table-cell>
          <table:table-cell office:value-type="float" office:value="4659.0300505183" calcext:value-type="float">
            <text:p>4659.0300505183</text:p>
          </table:table-cell>
          <table:table-cell table:formula="of:=([.B961] * (PI()) * 23 * (3600/63360)) / 11.1 / 60" office:value-type="float" office:value="28.7201248404599" calcext:value-type="float">
            <text:p>28.7201248405</text:p>
          </table:table-cell>
        </table:table-row>
        <table:table-row table:style-name="ro1">
          <table:table-cell office:value-type="float" office:value="81.1260487150001" calcext:value-type="float">
            <text:p>81.126048715</text:p>
          </table:table-cell>
          <table:table-cell office:value-type="float" office:value="4668.48976378187" calcext:value-type="float">
            <text:p>4668.4897637819</text:p>
          </table:table-cell>
          <table:table-cell table:formula="of:=([.B962] * (PI()) * 23 * (3600/63360)) / 11.1 / 60" office:value-type="float" office:value="28.7784382968958" calcext:value-type="float">
            <text:p>28.7784382969</text:p>
          </table:table-cell>
        </table:table-row>
        <table:table-row table:style-name="ro1">
          <table:table-cell office:value-type="float" office:value="81.1388822960001" calcext:value-type="float">
            <text:p>81.138882296</text:p>
          </table:table-cell>
          <table:table-cell office:value-type="float" office:value="4675.23444937324" calcext:value-type="float">
            <text:p>4675.2344493732</text:p>
          </table:table-cell>
          <table:table-cell table:formula="of:=([.B963] * (PI()) * 23 * (3600/63360)) / 11.1 / 60" office:value-type="float" office:value="28.820015236751" calcext:value-type="float">
            <text:p>28.8200152368</text:p>
          </table:table-cell>
        </table:table-row>
        <table:table-row table:style-name="ro1">
          <table:table-cell office:value-type="float" office:value="81.151589158" calcext:value-type="float">
            <text:p>81.151589158</text:p>
          </table:table-cell>
          <table:table-cell office:value-type="float" office:value="4721.85815822925" calcext:value-type="float">
            <text:p>4721.8581582293</text:p>
          </table:table-cell>
          <table:table-cell table:formula="of:=([.B964] * (PI()) * 23 * (3600/63360)) / 11.1 / 60" office:value-type="float" office:value="29.1074224275934" calcext:value-type="float">
            <text:p>29.1074224276</text:p>
          </table:table-cell>
        </table:table-row>
        <table:table-row table:style-name="ro1">
          <table:table-cell office:value-type="float" office:value="81.16425602" calcext:value-type="float">
            <text:p>81.16425602</text:p>
          </table:table-cell>
          <table:table-cell office:value-type="float" office:value="4736.76905931824" calcext:value-type="float">
            <text:p>4736.7690593182</text:p>
          </table:table-cell>
          <table:table-cell table:formula="of:=([.B965] * (PI()) * 23 * (3600/63360)) / 11.1 / 60" office:value-type="float" office:value="29.1993391862569" calcext:value-type="float">
            <text:p>29.1993391863</text:p>
          </table:table-cell>
        </table:table-row>
        <table:table-row table:style-name="ro1">
          <table:table-cell office:value-type="float" office:value="81.176956631" calcext:value-type="float">
            <text:p>81.176956631</text:p>
          </table:table-cell>
          <table:table-cell office:value-type="float" office:value="4724.18216729373" calcext:value-type="float">
            <text:p>4724.1821672937</text:p>
          </table:table-cell>
          <table:table-cell table:formula="of:=([.B966] * (PI()) * 23 * (3600/63360)) / 11.1 / 60" office:value-type="float" office:value="29.121748549069" calcext:value-type="float">
            <text:p>29.1217485491</text:p>
          </table:table-cell>
        </table:table-row>
        <table:table-row table:style-name="ro1">
          <table:table-cell office:value-type="float" office:value="81.1893410440001" calcext:value-type="float">
            <text:p>81.189341044</text:p>
          </table:table-cell>
          <table:table-cell office:value-type="float" office:value="4844.79966872008" calcext:value-type="float">
            <text:p>4844.7996687201</text:p>
          </table:table-cell>
          <table:table-cell table:formula="of:=([.B967] * (PI()) * 23 * (3600/63360)) / 11.1 / 60" office:value-type="float" office:value="29.8652830747851" calcext:value-type="float">
            <text:p>29.8652830748</text:p>
          </table:table-cell>
        </table:table-row>
        <table:table-row table:style-name="ro1">
          <table:table-cell office:value-type="float" office:value="81.201890614" calcext:value-type="float">
            <text:p>81.201890614</text:p>
          </table:table-cell>
          <table:table-cell office:value-type="float" office:value="4781.04030659109" calcext:value-type="float">
            <text:p>4781.0403065911</text:p>
          </table:table-cell>
          <table:table-cell table:formula="of:=([.B968] * (PI()) * 23 * (3600/63360)) / 11.1 / 60" office:value-type="float" office:value="29.4722448629176" calcext:value-type="float">
            <text:p>29.4722448629</text:p>
          </table:table-cell>
        </table:table-row>
        <table:table-row table:style-name="ro1">
          <table:table-cell office:value-type="float" office:value="81.2268782420001" calcext:value-type="float">
            <text:p>81.226878242</text:p>
          </table:table-cell>
          <table:table-cell office:value-type="float" office:value="4812.98041564582" calcext:value-type="float">
            <text:p>4812.9804156458</text:p>
          </table:table-cell>
          <table:table-cell table:formula="of:=([.B969] * (PI()) * 23 * (3600/63360)) / 11.1 / 60" office:value-type="float" office:value="29.6691364711543" calcext:value-type="float">
            <text:p>29.6691364712</text:p>
          </table:table-cell>
        </table:table-row>
        <table:table-row table:style-name="ro1">
          <table:table-cell office:value-type="float" office:value="81.239612708" calcext:value-type="float">
            <text:p>81.239612708</text:p>
          </table:table-cell>
          <table:table-cell office:value-type="float" office:value="4711.62277240975" calcext:value-type="float">
            <text:p>4711.6227724098</text:p>
          </table:table-cell>
          <table:table-cell table:formula="of:=([.B970] * (PI()) * 23 * (3600/63360)) / 11.1 / 60" office:value-type="float" office:value="29.0443274152542" calcext:value-type="float">
            <text:p>29.0443274153</text:p>
          </table:table-cell>
        </table:table-row>
        <table:table-row table:style-name="ro1">
          <table:table-cell office:value-type="float" office:value="81.252355872" calcext:value-type="float">
            <text:p>81.252355872</text:p>
          </table:table-cell>
          <table:table-cell office:value-type="float" office:value="4708.40679756888" calcext:value-type="float">
            <text:p>4708.4067975689</text:p>
          </table:table-cell>
          <table:table-cell table:formula="of:=([.B971] * (PI()) * 23 * (3600/63360)) / 11.1 / 60" office:value-type="float" office:value="29.0245028599472" calcext:value-type="float">
            <text:p>29.0245028599</text:p>
          </table:table-cell>
        </table:table-row>
        <table:table-row table:style-name="ro1">
          <table:table-cell office:value-type="float" office:value="81.2650804420001" calcext:value-type="float">
            <text:p>81.265080442</text:p>
          </table:table-cell>
          <table:table-cell office:value-type="float" office:value="4715.28703915214" calcext:value-type="float">
            <text:p>4715.2870391521</text:p>
          </table:table-cell>
          <table:table-cell table:formula="of:=([.B972] * (PI()) * 23 * (3600/63360)) / 11.1 / 60" office:value-type="float" office:value="29.0669154211586" calcext:value-type="float">
            <text:p>29.0669154212</text:p>
          </table:table-cell>
        </table:table-row>
        <table:table-row table:style-name="ro1">
          <table:table-cell office:value-type="float" office:value="81.278029075" calcext:value-type="float">
            <text:p>81.278029075</text:p>
          </table:table-cell>
          <table:table-cell office:value-type="float" office:value="4633.69376522044" calcext:value-type="float">
            <text:p>4633.6937652204</text:p>
          </table:table-cell>
          <table:table-cell table:formula="of:=([.B973] * (PI()) * 23 * (3600/63360)) / 11.1 / 60" office:value-type="float" office:value="28.5639418433858" calcext:value-type="float">
            <text:p>28.5639418434</text:p>
          </table:table-cell>
        </table:table-row>
        <table:table-row table:style-name="ro1">
          <table:table-cell office:value-type="float" office:value="81.2909817190001" calcext:value-type="float">
            <text:p>81.290981719</text:p>
          </table:table-cell>
          <table:table-cell office:value-type="float" office:value="4632.2588654301" calcext:value-type="float">
            <text:p>4632.2588654301</text:p>
          </table:table-cell>
          <table:table-cell table:formula="of:=([.B974] * (PI()) * 23 * (3600/63360)) / 11.1 / 60" office:value-type="float" office:value="28.5550965471192" calcext:value-type="float">
            <text:p>28.5550965471</text:p>
          </table:table-cell>
        </table:table-row>
        <table:table-row table:style-name="ro1">
          <table:table-cell office:value-type="float" office:value="81.30380681" calcext:value-type="float">
            <text:p>81.30380681</text:p>
          </table:table-cell>
          <table:table-cell office:value-type="float" office:value="4678.32937794752" calcext:value-type="float">
            <text:p>4678.3293779475</text:p>
          </table:table-cell>
          <table:table-cell table:formula="of:=([.B975] * (PI()) * 23 * (3600/63360)) / 11.1 / 60" office:value-type="float" office:value="28.8390936144523" calcext:value-type="float">
            <text:p>28.8390936145</text:p>
          </table:table-cell>
        </table:table-row>
        <table:table-row table:style-name="ro1">
          <table:table-cell office:value-type="float" office:value="81.316885913" calcext:value-type="float">
            <text:p>81.316885913</text:p>
          </table:table-cell>
          <table:table-cell office:value-type="float" office:value="4587.47056277642" calcext:value-type="float">
            <text:p>4587.4705627764</text:p>
          </table:table-cell>
          <table:table-cell table:formula="of:=([.B976] * (PI()) * 23 * (3600/63360)) / 11.1 / 60" office:value-type="float" office:value="28.2790035342692" calcext:value-type="float">
            <text:p>28.2790035343</text:p>
          </table:table-cell>
        </table:table-row>
        <table:table-row table:style-name="ro1">
          <table:table-cell office:value-type="float" office:value="81.329545066" calcext:value-type="float">
            <text:p>81.329545066</text:p>
          </table:table-cell>
          <table:table-cell office:value-type="float" office:value="4739.65359295332" calcext:value-type="float">
            <text:p>4739.6535929533</text:p>
          </table:table-cell>
          <table:table-cell table:formula="of:=([.B977] * (PI()) * 23 * (3600/63360)) / 11.1 / 60" office:value-type="float" office:value="29.2171206053952" calcext:value-type="float">
            <text:p>29.2171206054</text:p>
          </table:table-cell>
        </table:table-row>
        <table:table-row table:style-name="ro1">
          <table:table-cell office:value-type="float" office:value="81.342350157" calcext:value-type="float">
            <text:p>81.342350157</text:p>
          </table:table-cell>
          <table:table-cell office:value-type="float" office:value="4685.63636134362" calcext:value-type="float">
            <text:p>4685.6363613436</text:p>
          </table:table-cell>
          <table:table-cell table:formula="of:=([.B978] * (PI()) * 23 * (3600/63360)) / 11.1 / 60" office:value-type="float" office:value="28.8841367828946" calcext:value-type="float">
            <text:p>28.8841367829</text:p>
          </table:table-cell>
        </table:table-row>
        <table:table-row table:style-name="ro1">
          <table:table-cell office:value-type="float" office:value="81.367333306" calcext:value-type="float">
            <text:p>81.367333306</text:p>
          </table:table-cell>
          <table:table-cell office:value-type="float" office:value="4836.70400547085" calcext:value-type="float">
            <text:p>4836.7040054709</text:p>
          </table:table-cell>
          <table:table-cell table:formula="of:=([.B979] * (PI()) * 23 * (3600/63360)) / 11.1 / 60" office:value-type="float" office:value="29.8153781682567" calcext:value-type="float">
            <text:p>29.8153781683</text:p>
          </table:table-cell>
        </table:table-row>
        <table:table-row table:style-name="ro1">
          <table:table-cell office:value-type="float" office:value="81.37991522" calcext:value-type="float">
            <text:p>81.37991522</text:p>
          </table:table-cell>
          <table:table-cell office:value-type="float" office:value="4768.74981026164" calcext:value-type="float">
            <text:p>4768.7498102616</text:p>
          </table:table-cell>
          <table:table-cell table:formula="of:=([.B980] * (PI()) * 23 * (3600/63360)) / 11.1 / 60" office:value-type="float" office:value="29.3964813273521" calcext:value-type="float">
            <text:p>29.3964813274</text:p>
          </table:table-cell>
        </table:table-row>
        <table:table-row table:style-name="ro1">
          <table:table-cell office:value-type="float" office:value="81.392367029" calcext:value-type="float">
            <text:p>81.392367029</text:p>
          </table:table-cell>
          <table:table-cell office:value-type="float" office:value="4818.57696338518" calcext:value-type="float">
            <text:p>4818.5769633852</text:p>
          </table:table-cell>
          <table:table-cell table:formula="of:=([.B981] * (PI()) * 23 * (3600/63360)) / 11.1 / 60" office:value-type="float" office:value="29.7036358300353" calcext:value-type="float">
            <text:p>29.70363583</text:p>
          </table:table-cell>
        </table:table-row>
        <table:table-row table:style-name="ro1">
          <table:table-cell office:value-type="float" office:value="81.4048242540001" calcext:value-type="float">
            <text:p>81.404824254</text:p>
          </table:table-cell>
          <table:table-cell office:value-type="float" office:value="4816.48200139014" calcext:value-type="float">
            <text:p>4816.4820013901</text:p>
          </table:table-cell>
          <table:table-cell table:formula="of:=([.B982] * (PI()) * 23 * (3600/63360)) / 11.1 / 60" office:value-type="float" office:value="29.6907216463144" calcext:value-type="float">
            <text:p>29.6907216463</text:p>
          </table:table-cell>
        </table:table-row>
        <table:table-row table:style-name="ro1">
          <table:table-cell office:value-type="float" office:value="81.417390282" calcext:value-type="float">
            <text:p>81.417390282</text:p>
          </table:table-cell>
          <table:table-cell office:value-type="float" office:value="4774.77847418165" calcext:value-type="float">
            <text:p>4774.7784741817</text:p>
          </table:table-cell>
          <table:table-cell table:formula="of:=([.B983] * (PI()) * 23 * (3600/63360)) / 11.1 / 60" office:value-type="float" office:value="29.4336444232168" calcext:value-type="float">
            <text:p>29.4336444232</text:p>
          </table:table-cell>
        </table:table-row>
        <table:table-row table:style-name="ro1">
          <table:table-cell office:value-type="float" office:value="81.4298895390001" calcext:value-type="float">
            <text:p>81.429889539</text:p>
          </table:table-cell>
          <table:table-cell office:value-type="float" office:value="4800.28532893745" calcext:value-type="float">
            <text:p>4800.2853289375</text:p>
          </table:table-cell>
          <table:table-cell table:formula="of:=([.B984] * (PI()) * 23 * (3600/63360)) / 11.1 / 60" office:value-type="float" office:value="29.5908788786573" calcext:value-type="float">
            <text:p>29.5908788787</text:p>
          </table:table-cell>
        </table:table-row>
        <table:table-row table:style-name="ro1">
          <table:table-cell office:value-type="float" office:value="81.442576505" calcext:value-type="float">
            <text:p>81.442576505</text:p>
          </table:table-cell>
          <table:table-cell office:value-type="float" office:value="4729.26308782709" calcext:value-type="float">
            <text:p>4729.2630878271</text:p>
          </table:table-cell>
          <table:table-cell table:formula="of:=([.B985] * (PI()) * 23 * (3600/63360)) / 11.1 / 60" office:value-type="float" office:value="29.1530693756016" calcext:value-type="float">
            <text:p>29.1530693756</text:p>
          </table:table-cell>
        </table:table-row>
        <table:table-row table:style-name="ro1">
          <table:table-cell office:value-type="float" office:value="81.455283627" calcext:value-type="float">
            <text:p>81.455283627</text:p>
          </table:table-cell>
          <table:table-cell office:value-type="float" office:value="4721.76154441235" calcext:value-type="float">
            <text:p>4721.7615444124</text:p>
          </table:table-cell>
          <table:table-cell table:formula="of:=([.B986] * (PI()) * 23 * (3600/63360)) / 11.1 / 60" office:value-type="float" office:value="29.1068268613806" calcext:value-type="float">
            <text:p>29.1068268614</text:p>
          </table:table-cell>
        </table:table-row>
        <table:table-row table:style-name="ro1">
          <table:table-cell office:value-type="float" office:value="81.4678775200001" calcext:value-type="float">
            <text:p>81.46787752</text:p>
          </table:table-cell>
          <table:table-cell office:value-type="float" office:value="4764.21389318267" calcext:value-type="float">
            <text:p>4764.2138931827</text:p>
          </table:table-cell>
          <table:table-cell table:formula="of:=([.B987] * (PI()) * 23 * (3600/63360)) / 11.1 / 60" office:value-type="float" office:value="29.3685201201134" calcext:value-type="float">
            <text:p>29.3685201201</text:p>
          </table:table-cell>
        </table:table-row>
        <table:table-row table:style-name="ro1">
          <table:table-cell office:value-type="float" office:value="81.480607871" calcext:value-type="float">
            <text:p>81.480607871</text:p>
          </table:table-cell>
          <table:table-cell office:value-type="float" office:value="4713.14577266504" calcext:value-type="float">
            <text:p>4713.145772665</text:p>
          </table:table-cell>
          <table:table-cell table:formula="of:=([.B988] * (PI()) * 23 * (3600/63360)) / 11.1 / 60" office:value-type="float" office:value="29.0537157980269" calcext:value-type="float">
            <text:p>29.053715798</text:p>
          </table:table-cell>
        </table:table-row>
        <table:table-row table:style-name="ro1">
          <table:table-cell office:value-type="float" office:value="81.50607248" calcext:value-type="float">
            <text:p>81.50607248</text:p>
          </table:table-cell>
          <table:table-cell office:value-type="float" office:value="4740.90181435677" calcext:value-type="float">
            <text:p>4740.9018143568</text:p>
          </table:table-cell>
          <table:table-cell table:formula="of:=([.B989] * (PI()) * 23 * (3600/63360)) / 11.1 / 60" office:value-type="float" office:value="29.2248151414138" calcext:value-type="float">
            <text:p>29.2248151414</text:p>
          </table:table-cell>
        </table:table-row>
        <table:table-row table:style-name="ro1">
          <table:table-cell office:value-type="float" office:value="81.518931582" calcext:value-type="float">
            <text:p>81.518931582</text:p>
          </table:table-cell>
          <table:table-cell office:value-type="float" office:value="4665.95567871165" calcext:value-type="float">
            <text:p>4665.9556787117</text:p>
          </table:table-cell>
          <table:table-cell table:formula="of:=([.B990] * (PI()) * 23 * (3600/63360)) / 11.1 / 60" office:value-type="float" office:value="28.7628171828906" calcext:value-type="float">
            <text:p>28.7628171829</text:p>
          </table:table-cell>
        </table:table-row>
        <table:table-row table:style-name="ro1">
          <table:table-cell office:value-type="float" office:value="81.531681308" calcext:value-type="float">
            <text:p>81.531681308</text:p>
          </table:table-cell>
          <table:table-cell office:value-type="float" office:value="4705.98348543492" calcext:value-type="float">
            <text:p>4705.9834854349</text:p>
          </table:table-cell>
          <table:table-cell table:formula="of:=([.B991] * (PI()) * 23 * (3600/63360)) / 11.1 / 60" office:value-type="float" office:value="29.0095645946301" calcext:value-type="float">
            <text:p>29.0095645946</text:p>
          </table:table-cell>
        </table:table-row>
        <table:table-row table:style-name="ro1">
          <table:table-cell office:value-type="float" office:value="81.5444586390001" calcext:value-type="float">
            <text:p>81.544458639</text:p>
          </table:table-cell>
          <table:table-cell office:value-type="float" office:value="4695.81636413391" calcext:value-type="float">
            <text:p>4695.8163641339</text:p>
          </table:table-cell>
          <table:table-cell table:formula="of:=([.B992] * (PI()) * 23 * (3600/63360)) / 11.1 / 60" office:value-type="float" office:value="28.9468903920886" calcext:value-type="float">
            <text:p>28.9468903921</text:p>
          </table:table-cell>
        </table:table-row>
        <table:table-row table:style-name="ro1">
          <table:table-cell office:value-type="float" office:value="81.557352897" calcext:value-type="float">
            <text:p>81.557352897</text:p>
          </table:table-cell>
          <table:table-cell office:value-type="float" office:value="4653.23402092505" calcext:value-type="float">
            <text:p>4653.2340209251</text:p>
          </table:table-cell>
          <table:table-cell table:formula="of:=([.B993] * (PI()) * 23 * (3600/63360)) / 11.1 / 60" office:value-type="float" office:value="28.6843957956389" calcext:value-type="float">
            <text:p>28.6843957956</text:p>
          </table:table-cell>
        </table:table-row>
        <table:table-row table:style-name="ro1">
          <table:table-cell office:value-type="float" office:value="81.5702133530001" calcext:value-type="float">
            <text:p>81.570213353</text:p>
          </table:table-cell>
          <table:table-cell office:value-type="float" office:value="4665.46442832252" calcext:value-type="float">
            <text:p>4665.4644283225</text:p>
          </table:table-cell>
          <table:table-cell table:formula="of:=([.B994] * (PI()) * 23 * (3600/63360)) / 11.1 / 60" office:value-type="float" office:value="28.7597889189921" calcext:value-type="float">
            <text:p>28.759788919</text:p>
          </table:table-cell>
        </table:table-row>
        <table:table-row table:style-name="ro1">
          <table:table-cell office:value-type="float" office:value="81.583082455" calcext:value-type="float">
            <text:p>81.583082455</text:p>
          </table:table-cell>
          <table:table-cell office:value-type="float" office:value="4662.32997455067" calcext:value-type="float">
            <text:p>4662.3299745507</text:p>
          </table:table-cell>
          <table:table-cell table:formula="of:=([.B995] * (PI()) * 23 * (3600/63360)) / 11.1 / 60" office:value-type="float" office:value="28.7404668921629" calcext:value-type="float">
            <text:p>28.7404668922</text:p>
          </table:table-cell>
        </table:table-row>
        <table:table-row table:style-name="ro1">
          <table:table-cell office:value-type="float" office:value="81.595943223" calcext:value-type="float">
            <text:p>81.595943223</text:p>
          </table:table-cell>
          <table:table-cell office:value-type="float" office:value="4665.35124496601" calcext:value-type="float">
            <text:p>4665.351244966</text:p>
          </table:table-cell>
          <table:table-cell table:formula="of:=([.B996] * (PI()) * 23 * (3600/63360)) / 11.1 / 60" office:value-type="float" office:value="28.7590912115093" calcext:value-type="float">
            <text:p>28.7590912115</text:p>
          </table:table-cell>
        </table:table-row>
        <table:table-row table:style-name="ro1">
          <table:table-cell office:value-type="float" office:value="81.608656335" calcext:value-type="float">
            <text:p>81.608656335</text:p>
          </table:table-cell>
          <table:table-cell office:value-type="float" office:value="4719.53680576913" calcext:value-type="float">
            <text:p>4719.5368057691</text:p>
          </table:table-cell>
          <table:table-cell table:formula="of:=([.B997] * (PI()) * 23 * (3600/63360)) / 11.1 / 60" office:value-type="float" office:value="29.0931126824897" calcext:value-type="float">
            <text:p>29.0931126825</text:p>
          </table:table-cell>
        </table:table-row>
        <table:table-row table:style-name="ro1">
          <table:table-cell office:value-type="float" office:value="81.621513145" calcext:value-type="float">
            <text:p>81.621513145</text:p>
          </table:table-cell>
          <table:table-cell office:value-type="float" office:value="4666.7874846033" calcext:value-type="float">
            <text:p>4666.7874846033</text:p>
          </table:table-cell>
          <table:table-cell table:formula="of:=([.B998] * (PI()) * 23 * (3600/63360)) / 11.1 / 60" office:value-type="float" office:value="28.7679447671285" calcext:value-type="float">
            <text:p>28.7679447671</text:p>
          </table:table-cell>
        </table:table-row>
        <table:table-row table:style-name="ro1">
          <table:table-cell office:value-type="float" office:value="81.6469291600001" calcext:value-type="float">
            <text:p>81.64692916</text:p>
          </table:table-cell>
          <table:table-cell office:value-type="float" office:value="4755.95340336665" calcext:value-type="float">
            <text:p>4755.9534033667</text:p>
          </table:table-cell>
          <table:table-cell table:formula="of:=([.B999] * (PI()) * 23 * (3600/63360)) / 11.1 / 60" office:value-type="float" office:value="29.3175991566968" calcext:value-type="float">
            <text:p>29.3175991567</text:p>
          </table:table-cell>
        </table:table-row>
        <table:table-row table:style-name="ro1">
          <table:table-cell office:value-type="float" office:value="81.6596972720001" calcext:value-type="float">
            <text:p>81.659697272</text:p>
          </table:table-cell>
          <table:table-cell office:value-type="float" office:value="4699.20689918636" calcext:value-type="float">
            <text:p>4699.2068991864</text:p>
          </table:table-cell>
          <table:table-cell table:formula="of:=([.B1000] * (PI()) * 23 * (3600/63360)) / 11.1 / 60" office:value-type="float" office:value="28.9677910063638" calcext:value-type="float">
            <text:p>28.9677910064</text:p>
          </table:table-cell>
        </table:table-row>
        <table:table-row table:style-name="ro1">
          <table:table-cell office:value-type="float" office:value="81.67221231" calcext:value-type="float">
            <text:p>81.67221231</text:p>
          </table:table-cell>
          <table:table-cell office:value-type="float" office:value="4794.23234673799" calcext:value-type="float">
            <text:p>4794.232346738</text:p>
          </table:table-cell>
          <table:table-cell table:formula="of:=([.B1001] * (PI()) * 23 * (3600/63360)) / 11.1 / 60" office:value-type="float" office:value="29.5535658751908" calcext:value-type="float">
            <text:p>29.5535658752</text:p>
          </table:table-cell>
        </table:table-row>
        <table:table-row table:style-name="ro1">
          <table:table-cell office:value-type="float" office:value="81.6850202140001" calcext:value-type="float">
            <text:p>81.685020214</text:p>
          </table:table-cell>
          <table:table-cell office:value-type="float" office:value="4684.60725499965" calcext:value-type="float">
            <text:p>4684.6072549997</text:p>
          </table:table-cell>
          <table:table-cell table:formula="of:=([.B1002] * (PI()) * 23 * (3600/63360)) / 11.1 / 60" office:value-type="float" office:value="28.8777929597485" calcext:value-type="float">
            <text:p>28.8777929597</text:p>
          </table:table-cell>
        </table:table-row>
        <table:table-row table:style-name="ro1">
          <table:table-cell office:value-type="float" office:value="81.6978817120001" calcext:value-type="float">
            <text:p>81.697881712</text:p>
          </table:table-cell>
          <table:table-cell office:value-type="float" office:value="4665.08644638201" calcext:value-type="float">
            <text:p>4665.086446382</text:p>
          </table:table-cell>
          <table:table-cell table:formula="of:=([.B1003] * (PI()) * 23 * (3600/63360)) / 11.1 / 60" office:value-type="float" office:value="28.7574588871183" calcext:value-type="float">
            <text:p>28.7574588871</text:p>
          </table:table-cell>
        </table:table-row>
        <table:table-row table:style-name="ro1">
          <table:table-cell office:value-type="float" office:value="81.710591125" calcext:value-type="float">
            <text:p>81.710591125</text:p>
          </table:table-cell>
          <table:table-cell office:value-type="float" office:value="4720.91039927289" calcext:value-type="float">
            <text:p>4720.9103992729</text:p>
          </table:table-cell>
          <table:table-cell table:formula="of:=([.B1004] * (PI()) * 23 * (3600/63360)) / 11.1 / 60" office:value-type="float" office:value="29.1015800622834" calcext:value-type="float">
            <text:p>29.1015800623</text:p>
          </table:table-cell>
        </table:table-row>
        <table:table-row table:style-name="ro1">
          <table:table-cell office:value-type="float" office:value="81.723417363" calcext:value-type="float">
            <text:p>81.723417363</text:p>
          </table:table-cell>
          <table:table-cell office:value-type="float" office:value="4677.91101334537" calcext:value-type="float">
            <text:p>4677.9110133454</text:p>
          </table:table-cell>
          <table:table-cell table:formula="of:=([.B1005] * (PI()) * 23 * (3600/63360)) / 11.1 / 60" office:value-type="float" office:value="28.8365146476991" calcext:value-type="float">
            <text:p>28.8365146477</text:p>
          </table:table-cell>
        </table:table-row>
        <table:table-row table:style-name="ro1">
          <table:table-cell office:value-type="float" office:value="81.736122193" calcext:value-type="float">
            <text:p>81.736122193</text:p>
          </table:table-cell>
          <table:table-cell office:value-type="float" office:value="4722.61336831598" calcext:value-type="float">
            <text:p>4722.613368316</text:p>
          </table:table-cell>
          <table:table-cell table:formula="of:=([.B1006] * (PI()) * 23 * (3600/63360)) / 11.1 / 60" office:value-type="float" office:value="29.1120778446516" calcext:value-type="float">
            <text:p>29.1120778447</text:p>
          </table:table-cell>
        </table:table-row>
        <table:table-row table:style-name="ro1">
          <table:table-cell office:value-type="float" office:value="81.7490124930001" calcext:value-type="float">
            <text:p>81.749012493</text:p>
          </table:table-cell>
          <table:table-cell office:value-type="float" office:value="4654.66280843422" calcext:value-type="float">
            <text:p>4654.6628084342</text:p>
          </table:table-cell>
          <table:table-cell table:formula="of:=([.B1007] * (PI()) * 23 * (3600/63360)) / 11.1 / 60" office:value-type="float" office:value="28.6932034133596" calcext:value-type="float">
            <text:p>28.6932034134</text:p>
          </table:table-cell>
        </table:table-row>
        <table:table-row table:style-name="ro1">
          <table:table-cell office:value-type="float" office:value="81.7618564380001" calcext:value-type="float">
            <text:p>81.761856438</text:p>
          </table:table-cell>
          <table:table-cell office:value-type="float" office:value="4671.46192233504" calcext:value-type="float">
            <text:p>4671.461922335</text:p>
          </table:table-cell>
          <table:table-cell table:formula="of:=([.B1008] * (PI()) * 23 * (3600/63360)) / 11.1 / 60" office:value-type="float" office:value="28.7967598710791" calcext:value-type="float">
            <text:p>28.7967598711</text:p>
          </table:table-cell>
        </table:table-row>
        <table:table-row table:style-name="ro1">
          <table:table-cell office:value-type="float" office:value="81.7873184950001" calcext:value-type="float">
            <text:p>81.787318495</text:p>
          </table:table-cell>
          <table:table-cell office:value-type="float" office:value="4700.87509138114" calcext:value-type="float">
            <text:p>4700.8750913811</text:p>
          </table:table-cell>
          <table:table-cell table:formula="of:=([.B1009] * (PI()) * 23 * (3600/63360)) / 11.1 / 60" office:value-type="float" office:value="28.9780744103282" calcext:value-type="float">
            <text:p>28.9780744103</text:p>
          </table:table-cell>
        </table:table-row>
        <table:table-row table:style-name="ro1">
          <table:table-cell office:value-type="float" office:value="81.800168274" calcext:value-type="float">
            <text:p>81.800168274</text:p>
          </table:table-cell>
          <table:table-cell office:value-type="float" office:value="4669.34100582061" calcext:value-type="float">
            <text:p>4669.3410058206</text:p>
          </table:table-cell>
          <table:table-cell table:formula="of:=([.B1010] * (PI()) * 23 * (3600/63360)) / 11.1 / 60" office:value-type="float" office:value="28.7836856933189" calcext:value-type="float">
            <text:p>28.7836856933</text:p>
          </table:table-cell>
        </table:table-row>
        <table:table-row table:style-name="ro1">
          <table:table-cell office:value-type="float" office:value="81.812920709" calcext:value-type="float">
            <text:p>81.812920709</text:p>
          </table:table-cell>
          <table:table-cell office:value-type="float" office:value="4704.98379327703" calcext:value-type="float">
            <text:p>4704.983793277</text:p>
          </table:table-cell>
          <table:table-cell table:formula="of:=([.B1011] * (PI()) * 23 * (3600/63360)) / 11.1 / 60" office:value-type="float" office:value="29.0034020922927" calcext:value-type="float">
            <text:p>29.0034020923</text:p>
          </table:table-cell>
        </table:table-row>
        <table:table-row table:style-name="ro1">
          <table:table-cell office:value-type="float" office:value="81.825633248" calcext:value-type="float">
            <text:p>81.825633248</text:p>
          </table:table-cell>
          <table:table-cell office:value-type="float" office:value="4719.74953235069" calcext:value-type="float">
            <text:p>4719.7495323507</text:p>
          </table:table-cell>
          <table:table-cell table:formula="of:=([.B1012] * (PI()) * 23 * (3600/63360)) / 11.1 / 60" office:value-type="float" office:value="29.094424014229" calcext:value-type="float">
            <text:p>29.0944240142</text:p>
          </table:table-cell>
        </table:table-row>
        <table:table-row table:style-name="ro1">
          <table:table-cell office:value-type="float" office:value="81.838467037" calcext:value-type="float">
            <text:p>81.838467037</text:p>
          </table:table-cell>
          <table:table-cell office:value-type="float" office:value="4675.1586768082" calcext:value-type="float">
            <text:p>4675.1586768082</text:p>
          </table:table-cell>
          <table:table-cell table:formula="of:=([.B1013] * (PI()) * 23 * (3600/63360)) / 11.1 / 60" office:value-type="float" office:value="28.8195481443511" calcext:value-type="float">
            <text:p>28.8195481444</text:p>
          </table:table-cell>
        </table:table-row>
        <table:table-row table:style-name="ro1">
          <table:table-cell office:value-type="float" office:value="81.8511538980001" calcext:value-type="float">
            <text:p>81.851153898</text:p>
          </table:table-cell>
          <table:table-cell office:value-type="float" office:value="4729.30222849488" calcext:value-type="float">
            <text:p>4729.3022284949</text:p>
          </table:table-cell>
          <table:table-cell table:formula="of:=([.B1014] * (PI()) * 23 * (3600/63360)) / 11.1 / 60" office:value-type="float" office:value="29.1533106543341" calcext:value-type="float">
            <text:p>29.1533106543</text:p>
          </table:table-cell>
        </table:table-row>
        <table:table-row table:style-name="ro1">
          <table:table-cell office:value-type="float" office:value="81.8641309170001" calcext:value-type="float">
            <text:p>81.864130917</text:p>
          </table:table-cell>
          <table:table-cell office:value-type="float" office:value="4623.55799895025" calcext:value-type="float">
            <text:p>4623.5579989503</text:p>
          </table:table-cell>
          <table:table-cell table:formula="of:=([.B1015] * (PI()) * 23 * (3600/63360)) / 11.1 / 60" office:value-type="float" office:value="28.5014609257963" calcext:value-type="float">
            <text:p>28.5014609258</text:p>
          </table:table-cell>
        </table:table-row>
        <table:table-row table:style-name="ro1">
          <table:table-cell office:value-type="float" office:value="81.876829966" calcext:value-type="float">
            <text:p>81.876829966</text:p>
          </table:table-cell>
          <table:table-cell office:value-type="float" office:value="4724.76324804402" calcext:value-type="float">
            <text:p>4724.763248044</text:p>
          </table:table-cell>
          <table:table-cell table:formula="of:=([.B1016] * (PI()) * 23 * (3600/63360)) / 11.1 / 60" office:value-type="float" office:value="29.1253305632457" calcext:value-type="float">
            <text:p>29.1253305632</text:p>
          </table:table-cell>
        </table:table-row>
        <table:table-row table:style-name="ro1">
          <table:table-cell office:value-type="float" office:value="81.8897365680001" calcext:value-type="float">
            <text:p>81.889736568</text:p>
          </table:table-cell>
          <table:table-cell office:value-type="float" office:value="4648.78362250552" calcext:value-type="float">
            <text:p>4648.7836225055</text:p>
          </table:table-cell>
          <table:table-cell table:formula="of:=([.B1017] * (PI()) * 23 * (3600/63360)) / 11.1 / 60" office:value-type="float" office:value="28.6569617596244" calcext:value-type="float">
            <text:p>28.6569617596</text:p>
          </table:table-cell>
        </table:table-row>
        <table:table-row table:style-name="ro1">
          <table:table-cell office:value-type="float" office:value="81.902704316" calcext:value-type="float">
            <text:p>81.902704316</text:p>
          </table:table-cell>
          <table:table-cell office:value-type="float" office:value="4626.86350785736" calcext:value-type="float">
            <text:p>4626.8635078574</text:p>
          </table:table-cell>
          <table:table-cell table:formula="of:=([.B1018] * (PI()) * 23 * (3600/63360)) / 11.1 / 60" office:value-type="float" office:value="28.5218374049012" calcext:value-type="float">
            <text:p>28.5218374049</text:p>
          </table:table-cell>
        </table:table-row>
        <table:table-row table:style-name="ro1">
          <table:table-cell office:value-type="float" office:value="81.9281665810001" calcext:value-type="float">
            <text:p>81.928166581</text:p>
          </table:table-cell>
          <table:table-cell office:value-type="float" office:value="4658.40860221702" calcext:value-type="float">
            <text:p>4658.408602217</text:p>
          </table:table-cell>
          <table:table-cell table:formula="of:=([.B1019] * (PI()) * 23 * (3600/63360)) / 11.1 / 60" office:value-type="float" office:value="28.7162939845519" calcext:value-type="float">
            <text:p>28.7162939846</text:p>
          </table:table-cell>
        </table:table-row>
        <table:table-row table:style-name="ro1">
          <table:table-cell office:value-type="float" office:value="81.940995631" calcext:value-type="float">
            <text:p>81.940995631</text:p>
          </table:table-cell>
          <table:table-cell office:value-type="float" office:value="4676.88566186089" calcext:value-type="float">
            <text:p>4676.8856618609</text:p>
          </table:table-cell>
          <table:table-cell table:formula="of:=([.B1020] * (PI()) * 23 * (3600/63360)) / 11.1 / 60" office:value-type="float" office:value="28.8301939710088" calcext:value-type="float">
            <text:p>28.830193971</text:p>
          </table:table-cell>
        </table:table-row>
        <table:table-row table:style-name="ro1">
          <table:table-cell office:value-type="float" office:value="81.953539784" calcext:value-type="float">
            <text:p>81.953539784</text:p>
          </table:table-cell>
          <table:table-cell office:value-type="float" office:value="4783.10492544984" calcext:value-type="float">
            <text:p>4783.1049254498</text:p>
          </table:table-cell>
          <table:table-cell table:formula="of:=([.B1021] * (PI()) * 23 * (3600/63360)) / 11.1 / 60" office:value-type="float" office:value="29.4849719994092" calcext:value-type="float">
            <text:p>29.4849719994</text:p>
          </table:table-cell>
        </table:table-row>
        <table:table-row table:style-name="ro1">
          <table:table-cell office:value-type="float" office:value="81.966267167" calcext:value-type="float">
            <text:p>81.966267167</text:p>
          </table:table-cell>
          <table:table-cell office:value-type="float" office:value="4714.24486873256" calcext:value-type="float">
            <text:p>4714.2448687326</text:p>
          </table:table-cell>
          <table:table-cell table:formula="of:=([.B1022] * (PI()) * 23 * (3600/63360)) / 11.1 / 60" office:value-type="float" office:value="29.0604910658248" calcext:value-type="float">
            <text:p>29.0604910658</text:p>
          </table:table-cell>
        </table:table-row>
        <table:table-row table:style-name="ro1">
          <table:table-cell office:value-type="float" office:value="81.979016372" calcext:value-type="float">
            <text:p>81.979016372</text:p>
          </table:table-cell>
          <table:table-cell office:value-type="float" office:value="4706.17579685217" calcext:value-type="float">
            <text:p>4706.1757968522</text:p>
          </table:table-cell>
          <table:table-cell table:formula="of:=([.B1023] * (PI()) * 23 * (3600/63360)) / 11.1 / 60" office:value-type="float" office:value="29.0107500791305" calcext:value-type="float">
            <text:p>29.0107500791</text:p>
          </table:table-cell>
        </table:table-row>
        <table:table-row table:style-name="ro1">
          <table:table-cell office:value-type="float" office:value="81.9914521910001" calcext:value-type="float">
            <text:p>81.991452191</text:p>
          </table:table-cell>
          <table:table-cell office:value-type="float" office:value="4824.77269889815" calcext:value-type="float">
            <text:p>4824.7726988982</text:p>
          </table:table-cell>
          <table:table-cell table:formula="of:=([.B1024] * (PI()) * 23 * (3600/63360)) / 11.1 / 60" office:value-type="float" office:value="29.7418288220275" calcext:value-type="float">
            <text:p>29.741828822</text:p>
          </table:table-cell>
        </table:table-row>
        <table:table-row table:style-name="ro1">
          <table:table-cell office:value-type="float" office:value="82.003972855" calcext:value-type="float">
            <text:p>82.003972855</text:p>
          </table:table-cell>
          <table:table-cell office:value-type="float" office:value="4792.07811985385" calcext:value-type="float">
            <text:p>4792.0781198539</text:p>
          </table:table-cell>
          <table:table-cell table:formula="of:=([.B1025] * (PI()) * 23 * (3600/63360)) / 11.1 / 60" office:value-type="float" office:value="29.5402863589876" calcext:value-type="float">
            <text:p>29.540286359</text:p>
          </table:table-cell>
        </table:table-row>
        <table:table-row table:style-name="ro1">
          <table:table-cell office:value-type="float" office:value="82.016401903" calcext:value-type="float">
            <text:p>82.016401903</text:p>
          </table:table-cell>
          <table:table-cell office:value-type="float" office:value="4827.40110101105" calcext:value-type="float">
            <text:p>4827.4011010111</text:p>
          </table:table-cell>
          <table:table-cell table:formula="of:=([.B1026] * (PI()) * 23 * (3600/63360)) / 11.1 / 60" office:value-type="float" office:value="29.7580313440106" calcext:value-type="float">
            <text:p>29.758031344</text:p>
          </table:table-cell>
        </table:table-row>
        <table:table-row table:style-name="ro1">
          <table:table-cell office:value-type="float" office:value="82.028874493" calcext:value-type="float">
            <text:p>82.028874493</text:p>
          </table:table-cell>
          <table:table-cell office:value-type="float" office:value="4810.5485709002" calcext:value-type="float">
            <text:p>4810.5485709002</text:p>
          </table:table-cell>
          <table:table-cell table:formula="of:=([.B1027] * (PI()) * 23 * (3600/63360)) / 11.1 / 60" office:value-type="float" office:value="29.654145607406" calcext:value-type="float">
            <text:p>29.6541456074</text:p>
          </table:table-cell>
        </table:table-row>
        <table:table-row table:style-name="ro1">
          <table:table-cell office:value-type="float" office:value="82.041583959" calcext:value-type="float">
            <text:p>82.041583959</text:p>
          </table:table-cell>
          <table:table-cell office:value-type="float" office:value="4720.89071250645" calcext:value-type="float">
            <text:p>4720.8907125065</text:p>
          </table:table-cell>
          <table:table-cell table:formula="of:=([.B1028] * (PI()) * 23 * (3600/63360)) / 11.1 / 60" office:value-type="float" office:value="29.1014587051804" calcext:value-type="float">
            <text:p>29.1014587052</text:p>
          </table:table-cell>
        </table:table-row>
        <table:table-row table:style-name="ro1">
          <table:table-cell office:value-type="float" office:value="82.066468618" calcext:value-type="float">
            <text:p>82.066468618</text:p>
          </table:table-cell>
          <table:table-cell office:value-type="float" office:value="4803.84845908084" calcext:value-type="float">
            <text:p>4803.8484590808</text:p>
          </table:table-cell>
          <table:table-cell table:formula="of:=([.B1029] * (PI()) * 23 * (3600/63360)) / 11.1 / 60" office:value-type="float" office:value="29.6128434381109" calcext:value-type="float">
            <text:p>29.6128434381</text:p>
          </table:table-cell>
        </table:table-row>
        <table:table-row table:style-name="ro1">
          <table:table-cell office:value-type="float" office:value="82.079036209" calcext:value-type="float">
            <text:p>82.079036209</text:p>
          </table:table-cell>
          <table:table-cell office:value-type="float" office:value="4774.18464684559" calcext:value-type="float">
            <text:p>4774.1846468456</text:p>
          </table:table-cell>
          <table:table-cell table:formula="of:=([.B1030] * (PI()) * 23 * (3600/63360)) / 11.1 / 60" office:value-type="float" office:value="29.4299838339868" calcext:value-type="float">
            <text:p>29.429983834</text:p>
          </table:table-cell>
        </table:table-row>
        <table:table-row table:style-name="ro1">
          <table:table-cell office:value-type="float" office:value="82.09151557" calcext:value-type="float">
            <text:p>82.09151557</text:p>
          </table:table-cell>
          <table:table-cell office:value-type="float" office:value="4807.93848337619" calcext:value-type="float">
            <text:p>4807.9384833762</text:p>
          </table:table-cell>
          <table:table-cell table:formula="of:=([.B1031] * (PI()) * 23 * (3600/63360)) / 11.1 / 60" office:value-type="float" office:value="29.6380559838746" calcext:value-type="float">
            <text:p>29.6380559839</text:p>
          </table:table-cell>
        </table:table-row>
        <table:table-row table:style-name="ro1">
          <table:table-cell office:value-type="float" office:value="82.104029983" calcext:value-type="float">
            <text:p>82.104029983</text:p>
          </table:table-cell>
          <table:table-cell office:value-type="float" office:value="4794.47178227052" calcext:value-type="float">
            <text:p>4794.4717822705</text:p>
          </table:table-cell>
          <table:table-cell table:formula="of:=([.B1032] * (PI()) * 23 * (3600/63360)) / 11.1 / 60" office:value-type="float" office:value="29.5550418515874" calcext:value-type="float">
            <text:p>29.5550418516</text:p>
          </table:table-cell>
        </table:table-row>
        <table:table-row table:style-name="ro1">
          <table:table-cell office:value-type="float" office:value="82.116609188" calcext:value-type="float">
            <text:p>82.116609188</text:p>
          </table:table-cell>
          <table:table-cell office:value-type="float" office:value="4769.77678634601" calcext:value-type="float">
            <text:p>4769.776786346</text:p>
          </table:table-cell>
          <table:table-cell table:formula="of:=([.B1033] * (PI()) * 23 * (3600/63360)) / 11.1 / 60" office:value-type="float" office:value="29.402812018726" calcext:value-type="float">
            <text:p>29.4028120187</text:p>
          </table:table-cell>
        </table:table-row>
        <table:table-row table:style-name="ro1">
          <table:table-cell office:value-type="float" office:value="82.129159122" calcext:value-type="float">
            <text:p>82.129159122</text:p>
          </table:table-cell>
          <table:table-cell office:value-type="float" office:value="4780.90163663891" calcext:value-type="float">
            <text:p>4780.9016366389</text:p>
          </table:table-cell>
          <table:table-cell table:formula="of:=([.B1034] * (PI()) * 23 * (3600/63360)) / 11.1 / 60" office:value-type="float" office:value="29.4713900458645" calcext:value-type="float">
            <text:p>29.4713900459</text:p>
          </table:table-cell>
        </table:table-row>
        <table:table-row table:style-name="ro1">
          <table:table-cell office:value-type="float" office:value="82.141868484" calcext:value-type="float">
            <text:p>82.141868484</text:p>
          </table:table-cell>
          <table:table-cell office:value-type="float" office:value="4720.92934326323" calcext:value-type="float">
            <text:p>4720.9293432632</text:p>
          </table:table-cell>
          <table:table-cell table:formula="of:=([.B1035] * (PI()) * 23 * (3600/63360)) / 11.1 / 60" office:value-type="float" office:value="29.1016968406175" calcext:value-type="float">
            <text:p>29.1016968406</text:p>
          </table:table-cell>
        </table:table-row>
        <table:table-row table:style-name="ro1">
          <table:table-cell office:value-type="float" office:value="82.154436387" calcext:value-type="float">
            <text:p>82.154436387</text:p>
          </table:table-cell>
          <table:table-cell office:value-type="float" office:value="4774.0661270259" calcext:value-type="float">
            <text:p>4774.0661270259</text:p>
          </table:table-cell>
          <table:table-cell table:formula="of:=([.B1036] * (PI()) * 23 * (3600/63360)) / 11.1 / 60" office:value-type="float" office:value="29.4292532304104" calcext:value-type="float">
            <text:p>29.4292532304</text:p>
          </table:table-cell>
        </table:table-row>
        <table:table-row table:style-name="ro1">
          <table:table-cell office:value-type="float" office:value="82.1670492900001" calcext:value-type="float">
            <text:p>82.16704929</text:p>
          </table:table-cell>
          <table:table-cell office:value-type="float" office:value="4757.03333320695" calcext:value-type="float">
            <text:p>4757.033333207</text:p>
          </table:table-cell>
          <table:table-cell table:formula="of:=([.B1037] * (PI()) * 23 * (3600/63360)) / 11.1 / 60" office:value-type="float" office:value="29.3242562762036" calcext:value-type="float">
            <text:p>29.3242562762</text:p>
          </table:table-cell>
        </table:table-row>
        <table:table-row table:style-name="ro1">
          <table:table-cell office:value-type="float" office:value="82.1797992250001" calcext:value-type="float">
            <text:p>82.179799225</text:p>
          </table:table-cell>
          <table:table-cell office:value-type="float" office:value="4705.90634384069" calcext:value-type="float">
            <text:p>4705.9063438407</text:p>
          </table:table-cell>
          <table:table-cell table:formula="of:=([.B1038] * (PI()) * 23 * (3600/63360)) / 11.1 / 60" office:value-type="float" office:value="29.0090890629867" calcext:value-type="float">
            <text:p>29.009089063</text:p>
          </table:table-cell>
        </table:table-row>
        <table:table-row table:style-name="ro1">
          <table:table-cell office:value-type="float" office:value="82.204981489" calcext:value-type="float">
            <text:p>82.204981489</text:p>
          </table:table-cell>
          <table:table-cell office:value-type="float" office:value="4735.52301288789" calcext:value-type="float">
            <text:p>4735.5230128879</text:p>
          </table:table-cell>
          <table:table-cell table:formula="of:=([.B1039] * (PI()) * 23 * (3600/63360)) / 11.1 / 60" office:value-type="float" office:value="29.1916580576425" calcext:value-type="float">
            <text:p>29.1916580576</text:p>
          </table:table-cell>
        </table:table-row>
        <table:table-row table:style-name="ro1">
          <table:table-cell office:value-type="float" office:value="82.21760434" calcext:value-type="float">
            <text:p>82.21760434</text:p>
          </table:table-cell>
          <table:table-cell office:value-type="float" office:value="4753.28434120899" calcext:value-type="float">
            <text:p>4753.284341209</text:p>
          </table:table-cell>
          <table:table-cell table:formula="of:=([.B1040] * (PI()) * 23 * (3600/63360)) / 11.1 / 60" office:value-type="float" office:value="29.3011459899338" calcext:value-type="float">
            <text:p>29.3011459899</text:p>
          </table:table-cell>
        </table:table-row>
        <table:table-row table:style-name="ro1">
          <table:table-cell office:value-type="float" office:value="82.230147035" calcext:value-type="float">
            <text:p>82.230147035</text:p>
          </table:table-cell>
          <table:table-cell office:value-type="float" office:value="4783.66092774317" calcext:value-type="float">
            <text:p>4783.6609277432</text:p>
          </table:table-cell>
          <table:table-cell table:formula="of:=([.B1041] * (PI()) * 23 * (3600/63360)) / 11.1 / 60" office:value-type="float" office:value="29.4883994199458" calcext:value-type="float">
            <text:p>29.4883994199</text:p>
          </table:table-cell>
        </table:table-row>
        <table:table-row table:style-name="ro1">
          <table:table-cell office:value-type="float" office:value="82.2428272300001" calcext:value-type="float">
            <text:p>82.24282723</text:p>
          </table:table-cell>
          <table:table-cell office:value-type="float" office:value="4731.78843068726" calcext:value-type="float">
            <text:p>4731.7884306873</text:p>
          </table:table-cell>
          <table:table-cell table:formula="of:=([.B1042] * (PI()) * 23 * (3600/63360)) / 11.1 / 60" office:value-type="float" office:value="29.1686365991273" calcext:value-type="float">
            <text:p>29.1686365991</text:p>
          </table:table-cell>
        </table:table-row>
        <table:table-row table:style-name="ro1">
          <table:table-cell office:value-type="float" office:value="82.2553969040001" calcext:value-type="float">
            <text:p>82.255396904</text:p>
          </table:table-cell>
          <table:table-cell office:value-type="float" office:value="4773.39348656993" calcext:value-type="float">
            <text:p>4773.3934865699</text:p>
          </table:table-cell>
          <table:table-cell table:formula="of:=([.B1043] * (PI()) * 23 * (3600/63360)) / 11.1 / 60" office:value-type="float" office:value="29.425106805584" calcext:value-type="float">
            <text:p>29.4251068056</text:p>
          </table:table-cell>
        </table:table-row>
        <table:table-row table:style-name="ro1">
          <table:table-cell office:value-type="float" office:value="82.268077828" calcext:value-type="float">
            <text:p>82.268077828</text:p>
          </table:table-cell>
          <table:table-cell office:value-type="float" office:value="4731.51641002626" calcext:value-type="float">
            <text:p>4731.5164100263</text:p>
          </table:table-cell>
          <table:table-cell table:formula="of:=([.B1044] * (PI()) * 23 * (3600/63360)) / 11.1 / 60" office:value-type="float" office:value="29.1669597549648" calcext:value-type="float">
            <text:p>29.166959755</text:p>
          </table:table-cell>
        </table:table-row>
        <table:table-row table:style-name="ro1">
          <table:table-cell office:value-type="float" office:value="82.280801512" calcext:value-type="float">
            <text:p>82.280801512</text:p>
          </table:table-cell>
          <table:table-cell office:value-type="float" office:value="4715.61538309944" calcext:value-type="float">
            <text:p>4715.6153830994</text:p>
          </table:table-cell>
          <table:table-cell table:formula="of:=([.B1045] * (PI()) * 23 * (3600/63360)) / 11.1 / 60" office:value-type="float" office:value="29.0689394645872" calcext:value-type="float">
            <text:p>29.0689394646</text:p>
          </table:table-cell>
        </table:table-row>
        <table:table-row table:style-name="ro1">
          <table:table-cell office:value-type="float" office:value="82.293474416" calcext:value-type="float">
            <text:p>82.293474416</text:p>
          </table:table-cell>
          <table:table-cell office:value-type="float" office:value="4734.51073248383" calcext:value-type="float">
            <text:p>4734.5107324838</text:p>
          </table:table-cell>
          <table:table-cell table:formula="of:=([.B1046] * (PI()) * 23 * (3600/63360)) / 11.1 / 60" office:value-type="float" office:value="29.1854179563203" calcext:value-type="float">
            <text:p>29.1854179563</text:p>
          </table:table-cell>
        </table:table-row>
        <table:table-row table:style-name="ro1">
          <table:table-cell office:value-type="float" office:value="82.3061915900001" calcext:value-type="float">
            <text:p>82.30619159</text:p>
          </table:table-cell>
          <table:table-cell office:value-type="float" office:value="4718.02933574614" calcext:value-type="float">
            <text:p>4718.0293357461</text:p>
          </table:table-cell>
          <table:table-cell table:formula="of:=([.B1047] * (PI()) * 23 * (3600/63360)) / 11.1 / 60" office:value-type="float" office:value="29.083820034281" calcext:value-type="float">
            <text:p>29.0838200343</text:p>
          </table:table-cell>
        </table:table-row>
        <table:table-row table:style-name="ro1">
          <table:table-cell office:value-type="float" office:value="82.318840535" calcext:value-type="float">
            <text:p>82.318840535</text:p>
          </table:table-cell>
          <table:table-cell office:value-type="float" office:value="4743.47860635235" calcext:value-type="float">
            <text:p>4743.4786063524</text:p>
          </table:table-cell>
          <table:table-cell table:formula="of:=([.B1048] * (PI()) * 23 * (3600/63360)) / 11.1 / 60" office:value-type="float" office:value="29.2406995179897" calcext:value-type="float">
            <text:p>29.240699518</text:p>
          </table:table-cell>
        </table:table-row>
        <table:table-row table:style-name="ro1">
          <table:table-cell office:value-type="float" office:value="82.344305925" calcext:value-type="float">
            <text:p>82.344305925</text:p>
          </table:table-cell>
          <table:table-cell office:value-type="float" office:value="4698.44039185453" calcext:value-type="float">
            <text:p>4698.4403918545</text:p>
          </table:table-cell>
          <table:table-cell table:formula="of:=([.B1049] * (PI()) * 23 * (3600/63360)) / 11.1 / 60" office:value-type="float" office:value="28.9630659485679" calcext:value-type="float">
            <text:p>28.9630659486</text:p>
          </table:table-cell>
        </table:table-row>
        <table:table-row table:style-name="ro1">
          <table:table-cell office:value-type="float" office:value="82.357118464" calcext:value-type="float">
            <text:p>82.357118464</text:p>
          </table:table-cell>
          <table:table-cell office:value-type="float" office:value="4682.91257492548" calcext:value-type="float">
            <text:p>4682.9125749255</text:p>
          </table:table-cell>
          <table:table-cell table:formula="of:=([.B1050] * (PI()) * 23 * (3600/63360)) / 11.1 / 60" office:value-type="float" office:value="28.8673462739004" calcext:value-type="float">
            <text:p>28.8673462739</text:p>
          </table:table-cell>
        </table:table-row>
        <table:table-row table:style-name="ro1">
          <table:table-cell office:value-type="float" office:value="82.369841368" calcext:value-type="float">
            <text:p>82.369841368</text:p>
          </table:table-cell>
          <table:table-cell office:value-type="float" office:value="4715.90448221048" calcext:value-type="float">
            <text:p>4715.9044822105</text:p>
          </table:table-cell>
          <table:table-cell table:formula="of:=([.B1051] * (PI()) * 23 * (3600/63360)) / 11.1 / 60" office:value-type="float" office:value="29.0707215871471" calcext:value-type="float">
            <text:p>29.0707215871</text:p>
          </table:table-cell>
        </table:table-row>
        <table:table-row table:style-name="ro1">
          <table:table-cell office:value-type="float" office:value="82.382503021" calcext:value-type="float">
            <text:p>82.382503021</text:p>
          </table:table-cell>
          <table:table-cell office:value-type="float" office:value="4738.71776457279" calcext:value-type="float">
            <text:p>4738.7177645728</text:p>
          </table:table-cell>
          <table:table-cell table:formula="of:=([.B1052] * (PI()) * 23 * (3600/63360)) / 11.1 / 60" office:value-type="float" office:value="29.2113517849268" calcext:value-type="float">
            <text:p>29.2113517849</text:p>
          </table:table-cell>
        </table:table-row>
        <table:table-row table:style-name="ro1">
          <table:table-cell office:value-type="float" office:value="82.3952313930001" calcext:value-type="float">
            <text:p>82.395231393</text:p>
          </table:table-cell>
          <table:table-cell office:value-type="float" office:value="4713.87856982869" calcext:value-type="float">
            <text:p>4713.8785698287</text:p>
          </table:table-cell>
          <table:table-cell table:formula="of:=([.B1053] * (PI()) * 23 * (3600/63360)) / 11.1 / 60" office:value-type="float" office:value="29.0582330528621" calcext:value-type="float">
            <text:p>29.0582330529</text:p>
          </table:table-cell>
        </table:table-row>
        <table:table-row table:style-name="ro1">
          <table:table-cell office:value-type="float" office:value="82.407938828" calcext:value-type="float">
            <text:p>82.407938828</text:p>
          </table:table-cell>
          <table:table-cell office:value-type="float" office:value="4721.64524157355" calcext:value-type="float">
            <text:p>4721.6452415736</text:p>
          </table:table-cell>
          <table:table-cell table:formula="of:=([.B1054] * (PI()) * 23 * (3600/63360)) / 11.1 / 60" office:value-type="float" office:value="29.1061099241612" calcext:value-type="float">
            <text:p>29.1061099242</text:p>
          </table:table-cell>
        </table:table-row>
        <table:table-row table:style-name="ro1">
          <table:table-cell office:value-type="float" office:value="82.420693763" calcext:value-type="float">
            <text:p>82.420693763</text:p>
          </table:table-cell>
          <table:table-cell office:value-type="float" office:value="4704.06160439985" calcext:value-type="float">
            <text:p>4704.0616043999</text:p>
          </table:table-cell>
          <table:table-cell table:formula="of:=([.B1055] * (PI()) * 23 * (3600/63360)) / 11.1 / 60" office:value-type="float" office:value="28.9977173511787" calcext:value-type="float">
            <text:p>28.9977173512</text:p>
          </table:table-cell>
        </table:table-row>
        <table:table-row table:style-name="ro1">
          <table:table-cell office:value-type="float" office:value="82.4335836980001" calcext:value-type="float">
            <text:p>82.433583698</text:p>
          </table:table-cell>
          <table:table-cell office:value-type="float" office:value="4654.79461297395" calcext:value-type="float">
            <text:p>4654.794612974</text:p>
          </table:table-cell>
          <table:table-cell table:formula="of:=([.B1056] * (PI()) * 23 * (3600/63360)) / 11.1 / 60" office:value-type="float" office:value="28.6940159092642" calcext:value-type="float">
            <text:p>28.6940159093</text:p>
          </table:table-cell>
        </table:table-row>
        <table:table-row table:style-name="ro1">
          <table:table-cell office:value-type="float" office:value="82.446433633" calcext:value-type="float">
            <text:p>82.446433633</text:p>
          </table:table-cell>
          <table:table-cell office:value-type="float" office:value="4669.28431935051" calcext:value-type="float">
            <text:p>4669.2843193505</text:p>
          </table:table-cell>
          <table:table-cell table:formula="of:=([.B1057] * (PI()) * 23 * (3600/63360)) / 11.1 / 60" office:value-type="float" office:value="28.7833362552427" calcext:value-type="float">
            <text:p>28.7833362552</text:p>
          </table:table-cell>
        </table:table-row>
        <table:table-row table:style-name="ro1">
          <table:table-cell office:value-type="float" office:value="82.459495496" calcext:value-type="float">
            <text:p>82.459495496</text:p>
          </table:table-cell>
          <table:table-cell office:value-type="float" office:value="4593.52544121585" calcext:value-type="float">
            <text:p>4593.5254412159</text:p>
          </table:table-cell>
          <table:table-cell table:formula="of:=([.B1058] * (PI()) * 23 * (3600/63360)) / 11.1 / 60" office:value-type="float" office:value="28.3163282269174" calcext:value-type="float">
            <text:p>28.3163282269</text:p>
          </table:table-cell>
        </table:table-row>
        <table:table-row table:style-name="ro1">
          <table:table-cell office:value-type="float" office:value="82.485835524" calcext:value-type="float">
            <text:p>82.485835524</text:p>
          </table:table-cell>
          <table:table-cell office:value-type="float" office:value="4546.26564057758" calcext:value-type="float">
            <text:p>4546.2656405776</text:p>
          </table:table-cell>
          <table:table-cell table:formula="of:=([.B1059] * (PI()) * 23 * (3600/63360)) / 11.1 / 60" office:value-type="float" office:value="28.0249999118928" calcext:value-type="float">
            <text:p>28.0249999119</text:p>
          </table:table-cell>
        </table:table-row>
        <table:table-row table:style-name="ro1">
          <table:table-cell office:value-type="float" office:value="82.4989604080001" calcext:value-type="float">
            <text:p>82.498960408</text:p>
          </table:table-cell>
          <table:table-cell office:value-type="float" office:value="4571.46897449445" calcext:value-type="float">
            <text:p>4571.4689744945</text:p>
          </table:table-cell>
          <table:table-cell table:formula="of:=([.B1060] * (PI()) * 23 * (3600/63360)) / 11.1 / 60" office:value-type="float" office:value="28.180363343474" calcext:value-type="float">
            <text:p>28.1803633435</text:p>
          </table:table-cell>
        </table:table-row>
        <table:table-row table:style-name="ro1">
          <table:table-cell office:value-type="float" office:value="82.512164511" calcext:value-type="float">
            <text:p>82.512164511</text:p>
          </table:table-cell>
          <table:table-cell office:value-type="float" office:value="4544.04210573194" calcext:value-type="float">
            <text:p>4544.0421057319</text:p>
          </table:table-cell>
          <table:table-cell table:formula="of:=([.B1061] * (PI()) * 23 * (3600/63360)) / 11.1 / 60" office:value-type="float" office:value="28.0112931536918" calcext:value-type="float">
            <text:p>28.0112931537</text:p>
          </table:table-cell>
        </table:table-row>
        <table:table-row table:style-name="ro1">
          <table:table-cell office:value-type="float" office:value="82.525498301" calcext:value-type="float">
            <text:p>82.525498301</text:p>
          </table:table-cell>
          <table:table-cell office:value-type="float" office:value="4499.84588026275" calcext:value-type="float">
            <text:p>4499.8458802628</text:p>
          </table:table-cell>
          <table:table-cell table:formula="of:=([.B1062] * (PI()) * 23 * (3600/63360)) / 11.1 / 60" office:value-type="float" office:value="27.7388499414375" calcext:value-type="float">
            <text:p>27.7388499414</text:p>
          </table:table-cell>
        </table:table-row>
        <table:table-row table:style-name="ro1">
          <table:table-cell office:value-type="float" office:value="82.538624331" calcext:value-type="float">
            <text:p>82.538624331</text:p>
          </table:table-cell>
          <table:table-cell office:value-type="float" office:value="4571.06985129184" calcext:value-type="float">
            <text:p>4571.0698512918</text:p>
          </table:table-cell>
          <table:table-cell table:formula="of:=([.B1063] * (PI()) * 23 * (3600/63360)) / 11.1 / 60" office:value-type="float" office:value="28.1779029884041" calcext:value-type="float">
            <text:p>28.1779029884</text:p>
          </table:table-cell>
        </table:table-row>
        <table:table-row table:style-name="ro1">
          <table:table-cell office:value-type="float" office:value="82.551802809" calcext:value-type="float">
            <text:p>82.551802809</text:p>
          </table:table-cell>
          <table:table-cell office:value-type="float" office:value="4552.87780577264" calcext:value-type="float">
            <text:p>4552.8778057726</text:p>
          </table:table-cell>
          <table:table-cell table:formula="of:=([.B1064] * (PI()) * 23 * (3600/63360)) / 11.1 / 60" office:value-type="float" office:value="28.0657599430171" calcext:value-type="float">
            <text:p>28.065759943</text:p>
          </table:table-cell>
        </table:table-row>
        <table:table-row table:style-name="ro1">
          <table:table-cell office:value-type="float" office:value="82.5649388910001" calcext:value-type="float">
            <text:p>82.564938891</text:p>
          </table:table-cell>
          <table:table-cell office:value-type="float" office:value="4567.57197463167" calcext:value-type="float">
            <text:p>4567.5719746317</text:p>
          </table:table-cell>
          <table:table-cell table:formula="of:=([.B1065] * (PI()) * 23 * (3600/63360)) / 11.1 / 60" office:value-type="float" office:value="28.1563406775224" calcext:value-type="float">
            <text:p>28.1563406775</text:p>
          </table:table-cell>
        </table:table-row>
        <table:table-row table:style-name="ro1">
          <table:table-cell office:value-type="float" office:value="82.578065076" calcext:value-type="float">
            <text:p>82.578065076</text:p>
          </table:table-cell>
          <table:table-cell office:value-type="float" office:value="4571.01587402354" calcext:value-type="float">
            <text:p>4571.0158740235</text:p>
          </table:table-cell>
          <table:table-cell table:formula="of:=([.B1066] * (PI()) * 23 * (3600/63360)) / 11.1 / 60" office:value-type="float" office:value="28.1775702509314" calcext:value-type="float">
            <text:p>28.1775702509</text:p>
          </table:table-cell>
        </table:table-row>
        <table:table-row table:style-name="ro1">
          <table:table-cell office:value-type="float" office:value="82.591460013" calcext:value-type="float">
            <text:p>82.591460013</text:p>
          </table:table-cell>
          <table:table-cell office:value-type="float" office:value="4479.30438193209" calcext:value-type="float">
            <text:p>4479.3043819321</text:p>
          </table:table-cell>
          <table:table-cell table:formula="of:=([.B1067] * (PI()) * 23 * (3600/63360)) / 11.1 / 60" office:value-type="float" office:value="27.6122239291411" calcext:value-type="float">
            <text:p>27.6122239291</text:p>
          </table:table-cell>
        </table:table-row>
        <table:table-row table:style-name="ro1">
          <table:table-cell office:value-type="float" office:value="82.604667762" calcext:value-type="float">
            <text:p>82.604667762</text:p>
          </table:table-cell>
          <table:table-cell office:value-type="float" office:value="4542.78772257006" calcext:value-type="float">
            <text:p>4542.7877225701</text:p>
          </table:table-cell>
          <table:table-cell table:formula="of:=([.B1068] * (PI()) * 23 * (3600/63360)) / 11.1 / 60" office:value-type="float" office:value="28.0035606341295" calcext:value-type="float">
            <text:p>28.0035606341</text:p>
          </table:table-cell>
        </table:table-row>
        <table:table-row table:style-name="ro1">
          <table:table-cell office:value-type="float" office:value="82.63127826" calcext:value-type="float">
            <text:p>82.63127826</text:p>
          </table:table-cell>
          <table:table-cell office:value-type="float" office:value="4546.66044382267" calcext:value-type="float">
            <text:p>4546.6604438227</text:p>
          </table:table-cell>
          <table:table-cell table:formula="of:=([.B1069] * (PI()) * 23 * (3600/63360)) / 11.1 / 60" office:value-type="float" office:value="28.0274336370166" calcext:value-type="float">
            <text:p>28.027433637</text:p>
          </table:table-cell>
        </table:table-row>
        <table:table-row table:style-name="ro1">
          <table:table-cell office:value-type="float" office:value="82.64454205" calcext:value-type="float">
            <text:p>82.64454205</text:p>
          </table:table-cell>
          <table:table-cell office:value-type="float" office:value="4523.59393506808" calcext:value-type="float">
            <text:p>4523.5939350681</text:p>
          </table:table-cell>
          <table:table-cell table:formula="of:=([.B1070] * (PI()) * 23 * (3600/63360)) / 11.1 / 60" office:value-type="float" office:value="27.8852424504645" calcext:value-type="float">
            <text:p>27.8852424505</text:p>
          </table:table-cell>
        </table:table-row>
        <table:table-row table:style-name="ro1">
          <table:table-cell office:value-type="float" office:value="82.657949643" calcext:value-type="float">
            <text:p>82.657949643</text:p>
          </table:table-cell>
          <table:table-cell office:value-type="float" office:value="4475.07617511596" calcext:value-type="float">
            <text:p>4475.076175116</text:p>
          </table:table-cell>
          <table:table-cell table:formula="of:=([.B1071] * (PI()) * 23 * (3600/63360)) / 11.1 / 60" office:value-type="float" office:value="27.5861595710464" calcext:value-type="float">
            <text:p>27.586159571</text:p>
          </table:table-cell>
        </table:table-row>
        <table:table-row table:style-name="ro1">
          <table:table-cell office:value-type="float" office:value="82.671372341" calcext:value-type="float">
            <text:p>82.671372341</text:p>
          </table:table-cell>
          <table:table-cell office:value-type="float" office:value="4470.04022589219" calcext:value-type="float">
            <text:p>4470.0402258922</text:p>
          </table:table-cell>
          <table:table-cell table:formula="of:=([.B1072] * (PI()) * 23 * (3600/63360)) / 11.1 / 60" office:value-type="float" office:value="27.5551159656546" calcext:value-type="float">
            <text:p>27.5551159657</text:p>
          </table:table-cell>
        </table:table-row>
        <table:table-row table:style-name="ro1">
          <table:table-cell office:value-type="float" office:value="82.684777173" calcext:value-type="float">
            <text:p>82.684777173</text:p>
          </table:table-cell>
          <table:table-cell office:value-type="float" office:value="4475.99790881645" calcext:value-type="float">
            <text:p>4475.9979088165</text:p>
          </table:table-cell>
          <table:table-cell table:formula="of:=([.B1073] * (PI()) * 23 * (3600/63360)) / 11.1 / 60" office:value-type="float" office:value="27.5918415062691" calcext:value-type="float">
            <text:p>27.5918415063</text:p>
          </table:table-cell>
        </table:table-row>
        <table:table-row table:style-name="ro1">
          <table:table-cell office:value-type="float" office:value="82.698234506" calcext:value-type="float">
            <text:p>82.698234506</text:p>
          </table:table-cell>
          <table:table-cell office:value-type="float" office:value="4458.53572917558" calcext:value-type="float">
            <text:p>4458.5357291756</text:p>
          </table:table-cell>
          <table:table-cell table:formula="of:=([.B1074] * (PI()) * 23 * (3600/63360)) / 11.1 / 60" office:value-type="float" office:value="27.484197646102" calcext:value-type="float">
            <text:p>27.4841976461</text:p>
          </table:table-cell>
        </table:table-row>
        <table:table-row table:style-name="ro1">
          <table:table-cell office:value-type="float" office:value="82.711682984" calcext:value-type="float">
            <text:p>82.711682984</text:p>
          </table:table-cell>
          <table:table-cell office:value-type="float" office:value="4461.47140219583" calcext:value-type="float">
            <text:p>4461.4714021958</text:p>
          </table:table-cell>
          <table:table-cell table:formula="of:=([.B1075] * (PI()) * 23 * (3600/63360)) / 11.1 / 60" office:value-type="float" office:value="27.5022943088662" calcext:value-type="float">
            <text:p>27.5022943089</text:p>
          </table:table-cell>
        </table:table-row>
        <table:table-row table:style-name="ro1">
          <table:table-cell office:value-type="float" office:value="82.725408964" calcext:value-type="float">
            <text:p>82.725408964</text:p>
          </table:table-cell>
          <table:table-cell office:value-type="float" office:value="4371.27257944303" calcext:value-type="float">
            <text:p>4371.272579443</text:p>
          </table:table-cell>
          <table:table-cell table:formula="of:=([.B1076] * (PI()) * 23 * (3600/63360)) / 11.1 / 60" office:value-type="float" office:value="26.946272685946" calcext:value-type="float">
            <text:p>26.9462726859</text:p>
          </table:table-cell>
        </table:table-row>
        <table:table-row table:style-name="ro1">
          <table:table-cell office:value-type="float" office:value="82.739125464" calcext:value-type="float">
            <text:p>82.739125464</text:p>
          </table:table-cell>
          <table:table-cell office:value-type="float" office:value="4374.29373382843" calcext:value-type="float">
            <text:p>4374.2937338284</text:p>
          </table:table-cell>
          <table:table-cell table:formula="of:=([.B1077] * (PI()) * 23 * (3600/63360)) / 11.1 / 60" office:value-type="float" office:value="26.9648962900375" calcext:value-type="float">
            <text:p>26.96489629</text:p>
          </table:table-cell>
        </table:table-row>
        <table:table-row table:style-name="ro1">
          <table:table-cell office:value-type="float" office:value="82.752845089" calcext:value-type="float">
            <text:p>82.752845089</text:p>
          </table:table-cell>
          <table:table-cell office:value-type="float" office:value="4373.2973751036" calcext:value-type="float">
            <text:p>4373.2973751036</text:p>
          </table:table-cell>
          <table:table-cell table:formula="of:=([.B1078] * (PI()) * 23 * (3600/63360)) / 11.1 / 60" office:value-type="float" office:value="26.9587543363147" calcext:value-type="float">
            <text:p>26.9587543363</text:p>
          </table:table-cell>
        </table:table-row>
        <table:table-row table:style-name="ro1">
          <table:table-cell office:value-type="float" office:value="82.7805369970001" calcext:value-type="float">
            <text:p>82.780536997</text:p>
          </table:table-cell>
          <table:table-cell office:value-type="float" office:value="4317.89245395486" calcext:value-type="float">
            <text:p>4317.8924539549</text:p>
          </table:table-cell>
          <table:table-cell table:formula="of:=([.B1079] * (PI()) * 23 * (3600/63360)) / 11.1 / 60" office:value-type="float" office:value="26.6172162404206" calcext:value-type="float">
            <text:p>26.6172162404</text:p>
          </table:table-cell>
        </table:table-row>
        <table:table-row table:style-name="ro1">
          <table:table-cell office:value-type="float" office:value="82.79439907" calcext:value-type="float">
            <text:p>82.79439907</text:p>
          </table:table-cell>
          <table:table-cell office:value-type="float" office:value="4328.35694923219" calcext:value-type="float">
            <text:p>4328.3569492322</text:p>
          </table:table-cell>
          <table:table-cell table:formula="of:=([.B1080] * (PI()) * 23 * (3600/63360)) / 11.1 / 60" office:value-type="float" office:value="26.6817235751015" calcext:value-type="float">
            <text:p>26.6817235751</text:p>
          </table:table-cell>
        </table:table-row>
        <table:table-row table:style-name="ro1">
          <table:table-cell office:value-type="float" office:value="82.808291977" calcext:value-type="float">
            <text:p>82.808291977</text:p>
          </table:table-cell>
          <table:table-cell office:value-type="float" office:value="4318.75056818155" calcext:value-type="float">
            <text:p>4318.7505681816</text:p>
          </table:table-cell>
          <table:table-cell table:formula="of:=([.B1081] * (PI()) * 23 * (3600/63360)) / 11.1 / 60" office:value-type="float" office:value="26.6225059997591" calcext:value-type="float">
            <text:p>26.6225059998</text:p>
          </table:table-cell>
        </table:table-row>
        <table:table-row table:style-name="ro1">
          <table:table-cell office:value-type="float" office:value="82.822308062" calcext:value-type="float">
            <text:p>82.822308062</text:p>
          </table:table-cell>
          <table:table-cell office:value-type="float" office:value="4280.79595693696" calcext:value-type="float">
            <text:p>4280.795956937</text:p>
          </table:table-cell>
          <table:table-cell table:formula="of:=([.B1082] * (PI()) * 23 * (3600/63360)) / 11.1 / 60" office:value-type="float" office:value="26.388538594227" calcext:value-type="float">
            <text:p>26.3885385942</text:p>
          </table:table-cell>
        </table:table-row>
        <table:table-row table:style-name="ro1">
          <table:table-cell office:value-type="float" office:value="82.836284302" calcext:value-type="float">
            <text:p>82.836284302</text:p>
          </table:table-cell>
          <table:table-cell office:value-type="float" office:value="4293.00012019368" calcext:value-type="float">
            <text:p>4293.0001201937</text:p>
          </table:table-cell>
          <table:table-cell table:formula="of:=([.B1083] * (PI()) * 23 * (3600/63360)) / 11.1 / 60" office:value-type="float" office:value="26.463769938199" calcext:value-type="float">
            <text:p>26.4637699382</text:p>
          </table:table-cell>
        </table:table-row>
        <table:table-row table:style-name="ro1">
          <table:table-cell office:value-type="float" office:value="82.850247939" calcext:value-type="float">
            <text:p>82.850247939</text:p>
          </table:table-cell>
          <table:table-cell office:value-type="float" office:value="4296.87480419097" calcext:value-type="float">
            <text:p>4296.874804191</text:p>
          </table:table-cell>
          <table:table-cell table:formula="of:=([.B1084] * (PI()) * 23 * (3600/63360)) / 11.1 / 60" office:value-type="float" office:value="26.4876550402294" calcext:value-type="float">
            <text:p>26.4876550402</text:p>
          </table:table-cell>
        </table:table-row>
        <table:table-row table:style-name="ro1">
          <table:table-cell office:value-type="float" office:value="82.864055012" calcext:value-type="float">
            <text:p>82.864055012</text:p>
          </table:table-cell>
          <table:table-cell office:value-type="float" office:value="4345.59881009622" calcext:value-type="float">
            <text:p>4345.5988100962</text:p>
          </table:table-cell>
          <table:table-cell table:formula="of:=([.B1085] * (PI()) * 23 * (3600/63360)) / 11.1 / 60" office:value-type="float" office:value="26.7880093022008" calcext:value-type="float">
            <text:p>26.7880093022</text:p>
          </table:table-cell>
        </table:table-row>
        <table:table-row table:style-name="ro1">
          <table:table-cell office:value-type="float" office:value="82.877898648" calcext:value-type="float">
            <text:p>82.877898648</text:p>
          </table:table-cell>
          <table:table-cell office:value-type="float" office:value="4334.12146926497" calcext:value-type="float">
            <text:p>4334.121469265</text:p>
          </table:table-cell>
          <table:table-cell table:formula="of:=([.B1086] * (PI()) * 23 * (3600/63360)) / 11.1 / 60" office:value-type="float" office:value="26.7172583823879" calcext:value-type="float">
            <text:p>26.7172583824</text:p>
          </table:table-cell>
        </table:table-row>
        <table:table-row table:style-name="ro1">
          <table:table-cell office:value-type="float" office:value="82.891726503" calcext:value-type="float">
            <text:p>82.891726503</text:p>
          </table:table-cell>
          <table:table-cell office:value-type="float" office:value="4339.06777297019" calcext:value-type="float">
            <text:p>4339.0677729702</text:p>
          </table:table-cell>
          <table:table-cell table:formula="of:=([.B1087] * (PI()) * 23 * (3600/63360)) / 11.1 / 60" office:value-type="float" office:value="26.7477493769453" calcext:value-type="float">
            <text:p>26.7477493769</text:p>
          </table:table-cell>
        </table:table-row>
        <table:table-row table:style-name="ro1">
          <table:table-cell office:value-type="float" office:value="82.905606858" calcext:value-type="float">
            <text:p>82.905606858</text:p>
          </table:table-cell>
          <table:table-cell office:value-type="float" office:value="4322.65601277004" calcext:value-type="float">
            <text:p>4322.65601277</text:p>
          </table:table-cell>
          <table:table-cell table:formula="of:=([.B1088] * (PI()) * 23 * (3600/63360)) / 11.1 / 60" office:value-type="float" office:value="26.6465807223779" calcext:value-type="float">
            <text:p>26.6465807224</text:p>
          </table:table-cell>
        </table:table-row>
        <table:table-row table:style-name="ro1">
          <table:table-cell office:value-type="float" office:value="82.933191734" calcext:value-type="float">
            <text:p>82.933191734</text:p>
          </table:table-cell>
          <table:table-cell office:value-type="float" office:value="4313.97947926844" calcext:value-type="float">
            <text:p>4313.9794792684</text:p>
          </table:table-cell>
          <table:table-cell table:formula="of:=([.B1089] * (PI()) * 23 * (3600/63360)) / 11.1 / 60" office:value-type="float" office:value="26.5930950992661" calcext:value-type="float">
            <text:p>26.5930950993</text:p>
          </table:table-cell>
        </table:table-row>
        <table:table-row table:style-name="ro1">
          <table:table-cell office:value-type="float" office:value="82.94695162" calcext:value-type="float">
            <text:p>82.94695162</text:p>
          </table:table-cell>
          <table:table-cell office:value-type="float" office:value="4360.50124252402" calcext:value-type="float">
            <text:p>4360.501242524</text:p>
          </table:table-cell>
          <table:table-cell table:formula="of:=([.B1090] * (PI()) * 23 * (3600/63360)) / 11.1 / 60" office:value-type="float" office:value="26.8798738566493" calcext:value-type="float">
            <text:p>26.8798738566</text:p>
          </table:table-cell>
        </table:table-row>
        <table:table-row table:style-name="ro1">
          <table:table-cell office:value-type="float" office:value="82.96072963" calcext:value-type="float">
            <text:p>82.96072963</text:p>
          </table:table-cell>
          <table:table-cell office:value-type="float" office:value="4354.76531080733" calcext:value-type="float">
            <text:p>4354.7653108073</text:p>
          </table:table-cell>
          <table:table-cell table:formula="of:=([.B1091] * (PI()) * 23 * (3600/63360)) / 11.1 / 60" office:value-type="float" office:value="26.8445152791786" calcext:value-type="float">
            <text:p>26.8445152792</text:p>
          </table:table-cell>
        </table:table-row>
        <table:table-row table:style-name="ro1">
          <table:table-cell office:value-type="float" office:value="82.97446837" calcext:value-type="float">
            <text:p>82.97446837</text:p>
          </table:table-cell>
          <table:table-cell office:value-type="float" office:value="4367.21271382712" calcext:value-type="float">
            <text:p>4367.2127138271</text:p>
          </table:table-cell>
          <table:table-cell table:formula="of:=([.B1092] * (PI()) * 23 * (3600/63360)) / 11.1 / 60" office:value-type="float" office:value="26.9212460503459" calcext:value-type="float">
            <text:p>26.9212460503</text:p>
          </table:table-cell>
        </table:table-row>
        <table:table-row table:style-name="ro1">
          <table:table-cell office:value-type="float" office:value="82.988180912" calcext:value-type="float">
            <text:p>82.988180912</text:p>
          </table:table-cell>
          <table:table-cell office:value-type="float" office:value="4375.55633375396" calcext:value-type="float">
            <text:p>4375.556333754</text:p>
          </table:table-cell>
          <table:table-cell table:formula="of:=([.B1093] * (PI()) * 23 * (3600/63360)) / 11.1 / 60" office:value-type="float" office:value="26.9726794610176" calcext:value-type="float">
            <text:p>26.972679461</text:p>
          </table:table-cell>
        </table:table-row>
        <table:table-row table:style-name="ro1">
          <table:table-cell office:value-type="float" office:value="83.00202059" calcext:value-type="float">
            <text:p>83.00202059</text:p>
          </table:table-cell>
          <table:table-cell office:value-type="float" office:value="4335.3609816789" calcext:value-type="float">
            <text:p>4335.3609816789</text:p>
          </table:table-cell>
          <table:table-cell table:formula="of:=([.B1094] * (PI()) * 23 * (3600/63360)) / 11.1 / 60" office:value-type="float" office:value="26.7248992327116" calcext:value-type="float">
            <text:p>26.7248992327</text:p>
          </table:table-cell>
        </table:table-row>
        <table:table-row table:style-name="ro1">
          <table:table-cell office:value-type="float" office:value="83.0157004230001" calcext:value-type="float">
            <text:p>83.015700423</text:p>
          </table:table-cell>
          <table:table-cell office:value-type="float" office:value="4386.01845502327" calcext:value-type="float">
            <text:p>4386.0184550233</text:p>
          </table:table-cell>
          <table:table-cell table:formula="of:=([.B1095] * (PI()) * 23 * (3600/63360)) / 11.1 / 60" office:value-type="float" office:value="27.0371721613635" calcext:value-type="float">
            <text:p>27.0371721614</text:p>
          </table:table-cell>
        </table:table-row>
        <table:table-row table:style-name="ro1">
          <table:table-cell office:value-type="float" office:value="83.029440048" calcext:value-type="float">
            <text:p>83.029440048</text:p>
          </table:table-cell>
          <table:table-cell office:value-type="float" office:value="4366.93141189271" calcext:value-type="float">
            <text:p>4366.9314118927</text:p>
          </table:table-cell>
          <table:table-cell table:formula="of:=([.B1096] * (PI()) * 23 * (3600/63360)) / 11.1 / 60" office:value-type="float" office:value="26.9195119927016" calcext:value-type="float">
            <text:p>26.9195119927</text:p>
          </table:table-cell>
        </table:table-row>
        <table:table-row table:style-name="ro1">
          <table:table-cell office:value-type="float" office:value="83.043126392" calcext:value-type="float">
            <text:p>83.043126392</text:p>
          </table:table-cell>
          <table:table-cell office:value-type="float" office:value="4383.93189590801" calcext:value-type="float">
            <text:p>4383.931895908</text:p>
          </table:table-cell>
          <table:table-cell table:formula="of:=([.B1097] * (PI()) * 23 * (3600/63360)) / 11.1 / 60" office:value-type="float" office:value="27.0243097763547" calcext:value-type="float">
            <text:p>27.0243097764</text:p>
          </table:table-cell>
        </table:table-row>
        <table:table-row table:style-name="ro1">
          <table:table-cell office:value-type="float" office:value="83.0569511740001" calcext:value-type="float">
            <text:p>83.056951174</text:p>
          </table:table-cell>
          <table:table-cell office:value-type="float" office:value="4340.03226957756" calcext:value-type="float">
            <text:p>4340.0322695776</text:p>
          </table:table-cell>
          <table:table-cell table:formula="of:=([.B1098] * (PI()) * 23 * (3600/63360)) / 11.1 / 60" office:value-type="float" office:value="26.7536949198311" calcext:value-type="float">
            <text:p>26.7536949198</text:p>
          </table:table-cell>
        </table:table-row>
        <table:table-row table:style-name="ro1">
          <table:table-cell office:value-type="float" office:value="83.0848938120001" calcext:value-type="float">
            <text:p>83.084893812</text:p>
          </table:table-cell>
          <table:table-cell office:value-type="float" office:value="4262.28057157775" calcext:value-type="float">
            <text:p>4262.2805715778</text:p>
          </table:table-cell>
          <table:table-cell table:formula="of:=([.B1099] * (PI()) * 23 * (3600/63360)) / 11.1 / 60" office:value-type="float" office:value="26.2744023527304" calcext:value-type="float">
            <text:p>26.2744023527</text:p>
          </table:table-cell>
        </table:table-row>
        <table:table-row table:style-name="ro1">
          <table:table-cell office:value-type="float" office:value="83.098894844" calcext:value-type="float">
            <text:p>83.098894844</text:p>
          </table:table-cell>
          <table:table-cell office:value-type="float" office:value="4285.39839066462" calcext:value-type="float">
            <text:p>4285.3983906646</text:p>
          </table:table-cell>
          <table:table-cell table:formula="of:=([.B1100] * (PI()) * 23 * (3600/63360)) / 11.1 / 60" office:value-type="float" office:value="26.4169098366948" calcext:value-type="float">
            <text:p>26.4169098367</text:p>
          </table:table-cell>
        </table:table-row>
        <table:table-row table:style-name="ro1">
          <table:table-cell office:value-type="float" office:value="83.112915408" calcext:value-type="float">
            <text:p>83.112915408</text:p>
          </table:table-cell>
          <table:table-cell office:value-type="float" office:value="4279.42841671082" calcext:value-type="float">
            <text:p>4279.4284167108</text:p>
          </table:table-cell>
          <table:table-cell table:formula="of:=([.B1101] * (PI()) * 23 * (3600/63360)) / 11.1 / 60" office:value-type="float" office:value="26.3801085292578" calcext:value-type="float">
            <text:p>26.3801085293</text:p>
          </table:table-cell>
        </table:table-row>
        <table:table-row table:style-name="ro1">
          <table:table-cell office:value-type="float" office:value="83.127173107" calcext:value-type="float">
            <text:p>83.127173107</text:p>
          </table:table-cell>
          <table:table-cell office:value-type="float" office:value="4208.25267806739" calcext:value-type="float">
            <text:p>4208.2526780674</text:p>
          </table:table-cell>
          <table:table-cell table:formula="of:=([.B1102] * (PI()) * 23 * (3600/63360)) / 11.1 / 60" office:value-type="float" office:value="25.9413528060094" calcext:value-type="float">
            <text:p>25.941352806</text:p>
          </table:table-cell>
        </table:table-row>
        <table:table-row table:style-name="ro1">
          <table:table-cell office:value-type="float" office:value="83.1414066400001" calcext:value-type="float">
            <text:p>83.14140664</text:p>
          </table:table-cell>
          <table:table-cell office:value-type="float" office:value="4215.39754043079" calcext:value-type="float">
            <text:p>4215.3975404308</text:p>
          </table:table-cell>
          <table:table-cell table:formula="of:=([.B1103] * (PI()) * 23 * (3600/63360)) / 11.1 / 60" office:value-type="float" office:value="25.9853965955578" calcext:value-type="float">
            <text:p>25.9853965956</text:p>
          </table:table-cell>
        </table:table-row>
        <table:table-row table:style-name="ro1">
          <table:table-cell office:value-type="float" office:value="83.1555541320001" calcext:value-type="float">
            <text:p>83.155554132</text:p>
          </table:table-cell>
          <table:table-cell office:value-type="float" office:value="4241.03438262929" calcext:value-type="float">
            <text:p>4241.0343826293</text:p>
          </table:table-cell>
          <table:table-cell table:formula="of:=([.B1104] * (PI()) * 23 * (3600/63360)) / 11.1 / 60" office:value-type="float" office:value="26.14343234559" calcext:value-type="float">
            <text:p>26.1434323456</text:p>
          </table:table-cell>
        </table:table-row>
        <table:table-row table:style-name="ro1">
          <table:table-cell office:value-type="float" office:value="83.169866988" calcext:value-type="float">
            <text:p>83.169866988</text:p>
          </table:table-cell>
          <table:table-cell office:value-type="float" office:value="4192.03546798927" calcext:value-type="float">
            <text:p>4192.0354679893</text:p>
          </table:table-cell>
          <table:table-cell table:formula="of:=([.B1105] * (PI()) * 23 * (3600/63360)) / 11.1 / 60" office:value-type="float" office:value="25.8413834362141" calcext:value-type="float">
            <text:p>25.8413834362</text:p>
          </table:table-cell>
        </table:table-row>
        <table:table-row table:style-name="ro1">
          <table:table-cell office:value-type="float" office:value="83.184171927" calcext:value-type="float">
            <text:p>83.184171927</text:p>
          </table:table-cell>
          <table:table-cell office:value-type="float" office:value="4194.35552993307" calcext:value-type="float">
            <text:p>4194.3555299331</text:p>
          </table:table-cell>
          <table:table-cell table:formula="of:=([.B1106] * (PI()) * 23 * (3600/63360)) / 11.1 / 60" office:value-type="float" office:value="25.855685226059" calcext:value-type="float">
            <text:p>25.8556852261</text:p>
          </table:table-cell>
        </table:table-row>
        <table:table-row table:style-name="ro1">
          <table:table-cell office:value-type="float" office:value="83.198694367" calcext:value-type="float">
            <text:p>83.198694367</text:p>
          </table:table-cell>
          <table:table-cell office:value-type="float" office:value="4131.53712462947" calcext:value-type="float">
            <text:p>4131.5371246295</text:p>
          </table:table-cell>
          <table:table-cell table:formula="of:=([.B1107] * (PI()) * 23 * (3600/63360)) / 11.1 / 60" office:value-type="float" office:value="25.4684474484454" calcext:value-type="float">
            <text:p>25.4684474484</text:p>
          </table:table-cell>
        </table:table-row>
        <table:table-row table:style-name="ro1">
          <table:table-cell office:value-type="float" office:value="83.213032067" calcext:value-type="float">
            <text:p>83.213032067</text:p>
          </table:table-cell>
          <table:table-cell office:value-type="float" office:value="4184.77161607285" calcext:value-type="float">
            <text:p>4184.7716160729</text:p>
          </table:table-cell>
          <table:table-cell table:formula="of:=([.B1108] * (PI()) * 23 * (3600/63360)) / 11.1 / 60" office:value-type="float" office:value="25.7966061474652" calcext:value-type="float">
            <text:p>25.7966061475</text:p>
          </table:table-cell>
        </table:table-row>
        <table:table-row table:style-name="ro1">
          <table:table-cell office:value-type="float" office:value="83.242187313" calcext:value-type="float">
            <text:p>83.242187313</text:p>
          </table:table-cell>
          <table:table-cell office:value-type="float" office:value="4125.52997591007" calcext:value-type="float">
            <text:p>4125.5299759101</text:p>
          </table:table-cell>
          <table:table-cell table:formula="of:=([.B1109] * (PI()) * 23 * (3600/63360)) / 11.1 / 60" office:value-type="float" office:value="25.4314169808833" calcext:value-type="float">
            <text:p>25.4314169809</text:p>
          </table:table-cell>
        </table:table-row>
        <table:table-row table:style-name="ro1">
          <table:table-cell office:value-type="float" office:value="83.256902149" calcext:value-type="float">
            <text:p>83.256902149</text:p>
          </table:table-cell>
          <table:table-cell office:value-type="float" office:value="4077.51741166429" calcext:value-type="float">
            <text:p>4077.5174116643</text:p>
          </table:table-cell>
          <table:table-cell table:formula="of:=([.B1110] * (PI()) * 23 * (3600/63360)) / 11.1 / 60" office:value-type="float" office:value="25.1354483298771" calcext:value-type="float">
            <text:p>25.1354483299</text:p>
          </table:table-cell>
        </table:table-row>
        <table:table-row table:style-name="ro1">
          <table:table-cell office:value-type="float" office:value="83.271666049" calcext:value-type="float">
            <text:p>83.271666049</text:p>
          </table:table-cell>
          <table:table-cell office:value-type="float" office:value="4063.96683804865" calcext:value-type="float">
            <text:p>4063.9668380487</text:p>
          </table:table-cell>
          <table:table-cell table:formula="of:=([.B1111] * (PI()) * 23 * (3600/63360)) / 11.1 / 60" office:value-type="float" office:value="25.0519171738894" calcext:value-type="float">
            <text:p>25.0519171739</text:p>
          </table:table-cell>
        </table:table-row>
        <table:table-row table:style-name="ro1">
          <table:table-cell office:value-type="float" office:value="83.286492344" calcext:value-type="float">
            <text:p>83.286492344</text:p>
          </table:table-cell>
          <table:table-cell office:value-type="float" office:value="4046.86403446449" calcext:value-type="float">
            <text:p>4046.8640344645</text:p>
          </table:table-cell>
          <table:table-cell table:formula="of:=([.B1112] * (PI()) * 23 * (3600/63360)) / 11.1 / 60" office:value-type="float" office:value="24.9464886514861" calcext:value-type="float">
            <text:p>24.9464886515</text:p>
          </table:table-cell>
        </table:table-row>
        <table:table-row table:style-name="ro1">
          <table:table-cell office:value-type="float" office:value="83.301381712" calcext:value-type="float">
            <text:p>83.301381712</text:p>
          </table:table-cell>
          <table:table-cell office:value-type="float" office:value="4029.72107344974" calcext:value-type="float">
            <text:p>4029.7210734497</text:p>
          </table:table-cell>
          <table:table-cell table:formula="of:=([.B1113] * (PI()) * 23 * (3600/63360)) / 11.1 / 60" office:value-type="float" office:value="24.8408125826176" calcext:value-type="float">
            <text:p>24.8408125826</text:p>
          </table:table-cell>
        </table:table-row>
        <table:table-row table:style-name="ro1">
          <table:table-cell office:value-type="float" office:value="83.316201289" calcext:value-type="float">
            <text:p>83.316201289</text:p>
          </table:table-cell>
          <table:table-cell office:value-type="float" office:value="4048.69855596392" calcext:value-type="float">
            <text:p>4048.6985559639</text:p>
          </table:table-cell>
          <table:table-cell table:formula="of:=([.B1114] * (PI()) * 23 * (3600/63360)) / 11.1 / 60" office:value-type="float" office:value="24.957797375816" calcext:value-type="float">
            <text:p>24.9577973758</text:p>
          </table:table-cell>
        </table:table-row>
        <table:table-row table:style-name="ro1">
          <table:table-cell office:value-type="float" office:value="83.331097845" calcext:value-type="float">
            <text:p>83.331097845</text:p>
          </table:table-cell>
          <table:table-cell office:value-type="float" office:value="4027.77662167302" calcext:value-type="float">
            <text:p>4027.776621673</text:p>
          </table:table-cell>
          <table:table-cell table:formula="of:=([.B1115] * (PI()) * 23 * (3600/63360)) / 11.1 / 60" office:value-type="float" office:value="24.8288262040864" calcext:value-type="float">
            <text:p>24.8288262041</text:p>
          </table:table-cell>
        </table:table-row>
        <table:table-row table:style-name="ro1">
          <table:table-cell office:value-type="float" office:value="83.346066172" calcext:value-type="float">
            <text:p>83.346066172</text:p>
          </table:table-cell>
          <table:table-cell office:value-type="float" office:value="4008.46400535754" calcext:value-type="float">
            <text:p>4008.4640053575</text:p>
          </table:table-cell>
          <table:table-cell table:formula="of:=([.B1116] * (PI()) * 23 * (3600/63360)) / 11.1 / 60" office:value-type="float" office:value="24.7097755120835" calcext:value-type="float">
            <text:p>24.7097755121</text:p>
          </table:table-cell>
        </table:table-row>
        <table:table-row table:style-name="ro1">
          <table:table-cell office:value-type="float" office:value="83.36089705" calcext:value-type="float">
            <text:p>83.36089705</text:p>
          </table:table-cell>
          <table:table-cell office:value-type="float" office:value="4045.61348289753" calcext:value-type="float">
            <text:p>4045.6134828975</text:p>
          </table:table-cell>
          <table:table-cell table:formula="of:=([.B1117] * (PI()) * 23 * (3600/63360)) / 11.1 / 60" office:value-type="float" office:value="24.9387797514075" calcext:value-type="float">
            <text:p>24.9387797514</text:p>
          </table:table-cell>
        </table:table-row>
        <table:table-row table:style-name="ro1">
          <table:table-cell office:value-type="float" office:value="83.3759202210001" calcext:value-type="float">
            <text:p>83.375920221</text:p>
          </table:table-cell>
          <table:table-cell office:value-type="float" office:value="3993.83059673554" calcext:value-type="float">
            <text:p>3993.8305967355</text:p>
          </table:table-cell>
          <table:table-cell table:formula="of:=([.B1118] * (PI()) * 23 * (3600/63360)) / 11.1 / 60" office:value-type="float" office:value="24.6195693279834" calcext:value-type="float">
            <text:p>24.619569328</text:p>
          </table:table-cell>
        </table:table-row>
        <table:table-row table:style-name="ro1">
          <table:table-cell office:value-type="float" office:value="83.405913386" calcext:value-type="float">
            <text:p>83.405913386</text:p>
          </table:table-cell>
          <table:table-cell office:value-type="float" office:value="3993.99675662042" calcext:value-type="float">
            <text:p>3993.9967566204</text:p>
          </table:table-cell>
          <table:table-cell table:formula="of:=([.B1119] * (PI()) * 23 * (3600/63360)) / 11.1 / 60" office:value-type="float" office:value="24.6205936039776" calcext:value-type="float">
            <text:p>24.620593604</text:p>
          </table:table-cell>
        </table:table-row>
        <table:table-row table:style-name="ro1">
          <table:table-cell office:value-type="float" office:value="83.4208841080001" calcext:value-type="float">
            <text:p>83.420884108</text:p>
          </table:table-cell>
          <table:table-cell office:value-type="float" office:value="4007.82273559184" calcext:value-type="float">
            <text:p>4007.8227355918</text:p>
          </table:table-cell>
          <table:table-cell table:formula="of:=([.B1120] * (PI()) * 23 * (3600/63360)) / 11.1 / 60" office:value-type="float" office:value="24.7058224687403" calcext:value-type="float">
            <text:p>24.7058224687</text:p>
          </table:table-cell>
        </table:table-row>
        <table:table-row table:style-name="ro1">
          <table:table-cell office:value-type="float" office:value="83.435932436" calcext:value-type="float">
            <text:p>83.435932436</text:p>
          </table:table-cell>
          <table:table-cell office:value-type="float" office:value="3987.15392170586" calcext:value-type="float">
            <text:p>3987.1539217059</text:p>
          </table:table-cell>
          <table:table-cell table:formula="of:=([.B1121] * (PI()) * 23 * (3600/63360)) / 11.1 / 60" office:value-type="float" office:value="24.5784116324346" calcext:value-type="float">
            <text:p>24.5784116324</text:p>
          </table:table-cell>
        </table:table-row>
        <table:table-row table:style-name="ro1">
          <table:table-cell office:value-type="float" office:value="83.451038784" calcext:value-type="float">
            <text:p>83.451038784</text:p>
          </table:table-cell>
          <table:table-cell office:value-type="float" office:value="3971.84018267886" calcext:value-type="float">
            <text:p>3971.8401826789</text:p>
          </table:table-cell>
          <table:table-cell table:formula="of:=([.B1122] * (PI()) * 23 * (3600/63360)) / 11.1 / 60" office:value-type="float" office:value="24.4840116195863" calcext:value-type="float">
            <text:p>24.4840116196</text:p>
          </table:table-cell>
        </table:table-row>
        <table:table-row table:style-name="ro1">
          <table:table-cell office:value-type="float" office:value="83.466075288" calcext:value-type="float">
            <text:p>83.466075288</text:p>
          </table:table-cell>
          <table:table-cell office:value-type="float" office:value="3990.28923211875" calcext:value-type="float">
            <text:p>3990.2892321188</text:p>
          </table:table-cell>
          <table:table-cell table:formula="of:=([.B1123] * (PI()) * 23 * (3600/63360)) / 11.1 / 60" office:value-type="float" office:value="24.5977389399419" calcext:value-type="float">
            <text:p>24.5977389399</text:p>
          </table:table-cell>
        </table:table-row>
        <table:table-row table:style-name="ro1">
          <table:table-cell office:value-type="float" office:value="83.481190647" calcext:value-type="float">
            <text:p>83.481190647</text:p>
          </table:table-cell>
          <table:table-cell office:value-type="float" office:value="3969.47237574914" calcext:value-type="float">
            <text:p>3969.4723757491</text:p>
          </table:table-cell>
          <table:table-cell table:formula="of:=([.B1124] * (PI()) * 23 * (3600/63360)) / 11.1 / 60" office:value-type="float" office:value="24.4694155105503" calcext:value-type="float">
            <text:p>24.4694155106</text:p>
          </table:table-cell>
        </table:table-row>
        <table:table-row table:style-name="ro1">
          <table:table-cell office:value-type="float" office:value="83.4962554840001" calcext:value-type="float">
            <text:p>83.496255484</text:p>
          </table:table-cell>
          <table:table-cell office:value-type="float" office:value="3982.78454653899" calcext:value-type="float">
            <text:p>3982.784546539</text:p>
          </table:table-cell>
          <table:table-cell table:formula="of:=([.B1125] * (PI()) * 23 * (3600/63360)) / 11.1 / 60" office:value-type="float" office:value="24.5514770561588" calcext:value-type="float">
            <text:p>24.5514770562</text:p>
          </table:table-cell>
        </table:table-row>
        <table:table-row table:style-name="ro1">
          <table:table-cell office:value-type="float" office:value="83.5112293840001" calcext:value-type="float">
            <text:p>83.511229384</text:p>
          </table:table-cell>
          <table:table-cell office:value-type="float" office:value="4006.97213151614" calcext:value-type="float">
            <text:p>4006.9721315161</text:p>
          </table:table-cell>
          <table:table-cell table:formula="of:=([.B1126] * (PI()) * 23 * (3600/63360)) / 11.1 / 60" office:value-type="float" office:value="24.7005790049766" calcext:value-type="float">
            <text:p>24.700579005</text:p>
          </table:table-cell>
        </table:table-row>
        <table:table-row table:style-name="ro1">
          <table:table-cell office:value-type="float" office:value="83.5262531800001" calcext:value-type="float">
            <text:p>83.52625318</text:p>
          </table:table-cell>
          <table:table-cell office:value-type="float" office:value="3993.66445070561" calcext:value-type="float">
            <text:p>3993.6644507056</text:p>
          </table:table-cell>
          <table:table-cell table:formula="of:=([.B1127] * (PI()) * 23 * (3600/63360)) / 11.1 / 60" office:value-type="float" office:value="24.6185451373966" calcext:value-type="float">
            <text:p>24.6185451374</text:p>
          </table:table-cell>
        </table:table-row>
        <table:table-row table:style-name="ro1">
          <table:table-cell office:value-type="float" office:value="83.5412724450001" calcext:value-type="float">
            <text:p>83.541272445</text:p>
          </table:table-cell>
          <table:table-cell office:value-type="float" office:value="3994.86925625772" calcext:value-type="float">
            <text:p>3994.8692562577</text:p>
          </table:table-cell>
          <table:table-cell table:formula="of:=([.B1128] * (PI()) * 23 * (3600/63360)) / 11.1 / 60" office:value-type="float" office:value="24.6259720407412" calcext:value-type="float">
            <text:p>24.6259720407</text:p>
          </table:table-cell>
        </table:table-row>
        <table:table-row table:style-name="ro1">
          <table:table-cell office:value-type="float" office:value="83.571316964" calcext:value-type="float">
            <text:p>83.571316964</text:p>
          </table:table-cell>
          <table:table-cell office:value-type="float" office:value="3957.17335941671" calcext:value-type="float">
            <text:p>3957.1733594167</text:p>
          </table:table-cell>
          <table:table-cell table:formula="of:=([.B1129] * (PI()) * 23 * (3600/63360)) / 11.1 / 60" office:value-type="float" office:value="24.3935994542784" calcext:value-type="float">
            <text:p>24.3935994543</text:p>
          </table:table-cell>
        </table:table-row>
        <table:table-row table:style-name="ro1">
          <table:table-cell office:value-type="float" office:value="83.5862673220001" calcext:value-type="float">
            <text:p>83.586267322</text:p>
          </table:table-cell>
          <table:table-cell office:value-type="float" office:value="4013.28182239421" calcext:value-type="float">
            <text:p>4013.2818223942</text:p>
          </table:table-cell>
          <table:table-cell table:formula="of:=([.B1130] * (PI()) * 23 * (3600/63360)) / 11.1 / 60" office:value-type="float" office:value="24.7394744634213" calcext:value-type="float">
            <text:p>24.7394744634</text:p>
          </table:table-cell>
        </table:table-row>
        <table:table-row table:style-name="ro1">
          <table:table-cell office:value-type="float" office:value="83.601270701" calcext:value-type="float">
            <text:p>83.601270701</text:p>
          </table:table-cell>
          <table:table-cell office:value-type="float" office:value="3999.0991362813" calcext:value-type="float">
            <text:p>3999.0991362813</text:p>
          </table:table-cell>
          <table:table-cell table:formula="of:=([.B1131] * (PI()) * 23 * (3600/63360)) / 11.1 / 60" office:value-type="float" office:value="24.6520467131559" calcext:value-type="float">
            <text:p>24.6520467132</text:p>
          </table:table-cell>
        </table:table-row>
        <table:table-row table:style-name="ro1">
          <table:table-cell office:value-type="float" office:value="83.61642606" calcext:value-type="float">
            <text:p>83.61642606</text:p>
          </table:table-cell>
          <table:table-cell office:value-type="float" office:value="3958.99562656224" calcext:value-type="float">
            <text:p>3958.9956265622</text:p>
          </table:table-cell>
          <table:table-cell table:formula="of:=([.B1132] * (PI()) * 23 * (3600/63360)) / 11.1 / 60" office:value-type="float" office:value="24.4048326378692" calcext:value-type="float">
            <text:p>24.4048326379</text:p>
          </table:table-cell>
        </table:table-row>
        <table:table-row table:style-name="ro1">
          <table:table-cell office:value-type="float" office:value="83.6314564700001" calcext:value-type="float">
            <text:p>83.63145647</text:p>
          </table:table-cell>
          <table:table-cell office:value-type="float" office:value="3991.90707372361" calcext:value-type="float">
            <text:p>3991.9070737236</text:p>
          </table:table-cell>
          <table:table-cell table:formula="of:=([.B1133] * (PI()) * 23 * (3600/63360)) / 11.1 / 60" office:value-type="float" office:value="24.6077119627298" calcext:value-type="float">
            <text:p>24.6077119627</text:p>
          </table:table-cell>
        </table:table-row>
        <table:table-row table:style-name="ro1">
          <table:table-cell office:value-type="float" office:value="83.6466289640001" calcext:value-type="float">
            <text:p>83.646628964</text:p>
          </table:table-cell>
          <table:table-cell office:value-type="float" office:value="3954.5245494875" calcext:value-type="float">
            <text:p>3954.5245494875</text:p>
          </table:table-cell>
          <table:table-cell table:formula="of:=([.B1134] * (PI()) * 23 * (3600/63360)) / 11.1 / 60" office:value-type="float" office:value="24.3772711303525" calcext:value-type="float">
            <text:p>24.3772711304</text:p>
          </table:table-cell>
        </table:table-row>
        <table:table-row table:style-name="ro1">
          <table:table-cell office:value-type="float" office:value="83.6617447400001" calcext:value-type="float">
            <text:p>83.66174474</text:p>
          </table:table-cell>
          <table:table-cell office:value-type="float" office:value="3969.36286962287" calcext:value-type="float">
            <text:p>3969.3628696229</text:p>
          </table:table-cell>
          <table:table-cell table:formula="of:=([.B1135] * (PI()) * 23 * (3600/63360)) / 11.1 / 60" office:value-type="float" office:value="24.4687404709855" calcext:value-type="float">
            <text:p>24.468740471</text:p>
          </table:table-cell>
        </table:table-row>
        <table:table-row table:style-name="ro1">
          <table:table-cell office:value-type="float" office:value="83.6769769220001" calcext:value-type="float">
            <text:p>83.676976922</text:p>
          </table:table-cell>
          <table:table-cell office:value-type="float" office:value="3939.02856465939" calcext:value-type="float">
            <text:p>3939.0285646594</text:p>
          </table:table-cell>
          <table:table-cell table:formula="of:=([.B1136] * (PI()) * 23 * (3600/63360)) / 11.1 / 60" office:value-type="float" office:value="24.2817476814879" calcext:value-type="float">
            <text:p>24.2817476815</text:p>
          </table:table-cell>
        </table:table-row>
        <table:table-row table:style-name="ro1">
          <table:table-cell office:value-type="float" office:value="83.692170301" calcext:value-type="float">
            <text:p>83.692170301</text:p>
          </table:table-cell>
          <table:table-cell office:value-type="float" office:value="3949.08861289493" calcext:value-type="float">
            <text:p>3949.0886128949</text:p>
          </table:table-cell>
          <table:table-cell table:formula="of:=([.B1137] * (PI()) * 23 * (3600/63360)) / 11.1 / 60" office:value-type="float" office:value="24.3437618428247" calcext:value-type="float">
            <text:p>24.3437618428</text:p>
          </table:table-cell>
        </table:table-row>
        <table:table-row table:style-name="ro1">
          <table:table-cell office:value-type="float" office:value="83.707318473" calcext:value-type="float">
            <text:p>83.707318473</text:p>
          </table:table-cell>
          <table:table-cell office:value-type="float" office:value="3960.87395889965" calcext:value-type="float">
            <text:p>3960.8739588997</text:p>
          </table:table-cell>
          <table:table-cell table:formula="of:=([.B1138] * (PI()) * 23 * (3600/63360)) / 11.1 / 60" office:value-type="float" office:value="24.4164114297287" calcext:value-type="float">
            <text:p>24.4164114297</text:p>
          </table:table-cell>
        </table:table-row>
        <table:table-row table:style-name="ro1">
          <table:table-cell office:value-type="float" office:value="83.737924608" calcext:value-type="float">
            <text:p>83.737924608</text:p>
          </table:table-cell>
          <table:table-cell office:value-type="float" office:value="3903.6435047059" calcext:value-type="float">
            <text:p>3903.6435047059</text:p>
          </table:table-cell>
          <table:table-cell table:formula="of:=([.B1139] * (PI()) * 23 * (3600/63360)) / 11.1 / 60" office:value-type="float" office:value="24.0636200179331" calcext:value-type="float">
            <text:p>24.0636200179</text:p>
          </table:table-cell>
        </table:table-row>
        <table:table-row table:style-name="ro1">
          <table:table-cell office:value-type="float" office:value="83.753216529" calcext:value-type="float">
            <text:p>83.753216529</text:p>
          </table:table-cell>
          <table:table-cell office:value-type="float" office:value="3923.64046349142" calcext:value-type="float">
            <text:p>3923.6404634914</text:p>
          </table:table-cell>
          <table:table-cell table:formula="of:=([.B1140] * (PI()) * 23 * (3600/63360)) / 11.1 / 60" office:value-type="float" office:value="24.1868892706578" calcext:value-type="float">
            <text:p>24.1868892707</text:p>
          </table:table-cell>
        </table:table-row>
        <table:table-row table:style-name="ro1">
          <table:table-cell office:value-type="float" office:value="83.768595899" calcext:value-type="float">
            <text:p>83.768595899</text:p>
          </table:table-cell>
          <table:table-cell office:value-type="float" office:value="3901.33015851625" calcext:value-type="float">
            <text:p>3901.3301585163</text:p>
          </table:table-cell>
          <table:table-cell table:formula="of:=([.B1141] * (PI()) * 23 * (3600/63360)) / 11.1 / 60" office:value-type="float" office:value="24.049359626683" calcext:value-type="float">
            <text:p>24.0493596267</text:p>
          </table:table-cell>
        </table:table-row>
        <table:table-row table:style-name="ro1">
          <table:table-cell office:value-type="float" office:value="83.78424277" calcext:value-type="float">
            <text:p>83.78424277</text:p>
          </table:table-cell>
          <table:table-cell office:value-type="float" office:value="3834.63249615703" calcext:value-type="float">
            <text:p>3834.632496157</text:p>
          </table:table-cell>
          <table:table-cell table:formula="of:=([.B1142] * (PI()) * 23 * (3600/63360)) / 11.1 / 60" office:value-type="float" office:value="23.6382085568782" calcext:value-type="float">
            <text:p>23.6382085569</text:p>
          </table:table-cell>
        </table:table-row>
        <table:table-row table:style-name="ro1">
          <table:table-cell office:value-type="float" office:value="83.799788286" calcext:value-type="float">
            <text:p>83.799788286</text:p>
          </table:table-cell>
          <table:table-cell office:value-type="float" office:value="3859.63386484551" calcext:value-type="float">
            <text:p>3859.6338648455</text:p>
          </table:table-cell>
          <table:table-cell table:formula="of:=([.B1143] * (PI()) * 23 * (3600/63360)) / 11.1 / 60" office:value-type="float" office:value="23.7923269940056" calcext:value-type="float">
            <text:p>23.792326994</text:p>
          </table:table-cell>
        </table:table-row>
        <table:table-row table:style-name="ro1">
          <table:table-cell office:value-type="float" office:value="83.815522293" calcext:value-type="float">
            <text:p>83.815522293</text:p>
          </table:table-cell>
          <table:table-cell office:value-type="float" office:value="3813.39604081981" calcext:value-type="float">
            <text:p>3813.3960408198</text:p>
          </table:table-cell>
          <table:table-cell table:formula="of:=([.B1144] * (PI()) * 23 * (3600/63360)) / 11.1 / 60" office:value-type="float" office:value="23.5072985516109" calcext:value-type="float">
            <text:p>23.5072985516</text:p>
          </table:table-cell>
        </table:table-row>
        <table:table-row table:style-name="ro1">
          <table:table-cell office:value-type="float" office:value="83.831458123" calcext:value-type="float">
            <text:p>83.831458123</text:p>
          </table:table-cell>
          <table:table-cell office:value-type="float" office:value="3765.10040581757" calcext:value-type="float">
            <text:p>3765.1004058176</text:p>
          </table:table-cell>
          <table:table-cell table:formula="of:=([.B1145] * (PI()) * 23 * (3600/63360)) / 11.1 / 60" office:value-type="float" office:value="23.2095849392337" calcext:value-type="float">
            <text:p>23.2095849392</text:p>
          </table:table-cell>
        </table:table-row>
        <table:table-row table:style-name="ro1">
          <table:table-cell office:value-type="float" office:value="83.847310098" calcext:value-type="float">
            <text:p>83.847310098</text:p>
          </table:table-cell>
          <table:table-cell office:value-type="float" office:value="3785.01732433199" calcext:value-type="float">
            <text:p>3785.017324332</text:p>
          </table:table-cell>
          <table:table-cell table:formula="of:=([.B1146] * (PI()) * 23 * (3600/63360)) / 11.1 / 60" office:value-type="float" office:value="23.3323607917114" calcext:value-type="float">
            <text:p>23.3323607917</text:p>
          </table:table-cell>
        </table:table-row>
        <table:table-row table:style-name="ro1">
          <table:table-cell office:value-type="float" office:value="83.863287543" calcext:value-type="float">
            <text:p>83.863287543</text:p>
          </table:table-cell>
          <table:table-cell office:value-type="float" office:value="3755.29379072127" calcext:value-type="float">
            <text:p>3755.2937907213</text:p>
          </table:table-cell>
          <table:table-cell table:formula="of:=([.B1147] * (PI()) * 23 * (3600/63360)) / 11.1 / 60" office:value-type="float" office:value="23.1491330411403" calcext:value-type="float">
            <text:p>23.1491330411</text:p>
          </table:table-cell>
        </table:table-row>
        <table:table-row table:style-name="ro1">
          <table:table-cell office:value-type="float" office:value="83.879369154" calcext:value-type="float">
            <text:p>83.879369154</text:p>
          </table:table-cell>
          <table:table-cell office:value-type="float" office:value="3730.96949055567" calcext:value-type="float">
            <text:p>3730.9694905557</text:p>
          </table:table-cell>
          <table:table-cell table:formula="of:=([.B1148] * (PI()) * 23 * (3600/63360)) / 11.1 / 60" office:value-type="float" office:value="22.9991883252149" calcext:value-type="float">
            <text:p>22.9991883252</text:p>
          </table:table-cell>
        </table:table-row>
        <table:table-row table:style-name="ro1">
          <table:table-cell office:value-type="float" office:value="83.911257689" calcext:value-type="float">
            <text:p>83.911257689</text:p>
          </table:table-cell>
          <table:table-cell office:value-type="float" office:value="3758.30773926615" calcext:value-type="float">
            <text:p>3758.3077392662</text:p>
          </table:table-cell>
          <table:table-cell table:formula="of:=([.B1149] * (PI()) * 23 * (3600/63360)) / 11.1 / 60" office:value-type="float" office:value="23.1677122255484" calcext:value-type="float">
            <text:p>23.1677122255</text:p>
          </table:table-cell>
        </table:table-row>
        <table:table-row table:style-name="ro1">
          <table:table-cell office:value-type="float" office:value="83.927164717" calcext:value-type="float">
            <text:p>83.927164717</text:p>
          </table:table-cell>
          <table:table-cell office:value-type="float" office:value="3771.91767060089" calcext:value-type="float">
            <text:p>3771.9176706009</text:p>
          </table:table-cell>
          <table:table-cell table:formula="of:=([.B1150] * (PI()) * 23 * (3600/63360)) / 11.1 / 60" office:value-type="float" office:value="23.2516092862597" calcext:value-type="float">
            <text:p>23.2516092863</text:p>
          </table:table-cell>
        </table:table-row>
        <table:table-row table:style-name="ro1">
          <table:table-cell office:value-type="float" office:value="83.9431275260001" calcext:value-type="float">
            <text:p>83.943127526</text:p>
          </table:table-cell>
          <table:table-cell office:value-type="float" office:value="3758.73694911018" calcext:value-type="float">
            <text:p>3758.7369491102</text:p>
          </table:table-cell>
          <table:table-cell table:formula="of:=([.B1151] * (PI()) * 23 * (3600/63360)) / 11.1 / 60" office:value-type="float" office:value="23.1703580467107" calcext:value-type="float">
            <text:p>23.1703580467</text:p>
          </table:table-cell>
        </table:table-row>
        <table:table-row table:style-name="ro1">
          <table:table-cell office:value-type="float" office:value="83.95911096" calcext:value-type="float">
            <text:p>83.95911096</text:p>
          </table:table-cell>
          <table:table-cell office:value-type="float" office:value="3753.88668043034" calcext:value-type="float">
            <text:p>3753.8866804303</text:p>
          </table:table-cell>
          <table:table-cell table:formula="of:=([.B1152] * (PI()) * 23 * (3600/63360)) / 11.1 / 60" office:value-type="float" office:value="23.1404590504638" calcext:value-type="float">
            <text:p>23.1404590505</text:p>
          </table:table-cell>
        </table:table-row>
        <table:table-row table:style-name="ro1">
          <table:table-cell office:value-type="float" office:value="83.97524601" calcext:value-type="float">
            <text:p>83.97524601</text:p>
          </table:table-cell>
          <table:table-cell office:value-type="float" office:value="3718.6125856437" calcext:value-type="float">
            <text:p>3718.6125856437</text:p>
          </table:table-cell>
          <table:table-cell table:formula="of:=([.B1153] * (PI()) * 23 * (3600/63360)) / 11.1 / 60" office:value-type="float" office:value="22.9230154205834" calcext:value-type="float">
            <text:p>22.9230154206</text:p>
          </table:table-cell>
        </table:table-row>
        <table:table-row table:style-name="ro1">
          <table:table-cell office:value-type="float" office:value="83.991303246" calcext:value-type="float">
            <text:p>83.991303246</text:p>
          </table:table-cell>
          <table:table-cell office:value-type="float" office:value="3736.63312915326" calcext:value-type="float">
            <text:p>3736.6331291533</text:p>
          </table:table-cell>
          <table:table-cell table:formula="of:=([.B1154] * (PI()) * 23 * (3600/63360)) / 11.1 / 60" office:value-type="float" office:value="23.0341012589823" calcext:value-type="float">
            <text:p>23.034101259</text:p>
          </table:table-cell>
        </table:table-row>
        <table:table-row table:style-name="ro1">
          <table:table-cell office:value-type="float" office:value="84.0074990250001" calcext:value-type="float">
            <text:p>84.007499025</text:p>
          </table:table-cell>
          <table:table-cell office:value-type="float" office:value="3704.66897576403" calcext:value-type="float">
            <text:p>3704.668975764</text:p>
          </table:table-cell>
          <table:table-cell table:formula="of:=([.B1155] * (PI()) * 23 * (3600/63360)) / 11.1 / 60" office:value-type="float" office:value="22.83706143185" calcext:value-type="float">
            <text:p>22.8370614319</text:p>
          </table:table-cell>
        </table:table-row>
        <table:table-row table:style-name="ro1">
          <table:table-cell office:value-type="float" office:value="84.023633918" calcext:value-type="float">
            <text:p>84.023633918</text:p>
          </table:table-cell>
          <table:table-cell office:value-type="float" office:value="3718.648769481" calcext:value-type="float">
            <text:p>3718.648769481</text:p>
          </table:table-cell>
          <table:table-cell table:formula="of:=([.B1156] * (PI()) * 23 * (3600/63360)) / 11.1 / 60" office:value-type="float" office:value="22.92323847223" calcext:value-type="float">
            <text:p>22.9232384722</text:p>
          </table:table-cell>
        </table:table-row>
        <table:table-row table:style-name="ro1">
          <table:table-cell office:value-type="float" office:value="84.039841467" calcext:value-type="float">
            <text:p>84.039841467</text:p>
          </table:table-cell>
          <table:table-cell office:value-type="float" office:value="3701.97862736664" calcext:value-type="float">
            <text:p>3701.9786273666</text:p>
          </table:table-cell>
          <table:table-cell table:formula="of:=([.B1157] * (PI()) * 23 * (3600/63360)) / 11.1 / 60" office:value-type="float" office:value="22.8204770481908" calcext:value-type="float">
            <text:p>22.8204770482</text:p>
          </table:table-cell>
        </table:table-row>
        <table:table-row table:style-name="ro1">
          <table:table-cell office:value-type="float" office:value="84.056051725" calcext:value-type="float">
            <text:p>84.056051725</text:p>
          </table:table-cell>
          <table:table-cell office:value-type="float" office:value="3701.35996601636" calcext:value-type="float">
            <text:p>3701.3599660164</text:p>
          </table:table-cell>
          <table:table-cell table:formula="of:=([.B1158] * (PI()) * 23 * (3600/63360)) / 11.1 / 60" office:value-type="float" office:value="22.8166633721636" calcext:value-type="float">
            <text:p>22.8166633722</text:p>
          </table:table-cell>
        </table:table-row>
        <table:table-row table:style-name="ro1">
          <table:table-cell office:value-type="float" office:value="84.088447553" calcext:value-type="float">
            <text:p>84.088447553</text:p>
          </table:table-cell>
          <table:table-cell office:value-type="float" office:value="3684.8205903918" calcext:value-type="float">
            <text:p>3684.8205903918</text:p>
          </table:table-cell>
          <table:table-cell table:formula="of:=([.B1159] * (PI()) * 23 * (3600/63360)) / 11.1 / 60" office:value-type="float" office:value="22.714708045074" calcext:value-type="float">
            <text:p>22.7147080451</text:p>
          </table:table-cell>
        </table:table-row>
        <table:table-row table:style-name="ro1">
          <table:table-cell office:value-type="float" office:value="84.104820676" calcext:value-type="float">
            <text:p>84.104820676</text:p>
          </table:table-cell>
          <table:table-cell office:value-type="float" office:value="3664.54218905106" calcext:value-type="float">
            <text:p>3664.5421890511</text:p>
          </table:table-cell>
          <table:table-cell table:formula="of:=([.B1160] * (PI()) * 23 * (3600/63360)) / 11.1 / 60" office:value-type="float" office:value="22.589703867862" calcext:value-type="float">
            <text:p>22.5897038679</text:p>
          </table:table-cell>
        </table:table-row>
        <table:table-row table:style-name="ro1">
          <table:table-cell office:value-type="float" office:value="84.121243643" calcext:value-type="float">
            <text:p>84.121243643</text:p>
          </table:table-cell>
          <table:table-cell office:value-type="float" office:value="3653.42023763767" calcext:value-type="float">
            <text:p>3653.4202376377</text:p>
          </table:table-cell>
          <table:table-cell table:formula="of:=([.B1161] * (PI()) * 23 * (3600/63360)) / 11.1 / 60" office:value-type="float" office:value="22.5211437105764" calcext:value-type="float">
            <text:p>22.5211437106</text:p>
          </table:table-cell>
        </table:table-row>
        <table:table-row table:style-name="ro1">
          <table:table-cell office:value-type="float" office:value="84.1376396820001" calcext:value-type="float">
            <text:p>84.137639682</text:p>
          </table:table-cell>
          <table:table-cell office:value-type="float" office:value="3659.42042464623" calcext:value-type="float">
            <text:p>3659.4204246462</text:p>
          </table:table-cell>
          <table:table-cell table:formula="of:=([.B1162] * (PI()) * 23 * (3600/63360)) / 11.1 / 60" office:value-type="float" office:value="22.5581312633681" calcext:value-type="float">
            <text:p>22.5581312634</text:p>
          </table:table-cell>
        </table:table-row>
        <table:table-row table:style-name="ro1">
          <table:table-cell office:value-type="float" office:value="84.1541801500001" calcext:value-type="float">
            <text:p>84.15418015</text:p>
          </table:table-cell>
          <table:table-cell office:value-type="float" office:value="3627.46688908319" calcext:value-type="float">
            <text:p>3627.4668890832</text:p>
          </table:table-cell>
          <table:table-cell table:formula="of:=([.B1163] * (PI()) * 23 * (3600/63360)) / 11.1 / 60" office:value-type="float" office:value="22.3611568887636" calcext:value-type="float">
            <text:p>22.3611568888</text:p>
          </table:table-cell>
        </table:table-row>
        <table:table-row table:style-name="ro1">
          <table:table-cell office:value-type="float" office:value="84.170965201" calcext:value-type="float">
            <text:p>84.170965201</text:p>
          </table:table-cell>
          <table:table-cell office:value-type="float" office:value="3574.60933542623" calcext:value-type="float">
            <text:p>3574.6093354262</text:p>
          </table:table-cell>
          <table:table-cell table:formula="of:=([.B1164] * (PI()) * 23 * (3600/63360)) / 11.1 / 60" office:value-type="float" office:value="22.0353217850342" calcext:value-type="float">
            <text:p>22.035321785</text:p>
          </table:table-cell>
        </table:table-row>
        <table:table-row table:style-name="ro1">
          <table:table-cell office:value-type="float" office:value="84.1876811370001" calcext:value-type="float">
            <text:p>84.187681137</text:p>
          </table:table-cell>
          <table:table-cell office:value-type="float" office:value="3589.38919123071" calcext:value-type="float">
            <text:p>3589.3891912307</text:p>
          </table:table-cell>
          <table:table-cell table:formula="of:=([.B1165] * (PI()) * 23 * (3600/63360)) / 11.1 / 60" office:value-type="float" office:value="22.1264307281459" calcext:value-type="float">
            <text:p>22.1264307281</text:p>
          </table:table-cell>
        </table:table-row>
        <table:table-row table:style-name="ro1">
          <table:table-cell office:value-type="float" office:value="84.2044639490001" calcext:value-type="float">
            <text:p>84.204463949</text:p>
          </table:table-cell>
          <table:table-cell office:value-type="float" office:value="3575.08622512681" calcext:value-type="float">
            <text:p>3575.0862251268</text:p>
          </table:table-cell>
          <table:table-cell table:formula="of:=([.B1166] * (PI()) * 23 * (3600/63360)) / 11.1 / 60" office:value-type="float" office:value="22.0382615239041" calcext:value-type="float">
            <text:p>22.0382615239</text:p>
          </table:table-cell>
        </table:table-row>
        <table:table-row table:style-name="ro1">
          <table:table-cell office:value-type="float" office:value="84.221209834" calcext:value-type="float">
            <text:p>84.221209834</text:p>
          </table:table-cell>
          <table:table-cell office:value-type="float" office:value="3582.9697863135" calcext:value-type="float">
            <text:p>3582.9697863135</text:p>
          </table:table-cell>
          <table:table-cell table:formula="of:=([.B1167] * (PI()) * 23 * (3600/63360)) / 11.1 / 60" office:value-type="float" office:value="22.0868589484783" calcext:value-type="float">
            <text:p>22.0868589485</text:p>
          </table:table-cell>
        </table:table-row>
        <table:table-row table:style-name="ro1">
          <table:table-cell office:value-type="float" office:value="84.237994676" calcext:value-type="float">
            <text:p>84.237994676</text:p>
          </table:table-cell>
          <table:table-cell office:value-type="float" office:value="3574.65384541754" calcext:value-type="float">
            <text:p>3574.6538454175</text:p>
          </table:table-cell>
          <table:table-cell table:formula="of:=([.B1168] * (PI()) * 23 * (3600/63360)) / 11.1 / 60" office:value-type="float" office:value="22.0355961624246" calcext:value-type="float">
            <text:p>22.0355961624</text:p>
          </table:table-cell>
        </table:table-row>
        <table:table-row table:style-name="ro1">
          <table:table-cell office:value-type="float" office:value="84.2713382160001" calcext:value-type="float">
            <text:p>84.271338216</text:p>
          </table:table-cell>
          <table:table-cell office:value-type="float" office:value="3576.62916053757" calcext:value-type="float">
            <text:p>3576.6291605376</text:p>
          </table:table-cell>
          <table:table-cell table:formula="of:=([.B1169] * (PI()) * 23 * (3600/63360)) / 11.1 / 60" office:value-type="float" office:value="22.0477727949492" calcext:value-type="float">
            <text:p>22.0477727949</text:p>
          </table:table-cell>
        </table:table-row>
        <table:table-row table:style-name="ro1">
          <table:table-cell office:value-type="float" office:value="84.2881379020001" calcext:value-type="float">
            <text:p>84.288137902</text:p>
          </table:table-cell>
          <table:table-cell office:value-type="float" office:value="3571.49532437413" calcext:value-type="float">
            <text:p>3571.4953243741</text:p>
          </table:table-cell>
          <table:table-cell table:formula="of:=([.B1170] * (PI()) * 23 * (3600/63360)) / 11.1 / 60" office:value-type="float" office:value="22.0161257753066" calcext:value-type="float">
            <text:p>22.0161257753</text:p>
          </table:table-cell>
        </table:table-row>
        <table:table-row table:style-name="ro1">
          <table:table-cell office:value-type="float" office:value="84.3047364430001" calcext:value-type="float">
            <text:p>84.304736443</text:p>
          </table:table-cell>
          <table:table-cell office:value-type="float" office:value="3614.77553960752" calcext:value-type="float">
            <text:p>3614.7755396075</text:p>
          </table:table-cell>
          <table:table-cell table:formula="of:=([.B1171] * (PI()) * 23 * (3600/63360)) / 11.1 / 60" office:value-type="float" office:value="22.2829223340638" calcext:value-type="float">
            <text:p>22.2829223341</text:p>
          </table:table-cell>
        </table:table-row>
        <table:table-row table:style-name="ro1">
          <table:table-cell office:value-type="float" office:value="84.3215625880001" calcext:value-type="float">
            <text:p>84.321562588</text:p>
          </table:table-cell>
          <table:table-cell office:value-type="float" office:value="3565.87917197105" calcext:value-type="float">
            <text:p>3565.8791719711</text:p>
          </table:table-cell>
          <table:table-cell table:formula="of:=([.B1172] * (PI()) * 23 * (3600/63360)) / 11.1 / 60" office:value-type="float" office:value="21.9815055654366" calcext:value-type="float">
            <text:p>21.9815055654</text:p>
          </table:table-cell>
        </table:table-row>
        <table:table-row table:style-name="ro1">
          <table:table-cell office:value-type="float" office:value="84.338182378" calcext:value-type="float">
            <text:p>84.338182378</text:p>
          </table:table-cell>
          <table:table-cell office:value-type="float" office:value="3610.15391892622" calcext:value-type="float">
            <text:p>3610.1539189262</text:p>
          </table:table-cell>
          <table:table-cell table:formula="of:=([.B1173] * (PI()) * 23 * (3600/63360)) / 11.1 / 60" office:value-type="float" office:value="22.2544328155389" calcext:value-type="float">
            <text:p>22.2544328155</text:p>
          </table:table-cell>
        </table:table-row>
        <table:table-row table:style-name="ro1">
          <table:table-cell office:value-type="float" office:value="84.354990867" calcext:value-type="float">
            <text:p>84.354990867</text:p>
          </table:table-cell>
          <table:table-cell office:value-type="float" office:value="3569.62484848594" calcext:value-type="float">
            <text:p>3569.6248484859</text:p>
          </table:table-cell>
          <table:table-cell table:formula="of:=([.B1174] * (PI()) * 23 * (3600/63360)) / 11.1 / 60" office:value-type="float" office:value="22.0045954137426" calcext:value-type="float">
            <text:p>22.0045954137</text:p>
          </table:table-cell>
        </table:table-row>
        <table:table-row table:style-name="ro1">
          <table:table-cell office:value-type="float" office:value="84.3717796160001" calcext:value-type="float">
            <text:p>84.371779616</text:p>
          </table:table-cell>
          <table:table-cell office:value-type="float" office:value="3573.82196849792" calcext:value-type="float">
            <text:p>3573.8219684979</text:p>
          </table:table-cell>
          <table:table-cell table:formula="of:=([.B1175] * (PI()) * 23 * (3600/63360)) / 11.1 / 60" office:value-type="float" office:value="22.0304681403418" calcext:value-type="float">
            <text:p>22.0304681403</text:p>
          </table:table-cell>
        </table:table-row>
        <table:table-row table:style-name="ro1">
          <table:table-cell office:value-type="float" office:value="84.3886695640001" calcext:value-type="float">
            <text:p>84.388669564</text:p>
          </table:table-cell>
          <table:table-cell office:value-type="float" office:value="3552.40880552761" calcext:value-type="float">
            <text:p>3552.4088055276</text:p>
          </table:table-cell>
          <table:table-cell table:formula="of:=([.B1176] * (PI()) * 23 * (3600/63360)) / 11.1 / 60" office:value-type="float" office:value="21.8984688385412" calcext:value-type="float">
            <text:p>21.8984688385</text:p>
          </table:table-cell>
        </table:table-row>
        <table:table-row table:style-name="ro1">
          <table:table-cell office:value-type="float" office:value="84.405391542" calcext:value-type="float">
            <text:p>84.405391542</text:p>
          </table:table-cell>
          <table:table-cell office:value-type="float" office:value="3588.09226995328" calcext:value-type="float">
            <text:p>3588.0922699533</text:p>
          </table:table-cell>
          <table:table-cell table:formula="of:=([.B1177] * (PI()) * 23 * (3600/63360)) / 11.1 / 60" office:value-type="float" office:value="22.1184359866241" calcext:value-type="float">
            <text:p>22.1184359866</text:p>
          </table:table-cell>
        </table:table-row>
        <table:table-row table:style-name="ro1">
          <table:table-cell office:value-type="float" office:value="84.422279197" calcext:value-type="float">
            <text:p>84.422279197</text:p>
          </table:table-cell>
          <table:table-cell office:value-type="float" office:value="3552.89115036885" calcext:value-type="float">
            <text:p>3552.8911503689</text:p>
          </table:table-cell>
          <table:table-cell table:formula="of:=([.B1178] * (PI()) * 23 * (3600/63360)) / 11.1 / 60" office:value-type="float" office:value="21.9014422050802" calcext:value-type="float">
            <text:p>21.9014422051</text:p>
          </table:table-cell>
        </table:table-row>
        <table:table-row table:style-name="ro1">
          <table:table-cell office:value-type="float" office:value="84.455936852" calcext:value-type="float">
            <text:p>84.455936852</text:p>
          </table:table-cell>
          <table:table-cell office:value-type="float" office:value="3579.65218311754" calcext:value-type="float">
            <text:p>3579.6521831175</text:p>
          </table:table-cell>
          <table:table-cell table:formula="of:=([.B1179] * (PI()) * 23 * (3600/63360)) / 11.1 / 60" office:value-type="float" office:value="22.0664079153393" calcext:value-type="float">
            <text:p>22.0664079153</text:p>
          </table:table-cell>
        </table:table-row>
        <table:table-row table:style-name="ro1">
          <table:table-cell office:value-type="float" office:value="84.473038519" calcext:value-type="float">
            <text:p>84.473038519</text:p>
          </table:table-cell>
          <table:table-cell office:value-type="float" office:value="3508.42990919716" calcext:value-type="float">
            <text:p>3508.4299091972</text:p>
          </table:table-cell>
          <table:table-cell table:formula="of:=([.B1180] * (PI()) * 23 * (3600/63360)) / 11.1 / 60" office:value-type="float" office:value="21.6273653300297" calcext:value-type="float">
            <text:p>21.62736533</text:p>
          </table:table-cell>
        </table:table-row>
        <table:table-row table:style-name="ro1">
          <table:table-cell office:value-type="float" office:value="84.489967894" calcext:value-type="float">
            <text:p>84.489967894</text:p>
          </table:table-cell>
          <table:table-cell office:value-type="float" office:value="3544.13556318154" calcext:value-type="float">
            <text:p>3544.1355631815</text:p>
          </table:table-cell>
          <table:table-cell table:formula="of:=([.B1181] * (PI()) * 23 * (3600/63360)) / 11.1 / 60" office:value-type="float" office:value="21.8474692634283" calcext:value-type="float">
            <text:p>21.8474692634</text:p>
          </table:table-cell>
        </table:table-row>
        <table:table-row table:style-name="ro1">
          <table:table-cell office:value-type="float" office:value="84.5071764880001" calcext:value-type="float">
            <text:p>84.507176488</text:p>
          </table:table-cell>
          <table:table-cell office:value-type="float" office:value="3486.62999427881" calcext:value-type="float">
            <text:p>3486.6299942788</text:p>
          </table:table-cell>
          <table:table-cell table:formula="of:=([.B1182] * (PI()) * 23 * (3600/63360)) / 11.1 / 60" office:value-type="float" office:value="21.4929819345208" calcext:value-type="float">
            <text:p>21.4929819345</text:p>
          </table:table-cell>
        </table:table-row>
        <table:table-row table:style-name="ro1">
          <table:table-cell office:value-type="float" office:value="84.524421957" calcext:value-type="float">
            <text:p>84.524421957</text:p>
          </table:table-cell>
          <table:table-cell office:value-type="float" office:value="3479.17473280889" calcext:value-type="float">
            <text:p>3479.1747328089</text:p>
          </table:table-cell>
          <table:table-cell table:formula="of:=([.B1183] * (PI()) * 23 * (3600/63360)) / 11.1 / 60" office:value-type="float" office:value="21.4470247207204" calcext:value-type="float">
            <text:p>21.4470247207</text:p>
          </table:table-cell>
        </table:table-row>
        <table:table-row table:style-name="ro1">
          <table:table-cell office:value-type="float" office:value="84.541788625" calcext:value-type="float">
            <text:p>84.541788625</text:p>
          </table:table-cell>
          <table:table-cell office:value-type="float" office:value="3454.89416852574" calcext:value-type="float">
            <text:p>3454.8941685257</text:p>
          </table:table-cell>
          <table:table-cell table:formula="of:=([.B1184] * (PI()) * 23 * (3600/63360)) / 11.1 / 60" office:value-type="float" office:value="21.2973496102687" calcext:value-type="float">
            <text:p>21.2973496103</text:p>
          </table:table-cell>
        </table:table-row>
        <table:table-row table:style-name="ro1">
          <table:table-cell office:value-type="float" office:value="84.5591427920001" calcext:value-type="float">
            <text:p>84.559142792</text:p>
          </table:table-cell>
          <table:table-cell office:value-type="float" office:value="3457.38288677143" calcext:value-type="float">
            <text:p>3457.3828867714</text:p>
          </table:table-cell>
          <table:table-cell table:formula="of:=([.B1185] * (PI()) * 23 * (3600/63360)) / 11.1 / 60" office:value-type="float" office:value="21.3126910650209" calcext:value-type="float">
            <text:p>21.312691065</text:p>
          </table:table-cell>
        </table:table-row>
        <table:table-row table:style-name="ro1">
          <table:table-cell office:value-type="float" office:value="84.576608627" calcext:value-type="float">
            <text:p>84.576608627</text:p>
          </table:table-cell>
          <table:table-cell office:value-type="float" office:value="3435.2780728897" calcext:value-type="float">
            <text:p>3435.2780728897</text:p>
          </table:table-cell>
          <table:table-cell table:formula="of:=([.B1186] * (PI()) * 23 * (3600/63360)) / 11.1 / 60" office:value-type="float" office:value="21.1764281503423" calcext:value-type="float">
            <text:p>21.1764281503</text:p>
          </table:table-cell>
        </table:table-row>
        <table:table-row table:style-name="ro1">
          <table:table-cell office:value-type="float" office:value="84.5941222220001" calcext:value-type="float">
            <text:p>84.594122222</text:p>
          </table:table-cell>
          <table:table-cell office:value-type="float" office:value="3425.90998591199" calcext:value-type="float">
            <text:p>3425.909985912</text:p>
          </table:table-cell>
          <table:table-cell table:formula="of:=([.B1187] * (PI()) * 23 * (3600/63360)) / 11.1 / 60" office:value-type="float" office:value="21.1186795149829" calcext:value-type="float">
            <text:p>21.118679515</text:p>
          </table:table-cell>
        </table:table-row>
        <table:table-row table:style-name="ro1">
          <table:table-cell office:value-type="float" office:value="84.6115217550001" calcext:value-type="float">
            <text:p>84.611521755</text:p>
          </table:table-cell>
          <table:table-cell office:value-type="float" office:value="3448.36841310576" calcext:value-type="float">
            <text:p>3448.3684131058</text:p>
          </table:table-cell>
          <table:table-cell table:formula="of:=([.B1188] * (PI()) * 23 * (3600/63360)) / 11.1 / 60" office:value-type="float" office:value="21.2571222435619" calcext:value-type="float">
            <text:p>21.2571222436</text:p>
          </table:table-cell>
        </table:table-row>
        <table:table-row table:style-name="ro1">
          <table:table-cell office:value-type="float" office:value="84.6464788930001" calcext:value-type="float">
            <text:p>84.646478893</text:p>
          </table:table-cell>
          <table:table-cell office:value-type="float" office:value="3407.6082122953" calcext:value-type="float">
            <text:p>3407.6082122953</text:p>
          </table:table-cell>
          <table:table-cell table:formula="of:=([.B1189] * (PI()) * 23 * (3600/63360)) / 11.1 / 60" office:value-type="float" office:value="21.0058600617118" calcext:value-type="float">
            <text:p>21.0058600617</text:p>
          </table:table-cell>
        </table:table-row>
        <table:table-row table:style-name="ro1">
          <table:table-cell office:value-type="float" office:value="84.663990665" calcext:value-type="float">
            <text:p>84.663990665</text:p>
          </table:table-cell>
          <table:table-cell office:value-type="float" office:value="3426.26662797298" calcext:value-type="float">
            <text:p>3426.266627973</text:p>
          </table:table-cell>
          <table:table-cell table:formula="of:=([.B1190] * (PI()) * 23 * (3600/63360)) / 11.1 / 60" office:value-type="float" office:value="21.1208779993034" calcext:value-type="float">
            <text:p>21.1208779993</text:p>
          </table:table-cell>
        </table:table-row>
        <table:table-row table:style-name="ro1">
          <table:table-cell office:value-type="float" office:value="84.681529781" calcext:value-type="float">
            <text:p>84.681529781</text:p>
          </table:table-cell>
          <table:table-cell office:value-type="float" office:value="3420.9249770471" calcext:value-type="float">
            <text:p>3420.9249770471</text:p>
          </table:table-cell>
          <table:table-cell table:formula="of:=([.B1191] * (PI()) * 23 * (3600/63360)) / 11.1 / 60" office:value-type="float" office:value="21.0879499263393" calcext:value-type="float">
            <text:p>21.0879499263</text:p>
          </table:table-cell>
        </table:table-row>
        <table:table-row table:style-name="ro1">
          <table:table-cell office:value-type="float" office:value="84.6992978040001" calcext:value-type="float">
            <text:p>84.699297804</text:p>
          </table:table-cell>
          <table:table-cell office:value-type="float" office:value="3376.85290028591" calcext:value-type="float">
            <text:p>3376.8529002859</text:p>
          </table:table-cell>
          <table:table-cell table:formula="of:=([.B1192] * (PI()) * 23 * (3600/63360)) / 11.1 / 60" office:value-type="float" office:value="20.8162720163806" calcext:value-type="float">
            <text:p>20.8162720164</text:p>
          </table:table-cell>
        </table:table-row>
        <table:table-row table:style-name="ro1">
          <table:table-cell office:value-type="float" office:value="84.717025566" calcext:value-type="float">
            <text:p>84.717025566</text:p>
          </table:table-cell>
          <table:table-cell office:value-type="float" office:value="3384.52197182121" calcext:value-type="float">
            <text:p>3384.5219718212</text:p>
          </table:table-cell>
          <table:table-cell table:formula="of:=([.B1193] * (PI()) * 23 * (3600/63360)) / 11.1 / 60" office:value-type="float" office:value="20.8635472409479" calcext:value-type="float">
            <text:p>20.8635472409</text:p>
          </table:table-cell>
        </table:table-row>
        <table:table-row table:style-name="ro1">
          <table:table-cell office:value-type="float" office:value="84.7349366630001" calcext:value-type="float">
            <text:p>84.734936663</text:p>
          </table:table-cell>
          <table:table-cell office:value-type="float" office:value="3349.87856968896" calcext:value-type="float">
            <text:p>3349.878569689</text:p>
          </table:table-cell>
          <table:table-cell table:formula="of:=([.B1194] * (PI()) * 23 * (3600/63360)) / 11.1 / 60" office:value-type="float" office:value="20.6499914528659" calcext:value-type="float">
            <text:p>20.6499914529</text:p>
          </table:table-cell>
        </table:table-row>
        <table:table-row table:style-name="ro1">
          <table:table-cell office:value-type="float" office:value="84.752851561" calcext:value-type="float">
            <text:p>84.752851561</text:p>
          </table:table-cell>
          <table:table-cell office:value-type="float" office:value="3349.16782669598" calcext:value-type="float">
            <text:p>3349.167826696</text:p>
          </table:table-cell>
          <table:table-cell table:formula="of:=([.B1195] * (PI()) * 23 * (3600/63360)) / 11.1 / 60" office:value-type="float" office:value="20.6456101487604" calcext:value-type="float">
            <text:p>20.6456101488</text:p>
          </table:table-cell>
        </table:table-row>
        <table:table-row table:style-name="ro1">
          <table:table-cell office:value-type="float" office:value="84.7710150020001" calcext:value-type="float">
            <text:p>84.771015002</text:p>
          </table:table-cell>
          <table:table-cell office:value-type="float" office:value="3303.33883319629" calcext:value-type="float">
            <text:p>3303.3388331963</text:p>
          </table:table-cell>
          <table:table-cell table:formula="of:=([.B1196] * (PI()) * 23 * (3600/63360)) / 11.1 / 60" office:value-type="float" office:value="20.36310190126" calcext:value-type="float">
            <text:p>20.3631019013</text:p>
          </table:table-cell>
        </table:table-row>
        <table:table-row table:style-name="ro1">
          <table:table-cell office:value-type="float" office:value="84.789031255" calcext:value-type="float">
            <text:p>84.789031255</text:p>
          </table:table-cell>
          <table:table-cell office:value-type="float" office:value="3330.32623377569" calcext:value-type="float">
            <text:p>3330.3262337757</text:p>
          </table:table-cell>
          <table:table-cell table:formula="of:=([.B1197] * (PI()) * 23 * (3600/63360)) / 11.1 / 60" office:value-type="float" office:value="20.5294630333745" calcext:value-type="float">
            <text:p>20.5294630334</text:p>
          </table:table-cell>
        </table:table-row>
        <table:table-row table:style-name="ro1">
          <table:table-cell office:value-type="float" office:value="84.807130998" calcext:value-type="float">
            <text:p>84.807130998</text:p>
          </table:table-cell>
          <table:table-cell office:value-type="float" office:value="3314.96419590167" calcext:value-type="float">
            <text:p>3314.9641959017</text:p>
          </table:table-cell>
          <table:table-cell table:formula="of:=([.B1198] * (PI()) * 23 * (3600/63360)) / 11.1 / 60" office:value-type="float" office:value="20.4347652871136" calcext:value-type="float">
            <text:p>20.4347652871</text:p>
          </table:table-cell>
        </table:table-row>
        <table:table-row table:style-name="ro1">
          <table:table-cell office:value-type="float" office:value="84.843046837" calcext:value-type="float">
            <text:p>84.843046837</text:p>
          </table:table-cell>
          <table:table-cell office:value-type="float" office:value="3357.23948968009" calcext:value-type="float">
            <text:p>3357.2394896801</text:p>
          </table:table-cell>
          <table:table-cell table:formula="of:=([.B1199] * (PI()) * 23 * (3600/63360)) / 11.1 / 60" office:value-type="float" office:value="20.6953671080545" calcext:value-type="float">
            <text:p>20.6953671081</text:p>
          </table:table-cell>
        </table:table-row>
        <table:table-row table:style-name="ro1">
          <table:table-cell office:value-type="float" office:value="84.861094131" calcext:value-type="float">
            <text:p>84.861094131</text:p>
          </table:table-cell>
          <table:table-cell office:value-type="float" office:value="3324.59813643262" calcext:value-type="float">
            <text:p>3324.5981364326</text:p>
          </table:table-cell>
          <table:table-cell table:formula="of:=([.B1200] * (PI()) * 23 * (3600/63360)) / 11.1 / 60" office:value-type="float" office:value="20.4941527501165" calcext:value-type="float">
            <text:p>20.4941527501</text:p>
          </table:table-cell>
        </table:table-row>
        <table:table-row table:style-name="ro1">
          <table:table-cell office:value-type="float" office:value="84.8791188220001" calcext:value-type="float">
            <text:p>84.879118822</text:p>
          </table:table-cell>
          <table:table-cell office:value-type="float" office:value="3328.76718939768" calcext:value-type="float">
            <text:p>3328.7671893977</text:p>
          </table:table-cell>
          <table:table-cell table:formula="of:=([.B1201] * (PI()) * 23 * (3600/63360)) / 11.1 / 60" office:value-type="float" office:value="20.5198524602117" calcext:value-type="float">
            <text:p>20.5198524602</text:p>
          </table:table-cell>
        </table:table-row>
        <table:table-row table:style-name="ro1">
          <table:table-cell office:value-type="float" office:value="84.897177679" calcext:value-type="float">
            <text:p>84.897177679</text:p>
          </table:table-cell>
          <table:table-cell office:value-type="float" office:value="3322.4694121164" calcext:value-type="float">
            <text:p>3322.4694121164</text:p>
          </table:table-cell>
          <table:table-cell table:formula="of:=([.B1202] * (PI()) * 23 * (3600/63360)) / 11.1 / 60" office:value-type="float" office:value="20.481030441943" calcext:value-type="float">
            <text:p>20.4810304419</text:p>
          </table:table-cell>
        </table:table-row>
        <table:table-row table:style-name="ro1">
          <table:table-cell office:value-type="float" office:value="84.915512006" calcext:value-type="float">
            <text:p>84.915512006</text:p>
          </table:table-cell>
          <table:table-cell office:value-type="float" office:value="3272.54990051414" calcext:value-type="float">
            <text:p>3272.5499005141</text:p>
          </table:table-cell>
          <table:table-cell table:formula="of:=([.B1203] * (PI()) * 23 * (3600/63360)) / 11.1 / 60" office:value-type="float" office:value="20.1733066046537" calcext:value-type="float">
            <text:p>20.1733066047</text:p>
          </table:table-cell>
        </table:table-row>
        <table:table-row table:style-name="ro1">
          <table:table-cell office:value-type="float" office:value="84.933866541" calcext:value-type="float">
            <text:p>84.933866541</text:p>
          </table:table-cell>
          <table:table-cell office:value-type="float" office:value="3268.94688425168" calcext:value-type="float">
            <text:p>3268.9468842517</text:p>
          </table:table-cell>
          <table:table-cell table:formula="of:=([.B1204] * (PI()) * 23 * (3600/63360)) / 11.1 / 60" office:value-type="float" office:value="20.1510961712076" calcext:value-type="float">
            <text:p>20.1510961712</text:p>
          </table:table-cell>
        </table:table-row>
        <table:table-row table:style-name="ro1">
          <table:table-cell office:value-type="float" office:value="84.952478941" calcext:value-type="float">
            <text:p>84.952478941</text:p>
          </table:table-cell>
          <table:table-cell office:value-type="float" office:value="3223.65734670612" calcext:value-type="float">
            <text:p>3223.6573467061</text:p>
          </table:table-cell>
          <table:table-cell table:formula="of:=([.B1205] * (PI()) * 23 * (3600/63360)) / 11.1 / 60" office:value-type="float" office:value="19.8719133459905" calcext:value-type="float">
            <text:p>19.871913346</text:p>
          </table:table-cell>
        </table:table-row>
        <table:table-row table:style-name="ro1">
          <table:table-cell office:value-type="float" office:value="84.971124051" calcext:value-type="float">
            <text:p>84.971124051</text:p>
          </table:table-cell>
          <table:table-cell office:value-type="float" office:value="3218.00193187972" calcext:value-type="float">
            <text:p>3218.0019318797</text:p>
          </table:table-cell>
          <table:table-cell table:formula="of:=([.B1206] * (PI()) * 23 * (3600/63360)) / 11.1 / 60" office:value-type="float" office:value="19.8370511068382" calcext:value-type="float">
            <text:p>19.8370511068</text:p>
          </table:table-cell>
        </table:table-row>
        <table:table-row table:style-name="ro1">
          <table:table-cell office:value-type="float" office:value="84.989701034" calcext:value-type="float">
            <text:p>84.989701034</text:p>
          </table:table-cell>
          <table:table-cell office:value-type="float" office:value="3229.80324630708" calcext:value-type="float">
            <text:p>3229.8032463071</text:p>
          </table:table-cell>
          <table:table-cell table:formula="of:=([.B1207] * (PI()) * 23 * (3600/63360)) / 11.1 / 60" office:value-type="float" office:value="19.9097991294868" calcext:value-type="float">
            <text:p>19.9097991295</text:p>
          </table:table-cell>
        </table:table-row>
        <table:table-row table:style-name="ro1">
          <table:table-cell office:value-type="float" office:value="85.0083010910001" calcext:value-type="float">
            <text:p>85.008301091</text:p>
          </table:table-cell>
          <table:table-cell office:value-type="float" office:value="3225.7965660949" calcext:value-type="float">
            <text:p>3225.7965660949</text:p>
          </table:table-cell>
          <table:table-cell table:formula="of:=([.B1208] * (PI()) * 23 * (3600/63360)) / 11.1 / 60" office:value-type="float" office:value="19.8851003499893" calcext:value-type="float">
            <text:p>19.88510035</text:p>
          </table:table-cell>
        </table:table-row>
        <table:table-row table:style-name="ro1">
          <table:table-cell office:value-type="float" office:value="85.0455861010001" calcext:value-type="float">
            <text:p>85.045586101</text:p>
          </table:table-cell>
          <table:table-cell office:value-type="float" office:value="3206.17997601735" calcext:value-type="float">
            <text:p>3206.1799760174</text:p>
          </table:table-cell>
          <table:table-cell table:formula="of:=([.B1209] * (PI()) * 23 * (3600/63360)) / 11.1 / 60" office:value-type="float" office:value="19.7641758421277" calcext:value-type="float">
            <text:p>19.7641758421</text:p>
          </table:table-cell>
        </table:table-row>
        <table:table-row table:style-name="ro1">
          <table:table-cell office:value-type="float" office:value="85.064383762" calcext:value-type="float">
            <text:p>85.064383762</text:p>
          </table:table-cell>
          <table:table-cell office:value-type="float" office:value="3191.88647993695" calcext:value-type="float">
            <text:p>3191.886479937</text:p>
          </table:table-cell>
          <table:table-cell table:formula="of:=([.B1210] * (PI()) * 23 * (3600/63360)) / 11.1 / 60" office:value-type="float" office:value="19.6760650148988" calcext:value-type="float">
            <text:p>19.6760650149</text:p>
          </table:table-cell>
        </table:table-row>
        <table:table-row table:style-name="ro1">
          <table:table-cell office:value-type="float" office:value="85.0834069980001" calcext:value-type="float">
            <text:p>85.083406998</text:p>
          </table:table-cell>
          <table:table-cell office:value-type="float" office:value="3154.03751495227" calcext:value-type="float">
            <text:p>3154.0375149523</text:p>
          </table:table-cell>
          <table:table-cell table:formula="of:=([.B1211] * (PI()) * 23 * (3600/63360)) / 11.1 / 60" office:value-type="float" office:value="19.4427488551712" calcext:value-type="float">
            <text:p>19.4427488552</text:p>
          </table:table-cell>
        </table:table-row>
        <table:table-row table:style-name="ro1">
          <table:table-cell office:value-type="float" office:value="85.1024575770001" calcext:value-type="float">
            <text:p>85.102457577</text:p>
          </table:table-cell>
          <table:table-cell office:value-type="float" office:value="3149.51057392913" calcext:value-type="float">
            <text:p>3149.5105739291</text:p>
          </table:table-cell>
          <table:table-cell table:formula="of:=([.B1212] * (PI()) * 23 * (3600/63360)) / 11.1 / 60" office:value-type="float" office:value="19.4148429799311" calcext:value-type="float">
            <text:p>19.4148429799</text:p>
          </table:table-cell>
        </table:table-row>
        <table:table-row table:style-name="ro1">
          <table:table-cell office:value-type="float" office:value="85.121644354" calcext:value-type="float">
            <text:p>85.121644354</text:p>
          </table:table-cell>
          <table:table-cell office:value-type="float" office:value="3127.15366422033" calcext:value-type="float">
            <text:p>3127.1536642203</text:p>
          </table:table-cell>
          <table:table-cell table:formula="of:=([.B1213] * (PI()) * 23 * (3600/63360)) / 11.1 / 60" office:value-type="float" office:value="19.2770260457363" calcext:value-type="float">
            <text:p>19.2770260457</text:p>
          </table:table-cell>
        </table:table-row>
        <table:table-row table:style-name="ro1">
          <table:table-cell office:value-type="float" office:value="85.1411166010001" calcext:value-type="float">
            <text:p>85.141116601</text:p>
          </table:table-cell>
          <table:table-cell office:value-type="float" office:value="3081.3084899649" calcext:value-type="float">
            <text:p>3081.3084899649</text:p>
          </table:table-cell>
          <table:table-cell table:formula="of:=([.B1214] * (PI()) * 23 * (3600/63360)) / 11.1 / 60" office:value-type="float" office:value="18.9944180535852" calcext:value-type="float">
            <text:p>18.9944180536</text:p>
          </table:table-cell>
        </table:table-row>
        <table:table-row table:style-name="ro1">
          <table:table-cell office:value-type="float" office:value="85.1604170240001" calcext:value-type="float">
            <text:p>85.160417024</text:p>
          </table:table-cell>
          <table:table-cell office:value-type="float" office:value="3108.74015559073" calcext:value-type="float">
            <text:p>3108.7401555907</text:p>
          </table:table-cell>
          <table:table-cell table:formula="of:=([.B1215] * (PI()) * 23 * (3600/63360)) / 11.1 / 60" office:value-type="float" office:value="19.1635178131517" calcext:value-type="float">
            <text:p>19.1635178132</text:p>
          </table:table-cell>
        </table:table-row>
        <table:table-row table:style-name="ro1">
          <table:table-cell office:value-type="float" office:value="85.180017136" calcext:value-type="float">
            <text:p>85.180017136</text:p>
          </table:table-cell>
          <table:table-cell office:value-type="float" office:value="3061.20699719685" calcext:value-type="float">
            <text:p>3061.2069971969</text:p>
          </table:table-cell>
          <table:table-cell table:formula="of:=([.B1216] * (PI()) * 23 * (3600/63360)) / 11.1 / 60" office:value-type="float" office:value="18.8705044115786" calcext:value-type="float">
            <text:p>18.8705044116</text:p>
          </table:table-cell>
        </table:table-row>
        <table:table-row table:style-name="ro1">
          <table:table-cell office:value-type="float" office:value="85.1995149040001" calcext:value-type="float">
            <text:p>85.199514904</text:p>
          </table:table-cell>
          <table:table-cell office:value-type="float" office:value="3077.27530657872" calcext:value-type="float">
            <text:p>3077.2753065787</text:p>
          </table:table-cell>
          <table:table-cell table:formula="of:=([.B1217] * (PI()) * 23 * (3600/63360)) / 11.1 / 60" office:value-type="float" office:value="18.969555897922" calcext:value-type="float">
            <text:p>18.9695558979</text:p>
          </table:table-cell>
        </table:table-row>
        <table:table-row table:style-name="ro1">
          <table:table-cell office:value-type="float" office:value="85.2192022040001" calcext:value-type="float">
            <text:p>85.219202204</text:p>
          </table:table-cell>
          <table:table-cell office:value-type="float" office:value="3047.65000787513" calcext:value-type="float">
            <text:p>3047.6500078751</text:p>
          </table:table-cell>
          <table:table-cell table:formula="of:=([.B1218] * (PI()) * 23 * (3600/63360)) / 11.1 / 60" office:value-type="float" office:value="18.7869337066124" calcext:value-type="float">
            <text:p>18.7869337066</text:p>
          </table:table-cell>
        </table:table-row>
        <table:table-row table:style-name="ro1">
          <table:table-cell office:value-type="float" office:value="85.2587347730001" calcext:value-type="float">
            <text:p>85.258734773</text:p>
          </table:table-cell>
          <table:table-cell office:value-type="float" office:value="3017.25356103088" calcext:value-type="float">
            <text:p>3017.2535610309</text:p>
          </table:table-cell>
          <table:table-cell table:formula="of:=([.B1219] * (PI()) * 23 * (3600/63360)) / 11.1 / 60" office:value-type="float" office:value="18.599557849705" calcext:value-type="float">
            <text:p>18.5995578497</text:p>
          </table:table-cell>
        </table:table-row>
        <table:table-row table:style-name="ro1">
          <table:table-cell office:value-type="float" office:value="85.278618427" calcext:value-type="float">
            <text:p>85.278618427</text:p>
          </table:table-cell>
          <table:table-cell office:value-type="float" office:value="3017.55401698987" calcext:value-type="float">
            <text:p>3017.5540169899</text:p>
          </table:table-cell>
          <table:table-cell table:formula="of:=([.B1220] * (PI()) * 23 * (3600/63360)) / 11.1 / 60" office:value-type="float" office:value="18.6014099804184" calcext:value-type="float">
            <text:p>18.6014099804</text:p>
          </table:table-cell>
        </table:table-row>
        <table:table-row table:style-name="ro1">
          <table:table-cell office:value-type="float" office:value="85.2985651020001" calcext:value-type="float">
            <text:p>85.298565102</text:p>
          </table:table-cell>
          <table:table-cell office:value-type="float" office:value="3008.02013367716" calcext:value-type="float">
            <text:p>3008.0201336772</text:p>
          </table:table-cell>
          <table:table-cell table:formula="of:=([.B1221] * (PI()) * 23 * (3600/63360)) / 11.1 / 60" office:value-type="float" office:value="18.5426393101316" calcext:value-type="float">
            <text:p>18.5426393101</text:p>
          </table:table-cell>
        </table:table-row>
        <table:table-row table:style-name="ro1">
          <table:table-cell office:value-type="float" office:value="85.3187021950001" calcext:value-type="float">
            <text:p>85.318702195</text:p>
          </table:table-cell>
          <table:table-cell office:value-type="float" office:value="2979.57604903302" calcext:value-type="float">
            <text:p>2979.576049033</text:p>
          </table:table-cell>
          <table:table-cell table:formula="of:=([.B1222] * (PI()) * 23 * (3600/63360)) / 11.1 / 60" office:value-type="float" office:value="18.3672985947693" calcext:value-type="float">
            <text:p>18.3672985948</text:p>
          </table:table-cell>
        </table:table-row>
        <table:table-row table:style-name="ro1">
          <table:table-cell office:value-type="float" office:value="85.3389090800001" calcext:value-type="float">
            <text:p>85.33890908</text:p>
          </table:table-cell>
          <table:table-cell office:value-type="float" office:value="2969.28497390964" calcext:value-type="float">
            <text:p>2969.2849739096</text:p>
          </table:table-cell>
          <table:table-cell table:formula="of:=([.B1223] * (PI()) * 23 * (3600/63360)) / 11.1 / 60" office:value-type="float" office:value="18.3038602912852" calcext:value-type="float">
            <text:p>18.3038602913</text:p>
          </table:table-cell>
        </table:table-row>
        <table:table-row table:style-name="ro1">
          <table:table-cell office:value-type="float" office:value="85.359495028" calcext:value-type="float">
            <text:p>85.359495028</text:p>
          </table:table-cell>
          <table:table-cell office:value-type="float" office:value="2914.60951908125" calcext:value-type="float">
            <text:p>2914.6095190813</text:p>
          </table:table-cell>
          <table:table-cell table:formula="of:=([.B1224] * (PI()) * 23 * (3600/63360)) / 11.1 / 60" office:value-type="float" office:value="17.9668189175758" calcext:value-type="float">
            <text:p>17.9668189176</text:p>
          </table:table-cell>
        </table:table-row>
        <table:table-row table:style-name="ro1">
          <table:table-cell office:value-type="float" office:value="85.380055143" calcext:value-type="float">
            <text:p>85.380055143</text:p>
          </table:table-cell>
          <table:table-cell office:value-type="float" office:value="2918.27161473064" calcext:value-type="float">
            <text:p>2918.2716147306</text:p>
          </table:table-cell>
          <table:table-cell table:formula="of:=([.B1225] * (PI()) * 23 * (3600/63360)) / 11.1 / 60" office:value-type="float" office:value="17.9893935399946" calcext:value-type="float">
            <text:p>17.98939354</text:p>
          </table:table-cell>
        </table:table-row>
        <table:table-row table:style-name="ro1">
          <table:table-cell office:value-type="float" office:value="85.4009063520001" calcext:value-type="float">
            <text:p>85.400906352</text:p>
          </table:table-cell>
          <table:table-cell office:value-type="float" office:value="2877.5309863249" calcext:value-type="float">
            <text:p>2877.5309863249</text:p>
          </table:table-cell>
          <table:table-cell table:formula="of:=([.B1226] * (PI()) * 23 * (3600/63360)) / 11.1 / 60" office:value-type="float" office:value="17.7382520102761" calcext:value-type="float">
            <text:p>17.7382520103</text:p>
          </table:table-cell>
        </table:table-row>
        <table:table-row table:style-name="ro1">
          <table:table-cell office:value-type="float" office:value="85.421922823" calcext:value-type="float">
            <text:p>85.421922823</text:p>
          </table:table-cell>
          <table:table-cell office:value-type="float" office:value="2854.90366104634" calcext:value-type="float">
            <text:p>2854.9036610463</text:p>
          </table:table-cell>
          <table:table-cell table:formula="of:=([.B1227] * (PI()) * 23 * (3600/63360)) / 11.1 / 60" office:value-type="float" office:value="17.5987681263433" calcext:value-type="float">
            <text:p>17.5987681263</text:p>
          </table:table-cell>
        </table:table-row>
        <table:table-row table:style-name="ro1">
          <table:table-cell office:value-type="float" office:value="85.442976689" calcext:value-type="float">
            <text:p>85.442976689</text:p>
          </table:table-cell>
          <table:table-cell office:value-type="float" office:value="2849.83290004948" calcext:value-type="float">
            <text:p>2849.8329000495</text:p>
          </table:table-cell>
          <table:table-cell table:formula="of:=([.B1228] * (PI()) * 23 * (3600/63360)) / 11.1 / 60" office:value-type="float" office:value="17.5675099272574" calcext:value-type="float">
            <text:p>17.5675099273</text:p>
          </table:table-cell>
        </table:table-row>
        <table:table-row table:style-name="ro1">
          <table:table-cell office:value-type="float" office:value="85.485729424" calcext:value-type="float">
            <text:p>85.485729424</text:p>
          </table:table-cell>
          <table:table-cell office:value-type="float" office:value="2792.11632925001" calcext:value-type="float">
            <text:p>2792.11632925</text:p>
          </table:table-cell>
          <table:table-cell table:formula="of:=([.B1229] * (PI()) * 23 * (3600/63360)) / 11.1 / 60" office:value-type="float" office:value="17.2117218982578" calcext:value-type="float">
            <text:p>17.2117218983</text:p>
          </table:table-cell>
        </table:table-row>
        <table:table-row table:style-name="ro1">
          <table:table-cell office:value-type="float" office:value="85.507190479" calcext:value-type="float">
            <text:p>85.507190479</text:p>
          </table:table-cell>
          <table:table-cell office:value-type="float" office:value="2795.76190452481" calcext:value-type="float">
            <text:p>2795.7619045248</text:p>
          </table:table-cell>
          <table:table-cell table:formula="of:=([.B1230] * (PI()) * 23 * (3600/63360)) / 11.1 / 60" office:value-type="float" office:value="17.2341946824794" calcext:value-type="float">
            <text:p>17.2341946825</text:p>
          </table:table-cell>
        </table:table-row>
        <table:table-row table:style-name="ro1">
          <table:table-cell office:value-type="float" office:value="85.528652315" calcext:value-type="float">
            <text:p>85.528652315</text:p>
          </table:table-cell>
          <table:table-cell office:value-type="float" office:value="2795.66016626529" calcext:value-type="float">
            <text:p>2795.6601662653</text:p>
          </table:table-cell>
          <table:table-cell table:formula="of:=([.B1231] * (PI()) * 23 * (3600/63360)) / 11.1 / 60" office:value-type="float" office:value="17.2335675271525" calcext:value-type="float">
            <text:p>17.2335675272</text:p>
          </table:table-cell>
        </table:table-row>
        <table:table-row table:style-name="ro1">
          <table:table-cell office:value-type="float" office:value="85.550061235" calcext:value-type="float">
            <text:p>85.550061235</text:p>
          </table:table-cell>
          <table:table-cell office:value-type="float" office:value="2802.57014365988" calcext:value-type="float">
            <text:p>2802.5701436599</text:p>
          </table:table-cell>
          <table:table-cell table:formula="of:=([.B1232] * (PI()) * 23 * (3600/63360)) / 11.1 / 60" office:value-type="float" office:value="17.2761633917994" calcext:value-type="float">
            <text:p>17.2761633918</text:p>
          </table:table-cell>
        </table:table-row>
        <table:table-row table:style-name="ro1">
          <table:table-cell office:value-type="float" office:value="85.5716564570001" calcext:value-type="float">
            <text:p>85.571656457</text:p>
          </table:table-cell>
          <table:table-cell office:value-type="float" office:value="2778.3923684488" calcext:value-type="float">
            <text:p>2778.3923684488</text:p>
          </table:table-cell>
          <table:table-cell table:formula="of:=([.B1233] * (PI()) * 23 * (3600/63360)) / 11.1 / 60" office:value-type="float" office:value="17.1271219143035" calcext:value-type="float">
            <text:p>17.1271219143</text:p>
          </table:table-cell>
        </table:table-row>
        <table:table-row table:style-name="ro1">
          <table:table-cell office:value-type="float" office:value="85.5934270970001" calcext:value-type="float">
            <text:p>85.593427097</text:p>
          </table:table-cell>
          <table:table-cell office:value-type="float" office:value="2756.00533562636" calcext:value-type="float">
            <text:p>2756.0053356264</text:p>
          </table:table-cell>
          <table:table-cell table:formula="of:=([.B1234] * (PI()) * 23 * (3600/63360)) / 11.1 / 60" office:value-type="float" office:value="16.9891192891871" calcext:value-type="float">
            <text:p>16.9891192892</text:p>
          </table:table-cell>
        </table:table-row>
        <table:table-row table:style-name="ro1">
          <table:table-cell office:value-type="float" office:value="85.615461591" calcext:value-type="float">
            <text:p>85.615461591</text:p>
          </table:table-cell>
          <table:table-cell office:value-type="float" office:value="2723.00330563924" calcext:value-type="float">
            <text:p>2723.0033056392</text:p>
          </table:table-cell>
          <table:table-cell table:formula="of:=([.B1235] * (PI()) * 23 * (3600/63360)) / 11.1 / 60" office:value-type="float" office:value="16.7856815755554" calcext:value-type="float">
            <text:p>16.7856815756</text:p>
          </table:table-cell>
        </table:table-row>
        <table:table-row table:style-name="ro1">
          <table:table-cell office:value-type="float" office:value="85.6376017110001" calcext:value-type="float">
            <text:p>85.637601711</text:p>
          </table:table-cell>
          <table:table-cell office:value-type="float" office:value="2710.01241185473" calcext:value-type="float">
            <text:p>2710.0124118547</text:p>
          </table:table-cell>
          <table:table-cell table:formula="of:=([.B1236] * (PI()) * 23 * (3600/63360)) / 11.1 / 60" office:value-type="float" office:value="16.7056005099184" calcext:value-type="float">
            <text:p>16.7056005099</text:p>
          </table:table-cell>
        </table:table-row>
        <table:table-row table:style-name="ro1">
          <table:table-cell office:value-type="float" office:value="85.6600514150001" calcext:value-type="float">
            <text:p>85.660051415</text:p>
          </table:table-cell>
          <table:table-cell office:value-type="float" office:value="2672.64102903141" calcext:value-type="float">
            <text:p>2672.6410290314</text:p>
          </table:table-cell>
          <table:table-cell table:formula="of:=([.B1237] * (PI()) * 23 * (3600/63360)) / 11.1 / 60" office:value-type="float" office:value="16.475228357666" calcext:value-type="float">
            <text:p>16.4752283577</text:p>
          </table:table-cell>
        </table:table-row>
        <table:table-row table:style-name="ro1">
          <table:table-cell office:value-type="float" office:value="85.6825212750001" calcext:value-type="float">
            <text:p>85.682521275</text:p>
          </table:table-cell>
          <table:table-cell office:value-type="float" office:value="2670.24360632408" calcext:value-type="float">
            <text:p>2670.2436063241</text:p>
          </table:table-cell>
          <table:table-cell table:formula="of:=([.B1238] * (PI()) * 23 * (3600/63360)) / 11.1 / 60" office:value-type="float" office:value="16.4604496851305" calcext:value-type="float">
            <text:p>16.4604496851</text:p>
          </table:table-cell>
        </table:table-row>
        <table:table-row table:style-name="ro1">
          <table:table-cell office:value-type="float" office:value="85.728283133" calcext:value-type="float">
            <text:p>85.728283133</text:p>
          </table:table-cell>
          <table:table-cell office:value-type="float" office:value="2620.64556807955" calcext:value-type="float">
            <text:p>2620.6455680796</text:p>
          </table:table-cell>
          <table:table-cell table:formula="of:=([.B1239] * (PI()) * 23 * (3600/63360)) / 11.1 / 60" office:value-type="float" office:value="16.1547075382074" calcext:value-type="float">
            <text:p>16.1547075382</text:p>
          </table:table-cell>
        </table:table-row>
        <table:table-row table:style-name="ro1">
          <table:table-cell office:value-type="float" office:value="85.751517006" calcext:value-type="float">
            <text:p>85.751517006</text:p>
          </table:table-cell>
          <table:table-cell office:value-type="float" office:value="2582.43642805696" calcext:value-type="float">
            <text:p>2582.436428057</text:p>
          </table:table-cell>
          <table:table-cell table:formula="of:=([.B1240] * (PI()) * 23 * (3600/63360)) / 11.1 / 60" office:value-type="float" office:value="15.9191711154763" calcext:value-type="float">
            <text:p>15.9191711155</text:p>
          </table:table-cell>
        </table:table-row>
        <table:table-row table:style-name="ro1">
          <table:table-cell office:value-type="float" office:value="85.774689369" calcext:value-type="float">
            <text:p>85.774689369</text:p>
          </table:table-cell>
          <table:table-cell office:value-type="float" office:value="2589.29138992468" calcext:value-type="float">
            <text:p>2589.2913899247</text:p>
          </table:table-cell>
          <table:table-cell table:formula="of:=([.B1241] * (PI()) * 23 * (3600/63360)) / 11.1 / 60" office:value-type="float" office:value="15.9614278424094" calcext:value-type="float">
            <text:p>15.9614278424</text:p>
          </table:table-cell>
        </table:table-row>
        <table:table-row table:style-name="ro1">
          <table:table-cell office:value-type="float" office:value="85.798170482" calcext:value-type="float">
            <text:p>85.798170482</text:p>
          </table:table-cell>
          <table:table-cell office:value-type="float" office:value="2555.24514532141" calcext:value-type="float">
            <text:p>2555.2451453214</text:p>
          </table:table-cell>
          <table:table-cell table:formula="of:=([.B1242] * (PI()) * 23 * (3600/63360)) / 11.1 / 60" office:value-type="float" office:value="15.7515531721986" calcext:value-type="float">
            <text:p>15.7515531722</text:p>
          </table:table-cell>
        </table:table-row>
        <table:table-row table:style-name="ro1">
          <table:table-cell office:value-type="float" office:value="85.821864878" calcext:value-type="float">
            <text:p>85.821864878</text:p>
          </table:table-cell>
          <table:table-cell office:value-type="float" office:value="2532.24433321742" calcext:value-type="float">
            <text:p>2532.2443332174</text:p>
          </table:table-cell>
          <table:table-cell table:formula="of:=([.B1243] * (PI()) * 23 * (3600/63360)) / 11.1 / 60" office:value-type="float" office:value="15.6097669660793" calcext:value-type="float">
            <text:p>15.6097669661</text:p>
          </table:table-cell>
        </table:table-row>
        <table:table-row table:style-name="ro1">
          <table:table-cell office:value-type="float" office:value="85.845649742" calcext:value-type="float">
            <text:p>85.845649742</text:p>
          </table:table-cell>
          <table:table-cell office:value-type="float" office:value="2522.61270023977" calcext:value-type="float">
            <text:p>2522.6127002398</text:p>
          </table:table-cell>
          <table:table-cell table:formula="of:=([.B1244] * (PI()) * 23 * (3600/63360)) / 11.1 / 60" office:value-type="float" office:value="15.550393727758" calcext:value-type="float">
            <text:p>15.5503937278</text:p>
          </table:table-cell>
        </table:table-row>
        <table:table-row table:style-name="ro1">
          <table:table-cell office:value-type="float" office:value="85.86976794" calcext:value-type="float">
            <text:p>85.86976794</text:p>
          </table:table-cell>
          <table:table-cell office:value-type="float" office:value="2487.74804817544" calcext:value-type="float">
            <text:p>2487.7480481754</text:p>
          </table:table-cell>
          <table:table-cell table:formula="of:=([.B1245] * (PI()) * 23 * (3600/63360)) / 11.1 / 60" office:value-type="float" office:value="15.3354740665948" calcext:value-type="float">
            <text:p>15.3354740666</text:p>
          </table:table-cell>
        </table:table-row>
        <table:table-row table:style-name="ro1">
          <table:table-cell office:value-type="float" office:value="85.8939648370001" calcext:value-type="float">
            <text:p>85.893964837</text:p>
          </table:table-cell>
          <table:table-cell office:value-type="float" office:value="2479.65679235398" calcext:value-type="float">
            <text:p>2479.656792354</text:p>
          </table:table-cell>
          <table:table-cell table:formula="of:=([.B1246] * (PI()) * 23 * (3600/63360)) / 11.1 / 60" office:value-type="float" office:value="15.2855963292141" calcext:value-type="float">
            <text:p>15.2855963292</text:p>
          </table:table-cell>
        </table:table-row>
        <table:table-row table:style-name="ro1">
          <table:table-cell office:value-type="float" office:value="85.918195432" calcext:value-type="float">
            <text:p>85.918195432</text:p>
          </table:table-cell>
          <table:table-cell office:value-type="float" office:value="2476.20828131237" calcext:value-type="float">
            <text:p>2476.2082813124</text:p>
          </table:table-cell>
          <table:table-cell table:formula="of:=([.B1247] * (PI()) * 23 * (3600/63360)) / 11.1 / 60" office:value-type="float" office:value="15.2643383277514" calcext:value-type="float">
            <text:p>15.2643383278</text:p>
          </table:table-cell>
        </table:table-row>
        <table:table-row table:style-name="ro1">
          <table:table-cell office:value-type="float" office:value="85.942009724" calcext:value-type="float">
            <text:p>85.942009724</text:p>
          </table:table-cell>
          <table:table-cell office:value-type="float" office:value="2519.49543576634" calcext:value-type="float">
            <text:p>2519.4954357663</text:p>
          </table:table-cell>
          <table:table-cell table:formula="of:=([.B1248] * (PI()) * 23 * (3600/63360)) / 11.1 / 60" office:value-type="float" office:value="15.53117766264" calcext:value-type="float">
            <text:p>15.5311776626</text:p>
          </table:table-cell>
        </table:table-row>
        <table:table-row table:style-name="ro1">
          <table:table-cell office:value-type="float" office:value="85.989833047" calcext:value-type="float">
            <text:p>85.989833047</text:p>
          </table:table-cell>
          <table:table-cell office:value-type="float" office:value="2502.08830545982" calcext:value-type="float">
            <text:p>2502.0883054598</text:p>
          </table:table-cell>
          <table:table-cell table:formula="of:=([.B1249] * (PI()) * 23 * (3600/63360)) / 11.1 / 60" office:value-type="float" office:value="15.4238731485895" calcext:value-type="float">
            <text:p>15.4238731486</text:p>
          </table:table-cell>
        </table:table-row>
        <table:table-row table:style-name="ro1">
          <table:table-cell office:value-type="float" office:value="86.013899631" calcext:value-type="float">
            <text:p>86.013899631</text:p>
          </table:table-cell>
          <table:table-cell office:value-type="float" office:value="2493.08335574082" calcext:value-type="float">
            <text:p>2493.0833557408</text:p>
          </table:table-cell>
          <table:table-cell table:formula="of:=([.B1250] * (PI()) * 23 * (3600/63360)) / 11.1 / 60" office:value-type="float" office:value="15.3683630365474" calcext:value-type="float">
            <text:p>15.3683630365</text:p>
          </table:table-cell>
        </table:table-row>
        <table:table-row table:style-name="ro1">
          <table:table-cell office:value-type="float" office:value="86.038106632" calcext:value-type="float">
            <text:p>86.038106632</text:p>
          </table:table-cell>
          <table:table-cell office:value-type="float" office:value="2478.62178383478" calcext:value-type="float">
            <text:p>2478.6217838348</text:p>
          </table:table-cell>
          <table:table-cell table:formula="of:=([.B1251] * (PI()) * 23 * (3600/63360)) / 11.1 / 60" office:value-type="float" office:value="15.279216122699" calcext:value-type="float">
            <text:p>15.2792161227</text:p>
          </table:table-cell>
        </table:table-row>
        <table:table-row table:style-name="ro1">
          <table:table-cell office:value-type="float" office:value="86.0624952480001" calcext:value-type="float">
            <text:p>86.062495248</text:p>
          </table:table-cell>
          <table:table-cell office:value-type="float" office:value="2460.16420119842" calcext:value-type="float">
            <text:p>2460.1642011984</text:p>
          </table:table-cell>
          <table:table-cell table:formula="of:=([.B1252] * (PI()) * 23 * (3600/63360)) / 11.1 / 60" office:value-type="float" office:value="15.1654362003071" calcext:value-type="float">
            <text:p>15.1654362003</text:p>
          </table:table-cell>
        </table:table-row>
        <table:table-row table:style-name="ro1">
          <table:table-cell office:value-type="float" office:value="86.0869956350001" calcext:value-type="float">
            <text:p>86.086995635</text:p>
          </table:table-cell>
          <table:table-cell office:value-type="float" office:value="2448.94090856714" calcext:value-type="float">
            <text:p>2448.9409085671</text:p>
          </table:table-cell>
          <table:table-cell table:formula="of:=([.B1253] * (PI()) * 23 * (3600/63360)) / 11.1 / 60" office:value-type="float" office:value="15.096251335218" calcext:value-type="float">
            <text:p>15.0962513352</text:p>
          </table:table-cell>
        </table:table-row>
        <table:table-row table:style-name="ro1">
          <table:table-cell office:value-type="float" office:value="86.111665919" calcext:value-type="float">
            <text:p>86.111665919</text:p>
          </table:table-cell>
          <table:table-cell office:value-type="float" office:value="2432.07577181033" calcext:value-type="float">
            <text:p>2432.0757718103</text:p>
          </table:table-cell>
          <table:table-cell table:formula="of:=([.B1254] * (PI()) * 23 * (3600/63360)) / 11.1 / 60" office:value-type="float" office:value="14.992287886205" calcext:value-type="float">
            <text:p>14.9922878862</text:p>
          </table:table-cell>
        </table:table-row>
        <table:table-row table:style-name="ro1">
          <table:table-cell office:value-type="float" office:value="86.136638287" calcext:value-type="float">
            <text:p>86.136638287</text:p>
          </table:table-cell>
          <table:table-cell office:value-type="float" office:value="2402.65560718744" calcext:value-type="float">
            <text:p>2402.6556071874</text:p>
          </table:table-cell>
          <table:table-cell table:formula="of:=([.B1255] * (PI()) * 23 * (3600/63360)) / 11.1 / 60" office:value-type="float" office:value="14.8109302234223" calcext:value-type="float">
            <text:p>14.8109302234</text:p>
          </table:table-cell>
        </table:table-row>
        <table:table-row table:style-name="ro1">
          <table:table-cell office:value-type="float" office:value="86.162003364" calcext:value-type="float">
            <text:p>86.162003364</text:p>
          </table:table-cell>
          <table:table-cell office:value-type="float" office:value="2365.45704159014" calcext:value-type="float">
            <text:p>2365.4570415901</text:p>
          </table:table-cell>
          <table:table-cell table:formula="of:=([.B1256] * (PI()) * 23 * (3600/63360)) / 11.1 / 60" office:value-type="float" office:value="14.5816233856779" calcext:value-type="float">
            <text:p>14.5816233857</text:p>
          </table:table-cell>
        </table:table-row>
        <table:table-row table:style-name="ro1">
          <table:table-cell office:value-type="float" office:value="86.187522921" calcext:value-type="float">
            <text:p>86.187522921</text:p>
          </table:table-cell>
          <table:table-cell office:value-type="float" office:value="2351.13799192819" calcext:value-type="float">
            <text:p>2351.1379919282</text:p>
          </table:table-cell>
          <table:table-cell table:formula="of:=([.B1257] * (PI()) * 23 * (3600/63360)) / 11.1 / 60" office:value-type="float" office:value="14.4933550359509" calcext:value-type="float">
            <text:p>14.493355036</text:p>
          </table:table-cell>
        </table:table-row>
        <table:table-row table:style-name="ro1">
          <table:table-cell office:value-type="float" office:value="86.213340812" calcext:value-type="float">
            <text:p>86.213340812</text:p>
          </table:table-cell>
          <table:table-cell office:value-type="float" office:value="2323.96983936681" calcext:value-type="float">
            <text:p>2323.9698393668</text:p>
          </table:table-cell>
          <table:table-cell table:formula="of:=([.B1258] * (PI()) * 23 * (3600/63360)) / 11.1 / 60" office:value-type="float" office:value="14.3258796763187" calcext:value-type="float">
            <text:p>14.3258796763</text:p>
          </table:table-cell>
        </table:table-row>
        <table:table-row table:style-name="ro1">
          <table:table-cell office:value-type="float" office:value="86.265997848" calcext:value-type="float">
            <text:p>86.265997848</text:p>
          </table:table-cell>
          <table:table-cell office:value-type="float" office:value="2269.78283134019" calcext:value-type="float">
            <text:p>2269.7828313402</text:p>
          </table:table-cell>
          <table:table-cell table:formula="of:=([.B1259] * (PI()) * 23 * (3600/63360)) / 11.1 / 60" office:value-type="float" office:value="13.9918492840738" calcext:value-type="float">
            <text:p>13.9918492841</text:p>
          </table:table-cell>
        </table:table-row>
        <table:table-row table:style-name="ro1">
          <table:table-cell office:value-type="float" office:value="86.292704128" calcext:value-type="float">
            <text:p>86.292704128</text:p>
          </table:table-cell>
          <table:table-cell office:value-type="float" office:value="2246.66258273462" calcext:value-type="float">
            <text:p>2246.6625827346</text:p>
          </table:table-cell>
          <table:table-cell table:formula="of:=([.B1260] * (PI()) * 23 * (3600/63360)) / 11.1 / 60" office:value-type="float" office:value="13.8493268235843" calcext:value-type="float">
            <text:p>13.8493268236</text:p>
          </table:table-cell>
        </table:table-row>
        <table:table-row table:style-name="ro1">
          <table:table-cell office:value-type="float" office:value="86.319541606" calcext:value-type="float">
            <text:p>86.319541606</text:p>
          </table:table-cell>
          <table:table-cell office:value-type="float" office:value="2235.67952249899" calcext:value-type="float">
            <text:p>2235.679522499</text:p>
          </table:table-cell>
          <table:table-cell table:formula="of:=([.B1261] * (PI()) * 23 * (3600/63360)) / 11.1 / 60" office:value-type="float" office:value="13.7816228470747" calcext:value-type="float">
            <text:p>13.7816228471</text:p>
          </table:table-cell>
        </table:table-row>
        <table:table-row table:style-name="ro1">
          <table:table-cell office:value-type="float" office:value="86.34663122" calcext:value-type="float">
            <text:p>86.34663122</text:p>
          </table:table-cell>
          <table:table-cell office:value-type="float" office:value="2214.87098339336" calcext:value-type="float">
            <text:p>2214.8709833934</text:p>
          </table:table-cell>
          <table:table-cell table:formula="of:=([.B1262] * (PI()) * 23 * (3600/63360)) / 11.1 / 60" office:value-type="float" office:value="13.6533506886252" calcext:value-type="float">
            <text:p>13.6533506886</text:p>
          </table:table-cell>
        </table:table-row>
        <table:table-row table:style-name="ro1">
          <table:table-cell office:value-type="float" office:value="86.3738391150001" calcext:value-type="float">
            <text:p>86.373839115</text:p>
          </table:table-cell>
          <table:table-cell office:value-type="float" office:value="2205.24226515379" calcext:value-type="float">
            <text:p>2205.2422651538</text:p>
          </table:table-cell>
          <table:table-cell table:formula="of:=([.B1263] * (PI()) * 23 * (3600/63360)) / 11.1 / 60" office:value-type="float" office:value="13.5939954179153" calcext:value-type="float">
            <text:p>13.5939954179</text:p>
          </table:table-cell>
        </table:table-row>
        <table:table-row table:style-name="ro1">
          <table:table-cell office:value-type="float" office:value="86.4010898230001" calcext:value-type="float">
            <text:p>86.401089823</text:p>
          </table:table-cell>
          <table:table-cell office:value-type="float" office:value="2201.7776565661" calcext:value-type="float">
            <text:p>2201.7776565661</text:p>
          </table:table-cell>
          <table:table-cell table:formula="of:=([.B1264] * (PI()) * 23 * (3600/63360)) / 11.1 / 60" office:value-type="float" office:value="13.5726381847395" calcext:value-type="float">
            <text:p>13.5726381847</text:p>
          </table:table-cell>
        </table:table-row>
        <table:table-row table:style-name="ro1">
          <table:table-cell office:value-type="float" office:value="86.428392511" calcext:value-type="float">
            <text:p>86.428392511</text:p>
          </table:table-cell>
          <table:table-cell office:value-type="float" office:value="2197.58582012439" calcext:value-type="float">
            <text:p>2197.5858201244</text:p>
          </table:table-cell>
          <table:table-cell table:formula="of:=([.B1265] * (PI()) * 23 * (3600/63360)) / 11.1 / 60" office:value-type="float" office:value="13.5467980281809" calcext:value-type="float">
            <text:p>13.5467980282</text:p>
          </table:table-cell>
        </table:table-row>
        <table:table-row table:style-name="ro1">
          <table:table-cell office:value-type="float" office:value="86.4555519690001" calcext:value-type="float">
            <text:p>86.455551969</text:p>
          </table:table-cell>
          <table:table-cell office:value-type="float" office:value="2209.17516100423" calcext:value-type="float">
            <text:p>2209.1751610042</text:p>
          </table:table-cell>
          <table:table-cell table:formula="of:=([.B1266] * (PI()) * 23 * (3600/63360)) / 11.1 / 60" office:value-type="float" office:value="13.6182393610932" calcext:value-type="float">
            <text:p>13.6182393611</text:p>
          </table:table-cell>
        </table:table-row>
        <table:table-row table:style-name="ro1">
          <table:table-cell office:value-type="float" office:value="86.482422363" calcext:value-type="float">
            <text:p>86.482422363</text:p>
          </table:table-cell>
          <table:table-cell office:value-type="float" office:value="2232.94083444018" calcext:value-type="float">
            <text:p>2232.9408344402</text:p>
          </table:table-cell>
          <table:table-cell table:formula="of:=([.B1267] * (PI()) * 23 * (3600/63360)) / 11.1 / 60" office:value-type="float" office:value="13.7647404784067" calcext:value-type="float">
            <text:p>13.7647404784</text:p>
          </table:table-cell>
        </table:table-row>
        <table:table-row table:style-name="ro1">
          <table:table-cell office:value-type="float" office:value="86.509341612" calcext:value-type="float">
            <text:p>86.509341612</text:p>
          </table:table-cell>
          <table:table-cell office:value-type="float" office:value="2228.88833191427" calcext:value-type="float">
            <text:p>2228.8883319143</text:p>
          </table:table-cell>
          <table:table-cell table:formula="of:=([.B1268] * (PI()) * 23 * (3600/63360)) / 11.1 / 60" office:value-type="float" office:value="13.7397592318386" calcext:value-type="float">
            <text:p>13.7397592318</text:p>
          </table:table-cell>
        </table:table-row>
        <table:table-row table:style-name="ro1">
          <table:table-cell office:value-type="float" office:value="86.5636988090001" calcext:value-type="float">
            <text:p>86.563698809</text:p>
          </table:table-cell>
          <table:table-cell office:value-type="float" office:value="2192.96746765662" calcext:value-type="float">
            <text:p>2192.9674676566</text:p>
          </table:table-cell>
          <table:table-cell table:formula="of:=([.B1269] * (PI()) * 23 * (3600/63360)) / 11.1 / 60" office:value-type="float" office:value="13.5183286562315" calcext:value-type="float">
            <text:p>13.5183286562</text:p>
          </table:table-cell>
        </table:table-row>
        <table:table-row table:style-name="ro1">
          <table:table-cell office:value-type="float" office:value="86.590871549" calcext:value-type="float">
            <text:p>86.590871549</text:p>
          </table:table-cell>
          <table:table-cell office:value-type="float" office:value="2208.09531906125" calcext:value-type="float">
            <text:p>2208.0953190613</text:p>
          </table:table-cell>
          <table:table-cell table:formula="of:=([.B1270] * (PI()) * 23 * (3600/63360)) / 11.1 / 60" office:value-type="float" office:value="13.6115827834206" calcext:value-type="float">
            <text:p>13.6115827834</text:p>
          </table:table-cell>
        </table:table-row>
        <table:table-row table:style-name="ro1">
          <table:table-cell office:value-type="float" office:value="86.61829382" calcext:value-type="float">
            <text:p>86.61829382</text:p>
          </table:table-cell>
          <table:table-cell office:value-type="float" office:value="2188.00259103445" calcext:value-type="float">
            <text:p>2188.0025910345</text:p>
          </table:table-cell>
          <table:table-cell table:formula="of:=([.B1271] * (PI()) * 23 * (3600/63360)) / 11.1 / 60" office:value-type="float" office:value="13.487723170785" calcext:value-type="float">
            <text:p>13.4877231708</text:p>
          </table:table-cell>
        </table:table-row>
        <table:table-row table:style-name="ro1">
          <table:table-cell office:value-type="float" office:value="86.645854789" calcext:value-type="float">
            <text:p>86.645854789</text:p>
          </table:table-cell>
          <table:table-cell office:value-type="float" office:value="2176.99167253689" calcext:value-type="float">
            <text:p>2176.9916725369</text:p>
          </table:table-cell>
          <table:table-cell table:formula="of:=([.B1272] * (PI()) * 23 * (3600/63360)) / 11.1 / 60" office:value-type="float" office:value="13.4198474648056" calcext:value-type="float">
            <text:p>13.4198474648</text:p>
          </table:table-cell>
        </table:table-row>
        <table:table-row table:style-name="ro1">
          <table:table-cell office:value-type="float" office:value="86.6738496150001" calcext:value-type="float">
            <text:p>86.673849615</text:p>
          </table:table-cell>
          <table:table-cell office:value-type="float" office:value="2143.25318542379" calcext:value-type="float">
            <text:p>2143.2531854238</text:p>
          </table:table-cell>
          <table:table-cell table:formula="of:=([.B1273] * (PI()) * 23 * (3600/63360)) / 11.1 / 60" office:value-type="float" office:value="13.211869934867" calcext:value-type="float">
            <text:p>13.2118699349</text:p>
          </table:table-cell>
        </table:table-row>
        <table:table-row table:style-name="ro1">
          <table:table-cell office:value-type="float" office:value="86.702373764" calcext:value-type="float">
            <text:p>86.702373764</text:p>
          </table:table-cell>
          <table:table-cell office:value-type="float" office:value="2103.48080849237" calcext:value-type="float">
            <text:p>2103.4808084924</text:p>
          </table:table-cell>
          <table:table-cell table:formula="of:=([.B1274] * (PI()) * 23 * (3600/63360)) / 11.1 / 60" office:value-type="float" office:value="12.9666970945362" calcext:value-type="float">
            <text:p>12.9666970945</text:p>
          </table:table-cell>
        </table:table-row>
        <table:table-row table:style-name="ro1">
          <table:table-cell office:value-type="float" office:value="86.731924479" calcext:value-type="float">
            <text:p>86.731924479</text:p>
          </table:table-cell>
          <table:table-cell office:value-type="float" office:value="2030.40772448125" calcext:value-type="float">
            <text:p>2030.4077244813</text:p>
          </table:table-cell>
          <table:table-cell table:formula="of:=([.B1275] * (PI()) * 23 * (3600/63360)) / 11.1 / 60" office:value-type="float" office:value="12.5162453755044" calcext:value-type="float">
            <text:p>12.5162453755</text:p>
          </table:table-cell>
        </table:table-row>
        <table:table-row table:style-name="ro1">
          <table:table-cell office:value-type="float" office:value="86.761421601" calcext:value-type="float">
            <text:p>86.761421601</text:p>
          </table:table-cell>
          <table:table-cell office:value-type="float" office:value="2034.09675018792" calcext:value-type="float">
            <text:p>2034.0967501879</text:p>
          </table:table-cell>
          <table:table-cell table:formula="of:=([.B1276] * (PI()) * 23 * (3600/63360)) / 11.1 / 60" office:value-type="float" office:value="12.5389860055682" calcext:value-type="float">
            <text:p>12.5389860056</text:p>
          </table:table-cell>
        </table:table-row>
        <table:table-row table:style-name="ro1">
          <table:table-cell office:value-type="float" office:value="86.7912901810001" calcext:value-type="float">
            <text:p>86.791290181</text:p>
          </table:table-cell>
          <table:table-cell office:value-type="float" office:value="2008.79988268044" calcext:value-type="float">
            <text:p>2008.7998826804</text:p>
          </table:table-cell>
          <table:table-cell table:formula="of:=([.B1277] * (PI()) * 23 * (3600/63360)) / 11.1 / 60" office:value-type="float" office:value="12.3830459955212" calcext:value-type="float">
            <text:p>12.3830459955</text:p>
          </table:table-cell>
        </table:table-row>
        <table:table-row table:style-name="ro1">
          <table:table-cell office:value-type="float" office:value="86.8214604820001" calcext:value-type="float">
            <text:p>86.821460482</text:p>
          </table:table-cell>
          <table:table-cell office:value-type="float" office:value="1988.71068604862" calcext:value-type="float">
            <text:p>1988.7106860486</text:p>
          </table:table-cell>
          <table:table-cell table:formula="of:=([.B1278] * (PI()) * 23 * (3600/63360)) / 11.1 / 60" office:value-type="float" office:value="12.2592081518167" calcext:value-type="float">
            <text:p>12.2592081518</text:p>
          </table:table-cell>
        </table:table-row>
        <table:table-row table:style-name="ro1">
          <table:table-cell office:value-type="float" office:value="86.882635408" calcext:value-type="float">
            <text:p>86.882635408</text:p>
          </table:table-cell>
          <table:table-cell office:value-type="float" office:value="1959.61763679566" calcext:value-type="float">
            <text:p>1959.6176367957</text:p>
          </table:table-cell>
          <table:table-cell table:formula="of:=([.B1279] * (PI()) * 23 * (3600/63360)) / 11.1 / 60" office:value-type="float" office:value="12.0798669590202" calcext:value-type="float">
            <text:p>12.079866959</text:p>
          </table:table-cell>
        </table:table-row>
        <table:table-row table:style-name="ro1">
          <table:table-cell office:value-type="float" office:value="86.9138944100001" calcext:value-type="float">
            <text:p>86.91389441</text:p>
          </table:table-cell>
          <table:table-cell office:value-type="float" office:value="1919.4470763931" calcext:value-type="float">
            <text:p>1919.4470763931</text:p>
          </table:table-cell>
          <table:table-cell table:formula="of:=([.B1280] * (PI()) * 23 * (3600/63360)) / 11.1 / 60" office:value-type="float" office:value="11.8322395565002" calcext:value-type="float">
            <text:p>11.8322395565</text:p>
          </table:table-cell>
        </table:table-row>
        <table:table-row table:style-name="ro1">
          <table:table-cell office:value-type="float" office:value="86.945376433" calcext:value-type="float">
            <text:p>86.945376433</text:p>
          </table:table-cell>
          <table:table-cell office:value-type="float" office:value="1905.8495700884" calcext:value-type="float">
            <text:p>1905.8495700884</text:p>
          </table:table-cell>
          <table:table-cell table:formula="of:=([.B1281] * (PI()) * 23 * (3600/63360)) / 11.1 / 60" office:value-type="float" office:value="11.7484190886441" calcext:value-type="float">
            <text:p>11.7484190886</text:p>
          </table:table-cell>
        </table:table-row>
        <table:table-row table:style-name="ro1">
          <table:table-cell office:value-type="float" office:value="86.976844498" calcext:value-type="float">
            <text:p>86.976844498</text:p>
          </table:table-cell>
          <table:table-cell office:value-type="float" office:value="1906.69493024041" calcext:value-type="float">
            <text:p>1906.6949302404</text:p>
          </table:table-cell>
          <table:table-cell table:formula="of:=([.B1282] * (PI()) * 23 * (3600/63360)) / 11.1 / 60" office:value-type="float" office:value="11.7536302267646" calcext:value-type="float">
            <text:p>11.7536302268</text:p>
          </table:table-cell>
        </table:table-row>
        <table:table-row table:style-name="ro1">
          <table:table-cell office:value-type="float" office:value="87.008756314" calcext:value-type="float">
            <text:p>87.008756314</text:p>
          </table:table-cell>
          <table:table-cell office:value-type="float" office:value="1880.18130964797" calcext:value-type="float">
            <text:p>1880.181309648</text:p>
          </table:table-cell>
          <table:table-cell table:formula="of:=([.B1283] * (PI()) * 23 * (3600/63360)) / 11.1 / 60" office:value-type="float" office:value="11.5901896640014" calcext:value-type="float">
            <text:p>11.590189664</text:p>
          </table:table-cell>
        </table:table-row>
        <table:table-row table:style-name="ro1">
          <table:table-cell office:value-type="float" office:value="87.0405094320001" calcext:value-type="float">
            <text:p>87.040509432</text:p>
          </table:table-cell>
          <table:table-cell office:value-type="float" office:value="1889.57821401403" calcext:value-type="float">
            <text:p>1889.578214014</text:p>
          </table:table-cell>
          <table:table-cell table:formula="of:=([.B1284] * (PI()) * 23 * (3600/63360)) / 11.1 / 60" office:value-type="float" office:value="11.6481159412696" calcext:value-type="float">
            <text:p>11.6481159413</text:p>
          </table:table-cell>
        </table:table-row>
        <table:table-row table:style-name="ro1">
          <table:table-cell office:value-type="float" office:value="87.072928646" calcext:value-type="float">
            <text:p>87.072928646</text:p>
          </table:table-cell>
          <table:table-cell office:value-type="float" office:value="1850.7543088547" calcext:value-type="float">
            <text:p>1850.7543088547</text:p>
          </table:table-cell>
          <table:table-cell table:formula="of:=([.B1285] * (PI()) * 23 * (3600/63360)) / 11.1 / 60" office:value-type="float" office:value="11.40878986033" calcext:value-type="float">
            <text:p>11.4087898603</text:p>
          </table:table-cell>
        </table:table-row>
        <table:table-row table:style-name="ro1">
          <table:table-cell office:value-type="float" office:value="87.105350568" calcext:value-type="float">
            <text:p>87.105350568</text:p>
          </table:table-cell>
          <table:table-cell office:value-type="float" office:value="1850.59972693636" calcext:value-type="float">
            <text:p>1850.5997269364</text:p>
          </table:table-cell>
          <table:table-cell table:formula="of:=([.B1286] * (PI()) * 23 * (3600/63360)) / 11.1 / 60" office:value-type="float" office:value="11.4078369555527" calcext:value-type="float">
            <text:p>11.4078369556</text:p>
          </table:table-cell>
        </table:table-row>
        <table:table-row table:style-name="ro1">
          <table:table-cell office:value-type="float" office:value="87.138283585" calcext:value-type="float">
            <text:p>87.138283585</text:p>
          </table:table-cell>
          <table:table-cell office:value-type="float" office:value="1821.87984781325" calcext:value-type="float">
            <text:p>1821.8798478133</text:p>
          </table:table-cell>
          <table:table-cell table:formula="of:=([.B1287] * (PI()) * 23 * (3600/63360)) / 11.1 / 60" office:value-type="float" office:value="11.2307961327044" calcext:value-type="float">
            <text:p>11.2307961327</text:p>
          </table:table-cell>
        </table:table-row>
        <table:table-row table:style-name="ro1">
          <table:table-cell office:value-type="float" office:value="87.171748218" calcext:value-type="float">
            <text:p>87.171748218</text:p>
          </table:table-cell>
          <table:table-cell office:value-type="float" office:value="1792.93763657921" calcext:value-type="float">
            <text:p>1792.9376365792</text:p>
          </table:table-cell>
          <table:table-cell table:formula="of:=([.B1288] * (PI()) * 23 * (3600/63360)) / 11.1 / 60" office:value-type="float" office:value="11.0523847657917" calcext:value-type="float">
            <text:p>11.0523847658</text:p>
          </table:table-cell>
        </table:table-row>
        <table:table-row table:style-name="ro1">
          <table:table-cell office:value-type="float" office:value="87.2426008830001" calcext:value-type="float">
            <text:p>87.242600883</text:p>
          </table:table-cell>
          <table:table-cell office:value-type="float" office:value="1648.55654037643" calcext:value-type="float">
            <text:p>1648.5565403764</text:p>
          </table:table-cell>
          <table:table-cell table:formula="of:=([.B1289] * (PI()) * 23 * (3600/63360)) / 11.1 / 60" office:value-type="float" office:value="10.1623619364508" calcext:value-type="float">
            <text:p>10.1623619365</text:p>
          </table:table-cell>
        </table:table-row>
        <table:table-row table:style-name="ro1">
          <table:table-cell office:value-type="float" office:value="87.2783589600001" calcext:value-type="float">
            <text:p>87.27835896</text:p>
          </table:table-cell>
          <table:table-cell office:value-type="float" office:value="1677.94258063857" calcext:value-type="float">
            <text:p>1677.9425806386</text:p>
          </table:table-cell>
          <table:table-cell table:formula="of:=([.B1290] * (PI()) * 23 * (3600/63360)) / 11.1 / 60" office:value-type="float" office:value="10.3435092430241" calcext:value-type="float">
            <text:p>10.343509243</text:p>
          </table:table-cell>
        </table:table-row>
        <table:table-row table:style-name="ro1">
          <table:table-cell office:value-type="float" office:value="87.316033034" calcext:value-type="float">
            <text:p>87.316033034</text:p>
          </table:table-cell>
          <table:table-cell office:value-type="float" office:value="1592.60716003529" calcext:value-type="float">
            <text:p>1592.6071600353</text:p>
          </table:table-cell>
          <table:table-cell table:formula="of:=([.B1291] * (PI()) * 23 * (3600/63360)) / 11.1 / 60" office:value-type="float" office:value="9.81746757631138" calcext:value-type="float">
            <text:p>9.8174675763</text:p>
          </table:table-cell>
        </table:table-row>
        <table:table-row table:style-name="ro1">
          <table:table-cell office:value-type="float" office:value="87.3549182570001" calcext:value-type="float">
            <text:p>87.354918257</text:p>
          </table:table-cell>
          <table:table-cell office:value-type="float" office:value="1543.00259509577" calcext:value-type="float">
            <text:p>1543.0025950958</text:p>
          </table:table-cell>
          <table:table-cell table:formula="of:=([.B1292] * (PI()) * 23 * (3600/63360)) / 11.1 / 60" office:value-type="float" office:value="9.51168519622967" calcext:value-type="float">
            <text:p>9.5116851962</text:p>
          </table:table-cell>
        </table:table-row>
        <table:table-row table:style-name="ro1">
          <table:table-cell office:value-type="float" office:value="87.392411236" calcext:value-type="float">
            <text:p>87.392411236</text:p>
          </table:table-cell>
          <table:table-cell office:value-type="float" office:value="1600.29961876664" calcext:value-type="float">
            <text:p>1600.2996187666</text:p>
          </table:table-cell>
          <table:table-cell table:formula="of:=([.B1293] * (PI()) * 23 * (3600/63360)) / 11.1 / 60" office:value-type="float" office:value="9.86488696891004" calcext:value-type="float">
            <text:p>9.8648869689</text:p>
          </table:table-cell>
        </table:table-row>
        <table:table-row table:style-name="ro1">
          <table:table-cell office:value-type="float" office:value="87.429558172" calcext:value-type="float">
            <text:p>87.429558172</text:p>
          </table:table-cell>
          <table:table-cell office:value-type="float" office:value="1615.20724078027" calcext:value-type="float">
            <text:p>1615.2072407803</text:p>
          </table:table-cell>
          <table:table-cell table:formula="of:=([.B1294] * (PI()) * 23 * (3600/63360)) / 11.1 / 60" office:value-type="float" office:value="9.95678351404141" calcext:value-type="float">
            <text:p>9.956783514</text:p>
          </table:table-cell>
        </table:table-row>
        <table:table-row table:style-name="ro1">
          <table:table-cell office:value-type="float" office:value="87.466885526" calcext:value-type="float">
            <text:p>87.466885526</text:p>
          </table:table-cell>
          <table:table-cell office:value-type="float" office:value="1607.40029952242" calcext:value-type="float">
            <text:p>1607.4002995224</text:p>
          </table:table-cell>
          <table:table-cell table:formula="of:=([.B1295] * (PI()) * 23 * (3600/63360)) / 11.1 / 60" office:value-type="float" office:value="9.90865840535647" calcext:value-type="float">
            <text:p>9.9086584054</text:p>
          </table:table-cell>
        </table:table-row>
        <table:table-row table:style-name="ro1">
          <table:table-cell office:value-type="float" office:value="87.5036222000001" calcext:value-type="float">
            <text:p>87.5036222</text:p>
          </table:table-cell>
          <table:table-cell office:value-type="float" office:value="1633.24529596535" calcext:value-type="float">
            <text:p>1633.2452959654</text:p>
          </table:table-cell>
          <table:table-cell table:formula="of:=([.B1296] * (PI()) * 23 * (3600/63360)) / 11.1 / 60" office:value-type="float" office:value="10.0679773014129" calcext:value-type="float">
            <text:p>10.0679773014</text:p>
          </table:table-cell>
        </table:table-row>
        <table:table-row table:style-name="ro1">
          <table:table-cell office:value-type="float" office:value="87.5399778840001" calcext:value-type="float">
            <text:p>87.539977884</text:p>
          </table:table-cell>
          <table:table-cell office:value-type="float" office:value="1650.36091742903" calcext:value-type="float">
            <text:p>1650.360917429</text:p>
          </table:table-cell>
          <table:table-cell table:formula="of:=([.B1297] * (PI()) * 23 * (3600/63360)) / 11.1 / 60" office:value-type="float" office:value="10.1734848383527" calcext:value-type="float">
            <text:p>10.1734848384</text:p>
          </table:table-cell>
        </table:table-row>
        <table:table-row table:style-name="ro1">
          <table:table-cell office:value-type="float" office:value="87.576485912" calcext:value-type="float">
            <text:p>87.576485912</text:p>
          </table:table-cell>
          <table:table-cell office:value-type="float" office:value="1643.47414218237" calcext:value-type="float">
            <text:p>1643.4741421824</text:p>
          </table:table-cell>
          <table:table-cell table:formula="of:=([.B1298] * (PI()) * 23 * (3600/63360)) / 11.1 / 60" office:value-type="float" office:value="10.1310320010266" calcext:value-type="float">
            <text:p>10.131032001</text:p>
          </table:table-cell>
        </table:table-row>
        <table:table-row table:style-name="ro1">
          <table:table-cell office:value-type="float" office:value="87.649208999" calcext:value-type="float">
            <text:p>87.649208999</text:p>
          </table:table-cell>
          <table:table-cell office:value-type="float" office:value="1649.68970986239" calcext:value-type="float">
            <text:p>1649.6897098624</text:p>
          </table:table-cell>
          <table:table-cell table:formula="of:=([.B1299] * (PI()) * 23 * (3600/63360)) / 11.1 / 60" office:value-type="float" office:value="10.1693472464294" calcext:value-type="float">
            <text:p>10.1693472464</text:p>
          </table:table-cell>
        </table:table-row>
        <table:table-row table:style-name="ro1">
          <table:table-cell office:value-type="float" office:value="87.6848603060001" calcext:value-type="float">
            <text:p>87.684860306</text:p>
          </table:table-cell>
          <table:table-cell office:value-type="float" office:value="1682.96775206208" calcext:value-type="float">
            <text:p>1682.9677520621</text:p>
          </table:table-cell>
          <table:table-cell table:formula="of:=([.B1300] * (PI()) * 23 * (3600/63360)) / 11.1 / 60" office:value-type="float" office:value="10.374486409744" calcext:value-type="float">
            <text:p>10.3744864097</text:p>
          </table:table-cell>
        </table:table-row>
        <table:table-row table:style-name="ro1">
          <table:table-cell office:value-type="float" office:value="87.720161976" calcext:value-type="float">
            <text:p>87.720161976</text:p>
          </table:table-cell>
          <table:table-cell office:value-type="float" office:value="1699.63630615934" calcext:value-type="float">
            <text:p>1699.6363061593</text:p>
          </table:table-cell>
          <table:table-cell table:formula="of:=([.B1301] * (PI()) * 23 * (3600/63360)) / 11.1 / 60" office:value-type="float" office:value="10.4772380446106" calcext:value-type="float">
            <text:p>10.4772380446</text:p>
          </table:table-cell>
        </table:table-row>
        <table:table-row table:style-name="ro1">
          <table:table-cell office:value-type="float" office:value="87.755934898" calcext:value-type="float">
            <text:p>87.755934898</text:p>
          </table:table-cell>
          <table:table-cell office:value-type="float" office:value="1677.2462702386" calcext:value-type="float">
            <text:p>1677.2462702386</text:p>
          </table:table-cell>
          <table:table-cell table:formula="of:=([.B1302] * (PI()) * 23 * (3600/63360)) / 11.1 / 60" office:value-type="float" office:value="10.339216907195" calcext:value-type="float">
            <text:p>10.3392169072</text:p>
          </table:table-cell>
        </table:table-row>
        <table:table-row table:style-name="ro1">
          <table:table-cell office:value-type="float" office:value="87.7919528200001" calcext:value-type="float">
            <text:p>87.79195282</text:p>
          </table:table-cell>
          <table:table-cell office:value-type="float" office:value="1665.83735730035" calcext:value-type="float">
            <text:p>1665.8373573004</text:p>
          </table:table-cell>
          <table:table-cell table:formula="of:=([.B1303] * (PI()) * 23 * (3600/63360)) / 11.1 / 60" office:value-type="float" office:value="10.2688878042857" calcext:value-type="float">
            <text:p>10.2688878043</text:p>
          </table:table-cell>
        </table:table-row>
        <table:table-row table:style-name="ro1">
          <table:table-cell office:value-type="float" office:value="87.827502877" calcext:value-type="float">
            <text:p>87.827502877</text:p>
          </table:table-cell>
          <table:table-cell office:value-type="float" office:value="1687.76100696977" calcext:value-type="float">
            <text:p>1687.7610069698</text:p>
          </table:table-cell>
          <table:table-cell table:formula="of:=([.B1304] * (PI()) * 23 * (3600/63360)) / 11.1 / 60" office:value-type="float" office:value="10.4040339502939" calcext:value-type="float">
            <text:p>10.4040339503</text:p>
          </table:table-cell>
        </table:table-row>
        <table:table-row table:style-name="ro1">
          <table:table-cell office:value-type="float" office:value="87.8631374130001" calcext:value-type="float">
            <text:p>87.863137413</text:p>
          </table:table-cell>
          <table:table-cell office:value-type="float" office:value="1683.75982220873" calcext:value-type="float">
            <text:p>1683.7598222087</text:p>
          </table:table-cell>
          <table:table-cell table:formula="of:=([.B1305] * (PI()) * 23 * (3600/63360)) / 11.1 / 60" office:value-type="float" office:value="10.3793690469555" calcext:value-type="float">
            <text:p>10.379369047</text:p>
          </table:table-cell>
        </table:table-row>
        <table:table-row table:style-name="ro1">
          <table:table-cell office:value-type="float" office:value="87.899016949" calcext:value-type="float">
            <text:p>87.899016949</text:p>
          </table:table-cell>
          <table:table-cell office:value-type="float" office:value="1672.26242836935" calcext:value-type="float">
            <text:p>1672.2624283694</text:p>
          </table:table-cell>
          <table:table-cell table:formula="of:=([.B1306] * (PI()) * 23 * (3600/63360)) / 11.1 / 60" office:value-type="float" office:value="10.3084945123793" calcext:value-type="float">
            <text:p>10.3084945124</text:p>
          </table:table-cell>
        </table:table-row>
        <table:table-row table:style-name="ro1">
          <table:table-cell office:value-type="float" office:value="87.934460599" calcext:value-type="float">
            <text:p>87.934460599</text:p>
          </table:table-cell>
          <table:table-cell office:value-type="float" office:value="1692.82791134434" calcext:value-type="float">
            <text:p>1692.8279113443</text:p>
          </table:table-cell>
          <table:table-cell table:formula="of:=([.B1307] * (PI()) * 23 * (3600/63360)) / 11.1 / 60" office:value-type="float" office:value="10.4352683756173" calcext:value-type="float">
            <text:p>10.4352683756</text:p>
          </table:table-cell>
        </table:table-row>
        <table:table-row table:style-name="ro1">
          <table:table-cell office:value-type="float" office:value="87.969044611" calcext:value-type="float">
            <text:p>87.969044611</text:p>
          </table:table-cell>
          <table:table-cell office:value-type="float" office:value="1734.90571308011" calcext:value-type="float">
            <text:p>1734.9057130801</text:p>
          </table:table-cell>
          <table:table-cell table:formula="of:=([.B1308] * (PI()) * 23 * (3600/63360)) / 11.1 / 60" office:value-type="float" office:value="10.6946527766106" calcext:value-type="float">
            <text:p>10.6946527766</text:p>
          </table:table-cell>
        </table:table-row>
        <table:table-row table:style-name="ro1">
          <table:table-cell office:value-type="float" office:value="88.0382881560001" calcext:value-type="float">
            <text:p>88.038288156</text:p>
          </table:table-cell>
          <table:table-cell office:value-type="float" office:value="1728.21682069722" calcext:value-type="float">
            <text:p>1728.2168206972</text:p>
          </table:table-cell>
          <table:table-cell table:formula="of:=([.B1309] * (PI()) * 23 * (3600/63360)) / 11.1 / 60" office:value-type="float" office:value="10.6534197684098" calcext:value-type="float">
            <text:p>10.6534197684</text:p>
          </table:table-cell>
        </table:table-row>
        <table:table-row table:style-name="ro1">
          <table:table-cell office:value-type="float" office:value="88.073008366" calcext:value-type="float">
            <text:p>88.073008366</text:p>
          </table:table-cell>
          <table:table-cell office:value-type="float" office:value="1728.10014686309" calcext:value-type="float">
            <text:p>1728.1001468631</text:p>
          </table:table-cell>
          <table:table-cell table:formula="of:=([.B1310] * (PI()) * 23 * (3600/63360)) / 11.1 / 60" office:value-type="float" office:value="10.6527005442267" calcext:value-type="float">
            <text:p>10.6527005442</text:p>
          </table:table-cell>
        </table:table-row>
        <table:table-row table:style-name="ro1">
          <table:table-cell office:value-type="float" office:value="88.1082982660001" calcext:value-type="float">
            <text:p>88.108298266</text:p>
          </table:table-cell>
          <table:table-cell office:value-type="float" office:value="1700.20317427614" calcext:value-type="float">
            <text:p>1700.2031742761</text:p>
          </table:table-cell>
          <table:table-cell table:formula="of:=([.B1311] * (PI()) * 23 * (3600/63360)) / 11.1 / 60" office:value-type="float" office:value="10.4807324464294" calcext:value-type="float">
            <text:p>10.4807324464</text:p>
          </table:table-cell>
        </table:table-row>
        <table:table-row table:style-name="ro1">
          <table:table-cell office:value-type="float" office:value="88.143611915" calcext:value-type="float">
            <text:p>88.143611915</text:p>
          </table:table-cell>
          <table:table-cell office:value-type="float" office:value="1699.05976015439" calcext:value-type="float">
            <text:p>1699.0597601544</text:p>
          </table:table-cell>
          <table:table-cell table:formula="of:=([.B1312] * (PI()) * 23 * (3600/63360)) / 11.1 / 60" office:value-type="float" office:value="10.473683984418" calcext:value-type="float">
            <text:p>10.4736839844</text:p>
          </table:table-cell>
        </table:table-row>
        <table:table-row table:style-name="ro1">
          <table:table-cell office:value-type="float" office:value="88.178995252" calcext:value-type="float">
            <text:p>88.178995252</text:p>
          </table:table-cell>
          <table:table-cell office:value-type="float" office:value="1695.71343709119" calcext:value-type="float">
            <text:p>1695.7134370912</text:p>
          </table:table-cell>
          <table:table-cell table:formula="of:=([.B1313] * (PI()) * 23 * (3600/63360)) / 11.1 / 60" office:value-type="float" office:value="10.4530559105294" calcext:value-type="float">
            <text:p>10.4530559105</text:p>
          </table:table-cell>
        </table:table-row>
        <table:table-row table:style-name="ro1">
          <table:table-cell office:value-type="float" office:value="88.214573538" calcext:value-type="float">
            <text:p>88.214573538</text:p>
          </table:table-cell>
          <table:table-cell office:value-type="float" office:value="1686.42188103009" calcext:value-type="float">
            <text:p>1686.4218810301</text:p>
          </table:table-cell>
          <table:table-cell table:formula="of:=([.B1314] * (PI()) * 23 * (3600/63360)) / 11.1 / 60" office:value-type="float" office:value="10.3957790423522" calcext:value-type="float">
            <text:p>10.3957790424</text:p>
          </table:table-cell>
        </table:table-row>
        <table:table-row table:style-name="ro1">
          <table:table-cell office:value-type="float" office:value="88.250128542" calcext:value-type="float">
            <text:p>88.250128542</text:p>
          </table:table-cell>
          <table:table-cell office:value-type="float" office:value="1687.52617774971" calcext:value-type="float">
            <text:p>1687.5261777497</text:p>
          </table:table-cell>
          <table:table-cell table:formula="of:=([.B1315] * (PI()) * 23 * (3600/63360)) / 11.1 / 60" office:value-type="float" office:value="10.40258636905" calcext:value-type="float">
            <text:p>10.4025863691</text:p>
          </table:table-cell>
        </table:table-row>
        <table:table-row table:style-name="ro1">
          <table:table-cell office:value-type="float" office:value="88.28611834" calcext:value-type="float">
            <text:p>88.28611834</text:p>
          </table:table-cell>
          <table:table-cell office:value-type="float" office:value="1667.1391153707" calcext:value-type="float">
            <text:p>1667.1391153707</text:p>
          </table:table-cell>
          <table:table-cell table:formula="of:=([.B1316] * (PI()) * 23 * (3600/63360)) / 11.1 / 60" office:value-type="float" office:value="10.2769123617337" calcext:value-type="float">
            <text:p>10.2769123617</text:p>
          </table:table-cell>
        </table:table-row>
        <table:table-row table:style-name="ro1">
          <table:table-cell office:value-type="float" office:value="88.322576316" calcext:value-type="float">
            <text:p>88.322576316</text:p>
          </table:table-cell>
          <table:table-cell office:value-type="float" office:value="1645.73041575025" calcext:value-type="float">
            <text:p>1645.7304157503</text:p>
          </table:table-cell>
          <table:table-cell table:formula="of:=([.B1317] * (PI()) * 23 * (3600/63360)) / 11.1 / 60" office:value-type="float" office:value="10.144940573807" calcext:value-type="float">
            <text:p>10.1449405738</text:p>
          </table:table-cell>
        </table:table-row>
        <table:table-row table:style-name="ro1">
          <table:table-cell office:value-type="float" office:value="88.359396116" calcext:value-type="float">
            <text:p>88.359396116</text:p>
          </table:table-cell>
          <table:table-cell office:value-type="float" office:value="1629.55800954968" calcext:value-type="float">
            <text:p>1629.5580095497</text:p>
          </table:table-cell>
          <table:table-cell table:formula="of:=([.B1318] * (PI()) * 23 * (3600/63360)) / 11.1 / 60" office:value-type="float" office:value="10.0452473930345" calcext:value-type="float">
            <text:p>10.045247393</text:p>
          </table:table-cell>
        </table:table-row>
        <table:table-row table:style-name="ro1">
          <table:table-cell office:value-type="float" office:value="88.43286983" calcext:value-type="float">
            <text:p>88.43286983</text:p>
          </table:table-cell>
          <table:table-cell office:value-type="float" office:value="1642.12942147639" calcext:value-type="float">
            <text:p>1642.1294214764</text:p>
          </table:table-cell>
          <table:table-cell table:formula="of:=([.B1319] * (PI()) * 23 * (3600/63360)) / 11.1 / 60" office:value-type="float" office:value="10.1227426047075" calcext:value-type="float">
            <text:p>10.1227426047</text:p>
          </table:table-cell>
        </table:table-row>
        <table:table-row table:style-name="ro1">
          <table:table-cell office:value-type="float" office:value="88.4694845250001" calcext:value-type="float">
            <text:p>88.469484525</text:p>
          </table:table-cell>
          <table:table-cell office:value-type="float" office:value="1638.68632525706" calcext:value-type="float">
            <text:p>1638.6863252571</text:p>
          </table:table-cell>
          <table:table-cell table:formula="of:=([.B1320] * (PI()) * 23 * (3600/63360)) / 11.1 / 60" office:value-type="float" office:value="10.1015179823752" calcext:value-type="float">
            <text:p>10.1015179824</text:p>
          </table:table-cell>
        </table:table-row>
        <table:table-row table:style-name="ro1">
          <table:table-cell office:value-type="float" office:value="88.506542815" calcext:value-type="float">
            <text:p>88.506542815</text:p>
          </table:table-cell>
          <table:table-cell office:value-type="float" office:value="1619.07092852889" calcext:value-type="float">
            <text:p>1619.0709285289</text:p>
          </table:table-cell>
          <table:table-cell table:formula="of:=([.B1321] * (PI()) * 23 * (3600/63360)) / 11.1 / 60" office:value-type="float" office:value="9.98060083079655" calcext:value-type="float">
            <text:p>9.9806008308</text:p>
          </table:table-cell>
        </table:table-row>
        <table:table-row table:style-name="ro1">
          <table:table-cell office:value-type="float" office:value="88.543634855" calcext:value-type="float">
            <text:p>88.543634855</text:p>
          </table:table-cell>
          <table:table-cell office:value-type="float" office:value="1617.5977379536" calcext:value-type="float">
            <text:p>1617.5977379536</text:p>
          </table:table-cell>
          <table:table-cell table:formula="of:=([.B1322] * (PI()) * 23 * (3600/63360)) / 11.1 / 60" office:value-type="float" office:value="9.97151949481517" calcext:value-type="float">
            <text:p>9.9715194948</text:p>
          </table:table-cell>
        </table:table-row>
        <table:table-row table:style-name="ro1">
          <table:table-cell office:value-type="float" office:value="88.581043876" calcext:value-type="float">
            <text:p>88.581043876</text:p>
          </table:table-cell>
          <table:table-cell office:value-type="float" office:value="1603.8912111587" calcext:value-type="float">
            <text:p>1603.8912111587</text:p>
          </table:table-cell>
          <table:table-cell table:formula="of:=([.B1323] * (PI()) * 23 * (3600/63360)) / 11.1 / 60" office:value-type="float" office:value="9.88702698104938" calcext:value-type="float">
            <text:p>9.887026981</text:p>
          </table:table-cell>
        </table:table-row>
        <table:table-row table:style-name="ro1">
          <table:table-cell office:value-type="float" office:value="88.61899321" calcext:value-type="float">
            <text:p>88.61899321</text:p>
          </table:table-cell>
          <table:table-cell office:value-type="float" office:value="1581.05541456858" calcext:value-type="float">
            <text:p>1581.0554145686</text:p>
          </table:table-cell>
          <table:table-cell table:formula="of:=([.B1324] * (PI()) * 23 * (3600/63360)) / 11.1 / 60" office:value-type="float" office:value="9.74625799656373" calcext:value-type="float">
            <text:p>9.7462579966</text:p>
          </table:table-cell>
        </table:table-row>
        <table:table-row table:style-name="ro1">
          <table:table-cell office:value-type="float" office:value="88.655806135" calcext:value-type="float">
            <text:p>88.655806135</text:p>
          </table:table-cell>
          <table:table-cell office:value-type="float" office:value="1629.86233775515" calcext:value-type="float">
            <text:p>1629.8623377552</text:p>
          </table:table-cell>
          <table:table-cell table:formula="of:=([.B1325] * (PI()) * 23 * (3600/63360)) / 11.1 / 60" office:value-type="float" office:value="10.0471233938241" calcext:value-type="float">
            <text:p>10.0471233938</text:p>
          </table:table-cell>
        </table:table-row>
        <table:table-row table:style-name="ro1">
          <table:table-cell office:value-type="float" office:value="88.692013173" calcext:value-type="float">
            <text:p>88.692013173</text:p>
          </table:table-cell>
          <table:table-cell office:value-type="float" office:value="1657.13638326141" calcext:value-type="float">
            <text:p>1657.1363832614</text:p>
          </table:table-cell>
          <table:table-cell table:formula="of:=([.B1326] * (PI()) * 23 * (3600/63360)) / 11.1 / 60" office:value-type="float" office:value="10.2152515199255" calcext:value-type="float">
            <text:p>10.2152515199</text:p>
          </table:table-cell>
        </table:table-row>
        <table:table-row table:style-name="ro1">
          <table:table-cell office:value-type="float" office:value="88.728045106" calcext:value-type="float">
            <text:p>88.728045106</text:p>
          </table:table-cell>
          <table:table-cell office:value-type="float" office:value="1665.18959723847" calcext:value-type="float">
            <text:p>1665.1895972385</text:p>
          </table:table-cell>
          <table:table-cell table:formula="of:=([.B1327] * (PI()) * 23 * (3600/63360)) / 11.1 / 60" office:value-type="float" office:value="10.2648947521606" calcext:value-type="float">
            <text:p>10.2648947522</text:p>
          </table:table-cell>
        </table:table-row>
        <table:table-row table:style-name="ro1">
          <table:table-cell office:value-type="float" office:value="88.764995583" calcext:value-type="float">
            <text:p>88.764995583</text:p>
          </table:table-cell>
          <table:table-cell office:value-type="float" office:value="1623.79500540662" calcext:value-type="float">
            <text:p>1623.7950054066</text:p>
          </table:table-cell>
          <table:table-cell table:formula="of:=([.B1328] * (PI()) * 23 * (3600/63360)) / 11.1 / 60" office:value-type="float" office:value="10.0097219302986" calcext:value-type="float">
            <text:p>10.0097219303</text:p>
          </table:table-cell>
        </table:table-row>
        <table:table-row table:style-name="ro1">
          <table:table-cell office:value-type="float" office:value="88.838440703" calcext:value-type="float">
            <text:p>88.838440703</text:p>
          </table:table-cell>
          <table:table-cell office:value-type="float" office:value="1669.05215946672" calcext:value-type="float">
            <text:p>1669.0521594667</text:p>
          </table:table-cell>
          <table:table-cell table:formula="of:=([.B1329] * (PI()) * 23 * (3600/63360)) / 11.1 / 60" office:value-type="float" office:value="10.288705130758" calcext:value-type="float">
            <text:p>10.2887051308</text:p>
          </table:table-cell>
        </table:table-row>
        <table:table-row table:style-name="ro1">
          <table:table-cell office:value-type="float" office:value="88.87556514" calcext:value-type="float">
            <text:p>88.87556514</text:p>
          </table:table-cell>
          <table:table-cell office:value-type="float" office:value="1616.1861255975" calcext:value-type="float">
            <text:p>1616.1861255975</text:p>
          </table:table-cell>
          <table:table-cell table:formula="of:=([.B1330] * (PI()) * 23 * (3600/63360)) / 11.1 / 60" office:value-type="float" office:value="9.96281775160812" calcext:value-type="float">
            <text:p>9.9628177516</text:p>
          </table:table-cell>
        </table:table-row>
        <table:table-row table:style-name="ro1">
          <table:table-cell office:value-type="float" office:value="88.913194473" calcext:value-type="float">
            <text:p>88.913194473</text:p>
          </table:table-cell>
          <table:table-cell office:value-type="float" office:value="1594.50075822324" calcext:value-type="float">
            <text:p>1594.5007582232</text:p>
          </table:table-cell>
          <table:table-cell table:formula="of:=([.B1331] * (PI()) * 23 * (3600/63360)) / 11.1 / 60" office:value-type="float" office:value="9.82914047297998" calcext:value-type="float">
            <text:p>9.829140473</text:p>
          </table:table-cell>
        </table:table-row>
        <table:table-row table:style-name="ro1">
          <table:table-cell office:value-type="float" office:value="88.9512164650001" calcext:value-type="float">
            <text:p>88.951216465</text:p>
          </table:table-cell>
          <table:table-cell office:value-type="float" office:value="1578.0341019465" calcext:value-type="float">
            <text:p>1578.0341019465</text:p>
          </table:table-cell>
          <table:table-cell table:formula="of:=([.B1332] * (PI()) * 23 * (3600/63360)) / 11.1 / 60" office:value-type="float" office:value="9.72763341703809" calcext:value-type="float">
            <text:p>9.727633417</text:p>
          </table:table-cell>
        </table:table-row>
        <table:table-row table:style-name="ro1">
          <table:table-cell office:value-type="float" office:value="88.9899660620001" calcext:value-type="float">
            <text:p>88.989966062</text:p>
          </table:table-cell>
          <table:table-cell office:value-type="float" office:value="1548.4032001678" calcext:value-type="float">
            <text:p>1548.4032001678</text:p>
          </table:table-cell>
          <table:table-cell table:formula="of:=([.B1333] * (PI()) * 23 * (3600/63360)) / 11.1 / 60" office:value-type="float" office:value="9.54497668613227" calcext:value-type="float">
            <text:p>9.5449766861</text:p>
          </table:table-cell>
        </table:table-row>
        <table:table-row table:style-name="ro1">
          <table:table-cell office:value-type="float" office:value="89.027872844" calcext:value-type="float">
            <text:p>89.027872844</text:p>
          </table:table-cell>
          <table:table-cell office:value-type="float" office:value="1582.83021756109" calcext:value-type="float">
            <text:p>1582.8302175611</text:p>
          </table:table-cell>
          <table:table-cell table:formula="of:=([.B1334] * (PI()) * 23 * (3600/63360)) / 11.1 / 60" office:value-type="float" office:value="9.75719859212963" calcext:value-type="float">
            <text:p>9.7571985921</text:p>
          </table:table-cell>
        </table:table-row>
        <table:table-row table:style-name="ro1">
          <table:table-cell office:value-type="float" office:value="89.0662639510001" calcext:value-type="float">
            <text:p>89.066263951</text:p>
          </table:table-cell>
          <table:table-cell office:value-type="float" office:value="1562.8619409156" calcext:value-type="float">
            <text:p>1562.8619409156</text:p>
          </table:table-cell>
          <table:table-cell table:formula="of:=([.B1335] * (PI()) * 23 * (3600/63360)) / 11.1 / 60" office:value-type="float" office:value="9.63410614758883" calcext:value-type="float">
            <text:p>9.6341061476</text:p>
          </table:table-cell>
        </table:table-row>
        <table:table-row table:style-name="ro1">
          <table:table-cell office:value-type="float" office:value="89.105298341" calcext:value-type="float">
            <text:p>89.105298341</text:p>
          </table:table-cell>
          <table:table-cell office:value-type="float" office:value="1537.10612616274" calcext:value-type="float">
            <text:p>1537.1061261627</text:p>
          </table:table-cell>
          <table:table-cell table:formula="of:=([.B1336] * (PI()) * 23 * (3600/63360)) / 11.1 / 60" office:value-type="float" office:value="9.47533700314264" calcext:value-type="float">
            <text:p>9.4753370031</text:p>
          </table:table-cell>
        </table:table-row>
        <table:table-row table:style-name="ro1">
          <table:table-cell office:value-type="float" office:value="89.144258512" calcext:value-type="float">
            <text:p>89.144258512</text:p>
          </table:table-cell>
          <table:table-cell office:value-type="float" office:value="1540.03430837156" calcext:value-type="float">
            <text:p>1540.0343083716</text:p>
          </table:table-cell>
          <table:table-cell table:formula="of:=([.B1337] * (PI()) * 23 * (3600/63360)) / 11.1 / 60" office:value-type="float" office:value="9.49338748954883" calcext:value-type="float">
            <text:p>9.4933874895</text:p>
          </table:table-cell>
        </table:table-row>
        <table:table-row table:style-name="ro1">
          <table:table-cell office:value-type="float" office:value="89.182651755" calcext:value-type="float">
            <text:p>89.182651755</text:p>
          </table:table-cell>
          <table:table-cell office:value-type="float" office:value="1562.77499142341" calcext:value-type="float">
            <text:p>1562.7749914234</text:p>
          </table:table-cell>
          <table:table-cell table:formula="of:=([.B1338] * (PI()) * 23 * (3600/63360)) / 11.1 / 60" office:value-type="float" office:value="9.63357015613923" calcext:value-type="float">
            <text:p>9.6335701561</text:p>
          </table:table-cell>
        </table:table-row>
        <table:table-row table:style-name="ro1">
          <table:table-cell office:value-type="float" office:value="89.2619530900001" calcext:value-type="float">
            <text:p>89.26195309</text:p>
          </table:table-cell>
          <table:table-cell office:value-type="float" office:value="1504.74676127577" calcext:value-type="float">
            <text:p>1504.7467612758</text:p>
          </table:table-cell>
          <table:table-cell table:formula="of:=([.B1339] * (PI()) * 23 * (3600/63360)) / 11.1 / 60" office:value-type="float" office:value="9.27586093425393" calcext:value-type="float">
            <text:p>9.2758609343</text:p>
          </table:table-cell>
        </table:table-row>
        <table:table-row table:style-name="ro1">
          <table:table-cell office:value-type="float" office:value="89.302909101" calcext:value-type="float">
            <text:p>89.302909101</text:p>
          </table:table-cell>
          <table:table-cell office:value-type="float" office:value="1464.9864216536" calcext:value-type="float">
            <text:p>1464.9864216536</text:p>
          </table:table-cell>
          <table:table-cell table:formula="of:=([.B1340] * (PI()) * 23 * (3600/63360)) / 11.1 / 60" office:value-type="float" office:value="9.03076229671224" calcext:value-type="float">
            <text:p>9.0307622967</text:p>
          </table:table-cell>
        </table:table-row>
        <table:table-row table:style-name="ro1">
          <table:table-cell office:value-type="float" office:value="89.343984747" calcext:value-type="float">
            <text:p>89.343984747</text:p>
          </table:table-cell>
          <table:table-cell office:value-type="float" office:value="1460.71957091186" calcext:value-type="float">
            <text:p>1460.7195709119</text:p>
          </table:table-cell>
          <table:table-cell table:formula="of:=([.B1341] * (PI()) * 23 * (3600/63360)) / 11.1 / 60" office:value-type="float" office:value="9.00445972200257" calcext:value-type="float">
            <text:p>9.004459722</text:p>
          </table:table-cell>
        </table:table-row>
        <table:table-row table:style-name="ro1">
          <table:table-cell office:value-type="float" office:value="89.3845782050001" calcext:value-type="float">
            <text:p>89.384578205</text:p>
          </table:table-cell>
          <table:table-cell office:value-type="float" office:value="1478.0706782814" calcext:value-type="float">
            <text:p>1478.0706782814</text:p>
          </table:table-cell>
          <table:table-cell table:formula="of:=([.B1342] * (PI()) * 23 * (3600/63360)) / 11.1 / 60" office:value-type="float" office:value="9.11141888826035" calcext:value-type="float">
            <text:p>9.1114188883</text:p>
          </table:table-cell>
        </table:table-row>
        <table:table-row table:style-name="ro1">
          <table:table-cell office:value-type="float" office:value="89.4256115590001" calcext:value-type="float">
            <text:p>89.425611559</text:p>
          </table:table-cell>
          <table:table-cell office:value-type="float" office:value="1462.22509619934" calcext:value-type="float">
            <text:p>1462.2250961993</text:p>
          </table:table-cell>
          <table:table-cell table:formula="of:=([.B1343] * (PI()) * 23 * (3600/63360)) / 11.1 / 60" office:value-type="float" office:value="9.01374038208376" calcext:value-type="float">
            <text:p>9.0137403821</text:p>
          </table:table-cell>
        </table:table-row>
        <table:table-row table:style-name="ro1">
          <table:table-cell office:value-type="float" office:value="89.466212516" calcext:value-type="float">
            <text:p>89.466212516</text:p>
          </table:table-cell>
          <table:table-cell office:value-type="float" office:value="1477.79767851561" calcext:value-type="float">
            <text:p>1477.7976785156</text:p>
          </table:table-cell>
          <table:table-cell table:formula="of:=([.B1344] * (PI()) * 23 * (3600/63360)) / 11.1 / 60" office:value-type="float" office:value="9.10973600850429" calcext:value-type="float">
            <text:p>9.1097360085</text:p>
          </table:table-cell>
        </table:table-row>
        <table:table-row table:style-name="ro1">
          <table:table-cell office:value-type="float" office:value="89.5068841510001" calcext:value-type="float">
            <text:p>89.506884151</text:p>
          </table:table-cell>
          <table:table-cell office:value-type="float" office:value="1475.22960411798" calcext:value-type="float">
            <text:p>1475.229604118</text:p>
          </table:table-cell>
          <table:table-cell table:formula="of:=([.B1345] * (PI()) * 23 * (3600/63360)) / 11.1 / 60" office:value-type="float" office:value="9.09390537068917" calcext:value-type="float">
            <text:p>9.0939053707</text:p>
          </table:table-cell>
        </table:table-row>
        <table:table-row table:style-name="ro1">
          <table:table-cell office:value-type="float" office:value="89.54747115" calcext:value-type="float">
            <text:p>89.54747115</text:p>
          </table:table-cell>
          <table:table-cell office:value-type="float" office:value="1478.30589790697" calcext:value-type="float">
            <text:p>1478.305897907</text:p>
          </table:table-cell>
          <table:table-cell table:formula="of:=([.B1346] * (PI()) * 23 * (3600/63360)) / 11.1 / 60" office:value-type="float" office:value="9.11286887612007" calcext:value-type="float">
            <text:p>9.1128688761</text:p>
          </table:table-cell>
        </table:table-row>
        <table:table-row table:style-name="ro1">
          <table:table-cell office:value-type="float" office:value="89.588214555" calcext:value-type="float">
            <text:p>89.588214555</text:p>
          </table:table-cell>
          <table:table-cell office:value-type="float" office:value="1472.63096935769" calcext:value-type="float">
            <text:p>1472.6309693577</text:p>
          </table:table-cell>
          <table:table-cell table:formula="of:=([.B1347] * (PI()) * 23 * (3600/63360)) / 11.1 / 60" office:value-type="float" office:value="9.07788634657449" calcext:value-type="float">
            <text:p>9.0778863466</text:p>
          </table:table-cell>
        </table:table-row>
        <table:table-row table:style-name="ro1">
          <table:table-cell office:value-type="float" office:value="89.6287102520001" calcext:value-type="float">
            <text:p>89.628710252</text:p>
          </table:table-cell>
          <table:table-cell office:value-type="float" office:value="1481.63890103822" calcext:value-type="float">
            <text:p>1481.6389010382</text:p>
          </table:table-cell>
          <table:table-cell table:formula="of:=([.B1348] * (PI()) * 23 * (3600/63360)) / 11.1 / 60" office:value-type="float" office:value="9.13341484062023" calcext:value-type="float">
            <text:p>9.1334148406</text:p>
          </table:table-cell>
        </table:table-row>
        <table:table-row table:style-name="ro1">
          <table:table-cell office:value-type="float" office:value="89.7083583080001" calcext:value-type="float">
            <text:p>89.708358308</text:p>
          </table:table-cell>
          <table:table-cell office:value-type="float" office:value="1508.31075454686" calcext:value-type="float">
            <text:p>1508.3107545469</text:p>
          </table:table-cell>
          <table:table-cell table:formula="of:=([.B1349] * (PI()) * 23 * (3600/63360)) / 11.1 / 60" office:value-type="float" office:value="9.29783081437197" calcext:value-type="float">
            <text:p>9.2978308144</text:p>
          </table:table-cell>
        </table:table-row>
        <table:table-row table:style-name="ro1">
          <table:table-cell office:value-type="float" office:value="89.747941606" calcext:value-type="float">
            <text:p>89.747941606</text:p>
          </table:table-cell>
          <table:table-cell office:value-type="float" office:value="1515.79082673036" calcext:value-type="float">
            <text:p>1515.7908267304</text:p>
          </table:table-cell>
          <table:table-cell table:formula="of:=([.B1350] * (PI()) * 23 * (3600/63360)) / 11.1 / 60" office:value-type="float" office:value="9.3439409713352" calcext:value-type="float">
            <text:p>9.3439409713</text:p>
          </table:table-cell>
        </table:table-row>
        <table:table-row table:style-name="ro1">
          <table:table-cell office:value-type="float" office:value="89.787373341" calcext:value-type="float">
            <text:p>89.787373341</text:p>
          </table:table-cell>
          <table:table-cell office:value-type="float" office:value="1521.61704271977" calcext:value-type="float">
            <text:p>1521.6170427198</text:p>
          </table:table-cell>
          <table:table-cell table:formula="of:=([.B1351] * (PI()) * 23 * (3600/63360)) / 11.1 / 60" office:value-type="float" office:value="9.37985609717662" calcext:value-type="float">
            <text:p>9.3798560972</text:p>
          </table:table-cell>
        </table:table-row>
        <table:table-row table:style-name="ro1">
          <table:table-cell office:value-type="float" office:value="89.826675179" calcext:value-type="float">
            <text:p>89.826675179</text:p>
          </table:table-cell>
          <table:table-cell office:value-type="float" office:value="1526.64615837958" calcext:value-type="float">
            <text:p>1526.6461583796</text:p>
          </table:table-cell>
          <table:table-cell table:formula="of:=([.B1352] * (PI()) * 23 * (3600/63360)) / 11.1 / 60" office:value-type="float" office:value="9.41085757774676" calcext:value-type="float">
            <text:p>9.4108575777</text:p>
          </table:table-cell>
        </table:table-row>
        <table:table-row table:style-name="ro1">
          <table:table-cell office:value-type="float" office:value="89.865503111" calcext:value-type="float">
            <text:p>89.865503111</text:p>
          </table:table-cell>
          <table:table-cell office:value-type="float" office:value="1545.27931078055" calcext:value-type="float">
            <text:p>1545.2793107806</text:p>
          </table:table-cell>
          <table:table-cell table:formula="of:=([.B1353] * (PI()) * 23 * (3600/63360)) / 11.1 / 60" office:value-type="float" office:value="9.52571978239549" calcext:value-type="float">
            <text:p>9.5257197824</text:p>
          </table:table-cell>
        </table:table-row>
        <table:table-row table:style-name="ro1">
          <table:table-cell office:value-type="float" office:value="89.904465" calcext:value-type="float">
            <text:p>89.904465</text:p>
          </table:table-cell>
          <table:table-cell office:value-type="float" office:value="1539.96640152612" calcext:value-type="float">
            <text:p>1539.9664015261</text:p>
          </table:table-cell>
          <table:table-cell table:formula="of:=([.B1354] * (PI()) * 23 * (3600/63360)) / 11.1 / 60" office:value-type="float" office:value="9.49296888459085" calcext:value-type="float">
            <text:p>9.4929688846</text:p>
          </table:table-cell>
        </table:table-row>
        <table:table-row table:style-name="ro1">
          <table:table-cell office:value-type="float" office:value="89.943820537" calcext:value-type="float">
            <text:p>89.943820537</text:p>
          </table:table-cell>
          <table:table-cell office:value-type="float" office:value="1524.56311293608" calcext:value-type="float">
            <text:p>1524.5631129361</text:p>
          </table:table-cell>
          <table:table-cell table:formula="of:=([.B1355] * (PI()) * 23 * (3600/63360)) / 11.1 / 60" office:value-type="float" office:value="9.39801685241617" calcext:value-type="float">
            <text:p>9.3980168524</text:p>
          </table:table-cell>
        </table:table-row>
        <table:table-row table:style-name="ro1">
          <table:table-cell office:value-type="float" office:value="89.9824998220001" calcext:value-type="float">
            <text:p>89.982499822</text:p>
          </table:table-cell>
          <table:table-cell office:value-type="float" office:value="1551.21791935686" calcext:value-type="float">
            <text:p>1551.2179193569</text:p>
          </table:table-cell>
          <table:table-cell table:formula="of:=([.B1356] * (PI()) * 23 * (3600/63360)) / 11.1 / 60" office:value-type="float" office:value="9.56232774109952" calcext:value-type="float">
            <text:p>9.5623277411</text:p>
          </table:table-cell>
        </table:table-row>
        <table:table-row table:style-name="ro1">
          <table:table-cell office:value-type="float" office:value="90.021249836" calcext:value-type="float">
            <text:p>90.021249836</text:p>
          </table:table-cell>
          <table:table-cell office:value-type="float" office:value="1548.38653736104" calcext:value-type="float">
            <text:p>1548.386537361</text:p>
          </table:table-cell>
          <table:table-cell table:formula="of:=([.B1357] * (PI()) * 23 * (3600/63360)) / 11.1 / 60" office:value-type="float" office:value="9.54487396992629" calcext:value-type="float">
            <text:p>9.5448739699</text:p>
          </table:table-cell>
        </table:table-row>
        <table:table-row table:style-name="ro1">
          <table:table-cell office:value-type="float" office:value="90.059954954" calcext:value-type="float">
            <text:p>90.059954954</text:p>
          </table:table-cell>
          <table:table-cell office:value-type="float" office:value="1550.18258825405" calcext:value-type="float">
            <text:p>1550.1825882541</text:p>
          </table:table-cell>
          <table:table-cell table:formula="of:=([.B1358] * (PI()) * 23 * (3600/63360)) / 11.1 / 60" office:value-type="float" office:value="9.55594554605002" calcext:value-type="float">
            <text:p>9.5559455461</text:p>
          </table:table-cell>
        </table:table-row>
        <table:table-row table:style-name="ro1">
          <table:table-cell office:value-type="float" office:value="90.136746803" calcext:value-type="float">
            <text:p>90.136746803</text:p>
          </table:table-cell>
          <table:table-cell office:value-type="float" office:value="1565.6168005741" calcext:value-type="float">
            <text:p>1565.6168005741</text:p>
          </table:table-cell>
          <table:table-cell table:formula="of:=([.B1359] * (PI()) * 23 * (3600/63360)) / 11.1 / 60" office:value-type="float" office:value="9.65108820446595" calcext:value-type="float">
            <text:p>9.6510882045</text:p>
          </table:table-cell>
        </table:table-row>
        <table:table-row table:style-name="ro1">
          <table:table-cell office:value-type="float" office:value="90.174514158" calcext:value-type="float">
            <text:p>90.174514158</text:p>
          </table:table-cell>
          <table:table-cell office:value-type="float" office:value="1588.67360449137" calcext:value-type="float">
            <text:p>1588.6736044914</text:p>
          </table:table-cell>
          <table:table-cell table:formula="of:=([.B1360] * (PI()) * 23 * (3600/63360)) / 11.1 / 60" office:value-type="float" office:value="9.79321956651894" calcext:value-type="float">
            <text:p>9.7932195665</text:p>
          </table:table-cell>
        </table:table-row>
        <table:table-row table:style-name="ro1">
          <table:table-cell office:value-type="float" office:value="90.212220315" calcext:value-type="float">
            <text:p>90.212220315</text:p>
          </table:table-cell>
          <table:table-cell office:value-type="float" office:value="1591.25205997515" calcext:value-type="float">
            <text:p>1591.2520599752</text:p>
          </table:table-cell>
          <table:table-cell table:formula="of:=([.B1361] * (PI()) * 23 * (3600/63360)) / 11.1 / 60" office:value-type="float" office:value="9.80911419750152" calcext:value-type="float">
            <text:p>9.8091141975</text:p>
          </table:table-cell>
        </table:table-row>
        <table:table-row table:style-name="ro1">
          <table:table-cell office:value-type="float" office:value="90.250372411" calcext:value-type="float">
            <text:p>90.250372411</text:p>
          </table:table-cell>
          <table:table-cell office:value-type="float" office:value="1572.65278426741" calcext:value-type="float">
            <text:p>1572.6527842674</text:p>
          </table:table-cell>
          <table:table-cell table:formula="of:=([.B1362] * (PI()) * 23 * (3600/63360)) / 11.1 / 60" office:value-type="float" office:value="9.69446082234052" calcext:value-type="float">
            <text:p>9.6944608223</text:p>
          </table:table-cell>
        </table:table-row>
        <table:table-row table:style-name="ro1">
          <table:table-cell office:value-type="float" office:value="90.288454402" calcext:value-type="float">
            <text:p>90.288454402</text:p>
          </table:table-cell>
          <table:table-cell office:value-type="float" office:value="1575.54787510926" calcext:value-type="float">
            <text:p>1575.5478751093</text:p>
          </table:table-cell>
          <table:table-cell table:formula="of:=([.B1363] * (PI()) * 23 * (3600/63360)) / 11.1 / 60" office:value-type="float" office:value="9.71230732032419" calcext:value-type="float">
            <text:p>9.7123073203</text:p>
          </table:table-cell>
        </table:table-row>
        <table:table-row table:style-name="ro1">
          <table:table-cell office:value-type="float" office:value="90.326808165" calcext:value-type="float">
            <text:p>90.326808165</text:p>
          </table:table-cell>
          <table:table-cell office:value-type="float" office:value="1564.38365643418" calcext:value-type="float">
            <text:p>1564.3836564342</text:p>
          </table:table-cell>
          <table:table-cell table:formula="of:=([.B1364] * (PI()) * 23 * (3600/63360)) / 11.1 / 60" office:value-type="float" office:value="9.64348661073061" calcext:value-type="float">
            <text:p>9.6434866107</text:p>
          </table:table-cell>
        </table:table-row>
        <table:table-row table:style-name="ro1">
          <table:table-cell office:value-type="float" office:value="90.364796771" calcext:value-type="float">
            <text:p>90.364796771</text:p>
          </table:table-cell>
          <table:table-cell office:value-type="float" office:value="1579.42094532244" calcext:value-type="float">
            <text:p>1579.4209453224</text:p>
          </table:table-cell>
          <table:table-cell table:formula="of:=([.B1365] * (PI()) * 23 * (3600/63360)) / 11.1 / 60" office:value-type="float" office:value="9.73618247434386" calcext:value-type="float">
            <text:p>9.7361824743</text:p>
          </table:table-cell>
        </table:table-row>
        <table:table-row table:style-name="ro1">
          <table:table-cell office:value-type="float" office:value="90.402476313" calcext:value-type="float">
            <text:p>90.402476313</text:p>
          </table:table-cell>
          <table:table-cell office:value-type="float" office:value="1592.37604321292" calcext:value-type="float">
            <text:p>1592.3760432129</text:p>
          </table:table-cell>
          <table:table-cell table:formula="of:=([.B1366] * (PI()) * 23 * (3600/63360)) / 11.1 / 60" office:value-type="float" office:value="9.81604287977171" calcext:value-type="float">
            <text:p>9.8160428798</text:p>
          </table:table-cell>
        </table:table-row>
        <table:table-row table:style-name="ro1">
          <table:table-cell office:value-type="float" office:value="90.440016115" calcext:value-type="float">
            <text:p>90.440016115</text:p>
          </table:table-cell>
          <table:table-cell office:value-type="float" office:value="1598.3035818902" calcext:value-type="float">
            <text:p>1598.3035818902</text:p>
          </table:table-cell>
          <table:table-cell table:formula="of:=([.B1367] * (PI()) * 23 * (3600/63360)) / 11.1 / 60" office:value-type="float" office:value="9.85258259919018" calcext:value-type="float">
            <text:p>9.8525825992</text:p>
          </table:table-cell>
        </table:table-row>
        <table:table-row table:style-name="ro1">
          <table:table-cell office:value-type="float" office:value="90.4774503960001" calcext:value-type="float">
            <text:p>90.477450396</text:p>
          </table:table-cell>
          <table:table-cell office:value-type="float" office:value="1602.80893333851" calcext:value-type="float">
            <text:p>1602.8089333385</text:p>
          </table:table-cell>
          <table:table-cell table:formula="of:=([.B1368] * (PI()) * 23 * (3600/63360)) / 11.1 / 60" office:value-type="float" office:value="9.88035538765528" calcext:value-type="float">
            <text:p>9.8803553877</text:p>
          </table:table-cell>
        </table:table-row>
        <table:table-row table:style-name="ro1">
          <table:table-cell office:value-type="float" office:value="90.552434114" calcext:value-type="float">
            <text:p>90.552434114</text:p>
          </table:table-cell>
          <table:table-cell office:value-type="float" office:value="1605.73564490187" calcext:value-type="float">
            <text:p>1605.7356449019</text:p>
          </table:table-cell>
          <table:table-cell table:formula="of:=([.B1369] * (PI()) * 23 * (3600/63360)) / 11.1 / 60" office:value-type="float" office:value="9.8983968084146" calcext:value-type="float">
            <text:p>9.8983968084</text:p>
          </table:table-cell>
        </table:table-row>
        <table:table-row table:style-name="ro1">
          <table:table-cell office:value-type="float" office:value="90.589628238" calcext:value-type="float">
            <text:p>90.589628238</text:p>
          </table:table-cell>
          <table:table-cell office:value-type="float" office:value="1613.15803539556" calcext:value-type="float">
            <text:p>1613.1580353956</text:p>
          </table:table-cell>
          <table:table-cell table:formula="of:=([.B1370] * (PI()) * 23 * (3600/63360)) / 11.1 / 60" office:value-type="float" office:value="9.9441513923692" calcext:value-type="float">
            <text:p>9.9441513924</text:p>
          </table:table-cell>
        </table:table-row>
        <table:table-row table:style-name="ro1">
          <table:table-cell office:value-type="float" office:value="90.6264754860001" calcext:value-type="float">
            <text:p>90.626475486</text:p>
          </table:table-cell>
          <table:table-cell office:value-type="float" office:value="1628.3441303373" calcext:value-type="float">
            <text:p>1628.3441303373</text:p>
          </table:table-cell>
          <table:table-cell table:formula="of:=([.B1371] * (PI()) * 23 * (3600/63360)) / 11.1 / 60" office:value-type="float" office:value="10.0377645560184" calcext:value-type="float">
            <text:p>10.037764556</text:p>
          </table:table-cell>
        </table:table-row>
        <table:table-row table:style-name="ro1">
          <table:table-cell office:value-type="float" office:value="90.662924296" calcext:value-type="float">
            <text:p>90.662924296</text:p>
          </table:table-cell>
          <table:table-cell office:value-type="float" office:value="1646.14427741665" calcext:value-type="float">
            <text:p>1646.1442774167</text:p>
          </table:table-cell>
          <table:table-cell table:formula="of:=([.B1372] * (PI()) * 23 * (3600/63360)) / 11.1 / 60" office:value-type="float" office:value="10.1474917826631" calcext:value-type="float">
            <text:p>10.1474917827</text:p>
          </table:table-cell>
        </table:table-row>
        <table:table-row table:style-name="ro1">
          <table:table-cell office:value-type="float" office:value="90.699134719" calcext:value-type="float">
            <text:p>90.699134719</text:p>
          </table:table-cell>
          <table:table-cell office:value-type="float" office:value="1656.98147187913" calcext:value-type="float">
            <text:p>1656.9814718791</text:p>
          </table:table-cell>
          <table:table-cell table:formula="of:=([.B1373] * (PI()) * 23 * (3600/63360)) / 11.1 / 60" office:value-type="float" office:value="10.2142965842007" calcext:value-type="float">
            <text:p>10.2142965842</text:p>
          </table:table-cell>
        </table:table-row>
        <table:table-row table:style-name="ro1">
          <table:table-cell office:value-type="float" office:value="90.735689153" calcext:value-type="float">
            <text:p>90.735689153</text:p>
          </table:table-cell>
          <table:table-cell office:value-type="float" office:value="1641.38774519202" calcext:value-type="float">
            <text:p>1641.387745192</text:p>
          </table:table-cell>
          <table:table-cell table:formula="of:=([.B1374] * (PI()) * 23 * (3600/63360)) / 11.1 / 60" office:value-type="float" office:value="10.1181706154206" calcext:value-type="float">
            <text:p>10.1181706154</text:p>
          </table:table-cell>
        </table:table-row>
        <table:table-row table:style-name="ro1">
          <table:table-cell office:value-type="float" office:value="90.772198744" calcext:value-type="float">
            <text:p>90.772198744</text:p>
          </table:table-cell>
          <table:table-cell office:value-type="float" office:value="1643.40378395246" calcext:value-type="float">
            <text:p>1643.4037839525</text:p>
          </table:table-cell>
          <table:table-cell table:formula="of:=([.B1375] * (PI()) * 23 * (3600/63360)) / 11.1 / 60" office:value-type="float" office:value="10.1305982847542" calcext:value-type="float">
            <text:p>10.1305982848</text:p>
          </table:table-cell>
        </table:table-row>
        <table:table-row table:style-name="ro1">
          <table:table-cell office:value-type="float" office:value="90.808901616" calcext:value-type="float">
            <text:p>90.808901616</text:p>
          </table:table-cell>
          <table:table-cell office:value-type="float" office:value="1634.74945503" calcext:value-type="float">
            <text:p>1634.74945503</text:p>
          </table:table-cell>
          <table:table-cell table:formula="of:=([.B1376] * (PI()) * 23 * (3600/63360)) / 11.1 / 60" office:value-type="float" office:value="10.07724953955" calcext:value-type="float">
            <text:p>10.0772495396</text:p>
          </table:table-cell>
        </table:table-row>
        <table:table-row table:style-name="ro1">
          <table:table-cell office:value-type="float" office:value="90.8459952710001" calcext:value-type="float">
            <text:p>90.845995271</text:p>
          </table:table-cell>
          <table:table-cell office:value-type="float" office:value="1617.52731026218" calcext:value-type="float">
            <text:p>1617.5273102622</text:p>
          </table:table-cell>
          <table:table-cell table:formula="of:=([.B1377] * (PI()) * 23 * (3600/63360)) / 11.1 / 60" office:value-type="float" office:value="9.97108535035422" calcext:value-type="float">
            <text:p>9.9710853504</text:p>
          </table:table-cell>
        </table:table-row>
        <table:table-row table:style-name="ro1">
          <table:table-cell office:value-type="float" office:value="90.883350281" calcext:value-type="float">
            <text:p>90.883350281</text:p>
          </table:table-cell>
          <table:table-cell office:value-type="float" office:value="1606.21025131818" calcext:value-type="float">
            <text:p>1606.2102513182</text:p>
          </table:table-cell>
          <table:table-cell table:formula="of:=([.B1378] * (PI()) * 23 * (3600/63360)) / 11.1 / 60" office:value-type="float" office:value="9.901322472207" calcext:value-type="float">
            <text:p>9.9013224722</text:p>
          </table:table-cell>
        </table:table-row>
        <table:table-row table:style-name="ro1">
          <table:table-cell office:value-type="float" office:value="90.9576635810001" calcext:value-type="float">
            <text:p>90.957663581</text:p>
          </table:table-cell>
          <table:table-cell office:value-type="float" office:value="1619.27800117834" calcext:value-type="float">
            <text:p>1619.2780011783</text:p>
          </table:table-cell>
          <table:table-cell table:formula="of:=([.B1379] * (PI()) * 23 * (3600/63360)) / 11.1 / 60" office:value-type="float" office:value="9.98187730943669" calcext:value-type="float">
            <text:p>9.9818773094</text:p>
          </table:table-cell>
        </table:table-row>
        <table:table-row table:style-name="ro1">
          <table:table-cell office:value-type="float" office:value="90.9947926530001" calcext:value-type="float">
            <text:p>90.994792653</text:p>
          </table:table-cell>
          <table:table-cell office:value-type="float" office:value="1615.9843693386" calcext:value-type="float">
            <text:p>1615.9843693386</text:p>
          </table:table-cell>
          <table:table-cell table:formula="of:=([.B1380] * (PI()) * 23 * (3600/63360)) / 11.1 / 60" office:value-type="float" office:value="9.96157404532588" calcext:value-type="float">
            <text:p>9.9615740453</text:p>
          </table:table-cell>
        </table:table-row>
        <table:table-row table:style-name="ro1">
          <table:table-cell office:value-type="float" office:value="91.03192636" calcext:value-type="float">
            <text:p>91.03192636</text:p>
          </table:table-cell>
          <table:table-cell office:value-type="float" office:value="1615.78266344581" calcext:value-type="float">
            <text:p>1615.7826634458</text:p>
          </table:table-cell>
          <table:table-cell table:formula="of:=([.B1381] * (PI()) * 23 * (3600/63360)) / 11.1 / 60" office:value-type="float" office:value="9.96033064952049" calcext:value-type="float">
            <text:p>9.9603306495</text:p>
          </table:table-cell>
        </table:table-row>
        <table:table-row table:style-name="ro1">
          <table:table-cell office:value-type="float" office:value="91.068664285" calcext:value-type="float">
            <text:p>91.068664285</text:p>
          </table:table-cell>
          <table:table-cell office:value-type="float" office:value="1633.1896806905" calcext:value-type="float">
            <text:p>1633.1896806905</text:p>
          </table:table-cell>
          <table:table-cell table:formula="of:=([.B1382] * (PI()) * 23 * (3600/63360)) / 11.1 / 60" office:value-type="float" office:value="10.0676344666126" calcext:value-type="float">
            <text:p>10.0676344666</text:p>
          </table:table-cell>
        </table:table-row>
        <table:table-row table:style-name="ro1">
          <table:table-cell office:value-type="float" office:value="91.1054963240001" calcext:value-type="float">
            <text:p>91.105496324</text:p>
          </table:table-cell>
          <table:table-cell office:value-type="float" office:value="1629.01652009884" calcext:value-type="float">
            <text:p>1629.0165200988</text:p>
          </table:table-cell>
          <table:table-cell table:formula="of:=([.B1383] * (PI()) * 23 * (3600/63360)) / 11.1 / 60" office:value-type="float" office:value="10.041909435464" calcext:value-type="float">
            <text:p>10.0419094355</text:p>
          </table:table-cell>
        </table:table-row>
        <table:table-row table:style-name="ro1">
          <table:table-cell office:value-type="float" office:value="91.1424353950001" calcext:value-type="float">
            <text:p>91.142435395</text:p>
          </table:table-cell>
          <table:table-cell office:value-type="float" office:value="1624.29639879113" calcext:value-type="float">
            <text:p>1624.2963987911</text:p>
          </table:table-cell>
          <table:table-cell table:formula="of:=([.B1384] * (PI()) * 23 * (3600/63360)) / 11.1 / 60" office:value-type="float" office:value="10.0128127196778" calcext:value-type="float">
            <text:p>10.0128127197</text:p>
          </table:table-cell>
        </table:table-row>
        <table:table-row table:style-name="ro1">
          <table:table-cell office:value-type="float" office:value="91.179195195" calcext:value-type="float">
            <text:p>91.179195195</text:p>
          </table:table-cell>
          <table:table-cell office:value-type="float" office:value="1632.2178031475" calcext:value-type="float">
            <text:p>1632.2178031475</text:p>
          </table:table-cell>
          <table:table-cell table:formula="of:=([.B1385] * (PI()) * 23 * (3600/63360)) / 11.1 / 60" office:value-type="float" office:value="10.0616434246872" calcext:value-type="float">
            <text:p>10.0616434247</text:p>
          </table:table-cell>
        </table:table-row>
        <table:table-row table:style-name="ro1">
          <table:table-cell office:value-type="float" office:value="91.2163984860001" calcext:value-type="float">
            <text:p>91.216398486</text:p>
          </table:table-cell>
          <table:table-cell office:value-type="float" office:value="1612.76054851886" calcext:value-type="float">
            <text:p>1612.7605485189</text:p>
          </table:table-cell>
          <table:table-cell table:formula="of:=([.B1386] * (PI()) * 23 * (3600/63360)) / 11.1 / 60" office:value-type="float" office:value="9.94170112426672" calcext:value-type="float">
            <text:p>9.9417011243</text:p>
          </table:table-cell>
        </table:table-row>
        <table:table-row table:style-name="ro1">
          <table:table-cell office:value-type="float" office:value="91.254139643" calcext:value-type="float">
            <text:p>91.254139643</text:p>
          </table:table-cell>
          <table:table-cell office:value-type="float" office:value="1589.77638126295" calcext:value-type="float">
            <text:p>1589.776381263</text:p>
          </table:table-cell>
          <table:table-cell table:formula="of:=([.B1387] * (PI()) * 23 * (3600/63360)) / 11.1 / 60" office:value-type="float" office:value="9.80001752364897" calcext:value-type="float">
            <text:p>9.8000175236</text:p>
          </table:table-cell>
        </table:table-row>
        <table:table-row table:style-name="ro1">
          <table:table-cell office:value-type="float" office:value="91.292570541" calcext:value-type="float">
            <text:p>91.292570541</text:p>
          </table:table-cell>
          <table:table-cell office:value-type="float" office:value="1561.24376797018" calcext:value-type="float">
            <text:p>1561.2437679702</text:p>
          </table:table-cell>
          <table:table-cell table:formula="of:=([.B1388] * (PI()) * 23 * (3600/63360)) / 11.1 / 60" office:value-type="float" office:value="9.62413108228511" calcext:value-type="float">
            <text:p>9.6241310823</text:p>
          </table:table-cell>
        </table:table-row>
        <table:table-row table:style-name="ro1">
          <table:table-cell office:value-type="float" office:value="91.3688650970001" calcext:value-type="float">
            <text:p>91.368865097</text:p>
          </table:table-cell>
          <table:table-cell office:value-type="float" office:value="1584.65040010363" calcext:value-type="float">
            <text:p>1584.6504001036</text:p>
          </table:table-cell>
          <table:table-cell table:formula="of:=([.B1389] * (PI()) * 23 * (3600/63360)) / 11.1 / 60" office:value-type="float" office:value="9.76841892539371" calcext:value-type="float">
            <text:p>9.7684189254</text:p>
          </table:table-cell>
        </table:table-row>
        <table:table-row table:style-name="ro1">
          <table:table-cell office:value-type="float" office:value="91.4059938040001" calcext:value-type="float">
            <text:p>91.405993804</text:p>
          </table:table-cell>
          <table:table-cell office:value-type="float" office:value="1616.00025554502" calcext:value-type="float">
            <text:p>1616.000255545</text:p>
          </table:table-cell>
          <table:table-cell table:formula="of:=([.B1390] * (PI()) * 23 * (3600/63360)) / 11.1 / 60" office:value-type="float" office:value="9.96167197425673" calcext:value-type="float">
            <text:p>9.9616719743</text:p>
          </table:table-cell>
        </table:table-row>
        <table:table-row table:style-name="ro1">
          <table:table-cell office:value-type="float" office:value="91.442984698" calcext:value-type="float">
            <text:p>91.442984698</text:p>
          </table:table-cell>
          <table:table-cell office:value-type="float" office:value="1622.02081409866" calcext:value-type="float">
            <text:p>1622.0208140987</text:p>
          </table:table-cell>
          <table:table-cell table:formula="of:=([.B1391] * (PI()) * 23 * (3600/63360)) / 11.1 / 60" office:value-type="float" office:value="9.99878510540097" calcext:value-type="float">
            <text:p>9.9987851054</text:p>
          </table:table-cell>
        </table:table-row>
        <table:table-row table:style-name="ro1">
          <table:table-cell office:value-type="float" office:value="91.480126114" calcext:value-type="float">
            <text:p>91.480126114</text:p>
          </table:table-cell>
          <table:table-cell office:value-type="float" office:value="1615.4472947373" calcext:value-type="float">
            <text:p>1615.4472947373</text:p>
          </table:table-cell>
          <table:table-cell table:formula="of:=([.B1392] * (PI()) * 23 * (3600/63360)) / 11.1 / 60" office:value-type="float" office:value="9.95826330265397" calcext:value-type="float">
            <text:p>9.9582633027</text:p>
          </table:table-cell>
        </table:table-row>
        <table:table-row table:style-name="ro1">
          <table:table-cell office:value-type="float" office:value="91.517114091" calcext:value-type="float">
            <text:p>91.517114091</text:p>
          </table:table-cell>
          <table:table-cell office:value-type="float" office:value="1622.14873227734" calcext:value-type="float">
            <text:p>1622.1487322773</text:p>
          </table:table-cell>
          <table:table-cell table:formula="of:=([.B1393] * (PI()) * 23 * (3600/63360)) / 11.1 / 60" office:value-type="float" office:value="9.99957364422154" calcext:value-type="float">
            <text:p>9.9995736442</text:p>
          </table:table-cell>
        </table:table-row>
        <table:table-row table:style-name="ro1">
          <table:table-cell office:value-type="float" office:value="91.5545464450001" calcext:value-type="float">
            <text:p>91.554546445</text:p>
          </table:table-cell>
          <table:table-cell office:value-type="float" office:value="1602.89144518824" calcext:value-type="float">
            <text:p>1602.8914451882</text:p>
          </table:table-cell>
          <table:table-cell table:formula="of:=([.B1394] * (PI()) * 23 * (3600/63360)) / 11.1 / 60" office:value-type="float" office:value="9.88086402370171" calcext:value-type="float">
            <text:p>9.8808640237</text:p>
          </table:table-cell>
        </table:table-row>
        <table:table-row table:style-name="ro1">
          <table:table-cell office:value-type="float" office:value="91.5925628630001" calcext:value-type="float">
            <text:p>91.592562863</text:p>
          </table:table-cell>
          <table:table-cell office:value-type="float" office:value="1578.26547467006" calcext:value-type="float">
            <text:p>1578.2654746701</text:p>
          </table:table-cell>
          <table:table-cell table:formula="of:=([.B1395] * (PI()) * 23 * (3600/63360)) / 11.1 / 60" office:value-type="float" office:value="9.72905969105506" calcext:value-type="float">
            <text:p>9.7290596911</text:p>
          </table:table-cell>
        </table:table-row>
        <table:table-row table:style-name="ro1">
          <table:table-cell office:value-type="float" office:value="91.630691938" calcext:value-type="float">
            <text:p>91.630691938</text:p>
          </table:table-cell>
          <table:table-cell office:value-type="float" office:value="1573.60229693832" calcext:value-type="float">
            <text:p>1573.6022969383</text:p>
          </table:table-cell>
          <table:table-cell table:formula="of:=([.B1396] * (PI()) * 23 * (3600/63360)) / 11.1 / 60" office:value-type="float" office:value="9.70031399824848" calcext:value-type="float">
            <text:p>9.7003139982</text:p>
          </table:table-cell>
        </table:table-row>
        <table:table-row table:style-name="ro1">
          <table:table-cell office:value-type="float" office:value="91.668159813" calcext:value-type="float">
            <text:p>91.668159813</text:p>
          </table:table-cell>
          <table:table-cell office:value-type="float" office:value="1601.37184187526" calcext:value-type="float">
            <text:p>1601.3718418753</text:p>
          </table:table-cell>
          <table:table-cell table:formula="of:=([.B1397] * (PI()) * 23 * (3600/63360)) / 11.1 / 60" office:value-type="float" office:value="9.87149658104014" calcext:value-type="float">
            <text:p>9.871496581</text:p>
          </table:table-cell>
        </table:table-row>
        <table:table-row table:style-name="ro1">
          <table:table-cell office:value-type="float" office:value="91.705038207" calcext:value-type="float">
            <text:p>91.705038207</text:p>
          </table:table-cell>
          <table:table-cell office:value-type="float" office:value="1626.96889675071" calcext:value-type="float">
            <text:p>1626.9688967507</text:p>
          </table:table-cell>
          <table:table-cell table:formula="of:=([.B1398] * (PI()) * 23 * (3600/63360)) / 11.1 / 60" office:value-type="float" office:value="10.0292870660981" calcext:value-type="float">
            <text:p>10.0292870661</text:p>
          </table:table-cell>
        </table:table-row>
        <table:table-row table:style-name="ro1">
          <table:table-cell office:value-type="float" office:value="91.7788561410001" calcext:value-type="float">
            <text:p>91.778856141</text:p>
          </table:table-cell>
          <table:table-cell office:value-type="float" office:value="1621.94088095382" calcext:value-type="float">
            <text:p>1621.9408809538</text:p>
          </table:table-cell>
          <table:table-cell table:formula="of:=([.B1399] * (PI()) * 23 * (3600/63360)) / 11.1 / 60" office:value-type="float" office:value="9.99829236552296" calcext:value-type="float">
            <text:p>9.9982923655</text:p>
          </table:table-cell>
        </table:table-row>
        <table:table-row table:style-name="ro1">
          <table:table-cell office:value-type="float" office:value="91.8161377650001" calcext:value-type="float">
            <text:p>91.816137765</text:p>
          </table:table-cell>
          <table:table-cell office:value-type="float" office:value="1609.37195225178" calcext:value-type="float">
            <text:p>1609.3719522518</text:p>
          </table:table-cell>
          <table:table-cell table:formula="of:=([.B1400] * (PI()) * 23 * (3600/63360)) / 11.1 / 60" office:value-type="float" office:value="9.92081246144008" calcext:value-type="float">
            <text:p>9.9208124614</text:p>
          </table:table-cell>
        </table:table-row>
        <table:table-row table:style-name="ro1">
          <table:table-cell office:value-type="float" office:value="91.8535482960001" calcext:value-type="float">
            <text:p>91.853548296</text:p>
          </table:table-cell>
          <table:table-cell office:value-type="float" office:value="1603.82647335414" calcext:value-type="float">
            <text:p>1603.8264733541</text:p>
          </table:table-cell>
          <table:table-cell table:formula="of:=([.B1401] * (PI()) * 23 * (3600/63360)) / 11.1 / 60" office:value-type="float" office:value="9.88662791132699" calcext:value-type="float">
            <text:p>9.8866279113</text:p>
          </table:table-cell>
        </table:table-row>
        <table:table-row table:style-name="ro1">
          <table:table-cell office:value-type="float" office:value="91.890736066" calcext:value-type="float">
            <text:p>91.890736066</text:p>
          </table:table-cell>
          <table:table-cell office:value-type="float" office:value="1613.43366381171" calcext:value-type="float">
            <text:p>1613.4336638117</text:p>
          </table:table-cell>
          <table:table-cell table:formula="of:=([.B1402] * (PI()) * 23 * (3600/63360)) / 11.1 / 60" office:value-type="float" office:value="9.94585047617754" calcext:value-type="float">
            <text:p>9.9458504762</text:p>
          </table:table-cell>
        </table:table-row>
        <table:table-row table:style-name="ro1">
          <table:table-cell office:value-type="float" office:value="91.928099044" calcext:value-type="float">
            <text:p>91.928099044</text:p>
          </table:table-cell>
          <table:table-cell office:value-type="float" office:value="1605.86771214937" calcext:value-type="float">
            <text:p>1605.8677121494</text:p>
          </table:table-cell>
          <table:table-cell table:formula="of:=([.B1403] * (PI()) * 23 * (3600/63360)) / 11.1 / 60" office:value-type="float" office:value="9.89921092375501" calcext:value-type="float">
            <text:p>9.8992109238</text:p>
          </table:table-cell>
        </table:table-row>
        <table:table-row table:style-name="ro1">
          <table:table-cell office:value-type="float" office:value="91.964927334" calcext:value-type="float">
            <text:p>91.964927334</text:p>
          </table:table-cell>
          <table:table-cell office:value-type="float" office:value="1629.18234867741" calcext:value-type="float">
            <text:p>1629.1823486774</text:p>
          </table:table-cell>
          <table:table-cell table:formula="of:=([.B1404] * (PI()) * 23 * (3600/63360)) / 11.1 / 60" office:value-type="float" office:value="10.0429316691537" calcext:value-type="float">
            <text:p>10.0429316692</text:p>
          </table:table-cell>
        </table:table-row>
        <table:table-row table:style-name="ro1">
          <table:table-cell office:value-type="float" office:value="92.001517706" calcext:value-type="float">
            <text:p>92.001517706</text:p>
          </table:table-cell>
          <table:table-cell office:value-type="float" office:value="1639.77562185037" calcext:value-type="float">
            <text:p>1639.7756218504</text:p>
          </table:table-cell>
          <table:table-cell table:formula="of:=([.B1405] * (PI()) * 23 * (3600/63360)) / 11.1 / 60" office:value-type="float" office:value="10.1082328422943" calcext:value-type="float">
            <text:p>10.1082328423</text:p>
          </table:table-cell>
        </table:table-row>
        <table:table-row table:style-name="ro1">
          <table:table-cell office:value-type="float" office:value="92.0384260480001" calcext:value-type="float">
            <text:p>92.038426048</text:p>
          </table:table-cell>
          <table:table-cell office:value-type="float" office:value="1625.6487489983" calcext:value-type="float">
            <text:p>1625.6487489983</text:p>
          </table:table-cell>
          <table:table-cell table:formula="of:=([.B1406] * (PI()) * 23 * (3600/63360)) / 11.1 / 60" office:value-type="float" office:value="10.021149147294" calcext:value-type="float">
            <text:p>10.0211491473</text:p>
          </table:table-cell>
        </table:table-row>
        <table:table-row table:style-name="ro1">
          <table:table-cell office:value-type="float" office:value="92.075427359" calcext:value-type="float">
            <text:p>92.075427359</text:p>
          </table:table-cell>
          <table:table-cell office:value-type="float" office:value="1621.56416566212" calcext:value-type="float">
            <text:p>1621.5641656621</text:p>
          </table:table-cell>
          <table:table-cell table:formula="of:=([.B1407] * (PI()) * 23 * (3600/63360)) / 11.1 / 60" office:value-type="float" office:value="9.99597014177905" calcext:value-type="float">
            <text:p>9.9959701418</text:p>
          </table:table-cell>
        </table:table-row>
        <table:table-row table:style-name="ro1">
          <table:table-cell office:value-type="float" office:value="92.1129109630001" calcext:value-type="float">
            <text:p>92.112910963</text:p>
          </table:table-cell>
          <table:table-cell office:value-type="float" office:value="1600.69986866601" calcext:value-type="float">
            <text:p>1600.699868666</text:p>
          </table:table-cell>
          <table:table-cell table:formula="of:=([.B1408] * (PI()) * 23 * (3600/63360)) / 11.1 / 60" office:value-type="float" office:value="9.86735426938946" calcext:value-type="float">
            <text:p>9.8673542694</text:p>
          </table:table-cell>
        </table:table-row>
        <table:table-row table:style-name="ro1">
          <table:table-cell office:value-type="float" office:value="92.188364735" calcext:value-type="float">
            <text:p>92.188364735</text:p>
          </table:table-cell>
          <table:table-cell office:value-type="float" office:value="1594.67510341908" calcext:value-type="float">
            <text:p>1594.6751034191</text:p>
          </table:table-cell>
          <table:table-cell table:formula="of:=([.B1409] * (PI()) * 23 * (3600/63360)) / 11.1 / 60" office:value-type="float" office:value="9.83021520650511" calcext:value-type="float">
            <text:p>9.8302152065</text:p>
          </table:table-cell>
        </table:table-row>
        <table:table-row table:style-name="ro1">
          <table:table-cell office:value-type="float" office:value="92.225975839" calcext:value-type="float">
            <text:p>92.225975839</text:p>
          </table:table-cell>
          <table:table-cell office:value-type="float" office:value="1595.27356601893" calcext:value-type="float">
            <text:p>1595.2735660189</text:p>
          </table:table-cell>
          <table:table-cell table:formula="of:=([.B1410] * (PI()) * 23 * (3600/63360)) / 11.1 / 60" office:value-type="float" office:value="9.83390436935525" calcext:value-type="float">
            <text:p>9.8339043694</text:p>
          </table:table-cell>
        </table:table-row>
        <table:table-row table:style-name="ro1">
          <table:table-cell office:value-type="float" office:value="92.263132619" calcext:value-type="float">
            <text:p>92.263132619</text:p>
          </table:table-cell>
          <table:table-cell office:value-type="float" office:value="1614.77932156522" calcext:value-type="float">
            <text:p>1614.7793215652</text:p>
          </table:table-cell>
          <table:table-cell table:formula="of:=([.B1411] * (PI()) * 23 * (3600/63360)) / 11.1 / 60" office:value-type="float" office:value="9.95414564883242" calcext:value-type="float">
            <text:p>9.9541456488</text:p>
          </table:table-cell>
        </table:table-row>
        <table:table-row table:style-name="ro1">
          <table:table-cell office:value-type="float" office:value="92.300016534" calcext:value-type="float">
            <text:p>92.300016534</text:p>
          </table:table-cell>
          <table:table-cell office:value-type="float" office:value="1626.72536253376" calcext:value-type="float">
            <text:p>1626.7253625338</text:p>
          </table:table-cell>
          <table:table-cell table:formula="of:=([.B1412] * (PI()) * 23 * (3600/63360)) / 11.1 / 60" office:value-type="float" office:value="10.0277858237713" calcext:value-type="float">
            <text:p>10.0277858238</text:p>
          </table:table-cell>
        </table:table-row>
        <table:table-row table:style-name="ro1">
          <table:table-cell office:value-type="float" office:value="92.336942845" calcext:value-type="float">
            <text:p>92.336942845</text:p>
          </table:table-cell>
          <table:table-cell office:value-type="float" office:value="1624.8576793928" calcext:value-type="float">
            <text:p>1624.8576793928</text:p>
          </table:table-cell>
          <table:table-cell table:formula="of:=([.B1413] * (PI()) * 23 * (3600/63360)) / 11.1 / 60" office:value-type="float" office:value="10.0162726778184" calcext:value-type="float">
            <text:p>10.0162726778</text:p>
          </table:table-cell>
        </table:table-row>
        <table:table-row table:style-name="ro1">
          <table:table-cell office:value-type="float" office:value="92.3736382170001" calcext:value-type="float">
            <text:p>92.373638217</text:p>
          </table:table-cell>
          <table:table-cell office:value-type="float" office:value="1635.08357402432" calcext:value-type="float">
            <text:p>1635.0835740243</text:p>
          </table:table-cell>
          <table:table-cell table:formula="of:=([.B1414] * (PI()) * 23 * (3600/63360)) / 11.1 / 60" office:value-type="float" office:value="10.0793091826784" calcext:value-type="float">
            <text:p>10.0793091827</text:p>
          </table:table-cell>
        </table:table-row>
        <table:table-row table:style-name="ro1">
          <table:table-cell office:value-type="float" office:value="92.410757185" calcext:value-type="float">
            <text:p>92.410757185</text:p>
          </table:table-cell>
          <table:table-cell office:value-type="float" office:value="1616.4242497277" calcext:value-type="float">
            <text:p>1616.4242497277</text:p>
          </table:table-cell>
          <table:table-cell table:formula="of:=([.B1415] * (PI()) * 23 * (3600/63360)) / 11.1 / 60" office:value-type="float" office:value="9.96428564399617" calcext:value-type="float">
            <text:p>9.964285644</text:p>
          </table:table-cell>
        </table:table-row>
        <table:table-row table:style-name="ro1">
          <table:table-cell office:value-type="float" office:value="92.4477293290001" calcext:value-type="float">
            <text:p>92.447729329</text:p>
          </table:table-cell>
          <table:table-cell office:value-type="float" office:value="1622.84340339857" calcext:value-type="float">
            <text:p>1622.8434033986</text:p>
          </table:table-cell>
          <table:table-cell table:formula="of:=([.B1416] * (PI()) * 23 * (3600/63360)) / 11.1 / 60" office:value-type="float" office:value="10.0038558748808" calcext:value-type="float">
            <text:p>10.0038558749</text:p>
          </table:table-cell>
        </table:table-row>
        <table:table-row table:style-name="ro1">
          <table:table-cell office:value-type="float" office:value="92.4844537120001" calcext:value-type="float">
            <text:p>92.484453712</text:p>
          </table:table-cell>
          <table:table-cell office:value-type="float" office:value="1633.79191421776" calcext:value-type="float">
            <text:p>1633.7919142178</text:p>
          </table:table-cell>
          <table:table-cell table:formula="of:=([.B1417] * (PI()) * 23 * (3600/63360)) / 11.1 / 60" office:value-type="float" office:value="10.0713468749677" calcext:value-type="float">
            <text:p>10.071346875</text:p>
          </table:table-cell>
        </table:table-row>
        <table:table-row table:style-name="ro1">
          <table:table-cell office:value-type="float" office:value="92.521584711" calcext:value-type="float">
            <text:p>92.521584711</text:p>
          </table:table-cell>
          <table:table-cell office:value-type="float" office:value="1615.90050405307" calcext:value-type="float">
            <text:p>1615.9005040531</text:p>
          </table:table-cell>
          <table:table-cell table:formula="of:=([.B1418] * (PI()) * 23 * (3600/63360)) / 11.1 / 60" office:value-type="float" office:value="9.96105706615982" calcext:value-type="float">
            <text:p>9.9610570662</text:p>
          </table:table-cell>
        </table:table-row>
        <table:table-row table:style-name="ro1">
          <table:table-cell office:value-type="float" office:value="92.596097334" calcext:value-type="float">
            <text:p>92.596097334</text:p>
          </table:table-cell>
          <table:table-cell office:value-type="float" office:value="1613.99653491119" calcext:value-type="float">
            <text:p>1613.9965349112</text:p>
          </table:table-cell>
          <table:table-cell table:formula="of:=([.B1419] * (PI()) * 23 * (3600/63360)) / 11.1 / 60" office:value-type="float" office:value="9.94932023878282" calcext:value-type="float">
            <text:p>9.9493202388</text:p>
          </table:table-cell>
        </table:table-row>
        <table:table-row table:style-name="ro1">
          <table:table-cell office:value-type="float" office:value="92.6334025520001" calcext:value-type="float">
            <text:p>92.633402552</text:p>
          </table:table-cell>
          <table:table-cell office:value-type="float" office:value="1608.35409137547" calcext:value-type="float">
            <text:p>1608.3540913755</text:p>
          </table:table-cell>
          <table:table-cell table:formula="of:=([.B1420] * (PI()) * 23 * (3600/63360)) / 11.1 / 60" office:value-type="float" office:value="9.9145379598548" calcext:value-type="float">
            <text:p>9.9145379599</text:p>
          </table:table-cell>
        </table:table-row>
        <table:table-row table:style-name="ro1">
          <table:table-cell office:value-type="float" office:value="92.671232095" calcext:value-type="float">
            <text:p>92.671232095</text:p>
          </table:table-cell>
          <table:table-cell office:value-type="float" office:value="1586.06198335812" calcext:value-type="float">
            <text:p>1586.0619833581</text:p>
          </table:table-cell>
          <table:table-cell table:formula="of:=([.B1421] * (PI()) * 23 * (3600/63360)) / 11.1 / 60" office:value-type="float" office:value="9.77712048920679" calcext:value-type="float">
            <text:p>9.7771204892</text:p>
          </table:table-cell>
        </table:table-row>
        <table:table-row table:style-name="ro1">
          <table:table-cell office:value-type="float" office:value="92.709058617" calcext:value-type="float">
            <text:p>92.709058617</text:p>
          </table:table-cell>
          <table:table-cell office:value-type="float" office:value="1586.18865355708" calcext:value-type="float">
            <text:p>1586.1886535571</text:p>
          </table:table-cell>
          <table:table-cell table:formula="of:=([.B1422] * (PI()) * 23 * (3600/63360)) / 11.1 / 60" office:value-type="float" office:value="9.77790133498118" calcext:value-type="float">
            <text:p>9.777901335</text:p>
          </table:table-cell>
        </table:table-row>
        <table:table-row table:style-name="ro1">
          <table:table-cell office:value-type="float" office:value="92.746640346" calcext:value-type="float">
            <text:p>92.746640346</text:p>
          </table:table-cell>
          <table:table-cell office:value-type="float" office:value="1596.52047940835" calcext:value-type="float">
            <text:p>1596.5204794084</text:p>
          </table:table-cell>
          <table:table-cell table:formula="of:=([.B1423] * (PI()) * 23 * (3600/63360)) / 11.1 / 60" office:value-type="float" office:value="9.8415908422522" calcext:value-type="float">
            <text:p>9.8415908423</text:p>
          </table:table-cell>
        </table:table-row>
        <table:table-row table:style-name="ro1">
          <table:table-cell office:value-type="float" office:value="92.7844625450001" calcext:value-type="float">
            <text:p>92.784462545</text:p>
          </table:table-cell>
          <table:table-cell office:value-type="float" office:value="1586.36995167581" calcext:value-type="float">
            <text:p>1586.3699516758</text:p>
          </table:table-cell>
          <table:table-cell table:formula="of:=([.B1424] * (PI()) * 23 * (3600/63360)) / 11.1 / 60" office:value-type="float" office:value="9.77901892910416" calcext:value-type="float">
            <text:p>9.7790189291</text:p>
          </table:table-cell>
        </table:table-row>
        <table:table-row table:style-name="ro1">
          <table:table-cell office:value-type="float" office:value="92.8221519310001" calcext:value-type="float">
            <text:p>92.822151931</text:p>
          </table:table-cell>
          <table:table-cell office:value-type="float" office:value="1591.96013434612" calcext:value-type="float">
            <text:p>1591.9601343461</text:p>
          </table:table-cell>
          <table:table-cell table:formula="of:=([.B1425] * (PI()) * 23 * (3600/63360)) / 11.1 / 60" office:value-type="float" office:value="9.81347905115348" calcext:value-type="float">
            <text:p>9.8134790512</text:p>
          </table:table-cell>
        </table:table-row>
        <table:table-row table:style-name="ro1">
          <table:table-cell office:value-type="float" office:value="92.8601028800001" calcext:value-type="float">
            <text:p>92.86010288</text:p>
          </table:table-cell>
          <table:table-cell office:value-type="float" office:value="1580.98813286627" calcext:value-type="float">
            <text:p>1580.9881328663</text:p>
          </table:table-cell>
          <table:table-cell table:formula="of:=([.B1426] * (PI()) * 23 * (3600/63360)) / 11.1 / 60" office:value-type="float" office:value="9.74584324523805" calcext:value-type="float">
            <text:p>9.7458432452</text:p>
          </table:table-cell>
        </table:table-row>
        <table:table-row table:style-name="ro1">
          <table:table-cell office:value-type="float" office:value="92.898702998" calcext:value-type="float">
            <text:p>92.898702998</text:p>
          </table:table-cell>
          <table:table-cell office:value-type="float" office:value="1554.39939328777" calcext:value-type="float">
            <text:p>1554.3993932878</text:p>
          </table:table-cell>
          <table:table-cell table:formula="of:=([.B1427] * (PI()) * 23 * (3600/63360)) / 11.1 / 60" office:value-type="float" office:value="9.58193961899721" calcext:value-type="float">
            <text:p>9.581939619</text:p>
          </table:table-cell>
        </table:table-row>
        <table:table-row table:style-name="ro1">
          <table:table-cell office:value-type="float" office:value="92.937089469" calcext:value-type="float">
            <text:p>92.937089469</text:p>
          </table:table-cell>
          <table:table-cell office:value-type="float" office:value="1563.05069043861" calcext:value-type="float">
            <text:p>1563.0506904386</text:p>
          </table:table-cell>
          <table:table-cell table:formula="of:=([.B1428] * (PI()) * 23 * (3600/63360)) / 11.1 / 60" office:value-type="float" office:value="9.63526967514836" calcext:value-type="float">
            <text:p>9.6352696751</text:p>
          </table:table-cell>
        </table:table-row>
        <table:table-row table:style-name="ro1">
          <table:table-cell office:value-type="float" office:value="93.0131403780001" calcext:value-type="float">
            <text:p>93.013140378</text:p>
          </table:table-cell>
          <table:table-cell office:value-type="float" office:value="1570.77224294696" calcext:value-type="float">
            <text:p>1570.772242947</text:p>
          </table:table-cell>
          <table:table-cell table:formula="of:=([.B1429] * (PI()) * 23 * (3600/63360)) / 11.1 / 60" office:value-type="float" office:value="9.68286841342593" calcext:value-type="float">
            <text:p>9.6828684134</text:p>
          </table:table-cell>
        </table:table-row>
        <table:table-row table:style-name="ro1">
          <table:table-cell office:value-type="float" office:value="93.051383099" calcext:value-type="float">
            <text:p>93.051383099</text:p>
          </table:table-cell>
          <table:table-cell office:value-type="float" office:value="1568.9260186288" calcext:value-type="float">
            <text:p>1568.9260186288</text:p>
          </table:table-cell>
          <table:table-cell table:formula="of:=([.B1430] * (PI()) * 23 * (3600/63360)) / 11.1 / 60" office:value-type="float" office:value="9.67148754824024" calcext:value-type="float">
            <text:p>9.6714875482</text:p>
          </table:table-cell>
        </table:table-row>
        <table:table-row table:style-name="ro1">
          <table:table-cell office:value-type="float" office:value="93.089547278" calcext:value-type="float">
            <text:p>93.089547278</text:p>
          </table:table-cell>
          <table:table-cell office:value-type="float" office:value="1572.15487329192" calcext:value-type="float">
            <text:p>1572.1548732919</text:p>
          </table:table-cell>
          <table:table-cell table:formula="of:=([.B1431] * (PI()) * 23 * (3600/63360)) / 11.1 / 60" office:value-type="float" office:value="9.69139149992353" calcext:value-type="float">
            <text:p>9.6913914999</text:p>
          </table:table-cell>
        </table:table-row>
        <table:table-row table:style-name="ro1">
          <table:table-cell office:value-type="float" office:value="93.127462811" calcext:value-type="float">
            <text:p>93.127462811</text:p>
          </table:table-cell>
          <table:table-cell office:value-type="float" office:value="1582.4648963771" calcext:value-type="float">
            <text:p>1582.4648963771</text:p>
          </table:table-cell>
          <table:table-cell table:formula="of:=([.B1432] * (PI()) * 23 * (3600/63360)) / 11.1 / 60" office:value-type="float" office:value="9.75494660622327" calcext:value-type="float">
            <text:p>9.7549466062</text:p>
          </table:table-cell>
        </table:table-row>
        <table:table-row table:style-name="ro1">
          <table:table-cell office:value-type="float" office:value="93.164723237" calcext:value-type="float">
            <text:p>93.164723237</text:p>
          </table:table-cell>
          <table:table-cell office:value-type="float" office:value="1610.28754743754" calcext:value-type="float">
            <text:p>1610.2875474375</text:p>
          </table:table-cell>
          <table:table-cell table:formula="of:=([.B1433] * (PI()) * 23 * (3600/63360)) / 11.1 / 60" office:value-type="float" office:value="9.9264565564026" calcext:value-type="float">
            <text:p>9.9264565564</text:p>
          </table:table-cell>
        </table:table-row>
        <table:table-row table:style-name="ro1">
          <table:table-cell office:value-type="float" office:value="93.20217106" calcext:value-type="float">
            <text:p>93.20217106</text:p>
          </table:table-cell>
          <table:table-cell office:value-type="float" office:value="1602.22932051438" calcext:value-type="float">
            <text:p>1602.2293205144</text:p>
          </table:table-cell>
          <table:table-cell table:formula="of:=([.B1434] * (PI()) * 23 * (3600/63360)) / 11.1 / 60" office:value-type="float" office:value="9.87678242236259" calcext:value-type="float">
            <text:p>9.8767824224</text:p>
          </table:table-cell>
        </table:table-row>
        <table:table-row table:style-name="ro1">
          <table:table-cell office:value-type="float" office:value="93.2397467470001" calcext:value-type="float">
            <text:p>93.239746747</text:p>
          </table:table-cell>
          <table:table-cell office:value-type="float" office:value="1596.77719265348" calcext:value-type="float">
            <text:p>1596.7771926535</text:p>
          </table:table-cell>
          <table:table-cell table:formula="of:=([.B1435] * (PI()) * 23 * (3600/63360)) / 11.1 / 60" office:value-type="float" office:value="9.84317332538031" calcext:value-type="float">
            <text:p>9.8431733254</text:p>
          </table:table-cell>
        </table:table-row>
        <table:table-row table:style-name="ro1">
          <table:table-cell office:value-type="float" office:value="93.276656391" calcext:value-type="float">
            <text:p>93.276656391</text:p>
          </table:table-cell>
          <table:table-cell office:value-type="float" office:value="1625.59140370217" calcext:value-type="float">
            <text:p>1625.5914037022</text:p>
          </table:table-cell>
          <table:table-cell table:formula="of:=([.B1436] * (PI()) * 23 * (3600/63360)) / 11.1 / 60" office:value-type="float" office:value="10.0207956479506" calcext:value-type="float">
            <text:p>10.020795648</text:p>
          </table:table-cell>
        </table:table-row>
        <table:table-row table:style-name="ro1">
          <table:table-cell office:value-type="float" office:value="93.313840984" calcext:value-type="float">
            <text:p>93.313840984</text:p>
          </table:table-cell>
          <table:table-cell office:value-type="float" office:value="1613.57151334129" calcext:value-type="float">
            <text:p>1613.5715133413</text:p>
          </table:table-cell>
          <table:table-cell table:formula="of:=([.B1437] * (PI()) * 23 * (3600/63360)) / 11.1 / 60" office:value-type="float" office:value="9.94670023581759" calcext:value-type="float">
            <text:p>9.9467002358</text:p>
          </table:table-cell>
        </table:table-row>
        <table:table-row table:style-name="ro1">
          <table:table-cell office:value-type="float" office:value="93.3510045350001" calcext:value-type="float">
            <text:p>93.351004535</text:p>
          </table:table-cell>
          <table:table-cell office:value-type="float" office:value="1614.48511741844" calcext:value-type="float">
            <text:p>1614.4851174184</text:p>
          </table:table-cell>
          <table:table-cell table:formula="of:=([.B1438] * (PI()) * 23 * (3600/63360)) / 11.1 / 60" office:value-type="float" office:value="9.9523320567902" calcext:value-type="float">
            <text:p>9.9523320568</text:p>
          </table:table-cell>
        </table:table-row>
        <table:table-row table:style-name="ro1">
          <table:table-cell office:value-type="float" office:value="93.42703659" calcext:value-type="float">
            <text:p>93.42703659</text:p>
          </table:table-cell>
          <table:table-cell office:value-type="float" office:value="1547.17207758872" calcext:value-type="float">
            <text:p>1547.1720775887</text:p>
          </table:table-cell>
          <table:table-cell table:formula="of:=([.B1439] * (PI()) * 23 * (3600/63360)) / 11.1 / 60" office:value-type="float" office:value="9.53738755410657" calcext:value-type="float">
            <text:p>9.5373875541</text:p>
          </table:table-cell>
        </table:table-row>
        <table:table-row table:style-name="ro1">
          <table:table-cell office:value-type="float" office:value="93.467036608" calcext:value-type="float">
            <text:p>93.467036608</text:p>
          </table:table-cell>
          <table:table-cell office:value-type="float" office:value="1499.99932500028" calcext:value-type="float">
            <text:p>1499.9993250003</text:p>
          </table:table-cell>
          <table:table-cell table:formula="of:=([.B1440] * (PI()) * 23 * (3600/63360)) / 11.1 / 60" office:value-type="float" office:value="9.24659583808031" calcext:value-type="float">
            <text:p>9.2465958381</text:p>
          </table:table-cell>
        </table:table-row>
        <table:table-row table:style-name="ro1">
          <table:table-cell office:value-type="float" office:value="93.5082247030001" calcext:value-type="float">
            <text:p>93.508224703</text:p>
          </table:table-cell>
          <table:table-cell office:value-type="float" office:value="1456.73161140188" calcext:value-type="float">
            <text:p>1456.7316114019</text:p>
          </table:table-cell>
          <table:table-cell table:formula="of:=([.B1441] * (PI()) * 23 * (3600/63360)) / 11.1 / 60" office:value-type="float" office:value="8.97987634440178" calcext:value-type="float">
            <text:p>8.9798763444</text:p>
          </table:table-cell>
        </table:table-row>
        <table:table-row table:style-name="ro1">
          <table:table-cell office:value-type="float" office:value="93.5502781640001" calcext:value-type="float">
            <text:p>93.550278164</text:p>
          </table:table-cell>
          <table:table-cell office:value-type="float" office:value="1426.75533887608" calcext:value-type="float">
            <text:p>1426.7553388761</text:p>
          </table:table-cell>
          <table:table-cell table:formula="of:=([.B1442] * (PI()) * 23 * (3600/63360)) / 11.1 / 60" office:value-type="float" office:value="8.79509061006275" calcext:value-type="float">
            <text:p>8.7950906101</text:p>
          </table:table-cell>
        </table:table-row>
        <table:table-row table:style-name="ro1">
          <table:table-cell office:value-type="float" office:value="93.592590117" calcext:value-type="float">
            <text:p>93.592590117</text:p>
          </table:table-cell>
          <table:table-cell office:value-type="float" office:value="1418.03901134148" calcext:value-type="float">
            <text:p>1418.0390113415</text:p>
          </table:table-cell>
          <table:table-cell table:formula="of:=([.B1443] * (PI()) * 23 * (3600/63360)) / 11.1 / 60" office:value-type="float" office:value="8.74135968061399" calcext:value-type="float">
            <text:p>8.7413596806</text:p>
          </table:table-cell>
        </table:table-row>
        <table:table-row table:style-name="ro1">
          <table:table-cell office:value-type="float" office:value="93.634583526" calcext:value-type="float">
            <text:p>93.634583526</text:p>
          </table:table-cell>
          <table:table-cell office:value-type="float" office:value="1428.79564743367" calcext:value-type="float">
            <text:p>1428.7956474337</text:p>
          </table:table-cell>
          <table:table-cell table:formula="of:=([.B1444] * (PI()) * 23 * (3600/63360)) / 11.1 / 60" office:value-type="float" office:value="8.80766788813386" calcext:value-type="float">
            <text:p>8.8076678881</text:p>
          </table:table-cell>
        </table:table-row>
        <table:table-row table:style-name="ro1">
          <table:table-cell office:value-type="float" office:value="93.675785631" calcext:value-type="float">
            <text:p>93.675785631</text:p>
          </table:table-cell>
          <table:table-cell office:value-type="float" office:value="1456.23627724758" calcext:value-type="float">
            <text:p>1456.2362772476</text:p>
          </table:table-cell>
          <table:table-cell table:formula="of:=([.B1445] * (PI()) * 23 * (3600/63360)) / 11.1 / 60" office:value-type="float" office:value="8.97682290654132" calcext:value-type="float">
            <text:p>8.9768229065</text:p>
          </table:table-cell>
        </table:table-row>
        <table:table-row table:style-name="ro1">
          <table:table-cell office:value-type="float" office:value="93.716396849" calcext:value-type="float">
            <text:p>93.716396849</text:p>
          </table:table-cell>
          <table:table-cell office:value-type="float" office:value="1477.42429197834" calcext:value-type="float">
            <text:p>1477.4242919783</text:p>
          </table:table-cell>
          <table:table-cell table:formula="of:=([.B1446] * (PI()) * 23 * (3600/63360)) / 11.1 / 60" office:value-type="float" office:value="9.10743430453418" calcext:value-type="float">
            <text:p>9.1074343045</text:p>
          </table:table-cell>
        </table:table-row>
        <table:table-row table:style-name="ro1">
          <table:table-cell office:value-type="float" office:value="93.7576534850001" calcext:value-type="float">
            <text:p>93.757653485</text:p>
          </table:table-cell>
          <table:table-cell office:value-type="float" office:value="1454.31149548637" calcext:value-type="float">
            <text:p>1454.3114954864</text:p>
          </table:table-cell>
          <table:table-cell table:formula="of:=([.B1447] * (PI()) * 23 * (3600/63360)) / 11.1 / 60" office:value-type="float" office:value="8.96495778185374" calcext:value-type="float">
            <text:p>8.9649577819</text:p>
          </table:table-cell>
        </table:table-row>
        <table:table-row table:style-name="ro1">
          <table:table-cell office:value-type="float" office:value="93.7991212160001" calcext:value-type="float">
            <text:p>93.799121216</text:p>
          </table:table-cell>
          <table:table-cell office:value-type="float" office:value="1446.90819953431" calcext:value-type="float">
            <text:p>1446.9081995343</text:p>
          </table:table-cell>
          <table:table-cell table:formula="of:=([.B1448] * (PI()) * 23 * (3600/63360)) / 11.1 / 60" office:value-type="float" office:value="8.91932090429156" calcext:value-type="float">
            <text:p>8.9193209043</text:p>
          </table:table-cell>
        </table:table-row>
        <table:table-row table:style-name="ro1">
          <table:table-cell office:value-type="float" office:value="93.882054855" calcext:value-type="float">
            <text:p>93.882054855</text:p>
          </table:table-cell>
          <table:table-cell office:value-type="float" office:value="1445.25089712258" calcext:value-type="float">
            <text:p>1445.2508971226</text:p>
          </table:table-cell>
          <table:table-cell table:formula="of:=([.B1449] * (PI()) * 23 * (3600/63360)) / 11.1 / 60" office:value-type="float" office:value="8.90910462930574" calcext:value-type="float">
            <text:p>8.9091046293</text:p>
          </table:table-cell>
        </table:table-row>
        <table:table-row table:style-name="ro1">
          <table:table-cell office:value-type="float" office:value="93.9233540430001" calcext:value-type="float">
            <text:p>93.923354043</text:p>
          </table:table-cell>
          <table:table-cell office:value-type="float" office:value="1452.81306741293" calcext:value-type="float">
            <text:p>1452.8130674129</text:p>
          </table:table-cell>
          <table:table-cell table:formula="of:=([.B1450] * (PI()) * 23 * (3600/63360)) / 11.1 / 60" office:value-type="float" office:value="8.95572087183878" calcext:value-type="float">
            <text:p>8.9557208718</text:p>
          </table:table-cell>
        </table:table-row>
        <table:table-row table:style-name="ro1">
          <table:table-cell office:value-type="float" office:value="93.964807712" calcext:value-type="float">
            <text:p>93.964807712</text:p>
          </table:table-cell>
          <table:table-cell office:value-type="float" office:value="1447.39902275321" calcext:value-type="float">
            <text:p>1447.3990227532</text:p>
          </table:table-cell>
          <table:table-cell table:formula="of:=([.B1451] * (PI()) * 23 * (3600/63360)) / 11.1 / 60" office:value-type="float" office:value="8.92234653494183" calcext:value-type="float">
            <text:p>8.9223465349</text:p>
          </table:table-cell>
        </table:table-row>
        <table:table-row table:style-name="ro1">
          <table:table-cell office:value-type="float" office:value="94.006473568" calcext:value-type="float">
            <text:p>94.006473568</text:p>
          </table:table-cell>
          <table:table-cell office:value-type="float" office:value="1440.0280171848" calcext:value-type="float">
            <text:p>1440.0280171848</text:p>
          </table:table-cell>
          <table:table-cell table:formula="of:=([.B1452] * (PI()) * 23 * (3600/63360)) / 11.1 / 60" office:value-type="float" office:value="8.8769087082206" calcext:value-type="float">
            <text:p>8.8769087082</text:p>
          </table:table-cell>
        </table:table-row>
        <table:table-row table:style-name="ro1">
          <table:table-cell office:value-type="float" office:value="94.048476665" calcext:value-type="float">
            <text:p>94.048476665</text:p>
          </table:table-cell>
          <table:table-cell office:value-type="float" office:value="1428.46609620171" calcext:value-type="float">
            <text:p>1428.4660962017</text:p>
          </table:table-cell>
          <table:table-cell table:formula="of:=([.B1453] * (PI()) * 23 * (3600/63360)) / 11.1 / 60" office:value-type="float" office:value="8.80563640251977" calcext:value-type="float">
            <text:p>8.8056364025</text:p>
          </table:table-cell>
        </table:table-row>
        <table:table-row table:style-name="ro1">
          <table:table-cell office:value-type="float" office:value="94.090592471" calcext:value-type="float">
            <text:p>94.090592471</text:p>
          </table:table-cell>
          <table:table-cell office:value-type="float" office:value="1424.64328000853" calcext:value-type="float">
            <text:p>1424.6432800085</text:p>
          </table:table-cell>
          <table:table-cell table:formula="of:=([.B1454] * (PI()) * 23 * (3600/63360)) / 11.1 / 60" office:value-type="float" office:value="8.78207103438096" calcext:value-type="float">
            <text:p>8.7820710344</text:p>
          </table:table-cell>
        </table:table-row>
        <table:table-row table:style-name="ro1">
          <table:table-cell office:value-type="float" office:value="94.1327620260001" calcext:value-type="float">
            <text:p>94.132762026</text:p>
          </table:table-cell>
          <table:table-cell office:value-type="float" office:value="1422.82744031463" calcext:value-type="float">
            <text:p>1422.8274403146</text:p>
          </table:table-cell>
          <table:table-cell table:formula="of:=([.B1455] * (PI()) * 23 * (3600/63360)) / 11.1 / 60" office:value-type="float" office:value="8.77087747217304" calcext:value-type="float">
            <text:p>8.7708774722</text:p>
          </table:table-cell>
        </table:table-row>
        <table:table-row table:style-name="ro1">
          <table:table-cell office:value-type="float" office:value="94.17432257" calcext:value-type="float">
            <text:p>94.17432257</text:p>
          </table:table-cell>
          <table:table-cell office:value-type="float" office:value="1443.67696438462" calcext:value-type="float">
            <text:p>1443.6769643846</text:p>
          </table:table-cell>
          <table:table-cell table:formula="of:=([.B1456] * (PI()) * 23 * (3600/63360)) / 11.1 / 60" office:value-type="float" office:value="8.89940227833686" calcext:value-type="float">
            <text:p>8.8994022783</text:p>
          </table:table-cell>
        </table:table-row>
        <table:table-row table:style-name="ro1">
          <table:table-cell office:value-type="float" office:value="94.215290508" calcext:value-type="float">
            <text:p>94.215290508</text:p>
          </table:table-cell>
          <table:table-cell office:value-type="float" office:value="1464.55992000399" calcext:value-type="float">
            <text:p>1464.559920004</text:p>
          </table:table-cell>
          <table:table-cell table:formula="of:=([.B1457] * (PI()) * 23 * (3600/63360)) / 11.1 / 60" office:value-type="float" office:value="9.02813316994366" calcext:value-type="float">
            <text:p>9.0281331699</text:p>
          </table:table-cell>
        </table:table-row>
        <table:table-row table:style-name="ro1">
          <table:table-cell office:value-type="float" office:value="94.256333081" calcext:value-type="float">
            <text:p>94.256333081</text:p>
          </table:table-cell>
          <table:table-cell office:value-type="float" office:value="1461.89665058184" calcext:value-type="float">
            <text:p>1461.8966505818</text:p>
          </table:table-cell>
          <table:table-cell table:formula="of:=([.B1458] * (PI()) * 23 * (3600/63360)) / 11.1 / 60" office:value-type="float" office:value="9.01171571191945" calcext:value-type="float">
            <text:p>9.0117157119</text:p>
          </table:table-cell>
        </table:table-row>
        <table:table-row table:style-name="ro1">
          <table:table-cell office:value-type="float" office:value="94.340005628" calcext:value-type="float">
            <text:p>94.340005628</text:p>
          </table:table-cell>
          <table:table-cell office:value-type="float" office:value="1425.8352846089" calcext:value-type="float">
            <text:p>1425.8352846089</text:p>
          </table:table-cell>
          <table:table-cell table:formula="of:=([.B1459] * (PI()) * 23 * (3600/63360)) / 11.1 / 60" office:value-type="float" office:value="8.78941902753873" calcext:value-type="float">
            <text:p>8.7894190275</text:p>
          </table:table-cell>
        </table:table-row>
        <table:table-row table:style-name="ro1">
          <table:table-cell office:value-type="float" office:value="94.382072371" calcext:value-type="float">
            <text:p>94.382072371</text:p>
          </table:table-cell>
          <table:table-cell office:value-type="float" office:value="1426.30486035136" calcext:value-type="float">
            <text:p>1426.3048603514</text:p>
          </table:table-cell>
          <table:table-cell table:formula="of:=([.B1460] * (PI()) * 23 * (3600/63360)) / 11.1 / 60" office:value-type="float" office:value="8.79231368024525" calcext:value-type="float">
            <text:p>8.7923136802</text:p>
          </table:table-cell>
        </table:table-row>
        <table:table-row table:style-name="ro1">
          <table:table-cell office:value-type="float" office:value="94.424109114" calcext:value-type="float">
            <text:p>94.424109114</text:p>
          </table:table-cell>
          <table:table-cell office:value-type="float" office:value="1427.32275904304" calcext:value-type="float">
            <text:p>1427.322759043</text:p>
          </table:table-cell>
          <table:table-cell table:formula="of:=([.B1461] * (PI()) * 23 * (3600/63360)) / 11.1 / 60" office:value-type="float" office:value="8.79858841493959" calcext:value-type="float">
            <text:p>8.7985884149</text:p>
          </table:table-cell>
        </table:table-row>
        <table:table-row table:style-name="ro1">
          <table:table-cell office:value-type="float" office:value="94.4657697100001" calcext:value-type="float">
            <text:p>94.46576971</text:p>
          </table:table-cell>
          <table:table-cell office:value-type="float" office:value="1440.20983281033" calcext:value-type="float">
            <text:p>1440.2098328103</text:p>
          </table:table-cell>
          <table:table-cell table:formula="of:=([.B1462] * (PI()) * 23 * (3600/63360)) / 11.1 / 60" office:value-type="float" office:value="8.8780294924625" calcext:value-type="float">
            <text:p>8.8780294925</text:p>
          </table:table-cell>
        </table:table-row>
        <table:table-row table:style-name="ro1">
          <table:table-cell office:value-type="float" office:value="94.507237285" calcext:value-type="float">
            <text:p>94.507237285</text:p>
          </table:table-cell>
          <table:table-cell office:value-type="float" office:value="1446.91364276941" calcext:value-type="float">
            <text:p>1446.9136427694</text:p>
          </table:table-cell>
          <table:table-cell table:formula="of:=([.B1463] * (PI()) * 23 * (3600/63360)) / 11.1 / 60" office:value-type="float" office:value="8.91935445857001" calcext:value-type="float">
            <text:p>8.9193544586</text:p>
          </table:table-cell>
        </table:table-row>
        <table:table-row table:style-name="ro1">
          <table:table-cell office:value-type="float" office:value="94.548927568" calcext:value-type="float">
            <text:p>94.548927568</text:p>
          </table:table-cell>
          <table:table-cell office:value-type="float" office:value="1439.18428186321" calcext:value-type="float">
            <text:p>1439.1842818632</text:p>
          </table:table-cell>
          <table:table-cell table:formula="of:=([.B1464] * (PI()) * 23 * (3600/63360)) / 11.1 / 60" office:value-type="float" office:value="8.87170758620473" calcext:value-type="float">
            <text:p>8.8717075862</text:p>
          </table:table-cell>
        </table:table-row>
        <table:table-row table:style-name="ro1">
          <table:table-cell office:value-type="float" office:value="94.590669102" calcext:value-type="float">
            <text:p>94.590669102</text:p>
          </table:table-cell>
          <table:table-cell office:value-type="float" office:value="1437.41722572879" calcext:value-type="float">
            <text:p>1437.4172257288</text:p>
          </table:table-cell>
          <table:table-cell table:formula="of:=([.B1465] * (PI()) * 23 * (3600/63360)) / 11.1 / 60" office:value-type="float" office:value="8.86081474537083" calcext:value-type="float">
            <text:p>8.8608147454</text:p>
          </table:table-cell>
        </table:table-row>
        <table:table-row table:style-name="ro1">
          <table:table-cell office:value-type="float" office:value="94.6322352700001" calcext:value-type="float">
            <text:p>94.63223527</text:p>
          </table:table-cell>
          <table:table-cell office:value-type="float" office:value="1443.48163150269" calcext:value-type="float">
            <text:p>1443.4816315027</text:p>
          </table:table-cell>
          <table:table-cell table:formula="of:=([.B1466] * (PI()) * 23 * (3600/63360)) / 11.1 / 60" office:value-type="float" office:value="8.89819816831961" calcext:value-type="float">
            <text:p>8.8981981683</text:p>
          </table:table-cell>
        </table:table-row>
        <table:table-row table:style-name="ro1">
          <table:table-cell office:value-type="float" office:value="94.674170607" calcext:value-type="float">
            <text:p>94.674170607</text:p>
          </table:table-cell>
          <table:table-cell office:value-type="float" office:value="1430.77424178335" calcext:value-type="float">
            <text:p>1430.7742417834</text:p>
          </table:table-cell>
          <table:table-cell table:formula="of:=([.B1467] * (PI()) * 23 * (3600/63360)) / 11.1 / 60" office:value-type="float" office:value="8.81986473514177" calcext:value-type="float">
            <text:p>8.8198647351</text:p>
          </table:table-cell>
        </table:table-row>
        <table:table-row table:style-name="ro1">
          <table:table-cell office:value-type="float" office:value="94.7164711010001" calcext:value-type="float">
            <text:p>94.716471101</text:p>
          </table:table-cell>
          <table:table-cell office:value-type="float" office:value="1418.42315127325" calcext:value-type="float">
            <text:p>1418.4231512733</text:p>
          </table:table-cell>
          <table:table-cell table:formula="of:=([.B1468] * (PI()) * 23 * (3600/63360)) / 11.1 / 60" office:value-type="float" office:value="8.74372767280915" calcext:value-type="float">
            <text:p>8.7437276728</text:p>
          </table:table-cell>
        </table:table-row>
        <table:table-row table:style-name="ro1">
          <table:table-cell office:value-type="float" office:value="94.800166356" calcext:value-type="float">
            <text:p>94.800166356</text:p>
          </table:table-cell>
          <table:table-cell office:value-type="float" office:value="1439.85702795733" calcext:value-type="float">
            <text:p>1439.8570279573</text:p>
          </table:table-cell>
          <table:table-cell table:formula="of:=([.B1469] * (PI()) * 23 * (3600/63360)) / 11.1 / 60" office:value-type="float" office:value="8.8758546622269" calcext:value-type="float">
            <text:p>8.8758546622</text:p>
          </table:table-cell>
        </table:table-row>
        <table:table-row table:style-name="ro1">
          <table:table-cell office:value-type="float" office:value="94.842048203" calcext:value-type="float">
            <text:p>94.842048203</text:p>
          </table:table-cell>
          <table:table-cell office:value-type="float" office:value="1432.60157556998" calcext:value-type="float">
            <text:p>1432.60157557</text:p>
          </table:table-cell>
          <table:table-cell table:formula="of:=([.B1470] * (PI()) * 23 * (3600/63360)) / 11.1 / 60" office:value-type="float" office:value="8.83112915153492" calcext:value-type="float">
            <text:p>8.8311291515</text:p>
          </table:table-cell>
        </table:table-row>
        <table:table-row table:style-name="ro1">
          <table:table-cell office:value-type="float" office:value="94.884234165" calcext:value-type="float">
            <text:p>94.884234165</text:p>
          </table:table-cell>
          <table:table-cell office:value-type="float" office:value="1422.27407306852" calcext:value-type="float">
            <text:p>1422.2740730685</text:p>
          </table:table-cell>
          <table:table-cell table:formula="of:=([.B1471] * (PI()) * 23 * (3600/63360)) / 11.1 / 60" office:value-type="float" office:value="8.76746629512147" calcext:value-type="float">
            <text:p>8.7674662951</text:p>
          </table:table-cell>
        </table:table-row>
        <table:table-row table:style-name="ro1">
          <table:table-cell office:value-type="float" office:value="94.9265624710001" calcext:value-type="float">
            <text:p>94.926562471</text:p>
          </table:table-cell>
          <table:table-cell office:value-type="float" office:value="1417.49117009117" calcext:value-type="float">
            <text:p>1417.4911700912</text:p>
          </table:table-cell>
          <table:table-cell table:formula="of:=([.B1472] * (PI()) * 23 * (3600/63360)) / 11.1 / 60" office:value-type="float" office:value="8.73798256801092" calcext:value-type="float">
            <text:p>8.737982568</text:p>
          </table:table-cell>
        </table:table-row>
        <table:table-row table:style-name="ro1">
          <table:table-cell office:value-type="float" office:value="94.9690078090001" calcext:value-type="float">
            <text:p>94.969007809</text:p>
          </table:table-cell>
          <table:table-cell office:value-type="float" office:value="1413.58280619675" calcext:value-type="float">
            <text:p>1413.5828061968</text:p>
          </table:table-cell>
          <table:table-cell table:formula="of:=([.B1473] * (PI()) * 23 * (3600/63360)) / 11.1 / 60" office:value-type="float" office:value="8.71388984962264" calcext:value-type="float">
            <text:p>8.7138898496</text:p>
          </table:table-cell>
        </table:table-row>
        <table:table-row table:style-name="ro1">
          <table:table-cell office:value-type="float" office:value="95.01121523" calcext:value-type="float">
            <text:p>95.01121523</text:p>
          </table:table-cell>
          <table:table-cell office:value-type="float" office:value="1421.55096375303" calcext:value-type="float">
            <text:p>1421.550963753</text:p>
          </table:table-cell>
          <table:table-cell table:formula="of:=([.B1474] * (PI()) * 23 * (3600/63360)) / 11.1 / 60" office:value-type="float" office:value="8.76300876005752" calcext:value-type="float">
            <text:p>8.7630087601</text:p>
          </table:table-cell>
        </table:table-row>
        <table:table-row table:style-name="ro1">
          <table:table-cell office:value-type="float" office:value="95.053179889" calcext:value-type="float">
            <text:p>95.053179889</text:p>
          </table:table-cell>
          <table:table-cell office:value-type="float" office:value="1429.77451574285" calcext:value-type="float">
            <text:p>1429.7745157429</text:p>
          </table:table-cell>
          <table:table-cell table:formula="of:=([.B1475] * (PI()) * 23 * (3600/63360)) / 11.1 / 60" office:value-type="float" office:value="8.81370202393835" calcext:value-type="float">
            <text:p>8.8137020239</text:p>
          </table:table-cell>
        </table:table-row>
        <table:table-row table:style-name="ro1">
          <table:table-cell office:value-type="float" office:value="95.0946642870001" calcext:value-type="float">
            <text:p>95.094664287</text:p>
          </table:table-cell>
          <table:table-cell office:value-type="float" office:value="1446.32688173238" calcext:value-type="float">
            <text:p>1446.3268817324</text:p>
          </table:table-cell>
          <table:table-cell table:formula="of:=([.B1476] * (PI()) * 23 * (3600/63360)) / 11.1 / 60" office:value-type="float" office:value="8.91573742883371" calcext:value-type="float">
            <text:p>8.9157374288</text:p>
          </table:table-cell>
        </table:table-row>
        <table:table-row table:style-name="ro1">
          <table:table-cell office:value-type="float" office:value="95.135776079" calcext:value-type="float">
            <text:p>95.135776079</text:p>
          </table:table-cell>
          <table:table-cell office:value-type="float" office:value="1459.43528805824" calcext:value-type="float">
            <text:p>1459.4352880582</text:p>
          </table:table-cell>
          <table:table-cell table:formula="of:=([.B1477] * (PI()) * 23 * (3600/63360)) / 11.1 / 60" office:value-type="float" office:value="8.99654288878053" calcext:value-type="float">
            <text:p>8.9965428888</text:p>
          </table:table-cell>
        </table:table-row>
        <table:table-row table:style-name="ro1">
          <table:table-cell office:value-type="float" office:value="95.176701516" calcext:value-type="float">
            <text:p>95.176701516</text:p>
          </table:table-cell>
          <table:table-cell office:value-type="float" office:value="1466.08086310523" calcext:value-type="float">
            <text:p>1466.0808631052</text:p>
          </table:table-cell>
          <table:table-cell table:formula="of:=([.B1478] * (PI()) * 23 * (3600/63360)) / 11.1 / 60" office:value-type="float" office:value="9.03750887159598" calcext:value-type="float">
            <text:p>9.0375088716</text:p>
          </table:table-cell>
        </table:table-row>
        <table:table-row table:style-name="ro1">
          <table:table-cell office:value-type="float" office:value="95.259163226" calcext:value-type="float">
            <text:p>95.259163226</text:p>
          </table:table-cell>
          <table:table-cell office:value-type="float" office:value="1454.69900022926" calcext:value-type="float">
            <text:p>1454.6990002293</text:p>
          </table:table-cell>
          <table:table-cell table:formula="of:=([.B1479] * (PI()) * 23 * (3600/63360)) / 11.1 / 60" office:value-type="float" office:value="8.96734651609057" calcext:value-type="float">
            <text:p>8.9673465161</text:p>
          </table:table-cell>
        </table:table-row>
        <table:table-row table:style-name="ro1">
          <table:table-cell office:value-type="float" office:value="95.30052278" calcext:value-type="float">
            <text:p>95.30052278</text:p>
          </table:table-cell>
          <table:table-cell office:value-type="float" office:value="1450.69262594093" calcext:value-type="float">
            <text:p>1450.6926259409</text:p>
          </table:table-cell>
          <table:table-cell table:formula="of:=([.B1480] * (PI()) * 23 * (3600/63360)) / 11.1 / 60" office:value-type="float" office:value="8.94264962243013" calcext:value-type="float">
            <text:p>8.9426496224</text:p>
          </table:table-cell>
        </table:table-row>
        <table:table-row table:style-name="ro1">
          <table:table-cell office:value-type="float" office:value="95.342288324" calcext:value-type="float">
            <text:p>95.342288324</text:p>
          </table:table-cell>
          <table:table-cell office:value-type="float" office:value="1436.59088937091" calcext:value-type="float">
            <text:p>1436.5908893709</text:p>
          </table:table-cell>
          <table:table-cell table:formula="of:=([.B1481] * (PI()) * 23 * (3600/63360)) / 11.1 / 60" office:value-type="float" office:value="8.85572087752684" calcext:value-type="float">
            <text:p>8.8557208775</text:p>
          </table:table-cell>
        </table:table-row>
        <table:table-row table:style-name="ro1">
          <table:table-cell office:value-type="float" office:value="95.384709547" calcext:value-type="float">
            <text:p>95.384709547</text:p>
          </table:table-cell>
          <table:table-cell office:value-type="float" office:value="1414.3863791945" calcext:value-type="float">
            <text:p>1414.3863791945</text:p>
          </table:table-cell>
          <table:table-cell table:formula="of:=([.B1482] * (PI()) * 23 * (3600/63360)) / 11.1 / 60" office:value-type="float" office:value="8.71884339500946" calcext:value-type="float">
            <text:p>8.718843395</text:p>
          </table:table-cell>
        </table:table-row>
        <table:table-row table:style-name="ro1">
          <table:table-cell office:value-type="float" office:value="95.4274244690001" calcext:value-type="float">
            <text:p>95.427424469</text:p>
          </table:table-cell>
          <table:table-cell office:value-type="float" office:value="1404.66134995863" calcext:value-type="float">
            <text:p>1404.6613499586</text:p>
          </table:table-cell>
          <table:table-cell table:formula="of:=([.B1483] * (PI()) * 23 * (3600/63360)) / 11.1 / 60" office:value-type="float" office:value="8.65889442479403" calcext:value-type="float">
            <text:p>8.6588944248</text:p>
          </table:table-cell>
        </table:table-row>
        <table:table-row table:style-name="ro1">
          <table:table-cell office:value-type="float" office:value="95.470408767" calcext:value-type="float">
            <text:p>95.470408767</text:p>
          </table:table-cell>
          <table:table-cell office:value-type="float" office:value="1395.85855281501" calcext:value-type="float">
            <text:p>1395.858552815</text:p>
          </table:table-cell>
          <table:table-cell table:formula="of:=([.B1484] * (PI()) * 23 * (3600/63360)) / 11.1 / 60" office:value-type="float" office:value="8.60463046208748" calcext:value-type="float">
            <text:p>8.6046304621</text:p>
          </table:table-cell>
        </table:table-row>
        <table:table-row table:style-name="ro1">
          <table:table-cell office:value-type="float" office:value="95.5127615010001" calcext:value-type="float">
            <text:p>95.512761501</text:p>
          </table:table-cell>
          <table:table-cell office:value-type="float" office:value="1416.67359656104" calcext:value-type="float">
            <text:p>1416.673596561</text:p>
          </table:table-cell>
          <table:table-cell table:formula="of:=([.B1485] * (PI()) * 23 * (3600/63360)) / 11.1 / 60" office:value-type="float" office:value="8.73294271774231" calcext:value-type="float">
            <text:p>8.7329427177</text:p>
          </table:table-cell>
        </table:table-row>
        <table:table-row table:style-name="ro1">
          <table:table-cell office:value-type="float" office:value="95.5545775140001" calcext:value-type="float">
            <text:p>95.554577514</text:p>
          </table:table-cell>
          <table:table-cell office:value-type="float" office:value="1434.85702474736" calcext:value-type="float">
            <text:p>1434.8570247474</text:p>
          </table:table-cell>
          <table:table-cell table:formula="of:=([.B1486] * (PI()) * 23 * (3600/63360)) / 11.1 / 60" office:value-type="float" office:value="8.84503264244253" calcext:value-type="float">
            <text:p>8.8450326424</text:p>
          </table:table-cell>
        </table:table-row>
        <table:table-row table:style-name="ro1">
          <table:table-cell office:value-type="float" office:value="95.5963505060001" calcext:value-type="float">
            <text:p>95.596350506</text:p>
          </table:table-cell>
          <table:table-cell office:value-type="float" office:value="1436.33474949537" calcext:value-type="float">
            <text:p>1436.3347494954</text:p>
          </table:table-cell>
          <table:table-cell table:formula="of:=([.B1487] * (PI()) * 23 * (3600/63360)) / 11.1 / 60" office:value-type="float" office:value="8.85414192887822" calcext:value-type="float">
            <text:p>8.8541419289</text:p>
          </table:table-cell>
        </table:table-row>
        <table:table-row table:style-name="ro1">
          <table:table-cell office:value-type="float" office:value="95.637779122" calcext:value-type="float">
            <text:p>95.637779122</text:p>
          </table:table-cell>
          <table:table-cell office:value-type="float" office:value="1448.27430392691" calcext:value-type="float">
            <text:p>1448.2743039269</text:p>
          </table:table-cell>
          <table:table-cell table:formula="of:=([.B1488] * (PI()) * 23 * (3600/63360)) / 11.1 / 60" office:value-type="float" office:value="8.92774211820844" calcext:value-type="float">
            <text:p>8.9277421182</text:p>
          </table:table-cell>
        </table:table-row>
        <table:table-row table:style-name="ro1">
          <table:table-cell office:value-type="float" office:value="95.721132814" calcext:value-type="float">
            <text:p>95.721132814</text:p>
          </table:table-cell>
          <table:table-cell office:value-type="float" office:value="1442.11550268621" calcext:value-type="float">
            <text:p>1442.1155026862</text:p>
          </table:table-cell>
          <table:table-cell table:formula="of:=([.B1489] * (PI()) * 23 * (3600/63360)) / 11.1 / 60" office:value-type="float" office:value="8.88977680384417" calcext:value-type="float">
            <text:p>8.8897768038</text:p>
          </table:table-cell>
        </table:table-row>
        <table:table-row table:style-name="ro1">
          <table:table-cell office:value-type="float" office:value="95.762699608" calcext:value-type="float">
            <text:p>95.762699608</text:p>
          </table:table-cell>
          <table:table-cell office:value-type="float" office:value="1443.45989252847" calcext:value-type="float">
            <text:p>1443.4598925285</text:p>
          </table:table-cell>
          <table:table-cell table:formula="of:=([.B1490] * (PI()) * 23 * (3600/63360)) / 11.1 / 60" office:value-type="float" office:value="8.89806416058695" calcext:value-type="float">
            <text:p>8.8980641606</text:p>
          </table:table-cell>
        </table:table-row>
        <table:table-row table:style-name="ro1">
          <table:table-cell office:value-type="float" office:value="95.8043092660001" calcext:value-type="float">
            <text:p>95.804309266</text:p>
          </table:table-cell>
          <table:table-cell office:value-type="float" office:value="1441.97291888049" calcext:value-type="float">
            <text:p>1441.9729188805</text:p>
          </table:table-cell>
          <table:table-cell table:formula="of:=([.B1491] * (PI()) * 23 * (3600/63360)) / 11.1 / 60" office:value-type="float" office:value="8.88889786023228" calcext:value-type="float">
            <text:p>8.8888978602</text:p>
          </table:table-cell>
        </table:table-row>
        <table:table-row table:style-name="ro1">
          <table:table-cell office:value-type="float" office:value="95.8460734560001" calcext:value-type="float">
            <text:p>95.846073456</text:p>
          </table:table-cell>
          <table:table-cell office:value-type="float" office:value="1436.63746381835" calcext:value-type="float">
            <text:p>1436.6374638184</text:p>
          </table:table-cell>
          <table:table-cell table:formula="of:=([.B1492] * (PI()) * 23 * (3600/63360)) / 11.1 / 60" office:value-type="float" office:value="8.85600798105061" calcext:value-type="float">
            <text:p>8.8560079811</text:p>
          </table:table-cell>
        </table:table-row>
        <table:table-row table:style-name="ro1">
          <table:table-cell office:value-type="float" office:value="95.887780198" calcext:value-type="float">
            <text:p>95.887780198</text:p>
          </table:table-cell>
          <table:table-cell office:value-type="float" office:value="1438.61632730836" calcext:value-type="float">
            <text:p>1438.6163273084</text:p>
          </table:table-cell>
          <table:table-cell table:formula="of:=([.B1493] * (PI()) * 23 * (3600/63360)) / 11.1 / 60" office:value-type="float" office:value="8.86820648714717" calcext:value-type="float">
            <text:p>8.8682064871</text:p>
          </table:table-cell>
        </table:table-row>
        <table:table-row table:style-name="ro1">
          <table:table-cell office:value-type="float" office:value="95.930292567" calcext:value-type="float">
            <text:p>95.930292567</text:p>
          </table:table-cell>
          <table:table-cell office:value-type="float" office:value="1411.35395207144" calcext:value-type="float">
            <text:p>1411.3539520714</text:p>
          </table:table-cell>
          <table:table-cell table:formula="of:=([.B1494] * (PI()) * 23 * (3600/63360)) / 11.1 / 60" office:value-type="float" office:value="8.70015030125399" calcext:value-type="float">
            <text:p>8.7001503013</text:p>
          </table:table-cell>
        </table:table-row>
        <table:table-row table:style-name="ro1">
          <table:table-cell office:value-type="float" office:value="95.9734481680001" calcext:value-type="float">
            <text:p>95.973448168</text:p>
          </table:table-cell>
          <table:table-cell office:value-type="float" office:value="1390.31779443619" calcext:value-type="float">
            <text:p>1390.3177944362</text:p>
          </table:table-cell>
          <table:table-cell table:formula="of:=([.B1495] * (PI()) * 23 * (3600/63360)) / 11.1 / 60" office:value-type="float" office:value="8.5704750111406" calcext:value-type="float">
            <text:p>8.5704750111</text:p>
          </table:table-cell>
        </table:table-row>
        <table:table-row table:style-name="ro1">
          <table:table-cell office:value-type="float" office:value="96.017209864" calcext:value-type="float">
            <text:p>96.017209864</text:p>
          </table:table-cell>
          <table:table-cell office:value-type="float" office:value="1371.06203562338" calcext:value-type="float">
            <text:p>1371.0620356234</text:p>
          </table:table-cell>
          <table:table-cell table:formula="of:=([.B1496] * (PI()) * 23 * (3600/63360)) / 11.1 / 60" office:value-type="float" office:value="8.45177481152713" calcext:value-type="float">
            <text:p>8.4517748115</text:p>
          </table:table-cell>
        </table:table-row>
        <table:table-row table:style-name="ro1">
          <table:table-cell office:value-type="float" office:value="96.0605313510001" calcext:value-type="float">
            <text:p>96.060531351</text:p>
          </table:table-cell>
          <table:table-cell office:value-type="float" office:value="1384.99401001405" calcext:value-type="float">
            <text:p>1384.9940100141</text:p>
          </table:table-cell>
          <table:table-cell table:formula="of:=([.B1497] * (PI()) * 23 * (3600/63360)) / 11.1 / 60" office:value-type="float" office:value="8.53765707445214" calcext:value-type="float">
            <text:p>8.5376570745</text:p>
          </table:table-cell>
        </table:table-row>
        <table:table-row table:style-name="ro1">
          <table:table-cell office:value-type="float" office:value="96.103889035" calcext:value-type="float">
            <text:p>96.103889035</text:p>
          </table:table-cell>
          <table:table-cell office:value-type="float" office:value="1383.83775295928" calcext:value-type="float">
            <text:p>1383.8377529593</text:p>
          </table:table-cell>
          <table:table-cell table:formula="of:=([.B1498] * (PI()) * 23 * (3600/63360)) / 11.1 / 60" office:value-type="float" office:value="8.53052944346445" calcext:value-type="float">
            <text:p>8.5305294435</text:p>
          </table:table-cell>
        </table:table-row>
        <table:table-row table:style-name="ro1">
          <table:table-cell office:value-type="float" office:value="96.190574925" calcext:value-type="float">
            <text:p>96.190574925</text:p>
          </table:table-cell>
          <table:table-cell office:value-type="float" office:value="1382.43780049383" calcext:value-type="float">
            <text:p>1382.4378004938</text:p>
          </table:table-cell>
          <table:table-cell table:formula="of:=([.B1499] * (PI()) * 23 * (3600/63360)) / 11.1 / 60" office:value-type="float" office:value="8.52189957648732" calcext:value-type="float">
            <text:p>8.5218995765</text:p>
          </table:table-cell>
        </table:table-row>
        <table:table-row table:style-name="ro1">
          <table:table-cell office:value-type="float" office:value="96.2342731830001" calcext:value-type="float">
            <text:p>96.234273183</text:p>
          </table:table-cell>
          <table:table-cell office:value-type="float" office:value="1373.05244524652" calcext:value-type="float">
            <text:p>1373.0524452465</text:p>
          </table:table-cell>
          <table:table-cell table:formula="of:=([.B1500] * (PI()) * 23 * (3600/63360)) / 11.1 / 60" office:value-type="float" office:value="8.46404449260675" calcext:value-type="float">
            <text:p>8.4640444926</text:p>
          </table:table-cell>
        </table:table-row>
        <table:table-row table:style-name="ro1">
          <table:table-cell office:value-type="float" office:value="96.2780087850001" calcext:value-type="float">
            <text:p>96.278008785</text:p>
          </table:table-cell>
          <table:table-cell office:value-type="float" office:value="1371.88005323538" calcext:value-type="float">
            <text:p>1371.8800532354</text:p>
          </table:table-cell>
          <table:table-cell table:formula="of:=([.B1501] * (PI()) * 23 * (3600/63360)) / 11.1 / 60" office:value-type="float" office:value="8.45681739929402" calcext:value-type="float">
            <text:p>8.4568173993</text:p>
          </table:table-cell>
        </table:table-row>
        <table:table-row table:style-name="ro1">
          <table:table-cell office:value-type="float" office:value="96.322327671" calcext:value-type="float">
            <text:p>96.322327671</text:p>
          </table:table-cell>
          <table:table-cell office:value-type="float" office:value="1353.82464261618" calcext:value-type="float">
            <text:p>1353.8246426162</text:p>
          </table:table-cell>
          <table:table-cell table:formula="of:=([.B1502] * (PI()) * 23 * (3600/63360)) / 11.1 / 60" office:value-type="float" office:value="8.34551662608448" calcext:value-type="float">
            <text:p>8.3455166261</text:p>
          </table:table-cell>
        </table:table-row>
        <table:table-row table:style-name="ro1">
          <table:table-cell office:value-type="float" office:value="96.3673162980001" calcext:value-type="float">
            <text:p>96.367316298</text:p>
          </table:table-cell>
          <table:table-cell office:value-type="float" office:value="1333.6703962962" calcext:value-type="float">
            <text:p>1333.6703962962</text:p>
          </table:table-cell>
          <table:table-cell table:formula="of:=([.B1503] * (PI()) * 23 * (3600/63360)) / 11.1 / 60" office:value-type="float" office:value="8.22127779008238" calcext:value-type="float">
            <text:p>8.2212777901</text:p>
          </table:table-cell>
        </table:table-row>
        <table:table-row table:style-name="ro1">
          <table:table-cell office:value-type="float" office:value="96.4122920600001" calcext:value-type="float">
            <text:p>96.41229206</text:p>
          </table:table-cell>
          <table:table-cell office:value-type="float" office:value="1334.05188332224" calcext:value-type="float">
            <text:p>1334.0518833222</text:p>
          </table:table-cell>
          <table:table-cell table:formula="of:=([.B1504] * (PI()) * 23 * (3600/63360)) / 11.1 / 60" office:value-type="float" office:value="8.22362942870546" calcext:value-type="float">
            <text:p>8.2236294287</text:p>
          </table:table-cell>
        </table:table-row>
        <table:table-row table:style-name="ro1">
          <table:table-cell office:value-type="float" office:value="96.4576690220001" calcext:value-type="float">
            <text:p>96.457669022</text:p>
          </table:table-cell>
          <table:table-cell office:value-type="float" office:value="1322.25687563724" calcext:value-type="float">
            <text:p>1322.2568756372</text:p>
          </table:table-cell>
          <table:table-cell table:formula="of:=([.B1505] * (PI()) * 23 * (3600/63360)) / 11.1 / 60" office:value-type="float" office:value="8.15092028333952" calcext:value-type="float">
            <text:p>8.1509202833</text:p>
          </table:table-cell>
        </table:table-row>
        <table:table-row table:style-name="ro1">
          <table:table-cell office:value-type="float" office:value="96.50548823" calcext:value-type="float">
            <text:p>96.50548823</text:p>
          </table:table-cell>
          <table:table-cell office:value-type="float" office:value="1254.72592519819" calcext:value-type="float">
            <text:p>1254.7259251982</text:p>
          </table:table-cell>
          <table:table-cell table:formula="of:=([.B1506] * (PI()) * 23 * (3600/63360)) / 11.1 / 60" office:value-type="float" office:value="7.73463249249588" calcext:value-type="float">
            <text:p>7.7346324925</text:p>
          </table:table-cell>
        </table:table-row>
        <table:table-row table:style-name="ro1">
          <table:table-cell office:value-type="float" office:value="96.555997134" calcext:value-type="float">
            <text:p>96.555997134</text:p>
          </table:table-cell>
          <table:table-cell office:value-type="float" office:value="1187.90936346529" calcext:value-type="float">
            <text:p>1187.9093634653</text:p>
          </table:table-cell>
          <table:table-cell table:formula="of:=([.B1507] * (PI()) * 23 * (3600/63360)) / 11.1 / 60" office:value-type="float" office:value="7.32274847939197" calcext:value-type="float">
            <text:p>7.3227484794</text:p>
          </table:table-cell>
        </table:table-row>
        <table:table-row table:style-name="ro1">
          <table:table-cell office:value-type="float" office:value="96.6071716660001" calcext:value-type="float">
            <text:p>96.607171666</text:p>
          </table:table-cell>
          <table:table-cell office:value-type="float" office:value="1172.45820635926" calcext:value-type="float">
            <text:p>1172.4582063593</text:p>
          </table:table-cell>
          <table:table-cell table:formula="of:=([.B1508] * (PI()) * 23 * (3600/63360)) / 11.1 / 60" office:value-type="float" office:value="7.22750136653736" calcext:value-type="float">
            <text:p>7.2275013665</text:p>
          </table:table-cell>
        </table:table-row>
        <table:table-row table:style-name="ro1">
          <table:table-cell office:value-type="float" office:value="96.7105846380001" calcext:value-type="float">
            <text:p>96.710584638</text:p>
          </table:table-cell>
          <table:table-cell office:value-type="float" office:value="1157.04467033228" calcext:value-type="float">
            <text:p>1157.0446703323</text:p>
          </table:table-cell>
          <table:table-cell table:formula="of:=([.B1509] * (PI()) * 23 * (3600/63360)) / 11.1 / 60" office:value-type="float" office:value="7.13248616506242" calcext:value-type="float">
            <text:p>7.1324861651</text:p>
          </table:table-cell>
        </table:table-row>
        <table:table-row table:style-name="ro1">
          <table:table-cell office:value-type="float" office:value="96.7620620870001" calcext:value-type="float">
            <text:p>96.762062087</text:p>
          </table:table-cell>
          <table:table-cell office:value-type="float" office:value="1165.55892270411" calcext:value-type="float">
            <text:p>1165.5589227041</text:p>
          </table:table-cell>
          <table:table-cell table:formula="of:=([.B1510] * (PI()) * 23 * (3600/63360)) / 11.1 / 60" office:value-type="float" office:value="7.18497142237793" calcext:value-type="float">
            <text:p>7.1849714224</text:p>
          </table:table-cell>
        </table:table-row>
        <table:table-row table:style-name="ro1">
          <table:table-cell office:value-type="float" office:value="96.813199222" calcext:value-type="float">
            <text:p>96.813199222</text:p>
          </table:table-cell>
          <table:table-cell office:value-type="float" office:value="1173.31563451937" calcext:value-type="float">
            <text:p>1173.3156345194</text:p>
          </table:table-cell>
          <table:table-cell table:formula="of:=([.B1511] * (PI()) * 23 * (3600/63360)) / 11.1 / 60" office:value-type="float" office:value="7.232786896687" calcext:value-type="float">
            <text:p>7.2327868967</text:p>
          </table:table-cell>
        </table:table-row>
        <table:table-row table:style-name="ro1">
          <table:table-cell office:value-type="float" office:value="96.8646001080001" calcext:value-type="float">
            <text:p>96.864600108</text:p>
          </table:table-cell>
          <table:table-cell office:value-type="float" office:value="1167.29505401887" calcext:value-type="float">
            <text:p>1167.2950540189</text:p>
          </table:table-cell>
          <table:table-cell table:formula="of:=([.B1512] * (PI()) * 23 * (3600/63360)) / 11.1 / 60" office:value-type="float" office:value="7.19567363025353" calcext:value-type="float">
            <text:p>7.1956736303</text:p>
          </table:table-cell>
        </table:table-row>
        <table:table-row table:style-name="ro1">
          <table:table-cell office:value-type="float" office:value="96.915631514" calcext:value-type="float">
            <text:p>96.915631514</text:p>
          </table:table-cell>
          <table:table-cell office:value-type="float" office:value="1175.74655889372" calcext:value-type="float">
            <text:p>1175.7465588937</text:p>
          </table:table-cell>
          <table:table-cell table:formula="of:=([.B1513] * (PI()) * 23 * (3600/63360)) / 11.1 / 60" office:value-type="float" office:value="7.2477720868987" calcext:value-type="float">
            <text:p>7.2477720869</text:p>
          </table:table-cell>
        </table:table-row>
        <table:table-row table:style-name="ro1">
          <table:table-cell office:value-type="float" office:value="96.967173755" calcext:value-type="float">
            <text:p>96.967173755</text:p>
          </table:table-cell>
          <table:table-cell office:value-type="float" office:value="1164.09373818279" calcext:value-type="float">
            <text:p>1164.0937381828</text:p>
          </table:table-cell>
          <table:table-cell table:formula="of:=([.B1514] * (PI()) * 23 * (3600/63360)) / 11.1 / 60" office:value-type="float" office:value="7.17593943891563" calcext:value-type="float">
            <text:p>7.1759394389</text:p>
          </table:table-cell>
        </table:table-row>
        <table:table-row table:style-name="ro1">
          <table:table-cell office:value-type="float" office:value="97.0178620340001" calcext:value-type="float">
            <text:p>97.017862034</text:p>
          </table:table-cell>
          <table:table-cell office:value-type="float" office:value="1183.70560578611" calcext:value-type="float">
            <text:p>1183.7056057861</text:p>
          </table:table-cell>
          <table:table-cell table:formula="of:=([.B1515] * (PI()) * 23 * (3600/63360)) / 11.1 / 60" office:value-type="float" office:value="7.2968348355571" calcext:value-type="float">
            <text:p>7.2968348356</text:p>
          </table:table-cell>
        </table:table-row>
        <table:table-row table:style-name="ro1">
          <table:table-cell office:value-type="float" office:value="97.0680869790001" calcext:value-type="float">
            <text:p>97.068086979</text:p>
          </table:table-cell>
          <table:table-cell office:value-type="float" office:value="1194.62549934177" calcext:value-type="float">
            <text:p>1194.6254993418</text:p>
          </table:table-cell>
          <table:table-cell table:formula="of:=([.B1516] * (PI()) * 23 * (3600/63360)) / 11.1 / 60" office:value-type="float" office:value="7.36414942738468" calcext:value-type="float">
            <text:p>7.3641494274</text:p>
          </table:table-cell>
        </table:table-row>
        <table:table-row table:style-name="ro1">
          <table:table-cell office:value-type="float" office:value="97.117866558" calcext:value-type="float">
            <text:p>97.117866558</text:p>
          </table:table-cell>
          <table:table-cell office:value-type="float" office:value="1205.31352826524" calcext:value-type="float">
            <text:p>1205.3135282652</text:p>
          </table:table-cell>
          <table:table-cell table:formula="of:=([.B1517] * (PI()) * 23 * (3600/63360)) / 11.1 / 60" office:value-type="float" office:value="7.43003471287374" calcext:value-type="float">
            <text:p>7.4300347129</text:p>
          </table:table-cell>
        </table:table-row>
        <table:table-row table:style-name="ro1">
          <table:table-cell office:value-type="float" office:value="97.16815916" calcext:value-type="float">
            <text:p>97.16815916</text:p>
          </table:table-cell>
          <table:table-cell office:value-type="float" office:value="1193.0184085521" calcext:value-type="float">
            <text:p>1193.0184085521</text:p>
          </table:table-cell>
          <table:table-cell table:formula="of:=([.B1518] * (PI()) * 23 * (3600/63360)) / 11.1 / 60" office:value-type="float" office:value="7.35424267692186" calcext:value-type="float">
            <text:p>7.3542426769</text:p>
          </table:table-cell>
        </table:table-row>
        <table:table-row table:style-name="ro1">
          <table:table-cell office:value-type="float" office:value="97.267109045" calcext:value-type="float">
            <text:p>97.267109045</text:p>
          </table:table-cell>
          <table:table-cell office:value-type="float" office:value="1212.4275276496" calcext:value-type="float">
            <text:p>1212.4275276496</text:p>
          </table:table-cell>
          <table:table-cell table:formula="of:=([.B1519] * (PI()) * 23 * (3600/63360)) / 11.1 / 60" office:value-type="float" office:value="7.47388825067418" calcext:value-type="float">
            <text:p>7.4738882507</text:p>
          </table:table-cell>
        </table:table-row>
        <table:table-row table:style-name="ro1">
          <table:table-cell office:value-type="float" office:value="97.316971593" calcext:value-type="float">
            <text:p>97.316971593</text:p>
          </table:table-cell>
          <table:table-cell office:value-type="float" office:value="1203.30794166481" calcext:value-type="float">
            <text:p>1203.3079416648</text:p>
          </table:table-cell>
          <table:table-cell table:formula="of:=([.B1520] * (PI()) * 23 * (3600/63360)) / 11.1 / 60" office:value-type="float" office:value="7.41767147483532" calcext:value-type="float">
            <text:p>7.4176714748</text:p>
          </table:table-cell>
        </table:table-row>
        <table:table-row table:style-name="ro1">
          <table:table-cell office:value-type="float" office:value="97.367060288" calcext:value-type="float">
            <text:p>97.367060288</text:p>
          </table:table-cell>
          <table:table-cell office:value-type="float" office:value="1197.87508937896" calcext:value-type="float">
            <text:p>1197.875089379</text:p>
          </table:table-cell>
          <table:table-cell table:formula="of:=([.B1521] * (PI()) * 23 * (3600/63360)) / 11.1 / 60" office:value-type="float" office:value="7.38418120020787" calcext:value-type="float">
            <text:p>7.3841812002</text:p>
          </table:table-cell>
        </table:table-row>
        <table:table-row table:style-name="ro1">
          <table:table-cell office:value-type="float" office:value="97.417389869" calcext:value-type="float">
            <text:p>97.417389869</text:p>
          </table:table-cell>
          <table:table-cell office:value-type="float" office:value="1192.14185391224" calcext:value-type="float">
            <text:p>1192.1418539122</text:p>
          </table:table-cell>
          <table:table-cell table:formula="of:=([.B1522] * (PI()) * 23 * (3600/63360)) / 11.1 / 60" office:value-type="float" office:value="7.34883924350046" calcext:value-type="float">
            <text:p>7.3488392435</text:p>
          </table:table-cell>
        </table:table-row>
        <table:table-row table:style-name="ro1">
          <table:table-cell office:value-type="float" office:value="97.466879655" calcext:value-type="float">
            <text:p>97.466879655</text:p>
          </table:table-cell>
          <table:table-cell office:value-type="float" office:value="1212.37137699531" calcext:value-type="float">
            <text:p>1212.3713769953</text:p>
          </table:table-cell>
          <table:table-cell table:formula="of:=([.B1523] * (PI()) * 23 * (3600/63360)) / 11.1 / 60" office:value-type="float" office:value="7.47354211558091" calcext:value-type="float">
            <text:p>7.4735421156</text:p>
          </table:table-cell>
        </table:table-row>
        <table:table-row table:style-name="ro1">
          <table:table-cell office:value-type="float" office:value="97.515140272" calcext:value-type="float">
            <text:p>97.515140272</text:p>
          </table:table-cell>
          <table:table-cell office:value-type="float" office:value="1243.24974958405" calcext:value-type="float">
            <text:p>1243.2497495841</text:p>
          </table:table-cell>
          <table:table-cell table:formula="of:=([.B1524] * (PI()) * 23 * (3600/63360)) / 11.1 / 60" office:value-type="float" office:value="7.66388875554735" calcext:value-type="float">
            <text:p>7.6638887555</text:p>
          </table:table-cell>
        </table:table-row>
        <table:table-row table:style-name="ro1">
          <table:table-cell office:value-type="float" office:value="97.562228749" calcext:value-type="float">
            <text:p>97.562228749</text:p>
          </table:table-cell>
          <table:table-cell office:value-type="float" office:value="1274.19708222916" calcext:value-type="float">
            <text:p>1274.1970822292</text:p>
          </table:table-cell>
          <table:table-cell table:formula="of:=([.B1525] * (PI()) * 23 * (3600/63360)) / 11.1 / 60" office:value-type="float" office:value="7.85466049288524" calcext:value-type="float">
            <text:p>7.8546604929</text:p>
          </table:table-cell>
        </table:table-row>
        <table:table-row table:style-name="ro1">
          <table:table-cell office:value-type="float" office:value="97.6084795150001" calcext:value-type="float">
            <text:p>97.608479515</text:p>
          </table:table-cell>
          <table:table-cell office:value-type="float" office:value="1297.27581160294" calcext:value-type="float">
            <text:p>1297.2758116029</text:p>
          </table:table-cell>
          <table:table-cell table:formula="of:=([.B1526] * (PI()) * 23 * (3600/63360)) / 11.1 / 60" office:value-type="float" office:value="7.99692701222233" calcext:value-type="float">
            <text:p>7.9969270122</text:p>
          </table:table-cell>
        </table:table-row>
        <table:table-row table:style-name="ro1">
          <table:table-cell office:value-type="float" office:value="97.654038664" calcext:value-type="float">
            <text:p>97.654038664</text:p>
          </table:table-cell>
          <table:table-cell office:value-type="float" office:value="1316.96928755397" calcext:value-type="float">
            <text:p>1316.969287554</text:p>
          </table:table-cell>
          <table:table-cell table:formula="of:=([.B1527] * (PI()) * 23 * (3600/63360)) / 11.1 / 60" office:value-type="float" office:value="8.11832547536237" calcext:value-type="float">
            <text:p>8.1183254754</text:p>
          </table:table-cell>
        </table:table-row>
        <table:table-row table:style-name="ro1">
          <table:table-cell office:value-type="float" office:value="97.6994142720001" calcext:value-type="float">
            <text:p>97.699414272</text:p>
          </table:table-cell>
          <table:table-cell office:value-type="float" office:value="1322.29633154197" calcext:value-type="float">
            <text:p>1322.296331542</text:p>
          </table:table-cell>
          <table:table-cell table:formula="of:=([.B1528] * (PI()) * 23 * (3600/63360)) / 11.1 / 60" office:value-type="float" office:value="8.15116350531862" calcext:value-type="float">
            <text:p>8.1511635053</text:p>
          </table:table-cell>
        </table:table-row>
        <table:table-row table:style-name="ro1">
          <table:table-cell office:value-type="float" office:value="97.7897030890001" calcext:value-type="float">
            <text:p>97.789703089</text:p>
          </table:table-cell>
          <table:table-cell office:value-type="float" office:value="1336.30500840946" calcext:value-type="float">
            <text:p>1336.3050084095</text:p>
          </table:table-cell>
          <table:table-cell table:formula="of:=([.B1529] * (PI()) * 23 * (3600/63360)) / 11.1 / 60" office:value-type="float" office:value="8.23751859299169" calcext:value-type="float">
            <text:p>8.237518593</text:p>
          </table:table-cell>
        </table:table-row>
        <table:table-row table:style-name="ro1">
          <table:table-cell office:value-type="float" office:value="97.8340117140001" calcext:value-type="float">
            <text:p>97.834011714</text:p>
          </table:table-cell>
          <table:table-cell office:value-type="float" office:value="1354.13816158863" calcext:value-type="float">
            <text:p>1354.1381615886</text:p>
          </table:table-cell>
          <table:table-cell table:formula="of:=([.B1530] * (PI()) * 23 * (3600/63360)) / 11.1 / 60" office:value-type="float" office:value="8.34744928243805" calcext:value-type="float">
            <text:p>8.3474492824</text:p>
          </table:table-cell>
        </table:table-row>
        <table:table-row table:style-name="ro1">
          <table:table-cell office:value-type="float" office:value="97.87720419" calcext:value-type="float">
            <text:p>97.87720419</text:p>
          </table:table-cell>
          <table:table-cell office:value-type="float" office:value="1389.13082917675" calcext:value-type="float">
            <text:p>1389.1308291768</text:p>
          </table:table-cell>
          <table:table-cell table:formula="of:=([.B1531] * (PI()) * 23 * (3600/63360)) / 11.1 / 60" office:value-type="float" office:value="8.56315808249606" calcext:value-type="float">
            <text:p>8.5631580825</text:p>
          </table:table-cell>
        </table:table-row>
        <table:table-row table:style-name="ro1">
          <table:table-cell office:value-type="float" office:value="97.9201253100001" calcext:value-type="float">
            <text:p>97.92012531</text:p>
          </table:table-cell>
          <table:table-cell office:value-type="float" office:value="1397.91319517983" calcext:value-type="float">
            <text:p>1397.9131951798</text:p>
          </table:table-cell>
          <table:table-cell table:formula="of:=([.B1532] * (PI()) * 23 * (3600/63360)) / 11.1 / 60" office:value-type="float" office:value="8.61729609947988" calcext:value-type="float">
            <text:p>8.6172960995</text:p>
          </table:table-cell>
        </table:table-row>
        <table:table-row table:style-name="ro1">
          <table:table-cell office:value-type="float" office:value="97.962564607" calcext:value-type="float">
            <text:p>97.962564607</text:p>
          </table:table-cell>
          <table:table-cell office:value-type="float" office:value="1413.78402191766" calcext:value-type="float">
            <text:p>1413.7840219177</text:p>
          </table:table-cell>
          <table:table-cell table:formula="of:=([.B1533] * (PI()) * 23 * (3600/63360)) / 11.1 / 60" office:value-type="float" office:value="8.71513022381249" calcext:value-type="float">
            <text:p>8.7151302238</text:p>
          </table:table-cell>
        </table:table-row>
        <table:table-row table:style-name="ro1">
          <table:table-cell office:value-type="float" office:value="98.004583381" calcext:value-type="float">
            <text:p>98.004583381</text:p>
          </table:table-cell>
          <table:table-cell office:value-type="float" office:value="1427.93314245727" calcext:value-type="float">
            <text:p>1427.9331424573</text:p>
          </table:table-cell>
          <table:table-cell table:formula="of:=([.B1534] * (PI()) * 23 * (3600/63360)) / 11.1 / 60" office:value-type="float" office:value="8.80235106245789" calcext:value-type="float">
            <text:p>8.8023510625</text:p>
          </table:table-cell>
        </table:table-row>
        <table:table-row table:style-name="ro1">
          <table:table-cell office:value-type="float" office:value="98.045785277" calcext:value-type="float">
            <text:p>98.045785277</text:p>
          </table:table-cell>
          <table:table-cell office:value-type="float" office:value="1456.24366412789" calcext:value-type="float">
            <text:p>1456.2436641279</text:p>
          </table:table-cell>
          <table:table-cell table:formula="of:=([.B1535] * (PI()) * 23 * (3600/63360)) / 11.1 / 60" office:value-type="float" office:value="8.9768684422263" calcext:value-type="float">
            <text:p>8.9768684422</text:p>
          </table:table-cell>
        </table:table-row>
        <table:table-row table:style-name="ro1">
          <table:table-cell office:value-type="float" office:value="98.086820455" calcext:value-type="float">
            <text:p>98.086820455</text:p>
          </table:table-cell>
          <table:table-cell office:value-type="float" office:value="1462.16010077932" calcext:value-type="float">
            <text:p>1462.1601007793</text:p>
          </table:table-cell>
          <table:table-cell table:formula="of:=([.B1536] * (PI()) * 23 * (3600/63360)) / 11.1 / 60" office:value-type="float" office:value="9.01333972431662" calcext:value-type="float">
            <text:p>9.0133397243</text:p>
          </table:table-cell>
        </table:table-row>
        <table:table-row table:style-name="ro1">
          <table:table-cell office:value-type="float" office:value="98.1273018800001" calcext:value-type="float">
            <text:p>98.12730188</text:p>
          </table:table-cell>
          <table:table-cell office:value-type="float" office:value="1482.16126284887" calcext:value-type="float">
            <text:p>1482.1612628489</text:p>
          </table:table-cell>
          <table:table-cell table:formula="of:=([.B1537] * (PI()) * 23 * (3600/63360)) / 11.1 / 60" office:value-type="float" office:value="9.13663488776547" calcext:value-type="float">
            <text:p>9.1366348878</text:p>
          </table:table-cell>
        </table:table-row>
        <table:table-row table:style-name="ro1">
          <table:table-cell office:value-type="float" office:value="98.1675218990001" calcext:value-type="float">
            <text:p>98.167521899</text:p>
          </table:table-cell>
          <table:table-cell office:value-type="float" office:value="1491.79442207612" calcext:value-type="float">
            <text:p>1491.7944220761</text:p>
          </table:table-cell>
          <table:table-cell table:formula="of:=([.B1538] * (PI()) * 23 * (3600/63360)) / 11.1 / 60" office:value-type="float" office:value="9.19601753449982" calcext:value-type="float">
            <text:p>9.1960175345</text:p>
          </table:table-cell>
        </table:table-row>
        <table:table-row table:style-name="ro1">
          <table:table-cell office:value-type="float" office:value="98.2470319340001" calcext:value-type="float">
            <text:p>98.247031934</text:p>
          </table:table-cell>
          <table:table-cell office:value-type="float" office:value="1511.63775898812" calcext:value-type="float">
            <text:p>1511.6377589881</text:p>
          </table:table-cell>
          <table:table-cell table:formula="of:=([.B1539] * (PI()) * 23 * (3600/63360)) / 11.1 / 60" office:value-type="float" office:value="9.31833980054757" calcext:value-type="float">
            <text:p>9.3183398005</text:p>
          </table:table-cell>
        </table:table-row>
        <table:table-row table:style-name="ro1">
          <table:table-cell office:value-type="float" office:value="98.286505908" calcext:value-type="float">
            <text:p>98.286505908</text:p>
          </table:table-cell>
          <table:table-cell office:value-type="float" office:value="1519.98884125622" calcext:value-type="float">
            <text:p>1519.9888412562</text:p>
          </table:table-cell>
          <table:table-cell table:formula="of:=([.B1540] * (PI()) * 23 * (3600/63360)) / 11.1 / 60" office:value-type="float" office:value="9.36981921207575" calcext:value-type="float">
            <text:p>9.3698192121</text:p>
          </table:table-cell>
        </table:table-row>
        <table:table-row table:style-name="ro1">
          <table:table-cell office:value-type="float" office:value="98.325641809" calcext:value-type="float">
            <text:p>98.325641809</text:p>
          </table:table-cell>
          <table:table-cell office:value-type="float" office:value="1533.11916850941" calcext:value-type="float">
            <text:p>1533.1191685094</text:p>
          </table:table-cell>
          <table:table-cell table:formula="of:=([.B1541] * (PI()) * 23 * (3600/63360)) / 11.1 / 60" office:value-type="float" office:value="9.45075980138698" calcext:value-type="float">
            <text:p>9.4507598014</text:p>
          </table:table-cell>
        </table:table-row>
        <table:table-row table:style-name="ro1">
          <table:table-cell office:value-type="float" office:value="98.364880002" calcext:value-type="float">
            <text:p>98.364880002</text:p>
          </table:table-cell>
          <table:table-cell office:value-type="float" office:value="1529.1224037779" calcext:value-type="float">
            <text:p>1529.1224037779</text:p>
          </table:table-cell>
          <table:table-cell table:formula="of:=([.B1542] * (PI()) * 23 * (3600/63360)) / 11.1 / 60" office:value-type="float" office:value="9.4261221448786" calcext:value-type="float">
            <text:p>9.4261221449</text:p>
          </table:table-cell>
        </table:table-row>
        <table:table-row table:style-name="ro1">
          <table:table-cell office:value-type="float" office:value="98.403704599" calcext:value-type="float">
            <text:p>98.403704599</text:p>
          </table:table-cell>
          <table:table-cell office:value-type="float" office:value="1545.41204896355" calcext:value-type="float">
            <text:p>1545.4120489636</text:p>
          </table:table-cell>
          <table:table-cell table:formula="of:=([.B1543] * (PI()) * 23 * (3600/63360)) / 11.1 / 60" office:value-type="float" office:value="9.52653803365069" calcext:value-type="float">
            <text:p>9.5265380337</text:p>
          </table:table-cell>
        </table:table-row>
        <table:table-row table:style-name="ro1">
          <table:table-cell office:value-type="float" office:value="98.4420314350001" calcext:value-type="float">
            <text:p>98.442031435</text:p>
          </table:table-cell>
          <table:table-cell office:value-type="float" office:value="1565.48273382087" calcext:value-type="float">
            <text:p>1565.4827338209</text:p>
          </table:table-cell>
          <table:table-cell table:formula="of:=([.B1544] * (PI()) * 23 * (3600/63360)) / 11.1 / 60" office:value-type="float" office:value="9.65026176337242" calcext:value-type="float">
            <text:p>9.6502617634</text:p>
          </table:table-cell>
        </table:table-row>
        <table:table-row table:style-name="ro1">
          <table:table-cell office:value-type="float" office:value="98.4801067600001" calcext:value-type="float">
            <text:p>98.48010676</text:p>
          </table:table-cell>
          <table:table-cell office:value-type="float" office:value="1575.82371260034" calcext:value-type="float">
            <text:p>1575.8237126003</text:p>
          </table:table-cell>
          <table:table-cell table:formula="of:=([.B1545] * (PI()) * 23 * (3600/63360)) / 11.1 / 60" office:value-type="float" office:value="9.71400769295403" calcext:value-type="float">
            <text:p>9.714007693</text:p>
          </table:table-cell>
        </table:table-row>
        <table:table-row table:style-name="ro1">
          <table:table-cell office:value-type="float" office:value="98.5181575010001" calcext:value-type="float">
            <text:p>98.518157501</text:p>
          </table:table-cell>
          <table:table-cell office:value-type="float" office:value="1576.84182812603" calcext:value-type="float">
            <text:p>1576.841828126</text:p>
          </table:table-cell>
          <table:table-cell table:formula="of:=([.B1546] * (PI()) * 23 * (3600/63360)) / 11.1 / 60" office:value-type="float" office:value="9.72028376429994" calcext:value-type="float">
            <text:p>9.7202837643</text:p>
          </table:table-cell>
        </table:table-row>
        <table:table-row table:style-name="ro1">
          <table:table-cell office:value-type="float" office:value="98.556272878" calcext:value-type="float">
            <text:p>98.556272878</text:p>
          </table:table-cell>
          <table:table-cell office:value-type="float" office:value="1574.16782208646" calcext:value-type="float">
            <text:p>1574.1678220865</text:p>
          </table:table-cell>
          <table:table-cell table:formula="of:=([.B1547] * (PI()) * 23 * (3600/63360)) / 11.1 / 60" office:value-type="float" office:value="9.70380012147131" calcext:value-type="float">
            <text:p>9.7038001215</text:p>
          </table:table-cell>
        </table:table-row>
        <table:table-row table:style-name="ro1">
          <table:table-cell office:value-type="float" office:value="98.594159973" calcext:value-type="float">
            <text:p>98.594159973</text:p>
          </table:table-cell>
          <table:table-cell office:value-type="float" office:value="1583.65269229646" calcext:value-type="float">
            <text:p>1583.6526922965</text:p>
          </table:table-cell>
          <table:table-cell table:formula="of:=([.B1548] * (PI()) * 23 * (3600/63360)) / 11.1 / 60" office:value-type="float" office:value="9.76226865538782" calcext:value-type="float">
            <text:p>9.7622686554</text:p>
          </table:table-cell>
        </table:table-row>
        <table:table-row table:style-name="ro1">
          <table:table-cell office:value-type="float" office:value="98.668980566" calcext:value-type="float">
            <text:p>98.668980566</text:p>
          </table:table-cell>
          <table:table-cell office:value-type="float" office:value="1617.64540549371" calcext:value-type="float">
            <text:p>1617.6454054937</text:p>
          </table:table-cell>
          <table:table-cell table:formula="of:=([.B1549] * (PI()) * 23 * (3600/63360)) / 11.1 / 60" office:value-type="float" office:value="9.97181333659939" calcext:value-type="float">
            <text:p>9.9718133366</text:p>
          </table:table-cell>
        </table:table-row>
        <table:table-row table:style-name="ro1">
          <table:table-cell office:value-type="float" office:value="98.707089484" calcext:value-type="float">
            <text:p>98.707089484</text:p>
          </table:table-cell>
          <table:table-cell office:value-type="float" office:value="1574.43462446102" calcext:value-type="float">
            <text:p>1574.434624461</text:p>
          </table:table-cell>
          <table:table-cell table:formula="of:=([.B1550] * (PI()) * 23 * (3600/63360)) / 11.1 / 60" office:value-type="float" office:value="9.70544479802888" calcext:value-type="float">
            <text:p>9.705444798</text:p>
          </table:table-cell>
        </table:table-row>
        <table:table-row table:style-name="ro1">
          <table:table-cell office:value-type="float" office:value="98.74508835" calcext:value-type="float">
            <text:p>98.74508835</text:p>
          </table:table-cell>
          <table:table-cell office:value-type="float" office:value="1578.99448894277" calcext:value-type="float">
            <text:p>1578.9944889428</text:p>
          </table:table-cell>
          <table:table-cell table:formula="of:=([.B1551] * (PI()) * 23 * (3600/63360)) / 11.1 / 60" office:value-type="float" office:value="9.73355362663729" calcext:value-type="float">
            <text:p>9.7335536266</text:p>
          </table:table-cell>
        </table:table-row>
        <table:table-row table:style-name="ro1">
          <table:table-cell office:value-type="float" office:value="98.78263034" calcext:value-type="float">
            <text:p>98.78263034</text:p>
          </table:table-cell>
          <table:table-cell office:value-type="float" office:value="1598.21043050632" calcext:value-type="float">
            <text:p>1598.2104305063</text:p>
          </table:table-cell>
          <table:table-cell table:formula="of:=([.B1552] * (PI()) * 23 * (3600/63360)) / 11.1 / 60" office:value-type="float" office:value="9.85200837679945" calcext:value-type="float">
            <text:p>9.8520083768</text:p>
          </table:table-cell>
        </table:table-row>
        <table:table-row table:style-name="ro1">
          <table:table-cell office:value-type="float" office:value="98.81934191" calcext:value-type="float">
            <text:p>98.81934191</text:p>
          </table:table-cell>
          <table:table-cell office:value-type="float" office:value="1634.36213706076" calcext:value-type="float">
            <text:p>1634.3621370608</text:p>
          </table:table-cell>
          <table:table-cell table:formula="of:=([.B1553] * (PI()) * 23 * (3600/63360)) / 11.1 / 60" office:value-type="float" office:value="10.0748619566607" calcext:value-type="float">
            <text:p>10.0748619567</text:p>
          </table:table-cell>
        </table:table-row>
        <table:table-row table:style-name="ro1">
          <table:table-cell office:value-type="float" office:value="98.8550953010001" calcext:value-type="float">
            <text:p>98.855095301</text:p>
          </table:table-cell>
          <table:table-cell office:value-type="float" office:value="1678.16249932435" calcext:value-type="float">
            <text:p>1678.1624993244</text:p>
          </table:table-cell>
          <table:table-cell table:formula="of:=([.B1554] * (PI()) * 23 * (3600/63360)) / 11.1 / 60" office:value-type="float" office:value="10.3448649097706" calcext:value-type="float">
            <text:p>10.3448649098</text:p>
          </table:table-cell>
        </table:table-row>
        <table:table-row table:style-name="ro1">
          <table:table-cell office:value-type="float" office:value="98.889876605" calcext:value-type="float">
            <text:p>98.889876605</text:p>
          </table:table-cell>
          <table:table-cell office:value-type="float" office:value="1725.06470718109" calcext:value-type="float">
            <text:p>1725.0647071811</text:p>
          </table:table-cell>
          <table:table-cell table:formula="of:=([.B1555] * (PI()) * 23 * (3600/63360)) / 11.1 / 60" office:value-type="float" office:value="10.6339888798529" calcext:value-type="float">
            <text:p>10.6339888799</text:p>
          </table:table-cell>
        </table:table-row>
        <table:table-row table:style-name="ro1">
          <table:table-cell office:value-type="float" office:value="98.9238371770001" calcext:value-type="float">
            <text:p>98.923837177</text:p>
          </table:table-cell>
          <table:table-cell office:value-type="float" office:value="1766.75469423418" calcext:value-type="float">
            <text:p>1766.7546942342</text:p>
          </table:table-cell>
          <table:table-cell table:formula="of:=([.B1556] * (PI()) * 23 * (3600/63360)) / 11.1 / 60" office:value-type="float" office:value="10.8909826360166" calcext:value-type="float">
            <text:p>10.890982636</text:p>
          </table:table-cell>
        </table:table-row>
        <table:table-row table:style-name="ro1">
          <table:table-cell office:value-type="float" office:value="98.957243894" calcext:value-type="float">
            <text:p>98.957243894</text:p>
          </table:table-cell>
          <table:table-cell office:value-type="float" office:value="1796.04598680313" calcext:value-type="float">
            <text:p>1796.0459868031</text:p>
          </table:table-cell>
          <table:table-cell table:formula="of:=([.B1557] * (PI()) * 23 * (3600/63360)) / 11.1 / 60" office:value-type="float" office:value="11.07154587991" calcext:value-type="float">
            <text:p>11.0715458799</text:p>
          </table:table-cell>
        </table:table-row>
        <table:table-row table:style-name="ro1">
          <table:table-cell office:value-type="float" office:value="98.99010014" calcext:value-type="float">
            <text:p>98.99010014</text:p>
          </table:table-cell>
          <table:table-cell office:value-type="float" office:value="1826.13680211387" calcext:value-type="float">
            <text:p>1826.1368021139</text:p>
          </table:table-cell>
          <table:table-cell table:formula="of:=([.B1558] * (PI()) * 23 * (3600/63360)) / 11.1 / 60" office:value-type="float" office:value="11.2570377017925" calcext:value-type="float">
            <text:p>11.2570377018</text:p>
          </table:table-cell>
        </table:table-row>
        <table:table-row table:style-name="ro1">
          <table:table-cell office:value-type="float" office:value="99.053843199" calcext:value-type="float">
            <text:p>99.053843199</text:p>
          </table:table-cell>
          <table:table-cell office:value-type="float" office:value="1896.46220349462" calcext:value-type="float">
            <text:p>1896.4622034946</text:p>
          </table:table-cell>
          <table:table-cell table:formula="of:=([.B1559] * (PI()) * 23 * (3600/63360)) / 11.1 / 60" office:value-type="float" office:value="11.6905516060194" calcext:value-type="float">
            <text:p>11.690551606</text:p>
          </table:table-cell>
        </table:table-row>
        <table:table-row table:style-name="ro1">
          <table:table-cell office:value-type="float" office:value="99.085403608" calcext:value-type="float">
            <text:p>99.085403608</text:p>
          </table:table-cell>
          <table:table-cell office:value-type="float" office:value="1901.11604700639" calcext:value-type="float">
            <text:p>1901.1160470064</text:p>
          </table:table-cell>
          <table:table-cell table:formula="of:=([.B1560] * (PI()) * 23 * (3600/63360)) / 11.1 / 60" office:value-type="float" office:value="11.7192397589604" calcext:value-type="float">
            <text:p>11.719239759</text:p>
          </table:table-cell>
        </table:table-row>
        <table:table-row table:style-name="ro1">
          <table:table-cell office:value-type="float" office:value="99.116884017" calcext:value-type="float">
            <text:p>99.116884017</text:p>
          </table:table-cell>
          <table:table-cell office:value-type="float" office:value="1905.94728296044" calcext:value-type="float">
            <text:p>1905.9472829604</text:p>
          </table:table-cell>
          <table:table-cell table:formula="of:=([.B1561] * (PI()) * 23 * (3600/63360)) / 11.1 / 60" office:value-type="float" office:value="11.7490214298724" calcext:value-type="float">
            <text:p>11.7490214299</text:p>
          </table:table-cell>
        </table:table-row>
        <table:table-row table:style-name="ro1">
          <table:table-cell office:value-type="float" office:value="99.1480888" calcext:value-type="float">
            <text:p>99.1480888</text:p>
          </table:table-cell>
          <table:table-cell office:value-type="float" office:value="1922.78215810568" calcext:value-type="float">
            <text:p>1922.7821581057</text:p>
          </table:table-cell>
          <table:table-cell table:formula="of:=([.B1562] * (PI()) * 23 * (3600/63360)) / 11.1 / 60" office:value-type="float" office:value="11.8527983342071" calcext:value-type="float">
            <text:p>11.8527983342</text:p>
          </table:table-cell>
        </table:table-row>
        <table:table-row table:style-name="ro1">
          <table:table-cell office:value-type="float" office:value="99.179062384" calcext:value-type="float">
            <text:p>99.179062384</text:p>
          </table:table-cell>
          <table:table-cell office:value-type="float" office:value="1937.13455956657" calcext:value-type="float">
            <text:p>1937.1345595666</text:p>
          </table:table-cell>
          <table:table-cell table:formula="of:=([.B1563] * (PI()) * 23 * (3600/63360)) / 11.1 / 60" office:value-type="float" office:value="11.9412722777635" calcext:value-type="float">
            <text:p>11.9412722778</text:p>
          </table:table-cell>
        </table:table-row>
        <table:table-row table:style-name="ro1">
          <table:table-cell office:value-type="float" office:value="99.209388726" calcext:value-type="float">
            <text:p>99.209388726</text:p>
          </table:table-cell>
          <table:table-cell office:value-type="float" office:value="1978.47798458733" calcext:value-type="float">
            <text:p>1978.4779845873</text:p>
          </table:table-cell>
          <table:table-cell table:formula="of:=([.B1564] * (PI()) * 23 * (3600/63360)) / 11.1 / 60" office:value-type="float" office:value="12.1961296869352" calcext:value-type="float">
            <text:p>12.1961296869</text:p>
          </table:table-cell>
        </table:table-row>
        <table:table-row table:style-name="ro1">
          <table:table-cell office:value-type="float" office:value="99.2393950160001" calcext:value-type="float">
            <text:p>99.239395016</text:p>
          </table:table-cell>
          <table:table-cell office:value-type="float" office:value="1999.58075456353" calcext:value-type="float">
            <text:p>1999.5807545635</text:p>
          </table:table-cell>
          <table:table-cell table:formula="of:=([.B1565] * (PI()) * 23 * (3600/63360)) / 11.1 / 60" office:value-type="float" office:value="12.3262156021631" calcext:value-type="float">
            <text:p>12.3262156022</text:p>
          </table:table-cell>
        </table:table-row>
        <table:table-row table:style-name="ro1">
          <table:table-cell office:value-type="float" office:value="99.269307295" calcext:value-type="float">
            <text:p>99.269307295</text:p>
          </table:table-cell>
          <table:table-cell office:value-type="float" office:value="2005.86521675779" calcext:value-type="float">
            <text:p>2005.8652167578</text:p>
          </table:table-cell>
          <table:table-cell table:formula="of:=([.B1566] * (PI()) * 23 * (3600/63360)) / 11.1 / 60" office:value-type="float" office:value="12.3649555409094" calcext:value-type="float">
            <text:p>12.3649555409</text:p>
          </table:table-cell>
        </table:table-row>
        <table:table-row table:style-name="ro1">
          <table:table-cell office:value-type="float" office:value="99.2986363950001" calcext:value-type="float">
            <text:p>99.298636395</text:p>
          </table:table-cell>
          <table:table-cell office:value-type="float" office:value="2045.74978434103" calcext:value-type="float">
            <text:p>2045.749784341</text:p>
          </table:table-cell>
          <table:table-cell table:formula="of:=([.B1567] * (PI()) * 23 * (3600/63360)) / 11.1 / 60" office:value-type="float" office:value="12.6108199692943" calcext:value-type="float">
            <text:p>12.6108199693</text:p>
          </table:table-cell>
        </table:table-row>
        <table:table-row table:style-name="ro1">
          <table:table-cell office:value-type="float" office:value="99.3278615880001" calcext:value-type="float">
            <text:p>99.327861588</text:p>
          </table:table-cell>
          <table:table-cell office:value-type="float" office:value="2053.02322554365" calcext:value-type="float">
            <text:p>2053.0232255437</text:p>
          </table:table-cell>
          <table:table-cell table:formula="of:=([.B1568] * (PI()) * 23 * (3600/63360)) / 11.1 / 60" office:value-type="float" office:value="12.6556563702391" calcext:value-type="float">
            <text:p>12.6556563702</text:p>
          </table:table-cell>
        </table:table-row>
        <table:table-row table:style-name="ro1">
          <table:table-cell office:value-type="float" office:value="99.3846693140001" calcext:value-type="float">
            <text:p>99.384669314</text:p>
          </table:table-cell>
          <table:table-cell office:value-type="float" office:value="2123.49969880004" calcext:value-type="float">
            <text:p>2123.4996988</text:p>
          </table:table-cell>
          <table:table-cell table:formula="of:=([.B1569] * (PI()) * 23 * (3600/63360)) / 11.1 / 60" office:value-type="float" office:value="13.0901015419361" calcext:value-type="float">
            <text:p>13.0901015419</text:p>
          </table:table-cell>
        </table:table-row>
        <table:table-row table:style-name="ro1">
          <table:table-cell office:value-type="float" office:value="99.412737681" calcext:value-type="float">
            <text:p>99.412737681</text:p>
          </table:table-cell>
          <table:table-cell office:value-type="float" office:value="2137.63771865015" calcext:value-type="float">
            <text:p>2137.6377186502</text:p>
          </table:table-cell>
          <table:table-cell table:formula="of:=([.B1570] * (PI()) * 23 * (3600/63360)) / 11.1 / 60" office:value-type="float" office:value="13.1772539514911" calcext:value-type="float">
            <text:p>13.1772539515</text:p>
          </table:table-cell>
        </table:table-row>
        <table:table-row table:style-name="ro1">
          <table:table-cell office:value-type="float" office:value="99.4404305260001" calcext:value-type="float">
            <text:p>99.440430526</text:p>
          </table:table-cell>
          <table:table-cell office:value-type="float" office:value="2166.62462812681" calcext:value-type="float">
            <text:p>2166.6246281268</text:p>
          </table:table-cell>
          <table:table-cell table:formula="of:=([.B1571] * (PI()) * 23 * (3600/63360)) / 11.1 / 60" office:value-type="float" office:value="13.3559408562507" calcext:value-type="float">
            <text:p>13.3559408563</text:p>
          </table:table-cell>
        </table:table-row>
        <table:table-row table:style-name="ro1">
          <table:table-cell office:value-type="float" office:value="99.467413212" calcext:value-type="float">
            <text:p>99.467413212</text:p>
          </table:table-cell>
          <table:table-cell office:value-type="float" office:value="2223.64815719263" calcext:value-type="float">
            <text:p>2223.6481571926</text:p>
          </table:table-cell>
          <table:table-cell table:formula="of:=([.B1572] * (PI()) * 23 * (3600/63360)) / 11.1 / 60" office:value-type="float" office:value="13.7074566987878" calcext:value-type="float">
            <text:p>13.7074566988</text:p>
          </table:table-cell>
        </table:table-row>
        <table:table-row table:style-name="ro1">
          <table:table-cell office:value-type="float" office:value="99.494298659" calcext:value-type="float">
            <text:p>99.494298659</text:p>
          </table:table-cell>
          <table:table-cell office:value-type="float" office:value="2231.69062430553" calcext:value-type="float">
            <text:p>2231.6906243055</text:p>
          </table:table-cell>
          <table:table-cell table:formula="of:=([.B1573] * (PI()) * 23 * (3600/63360)) / 11.1 / 60" office:value-type="float" office:value="13.7570336830535" calcext:value-type="float">
            <text:p>13.7570336831</text:p>
          </table:table-cell>
        </table:table-row>
        <table:table-row table:style-name="ro1">
          <table:table-cell office:value-type="float" office:value="99.5209594690001" calcext:value-type="float">
            <text:p>99.520959469</text:p>
          </table:table-cell>
          <table:table-cell office:value-type="float" office:value="2250.49426479728" calcext:value-type="float">
            <text:p>2250.4942647973</text:p>
          </table:table-cell>
          <table:table-cell table:formula="of:=([.B1574] * (PI()) * 23 * (3600/63360)) / 11.1 / 60" office:value-type="float" office:value="13.8729468444889" calcext:value-type="float">
            <text:p>13.8729468445</text:p>
          </table:table-cell>
        </table:table-row>
        <table:table-row table:style-name="ro1">
          <table:table-cell office:value-type="float" office:value="99.5475416340001" calcext:value-type="float">
            <text:p>99.547541634</text:p>
          </table:table-cell>
          <table:table-cell office:value-type="float" office:value="2257.15249303126" calcext:value-type="float">
            <text:p>2257.1524930313</text:p>
          </table:table-cell>
          <table:table-cell table:formula="of:=([.B1575] * (PI()) * 23 * (3600/63360)) / 11.1 / 60" office:value-type="float" office:value="13.9139908266102" calcext:value-type="float">
            <text:p>13.9139908266</text:p>
          </table:table-cell>
        </table:table-row>
        <table:table-row table:style-name="ro1">
          <table:table-cell office:value-type="float" office:value="99.5737642140001" calcext:value-type="float">
            <text:p>99.573764214</text:p>
          </table:table-cell>
          <table:table-cell office:value-type="float" office:value="2288.10437417202" calcext:value-type="float">
            <text:p>2288.104374172</text:p>
          </table:table-cell>
          <table:table-cell table:formula="of:=([.B1576] * (PI()) * 23 * (3600/63360)) / 11.1 / 60" office:value-type="float" office:value="14.1047906026947" calcext:value-type="float">
            <text:p>14.1047906027</text:p>
          </table:table-cell>
        </table:table-row>
        <table:table-row table:style-name="ro1">
          <table:table-cell office:value-type="float" office:value="99.599922523" calcext:value-type="float">
            <text:p>99.599922523</text:p>
          </table:table-cell>
          <table:table-cell office:value-type="float" office:value="2293.72624966592" calcext:value-type="float">
            <text:p>2293.7262496659</text:p>
          </table:table-cell>
          <table:table-cell table:formula="of:=([.B1577] * (PI()) * 23 * (3600/63360)) / 11.1 / 60" office:value-type="float" office:value="14.1394460919857" calcext:value-type="float">
            <text:p>14.139446092</text:p>
          </table:table-cell>
        </table:table-row>
        <table:table-row table:style-name="ro1">
          <table:table-cell office:value-type="float" office:value="99.626010207" calcext:value-type="float">
            <text:p>99.626010207</text:p>
          </table:table-cell>
          <table:table-cell office:value-type="float" office:value="2299.93586245492" calcext:value-type="float">
            <text:p>2299.9358624549</text:p>
          </table:table-cell>
          <table:table-cell table:formula="of:=([.B1578] * (PI()) * 23 * (3600/63360)) / 11.1 / 60" office:value-type="float" office:value="14.1777246290583" calcext:value-type="float">
            <text:p>14.1777246291</text:p>
          </table:table-cell>
        </table:table-row>
        <table:table-row table:style-name="ro1">
          <table:table-cell office:value-type="float" office:value="99.6770207270001" calcext:value-type="float">
            <text:p>99.677020727</text:p>
          </table:table-cell>
          <table:table-cell office:value-type="float" office:value="2373.47405396858" calcext:value-type="float">
            <text:p>2373.4740539686</text:p>
          </table:table-cell>
          <table:table-cell table:formula="of:=([.B1579] * (PI()) * 23 * (3600/63360)) / 11.1 / 60" office:value-type="float" office:value="14.6310434567785" calcext:value-type="float">
            <text:p>14.6310434568</text:p>
          </table:table-cell>
        </table:table-row>
        <table:table-row table:style-name="ro1">
          <table:table-cell office:value-type="float" office:value="99.702209554" calcext:value-type="float">
            <text:p>99.702209554</text:p>
          </table:table-cell>
          <table:table-cell office:value-type="float" office:value="2382.0084992478" calcext:value-type="float">
            <text:p>2382.0084992478</text:p>
          </table:table-cell>
          <table:table-cell table:formula="of:=([.B1580] * (PI()) * 23 * (3600/63360)) / 11.1 / 60" office:value-type="float" office:value="14.6836531912523" calcext:value-type="float">
            <text:p>14.6836531913</text:p>
          </table:table-cell>
        </table:table-row>
        <table:table-row table:style-name="ro1">
          <table:table-cell office:value-type="float" office:value="99.72703838" calcext:value-type="float">
            <text:p>99.72703838</text:p>
          </table:table-cell>
          <table:table-cell office:value-type="float" office:value="2416.54599375981" calcext:value-type="float">
            <text:p>2416.5459937598</text:p>
          </table:table-cell>
          <table:table-cell table:formula="of:=([.B1581] * (PI()) * 23 * (3600/63360)) / 11.1 / 60" office:value-type="float" office:value="14.8965561224002" calcext:value-type="float">
            <text:p>14.8965561224</text:p>
          </table:table-cell>
        </table:table-row>
        <table:table-row table:style-name="ro1">
          <table:table-cell office:value-type="float" office:value="99.7518127260001" calcext:value-type="float">
            <text:p>99.751812726</text:p>
          </table:table-cell>
          <table:table-cell office:value-type="float" office:value="2421.86009672367" calcext:value-type="float">
            <text:p>2421.8600967237</text:p>
          </table:table-cell>
          <table:table-cell table:formula="of:=([.B1582] * (PI()) * 23 * (3600/63360)) / 11.1 / 60" office:value-type="float" office:value="14.9293143787073" calcext:value-type="float">
            <text:p>14.9293143787</text:p>
          </table:table-cell>
        </table:table-row>
        <table:table-row table:style-name="ro1">
          <table:table-cell office:value-type="float" office:value="99.7764182180001" calcext:value-type="float">
            <text:p>99.776418218</text:p>
          </table:table-cell>
          <table:table-cell office:value-type="float" office:value="2438.47999463104" calcext:value-type="float">
            <text:p>2438.479994631</text:p>
          </table:table-cell>
          <table:table-cell table:formula="of:=([.B1583] * (PI()) * 23 * (3600/63360)) / 11.1 / 60" office:value-type="float" office:value="15.0317660773569" calcext:value-type="float">
            <text:p>15.0317660774</text:p>
          </table:table-cell>
        </table:table-row>
        <table:table-row table:style-name="ro1">
          <table:table-cell office:value-type="float" office:value="99.8007644380001" calcext:value-type="float">
            <text:p>99.800764438</text:p>
          </table:table-cell>
          <table:table-cell office:value-type="float" office:value="2464.4482798578" calcext:value-type="float">
            <text:p>2464.4482798578</text:p>
          </table:table-cell>
          <table:table-cell table:formula="of:=([.B1584] * (PI()) * 23 * (3600/63360)) / 11.1 / 60" office:value-type="float" office:value="15.1918449747923" calcext:value-type="float">
            <text:p>15.1918449748</text:p>
          </table:table-cell>
        </table:table-row>
        <table:table-row table:style-name="ro1">
          <table:table-cell office:value-type="float" office:value="99.825004825" calcext:value-type="float">
            <text:p>99.825004825</text:p>
          </table:table-cell>
          <table:table-cell office:value-type="float" office:value="2475.20800720263" calcext:value-type="float">
            <text:p>2475.2080072026</text:p>
          </table:table-cell>
          <table:table-cell table:formula="of:=([.B1585] * (PI()) * 23 * (3600/63360)) / 11.1 / 60" office:value-type="float" office:value="15.2581722380299" calcext:value-type="float">
            <text:p>15.258172238</text:p>
          </table:table-cell>
        </table:table-row>
        <table:table-row table:style-name="ro1">
          <table:table-cell office:value-type="float" office:value="99.849259482" calcext:value-type="float">
            <text:p>99.849259482</text:p>
          </table:table-cell>
          <table:table-cell office:value-type="float" office:value="2473.75174177599" calcext:value-type="float">
            <text:p>2473.751741776</text:p>
          </table:table-cell>
          <table:table-cell table:formula="of:=([.B1586] * (PI()) * 23 * (3600/63360)) / 11.1 / 60" office:value-type="float" office:value="15.2491952354349" calcext:value-type="float">
            <text:p>15.2491952354</text:p>
          </table:table-cell>
        </table:table-row>
        <table:table-row table:style-name="ro1">
          <table:table-cell office:value-type="float" office:value="99.873311743" calcext:value-type="float">
            <text:p>99.873311743</text:p>
          </table:table-cell>
          <table:table-cell office:value-type="float" office:value="2494.56797430066" calcext:value-type="float">
            <text:p>2494.5679743007</text:p>
          </table:table-cell>
          <table:table-cell table:formula="of:=([.B1587] * (PI()) * 23 * (3600/63360)) / 11.1 / 60" office:value-type="float" office:value="15.3775148191967" calcext:value-type="float">
            <text:p>15.3775148192</text:p>
          </table:table-cell>
        </table:table-row>
        <table:table-row table:style-name="ro1">
          <table:table-cell office:value-type="float" office:value="99.8970869720001" calcext:value-type="float">
            <text:p>99.897086972</text:p>
          </table:table-cell>
          <table:table-cell office:value-type="float" office:value="2523.63499841782" calcext:value-type="float">
            <text:p>2523.6349984178</text:p>
          </table:table-cell>
          <table:table-cell table:formula="of:=([.B1588] * (PI()) * 23 * (3600/63360)) / 11.1 / 60" office:value-type="float" office:value="15.5566955826461" calcext:value-type="float">
            <text:p>15.5566955826</text:p>
          </table:table-cell>
        </table:table-row>
        <table:table-row table:style-name="ro1">
          <table:table-cell office:value-type="float" office:value="99.94454618" calcext:value-type="float">
            <text:p>99.94454618</text:p>
          </table:table-cell>
          <table:table-cell office:value-type="float" office:value="2532.97372424345" calcext:value-type="float">
            <text:p>2532.9737242435</text:p>
          </table:table-cell>
          <table:table-cell table:formula="of:=([.B1589] * (PI()) * 23 * (3600/63360)) / 11.1 / 60" office:value-type="float" office:value="15.6142632241197" calcext:value-type="float">
            <text:p>15.6142632241</text:p>
          </table:table-cell>
        </table:table-row>
        <table:table-row table:style-name="ro1">
          <table:table-cell office:value-type="float" office:value="99.967896355" calcext:value-type="float">
            <text:p>99.967896355</text:p>
          </table:table-cell>
          <table:table-cell office:value-type="float" office:value="2569.57388970113" calcext:value-type="float">
            <text:p>2569.5738897011</text:p>
          </table:table-cell>
          <table:table-cell table:formula="of:=([.B1590] * (PI()) * 23 * (3600/63360)) / 11.1 / 60" office:value-type="float" office:value="15.8398812840438" calcext:value-type="float">
            <text:p>15.839881284</text:p>
          </table:table-cell>
        </table:table-row>
        <table:table-row table:style-name="ro1">
          <table:table-cell office:value-type="float" office:value="99.9912435100001" calcext:value-type="float">
            <text:p>99.99124351</text:p>
          </table:table-cell>
          <table:table-cell office:value-type="float" office:value="2569.90626909246" calcext:value-type="float">
            <text:p>2569.9062690925</text:p>
          </table:table-cell>
          <table:table-cell table:formula="of:=([.B1591] * (PI()) * 23 * (3600/63360)) / 11.1 / 60" office:value-type="float" office:value="15.8419302035635" calcext:value-type="float">
            <text:p>15.8419302036</text:p>
          </table:table-cell>
        </table:table-row>
        <table:table-row table:style-name="ro1">
          <table:table-cell office:value-type="float" office:value="100.014264778" calcext:value-type="float">
            <text:p>100.014264778</text:p>
          </table:table-cell>
          <table:table-cell office:value-type="float" office:value="2606.28563118476" calcext:value-type="float">
            <text:p>2606.2856311848</text:p>
          </table:table-cell>
          <table:table-cell table:formula="of:=([.B1592] * (PI()) * 23 * (3600/63360)) / 11.1 / 60" office:value-type="float" office:value="16.0661871432222" calcext:value-type="float">
            <text:p>16.0661871432</text:p>
          </table:table-cell>
        </table:table-row>
        <table:table-row table:style-name="ro1">
          <table:table-cell office:value-type="float" office:value="100.037170473" calcext:value-type="float">
            <text:p>100.037170473</text:p>
          </table:table-cell>
          <table:table-cell office:value-type="float" office:value="2619.43590884698" calcext:value-type="float">
            <text:p>2619.435908847</text:p>
          </table:table-cell>
          <table:table-cell table:formula="of:=([.B1593] * (PI()) * 23 * (3600/63360)) / 11.1 / 60" office:value-type="float" office:value="16.1472507148349" calcext:value-type="float">
            <text:p>16.1472507148</text:p>
          </table:table-cell>
        </table:table-row>
        <table:table-row table:style-name="ro1">
          <table:table-cell office:value-type="float" office:value="100.060203199" calcext:value-type="float">
            <text:p>100.060203199</text:p>
          </table:table-cell>
          <table:table-cell office:value-type="float" office:value="2604.98909247688" calcext:value-type="float">
            <text:p>2604.9890924769</text:p>
          </table:table-cell>
          <table:table-cell table:formula="of:=([.B1594] * (PI()) * 23 * (3600/63360)) / 11.1 / 60" office:value-type="float" office:value="16.0581947600122" calcext:value-type="float">
            <text:p>16.05819476</text:p>
          </table:table-cell>
        </table:table-row>
        <table:table-row table:style-name="ro1">
          <table:table-cell office:value-type="float" office:value="100.082476653" calcext:value-type="float">
            <text:p>100.082476653</text:p>
          </table:table-cell>
          <table:table-cell office:value-type="float" office:value="2693.78965651041" calcext:value-type="float">
            <text:p>2693.7896565104</text:p>
          </table:table-cell>
          <table:table-cell table:formula="of:=([.B1595] * (PI()) * 23 * (3600/63360)) / 11.1 / 60" office:value-type="float" office:value="16.6055969568842" calcext:value-type="float">
            <text:p>16.6055969569</text:p>
          </table:table-cell>
        </table:table-row>
        <table:table-row table:style-name="ro1">
          <table:table-cell office:value-type="float" office:value="100.104866617" calcext:value-type="float">
            <text:p>100.104866617</text:p>
          </table:table-cell>
          <table:table-cell office:value-type="float" office:value="2679.7720621599" calcext:value-type="float">
            <text:p>2679.7720621599</text:p>
          </table:table-cell>
          <table:table-cell table:formula="of:=([.B1596] * (PI()) * 23 * (3600/63360)) / 11.1 / 60" office:value-type="float" office:value="16.5191868982788" calcext:value-type="float">
            <text:p>16.5191868983</text:p>
          </table:table-cell>
        </table:table-row>
        <table:table-row table:style-name="ro1">
          <table:table-cell office:value-type="float" office:value="100.127092727" calcext:value-type="float">
            <text:p>100.127092727</text:p>
          </table:table-cell>
          <table:table-cell office:value-type="float" office:value="2699.52771762342" calcext:value-type="float">
            <text:p>2699.5277176234</text:p>
          </table:table-cell>
          <table:table-cell table:formula="of:=([.B1597] * (PI()) * 23 * (3600/63360)) / 11.1 / 60" office:value-type="float" office:value="16.6409686608056" calcext:value-type="float">
            <text:p>16.6409686608</text:p>
          </table:table-cell>
        </table:table-row>
        <table:table-row table:style-name="ro1">
          <table:table-cell office:value-type="float" office:value="100.149046544" calcext:value-type="float">
            <text:p>100.149046544</text:p>
          </table:table-cell>
          <table:table-cell office:value-type="float" office:value="2733.0099362751" calcext:value-type="float">
            <text:p>2733.0099362751</text:p>
          </table:table-cell>
          <table:table-cell table:formula="of:=([.B1598] * (PI()) * 23 * (3600/63360)) / 11.1 / 60" office:value-type="float" office:value="16.8473664494407" calcext:value-type="float">
            <text:p>16.8473664494</text:p>
          </table:table-cell>
        </table:table-row>
        <table:table-row table:style-name="ro1">
          <table:table-cell office:value-type="float" office:value="100.193138345" calcext:value-type="float">
            <text:p>100.193138345</text:p>
          </table:table-cell>
          <table:table-cell office:value-type="float" office:value="2739.69813001589" calcext:value-type="float">
            <text:p>2739.6981300159</text:p>
          </table:table-cell>
          <table:table-cell table:formula="of:=([.B1599] * (PI()) * 23 * (3600/63360)) / 11.1 / 60" office:value-type="float" office:value="16.8885951509322" calcext:value-type="float">
            <text:p>16.8885951509</text:p>
          </table:table-cell>
        </table:table-row>
        <table:table-row table:style-name="ro1">
          <table:table-cell office:value-type="float" office:value="100.215104141" calcext:value-type="float">
            <text:p>100.215104141</text:p>
          </table:table-cell>
          <table:table-cell office:value-type="float" office:value="2731.51949512559" calcext:value-type="float">
            <text:p>2731.5194951256</text:p>
          </table:table-cell>
          <table:table-cell table:formula="of:=([.B1600] * (PI()) * 23 * (3600/63360)) / 11.1 / 60" office:value-type="float" office:value="16.8381787740196" calcext:value-type="float">
            <text:p>16.838178774</text:p>
          </table:table-cell>
        </table:table-row>
        <table:table-row table:style-name="ro1">
          <table:table-cell office:value-type="float" office:value="100.236897645" calcext:value-type="float">
            <text:p>100.236897645</text:p>
          </table:table-cell>
          <table:table-cell office:value-type="float" office:value="2753.11395542254" calcext:value-type="float">
            <text:p>2753.1139554225</text:p>
          </table:table-cell>
          <table:table-cell table:formula="of:=([.B1601] * (PI()) * 23 * (3600/63360)) / 11.1 / 60" office:value-type="float" office:value="16.9712956650605" calcext:value-type="float">
            <text:p>16.9712956651</text:p>
          </table:table-cell>
        </table:table-row>
        <table:table-row table:style-name="ro1">
          <table:table-cell office:value-type="float" office:value="100.258301461" calcext:value-type="float">
            <text:p>100.258301461</text:p>
          </table:table-cell>
          <table:table-cell office:value-type="float" office:value="2803.23845056748" calcext:value-type="float">
            <text:p>2803.2384505675</text:p>
          </table:table-cell>
          <table:table-cell table:formula="of:=([.B1602] * (PI()) * 23 * (3600/63360)) / 11.1 / 60" office:value-type="float" office:value="17.2802831029001" calcext:value-type="float">
            <text:p>17.2802831029</text:p>
          </table:table-cell>
        </table:table-row>
        <table:table-row table:style-name="ro1">
          <table:table-cell office:value-type="float" office:value="100.279872308" calcext:value-type="float">
            <text:p>100.279872308</text:p>
          </table:table-cell>
          <table:table-cell office:value-type="float" office:value="2781.53194447774" calcext:value-type="float">
            <text:p>2781.5319444777</text:p>
          </table:table-cell>
          <table:table-cell table:formula="of:=([.B1603] * (PI()) * 23 * (3600/63360)) / 11.1 / 60" office:value-type="float" office:value="17.1464755167743" calcext:value-type="float">
            <text:p>17.1464755168</text:p>
          </table:table-cell>
        </table:table-row>
        <table:table-row table:style-name="ro1">
          <table:table-cell office:value-type="float" office:value="100.301073362" calcext:value-type="float">
            <text:p>100.301073362</text:p>
          </table:table-cell>
          <table:table-cell office:value-type="float" office:value="2830.04797780117" calcext:value-type="float">
            <text:p>2830.0479778012</text:p>
          </table:table-cell>
          <table:table-cell table:formula="of:=([.B1604] * (PI()) * 23 * (3600/63360)) / 11.1 / 60" office:value-type="float" office:value="17.4455477525625" calcext:value-type="float">
            <text:p>17.4455477526</text:p>
          </table:table-cell>
        </table:table-row>
        <table:table-row table:style-name="ro1">
          <table:table-cell office:value-type="float" office:value="100.322271239" calcext:value-type="float">
            <text:p>100.322271239</text:p>
          </table:table-cell>
          <table:table-cell office:value-type="float" office:value="2830.4721270014" calcext:value-type="float">
            <text:p>2830.4721270014</text:p>
          </table:table-cell>
          <table:table-cell table:formula="of:=([.B1605] * (PI()) * 23 * (3600/63360)) / 11.1 / 60" office:value-type="float" office:value="17.4481623778921" calcext:value-type="float">
            <text:p>17.4481623779</text:p>
          </table:table-cell>
        </table:table-row>
        <table:table-row table:style-name="ro1">
          <table:table-cell office:value-type="float" office:value="100.343453439" calcext:value-type="float">
            <text:p>100.343453439</text:p>
          </table:table-cell>
          <table:table-cell office:value-type="float" office:value="2832.56696660425" calcext:value-type="float">
            <text:p>2832.5669666043</text:p>
          </table:table-cell>
          <table:table-cell table:formula="of:=([.B1606] * (PI()) * 23 * (3600/63360)) / 11.1 / 60" office:value-type="float" office:value="17.4610758071386" calcext:value-type="float">
            <text:p>17.4610758071</text:p>
          </table:table-cell>
        </table:table-row>
        <table:table-row table:style-name="ro1">
          <table:table-cell office:value-type="float" office:value="100.364285899" calcext:value-type="float">
            <text:p>100.364285899</text:p>
          </table:table-cell>
          <table:table-cell office:value-type="float" office:value="2880.12073466791" calcext:value-type="float">
            <text:p>2880.1207346679</text:p>
          </table:table-cell>
          <table:table-cell table:formula="of:=([.B1607] * (PI()) * 23 * (3600/63360)) / 11.1 / 60" office:value-type="float" office:value="17.7542162549601" calcext:value-type="float">
            <text:p>17.754216255</text:p>
          </table:table-cell>
        </table:table-row>
        <table:table-row table:style-name="ro1">
          <table:table-cell office:value-type="float" office:value="100.385423463" calcext:value-type="float">
            <text:p>100.385423463</text:p>
          </table:table-cell>
          <table:table-cell office:value-type="float" office:value="2838.54847228184" calcext:value-type="float">
            <text:p>2838.5484722818</text:p>
          </table:table-cell>
          <table:table-cell table:formula="of:=([.B1608] * (PI()) * 23 * (3600/63360)) / 11.1 / 60" office:value-type="float" office:value="17.4979482007337" calcext:value-type="float">
            <text:p>17.4979482007</text:p>
          </table:table-cell>
        </table:table-row>
        <table:table-row table:style-name="ro1">
          <table:table-cell office:value-type="float" office:value="100.427095622" calcext:value-type="float">
            <text:p>100.427095622</text:p>
          </table:table-cell>
          <table:table-cell office:value-type="float" office:value="2878.04127417547" calcext:value-type="float">
            <text:p>2878.0412741755</text:p>
          </table:table-cell>
          <table:table-cell table:formula="of:=([.B1609] * (PI()) * 23 * (3600/63360)) / 11.1 / 60" office:value-type="float" office:value="17.7413976287018" calcext:value-type="float">
            <text:p>17.7413976287</text:p>
          </table:table-cell>
        </table:table-row>
        <table:table-row table:style-name="ro1">
          <table:table-cell office:value-type="float" office:value="100.44801355" calcext:value-type="float">
            <text:p>100.44801355</text:p>
          </table:table-cell>
          <table:table-cell office:value-type="float" office:value="2868.35292674671" calcext:value-type="float">
            <text:p>2868.3529267467</text:p>
          </table:table-cell>
          <table:table-cell table:formula="of:=([.B1610] * (PI()) * 23 * (3600/63360)) / 11.1 / 60" office:value-type="float" office:value="17.6816747798181" calcext:value-type="float">
            <text:p>17.6816747798</text:p>
          </table:table-cell>
        </table:table-row>
        <table:table-row table:style-name="ro1">
          <table:table-cell office:value-type="float" office:value="100.468714968" calcext:value-type="float">
            <text:p>100.468714968</text:p>
          </table:table-cell>
          <table:table-cell office:value-type="float" office:value="2898.35218050628" calcext:value-type="float">
            <text:p>2898.3521805063</text:p>
          </table:table-cell>
          <table:table-cell table:formula="of:=([.B1611] * (PI()) * 23 * (3600/63360)) / 11.1 / 60" office:value-type="float" office:value="17.8666021796745" calcext:value-type="float">
            <text:p>17.8666021797</text:p>
          </table:table-cell>
        </table:table-row>
        <table:table-row table:style-name="ro1">
          <table:table-cell office:value-type="float" office:value="100.489562635" calcext:value-type="float">
            <text:p>100.489562635</text:p>
          </table:table-cell>
          <table:table-cell office:value-type="float" office:value="2878.01987627705" calcext:value-type="float">
            <text:p>2878.0198762771</text:p>
          </table:table-cell>
          <table:table-cell table:formula="of:=([.B1612] * (PI()) * 23 * (3600/63360)) / 11.1 / 60" office:value-type="float" office:value="17.7412657234968" calcext:value-type="float">
            <text:p>17.7412657235</text:p>
          </table:table-cell>
        </table:table-row>
        <table:table-row table:style-name="ro1">
          <table:table-cell office:value-type="float" office:value="100.509757437" calcext:value-type="float">
            <text:p>100.509757437</text:p>
          </table:table-cell>
          <table:table-cell office:value-type="float" office:value="2971.06156326882" calcext:value-type="float">
            <text:p>2971.0615632688</text:p>
          </table:table-cell>
          <table:table-cell table:formula="of:=([.B1613] * (PI()) * 23 * (3600/63360)) / 11.1 / 60" office:value-type="float" office:value="18.3148118987298" calcext:value-type="float">
            <text:p>18.3148118987</text:p>
          </table:table-cell>
        </table:table-row>
        <table:table-row table:style-name="ro1">
          <table:table-cell office:value-type="float" office:value="100.530304635" calcext:value-type="float">
            <text:p>100.530304635</text:p>
          </table:table-cell>
          <table:table-cell office:value-type="float" office:value="2920.10618673695" calcext:value-type="float">
            <text:p>2920.106186737</text:p>
          </table:table-cell>
          <table:table-cell table:formula="of:=([.B1614] * (PI()) * 23 * (3600/63360)) / 11.1 / 60" office:value-type="float" office:value="18.0007025756691" calcext:value-type="float">
            <text:p>18.0007025757</text:p>
          </table:table-cell>
        </table:table-row>
        <table:table-row table:style-name="ro1">
          <table:table-cell office:value-type="float" office:value="100.550392873" calcext:value-type="float">
            <text:p>100.550392873</text:p>
          </table:table-cell>
          <table:table-cell office:value-type="float" office:value="2986.8224380897" calcext:value-type="float">
            <text:p>2986.8224380897</text:p>
          </table:table-cell>
          <table:table-cell table:formula="of:=([.B1615] * (PI()) * 23 * (3600/63360)) / 11.1 / 60" office:value-type="float" office:value="18.4119682354657" calcext:value-type="float">
            <text:p>18.4119682355</text:p>
          </table:table-cell>
        </table:table-row>
        <table:table-row table:style-name="ro1">
          <table:table-cell office:value-type="float" office:value="100.570667779" calcext:value-type="float">
            <text:p>100.570667779</text:p>
          </table:table-cell>
          <table:table-cell office:value-type="float" office:value="2959.3232146102" calcext:value-type="float">
            <text:p>2959.3232146102</text:p>
          </table:table-cell>
          <table:table-cell table:formula="of:=([.B1616] * (PI()) * 23 * (3600/63360)) / 11.1 / 60" office:value-type="float" office:value="18.2424520222661" calcext:value-type="float">
            <text:p>18.2424520223</text:p>
          </table:table-cell>
        </table:table-row>
        <table:table-row table:style-name="ro1">
          <table:table-cell office:value-type="float" office:value="100.590658725" calcext:value-type="float">
            <text:p>100.590658725</text:p>
          </table:table-cell>
          <table:table-cell office:value-type="float" office:value="3001.35871508924" calcext:value-type="float">
            <text:p>3001.3587150892</text:p>
          </table:table-cell>
          <table:table-cell table:formula="of:=([.B1617] * (PI()) * 23 * (3600/63360)) / 11.1 / 60" office:value-type="float" office:value="18.5015756613924" calcext:value-type="float">
            <text:p>18.5015756614</text:p>
          </table:table-cell>
        </table:table-row>
        <table:table-row table:style-name="ro1">
          <table:table-cell office:value-type="float" office:value="100.610401442" calcext:value-type="float">
            <text:p>100.610401442</text:p>
          </table:table-cell>
          <table:table-cell office:value-type="float" office:value="3039.09537881964" calcext:value-type="float">
            <text:p>3039.0953788196</text:p>
          </table:table-cell>
          <table:table-cell table:formula="of:=([.B1618] * (PI()) * 23 * (3600/63360)) / 11.1 / 60" office:value-type="float" office:value="18.7341995512682" calcext:value-type="float">
            <text:p>18.7341995513</text:p>
          </table:table-cell>
        </table:table-row>
        <table:table-row table:style-name="ro1">
          <table:table-cell office:value-type="float" office:value="100.649966511" calcext:value-type="float">
            <text:p>100.649966511</text:p>
          </table:table-cell>
          <table:table-cell office:value-type="float" office:value="3064.99427637487" calcext:value-type="float">
            <text:p>3064.9942763749</text:p>
          </table:table-cell>
          <table:table-cell table:formula="of:=([.B1619] * (PI()) * 23 * (3600/63360)) / 11.1 / 60" office:value-type="float" office:value="18.8938507153412" calcext:value-type="float">
            <text:p>18.8938507153</text:p>
          </table:table-cell>
        </table:table-row>
        <table:table-row table:style-name="ro1">
          <table:table-cell office:value-type="float" office:value="100.669910009" calcext:value-type="float">
            <text:p>100.669910009</text:p>
          </table:table-cell>
          <table:table-cell office:value-type="float" office:value="3008.49931140841" calcext:value-type="float">
            <text:p>3008.4993114084</text:p>
          </table:table-cell>
          <table:table-cell table:formula="of:=([.B1620] * (PI()) * 23 * (3600/63360)) / 11.1 / 60" office:value-type="float" office:value="18.5455931533378" calcext:value-type="float">
            <text:p>18.5455931533</text:p>
          </table:table-cell>
        </table:table-row>
        <table:table-row table:style-name="ro1">
          <table:table-cell office:value-type="float" office:value="100.689525381" calcext:value-type="float">
            <text:p>100.689525381</text:p>
          </table:table-cell>
          <table:table-cell office:value-type="float" office:value="3058.82549666019" calcext:value-type="float">
            <text:p>3058.8254966602</text:p>
          </table:table-cell>
          <table:table-cell table:formula="of:=([.B1621] * (PI()) * 23 * (3600/63360)) / 11.1 / 60" office:value-type="float" office:value="18.8558238896719" calcext:value-type="float">
            <text:p>18.8558238897</text:p>
          </table:table-cell>
        </table:table-row>
        <table:table-row table:style-name="ro1">
          <table:table-cell office:value-type="float" office:value="100.709420494" calcext:value-type="float">
            <text:p>100.709420494</text:p>
          </table:table-cell>
          <table:table-cell office:value-type="float" office:value="3015.81599461719" calcext:value-type="float">
            <text:p>3015.8159946172</text:p>
          </table:table-cell>
          <table:table-cell table:formula="of:=([.B1622] * (PI()) * 23 * (3600/63360)) / 11.1 / 60" office:value-type="float" office:value="18.5906961153053" calcext:value-type="float">
            <text:p>18.5906961153</text:p>
          </table:table-cell>
        </table:table-row>
        <table:table-row table:style-name="ro1">
          <table:table-cell office:value-type="float" office:value="100.729153419" calcext:value-type="float">
            <text:p>100.729153419</text:p>
          </table:table-cell>
          <table:table-cell office:value-type="float" office:value="3040.60345841998" calcext:value-type="float">
            <text:p>3040.60345842</text:p>
          </table:table-cell>
          <table:table-cell table:formula="of:=([.B1623] * (PI()) * 23 * (3600/63360)) / 11.1 / 60" office:value-type="float" office:value="18.7434959571555" calcext:value-type="float">
            <text:p>18.7434959572</text:p>
          </table:table-cell>
        </table:table-row>
        <table:table-row table:style-name="ro1">
          <table:table-cell office:value-type="float" office:value="100.748883271" calcext:value-type="float">
            <text:p>100.748883271</text:p>
          </table:table-cell>
          <table:table-cell office:value-type="float" office:value="3041.07704407195" calcext:value-type="float">
            <text:p>3041.077044072</text:p>
          </table:table-cell>
          <table:table-cell table:formula="of:=([.B1624] * (PI()) * 23 * (3600/63360)) / 11.1 / 60" office:value-type="float" office:value="18.7464153285482" calcext:value-type="float">
            <text:p>18.7464153285</text:p>
          </table:table-cell>
        </table:table-row>
        <table:table-row table:style-name="ro1">
          <table:table-cell office:value-type="float" office:value="100.768451612" calcext:value-type="float">
            <text:p>100.768451612</text:p>
          </table:table-cell>
          <table:table-cell office:value-type="float" office:value="3066.17714808322" calcext:value-type="float">
            <text:p>3066.1771480832</text:p>
          </table:table-cell>
          <table:table-cell table:formula="of:=([.B1625] * (PI()) * 23 * (3600/63360)) / 11.1 / 60" office:value-type="float" office:value="18.9011424096994" calcext:value-type="float">
            <text:p>18.9011424097</text:p>
          </table:table-cell>
        </table:table-row>
        <table:table-row table:style-name="ro1">
          <table:table-cell office:value-type="float" office:value="100.788029849" calcext:value-type="float">
            <text:p>100.788029849</text:p>
          </table:table-cell>
          <table:table-cell office:value-type="float" office:value="3064.62732062863" calcext:value-type="float">
            <text:p>3064.6273206286</text:p>
          </table:table-cell>
          <table:table-cell table:formula="of:=([.B1626] * (PI()) * 23 * (3600/63360)) / 11.1 / 60" office:value-type="float" office:value="18.8915886533393" calcext:value-type="float">
            <text:p>18.8915886533</text:p>
          </table:table-cell>
        </table:table-row>
        <table:table-row table:style-name="ro1">
          <table:table-cell office:value-type="float" office:value="100.807609648" calcext:value-type="float">
            <text:p>100.807609648</text:p>
          </table:table-cell>
          <table:table-cell office:value-type="float" office:value="3064.38283661886" calcext:value-type="float">
            <text:p>3064.3828366189</text:p>
          </table:table-cell>
          <table:table-cell table:formula="of:=([.B1627] * (PI()) * 23 * (3600/63360)) / 11.1 / 60" office:value-type="float" office:value="18.8900815561096" calcext:value-type="float">
            <text:p>18.8900815561</text:p>
          </table:table-cell>
        </table:table-row>
        <table:table-row table:style-name="ro1">
          <table:table-cell office:value-type="float" office:value="100.827062104" calcext:value-type="float">
            <text:p>100.827062104</text:p>
          </table:table-cell>
          <table:table-cell office:value-type="float" office:value="3084.44342451115" calcext:value-type="float">
            <text:p>3084.4434245112</text:p>
          </table:table-cell>
          <table:table-cell table:formula="of:=([.B1628] * (PI()) * 23 * (3600/63360)) / 11.1 / 60" office:value-type="float" office:value="19.0137430441001" calcext:value-type="float">
            <text:p>19.0137430441</text:p>
          </table:table-cell>
        </table:table-row>
        <table:table-row table:style-name="ro1">
          <table:table-cell office:value-type="float" office:value="100.865503627" calcext:value-type="float">
            <text:p>100.865503627</text:p>
          </table:table-cell>
          <table:table-cell office:value-type="float" office:value="3156.2931672366" calcext:value-type="float">
            <text:p>3156.2931672366</text:p>
          </table:table-cell>
          <table:table-cell table:formula="of:=([.B1629] * (PI()) * 23 * (3600/63360)) / 11.1 / 60" office:value-type="float" office:value="19.4566535981113" calcext:value-type="float">
            <text:p>19.4566535981</text:p>
          </table:table-cell>
        </table:table-row>
        <table:table-row table:style-name="ro1">
          <table:table-cell office:value-type="float" office:value="100.884754363" calcext:value-type="float">
            <text:p>100.884754363</text:p>
          </table:table-cell>
          <table:table-cell office:value-type="float" office:value="3116.76395125822" calcext:value-type="float">
            <text:p>3116.7639512582</text:p>
          </table:table-cell>
          <table:table-cell table:formula="of:=([.B1630] * (PI()) * 23 * (3600/63360)) / 11.1 / 60" office:value-type="float" office:value="19.2129796991593" calcext:value-type="float">
            <text:p>19.2129796992</text:p>
          </table:table-cell>
        </table:table-row>
        <table:table-row table:style-name="ro1">
          <table:table-cell office:value-type="float" office:value="100.903812494" calcext:value-type="float">
            <text:p>100.903812494</text:p>
          </table:table-cell>
          <table:table-cell office:value-type="float" office:value="3148.26254472669" calcext:value-type="float">
            <text:p>3148.2625447267</text:p>
          </table:table-cell>
          <table:table-cell table:formula="of:=([.B1631] * (PI()) * 23 * (3600/63360)) / 11.1 / 60" office:value-type="float" office:value="19.4071496287163" calcext:value-type="float">
            <text:p>19.4071496287</text:p>
          </table:table-cell>
        </table:table-row>
        <table:table-row table:style-name="ro1">
          <table:table-cell office:value-type="float" office:value="100.922815833" calcext:value-type="float">
            <text:p>100.922815833</text:p>
          </table:table-cell>
          <table:table-cell office:value-type="float" office:value="3157.33987591331" calcext:value-type="float">
            <text:p>3157.3398759133</text:p>
          </table:table-cell>
          <table:table-cell table:formula="of:=([.B1632] * (PI()) * 23 * (3600/63360)) / 11.1 / 60" office:value-type="float" office:value="19.4631059290774" calcext:value-type="float">
            <text:p>19.4631059291</text:p>
          </table:table-cell>
        </table:table-row>
        <table:table-row table:style-name="ro1">
          <table:table-cell office:value-type="float" office:value="100.94187485" calcext:value-type="float">
            <text:p>100.94187485</text:p>
          </table:table-cell>
          <table:table-cell office:value-type="float" office:value="3148.11619087931" calcext:value-type="float">
            <text:p>3148.1161908793</text:p>
          </table:table-cell>
          <table:table-cell table:formula="of:=([.B1633] * (PI()) * 23 * (3600/63360)) / 11.1 / 60" office:value-type="float" office:value="19.4062474450596" calcext:value-type="float">
            <text:p>19.4062474451</text:p>
          </table:table-cell>
        </table:table-row>
        <table:table-row table:style-name="ro1">
          <table:table-cell office:value-type="float" office:value="100.960819856" calcext:value-type="float">
            <text:p>100.960819856</text:p>
          </table:table-cell>
          <table:table-cell office:value-type="float" office:value="3167.06154646264" calcext:value-type="float">
            <text:p>3167.0615464626</text:p>
          </table:table-cell>
          <table:table-cell table:formula="of:=([.B1634] * (PI()) * 23 * (3600/63360)) / 11.1 / 60" office:value-type="float" office:value="19.5230341950055" calcext:value-type="float">
            <text:p>19.523034195</text:p>
          </table:table-cell>
        </table:table-row>
        <table:table-row table:style-name="ro1">
          <table:table-cell office:value-type="float" office:value="100.979693403" calcext:value-type="float">
            <text:p>100.979693403</text:p>
          </table:table-cell>
          <table:table-cell office:value-type="float" office:value="3179.05267091582" calcext:value-type="float">
            <text:p>3179.0526709158</text:p>
          </table:table-cell>
          <table:table-cell table:formula="of:=([.B1635] * (PI()) * 23 * (3600/63360)) / 11.1 / 60" office:value-type="float" office:value="19.5969522825771" calcext:value-type="float">
            <text:p>19.5969522826</text:p>
          </table:table-cell>
        </table:table-row>
        <table:table-row table:style-name="ro1">
          <table:table-cell office:value-type="float" office:value="100.998423721" calcext:value-type="float">
            <text:p>100.998423721</text:p>
          </table:table-cell>
          <table:table-cell office:value-type="float" office:value="3203.36259105859" calcext:value-type="float">
            <text:p>3203.3625910586</text:p>
          </table:table-cell>
          <table:table-cell table:formula="of:=([.B1636] * (PI()) * 23 * (3600/63360)) / 11.1 / 60" office:value-type="float" office:value="19.7468083542897" calcext:value-type="float">
            <text:p>19.7468083543</text:p>
          </table:table-cell>
        </table:table-row>
        <table:table-row table:style-name="ro1">
          <table:table-cell office:value-type="float" office:value="101.017070809" calcext:value-type="float">
            <text:p>101.017070809</text:p>
          </table:table-cell>
          <table:table-cell office:value-type="float" office:value="3217.66058057479" calcext:value-type="float">
            <text:p>3217.6605805748</text:p>
          </table:table-cell>
          <table:table-cell table:formula="of:=([.B1637] * (PI()) * 23 * (3600/63360)) / 11.1 / 60" office:value-type="float" office:value="19.8349468808543" calcext:value-type="float">
            <text:p>19.8349468809</text:p>
          </table:table-cell>
        </table:table-row>
        <table:table-row table:style-name="ro1">
          <table:table-cell office:value-type="float" office:value="101.035588313" calcext:value-type="float">
            <text:p>101.035588313</text:p>
          </table:table-cell>
          <table:table-cell office:value-type="float" office:value="3240.17750988686" calcext:value-type="float">
            <text:p>3240.1775098869</text:p>
          </table:table-cell>
          <table:table-cell table:formula="of:=([.B1638] * (PI()) * 23 * (3600/63360)) / 11.1 / 60" office:value-type="float" office:value="19.9737502398914" calcext:value-type="float">
            <text:p>19.9737502399</text:p>
          </table:table-cell>
        </table:table-row>
        <table:table-row table:style-name="ro1">
          <table:table-cell office:value-type="float" office:value="101.072519988" calcext:value-type="float">
            <text:p>101.072519988</text:p>
          </table:table-cell>
          <table:table-cell office:value-type="float" office:value="3271.13755934751" calcext:value-type="float">
            <text:p>3271.1375593475</text:p>
          </table:table-cell>
          <table:table-cell table:formula="of:=([.B1639] * (PI()) * 23 * (3600/63360)) / 11.1 / 60" office:value-type="float" office:value="20.164600368767" calcext:value-type="float">
            <text:p>20.1646003688</text:p>
          </table:table-cell>
        </table:table-row>
        <table:table-row table:style-name="ro1">
          <table:table-cell office:value-type="float" office:value="101.090868013" calcext:value-type="float">
            <text:p>101.090868013</text:p>
          </table:table-cell>
          <table:table-cell office:value-type="float" office:value="3270.10672810424" calcext:value-type="float">
            <text:p>3270.1067281042</text:p>
          </table:table-cell>
          <table:table-cell table:formula="of:=([.B1640] * (PI()) * 23 * (3600/63360)) / 11.1 / 60" office:value-type="float" office:value="20.1582459126516" calcext:value-type="float">
            <text:p>20.1582459127</text:p>
          </table:table-cell>
        </table:table-row>
        <table:table-row table:style-name="ro1">
          <table:table-cell office:value-type="float" office:value="101.108998589" calcext:value-type="float">
            <text:p>101.108998589</text:p>
          </table:table-cell>
          <table:table-cell office:value-type="float" office:value="3309.32674174718" calcext:value-type="float">
            <text:p>3309.3267417472</text:p>
          </table:table-cell>
          <table:table-cell table:formula="of:=([.B1641] * (PI()) * 23 * (3600/63360)) / 11.1 / 60" office:value-type="float" office:value="20.4000137647273" calcext:value-type="float">
            <text:p>20.4000137647</text:p>
          </table:table-cell>
        </table:table-row>
        <table:table-row table:style-name="ro1">
          <table:table-cell office:value-type="float" office:value="101.127311875" calcext:value-type="float">
            <text:p>101.127311875</text:p>
          </table:table-cell>
          <table:table-cell office:value-type="float" office:value="3276.30988781104" calcext:value-type="float">
            <text:p>3276.309887811</text:p>
          </table:table-cell>
          <table:table-cell table:formula="of:=([.B1642] * (PI()) * 23 * (3600/63360)) / 11.1 / 60" office:value-type="float" office:value="20.1964846703443" calcext:value-type="float">
            <text:p>20.1964846703</text:p>
          </table:table-cell>
        </table:table-row>
        <table:table-row table:style-name="ro1">
          <table:table-cell office:value-type="float" office:value="101.14521396" calcext:value-type="float">
            <text:p>101.14521396</text:p>
          </table:table-cell>
          <table:table-cell office:value-type="float" office:value="3351.56491547212" calcext:value-type="float">
            <text:p>3351.5649154721</text:p>
          </table:table-cell>
          <table:table-cell table:formula="of:=([.B1643] * (PI()) * 23 * (3600/63360)) / 11.1 / 60" office:value-type="float" office:value="20.6603867628105" calcext:value-type="float">
            <text:p>20.6603867628</text:p>
          </table:table-cell>
        </table:table-row>
        <table:table-row table:style-name="ro1">
          <table:table-cell office:value-type="float" office:value="101.16325563" calcext:value-type="float">
            <text:p>101.16325563</text:p>
          </table:table-cell>
          <table:table-cell office:value-type="float" office:value="3325.63448948973" calcext:value-type="float">
            <text:p>3325.6344894897</text:p>
          </table:table-cell>
          <table:table-cell table:formula="of:=([.B1644] * (PI()) * 23 * (3600/63360)) / 11.1 / 60" office:value-type="float" office:value="20.5005412449011" calcext:value-type="float">
            <text:p>20.5005412449</text:p>
          </table:table-cell>
        </table:table-row>
        <table:table-row table:style-name="ro1">
          <table:table-cell office:value-type="float" office:value="101.181031934" calcext:value-type="float">
            <text:p>101.181031934</text:p>
          </table:table-cell>
          <table:table-cell office:value-type="float" office:value="3375.27981069735" calcext:value-type="float">
            <text:p>3375.2798106974</text:p>
          </table:table-cell>
          <table:table-cell table:formula="of:=([.B1645] * (PI()) * 23 * (3600/63360)) / 11.1 / 60" office:value-type="float" office:value="20.8065748629219" calcext:value-type="float">
            <text:p>20.8065748629</text:p>
          </table:table-cell>
        </table:table-row>
        <table:table-row table:style-name="ro1">
          <table:table-cell office:value-type="float" office:value="101.19910725" calcext:value-type="float">
            <text:p>101.19910725</text:p>
          </table:table-cell>
          <table:table-cell office:value-type="float" office:value="3319.4440418041" calcext:value-type="float">
            <text:p>3319.4440418041</text:p>
          </table:table-cell>
          <table:table-cell table:formula="of:=([.B1646] * (PI()) * 23 * (3600/63360)) / 11.1 / 60" office:value-type="float" office:value="20.4623808491917" calcext:value-type="float">
            <text:p>20.4623808492</text:p>
          </table:table-cell>
        </table:table-row>
        <table:table-row table:style-name="ro1">
          <table:table-cell office:value-type="float" office:value="101.216881836" calcext:value-type="float">
            <text:p>101.216881836</text:p>
          </table:table-cell>
          <table:table-cell office:value-type="float" office:value="3375.60604787592" calcext:value-type="float">
            <text:p>3375.6060478759</text:p>
          </table:table-cell>
          <table:table-cell table:formula="of:=([.B1647] * (PI()) * 23 * (3600/63360)) / 11.1 / 60" office:value-type="float" office:value="20.8085859193852" calcext:value-type="float">
            <text:p>20.8085859194</text:p>
          </table:table-cell>
        </table:table-row>
        <table:table-row table:style-name="ro1">
          <table:table-cell office:value-type="float" office:value="101.234741421" calcext:value-type="float">
            <text:p>101.234741421</text:p>
          </table:table-cell>
          <table:table-cell office:value-type="float" office:value="3359.54054923514" calcext:value-type="float">
            <text:p>3359.5405492351</text:p>
          </table:table-cell>
          <table:table-cell table:formula="of:=([.B1648] * (PI()) * 23 * (3600/63360)) / 11.1 / 60" office:value-type="float" office:value="20.7095517595742" calcext:value-type="float">
            <text:p>20.7095517596</text:p>
          </table:table-cell>
        </table:table-row>
        <table:table-row table:style-name="ro1">
          <table:table-cell office:value-type="float" office:value="101.270112311" calcext:value-type="float">
            <text:p>101.270112311</text:p>
          </table:table-cell>
          <table:table-cell office:value-type="float" office:value="3370.22399240314" calcext:value-type="float">
            <text:p>3370.2239924031</text:p>
          </table:table-cell>
          <table:table-cell table:formula="of:=([.B1649] * (PI()) * 23 * (3600/63360)) / 11.1 / 60" office:value-type="float" office:value="20.7754087766323" calcext:value-type="float">
            <text:p>20.7754087766</text:p>
          </table:table-cell>
        </table:table-row>
        <table:table-row table:style-name="ro1">
          <table:table-cell office:value-type="float" office:value="101.287662364" calcext:value-type="float">
            <text:p>101.287662364</text:p>
          </table:table-cell>
          <table:table-cell office:value-type="float" office:value="3418.793094236" calcext:value-type="float">
            <text:p>3418.793094236</text:p>
          </table:table-cell>
          <table:table-cell table:formula="of:=([.B1650] * (PI()) * 23 * (3600/63360)) / 11.1 / 60" office:value-type="float" office:value="21.0748081479399" calcext:value-type="float">
            <text:p>21.0748081479</text:p>
          </table:table-cell>
        </table:table-row>
        <table:table-row table:style-name="ro1">
          <table:table-cell office:value-type="float" office:value="101.305394241" calcext:value-type="float">
            <text:p>101.305394241</text:p>
          </table:table-cell>
          <table:table-cell office:value-type="float" office:value="3383.7365328067" calcext:value-type="float">
            <text:p>3383.7365328067</text:p>
          </table:table-cell>
          <table:table-cell table:formula="of:=([.B1651] * (PI()) * 23 * (3600/63360)) / 11.1 / 60" office:value-type="float" office:value="20.8587054806874" calcext:value-type="float">
            <text:p>20.8587054807</text:p>
          </table:table-cell>
        </table:table-row>
        <table:table-row table:style-name="ro1">
          <table:table-cell office:value-type="float" office:value="101.322858149" calcext:value-type="float">
            <text:p>101.322858149</text:p>
          </table:table-cell>
          <table:table-cell office:value-type="float" office:value="3435.65712781582" calcext:value-type="float">
            <text:p>3435.6571278158</text:p>
          </table:table-cell>
          <table:table-cell table:formula="of:=([.B1652] * (PI()) * 23 * (3600/63360)) / 11.1 / 60" office:value-type="float" office:value="21.1787647965287" calcext:value-type="float">
            <text:p>21.1787647965</text:p>
          </table:table-cell>
        </table:table-row>
        <table:table-row table:style-name="ro1">
          <table:table-cell office:value-type="float" office:value="101.34042914" calcext:value-type="float">
            <text:p>101.34042914</text:p>
          </table:table-cell>
          <table:table-cell office:value-type="float" office:value="3414.71918118604" calcext:value-type="float">
            <text:p>3414.719181186</text:p>
          </table:table-cell>
          <table:table-cell table:formula="of:=([.B1653] * (PI()) * 23 * (3600/63360)) / 11.1 / 60" office:value-type="float" office:value="21.0496949183373" calcext:value-type="float">
            <text:p>21.0496949183</text:p>
          </table:table-cell>
        </table:table-row>
        <table:table-row table:style-name="ro1">
          <table:table-cell office:value-type="float" office:value="101.357758151" calcext:value-type="float">
            <text:p>101.357758151</text:p>
          </table:table-cell>
          <table:table-cell office:value-type="float" office:value="3462.4018647081" calcext:value-type="float">
            <text:p>3462.4018647081</text:p>
          </table:table-cell>
          <table:table-cell table:formula="of:=([.B1654] * (PI()) * 23 * (3600/63360)) / 11.1 / 60" office:value-type="float" office:value="21.3436300526105" calcext:value-type="float">
            <text:p>21.3436300526</text:p>
          </table:table-cell>
        </table:table-row>
        <table:table-row table:style-name="ro1">
          <table:table-cell office:value-type="float" office:value="101.375370236" calcext:value-type="float">
            <text:p>101.375370236</text:p>
          </table:table-cell>
          <table:table-cell office:value-type="float" office:value="3406.75167079952" calcext:value-type="float">
            <text:p>3406.7516707995</text:p>
          </table:table-cell>
          <table:table-cell table:formula="of:=([.B1655] * (PI()) * 23 * (3600/63360)) / 11.1 / 60" office:value-type="float" office:value="21.0005799973157" calcext:value-type="float">
            <text:p>21.0005799973</text:p>
          </table:table-cell>
        </table:table-row>
        <table:table-row table:style-name="ro1">
          <table:table-cell office:value-type="float" office:value="101.392863102" calcext:value-type="float">
            <text:p>101.392863102</text:p>
          </table:table-cell>
          <table:table-cell office:value-type="float" office:value="3429.96968021179" calcext:value-type="float">
            <text:p>3429.9696802118</text:p>
          </table:table-cell>
          <table:table-cell table:formula="of:=([.B1656] * (PI()) * 23 * (3600/63360)) / 11.1 / 60" office:value-type="float" office:value="21.143705094522" calcext:value-type="float">
            <text:p>21.1437050945</text:p>
          </table:table-cell>
        </table:table-row>
        <table:table-row table:style-name="ro1">
          <table:table-cell office:value-type="float" office:value="101.410543208" calcext:value-type="float">
            <text:p>101.410543208</text:p>
          </table:table-cell>
          <table:table-cell office:value-type="float" office:value="3393.64481186889" calcext:value-type="float">
            <text:p>3393.6448118689</text:p>
          </table:table-cell>
          <table:table-cell table:formula="of:=([.B1657] * (PI()) * 23 * (3600/63360)) / 11.1 / 60" office:value-type="float" office:value="20.9197840761321" calcext:value-type="float">
            <text:p>20.9197840761</text:p>
          </table:table-cell>
        </table:table-row>
        <table:table-row table:style-name="ro1">
          <table:table-cell office:value-type="float" office:value="101.427981439" calcext:value-type="float">
            <text:p>101.427981439</text:p>
          </table:table-cell>
          <table:table-cell office:value-type="float" office:value="3440.71597628812" calcext:value-type="float">
            <text:p>3440.7159762881</text:p>
          </table:table-cell>
          <table:table-cell table:formula="of:=([.B1658] * (PI()) * 23 * (3600/63360)) / 11.1 / 60" office:value-type="float" office:value="21.2099495620481" calcext:value-type="float">
            <text:p>21.209949562</text:p>
          </table:table-cell>
        </table:table-row>
        <table:table-row table:style-name="ro1">
          <table:table-cell office:value-type="float" office:value="101.463533839" calcext:value-type="float">
            <text:p>101.463533839</text:p>
          </table:table-cell>
          <table:table-cell office:value-type="float" office:value="3407.0135986991" calcext:value-type="float">
            <text:p>3407.0135986991</text:p>
          </table:table-cell>
          <table:table-cell table:formula="of:=([.B1659] * (PI()) * 23 * (3600/63360)) / 11.1 / 60" office:value-type="float" office:value="21.0021946256597" calcext:value-type="float">
            <text:p>21.0021946257</text:p>
          </table:table-cell>
        </table:table-row>
        <table:table-row table:style-name="ro1">
          <table:table-cell office:value-type="float" office:value="101.481510404" calcext:value-type="float">
            <text:p>101.481510404</text:p>
          </table:table-cell>
          <table:table-cell office:value-type="float" office:value="3337.67880570688" calcext:value-type="float">
            <text:p>3337.6788057069</text:p>
          </table:table-cell>
          <table:table-cell table:formula="of:=([.B1660] * (PI()) * 23 * (3600/63360)) / 11.1 / 60" office:value-type="float" office:value="20.5747872277825" calcext:value-type="float">
            <text:p>20.5747872278</text:p>
          </table:table-cell>
        </table:table-row>
        <table:table-row table:style-name="ro1">
          <table:table-cell office:value-type="float" office:value="101.499276865" calcext:value-type="float">
            <text:p>101.499276865</text:p>
          </table:table-cell>
          <table:table-cell office:value-type="float" office:value="3377.14978802843" calcext:value-type="float">
            <text:p>3377.1497880284</text:p>
          </table:table-cell>
          <table:table-cell table:formula="of:=([.B1661] * (PI()) * 23 * (3600/63360)) / 11.1 / 60" office:value-type="float" office:value="20.8181021511804" calcext:value-type="float">
            <text:p>20.8181021512</text:p>
          </table:table-cell>
        </table:table-row>
        <table:table-row table:style-name="ro1">
          <table:table-cell office:value-type="float" office:value="101.517178586" calcext:value-type="float">
            <text:p>101.517178586</text:p>
          </table:table-cell>
          <table:table-cell office:value-type="float" office:value="3351.63306365087" calcext:value-type="float">
            <text:p>3351.6330636509</text:p>
          </table:table-cell>
          <table:table-cell table:formula="of:=([.B1662] * (PI()) * 23 * (3600/63360)) / 11.1 / 60" office:value-type="float" office:value="20.6608068554436" calcext:value-type="float">
            <text:p>20.6608068554</text:p>
          </table:table-cell>
        </table:table-row>
        <table:table-row table:style-name="ro1">
          <table:table-cell office:value-type="float" office:value="101.534794525" calcext:value-type="float">
            <text:p>101.534794525</text:p>
          </table:table-cell>
          <table:table-cell office:value-type="float" office:value="3406.00634460699" calcext:value-type="float">
            <text:p>3406.006344607</text:p>
          </table:table-cell>
          <table:table-cell table:formula="of:=([.B1663] * (PI()) * 23 * (3600/63360)) / 11.1 / 60" office:value-type="float" office:value="20.995985508535" calcext:value-type="float">
            <text:p>20.9959855085</text:p>
          </table:table-cell>
        </table:table-row>
        <table:table-row table:style-name="ro1">
          <table:table-cell office:value-type="float" office:value="101.552599215" calcext:value-type="float">
            <text:p>101.552599215</text:p>
          </table:table-cell>
          <table:table-cell office:value-type="float" office:value="3369.89860535835" calcext:value-type="float">
            <text:p>3369.8986053584</text:p>
          </table:table-cell>
          <table:table-cell table:formula="of:=([.B1664] * (PI()) * 23 * (3600/63360)) / 11.1 / 60" office:value-type="float" office:value="20.7734029607336" calcext:value-type="float">
            <text:p>20.7734029607</text:p>
          </table:table-cell>
        </table:table-row>
        <table:table-row table:style-name="ro1">
          <table:table-cell office:value-type="float" office:value="101.570124633" calcext:value-type="float">
            <text:p>101.570124633</text:p>
          </table:table-cell>
          <table:table-cell office:value-type="float" office:value="3423.59879804468" calcext:value-type="float">
            <text:p>3423.5987980447</text:p>
          </table:table-cell>
          <table:table-cell table:formula="of:=([.B1665] * (PI()) * 23 * (3600/63360)) / 11.1 / 60" office:value-type="float" office:value="21.1044324284951" calcext:value-type="float">
            <text:p>21.1044324285</text:p>
          </table:table-cell>
        </table:table-row>
        <table:table-row table:style-name="ro1">
          <table:table-cell office:value-type="float" office:value="101.587880052" calcext:value-type="float">
            <text:p>101.587880052</text:p>
          </table:table-cell>
          <table:table-cell office:value-type="float" office:value="3379.25001939449" calcext:value-type="float">
            <text:p>3379.2500193945</text:p>
          </table:table-cell>
          <table:table-cell table:formula="of:=([.B1666] * (PI()) * 23 * (3600/63360)) / 11.1 / 60" office:value-type="float" office:value="20.831048817412" calcext:value-type="float">
            <text:p>20.8310488174</text:p>
          </table:table-cell>
        </table:table-row>
        <table:table-row table:style-name="ro1">
          <table:table-cell office:value-type="float" office:value="101.605362188" calcext:value-type="float">
            <text:p>101.605362188</text:p>
          </table:table-cell>
          <table:table-cell office:value-type="float" office:value="3432.07489061735" calcext:value-type="float">
            <text:p>3432.0748906174</text:p>
          </table:table-cell>
          <table:table-cell table:formula="of:=([.B1667] * (PI()) * 23 * (3600/63360)) / 11.1 / 60" office:value-type="float" office:value="21.1566824535447" calcext:value-type="float">
            <text:p>21.1566824535</text:p>
          </table:table-cell>
        </table:table-row>
        <table:table-row table:style-name="ro1">
          <table:table-cell office:value-type="float" office:value="101.623042503" calcext:value-type="float">
            <text:p>101.623042503</text:p>
          </table:table-cell>
          <table:table-cell office:value-type="float" office:value="3393.60469539013" calcext:value-type="float">
            <text:p>3393.6046953901</text:p>
          </table:table-cell>
          <table:table-cell table:formula="of:=([.B1668] * (PI()) * 23 * (3600/63360)) / 11.1 / 60" office:value-type="float" office:value="20.9195367821104" calcext:value-type="float">
            <text:p>20.9195367821</text:p>
          </table:table-cell>
        </table:table-row>
        <table:table-row table:style-name="ro1">
          <table:table-cell office:value-type="float" office:value="101.65781938" calcext:value-type="float">
            <text:p>101.65781938</text:p>
          </table:table-cell>
          <table:table-cell office:value-type="float" office:value="3417.33250543732" calcext:value-type="float">
            <text:p>3417.3325054373</text:p>
          </table:table-cell>
          <table:table-cell table:formula="of:=([.B1669] * (PI()) * 23 * (3600/63360)) / 11.1 / 60" office:value-type="float" office:value="21.0658044943503" calcext:value-type="float">
            <text:p>21.0658044944</text:p>
          </table:table-cell>
        </table:table-row>
        <table:table-row table:style-name="ro1">
          <table:table-cell office:value-type="float" office:value="101.675009172" calcext:value-type="float">
            <text:p>101.675009172</text:p>
          </table:table-cell>
          <table:table-cell office:value-type="float" office:value="3490.44363074093" calcext:value-type="float">
            <text:p>3490.4436307409</text:p>
          </table:table-cell>
          <table:table-cell table:formula="of:=([.B1670] * (PI()) * 23 * (3600/63360)) / 11.1 / 60" office:value-type="float" office:value="21.5164907151255" calcext:value-type="float">
            <text:p>21.5164907151</text:p>
          </table:table-cell>
        </table:table-row>
        <table:table-row table:style-name="ro1">
          <table:table-cell office:value-type="float" office:value="101.692296673" calcext:value-type="float">
            <text:p>101.692296673</text:p>
          </table:table-cell>
          <table:table-cell office:value-type="float" office:value="3470.71563436544" calcext:value-type="float">
            <text:p>3470.7156343654</text:p>
          </table:table-cell>
          <table:table-cell table:formula="of:=([.B1671] * (PI()) * 23 * (3600/63360)) / 11.1 / 60" office:value-type="float" office:value="21.3948794542809" calcext:value-type="float">
            <text:p>21.3948794543</text:p>
          </table:table-cell>
        </table:table-row>
        <table:table-row table:style-name="ro1">
          <table:table-cell office:value-type="float" office:value="101.709440163" calcext:value-type="float">
            <text:p>101.709440163</text:p>
          </table:table-cell>
          <table:table-cell office:value-type="float" office:value="3499.87079644322" calcext:value-type="float">
            <text:p>3499.8707964432</text:p>
          </table:table-cell>
          <table:table-cell table:formula="of:=([.B1672] * (PI()) * 23 * (3600/63360)) / 11.1 / 60" office:value-type="float" office:value="21.5746035353747" calcext:value-type="float">
            <text:p>21.5746035354</text:p>
          </table:table-cell>
        </table:table-row>
        <table:table-row table:style-name="ro1">
          <table:table-cell office:value-type="float" office:value="101.726834434" calcext:value-type="float">
            <text:p>101.726834434</text:p>
          </table:table-cell>
          <table:table-cell office:value-type="float" office:value="3449.41159073594" calcext:value-type="float">
            <text:p>3449.4115907359</text:p>
          </table:table-cell>
          <table:table-cell table:formula="of:=([.B1673] * (PI()) * 23 * (3600/63360)) / 11.1 / 60" office:value-type="float" office:value="21.2635528077447" calcext:value-type="float">
            <text:p>21.2635528077</text:p>
          </table:table-cell>
        </table:table-row>
        <table:table-row table:style-name="ro1">
          <table:table-cell office:value-type="float" office:value="101.743980841" calcext:value-type="float">
            <text:p>101.743980841</text:p>
          </table:table-cell>
          <table:table-cell office:value-type="float" office:value="3499.27538756393" calcext:value-type="float">
            <text:p>3499.2753875639</text:p>
          </table:table-cell>
          <table:table-cell table:formula="of:=([.B1674] * (PI()) * 23 * (3600/63360)) / 11.1 / 60" office:value-type="float" office:value="21.5709331968796" calcext:value-type="float">
            <text:p>21.5709331969</text:p>
          </table:table-cell>
        </table:table-row>
        <table:table-row table:style-name="ro1">
          <table:table-cell office:value-type="float" office:value="101.761189904" calcext:value-type="float">
            <text:p>101.761189904</text:p>
          </table:table-cell>
          <table:table-cell office:value-type="float" office:value="3486.53497288115" calcext:value-type="float">
            <text:p>3486.5349728812</text:p>
          </table:table-cell>
          <table:table-cell table:formula="of:=([.B1675] * (PI()) * 23 * (3600/63360)) / 11.1 / 60" office:value-type="float" office:value="21.4923961846171" calcext:value-type="float">
            <text:p>21.4923961846</text:p>
          </table:table-cell>
        </table:table-row>
        <table:table-row table:style-name="ro1">
          <table:table-cell office:value-type="float" office:value="101.778303758" calcext:value-type="float">
            <text:p>101.778303758</text:p>
          </table:table-cell>
          <table:table-cell office:value-type="float" office:value="3505.93151021362" calcext:value-type="float">
            <text:p>3505.9315102136</text:p>
          </table:table-cell>
          <table:table-cell table:formula="of:=([.B1676] * (PI()) * 23 * (3600/63360)) / 11.1 / 60" office:value-type="float" office:value="21.6119641993371" calcext:value-type="float">
            <text:p>21.6119641993</text:p>
          </table:table-cell>
        </table:table-row>
        <table:table-row table:style-name="ro1">
          <table:table-cell office:value-type="float" office:value="101.795366258" calcext:value-type="float">
            <text:p>101.795366258</text:p>
          </table:table-cell>
          <table:table-cell office:value-type="float" office:value="3516.48351649345" calcext:value-type="float">
            <text:p>3516.4835164935</text:p>
          </table:table-cell>
          <table:table-cell table:formula="of:=([.B1677] * (PI()) * 23 * (3600/63360)) / 11.1 / 60" office:value-type="float" office:value="21.6770109868418" calcext:value-type="float">
            <text:p>21.6770109868</text:p>
          </table:table-cell>
        </table:table-row>
        <table:table-row table:style-name="ro1">
          <table:table-cell office:value-type="float" office:value="101.812424748" calcext:value-type="float">
            <text:p>101.812424748</text:p>
          </table:table-cell>
          <table:table-cell office:value-type="float" office:value="3517.31014877413" calcext:value-type="float">
            <text:p>3517.3101487741</text:p>
          </table:table-cell>
          <table:table-cell table:formula="of:=([.B1678] * (PI()) * 23 * (3600/63360)) / 11.1 / 60" office:value-type="float" office:value="21.6821066788723" calcext:value-type="float">
            <text:p>21.6821066789</text:p>
          </table:table-cell>
        </table:table-row>
        <table:table-row table:style-name="ro1">
          <table:table-cell office:value-type="float" office:value="101.846706571" calcext:value-type="float">
            <text:p>101.846706571</text:p>
          </table:table-cell>
          <table:table-cell office:value-type="float" office:value="3506.51853028432" calcext:value-type="float">
            <text:p>3506.5185302843</text:p>
          </table:table-cell>
          <table:table-cell table:formula="of:=([.B1679] * (PI()) * 23 * (3600/63360)) / 11.1 / 60" office:value-type="float" office:value="21.6155828258606" calcext:value-type="float">
            <text:p>21.6155828259</text:p>
          </table:table-cell>
        </table:table-row>
        <table:table-row table:style-name="ro1">
          <table:table-cell office:value-type="float" office:value="101.863700946" calcext:value-type="float">
            <text:p>101.863700946</text:p>
          </table:table-cell>
          <table:table-cell office:value-type="float" office:value="3530.57997132079" calcext:value-type="float">
            <text:p>3530.5799713208</text:p>
          </table:table-cell>
          <table:table-cell table:formula="of:=([.B1680] * (PI()) * 23 * (3600/63360)) / 11.1 / 60" office:value-type="float" office:value="21.7639071729705" calcext:value-type="float">
            <text:p>21.763907173</text:p>
          </table:table-cell>
        </table:table-row>
        <table:table-row table:style-name="ro1">
          <table:table-cell office:value-type="float" office:value="101.880901936" calcext:value-type="float">
            <text:p>101.880901936</text:p>
          </table:table-cell>
          <table:table-cell office:value-type="float" office:value="3488.17132037328" calcext:value-type="float">
            <text:p>3488.1713203733</text:p>
          </table:table-cell>
          <table:table-cell table:formula="of:=([.B1681] * (PI()) * 23 * (3600/63360)) / 11.1 / 60" office:value-type="float" office:value="21.5024832850966" calcext:value-type="float">
            <text:p>21.5024832851</text:p>
          </table:table-cell>
        </table:table-row>
        <table:table-row table:style-name="ro1">
          <table:table-cell office:value-type="float" office:value="101.898026207" calcext:value-type="float">
            <text:p>101.898026207</text:p>
          </table:table-cell>
          <table:table-cell office:value-type="float" office:value="3503.7987894608" calcext:value-type="float">
            <text:p>3503.7987894608</text:p>
          </table:table-cell>
          <table:table-cell table:formula="of:=([.B1682] * (PI()) * 23 * (3600/63360)) / 11.1 / 60" office:value-type="float" office:value="21.5988172555298" calcext:value-type="float">
            <text:p>21.5988172555</text:p>
          </table:table-cell>
        </table:table-row>
        <table:table-row table:style-name="ro1">
          <table:table-cell office:value-type="float" office:value="101.915213499" calcext:value-type="float">
            <text:p>101.915213499</text:p>
          </table:table-cell>
          <table:table-cell office:value-type="float" office:value="3490.95133776403" calcext:value-type="float">
            <text:p>3490.951337764</text:p>
          </table:table-cell>
          <table:table-cell table:formula="of:=([.B1683] * (PI()) * 23 * (3600/63360)) / 11.1 / 60" office:value-type="float" office:value="21.5196204242984" calcext:value-type="float">
            <text:p>21.5196204243</text:p>
          </table:table-cell>
        </table:table-row>
        <table:table-row table:style-name="ro1">
          <table:table-cell office:value-type="float" office:value="101.932321364" calcext:value-type="float">
            <text:p>101.932321364</text:p>
          </table:table-cell>
          <table:table-cell office:value-type="float" office:value="3507.15884183978" calcext:value-type="float">
            <text:p>3507.1588418398</text:p>
          </table:table-cell>
          <table:table-cell table:formula="of:=([.B1684] * (PI()) * 23 * (3600/63360)) / 11.1 / 60" office:value-type="float" office:value="21.6195299624126" calcext:value-type="float">
            <text:p>21.6195299624</text:p>
          </table:table-cell>
        </table:table-row>
        <table:table-row table:style-name="ro1">
          <table:table-cell office:value-type="float" office:value="101.949540896" calcext:value-type="float">
            <text:p>101.949540896</text:p>
          </table:table-cell>
          <table:table-cell office:value-type="float" office:value="3484.41525590542" calcext:value-type="float">
            <text:p>3484.4152559054</text:p>
          </table:table-cell>
          <table:table-cell table:formula="of:=([.B1685] * (PI()) * 23 * (3600/63360)) / 11.1 / 60" office:value-type="float" office:value="21.4793294012933" calcext:value-type="float">
            <text:p>21.4793294013</text:p>
          </table:table-cell>
        </table:table-row>
        <table:table-row table:style-name="ro1">
          <table:table-cell office:value-type="float" office:value="101.96662074" calcext:value-type="float">
            <text:p>101.96662074</text:p>
          </table:table-cell>
          <table:table-cell office:value-type="float" office:value="3512.91264720688" calcext:value-type="float">
            <text:p>3512.9126472069</text:p>
          </table:table-cell>
          <table:table-cell table:formula="of:=([.B1686] * (PI()) * 23 * (3600/63360)) / 11.1 / 60" office:value-type="float" office:value="21.6549987202139" calcext:value-type="float">
            <text:p>21.6549987202</text:p>
          </table:table-cell>
        </table:table-row>
        <table:table-row table:style-name="ro1">
          <table:table-cell office:value-type="float" office:value="101.983814177" calcext:value-type="float">
            <text:p>101.983814177</text:p>
          </table:table-cell>
          <table:table-cell office:value-type="float" office:value="3489.70365842448" calcext:value-type="float">
            <text:p>3489.7036584245</text:p>
          </table:table-cell>
          <table:table-cell table:formula="of:=([.B1687] * (PI()) * 23 * (3600/63360)) / 11.1 / 60" office:value-type="float" office:value="21.5119292297784" calcext:value-type="float">
            <text:p>21.5119292298</text:p>
          </table:table-cell>
        </table:table-row>
        <table:table-row table:style-name="ro1">
          <table:table-cell office:value-type="float" office:value="102.000875896" calcext:value-type="float">
            <text:p>102.000875896</text:p>
          </table:table-cell>
          <table:table-cell office:value-type="float" office:value="3516.64448347259" calcext:value-type="float">
            <text:p>3516.6444834726</text:p>
          </table:table-cell>
          <table:table-cell table:formula="of:=([.B1688] * (PI()) * 23 * (3600/63360)) / 11.1 / 60" office:value-type="float" office:value="21.6780032516879" calcext:value-type="float">
            <text:p>21.6780032517</text:p>
          </table:table-cell>
        </table:table-row>
        <table:table-row table:style-name="ro1">
          <table:table-cell office:value-type="float" office:value="102.034864698" calcext:value-type="float">
            <text:p>102.034864698</text:p>
          </table:table-cell>
          <table:table-cell office:value-type="float" office:value="3563.90449022056" calcext:value-type="float">
            <text:p>3563.9044902206</text:p>
          </table:table-cell>
          <table:table-cell table:formula="of:=([.B1689] * (PI()) * 23 * (3600/63360)) / 11.1 / 60" office:value-type="float" office:value="21.9693328372551" calcext:value-type="float">
            <text:p>21.9693328373</text:p>
          </table:table-cell>
        </table:table-row>
        <table:table-row table:style-name="ro1">
          <table:table-cell office:value-type="float" office:value="102.051933031" calcext:value-type="float">
            <text:p>102.051933031</text:p>
          </table:table-cell>
          <table:table-cell office:value-type="float" office:value="3515.2817794221" calcext:value-type="float">
            <text:p>3515.2817794221</text:p>
          </table:table-cell>
          <table:table-cell table:formula="of:=([.B1690] * (PI()) * 23 * (3600/63360)) / 11.1 / 60" office:value-type="float" office:value="21.6696029988399" calcext:value-type="float">
            <text:p>21.6696029988</text:p>
          </table:table-cell>
        </table:table-row>
        <table:table-row table:style-name="ro1">
          <table:table-cell office:value-type="float" office:value="102.068568968" calcext:value-type="float">
            <text:p>102.068568968</text:p>
          </table:table-cell>
          <table:table-cell office:value-type="float" office:value="3606.64986888521" calcext:value-type="float">
            <text:p>3606.6498688852</text:p>
          </table:table-cell>
          <table:table-cell table:formula="of:=([.B1691] * (PI()) * 23 * (3600/63360)) / 11.1 / 60" office:value-type="float" office:value="22.2328324494684" calcext:value-type="float">
            <text:p>22.2328324495</text:p>
          </table:table-cell>
        </table:table-row>
        <table:table-row table:style-name="ro1">
          <table:table-cell office:value-type="float" office:value="102.085438134" calcext:value-type="float">
            <text:p>102.085438134</text:p>
          </table:table-cell>
          <table:table-cell office:value-type="float" office:value="3556.78520206794" calcext:value-type="float">
            <text:p>3556.7852020679</text:p>
          </table:table-cell>
          <table:table-cell table:formula="of:=([.B1692] * (PI()) * 23 * (3600/63360)) / 11.1 / 60" office:value-type="float" office:value="21.9254466973716" calcext:value-type="float">
            <text:p>21.9254466974</text:p>
          </table:table-cell>
        </table:table-row>
        <table:table-row table:style-name="ro1">
          <table:table-cell office:value-type="float" office:value="102.1018736" calcext:value-type="float">
            <text:p>102.1018736</text:p>
          </table:table-cell>
          <table:table-cell office:value-type="float" office:value="3650.64184977413" calcext:value-type="float">
            <text:p>3650.6418497741</text:p>
          </table:table-cell>
          <table:table-cell table:formula="of:=([.B1693] * (PI()) * 23 * (3600/63360)) / 11.1 / 60" office:value-type="float" office:value="22.5040166164321" calcext:value-type="float">
            <text:p>22.5040166164</text:p>
          </table:table-cell>
        </table:table-row>
        <table:table-row table:style-name="ro1">
          <table:table-cell office:value-type="float" office:value="102.118510005" calcext:value-type="float">
            <text:p>102.118510005</text:p>
          </table:table-cell>
          <table:table-cell office:value-type="float" office:value="3606.54840995105" calcext:value-type="float">
            <text:p>3606.5484099511</text:p>
          </table:table-cell>
          <table:table-cell table:formula="of:=([.B1694] * (PI()) * 23 * (3600/63360)) / 11.1 / 60" office:value-type="float" office:value="22.2322070160147" calcext:value-type="float">
            <text:p>22.232207016</text:p>
          </table:table-cell>
        </table:table-row>
        <table:table-row table:style-name="ro1">
          <table:table-cell office:value-type="float" office:value="102.134723336" calcext:value-type="float">
            <text:p>102.134723336</text:p>
          </table:table-cell>
          <table:table-cell office:value-type="float" office:value="3700.65842731122" calcext:value-type="float">
            <text:p>3700.6584273112</text:p>
          </table:table-cell>
          <table:table-cell table:formula="of:=([.B1695] * (PI()) * 23 * (3600/63360)) / 11.1 / 60" office:value-type="float" office:value="22.81233880697" calcext:value-type="float">
            <text:p>22.812338807</text:p>
          </table:table-cell>
        </table:table-row>
        <table:table-row table:style-name="ro1">
          <table:table-cell office:value-type="float" office:value="102.151127084" calcext:value-type="float">
            <text:p>102.151127084</text:p>
          </table:table-cell>
          <table:table-cell office:value-type="float" office:value="3657.70066694155" calcext:value-type="float">
            <text:p>3657.7006669416</text:p>
          </table:table-cell>
          <table:table-cell table:formula="of:=([.B1696] * (PI()) * 23 * (3600/63360)) / 11.1 / 60" office:value-type="float" office:value="22.5475299889745" calcext:value-type="float">
            <text:p>22.547529989</text:p>
          </table:table-cell>
        </table:table-row>
        <table:table-row table:style-name="ro1">
          <table:table-cell office:value-type="float" office:value="102.167322498" calcext:value-type="float">
            <text:p>102.167322498</text:p>
          </table:table-cell>
          <table:table-cell office:value-type="float" office:value="3704.75246882059" calcext:value-type="float">
            <text:p>3704.7524688206</text:p>
          </table:table-cell>
          <table:table-cell table:formula="of:=([.B1697] * (PI()) * 23 * (3600/63360)) / 11.1 / 60" office:value-type="float" office:value="22.8375761164478" calcext:value-type="float">
            <text:p>22.8375761164</text:p>
          </table:table-cell>
        </table:table-row>
        <table:table-row table:style-name="ro1">
          <table:table-cell office:value-type="float" office:value="102.183611194" calcext:value-type="float">
            <text:p>102.183611194</text:p>
          </table:table-cell>
          <table:table-cell office:value-type="float" office:value="3683.53611610136" calcext:value-type="float">
            <text:p>3683.5361161014</text:p>
          </table:table-cell>
          <table:table-cell table:formula="of:=([.B1698] * (PI()) * 23 * (3600/63360)) / 11.1 / 60" office:value-type="float" office:value="22.7067900317588" calcext:value-type="float">
            <text:p>22.7067900318</text:p>
          </table:table-cell>
        </table:table-row>
        <table:table-row table:style-name="ro1">
          <table:table-cell office:value-type="float" office:value="102.215939209" calcext:value-type="float">
            <text:p>102.215939209</text:p>
          </table:table-cell>
          <table:table-cell office:value-type="float" office:value="3718.04871597076" calcext:value-type="float">
            <text:p>3718.0487159708</text:p>
          </table:table-cell>
          <table:table-cell table:formula="of:=([.B1699] * (PI()) * 23 * (3600/63360)) / 11.1 / 60" office:value-type="float" office:value="22.9195395023719" calcext:value-type="float">
            <text:p>22.9195395024</text:p>
          </table:table-cell>
        </table:table-row>
        <table:table-row table:style-name="ro1">
          <table:table-cell office:value-type="float" office:value="102.232146238" calcext:value-type="float">
            <text:p>102.232146238</text:p>
          </table:table-cell>
          <table:table-cell office:value-type="float" office:value="3702.09740479036" calcext:value-type="float">
            <text:p>3702.0974047904</text:p>
          </table:table-cell>
          <table:table-cell table:formula="of:=([.B1700] * (PI()) * 23 * (3600/63360)) / 11.1 / 60" office:value-type="float" office:value="22.8212092397415" calcext:value-type="float">
            <text:p>22.8212092397</text:p>
          </table:table-cell>
        </table:table-row>
        <table:table-row table:style-name="ro1">
          <table:table-cell office:value-type="float" office:value="102.248453631" calcext:value-type="float">
            <text:p>102.248453631</text:p>
          </table:table-cell>
          <table:table-cell office:value-type="float" office:value="3679.31281228557" calcext:value-type="float">
            <text:p>3679.3128122856</text:p>
          </table:table-cell>
          <table:table-cell table:formula="of:=([.B1701] * (PI()) * 23 * (3600/63360)) / 11.1 / 60" office:value-type="float" office:value="22.6807558977195" calcext:value-type="float">
            <text:p>22.6807558977</text:p>
          </table:table-cell>
        </table:table-row>
        <table:table-row table:style-name="ro1">
          <table:table-cell office:value-type="float" office:value="102.264801858" calcext:value-type="float">
            <text:p>102.264801858</text:p>
          </table:table-cell>
          <table:table-cell office:value-type="float" office:value="3670.12276010554" calcext:value-type="float">
            <text:p>3670.1227601055</text:p>
          </table:table-cell>
          <table:table-cell table:formula="of:=([.B1702] * (PI()) * 23 * (3600/63360)) / 11.1 / 60" office:value-type="float" office:value="22.6241047400667" calcext:value-type="float">
            <text:p>22.6241047401</text:p>
          </table:table-cell>
        </table:table-row>
        <table:table-row table:style-name="ro1">
          <table:table-cell office:value-type="float" office:value="102.280971231" calcext:value-type="float">
            <text:p>102.280971231</text:p>
          </table:table-cell>
          <table:table-cell office:value-type="float" office:value="3710.71902416417" calcext:value-type="float">
            <text:p>3710.7190241642</text:p>
          </table:table-cell>
          <table:table-cell table:formula="of:=([.B1703] * (PI()) * 23 * (3600/63360)) / 11.1 / 60" office:value-type="float" office:value="22.874356350204" calcext:value-type="float">
            <text:p>22.8743563502</text:p>
          </table:table-cell>
        </table:table-row>
        <table:table-row table:style-name="ro1">
          <table:table-cell office:value-type="float" office:value="102.297467271" calcext:value-type="float">
            <text:p>102.297467271</text:p>
          </table:table-cell>
          <table:table-cell office:value-type="float" office:value="3637.2365731428" calcext:value-type="float">
            <text:p>3637.2365731428</text:p>
          </table:table-cell>
          <table:table-cell table:formula="of:=([.B1704] * (PI()) * 23 * (3600/63360)) / 11.1 / 60" office:value-type="float" office:value="22.4213811291745" calcext:value-type="float">
            <text:p>22.4213811292</text:p>
          </table:table-cell>
        </table:table-row>
        <table:table-row table:style-name="ro1">
          <table:table-cell office:value-type="float" office:value="102.313672008" calcext:value-type="float">
            <text:p>102.313672008</text:p>
          </table:table-cell>
          <table:table-cell office:value-type="float" office:value="3702.62102987257" calcext:value-type="float">
            <text:p>3702.6210298726</text:p>
          </table:table-cell>
          <table:table-cell table:formula="of:=([.B1705] * (PI()) * 23 * (3600/63360)) / 11.1 / 60" office:value-type="float" office:value="22.824437074198" calcext:value-type="float">
            <text:p>22.8244370742</text:p>
          </table:table-cell>
        </table:table-row>
        <table:table-row table:style-name="ro1">
          <table:table-cell office:value-type="float" office:value="102.33011211" calcext:value-type="float">
            <text:p>102.33011211</text:p>
          </table:table-cell>
          <table:table-cell office:value-type="float" office:value="3649.61239293065" calcext:value-type="float">
            <text:p>3649.6123929307</text:p>
          </table:table-cell>
          <table:table-cell table:formula="of:=([.B1706] * (PI()) * 23 * (3600/63360)) / 11.1 / 60" office:value-type="float" office:value="22.4976706326668" calcext:value-type="float">
            <text:p>22.4976706327</text:p>
          </table:table-cell>
        </table:table-row>
        <table:table-row table:style-name="ro1">
          <table:table-cell office:value-type="float" office:value="102.346202628" calcext:value-type="float">
            <text:p>102.346202628</text:p>
          </table:table-cell>
          <table:table-cell office:value-type="float" office:value="3728.90419064155" calcext:value-type="float">
            <text:p>3728.9041906416</text:p>
          </table:table-cell>
          <table:table-cell table:formula="of:=([.B1707] * (PI()) * 23 * (3600/63360)) / 11.1 / 60" office:value-type="float" office:value="22.9864569904256" calcext:value-type="float">
            <text:p>22.9864569904</text:p>
          </table:table-cell>
        </table:table-row>
        <table:table-row table:style-name="ro1">
          <table:table-cell office:value-type="float" office:value="102.362578824" calcext:value-type="float">
            <text:p>102.362578824</text:p>
          </table:table-cell>
          <table:table-cell office:value-type="float" office:value="3663.85453617939" calcext:value-type="float">
            <text:p>3663.8545361794</text:p>
          </table:table-cell>
          <table:table-cell table:formula="of:=([.B1708] * (PI()) * 23 * (3600/63360)) / 11.1 / 60" office:value-type="float" office:value="22.5854649005003" calcext:value-type="float">
            <text:p>22.5854649005</text:p>
          </table:table-cell>
        </table:table-row>
        <table:table-row table:style-name="ro1">
          <table:table-cell office:value-type="float" office:value="102.394929443" calcext:value-type="float">
            <text:p>102.394929443</text:p>
          </table:table-cell>
          <table:table-cell office:value-type="float" office:value="3684.43162451207" calcext:value-type="float">
            <text:p>3684.4316245121</text:p>
          </table:table-cell>
          <table:table-cell table:formula="of:=([.B1709] * (PI()) * 23 * (3600/63360)) / 11.1 / 60" office:value-type="float" office:value="22.7123103038052" calcext:value-type="float">
            <text:p>22.7123103038</text:p>
          </table:table-cell>
        </table:table-row>
        <table:table-row table:style-name="ro1">
          <table:table-cell office:value-type="float" office:value="102.410869857" calcext:value-type="float">
            <text:p>102.410869857</text:p>
          </table:table-cell>
          <table:table-cell office:value-type="float" office:value="3764.01767232751" calcext:value-type="float">
            <text:p>3764.0176723275</text:p>
          </table:table-cell>
          <table:table-cell table:formula="of:=([.B1710] * (PI()) * 23 * (3600/63360)) / 11.1 / 60" office:value-type="float" office:value="23.2029105369083" calcext:value-type="float">
            <text:p>23.2029105369</text:p>
          </table:table-cell>
        </table:table-row>
        <table:table-row table:style-name="ro1">
          <table:table-cell office:value-type="float" office:value="102.426907405" calcext:value-type="float">
            <text:p>102.426907405</text:p>
          </table:table-cell>
          <table:table-cell office:value-type="float" office:value="3741.22029128477" calcext:value-type="float">
            <text:p>3741.2202912848</text:p>
          </table:table-cell>
          <table:table-cell table:formula="of:=([.B1711] * (PI()) * 23 * (3600/63360)) / 11.1 / 60" office:value-type="float" office:value="23.0623783612229" calcext:value-type="float">
            <text:p>23.0623783612</text:p>
          </table:table-cell>
        </table:table-row>
        <table:table-row table:style-name="ro1">
          <table:table-cell office:value-type="float" office:value="102.44286735" calcext:value-type="float">
            <text:p>102.44286735</text:p>
          </table:table-cell>
          <table:table-cell office:value-type="float" office:value="3759.41145161454" calcext:value-type="float">
            <text:p>3759.4114516145</text:p>
          </table:table-cell>
          <table:table-cell table:formula="of:=([.B1712] * (PI()) * 23 * (3600/63360)) / 11.1 / 60" office:value-type="float" office:value="23.1745159499482" calcext:value-type="float">
            <text:p>23.1745159499</text:p>
          </table:table-cell>
        </table:table-row>
        <table:table-row table:style-name="ro1">
          <table:table-cell office:value-type="float" office:value="102.458883545" calcext:value-type="float">
            <text:p>102.458883545</text:p>
          </table:table-cell>
          <table:table-cell office:value-type="float" office:value="3746.20813494869" calcext:value-type="float">
            <text:p>3746.2081349487</text:p>
          </table:table-cell>
          <table:table-cell table:formula="of:=([.B1713] * (PI()) * 23 * (3600/63360)) / 11.1 / 60" office:value-type="float" office:value="23.0931254247016" calcext:value-type="float">
            <text:p>23.0931254247</text:p>
          </table:table-cell>
        </table:table-row>
        <table:table-row table:style-name="ro1">
          <table:table-cell office:value-type="float" office:value="102.474888281" calcext:value-type="float">
            <text:p>102.474888281</text:p>
          </table:table-cell>
          <table:table-cell office:value-type="float" office:value="3748.89032845961" calcext:value-type="float">
            <text:p>3748.8903284596</text:p>
          </table:table-cell>
          <table:table-cell table:formula="of:=([.B1714] * (PI()) * 23 * (3600/63360)) / 11.1 / 60" office:value-type="float" office:value="23.1096595383786" calcext:value-type="float">
            <text:p>23.1096595384</text:p>
          </table:table-cell>
        </table:table-row>
        <table:table-row table:style-name="ro1">
          <table:table-cell office:value-type="float" office:value="102.490696663" calcext:value-type="float">
            <text:p>102.490696663</text:p>
          </table:table-cell>
          <table:table-cell office:value-type="float" office:value="3795.45484160408" calcext:value-type="float">
            <text:p>3795.4548416041</text:p>
          </table:table-cell>
          <table:table-cell table:formula="of:=([.B1715] * (PI()) * 23 * (3600/63360)) / 11.1 / 60" office:value-type="float" office:value="23.3967018231768" calcext:value-type="float">
            <text:p>23.3967018232</text:p>
          </table:table-cell>
        </table:table-row>
        <table:table-row table:style-name="ro1">
          <table:table-cell office:value-type="float" office:value="102.506629993" calcext:value-type="float">
            <text:p>102.506629993</text:p>
          </table:table-cell>
          <table:table-cell office:value-type="float" office:value="3765.69116438498" calcext:value-type="float">
            <text:p>3765.691164385</text:p>
          </table:table-cell>
          <table:table-cell table:formula="of:=([.B1716] * (PI()) * 23 * (3600/63360)) / 11.1 / 60" office:value-type="float" office:value="23.2132266113463" calcext:value-type="float">
            <text:p>23.2132266113</text:p>
          </table:table-cell>
        </table:table-row>
        <table:table-row table:style-name="ro1">
          <table:table-cell office:value-type="float" office:value="102.522344989" calcext:value-type="float">
            <text:p>102.522344989</text:p>
          </table:table-cell>
          <table:table-cell office:value-type="float" office:value="3818.00924415367" calcext:value-type="float">
            <text:p>3818.0092441537</text:p>
          </table:table-cell>
          <table:table-cell table:formula="of:=([.B1717] * (PI()) * 23 * (3600/63360)) / 11.1 / 60" office:value-type="float" office:value="23.5357361822392" calcext:value-type="float">
            <text:p>23.5357361822</text:p>
          </table:table-cell>
        </table:table-row>
        <table:table-row table:style-name="ro1">
          <table:table-cell office:value-type="float" office:value="102.538323944" calcext:value-type="float">
            <text:p>102.538323944</text:p>
          </table:table-cell>
          <table:table-cell office:value-type="float" office:value="3754.93891808704" calcext:value-type="float">
            <text:p>3754.938918087</text:p>
          </table:table-cell>
          <table:table-cell table:formula="of:=([.B1718] * (PI()) * 23 * (3600/63360)) / 11.1 / 60" office:value-type="float" office:value="23.1469454642741" calcext:value-type="float">
            <text:p>23.1469454643</text:p>
          </table:table-cell>
        </table:table-row>
        <table:table-row table:style-name="ro1">
          <table:table-cell office:value-type="float" office:value="102.569891696" calcext:value-type="float">
            <text:p>102.569891696</text:p>
          </table:table-cell>
          <table:table-cell office:value-type="float" office:value="3772.01655337099" calcext:value-type="float">
            <text:p>3772.016553371</text:p>
          </table:table-cell>
          <table:table-cell table:formula="of:=([.B1719] * (PI()) * 23 * (3600/63360)) / 11.1 / 60" office:value-type="float" office:value="23.2522188392076" calcext:value-type="float">
            <text:p>23.2522188392</text:p>
          </table:table-cell>
        </table:table-row>
        <table:table-row table:style-name="ro1">
          <table:table-cell office:value-type="float" office:value="102.585718359" calcext:value-type="float">
            <text:p>102.585718359</text:p>
          </table:table-cell>
          <table:table-cell office:value-type="float" office:value="3791.07080248434" calcext:value-type="float">
            <text:p>3791.0708024843</text:p>
          </table:table-cell>
          <table:table-cell table:formula="of:=([.B1720] * (PI()) * 23 * (3600/63360)) / 11.1 / 60" office:value-type="float" office:value="23.3696768524299" calcext:value-type="float">
            <text:p>23.3696768524</text:p>
          </table:table-cell>
        </table:table-row>
        <table:table-row table:style-name="ro1">
          <table:table-cell office:value-type="float" office:value="102.601665231" calcext:value-type="float">
            <text:p>102.601665231</text:p>
          </table:table-cell>
          <table:table-cell office:value-type="float" office:value="3762.49335920577" calcext:value-type="float">
            <text:p>3762.4933592058</text:p>
          </table:table-cell>
          <table:table-cell table:formula="of:=([.B1721] * (PI()) * 23 * (3600/63360)) / 11.1 / 60" office:value-type="float" office:value="23.1935140611016" calcext:value-type="float">
            <text:p>23.1935140611</text:p>
          </table:table-cell>
        </table:table-row>
        <table:table-row table:style-name="ro1">
          <table:table-cell office:value-type="float" office:value="102.617503873" calcext:value-type="float">
            <text:p>102.617503873</text:p>
          </table:table-cell>
          <table:table-cell office:value-type="float" office:value="3788.20355938306" calcext:value-type="float">
            <text:p>3788.2035593831</text:p>
          </table:table-cell>
          <table:table-cell table:formula="of:=([.B1722] * (PI()) * 23 * (3600/63360)) / 11.1 / 60" office:value-type="float" office:value="23.3520020190582" calcext:value-type="float">
            <text:p>23.3520020191</text:p>
          </table:table-cell>
        </table:table-row>
        <table:table-row table:style-name="ro1">
          <table:table-cell office:value-type="float" office:value="102.633263713" calcext:value-type="float">
            <text:p>102.633263713</text:p>
          </table:table-cell>
          <table:table-cell office:value-type="float" office:value="3807.14525018127" calcext:value-type="float">
            <text:p>3807.1452501813</text:p>
          </table:table-cell>
          <table:table-cell table:formula="of:=([.B1723] * (PI()) * 23 * (3600/63360)) / 11.1 / 60" office:value-type="float" office:value="23.4687661778026" calcext:value-type="float">
            <text:p>23.4687661778</text:p>
          </table:table-cell>
        </table:table-row>
        <table:table-row table:style-name="ro1">
          <table:table-cell office:value-type="float" office:value="102.649207303" calcext:value-type="float">
            <text:p>102.649207303</text:p>
          </table:table-cell>
          <table:table-cell office:value-type="float" office:value="3763.26787128724" calcext:value-type="float">
            <text:p>3763.2678712872</text:p>
          </table:table-cell>
          <table:table-cell table:formula="of:=([.B1724] * (PI()) * 23 * (3600/63360)) / 11.1 / 60" office:value-type="float" office:value="23.1982884633761" calcext:value-type="float">
            <text:p>23.1982884634</text:p>
          </table:table-cell>
        </table:table-row>
        <table:table-row table:style-name="ro1">
          <table:table-cell office:value-type="float" office:value="102.664865111" calcext:value-type="float">
            <text:p>102.664865111</text:p>
          </table:table-cell>
          <table:table-cell office:value-type="float" office:value="3831.95400022661" calcext:value-type="float">
            <text:p>3831.9540002266</text:p>
          </table:table-cell>
          <table:table-cell table:formula="of:=([.B1725] * (PI()) * 23 * (3600/63360)) / 11.1 / 60" office:value-type="float" office:value="23.6216972365664" calcext:value-type="float">
            <text:p>23.6216972366</text:p>
          </table:table-cell>
        </table:table-row>
        <table:table-row table:style-name="ro1">
          <table:table-cell office:value-type="float" office:value="102.680835004" calcext:value-type="float">
            <text:p>102.680835004</text:p>
          </table:table-cell>
          <table:table-cell office:value-type="float" office:value="3757.06963095341" calcext:value-type="float">
            <text:p>3757.0696309534</text:p>
          </table:table-cell>
          <table:table-cell table:formula="of:=([.B1726] * (PI()) * 23 * (3600/63360)) / 11.1 / 60" office:value-type="float" office:value="23.1600800306662" calcext:value-type="float">
            <text:p>23.1600800307</text:p>
          </table:table-cell>
        </table:table-row>
        <table:table-row table:style-name="ro1">
          <table:table-cell office:value-type="float" office:value="102.696491197" calcext:value-type="float">
            <text:p>102.696491197</text:p>
          </table:table-cell>
          <table:table-cell office:value-type="float" office:value="3832.34928183652" calcext:value-type="float">
            <text:p>3832.3492818365</text:p>
          </table:table-cell>
          <table:table-cell table:formula="of:=([.B1727] * (PI()) * 23 * (3600/63360)) / 11.1 / 60" office:value-type="float" office:value="23.6241339105223" calcext:value-type="float">
            <text:p>23.6241339105</text:p>
          </table:table-cell>
        </table:table-row>
        <table:table-row table:style-name="ro1">
          <table:table-cell office:value-type="float" office:value="102.712418538" calcext:value-type="float">
            <text:p>102.712418538</text:p>
          </table:table-cell>
          <table:table-cell office:value-type="float" office:value="3767.10713986616" calcext:value-type="float">
            <text:p>3767.1071398662</text:p>
          </table:table-cell>
          <table:table-cell table:formula="of:=([.B1728] * (PI()) * 23 * (3600/63360)) / 11.1 / 60" office:value-type="float" office:value="23.2219552506016" calcext:value-type="float">
            <text:p>23.2219552506</text:p>
          </table:table-cell>
        </table:table-row>
        <table:table-row table:style-name="ro1">
          <table:table-cell office:value-type="float" office:value="102.743405403" calcext:value-type="float">
            <text:p>102.743405403</text:p>
          </table:table-cell>
          <table:table-cell office:value-type="float" office:value="3859.95715190535" calcext:value-type="float">
            <text:p>3859.9571519054</text:p>
          </table:table-cell>
          <table:table-cell table:formula="of:=([.B1729] * (PI()) * 23 * (3600/63360)) / 11.1 / 60" office:value-type="float" office:value="23.794319864757" calcext:value-type="float">
            <text:p>23.7943198648</text:p>
          </table:table-cell>
        </table:table-row>
        <table:table-row table:style-name="ro1">
          <table:table-cell office:value-type="float" office:value="102.758804825" calcext:value-type="float">
            <text:p>102.758804825</text:p>
          </table:table-cell>
          <table:table-cell office:value-type="float" office:value="3896.25013199227" calcext:value-type="float">
            <text:p>3896.2501319923</text:p>
          </table:table-cell>
          <table:table-cell table:formula="of:=([.B1730] * (PI()) * 23 * (3600/63360)) / 11.1 / 60" office:value-type="float" office:value="24.0180443111818" calcext:value-type="float">
            <text:p>24.0180443112</text:p>
          </table:table-cell>
        </table:table-row>
        <table:table-row table:style-name="ro1">
          <table:table-cell office:value-type="float" office:value="102.77402982" calcext:value-type="float">
            <text:p>102.77402982</text:p>
          </table:table-cell>
          <table:table-cell office:value-type="float" office:value="3940.88799371323" calcext:value-type="float">
            <text:p>3940.8879937132</text:p>
          </table:table-cell>
          <table:table-cell table:formula="of:=([.B1731] * (PI()) * 23 * (3600/63360)) / 11.1 / 60" office:value-type="float" office:value="24.2932099459462" calcext:value-type="float">
            <text:p>24.2932099459</text:p>
          </table:table-cell>
        </table:table-row>
        <table:table-row table:style-name="ro1">
          <table:table-cell office:value-type="float" office:value="102.789231064" calcext:value-type="float">
            <text:p>102.789231064</text:p>
          </table:table-cell>
          <table:table-cell office:value-type="float" office:value="3947.04538655693" calcext:value-type="float">
            <text:p>3947.0453865569</text:p>
          </table:table-cell>
          <table:table-cell table:formula="of:=([.B1732] * (PI()) * 23 * (3600/63360)) / 11.1 / 60" office:value-type="float" office:value="24.331166578388" calcext:value-type="float">
            <text:p>24.3311665784</text:p>
          </table:table-cell>
        </table:table-row>
        <table:table-row table:style-name="ro1">
          <table:table-cell office:value-type="float" office:value="102.804322464" calcext:value-type="float">
            <text:p>102.804322464</text:p>
          </table:table-cell>
          <table:table-cell office:value-type="float" office:value="3975.7742820519" calcext:value-type="float">
            <text:p>3975.7742820519</text:p>
          </table:table-cell>
          <table:table-cell table:formula="of:=([.B1733] * (PI()) * 23 * (3600/63360)) / 11.1 / 60" office:value-type="float" office:value="24.508262981759" calcext:value-type="float">
            <text:p>24.5082629818</text:p>
          </table:table-cell>
        </table:table-row>
        <table:table-row table:style-name="ro1">
          <table:table-cell office:value-type="float" office:value="102.819548813" calcext:value-type="float">
            <text:p>102.819548813</text:p>
          </table:table-cell>
          <table:table-cell office:value-type="float" office:value="3940.53755104539" calcext:value-type="float">
            <text:p>3940.5375510454</text:p>
          </table:table-cell>
          <table:table-cell table:formula="of:=([.B1734] * (PI()) * 23 * (3600/63360)) / 11.1 / 60" office:value-type="float" office:value="24.2910496771648" calcext:value-type="float">
            <text:p>24.2910496772</text:p>
          </table:table-cell>
        </table:table-row>
        <table:table-row table:style-name="ro1">
          <table:table-cell office:value-type="float" office:value="102.834677713" calcext:value-type="float">
            <text:p>102.834677713</text:p>
          </table:table-cell>
          <table:table-cell office:value-type="float" office:value="3965.91953148325" calcext:value-type="float">
            <text:p>3965.9195314833</text:p>
          </table:table-cell>
          <table:table-cell table:formula="of:=([.B1735] * (PI()) * 23 * (3600/63360)) / 11.1 / 60" office:value-type="float" office:value="24.4475143573599" calcext:value-type="float">
            <text:p>24.4475143574</text:p>
          </table:table-cell>
        </table:table-row>
        <table:table-row table:style-name="ro1">
          <table:table-cell office:value-type="float" office:value="102.849906093" calcext:value-type="float">
            <text:p>102.849906093</text:p>
          </table:table-cell>
          <table:table-cell office:value-type="float" office:value="3940.01200391888" calcext:value-type="float">
            <text:p>3940.0120039189</text:p>
          </table:table-cell>
          <table:table-cell table:formula="of:=([.B1736] * (PI()) * 23 * (3600/63360)) / 11.1 / 60" office:value-type="float" office:value="24.2878099944585" calcext:value-type="float">
            <text:p>24.2878099945</text:p>
          </table:table-cell>
        </table:table-row>
        <table:table-row table:style-name="ro1">
          <table:table-cell office:value-type="float" office:value="102.865211661" calcext:value-type="float">
            <text:p>102.865211661</text:p>
          </table:table-cell>
          <table:table-cell office:value-type="float" office:value="3920.14200321606" calcext:value-type="float">
            <text:p>3920.1420032161</text:p>
          </table:table-cell>
          <table:table-cell table:formula="of:=([.B1737] * (PI()) * 23 * (3600/63360)) / 11.1 / 60" office:value-type="float" office:value="24.1653233621386" calcext:value-type="float">
            <text:p>24.1653233621</text:p>
          </table:table-cell>
        </table:table-row>
        <table:table-row table:style-name="ro1">
          <table:table-cell office:value-type="float" office:value="102.880591083" calcext:value-type="float">
            <text:p>102.880591083</text:p>
          </table:table-cell>
          <table:table-cell office:value-type="float" office:value="3901.31696756275" calcext:value-type="float">
            <text:p>3901.3169675628</text:p>
          </table:table-cell>
          <table:table-cell table:formula="of:=([.B1738] * (PI()) * 23 * (3600/63360)) / 11.1 / 60" office:value-type="float" office:value="24.0492783123693" calcext:value-type="float">
            <text:p>24.0492783124</text:p>
          </table:table-cell>
        </table:table-row>
        <table:table-row table:style-name="ro1">
          <table:table-cell office:value-type="float" office:value="102.911219457" calcext:value-type="float">
            <text:p>102.911219457</text:p>
          </table:table-cell>
          <table:table-cell office:value-type="float" office:value="3919.18202489138" calcext:value-type="float">
            <text:p>3919.1820248914</text:p>
          </table:table-cell>
          <table:table-cell table:formula="of:=([.B1739] * (PI()) * 23 * (3600/63360)) / 11.1 / 60" office:value-type="float" office:value="24.1594056717546" calcext:value-type="float">
            <text:p>24.1594056718</text:p>
          </table:table-cell>
        </table:table-row>
        <table:table-row table:style-name="ro1">
          <table:table-cell office:value-type="float" office:value="102.926632109" calcext:value-type="float">
            <text:p>102.926632109</text:p>
          </table:table-cell>
          <table:table-cell office:value-type="float" office:value="3892.90564660544" calcext:value-type="float">
            <text:p>3892.9056466054</text:p>
          </table:table-cell>
          <table:table-cell table:formula="of:=([.B1740] * (PI()) * 23 * (3600/63360)) / 11.1 / 60" office:value-type="float" office:value="23.9974275654654" calcext:value-type="float">
            <text:p>23.9974275655</text:p>
          </table:table-cell>
        </table:table-row>
        <table:table-row table:style-name="ro1">
          <table:table-cell office:value-type="float" office:value="102.941946634" calcext:value-type="float">
            <text:p>102.941946634</text:p>
          </table:table-cell>
          <table:table-cell office:value-type="float" office:value="3917.849231394" calcext:value-type="float">
            <text:p>3917.849231394</text:p>
          </table:table-cell>
          <table:table-cell table:formula="of:=([.B1741] * (PI()) * 23 * (3600/63360)) / 11.1 / 60" office:value-type="float" office:value="24.1511897995202" calcext:value-type="float">
            <text:p>24.1511897995</text:p>
          </table:table-cell>
        </table:table-row>
        <table:table-row table:style-name="ro1">
          <table:table-cell office:value-type="float" office:value="102.957402619" calcext:value-type="float">
            <text:p>102.957402619</text:p>
          </table:table-cell>
          <table:table-cell office:value-type="float" office:value="3881.99134509606" calcext:value-type="float">
            <text:p>3881.9913450961</text:p>
          </table:table-cell>
          <table:table-cell table:formula="of:=([.B1742] * (PI()) * 23 * (3600/63360)) / 11.1 / 60" office:value-type="float" office:value="23.9301474452479" calcext:value-type="float">
            <text:p>23.9301474452</text:p>
          </table:table-cell>
        </table:table-row>
        <table:table-row table:style-name="ro1">
          <table:table-cell office:value-type="float" office:value="102.972644541" calcext:value-type="float">
            <text:p>102.972644541</text:p>
          </table:table-cell>
          <table:table-cell office:value-type="float" office:value="3936.51141894436" calcext:value-type="float">
            <text:p>3936.5114189444</text:p>
          </table:table-cell>
          <table:table-cell table:formula="of:=([.B1743] * (PI()) * 23 * (3600/63360)) / 11.1 / 60" office:value-type="float" office:value="24.2662309884438" calcext:value-type="float">
            <text:p>24.2662309884</text:p>
          </table:table-cell>
        </table:table-row>
        <table:table-row table:style-name="ro1">
          <table:table-cell office:value-type="float" office:value="102.988016358" calcext:value-type="float">
            <text:p>102.988016358</text:p>
          </table:table-cell>
          <table:table-cell office:value-type="float" office:value="3903.24709174973" calcext:value-type="float">
            <text:p>3903.2470917497</text:p>
          </table:table-cell>
          <table:table-cell table:formula="of:=([.B1744] * (PI()) * 23 * (3600/63360)) / 11.1 / 60" office:value-type="float" office:value="24.0611763699063" calcext:value-type="float">
            <text:p>24.0611763699</text:p>
          </table:table-cell>
        </table:table-row>
        <table:table-row table:style-name="ro1">
          <table:table-cell office:value-type="float" office:value="103.003339582" calcext:value-type="float">
            <text:p>103.003339582</text:p>
          </table:table-cell>
          <table:table-cell office:value-type="float" office:value="3915.62506689571" calcext:value-type="float">
            <text:p>3915.6250668957</text:p>
          </table:table-cell>
          <table:table-cell table:formula="of:=([.B1745] * (PI()) * 23 * (3600/63360)) / 11.1 / 60" office:value-type="float" office:value="24.1374791598883" calcext:value-type="float">
            <text:p>24.1374791599</text:p>
          </table:table-cell>
        </table:table-row>
        <table:table-row table:style-name="ro1">
          <table:table-cell office:value-type="float" office:value="103.018712806" calcext:value-type="float">
            <text:p>103.018712806</text:p>
          </table:table-cell>
          <table:table-cell office:value-type="float" office:value="3902.88985577175" calcext:value-type="float">
            <text:p>3902.8898557718</text:p>
          </table:table-cell>
          <table:table-cell table:formula="of:=([.B1746] * (PI()) * 23 * (3600/63360)) / 11.1 / 60" office:value-type="float" office:value="24.0589742244439" calcext:value-type="float">
            <text:p>24.0589742244</text:p>
          </table:table-cell>
        </table:table-row>
        <table:table-row table:style-name="ro1">
          <table:table-cell office:value-type="float" office:value="103.033992645" calcext:value-type="float">
            <text:p>103.033992645</text:p>
          </table:table-cell>
          <table:table-cell office:value-type="float" office:value="3926.74294537495" calcext:value-type="float">
            <text:p>3926.742945375</text:p>
          </table:table-cell>
          <table:table-cell table:formula="of:=([.B1747] * (PI()) * 23 * (3600/63360)) / 11.1 / 60" office:value-type="float" office:value="24.2060142099787" calcext:value-type="float">
            <text:p>24.20601421</text:p>
          </table:table-cell>
        </table:table-row>
        <table:table-row table:style-name="ro1">
          <table:table-cell office:value-type="float" office:value="103.049142483" calcext:value-type="float">
            <text:p>103.049142483</text:p>
          </table:table-cell>
          <table:table-cell office:value-type="float" office:value="3960.43838885748" calcext:value-type="float">
            <text:p>3960.4383888575</text:p>
          </table:table-cell>
          <table:table-cell table:formula="of:=([.B1748] * (PI()) * 23 * (3600/63360)) / 11.1 / 60" office:value-type="float" office:value="24.413726401761" calcext:value-type="float">
            <text:p>24.4137264018</text:p>
          </table:table-cell>
        </table:table-row>
        <table:table-row table:style-name="ro1">
          <table:table-cell office:value-type="float" office:value="103.079566586" calcext:value-type="float">
            <text:p>103.079566586</text:p>
          </table:table-cell>
          <table:table-cell office:value-type="float" office:value="3984.64424366763" calcext:value-type="float">
            <text:p>3984.6442436676</text:p>
          </table:table-cell>
          <table:table-cell table:formula="of:=([.B1749] * (PI()) * 23 * (3600/63360)) / 11.1 / 60" office:value-type="float" office:value="24.5629409731374" calcext:value-type="float">
            <text:p>24.5629409731</text:p>
          </table:table-cell>
        </table:table-row>
        <table:table-row table:style-name="ro1">
          <table:table-cell office:value-type="float" office:value="103.094969133" calcext:value-type="float">
            <text:p>103.094969133</text:p>
          </table:table-cell>
          <table:table-cell office:value-type="float" office:value="3895.45962755182" calcext:value-type="float">
            <text:p>3895.4596275518</text:p>
          </table:table-cell>
          <table:table-cell table:formula="of:=([.B1750] * (PI()) * 23 * (3600/63360)) / 11.1 / 60" office:value-type="float" office:value="24.0131713256096" calcext:value-type="float">
            <text:p>24.0131713256</text:p>
          </table:table-cell>
        </table:table-row>
        <table:table-row table:style-name="ro1">
          <table:table-cell office:value-type="float" office:value="103.109928554" calcext:value-type="float">
            <text:p>103.109928554</text:p>
          </table:table-cell>
          <table:table-cell office:value-type="float" office:value="4010.85041992692" calcext:value-type="float">
            <text:p>4010.8504199269</text:p>
          </table:table-cell>
          <table:table-cell table:formula="of:=([.B1751] * (PI()) * 23 * (3600/63360)) / 11.1 / 60" office:value-type="float" office:value="24.7244863260535" calcext:value-type="float">
            <text:p>24.7244863261</text:p>
          </table:table-cell>
        </table:table-row>
        <table:table-row table:style-name="ro1">
          <table:table-cell office:value-type="float" office:value="103.125158027" calcext:value-type="float">
            <text:p>103.125158027</text:p>
          </table:table-cell>
          <table:table-cell office:value-type="float" office:value="3939.72923423495" calcext:value-type="float">
            <text:p>3939.729234235</text:p>
          </table:table-cell>
          <table:table-cell table:formula="of:=([.B1752] * (PI()) * 23 * (3600/63360)) / 11.1 / 60" office:value-type="float" office:value="24.286066889019" calcext:value-type="float">
            <text:p>24.286066889</text:p>
          </table:table-cell>
        </table:table-row>
        <table:table-row table:style-name="ro1">
          <table:table-cell office:value-type="float" office:value="103.140177552" calcext:value-type="float">
            <text:p>103.140177552</text:p>
          </table:table-cell>
          <table:table-cell office:value-type="float" office:value="3994.80010187885" calcext:value-type="float">
            <text:p>3994.8001018789</text:p>
          </table:table-cell>
          <table:table-cell table:formula="of:=([.B1753] * (PI()) * 23 * (3600/63360)) / 11.1 / 60" office:value-type="float" office:value="24.6255457454882" calcext:value-type="float">
            <text:p>24.6255457455</text:p>
          </table:table-cell>
        </table:table-row>
        <table:table-row table:style-name="ro1">
          <table:table-cell office:value-type="float" office:value="103.155228588" calcext:value-type="float">
            <text:p>103.155228588</text:p>
          </table:table-cell>
          <table:table-cell office:value-type="float" office:value="3986.4365482761" calcext:value-type="float">
            <text:p>3986.4365482761</text:p>
          </table:table-cell>
          <table:table-cell table:formula="of:=([.B1754] * (PI()) * 23 * (3600/63360)) / 11.1 / 60" office:value-type="float" office:value="24.5739894556647" calcext:value-type="float">
            <text:p>24.5739894557</text:p>
          </table:table-cell>
        </table:table-row>
        <table:table-row table:style-name="ro1">
          <table:table-cell office:value-type="float" office:value="103.170324832" calcext:value-type="float">
            <text:p>103.170324832</text:p>
          </table:table-cell>
          <table:table-cell office:value-type="float" office:value="3974.49855738799" calcext:value-type="float">
            <text:p>3974.498557388</text:p>
          </table:table-cell>
          <table:table-cell table:formula="of:=([.B1755] * (PI()) * 23 * (3600/63360)) / 11.1 / 60" office:value-type="float" office:value="24.5003989046416" calcext:value-type="float">
            <text:p>24.5003989046</text:p>
          </table:table-cell>
        </table:table-row>
        <table:table-row table:style-name="ro1">
          <table:table-cell office:value-type="float" office:value="103.185287378" calcext:value-type="float">
            <text:p>103.185287378</text:p>
          </table:table-cell>
          <table:table-cell office:value-type="float" office:value="4010.01273446579" calcext:value-type="float">
            <text:p>4010.0127344658</text:p>
          </table:table-cell>
          <table:table-cell table:formula="of:=([.B1756] * (PI()) * 23 * (3600/63360)) / 11.1 / 60" office:value-type="float" office:value="24.7193224977975" calcext:value-type="float">
            <text:p>24.7193224978</text:p>
          </table:table-cell>
        </table:table-row>
        <table:table-row table:style-name="ro1">
          <table:table-cell office:value-type="float" office:value="103.200504351" calcext:value-type="float">
            <text:p>103.200504351</text:p>
          </table:table-cell>
          <table:table-cell office:value-type="float" office:value="3942.96552935933" calcext:value-type="float">
            <text:p>3942.9655293593</text:p>
          </table:table-cell>
          <table:table-cell table:formula="of:=([.B1757] * (PI()) * 23 * (3600/63360)) / 11.1 / 60" office:value-type="float" office:value="24.3060167066817" calcext:value-type="float">
            <text:p>24.3060167067</text:p>
          </table:table-cell>
        </table:table-row>
        <table:table-row table:style-name="ro1">
          <table:table-cell office:value-type="float" office:value="103.215408094" calcext:value-type="float">
            <text:p>103.215408094</text:p>
          </table:table-cell>
          <table:table-cell office:value-type="float" office:value="4025.83431558349" calcext:value-type="float">
            <text:p>4025.8343155835</text:p>
          </table:table-cell>
          <table:table-cell table:formula="of:=([.B1758] * (PI()) * 23 * (3600/63360)) / 11.1 / 60" office:value-type="float" office:value="24.8168530524294" calcext:value-type="float">
            <text:p>24.8168530524</text:p>
          </table:table-cell>
        </table:table-row>
        <table:table-row table:style-name="ro1">
          <table:table-cell office:value-type="float" office:value="103.245262248" calcext:value-type="float">
            <text:p>103.245262248</text:p>
          </table:table-cell>
          <table:table-cell office:value-type="float" office:value="4049.19693286738" calcext:value-type="float">
            <text:p>4049.1969328674</text:p>
          </table:table-cell>
          <table:table-cell table:formula="of:=([.B1759] * (PI()) * 23 * (3600/63360)) / 11.1 / 60" office:value-type="float" office:value="24.9608695703994" calcext:value-type="float">
            <text:p>24.9608695704</text:p>
          </table:table-cell>
        </table:table-row>
        <table:table-row table:style-name="ro1">
          <table:table-cell office:value-type="float" office:value="103.260109689" calcext:value-type="float">
            <text:p>103.260109689</text:p>
          </table:table-cell>
          <table:table-cell office:value-type="float" office:value="4041.1004159129" calcext:value-type="float">
            <text:p>4041.1004159129</text:p>
          </table:table-cell>
          <table:table-cell table:formula="of:=([.B1760] * (PI()) * 23 * (3600/63360)) / 11.1 / 60" office:value-type="float" office:value="24.9109594012903" calcext:value-type="float">
            <text:p>24.9109594013</text:p>
          </table:table-cell>
        </table:table-row>
        <table:table-row table:style-name="ro1">
          <table:table-cell office:value-type="float" office:value="103.274931558" calcext:value-type="float">
            <text:p>103.274931558</text:p>
          </table:table-cell>
          <table:table-cell office:value-type="float" office:value="4048.07247992755" calcext:value-type="float">
            <text:p>4048.0724799276</text:p>
          </table:table-cell>
          <table:table-cell table:formula="of:=([.B1761] * (PI()) * 23 * (3600/63360)) / 11.1 / 60" office:value-type="float" office:value="24.9539379926978" calcext:value-type="float">
            <text:p>24.9539379927</text:p>
          </table:table-cell>
        </table:table-row>
        <table:table-row table:style-name="ro1">
          <table:table-cell office:value-type="float" office:value="103.289711186" calcext:value-type="float">
            <text:p>103.289711186</text:p>
          </table:table-cell>
          <table:table-cell office:value-type="float" office:value="4059.64209652836" calcext:value-type="float">
            <text:p>4059.6420965284</text:p>
          </table:table-cell>
          <table:table-cell table:formula="of:=([.B1762] * (PI()) * 23 * (3600/63360)) / 11.1 / 60" office:value-type="float" office:value="25.0252577372645" calcext:value-type="float">
            <text:p>25.0252577373</text:p>
          </table:table-cell>
        </table:table-row>
        <table:table-row table:style-name="ro1">
          <table:table-cell office:value-type="float" office:value="103.3043967" calcext:value-type="float">
            <text:p>103.3043967</text:p>
          </table:table-cell>
          <table:table-cell office:value-type="float" office:value="4085.65883359419" calcext:value-type="float">
            <text:p>4085.6588335942</text:p>
          </table:table-cell>
          <table:table-cell table:formula="of:=([.B1763] * (PI()) * 23 * (3600/63360)) / 11.1 / 60" office:value-type="float" office:value="25.1856353112166" calcext:value-type="float">
            <text:p>25.1856353112</text:p>
          </table:table-cell>
        </table:table-row>
        <table:table-row table:style-name="ro1">
          <table:table-cell office:value-type="float" office:value="103.319019609" calcext:value-type="float">
            <text:p>103.319019609</text:p>
          </table:table-cell>
          <table:table-cell office:value-type="float" office:value="4103.15074792107" calcext:value-type="float">
            <text:p>4103.1507479211</text:p>
          </table:table-cell>
          <table:table-cell table:formula="of:=([.B1764] * (PI()) * 23 * (3600/63360)) / 11.1 / 60" office:value-type="float" office:value="25.2934624678821" calcext:value-type="float">
            <text:p>25.2934624679</text:p>
          </table:table-cell>
        </table:table-row>
        <table:table-row table:style-name="ro1">
          <table:table-cell office:value-type="float" office:value="103.333625955" calcext:value-type="float">
            <text:p>103.333625955</text:p>
          </table:table-cell>
          <table:table-cell office:value-type="float" office:value="4107.80355331803" calcext:value-type="float">
            <text:p>4107.803553318</text:p>
          </table:table-cell>
          <table:table-cell table:formula="of:=([.B1765] * (PI()) * 23 * (3600/63360)) / 11.1 / 60" office:value-type="float" office:value="25.3221442214682" calcext:value-type="float">
            <text:p>25.3221442215</text:p>
          </table:table-cell>
        </table:table-row>
        <table:table-row table:style-name="ro1">
          <table:table-cell office:value-type="float" office:value="103.348314646" calcext:value-type="float">
            <text:p>103.348314646</text:p>
          </table:table-cell>
          <table:table-cell office:value-type="float" office:value="4084.77515118386" calcext:value-type="float">
            <text:p>4084.7751511839</text:p>
          </table:table-cell>
          <table:table-cell table:formula="of:=([.B1766] * (PI()) * 23 * (3600/63360)) / 11.1 / 60" office:value-type="float" office:value="25.1801879393669" calcext:value-type="float">
            <text:p>25.1801879394</text:p>
          </table:table-cell>
        </table:table-row>
        <table:table-row table:style-name="ro1">
          <table:table-cell office:value-type="float" office:value="103.362999587" calcext:value-type="float">
            <text:p>103.362999587</text:p>
          </table:table-cell>
          <table:table-cell office:value-type="float" office:value="4085.81825421233" calcext:value-type="float">
            <text:p>4085.8182542123</text:p>
          </table:table-cell>
          <table:table-cell table:formula="of:=([.B1767] * (PI()) * 23 * (3600/63360)) / 11.1 / 60" office:value-type="float" office:value="25.1866180436749" calcext:value-type="float">
            <text:p>25.1866180437</text:p>
          </table:table-cell>
        </table:table-row>
        <table:table-row table:style-name="ro1">
          <table:table-cell office:value-type="float" office:value="103.377820882" calcext:value-type="float">
            <text:p>103.377820882</text:p>
          </table:table-cell>
          <table:table-cell office:value-type="float" office:value="4048.22925393968" calcext:value-type="float">
            <text:p>4048.2292539397</text:p>
          </table:table-cell>
          <table:table-cell table:formula="of:=([.B1768] * (PI()) * 23 * (3600/63360)) / 11.1 / 60" office:value-type="float" office:value="24.9549044104181" calcext:value-type="float">
            <text:p>24.9549044104</text:p>
          </table:table-cell>
        </table:table-row>
        <table:table-row table:style-name="ro1">
          <table:table-cell office:value-type="float" office:value="103.407621129" calcext:value-type="float">
            <text:p>103.407621129</text:p>
          </table:table-cell>
          <table:table-cell office:value-type="float" office:value="3990.10958236784" calcext:value-type="float">
            <text:p>3990.1095823678</text:p>
          </table:table-cell>
          <table:table-cell table:formula="of:=([.B1769] * (PI()) * 23 * (3600/63360)) / 11.1 / 60" office:value-type="float" office:value="24.5966315070175" calcext:value-type="float">
            <text:p>24.596631507</text:p>
          </table:table-cell>
        </table:table-row>
        <table:table-row table:style-name="ro1">
          <table:table-cell office:value-type="float" office:value="103.422432425" calcext:value-type="float">
            <text:p>103.422432425</text:p>
          </table:table-cell>
          <table:table-cell office:value-type="float" office:value="4050.9621845212" calcext:value-type="float">
            <text:p>4050.9621845212</text:p>
          </table:table-cell>
          <table:table-cell table:formula="of:=([.B1770] * (PI()) * 23 * (3600/63360)) / 11.1 / 60" office:value-type="float" office:value="24.971751287693" calcext:value-type="float">
            <text:p>24.9717512877</text:p>
          </table:table-cell>
        </table:table-row>
        <table:table-row table:style-name="ro1">
          <table:table-cell office:value-type="float" office:value="103.437478877" calcext:value-type="float">
            <text:p>103.437478877</text:p>
          </table:table-cell>
          <table:table-cell office:value-type="float" office:value="3987.65104225801" calcext:value-type="float">
            <text:p>3987.651042258</text:p>
          </table:table-cell>
          <table:table-cell table:formula="of:=([.B1771] * (PI()) * 23 * (3600/63360)) / 11.1 / 60" office:value-type="float" office:value="24.581476082366" calcext:value-type="float">
            <text:p>24.5814760824</text:p>
          </table:table-cell>
        </table:table-row>
        <table:table-row table:style-name="ro1">
          <table:table-cell office:value-type="float" office:value="103.452427412" calcext:value-type="float">
            <text:p>103.452427412</text:p>
          </table:table-cell>
          <table:table-cell office:value-type="float" office:value="4013.77124914768" calcext:value-type="float">
            <text:p>4013.7712491477</text:p>
          </table:table-cell>
          <table:table-cell table:formula="of:=([.B1772] * (PI()) * 23 * (3600/63360)) / 11.1 / 60" office:value-type="float" office:value="24.7424914857001" calcext:value-type="float">
            <text:p>24.7424914857</text:p>
          </table:table-cell>
        </table:table-row>
        <table:table-row table:style-name="ro1">
          <table:table-cell office:value-type="float" office:value="103.467270478" calcext:value-type="float">
            <text:p>103.467270478</text:p>
          </table:table-cell>
          <table:table-cell office:value-type="float" office:value="4042.29153197561" calcext:value-type="float">
            <text:p>4042.2915319756</text:p>
          </table:table-cell>
          <table:table-cell table:formula="of:=([.B1773] * (PI()) * 23 * (3600/63360)) / 11.1 / 60" office:value-type="float" office:value="24.9183019171465" calcext:value-type="float">
            <text:p>24.9183019171</text:p>
          </table:table-cell>
        </table:table-row>
        <table:table-row table:style-name="ro1">
          <table:table-cell office:value-type="float" office:value="103.482236149" calcext:value-type="float">
            <text:p>103.482236149</text:p>
          </table:table-cell>
          <table:table-cell office:value-type="float" office:value="4009.17539881044" calcext:value-type="float">
            <text:p>4009.1753988104</text:p>
          </table:table-cell>
          <table:table-cell table:formula="of:=([.B1774] * (PI()) * 23 * (3600/63360)) / 11.1 / 60" office:value-type="float" office:value="24.7141608258841" calcext:value-type="float">
            <text:p>24.7141608259</text:p>
          </table:table-cell>
        </table:table-row>
        <table:table-row table:style-name="ro1">
          <table:table-cell office:value-type="float" office:value="103.496775568" calcext:value-type="float">
            <text:p>103.496775568</text:p>
          </table:table-cell>
          <table:table-cell office:value-type="float" office:value="4126.71235349456" calcext:value-type="float">
            <text:p>4126.7123534946</text:p>
          </table:table-cell>
          <table:table-cell table:formula="of:=([.B1775] * (PI()) * 23 * (3600/63360)) / 11.1 / 60" office:value-type="float" office:value="25.4387056292644" calcext:value-type="float">
            <text:p>25.4387056293</text:p>
          </table:table-cell>
        </table:table-row>
        <table:table-row table:style-name="ro1">
          <table:table-cell office:value-type="float" office:value="103.51159603" calcext:value-type="float">
            <text:p>103.51159603</text:p>
          </table:table-cell>
          <table:table-cell office:value-type="float" office:value="4048.45678900195" calcext:value-type="float">
            <text:p>4048.456789002</text:p>
          </table:table-cell>
          <table:table-cell table:formula="of:=([.B1776] * (PI()) * 23 * (3600/63360)) / 11.1 / 60" office:value-type="float" office:value="24.9563070275558" calcext:value-type="float">
            <text:p>24.9563070276</text:p>
          </table:table-cell>
        </table:table-row>
        <table:table-row table:style-name="ro1">
          <table:table-cell office:value-type="float" office:value="103.526066335" calcext:value-type="float">
            <text:p>103.526066335</text:p>
          </table:table-cell>
          <table:table-cell office:value-type="float" office:value="4146.42262204347" calcext:value-type="float">
            <text:p>4146.4226220435</text:p>
          </table:table-cell>
          <table:table-cell table:formula="of:=([.B1777] * (PI()) * 23 * (3600/63360)) / 11.1 / 60" office:value-type="float" office:value="25.5602076086948" calcext:value-type="float">
            <text:p>25.5602076087</text:p>
          </table:table-cell>
        </table:table-row>
        <table:table-row table:style-name="ro1">
          <table:table-cell office:value-type="float" office:value="103.540601327" calcext:value-type="float">
            <text:p>103.540601327</text:p>
          </table:table-cell>
          <table:table-cell office:value-type="float" office:value="4127.96924828187" calcext:value-type="float">
            <text:p>4127.9692482819</text:p>
          </table:table-cell>
          <table:table-cell table:formula="of:=([.B1778] * (PI()) * 23 * (3600/63360)) / 11.1 / 60" office:value-type="float" office:value="25.4464536314905" calcext:value-type="float">
            <text:p>25.4464536315</text:p>
          </table:table-cell>
        </table:table-row>
        <table:table-row table:style-name="ro1">
          <table:table-cell office:value-type="float" office:value="103.569586103" calcext:value-type="float">
            <text:p>103.569586103</text:p>
          </table:table-cell>
          <table:table-cell office:value-type="float" office:value="4142.9036617487" calcext:value-type="float">
            <text:p>4142.9036617487</text:p>
          </table:table-cell>
          <table:table-cell table:formula="of:=([.B1779] * (PI()) * 23 * (3600/63360)) / 11.1 / 60" office:value-type="float" office:value="25.5385153298559" calcext:value-type="float">
            <text:p>25.5385153299</text:p>
          </table:table-cell>
        </table:table-row>
        <table:table-row table:style-name="ro1">
          <table:table-cell office:value-type="float" office:value="103.584057918" calcext:value-type="float">
            <text:p>103.584057918</text:p>
          </table:table-cell>
          <table:table-cell office:value-type="float" office:value="4145.98998122124" calcext:value-type="float">
            <text:p>4145.9899812212</text:p>
          </table:table-cell>
          <table:table-cell table:formula="of:=([.B1780] * (PI()) * 23 * (3600/63360)) / 11.1 / 60" office:value-type="float" office:value="25.5575406376105" calcext:value-type="float">
            <text:p>25.5575406376</text:p>
          </table:table-cell>
        </table:table-row>
        <table:table-row table:style-name="ro1">
          <table:table-cell office:value-type="float" office:value="103.598461243" calcext:value-type="float">
            <text:p>103.598461243</text:p>
          </table:table-cell>
          <table:table-cell office:value-type="float" office:value="4165.70479386145" calcext:value-type="float">
            <text:p>4165.7047938615</text:p>
          </table:table-cell>
          <table:table-cell table:formula="of:=([.B1781] * (PI()) * 23 * (3600/63360)) / 11.1 / 60" office:value-type="float" office:value="25.6790706286373" calcext:value-type="float">
            <text:p>25.6790706286</text:p>
          </table:table-cell>
        </table:table-row>
        <table:table-row table:style-name="ro1">
          <table:table-cell office:value-type="float" office:value="103.613094101" calcext:value-type="float">
            <text:p>103.613094101</text:p>
          </table:table-cell>
          <table:table-cell office:value-type="float" office:value="4100.36098210537" calcext:value-type="float">
            <text:p>4100.3609821054</text:p>
          </table:table-cell>
          <table:table-cell table:formula="of:=([.B1782] * (PI()) * 23 * (3600/63360)) / 11.1 / 60" office:value-type="float" office:value="25.2762652354896" calcext:value-type="float">
            <text:p>25.2762652355</text:p>
          </table:table-cell>
        </table:table-row>
        <table:table-row table:style-name="ro1">
          <table:table-cell office:value-type="float" office:value="103.627678364" calcext:value-type="float">
            <text:p>103.627678364</text:p>
          </table:table-cell>
          <table:table-cell office:value-type="float" office:value="4114.02345117899" calcext:value-type="float">
            <text:p>4114.023451179</text:p>
          </table:table-cell>
          <table:table-cell table:formula="of:=([.B1783] * (PI()) * 23 * (3600/63360)) / 11.1 / 60" office:value-type="float" office:value="25.3604861598383" calcext:value-type="float">
            <text:p>25.3604861598</text:p>
          </table:table-cell>
        </table:table-row>
        <table:table-row table:style-name="ro1">
          <table:table-cell office:value-type="float" office:value="103.642211117" calcext:value-type="float">
            <text:p>103.642211117</text:p>
          </table:table-cell>
          <table:table-cell office:value-type="float" office:value="4128.60522709587" calcext:value-type="float">
            <text:p>4128.6052270959</text:p>
          </table:table-cell>
          <table:table-cell table:formula="of:=([.B1784] * (PI()) * 23 * (3600/63360)) / 11.1 / 60" office:value-type="float" office:value="25.4503740592911" calcext:value-type="float">
            <text:p>25.4503740593</text:p>
          </table:table-cell>
        </table:table-row>
        <table:table-row table:style-name="ro1">
          <table:table-cell office:value-type="float" office:value="103.656915849" calcext:value-type="float">
            <text:p>103.656915849</text:p>
          </table:table-cell>
          <table:table-cell office:value-type="float" office:value="4080.3191789076" calcext:value-type="float">
            <text:p>4080.3191789076</text:p>
          </table:table-cell>
          <table:table-cell table:formula="of:=([.B1785] * (PI()) * 23 * (3600/63360)) / 11.1 / 60" office:value-type="float" office:value="25.1527195438699" calcext:value-type="float">
            <text:p>25.1527195439</text:p>
          </table:table-cell>
        </table:table-row>
        <table:table-row table:style-name="ro1">
          <table:table-cell office:value-type="float" office:value="103.671452091" calcext:value-type="float">
            <text:p>103.671452091</text:p>
          </table:table-cell>
          <table:table-cell office:value-type="float" office:value="4127.61427607521" calcext:value-type="float">
            <text:p>4127.6142760752</text:p>
          </table:table-cell>
          <table:table-cell table:formula="of:=([.B1786] * (PI()) * 23 * (3600/63360)) / 11.1 / 60" office:value-type="float" office:value="25.44426544082" calcext:value-type="float">
            <text:p>25.4442654408</text:p>
          </table:table-cell>
        </table:table-row>
        <table:table-row table:style-name="ro1">
          <table:table-cell office:value-type="float" office:value="103.686125105" calcext:value-type="float">
            <text:p>103.686125105</text:p>
          </table:table-cell>
          <table:table-cell office:value-type="float" office:value="4089.13942289393" calcext:value-type="float">
            <text:p>4089.1394228939</text:p>
          </table:table-cell>
          <table:table-cell table:formula="of:=([.B1787] * (PI()) * 23 * (3600/63360)) / 11.1 / 60" office:value-type="float" office:value="25.2070910558937" calcext:value-type="float">
            <text:p>25.2070910559</text:p>
          </table:table-cell>
        </table:table-row>
        <table:table-row table:style-name="ro1">
          <table:table-cell office:value-type="float" office:value="103.70053442" calcext:value-type="float">
            <text:p>103.70053442</text:p>
          </table:table-cell>
          <table:table-cell office:value-type="float" office:value="4163.97309657958" calcext:value-type="float">
            <text:p>4163.9730965796</text:p>
          </table:table-cell>
          <table:table-cell table:formula="of:=([.B1788] * (PI()) * 23 * (3600/63360)) / 11.1 / 60" office:value-type="float" office:value="25.668395753914" calcext:value-type="float">
            <text:p>25.6683957539</text:p>
          </table:table-cell>
        </table:table-row>
        <table:table-row table:style-name="ro1">
          <table:table-cell office:value-type="float" office:value="103.729715707" calcext:value-type="float">
            <text:p>103.729715707</text:p>
          </table:table-cell>
          <table:table-cell office:value-type="float" office:value="4138.02235636353" calcext:value-type="float">
            <text:p>4138.0223563635</text:p>
          </table:table-cell>
          <table:table-cell table:formula="of:=([.B1789] * (PI()) * 23 * (3600/63360)) / 11.1 / 60" office:value-type="float" office:value="25.5084250109427" calcext:value-type="float">
            <text:p>25.5084250109</text:p>
          </table:table-cell>
        </table:table-row>
        <table:table-row table:style-name="ro1">
          <table:table-cell office:value-type="float" office:value="103.744047" calcext:value-type="float">
            <text:p>103.744047</text:p>
          </table:table-cell>
          <table:table-cell office:value-type="float" office:value="4186.64247530008" calcext:value-type="float">
            <text:p>4186.6424753001</text:p>
          </table:table-cell>
          <table:table-cell table:formula="of:=([.B1790] * (PI()) * 23 * (3600/63360)) / 11.1 / 60" office:value-type="float" office:value="25.8081388720843" calcext:value-type="float">
            <text:p>25.8081388721</text:p>
          </table:table-cell>
        </table:table-row>
        <table:table-row table:style-name="ro1">
          <table:table-cell office:value-type="float" office:value="103.758592409" calcext:value-type="float">
            <text:p>103.758592409</text:p>
          </table:table-cell>
          <table:table-cell office:value-type="float" office:value="4125.01291644868" calcext:value-type="float">
            <text:p>4125.0129164487</text:p>
          </table:table-cell>
          <table:table-cell table:formula="of:=([.B1791] * (PI()) * 23 * (3600/63360)) / 11.1 / 60" office:value-type="float" office:value="25.4282296195398" calcext:value-type="float">
            <text:p>25.4282296195</text:p>
          </table:table-cell>
        </table:table-row>
        <table:table-row table:style-name="ro1">
          <table:table-cell office:value-type="float" office:value="103.772856255" calcext:value-type="float">
            <text:p>103.772856255</text:p>
          </table:table-cell>
          <table:table-cell office:value-type="float" office:value="4206.43913291092" calcext:value-type="float">
            <text:p>4206.4391329109</text:p>
          </table:table-cell>
          <table:table-cell table:formula="of:=([.B1792] * (PI()) * 23 * (3600/63360)) / 11.1 / 60" office:value-type="float" office:value="25.930173388248" calcext:value-type="float">
            <text:p>25.9301733882</text:p>
          </table:table-cell>
        </table:table-row>
        <table:table-row table:style-name="ro1">
          <table:table-cell office:value-type="float" office:value="103.787116767" calcext:value-type="float">
            <text:p>103.787116767</text:p>
          </table:table-cell>
          <table:table-cell office:value-type="float" office:value="4207.4225666056" calcext:value-type="float">
            <text:p>4207.4225666056</text:p>
          </table:table-cell>
          <table:table-cell table:formula="of:=([.B1793] * (PI()) * 23 * (3600/63360)) / 11.1 / 60" office:value-type="float" office:value="25.9362356669149" calcext:value-type="float">
            <text:p>25.9362356669</text:p>
          </table:table-cell>
        </table:table-row>
        <table:table-row table:style-name="ro1">
          <table:table-cell office:value-type="float" office:value="103.801251498" calcext:value-type="float">
            <text:p>103.801251498</text:p>
          </table:table-cell>
          <table:table-cell office:value-type="float" office:value="4244.86323793113" calcext:value-type="float">
            <text:p>4244.8632379311</text:p>
          </table:table-cell>
          <table:table-cell table:formula="of:=([.B1794] * (PI()) * 23 * (3600/63360)) / 11.1 / 60" office:value-type="float" office:value="26.1670349412102" calcext:value-type="float">
            <text:p>26.1670349412</text:p>
          </table:table-cell>
        </table:table-row>
        <table:table-row table:style-name="ro1">
          <table:table-cell office:value-type="float" office:value="103.815428156" calcext:value-type="float">
            <text:p>103.815428156</text:p>
          </table:table-cell>
          <table:table-cell office:value-type="float" office:value="4232.30919445289" calcext:value-type="float">
            <text:p>4232.3091944529</text:p>
          </table:table-cell>
          <table:table-cell table:formula="of:=([.B1795] * (PI()) * 23 * (3600/63360)) / 11.1 / 60" office:value-type="float" office:value="26.0896467956009" calcext:value-type="float">
            <text:p>26.0896467956</text:p>
          </table:table-cell>
        </table:table-row>
        <table:table-row table:style-name="ro1">
          <table:table-cell office:value-type="float" office:value="103.829550647" calcext:value-type="float">
            <text:p>103.829550647</text:p>
          </table:table-cell>
          <table:table-cell office:value-type="float" office:value="4248.54227201558" calcext:value-type="float">
            <text:p>4248.5422720156</text:p>
          </table:table-cell>
          <table:table-cell table:formula="of:=([.B1796] * (PI()) * 23 * (3600/63360)) / 11.1 / 60" office:value-type="float" office:value="26.1897139789181" calcext:value-type="float">
            <text:p>26.1897139789</text:p>
          </table:table-cell>
        </table:table-row>
        <table:table-row table:style-name="ro1">
          <table:table-cell office:value-type="float" office:value="103.84370194" calcext:value-type="float">
            <text:p>103.84370194</text:p>
          </table:table-cell>
          <table:table-cell office:value-type="float" office:value="4239.89525199224" calcext:value-type="float">
            <text:p>4239.8952519922</text:p>
          </table:table-cell>
          <table:table-cell table:formula="of:=([.B1797] * (PI()) * 23 * (3600/63360)) / 11.1 / 60" office:value-type="float" office:value="26.1364102886917" calcext:value-type="float">
            <text:p>26.1364102887</text:p>
          </table:table-cell>
        </table:table-row>
        <table:table-row table:style-name="ro1">
          <table:table-cell office:value-type="float" office:value="103.85811089" calcext:value-type="float">
            <text:p>103.85811089</text:p>
          </table:table-cell>
          <table:table-cell office:value-type="float" office:value="4164.07857617403" calcext:value-type="float">
            <text:p>4164.078576174</text:p>
          </table:table-cell>
          <table:table-cell table:formula="of:=([.B1798] * (PI()) * 23 * (3600/63360)) / 11.1 / 60" office:value-type="float" office:value="25.669045972326" calcext:value-type="float">
            <text:p>25.6690459723</text:p>
          </table:table-cell>
        </table:table-row>
        <table:table-row table:style-name="ro1">
          <table:table-cell office:value-type="float" office:value="103.88666879" calcext:value-type="float">
            <text:p>103.88666879</text:p>
          </table:table-cell>
          <table:table-cell office:value-type="float" office:value="4152.11666952164" calcext:value-type="float">
            <text:p>4152.1166695216</text:p>
          </table:table-cell>
          <table:table-cell table:formula="of:=([.B1799] * (PI()) * 23 * (3600/63360)) / 11.1 / 60" office:value-type="float" office:value="25.5953079949656" calcext:value-type="float">
            <text:p>25.595307995</text:p>
          </table:table-cell>
        </table:table-row>
        <table:table-row table:style-name="ro1">
          <table:table-cell office:value-type="float" office:value="103.900911907" calcext:value-type="float">
            <text:p>103.900911907</text:p>
          </table:table-cell>
          <table:table-cell office:value-type="float" office:value="4212.56105665727" calcext:value-type="float">
            <text:p>4212.5610566573</text:p>
          </table:table-cell>
          <table:table-cell table:formula="of:=([.B1800] * (PI()) * 23 * (3600/63360)) / 11.1 / 60" office:value-type="float" office:value="25.9679113749861" calcext:value-type="float">
            <text:p>25.967911375</text:p>
          </table:table-cell>
        </table:table-row>
        <table:table-row table:style-name="ro1">
          <table:table-cell office:value-type="float" office:value="103.915248773" calcext:value-type="float">
            <text:p>103.915248773</text:p>
          </table:table-cell>
          <table:table-cell office:value-type="float" office:value="4185.01505143753" calcext:value-type="float">
            <text:p>4185.0150514375</text:p>
          </table:table-cell>
          <table:table-cell table:formula="of:=([.B1801] * (PI()) * 23 * (3600/63360)) / 11.1 / 60" office:value-type="float" office:value="25.798106780427" calcext:value-type="float">
            <text:p>25.7981067804</text:p>
          </table:table-cell>
        </table:table-row>
        <table:table-row table:style-name="ro1">
          <table:table-cell office:value-type="float" office:value="103.929515952" calcext:value-type="float">
            <text:p>103.929515952</text:p>
          </table:table-cell>
          <table:table-cell office:value-type="float" office:value="4205.45645356783" calcext:value-type="float">
            <text:p>4205.4564535678</text:p>
          </table:table-cell>
          <table:table-cell table:formula="of:=([.B1802] * (PI()) * 23 * (3600/63360)) / 11.1 / 60" office:value-type="float" office:value="25.9241157597061" calcext:value-type="float">
            <text:p>25.9241157597</text:p>
          </table:table-cell>
        </table:table-row>
        <table:table-row table:style-name="ro1">
          <table:table-cell office:value-type="float" office:value="103.94369511" calcext:value-type="float">
            <text:p>103.94369511</text:p>
          </table:table-cell>
          <table:table-cell office:value-type="float" office:value="4231.56297431767" calcext:value-type="float">
            <text:p>4231.5629743177</text:p>
          </table:table-cell>
          <table:table-cell table:formula="of:=([.B1803] * (PI()) * 23 * (3600/63360)) / 11.1 / 60" office:value-type="float" office:value="26.0850467961999" calcext:value-type="float">
            <text:p>26.0850467962</text:p>
          </table:table-cell>
        </table:table-row>
        <table:table-row table:style-name="ro1">
          <table:table-cell office:value-type="float" office:value="103.958026768" calcext:value-type="float">
            <text:p>103.958026768</text:p>
          </table:table-cell>
          <table:table-cell office:value-type="float" office:value="4186.53584953146" calcext:value-type="float">
            <text:p>4186.5358495315</text:p>
          </table:table-cell>
          <table:table-cell table:formula="of:=([.B1804] * (PI()) * 23 * (3600/63360)) / 11.1 / 60" office:value-type="float" office:value="25.8074815881963" calcext:value-type="float">
            <text:p>25.8074815882</text:p>
          </table:table-cell>
        </table:table-row>
        <table:table-row table:style-name="ro1">
          <table:table-cell office:value-type="float" office:value="103.972287854" calcext:value-type="float">
            <text:p>103.972287854</text:p>
          </table:table-cell>
          <table:table-cell office:value-type="float" office:value="4207.25322039713" calcext:value-type="float">
            <text:p>4207.2532203971</text:p>
          </table:table-cell>
          <table:table-cell table:formula="of:=([.B1805] * (PI()) * 23 * (3600/63360)) / 11.1 / 60" office:value-type="float" office:value="25.9351917491475" calcext:value-type="float">
            <text:p>25.9351917491</text:p>
          </table:table-cell>
        </table:table-row>
        <table:table-row table:style-name="ro1">
          <table:table-cell office:value-type="float" office:value="103.986558574" calcext:value-type="float">
            <text:p>103.986558574</text:p>
          </table:table-cell>
          <table:table-cell office:value-type="float" office:value="4204.41295183037" calcext:value-type="float">
            <text:p>4204.4129518304</text:p>
          </table:table-cell>
          <table:table-cell table:formula="of:=([.B1806] * (PI()) * 23 * (3600/63360)) / 11.1 / 60" office:value-type="float" office:value="25.9176831975964" calcext:value-type="float">
            <text:p>25.9176831976</text:p>
          </table:table-cell>
        </table:table-row>
        <table:table-row table:style-name="ro1">
          <table:table-cell office:value-type="float" office:value="104.000978722" calcext:value-type="float">
            <text:p>104.000978722</text:p>
          </table:table-cell>
          <table:table-cell office:value-type="float" office:value="4160.84495110613" calcext:value-type="float">
            <text:p>4160.8449511061</text:p>
          </table:table-cell>
          <table:table-cell table:formula="of:=([.B1807] * (PI()) * 23 * (3600/63360)) / 11.1 / 60" office:value-type="float" office:value="25.6491126139595" calcext:value-type="float">
            <text:p>25.649112614</text:p>
          </table:table-cell>
        </table:table-row>
        <table:table-row table:style-name="ro1">
          <table:table-cell office:value-type="float" office:value="104.01522762" calcext:value-type="float">
            <text:p>104.01522762</text:p>
          </table:table-cell>
          <table:table-cell office:value-type="float" office:value="4210.85195500577" calcext:value-type="float">
            <text:p>4210.8519550058</text:p>
          </table:table-cell>
          <table:table-cell table:formula="of:=([.B1808] * (PI()) * 23 * (3600/63360)) / 11.1 / 60" office:value-type="float" office:value="25.9573757887667" calcext:value-type="float">
            <text:p>25.9573757888</text:p>
          </table:table-cell>
        </table:table-row>
        <table:table-row table:style-name="ro1">
          <table:table-cell office:value-type="float" office:value="104.043837812" calcext:value-type="float">
            <text:p>104.043837812</text:p>
          </table:table-cell>
          <table:table-cell office:value-type="float" office:value="4222.05623284656" calcext:value-type="float">
            <text:p>4222.0562328466</text:p>
          </table:table-cell>
          <table:table-cell table:formula="of:=([.B1809] * (PI()) * 23 * (3600/63360)) / 11.1 / 60" office:value-type="float" office:value="26.0264434390814" calcext:value-type="float">
            <text:p>26.0264434391</text:p>
          </table:table-cell>
        </table:table-row>
        <table:table-row table:style-name="ro1">
          <table:table-cell office:value-type="float" office:value="104.058301293" calcext:value-type="float">
            <text:p>104.058301293</text:p>
          </table:table-cell>
          <table:table-cell office:value-type="float" office:value="4148.37894141602" calcext:value-type="float">
            <text:p>4148.378941416</text:p>
          </table:table-cell>
          <table:table-cell table:formula="of:=([.B1810] * (PI()) * 23 * (3600/63360)) / 11.1 / 60" office:value-type="float" office:value="25.5722671438337" calcext:value-type="float">
            <text:p>25.5722671438</text:p>
          </table:table-cell>
        </table:table-row>
        <table:table-row table:style-name="ro1">
          <table:table-cell office:value-type="float" office:value="104.072699619" calcext:value-type="float">
            <text:p>104.072699619</text:p>
          </table:table-cell>
          <table:table-cell office:value-type="float" office:value="4167.15109798431" calcext:value-type="float">
            <text:p>4167.1510979843</text:p>
          </table:table-cell>
          <table:table-cell table:formula="of:=([.B1811] * (PI()) * 23 * (3600/63360)) / 11.1 / 60" office:value-type="float" office:value="25.6879862257713" calcext:value-type="float">
            <text:p>25.6879862258</text:p>
          </table:table-cell>
        </table:table-row>
        <table:table-row table:style-name="ro1">
          <table:table-cell office:value-type="float" office:value="104.0869281" calcext:value-type="float">
            <text:p>104.0869281</text:p>
          </table:table-cell>
          <table:table-cell office:value-type="float" office:value="4216.89427001135" calcext:value-type="float">
            <text:p>4216.8942700114</text:p>
          </table:table-cell>
          <table:table-cell table:formula="of:=([.B1812] * (PI()) * 23 * (3600/63360)) / 11.1 / 60" office:value-type="float" office:value="25.9946230353833" calcext:value-type="float">
            <text:p>25.9946230354</text:p>
          </table:table-cell>
        </table:table-row>
        <table:table-row table:style-name="ro1">
          <table:table-cell office:value-type="float" office:value="104.101441269" calcext:value-type="float">
            <text:p>104.101441269</text:p>
          </table:table-cell>
          <table:table-cell office:value-type="float" office:value="4134.17634701367" calcext:value-type="float">
            <text:p>4134.1763470137</text:p>
          </table:table-cell>
          <table:table-cell table:formula="of:=([.B1813] * (PI()) * 23 * (3600/63360)) / 11.1 / 60" office:value-type="float" office:value="25.4847166709088" calcext:value-type="float">
            <text:p>25.4847166709</text:p>
          </table:table-cell>
        </table:table-row>
        <table:table-row table:style-name="ro1">
          <table:table-cell office:value-type="float" office:value="104.115661416" calcext:value-type="float">
            <text:p>104.115661416</text:p>
          </table:table-cell>
          <table:table-cell office:value-type="float" office:value="4219.36566480125" calcext:value-type="float">
            <text:p>4219.3656648013</text:p>
          </table:table-cell>
          <table:table-cell table:formula="of:=([.B1814] * (PI()) * 23 * (3600/63360)) / 11.1 / 60" office:value-type="float" office:value="26.0098577014246" calcext:value-type="float">
            <text:p>26.0098577014</text:p>
          </table:table-cell>
        </table:table-row>
        <table:table-row table:style-name="ro1">
          <table:table-cell office:value-type="float" office:value="104.129976668" calcext:value-type="float">
            <text:p>104.129976668</text:p>
          </table:table-cell>
          <table:table-cell office:value-type="float" office:value="4191.33383053029" calcext:value-type="float">
            <text:p>4191.3338305303</text:p>
          </table:table-cell>
          <table:table-cell table:formula="of:=([.B1815] * (PI()) * 23 * (3600/63360)) / 11.1 / 60" office:value-type="float" office:value="25.8370582622624" calcext:value-type="float">
            <text:p>25.8370582623</text:p>
          </table:table-cell>
        </table:table-row>
        <table:table-row table:style-name="ro1">
          <table:table-cell office:value-type="float" office:value="104.1442639" calcext:value-type="float">
            <text:p>104.1442639</text:p>
          </table:table-cell>
          <table:table-cell office:value-type="float" office:value="4199.55383939565" calcext:value-type="float">
            <text:p>4199.5538393957</text:p>
          </table:table-cell>
          <table:table-cell table:formula="of:=([.B1816] * (PI()) * 23 * (3600/63360)) / 11.1 / 60" office:value-type="float" office:value="25.8877296849069" calcext:value-type="float">
            <text:p>25.8877296849</text:p>
          </table:table-cell>
        </table:table-row>
        <table:table-row table:style-name="ro1">
          <table:table-cell office:value-type="float" office:value="104.15851311" calcext:value-type="float">
            <text:p>104.15851311</text:p>
          </table:table-cell>
          <table:table-cell office:value-type="float" office:value="4210.75975439963" calcext:value-type="float">
            <text:p>4210.7597543996</text:p>
          </table:table-cell>
          <table:table-cell table:formula="of:=([.B1817] * (PI()) * 23 * (3600/63360)) / 11.1 / 60" office:value-type="float" office:value="25.9568074273503" calcext:value-type="float">
            <text:p>25.9568074274</text:p>
          </table:table-cell>
        </table:table-row>
        <table:table-row table:style-name="ro1">
          <table:table-cell office:value-type="float" office:value="104.173034873" calcext:value-type="float">
            <text:p>104.173034873</text:p>
          </table:table-cell>
          <table:table-cell office:value-type="float" office:value="4131.72973555246" calcext:value-type="float">
            <text:p>4131.7297355525</text:p>
          </table:table-cell>
          <table:table-cell table:formula="of:=([.B1818] * (PI()) * 23 * (3600/63360)) / 11.1 / 60" office:value-type="float" office:value="25.4696347792189" calcext:value-type="float">
            <text:p>25.4696347792</text:p>
          </table:table-cell>
        </table:table-row>
        <table:table-row table:style-name="ro1">
          <table:table-cell office:value-type="float" office:value="104.201613971" calcext:value-type="float">
            <text:p>104.201613971</text:p>
          </table:table-cell>
          <table:table-cell office:value-type="float" office:value="4143.67845939639" calcext:value-type="float">
            <text:p>4143.6784593964</text:p>
          </table:table-cell>
          <table:table-cell table:formula="of:=([.B1819] * (PI()) * 23 * (3600/63360)) / 11.1 / 60" office:value-type="float" office:value="25.5432914924749" calcext:value-type="float">
            <text:p>25.5432914925</text:p>
          </table:table-cell>
        </table:table-row>
        <table:table-row table:style-name="ro1">
          <table:table-cell office:value-type="float" office:value="104.215915056" calcext:value-type="float">
            <text:p>104.215915056</text:p>
          </table:table-cell>
          <table:table-cell office:value-type="float" office:value="4195.48586696486" calcext:value-type="float">
            <text:p>4195.4858669649</text:p>
          </table:table-cell>
          <table:table-cell table:formula="of:=([.B1820] * (PI()) * 23 * (3600/63360)) / 11.1 / 60" office:value-type="float" office:value="25.8626530756571" calcext:value-type="float">
            <text:p>25.8626530757</text:p>
          </table:table-cell>
        </table:table-row>
        <table:table-row table:style-name="ro1">
          <table:table-cell office:value-type="float" office:value="104.230286766" calcext:value-type="float">
            <text:p>104.230286766</text:p>
          </table:table-cell>
          <table:table-cell office:value-type="float" office:value="4174.86854383323" calcext:value-type="float">
            <text:p>4174.8685438332</text:p>
          </table:table-cell>
          <table:table-cell table:formula="of:=([.B1821] * (PI()) * 23 * (3600/63360)) / 11.1 / 60" office:value-type="float" office:value="25.7355596489575" calcext:value-type="float">
            <text:p>25.735559649</text:p>
          </table:table-cell>
        </table:table-row>
        <table:table-row table:style-name="ro1">
          <table:table-cell office:value-type="float" office:value="104.244502487" calcext:value-type="float">
            <text:p>104.244502487</text:p>
          </table:table-cell>
          <table:table-cell office:value-type="float" office:value="4220.67934506331" calcext:value-type="float">
            <text:p>4220.6793450633</text:p>
          </table:table-cell>
          <table:table-cell table:formula="of:=([.B1822] * (PI()) * 23 * (3600/63360)) / 11.1 / 60" office:value-type="float" office:value="26.0179557520312" calcext:value-type="float">
            <text:p>26.017955752</text:p>
          </table:table-cell>
        </table:table-row>
        <table:table-row table:style-name="ro1">
          <table:table-cell office:value-type="float" office:value="104.258713468" calcext:value-type="float">
            <text:p>104.258713468</text:p>
          </table:table-cell>
          <table:table-cell office:value-type="float" office:value="4222.08713106566" calcext:value-type="float">
            <text:p>4222.0871310657</text:p>
          </table:table-cell>
          <table:table-cell table:formula="of:=([.B1823] * (PI()) * 23 * (3600/63360)) / 11.1 / 60" office:value-type="float" office:value="26.0266339080632" calcext:value-type="float">
            <text:p>26.0266339081</text:p>
          </table:table-cell>
        </table:table-row>
        <table:table-row table:style-name="ro1">
          <table:table-cell office:value-type="float" office:value="104.273059501" calcext:value-type="float">
            <text:p>104.273059501</text:p>
          </table:table-cell>
          <table:table-cell office:value-type="float" office:value="4182.34086038395" calcext:value-type="float">
            <text:p>4182.340860384</text:p>
          </table:table-cell>
          <table:table-cell table:formula="of:=([.B1824] * (PI()) * 23 * (3600/63360)) / 11.1 / 60" office:value-type="float" office:value="25.781621997098" calcext:value-type="float">
            <text:p>25.7816219971</text:p>
          </table:table-cell>
        </table:table-row>
        <table:table-row table:style-name="ro1">
          <table:table-cell office:value-type="float" office:value="104.287087252" calcext:value-type="float">
            <text:p>104.287087252</text:p>
          </table:table-cell>
          <table:table-cell office:value-type="float" office:value="4277.23588761265" calcext:value-type="float">
            <text:p>4277.2358876127</text:p>
          </table:table-cell>
          <table:table-cell table:formula="of:=([.B1825] * (PI()) * 23 * (3600/63360)) / 11.1 / 60" office:value-type="float" office:value="26.3665929028865" calcext:value-type="float">
            <text:p>26.3665929029</text:p>
          </table:table-cell>
        </table:table-row>
        <table:table-row table:style-name="ro1">
          <table:table-cell office:value-type="float" office:value="104.301368077" calcext:value-type="float">
            <text:p>104.301368077</text:p>
          </table:table-cell>
          <table:table-cell office:value-type="float" office:value="4201.43794213147" calcext:value-type="float">
            <text:p>4201.4379421315</text:p>
          </table:table-cell>
          <table:table-cell table:formula="of:=([.B1826] * (PI()) * 23 * (3600/63360)) / 11.1 / 60" office:value-type="float" office:value="25.8993440478103" calcext:value-type="float">
            <text:p>25.8993440478</text:p>
          </table:table-cell>
        </table:table-row>
        <table:table-row table:style-name="ro1">
          <table:table-cell office:value-type="float" office:value="104.315631767" calcext:value-type="float">
            <text:p>104.315631767</text:p>
          </table:table-cell>
          <table:table-cell office:value-type="float" office:value="4206.48513813539" calcext:value-type="float">
            <text:p>4206.4851381354</text:p>
          </table:table-cell>
          <table:table-cell table:formula="of:=([.B1827] * (PI()) * 23 * (3600/63360)) / 11.1 / 60" office:value-type="float" office:value="25.9304569828537" calcext:value-type="float">
            <text:p>25.9304569829</text:p>
          </table:table-cell>
        </table:table-row>
        <table:table-row table:style-name="ro1">
          <table:table-cell office:value-type="float" office:value="104.329706445" calcext:value-type="float">
            <text:p>104.329706445</text:p>
          </table:table-cell>
          <table:table-cell office:value-type="float" office:value="4262.97496825879" calcext:value-type="float">
            <text:p>4262.9749682588</text:p>
          </table:table-cell>
          <table:table-cell table:formula="of:=([.B1828] * (PI()) * 23 * (3600/63360)) / 11.1 / 60" office:value-type="float" office:value="26.2786828916306" calcext:value-type="float">
            <text:p>26.2786828916</text:p>
          </table:table-cell>
        </table:table-row>
        <table:table-row table:style-name="ro1">
          <table:table-cell office:value-type="float" office:value="104.358203772" calcext:value-type="float">
            <text:p>104.358203772</text:p>
          </table:table-cell>
          <table:table-cell office:value-type="float" office:value="4235.37444026475" calcext:value-type="float">
            <text:p>4235.3744402648</text:p>
          </table:table-cell>
          <table:table-cell table:formula="of:=([.B1829] * (PI()) * 23 * (3600/63360)) / 11.1 / 60" office:value-type="float" office:value="26.1085421968816" calcext:value-type="float">
            <text:p>26.1085421969</text:p>
          </table:table-cell>
        </table:table-row>
        <table:table-row table:style-name="ro1">
          <table:table-cell office:value-type="float" office:value="104.372490534" calcext:value-type="float">
            <text:p>104.372490534</text:p>
          </table:table-cell>
          <table:table-cell office:value-type="float" office:value="4199.69199459401" calcext:value-type="float">
            <text:p>4199.691994594</text:p>
          </table:table-cell>
          <table:table-cell table:formula="of:=([.B1830] * (PI()) * 23 * (3600/63360)) / 11.1 / 60" office:value-type="float" office:value="25.8885813288115" calcext:value-type="float">
            <text:p>25.8885813288</text:p>
          </table:table-cell>
        </table:table-row>
        <table:table-row table:style-name="ro1">
          <table:table-cell office:value-type="float" office:value="104.386844015" calcext:value-type="float">
            <text:p>104.386844015</text:p>
          </table:table-cell>
          <table:table-cell office:value-type="float" office:value="4180.17064990961" calcext:value-type="float">
            <text:p>4180.1706499096</text:p>
          </table:table-cell>
          <table:table-cell table:formula="of:=([.B1831] * (PI()) * 23 * (3600/63360)) / 11.1 / 60" office:value-type="float" office:value="25.7682439516514" calcext:value-type="float">
            <text:p>25.7682439517</text:p>
          </table:table-cell>
        </table:table-row>
        <table:table-row table:style-name="ro1">
          <table:table-cell office:value-type="float" office:value="104.401162392" calcext:value-type="float">
            <text:p>104.401162392</text:p>
          </table:table-cell>
          <table:table-cell office:value-type="float" office:value="4190.41906774914" calcext:value-type="float">
            <text:p>4190.4190677491</text:p>
          </table:table-cell>
          <table:table-cell table:formula="of:=([.B1832] * (PI()) * 23 * (3600/63360)) / 11.1 / 60" office:value-type="float" office:value="25.8314192985749" calcext:value-type="float">
            <text:p>25.8314192986</text:p>
          </table:table-cell>
        </table:table-row>
        <table:table-row table:style-name="ro1">
          <table:table-cell office:value-type="float" office:value="104.415642489" calcext:value-type="float">
            <text:p>104.415642489</text:p>
          </table:table-cell>
          <table:table-cell office:value-type="float" office:value="4143.61865116022" calcext:value-type="float">
            <text:p>4143.6186511602</text:p>
          </table:table-cell>
          <table:table-cell table:formula="of:=([.B1833] * (PI()) * 23 * (3600/63360)) / 11.1 / 60" office:value-type="float" office:value="25.5429228105838" calcext:value-type="float">
            <text:p>25.5429228106</text:p>
          </table:table-cell>
        </table:table-row>
        <table:table-row table:style-name="ro1">
          <table:table-cell office:value-type="float" office:value="104.429828365" calcext:value-type="float">
            <text:p>104.429828365</text:p>
          </table:table-cell>
          <table:table-cell office:value-type="float" office:value="4229.55903465138" calcext:value-type="float">
            <text:p>4229.5590346514</text:p>
          </table:table-cell>
          <table:table-cell table:formula="of:=([.B1834] * (PI()) * 23 * (3600/63360)) / 11.1 / 60" office:value-type="float" office:value="26.0726937105222" calcext:value-type="float">
            <text:p>26.0726937105</text:p>
          </table:table-cell>
        </table:table-row>
        <table:table-row table:style-name="ro1">
          <table:table-cell office:value-type="float" office:value="104.444094971" calcext:value-type="float">
            <text:p>104.444094971</text:p>
          </table:table-cell>
          <table:table-cell office:value-type="float" office:value="4205.6253603424" calcext:value-type="float">
            <text:p>4205.6253603424</text:p>
          </table:table-cell>
          <table:table-cell table:formula="of:=([.B1835] * (PI()) * 23 * (3600/63360)) / 11.1 / 60" office:value-type="float" office:value="25.9251569686272" calcext:value-type="float">
            <text:p>25.9251569686</text:p>
          </table:table-cell>
        </table:table-row>
        <table:table-row table:style-name="ro1">
          <table:table-cell office:value-type="float" office:value="104.458317984" calcext:value-type="float">
            <text:p>104.458317984</text:p>
          </table:table-cell>
          <table:table-cell office:value-type="float" office:value="4218.51544395237" calcext:value-type="float">
            <text:p>4218.5154439524</text:p>
          </table:table-cell>
          <table:table-cell table:formula="of:=([.B1836] * (PI()) * 23 * (3600/63360)) / 11.1 / 60" office:value-type="float" office:value="26.0046166000243" calcext:value-type="float">
            <text:p>26.0046166</text:p>
          </table:table-cell>
        </table:table-row>
        <table:table-row table:style-name="ro1">
          <table:table-cell office:value-type="float" office:value="104.47230011" calcext:value-type="float">
            <text:p>104.47230011</text:p>
          </table:table-cell>
          <table:table-cell office:value-type="float" office:value="4291.19291301721" calcext:value-type="float">
            <text:p>4291.1929130172</text:p>
          </table:table-cell>
          <table:table-cell table:formula="of:=([.B1837] * (PI()) * 23 * (3600/63360)) / 11.1 / 60" office:value-type="float" office:value="26.4526295902815" calcext:value-type="float">
            <text:p>26.4526295903</text:p>
          </table:table-cell>
        </table:table-row>
        <table:table-row table:style-name="ro1">
          <table:table-cell office:value-type="float" office:value="104.486438069" calcext:value-type="float">
            <text:p>104.486438069</text:p>
          </table:table-cell>
          <table:table-cell office:value-type="float" office:value="4243.89404440051" calcext:value-type="float">
            <text:p>4243.8940444005</text:p>
          </table:table-cell>
          <table:table-cell table:formula="of:=([.B1838] * (PI()) * 23 * (3600/63360)) / 11.1 / 60" office:value-type="float" office:value="26.1610604446107" calcext:value-type="float">
            <text:p>26.1610604446</text:p>
          </table:table-cell>
        </table:table-row>
        <table:table-row table:style-name="ro1">
          <table:table-cell office:value-type="float" office:value="104.5141968" calcext:value-type="float">
            <text:p>104.5141968</text:p>
          </table:table-cell>
          <table:table-cell office:value-type="float" office:value="4316.63061083073" calcext:value-type="float">
            <text:p>4316.6306108307</text:p>
          </table:table-cell>
          <table:table-cell table:formula="of:=([.B1839] * (PI()) * 23 * (3600/63360)) / 11.1 / 60" office:value-type="float" office:value="26.609437734667" calcext:value-type="float">
            <text:p>26.6094377347</text:p>
          </table:table-cell>
        </table:table-row>
        <table:table-row table:style-name="ro1">
          <table:table-cell office:value-type="float" office:value="104.528058353" calcext:value-type="float">
            <text:p>104.528058353</text:p>
          </table:table-cell>
          <table:table-cell office:value-type="float" office:value="4328.51932244814" calcext:value-type="float">
            <text:p>4328.5193224481</text:p>
          </table:table-cell>
          <table:table-cell table:formula="of:=([.B1840] * (PI()) * 23 * (3600/63360)) / 11.1 / 60" office:value-type="float" office:value="26.6827245085538" calcext:value-type="float">
            <text:p>26.6827245086</text:p>
          </table:table-cell>
        </table:table-row>
        <table:table-row table:style-name="ro1">
          <table:table-cell office:value-type="float" office:value="104.542026989" calcext:value-type="float">
            <text:p>104.542026989</text:p>
          </table:table-cell>
          <table:table-cell office:value-type="float" office:value="4295.33706799844" calcext:value-type="float">
            <text:p>4295.3370679984</text:p>
          </table:table-cell>
          <table:table-cell table:formula="of:=([.B1841] * (PI()) * 23 * (3600/63360)) / 11.1 / 60" office:value-type="float" office:value="26.4781758192451" calcext:value-type="float">
            <text:p>26.4781758192</text:p>
          </table:table-cell>
        </table:table-row>
        <table:table-row table:style-name="ro1">
          <table:table-cell office:value-type="float" office:value="104.556068647" calcext:value-type="float">
            <text:p>104.556068647</text:p>
          </table:table-cell>
          <table:table-cell office:value-type="float" office:value="4272.99966998307" calcext:value-type="float">
            <text:p>4272.9996699831</text:p>
          </table:table-cell>
          <table:table-cell table:formula="of:=([.B1842] * (PI()) * 23 * (3600/63360)) / 11.1 / 60" office:value-type="float" office:value="26.3404791629334" calcext:value-type="float">
            <text:p>26.3404791629</text:p>
          </table:table-cell>
        </table:table-row>
        <table:table-row table:style-name="ro1">
          <table:table-cell office:value-type="float" office:value="104.569891085" calcext:value-type="float">
            <text:p>104.569891085</text:p>
          </table:table-cell>
          <table:table-cell office:value-type="float" office:value="4340.76824941109" calcext:value-type="float">
            <text:p>4340.7682494111</text:p>
          </table:table-cell>
          <table:table-cell table:formula="of:=([.B1843] * (PI()) * 23 * (3600/63360)) / 11.1 / 60" office:value-type="float" office:value="26.7582317939165" calcext:value-type="float">
            <text:p>26.7582317939</text:p>
          </table:table-cell>
        </table:table-row>
        <table:table-row table:style-name="ro1">
          <table:table-cell office:value-type="float" office:value="104.583917846" calcext:value-type="float">
            <text:p>104.583917846</text:p>
          </table:table-cell>
          <table:table-cell office:value-type="float" office:value="4277.53777227229" calcext:value-type="float">
            <text:p>4277.5377722723</text:p>
          </table:table-cell>
          <table:table-cell table:formula="of:=([.B1844] * (PI()) * 23 * (3600/63360)) / 11.1 / 60" office:value-type="float" office:value="26.3684538406822" calcext:value-type="float">
            <text:p>26.3684538407</text:p>
          </table:table-cell>
        </table:table-row>
        <table:table-row table:style-name="ro1">
          <table:table-cell office:value-type="float" office:value="104.597906327" calcext:value-type="float">
            <text:p>104.597906327</text:p>
          </table:table-cell>
          <table:table-cell office:value-type="float" office:value="4289.24341393392" calcext:value-type="float">
            <text:p>4289.2434139339</text:p>
          </table:table-cell>
          <table:table-cell table:formula="of:=([.B1845] * (PI()) * 23 * (3600/63360)) / 11.1 / 60" office:value-type="float" office:value="26.4406120981337" calcext:value-type="float">
            <text:p>26.4406120981</text:p>
          </table:table-cell>
        </table:table-row>
        <table:table-row table:style-name="ro1">
          <table:table-cell office:value-type="float" office:value="104.612057463" calcext:value-type="float">
            <text:p>104.612057463</text:p>
          </table:table-cell>
          <table:table-cell office:value-type="float" office:value="4239.94229155594" calcext:value-type="float">
            <text:p>4239.9422915559</text:p>
          </table:table-cell>
          <table:table-cell table:formula="of:=([.B1846] * (PI()) * 23 * (3600/63360)) / 11.1 / 60" office:value-type="float" office:value="26.1367002593781" calcext:value-type="float">
            <text:p>26.1367002594</text:p>
          </table:table-cell>
        </table:table-row>
        <table:table-row table:style-name="ro1">
          <table:table-cell office:value-type="float" office:value="104.626100423" calcext:value-type="float">
            <text:p>104.626100423</text:p>
          </table:table-cell>
          <table:table-cell office:value-type="float" office:value="4272.60349666916" calcext:value-type="float">
            <text:p>4272.6034966692</text:p>
          </table:table-cell>
          <table:table-cell table:formula="of:=([.B1847] * (PI()) * 23 * (3600/63360)) / 11.1 / 60" office:value-type="float" office:value="26.3380369921573" calcext:value-type="float">
            <text:p>26.3380369922</text:p>
          </table:table-cell>
        </table:table-row>
        <table:table-row table:style-name="ro1">
          <table:table-cell office:value-type="float" office:value="104.639989684" calcext:value-type="float">
            <text:p>104.639989684</text:p>
          </table:table-cell>
          <table:table-cell office:value-type="float" office:value="4319.88426168652" calcext:value-type="float">
            <text:p>4319.8842616865</text:p>
          </table:table-cell>
          <table:table-cell table:formula="of:=([.B1848] * (PI()) * 23 * (3600/63360)) / 11.1 / 60" office:value-type="float" office:value="26.6294945400004" calcext:value-type="float">
            <text:p>26.62949454</text:p>
          </table:table-cell>
        </table:table-row>
        <table:table-row table:style-name="ro1">
          <table:table-cell office:value-type="float" office:value="104.667759925" calcext:value-type="float">
            <text:p>104.667759925</text:p>
          </table:table-cell>
          <table:table-cell office:value-type="float" office:value="4349.10970464632" calcext:value-type="float">
            <text:p>4349.1097046463</text:p>
          </table:table-cell>
          <table:table-cell table:formula="of:=([.B1849] * (PI()) * 23 * (3600/63360)) / 11.1 / 60" office:value-type="float" office:value="26.8096518605632" calcext:value-type="float">
            <text:p>26.8096518606</text:p>
          </table:table-cell>
        </table:table-row>
        <table:table-row table:style-name="ro1">
          <table:table-cell office:value-type="float" office:value="104.681540644" calcext:value-type="float">
            <text:p>104.681540644</text:p>
          </table:table-cell>
          <table:table-cell office:value-type="float" office:value="4353.90925538465" calcext:value-type="float">
            <text:p>4353.9092553847</text:p>
          </table:table-cell>
          <table:table-cell table:formula="of:=([.B1850] * (PI()) * 23 * (3600/63360)) / 11.1 / 60" office:value-type="float" office:value="26.8392382111316" calcext:value-type="float">
            <text:p>26.8392382111</text:p>
          </table:table-cell>
        </table:table-row>
        <table:table-row table:style-name="ro1">
          <table:table-cell office:value-type="float" office:value="104.695517875" calcext:value-type="float">
            <text:p>104.695517875</text:p>
          </table:table-cell>
          <table:table-cell office:value-type="float" office:value="4292.69574209269" calcext:value-type="float">
            <text:p>4292.6957420927</text:p>
          </table:table-cell>
          <table:table-cell table:formula="of:=([.B1851] * (PI()) * 23 * (3600/63360)) / 11.1 / 60" office:value-type="float" office:value="26.4618936298334" calcext:value-type="float">
            <text:p>26.4618936298</text:p>
          </table:table-cell>
        </table:table-row>
        <table:table-row table:style-name="ro1">
          <table:table-cell office:value-type="float" office:value="104.709346979" calcext:value-type="float">
            <text:p>104.709346979</text:p>
          </table:table-cell>
          <table:table-cell office:value-type="float" office:value="4338.67588239237" calcext:value-type="float">
            <text:p>4338.6758823924</text:p>
          </table:table-cell>
          <table:table-cell table:formula="of:=([.B1852] * (PI()) * 23 * (3600/63360)) / 11.1 / 60" office:value-type="float" office:value="26.7453336066676" calcext:value-type="float">
            <text:p>26.7453336067</text:p>
          </table:table-cell>
        </table:table-row>
        <table:table-row table:style-name="ro1">
          <table:table-cell office:value-type="float" office:value="104.72321697" calcext:value-type="float">
            <text:p>104.72321697</text:p>
          </table:table-cell>
          <table:table-cell office:value-type="float" office:value="4325.88600815187" calcext:value-type="float">
            <text:p>4325.8860081519</text:p>
          </table:table-cell>
          <table:table-cell table:formula="of:=([.B1853] * (PI()) * 23 * (3600/63360)) / 11.1 / 60" office:value-type="float" office:value="26.6664917059076" calcext:value-type="float">
            <text:p>26.6664917059</text:p>
          </table:table-cell>
        </table:table-row>
        <table:table-row table:style-name="ro1">
          <table:table-cell office:value-type="float" office:value="104.737054147" calcext:value-type="float">
            <text:p>104.737054147</text:p>
          </table:table-cell>
          <table:table-cell office:value-type="float" office:value="4336.14457630196" calcext:value-type="float">
            <text:p>4336.144576302</text:p>
          </table:table-cell>
          <table:table-cell table:formula="of:=([.B1854] * (PI()) * 23 * (3600/63360)) / 11.1 / 60" office:value-type="float" office:value="26.7297296234055" calcext:value-type="float">
            <text:p>26.7297296234</text:p>
          </table:table-cell>
        </table:table-row>
        <table:table-row table:style-name="ro1">
          <table:table-cell office:value-type="float" office:value="104.750899085" calcext:value-type="float">
            <text:p>104.750899085</text:p>
          </table:table-cell>
          <table:table-cell office:value-type="float" office:value="4333.71388155392" calcext:value-type="float">
            <text:p>4333.7138815539</text:p>
          </table:table-cell>
          <table:table-cell table:formula="of:=([.B1855] * (PI()) * 23 * (3600/63360)) / 11.1 / 60" office:value-type="float" office:value="26.7147458487022" calcext:value-type="float">
            <text:p>26.7147458487</text:p>
          </table:table-cell>
        </table:table-row>
        <table:table-row table:style-name="ro1">
          <table:table-cell office:value-type="float" office:value="104.764895691" calcext:value-type="float">
            <text:p>104.764895691</text:p>
          </table:table-cell>
          <table:table-cell office:value-type="float" office:value="4286.75351725232" calcext:value-type="float">
            <text:p>4286.7535172523</text:p>
          </table:table-cell>
          <table:table-cell table:formula="of:=([.B1856] * (PI()) * 23 * (3600/63360)) / 11.1 / 60" office:value-type="float" office:value="26.4252633790312" calcext:value-type="float">
            <text:p>26.425263379</text:p>
          </table:table-cell>
        </table:table-row>
        <table:table-row table:style-name="ro1">
          <table:table-cell office:value-type="float" office:value="104.778609274" calcext:value-type="float">
            <text:p>104.778609274</text:p>
          </table:table-cell>
          <table:table-cell office:value-type="float" office:value="4375.22418465588" calcext:value-type="float">
            <text:p>4375.2241846559</text:p>
          </table:table-cell>
          <table:table-cell table:formula="of:=([.B1857] * (PI()) * 23 * (3600/63360)) / 11.1 / 60" office:value-type="float" office:value="26.9706319611176" calcext:value-type="float">
            <text:p>26.9706319611</text:p>
          </table:table-cell>
        </table:table-row>
        <table:table-row table:style-name="ro1">
          <table:table-cell office:value-type="float" office:value="104.792705723" calcext:value-type="float">
            <text:p>104.792705723</text:p>
          </table:table-cell>
          <table:table-cell office:value-type="float" office:value="4256.39109540228" calcext:value-type="float">
            <text:p>4256.3910954023</text:p>
          </table:table-cell>
          <table:table-cell table:formula="of:=([.B1858] * (PI()) * 23 * (3600/63360)) / 11.1 / 60" office:value-type="float" office:value="26.2380972657981" calcext:value-type="float">
            <text:p>26.2380972658</text:p>
          </table:table-cell>
        </table:table-row>
        <table:table-row table:style-name="ro1">
          <table:table-cell office:value-type="float" office:value="104.820472162" calcext:value-type="float">
            <text:p>104.820472162</text:p>
          </table:table-cell>
          <table:table-cell office:value-type="float" office:value="4312.05818919992" calcext:value-type="float">
            <text:p>4312.0581891999</text:p>
          </table:table-cell>
          <table:table-cell table:formula="of:=([.B1859] * (PI()) * 23 * (3600/63360)) / 11.1 / 60" office:value-type="float" office:value="26.5812514987689" calcext:value-type="float">
            <text:p>26.5812514988</text:p>
          </table:table-cell>
        </table:table-row>
        <table:table-row table:style-name="ro1">
          <table:table-cell office:value-type="float" office:value="104.834471163" calcext:value-type="float">
            <text:p>104.834471163</text:p>
          </table:table-cell>
          <table:table-cell office:value-type="float" office:value="4286.02012386395" calcext:value-type="float">
            <text:p>4286.020123864</text:p>
          </table:table-cell>
          <table:table-cell table:formula="of:=([.B1860] * (PI()) * 23 * (3600/63360)) / 11.1 / 60" office:value-type="float" office:value="26.4207424488284" calcext:value-type="float">
            <text:p>26.4207424488</text:p>
          </table:table-cell>
        </table:table-row>
        <table:table-row table:style-name="ro1">
          <table:table-cell office:value-type="float" office:value="104.848311466" calcext:value-type="float">
            <text:p>104.848311466</text:p>
          </table:table-cell>
          <table:table-cell office:value-type="float" office:value="4335.16520557883" calcext:value-type="float">
            <text:p>4335.1652055788</text:p>
          </table:table-cell>
          <table:table-cell table:formula="of:=([.B1861] * (PI()) * 23 * (3600/63360)) / 11.1 / 60" office:value-type="float" office:value="26.7236923905204" calcext:value-type="float">
            <text:p>26.7236923905</text:p>
          </table:table-cell>
        </table:table-row>
        <table:table-row table:style-name="ro1">
          <table:table-cell office:value-type="float" office:value="104.862290832" calcext:value-type="float">
            <text:p>104.862290832</text:p>
          </table:table-cell>
          <table:table-cell office:value-type="float" office:value="4292.04013971392" calcext:value-type="float">
            <text:p>4292.0401397139</text:p>
          </table:table-cell>
          <table:table-cell table:formula="of:=([.B1862] * (PI()) * 23 * (3600/63360)) / 11.1 / 60" office:value-type="float" office:value="26.4578522345301" calcext:value-type="float">
            <text:p>26.4578522345</text:p>
          </table:table-cell>
        </table:table-row>
        <table:table-row table:style-name="ro1">
          <table:table-cell office:value-type="float" office:value="104.876107384" calcext:value-type="float">
            <text:p>104.876107384</text:p>
          </table:table-cell>
          <table:table-cell office:value-type="float" office:value="4342.61746346599" calcext:value-type="float">
            <text:p>4342.617463466</text:p>
          </table:table-cell>
          <table:table-cell table:formula="of:=([.B1863] * (PI()) * 23 * (3600/63360)) / 11.1 / 60" office:value-type="float" office:value="26.7696310890353" calcext:value-type="float">
            <text:p>26.769631089</text:p>
          </table:table-cell>
        </table:table-row>
        <table:table-row table:style-name="ro1">
          <table:table-cell office:value-type="float" office:value="104.890010291" calcext:value-type="float">
            <text:p>104.890010291</text:p>
          </table:table-cell>
          <table:table-cell office:value-type="float" office:value="4315.64420304706" calcext:value-type="float">
            <text:p>4315.6442030471</text:p>
          </table:table-cell>
          <table:table-cell table:formula="of:=([.B1864] * (PI()) * 23 * (3600/63360)) / 11.1 / 60" office:value-type="float" office:value="26.603357122526" calcext:value-type="float">
            <text:p>26.6033571225</text:p>
          </table:table-cell>
        </table:table-row>
        <table:table-row table:style-name="ro1">
          <table:table-cell office:value-type="float" office:value="104.904126324" calcext:value-type="float">
            <text:p>104.904126324</text:p>
          </table:table-cell>
          <table:table-cell office:value-type="float" office:value="4250.48595450197" calcext:value-type="float">
            <text:p>4250.485954502</text:p>
          </table:table-cell>
          <table:table-cell table:formula="of:=([.B1865] * (PI()) * 23 * (3600/63360)) / 11.1 / 60" office:value-type="float" office:value="26.201695615236" calcext:value-type="float">
            <text:p>26.2016956152</text:p>
          </table:table-cell>
        </table:table-row>
        <table:table-row table:style-name="ro1">
          <table:table-cell office:value-type="float" office:value="104.917955012" calcext:value-type="float">
            <text:p>104.917955012</text:p>
          </table:table-cell>
          <table:table-cell office:value-type="float" office:value="4338.80640014766" calcext:value-type="float">
            <text:p>4338.8064001477</text:p>
          </table:table-cell>
          <table:table-cell table:formula="of:=([.B1866] * (PI()) * 23 * (3600/63360)) / 11.1 / 60" office:value-type="float" office:value="26.7461381703182" calcext:value-type="float">
            <text:p>26.7461381703</text:p>
          </table:table-cell>
        </table:table-row>
        <table:table-row table:style-name="ro1">
          <table:table-cell office:value-type="float" office:value="104.932202868" calcext:value-type="float">
            <text:p>104.932202868</text:p>
          </table:table-cell>
          <table:table-cell office:value-type="float" office:value="4211.15991065685" calcext:value-type="float">
            <text:p>4211.1599106569</text:p>
          </table:table-cell>
          <table:table-cell table:formula="of:=([.B1867] * (PI()) * 23 * (3600/63360)) / 11.1 / 60" office:value-type="float" office:value="25.959274150582" calcext:value-type="float">
            <text:p>25.9592741506</text:p>
          </table:table-cell>
        </table:table-row>
        <table:table-row table:style-name="ro1">
          <table:table-cell office:value-type="float" office:value="104.94634437" calcext:value-type="float">
            <text:p>104.94634437</text:p>
          </table:table-cell>
          <table:table-cell office:value-type="float" office:value="4242.83078274676" calcext:value-type="float">
            <text:p>4242.8307827468</text:p>
          </table:table-cell>
          <table:table-cell table:formula="of:=([.B1868] * (PI()) * 23 * (3600/63360)) / 11.1 / 60" office:value-type="float" office:value="26.154506074473" calcext:value-type="float">
            <text:p>26.1545060745</text:p>
          </table:table-cell>
        </table:table-row>
        <table:table-row table:style-name="ro1">
          <table:table-cell office:value-type="float" office:value="104.974871853" calcext:value-type="float">
            <text:p>104.974871853</text:p>
          </table:table-cell>
          <table:table-cell office:value-type="float" office:value="4190.73896977782" calcext:value-type="float">
            <text:p>4190.7389697778</text:p>
          </table:table-cell>
          <table:table-cell table:formula="of:=([.B1869] * (PI()) * 23 * (3600/63360)) / 11.1 / 60" office:value-type="float" office:value="25.8333913026403" calcext:value-type="float">
            <text:p>25.8333913026</text:p>
          </table:table-cell>
        </table:table-row>
        <table:table-row table:style-name="ro1">
          <table:table-cell office:value-type="float" office:value="104.989153667" calcext:value-type="float">
            <text:p>104.989153667</text:p>
          </table:table-cell>
          <table:table-cell office:value-type="float" office:value="4201.1469971489" calcext:value-type="float">
            <text:p>4201.1469971489</text:p>
          </table:table-cell>
          <table:table-cell table:formula="of:=([.B1870] * (PI()) * 23 * (3600/63360)) / 11.1 / 60" office:value-type="float" office:value="25.89755054656" calcext:value-type="float">
            <text:p>25.8975505466</text:p>
          </table:table-cell>
        </table:table-row>
        <table:table-row table:style-name="ro1">
          <table:table-cell office:value-type="float" office:value="105.003407044" calcext:value-type="float">
            <text:p>105.003407044</text:p>
          </table:table-cell>
          <table:table-cell office:value-type="float" office:value="4209.5287313181" calcext:value-type="float">
            <text:p>4209.5287313181</text:p>
          </table:table-cell>
          <table:table-cell table:formula="of:=([.B1871] * (PI()) * 23 * (3600/63360)) / 11.1 / 60" office:value-type="float" office:value="25.9492189086673" calcext:value-type="float">
            <text:p>25.9492189087</text:p>
          </table:table-cell>
        </table:table-row>
        <table:table-row table:style-name="ro1">
          <table:table-cell office:value-type="float" office:value="105.017515681" calcext:value-type="float">
            <text:p>105.017515681</text:p>
          </table:table-cell>
          <table:table-cell office:value-type="float" office:value="4252.71413533947" calcext:value-type="float">
            <text:p>4252.7141353395</text:p>
          </table:table-cell>
          <table:table-cell table:formula="of:=([.B1872] * (PI()) * 23 * (3600/63360)) / 11.1 / 60" office:value-type="float" office:value="26.2154310131892" calcext:value-type="float">
            <text:p>26.2154310132</text:p>
          </table:table-cell>
        </table:table-row>
        <table:table-row table:style-name="ro1">
          <table:table-cell office:value-type="float" office:value="105.031659057" calcext:value-type="float">
            <text:p>105.031659057</text:p>
          </table:table-cell>
          <table:table-cell office:value-type="float" office:value="4242.26860687511" calcext:value-type="float">
            <text:p>4242.2686068751</text:p>
          </table:table-cell>
          <table:table-cell table:formula="of:=([.B1873] * (PI()) * 23 * (3600/63360)) / 11.1 / 60" office:value-type="float" office:value="26.1510405975301" calcext:value-type="float">
            <text:p>26.1510405975</text:p>
          </table:table-cell>
        </table:table-row>
        <table:table-row table:style-name="ro1">
          <table:table-cell office:value-type="float" office:value="105.045566183" calcext:value-type="float">
            <text:p>105.045566183</text:p>
          </table:table-cell>
          <table:table-cell office:value-type="float" office:value="4314.33496754023" calcext:value-type="float">
            <text:p>4314.3349675402</text:p>
          </table:table-cell>
          <table:table-cell table:formula="of:=([.B1874] * (PI()) * 23 * (3600/63360)) / 11.1 / 60" office:value-type="float" office:value="26.5952864711685" calcext:value-type="float">
            <text:p>26.5952864712</text:p>
          </table:table-cell>
        </table:table-row>
        <table:table-row table:style-name="ro1">
          <table:table-cell office:value-type="float" office:value="105.059404663" calcext:value-type="float">
            <text:p>105.059404663</text:p>
          </table:table-cell>
          <table:table-cell office:value-type="float" office:value="4335.73629473632" calcext:value-type="float">
            <text:p>4335.7362947363</text:p>
          </table:table-cell>
          <table:table-cell table:formula="of:=([.B1875] * (PI()) * 23 * (3600/63360)) / 11.1 / 60" office:value-type="float" office:value="26.7272128125225" calcext:value-type="float">
            <text:p>26.7272128125</text:p>
          </table:table-cell>
        </table:table-row>
        <table:table-row table:style-name="ro1">
          <table:table-cell office:value-type="float" office:value="105.07314908" calcext:value-type="float">
            <text:p>105.07314908</text:p>
          </table:table-cell>
          <table:table-cell office:value-type="float" office:value="4365.40887838374" calcext:value-type="float">
            <text:p>4365.4088783837</text:p>
          </table:table-cell>
          <table:table-cell table:formula="of:=([.B1876] * (PI()) * 23 * (3600/63360)) / 11.1 / 60" office:value-type="float" office:value="26.9101264871398" calcext:value-type="float">
            <text:p>26.9101264871</text:p>
          </table:table-cell>
        </table:table-row>
        <table:table-row table:style-name="ro1">
          <table:table-cell office:value-type="float" office:value="105.086826361" calcext:value-type="float">
            <text:p>105.086826361</text:p>
          </table:table-cell>
          <table:table-cell office:value-type="float" office:value="4386.83682816337" calcext:value-type="float">
            <text:p>4386.8368281634</text:p>
          </table:table-cell>
          <table:table-cell table:formula="of:=([.B1877] * (PI()) * 23 * (3600/63360)) / 11.1 / 60" office:value-type="float" office:value="27.0422169407478" calcext:value-type="float">
            <text:p>27.0422169407</text:p>
          </table:table-cell>
        </table:table-row>
        <table:table-row table:style-name="ro1">
          <table:table-cell office:value-type="float" office:value="105.100519372" calcext:value-type="float">
            <text:p>105.100519372</text:p>
          </table:table-cell>
          <table:table-cell office:value-type="float" office:value="4381.79740015242" calcext:value-type="float">
            <text:p>4381.7974001524</text:p>
          </table:table-cell>
          <table:table-cell table:formula="of:=([.B1878] * (PI()) * 23 * (3600/63360)) / 11.1 / 60" office:value-type="float" office:value="27.0111518907203" calcext:value-type="float">
            <text:p>27.0111518907</text:p>
          </table:table-cell>
        </table:table-row>
        <table:table-row table:style-name="ro1">
          <table:table-cell office:value-type="float" office:value="105.128008883" calcext:value-type="float">
            <text:p>105.128008883</text:p>
          </table:table-cell>
          <table:table-cell office:value-type="float" office:value="4361.3925460968" calcext:value-type="float">
            <text:p>4361.3925460968</text:p>
          </table:table-cell>
          <table:table-cell table:formula="of:=([.B1879] * (PI()) * 23 * (3600/63360)) / 11.1 / 60" office:value-type="float" office:value="26.8853682083928" calcext:value-type="float">
            <text:p>26.8853682084</text:p>
          </table:table-cell>
        </table:table-row>
        <table:table-row table:style-name="ro1">
          <table:table-cell office:value-type="float" office:value="105.14199403" calcext:value-type="float">
            <text:p>105.14199403</text:p>
          </table:table-cell>
          <table:table-cell office:value-type="float" office:value="4290.26595145003" calcext:value-type="float">
            <text:p>4290.26595145</text:p>
          </table:table-cell>
          <table:table-cell table:formula="of:=([.B1880] * (PI()) * 23 * (3600/63360)) / 11.1 / 60" office:value-type="float" office:value="26.4469154283973" calcext:value-type="float">
            <text:p>26.4469154284</text:p>
          </table:table-cell>
        </table:table-row>
        <table:table-row table:style-name="ro1">
          <table:table-cell office:value-type="float" office:value="105.15581902" calcext:value-type="float">
            <text:p>105.15581902</text:p>
          </table:table-cell>
          <table:table-cell office:value-type="float" office:value="4339.96697285474" calcext:value-type="float">
            <text:p>4339.9669728547</text:p>
          </table:table-cell>
          <table:table-cell table:formula="of:=([.B1881] * (PI()) * 23 * (3600/63360)) / 11.1 / 60" office:value-type="float" office:value="26.753292404713" calcext:value-type="float">
            <text:p>26.7532924047</text:p>
          </table:table-cell>
        </table:table-row>
        <table:table-row table:style-name="ro1">
          <table:table-cell office:value-type="float" office:value="105.1697825" calcext:value-type="float">
            <text:p>105.1697825</text:p>
          </table:table-cell>
          <table:table-cell office:value-type="float" office:value="4296.92311657792" calcext:value-type="float">
            <text:p>4296.9231165779</text:p>
          </table:table-cell>
          <table:table-cell table:formula="of:=([.B1882] * (PI()) * 23 * (3600/63360)) / 11.1 / 60" office:value-type="float" office:value="26.4879528571075" calcext:value-type="float">
            <text:p>26.4879528571</text:p>
          </table:table-cell>
        </table:table-row>
        <table:table-row table:style-name="ro1">
          <table:table-cell office:value-type="float" office:value="105.18389223" calcext:value-type="float">
            <text:p>105.18389223</text:p>
          </table:table-cell>
          <table:table-cell office:value-type="float" office:value="4252.38470191247" calcext:value-type="float">
            <text:p>4252.3847019125</text:p>
          </table:table-cell>
          <table:table-cell table:formula="of:=([.B1883] * (PI()) * 23 * (3600/63360)) / 11.1 / 60" office:value-type="float" office:value="26.213400253772" calcext:value-type="float">
            <text:p>26.2134002538</text:p>
          </table:table-cell>
        </table:table-row>
        <table:table-row table:style-name="ro1">
          <table:table-cell office:value-type="float" office:value="105.197991544" calcext:value-type="float">
            <text:p>105.197991544</text:p>
          </table:table-cell>
          <table:table-cell office:value-type="float" office:value="4255.52619085968" calcext:value-type="float">
            <text:p>4255.5261908597</text:p>
          </table:table-cell>
          <table:table-cell table:formula="of:=([.B1884] * (PI()) * 23 * (3600/63360)) / 11.1 / 60" office:value-type="float" office:value="26.2327656482362" calcext:value-type="float">
            <text:p>26.2327656482</text:p>
          </table:table-cell>
        </table:table-row>
        <table:table-row table:style-name="ro1">
          <table:table-cell office:value-type="float" office:value="105.212173671" calcext:value-type="float">
            <text:p>105.212173671</text:p>
          </table:table-cell>
          <table:table-cell office:value-type="float" office:value="4230.67710505542" calcext:value-type="float">
            <text:p>4230.6771050554</text:p>
          </table:table-cell>
          <table:table-cell table:formula="of:=([.B1885] * (PI()) * 23 * (3600/63360)) / 11.1 / 60" office:value-type="float" office:value="26.0795859437202" calcext:value-type="float">
            <text:p>26.0795859437</text:p>
          </table:table-cell>
        </table:table-row>
        <table:table-row table:style-name="ro1">
          <table:table-cell office:value-type="float" office:value="105.226234704" calcext:value-type="float">
            <text:p>105.226234704</text:p>
          </table:table-cell>
          <table:table-cell office:value-type="float" office:value="4267.11181178248" calcext:value-type="float">
            <text:p>4267.1118117825</text:p>
          </table:table-cell>
          <table:table-cell table:formula="of:=([.B1886] * (PI()) * 23 * (3600/63360)) / 11.1 / 60" office:value-type="float" office:value="26.3041840498454" calcext:value-type="float">
            <text:p>26.3041840498</text:p>
          </table:table-cell>
        </table:table-row>
        <table:table-row table:style-name="ro1">
          <table:table-cell office:value-type="float" office:value="105.240494591" calcext:value-type="float">
            <text:p>105.240494591</text:p>
          </table:table-cell>
          <table:table-cell office:value-type="float" office:value="4207.60697469799" calcext:value-type="float">
            <text:p>4207.606974698</text:p>
          </table:table-cell>
          <table:table-cell table:formula="of:=([.B1887] * (PI()) * 23 * (3600/63360)) / 11.1 / 60" office:value-type="float" office:value="25.9373724321595" calcext:value-type="float">
            <text:p>25.9373724322</text:p>
          </table:table-cell>
        </table:table-row>
        <table:table-row table:style-name="ro1">
          <table:table-cell office:value-type="float" office:value="105.25472328" calcext:value-type="float">
            <text:p>105.25472328</text:p>
          </table:table-cell>
          <table:table-cell office:value-type="float" office:value="4216.83262597366" calcext:value-type="float">
            <text:p>4216.8326259737</text:p>
          </table:table-cell>
          <table:table-cell table:formula="of:=([.B1888] * (PI()) * 23 * (3600/63360)) / 11.1 / 60" office:value-type="float" office:value="25.9942430368774" calcext:value-type="float">
            <text:p>25.9942430369</text:p>
          </table:table-cell>
        </table:table-row>
        <table:table-row table:style-name="ro1">
          <table:table-cell office:value-type="float" office:value="105.282868314" calcext:value-type="float">
            <text:p>105.282868314</text:p>
          </table:table-cell>
          <table:table-cell office:value-type="float" office:value="4242.9871025308" calcext:value-type="float">
            <text:p>4242.9871025308</text:p>
          </table:table-cell>
          <table:table-cell table:formula="of:=([.B1889] * (PI()) * 23 * (3600/63360)) / 11.1 / 60" office:value-type="float" office:value="26.1554696921496" calcext:value-type="float">
            <text:p>26.1554696921</text:p>
          </table:table-cell>
        </table:table-row>
        <table:table-row table:style-name="ro1">
          <table:table-cell office:value-type="float" office:value="105.296836638" calcext:value-type="float">
            <text:p>105.296836638</text:p>
          </table:table-cell>
          <table:table-cell office:value-type="float" office:value="4295.43300972732" calcext:value-type="float">
            <text:p>4295.4330097273</text:p>
          </table:table-cell>
          <table:table-cell table:formula="of:=([.B1890] * (PI()) * 23 * (3600/63360)) / 11.1 / 60" office:value-type="float" office:value="26.4787672424386" calcext:value-type="float">
            <text:p>26.4787672424</text:p>
          </table:table-cell>
        </table:table-row>
        <table:table-row table:style-name="ro1">
          <table:table-cell office:value-type="float" office:value="105.310808972" calcext:value-type="float">
            <text:p>105.310808972</text:p>
          </table:table-cell>
          <table:table-cell office:value-type="float" office:value="4294.20023882104" calcext:value-type="float">
            <text:p>4294.200238821</text:p>
          </table:table-cell>
          <table:table-cell table:formula="of:=([.B1891] * (PI()) * 23 * (3600/63360)) / 11.1 / 60" office:value-type="float" office:value="26.4711679494647" calcext:value-type="float">
            <text:p>26.4711679495</text:p>
          </table:table-cell>
        </table:table-row>
        <table:table-row table:style-name="ro1">
          <table:table-cell office:value-type="float" office:value="105.324744171" calcext:value-type="float">
            <text:p>105.324744171</text:p>
          </table:table-cell>
          <table:table-cell office:value-type="float" office:value="4305.64357207889" calcext:value-type="float">
            <text:p>4305.6435720789</text:p>
          </table:table-cell>
          <table:table-cell table:formula="of:=([.B1892] * (PI()) * 23 * (3600/63360)) / 11.1 / 60" office:value-type="float" office:value="26.5417092329921" calcext:value-type="float">
            <text:p>26.541709233</text:p>
          </table:table-cell>
        </table:table-row>
        <table:table-row table:style-name="ro1">
          <table:table-cell office:value-type="float" office:value="105.338577599" calcext:value-type="float">
            <text:p>105.338577599</text:p>
          </table:table-cell>
          <table:table-cell office:value-type="float" office:value="4337.31971569218" calcext:value-type="float">
            <text:p>4337.3197156922</text:p>
          </table:table-cell>
          <table:table-cell table:formula="of:=([.B1893] * (PI()) * 23 * (3600/63360)) / 11.1 / 60" office:value-type="float" office:value="26.7369736526618" calcext:value-type="float">
            <text:p>26.7369736527</text:p>
          </table:table-cell>
        </table:table-row>
        <table:table-row table:style-name="ro1">
          <table:table-cell office:value-type="float" office:value="105.352500922" calcext:value-type="float">
            <text:p>105.352500922</text:p>
          </table:table-cell>
          <table:table-cell office:value-type="float" office:value="4309.31610220646" calcext:value-type="float">
            <text:p>4309.3161022065</text:p>
          </table:table-cell>
          <table:table-cell table:formula="of:=([.B1894] * (PI()) * 23 * (3600/63360)) / 11.1 / 60" office:value-type="float" office:value="26.5643481777082" calcext:value-type="float">
            <text:p>26.5643481777</text:p>
          </table:table-cell>
        </table:table-row>
        <table:table-row table:style-name="ro1">
          <table:table-cell office:value-type="float" office:value="105.366349819" calcext:value-type="float">
            <text:p>105.366349819</text:p>
          </table:table-cell>
          <table:table-cell office:value-type="float" office:value="4332.47499782754" calcext:value-type="float">
            <text:p>4332.4749978275</text:p>
          </table:table-cell>
          <table:table-cell table:formula="of:=([.B1895] * (PI()) * 23 * (3600/63360)) / 11.1 / 60" office:value-type="float" office:value="26.7071088738601" calcext:value-type="float">
            <text:p>26.7071088739</text:p>
          </table:table-cell>
        </table:table-row>
        <table:table-row table:style-name="ro1">
          <table:table-cell office:value-type="float" office:value="105.380183715" calcext:value-type="float">
            <text:p>105.380183715</text:p>
          </table:table-cell>
          <table:table-cell office:value-type="float" office:value="4337.17298440524" calcext:value-type="float">
            <text:p>4337.1729844052</text:p>
          </table:table-cell>
          <table:table-cell table:formula="of:=([.B1896] * (PI()) * 23 * (3600/63360)) / 11.1 / 60" office:value-type="float" office:value="26.7360691423167" calcext:value-type="float">
            <text:p>26.7360691423</text:p>
          </table:table-cell>
        </table:table-row>
        <table:table-row table:style-name="ro1">
          <table:table-cell office:value-type="float" office:value="105.394122299" calcext:value-type="float">
            <text:p>105.394122299</text:p>
          </table:table-cell>
          <table:table-cell office:value-type="float" office:value="4304.59794193811" calcext:value-type="float">
            <text:p>4304.5979419381</text:p>
          </table:table-cell>
          <table:table-cell table:formula="of:=([.B1897] * (PI()) * 23 * (3600/63360)) / 11.1 / 60" office:value-type="float" office:value="26.535263550553" calcext:value-type="float">
            <text:p>26.5352635506</text:p>
          </table:table-cell>
        </table:table-row>
        <table:table-row table:style-name="ro1">
          <table:table-cell office:value-type="float" office:value="105.407891248" calcext:value-type="float">
            <text:p>105.407891248</text:p>
          </table:table-cell>
          <table:table-cell office:value-type="float" office:value="4357.63107264169" calcext:value-type="float">
            <text:p>4357.6310726417</text:p>
          </table:table-cell>
          <table:table-cell table:formula="of:=([.B1898] * (PI()) * 23 * (3600/63360)) / 11.1 / 60" office:value-type="float" office:value="26.8621809814285" calcext:value-type="float">
            <text:p>26.8621809814</text:p>
          </table:table-cell>
        </table:table-row>
        <table:table-row table:style-name="ro1">
          <table:table-cell office:value-type="float" office:value="105.435820916" calcext:value-type="float">
            <text:p>105.435820916</text:p>
          </table:table-cell>
          <table:table-cell office:value-type="float" office:value="4299.71384686612" calcext:value-type="float">
            <text:p>4299.7138468661</text:p>
          </table:table-cell>
          <table:table-cell table:formula="of:=([.B1899] * (PI()) * 23 * (3600/63360)) / 11.1 / 60" office:value-type="float" office:value="26.5051560348943" calcext:value-type="float">
            <text:p>26.5051560349</text:p>
          </table:table-cell>
        </table:table-row>
        <table:table-row table:style-name="ro1">
          <table:table-cell office:value-type="float" office:value="105.449701792" calcext:value-type="float">
            <text:p>105.449701792</text:p>
          </table:table-cell>
          <table:table-cell office:value-type="float" office:value="4322.49376771041" calcext:value-type="float">
            <text:p>4322.4937677104</text:p>
          </table:table-cell>
          <table:table-cell table:formula="of:=([.B1900] * (PI()) * 23 * (3600/63360)) / 11.1 / 60" office:value-type="float" office:value="26.6455805789324" calcext:value-type="float">
            <text:p>26.6455805789</text:p>
          </table:table-cell>
        </table:table-row>
        <table:table-row table:style-name="ro1">
          <table:table-cell office:value-type="float" office:value="105.463892877" calcext:value-type="float">
            <text:p>105.463892877</text:p>
          </table:table-cell>
          <table:table-cell office:value-type="float" office:value="4228.0065266348" calcext:value-type="float">
            <text:p>4228.0065266348</text:p>
          </table:table-cell>
          <table:table-cell table:formula="of:=([.B1901] * (PI()) * 23 * (3600/63360)) / 11.1 / 60" office:value-type="float" office:value="26.0631234301058" calcext:value-type="float">
            <text:p>26.0631234301</text:p>
          </table:table-cell>
        </table:table-row>
        <table:table-row table:style-name="ro1">
          <table:table-cell office:value-type="float" office:value="105.477767867" calcext:value-type="float">
            <text:p>105.477767867</text:p>
          </table:table-cell>
          <table:table-cell office:value-type="float" office:value="4324.32744092857" calcext:value-type="float">
            <text:p>4324.3274409286</text:p>
          </table:table-cell>
          <table:table-cell table:formula="of:=([.B1902] * (PI()) * 23 * (3600/63360)) / 11.1 / 60" office:value-type="float" office:value="26.6568840741172" calcext:value-type="float">
            <text:p>26.6568840741</text:p>
          </table:table-cell>
        </table:table-row>
        <table:table-row table:style-name="ro1">
          <table:table-cell office:value-type="float" office:value="105.492008328" calcext:value-type="float">
            <text:p>105.492008328</text:p>
          </table:table-cell>
          <table:table-cell office:value-type="float" office:value="4213.34674488838" calcext:value-type="float">
            <text:p>4213.3467448884</text:p>
          </table:table-cell>
          <table:table-cell table:formula="of:=([.B1903] * (PI()) * 23 * (3600/63360)) / 11.1 / 60" office:value-type="float" office:value="25.9727546715175" calcext:value-type="float">
            <text:p>25.9727546715</text:p>
          </table:table-cell>
        </table:table-row>
        <table:table-row table:style-name="ro1">
          <table:table-cell office:value-type="float" office:value="105.506002172" calcext:value-type="float">
            <text:p>105.506002172</text:p>
          </table:table-cell>
          <table:table-cell office:value-type="float" office:value="4287.59960452112" calcext:value-type="float">
            <text:p>4287.5996045211</text:p>
          </table:table-cell>
          <table:table-cell table:formula="of:=([.B1904] * (PI()) * 23 * (3600/63360)) / 11.1 / 60" office:value-type="float" office:value="26.4304789993905" calcext:value-type="float">
            <text:p>26.4304789994</text:p>
          </table:table-cell>
        </table:table-row>
        <table:table-row table:style-name="ro1">
          <table:table-cell office:value-type="float" office:value="105.520099299" calcext:value-type="float">
            <text:p>105.520099299</text:p>
          </table:table-cell>
          <table:table-cell office:value-type="float" office:value="4256.18638464007" calcext:value-type="float">
            <text:p>4256.1863846401</text:p>
          </table:table-cell>
          <table:table-cell table:formula="of:=([.B1905] * (PI()) * 23 * (3600/63360)) / 11.1 / 60" office:value-type="float" office:value="26.2368353467756" calcext:value-type="float">
            <text:p>26.2368353468</text:p>
          </table:table-cell>
        </table:table-row>
        <table:table-row table:style-name="ro1">
          <table:table-cell office:value-type="float" office:value="105.534259811" calcext:value-type="float">
            <text:p>105.534259811</text:p>
          </table:table-cell>
          <table:table-cell office:value-type="float" office:value="4237.13492845772" calcext:value-type="float">
            <text:p>4237.1349284577</text:p>
          </table:table-cell>
          <table:table-cell table:formula="of:=([.B1906] * (PI()) * 23 * (3600/63360)) / 11.1 / 60" office:value-type="float" office:value="26.1193945502972" calcext:value-type="float">
            <text:p>26.1193945503</text:p>
          </table:table-cell>
        </table:table-row>
        <table:table-row table:style-name="ro1">
          <table:table-cell office:value-type="float" office:value="105.548228603" calcext:value-type="float">
            <text:p>105.548228603</text:p>
          </table:table-cell>
          <table:table-cell office:value-type="float" office:value="4295.28909872371" calcext:value-type="float">
            <text:p>4295.2890987237</text:p>
          </table:table-cell>
          <table:table-cell table:formula="of:=([.B1907] * (PI()) * 23 * (3600/63360)) / 11.1 / 60" office:value-type="float" office:value="26.477880117448" calcext:value-type="float">
            <text:p>26.4778801174</text:p>
          </table:table-cell>
        </table:table-row>
        <table:table-row table:style-name="ro1">
          <table:table-cell office:value-type="float" office:value="105.562373178" calcext:value-type="float">
            <text:p>105.562373178</text:p>
          </table:table-cell>
          <table:table-cell office:value-type="float" office:value="4241.90900046755" calcext:value-type="float">
            <text:p>4241.9090004676</text:p>
          </table:table-cell>
          <table:table-cell table:formula="of:=([.B1908] * (PI()) * 23 * (3600/63360)) / 11.1 / 60" office:value-type="float" office:value="26.1488238397916" calcext:value-type="float">
            <text:p>26.1488238398</text:p>
          </table:table-cell>
        </table:table-row>
        <table:table-row table:style-name="ro1">
          <table:table-cell office:value-type="float" office:value="105.590481389" calcext:value-type="float">
            <text:p>105.590481389</text:p>
          </table:table-cell>
          <table:table-cell office:value-type="float" office:value="4245.9740912039" calcext:value-type="float">
            <text:p>4245.9740912039</text:p>
          </table:table-cell>
          <table:table-cell table:formula="of:=([.B1909] * (PI()) * 23 * (3600/63360)) / 11.1 / 60" office:value-type="float" office:value="26.1738826851242" calcext:value-type="float">
            <text:p>26.1738826851</text:p>
          </table:table-cell>
        </table:table-row>
        <table:table-row table:style-name="ro1">
          <table:table-cell office:value-type="float" office:value="105.604674661" calcext:value-type="float">
            <text:p>105.604674661</text:p>
          </table:table-cell>
          <table:table-cell office:value-type="float" office:value="4227.35504538769" calcext:value-type="float">
            <text:p>4227.3550453877</text:p>
          </table:table-cell>
          <table:table-cell table:formula="of:=([.B1910] * (PI()) * 23 * (3600/63360)) / 11.1 / 60" office:value-type="float" office:value="26.0591074391065" calcext:value-type="float">
            <text:p>26.0591074391</text:p>
          </table:table-cell>
        </table:table-row>
        <table:table-row table:style-name="ro1">
          <table:table-cell office:value-type="float" office:value="105.618740225" calcext:value-type="float">
            <text:p>105.618740225</text:p>
          </table:table-cell>
          <table:table-cell office:value-type="float" office:value="4265.7372288742" calcext:value-type="float">
            <text:p>4265.7372288742</text:p>
          </table:table-cell>
          <table:table-cell table:formula="of:=([.B1911] * (PI()) * 23 * (3600/63360)) / 11.1 / 60" office:value-type="float" office:value="26.2957105709664" calcext:value-type="float">
            <text:p>26.295710571</text:p>
          </table:table-cell>
        </table:table-row>
        <table:table-row table:style-name="ro1">
          <table:table-cell office:value-type="float" office:value="105.6329898" calcext:value-type="float">
            <text:p>105.6329898</text:p>
          </table:table-cell>
          <table:table-cell office:value-type="float" office:value="4210.65189663315" calcext:value-type="float">
            <text:p>4210.6518966332</text:p>
          </table:table-cell>
          <table:table-cell table:formula="of:=([.B1912] * (PI()) * 23 * (3600/63360)) / 11.1 / 60" office:value-type="float" office:value="25.9561425489347" calcext:value-type="float">
            <text:p>25.9561425489</text:p>
          </table:table-cell>
        </table:table-row>
        <table:table-row table:style-name="ro1">
          <table:table-cell office:value-type="float" office:value="105.647103332" calcext:value-type="float">
            <text:p>105.647103332</text:p>
          </table:table-cell>
          <table:table-cell office:value-type="float" office:value="4251.23916539386" calcext:value-type="float">
            <text:p>4251.2391653939</text:p>
          </table:table-cell>
          <table:table-cell table:formula="of:=([.B1913] * (PI()) * 23 * (3600/63360)) / 11.1 / 60" office:value-type="float" office:value="26.2063387084574" calcext:value-type="float">
            <text:p>26.2063387085</text:p>
          </table:table-cell>
        </table:table-row>
        <table:table-row table:style-name="ro1">
          <table:table-cell office:value-type="float" office:value="105.661264261" calcext:value-type="float">
            <text:p>105.661264261</text:p>
          </table:table-cell>
          <table:table-cell office:value-type="float" office:value="4237.01015660368" calcext:value-type="float">
            <text:p>4237.0101566037</text:p>
          </table:table-cell>
          <table:table-cell table:formula="of:=([.B1914] * (PI()) * 23 * (3600/63360)) / 11.1 / 60" office:value-type="float" office:value="26.1186254066803" calcext:value-type="float">
            <text:p>26.1186254067</text:p>
          </table:table-cell>
        </table:table-row>
        <table:table-row table:style-name="ro1">
          <table:table-cell office:value-type="float" office:value="105.675265606" calcext:value-type="float">
            <text:p>105.675265606</text:p>
          </table:table-cell>
          <table:table-cell office:value-type="float" office:value="4285.30259057348" calcext:value-type="float">
            <text:p>4285.3025905735</text:p>
          </table:table-cell>
          <table:table-cell table:formula="of:=([.B1915] * (PI()) * 23 * (3600/63360)) / 11.1 / 60" office:value-type="float" office:value="26.4163192866131" calcext:value-type="float">
            <text:p>26.4163192866</text:p>
          </table:table-cell>
        </table:table-row>
        <table:table-row table:style-name="ro1">
          <table:table-cell office:value-type="float" office:value="105.689213669" calcext:value-type="float">
            <text:p>105.689213669</text:p>
          </table:table-cell>
          <table:table-cell office:value-type="float" office:value="4301.67256914548" calcext:value-type="float">
            <text:p>4301.6725691455</text:p>
          </table:table-cell>
          <table:table-cell table:formula="of:=([.B1916] * (PI()) * 23 * (3600/63360)) / 11.1 / 60" office:value-type="float" office:value="26.5172303825119" calcext:value-type="float">
            <text:p>26.5172303825</text:p>
          </table:table-cell>
        </table:table-row>
        <table:table-row table:style-name="ro1">
          <table:table-cell office:value-type="float" office:value="105.703136576" calcext:value-type="float">
            <text:p>105.703136576</text:p>
          </table:table-cell>
          <table:table-cell office:value-type="float" office:value="4309.44485945212" calcext:value-type="float">
            <text:p>4309.4448594521</text:p>
          </table:table-cell>
          <table:table-cell table:formula="of:=([.B1917] * (PI()) * 23 * (3600/63360)) / 11.1 / 60" office:value-type="float" office:value="26.5651418888733" calcext:value-type="float">
            <text:p>26.5651418889</text:p>
          </table:table-cell>
        </table:table-row>
        <table:table-row table:style-name="ro1">
          <table:table-cell office:value-type="float" office:value="105.716985421" calcext:value-type="float">
            <text:p>105.716985421</text:p>
          </table:table-cell>
          <table:table-cell office:value-type="float" office:value="4332.49126552207" calcext:value-type="float">
            <text:p>4332.4912655221</text:p>
          </table:table-cell>
          <table:table-cell table:formula="of:=([.B1918] * (PI()) * 23 * (3600/63360)) / 11.1 / 60" office:value-type="float" office:value="26.7072091544362" calcext:value-type="float">
            <text:p>26.7072091544</text:p>
          </table:table-cell>
        </table:table-row>
        <table:table-row table:style-name="ro1">
          <table:table-cell office:value-type="float" office:value="105.744683162" calcext:value-type="float">
            <text:p>105.744683162</text:p>
          </table:table-cell>
          <table:table-cell office:value-type="float" office:value="4325.25265603363" calcext:value-type="float">
            <text:p>4325.2526560336</text:p>
          </table:table-cell>
          <table:table-cell table:formula="of:=([.B1919] * (PI()) * 23 * (3600/63360)) / 11.1 / 60" office:value-type="float" office:value="26.6625874701103" calcext:value-type="float">
            <text:p>26.6625874701</text:p>
          </table:table-cell>
        </table:table-row>
        <table:table-row table:style-name="ro1">
          <table:table-cell office:value-type="float" office:value="105.758583985" calcext:value-type="float">
            <text:p>105.758583985</text:p>
          </table:table-cell>
          <table:table-cell office:value-type="float" office:value="4316.29120089666" calcext:value-type="float">
            <text:p>4316.2912008967</text:p>
          </table:table-cell>
          <table:table-cell table:formula="of:=([.B1920] * (PI()) * 23 * (3600/63360)) / 11.1 / 60" office:value-type="float" office:value="26.6073454760696" calcext:value-type="float">
            <text:p>26.6073454761</text:p>
          </table:table-cell>
        </table:table-row>
        <table:table-row table:style-name="ro1">
          <table:table-cell office:value-type="float" office:value="105.77255382" calcext:value-type="float">
            <text:p>105.77255382</text:p>
          </table:table-cell>
          <table:table-cell office:value-type="float" office:value="4294.96840871419" calcext:value-type="float">
            <text:p>4294.9684087142</text:p>
          </table:table-cell>
          <table:table-cell table:formula="of:=([.B1921] * (PI()) * 23 * (3600/63360)) / 11.1 / 60" office:value-type="float" office:value="26.4759032559536" calcext:value-type="float">
            <text:p>26.475903256</text:p>
          </table:table-cell>
        </table:table-row>
        <table:table-row table:style-name="ro1">
          <table:table-cell office:value-type="float" office:value="105.786511571" calcext:value-type="float">
            <text:p>105.786511571</text:p>
          </table:table-cell>
          <table:table-cell office:value-type="float" office:value="4298.68680132712" calcext:value-type="float">
            <text:p>4298.6868013271</text:p>
          </table:table-cell>
          <table:table-cell table:formula="of:=([.B1922] * (PI()) * 23 * (3600/63360)) / 11.1 / 60" office:value-type="float" office:value="26.4988249153743" calcext:value-type="float">
            <text:p>26.4988249154</text:p>
          </table:table-cell>
        </table:table-row>
        <table:table-row table:style-name="ro1">
          <table:table-cell office:value-type="float" office:value="105.80031005" calcext:value-type="float">
            <text:p>105.80031005</text:p>
          </table:table-cell>
          <table:table-cell office:value-type="float" office:value="4348.30534582775" calcext:value-type="float">
            <text:p>4348.3053458278</text:p>
          </table:table-cell>
          <table:table-cell table:formula="of:=([.B1923] * (PI()) * 23 * (3600/63360)) / 11.1 / 60" office:value-type="float" office:value="26.8046934710625" calcext:value-type="float">
            <text:p>26.8046934711</text:p>
          </table:table-cell>
        </table:table-row>
        <table:table-row table:style-name="ro1">
          <table:table-cell office:value-type="float" office:value="105.814407385" calcext:value-type="float">
            <text:p>105.814407385</text:p>
          </table:table-cell>
          <table:table-cell office:value-type="float" office:value="4256.12358648714" calcext:value-type="float">
            <text:p>4256.1235864871</text:p>
          </table:table-cell>
          <table:table-cell table:formula="of:=([.B1924] * (PI()) * 23 * (3600/63360)) / 11.1 / 60" office:value-type="float" office:value="26.2364482338418" calcext:value-type="float">
            <text:p>26.2364482338</text:p>
          </table:table-cell>
        </table:table-row>
        <table:table-row table:style-name="ro1">
          <table:table-cell office:value-type="float" office:value="105.828101802" calcext:value-type="float">
            <text:p>105.828101802</text:p>
          </table:table-cell>
          <table:table-cell office:value-type="float" office:value="4381.34752285939" calcext:value-type="float">
            <text:p>4381.3475228594</text:p>
          </table:table-cell>
          <table:table-cell table:formula="of:=([.B1925] * (PI()) * 23 * (3600/63360)) / 11.1 / 60" office:value-type="float" office:value="27.0083786671354" calcext:value-type="float">
            <text:p>27.0083786671</text:p>
          </table:table-cell>
        </table:table-row>
        <table:table-row table:style-name="ro1">
          <table:table-cell office:value-type="float" office:value="105.842081949" calcext:value-type="float">
            <text:p>105.842081949</text:p>
          </table:table-cell>
          <table:table-cell office:value-type="float" office:value="4291.80036519425" calcext:value-type="float">
            <text:p>4291.8003651943</text:p>
          </table:table-cell>
          <table:table-cell table:formula="of:=([.B1926] * (PI()) * 23 * (3600/63360)) / 11.1 / 60" office:value-type="float" office:value="26.4563741684812" calcext:value-type="float">
            <text:p>26.4563741685</text:p>
          </table:table-cell>
        </table:table-row>
        <table:table-row table:style-name="ro1">
          <table:table-cell office:value-type="float" office:value="105.856084804" calcext:value-type="float">
            <text:p>105.856084804</text:p>
          </table:table-cell>
          <table:table-cell office:value-type="float" office:value="4284.84048433258" calcext:value-type="float">
            <text:p>4284.8404843326</text:p>
          </table:table-cell>
          <table:table-cell table:formula="of:=([.B1927] * (PI()) * 23 * (3600/63360)) / 11.1 / 60" office:value-type="float" office:value="26.413470678902" calcext:value-type="float">
            <text:p>26.4134706789</text:p>
          </table:table-cell>
        </table:table-row>
        <table:table-row table:style-name="ro1">
          <table:table-cell office:value-type="float" office:value="105.87006068" calcext:value-type="float">
            <text:p>105.87006068</text:p>
          </table:table-cell>
          <table:table-cell office:value-type="float" office:value="4293.11193086745" calcext:value-type="float">
            <text:p>4293.1119308675</text:p>
          </table:table-cell>
          <table:table-cell table:formula="of:=([.B1928] * (PI()) * 23 * (3600/63360)) / 11.1 / 60" office:value-type="float" office:value="26.4644591839163" calcext:value-type="float">
            <text:p>26.4644591839</text:p>
          </table:table-cell>
        </table:table-row>
        <table:table-row table:style-name="ro1">
          <table:table-cell office:value-type="float" office:value="105.898181078" calcext:value-type="float">
            <text:p>105.898181078</text:p>
          </table:table-cell>
          <table:table-cell office:value-type="float" office:value="4304.91976275058" calcext:value-type="float">
            <text:p>4304.9197627506</text:p>
          </table:table-cell>
          <table:table-cell table:formula="of:=([.B1929] * (PI()) * 23 * (3600/63360)) / 11.1 / 60" office:value-type="float" office:value="26.5372473827692" calcext:value-type="float">
            <text:p>26.5372473828</text:p>
          </table:table-cell>
        </table:table-row>
        <table:table-row table:style-name="ro1">
          <table:table-cell office:value-type="float" office:value="105.912220027" calcext:value-type="float">
            <text:p>105.912220027</text:p>
          </table:table-cell>
          <table:table-cell office:value-type="float" office:value="4273.8242015137" calcext:value-type="float">
            <text:p>4273.8242015137</text:p>
          </table:table-cell>
          <table:table-cell table:formula="of:=([.B1930] * (PI()) * 23 * (3600/63360)) / 11.1 / 60" office:value-type="float" office:value="26.3455619051003" calcext:value-type="float">
            <text:p>26.3455619051</text:p>
          </table:table-cell>
        </table:table-row>
        <table:table-row table:style-name="ro1">
          <table:table-cell office:value-type="float" office:value="105.926217935" calcext:value-type="float">
            <text:p>105.926217935</text:p>
          </table:table-cell>
          <table:table-cell office:value-type="float" office:value="4286.35478959791" calcext:value-type="float">
            <text:p>4286.3547895979</text:p>
          </table:table-cell>
          <table:table-cell table:formula="of:=([.B1931] * (PI()) * 23 * (3600/63360)) / 11.1 / 60" office:value-type="float" office:value="26.4228054622786" calcext:value-type="float">
            <text:p>26.4228054623</text:p>
          </table:table-cell>
        </table:table-row>
        <table:table-row table:style-name="ro1">
          <table:table-cell office:value-type="float" office:value="105.940182509" calcext:value-type="float">
            <text:p>105.940182509</text:p>
          </table:table-cell>
          <table:table-cell office:value-type="float" office:value="4296.58649091332" calcext:value-type="float">
            <text:p>4296.5864909133</text:p>
          </table:table-cell>
          <table:table-cell table:formula="of:=([.B1932] * (PI()) * 23 * (3600/63360)) / 11.1 / 60" office:value-type="float" office:value="26.4858777618608" calcext:value-type="float">
            <text:p>26.4858777619</text:p>
          </table:table-cell>
        </table:table-row>
        <table:table-row table:style-name="ro1">
          <table:table-cell office:value-type="float" office:value="105.954115364" calcext:value-type="float">
            <text:p>105.954115364</text:p>
          </table:table-cell>
          <table:table-cell office:value-type="float" office:value="4306.36793392084" calcext:value-type="float">
            <text:p>4306.3679339208</text:p>
          </table:table-cell>
          <table:table-cell table:formula="of:=([.B1933] * (PI()) * 23 * (3600/63360)) / 11.1 / 60" office:value-type="float" office:value="26.5461744891302" calcext:value-type="float">
            <text:p>26.5461744891</text:p>
          </table:table-cell>
        </table:table-row>
        <table:table-row table:style-name="ro1">
          <table:table-cell office:value-type="float" office:value="105.967824103" calcext:value-type="float">
            <text:p>105.967824103</text:p>
          </table:table-cell>
          <table:table-cell office:value-type="float" office:value="4376.77017558544" calcext:value-type="float">
            <text:p>4376.7701755854</text:p>
          </table:table-cell>
          <table:table-cell table:formula="of:=([.B1934] * (PI()) * 23 * (3600/63360)) / 11.1 / 60" office:value-type="float" office:value="26.9801620676028" calcext:value-type="float">
            <text:p>26.9801620676</text:p>
          </table:table-cell>
        </table:table-row>
        <table:table-row table:style-name="ro1">
          <table:table-cell office:value-type="float" office:value="105.981521802" calcext:value-type="float">
            <text:p>105.981521802</text:p>
          </table:table-cell>
          <table:table-cell office:value-type="float" office:value="4380.29774198589" calcext:value-type="float">
            <text:p>4380.2977419859</text:p>
          </table:table-cell>
          <table:table-cell table:formula="of:=([.B1935] * (PI()) * 23 * (3600/63360)) / 11.1 / 60" office:value-type="float" office:value="27.0019073979195" calcext:value-type="float">
            <text:p>27.0019073979</text:p>
          </table:table-cell>
        </table:table-row>
        <table:table-row table:style-name="ro1">
          <table:table-cell office:value-type="float" office:value="105.995370177" calcext:value-type="float">
            <text:p>105.995370177</text:p>
          </table:table-cell>
          <table:table-cell office:value-type="float" office:value="4332.63830595335" calcext:value-type="float">
            <text:p>4332.6383059534</text:p>
          </table:table-cell>
          <table:table-cell table:formula="of:=([.B1936] * (PI()) * 23 * (3600/63360)) / 11.1 / 60" office:value-type="float" office:value="26.7081155704707" calcext:value-type="float">
            <text:p>26.7081155705</text:p>
          </table:table-cell>
        </table:table-row>
        <table:table-row table:style-name="ro1">
          <table:table-cell office:value-type="float" office:value="106.009057198" calcext:value-type="float">
            <text:p>106.009057198</text:p>
          </table:table-cell>
          <table:table-cell office:value-type="float" office:value="4383.71505384242" calcext:value-type="float">
            <text:p>4383.7150538424</text:p>
          </table:table-cell>
          <table:table-cell table:formula="of:=([.B1937] * (PI()) * 23 * (3600/63360)) / 11.1 / 60" office:value-type="float" office:value="27.0229730751257" calcext:value-type="float">
            <text:p>27.0229730751</text:p>
          </table:table-cell>
        </table:table-row>
        <table:table-row table:style-name="ro1">
          <table:table-cell office:value-type="float" office:value="106.022922293" calcext:value-type="float">
            <text:p>106.022922293</text:p>
          </table:table-cell>
          <table:table-cell office:value-type="float" office:value="4327.41355179157" calcext:value-type="float">
            <text:p>4327.4135517916</text:p>
          </table:table-cell>
          <table:table-cell table:formula="of:=([.B1938] * (PI()) * 23 * (3600/63360)) / 11.1 / 60" office:value-type="float" office:value="26.6759080959192" calcext:value-type="float">
            <text:p>26.6759080959</text:p>
          </table:table-cell>
        </table:table-row>
        <table:table-row table:style-name="ro1">
          <table:table-cell office:value-type="float" office:value="106.050551596" calcext:value-type="float">
            <text:p>106.050551596</text:p>
          </table:table-cell>
          <table:table-cell office:value-type="float" office:value="4344.48429703899" calcext:value-type="float">
            <text:p>4344.484297039</text:p>
          </table:table-cell>
          <table:table-cell table:formula="of:=([.B1939] * (PI()) * 23 * (3600/63360)) / 11.1 / 60" office:value-type="float" office:value="26.7811389979115" calcext:value-type="float">
            <text:p>26.7811389979</text:p>
          </table:table-cell>
        </table:table-row>
        <table:table-row table:style-name="ro1">
          <table:table-cell office:value-type="float" office:value="106.064546326" calcext:value-type="float">
            <text:p>106.064546326</text:p>
          </table:table-cell>
          <table:table-cell office:value-type="float" office:value="4287.32815851727" calcext:value-type="float">
            <text:p>4287.3281585173</text:p>
          </table:table-cell>
          <table:table-cell table:formula="of:=([.B1940] * (PI()) * 23 * (3600/63360)) / 11.1 / 60" office:value-type="float" office:value="26.4288056976445" calcext:value-type="float">
            <text:p>26.4288056976</text:p>
          </table:table-cell>
        </table:table-row>
        <table:table-row table:style-name="ro1">
          <table:table-cell office:value-type="float" office:value="106.078381785" calcext:value-type="float">
            <text:p>106.078381785</text:p>
          </table:table-cell>
          <table:table-cell office:value-type="float" office:value="4336.68301141768" calcext:value-type="float">
            <text:p>4336.6830114177</text:p>
          </table:table-cell>
          <table:table-cell table:formula="of:=([.B1941] * (PI()) * 23 * (3600/63360)) / 11.1 / 60" office:value-type="float" office:value="26.7330487528325" calcext:value-type="float">
            <text:p>26.7330487528</text:p>
          </table:table-cell>
        </table:table-row>
        <table:table-row table:style-name="ro1">
          <table:table-cell office:value-type="float" office:value="106.092557661" calcext:value-type="float">
            <text:p>106.092557661</text:p>
          </table:table-cell>
          <table:table-cell office:value-type="float" office:value="4232.54266612211" calcext:value-type="float">
            <text:p>4232.5426661221</text:p>
          </table:table-cell>
          <table:table-cell table:formula="of:=([.B1942] * (PI()) * 23 * (3600/63360)) / 11.1 / 60" office:value-type="float" office:value="26.0910860083585" calcext:value-type="float">
            <text:p>26.0910860084</text:p>
          </table:table-cell>
        </table:table-row>
        <table:table-row table:style-name="ro1">
          <table:table-cell office:value-type="float" office:value="106.10639161" calcext:value-type="float">
            <text:p>106.10639161</text:p>
          </table:table-cell>
          <table:table-cell office:value-type="float" office:value="4337.15636802169" calcext:value-type="float">
            <text:p>4337.1563680217</text:p>
          </table:table-cell>
          <table:table-cell table:formula="of:=([.B1943] * (PI()) * 23 * (3600/63360)) / 11.1 / 60" office:value-type="float" office:value="26.7359667122819" calcext:value-type="float">
            <text:p>26.7359667123</text:p>
          </table:table-cell>
        </table:table-row>
        <table:table-row table:style-name="ro1">
          <table:table-cell office:value-type="float" office:value="106.120535039" calcext:value-type="float">
            <text:p>106.120535039</text:p>
          </table:table-cell>
          <table:table-cell office:value-type="float" office:value="4242.25270972105" calcext:value-type="float">
            <text:p>4242.2527097211</text:p>
          </table:table-cell>
          <table:table-cell table:formula="of:=([.B1944] * (PI()) * 23 * (3600/63360)) / 11.1 / 60" office:value-type="float" office:value="26.1509426011137" calcext:value-type="float">
            <text:p>26.1509426011</text:p>
          </table:table-cell>
        </table:table-row>
        <table:table-row table:style-name="ro1">
          <table:table-cell office:value-type="float" office:value="106.13479529" calcext:value-type="float">
            <text:p>106.13479529</text:p>
          </table:table-cell>
          <table:table-cell office:value-type="float" office:value="4207.49957346589" calcext:value-type="float">
            <text:p>4207.4995734659</text:p>
          </table:table-cell>
          <table:table-cell table:formula="of:=([.B1945] * (PI()) * 23 * (3600/63360)) / 11.1 / 60" office:value-type="float" office:value="25.9367103680044" calcext:value-type="float">
            <text:p>25.936710368</text:p>
          </table:table-cell>
        </table:table-row>
        <table:table-row table:style-name="ro1">
          <table:table-cell office:value-type="float" office:value="106.148889917" calcext:value-type="float">
            <text:p>106.148889917</text:p>
          </table:table-cell>
          <table:table-cell office:value-type="float" office:value="4256.94131527376" calcext:value-type="float">
            <text:p>4256.9413152738</text:p>
          </table:table-cell>
          <table:table-cell table:formula="of:=([.B1946] * (PI()) * 23 * (3600/63360)) / 11.1 / 60" office:value-type="float" office:value="26.2414890411735" calcext:value-type="float">
            <text:p>26.2414890412</text:p>
          </table:table-cell>
        </table:table-row>
        <table:table-row table:style-name="ro1">
          <table:table-cell office:value-type="float" office:value="106.163263398" calcext:value-type="float">
            <text:p>106.163263398</text:p>
          </table:table-cell>
          <table:table-cell office:value-type="float" office:value="4174.35414566389" calcext:value-type="float">
            <text:p>4174.3541456639</text:p>
          </table:table-cell>
          <table:table-cell table:formula="of:=([.B1947] * (PI()) * 23 * (3600/63360)) / 11.1 / 60" office:value-type="float" office:value="25.7323886928828" calcext:value-type="float">
            <text:p>25.7323886929</text:p>
          </table:table-cell>
        </table:table-row>
        <table:table-row table:style-name="ro1">
          <table:table-cell office:value-type="float" office:value="106.17735365" calcext:value-type="float">
            <text:p>106.17735365</text:p>
          </table:table-cell>
          <table:table-cell office:value-type="float" office:value="4258.26308856439" calcext:value-type="float">
            <text:p>4258.2630885644</text:p>
          </table:table-cell>
          <table:table-cell table:formula="of:=([.B1948] * (PI()) * 23 * (3600/63360)) / 11.1 / 60" office:value-type="float" office:value="26.2496369804454" calcext:value-type="float">
            <text:p>26.2496369804</text:p>
          </table:table-cell>
        </table:table-row>
        <table:table-row table:style-name="ro1">
          <table:table-cell office:value-type="float" office:value="106.205785299" calcext:value-type="float">
            <text:p>106.205785299</text:p>
          </table:table-cell>
          <table:table-cell office:value-type="float" office:value="4226.16073792526" calcext:value-type="float">
            <text:p>4226.1607379253</text:p>
          </table:table-cell>
          <table:table-cell table:formula="of:=([.B1949] * (PI()) * 23 * (3600/63360)) / 11.1 / 60" office:value-type="float" office:value="26.0517452501859" calcext:value-type="float">
            <text:p>26.0517452502</text:p>
          </table:table-cell>
        </table:table-row>
        <table:table-row table:style-name="ro1">
          <table:table-cell office:value-type="float" office:value="106.219738258" calcext:value-type="float">
            <text:p>106.219738258</text:p>
          </table:table-cell>
          <table:table-cell office:value-type="float" office:value="4300.16314102454" calcext:value-type="float">
            <text:p>4300.1631410245</text:p>
          </table:table-cell>
          <table:table-cell table:formula="of:=([.B1950] * (PI()) * 23 * (3600/63360)) / 11.1 / 60" office:value-type="float" office:value="26.5079256638042" calcext:value-type="float">
            <text:p>26.5079256638</text:p>
          </table:table-cell>
        </table:table-row>
        <table:table-row table:style-name="ro1">
          <table:table-cell office:value-type="float" office:value="106.23380903" calcext:value-type="float">
            <text:p>106.23380903</text:p>
          </table:table-cell>
          <table:table-cell office:value-type="float" office:value="4264.15835606857" calcext:value-type="float">
            <text:p>4264.1583560686</text:p>
          </table:table-cell>
          <table:table-cell table:formula="of:=([.B1951] * (PI()) * 23 * (3600/63360)) / 11.1 / 60" office:value-type="float" office:value="26.2859777674444" calcext:value-type="float">
            <text:p>26.2859777674</text:p>
          </table:table-cell>
        </table:table-row>
        <table:table-row table:style-name="ro1">
          <table:table-cell office:value-type="float" office:value="106.247751052" calcext:value-type="float">
            <text:p>106.247751052</text:p>
          </table:table-cell>
          <table:table-cell office:value-type="float" office:value="4303.5364597645" calcext:value-type="float">
            <text:p>4303.5364597645</text:p>
          </table:table-cell>
          <table:table-cell table:formula="of:=([.B1952] * (PI()) * 23 * (3600/63360)) / 11.1 / 60" office:value-type="float" office:value="26.5287201498426" calcext:value-type="float">
            <text:p>26.5287201498</text:p>
          </table:table-cell>
        </table:table-row>
        <table:table-row table:style-name="ro1">
          <table:table-cell office:value-type="float" office:value="106.261865626" calcext:value-type="float">
            <text:p>106.261865626</text:p>
          </table:table-cell>
          <table:table-cell office:value-type="float" office:value="4250.92532019778" calcext:value-type="float">
            <text:p>4250.9253201978</text:p>
          </table:table-cell>
          <table:table-cell table:formula="of:=([.B1953] * (PI()) * 23 * (3600/63360)) / 11.1 / 60" office:value-type="float" office:value="26.2044040411309" calcext:value-type="float">
            <text:p>26.2044040411</text:p>
          </table:table-cell>
        </table:table-row>
        <table:table-row table:style-name="ro1">
          <table:table-cell office:value-type="float" office:value="106.275815356" calcext:value-type="float">
            <text:p>106.275815356</text:p>
          </table:table-cell>
          <table:table-cell office:value-type="float" office:value="4301.15851703555" calcext:value-type="float">
            <text:p>4301.1585170356</text:p>
          </table:table-cell>
          <table:table-cell table:formula="of:=([.B1954] * (PI()) * 23 * (3600/63360)) / 11.1 / 60" office:value-type="float" office:value="26.5140615596858" calcext:value-type="float">
            <text:p>26.5140615597</text:p>
          </table:table-cell>
        </table:table-row>
        <table:table-row table:style-name="ro1">
          <table:table-cell office:value-type="float" office:value="106.289607274" calcext:value-type="float">
            <text:p>106.289607274</text:p>
          </table:table-cell>
          <table:table-cell office:value-type="float" office:value="4350.37389287221" calcext:value-type="float">
            <text:p>4350.3738928722</text:p>
          </table:table-cell>
          <table:table-cell table:formula="of:=([.B1955] * (PI()) * 23 * (3600/63360)) / 11.1 / 60" office:value-type="float" office:value="26.8174448224621" calcext:value-type="float">
            <text:p>26.8174448225</text:p>
          </table:table-cell>
        </table:table-row>
        <table:table-row table:style-name="ro1">
          <table:table-cell office:value-type="float" office:value="106.303454503" calcext:value-type="float">
            <text:p>106.303454503</text:p>
          </table:table-cell>
          <table:table-cell office:value-type="float" office:value="4332.99687611937" calcext:value-type="float">
            <text:p>4332.9968761194</text:p>
          </table:table-cell>
          <table:table-cell table:formula="of:=([.B1956] * (PI()) * 23 * (3600/63360)) / 11.1 / 60" office:value-type="float" office:value="26.7103259404019" calcext:value-type="float">
            <text:p>26.7103259404</text:p>
          </table:table-cell>
        </table:table-row>
        <table:table-row table:style-name="ro1">
          <table:table-cell office:value-type="float" office:value="106.317322931" calcext:value-type="float">
            <text:p>106.317322931</text:p>
          </table:table-cell>
          <table:table-cell office:value-type="float" office:value="4326.37354431162" calcext:value-type="float">
            <text:p>4326.3735443116</text:p>
          </table:table-cell>
          <table:table-cell table:formula="of:=([.B1957] * (PI()) * 23 * (3600/63360)) / 11.1 / 60" office:value-type="float" office:value="26.6694970738104" calcext:value-type="float">
            <text:p>26.6694970738</text:p>
          </table:table-cell>
        </table:table-row>
        <table:table-row table:style-name="ro1">
          <table:table-cell office:value-type="float" office:value="106.330999535" calcext:value-type="float">
            <text:p>106.330999535</text:p>
          </table:table-cell>
          <table:table-cell office:value-type="float" office:value="4387.053979186" calcext:value-type="float">
            <text:p>4387.053979186</text:p>
          </table:table-cell>
          <table:table-cell table:formula="of:=([.B1958] * (PI()) * 23 * (3600/63360)) / 11.1 / 60" office:value-type="float" office:value="27.0435555465116" calcext:value-type="float">
            <text:p>27.0435555465</text:p>
          </table:table-cell>
        </table:table-row>
        <table:table-row table:style-name="ro1">
          <table:table-cell office:value-type="float" office:value="106.358675349" calcext:value-type="float">
            <text:p>106.358675349</text:p>
          </table:table-cell>
          <table:table-cell office:value-type="float" office:value="4365.25992284138" calcext:value-type="float">
            <text:p>4365.2599228414</text:p>
          </table:table-cell>
          <table:table-cell table:formula="of:=([.B1959] * (PI()) * 23 * (3600/63360)) / 11.1 / 60" office:value-type="float" office:value="26.9092082655946" calcext:value-type="float">
            <text:p>26.9092082656</text:p>
          </table:table-cell>
        </table:table-row>
        <table:table-row table:style-name="ro1">
          <table:table-cell office:value-type="float" office:value="106.372568829" calcext:value-type="float">
            <text:p>106.372568829</text:p>
          </table:table-cell>
          <table:table-cell office:value-type="float" office:value="4318.57245269663" calcext:value-type="float">
            <text:p>4318.5724526966</text:p>
          </table:table-cell>
          <table:table-cell table:formula="of:=([.B1960] * (PI()) * 23 * (3600/63360)) / 11.1 / 60" office:value-type="float" office:value="26.6214080246639" calcext:value-type="float">
            <text:p>26.6214080247</text:p>
          </table:table-cell>
        </table:table-row>
        <table:table-row table:style-name="ro1">
          <table:table-cell office:value-type="float" office:value="106.386413455" calcext:value-type="float">
            <text:p>106.386413455</text:p>
          </table:table-cell>
          <table:table-cell office:value-type="float" office:value="4333.81154534923" calcext:value-type="float">
            <text:p>4333.8115453492</text:p>
          </table:table-cell>
          <table:table-cell table:formula="of:=([.B1961] * (PI()) * 23 * (3600/63360)) / 11.1 / 60" office:value-type="float" office:value="26.715347887402" calcext:value-type="float">
            <text:p>26.7153478874</text:p>
          </table:table-cell>
        </table:table-row>
        <table:table-row table:style-name="ro1">
          <table:table-cell office:value-type="float" office:value="106.400261726" calcext:value-type="float">
            <text:p>106.400261726</text:p>
          </table:table-cell>
          <table:table-cell office:value-type="float" office:value="4332.67084391742" calcext:value-type="float">
            <text:p>4332.6708439174</text:p>
          </table:table-cell>
          <table:table-cell table:formula="of:=([.B1962] * (PI()) * 23 * (3600/63360)) / 11.1 / 60" office:value-type="float" office:value="26.7083161474964" calcext:value-type="float">
            <text:p>26.7083161475</text:p>
          </table:table-cell>
        </table:table-row>
        <table:table-row table:style-name="ro1">
          <table:table-cell office:value-type="float" office:value="106.414279529" calcext:value-type="float">
            <text:p>106.414279529</text:p>
          </table:table-cell>
          <table:table-cell office:value-type="float" office:value="4280.27130927674" calcext:value-type="float">
            <text:p>4280.2713092767</text:p>
          </table:table-cell>
          <table:table-cell table:formula="of:=([.B1963] * (PI()) * 23 * (3600/63360)) / 11.1 / 60" office:value-type="float" office:value="26.3853044561906" calcext:value-type="float">
            <text:p>26.3853044562</text:p>
          </table:table-cell>
        </table:table-row>
        <table:table-row table:style-name="ro1">
          <table:table-cell office:value-type="float" office:value="106.428071863" calcext:value-type="float">
            <text:p>106.428071863</text:p>
          </table:table-cell>
          <table:table-cell office:value-type="float" office:value="4350.24267826494" calcext:value-type="float">
            <text:p>4350.2426782649</text:p>
          </table:table-cell>
          <table:table-cell table:formula="of:=([.B1964] * (PI()) * 23 * (3600/63360)) / 11.1 / 60" office:value-type="float" office:value="26.8166359631371" calcext:value-type="float">
            <text:p>26.8166359631</text:p>
          </table:table-cell>
        </table:table-row>
        <table:table-row table:style-name="ro1">
          <table:table-cell office:value-type="float" office:value="106.442160344" calcext:value-type="float">
            <text:p>106.442160344</text:p>
          </table:table-cell>
          <table:table-cell office:value-type="float" office:value="4258.79837580044" calcext:value-type="float">
            <text:p>4258.7983758004</text:p>
          </table:table-cell>
          <table:table-cell table:formula="of:=([.B1965] * (PI()) * 23 * (3600/63360)) / 11.1 / 60" office:value-type="float" office:value="26.252936705083" calcext:value-type="float">
            <text:p>26.2529367051</text:p>
          </table:table-cell>
        </table:table-row>
        <table:table-row table:style-name="ro1">
          <table:table-cell office:value-type="float" office:value="106.456193043" calcext:value-type="float">
            <text:p>106.456193043</text:p>
          </table:table-cell>
          <table:table-cell office:value-type="float" office:value="4275.72771281045" calcext:value-type="float">
            <text:p>4275.7277128105</text:p>
          </table:table-cell>
          <table:table-cell table:formula="of:=([.B1966] * (PI()) * 23 * (3600/63360)) / 11.1 / 60" office:value-type="float" office:value="26.3572959101367" calcext:value-type="float">
            <text:p>26.3572959101</text:p>
          </table:table-cell>
        </table:table-row>
        <table:table-row table:style-name="ro1">
          <table:table-cell office:value-type="float" office:value="106.470180377" calcext:value-type="float">
            <text:p>106.470180377</text:p>
          </table:table-cell>
          <table:table-cell office:value-type="float" office:value="4289.59514371003" calcext:value-type="float">
            <text:p>4289.59514371</text:p>
          </table:table-cell>
          <table:table-cell table:formula="of:=([.B1967] * (PI()) * 23 * (3600/63360)) / 11.1 / 60" office:value-type="float" office:value="26.4427803011653" calcext:value-type="float">
            <text:p>26.4427803012</text:p>
          </table:table-cell>
        </table:table-row>
        <table:table-row table:style-name="ro1">
          <table:table-cell office:value-type="float" office:value="106.484459848" calcext:value-type="float">
            <text:p>106.484459848</text:p>
          </table:table-cell>
          <table:table-cell office:value-type="float" office:value="4201.83632856148" calcext:value-type="float">
            <text:p>4201.8363285615</text:p>
          </table:table-cell>
          <table:table-cell table:formula="of:=([.B1968] * (PI()) * 23 * (3600/63360)) / 11.1 / 60" office:value-type="float" office:value="25.9017998611192" calcext:value-type="float">
            <text:p>25.9017998611</text:p>
          </table:table-cell>
        </table:table-row>
        <table:table-row table:style-name="ro1">
          <table:table-cell office:value-type="float" office:value="106.512801653" calcext:value-type="float">
            <text:p>106.512801653</text:p>
          </table:table-cell>
          <table:table-cell office:value-type="float" office:value="4219.14907214947" calcext:value-type="float">
            <text:p>4219.1490721495</text:p>
          </table:table-cell>
          <table:table-cell table:formula="of:=([.B1969] * (PI()) * 23 * (3600/63360)) / 11.1 / 60" office:value-type="float" office:value="26.0085225376821" calcext:value-type="float">
            <text:p>26.0085225377</text:p>
          </table:table-cell>
        </table:table-row>
        <table:table-row table:style-name="ro1">
          <table:table-cell office:value-type="float" office:value="106.527112634" calcext:value-type="float">
            <text:p>106.527112634</text:p>
          </table:table-cell>
          <table:table-cell office:value-type="float" office:value="4192.58470121821" calcext:value-type="float">
            <text:p>4192.5847012182</text:p>
          </table:table-cell>
          <table:table-cell table:formula="of:=([.B1970] * (PI()) * 23 * (3600/63360)) / 11.1 / 60" office:value-type="float" office:value="25.8447691295303" calcext:value-type="float">
            <text:p>25.8447691295</text:p>
          </table:table-cell>
        </table:table-row>
        <table:table-row table:style-name="ro1">
          <table:table-cell office:value-type="float" office:value="106.541507574" calcext:value-type="float">
            <text:p>106.541507574</text:p>
          </table:table-cell>
          <table:table-cell office:value-type="float" office:value="4168.1313016969" calcext:value-type="float">
            <text:p>4168.1313016969</text:p>
          </table:table-cell>
          <table:table-cell table:formula="of:=([.B1971] * (PI()) * 23 * (3600/63360)) / 11.1 / 60" office:value-type="float" office:value="25.6940285935366" calcext:value-type="float">
            <text:p>25.6940285935</text:p>
          </table:table-cell>
        </table:table-row>
        <table:table-row table:style-name="ro1">
          <table:table-cell office:value-type="float" office:value="106.555944649" calcext:value-type="float">
            <text:p>106.555944649</text:p>
          </table:table-cell>
          <table:table-cell office:value-type="float" office:value="4155.96649597013" calcext:value-type="float">
            <text:p>4155.9664959701</text:p>
          </table:table-cell>
          <table:table-cell table:formula="of:=([.B1972] * (PI()) * 23 * (3600/63360)) / 11.1 / 60" office:value-type="float" office:value="25.6190398651222" calcext:value-type="float">
            <text:p>25.6190398651</text:p>
          </table:table-cell>
        </table:table-row>
        <table:table-row table:style-name="ro1">
          <table:table-cell office:value-type="float" office:value="106.57021136" calcext:value-type="float">
            <text:p>106.57021136</text:p>
          </table:table-cell>
          <table:table-cell office:value-type="float" office:value="4205.59440788126" calcext:value-type="float">
            <text:p>4205.5944078813</text:p>
          </table:table-cell>
          <table:table-cell table:formula="of:=([.B1973] * (PI()) * 23 * (3600/63360)) / 11.1 / 60" office:value-type="float" office:value="25.9249661652757" calcext:value-type="float">
            <text:p>25.9249661653</text:p>
          </table:table-cell>
        </table:table-row>
        <table:table-row table:style-name="ro1">
          <table:table-cell office:value-type="float" office:value="106.584486143" calcext:value-type="float">
            <text:p>106.584486143</text:p>
          </table:table-cell>
          <table:table-cell office:value-type="float" office:value="4203.21625904368" calcext:value-type="float">
            <text:p>4203.2162590437</text:p>
          </table:table-cell>
          <table:table-cell table:formula="of:=([.B1974] * (PI()) * 23 * (3600/63360)) / 11.1 / 60" office:value-type="float" office:value="25.9103063045828" calcext:value-type="float">
            <text:p>25.9103063046</text:p>
          </table:table-cell>
        </table:table-row>
        <table:table-row table:style-name="ro1">
          <table:table-cell office:value-type="float" office:value="106.598752801" calcext:value-type="float">
            <text:p>106.598752801</text:p>
          </table:table-cell>
          <table:table-cell office:value-type="float" office:value="4205.61003144628" calcext:value-type="float">
            <text:p>4205.6100314463</text:p>
          </table:table-cell>
          <table:table-cell table:formula="of:=([.B1975] * (PI()) * 23 * (3600/63360)) / 11.1 / 60" office:value-type="float" office:value="25.9250624751799" calcext:value-type="float">
            <text:p>25.9250624752</text:p>
          </table:table-cell>
        </table:table-row>
        <table:table-row table:style-name="ro1">
          <table:table-cell office:value-type="float" office:value="106.612707375" calcext:value-type="float">
            <text:p>106.612707375</text:p>
          </table:table-cell>
          <table:table-cell office:value-type="float" office:value="4299.66547166904" calcext:value-type="float">
            <text:p>4299.665471669</text:p>
          </table:table-cell>
          <table:table-cell table:formula="of:=([.B1976] * (PI()) * 23 * (3600/63360)) / 11.1 / 60" office:value-type="float" office:value="26.5048578308294" calcext:value-type="float">
            <text:p>26.5048578308</text:p>
          </table:table-cell>
        </table:table-row>
        <table:table-row table:style-name="ro1">
          <table:table-cell office:value-type="float" office:value="106.62666523" calcext:value-type="float">
            <text:p>106.62666523</text:p>
          </table:table-cell>
          <table:table-cell office:value-type="float" office:value="4298.65477182848" calcext:value-type="float">
            <text:p>4298.6547718285</text:p>
          </table:table-cell>
          <table:table-cell table:formula="of:=([.B1977] * (PI()) * 23 * (3600/63360)) / 11.1 / 60" office:value-type="float" office:value="26.4986274727329" calcext:value-type="float">
            <text:p>26.4986274727</text:p>
          </table:table-cell>
        </table:table-row>
        <table:table-row table:style-name="ro1">
          <table:table-cell office:value-type="float" office:value="106.640415897" calcext:value-type="float">
            <text:p>106.640415897</text:p>
          </table:table-cell>
          <table:table-cell office:value-type="float" office:value="4363.42469784958" calcext:value-type="float">
            <text:p>4363.4246978496</text:p>
          </table:table-cell>
          <table:table-cell table:formula="of:=([.B1978] * (PI()) * 23 * (3600/63360)) / 11.1 / 60" office:value-type="float" office:value="26.8978952046563" calcext:value-type="float">
            <text:p>26.8978952047</text:p>
          </table:table-cell>
        </table:table-row>
        <table:table-row table:style-name="ro1">
          <table:table-cell office:value-type="float" office:value="106.668056554" calcext:value-type="float">
            <text:p>106.668056554</text:p>
          </table:table-cell>
          <table:table-cell office:value-type="float" office:value="4343.1575073706" calcext:value-type="float">
            <text:p>4343.1575073706</text:p>
          </table:table-cell>
          <table:table-cell table:formula="of:=([.B1979] * (PI()) * 23 * (3600/63360)) / 11.1 / 60" office:value-type="float" office:value="26.7729601356806" calcext:value-type="float">
            <text:p>26.7729601357</text:p>
          </table:table-cell>
        </table:table-row>
        <table:table-row table:style-name="ro1">
          <table:table-cell office:value-type="float" office:value="106.681938315" calcext:value-type="float">
            <text:p>106.681938315</text:p>
          </table:table-cell>
          <table:table-cell office:value-type="float" office:value="4322.21819692312" calcext:value-type="float">
            <text:p>4322.2181969231</text:p>
          </table:table-cell>
          <table:table-cell table:formula="of:=([.B1980] * (PI()) * 23 * (3600/63360)) / 11.1 / 60" office:value-type="float" office:value="26.6438818503714" calcext:value-type="float">
            <text:p>26.6438818504</text:p>
          </table:table-cell>
        </table:table-row>
        <table:table-row table:style-name="ro1">
          <table:table-cell office:value-type="float" office:value="106.695674763" calcext:value-type="float">
            <text:p>106.695674763</text:p>
          </table:table-cell>
          <table:table-cell office:value-type="float" office:value="4367.94140671293" calcext:value-type="float">
            <text:p>4367.9414067129</text:p>
          </table:table-cell>
          <table:table-cell table:formula="of:=([.B1981] * (PI()) * 23 * (3600/63360)) / 11.1 / 60" office:value-type="float" office:value="26.9257380047707" calcext:value-type="float">
            <text:p>26.9257380048</text:p>
          </table:table-cell>
        </table:table-row>
        <table:table-row table:style-name="ro1">
          <table:table-cell office:value-type="float" office:value="106.709491889" calcext:value-type="float">
            <text:p>106.709491889</text:p>
          </table:table-cell>
          <table:table-cell office:value-type="float" office:value="4342.43705961624" calcext:value-type="float">
            <text:p>4342.4370596162</text:p>
          </table:table-cell>
          <table:table-cell table:formula="of:=([.B1982] * (PI()) * 23 * (3600/63360)) / 11.1 / 60" office:value-type="float" office:value="26.768519007544" calcext:value-type="float">
            <text:p>26.7685190075</text:p>
          </table:table-cell>
        </table:table-row>
        <table:table-row table:style-name="ro1">
          <table:table-cell office:value-type="float" office:value="106.723287921" calcext:value-type="float">
            <text:p>106.723287921</text:p>
          </table:table-cell>
          <table:table-cell office:value-type="float" office:value="4349.07660406827" calcext:value-type="float">
            <text:p>4349.0766040683</text:p>
          </table:table-cell>
          <table:table-cell table:formula="of:=([.B1983] * (PI()) * 23 * (3600/63360)) / 11.1 / 60" office:value-type="float" office:value="26.8094478153599" calcext:value-type="float">
            <text:p>26.8094478154</text:p>
          </table:table-cell>
        </table:table-row>
        <table:table-row table:style-name="ro1">
          <table:table-cell office:value-type="float" office:value="106.737128275" calcext:value-type="float">
            <text:p>106.737128275</text:p>
          </table:table-cell>
          <table:table-cell office:value-type="float" office:value="4335.14923101983" calcext:value-type="float">
            <text:p>4335.1492310198</text:p>
          </table:table-cell>
          <table:table-cell table:formula="of:=([.B1984] * (PI()) * 23 * (3600/63360)) / 11.1 / 60" office:value-type="float" office:value="26.723593916949" calcext:value-type="float">
            <text:p>26.7235939169</text:p>
          </table:table-cell>
        </table:table-row>
        <table:table-row table:style-name="ro1">
          <table:table-cell office:value-type="float" office:value="106.750686754" calcext:value-type="float">
            <text:p>106.750686754</text:p>
          </table:table-cell>
          <table:table-cell office:value-type="float" office:value="4425.27513593713" calcext:value-type="float">
            <text:p>4425.2751359371</text:p>
          </table:table-cell>
          <table:table-cell table:formula="of:=([.B1985] * (PI()) * 23 * (3600/63360)) / 11.1 / 60" office:value-type="float" office:value="27.279166045164" calcext:value-type="float">
            <text:p>27.2791660452</text:p>
          </table:table-cell>
        </table:table-row>
        <table:table-row table:style-name="ro1">
          <table:table-cell office:value-type="float" office:value="106.764374765" calcext:value-type="float">
            <text:p>106.764374765</text:p>
          </table:table-cell>
          <table:table-cell office:value-type="float" office:value="4383.39799697729" calcext:value-type="float">
            <text:p>4383.3979969773</text:p>
          </table:table-cell>
          <table:table-cell table:formula="of:=([.B1986] * (PI()) * 23 * (3600/63360)) / 11.1 / 60" office:value-type="float" office:value="27.0210186097865" calcext:value-type="float">
            <text:p>27.0210186098</text:p>
          </table:table-cell>
        </table:table-row>
        <table:table-row table:style-name="ro1">
          <table:table-cell office:value-type="float" office:value="106.778049182" calcext:value-type="float">
            <text:p>106.778049182</text:p>
          </table:table-cell>
          <table:table-cell office:value-type="float" office:value="4387.7556169109" calcext:value-type="float">
            <text:p>4387.7556169109</text:p>
          </table:table-cell>
          <table:table-cell table:formula="of:=([.B1987] * (PI()) * 23 * (3600/63360)) / 11.1 / 60" office:value-type="float" office:value="27.0478807221025" calcext:value-type="float">
            <text:p>27.0478807221</text:p>
          </table:table-cell>
        </table:table-row>
        <table:table-row table:style-name="ro1">
          <table:table-cell office:value-type="float" office:value="106.79201537" calcext:value-type="float">
            <text:p>106.79201537</text:p>
          </table:table-cell>
          <table:table-cell office:value-type="float" office:value="4296.08995670938" calcext:value-type="float">
            <text:p>4296.0899567094</text:p>
          </table:table-cell>
          <table:table-cell table:formula="of:=([.B1988] * (PI()) * 23 * (3600/63360)) / 11.1 / 60" office:value-type="float" office:value="26.4828169264144" calcext:value-type="float">
            <text:p>26.4828169264</text:p>
          </table:table-cell>
        </table:table-row>
        <table:table-row table:style-name="ro1">
          <table:table-cell office:value-type="float" office:value="106.819852382" calcext:value-type="float">
            <text:p>106.819852382</text:p>
          </table:table-cell>
          <table:table-cell office:value-type="float" office:value="4321.47230832745" calcext:value-type="float">
            <text:p>4321.4723083275</text:p>
          </table:table-cell>
          <table:table-cell table:formula="of:=([.B1989] * (PI()) * 23 * (3600/63360)) / 11.1 / 60" office:value-type="float" office:value="26.6392838947127" calcext:value-type="float">
            <text:p>26.6392838947</text:p>
          </table:table-cell>
        </table:table-row>
        <table:table-row table:style-name="ro1">
          <table:table-cell office:value-type="float" office:value="106.833853935" calcext:value-type="float">
            <text:p>106.833853935</text:p>
          </table:table-cell>
          <table:table-cell office:value-type="float" office:value="4285.23893029458" calcext:value-type="float">
            <text:p>4285.2389302946</text:p>
          </table:table-cell>
          <table:table-cell table:formula="of:=([.B1990] * (PI()) * 23 * (3600/63360)) / 11.1 / 60" office:value-type="float" office:value="26.4159268591899" calcext:value-type="float">
            <text:p>26.4159268592</text:p>
          </table:table-cell>
        </table:table-row>
        <table:table-row table:style-name="ro1">
          <table:table-cell office:value-type="float" office:value="106.847826791" calcext:value-type="float">
            <text:p>106.847826791</text:p>
          </table:table-cell>
          <table:table-cell office:value-type="float" office:value="4294.03981547935" calcext:value-type="float">
            <text:p>4294.0398154794</text:p>
          </table:table-cell>
          <table:table-cell table:formula="of:=([.B1991] * (PI()) * 23 * (3600/63360)) / 11.1 / 60" office:value-type="float" office:value="26.4701790358173" calcext:value-type="float">
            <text:p>26.4701790358</text:p>
          </table:table-cell>
        </table:table-row>
        <table:table-row table:style-name="ro1">
          <table:table-cell office:value-type="float" office:value="106.861816" calcext:value-type="float">
            <text:p>106.861816</text:p>
          </table:table-cell>
          <table:table-cell office:value-type="float" office:value="4289.02020121748" calcext:value-type="float">
            <text:p>4289.0202012175</text:p>
          </table:table-cell>
          <table:table-cell table:formula="of:=([.B1992] * (PI()) * 23 * (3600/63360)) / 11.1 / 60" office:value-type="float" office:value="26.4392361256646" calcext:value-type="float">
            <text:p>26.4392361257</text:p>
          </table:table-cell>
        </table:table-row>
        <table:table-row table:style-name="ro1">
          <table:table-cell office:value-type="float" office:value="106.875788751" calcext:value-type="float">
            <text:p>106.875788751</text:p>
          </table:table-cell>
          <table:table-cell office:value-type="float" office:value="4294.07208359135" calcext:value-type="float">
            <text:p>4294.0720835914</text:p>
          </table:table-cell>
          <table:table-cell table:formula="of:=([.B1993] * (PI()) * 23 * (3600/63360)) / 11.1 / 60" office:value-type="float" office:value="26.4703779493669" calcext:value-type="float">
            <text:p>26.4703779494</text:p>
          </table:table-cell>
        </table:table-row>
        <table:table-row table:style-name="ro1">
          <table:table-cell office:value-type="float" office:value="106.889463584" calcext:value-type="float">
            <text:p>106.889463584</text:p>
          </table:table-cell>
          <table:table-cell office:value-type="float" office:value="4387.62213769482" calcext:value-type="float">
            <text:p>4387.6221376948</text:p>
          </table:table-cell>
          <table:table-cell table:formula="of:=([.B1994] * (PI()) * 23 * (3600/63360)) / 11.1 / 60" office:value-type="float" office:value="27.047057902823" calcext:value-type="float">
            <text:p>27.0470579028</text:p>
          </table:table-cell>
        </table:table-row>
        <table:table-row table:style-name="ro1">
          <table:table-cell office:value-type="float" office:value="106.903216022" calcext:value-type="float">
            <text:p>106.903216022</text:p>
          </table:table-cell>
          <table:table-cell office:value-type="float" office:value="4362.86278840693" calcext:value-type="float">
            <text:p>4362.8627884069</text:p>
          </table:table-cell>
          <table:table-cell table:formula="of:=([.B1995] * (PI()) * 23 * (3600/63360)) / 11.1 / 60" office:value-type="float" office:value="26.8944313700884" calcext:value-type="float">
            <text:p>26.8944313701</text:p>
          </table:table-cell>
        </table:table-row>
        <table:table-row table:style-name="ro1">
          <table:table-cell office:value-type="float" office:value="106.917062575" calcext:value-type="float">
            <text:p>106.917062575</text:p>
          </table:table-cell>
          <table:table-cell office:value-type="float" office:value="4333.20841656166" calcext:value-type="float">
            <text:p>4333.2084165617</text:p>
          </table:table-cell>
          <table:table-cell table:formula="of:=([.B1996] * (PI()) * 23 * (3600/63360)) / 11.1 / 60" office:value-type="float" office:value="26.7116299603042" calcext:value-type="float">
            <text:p>26.7116299603</text:p>
          </table:table-cell>
        </table:table-row>
        <table:table-row table:style-name="ro1">
          <table:table-cell office:value-type="float" office:value="106.93099392" calcext:value-type="float">
            <text:p>106.93099392</text:p>
          </table:table-cell>
          <table:table-cell office:value-type="float" office:value="4306.83469541108" calcext:value-type="float">
            <text:p>4306.8346954111</text:p>
          </table:table-cell>
          <table:table-cell table:formula="of:=([.B1997] * (PI()) * 23 * (3600/63360)) / 11.1 / 60" office:value-type="float" office:value="26.5490517936603" calcext:value-type="float">
            <text:p>26.5490517937</text:p>
          </table:table-cell>
        </table:table-row>
        <table:table-row table:style-name="ro1">
          <table:table-cell office:value-type="float" office:value="106.945090056" calcext:value-type="float">
            <text:p>106.945090056</text:p>
          </table:table-cell>
          <table:table-cell office:value-type="float" office:value="4256.4856071091" calcext:value-type="float">
            <text:p>4256.4856071091</text:p>
          </table:table-cell>
          <table:table-cell table:formula="of:=([.B1998] * (PI()) * 23 * (3600/63360)) / 11.1 / 60" office:value-type="float" office:value="26.2386798737635" calcext:value-type="float">
            <text:p>26.2386798738</text:p>
          </table:table-cell>
        </table:table-row>
        <table:table-row table:style-name="ro1">
          <table:table-cell office:value-type="float" office:value="106.97318483" calcext:value-type="float">
            <text:p>106.97318483</text:p>
          </table:table-cell>
          <table:table-cell office:value-type="float" office:value="4229.60524883036" calcext:value-type="float">
            <text:p>4229.6052488304</text:p>
          </table:table-cell>
          <table:table-cell table:formula="of:=([.B1999] * (PI()) * 23 * (3600/63360)) / 11.1 / 60" office:value-type="float" office:value="26.0729785932071" calcext:value-type="float">
            <text:p>26.0729785932</text:p>
          </table:table-cell>
        </table:table-row>
        <table:table-row table:style-name="ro1">
          <table:table-cell office:value-type="float" office:value="106.987336487" calcext:value-type="float">
            <text:p>106.987336487</text:p>
          </table:table-cell>
          <table:table-cell office:value-type="float" office:value="4239.78619604062" calcext:value-type="float">
            <text:p>4239.7861960406</text:p>
          </table:table-cell>
          <table:table-cell table:formula="of:=([.B2000] * (PI()) * 23 * (3600/63360)) / 11.1 / 60" office:value-type="float" office:value="26.1357380241836" calcext:value-type="float">
            <text:p>26.1357380242</text:p>
          </table:table-cell>
        </table:table-row>
        <table:table-row table:style-name="ro1">
          <table:table-cell office:value-type="float" office:value="107.001462312" calcext:value-type="float">
            <text:p>107.001462312</text:p>
          </table:table-cell>
          <table:table-cell office:value-type="float" office:value="4247.53952425492" calcext:value-type="float">
            <text:p>4247.5395242549</text:p>
          </table:table-cell>
          <table:table-cell table:formula="of:=([.B2001] * (PI()) * 23 * (3600/63360)) / 11.1 / 60" office:value-type="float" office:value="26.1835326406229" calcext:value-type="float">
            <text:p>26.1835326406</text:p>
          </table:table-cell>
        </table:table-row>
        <table:table-row table:style-name="ro1">
          <table:table-cell office:value-type="float" office:value="107.015639803" calcext:value-type="float">
            <text:p>107.015639803</text:p>
          </table:table-cell>
          <table:table-cell office:value-type="float" office:value="4232.06052465612" calcext:value-type="float">
            <text:p>4232.0605246561</text:p>
          </table:table-cell>
          <table:table-cell table:formula="of:=([.B2002] * (PI()) * 23 * (3600/63360)) / 11.1 / 60" office:value-type="float" office:value="26.0881138955059" calcext:value-type="float">
            <text:p>26.0881138955</text:p>
          </table:table-cell>
        </table:table-row>
        <table:table-row table:style-name="ro1">
          <table:table-cell office:value-type="float" office:value="107.029750836" calcext:value-type="float">
            <text:p>107.029750836</text:p>
          </table:table-cell>
          <table:table-cell office:value-type="float" office:value="4251.99204056967" calcext:value-type="float">
            <text:p>4251.9920405697</text:p>
          </table:table-cell>
          <table:table-cell table:formula="of:=([.B2003] * (PI()) * 23 * (3600/63360)) / 11.1 / 60" office:value-type="float" office:value="26.2109797321907" calcext:value-type="float">
            <text:p>26.2109797322</text:p>
          </table:table-cell>
        </table:table-row>
        <table:table-row table:style-name="ro1">
          <table:table-cell office:value-type="float" office:value="107.043772024" calcext:value-type="float">
            <text:p>107.043772024</text:p>
          </table:table-cell>
          <table:table-cell office:value-type="float" office:value="4279.23796470991" calcext:value-type="float">
            <text:p>4279.2379647099</text:p>
          </table:table-cell>
          <table:table-cell table:formula="of:=([.B2004] * (PI()) * 23 * (3600/63360)) / 11.1 / 60" office:value-type="float" office:value="26.3789345069435" calcext:value-type="float">
            <text:p>26.3789345069</text:p>
          </table:table-cell>
        </table:table-row>
        <table:table-row table:style-name="ro1">
          <table:table-cell office:value-type="float" office:value="107.057877588" calcext:value-type="float">
            <text:p>107.057877588</text:p>
          </table:table-cell>
          <table:table-cell office:value-type="float" office:value="4253.64062010275" calcext:value-type="float">
            <text:p>4253.6406201028</text:p>
          </table:table-cell>
          <table:table-cell table:formula="of:=([.B2005] * (PI()) * 23 * (3600/63360)) / 11.1 / 60" office:value-type="float" office:value="26.2211422358634" calcext:value-type="float">
            <text:p>26.2211422359</text:p>
          </table:table-cell>
        </table:table-row>
        <table:table-row table:style-name="ro1">
          <table:table-cell office:value-type="float" office:value="107.071870756" calcext:value-type="float">
            <text:p>107.071870756</text:p>
          </table:table-cell>
          <table:table-cell office:value-type="float" office:value="4287.80673541455" calcext:value-type="float">
            <text:p>4287.8067354146</text:p>
          </table:table-cell>
          <table:table-cell table:formula="of:=([.B2006] * (PI()) * 23 * (3600/63360)) / 11.1 / 60" office:value-type="float" office:value="26.4317558370698" calcext:value-type="float">
            <text:p>26.4317558371</text:p>
          </table:table-cell>
        </table:table-row>
        <table:table-row table:style-name="ro1">
          <table:table-cell office:value-type="float" office:value="107.086110799" calcext:value-type="float">
            <text:p>107.086110799</text:p>
          </table:table-cell>
          <table:table-cell office:value-type="float" office:value="4213.47042281515" calcext:value-type="float">
            <text:p>4213.4704228152</text:p>
          </table:table-cell>
          <table:table-cell table:formula="of:=([.B2007] * (PI()) * 23 * (3600/63360)) / 11.1 / 60" office:value-type="float" office:value="25.9735170717292" calcext:value-type="float">
            <text:p>25.9735170717</text:p>
          </table:table-cell>
        </table:table-row>
        <table:table-row table:style-name="ro1">
          <table:table-cell office:value-type="float" office:value="107.0999898" calcext:value-type="float">
            <text:p>107.0999898</text:p>
          </table:table-cell>
          <table:table-cell office:value-type="float" office:value="4323.07772005094" calcext:value-type="float">
            <text:p>4323.0777200509</text:p>
          </table:table-cell>
          <table:table-cell table:formula="of:=([.B2008] * (PI()) * 23 * (3600/63360)) / 11.1 / 60" office:value-type="float" office:value="26.64918029474" calcext:value-type="float">
            <text:p>26.6491802947</text:p>
          </table:table-cell>
        </table:table-row>
        <table:table-row table:style-name="ro1">
          <table:table-cell office:value-type="float" office:value="107.128160459" calcext:value-type="float">
            <text:p>107.128160459</text:p>
          </table:table-cell>
          <table:table-cell office:value-type="float" office:value="4272.41365164388" calcext:value-type="float">
            <text:p>4272.4136516439</text:p>
          </table:table-cell>
          <table:table-cell table:formula="of:=([.B2009] * (PI()) * 23 * (3600/63360)) / 11.1 / 60" office:value-type="float" office:value="26.3368667114836" calcext:value-type="float">
            <text:p>26.3368667115</text:p>
          </table:table-cell>
        </table:table-row>
        <table:table-row table:style-name="ro1">
          <table:table-cell office:value-type="float" office:value="107.141858574" calcext:value-type="float">
            <text:p>107.141858574</text:p>
          </table:table-cell>
          <table:table-cell office:value-type="float" office:value="4380.16471609061" calcext:value-type="float">
            <text:p>4380.1647160906</text:p>
          </table:table-cell>
          <table:table-cell table:formula="of:=([.B2010] * (PI()) * 23 * (3600/63360)) / 11.1 / 60" office:value-type="float" office:value="27.0010873730907" calcext:value-type="float">
            <text:p>27.0010873731</text:p>
          </table:table-cell>
        </table:table-row>
        <table:table-row table:style-name="ro1">
          <table:table-cell office:value-type="float" office:value="107.155862419" calcext:value-type="float">
            <text:p>107.155862419</text:p>
          </table:table-cell>
          <table:table-cell office:value-type="float" office:value="4284.53756809531" calcext:value-type="float">
            <text:p>4284.5375680953</text:p>
          </table:table-cell>
          <table:table-cell table:formula="of:=([.B2011] * (PI()) * 23 * (3600/63360)) / 11.1 / 60" office:value-type="float" office:value="26.4116033820491" calcext:value-type="float">
            <text:p>26.411603382</text:p>
          </table:table-cell>
        </table:table-row>
        <table:table-row table:style-name="ro1">
          <table:table-cell office:value-type="float" office:value="107.169555481" calcext:value-type="float">
            <text:p>107.169555481</text:p>
          </table:table-cell>
          <table:table-cell office:value-type="float" office:value="4381.78108007771" calcext:value-type="float">
            <text:p>4381.7810800777</text:p>
          </table:table-cell>
          <table:table-cell table:formula="of:=([.B2012] * (PI()) * 23 * (3600/63360)) / 11.1 / 60" office:value-type="float" office:value="27.0110512872518" calcext:value-type="float">
            <text:p>27.0110512873</text:p>
          </table:table-cell>
        </table:table-row>
        <table:table-row table:style-name="ro1">
          <table:table-cell office:value-type="float" office:value="107.183216304" calcext:value-type="float">
            <text:p>107.183216304</text:p>
          </table:table-cell>
          <table:table-cell office:value-type="float" office:value="4392.12190948959" calcext:value-type="float">
            <text:p>4392.1219094896</text:p>
          </table:table-cell>
          <table:table-cell table:formula="of:=([.B2013] * (PI()) * 23 * (3600/63360)) / 11.1 / 60" office:value-type="float" office:value="27.0747962960718" calcext:value-type="float">
            <text:p>27.0747962961</text:p>
          </table:table-cell>
        </table:table-row>
        <table:table-row table:style-name="ro1">
          <table:table-cell office:value-type="float" office:value="107.196876711" calcext:value-type="float">
            <text:p>107.196876711</text:p>
          </table:table-cell>
          <table:table-cell office:value-type="float" office:value="4392.2556626688" calcext:value-type="float">
            <text:p>4392.2556626688</text:p>
          </table:table-cell>
          <table:table-cell table:formula="of:=([.B2014] * (PI()) * 23 * (3600/63360)) / 11.1 / 60" office:value-type="float" office:value="27.0756208041696" calcext:value-type="float">
            <text:p>27.0756208042</text:p>
          </table:table-cell>
        </table:table-row>
        <table:table-row table:style-name="ro1">
          <table:table-cell office:value-type="float" office:value="107.210522273" calcext:value-type="float">
            <text:p>107.210522273</text:p>
          </table:table-cell>
          <table:table-cell office:value-type="float" office:value="4397.03399538643" calcext:value-type="float">
            <text:p>4397.0339953864</text:p>
          </table:table-cell>
          <table:table-cell table:formula="of:=([.B2015] * (PI()) * 23 * (3600/63360)) / 11.1 / 60" office:value-type="float" office:value="27.1050763583712" calcext:value-type="float">
            <text:p>27.1050763584</text:p>
          </table:table-cell>
        </table:table-row>
        <table:table-row table:style-name="ro1">
          <table:table-cell office:value-type="float" office:value="107.224433461" calcext:value-type="float">
            <text:p>107.224433461</text:p>
          </table:table-cell>
          <table:table-cell office:value-type="float" office:value="4313.07520247138" calcext:value-type="float">
            <text:p>4313.0752024714</text:p>
          </table:table-cell>
          <table:table-cell table:formula="of:=([.B2016] * (PI()) * 23 * (3600/63360)) / 11.1 / 60" office:value-type="float" office:value="26.5875207753789" calcext:value-type="float">
            <text:p>26.5875207754</text:p>
          </table:table-cell>
        </table:table-row>
        <table:table-row table:style-name="ro1">
          <table:table-cell office:value-type="float" office:value="107.238195483" calcext:value-type="float">
            <text:p>107.238195483</text:p>
          </table:table-cell>
          <table:table-cell office:value-type="float" office:value="4359.82445020346" calcext:value-type="float">
            <text:p>4359.8244502035</text:p>
          </table:table-cell>
          <table:table-cell table:formula="of:=([.B2017] * (PI()) * 23 * (3600/63360)) / 11.1 / 60" office:value-type="float" office:value="26.8757018380689" calcext:value-type="float">
            <text:p>26.8757018381</text:p>
          </table:table-cell>
        </table:table-row>
        <table:table-row table:style-name="ro1">
          <table:table-cell office:value-type="float" office:value="107.25216964" calcext:value-type="float">
            <text:p>107.25216964</text:p>
          </table:table-cell>
          <table:table-cell office:value-type="float" office:value="4293.64003856965" calcext:value-type="float">
            <text:p>4293.6400385697</text:p>
          </table:table-cell>
          <table:table-cell table:formula="of:=([.B2018] * (PI()) * 23 * (3600/63360)) / 11.1 / 60" office:value-type="float" office:value="26.4677146510354" calcext:value-type="float">
            <text:p>26.467714651</text:p>
          </table:table-cell>
        </table:table-row>
        <table:table-row table:style-name="ro1">
          <table:table-cell office:value-type="float" office:value="107.280643477" calcext:value-type="float">
            <text:p>107.280643477</text:p>
          </table:table-cell>
          <table:table-cell office:value-type="float" office:value="4206.90011550231" calcext:value-type="float">
            <text:p>4206.9001155023</text:p>
          </table:table-cell>
          <table:table-cell table:formula="of:=([.B2019] * (PI()) * 23 * (3600/63360)) / 11.1 / 60" office:value-type="float" office:value="25.9330150693341" calcext:value-type="float">
            <text:p>25.9330150693</text:p>
          </table:table-cell>
        </table:table-row>
        <table:table-row table:style-name="ro1">
          <table:table-cell office:value-type="float" office:value="107.295152532" calcext:value-type="float">
            <text:p>107.295152532</text:p>
          </table:table-cell>
          <table:table-cell office:value-type="float" office:value="4135.34858060405" calcext:value-type="float">
            <text:p>4135.3485806041</text:p>
          </table:table-cell>
          <table:table-cell table:formula="of:=([.B2020] * (PI()) * 23 * (3600/63360)) / 11.1 / 60" office:value-type="float" office:value="25.4919427876526" calcext:value-type="float">
            <text:p>25.4919427877</text:p>
          </table:table-cell>
        </table:table-row>
        <table:table-row table:style-name="ro1">
          <table:table-cell office:value-type="float" office:value="107.309575909" calcext:value-type="float">
            <text:p>107.309575909</text:p>
          </table:table-cell>
          <table:table-cell office:value-type="float" office:value="4159.91345162631" calcext:value-type="float">
            <text:p>4159.9134516263</text:p>
          </table:table-cell>
          <table:table-cell table:formula="of:=([.B2021] * (PI()) * 23 * (3600/63360)) / 11.1 / 60" office:value-type="float" office:value="25.6433704785667" calcext:value-type="float">
            <text:p>25.6433704786</text:p>
          </table:table-cell>
        </table:table-row>
        <table:table-row table:style-name="ro1">
          <table:table-cell office:value-type="float" office:value="107.324088974" calcext:value-type="float">
            <text:p>107.324088974</text:p>
          </table:table-cell>
          <table:table-cell office:value-type="float" office:value="4134.20597232184" calcext:value-type="float">
            <text:p>4134.2059723218</text:p>
          </table:table-cell>
          <table:table-cell table:formula="of:=([.B2022] * (PI()) * 23 * (3600/63360)) / 11.1 / 60" office:value-type="float" office:value="25.4848992931585" calcext:value-type="float">
            <text:p>25.4848992932</text:p>
          </table:table-cell>
        </table:table-row>
        <table:table-row table:style-name="ro1">
          <table:table-cell office:value-type="float" office:value="107.338735373" calcext:value-type="float">
            <text:p>107.338735373</text:p>
          </table:table-cell>
          <table:table-cell office:value-type="float" office:value="4096.57008525948" calcext:value-type="float">
            <text:p>4096.5700852595</text:p>
          </table:table-cell>
          <table:table-cell table:formula="of:=([.B2023] * (PI()) * 23 * (3600/63360)) / 11.1 / 60" office:value-type="float" office:value="25.2528966309752" calcext:value-type="float">
            <text:p>25.252896631</text:p>
          </table:table-cell>
        </table:table-row>
        <table:table-row table:style-name="ro1">
          <table:table-cell office:value-type="float" office:value="107.353045677" calcext:value-type="float">
            <text:p>107.353045677</text:p>
          </table:table-cell>
          <table:table-cell office:value-type="float" office:value="4192.7830464004" calcext:value-type="float">
            <text:p>4192.7830464004</text:p>
          </table:table-cell>
          <table:table-cell table:formula="of:=([.B2024] * (PI()) * 23 * (3600/63360)) / 11.1 / 60" office:value-type="float" office:value="25.8459918085712" calcext:value-type="float">
            <text:p>25.8459918086</text:p>
          </table:table-cell>
        </table:table-row>
        <table:table-row table:style-name="ro1">
          <table:table-cell office:value-type="float" office:value="107.36762968" calcext:value-type="float">
            <text:p>107.36762968</text:p>
          </table:table-cell>
          <table:table-cell office:value-type="float" office:value="4114.09679496604" calcext:value-type="float">
            <text:p>4114.096794966</text:p>
          </table:table-cell>
          <table:table-cell table:formula="of:=([.B2025] * (PI()) * 23 * (3600/63360)) / 11.1 / 60" office:value-type="float" office:value="25.3609382802792" calcext:value-type="float">
            <text:p>25.3609382803</text:p>
          </table:table-cell>
        </table:table-row>
        <table:table-row table:style-name="ro1">
          <table:table-cell office:value-type="float" office:value="107.381871182" calcext:value-type="float">
            <text:p>107.381871182</text:p>
          </table:table-cell>
          <table:table-cell office:value-type="float" office:value="4213.03876515142" calcext:value-type="float">
            <text:p>4213.0387651514</text:p>
          </table:table-cell>
          <table:table-cell table:formula="of:=([.B2026] * (PI()) * 23 * (3600/63360)) / 11.1 / 60" office:value-type="float" office:value="25.9708561612272" calcext:value-type="float">
            <text:p>25.9708561612</text:p>
          </table:table-cell>
        </table:table-row>
        <table:table-row table:style-name="ro1">
          <table:table-cell office:value-type="float" office:value="107.396152007" calcext:value-type="float">
            <text:p>107.396152007</text:p>
          </table:table-cell>
          <table:table-cell office:value-type="float" office:value="4201.43794213147" calcext:value-type="float">
            <text:p>4201.4379421315</text:p>
          </table:table-cell>
          <table:table-cell table:formula="of:=([.B2027] * (PI()) * 23 * (3600/63360)) / 11.1 / 60" office:value-type="float" office:value="25.8993440478103" calcext:value-type="float">
            <text:p>25.8993440478</text:p>
          </table:table-cell>
        </table:table-row>
        <table:table-row table:style-name="ro1">
          <table:table-cell office:value-type="float" office:value="107.410420592" calcext:value-type="float">
            <text:p>107.410420592</text:p>
          </table:table-cell>
          <table:table-cell office:value-type="float" office:value="4205.0420556863" calcext:value-type="float">
            <text:p>4205.0420556863</text:p>
          </table:table-cell>
          <table:table-cell table:formula="of:=([.B2028] * (PI()) * 23 * (3600/63360)) / 11.1 / 60" office:value-type="float" office:value="25.9215612454055" calcext:value-type="float">
            <text:p>25.9215612454</text:p>
          </table:table-cell>
        </table:table-row>
        <table:table-row table:style-name="ro1">
          <table:table-cell office:value-type="float" office:value="107.438221979" calcext:value-type="float">
            <text:p>107.438221979</text:p>
          </table:table-cell>
          <table:table-cell office:value-type="float" office:value="4276.8230760378" calcext:value-type="float">
            <text:p>4276.8230760378</text:p>
          </table:table-cell>
          <table:table-cell table:formula="of:=([.B2029] * (PI()) * 23 * (3600/63360)) / 11.1 / 60" office:value-type="float" office:value="26.3640481672147" calcext:value-type="float">
            <text:p>26.3640481672</text:p>
          </table:table-cell>
        </table:table-row>
        <table:table-row table:style-name="ro1">
          <table:table-cell office:value-type="float" office:value="107.452138428" calcext:value-type="float">
            <text:p>107.452138428</text:p>
          </table:table-cell>
          <table:table-cell office:value-type="float" office:value="4311.44467959525" calcext:value-type="float">
            <text:p>4311.4446795953</text:p>
          </table:table-cell>
          <table:table-cell table:formula="of:=([.B2030] * (PI()) * 23 * (3600/63360)) / 11.1 / 60" office:value-type="float" office:value="26.5774695801623" calcext:value-type="float">
            <text:p>26.5774695802</text:p>
          </table:table-cell>
        </table:table-row>
        <table:table-row table:style-name="ro1">
          <table:table-cell office:value-type="float" office:value="107.46598873" calcext:value-type="float">
            <text:p>107.46598873</text:p>
          </table:table-cell>
          <table:table-cell office:value-type="float" office:value="4332.03550365412" calcext:value-type="float">
            <text:p>4332.0355036541</text:p>
          </table:table-cell>
          <table:table-cell table:formula="of:=([.B2031] * (PI()) * 23 * (3600/63360)) / 11.1 / 60" office:value-type="float" office:value="26.7043996559777" calcext:value-type="float">
            <text:p>26.704399656</text:p>
          </table:table-cell>
        </table:table-row>
        <table:table-row table:style-name="ro1">
          <table:table-cell office:value-type="float" office:value="107.480115284" calcext:value-type="float">
            <text:p>107.480115284</text:p>
          </table:table-cell>
          <table:table-cell office:value-type="float" office:value="4247.32033018351" calcext:value-type="float">
            <text:p>4247.3203301835</text:p>
          </table:table-cell>
          <table:table-cell table:formula="of:=([.B2032] * (PI()) * 23 * (3600/63360)) / 11.1 / 60" office:value-type="float" office:value="26.1821814406892" calcext:value-type="float">
            <text:p>26.1821814407</text:p>
          </table:table-cell>
        </table:table-row>
        <table:table-row table:style-name="ro1">
          <table:table-cell office:value-type="float" office:value="107.493960482" calcext:value-type="float">
            <text:p>107.493960482</text:p>
          </table:table-cell>
          <table:table-cell office:value-type="float" office:value="4333.63249846175" calcext:value-type="float">
            <text:p>4333.6324984618</text:p>
          </table:table-cell>
          <table:table-cell table:formula="of:=([.B2033] * (PI()) * 23 * (3600/63360)) / 11.1 / 60" office:value-type="float" office:value="26.7142441707689" calcext:value-type="float">
            <text:p>26.7142441708</text:p>
          </table:table-cell>
        </table:table-row>
        <table:table-row table:style-name="ro1">
          <table:table-cell office:value-type="float" office:value="107.508064015" calcext:value-type="float">
            <text:p>107.508064015</text:p>
          </table:table-cell>
          <table:table-cell office:value-type="float" office:value="4254.253171875" calcext:value-type="float">
            <text:p>4254.253171875</text:p>
          </table:table-cell>
          <table:table-cell table:formula="of:=([.B2034] * (PI()) * 23 * (3600/63360)) / 11.1 / 60" office:value-type="float" office:value="26.2249182500079" calcext:value-type="float">
            <text:p>26.22491825</text:p>
          </table:table-cell>
        </table:table-row>
        <table:table-row table:style-name="ro1">
          <table:table-cell office:value-type="float" office:value="107.522153173" calcext:value-type="float">
            <text:p>107.522153173</text:p>
          </table:table-cell>
          <table:table-cell office:value-type="float" office:value="4258.59373567956" calcext:value-type="float">
            <text:p>4258.5937356796</text:p>
          </table:table-cell>
          <table:table-cell table:formula="of:=([.B2035] * (PI()) * 23 * (3600/63360)) / 11.1 / 60" office:value-type="float" office:value="26.2516752215219" calcext:value-type="float">
            <text:p>26.2516752215</text:p>
          </table:table-cell>
        </table:table-row>
        <table:table-row table:style-name="ro1">
          <table:table-cell office:value-type="float" office:value="107.535994465" calcext:value-type="float">
            <text:p>107.535994465</text:p>
          </table:table-cell>
          <table:table-cell office:value-type="float" office:value="4334.8554455948" calcext:value-type="float">
            <text:p>4334.8554455948</text:p>
          </table:table-cell>
          <table:table-cell table:formula="of:=([.B2036] * (PI()) * 23 * (3600/63360)) / 11.1 / 60" office:value-type="float" office:value="26.7217829060751" calcext:value-type="float">
            <text:p>26.7217829061</text:p>
          </table:table-cell>
        </table:table-row>
        <table:table-row table:style-name="ro1">
          <table:table-cell office:value-type="float" office:value="107.549990185" calcext:value-type="float">
            <text:p>107.549990185</text:p>
          </table:table-cell>
          <table:table-cell office:value-type="float" office:value="4287.02489045875" calcext:value-type="float">
            <text:p>4287.0248904588</text:p>
          </table:table-cell>
          <table:table-cell table:formula="of:=([.B2037] * (PI()) * 23 * (3600/63360)) / 11.1 / 60" office:value-type="float" office:value="26.4269362320247" calcext:value-type="float">
            <text:p>26.426936232</text:p>
          </table:table-cell>
        </table:table-row>
        <table:table-row table:style-name="ro1">
          <table:table-cell office:value-type="float" office:value="107.563714862" calcext:value-type="float">
            <text:p>107.563714862</text:p>
          </table:table-cell>
          <table:table-cell office:value-type="float" office:value="4371.68758141849" calcext:value-type="float">
            <text:p>4371.6875814185</text:p>
          </table:table-cell>
          <table:table-cell table:formula="of:=([.B2038] * (PI()) * 23 * (3600/63360)) / 11.1 / 60" office:value-type="float" office:value="26.9488309241233" calcext:value-type="float">
            <text:p>26.9488309241</text:p>
          </table:table-cell>
        </table:table-row>
        <table:table-row table:style-name="ro1">
          <table:table-cell office:value-type="float" office:value="107.59146052" calcext:value-type="float">
            <text:p>107.59146052</text:p>
          </table:table-cell>
          <table:table-cell office:value-type="float" office:value="4330.26029194095" calcext:value-type="float">
            <text:p>4330.260291941</text:p>
          </table:table-cell>
          <table:table-cell table:formula="of:=([.B2039] * (PI()) * 23 * (3600/63360)) / 11.1 / 60" office:value-type="float" office:value="26.6934565408942" calcext:value-type="float">
            <text:p>26.6934565409</text:p>
          </table:table-cell>
        </table:table-row>
        <table:table-row table:style-name="ro1">
          <table:table-cell office:value-type="float" office:value="107.605390718" calcext:value-type="float">
            <text:p>107.605390718</text:p>
          </table:table-cell>
          <table:table-cell office:value-type="float" office:value="4307.18931632488" calcext:value-type="float">
            <text:p>4307.1893163249</text:p>
          </table:table-cell>
          <table:table-cell table:formula="of:=([.B2040] * (PI()) * 23 * (3600/63360)) / 11.1 / 60" office:value-type="float" office:value="26.5512378188211" calcext:value-type="float">
            <text:p>26.5512378188</text:p>
          </table:table-cell>
        </table:table-row>
        <table:table-row table:style-name="ro1">
          <table:table-cell office:value-type="float" office:value="107.619614929" calcext:value-type="float">
            <text:p>107.619614929</text:p>
          </table:table-cell>
          <table:table-cell office:value-type="float" office:value="4218.16014960458" calcext:value-type="float">
            <text:p>4218.1601496046</text:p>
          </table:table-cell>
          <table:table-cell table:formula="of:=([.B2041] * (PI()) * 23 * (3600/63360)) / 11.1 / 60" office:value-type="float" office:value="26.002426423547" calcext:value-type="float">
            <text:p>26.0024264235</text:p>
          </table:table-cell>
        </table:table-row>
        <table:table-row table:style-name="ro1">
          <table:table-cell office:value-type="float" office:value="107.633687524" calcext:value-type="float">
            <text:p>107.633687524</text:p>
          </table:table-cell>
          <table:table-cell office:value-type="float" office:value="4263.60596609342" calcext:value-type="float">
            <text:p>4263.6059660934</text:p>
          </table:table-cell>
          <table:table-cell table:formula="of:=([.B2042] * (PI()) * 23 * (3600/63360)) / 11.1 / 60" office:value-type="float" office:value="26.282572614682" calcext:value-type="float">
            <text:p>26.2825726147</text:p>
          </table:table-cell>
        </table:table-row>
        <table:table-row table:style-name="ro1">
          <table:table-cell office:value-type="float" office:value="107.647947151" calcext:value-type="float">
            <text:p>107.647947151</text:p>
          </table:table-cell>
          <table:table-cell office:value-type="float" office:value="4207.68369326874" calcext:value-type="float">
            <text:p>4207.6836932687</text:p>
          </table:table-cell>
          <table:table-cell table:formula="of:=([.B2043] * (PI()) * 23 * (3600/63360)) / 11.1 / 60" office:value-type="float" office:value="25.937845356117" calcext:value-type="float">
            <text:p>25.9378453561</text:p>
          </table:table-cell>
        </table:table-row>
        <table:table-row table:style-name="ro1">
          <table:table-cell office:value-type="float" office:value="107.662410528" calcext:value-type="float">
            <text:p>107.662410528</text:p>
          </table:table-cell>
          <table:table-cell office:value-type="float" office:value="4148.40877062478" calcext:value-type="float">
            <text:p>4148.4087706248</text:p>
          </table:table-cell>
          <table:table-cell table:formula="of:=([.B2044] * (PI()) * 23 * (3600/63360)) / 11.1 / 60" office:value-type="float" office:value="25.5724510230081" calcext:value-type="float">
            <text:p>25.572451023</text:p>
          </table:table-cell>
        </table:table-row>
        <table:table-row table:style-name="ro1">
          <table:table-cell office:value-type="float" office:value="107.676668384" calcext:value-type="float">
            <text:p>107.676668384</text:p>
          </table:table-cell>
          <table:table-cell office:value-type="float" office:value="4208.20633902586" calcext:value-type="float">
            <text:p>4208.2063390259</text:p>
          </table:table-cell>
          <table:table-cell table:formula="of:=([.B2045] * (PI()) * 23 * (3600/63360)) / 11.1 / 60" office:value-type="float" office:value="25.9410671536218" calcext:value-type="float">
            <text:p>25.9410671536</text:p>
          </table:table-cell>
        </table:table-row>
        <table:table-row table:style-name="ro1">
          <table:table-cell office:value-type="float" office:value="107.691302491" calcext:value-type="float">
            <text:p>107.691302491</text:p>
          </table:table-cell>
          <table:table-cell office:value-type="float" office:value="4100.01102219455" calcext:value-type="float">
            <text:p>4100.0110221946</text:p>
          </table:table-cell>
          <table:table-cell table:formula="of:=([.B2046] * (PI()) * 23 * (3600/63360)) / 11.1 / 60" office:value-type="float" office:value="25.2741079426155" calcext:value-type="float">
            <text:p>25.2741079426</text:p>
          </table:table-cell>
        </table:table-row>
        <table:table-row table:style-name="ro1">
          <table:table-cell office:value-type="float" office:value="107.705660348" calcext:value-type="float">
            <text:p>107.705660348</text:p>
          </table:table-cell>
          <table:table-cell office:value-type="float" office:value="4178.89661390737" calcext:value-type="float">
            <text:p>4178.8966139074</text:p>
          </table:table-cell>
          <table:table-cell table:formula="of:=([.B2047] * (PI()) * 23 * (3600/63360)) / 11.1 / 60" office:value-type="float" office:value="25.76039028412" calcext:value-type="float">
            <text:p>25.7603902841</text:p>
          </table:table-cell>
        </table:table-row>
        <table:table-row table:style-name="ro1">
          <table:table-cell office:value-type="float" office:value="107.720253725" calcext:value-type="float">
            <text:p>107.720253725</text:p>
          </table:table-cell>
          <table:table-cell office:value-type="float" office:value="4111.45412056463" calcext:value-type="float">
            <text:p>4111.4541205646</text:p>
          </table:table-cell>
          <table:table-cell table:formula="of:=([.B2048] * (PI()) * 23 * (3600/63360)) / 11.1 / 60" office:value-type="float" office:value="25.3446477782008" calcext:value-type="float">
            <text:p>25.3446477782</text:p>
          </table:table-cell>
        </table:table-row>
        <table:table-row table:style-name="ro1">
          <table:table-cell office:value-type="float" office:value="107.749055897" calcext:value-type="float">
            <text:p>107.749055897</text:p>
          </table:table-cell>
          <table:table-cell office:value-type="float" office:value="4214.84231432216" calcext:value-type="float">
            <text:p>4214.8423143222</text:p>
          </table:table-cell>
          <table:table-cell table:formula="of:=([.B2049] * (PI()) * 23 * (3600/63360)) / 11.1 / 60" office:value-type="float" office:value="25.9819739597341" calcext:value-type="float">
            <text:p>25.9819739597</text:p>
          </table:table-cell>
        </table:table-row>
        <table:table-row table:style-name="ro1">
          <table:table-cell office:value-type="float" office:value="107.763547764" calcext:value-type="float">
            <text:p>107.763547764</text:p>
          </table:table-cell>
          <table:table-cell office:value-type="float" office:value="4140.25328825809" calcext:value-type="float">
            <text:p>4140.2532882581</text:p>
          </table:table-cell>
          <table:table-cell table:formula="of:=([.B2050] * (PI()) * 23 * (3600/63360)) / 11.1 / 60" office:value-type="float" office:value="25.5221773675121" calcext:value-type="float">
            <text:p>25.5221773675</text:p>
          </table:table-cell>
        </table:table-row>
        <table:table-row table:style-name="ro1">
          <table:table-cell office:value-type="float" office:value="107.77774338" calcext:value-type="float">
            <text:p>107.77774338</text:p>
          </table:table-cell>
          <table:table-cell office:value-type="float" office:value="4226.657018636" calcext:value-type="float">
            <text:p>4226.657018636</text:p>
          </table:table-cell>
          <table:table-cell table:formula="of:=([.B2051] * (PI()) * 23 * (3600/63360)) / 11.1 / 60" office:value-type="float" office:value="26.0548045229989" calcext:value-type="float">
            <text:p>26.054804523</text:p>
          </table:table-cell>
        </table:table-row>
        <table:table-row table:style-name="ro1">
          <table:table-cell office:value-type="float" office:value="107.791868319" calcext:value-type="float">
            <text:p>107.791868319</text:p>
          </table:table-cell>
          <table:table-cell office:value-type="float" office:value="4247.80595512707" calcext:value-type="float">
            <text:p>4247.8059551271</text:p>
          </table:table-cell>
          <table:table-cell table:formula="of:=([.B2052] * (PI()) * 23 * (3600/63360)) / 11.1 / 60" office:value-type="float" office:value="26.185175027091" calcext:value-type="float">
            <text:p>26.1851750271</text:p>
          </table:table-cell>
        </table:table-row>
        <table:table-row table:style-name="ro1">
          <table:table-cell office:value-type="float" office:value="107.805997581" calcext:value-type="float">
            <text:p>107.805997581</text:p>
          </table:table-cell>
          <table:table-cell office:value-type="float" office:value="4246.50629311508" calcext:value-type="float">
            <text:p>4246.5062931151</text:p>
          </table:table-cell>
          <table:table-cell table:formula="of:=([.B2053] * (PI()) * 23 * (3600/63360)) / 11.1 / 60" office:value-type="float" office:value="26.1771633905851" calcext:value-type="float">
            <text:p>26.1771633906</text:p>
          </table:table-cell>
        </table:table-row>
        <table:table-row table:style-name="ro1">
          <table:table-cell office:value-type="float" office:value="107.819970488" calcext:value-type="float">
            <text:p>107.819970488</text:p>
          </table:table-cell>
          <table:table-cell office:value-type="float" office:value="4294.02414256637" calcext:value-type="float">
            <text:p>4294.0241425664</text:p>
          </table:table-cell>
          <table:table-cell table:formula="of:=([.B2054] * (PI()) * 23 * (3600/63360)) / 11.1 / 60" office:value-type="float" office:value="26.4700824217125" calcext:value-type="float">
            <text:p>26.4700824217</text:p>
          </table:table-cell>
        </table:table-row>
        <table:table-row table:style-name="ro1">
          <table:table-cell office:value-type="float" office:value="107.834121625" calcext:value-type="float">
            <text:p>107.834121625</text:p>
          </table:table-cell>
          <table:table-cell office:value-type="float" office:value="4239.94199194062" calcext:value-type="float">
            <text:p>4239.9419919406</text:p>
          </table:table-cell>
          <table:table-cell table:formula="of:=([.B2055] * (PI()) * 23 * (3600/63360)) / 11.1 / 60" office:value-type="float" office:value="26.1366984124295" calcext:value-type="float">
            <text:p>26.1366984124</text:p>
          </table:table-cell>
        </table:table-row>
        <table:table-row table:style-name="ro1">
          <table:table-cell office:value-type="float" office:value="107.848096355" calcext:value-type="float">
            <text:p>107.848096355</text:p>
          </table:table-cell>
          <table:table-cell office:value-type="float" office:value="4293.46398822142" calcext:value-type="float">
            <text:p>4293.4639882214</text:p>
          </table:table-cell>
          <table:table-cell table:formula="of:=([.B2056] * (PI()) * 23 * (3600/63360)) / 11.1 / 60" office:value-type="float" office:value="26.4666294062689" calcext:value-type="float">
            <text:p>26.4666294063</text:p>
          </table:table-cell>
        </table:table-row>
        <table:table-row table:style-name="ro1">
          <table:table-cell office:value-type="float" office:value="107.861991971" calcext:value-type="float">
            <text:p>107.861991971</text:p>
          </table:table-cell>
          <table:table-cell office:value-type="float" office:value="4317.90861232363" calcext:value-type="float">
            <text:p>4317.9086123236</text:p>
          </table:table-cell>
          <table:table-cell table:formula="of:=([.B2057] * (PI()) * 23 * (3600/63360)) / 11.1 / 60" office:value-type="float" office:value="26.617315847069" calcext:value-type="float">
            <text:p>26.6173158471</text:p>
          </table:table-cell>
        </table:table-row>
        <table:table-row table:style-name="ro1">
          <table:table-cell office:value-type="float" office:value="107.875960034" calcext:value-type="float">
            <text:p>107.875960034</text:p>
          </table:table-cell>
          <table:table-cell office:value-type="float" office:value="4295.5132719569" calcext:value-type="float">
            <text:p>4295.5132719569</text:p>
          </table:table-cell>
          <table:table-cell table:formula="of:=([.B2058] * (PI()) * 23 * (3600/63360)) / 11.1 / 60" office:value-type="float" office:value="26.4792620109266" calcext:value-type="float">
            <text:p>26.4792620109</text:p>
          </table:table-cell>
        </table:table-row>
        <table:table-row table:style-name="ro1">
          <table:table-cell office:value-type="float" office:value="107.904052933" calcext:value-type="float">
            <text:p>107.904052933</text:p>
          </table:table-cell>
          <table:table-cell office:value-type="float" office:value="4242.4401837097" calcext:value-type="float">
            <text:p>4242.4401837097</text:p>
          </table:table-cell>
          <table:table-cell table:formula="of:=([.B2059] * (PI()) * 23 * (3600/63360)) / 11.1 / 60" office:value-type="float" office:value="26.1520982657692" calcext:value-type="float">
            <text:p>26.1520982658</text:p>
          </table:table-cell>
        </table:table-row>
        <table:table-row table:style-name="ro1">
          <table:table-cell office:value-type="float" office:value="107.918062507" calcext:value-type="float">
            <text:p>107.918062507</text:p>
          </table:table-cell>
          <table:table-cell office:value-type="float" office:value="4282.78547229535" calcext:value-type="float">
            <text:p>4282.7854722954</text:p>
          </table:table-cell>
          <table:table-cell table:formula="of:=([.B2060] * (PI()) * 23 * (3600/63360)) / 11.1 / 60" office:value-type="float" office:value="26.400802762701" calcext:value-type="float">
            <text:p>26.4008027627</text:p>
          </table:table-cell>
        </table:table-row>
        <table:table-row table:style-name="ro1">
          <table:table-cell office:value-type="float" office:value="107.932040414" calcext:value-type="float">
            <text:p>107.932040414</text:p>
          </table:table-cell>
          <table:table-cell office:value-type="float" office:value="4292.48813859535" calcext:value-type="float">
            <text:p>4292.4881385954</text:p>
          </table:table-cell>
          <table:table-cell table:formula="of:=([.B2061] * (PI()) * 23 * (3600/63360)) / 11.1 / 60" office:value-type="float" office:value="26.4606138788345" calcext:value-type="float">
            <text:p>26.4606138788</text:p>
          </table:table-cell>
        </table:table-row>
        <table:table-row table:style-name="ro1">
          <table:table-cell office:value-type="float" office:value="107.946221082" calcext:value-type="float">
            <text:p>107.946221082</text:p>
          </table:table-cell>
          <table:table-cell office:value-type="float" office:value="4231.11238483428" calcext:value-type="float">
            <text:p>4231.1123848343</text:p>
          </table:table-cell>
          <table:table-cell table:formula="of:=([.B2062] * (PI()) * 23 * (3600/63360)) / 11.1 / 60" office:value-type="float" office:value="26.0822691823887" calcext:value-type="float">
            <text:p>26.0822691824</text:p>
          </table:table-cell>
        </table:table-row>
        <table:table-row table:style-name="ro1">
          <table:table-cell office:value-type="float" office:value="107.960105135" calcext:value-type="float">
            <text:p>107.960105135</text:p>
          </table:table-cell>
          <table:table-cell office:value-type="float" office:value="4321.50467879449" calcext:value-type="float">
            <text:p>4321.5046787945</text:p>
          </table:table-cell>
          <table:table-cell table:formula="of:=([.B2063] * (PI()) * 23 * (3600/63360)) / 11.1 / 60" office:value-type="float" office:value="26.6394834392197" calcext:value-type="float">
            <text:p>26.6394834392</text:p>
          </table:table-cell>
        </table:table-row>
        <table:table-row table:style-name="ro1">
          <table:table-cell office:value-type="float" office:value="107.974123824" calcext:value-type="float">
            <text:p>107.974123824</text:p>
          </table:table-cell>
          <table:table-cell office:value-type="float" office:value="4280.00079035279" calcext:value-type="float">
            <text:p>4280.0007903528</text:p>
          </table:table-cell>
          <table:table-cell table:formula="of:=([.B2064] * (PI()) * 23 * (3600/63360)) / 11.1 / 60" office:value-type="float" office:value="26.383636869336" calcext:value-type="float">
            <text:p>26.3836368693</text:p>
          </table:table-cell>
        </table:table-row>
        <table:table-row table:style-name="ro1">
          <table:table-cell office:value-type="float" office:value="107.988292513" calcext:value-type="float">
            <text:p>107.988292513</text:p>
          </table:table-cell>
          <table:table-cell office:value-type="float" office:value="4234.68960327621" calcext:value-type="float">
            <text:p>4234.6896032762</text:p>
          </table:table-cell>
          <table:table-cell table:formula="of:=([.B2065] * (PI()) * 23 * (3600/63360)) / 11.1 / 60" office:value-type="float" office:value="26.1043205877499" calcext:value-type="float">
            <text:p>26.1043205877</text:p>
          </table:table-cell>
        </table:table-row>
        <table:table-row table:style-name="ro1">
          <table:table-cell office:value-type="float" office:value="108.002291201" calcext:value-type="float">
            <text:p>108.002291201</text:p>
          </table:table-cell>
          <table:table-cell office:value-type="float" office:value="4286.11595600496" calcext:value-type="float">
            <text:p>4286.115956005</text:p>
          </table:table-cell>
          <table:table-cell table:formula="of:=([.B2066] * (PI()) * 23 * (3600/63360)) / 11.1 / 60" office:value-type="float" office:value="26.4213331964784" calcext:value-type="float">
            <text:p>26.4213331965</text:p>
          </table:table-cell>
        </table:table-row>
        <table:table-row table:style-name="ro1">
          <table:table-cell office:value-type="float" office:value="108.016675047" calcext:value-type="float">
            <text:p>108.016675047</text:p>
          </table:table-cell>
          <table:table-cell office:value-type="float" office:value="4171.34610590619" calcext:value-type="float">
            <text:p>4171.3461059062</text:p>
          </table:table-cell>
          <table:table-cell table:formula="of:=([.B2067] * (PI()) * 23 * (3600/63360)) / 11.1 / 60" office:value-type="float" office:value="25.7138459326023" calcext:value-type="float">
            <text:p>25.7138459326</text:p>
          </table:table-cell>
        </table:table-row>
        <table:table-row table:style-name="ro1">
          <table:table-cell office:value-type="float" office:value="108.030840663" calcext:value-type="float">
            <text:p>108.030840663</text:p>
          </table:table-cell>
          <table:table-cell office:value-type="float" office:value="4235.60825028303" calcext:value-type="float">
            <text:p>4235.608250283</text:p>
          </table:table-cell>
          <table:table-cell table:formula="of:=([.B2068] * (PI()) * 23 * (3600/63360)) / 11.1 / 60" office:value-type="float" office:value="26.1099834953582" calcext:value-type="float">
            <text:p>26.1099834954</text:p>
          </table:table-cell>
        </table:table-row>
        <table:table-row table:style-name="ro1">
          <table:table-cell office:value-type="float" office:value="108.059584189" calcext:value-type="float">
            <text:p>108.059584189</text:p>
          </table:table-cell>
          <table:table-cell office:value-type="float" office:value="4179.41213224228" calcext:value-type="float">
            <text:p>4179.4121322423</text:p>
          </table:table-cell>
          <table:table-cell table:formula="of:=([.B2069] * (PI()) * 23 * (3600/63360)) / 11.1 / 60" office:value-type="float" office:value="25.7635681453434" calcext:value-type="float">
            <text:p>25.7635681453</text:p>
          </table:table-cell>
        </table:table-row>
        <table:table-row table:style-name="ro1">
          <table:table-cell office:value-type="float" office:value="108.0740534" calcext:value-type="float">
            <text:p>108.0740534</text:p>
          </table:table-cell>
          <table:table-cell office:value-type="float" office:value="4146.73612818134" calcext:value-type="float">
            <text:p>4146.7361281813</text:p>
          </table:table-cell>
          <table:table-cell table:formula="of:=([.B2070] * (PI()) * 23 * (3600/63360)) / 11.1 / 60" office:value-type="float" office:value="25.5621401859309" calcext:value-type="float">
            <text:p>25.5621401859</text:p>
          </table:table-cell>
        </table:table-row>
        <table:table-row table:style-name="ro1">
          <table:table-cell office:value-type="float" office:value="108.088586673" calcext:value-type="float">
            <text:p>108.088586673</text:p>
          </table:table-cell>
          <table:table-cell office:value-type="float" office:value="4128.45750575714" calcext:value-type="float">
            <text:p>4128.4575057571</text:p>
          </table:table-cell>
          <table:table-cell table:formula="of:=([.B2071] * (PI()) * 23 * (3600/63360)) / 11.1 / 60" office:value-type="float" office:value="25.4494634458707" calcext:value-type="float">
            <text:p>25.4494634459</text:p>
          </table:table-cell>
        </table:table-row>
        <table:table-row table:style-name="ro1">
          <table:table-cell office:value-type="float" office:value="108.102851821" calcext:value-type="float">
            <text:p>108.102851821</text:p>
          </table:table-cell>
          <table:table-cell office:value-type="float" office:value="4206.0552053347" calcext:value-type="float">
            <text:p>4206.0552053347</text:p>
          </table:table-cell>
          <table:table-cell table:formula="of:=([.B2072] * (PI()) * 23 * (3600/63360)) / 11.1 / 60" office:value-type="float" office:value="25.9278067050974" calcext:value-type="float">
            <text:p>25.9278067051</text:p>
          </table:table-cell>
        </table:table-row>
        <table:table-row table:style-name="ro1">
          <table:table-cell office:value-type="float" office:value="108.117220771" calcext:value-type="float">
            <text:p>108.117220771</text:p>
          </table:table-cell>
          <table:table-cell office:value-type="float" office:value="4175.67045606962" calcext:value-type="float">
            <text:p>4175.6704560696</text:p>
          </table:table-cell>
          <table:table-cell table:formula="of:=([.B2073] * (PI()) * 23 * (3600/63360)) / 11.1 / 60" office:value-type="float" office:value="25.740502956747" calcext:value-type="float">
            <text:p>25.7405029567</text:p>
          </table:table-cell>
        </table:table-row>
        <table:table-row table:style-name="ro1">
          <table:table-cell office:value-type="float" office:value="108.131319356" calcext:value-type="float">
            <text:p>108.131319356</text:p>
          </table:table-cell>
          <table:table-cell office:value-type="float" office:value="4255.74623270669" calcext:value-type="float">
            <text:p>4255.7462327067</text:p>
          </table:table-cell>
          <table:table-cell table:formula="of:=([.B2074] * (PI()) * 23 * (3600/63360)) / 11.1 / 60" office:value-type="float" office:value="26.2341220741978" calcext:value-type="float">
            <text:p>26.2341220742</text:p>
          </table:table-cell>
        </table:table-row>
        <table:table-row table:style-name="ro1">
          <table:table-cell office:value-type="float" office:value="108.145495597" calcext:value-type="float">
            <text:p>108.145495597</text:p>
          </table:table-cell>
          <table:table-cell office:value-type="float" office:value="4232.43368958774" calcext:value-type="float">
            <text:p>4232.4336895877</text:p>
          </table:table-cell>
          <table:table-cell table:formula="of:=([.B2075] * (PI()) * 23 * (3600/63360)) / 11.1 / 60" office:value-type="float" office:value="26.0904142334101" calcext:value-type="float">
            <text:p>26.0904142334</text:p>
          </table:table-cell>
        </table:table-row>
        <table:table-row table:style-name="ro1">
          <table:table-cell office:value-type="float" office:value="108.159740692" calcext:value-type="float">
            <text:p>108.159740692</text:p>
          </table:table-cell>
          <table:table-cell office:value-type="float" office:value="4211.97612228014" calcext:value-type="float">
            <text:p>4211.9761222801</text:p>
          </table:table-cell>
          <table:table-cell table:formula="of:=([.B2076] * (PI()) * 23 * (3600/63360)) / 11.1 / 60" office:value-type="float" office:value="25.9643056055121" calcext:value-type="float">
            <text:p>25.9643056055</text:p>
          </table:table-cell>
        </table:table-row>
        <table:table-row table:style-name="ro1">
          <table:table-cell office:value-type="float" office:value="108.173906204" calcext:value-type="float">
            <text:p>108.173906204</text:p>
          </table:table-cell>
          <table:table-cell office:value-type="float" office:value="4235.6393471763" calcext:value-type="float">
            <text:p>4235.6393471763</text:p>
          </table:table-cell>
          <table:table-cell table:formula="of:=([.B2077] * (PI()) * 23 * (3600/63360)) / 11.1 / 60" office:value-type="float" office:value="26.110175189047" calcext:value-type="float">
            <text:p>26.110175189</text:p>
          </table:table-cell>
        </table:table-row>
        <table:table-row table:style-name="ro1">
          <table:table-cell office:value-type="float" office:value="108.188224373" calcext:value-type="float">
            <text:p>108.188224373</text:p>
          </table:table-cell>
          <table:table-cell office:value-type="float" office:value="4190.47994194332" calcext:value-type="float">
            <text:p>4190.4799419433</text:p>
          </table:table-cell>
          <table:table-cell table:formula="of:=([.B2078] * (PI()) * 23 * (3600/63360)) / 11.1 / 60" office:value-type="float" office:value="25.8317945514575" calcext:value-type="float">
            <text:p>25.8317945515</text:p>
          </table:table-cell>
        </table:table-row>
        <table:table-row table:style-name="ro1">
          <table:table-cell office:value-type="float" office:value="108.21692644" calcext:value-type="float">
            <text:p>108.21692644</text:p>
          </table:table-cell>
          <table:table-cell office:value-type="float" office:value="4159.95844478398" calcext:value-type="float">
            <text:p>4159.958444784</text:p>
          </table:table-cell>
          <table:table-cell table:formula="of:=([.B2079] * (PI()) * 23 * (3600/63360)) / 11.1 / 60" office:value-type="float" office:value="25.6436478343878" calcext:value-type="float">
            <text:p>25.6436478344</text:p>
          </table:table-cell>
        </table:table-row>
        <table:table-row table:style-name="ro1">
          <table:table-cell office:value-type="float" office:value="108.231570599" calcext:value-type="float">
            <text:p>108.231570599</text:p>
          </table:table-cell>
          <table:table-cell office:value-type="float" office:value="4097.19670484335" calcext:value-type="float">
            <text:p>4097.1967048434</text:p>
          </table:table-cell>
          <table:table-cell table:formula="of:=([.B2080] * (PI()) * 23 * (3600/63360)) / 11.1 / 60" office:value-type="float" office:value="25.2567593647376" calcext:value-type="float">
            <text:p>25.2567593647</text:p>
          </table:table-cell>
        </table:table-row>
        <table:table-row table:style-name="ro1">
          <table:table-cell office:value-type="float" office:value="108.246104185" calcext:value-type="float">
            <text:p>108.246104185</text:p>
          </table:table-cell>
          <table:table-cell office:value-type="float" office:value="4128.36859396724" calcext:value-type="float">
            <text:p>4128.3685939672</text:p>
          </table:table-cell>
          <table:table-cell table:formula="of:=([.B2081] * (PI()) * 23 * (3600/63360)) / 11.1 / 60" office:value-type="float" office:value="25.4489153580331" calcext:value-type="float">
            <text:p>25.448915358</text:p>
          </table:table-cell>
        </table:table-row>
        <table:table-row table:style-name="ro1">
          <table:table-cell office:value-type="float" office:value="108.260877564" calcext:value-type="float">
            <text:p>108.260877564</text:p>
          </table:table-cell>
          <table:table-cell office:value-type="float" office:value="4061.35928684241" calcext:value-type="float">
            <text:p>4061.3592868424</text:p>
          </table:table-cell>
          <table:table-cell table:formula="of:=([.B2082] * (PI()) * 23 * (3600/63360)) / 11.1 / 60" office:value-type="float" office:value="25.0358431852353" calcext:value-type="float">
            <text:p>25.0358431852</text:p>
          </table:table-cell>
        </table:table-row>
        <table:table-row table:style-name="ro1">
          <table:table-cell office:value-type="float" office:value="108.275684119" calcext:value-type="float">
            <text:p>108.275684119</text:p>
          </table:table-cell>
          <table:table-cell office:value-type="float" office:value="4052.25928652561" calcext:value-type="float">
            <text:p>4052.2592865256</text:p>
          </table:table-cell>
          <table:table-cell table:formula="of:=([.B2083] * (PI()) * 23 * (3600/63360)) / 11.1 / 60" office:value-type="float" office:value="24.9797471432882" calcext:value-type="float">
            <text:p>24.9797471433</text:p>
          </table:table-cell>
        </table:table-row>
        <table:table-row table:style-name="ro1">
          <table:table-cell office:value-type="float" office:value="108.290454008" calcext:value-type="float">
            <text:p>108.290454008</text:p>
          </table:table-cell>
          <table:table-cell office:value-type="float" office:value="4062.31895174401" calcext:value-type="float">
            <text:p>4062.318951744</text:p>
          </table:table-cell>
          <table:table-cell table:formula="of:=([.B2084] * (PI()) * 23 * (3600/63360)) / 11.1 / 60" office:value-type="float" office:value="25.0417589435541" calcext:value-type="float">
            <text:p>25.0417589436</text:p>
          </table:table-cell>
        </table:table-row>
        <table:table-row table:style-name="ro1">
          <table:table-cell office:value-type="float" office:value="108.305404887" calcext:value-type="float">
            <text:p>108.305404887</text:p>
          </table:table-cell>
          <table:table-cell office:value-type="float" office:value="4013.14196977301" calcext:value-type="float">
            <text:p>4013.141969773</text:p>
          </table:table-cell>
          <table:table-cell table:formula="of:=([.B2085] * (PI()) * 23 * (3600/63360)) / 11.1 / 60" office:value-type="float" office:value="24.7386123559233" calcext:value-type="float">
            <text:p>24.7386123559</text:p>
          </table:table-cell>
        </table:table-row>
        <table:table-row table:style-name="ro1">
          <table:table-cell office:value-type="float" office:value="108.320036911" calcext:value-type="float">
            <text:p>108.320036911</text:p>
          </table:table-cell>
          <table:table-cell office:value-type="float" office:value="4100.59469558579" calcext:value-type="float">
            <text:p>4100.5946955858</text:p>
          </table:table-cell>
          <table:table-cell table:formula="of:=([.B2086] * (PI()) * 23 * (3600/63360)) / 11.1 / 60" office:value-type="float" office:value="25.2777059388681" calcext:value-type="float">
            <text:p>25.2777059389</text:p>
          </table:table-cell>
        </table:table-row>
        <table:table-row table:style-name="ro1">
          <table:table-cell office:value-type="float" office:value="108.334721175" calcext:value-type="float">
            <text:p>108.334721175</text:p>
          </table:table-cell>
          <table:table-cell office:value-type="float" office:value="4086.00662585759" calcext:value-type="float">
            <text:p>4086.0066258576</text:p>
          </table:table-cell>
          <table:table-cell table:formula="of:=([.B2087] * (PI()) * 23 * (3600/63360)) / 11.1 / 60" office:value-type="float" office:value="25.1877792418449" calcext:value-type="float">
            <text:p>25.1877792418</text:p>
          </table:table-cell>
        </table:table-row>
        <table:table-row table:style-name="ro1">
          <table:table-cell office:value-type="float" office:value="108.349397365" calcext:value-type="float">
            <text:p>108.349397365</text:p>
          </table:table-cell>
          <table:table-cell office:value-type="float" office:value="4088.25451294092" calcext:value-type="float">
            <text:p>4088.2545129409</text:p>
          </table:table-cell>
          <table:table-cell table:formula="of:=([.B2088] * (PI()) * 23 * (3600/63360)) / 11.1 / 60" office:value-type="float" office:value="25.2016361169799" calcext:value-type="float">
            <text:p>25.201636117</text:p>
          </table:table-cell>
        </table:table-row>
        <table:table-row table:style-name="ro1">
          <table:table-cell office:value-type="float" office:value="108.378577507" calcext:value-type="float">
            <text:p>108.378577507</text:p>
          </table:table-cell>
          <table:table-cell office:value-type="float" office:value="4110.7789145035" calcext:value-type="float">
            <text:p>4110.7789145035</text:p>
          </table:table-cell>
          <table:table-cell table:formula="of:=([.B2089] * (PI()) * 23 * (3600/63360)) / 11.1 / 60" office:value-type="float" office:value="25.340485537958" calcext:value-type="float">
            <text:p>25.340485538</text:p>
          </table:table-cell>
        </table:table-row>
        <table:table-row table:style-name="ro1">
          <table:table-cell office:value-type="float" office:value="108.393119113" calcext:value-type="float">
            <text:p>108.393119113</text:p>
          </table:table-cell>
          <table:table-cell office:value-type="float" office:value="4126.09171226828" calcext:value-type="float">
            <text:p>4126.0917122683</text:p>
          </table:table-cell>
          <table:table-cell table:formula="of:=([.B2090] * (PI()) * 23 * (3600/63360)) / 11.1 / 60" office:value-type="float" office:value="25.4348797484895" calcext:value-type="float">
            <text:p>25.4348797485</text:p>
          </table:table-cell>
        </table:table-row>
        <table:table-row table:style-name="ro1">
          <table:table-cell office:value-type="float" office:value="108.407626814" calcext:value-type="float">
            <text:p>108.407626814</text:p>
          </table:table-cell>
          <table:table-cell office:value-type="float" office:value="4135.73453162418" calcext:value-type="float">
            <text:p>4135.7345316242</text:p>
          </table:table-cell>
          <table:table-cell table:formula="of:=([.B2091] * (PI()) * 23 * (3600/63360)) / 11.1 / 60" office:value-type="float" office:value="25.4943219441209" calcext:value-type="float">
            <text:p>25.4943219441</text:p>
          </table:table-cell>
        </table:table-row>
        <table:table-row table:style-name="ro1">
          <table:table-cell office:value-type="float" office:value="108.42216389" calcext:value-type="float">
            <text:p>108.42216389</text:p>
          </table:table-cell>
          <table:table-cell office:value-type="float" office:value="4127.37747260567" calcext:value-type="float">
            <text:p>4127.3774726057</text:p>
          </table:table-cell>
          <table:table-cell table:formula="of:=([.B2092] * (PI()) * 23 * (3600/63360)) / 11.1 / 60" office:value-type="float" office:value="25.4428056895125" calcext:value-type="float">
            <text:p>25.4428056895</text:p>
          </table:table-cell>
        </table:table-row>
        <table:table-row table:style-name="ro1">
          <table:table-cell office:value-type="float" office:value="108.436789351" calcext:value-type="float">
            <text:p>108.436789351</text:p>
          </table:table-cell>
          <table:table-cell office:value-type="float" office:value="4102.43478819905" calcext:value-type="float">
            <text:p>4102.4347881991</text:p>
          </table:table-cell>
          <table:table-cell table:formula="of:=([.B2093] * (PI()) * 23 * (3600/63360)) / 11.1 / 60" office:value-type="float" office:value="25.2890490057721" calcext:value-type="float">
            <text:p>25.2890490058</text:p>
          </table:table-cell>
        </table:table-row>
        <table:table-row table:style-name="ro1">
          <table:table-cell office:value-type="float" office:value="108.451384448" calcext:value-type="float">
            <text:p>108.451384448</text:p>
          </table:table-cell>
          <table:table-cell office:value-type="float" office:value="4110.96959479403" calcext:value-type="float">
            <text:p>4110.969594794</text:p>
          </table:table-cell>
          <table:table-cell table:formula="of:=([.B2094] * (PI()) * 23 * (3600/63360)) / 11.1 / 60" office:value-type="float" office:value="25.3416609675408" calcext:value-type="float">
            <text:p>25.3416609675</text:p>
          </table:table-cell>
        </table:table-row>
        <table:table-row table:style-name="ro1">
          <table:table-cell office:value-type="float" office:value="108.465853346" calcext:value-type="float">
            <text:p>108.465853346</text:p>
          </table:table-cell>
          <table:table-cell office:value-type="float" office:value="4146.8258328951" calcext:value-type="float">
            <text:p>4146.8258328951</text:p>
          </table:table-cell>
          <table:table-cell table:formula="of:=([.B2095] * (PI()) * 23 * (3600/63360)) / 11.1 / 60" office:value-type="float" office:value="25.5626931616683" calcext:value-type="float">
            <text:p>25.5626931617</text:p>
          </table:table-cell>
        </table:table-row>
        <table:table-row table:style-name="ro1">
          <table:table-cell office:value-type="float" office:value="108.480385317" calcext:value-type="float">
            <text:p>108.480385317</text:p>
          </table:table-cell>
          <table:table-cell office:value-type="float" office:value="4128.82739719296" calcext:value-type="float">
            <text:p>4128.827397193</text:p>
          </table:table-cell>
          <table:table-cell table:formula="of:=([.B2096] * (PI()) * 23 * (3600/63360)) / 11.1 / 60" office:value-type="float" office:value="25.4517436046375" calcext:value-type="float">
            <text:p>25.4517436046</text:p>
          </table:table-cell>
        </table:table-row>
        <table:table-row table:style-name="ro1">
          <table:table-cell office:value-type="float" office:value="108.494931508" calcext:value-type="float">
            <text:p>108.494931508</text:p>
          </table:table-cell>
          <table:table-cell office:value-type="float" office:value="4124.79115669369" calcext:value-type="float">
            <text:p>4124.7911566937</text:p>
          </table:table-cell>
          <table:table-cell table:formula="of:=([.B2097] * (PI()) * 23 * (3600/63360)) / 11.1 / 60" office:value-type="float" office:value="25.4268626037063" calcext:value-type="float">
            <text:p>25.4268626037</text:p>
          </table:table-cell>
        </table:table-row>
        <table:table-row table:style-name="ro1">
          <table:table-cell office:value-type="float" office:value="108.509469938" calcext:value-type="float">
            <text:p>108.509469938</text:p>
          </table:table-cell>
          <table:table-cell office:value-type="float" office:value="4126.9930797159" calcext:value-type="float">
            <text:p>4126.9930797159</text:p>
          </table:table-cell>
          <table:table-cell table:formula="of:=([.B2098] * (PI()) * 23 * (3600/63360)) / 11.1 / 60" office:value-type="float" office:value="25.440436137983" calcext:value-type="float">
            <text:p>25.440436138</text:p>
          </table:table-cell>
        </table:table-row>
        <table:table-row table:style-name="ro1">
          <table:table-cell office:value-type="float" office:value="108.538875131" calcext:value-type="float">
            <text:p>108.538875131</text:p>
          </table:table-cell>
          <table:table-cell office:value-type="float" office:value="4108.15512613747" calcext:value-type="float">
            <text:p>4108.1551261375</text:p>
          </table:table-cell>
          <table:table-cell table:formula="of:=([.B2099] * (PI()) * 23 * (3600/63360)) / 11.1 / 60" office:value-type="float" office:value="25.3243114569561" calcext:value-type="float">
            <text:p>25.324311457</text:p>
          </table:table-cell>
        </table:table-row>
        <table:table-row table:style-name="ro1">
          <table:table-cell office:value-type="float" office:value="108.55357252" calcext:value-type="float">
            <text:p>108.55357252</text:p>
          </table:table-cell>
          <table:table-cell office:value-type="float" office:value="4082.35775754479" calcext:value-type="float">
            <text:p>4082.3577575448</text:p>
          </table:table-cell>
          <table:table-cell table:formula="of:=([.B2100] * (PI()) * 23 * (3600/63360)) / 11.1 / 60" office:value-type="float" office:value="25.1652861580197" calcext:value-type="float">
            <text:p>25.165286158</text:p>
          </table:table-cell>
        </table:table-row>
        <table:table-row table:style-name="ro1">
          <table:table-cell office:value-type="float" office:value="108.568251992" calcext:value-type="float">
            <text:p>108.568251992</text:p>
          </table:table-cell>
          <table:table-cell office:value-type="float" office:value="4087.34047109818" calcext:value-type="float">
            <text:p>4087.3404710982</text:p>
          </table:table-cell>
          <table:table-cell table:formula="of:=([.B2101] * (PI()) * 23 * (3600/63360)) / 11.1 / 60" office:value-type="float" office:value="25.1960015974451" calcext:value-type="float">
            <text:p>25.1960015974</text:p>
          </table:table-cell>
        </table:table-row>
        <table:table-row table:style-name="ro1">
          <table:table-cell office:value-type="float" office:value="108.583086308" calcext:value-type="float">
            <text:p>108.583086308</text:p>
          </table:table-cell>
          <table:table-cell office:value-type="float" office:value="4044.67587180434" calcext:value-type="float">
            <text:p>4044.6758718043</text:p>
          </table:table-cell>
          <table:table-cell table:formula="of:=([.B2102] * (PI()) * 23 * (3600/63360)) / 11.1 / 60" office:value-type="float" office:value="24.9329999415852" calcext:value-type="float">
            <text:p>24.9329999416</text:p>
          </table:table-cell>
        </table:table-row>
        <table:table-row table:style-name="ro1">
          <table:table-cell office:value-type="float" office:value="108.597915624" calcext:value-type="float">
            <text:p>108.597915624</text:p>
          </table:table-cell>
          <table:table-cell office:value-type="float" office:value="4046.03961506586" calcext:value-type="float">
            <text:p>4046.0396150659</text:p>
          </table:table-cell>
          <table:table-cell table:formula="of:=([.B2103] * (PI()) * 23 * (3600/63360)) / 11.1 / 60" office:value-type="float" office:value="24.9414066005457" calcext:value-type="float">
            <text:p>24.9414066005</text:p>
          </table:table-cell>
        </table:table-row>
        <table:table-row table:style-name="ro1">
          <table:table-cell office:value-type="float" office:value="108.612439575" calcext:value-type="float">
            <text:p>108.612439575</text:p>
          </table:table-cell>
          <table:table-cell office:value-type="float" office:value="4131.10729993483" calcext:value-type="float">
            <text:p>4131.1072999348</text:p>
          </table:table-cell>
          <table:table-cell table:formula="of:=([.B2104] * (PI()) * 23 * (3600/63360)) / 11.1 / 60" office:value-type="float" office:value="25.465797837098" calcext:value-type="float">
            <text:p>25.4657978371</text:p>
          </table:table-cell>
        </table:table-row>
        <table:table-row table:style-name="ro1">
          <table:table-cell office:value-type="float" office:value="108.627076599" calcext:value-type="float">
            <text:p>108.627076599</text:p>
          </table:table-cell>
          <table:table-cell office:value-type="float" office:value="4099.19393448215" calcext:value-type="float">
            <text:p>4099.1939344822</text:p>
          </table:table-cell>
          <table:table-cell table:formula="of:=([.B2105] * (PI()) * 23 * (3600/63360)) / 11.1 / 60" office:value-type="float" office:value="25.2690710871217" calcext:value-type="float">
            <text:p>25.2690710871</text:p>
          </table:table-cell>
        </table:table-row>
        <table:table-row table:style-name="ro1">
          <table:table-cell office:value-type="float" office:value="108.64152633" calcext:value-type="float">
            <text:p>108.64152633</text:p>
          </table:table-cell>
          <table:table-cell office:value-type="float" office:value="4152.326434341" calcext:value-type="float">
            <text:p>4152.326434341</text:p>
          </table:table-cell>
          <table:table-cell table:formula="of:=([.B2106] * (PI()) * 23 * (3600/63360)) / 11.1 / 60" office:value-type="float" office:value="25.5966010692179" calcext:value-type="float">
            <text:p>25.5966010692</text:p>
          </table:table-cell>
        </table:table-row>
        <table:table-row table:style-name="ro1">
          <table:table-cell office:value-type="float" office:value="108.656101896" calcext:value-type="float">
            <text:p>108.656101896</text:p>
          </table:table-cell>
          <table:table-cell office:value-type="float" office:value="4116.47822113306" calcext:value-type="float">
            <text:p>4116.4782211331</text:p>
          </table:table-cell>
          <table:table-cell table:formula="of:=([.B2107] * (PI()) * 23 * (3600/63360)) / 11.1 / 60" office:value-type="float" office:value="25.3756183437416" calcext:value-type="float">
            <text:p>25.3756183437</text:p>
          </table:table-cell>
        </table:table-row>
        <table:table-row table:style-name="ro1">
          <table:table-cell office:value-type="float" office:value="108.670680951" calcext:value-type="float">
            <text:p>108.670680951</text:p>
          </table:table-cell>
          <table:table-cell office:value-type="float" office:value="4115.49308236693" calcext:value-type="float">
            <text:p>4115.4930823669</text:p>
          </table:table-cell>
          <table:table-cell table:formula="of:=([.B2108] * (PI()) * 23 * (3600/63360)) / 11.1 / 60" office:value-type="float" office:value="25.3695455543323" calcext:value-type="float">
            <text:p>25.3695455543</text:p>
          </table:table-cell>
        </table:table-row>
        <table:table-row table:style-name="ro1">
          <table:table-cell office:value-type="float" office:value="108.699712914" calcext:value-type="float">
            <text:p>108.699712914</text:p>
          </table:table-cell>
          <table:table-cell office:value-type="float" office:value="4129.56737894402" calcext:value-type="float">
            <text:p>4129.567378944</text:p>
          </table:table-cell>
          <table:table-cell table:formula="of:=([.B2109] * (PI()) * 23 * (3600/63360)) / 11.1 / 60" office:value-type="float" office:value="25.4563051481432" calcext:value-type="float">
            <text:p>25.4563051481</text:p>
          </table:table-cell>
        </table:table-row>
        <table:table-row table:style-name="ro1">
          <table:table-cell office:value-type="float" office:value="108.714177854" calcext:value-type="float">
            <text:p>108.714177854</text:p>
          </table:table-cell>
          <table:table-cell office:value-type="float" office:value="4147.96051693532" calcext:value-type="float">
            <text:p>4147.9605169353</text:p>
          </table:table-cell>
          <table:table-cell table:formula="of:=([.B2110] * (PI()) * 23 * (3600/63360)) / 11.1 / 60" office:value-type="float" office:value="25.5696878079651" calcext:value-type="float">
            <text:p>25.569687808</text:p>
          </table:table-cell>
        </table:table-row>
        <table:table-row table:style-name="ro1">
          <table:table-cell office:value-type="float" office:value="108.728729045" calcext:value-type="float">
            <text:p>108.728729045</text:p>
          </table:table-cell>
          <table:table-cell office:value-type="float" office:value="4123.37381867646" calcext:value-type="float">
            <text:p>4123.3738186765</text:p>
          </table:table-cell>
          <table:table-cell table:formula="of:=([.B2111] * (PI()) * 23 * (3600/63360)) / 11.1 / 60" office:value-type="float" office:value="25.4181255652338" calcext:value-type="float">
            <text:p>25.4181255652</text:p>
          </table:table-cell>
        </table:table-row>
        <table:table-row table:style-name="ro1">
          <table:table-cell office:value-type="float" office:value="108.743406954" calcext:value-type="float">
            <text:p>108.743406954</text:p>
          </table:table-cell>
          <table:table-cell office:value-type="float" office:value="4087.77571793327" calcext:value-type="float">
            <text:p>4087.7757179333</text:p>
          </table:table-cell>
          <table:table-cell table:formula="of:=([.B2112] * (PI()) * 23 * (3600/63360)) / 11.1 / 60" office:value-type="float" office:value="25.1986846330351" calcext:value-type="float">
            <text:p>25.198684633</text:p>
          </table:table-cell>
        </table:table-row>
        <table:table-row table:style-name="ro1">
          <table:table-cell office:value-type="float" office:value="108.758070957" calcext:value-type="float">
            <text:p>108.758070957</text:p>
          </table:table-cell>
          <table:table-cell office:value-type="float" office:value="4091.65219074019" calcext:value-type="float">
            <text:p>4091.6521907402</text:p>
          </table:table-cell>
          <table:table-cell table:formula="of:=([.B2113] * (PI()) * 23 * (3600/63360)) / 11.1 / 60" office:value-type="float" office:value="25.2225807620036" calcext:value-type="float">
            <text:p>25.222580762</text:p>
          </table:table-cell>
        </table:table-row>
        <table:table-row table:style-name="ro1">
          <table:table-cell office:value-type="float" office:value="108.772870586" calcext:value-type="float">
            <text:p>108.772870586</text:p>
          </table:table-cell>
          <table:table-cell office:value-type="float" office:value="4054.15568188074" calcext:value-type="float">
            <text:p>4054.1556818807</text:p>
          </table:table-cell>
          <table:table-cell table:formula="of:=([.B2114] * (PI()) * 23 * (3600/63360)) / 11.1 / 60" office:value-type="float" office:value="24.9914372828142" calcext:value-type="float">
            <text:p>24.9914372828</text:p>
          </table:table-cell>
        </table:table-row>
        <table:table-row table:style-name="ro1">
          <table:table-cell office:value-type="float" office:value="108.787534328" calcext:value-type="float">
            <text:p>108.787534328</text:p>
          </table:table-cell>
          <table:table-cell office:value-type="float" office:value="4091.72501806436" calcext:value-type="float">
            <text:p>4091.7250180644</text:p>
          </table:table-cell>
          <table:table-cell table:formula="of:=([.B2115] * (PI()) * 23 * (3600/63360)) / 11.1 / 60" office:value-type="float" office:value="25.2230296987606" calcext:value-type="float">
            <text:p>25.2230296988</text:p>
          </table:table-cell>
        </table:table-row>
        <table:table-row table:style-name="ro1">
          <table:table-cell office:value-type="float" office:value="108.80206656" calcext:value-type="float">
            <text:p>108.80206656</text:p>
          </table:table-cell>
          <table:table-cell office:value-type="float" office:value="4128.75324314561" calcext:value-type="float">
            <text:p>4128.7532431456</text:p>
          </table:table-cell>
          <table:table-cell table:formula="of:=([.B2116] * (PI()) * 23 * (3600/63360)) / 11.1 / 60" office:value-type="float" office:value="25.451286489428" calcext:value-type="float">
            <text:p>25.4512864894</text:p>
          </table:table-cell>
        </table:table-row>
        <table:table-row table:style-name="ro1">
          <table:table-cell office:value-type="float" office:value="108.816777751" calcext:value-type="float">
            <text:p>108.816777751</text:p>
          </table:table-cell>
          <table:table-cell office:value-type="float" office:value="4078.52770042574" calcext:value-type="float">
            <text:p>4078.5277004257</text:p>
          </table:table-cell>
          <table:table-cell table:formula="of:=([.B2117] * (PI()) * 23 * (3600/63360)) / 11.1 / 60" office:value-type="float" office:value="25.1416761539175" calcext:value-type="float">
            <text:p>25.1416761539</text:p>
          </table:table-cell>
        </table:table-row>
        <table:table-row table:style-name="ro1">
          <table:table-cell office:value-type="float" office:value="108.831092899" calcext:value-type="float">
            <text:p>108.831092899</text:p>
          </table:table-cell>
          <table:table-cell office:value-type="float" office:value="4191.3642807131" calcext:value-type="float">
            <text:p>4191.3642807131</text:p>
          </table:table-cell>
          <table:table-cell table:formula="of:=([.B2118] * (PI()) * 23 * (3600/63360)) / 11.1 / 60" office:value-type="float" office:value="25.8372459693693" calcext:value-type="float">
            <text:p>25.8372459694</text:p>
          </table:table-cell>
        </table:table-row>
        <table:table-row table:style-name="ro1">
          <table:table-cell office:value-type="float" office:value="108.859843403" calcext:value-type="float">
            <text:p>108.859843403</text:p>
          </table:table-cell>
          <table:table-cell office:value-type="float" office:value="4221.62311133082" calcext:value-type="float">
            <text:p>4221.6231113308</text:p>
          </table:table-cell>
          <table:table-cell table:formula="of:=([.B2119] * (PI()) * 23 * (3600/63360)) / 11.1 / 60" office:value-type="float" office:value="26.02377350481" calcext:value-type="float">
            <text:p>26.0237735048</text:p>
          </table:table-cell>
        </table:table-row>
        <table:table-row table:style-name="ro1">
          <table:table-cell office:value-type="float" office:value="108.874110218" calcext:value-type="float">
            <text:p>108.874110218</text:p>
          </table:table-cell>
          <table:table-cell office:value-type="float" office:value="4205.563750585" calcext:value-type="float">
            <text:p>4205.563750585</text:p>
          </table:table-cell>
          <table:table-cell table:formula="of:=([.B2120] * (PI()) * 23 * (3600/63360)) / 11.1 / 60" office:value-type="float" office:value="25.9247771814387" calcext:value-type="float">
            <text:p>25.9247771814</text:p>
          </table:table-cell>
        </table:table-row>
        <table:table-row table:style-name="ro1">
          <table:table-cell office:value-type="float" office:value="108.888474845" calcext:value-type="float">
            <text:p>108.888474845</text:p>
          </table:table-cell>
          <table:table-cell office:value-type="float" office:value="4176.92711406133" calcext:value-type="float">
            <text:p>4176.9271140613</text:p>
          </table:table-cell>
          <table:table-cell table:formula="of:=([.B2121] * (PI()) * 23 * (3600/63360)) / 11.1 / 60" office:value-type="float" office:value="25.7482494992703" calcext:value-type="float">
            <text:p>25.7482494993</text:p>
          </table:table-cell>
        </table:table-row>
        <table:table-row table:style-name="ro1">
          <table:table-cell office:value-type="float" office:value="108.902716815" calcext:value-type="float">
            <text:p>108.902716815</text:p>
          </table:table-cell>
          <table:table-cell office:value-type="float" office:value="4212.9003220929" calcext:value-type="float">
            <text:p>4212.9003220929</text:p>
          </table:table-cell>
          <table:table-cell table:formula="of:=([.B2122] * (PI()) * 23 * (3600/63360)) / 11.1 / 60" office:value-type="float" office:value="25.9700027428373" calcext:value-type="float">
            <text:p>25.9700027428</text:p>
          </table:table-cell>
        </table:table-row>
        <table:table-row table:style-name="ro1">
          <table:table-cell office:value-type="float" office:value="108.917242276" calcext:value-type="float">
            <text:p>108.917242276</text:p>
          </table:table-cell>
          <table:table-cell office:value-type="float" office:value="4130.67784903652" calcext:value-type="float">
            <text:p>4130.6778490365</text:p>
          </table:table-cell>
          <table:table-cell table:formula="of:=([.B2123] * (PI()) * 23 * (3600/63360)) / 11.1 / 60" office:value-type="float" office:value="25.4631505299807" calcext:value-type="float">
            <text:p>25.46315053</text:p>
          </table:table-cell>
        </table:table-row>
        <table:table-row table:style-name="ro1">
          <table:table-cell office:value-type="float" office:value="108.931379403" calcext:value-type="float">
            <text:p>108.931379403</text:p>
          </table:table-cell>
          <table:table-cell office:value-type="float" office:value="4244.14380661437" calcext:value-type="float">
            <text:p>4244.1438066144</text:p>
          </table:table-cell>
          <table:table-cell table:formula="of:=([.B2124] * (PI()) * 23 * (3600/63360)) / 11.1 / 60" office:value-type="float" office:value="26.1626000788017" calcext:value-type="float">
            <text:p>26.1626000788</text:p>
          </table:table-cell>
        </table:table-row>
        <table:table-row table:style-name="ro1">
          <table:table-cell office:value-type="float" office:value="108.945971479" calcext:value-type="float">
            <text:p>108.945971479</text:p>
          </table:table-cell>
          <table:table-cell office:value-type="float" office:value="4111.82068953453" calcext:value-type="float">
            <text:p>4111.8206895345</text:p>
          </table:table-cell>
          <table:table-cell table:formula="of:=([.B2125] * (PI()) * 23 * (3600/63360)) / 11.1 / 60" office:value-type="float" office:value="25.3469074559586" calcext:value-type="float">
            <text:p>25.346907456</text:p>
          </table:table-cell>
        </table:table-row>
        <table:table-row table:style-name="ro1">
          <table:table-cell office:value-type="float" office:value="108.960561471" calcext:value-type="float">
            <text:p>108.960561471</text:p>
          </table:table-cell>
          <table:table-cell office:value-type="float" office:value="4112.4080122634" calcext:value-type="float">
            <text:p>4112.4080122634</text:p>
          </table:table-cell>
          <table:table-cell table:formula="of:=([.B2126] * (PI()) * 23 * (3600/63360)) / 11.1 / 60" office:value-type="float" office:value="25.3505279481881" calcext:value-type="float">
            <text:p>25.3505279482</text:p>
          </table:table-cell>
        </table:table-row>
        <table:table-row table:style-name="ro1">
          <table:table-cell office:value-type="float" office:value="108.975235787" calcext:value-type="float">
            <text:p>108.975235787</text:p>
          </table:table-cell>
          <table:table-cell office:value-type="float" office:value="4088.77660806323" calcext:value-type="float">
            <text:p>4088.7766080632</text:p>
          </table:table-cell>
          <table:table-cell table:formula="of:=([.B2127] * (PI()) * 23 * (3600/63360)) / 11.1 / 60" office:value-type="float" office:value="25.2048545201516" calcext:value-type="float">
            <text:p>25.2048545202</text:p>
          </table:table-cell>
        </table:table-row>
        <table:table-row table:style-name="ro1">
          <table:table-cell office:value-type="float" office:value="108.990061509" calcext:value-type="float">
            <text:p>108.990061509</text:p>
          </table:table-cell>
          <table:table-cell office:value-type="float" office:value="4047.02044191723" calcext:value-type="float">
            <text:p>4047.0204419172</text:p>
          </table:table-cell>
          <table:table-cell table:formula="of:=([.B2128] * (PI()) * 23 * (3600/63360)) / 11.1 / 60" office:value-type="float" office:value="24.9474528095876" calcext:value-type="float">
            <text:p>24.9474528096</text:p>
          </table:table-cell>
        </table:table-row>
        <table:table-row table:style-name="ro1">
          <table:table-cell office:value-type="float" office:value="109.019625714" calcext:value-type="float">
            <text:p>109.019625714</text:p>
          </table:table-cell>
          <table:table-cell office:value-type="float" office:value="4032.58462800022" calcext:value-type="float">
            <text:p>4032.5846280002</text:p>
          </table:table-cell>
          <table:table-cell table:formula="of:=([.B2129] * (PI()) * 23 * (3600/63360)) / 11.1 / 60" office:value-type="float" office:value="24.8584646782868" calcext:value-type="float">
            <text:p>24.8584646783</text:p>
          </table:table-cell>
        </table:table-row>
        <table:table-row table:style-name="ro1">
          <table:table-cell office:value-type="float" office:value="109.034311384" calcext:value-type="float">
            <text:p>109.034311384</text:p>
          </table:table-cell>
          <table:table-cell office:value-type="float" office:value="4085.61543329032" calcext:value-type="float">
            <text:p>4085.6154332903</text:p>
          </table:table-cell>
          <table:table-cell table:formula="of:=([.B2130] * (PI()) * 23 * (3600/63360)) / 11.1 / 60" office:value-type="float" office:value="25.1853677743834" calcext:value-type="float">
            <text:p>25.1853677744</text:p>
          </table:table-cell>
        </table:table-row>
        <table:table-row table:style-name="ro1">
          <table:table-cell office:value-type="float" office:value="109.049017314" calcext:value-type="float">
            <text:p>109.049017314</text:p>
          </table:table-cell>
          <table:table-cell office:value-type="float" office:value="4079.98678081379" calcext:value-type="float">
            <text:p>4079.9867808138</text:p>
          </table:table-cell>
          <table:table-cell table:formula="of:=([.B2131] * (PI()) * 23 * (3600/63360)) / 11.1 / 60" office:value-type="float" office:value="25.1506705090607" calcext:value-type="float">
            <text:p>25.1506705091</text:p>
          </table:table-cell>
        </table:table-row>
        <table:table-row table:style-name="ro1">
          <table:table-cell office:value-type="float" office:value="109.063698869" calcext:value-type="float">
            <text:p>109.063698869</text:p>
          </table:table-cell>
          <table:table-cell office:value-type="float" office:value="4086.76056455246" calcext:value-type="float">
            <text:p>4086.7605645525</text:p>
          </table:table-cell>
          <table:table-cell table:formula="of:=([.B2132] * (PI()) * 23 * (3600/63360)) / 11.1 / 60" office:value-type="float" office:value="25.192426821535" calcext:value-type="float">
            <text:p>25.1924268215</text:p>
          </table:table-cell>
        </table:table-row>
        <table:table-row table:style-name="ro1">
          <table:table-cell office:value-type="float" office:value="109.077960476" calcext:value-type="float">
            <text:p>109.077960476</text:p>
          </table:table-cell>
          <table:table-cell office:value-type="float" office:value="4207.09952252103" calcext:value-type="float">
            <text:p>4207.099522521</text:p>
          </table:table-cell>
          <table:table-cell table:formula="of:=([.B2133] * (PI()) * 23 * (3600/63360)) / 11.1 / 60" office:value-type="float" office:value="25.9342442939602" calcext:value-type="float">
            <text:p>25.934244294</text:p>
          </table:table-cell>
        </table:table-row>
        <table:table-row table:style-name="ro1">
          <table:table-cell office:value-type="float" office:value="109.092486249" calcext:value-type="float">
            <text:p>109.092486249</text:p>
          </table:table-cell>
          <table:table-cell office:value-type="float" office:value="4130.58912594563" calcext:value-type="float">
            <text:p>4130.5891259456</text:p>
          </table:table-cell>
          <table:table-cell table:formula="of:=([.B2134] * (PI()) * 23 * (3600/63360)) / 11.1 / 60" office:value-type="float" office:value="25.4626036053593" calcext:value-type="float">
            <text:p>25.4626036054</text:p>
          </table:table-cell>
        </table:table-row>
        <table:table-row table:style-name="ro1">
          <table:table-cell office:value-type="float" office:value="109.106760563" calcext:value-type="float">
            <text:p>109.106760563</text:p>
          </table:table-cell>
          <table:table-cell office:value-type="float" office:value="4203.35436085394" calcext:value-type="float">
            <text:p>4203.3543608539</text:p>
          </table:table-cell>
          <table:table-cell table:formula="of:=([.B2135] * (PI()) * 23 * (3600/63360)) / 11.1 / 60" office:value-type="float" office:value="25.9111576193819" calcext:value-type="float">
            <text:p>25.9111576194</text:p>
          </table:table-cell>
        </table:table-row>
        <table:table-row table:style-name="ro1">
          <table:table-cell office:value-type="float" office:value="109.121143316" calcext:value-type="float">
            <text:p>109.121143316</text:p>
          </table:table-cell>
          <table:table-cell office:value-type="float" office:value="4171.66310234273" calcext:value-type="float">
            <text:p>4171.6631023427</text:p>
          </table:table-cell>
          <table:table-cell table:formula="of:=([.B2136] * (PI()) * 23 * (3600/63360)) / 11.1 / 60" office:value-type="float" office:value="25.7158000254355" calcext:value-type="float">
            <text:p>25.7158000254</text:p>
          </table:table-cell>
        </table:table-row>
        <table:table-row table:style-name="ro1">
          <table:table-cell office:value-type="float" office:value="109.13566211" calcext:value-type="float">
            <text:p>109.13566211</text:p>
          </table:table-cell>
          <table:table-cell office:value-type="float" office:value="4132.57464770556" calcext:value-type="float">
            <text:p>4132.5746477056</text:p>
          </table:table-cell>
          <table:table-cell table:formula="of:=([.B2137] * (PI()) * 23 * (3600/63360)) / 11.1 / 60" office:value-type="float" office:value="25.474843155695" calcext:value-type="float">
            <text:p>25.4748431557</text:p>
          </table:table-cell>
        </table:table-row>
        <table:table-row table:style-name="ro1">
          <table:table-cell office:value-type="float" office:value="109.149907258" calcext:value-type="float">
            <text:p>109.149907258</text:p>
          </table:table-cell>
          <table:table-cell office:value-type="float" office:value="4211.96045138019" calcext:value-type="float">
            <text:p>4211.9604513802</text:p>
          </table:table-cell>
          <table:table-cell table:formula="of:=([.B2138] * (PI()) * 23 * (3600/63360)) / 11.1 / 60" office:value-type="float" office:value="25.9642090038165" calcext:value-type="float">
            <text:p>25.9642090038</text:p>
          </table:table-cell>
        </table:table-row>
        <table:table-row table:style-name="ro1">
          <table:table-cell office:value-type="float" office:value="109.178596564" calcext:value-type="float">
            <text:p>109.178596564</text:p>
          </table:table-cell>
          <table:table-cell office:value-type="float" office:value="4206.07053750972" calcext:value-type="float">
            <text:p>4206.0705375097</text:p>
          </table:table-cell>
          <table:table-cell table:formula="of:=([.B2139] * (PI()) * 23 * (3600/63360)) / 11.1 / 60" office:value-type="float" office:value="25.9279012187571" calcext:value-type="float">
            <text:p>25.9279012188</text:p>
          </table:table-cell>
        </table:table-row>
        <table:table-row table:style-name="ro1">
          <table:table-cell office:value-type="float" office:value="109.192851191" calcext:value-type="float">
            <text:p>109.192851191</text:p>
          </table:table-cell>
          <table:table-cell office:value-type="float" office:value="4209.15959428062" calcext:value-type="float">
            <text:p>4209.1595942806</text:p>
          </table:table-cell>
          <table:table-cell table:formula="of:=([.B2140] * (PI()) * 23 * (3600/63360)) / 11.1 / 60" office:value-type="float" office:value="25.9469434003137" calcext:value-type="float">
            <text:p>25.9469434003</text:p>
          </table:table-cell>
        </table:table-row>
        <table:table-row table:style-name="ro1">
          <table:table-cell office:value-type="float" office:value="109.20705962" calcext:value-type="float">
            <text:p>109.20705962</text:p>
          </table:table-cell>
          <table:table-cell office:value-type="float" office:value="4222.84546727369" calcext:value-type="float">
            <text:p>4222.8454672737</text:p>
          </table:table-cell>
          <table:table-cell table:formula="of:=([.B2141] * (PI()) * 23 * (3600/63360)) / 11.1 / 60" office:value-type="float" office:value="26.0313085957835" calcext:value-type="float">
            <text:p>26.0313085958</text:p>
          </table:table-cell>
        </table:table-row>
        <table:table-row table:style-name="ro1">
          <table:table-cell office:value-type="float" office:value="109.221282372" calcext:value-type="float">
            <text:p>109.221282372</text:p>
          </table:table-cell>
          <table:table-cell office:value-type="float" office:value="4218.59285740914" calcext:value-type="float">
            <text:p>4218.5928574091</text:p>
          </table:table-cell>
          <table:table-cell table:formula="of:=([.B2142] * (PI()) * 23 * (3600/63360)) / 11.1 / 60" office:value-type="float" office:value="26.0050938075371" calcext:value-type="float">
            <text:p>26.0050938075</text:p>
          </table:table-cell>
        </table:table-row>
        <table:table-row table:style-name="ro1">
          <table:table-cell office:value-type="float" office:value="109.235683145" calcext:value-type="float">
            <text:p>109.235683145</text:p>
          </table:table-cell>
          <table:table-cell office:value-type="float" office:value="4166.44300971428" calcext:value-type="float">
            <text:p>4166.4430097143</text:p>
          </table:table-cell>
          <table:table-cell table:formula="of:=([.B2143] * (PI()) * 23 * (3600/63360)) / 11.1 / 60" office:value-type="float" office:value="25.68362128644" calcext:value-type="float">
            <text:p>25.6836212864</text:p>
          </table:table-cell>
        </table:table-row>
        <table:table-row table:style-name="ro1">
          <table:table-cell office:value-type="float" office:value="109.249946365" calcext:value-type="float">
            <text:p>109.249946365</text:p>
          </table:table-cell>
          <table:table-cell office:value-type="float" office:value="4206.62374973013" calcext:value-type="float">
            <text:p>4206.6237497301</text:p>
          </table:table-cell>
          <table:table-cell table:formula="of:=([.B2144] * (PI()) * 23 * (3600/63360)) / 11.1 / 60" office:value-type="float" office:value="25.9313114401682" calcext:value-type="float">
            <text:p>25.9313114402</text:p>
          </table:table-cell>
        </table:table-row>
        <table:table-row table:style-name="ro1">
          <table:table-cell office:value-type="float" office:value="109.264425889" calcext:value-type="float">
            <text:p>109.264425889</text:p>
          </table:table-cell>
          <table:table-cell office:value-type="float" office:value="4143.782627118" calcext:value-type="float">
            <text:p>4143.782627118</text:p>
          </table:table-cell>
          <table:table-cell table:formula="of:=([.B2145] * (PI()) * 23 * (3600/63360)) / 11.1 / 60" office:value-type="float" office:value="25.5439336239779" calcext:value-type="float">
            <text:p>25.543933624</text:p>
          </table:table-cell>
        </table:table-row>
        <table:table-row table:style-name="ro1">
          <table:table-cell office:value-type="float" office:value="109.278990516" calcext:value-type="float">
            <text:p>109.278990516</text:p>
          </table:table-cell>
          <table:table-cell office:value-type="float" office:value="4119.5699690688" calcext:value-type="float">
            <text:p>4119.5699690688</text:p>
          </table:table-cell>
          <table:table-cell table:formula="of:=([.B2146] * (PI()) * 23 * (3600/63360)) / 11.1 / 60" office:value-type="float" office:value="25.3946771147148" calcext:value-type="float">
            <text:p>25.3946771147</text:p>
          </table:table-cell>
        </table:table-row>
        <table:table-row table:style-name="ro1">
          <table:table-cell office:value-type="float" office:value="109.293617801" calcext:value-type="float">
            <text:p>109.293617801</text:p>
          </table:table-cell>
          <table:table-cell office:value-type="float" office:value="4101.92322089589" calcext:value-type="float">
            <text:p>4101.9232208959</text:p>
          </table:table-cell>
          <table:table-cell table:formula="of:=([.B2147] * (PI()) * 23 * (3600/63360)) / 11.1 / 60" office:value-type="float" office:value="25.2858955002889" calcext:value-type="float">
            <text:p>25.2858955003</text:p>
          </table:table-cell>
        </table:table-row>
        <table:table-row table:style-name="ro1">
          <table:table-cell office:value-type="float" office:value="109.308308991" calcext:value-type="float">
            <text:p>109.308308991</text:p>
          </table:table-cell>
          <table:table-cell office:value-type="float" office:value="4084.08032296692" calcext:value-type="float">
            <text:p>4084.0803229669</text:p>
          </table:table-cell>
          <table:table-cell table:formula="of:=([.B2148] * (PI()) * 23 * (3600/63360)) / 11.1 / 60" office:value-type="float" office:value="25.1759047403068" calcext:value-type="float">
            <text:p>25.1759047403</text:p>
          </table:table-cell>
        </table:table-row>
        <table:table-row table:style-name="ro1">
          <table:table-cell office:value-type="float" office:value="109.337810332" calcext:value-type="float">
            <text:p>109.337810332</text:p>
          </table:table-cell>
          <table:table-cell office:value-type="float" office:value="4083.47188211742" calcext:value-type="float">
            <text:p>4083.4718821174</text:p>
          </table:table-cell>
          <table:table-cell table:formula="of:=([.B2149] * (PI()) * 23 * (3600/63360)) / 11.1 / 60" office:value-type="float" office:value="25.1721540675346" calcext:value-type="float">
            <text:p>25.1721540675</text:p>
          </table:table-cell>
        </table:table-row>
        <table:table-row table:style-name="ro1">
          <table:table-cell office:value-type="float" office:value="109.352586783" calcext:value-type="float">
            <text:p>109.352586783</text:p>
          </table:table-cell>
          <table:table-cell office:value-type="float" office:value="4060.51493691181" calcext:value-type="float">
            <text:p>4060.5149369118</text:p>
          </table:table-cell>
          <table:table-cell table:formula="of:=([.B2150] * (PI()) * 23 * (3600/63360)) / 11.1 / 60" office:value-type="float" office:value="25.0306382745237" calcext:value-type="float">
            <text:p>25.0306382745</text:p>
          </table:table-cell>
        </table:table-row>
        <table:table-row table:style-name="ro1">
          <table:table-cell office:value-type="float" office:value="109.36703865" calcext:value-type="float">
            <text:p>109.36703865</text:p>
          </table:table-cell>
          <table:table-cell office:value-type="float" office:value="4151.71271644507" calcext:value-type="float">
            <text:p>4151.7127164451</text:p>
          </table:table-cell>
          <table:table-cell table:formula="of:=([.B2151] * (PI()) * 23 * (3600/63360)) / 11.1 / 60" office:value-type="float" office:value="25.5928178666207" calcext:value-type="float">
            <text:p>25.5928178666</text:p>
          </table:table-cell>
        </table:table-row>
        <table:table-row table:style-name="ro1">
          <table:table-cell office:value-type="float" office:value="109.381586507" calcext:value-type="float">
            <text:p>109.381586507</text:p>
          </table:table-cell>
          <table:table-cell office:value-type="float" office:value="4124.31879141352" calcext:value-type="float">
            <text:p>4124.3187914135</text:p>
          </table:table-cell>
          <table:table-cell table:formula="of:=([.B2152] * (PI()) * 23 * (3600/63360)) / 11.1 / 60" office:value-type="float" office:value="25.4239507551735" calcext:value-type="float">
            <text:p>25.4239507552</text:p>
          </table:table-cell>
        </table:table-row>
        <table:table-row table:style-name="ro1">
          <table:table-cell office:value-type="float" office:value="109.39582405" calcext:value-type="float">
            <text:p>109.39582405</text:p>
          </table:table-cell>
          <table:table-cell office:value-type="float" office:value="4214.21027489432" calcext:value-type="float">
            <text:p>4214.2102748943</text:p>
          </table:table-cell>
          <table:table-cell table:formula="of:=([.B2153] * (PI()) * 23 * (3600/63360)) / 11.1 / 60" office:value-type="float" office:value="25.9780778158856" calcext:value-type="float">
            <text:p>25.9780778159</text:p>
          </table:table-cell>
        </table:table-row>
        <table:table-row table:style-name="ro1">
          <table:table-cell office:value-type="float" office:value="109.410003937" calcext:value-type="float">
            <text:p>109.410003937</text:p>
          </table:table-cell>
          <table:table-cell office:value-type="float" office:value="4231.34542610893" calcext:value-type="float">
            <text:p>4231.3454261089</text:p>
          </table:table-cell>
          <table:table-cell table:formula="of:=([.B2154] * (PI()) * 23 * (3600/63360)) / 11.1 / 60" office:value-type="float" office:value="26.083705742022" calcext:value-type="float">
            <text:p>26.083705742</text:p>
          </table:table-cell>
        </table:table-row>
        <table:table-row table:style-name="ro1">
          <table:table-cell office:value-type="float" office:value="109.42403497" calcext:value-type="float">
            <text:p>109.42403497</text:p>
          </table:table-cell>
          <table:table-cell office:value-type="float" office:value="4276.23539905007" calcext:value-type="float">
            <text:p>4276.2353990501</text:p>
          </table:table-cell>
          <table:table-cell table:formula="of:=([.B2155] * (PI()) * 23 * (3600/63360)) / 11.1 / 60" office:value-type="float" office:value="26.3604254911919" calcext:value-type="float">
            <text:p>26.3604254912</text:p>
          </table:table-cell>
        </table:table-row>
        <table:table-row table:style-name="ro1">
          <table:table-cell office:value-type="float" office:value="109.437808866" calcext:value-type="float">
            <text:p>109.437808866</text:p>
          </table:table-cell>
          <table:table-cell office:value-type="float" office:value="4356.06599615013" calcext:value-type="float">
            <text:p>4356.0659961501</text:p>
          </table:table-cell>
          <table:table-cell table:formula="of:=([.B2156] * (PI()) * 23 * (3600/63360)) / 11.1 / 60" office:value-type="float" office:value="26.8525332239049" calcext:value-type="float">
            <text:p>26.8525332239</text:p>
          </table:table-cell>
        </table:table-row>
        <table:table-row table:style-name="ro1">
          <table:table-cell office:value-type="float" office:value="109.451737346" calcext:value-type="float">
            <text:p>109.451737346</text:p>
          </table:table-cell>
          <table:table-cell office:value-type="float" office:value="4307.72058401076" calcext:value-type="float">
            <text:p>4307.7205840108</text:p>
          </table:table-cell>
          <table:table-cell table:formula="of:=([.B2157] * (PI()) * 23 * (3600/63360)) / 11.1 / 60" office:value-type="float" office:value="26.5545127653436" calcext:value-type="float">
            <text:p>26.5545127653</text:p>
          </table:table-cell>
        </table:table-row>
        <table:table-row table:style-name="ro1">
          <table:table-cell office:value-type="float" office:value="109.465410096" calcext:value-type="float">
            <text:p>109.465410096</text:p>
          </table:table-cell>
          <table:table-cell office:value-type="float" office:value="4388.29057795234" calcext:value-type="float">
            <text:p>4388.2905779523</text:p>
          </table:table-cell>
          <table:table-cell table:formula="of:=([.B2158] * (PI()) * 23 * (3600/63360)) / 11.1 / 60" office:value-type="float" office:value="27.051178435946" calcext:value-type="float">
            <text:p>27.0511784359</text:p>
          </table:table-cell>
        </table:table-row>
        <table:table-row table:style-name="ro1">
          <table:table-cell office:value-type="float" office:value="109.493339296" calcext:value-type="float">
            <text:p>109.493339296</text:p>
          </table:table-cell>
          <table:table-cell office:value-type="float" office:value="4266.41667362698" calcext:value-type="float">
            <text:p>4266.416673627</text:p>
          </table:table-cell>
          <table:table-cell table:formula="of:=([.B2159] * (PI()) * 23 * (3600/63360)) / 11.1 / 60" office:value-type="float" office:value="26.2998989402001" calcext:value-type="float">
            <text:p>26.2998989402</text:p>
          </table:table-cell>
        </table:table-row>
        <table:table-row table:style-name="ro1">
          <table:table-cell office:value-type="float" office:value="109.507279599" calcext:value-type="float">
            <text:p>109.507279599</text:p>
          </table:table-cell>
          <table:table-cell office:value-type="float" office:value="4304.06713540481" calcext:value-type="float">
            <text:p>4304.0671354048</text:p>
          </table:table-cell>
          <table:table-cell table:formula="of:=([.B2160] * (PI()) * 23 * (3600/63360)) / 11.1 / 60" office:value-type="float" office:value="26.5319914467594" calcext:value-type="float">
            <text:p>26.5319914468</text:p>
          </table:table-cell>
        </table:table-row>
        <table:table-row table:style-name="ro1">
          <table:table-cell office:value-type="float" office:value="109.521424955" calcext:value-type="float">
            <text:p>109.521424955</text:p>
          </table:table-cell>
          <table:table-cell office:value-type="float" office:value="4241.67479419533" calcext:value-type="float">
            <text:p>4241.6747941953</text:p>
          </table:table-cell>
          <table:table-cell table:formula="of:=([.B2161] * (PI()) * 23 * (3600/63360)) / 11.1 / 60" office:value-type="float" office:value="26.1473800986473" calcext:value-type="float">
            <text:p>26.1473800986</text:p>
          </table:table-cell>
        </table:table-row>
        <table:table-row table:style-name="ro1">
          <table:table-cell office:value-type="float" office:value="109.535649998" calcext:value-type="float">
            <text:p>109.535649998</text:p>
          </table:table-cell>
          <table:table-cell office:value-type="float" office:value="4217.91343618127" calcext:value-type="float">
            <text:p>4217.9134361813</text:p>
          </table:table-cell>
          <table:table-cell table:formula="of:=([.B2162] * (PI()) * 23 * (3600/63360)) / 11.1 / 60" office:value-type="float" office:value="26.0009055833205" calcext:value-type="float">
            <text:p>26.0009055833</text:p>
          </table:table-cell>
        </table:table-row>
        <table:table-row table:style-name="ro1">
          <table:table-cell office:value-type="float" office:value="109.549917333" calcext:value-type="float">
            <text:p>109.549917333</text:p>
          </table:table-cell>
          <table:table-cell office:value-type="float" office:value="4205.41047084139" calcext:value-type="float">
            <text:p>4205.4104708414</text:p>
          </table:table-cell>
          <table:table-cell table:formula="of:=([.B2163] * (PI()) * 23 * (3600/63360)) / 11.1 / 60" office:value-type="float" office:value="25.9238323037873" calcext:value-type="float">
            <text:p>25.9238323038</text:p>
          </table:table-cell>
        </table:table-row>
        <table:table-row table:style-name="ro1">
          <table:table-cell office:value-type="float" office:value="109.564311231" calcext:value-type="float">
            <text:p>109.564311231</text:p>
          </table:table-cell>
          <table:table-cell office:value-type="float" office:value="4168.43304017316" calcext:value-type="float">
            <text:p>4168.4330401732</text:p>
          </table:table-cell>
          <table:table-cell table:formula="of:=([.B2164] * (PI()) * 23 * (3600/63360)) / 11.1 / 60" office:value-type="float" office:value="25.6958886301995" calcext:value-type="float">
            <text:p>25.6958886302</text:p>
          </table:table-cell>
        </table:table-row>
        <table:table-row table:style-name="ro1">
          <table:table-cell office:value-type="float" office:value="109.578607004" calcext:value-type="float">
            <text:p>109.578607004</text:p>
          </table:table-cell>
          <table:table-cell office:value-type="float" office:value="4197.04481875161" calcext:value-type="float">
            <text:p>4197.0448187516</text:p>
          </table:table-cell>
          <table:table-cell table:formula="of:=([.B2165] * (PI()) * 23 * (3600/63360)) / 11.1 / 60" office:value-type="float" office:value="25.8722630780503" calcext:value-type="float">
            <text:p>25.8722630781</text:p>
          </table:table-cell>
        </table:table-row>
        <table:table-row table:style-name="ro1">
          <table:table-cell office:value-type="float" office:value="109.592981527" calcext:value-type="float">
            <text:p>109.592981527</text:p>
          </table:table-cell>
          <table:table-cell office:value-type="float" office:value="4174.05154939316" calcext:value-type="float">
            <text:p>4174.0515493932</text:p>
          </table:table-cell>
          <table:table-cell table:formula="of:=([.B2166] * (PI()) * 23 * (3600/63360)) / 11.1 / 60" office:value-type="float" office:value="25.7305233684317" calcext:value-type="float">
            <text:p>25.7305233684</text:p>
          </table:table-cell>
        </table:table-row>
        <table:table-row table:style-name="ro1">
          <table:table-cell office:value-type="float" office:value="109.607371728" calcext:value-type="float">
            <text:p>109.607371728</text:p>
          </table:table-cell>
          <table:table-cell office:value-type="float" office:value="4169.503956208" calcext:value-type="float">
            <text:p>4169.503956208</text:p>
          </table:table-cell>
          <table:table-cell table:formula="of:=([.B2167] * (PI()) * 23 * (3600/63360)) / 11.1 / 60" office:value-type="float" office:value="25.702490185004" calcext:value-type="float">
            <text:p>25.702490185</text:p>
          </table:table-cell>
        </table:table-row>
        <table:table-row table:style-name="ro1">
          <table:table-cell office:value-type="float" office:value="109.621817918" calcext:value-type="float">
            <text:p>109.621817918</text:p>
          </table:table-cell>
          <table:table-cell office:value-type="float" office:value="4153.34423818542" calcext:value-type="float">
            <text:p>4153.3442381854</text:p>
          </table:table-cell>
          <table:table-cell table:formula="of:=([.B2168] * (PI()) * 23 * (3600/63360)) / 11.1 / 60" office:value-type="float" office:value="25.6028752192358" calcext:value-type="float">
            <text:p>25.6028752192</text:p>
          </table:table-cell>
        </table:table-row>
        <table:table-row table:style-name="ro1">
          <table:table-cell office:value-type="float" office:value="109.650750141" calcext:value-type="float">
            <text:p>109.650750141</text:p>
          </table:table-cell>
          <table:table-cell office:value-type="float" office:value="4173.62822055485" calcext:value-type="float">
            <text:p>4173.6282205549</text:p>
          </table:table-cell>
          <table:table-cell table:formula="of:=([.B2169] * (PI()) * 23 * (3600/63360)) / 11.1 / 60" office:value-type="float" office:value="25.7279138001411" calcext:value-type="float">
            <text:p>25.7279138001</text:p>
          </table:table-cell>
        </table:table-row>
        <table:table-row table:style-name="ro1">
          <table:table-cell office:value-type="float" office:value="109.665171435" calcext:value-type="float">
            <text:p>109.665171435</text:p>
          </table:table-cell>
          <table:table-cell office:value-type="float" office:value="4160.51430615648" calcext:value-type="float">
            <text:p>4160.5143061565</text:p>
          </table:table-cell>
          <table:table-cell table:formula="of:=([.B2170] * (PI()) * 23 * (3600/63360)) / 11.1 / 60" office:value-type="float" office:value="25.6470743862321" calcext:value-type="float">
            <text:p>25.6470743862</text:p>
          </table:table-cell>
        </table:table-row>
        <table:table-row table:style-name="ro1">
          <table:table-cell office:value-type="float" office:value="109.679566531" calcext:value-type="float">
            <text:p>109.679566531</text:p>
          </table:table-cell>
          <table:table-cell office:value-type="float" office:value="4168.08613154211" calcext:value-type="float">
            <text:p>4168.0861315421</text:p>
          </table:table-cell>
          <table:table-cell table:formula="of:=([.B2171] * (PI()) * 23 * (3600/63360)) / 11.1 / 60" office:value-type="float" office:value="25.6937501466345" calcext:value-type="float">
            <text:p>25.6937501466</text:p>
          </table:table-cell>
        </table:table-row>
        <table:table-row table:style-name="ro1">
          <table:table-cell office:value-type="float" office:value="109.694143086" calcext:value-type="float">
            <text:p>109.694143086</text:p>
          </table:table-cell>
          <table:table-cell office:value-type="float" office:value="4116.19892355601" calcext:value-type="float">
            <text:p>4116.198923556</text:p>
          </table:table-cell>
          <table:table-cell table:formula="of:=([.B2172] * (PI()) * 23 * (3600/63360)) / 11.1 / 60" office:value-type="float" office:value="25.3738966417579" calcext:value-type="float">
            <text:p>25.3738966418</text:p>
          </table:table-cell>
        </table:table-row>
        <table:table-row table:style-name="ro1">
          <table:table-cell office:value-type="float" office:value="109.708596203" calcext:value-type="float">
            <text:p>109.708596203</text:p>
          </table:table-cell>
          <table:table-cell office:value-type="float" office:value="4151.35364917699" calcext:value-type="float">
            <text:p>4151.353649177</text:p>
          </table:table-cell>
          <table:table-cell table:formula="of:=([.B2173] * (PI()) * 23 * (3600/63360)) / 11.1 / 60" office:value-type="float" office:value="25.5906044323535" calcext:value-type="float">
            <text:p>25.5906044324</text:p>
          </table:table-cell>
        </table:table-row>
        <table:table-row table:style-name="ro1">
          <table:table-cell office:value-type="float" office:value="109.722913226" calcext:value-type="float">
            <text:p>109.722913226</text:p>
          </table:table-cell>
          <table:table-cell office:value-type="float" office:value="4190.81536713628" calcext:value-type="float">
            <text:p>4190.8153671363</text:p>
          </table:table-cell>
          <table:table-cell table:formula="of:=([.B2174] * (PI()) * 23 * (3600/63360)) / 11.1 / 60" office:value-type="float" office:value="25.8338622465167" calcext:value-type="float">
            <text:p>25.8338622465</text:p>
          </table:table-cell>
        </table:table-row>
        <table:table-row table:style-name="ro1">
          <table:table-cell office:value-type="float" office:value="109.737318635" calcext:value-type="float">
            <text:p>109.737318635</text:p>
          </table:table-cell>
          <table:table-cell office:value-type="float" office:value="4165.10215016994" calcext:value-type="float">
            <text:p>4165.1021501699</text:p>
          </table:table-cell>
          <table:table-cell table:formula="of:=([.B2175] * (PI()) * 23 * (3600/63360)) / 11.1 / 60" office:value-type="float" office:value="25.6753556918657" calcext:value-type="float">
            <text:p>25.6753556919</text:p>
          </table:table-cell>
        </table:table-row>
        <table:table-row table:style-name="ro1">
          <table:table-cell office:value-type="float" office:value="109.751559095" calcext:value-type="float">
            <text:p>109.751559095</text:p>
          </table:table-cell>
          <table:table-cell office:value-type="float" office:value="4213.34704075679" calcext:value-type="float">
            <text:p>4213.3470407568</text:p>
          </table:table-cell>
          <table:table-cell table:formula="of:=([.B2176] * (PI()) * 23 * (3600/63360)) / 11.1 / 60" office:value-type="float" office:value="25.9727564953687" calcext:value-type="float">
            <text:p>25.9727564954</text:p>
          </table:table-cell>
        </table:table-row>
        <table:table-row table:style-name="ro1">
          <table:table-cell office:value-type="float" office:value="109.765734034" calcext:value-type="float">
            <text:p>109.765734034</text:p>
          </table:table-cell>
          <table:table-cell office:value-type="float" office:value="4232.82244812903" calcext:value-type="float">
            <text:p>4232.822448129</text:p>
          </table:table-cell>
          <table:table-cell table:formula="of:=([.B2177] * (PI()) * 23 * (3600/63360)) / 11.1 / 60" office:value-type="float" office:value="26.0928106965618" calcext:value-type="float">
            <text:p>26.0928106966</text:p>
          </table:table-cell>
        </table:table-row>
        <table:table-row table:style-name="ro1">
          <table:table-cell office:value-type="float" office:value="109.780112776" calcext:value-type="float">
            <text:p>109.780112776</text:p>
          </table:table-cell>
          <table:table-cell office:value-type="float" office:value="4172.82680221133" calcext:value-type="float">
            <text:p>4172.8268022113</text:p>
          </table:table-cell>
          <table:table-cell table:formula="of:=([.B2178] * (PI()) * 23 * (3600/63360)) / 11.1 / 60" office:value-type="float" office:value="25.7229735369048" calcext:value-type="float">
            <text:p>25.7229735369</text:p>
          </table:table-cell>
        </table:table-row>
        <table:table-row table:style-name="ro1">
          <table:table-cell office:value-type="float" office:value="109.808647082" calcext:value-type="float">
            <text:p>109.808647082</text:p>
          </table:table-cell>
          <table:table-cell office:value-type="float" office:value="4191.18129352227" calcext:value-type="float">
            <text:p>4191.1812935223</text:p>
          </table:table-cell>
          <table:table-cell table:formula="of:=([.B2179] * (PI()) * 23 * (3600/63360)) / 11.1 / 60" office:value-type="float" office:value="25.8361179631303" calcext:value-type="float">
            <text:p>25.8361179631</text:p>
          </table:table-cell>
        </table:table-row>
        <table:table-row table:style-name="ro1">
          <table:table-cell office:value-type="float" office:value="109.822922073" calcext:value-type="float">
            <text:p>109.822922073</text:p>
          </table:table-cell>
          <table:table-cell office:value-type="float" office:value="4203.15501425444" calcext:value-type="float">
            <text:p>4203.1550142544</text:p>
          </table:table-cell>
          <table:table-cell table:formula="of:=([.B2180] * (PI()) * 23 * (3600/63360)) / 11.1 / 60" office:value-type="float" office:value="25.9099287672041" calcext:value-type="float">
            <text:p>25.9099287672</text:p>
          </table:table-cell>
        </table:table-row>
        <table:table-row table:style-name="ro1">
          <table:table-cell office:value-type="float" office:value="109.837308107" calcext:value-type="float">
            <text:p>109.837308107</text:p>
          </table:table-cell>
          <table:table-cell office:value-type="float" office:value="4170.71167771692" calcext:value-type="float">
            <text:p>4170.7116777169</text:p>
          </table:table-cell>
          <table:table-cell table:formula="of:=([.B2181] * (PI()) * 23 * (3600/63360)) / 11.1 / 60" office:value-type="float" office:value="25.7099350634728" calcext:value-type="float">
            <text:p>25.7099350635</text:p>
          </table:table-cell>
        </table:table-row>
        <table:table-row table:style-name="ro1">
          <table:table-cell office:value-type="float" office:value="109.851759713" calcext:value-type="float">
            <text:p>109.851759713</text:p>
          </table:table-cell>
          <table:table-cell office:value-type="float" office:value="4151.7876975155" calcext:value-type="float">
            <text:p>4151.7876975155</text:p>
          </table:table-cell>
          <table:table-cell table:formula="of:=([.B2182] * (PI()) * 23 * (3600/63360)) / 11.1 / 60" office:value-type="float" office:value="25.5932800799312" calcext:value-type="float">
            <text:p>25.5932800799</text:p>
          </table:table-cell>
        </table:table-row>
        <table:table-row table:style-name="ro1">
          <table:table-cell office:value-type="float" office:value="109.86614783" calcext:value-type="float">
            <text:p>109.86614783</text:p>
          </table:table-cell>
          <table:table-cell office:value-type="float" office:value="4170.10787444914" calcext:value-type="float">
            <text:p>4170.1078744491</text:p>
          </table:table-cell>
          <table:table-cell table:formula="of:=([.B2183] * (PI()) * 23 * (3600/63360)) / 11.1 / 60" office:value-type="float" office:value="25.7062129786093" calcext:value-type="float">
            <text:p>25.7062129786</text:p>
          </table:table-cell>
        </table:table-row>
        <table:table-row table:style-name="ro1">
          <table:table-cell office:value-type="float" office:value="109.8806885" calcext:value-type="float">
            <text:p>109.8806885</text:p>
          </table:table-cell>
          <table:table-cell office:value-type="float" office:value="4126.35731363399" calcext:value-type="float">
            <text:p>4126.357313634</text:p>
          </table:table-cell>
          <table:table-cell table:formula="of:=([.B2184] * (PI()) * 23 * (3600/63360)) / 11.1 / 60" office:value-type="float" office:value="25.4365170215481" calcext:value-type="float">
            <text:p>25.4365170215</text:p>
          </table:table-cell>
        </table:table-row>
        <table:table-row table:style-name="ro1">
          <table:table-cell office:value-type="float" office:value="109.895100731" calcext:value-type="float">
            <text:p>109.895100731</text:p>
          </table:table-cell>
          <table:table-cell office:value-type="float" office:value="4163.13060762489" calcext:value-type="float">
            <text:p>4163.1306076249</text:p>
          </table:table-cell>
          <table:table-cell table:formula="of:=([.B2185] * (PI()) * 23 * (3600/63360)) / 11.1 / 60" office:value-type="float" office:value="25.6632023150023" calcext:value-type="float">
            <text:p>25.663202315</text:p>
          </table:table-cell>
        </table:table-row>
        <table:table-row table:style-name="ro1">
          <table:table-cell office:value-type="float" office:value="109.909695463" calcext:value-type="float">
            <text:p>109.909695463</text:p>
          </table:table-cell>
          <table:table-cell office:value-type="float" office:value="4111.07240613199" calcext:value-type="float">
            <text:p>4111.072406132</text:p>
          </table:table-cell>
          <table:table-cell table:formula="of:=([.B2186] * (PI()) * 23 * (3600/63360)) / 11.1 / 60" office:value-type="float" office:value="25.3422947377525" calcext:value-type="float">
            <text:p>25.3422947378</text:p>
          </table:table-cell>
        </table:table-row>
        <table:table-row table:style-name="ro1">
          <table:table-cell office:value-type="float" office:value="109.924186966" calcext:value-type="float">
            <text:p>109.924186966</text:p>
          </table:table-cell>
          <table:table-cell office:value-type="float" office:value="4140.35728383831" calcext:value-type="float">
            <text:p>4140.3572838383</text:p>
          </table:table-cell>
          <table:table-cell table:formula="of:=([.B2187] * (PI()) * 23 * (3600/63360)) / 11.1 / 60" office:value-type="float" office:value="25.5228184378667" calcext:value-type="float">
            <text:p>25.5228184379</text:p>
          </table:table-cell>
        </table:table-row>
        <table:table-row table:style-name="ro1">
          <table:table-cell office:value-type="float" office:value="109.93838352" calcext:value-type="float">
            <text:p>109.93838352</text:p>
          </table:table-cell>
          <table:table-cell office:value-type="float" office:value="4226.37775335504" calcext:value-type="float">
            <text:p>4226.377753355</text:p>
          </table:table-cell>
          <table:table-cell table:formula="of:=([.B2188] * (PI()) * 23 * (3600/63360)) / 11.1 / 60" office:value-type="float" office:value="26.0530830201011" calcext:value-type="float">
            <text:p>26.0530830201</text:p>
          </table:table-cell>
        </table:table-row>
        <table:table-row table:style-name="ro1">
          <table:table-cell office:value-type="float" office:value="109.966754335" calcext:value-type="float">
            <text:p>109.966754335</text:p>
          </table:table-cell>
          <table:table-cell office:value-type="float" office:value="4271.92238427663" calcext:value-type="float">
            <text:p>4271.9223842766</text:p>
          </table:table-cell>
          <table:table-cell table:formula="of:=([.B2189] * (PI()) * 23 * (3600/63360)) / 11.1 / 60" office:value-type="float" office:value="26.3338383429253" calcext:value-type="float">
            <text:p>26.3338383429</text:p>
          </table:table-cell>
        </table:table-row>
        <table:table-row table:style-name="ro1">
          <table:table-cell office:value-type="float" office:value="109.980746878" calcext:value-type="float">
            <text:p>109.980746878</text:p>
          </table:table-cell>
          <table:table-cell office:value-type="float" office:value="4287.99825736606" calcext:value-type="float">
            <text:p>4287.9982573661</text:p>
          </table:table-cell>
          <table:table-cell table:formula="of:=([.B2190] * (PI()) * 23 * (3600/63360)) / 11.1 / 60" office:value-type="float" office:value="26.4329364549876" calcext:value-type="float">
            <text:p>26.432936455</text:p>
          </table:table-cell>
        </table:table-row>
        <table:table-row table:style-name="ro1">
          <table:table-cell office:value-type="float" office:value="109.994815463" calcext:value-type="float">
            <text:p>109.994815463</text:p>
          </table:table-cell>
          <table:table-cell office:value-type="float" office:value="4264.82123112754" calcext:value-type="float">
            <text:p>4264.8212311275</text:p>
          </table:table-cell>
          <table:table-cell table:formula="of:=([.B2191] * (PI()) * 23 * (3600/63360)) / 11.1 / 60" office:value-type="float" office:value="26.2900639944575" calcext:value-type="float">
            <text:p>26.2900639945</text:p>
          </table:table-cell>
        </table:table-row>
        <table:table-row table:style-name="ro1">
          <table:table-cell office:value-type="float" office:value="110.008665088" calcext:value-type="float">
            <text:p>110.008665088</text:p>
          </table:table-cell>
          <table:table-cell office:value-type="float" office:value="4332.24726303734" calcext:value-type="float">
            <text:p>4332.2472630373</text:p>
          </table:table-cell>
          <table:table-cell table:formula="of:=([.B2192] * (PI()) * 23 * (3600/63360)) / 11.1 / 60" office:value-type="float" office:value="26.7057050255195" calcext:value-type="float">
            <text:p>26.7057050255</text:p>
          </table:table-cell>
        </table:table-row>
        <table:table-row table:style-name="ro1">
          <table:table-cell office:value-type="float" office:value="110.022650548" calcext:value-type="float">
            <text:p>110.022650548</text:p>
          </table:table-cell>
          <table:table-cell office:value-type="float" office:value="4290.16993360907" calcext:value-type="float">
            <text:p>4290.1699336091</text:p>
          </table:table-cell>
          <table:table-cell table:formula="of:=([.B2193] * (PI()) * 23 * (3600/63360)) / 11.1 / 60" office:value-type="float" office:value="26.4463235360186" calcext:value-type="float">
            <text:p>26.446323536</text:p>
          </table:table-cell>
        </table:table-row>
        <table:table-row table:style-name="ro1">
          <table:table-cell office:value-type="float" office:value="110.036337569" calcext:value-type="float">
            <text:p>110.036337569</text:p>
          </table:table-cell>
          <table:table-cell office:value-type="float" office:value="4383.71505384242" calcext:value-type="float">
            <text:p>4383.7150538424</text:p>
          </table:table-cell>
          <table:table-cell table:formula="of:=([.B2194] * (PI()) * 23 * (3600/63360)) / 11.1 / 60" office:value-type="float" office:value="27.0229730751257" calcext:value-type="float">
            <text:p>27.0229730751</text:p>
          </table:table-cell>
        </table:table-row>
        <table:table-row table:style-name="ro1">
          <table:table-cell office:value-type="float" office:value="110.050174903" calcext:value-type="float">
            <text:p>110.050174903</text:p>
          </table:table-cell>
          <table:table-cell office:value-type="float" office:value="4336.0953779231" calcext:value-type="float">
            <text:p>4336.0953779231</text:p>
          </table:table-cell>
          <table:table-cell table:formula="of:=([.B2195] * (PI()) * 23 * (3600/63360)) / 11.1 / 60" office:value-type="float" office:value="26.7294263449189" calcext:value-type="float">
            <text:p>26.7294263449</text:p>
          </table:table-cell>
        </table:table-row>
        <table:table-row table:style-name="ro1">
          <table:table-cell office:value-type="float" office:value="110.064036716" calcext:value-type="float">
            <text:p>110.064036716</text:p>
          </table:table-cell>
          <table:table-cell office:value-type="float" office:value="4328.43813433513" calcext:value-type="float">
            <text:p>4328.4381343351</text:p>
          </table:table-cell>
          <table:table-cell table:formula="of:=([.B2196] * (PI()) * 23 * (3600/63360)) / 11.1 / 60" office:value-type="float" office:value="26.68222403255" calcext:value-type="float">
            <text:p>26.6822240326</text:p>
          </table:table-cell>
        </table:table-row>
        <table:table-row table:style-name="ro1">
          <table:table-cell office:value-type="float" office:value="110.078004988" calcext:value-type="float">
            <text:p>110.078004988</text:p>
          </table:table-cell>
          <table:table-cell office:value-type="float" office:value="4295.44900040302" calcext:value-type="float">
            <text:p>4295.449000403</text:p>
          </table:table-cell>
          <table:table-cell table:formula="of:=([.B2197] * (PI()) * 23 * (3600/63360)) / 11.1 / 60" office:value-type="float" office:value="26.4788658153599" calcext:value-type="float">
            <text:p>26.4788658154</text:p>
          </table:table-cell>
        </table:table-row>
        <table:table-row table:style-name="ro1">
          <table:table-cell office:value-type="float" office:value="110.092100499" calcext:value-type="float">
            <text:p>110.092100499</text:p>
          </table:table-cell>
          <table:table-cell office:value-type="float" office:value="4256.67434119878" calcext:value-type="float">
            <text:p>4256.6743411988</text:p>
          </table:table-cell>
          <table:table-cell table:formula="of:=([.B2198] * (PI()) * 23 * (3600/63360)) / 11.1 / 60" office:value-type="float" office:value="26.2398433061858" calcext:value-type="float">
            <text:p>26.2398433062</text:p>
          </table:table-cell>
        </table:table-row>
        <table:table-row table:style-name="ro1">
          <table:table-cell office:value-type="float" office:value="110.120183606" calcext:value-type="float">
            <text:p>110.120183606</text:p>
          </table:table-cell>
          <table:table-cell office:value-type="float" office:value="4272.50857208221" calcext:value-type="float">
            <text:p>4272.5085720822</text:p>
          </table:table-cell>
          <table:table-cell table:formula="of:=([.B2199] * (PI()) * 23 * (3600/63360)) / 11.1 / 60" office:value-type="float" office:value="26.3374518390336" calcext:value-type="float">
            <text:p>26.337451839</text:p>
          </table:table-cell>
        </table:table-row>
        <table:table-row table:style-name="ro1">
          <table:table-cell office:value-type="float" office:value="110.134314326" calcext:value-type="float">
            <text:p>110.134314326</text:p>
          </table:table-cell>
          <table:table-cell office:value-type="float" office:value="4246.06814089384" calcext:value-type="float">
            <text:p>4246.0681408938</text:p>
          </table:table-cell>
          <table:table-cell table:formula="of:=([.B2200] * (PI()) * 23 * (3600/63360)) / 11.1 / 60" office:value-type="float" office:value="26.1744624450328" calcext:value-type="float">
            <text:p>26.174462445</text:p>
          </table:table-cell>
        </table:table-row>
        <table:table-row table:style-name="ro1">
          <table:table-cell office:value-type="float" office:value="110.148171035" calcext:value-type="float">
            <text:p>110.148171035</text:p>
          </table:table-cell>
          <table:table-cell office:value-type="float" office:value="4330.03247739676" calcext:value-type="float">
            <text:p>4330.0324773968</text:p>
          </table:table-cell>
          <table:table-cell table:formula="of:=([.B2201] * (PI()) * 23 * (3600/63360)) / 11.1 / 60" office:value-type="float" office:value="26.6920522009181" calcext:value-type="float">
            <text:p>26.6920522009</text:p>
          </table:table-cell>
        </table:table-row>
        <table:table-row table:style-name="ro1">
          <table:table-cell office:value-type="float" office:value="110.162133682" calcext:value-type="float">
            <text:p>110.162133682</text:p>
          </table:table-cell>
          <table:table-cell office:value-type="float" office:value="4297.17946748377" calcext:value-type="float">
            <text:p>4297.1794674838</text:p>
          </table:table-cell>
          <table:table-cell table:formula="of:=([.B2202] * (PI()) * 23 * (3600/63360)) / 11.1 / 60" office:value-type="float" office:value="26.4895331066313" calcext:value-type="float">
            <text:p>26.4895331066</text:p>
          </table:table-cell>
        </table:table-row>
        <table:table-row table:style-name="ro1">
          <table:table-cell office:value-type="float" office:value="110.175837526" calcext:value-type="float">
            <text:p>110.175837526</text:p>
          </table:table-cell>
          <table:table-cell office:value-type="float" office:value="4378.33355370317" calcext:value-type="float">
            <text:p>4378.3335537032</text:p>
          </table:table-cell>
          <table:table-cell table:formula="of:=([.B2203] * (PI()) * 23 * (3600/63360)) / 11.1 / 60" office:value-type="float" office:value="26.9897993556707" calcext:value-type="float">
            <text:p>26.9897993557</text:p>
          </table:table-cell>
        </table:table-row>
        <table:table-row table:style-name="ro1">
          <table:table-cell office:value-type="float" office:value="110.189647776" calcext:value-type="float">
            <text:p>110.189647776</text:p>
          </table:table-cell>
          <table:table-cell office:value-type="float" office:value="4344.59912021682" calcext:value-type="float">
            <text:p>4344.5991202168</text:p>
          </table:table-cell>
          <table:table-cell table:formula="of:=([.B2204] * (PI()) * 23 * (3600/63360)) / 11.1 / 60" office:value-type="float" office:value="26.7818468139089" calcext:value-type="float">
            <text:p>26.7818468139</text:p>
          </table:table-cell>
        </table:table-row>
        <table:table-row table:style-name="ro1">
          <table:table-cell office:value-type="float" office:value="110.203443704" calcext:value-type="float">
            <text:p>110.203443704</text:p>
          </table:table-cell>
          <table:table-cell office:value-type="float" office:value="4349.10938940376" calcext:value-type="float">
            <text:p>4349.1093894038</text:p>
          </table:table-cell>
          <table:table-cell table:formula="of:=([.B2205] * (PI()) * 23 * (3600/63360)) / 11.1 / 60" office:value-type="float" office:value="26.809649917282" calcext:value-type="float">
            <text:p>26.8096499173</text:p>
          </table:table-cell>
        </table:table-row>
        <table:table-row table:style-name="ro1">
          <table:table-cell office:value-type="float" office:value="110.217361767" calcext:value-type="float">
            <text:p>110.217361767</text:p>
          </table:table-cell>
          <table:table-cell office:value-type="float" office:value="4310.94470545048" calcext:value-type="float">
            <text:p>4310.9447054505</text:p>
          </table:table-cell>
          <table:table-cell table:formula="of:=([.B2206] * (PI()) * 23 * (3600/63360)) / 11.1 / 60" office:value-type="float" office:value="26.5743875395446" calcext:value-type="float">
            <text:p>26.5743875395</text:p>
          </table:table-cell>
        </table:table-row>
        <table:table-row table:style-name="ro1">
          <table:table-cell office:value-type="float" office:value="110.231278633" calcext:value-type="float">
            <text:p>110.231278633</text:p>
          </table:table-cell>
          <table:table-cell office:value-type="float" office:value="4311.31549300006" calcext:value-type="float">
            <text:p>4311.3154930001</text:p>
          </table:table-cell>
          <table:table-cell table:formula="of:=([.B2207] * (PI()) * 23 * (3600/63360)) / 11.1 / 60" office:value-type="float" office:value="26.576673222315" calcext:value-type="float">
            <text:p>26.5766732223</text:p>
          </table:table-cell>
        </table:table-row>
        <table:table-row table:style-name="ro1">
          <table:table-cell office:value-type="float" office:value="110.245248467" calcext:value-type="float">
            <text:p>110.245248467</text:p>
          </table:table-cell>
          <table:table-cell office:value-type="float" office:value="4294.96871615685" calcext:value-type="float">
            <text:p>4294.9687161569</text:p>
          </table:table-cell>
          <table:table-cell table:formula="of:=([.B2208] * (PI()) * 23 * (3600/63360)) / 11.1 / 60" office:value-type="float" office:value="26.4759051511531" calcext:value-type="float">
            <text:p>26.4759051512</text:p>
          </table:table-cell>
        </table:table-row>
        <table:table-row table:style-name="ro1">
          <table:table-cell office:value-type="float" office:value="110.273294646" calcext:value-type="float">
            <text:p>110.273294646</text:p>
          </table:table-cell>
          <table:table-cell office:value-type="float" office:value="4244.47256485809" calcext:value-type="float">
            <text:p>4244.4725648581</text:p>
          </table:table-cell>
          <table:table-cell table:formula="of:=([.B2209] * (PI()) * 23 * (3600/63360)) / 11.1 / 60" office:value-type="float" office:value="26.164626676119" calcext:value-type="float">
            <text:p>26.1646266761</text:p>
          </table:table-cell>
        </table:table-row>
        <table:table-row table:style-name="ro1">
          <table:table-cell office:value-type="float" office:value="110.287250679" calcext:value-type="float">
            <text:p>110.287250679</text:p>
          </table:table-cell>
          <table:table-cell office:value-type="float" office:value="4299.21597347916" calcext:value-type="float">
            <text:p>4299.2159734792</text:p>
          </table:table-cell>
          <table:table-cell table:formula="of:=([.B2210] * (PI()) * 23 * (3600/63360)) / 11.1 / 60" office:value-type="float" office:value="26.502086944188" calcext:value-type="float">
            <text:p>26.5020869442</text:p>
          </table:table-cell>
        </table:table-row>
        <table:table-row table:style-name="ro1">
          <table:table-cell office:value-type="float" office:value="110.301348951" calcext:value-type="float">
            <text:p>110.301348951</text:p>
          </table:table-cell>
          <table:table-cell office:value-type="float" office:value="4255.84071577744" calcext:value-type="float">
            <text:p>4255.8407157774</text:p>
          </table:table-cell>
          <table:table-cell table:formula="of:=([.B2211] * (PI()) * 23 * (3600/63360)) / 11.1 / 60" office:value-type="float" office:value="26.2347045056391" calcext:value-type="float">
            <text:p>26.2347045056</text:p>
          </table:table-cell>
        </table:table-row>
        <table:table-row table:style-name="ro1">
          <table:table-cell office:value-type="float" office:value="110.31524066" calcext:value-type="float">
            <text:p>110.31524066</text:p>
          </table:table-cell>
          <table:table-cell office:value-type="float" office:value="4319.12301072662" calcext:value-type="float">
            <text:p>4319.1230107266</text:p>
          </table:table-cell>
          <table:table-cell table:formula="of:=([.B2212] * (PI()) * 23 * (3600/63360)) / 11.1 / 60" office:value-type="float" office:value="26.6248018845836" calcext:value-type="float">
            <text:p>26.6248018846</text:p>
          </table:table-cell>
        </table:table-row>
        <table:table-row table:style-name="ro1">
          <table:table-cell office:value-type="float" office:value="110.329174192" calcext:value-type="float">
            <text:p>110.329174192</text:p>
          </table:table-cell>
          <table:table-cell office:value-type="float" office:value="4306.1586968729" calcext:value-type="float">
            <text:p>4306.1586968729</text:p>
          </table:table-cell>
          <table:table-cell table:formula="of:=([.B2213] * (PI()) * 23 * (3600/63360)) / 11.1 / 60" office:value-type="float" office:value="26.544884668272" calcext:value-type="float">
            <text:p>26.5448846683</text:p>
          </table:table-cell>
        </table:table-row>
        <table:table-row table:style-name="ro1">
          <table:table-cell office:value-type="float" office:value="110.343274235" calcext:value-type="float">
            <text:p>110.343274235</text:p>
          </table:table-cell>
          <table:table-cell office:value-type="float" office:value="4255.30617176587" calcext:value-type="float">
            <text:p>4255.3061717659</text:p>
          </table:table-cell>
          <table:table-cell table:formula="of:=([.B2214] * (PI()) * 23 * (3600/63360)) / 11.1 / 60" office:value-type="float" office:value="26.2314093625345" calcext:value-type="float">
            <text:p>26.2314093625</text:p>
          </table:table-cell>
        </table:table-row>
        <table:table-row table:style-name="ro1">
          <table:table-cell office:value-type="float" office:value="110.356961048" calcext:value-type="float">
            <text:p>110.356961048</text:p>
          </table:table-cell>
          <table:table-cell office:value-type="float" office:value="4383.78167362874" calcext:value-type="float">
            <text:p>4383.7816736287</text:p>
          </table:table-cell>
          <table:table-cell table:formula="of:=([.B2215] * (PI()) * 23 * (3600/63360)) / 11.1 / 60" office:value-type="float" office:value="27.0233837461365" calcext:value-type="float">
            <text:p>27.0233837461</text:p>
          </table:table-cell>
        </table:table-row>
        <table:table-row table:style-name="ro1">
          <table:table-cell office:value-type="float" office:value="110.370837132" calcext:value-type="float">
            <text:p>110.370837132</text:p>
          </table:table-cell>
          <table:table-cell office:value-type="float" office:value="4323.98650800804" calcext:value-type="float">
            <text:p>4323.986508008</text:p>
          </table:table-cell>
          <table:table-cell table:formula="of:=([.B2216] * (PI()) * 23 * (3600/63360)) / 11.1 / 60" office:value-type="float" office:value="26.6547824272221" calcext:value-type="float">
            <text:p>26.6547824272</text:p>
          </table:table-cell>
        </table:table-row>
        <table:table-row table:style-name="ro1">
          <table:table-cell office:value-type="float" office:value="110.384524986" calcext:value-type="float">
            <text:p>110.384524986</text:p>
          </table:table-cell>
          <table:table-cell office:value-type="float" office:value="4383.44827466747" calcext:value-type="float">
            <text:p>4383.4482746675</text:p>
          </table:table-cell>
          <table:table-cell table:formula="of:=([.B2217] * (PI()) * 23 * (3600/63360)) / 11.1 / 60" office:value-type="float" office:value="27.0213285415798" calcext:value-type="float">
            <text:p>27.0213285416</text:p>
          </table:table-cell>
        </table:table-row>
        <table:table-row table:style-name="ro1">
          <table:table-cell office:value-type="float" office:value="110.398201278" calcext:value-type="float">
            <text:p>110.398201278</text:p>
          </table:table-cell>
          <table:table-cell office:value-type="float" office:value="4387.15406192992" calcext:value-type="float">
            <text:p>4387.1540619299</text:p>
          </table:table-cell>
          <table:table-cell table:formula="of:=([.B2218] * (PI()) * 23 * (3600/63360)) / 11.1 / 60" office:value-type="float" office:value="27.0441724965781" calcext:value-type="float">
            <text:p>27.0441724966</text:p>
          </table:table-cell>
        </table:table-row>
        <table:table-row table:style-name="ro1">
          <table:table-cell office:value-type="float" office:value="110.42528709" calcext:value-type="float">
            <text:p>110.42528709</text:p>
          </table:table-cell>
          <table:table-cell office:value-type="float" office:value="4465.11993423381" calcext:value-type="float">
            <text:p>4465.1199342338</text:p>
          </table:table-cell>
          <table:table-cell table:formula="of:=([.B2219] * (PI()) * 23 * (3600/63360)) / 11.1 / 60" office:value-type="float" office:value="27.5247853197588" calcext:value-type="float">
            <text:p>27.5247853198</text:p>
          </table:table-cell>
        </table:table-row>
        <table:table-row table:style-name="ro1">
          <table:table-cell office:value-type="float" office:value="110.438756818" calcext:value-type="float">
            <text:p>110.438756818</text:p>
          </table:table-cell>
          <table:table-cell office:value-type="float" office:value="4454.43293286389" calcext:value-type="float">
            <text:p>4454.4329328639</text:p>
          </table:table-cell>
          <table:table-cell table:formula="of:=([.B2220] * (PI()) * 23 * (3600/63360)) / 11.1 / 60" office:value-type="float" office:value="27.4589063685208" calcext:value-type="float">
            <text:p>27.4589063685</text:p>
          </table:table-cell>
        </table:table-row>
        <table:table-row table:style-name="ro1">
          <table:table-cell office:value-type="float" office:value="110.452149359" calcext:value-type="float">
            <text:p>110.452149359</text:p>
          </table:table-cell>
          <table:table-cell office:value-type="float" office:value="4480.10575441764" calcext:value-type="float">
            <text:p>4480.1057544176</text:p>
          </table:table-cell>
          <table:table-cell table:formula="of:=([.B2221] * (PI()) * 23 * (3600/63360)) / 11.1 / 60" office:value-type="float" office:value="27.6171639096905" calcext:value-type="float">
            <text:p>27.6171639097</text:p>
          </table:table-cell>
        </table:table-row>
        <table:table-row table:style-name="ro1">
          <table:table-cell office:value-type="float" office:value="110.465640286" calcext:value-type="float">
            <text:p>110.465640286</text:p>
          </table:table-cell>
          <table:table-cell office:value-type="float" office:value="4447.43344915496" calcext:value-type="float">
            <text:p>4447.433449155</text:p>
          </table:table-cell>
          <table:table-cell table:formula="of:=([.B2222] * (PI()) * 23 * (3600/63360)) / 11.1 / 60" office:value-type="float" office:value="27.4157587511499" calcext:value-type="float">
            <text:p>27.4157587512</text:p>
          </table:table-cell>
        </table:table-row>
        <table:table-row table:style-name="ro1">
          <table:table-cell office:value-type="float" office:value="110.479225432" calcext:value-type="float">
            <text:p>110.479225432</text:p>
          </table:table-cell>
          <table:table-cell office:value-type="float" office:value="4416.58852982787" calcext:value-type="float">
            <text:p>4416.5885298279</text:p>
          </table:table-cell>
          <table:table-cell table:formula="of:=([.B2223] * (PI()) * 23 * (3600/63360)) / 11.1 / 60" office:value-type="float" office:value="27.2256183304696" calcext:value-type="float">
            <text:p>27.2256183305</text:p>
          </table:table-cell>
        </table:table-row>
        <table:table-row table:style-name="ro1">
          <table:table-cell office:value-type="float" office:value="110.492778546" calcext:value-type="float">
            <text:p>110.492778546</text:p>
          </table:table-cell>
          <table:table-cell office:value-type="float" office:value="4427.02688107668" calcext:value-type="float">
            <text:p>4427.0268810767</text:p>
          </table:table-cell>
          <table:table-cell table:formula="of:=([.B2224] * (PI()) * 23 * (3600/63360)) / 11.1 / 60" office:value-type="float" office:value="27.2899645029011" calcext:value-type="float">
            <text:p>27.2899645029</text:p>
          </table:table-cell>
        </table:table-row>
        <table:table-row table:style-name="ro1">
          <table:table-cell office:value-type="float" office:value="110.506352285" calcext:value-type="float">
            <text:p>110.506352285</text:p>
          </table:table-cell>
          <table:table-cell office:value-type="float" office:value="4420.30011038865" calcext:value-type="float">
            <text:p>4420.3001103887</text:p>
          </table:table-cell>
          <table:table-cell table:formula="of:=([.B2225] * (PI()) * 23 * (3600/63360)) / 11.1 / 60" office:value-type="float" office:value="27.2484979976761" calcext:value-type="float">
            <text:p>27.2484979977</text:p>
          </table:table-cell>
        </table:table-row>
        <table:table-row table:style-name="ro1">
          <table:table-cell office:value-type="float" office:value="110.520017327" calcext:value-type="float">
            <text:p>110.520017327</text:p>
          </table:table-cell>
          <table:table-cell office:value-type="float" office:value="4390.7658680954" calcext:value-type="float">
            <text:p>4390.7658680954</text:p>
          </table:table-cell>
          <table:table-cell table:formula="of:=([.B2226] * (PI()) * 23 * (3600/63360)) / 11.1 / 60" office:value-type="float" office:value="27.0664371145023" calcext:value-type="float">
            <text:p>27.0664371145</text:p>
          </table:table-cell>
        </table:table-row>
        <table:table-row table:style-name="ro1">
          <table:table-cell office:value-type="float" office:value="110.533690233" calcext:value-type="float">
            <text:p>110.533690233</text:p>
          </table:table-cell>
          <table:table-cell office:value-type="float" office:value="4388.24051009735" calcext:value-type="float">
            <text:p>4388.2405100974</text:p>
          </table:table-cell>
          <table:table-cell table:formula="of:=([.B2227] * (PI()) * 23 * (3600/63360)) / 11.1 / 60" office:value-type="float" office:value="27.0508697976607" calcext:value-type="float">
            <text:p>27.0508697977</text:p>
          </table:table-cell>
        </table:table-row>
        <table:table-row table:style-name="ro1">
          <table:table-cell office:value-type="float" office:value="110.547404077" calcext:value-type="float">
            <text:p>110.547404077</text:p>
          </table:table-cell>
          <table:table-cell office:value-type="float" office:value="4375.14091599878" calcext:value-type="float">
            <text:p>4375.1409159988</text:p>
          </table:table-cell>
          <table:table-cell table:formula="of:=([.B2228] * (PI()) * 23 * (3600/63360)) / 11.1 / 60" office:value-type="float" office:value="26.9701186598078" calcext:value-type="float">
            <text:p>26.9701186598</text:p>
          </table:table-cell>
        </table:table-row>
        <table:table-row table:style-name="ro1">
          <table:table-cell office:value-type="float" office:value="110.57485713" calcext:value-type="float">
            <text:p>110.57485713</text:p>
          </table:table-cell>
          <table:table-cell office:value-type="float" office:value="4363.52370540178" calcext:value-type="float">
            <text:p>4363.5237054018</text:p>
          </table:table-cell>
          <table:table-cell table:formula="of:=([.B2229] * (PI()) * 23 * (3600/63360)) / 11.1 / 60" office:value-type="float" office:value="26.898505526811" calcext:value-type="float">
            <text:p>26.8985055268</text:p>
          </table:table-cell>
        </table:table-row>
        <table:table-row table:style-name="ro1">
          <table:table-cell office:value-type="float" office:value="110.588723058" calcext:value-type="float">
            <text:p>110.588723058</text:p>
          </table:table-cell>
          <table:table-cell office:value-type="float" office:value="4327.15358103875" calcext:value-type="float">
            <text:p>4327.1535810388</text:p>
          </table:table-cell>
          <table:table-cell table:formula="of:=([.B2230] * (PI()) * 23 * (3600/63360)) / 11.1 / 60" office:value-type="float" office:value="26.6743055322107" calcext:value-type="float">
            <text:p>26.6743055322</text:p>
          </table:table-cell>
        </table:table-row>
        <table:table-row table:style-name="ro1">
          <table:table-cell office:value-type="float" office:value="110.602431693" calcext:value-type="float">
            <text:p>110.602431693</text:p>
          </table:table-cell>
          <table:table-cell office:value-type="float" office:value="4376.80337978559" calcext:value-type="float">
            <text:p>4376.8033797856</text:p>
          </table:table-cell>
          <table:table-cell table:formula="of:=([.B2231] * (PI()) * 23 * (3600/63360)) / 11.1 / 60" office:value-type="float" office:value="26.9803667515742" calcext:value-type="float">
            <text:p>26.9803667516</text:p>
          </table:table-cell>
        </table:table-row>
        <table:table-row table:style-name="ro1">
          <table:table-cell office:value-type="float" office:value="110.616258819" calcext:value-type="float">
            <text:p>110.616258819</text:p>
          </table:table-cell>
          <table:table-cell office:value-type="float" office:value="4339.29653927337" calcext:value-type="float">
            <text:p>4339.2965392734</text:p>
          </table:table-cell>
          <table:table-cell table:formula="of:=([.B2232] * (PI()) * 23 * (3600/63360)) / 11.1 / 60" office:value-type="float" office:value="26.7491595839444" calcext:value-type="float">
            <text:p>26.7491595839</text:p>
          </table:table-cell>
        </table:table-row>
        <table:table-row table:style-name="ro1">
          <table:table-cell office:value-type="float" office:value="110.630041517" calcext:value-type="float">
            <text:p>110.630041517</text:p>
          </table:table-cell>
          <table:table-cell office:value-type="float" office:value="4353.28409575542" calcext:value-type="float">
            <text:p>4353.2840957554</text:p>
          </table:table-cell>
          <table:table-cell table:formula="of:=([.B2233] * (PI()) * 23 * (3600/63360)) / 11.1 / 60" office:value-type="float" office:value="26.8353844771135" calcext:value-type="float">
            <text:p>26.8353844771</text:p>
          </table:table-cell>
        </table:table-row>
        <table:table-row table:style-name="ro1">
          <table:table-cell office:value-type="float" office:value="110.643967862" calcext:value-type="float">
            <text:p>110.643967862</text:p>
          </table:table-cell>
          <table:table-cell office:value-type="float" office:value="4308.3809858349" calcext:value-type="float">
            <text:p>4308.3809858349</text:p>
          </table:table-cell>
          <table:table-cell table:formula="of:=([.B2234] * (PI()) * 23 * (3600/63360)) / 11.1 / 60" office:value-type="float" office:value="26.5585837463479" calcext:value-type="float">
            <text:p>26.5585837463</text:p>
          </table:table-cell>
        </table:table-row>
        <table:table-row table:style-name="ro1">
          <table:table-cell office:value-type="float" office:value="110.657937644" calcext:value-type="float">
            <text:p>110.657937644</text:p>
          </table:table-cell>
          <table:table-cell office:value-type="float" office:value="4294.98470341082" calcext:value-type="float">
            <text:p>4294.9847034108</text:p>
          </table:table-cell>
          <table:table-cell table:formula="of:=([.B2235] * (PI()) * 23 * (3600/63360)) / 11.1 / 60" office:value-type="float" office:value="26.4760037029814" calcext:value-type="float">
            <text:p>26.476003703</text:p>
          </table:table-cell>
        </table:table-row>
        <table:table-row table:style-name="ro1">
          <table:table-cell office:value-type="float" office:value="110.671675811" calcext:value-type="float">
            <text:p>110.671675811</text:p>
          </table:table-cell>
          <table:table-cell office:value-type="float" office:value="4367.39486423592" calcext:value-type="float">
            <text:p>4367.3948642359</text:p>
          </table:table-cell>
          <table:table-cell table:formula="of:=([.B2236] * (PI()) * 23 * (3600/63360)) / 11.1 / 60" office:value-type="float" office:value="26.9223688983258" calcext:value-type="float">
            <text:p>26.9223688983</text:p>
          </table:table-cell>
        </table:table-row>
        <table:table-row table:style-name="ro1">
          <table:table-cell office:value-type="float" office:value="110.685600541" calcext:value-type="float">
            <text:p>110.685600541</text:p>
          </table:table-cell>
          <table:table-cell office:value-type="float" office:value="4308.8806748902" calcext:value-type="float">
            <text:p>4308.8806748902</text:p>
          </table:table-cell>
          <table:table-cell table:formula="of:=([.B2237] * (PI()) * 23 * (3600/63360)) / 11.1 / 60" office:value-type="float" office:value="26.5616640295601" calcext:value-type="float">
            <text:p>26.5616640296</text:p>
          </table:table-cell>
        </table:table-row>
        <table:table-row table:style-name="ro1">
          <table:table-cell office:value-type="float" office:value="110.699131884" calcext:value-type="float">
            <text:p>110.699131884</text:p>
          </table:table-cell>
          <table:table-cell office:value-type="float" office:value="4434.14966276468" calcext:value-type="float">
            <text:p>4434.1496627647</text:p>
          </table:table-cell>
          <table:table-cell table:formula="of:=([.B2238] * (PI()) * 23 * (3600/63360)) / 11.1 / 60" office:value-type="float" office:value="27.3338721783341" calcext:value-type="float">
            <text:p>27.3338721783</text:p>
          </table:table-cell>
        </table:table-row>
        <table:table-row table:style-name="ro1">
          <table:table-cell office:value-type="float" office:value="110.726369259" calcext:value-type="float">
            <text:p>110.726369259</text:p>
          </table:table-cell>
          <table:table-cell office:value-type="float" office:value="4394.5011021748" calcext:value-type="float">
            <text:p>4394.5011021748</text:p>
          </table:table-cell>
          <table:table-cell table:formula="of:=([.B2239] * (PI()) * 23 * (3600/63360)) / 11.1 / 60" office:value-type="float" office:value="27.089462591459" calcext:value-type="float">
            <text:p>27.0894625915</text:p>
          </table:table-cell>
        </table:table-row>
        <table:table-row table:style-name="ro1">
          <table:table-cell office:value-type="float" office:value="110.739858623" calcext:value-type="float">
            <text:p>110.739858623</text:p>
          </table:table-cell>
          <table:table-cell office:value-type="float" office:value="4447.94876913502" calcext:value-type="float">
            <text:p>4447.948769135</text:p>
          </table:table-cell>
          <table:table-cell table:formula="of:=([.B2240] * (PI()) * 23 * (3600/63360)) / 11.1 / 60" office:value-type="float" office:value="27.4189353896347" calcext:value-type="float">
            <text:p>27.4189353896</text:p>
          </table:table-cell>
        </table:table-row>
        <table:table-row table:style-name="ro1">
          <table:table-cell office:value-type="float" office:value="110.753418665" calcext:value-type="float">
            <text:p>110.753418665</text:p>
          </table:table-cell>
          <table:table-cell office:value-type="float" office:value="4424.7650560021" calcext:value-type="float">
            <text:p>4424.7650560021</text:p>
          </table:table-cell>
          <table:table-cell table:formula="of:=([.B2241] * (PI()) * 23 * (3600/63360)) / 11.1 / 60" office:value-type="float" office:value="27.2760217084128" calcext:value-type="float">
            <text:p>27.2760217084</text:p>
          </table:table-cell>
        </table:table-row>
        <table:table-row table:style-name="ro1">
          <table:table-cell office:value-type="float" office:value="110.766971466" calcext:value-type="float">
            <text:p>110.766971466</text:p>
          </table:table-cell>
          <table:table-cell office:value-type="float" office:value="4427.12912262479" calcext:value-type="float">
            <text:p>4427.1291226248</text:p>
          </table:table-cell>
          <table:table-cell table:formula="of:=([.B2242] * (PI()) * 23 * (3600/63360)) / 11.1 / 60" office:value-type="float" office:value="27.2905947607002" calcext:value-type="float">
            <text:p>27.2905947607</text:p>
          </table:table-cell>
        </table:table-row>
        <table:table-row table:style-name="ro1">
          <table:table-cell office:value-type="float" office:value="110.780396299" calcext:value-type="float">
            <text:p>110.780396299</text:p>
          </table:table-cell>
          <table:table-cell office:value-type="float" office:value="4469.32933912851" calcext:value-type="float">
            <text:p>4469.3293391285</text:p>
          </table:table-cell>
          <table:table-cell table:formula="of:=([.B2243] * (PI()) * 23 * (3600/63360)) / 11.1 / 60" office:value-type="float" office:value="27.550733775289" calcext:value-type="float">
            <text:p>27.5507337753</text:p>
          </table:table-cell>
        </table:table-row>
        <table:table-row table:style-name="ro1">
          <table:table-cell office:value-type="float" office:value="110.793990351" calcext:value-type="float">
            <text:p>110.793990351</text:p>
          </table:table-cell>
          <table:table-cell office:value-type="float" office:value="4413.69504842027" calcext:value-type="float">
            <text:p>4413.6950484203</text:p>
          </table:table-cell>
          <table:table-cell table:formula="of:=([.B2244] * (PI()) * 23 * (3600/63360)) / 11.1 / 60" office:value-type="float" office:value="27.2077817536824" calcext:value-type="float">
            <text:p>27.2077817537</text:p>
          </table:table-cell>
        </table:table-row>
        <table:table-row table:style-name="ro1">
          <table:table-cell office:value-type="float" office:value="110.807460548" calcext:value-type="float">
            <text:p>110.807460548</text:p>
          </table:table-cell>
          <table:table-cell office:value-type="float" office:value="4454.277840163" calcext:value-type="float">
            <text:p>4454.277840163</text:p>
          </table:table-cell>
          <table:table-cell table:formula="of:=([.B2245] * (PI()) * 23 * (3600/63360)) / 11.1 / 60" office:value-type="float" office:value="27.4579503150755" calcext:value-type="float">
            <text:p>27.4579503151</text:p>
          </table:table-cell>
        </table:table-row>
        <table:table-row table:style-name="ro1">
          <table:table-cell office:value-type="float" office:value="110.821009027" calcext:value-type="float">
            <text:p>110.821009027</text:p>
          </table:table-cell>
          <table:table-cell office:value-type="float" office:value="4428.54138831505" calcext:value-type="float">
            <text:p>4428.5413883151</text:p>
          </table:table-cell>
          <table:table-cell table:formula="of:=([.B2246] * (PI()) * 23 * (3600/63360)) / 11.1 / 60" office:value-type="float" office:value="27.2993005313204" calcext:value-type="float">
            <text:p>27.2993005313</text:p>
          </table:table-cell>
        </table:table-row>
        <table:table-row table:style-name="ro1">
          <table:table-cell office:value-type="float" office:value="110.834686725" calcext:value-type="float">
            <text:p>110.834686725</text:p>
          </table:table-cell>
          <table:table-cell office:value-type="float" office:value="4386.70308408875" calcext:value-type="float">
            <text:p>4386.7030840888</text:p>
          </table:table-cell>
          <table:table-cell table:formula="of:=([.B2247] * (PI()) * 23 * (3600/63360)) / 11.1 / 60" office:value-type="float" office:value="27.0413924887743" calcext:value-type="float">
            <text:p>27.0413924888</text:p>
          </table:table-cell>
        </table:table-row>
        <table:table-row table:style-name="ro1">
          <table:table-cell office:value-type="float" office:value="110.848229215" calcext:value-type="float">
            <text:p>110.848229215</text:p>
          </table:table-cell>
          <table:table-cell office:value-type="float" office:value="4430.49985638993" calcext:value-type="float">
            <text:p>4430.4998563899</text:p>
          </table:table-cell>
          <table:table-cell table:formula="of:=([.B2248] * (PI()) * 23 * (3600/63360)) / 11.1 / 60" office:value-type="float" office:value="27.3113733119199" calcext:value-type="float">
            <text:p>27.3113733119</text:p>
          </table:table-cell>
        </table:table-row>
        <table:table-row table:style-name="ro1">
          <table:table-cell office:value-type="float" office:value="110.875281901" calcext:value-type="float">
            <text:p>110.875281901</text:p>
          </table:table-cell>
          <table:table-cell office:value-type="float" office:value="4456.37995033796" calcext:value-type="float">
            <text:p>4456.379950338</text:p>
          </table:table-cell>
          <table:table-cell table:formula="of:=([.B2249] * (PI()) * 23 * (3600/63360)) / 11.1 / 60" office:value-type="float" office:value="27.4709085630367" calcext:value-type="float">
            <text:p>27.470908563</text:p>
          </table:table-cell>
        </table:table-row>
        <table:table-row table:style-name="ro1">
          <table:table-cell office:value-type="float" office:value="110.888861318" calcext:value-type="float">
            <text:p>110.888861318</text:p>
          </table:table-cell>
          <table:table-cell office:value-type="float" office:value="4418.45183782022" calcext:value-type="float">
            <text:p>4418.4518378202</text:p>
          </table:table-cell>
          <table:table-cell table:formula="of:=([.B2250] * (PI()) * 23 * (3600/63360)) / 11.1 / 60" office:value-type="float" office:value="27.2371045062564" calcext:value-type="float">
            <text:p>27.2371045063</text:p>
          </table:table-cell>
        </table:table-row>
        <table:table-row table:style-name="ro1">
          <table:table-cell office:value-type="float" office:value="110.902417609" calcext:value-type="float">
            <text:p>110.902417609</text:p>
          </table:table-cell>
          <table:table-cell office:value-type="float" office:value="4425.98938013804" calcext:value-type="float">
            <text:p>4425.989380138</text:p>
          </table:table-cell>
          <table:table-cell table:formula="of:=([.B2251] * (PI()) * 23 * (3600/63360)) / 11.1 / 60" office:value-type="float" office:value="27.2835689321156" calcext:value-type="float">
            <text:p>27.2835689321</text:p>
          </table:table-cell>
        </table:table-row>
        <table:table-row table:style-name="ro1">
          <table:table-cell office:value-type="float" office:value="110.915799681" calcext:value-type="float">
            <text:p>110.915799681</text:p>
          </table:table-cell>
          <table:table-cell office:value-type="float" office:value="4483.61060977264" calcext:value-type="float">
            <text:p>4483.6106097726</text:p>
          </table:table-cell>
          <table:table-cell table:formula="of:=([.B2252] * (PI()) * 23 * (3600/63360)) / 11.1 / 60" office:value-type="float" office:value="27.6387692400386" calcext:value-type="float">
            <text:p>27.63876924</text:p>
          </table:table-cell>
        </table:table-row>
        <table:table-row table:style-name="ro1">
          <table:table-cell office:value-type="float" office:value="110.929398942" calcext:value-type="float">
            <text:p>110.929398942</text:p>
          </table:table-cell>
          <table:table-cell office:value-type="float" office:value="4412.00444642861" calcext:value-type="float">
            <text:p>4412.0044464286</text:p>
          </table:table-cell>
          <table:table-cell table:formula="of:=([.B2253] * (PI()) * 23 * (3600/63360)) / 11.1 / 60" office:value-type="float" office:value="27.1973602067661" calcext:value-type="float">
            <text:p>27.1973602068</text:p>
          </table:table-cell>
        </table:table-row>
        <table:table-row table:style-name="ro1">
          <table:table-cell office:value-type="float" office:value="110.942866639" calcext:value-type="float">
            <text:p>110.942866639</text:p>
          </table:table-cell>
          <table:table-cell office:value-type="float" office:value="4455.10468493279" calcext:value-type="float">
            <text:p>4455.1046849328</text:p>
          </table:table-cell>
          <table:table-cell table:formula="of:=([.B2254] * (PI()) * 23 * (3600/63360)) / 11.1 / 60" office:value-type="float" office:value="27.4630473169739" calcext:value-type="float">
            <text:p>27.463047317</text:p>
          </table:table-cell>
        </table:table-row>
        <table:table-row table:style-name="ro1">
          <table:table-cell office:value-type="float" office:value="110.956382514" calcext:value-type="float">
            <text:p>110.956382514</text:p>
          </table:table-cell>
          <table:table-cell office:value-type="float" office:value="4439.22424554575" calcext:value-type="float">
            <text:p>4439.2242455458</text:p>
          </table:table-cell>
          <table:table-cell table:formula="of:=([.B2255] * (PI()) * 23 * (3600/63360)) / 11.1 / 60" office:value-type="float" office:value="27.3651539364265" calcext:value-type="float">
            <text:p>27.3651539364</text:p>
          </table:table-cell>
        </table:table-row>
        <table:table-row table:style-name="ro1">
          <table:table-cell office:value-type="float" office:value="110.970139795" calcext:value-type="float">
            <text:p>110.970139795</text:p>
          </table:table-cell>
          <table:table-cell office:value-type="float" office:value="4361.32692207339" calcext:value-type="float">
            <text:p>4361.3269220734</text:p>
          </table:table-cell>
          <table:table-cell table:formula="of:=([.B2256] * (PI()) * 23 * (3600/63360)) / 11.1 / 60" office:value-type="float" office:value="26.8849636756629" calcext:value-type="float">
            <text:p>26.8849636757</text:p>
          </table:table-cell>
        </table:table-row>
        <table:table-row table:style-name="ro1">
          <table:table-cell office:value-type="float" office:value="110.983701087" calcext:value-type="float">
            <text:p>110.983701087</text:p>
          </table:table-cell>
          <table:table-cell office:value-type="float" office:value="4424.3572072752" calcext:value-type="float">
            <text:p>4424.3572072752</text:p>
          </table:table-cell>
          <table:table-cell table:formula="of:=([.B2257] * (PI()) * 23 * (3600/63360)) / 11.1 / 60" office:value-type="float" office:value="27.273507565721" calcext:value-type="float">
            <text:p>27.2735075657</text:p>
          </table:table-cell>
        </table:table-row>
        <table:table-row table:style-name="ro1">
          <table:table-cell office:value-type="float" office:value="110.997420087" calcext:value-type="float">
            <text:p>110.997420087</text:p>
          </table:table-cell>
          <table:table-cell office:value-type="float" office:value="4373.49661052822" calcext:value-type="float">
            <text:p>4373.4966105282</text:p>
          </table:table-cell>
          <table:table-cell table:formula="of:=([.B2258] * (PI()) * 23 * (3600/63360)) / 11.1 / 60" office:value-type="float" office:value="26.9599825031661" calcext:value-type="float">
            <text:p>26.9599825032</text:p>
          </table:table-cell>
        </table:table-row>
        <table:table-row table:style-name="ro1">
          <table:table-cell office:value-type="float" office:value="111.024933452" calcext:value-type="float">
            <text:p>111.024933452</text:p>
          </table:table-cell>
          <table:table-cell office:value-type="float" office:value="4387.42161320302" calcext:value-type="float">
            <text:p>4387.421613203</text:p>
          </table:table-cell>
          <table:table-cell table:formula="of:=([.B2259] * (PI()) * 23 * (3600/63360)) / 11.1 / 60" office:value-type="float" office:value="27.0458217896458" calcext:value-type="float">
            <text:p>27.0458217896</text:p>
          </table:table-cell>
        </table:table-row>
        <table:table-row table:style-name="ro1">
          <table:table-cell office:value-type="float" office:value="111.038645317" calcext:value-type="float">
            <text:p>111.038645317</text:p>
          </table:table-cell>
          <table:table-cell office:value-type="float" office:value="4375.77236943892" calcext:value-type="float">
            <text:p>4375.7723694389</text:p>
          </table:table-cell>
          <table:table-cell table:formula="of:=([.B2260] * (PI()) * 23 * (3600/63360)) / 11.1 / 60" office:value-type="float" office:value="26.9740111913938" calcext:value-type="float">
            <text:p>26.9740111914</text:p>
          </table:table-cell>
        </table:table-row>
        <table:table-row table:style-name="ro1">
          <table:table-cell office:value-type="float" office:value="111.052285879" calcext:value-type="float">
            <text:p>111.052285879</text:p>
          </table:table-cell>
          <table:table-cell office:value-type="float" office:value="4398.64574491856" calcext:value-type="float">
            <text:p>4398.6457449186</text:p>
          </table:table-cell>
          <table:table-cell table:formula="of:=([.B2261] * (PI()) * 23 * (3600/63360)) / 11.1 / 60" office:value-type="float" office:value="27.115011827186" calcext:value-type="float">
            <text:p>27.1150118272</text:p>
          </table:table-cell>
        </table:table-row>
        <table:table-row table:style-name="ro1">
          <table:table-cell office:value-type="float" office:value="111.06599264" calcext:value-type="float">
            <text:p>111.06599264</text:p>
          </table:table-cell>
          <table:table-cell office:value-type="float" office:value="4377.40178004752" calcext:value-type="float">
            <text:p>4377.4017800475</text:p>
          </table:table-cell>
          <table:table-cell table:formula="of:=([.B2262] * (PI()) * 23 * (3600/63360)) / 11.1 / 60" office:value-type="float" office:value="26.9840555301484" calcext:value-type="float">
            <text:p>26.9840555301</text:p>
          </table:table-cell>
        </table:table-row>
        <table:table-row table:style-name="ro1">
          <table:table-cell office:value-type="float" office:value="111.07971414" calcext:value-type="float">
            <text:p>111.07971414</text:p>
          </table:table-cell>
          <table:table-cell office:value-type="float" office:value="4372.69977772932" calcext:value-type="float">
            <text:p>4372.6997777293</text:p>
          </table:table-cell>
          <table:table-cell table:formula="of:=([.B2263] * (PI()) * 23 * (3600/63360)) / 11.1 / 60" office:value-type="float" office:value="26.9550705070611" calcext:value-type="float">
            <text:p>26.9550705071</text:p>
          </table:table-cell>
        </table:table-row>
        <table:table-row table:style-name="ro1">
          <table:table-cell office:value-type="float" office:value="111.093151577" calcext:value-type="float">
            <text:p>111.093151577</text:p>
          </table:table-cell>
          <table:table-cell office:value-type="float" office:value="4465.13721329672" calcext:value-type="float">
            <text:p>4465.1372132967</text:p>
          </table:table-cell>
          <table:table-cell table:formula="of:=([.B2264] * (PI()) * 23 * (3600/63360)) / 11.1 / 60" office:value-type="float" office:value="27.5248918348142" calcext:value-type="float">
            <text:p>27.5248918348</text:p>
          </table:table-cell>
        </table:table-row>
        <table:table-row table:style-name="ro1">
          <table:table-cell office:value-type="float" office:value="111.106850056" calcext:value-type="float">
            <text:p>111.106850056</text:p>
          </table:table-cell>
          <table:table-cell office:value-type="float" office:value="4380.04832506455" calcext:value-type="float">
            <text:p>4380.0483250646</text:p>
          </table:table-cell>
          <table:table-cell table:formula="of:=([.B2265] * (PI()) * 23 * (3600/63360)) / 11.1 / 60" office:value-type="float" office:value="27.0003698922497" calcext:value-type="float">
            <text:p>27.0003698922</text:p>
          </table:table-cell>
        </table:table-row>
        <table:table-row table:style-name="ro1">
          <table:table-cell office:value-type="float" office:value="111.120257493" calcext:value-type="float">
            <text:p>111.120257493</text:p>
          </table:table-cell>
          <table:table-cell office:value-type="float" office:value="4475.12824413795" calcext:value-type="float">
            <text:p>4475.128244138</text:p>
          </table:table-cell>
          <table:table-cell table:formula="of:=([.B2266] * (PI()) * 23 * (3600/63360)) / 11.1 / 60" office:value-type="float" office:value="27.5864805453255" calcext:value-type="float">
            <text:p>27.5864805453</text:p>
          </table:table-cell>
        </table:table-row>
        <table:table-row table:style-name="ro1">
          <table:table-cell office:value-type="float" office:value="111.133839253" calcext:value-type="float">
            <text:p>111.133839253</text:p>
          </table:table-cell>
          <table:table-cell office:value-type="float" office:value="4417.6896072122" calcext:value-type="float">
            <text:p>4417.6896072122</text:p>
          </table:table-cell>
          <table:table-cell table:formula="of:=([.B2267] * (PI()) * 23 * (3600/63360)) / 11.1 / 60" office:value-type="float" office:value="27.2324058118968" calcext:value-type="float">
            <text:p>27.2324058119</text:p>
          </table:table-cell>
        </table:table-row>
        <table:table-row table:style-name="ro1">
          <table:table-cell office:value-type="float" office:value="111.147378357" calcext:value-type="float">
            <text:p>111.147378357</text:p>
          </table:table-cell>
          <table:table-cell office:value-type="float" office:value="4431.60788189348" calcext:value-type="float">
            <text:p>4431.6078818935</text:p>
          </table:table-cell>
          <table:table-cell table:formula="of:=([.B2268] * (PI()) * 23 * (3600/63360)) / 11.1 / 60" office:value-type="float" office:value="27.3182036243333" calcext:value-type="float">
            <text:p>27.3182036243</text:p>
          </table:table-cell>
        </table:table-row>
        <table:table-row table:style-name="ro1">
          <table:table-cell office:value-type="float" office:value="111.174309325" calcext:value-type="float">
            <text:p>111.174309325</text:p>
          </table:table-cell>
          <table:table-cell office:value-type="float" office:value="4403.85816143005" calcext:value-type="float">
            <text:p>4403.8581614301</text:p>
          </table:table-cell>
          <table:table-cell table:formula="of:=([.B2269] * (PI()) * 23 * (3600/63360)) / 11.1 / 60" office:value-type="float" office:value="27.1471432475261" calcext:value-type="float">
            <text:p>27.1471432475</text:p>
          </table:table-cell>
        </table:table-row>
        <table:table-row table:style-name="ro1">
          <table:table-cell office:value-type="float" office:value="111.187781814" calcext:value-type="float">
            <text:p>111.187781814</text:p>
          </table:table-cell>
          <table:table-cell office:value-type="float" office:value="4453.52005853076" calcext:value-type="float">
            <text:p>4453.5200585308</text:p>
          </table:table-cell>
          <table:table-cell table:formula="of:=([.B2270] * (PI()) * 23 * (3600/63360)) / 11.1 / 60" office:value-type="float" office:value="27.4532790459822" calcext:value-type="float">
            <text:p>27.453279046</text:p>
          </table:table-cell>
        </table:table-row>
        <table:table-row table:style-name="ro1">
          <table:table-cell office:value-type="float" office:value="111.201359355" calcext:value-type="float">
            <text:p>111.201359355</text:p>
          </table:table-cell>
          <table:table-cell office:value-type="float" office:value="4419.06233241506" calcext:value-type="float">
            <text:p>4419.0623324151</text:p>
          </table:table-cell>
          <table:table-cell table:formula="of:=([.B2271] * (PI()) * 23 * (3600/63360)) / 11.1 / 60" office:value-type="float" office:value="27.2408678391365" calcext:value-type="float">
            <text:p>27.2408678391</text:p>
          </table:table-cell>
        </table:table-row>
        <table:table-row table:style-name="ro1">
          <table:table-cell office:value-type="float" office:value="111.214919449" calcext:value-type="float">
            <text:p>111.214919449</text:p>
          </table:table-cell>
          <table:table-cell office:value-type="float" office:value="4424.74808806229" calcext:value-type="float">
            <text:p>4424.7480880623</text:p>
          </table:table-cell>
          <table:table-cell table:formula="of:=([.B2272] * (PI()) * 23 * (3600/63360)) / 11.1 / 60" office:value-type="float" office:value="27.2759171112447" calcext:value-type="float">
            <text:p>27.2759171112</text:p>
          </table:table-cell>
        </table:table-row>
        <table:table-row table:style-name="ro1">
          <table:table-cell office:value-type="float" office:value="111.228419334" calcext:value-type="float">
            <text:p>111.228419334</text:p>
          </table:table-cell>
          <table:table-cell office:value-type="float" office:value="4444.48230481597" calcext:value-type="float">
            <text:p>4444.482304816</text:p>
          </table:table-cell>
          <table:table-cell table:formula="of:=([.B2273] * (PI()) * 23 * (3600/63360)) / 11.1 / 60" office:value-type="float" office:value="27.3975667169885" calcext:value-type="float">
            <text:p>27.397566717</text:p>
          </table:table-cell>
        </table:table-row>
        <table:table-row table:style-name="ro1">
          <table:table-cell office:value-type="float" office:value="111.242050313" calcext:value-type="float">
            <text:p>111.242050313</text:p>
          </table:table-cell>
          <table:table-cell office:value-type="float" office:value="4401.7381290355" calcext:value-type="float">
            <text:p>4401.7381290355</text:p>
          </table:table-cell>
          <table:table-cell table:formula="of:=([.B2274] * (PI()) * 23 * (3600/63360)) / 11.1 / 60" office:value-type="float" office:value="27.1340745198345" calcext:value-type="float">
            <text:p>27.1340745198</text:p>
          </table:table-cell>
        </table:table-row>
        <table:table-row table:style-name="ro1">
          <table:table-cell office:value-type="float" office:value="111.255819001" calcext:value-type="float">
            <text:p>111.255819001</text:p>
          </table:table-cell>
          <table:table-cell office:value-type="float" office:value="4357.71367612373" calcext:value-type="float">
            <text:p>4357.7136761237</text:p>
          </table:table-cell>
          <table:table-cell table:formula="of:=([.B2275] * (PI()) * 23 * (3600/63360)) / 11.1 / 60" office:value-type="float" office:value="26.8626901823331" calcext:value-type="float">
            <text:p>26.8626901823</text:p>
          </table:table-cell>
        </table:table-row>
        <table:table-row table:style-name="ro1">
          <table:table-cell office:value-type="float" office:value="111.269320813" calcext:value-type="float">
            <text:p>111.269320813</text:p>
          </table:table-cell>
          <table:table-cell office:value-type="float" office:value="4443.84798130681" calcext:value-type="float">
            <text:p>4443.8479813068</text:p>
          </table:table-cell>
          <table:table-cell table:formula="of:=([.B2276] * (PI()) * 23 * (3600/63360)) / 11.1 / 60" office:value-type="float" office:value="27.3936564931491" calcext:value-type="float">
            <text:p>27.3936564931</text:p>
          </table:table-cell>
        </table:table-row>
        <table:table-row table:style-name="ro1">
          <table:table-cell office:value-type="float" office:value="111.282830021" calcext:value-type="float">
            <text:p>111.282830021</text:p>
          </table:table-cell>
          <table:table-cell office:value-type="float" office:value="4441.41507034869" calcext:value-type="float">
            <text:p>4441.4150703487</text:p>
          </table:table-cell>
          <table:table-cell table:formula="of:=([.B2277] * (PI()) * 23 * (3600/63360)) / 11.1 / 60" office:value-type="float" office:value="27.3786590568404" calcext:value-type="float">
            <text:p>27.3786590568</text:p>
          </table:table-cell>
        </table:table-row>
        <table:table-row table:style-name="ro1">
          <table:table-cell office:value-type="float" office:value="111.296078759" calcext:value-type="float">
            <text:p>111.296078759</text:p>
          </table:table-cell>
          <table:table-cell office:value-type="float" office:value="4528.73322726504" calcext:value-type="float">
            <text:p>4528.733227265</text:p>
          </table:table-cell>
          <table:table-cell table:formula="of:=([.B2278] * (PI()) * 23 * (3600/63360)) / 11.1 / 60" office:value-type="float" office:value="27.9169231032801" calcext:value-type="float">
            <text:p>27.9169231033</text:p>
          </table:table-cell>
        </table:table-row>
        <table:table-row table:style-name="ro1">
          <table:table-cell office:value-type="float" office:value="111.322504413" calcext:value-type="float">
            <text:p>111.322504413</text:p>
          </table:table-cell>
          <table:table-cell office:value-type="float" office:value="4540.85383491877" calcext:value-type="float">
            <text:p>4540.8538349188</text:p>
          </table:table-cell>
          <table:table-cell table:formula="of:=([.B2279] * (PI()) * 23 * (3600/63360)) / 11.1 / 60" office:value-type="float" office:value="27.9916393770931" calcext:value-type="float">
            <text:p>27.9916393771</text:p>
          </table:table-cell>
        </table:table-row>
        <table:table-row table:style-name="ro1">
          <table:table-cell office:value-type="float" office:value="111.335487317" calcext:value-type="float">
            <text:p>111.335487317</text:p>
          </table:table-cell>
          <table:table-cell office:value-type="float" office:value="4621.46219364195" calcext:value-type="float">
            <text:p>4621.462193642</text:p>
          </table:table-cell>
          <table:table-cell table:formula="of:=([.B2280] * (PI()) * 23 * (3600/63360)) / 11.1 / 60" office:value-type="float" office:value="28.4885415435551" calcext:value-type="float">
            <text:p>28.4885415436</text:p>
          </table:table-cell>
        </table:table-row>
        <table:table-row table:style-name="ro1">
          <table:table-cell office:value-type="float" office:value="111.348586888" calcext:value-type="float">
            <text:p>111.348586888</text:p>
          </table:table-cell>
          <table:table-cell office:value-type="float" office:value="4580.30266792779" calcext:value-type="float">
            <text:p>4580.3026679278</text:p>
          </table:table-cell>
          <table:table-cell table:formula="of:=([.B2281] * (PI()) * 23 * (3600/63360)) / 11.1 / 60" office:value-type="float" office:value="28.2348177632689" calcext:value-type="float">
            <text:p>28.2348177633</text:p>
          </table:table-cell>
        </table:table-row>
        <table:table-row table:style-name="ro1">
          <table:table-cell office:value-type="float" office:value="111.361574949" calcext:value-type="float">
            <text:p>111.361574949</text:p>
          </table:table-cell>
          <table:table-cell office:value-type="float" office:value="4619.62720994756" calcext:value-type="float">
            <text:p>4619.6272099476</text:p>
          </table:table-cell>
          <table:table-cell table:formula="of:=([.B2282] * (PI()) * 23 * (3600/63360)) / 11.1 / 60" office:value-type="float" office:value="28.4772299700706" calcext:value-type="float">
            <text:p>28.4772299701</text:p>
          </table:table-cell>
        </table:table-row>
        <table:table-row table:style-name="ro1">
          <table:table-cell office:value-type="float" office:value="111.374410821" calcext:value-type="float">
            <text:p>111.374410821</text:p>
          </table:table-cell>
          <table:table-cell office:value-type="float" office:value="4674.39999402319" calcext:value-type="float">
            <text:p>4674.3999940232</text:p>
          </table:table-cell>
          <table:table-cell table:formula="of:=([.B2283] * (PI()) * 23 * (3600/63360)) / 11.1 / 60" office:value-type="float" office:value="28.8148713201917" calcext:value-type="float">
            <text:p>28.8148713202</text:p>
          </table:table-cell>
        </table:table-row>
        <table:table-row table:style-name="ro1">
          <table:table-cell office:value-type="float" office:value="111.387535913" calcext:value-type="float">
            <text:p>111.387535913</text:p>
          </table:table-cell>
          <table:table-cell office:value-type="float" office:value="4571.39652811727" calcext:value-type="float">
            <text:p>4571.3965281173</text:p>
          </table:table-cell>
          <table:table-cell table:formula="of:=([.B2284] * (PI()) * 23 * (3600/63360)) / 11.1 / 60" office:value-type="float" office:value="28.1799167550266" calcext:value-type="float">
            <text:p>28.179916755</text:p>
          </table:table-cell>
        </table:table-row>
        <table:table-row table:style-name="ro1">
          <table:table-cell office:value-type="float" office:value="111.400400953" calcext:value-type="float">
            <text:p>111.400400953</text:p>
          </table:table-cell>
          <table:table-cell office:value-type="float" office:value="4663.80205582154" calcext:value-type="float">
            <text:p>4663.8020558215</text:p>
          </table:table-cell>
          <table:table-cell table:formula="of:=([.B2285] * (PI()) * 23 * (3600/63360)) / 11.1 / 60" office:value-type="float" office:value="28.7495413899482" calcext:value-type="float">
            <text:p>28.7495413899</text:p>
          </table:table-cell>
        </table:table-row>
        <table:table-row table:style-name="ro1">
          <table:table-cell office:value-type="float" office:value="111.413533493" calcext:value-type="float">
            <text:p>111.413533493</text:p>
          </table:table-cell>
          <table:table-cell office:value-type="float" office:value="4568.80390236246" calcext:value-type="float">
            <text:p>4568.8039023625</text:p>
          </table:table-cell>
          <table:table-cell table:formula="of:=([.B2286] * (PI()) * 23 * (3600/63360)) / 11.1 / 60" office:value-type="float" office:value="28.1639347728253" calcext:value-type="float">
            <text:p>28.1639347728</text:p>
          </table:table-cell>
        </table:table-row>
        <table:table-row table:style-name="ro1">
          <table:table-cell office:value-type="float" office:value="111.426520199" calcext:value-type="float">
            <text:p>111.426520199</text:p>
          </table:table-cell>
          <table:table-cell office:value-type="float" office:value="4620.10921014421" calcext:value-type="float">
            <text:p>4620.1092101442</text:p>
          </table:table-cell>
          <table:table-cell table:formula="of:=([.B2287] * (PI()) * 23 * (3600/63360)) / 11.1 / 60" office:value-type="float" office:value="28.4802012120825" calcext:value-type="float">
            <text:p>28.4802012121</text:p>
          </table:table-cell>
        </table:table-row>
        <table:table-row table:style-name="ro1">
          <table:table-cell office:value-type="float" office:value="111.439599666" calcext:value-type="float">
            <text:p>111.439599666</text:p>
          </table:table-cell>
          <table:table-cell office:value-type="float" office:value="4587.34289401455" calcext:value-type="float">
            <text:p>4587.3428940146</text:p>
          </table:table-cell>
          <table:table-cell table:formula="of:=([.B2288] * (PI()) * 23 * (3600/63360)) / 11.1 / 60" office:value-type="float" office:value="28.2782165329536" calcext:value-type="float">
            <text:p>28.278216533</text:p>
          </table:table-cell>
        </table:table-row>
        <table:table-row table:style-name="ro1">
          <table:table-cell office:value-type="float" office:value="111.465644069" calcext:value-type="float">
            <text:p>111.465644069</text:p>
          </table:table-cell>
          <table:table-cell office:value-type="float" office:value="4639.38522577576" calcext:value-type="float">
            <text:p>4639.3852257758</text:p>
          </table:table-cell>
          <table:table-cell table:formula="of:=([.B2289] * (PI()) * 23 * (3600/63360)) / 11.1 / 60" office:value-type="float" office:value="28.5990262828294" calcext:value-type="float">
            <text:p>28.5990262828</text:p>
          </table:table-cell>
        </table:table-row>
        <table:table-row table:style-name="ro1">
          <table:table-cell office:value-type="float" office:value="111.478657129" calcext:value-type="float">
            <text:p>111.478657129</text:p>
          </table:table-cell>
          <table:table-cell office:value-type="float" office:value="4610.75258238852" calcext:value-type="float">
            <text:p>4610.7525823885</text:p>
          </table:table-cell>
          <table:table-cell table:formula="of:=([.B2290] * (PI()) * 23 * (3600/63360)) / 11.1 / 60" office:value-type="float" office:value="28.4225232159513" calcext:value-type="float">
            <text:p>28.422523216</text:p>
          </table:table-cell>
        </table:table-row>
        <table:table-row table:style-name="ro1">
          <table:table-cell office:value-type="float" office:value="111.491930972" calcext:value-type="float">
            <text:p>111.491930972</text:p>
          </table:table-cell>
          <table:table-cell office:value-type="float" office:value="4520.16797246244" calcext:value-type="float">
            <text:p>4520.1679724624</text:p>
          </table:table-cell>
          <table:table-cell table:formula="of:=([.B2291] * (PI()) * 23 * (3600/63360)) / 11.1 / 60" office:value-type="float" office:value="27.8641234465804" calcext:value-type="float">
            <text:p>27.8641234466</text:p>
          </table:table-cell>
        </table:table-row>
        <table:table-row table:style-name="ro1">
          <table:table-cell office:value-type="float" office:value="111.505085908" calcext:value-type="float">
            <text:p>111.505085908</text:p>
          </table:table-cell>
          <table:table-cell office:value-type="float" office:value="4561.02561047047" calcext:value-type="float">
            <text:p>4561.0256104705</text:p>
          </table:table-cell>
          <table:table-cell table:formula="of:=([.B2292] * (PI()) * 23 * (3600/63360)) / 11.1 / 60" office:value-type="float" office:value="28.1159862702912" calcext:value-type="float">
            <text:p>28.1159862703</text:p>
          </table:table-cell>
        </table:table-row>
        <table:table-row table:style-name="ro1">
          <table:table-cell office:value-type="float" office:value="111.518359855" calcext:value-type="float">
            <text:p>111.518359855</text:p>
          </table:table-cell>
          <table:table-cell office:value-type="float" office:value="4520.13255740191" calcext:value-type="float">
            <text:p>4520.1325574019</text:p>
          </table:table-cell>
          <table:table-cell table:formula="of:=([.B2293] * (PI()) * 23 * (3600/63360)) / 11.1 / 60" office:value-type="float" office:value="27.8639051339813" calcext:value-type="float">
            <text:p>27.863905134</text:p>
          </table:table-cell>
        </table:table-row>
        <table:table-row table:style-name="ro1">
          <table:table-cell office:value-type="float" office:value="111.531546353" calcext:value-type="float">
            <text:p>111.531546353</text:p>
          </table:table-cell>
          <table:table-cell office:value-type="float" office:value="4550.10875518903" calcext:value-type="float">
            <text:p>4550.108755189</text:p>
          </table:table-cell>
          <table:table-cell table:formula="of:=([.B2294] * (PI()) * 23 * (3600/63360)) / 11.1 / 60" office:value-type="float" office:value="28.0486904076012" calcext:value-type="float">
            <text:p>28.0486904076</text:p>
          </table:table-cell>
        </table:table-row>
        <table:table-row table:style-name="ro1">
          <table:table-cell office:value-type="float" office:value="111.544857592" calcext:value-type="float">
            <text:p>111.544857592</text:p>
          </table:table-cell>
          <table:table-cell office:value-type="float" office:value="4507.46921454265" calcext:value-type="float">
            <text:p>4507.4692145427</text:p>
          </table:table-cell>
          <table:table-cell table:formula="of:=([.B2295] * (PI()) * 23 * (3600/63360)) / 11.1 / 60" office:value-type="float" office:value="27.7858432232677" calcext:value-type="float">
            <text:p>27.7858432233</text:p>
          </table:table-cell>
        </table:table-row>
        <table:table-row table:style-name="ro1">
          <table:table-cell office:value-type="float" office:value="111.558319612" calcext:value-type="float">
            <text:p>111.558319612</text:p>
          </table:table-cell>
          <table:table-cell office:value-type="float" office:value="4456.98342447204" calcext:value-type="float">
            <text:p>4456.983424472</text:p>
          </table:table-cell>
          <table:table-cell table:formula="of:=([.B2296] * (PI()) * 23 * (3600/63360)) / 11.1 / 60" office:value-type="float" office:value="27.4746286189885" calcext:value-type="float">
            <text:p>27.474628619</text:p>
          </table:table-cell>
        </table:table-row>
        <table:table-row table:style-name="ro1">
          <table:table-cell office:value-type="float" office:value="111.571442048" calcext:value-type="float">
            <text:p>111.571442048</text:p>
          </table:table-cell>
          <table:table-cell office:value-type="float" office:value="4572.32178537468" calcext:value-type="float">
            <text:p>4572.3217853747</text:p>
          </table:table-cell>
          <table:table-cell table:formula="of:=([.B2297] * (PI()) * 23 * (3600/63360)) / 11.1 / 60" office:value-type="float" office:value="28.1856204108636" calcext:value-type="float">
            <text:p>28.1856204109</text:p>
          </table:table-cell>
        </table:table-row>
        <table:table-row table:style-name="ro1">
          <table:table-cell office:value-type="float" office:value="111.584831828" calcext:value-type="float">
            <text:p>111.584831828</text:p>
          </table:table-cell>
          <table:table-cell office:value-type="float" office:value="4481.02956134822" calcext:value-type="float">
            <text:p>4481.0295613482</text:p>
          </table:table-cell>
          <table:table-cell table:formula="of:=([.B2298] * (PI()) * 23 * (3600/63360)) / 11.1 / 60" office:value-type="float" office:value="27.6228586251327" calcext:value-type="float">
            <text:p>27.6228586251</text:p>
          </table:table-cell>
        </table:table-row>
        <table:table-row table:style-name="ro1">
          <table:table-cell office:value-type="float" office:value="111.611283836" calcext:value-type="float">
            <text:p>111.611283836</text:p>
          </table:table-cell>
          <table:table-cell office:value-type="float" office:value="4550.55806527436" calcext:value-type="float">
            <text:p>4550.5580652744</text:p>
          </table:table-cell>
          <table:table-cell table:formula="of:=([.B2299] * (PI()) * 23 * (3600/63360)) / 11.1 / 60" office:value-type="float" office:value="28.0514601346909" calcext:value-type="float">
            <text:p>28.0514601347</text:p>
          </table:table-cell>
        </table:table-row>
        <table:table-row table:style-name="ro1">
          <table:table-cell office:value-type="float" office:value="111.62453721" calcext:value-type="float">
            <text:p>111.62453721</text:p>
          </table:table-cell>
          <table:table-cell office:value-type="float" office:value="4527.14908671996" calcext:value-type="float">
            <text:p>4527.14908672</text:p>
          </table:table-cell>
          <table:table-cell table:formula="of:=([.B2300] * (PI()) * 23 * (3600/63360)) / 11.1 / 60" office:value-type="float" office:value="27.9071578273051" calcext:value-type="float">
            <text:p>27.9071578273</text:p>
          </table:table-cell>
        </table:table-row>
        <table:table-row table:style-name="ro1">
          <table:table-cell office:value-type="float" office:value="111.637809542" calcext:value-type="float">
            <text:p>111.637809542</text:p>
          </table:table-cell>
          <table:table-cell office:value-type="float" office:value="4520.68257483378" calcext:value-type="float">
            <text:p>4520.6825748338</text:p>
          </table:table-cell>
          <table:table-cell table:formula="of:=([.B2301] * (PI()) * 23 * (3600/63360)) / 11.1 / 60" office:value-type="float" office:value="27.867295661438" calcext:value-type="float">
            <text:p>27.8672956614</text:p>
          </table:table-cell>
        </table:table-row>
        <table:table-row table:style-name="ro1">
          <table:table-cell office:value-type="float" office:value="111.65110052" calcext:value-type="float">
            <text:p>111.65110052</text:p>
          </table:table-cell>
          <table:table-cell office:value-type="float" office:value="4514.34047968943" calcext:value-type="float">
            <text:p>4514.3404796894</text:p>
          </table:table-cell>
          <table:table-cell table:formula="of:=([.B2302] * (PI()) * 23 * (3600/63360)) / 11.1 / 60" office:value-type="float" office:value="27.8282004501342" calcext:value-type="float">
            <text:p>27.8282004501</text:p>
          </table:table-cell>
        </table:table-row>
        <table:table-row table:style-name="ro1">
          <table:table-cell office:value-type="float" office:value="111.664658166" calcext:value-type="float">
            <text:p>111.664658166</text:p>
          </table:table-cell>
          <table:table-cell office:value-type="float" office:value="4425.54703081078" calcext:value-type="float">
            <text:p>4425.5470308108</text:p>
          </table:table-cell>
          <table:table-cell table:formula="of:=([.B2303] * (PI()) * 23 * (3600/63360)) / 11.1 / 60" office:value-type="float" office:value="27.2808421139229" calcext:value-type="float">
            <text:p>27.2808421139</text:p>
          </table:table-cell>
        </table:table-row>
        <table:table-row table:style-name="ro1">
          <table:table-cell office:value-type="float" office:value="111.677891904" calcext:value-type="float">
            <text:p>111.677891904</text:p>
          </table:table-cell>
          <table:table-cell office:value-type="float" office:value="4533.86639513889" calcext:value-type="float">
            <text:p>4533.8663951389</text:p>
          </table:table-cell>
          <table:table-cell table:formula="of:=([.B2304] * (PI()) * 23 * (3600/63360)) / 11.1 / 60" office:value-type="float" office:value="27.9485660033184" calcext:value-type="float">
            <text:p>27.9485660033</text:p>
          </table:table-cell>
        </table:table-row>
        <table:table-row table:style-name="ro1">
          <table:table-cell office:value-type="float" office:value="111.691331424" calcext:value-type="float">
            <text:p>111.691331424</text:p>
          </table:table-cell>
          <table:table-cell office:value-type="float" office:value="4464.44515874906" calcext:value-type="float">
            <text:p>4464.4451587491</text:p>
          </table:table-cell>
          <table:table-cell table:formula="of:=([.B2305] * (PI()) * 23 * (3600/63360)) / 11.1 / 60" office:value-type="float" office:value="27.520625733761" calcext:value-type="float">
            <text:p>27.5206257338</text:p>
          </table:table-cell>
        </table:table-row>
        <table:table-row table:style-name="ro1">
          <table:table-cell office:value-type="float" office:value="111.704689382" calcext:value-type="float">
            <text:p>111.704689382</text:p>
          </table:table-cell>
          <table:table-cell office:value-type="float" office:value="4491.70449554274" calcext:value-type="float">
            <text:p>4491.7044955427</text:p>
          </table:table-cell>
          <table:table-cell table:formula="of:=([.B2306] * (PI()) * 23 * (3600/63360)) / 11.1 / 60" office:value-type="float" office:value="27.6886631894747" calcext:value-type="float">
            <text:p>27.6886631895</text:p>
          </table:table-cell>
        </table:table-row>
        <table:table-row table:style-name="ro1">
          <table:table-cell office:value-type="float" office:value="111.71810609" calcext:value-type="float">
            <text:p>111.71810609</text:p>
          </table:table-cell>
          <table:table-cell office:value-type="float" office:value="4472.0359122297" calcext:value-type="float">
            <text:p>4472.0359122297</text:p>
          </table:table-cell>
          <table:table-cell table:formula="of:=([.B2307] * (PI()) * 23 * (3600/63360)) / 11.1 / 60" office:value-type="float" office:value="27.5674181745123" calcext:value-type="float">
            <text:p>27.5674181745</text:p>
          </table:table-cell>
        </table:table-row>
        <table:table-row table:style-name="ro1">
          <table:table-cell office:value-type="float" office:value="111.731519308" calcext:value-type="float">
            <text:p>111.731519308</text:p>
          </table:table-cell>
          <table:table-cell office:value-type="float" office:value="4473.19949620432" calcext:value-type="float">
            <text:p>4473.1994962043</text:p>
          </table:table-cell>
          <table:table-cell table:formula="of:=([.B2308] * (PI()) * 23 * (3600/63360)) / 11.1 / 60" office:value-type="float" office:value="27.5745909715647" calcext:value-type="float">
            <text:p>27.5745909716</text:p>
          </table:table-cell>
        </table:table-row>
        <table:table-row table:style-name="ro1">
          <table:table-cell office:value-type="float" office:value="111.758287046" calcext:value-type="float">
            <text:p>111.758287046</text:p>
          </table:table-cell>
          <table:table-cell office:value-type="float" office:value="4502.16689293141" calcext:value-type="float">
            <text:p>4502.1668929314</text:p>
          </table:table-cell>
          <table:table-cell table:formula="of:=([.B2309] * (PI()) * 23 * (3600/63360)) / 11.1 / 60" office:value-type="float" office:value="27.7531575919308" calcext:value-type="float">
            <text:p>27.7531575919</text:p>
          </table:table-cell>
        </table:table-row>
        <table:table-row table:style-name="ro1">
          <table:table-cell office:value-type="float" office:value="111.771889743" calcext:value-type="float">
            <text:p>111.771889743</text:p>
          </table:table-cell>
          <table:table-cell office:value-type="float" office:value="4410.88998747489" calcext:value-type="float">
            <text:p>4410.8899874749</text:p>
          </table:table-cell>
          <table:table-cell table:formula="of:=([.B2310] * (PI()) * 23 * (3600/63360)) / 11.1 / 60" office:value-type="float" office:value="27.1904902359925" calcext:value-type="float">
            <text:p>27.190490236</text:p>
          </table:table-cell>
        </table:table-row>
        <table:table-row table:style-name="ro1">
          <table:table-cell office:value-type="float" office:value="111.785013638" calcext:value-type="float">
            <text:p>111.785013638</text:p>
          </table:table-cell>
          <table:table-cell office:value-type="float" office:value="4571.81347456979" calcext:value-type="float">
            <text:p>4571.8134745698</text:p>
          </table:table-cell>
          <table:table-cell table:formula="of:=([.B2311] * (PI()) * 23 * (3600/63360)) / 11.1 / 60" office:value-type="float" office:value="28.1824869797382" calcext:value-type="float">
            <text:p>28.1824869797</text:p>
          </table:table-cell>
        </table:table-row>
        <table:table-row table:style-name="ro1">
          <table:table-cell office:value-type="float" office:value="111.798473627" calcext:value-type="float">
            <text:p>111.798473627</text:p>
          </table:table-cell>
          <table:table-cell office:value-type="float" office:value="4457.65594607451" calcext:value-type="float">
            <text:p>4457.6559460745</text:p>
          </table:table-cell>
          <table:table-cell table:formula="of:=([.B2312] * (PI()) * 23 * (3600/63360)) / 11.1 / 60" office:value-type="float" office:value="27.4787743111543" calcext:value-type="float">
            <text:p>27.4787743112</text:p>
          </table:table-cell>
        </table:table-row>
        <table:table-row table:style-name="ro1">
          <table:table-cell office:value-type="float" office:value="111.812008512" calcext:value-type="float">
            <text:p>111.812008512</text:p>
          </table:table-cell>
          <table:table-cell office:value-type="float" office:value="4432.9892718296" calcext:value-type="float">
            <text:p>4432.9892718296</text:p>
          </table:table-cell>
          <table:table-cell table:formula="of:=([.B2313] * (PI()) * 23 * (3600/63360)) / 11.1 / 60" office:value-type="float" office:value="27.3267190644546" calcext:value-type="float">
            <text:p>27.3267190645</text:p>
          </table:table-cell>
        </table:table-row>
        <table:table-row table:style-name="ro1">
          <table:table-cell office:value-type="float" office:value="111.825415011" calcext:value-type="float">
            <text:p>111.825415011</text:p>
          </table:table-cell>
          <table:table-cell office:value-type="float" office:value="4475.44135121046" calcext:value-type="float">
            <text:p>4475.4413512105</text:p>
          </table:table-cell>
          <table:table-cell table:formula="of:=([.B2314] * (PI()) * 23 * (3600/63360)) / 11.1 / 60" office:value-type="float" office:value="27.5884106625631" calcext:value-type="float">
            <text:p>27.5884106626</text:p>
          </table:table-cell>
        </table:table-row>
        <table:table-row table:style-name="ro1">
          <table:table-cell office:value-type="float" office:value="111.838887188" calcext:value-type="float">
            <text:p>111.838887188</text:p>
          </table:table-cell>
          <table:table-cell office:value-type="float" office:value="4453.62319692873" calcext:value-type="float">
            <text:p>4453.6231969287</text:p>
          </table:table-cell>
          <table:table-cell table:formula="of:=([.B2315] * (PI()) * 23 * (3600/63360)) / 11.1 / 60" office:value-type="float" office:value="27.4539148323226" calcext:value-type="float">
            <text:p>27.4539148323</text:p>
          </table:table-cell>
        </table:table-row>
        <table:table-row table:style-name="ro1">
          <table:table-cell office:value-type="float" office:value="111.85201603" calcext:value-type="float">
            <text:p>111.85201603</text:p>
          </table:table-cell>
          <table:table-cell office:value-type="float" office:value="4570.0907970355" calcext:value-type="float">
            <text:p>4570.0907970355</text:p>
          </table:table-cell>
          <table:table-cell table:formula="of:=([.B2316] * (PI()) * 23 * (3600/63360)) / 11.1 / 60" office:value-type="float" office:value="28.1718677063469" calcext:value-type="float">
            <text:p>28.1718677063</text:p>
          </table:table-cell>
        </table:table-row>
        <table:table-row table:style-name="ro1">
          <table:table-cell office:value-type="float" office:value="111.865272685" calcext:value-type="float">
            <text:p>111.865272685</text:p>
          </table:table-cell>
          <table:table-cell office:value-type="float" office:value="4526.02862488041" calcext:value-type="float">
            <text:p>4526.0286248804</text:p>
          </table:table-cell>
          <table:table-cell table:formula="of:=([.B2317] * (PI()) * 23 * (3600/63360)) / 11.1 / 60" office:value-type="float" office:value="27.900250852342" calcext:value-type="float">
            <text:p>27.9002508523</text:p>
          </table:table-cell>
        </table:table-row>
        <table:table-row table:style-name="ro1">
          <table:table-cell office:value-type="float" office:value="111.878242516" calcext:value-type="float">
            <text:p>111.878242516</text:p>
          </table:table-cell>
          <table:table-cell office:value-type="float" office:value="4626.12041742416" calcext:value-type="float">
            <text:p>4626.1204174242</text:p>
          </table:table-cell>
          <table:table-cell table:formula="of:=([.B2318] * (PI()) * 23 * (3600/63360)) / 11.1 / 60" office:value-type="float" office:value="28.5172566982352" calcext:value-type="float">
            <text:p>28.5172566982</text:p>
          </table:table-cell>
        </table:table-row>
        <table:table-row table:style-name="ro1">
          <table:table-cell office:value-type="float" office:value="111.903811292" calcext:value-type="float">
            <text:p>111.903811292</text:p>
          </table:table-cell>
          <table:table-cell office:value-type="float" office:value="4719.61439488906" calcext:value-type="float">
            <text:p>4719.6143948891</text:p>
          </table:table-cell>
          <table:table-cell table:formula="of:=([.B2319] * (PI()) * 23 * (3600/63360)) / 11.1 / 60" office:value-type="float" office:value="29.0935909728606" calcext:value-type="float">
            <text:p>29.0935909729</text:p>
          </table:table-cell>
        </table:table-row>
        <table:table-row table:style-name="ro1">
          <table:table-cell office:value-type="float" office:value="111.91640607" calcext:value-type="float">
            <text:p>111.91640607</text:p>
          </table:table-cell>
          <table:table-cell office:value-type="float" office:value="4763.87912514471" calcext:value-type="float">
            <text:p>4763.8791251447</text:p>
          </table:table-cell>
          <table:table-cell table:formula="of:=([.B2320] * (PI()) * 23 * (3600/63360)) / 11.1 / 60" office:value-type="float" office:value="29.3664564760204" calcext:value-type="float">
            <text:p>29.366456476</text:p>
          </table:table-cell>
        </table:table-row>
        <table:table-row table:style-name="ro1">
          <table:table-cell office:value-type="float" office:value="111.928961421" calcext:value-type="float">
            <text:p>111.928961421</text:p>
          </table:table-cell>
          <table:table-cell office:value-type="float" office:value="4778.83891898017" calcext:value-type="float">
            <text:p>4778.8389189802</text:p>
          </table:table-cell>
          <table:table-cell table:formula="of:=([.B2321] * (PI()) * 23 * (3600/63360)) / 11.1 / 60" office:value-type="float" office:value="29.4586746291303" calcext:value-type="float">
            <text:p>29.4586746291</text:p>
          </table:table-cell>
        </table:table-row>
        <table:table-row table:style-name="ro1">
          <table:table-cell office:value-type="float" office:value="111.941604168" calcext:value-type="float">
            <text:p>111.941604168</text:p>
          </table:table-cell>
          <table:table-cell office:value-type="float" office:value="4745.80405663346" calcext:value-type="float">
            <text:p>4745.8040566335</text:p>
          </table:table-cell>
          <table:table-cell table:formula="of:=([.B2322] * (PI()) * 23 * (3600/63360)) / 11.1 / 60" office:value-type="float" office:value="29.2550345237011" calcext:value-type="float">
            <text:p>29.2550345237</text:p>
          </table:table-cell>
        </table:table-row>
        <table:table-row table:style-name="ro1">
          <table:table-cell office:value-type="float" office:value="111.954287332" calcext:value-type="float">
            <text:p>111.954287332</text:p>
          </table:table-cell>
          <table:table-cell office:value-type="float" office:value="4730.68076707789" calcext:value-type="float">
            <text:p>4730.6807670779</text:p>
          </table:table-cell>
          <table:table-cell table:formula="of:=([.B2323] * (PI()) * 23 * (3600/63360)) / 11.1 / 60" office:value-type="float" office:value="29.1618085175744" calcext:value-type="float">
            <text:p>29.1618085176</text:p>
          </table:table-cell>
        </table:table-row>
        <table:table-row table:style-name="ro1">
          <table:table-cell office:value-type="float" office:value="111.967065183" calcext:value-type="float">
            <text:p>111.967065183</text:p>
          </table:table-cell>
          <table:table-cell office:value-type="float" office:value="4695.62526593508" calcext:value-type="float">
            <text:p>4695.6252659351</text:p>
          </table:table-cell>
          <table:table-cell table:formula="of:=([.B2324] * (PI()) * 23 * (3600/63360)) / 11.1 / 60" office:value-type="float" office:value="28.9457123863519" calcext:value-type="float">
            <text:p>28.9457123864</text:p>
          </table:table-cell>
        </table:table-row>
        <table:table-row table:style-name="ro1">
          <table:table-cell office:value-type="float" office:value="111.979913087" calcext:value-type="float">
            <text:p>111.979913087</text:p>
          </table:table-cell>
          <table:table-cell office:value-type="float" office:value="4670.02244098964" calcext:value-type="float">
            <text:p>4670.0224409896</text:p>
          </table:table-cell>
          <table:table-cell table:formula="of:=([.B2325] * (PI()) * 23 * (3600/63360)) / 11.1 / 60" office:value-type="float" office:value="28.7878863322744" calcext:value-type="float">
            <text:p>28.7878863323</text:p>
          </table:table-cell>
        </table:table-row>
        <table:table-row table:style-name="ro1">
          <table:table-cell office:value-type="float" office:value="111.992867345" calcext:value-type="float">
            <text:p>111.992867345</text:p>
          </table:table-cell>
          <table:table-cell office:value-type="float" office:value="4631.68172197583" calcext:value-type="float">
            <text:p>4631.6817219758</text:p>
          </table:table-cell>
          <table:table-cell table:formula="of:=([.B2326] * (PI()) * 23 * (3600/63360)) / 11.1 / 60" office:value-type="float" office:value="28.55153880401" calcext:value-type="float">
            <text:p>28.551538804</text:p>
          </table:table-cell>
        </table:table-row>
        <table:table-row table:style-name="ro1">
          <table:table-cell office:value-type="float" office:value="112.005790041" calcext:value-type="float">
            <text:p>112.005790041</text:p>
          </table:table-cell>
          <table:table-cell office:value-type="float" office:value="4642.99400062105" calcext:value-type="float">
            <text:p>4642.9940006211</text:p>
          </table:table-cell>
          <table:table-cell table:formula="of:=([.B2327] * (PI()) * 23 * (3600/63360)) / 11.1 / 60" office:value-type="float" office:value="28.6212722144834" calcext:value-type="float">
            <text:p>28.6212722145</text:p>
          </table:table-cell>
        </table:table-row>
        <table:table-row table:style-name="ro1">
          <table:table-cell office:value-type="float" office:value="112.019051279" calcext:value-type="float">
            <text:p>112.019051279</text:p>
          </table:table-cell>
          <table:table-cell office:value-type="float" office:value="4524.46445798006" calcext:value-type="float">
            <text:p>4524.4644579801</text:p>
          </table:table-cell>
          <table:table-cell table:formula="of:=([.B2328] * (PI()) * 23 * (3600/63360)) / 11.1 / 60" office:value-type="float" office:value="27.8906087019025" calcext:value-type="float">
            <text:p>27.8906087019</text:p>
          </table:table-cell>
        </table:table-row>
        <table:table-row table:style-name="ro1">
          <table:table-cell office:value-type="float" office:value="112.045907143" calcext:value-type="float">
            <text:p>112.045907143</text:p>
          </table:table-cell>
          <table:table-cell office:value-type="float" office:value="4408.42532367548" calcext:value-type="float">
            <text:p>4408.4253236755</text:p>
          </table:table-cell>
          <table:table-cell table:formula="of:=([.B2329] * (PI()) * 23 * (3600/63360)) / 11.1 / 60" office:value-type="float" office:value="27.175297062469" calcext:value-type="float">
            <text:p>27.1752970625</text:p>
          </table:table-cell>
        </table:table-row>
        <table:table-row table:style-name="ro1">
          <table:table-cell office:value-type="float" office:value="112.059476247" calcext:value-type="float">
            <text:p>112.059476247</text:p>
          </table:table-cell>
          <table:table-cell office:value-type="float" office:value="4421.81001781749" calcext:value-type="float">
            <text:p>4421.8100178175</text:p>
          </table:table-cell>
          <table:table-cell table:formula="of:=([.B2330] * (PI()) * 23 * (3600/63360)) / 11.1 / 60" office:value-type="float" office:value="27.2578056710295" calcext:value-type="float">
            <text:p>27.257805671</text:p>
          </table:table-cell>
        </table:table-row>
        <table:table-row table:style-name="ro1">
          <table:table-cell office:value-type="float" office:value="112.073204986" calcext:value-type="float">
            <text:p>112.073204986</text:p>
          </table:table-cell>
          <table:table-cell office:value-type="float" office:value="4370.3941054095" calcext:value-type="float">
            <text:p>4370.3941054095</text:p>
          </table:table-cell>
          <table:table-cell table:formula="of:=([.B2331] * (PI()) * 23 * (3600/63360)) / 11.1 / 60" office:value-type="float" office:value="26.9408574206143" calcext:value-type="float">
            <text:p>26.9408574206</text:p>
          </table:table-cell>
        </table:table-row>
        <table:table-row table:style-name="ro1">
          <table:table-cell office:value-type="float" office:value="112.086904559" calcext:value-type="float">
            <text:p>112.086904559</text:p>
          </table:table-cell>
          <table:table-cell office:value-type="float" office:value="4379.69854971141" calcext:value-type="float">
            <text:p>4379.6985497114</text:p>
          </table:table-cell>
          <table:table-cell table:formula="of:=([.B2332] * (PI()) * 23 * (3600/63360)) / 11.1 / 60" office:value-type="float" office:value="26.9982137370631" calcext:value-type="float">
            <text:p>26.9982137371</text:p>
          </table:table-cell>
        </table:table-row>
        <table:table-row table:style-name="ro1">
          <table:table-cell office:value-type="float" office:value="112.100864342" calcext:value-type="float">
            <text:p>112.100864342</text:p>
          </table:table-cell>
          <table:table-cell office:value-type="float" office:value="4298.06108017014" calcext:value-type="float">
            <text:p>4298.0610801701</text:p>
          </table:table-cell>
          <table:table-cell table:formula="of:=([.B2333] * (PI()) * 23 * (3600/63360)) / 11.1 / 60" office:value-type="float" office:value="26.4949677198746" calcext:value-type="float">
            <text:p>26.4949677199</text:p>
          </table:table-cell>
        </table:table-row>
        <table:table-row table:style-name="ro1">
          <table:table-cell office:value-type="float" office:value="112.114824801" calcext:value-type="float">
            <text:p>112.114824801</text:p>
          </table:table-cell>
          <table:table-cell office:value-type="float" office:value="4297.85295743874" calcext:value-type="float">
            <text:p>4297.8529574387</text:p>
          </table:table-cell>
          <table:table-cell table:formula="of:=([.B2334] * (PI()) * 23 * (3600/63360)) / 11.1 / 60" office:value-type="float" office:value="26.4936847681093" calcext:value-type="float">
            <text:p>26.4936847681</text:p>
          </table:table-cell>
        </table:table-row>
        <table:table-row table:style-name="ro1">
          <table:table-cell office:value-type="float" office:value="112.128929636" calcext:value-type="float">
            <text:p>112.128929636</text:p>
          </table:table-cell>
          <table:table-cell office:value-type="float" office:value="4253.8604669923" calcext:value-type="float">
            <text:p>4253.8604669923</text:p>
          </table:table-cell>
          <table:table-cell table:formula="of:=([.B2335] * (PI()) * 23 * (3600/63360)) / 11.1 / 60" office:value-type="float" office:value="26.2224974600292" calcext:value-type="float">
            <text:p>26.22249746</text:p>
          </table:table-cell>
        </table:table-row>
        <table:table-row table:style-name="ro1">
          <table:table-cell office:value-type="float" office:value="112.143126554" calcext:value-type="float">
            <text:p>112.143126554</text:p>
          </table:table-cell>
          <table:table-cell office:value-type="float" office:value="4226.26939169728" calcext:value-type="float">
            <text:p>4226.2693916973</text:p>
          </table:table-cell>
          <table:table-cell table:formula="of:=([.B2336] * (PI()) * 23 * (3600/63360)) / 11.1 / 60" office:value-type="float" office:value="26.0524150354981" calcext:value-type="float">
            <text:p>26.0524150355</text:p>
          </table:table-cell>
        </table:table-row>
        <table:table-row table:style-name="ro1">
          <table:table-cell office:value-type="float" office:value="112.157521077" calcext:value-type="float">
            <text:p>112.157521077</text:p>
          </table:table-cell>
          <table:table-cell office:value-type="float" office:value="4168.2520497656" calcext:value-type="float">
            <text:p>4168.2520497656</text:p>
          </table:table-cell>
          <table:table-cell table:formula="of:=([.B2337] * (PI()) * 23 * (3600/63360)) / 11.1 / 60" office:value-type="float" office:value="25.6947729329312" calcext:value-type="float">
            <text:p>25.6947729329</text:p>
          </table:table-cell>
        </table:table-row>
        <table:table-row table:style-name="ro1">
          <table:table-cell office:value-type="float" office:value="112.17185284" calcext:value-type="float">
            <text:p>112.17185284</text:p>
          </table:table-cell>
          <table:table-cell office:value-type="float" office:value="4186.50517735422" calcext:value-type="float">
            <text:p>4186.5051773542</text:p>
          </table:table-cell>
          <table:table-cell table:formula="of:=([.B2338] * (PI()) * 23 * (3600/63360)) / 11.1 / 60" office:value-type="float" office:value="25.8072925126269" calcext:value-type="float">
            <text:p>25.8072925126</text:p>
          </table:table-cell>
        </table:table-row>
        <table:table-row table:style-name="ro1">
          <table:table-cell office:value-type="float" office:value="112.200825116" calcext:value-type="float">
            <text:p>112.200825116</text:p>
          </table:table-cell>
          <table:table-cell office:value-type="float" office:value="4119.48115684001" calcext:value-type="float">
            <text:p>4119.48115684</text:p>
          </table:table-cell>
          <table:table-cell table:formula="of:=([.B2339] * (PI()) * 23 * (3600/63360)) / 11.1 / 60" office:value-type="float" office:value="25.3941296406117" calcext:value-type="float">
            <text:p>25.3941296406</text:p>
          </table:table-cell>
        </table:table-row>
        <table:table-row table:style-name="ro1">
          <table:table-cell office:value-type="float" office:value="112.215279847" calcext:value-type="float">
            <text:p>112.215279847</text:p>
          </table:table-cell>
          <table:table-cell office:value-type="float" office:value="4150.89011341664" calcext:value-type="float">
            <text:p>4150.8901134166</text:p>
          </table:table-cell>
          <table:table-cell table:formula="of:=([.B2340] * (PI()) * 23 * (3600/63360)) / 11.1 / 60" office:value-type="float" office:value="25.5877470125127" calcext:value-type="float">
            <text:p>25.5877470125</text:p>
          </table:table-cell>
        </table:table-row>
        <table:table-row table:style-name="ro1">
          <table:table-cell office:value-type="float" office:value="112.229658485" calcext:value-type="float">
            <text:p>112.229658485</text:p>
          </table:table-cell>
          <table:table-cell office:value-type="float" office:value="4172.85698407848" calcext:value-type="float">
            <text:p>4172.8569840785</text:p>
          </table:table-cell>
          <table:table-cell table:formula="of:=([.B2341] * (PI()) * 23 * (3600/63360)) / 11.1 / 60" office:value-type="float" office:value="25.7231595900066" calcext:value-type="float">
            <text:p>25.72315959</text:p>
          </table:table-cell>
        </table:table-row>
        <table:table-row table:style-name="ro1">
          <table:table-cell office:value-type="float" office:value="112.244277384" calcext:value-type="float">
            <text:p>112.244277384</text:p>
          </table:table-cell>
          <table:table-cell office:value-type="float" office:value="4104.27625227611" calcext:value-type="float">
            <text:p>4104.2762522761</text:p>
          </table:table-cell>
          <table:table-cell table:formula="of:=([.B2342] * (PI()) * 23 * (3600/63360)) / 11.1 / 60" office:value-type="float" office:value="25.3004005269276" calcext:value-type="float">
            <text:p>25.3004005269</text:p>
          </table:table-cell>
        </table:table-row>
        <table:table-row table:style-name="ro1">
          <table:table-cell office:value-type="float" office:value="112.258779511" calcext:value-type="float">
            <text:p>112.258779511</text:p>
          </table:table-cell>
          <table:table-cell office:value-type="float" office:value="4137.32413182844" calcext:value-type="float">
            <text:p>4137.3241318284</text:p>
          </table:table-cell>
          <table:table-cell table:formula="of:=([.B2343] * (PI()) * 23 * (3600/63360)) / 11.1 / 60" office:value-type="float" office:value="25.504120875619" calcext:value-type="float">
            <text:p>25.5041208756</text:p>
          </table:table-cell>
        </table:table-row>
        <table:table-row table:style-name="ro1">
          <table:table-cell office:value-type="float" office:value="112.273459504" calcext:value-type="float">
            <text:p>112.273459504</text:p>
          </table:table-cell>
          <table:table-cell office:value-type="float" office:value="4087.19540940542" calcext:value-type="float">
            <text:p>4087.1954094054</text:p>
          </table:table-cell>
          <table:table-cell table:formula="of:=([.B2344] * (PI()) * 23 * (3600/63360)) / 11.1 / 60" office:value-type="float" office:value="25.1951073791463" calcext:value-type="float">
            <text:p>25.1951073791</text:p>
          </table:table-cell>
        </table:table-row>
        <table:table-row table:style-name="ro1">
          <table:table-cell office:value-type="float" office:value="112.288216633" calcext:value-type="float">
            <text:p>112.288216633</text:p>
          </table:table-cell>
          <table:table-cell office:value-type="float" office:value="4065.83150424004" calcext:value-type="float">
            <text:p>4065.83150424</text:p>
          </table:table-cell>
          <table:table-cell table:formula="of:=([.B2345] * (PI()) * 23 * (3600/63360)) / 11.1 / 60" office:value-type="float" office:value="25.0634117221584" calcext:value-type="float">
            <text:p>25.0634117222</text:p>
          </table:table-cell>
        </table:table-row>
        <table:table-row table:style-name="ro1">
          <table:table-cell office:value-type="float" office:value="112.303026626" calcext:value-type="float">
            <text:p>112.303026626</text:p>
          </table:table-cell>
          <table:table-cell office:value-type="float" office:value="4051.31859276735" calcext:value-type="float">
            <text:p>4051.3185927674</text:p>
          </table:table-cell>
          <table:table-cell table:formula="of:=([.B2346] * (PI()) * 23 * (3600/63360)) / 11.1 / 60" office:value-type="float" office:value="24.9739483306854" calcext:value-type="float">
            <text:p>24.9739483307</text:p>
          </table:table-cell>
        </table:table-row>
        <table:table-row table:style-name="ro1">
          <table:table-cell office:value-type="float" office:value="112.317803598" calcext:value-type="float">
            <text:p>112.317803598</text:p>
          </table:table-cell>
          <table:table-cell office:value-type="float" office:value="4060.37177307096" calcext:value-type="float">
            <text:p>4060.371773071</text:p>
          </table:table-cell>
          <table:table-cell table:formula="of:=([.B2347] * (PI()) * 23 * (3600/63360)) / 11.1 / 60" office:value-type="float" office:value="25.0297557553432" calcext:value-type="float">
            <text:p>25.0297557553</text:p>
          </table:table-cell>
        </table:table-row>
        <table:table-row table:style-name="ro1">
          <table:table-cell office:value-type="float" office:value="112.332750258" calcext:value-type="float">
            <text:p>112.332750258</text:p>
          </table:table-cell>
          <table:table-cell office:value-type="float" office:value="4014.27476105993" calcext:value-type="float">
            <text:p>4014.2747610599</text:p>
          </table:table-cell>
          <table:table-cell table:formula="of:=([.B2348] * (PI()) * 23 * (3600/63360)) / 11.1 / 60" office:value-type="float" office:value="24.7455953345317" calcext:value-type="float">
            <text:p>24.7455953345</text:p>
          </table:table-cell>
        </table:table-row>
        <table:table-row table:style-name="ro1">
          <table:table-cell office:value-type="float" office:value="112.362704412" calcext:value-type="float">
            <text:p>112.362704412</text:p>
          </table:table-cell>
          <table:table-cell office:value-type="float" office:value="4023.24712653453" calcext:value-type="float">
            <text:p>4023.2471265345</text:p>
          </table:table-cell>
          <table:table-cell table:formula="of:=([.B2349] * (PI()) * 23 * (3600/63360)) / 11.1 / 60" office:value-type="float" office:value="24.8009045842576" calcext:value-type="float">
            <text:p>24.8009045843</text:p>
          </table:table-cell>
        </table:table-row>
        <table:table-row table:style-name="ro1">
          <table:table-cell office:value-type="float" office:value="112.377827167" calcext:value-type="float">
            <text:p>112.377827167</text:p>
          </table:table-cell>
          <table:table-cell office:value-type="float" office:value="3967.53104841198" calcext:value-type="float">
            <text:p>3967.531048412</text:p>
          </table:table-cell>
          <table:table-cell table:formula="of:=([.B2350] * (PI()) * 23 * (3600/63360)) / 11.1 / 60" office:value-type="float" office:value="24.4574483923143" calcext:value-type="float">
            <text:p>24.4574483923</text:p>
          </table:table-cell>
        </table:table-row>
        <table:table-row table:style-name="ro1">
          <table:table-cell office:value-type="float" office:value="112.393063828" calcext:value-type="float">
            <text:p>112.393063828</text:p>
          </table:table-cell>
          <table:table-cell office:value-type="float" office:value="3937.87063976368" calcext:value-type="float">
            <text:p>3937.8706397637</text:p>
          </table:table-cell>
          <table:table-cell table:formula="of:=([.B2351] * (PI()) * 23 * (3600/63360)) / 11.1 / 60" office:value-type="float" office:value="24.2746097692615" calcext:value-type="float">
            <text:p>24.2746097693</text:p>
          </table:table-cell>
        </table:table-row>
        <table:table-row table:style-name="ro1">
          <table:table-cell office:value-type="float" office:value="112.408162572" calcext:value-type="float">
            <text:p>112.408162572</text:p>
          </table:table-cell>
          <table:table-cell office:value-type="float" office:value="3973.84047310346" calcext:value-type="float">
            <text:p>3973.8404731035</text:p>
          </table:table-cell>
          <table:table-cell table:formula="of:=([.B2352] * (PI()) * 23 * (3600/63360)) / 11.1 / 60" office:value-type="float" office:value="24.4963422098784" calcext:value-type="float">
            <text:p>24.4963422099</text:p>
          </table:table-cell>
        </table:table-row>
        <table:table-row table:style-name="ro1">
          <table:table-cell office:value-type="float" office:value="112.423351889" calcext:value-type="float">
            <text:p>112.423351889</text:p>
          </table:table-cell>
          <table:table-cell office:value-type="float" office:value="3950.14469708629" calcext:value-type="float">
            <text:p>3950.1446970863</text:p>
          </table:table-cell>
          <table:table-cell table:formula="of:=([.B2353] * (PI()) * 23 * (3600/63360)) / 11.1 / 60" office:value-type="float" office:value="24.3502719682132" calcext:value-type="float">
            <text:p>24.3502719682</text:p>
          </table:table-cell>
        </table:table-row>
        <table:table-row table:style-name="ro1">
          <table:table-cell office:value-type="float" office:value="112.438621727" calcext:value-type="float">
            <text:p>112.438621727</text:p>
          </table:table-cell>
          <table:table-cell office:value-type="float" office:value="3929.31477072781" calcext:value-type="float">
            <text:p>3929.3147707278</text:p>
          </table:table-cell>
          <table:table-cell table:formula="of:=([.B2354] * (PI()) * 23 * (3600/63360)) / 11.1 / 60" office:value-type="float" office:value="24.2218679701822" calcext:value-type="float">
            <text:p>24.2218679702</text:p>
          </table:table-cell>
        </table:table-row>
        <table:table-row table:style-name="ro1">
          <table:table-cell office:value-type="float" office:value="112.453967659" calcext:value-type="float">
            <text:p>112.453967659</text:p>
          </table:table-cell>
          <table:table-cell office:value-type="float" office:value="3909.83095714018" calcext:value-type="float">
            <text:p>3909.8309571402</text:p>
          </table:table-cell>
          <table:table-cell table:formula="of:=([.B2355] * (PI()) * 23 * (3600/63360)) / 11.1 / 60" office:value-type="float" office:value="24.101761949715" calcext:value-type="float">
            <text:p>24.1017619497</text:p>
          </table:table-cell>
        </table:table-row>
        <table:table-row table:style-name="ro1">
          <table:table-cell office:value-type="float" office:value="112.469229946" calcext:value-type="float">
            <text:p>112.469229946</text:p>
          </table:table-cell>
          <table:table-cell office:value-type="float" office:value="3931.25879498166" calcext:value-type="float">
            <text:p>3931.2587949817</text:p>
          </table:table-cell>
          <table:table-cell table:formula="of:=([.B2356] * (PI()) * 23 * (3600/63360)) / 11.1 / 60" office:value-type="float" office:value="24.2338517132914" calcext:value-type="float">
            <text:p>24.2338517133</text:p>
          </table:table-cell>
        </table:table-row>
        <table:table-row table:style-name="ro1">
          <table:table-cell office:value-type="float" office:value="112.48461692" calcext:value-type="float">
            <text:p>112.48461692</text:p>
          </table:table-cell>
          <table:table-cell office:value-type="float" office:value="3899.40218263109" calcext:value-type="float">
            <text:p>3899.4021826311</text:p>
          </table:table-cell>
          <table:table-cell table:formula="of:=([.B2357] * (PI()) * 23 * (3600/63360)) / 11.1 / 60" office:value-type="float" office:value="24.0374748121378" calcext:value-type="float">
            <text:p>24.0374748121</text:p>
          </table:table-cell>
        </table:table-row>
        <table:table-row table:style-name="ro1">
          <table:table-cell office:value-type="float" office:value="112.500026706" calcext:value-type="float">
            <text:p>112.500026706</text:p>
          </table:table-cell>
          <table:table-cell office:value-type="float" office:value="3893.62967144002" calcext:value-type="float">
            <text:p>3893.62967144</text:p>
          </table:table-cell>
          <table:table-cell table:formula="of:=([.B2358] * (PI()) * 23 * (3600/63360)) / 11.1 / 60" office:value-type="float" office:value="24.0018907441552" calcext:value-type="float">
            <text:p>24.0018907442</text:p>
          </table:table-cell>
        </table:table-row>
        <table:table-row table:style-name="ro1">
          <table:table-cell office:value-type="float" office:value="112.530729925" calcext:value-type="float">
            <text:p>112.530729925</text:p>
          </table:table-cell>
          <table:table-cell office:value-type="float" office:value="3922.75853087395" calcext:value-type="float">
            <text:p>3922.758530874</text:p>
          </table:table-cell>
          <table:table-cell table:formula="of:=([.B2359] * (PI()) * 23 * (3600/63360)) / 11.1 / 60" office:value-type="float" office:value="24.1814526852313" calcext:value-type="float">
            <text:p>24.1814526852</text:p>
          </table:table-cell>
        </table:table-row>
        <table:table-row table:style-name="ro1">
          <table:table-cell office:value-type="float" office:value="112.546151535" calcext:value-type="float">
            <text:p>112.546151535</text:p>
          </table:table-cell>
          <table:table-cell office:value-type="float" office:value="3890.64436204095" calcext:value-type="float">
            <text:p>3890.644362041</text:p>
          </table:table-cell>
          <table:table-cell table:formula="of:=([.B2360] * (PI()) * 23 * (3600/63360)) / 11.1 / 60" office:value-type="float" office:value="23.9834881028975" calcext:value-type="float">
            <text:p>23.9834881029</text:p>
          </table:table-cell>
        </table:table-row>
        <table:table-row table:style-name="ro1">
          <table:table-cell office:value-type="float" office:value="112.561406842" calcext:value-type="float">
            <text:p>112.561406842</text:p>
          </table:table-cell>
          <table:table-cell office:value-type="float" office:value="3933.05752547001" calcext:value-type="float">
            <text:p>3933.05752547</text:p>
          </table:table-cell>
          <table:table-cell table:formula="of:=([.B2361] * (PI()) * 23 * (3600/63360)) / 11.1 / 60" office:value-type="float" office:value="24.2449398075127" calcext:value-type="float">
            <text:p>24.2449398075</text:p>
          </table:table-cell>
        </table:table-row>
        <table:table-row table:style-name="ro1">
          <table:table-cell office:value-type="float" office:value="112.576697722" calcext:value-type="float">
            <text:p>112.576697722</text:p>
          </table:table-cell>
          <table:table-cell office:value-type="float" office:value="3923.90758414083" calcext:value-type="float">
            <text:p>3923.9075841408</text:p>
          </table:table-cell>
          <table:table-cell table:formula="of:=([.B2362] * (PI()) * 23 * (3600/63360)) / 11.1 / 60" office:value-type="float" office:value="24.1885359091889" calcext:value-type="float">
            <text:p>24.1885359092</text:p>
          </table:table-cell>
        </table:table-row>
        <table:table-row table:style-name="ro1">
          <table:table-cell office:value-type="float" office:value="112.592062196" calcext:value-type="float">
            <text:p>112.592062196</text:p>
          </table:table-cell>
          <table:table-cell office:value-type="float" office:value="3905.11253428731" calcext:value-type="float">
            <text:p>3905.1125342873</text:p>
          </table:table-cell>
          <table:table-cell table:formula="of:=([.B2363] * (PI()) * 23 * (3600/63360)) / 11.1 / 60" office:value-type="float" office:value="24.0726757038838" calcext:value-type="float">
            <text:p>24.0726757039</text:p>
          </table:table-cell>
        </table:table-row>
        <table:table-row table:style-name="ro1">
          <table:table-cell office:value-type="float" office:value="112.607277086" calcext:value-type="float">
            <text:p>112.607277086</text:p>
          </table:table-cell>
          <table:table-cell office:value-type="float" office:value="3943.50534245391" calcext:value-type="float">
            <text:p>3943.5053424539</text:p>
          </table:table-cell>
          <table:table-cell table:formula="of:=([.B2364] * (PI()) * 23 * (3600/63360)) / 11.1 / 60" office:value-type="float" office:value="24.3093443305216" calcext:value-type="float">
            <text:p>24.3093443305</text:p>
          </table:table-cell>
        </table:table-row>
        <table:table-row table:style-name="ro1">
          <table:table-cell office:value-type="float" office:value="112.622660987" calcext:value-type="float">
            <text:p>112.622660987</text:p>
          </table:table-cell>
          <table:table-cell office:value-type="float" office:value="3900.18110489343" calcext:value-type="float">
            <text:p>3900.1811048934</text:p>
          </table:table-cell>
          <table:table-cell table:formula="of:=([.B2365] * (PI()) * 23 * (3600/63360)) / 11.1 / 60" office:value-type="float" office:value="24.0422764005313" calcext:value-type="float">
            <text:p>24.0422764005</text:p>
          </table:table-cell>
        </table:table-row>
        <table:table-row table:style-name="ro1">
          <table:table-cell office:value-type="float" office:value="112.63809619" calcext:value-type="float">
            <text:p>112.63809619</text:p>
          </table:table-cell>
          <table:table-cell office:value-type="float" office:value="3887.21806900068" calcext:value-type="float">
            <text:p>3887.2180690007</text:p>
          </table:table-cell>
          <table:table-cell table:formula="of:=([.B2366] * (PI()) * 23 * (3600/63360)) / 11.1 / 60" office:value-type="float" office:value="23.9623670620822" calcext:value-type="float">
            <text:p>23.9623670621</text:p>
          </table:table-cell>
        </table:table-row>
        <table:table-row table:style-name="ro1">
          <table:table-cell office:value-type="float" office:value="112.653754363" calcext:value-type="float">
            <text:p>112.653754363</text:p>
          </table:table-cell>
          <table:table-cell office:value-type="float" office:value="3831.86467539502" calcext:value-type="float">
            <text:p>3831.864675395</text:p>
          </table:table-cell>
          <table:table-cell table:formula="of:=([.B2367] * (PI()) * 23 * (3600/63360)) / 11.1 / 60" office:value-type="float" office:value="23.6211466025746" calcext:value-type="float">
            <text:p>23.6211466026</text:p>
          </table:table-cell>
        </table:table-row>
        <table:table-row table:style-name="ro1">
          <table:table-cell office:value-type="float" office:value="112.66956613" calcext:value-type="float">
            <text:p>112.66956613</text:p>
          </table:table-cell>
          <table:table-cell office:value-type="float" office:value="3794.64230656669" calcext:value-type="float">
            <text:p>3794.6423065667</text:p>
          </table:table-cell>
          <table:table-cell table:formula="of:=([.B2368] * (PI()) * 23 * (3600/63360)) / 11.1 / 60" office:value-type="float" office:value="23.3916930321928" calcext:value-type="float">
            <text:p>23.3916930322</text:p>
          </table:table-cell>
        </table:table-row>
        <table:table-row table:style-name="ro1">
          <table:table-cell office:value-type="float" office:value="112.701659978" calcext:value-type="float">
            <text:p>112.701659978</text:p>
          </table:table-cell>
          <table:table-cell office:value-type="float" office:value="3730.67951032483" calcext:value-type="float">
            <text:p>3730.6795103248</text:p>
          </table:table-cell>
          <table:table-cell table:formula="of:=([.B2369] * (PI()) * 23 * (3600/63360)) / 11.1 / 60" office:value-type="float" office:value="22.9974007710801" calcext:value-type="float">
            <text:p>22.9974007711</text:p>
          </table:table-cell>
        </table:table-row>
        <table:table-row table:style-name="ro1">
          <table:table-cell office:value-type="float" office:value="112.717808465" calcext:value-type="float">
            <text:p>112.717808465</text:p>
          </table:table-cell>
          <table:table-cell office:value-type="float" office:value="3715.51836404022" calcext:value-type="float">
            <text:p>3715.5183640402</text:p>
          </table:table-cell>
          <table:table-cell table:formula="of:=([.B2370] * (PI()) * 23 * (3600/63360)) / 11.1 / 60" office:value-type="float" office:value="22.9039414009329" calcext:value-type="float">
            <text:p>22.9039414009</text:p>
          </table:table-cell>
        </table:table-row>
        <table:table-row table:style-name="ro1">
          <table:table-cell office:value-type="float" office:value="112.734170598" calcext:value-type="float">
            <text:p>112.734170598</text:p>
          </table:table-cell>
          <table:table-cell office:value-type="float" office:value="3667.0035624262" calcext:value-type="float">
            <text:p>3667.0035624262</text:p>
          </table:table-cell>
          <table:table-cell table:formula="of:=([.B2371] * (PI()) * 23 * (3600/63360)) / 11.1 / 60" office:value-type="float" office:value="22.6048767578942" calcext:value-type="float">
            <text:p>22.6048767579</text:p>
          </table:table-cell>
        </table:table-row>
        <table:table-row table:style-name="ro1">
          <table:table-cell office:value-type="float" office:value="112.750395335" calcext:value-type="float">
            <text:p>112.750395335</text:p>
          </table:table-cell>
          <table:table-cell office:value-type="float" office:value="3698.05686218156" calcext:value-type="float">
            <text:p>3698.0568621816</text:p>
          </table:table-cell>
          <table:table-cell table:formula="of:=([.B2372] * (PI()) * 23 * (3600/63360)) / 11.1 / 60" office:value-type="float" office:value="22.7963017188864" calcext:value-type="float">
            <text:p>22.7963017189</text:p>
          </table:table-cell>
        </table:table-row>
        <table:table-row table:style-name="ro1">
          <table:table-cell office:value-type="float" office:value="112.766777" calcext:value-type="float">
            <text:p>112.766777</text:p>
          </table:table-cell>
          <table:table-cell office:value-type="float" office:value="3662.63136257946" calcext:value-type="float">
            <text:p>3662.6313625795</text:p>
          </table:table-cell>
          <table:table-cell table:formula="of:=([.B2373] * (PI()) * 23 * (3600/63360)) / 11.1 / 60" office:value-type="float" office:value="22.5779247691617" calcext:value-type="float">
            <text:p>22.5779247692</text:p>
          </table:table-cell>
        </table:table-row>
        <table:table-row table:style-name="ro1">
          <table:table-cell office:value-type="float" office:value="112.783142415" calcext:value-type="float">
            <text:p>112.783142415</text:p>
          </table:table-cell>
          <table:table-cell office:value-type="float" office:value="3666.2681636864" calcext:value-type="float">
            <text:p>3666.2681636864</text:p>
          </table:table-cell>
          <table:table-cell table:formula="of:=([.B2374] * (PI()) * 23 * (3600/63360)) / 11.1 / 60" office:value-type="float" office:value="22.600343465903" calcext:value-type="float">
            <text:p>22.6003434659</text:p>
          </table:table-cell>
        </table:table-row>
        <table:table-row table:style-name="ro1">
          <table:table-cell office:value-type="float" office:value="112.79976559" calcext:value-type="float">
            <text:p>112.79976559</text:p>
          </table:table-cell>
          <table:table-cell office:value-type="float" office:value="3609.41877828822" calcext:value-type="float">
            <text:p>3609.4187782882</text:p>
          </table:table-cell>
          <table:table-cell table:formula="of:=([.B2375] * (PI()) * 23 * (3600/63360)) / 11.1 / 60" office:value-type="float" office:value="22.2499011145905" calcext:value-type="float">
            <text:p>22.2499011146</text:p>
          </table:table-cell>
        </table:table-row>
        <table:table-row table:style-name="ro1">
          <table:table-cell office:value-type="float" office:value="112.816197099" calcext:value-type="float">
            <text:p>112.816197099</text:p>
          </table:table-cell>
          <table:table-cell office:value-type="float" office:value="3651.52098934449" calcext:value-type="float">
            <text:p>3651.5209893445</text:p>
          </table:table-cell>
          <table:table-cell table:formula="of:=([.B2376] * (PI()) * 23 * (3600/63360)) / 11.1 / 60" office:value-type="float" office:value="22.5094359843991" calcext:value-type="float">
            <text:p>22.5094359844</text:p>
          </table:table-cell>
        </table:table-row>
        <table:table-row table:style-name="ro1">
          <table:table-cell office:value-type="float" office:value="112.832710587" calcext:value-type="float">
            <text:p>112.832710587</text:p>
          </table:table-cell>
          <table:table-cell office:value-type="float" office:value="3633.39350233262" calcext:value-type="float">
            <text:p>3633.3935023326</text:p>
          </table:table-cell>
          <table:table-cell table:formula="of:=([.B2377] * (PI()) * 23 * (3600/63360)) / 11.1 / 60" office:value-type="float" office:value="22.3976909034746" calcext:value-type="float">
            <text:p>22.3976909035</text:p>
          </table:table-cell>
        </table:table-row>
        <table:table-row table:style-name="ro1">
          <table:table-cell office:value-type="float" office:value="112.849434128" calcext:value-type="float">
            <text:p>112.849434128</text:p>
          </table:table-cell>
          <table:table-cell office:value-type="float" office:value="3587.75692300342" calcext:value-type="float">
            <text:p>3587.7569230034</text:p>
          </table:table-cell>
          <table:table-cell table:formula="of:=([.B2378] * (PI()) * 23 * (3600/63360)) / 11.1 / 60" office:value-type="float" office:value="22.1163687738866" calcext:value-type="float">
            <text:p>22.1163687739</text:p>
          </table:table-cell>
        </table:table-row>
        <table:table-row table:style-name="ro1">
          <table:table-cell office:value-type="float" office:value="112.882631468" calcext:value-type="float">
            <text:p>112.882631468</text:p>
          </table:table-cell>
          <table:table-cell office:value-type="float" office:value="3627.20439569314" calcext:value-type="float">
            <text:p>3627.2043956931</text:p>
          </table:table-cell>
          <table:table-cell table:formula="of:=([.B2379] * (PI()) * 23 * (3600/63360)) / 11.1 / 60" office:value-type="float" office:value="22.3595387745101" calcext:value-type="float">
            <text:p>22.3595387745</text:p>
          </table:table-cell>
        </table:table-row>
        <table:table-row table:style-name="ro1">
          <table:table-cell office:value-type="float" office:value="112.899004331" calcext:value-type="float">
            <text:p>112.899004331</text:p>
          </table:table-cell>
          <table:table-cell office:value-type="float" office:value="3664.60038173805" calcext:value-type="float">
            <text:p>3664.6003817381</text:p>
          </table:table-cell>
          <table:table-cell table:formula="of:=([.B2380] * (PI()) * 23 * (3600/63360)) / 11.1 / 60" office:value-type="float" office:value="22.5900625908617" calcext:value-type="float">
            <text:p>22.5900625909</text:p>
          </table:table-cell>
        </table:table-row>
        <table:table-row table:style-name="ro1">
          <table:table-cell office:value-type="float" office:value="112.91548709" calcext:value-type="float">
            <text:p>112.91548709</text:p>
          </table:table-cell>
          <table:table-cell office:value-type="float" office:value="3640.16728026317" calcext:value-type="float">
            <text:p>3640.1672802632</text:p>
          </table:table-cell>
          <table:table-cell table:formula="of:=([.B2381] * (PI()) * 23 * (3600/63360)) / 11.1 / 60" office:value-type="float" office:value="22.4394471801454" calcext:value-type="float">
            <text:p>22.4394471801</text:p>
          </table:table-cell>
        </table:table-row>
        <table:table-row table:style-name="ro1">
          <table:table-cell office:value-type="float" office:value="112.932020317" calcext:value-type="float">
            <text:p>112.932020317</text:p>
          </table:table-cell>
          <table:table-cell office:value-type="float" office:value="3629.05559814205" calcext:value-type="float">
            <text:p>3629.0555981421</text:p>
          </table:table-cell>
          <table:table-cell table:formula="of:=([.B2382] * (PI()) * 23 * (3600/63360)) / 11.1 / 60" office:value-type="float" office:value="22.370950326885" calcext:value-type="float">
            <text:p>22.3709503269</text:p>
          </table:table-cell>
        </table:table-row>
        <table:table-row table:style-name="ro1">
          <table:table-cell office:value-type="float" office:value="112.948640472" calcext:value-type="float">
            <text:p>112.948640472</text:p>
          </table:table-cell>
          <table:table-cell office:value-type="float" office:value="3610.07463529742" calcext:value-type="float">
            <text:p>3610.0746352974</text:p>
          </table:table-cell>
          <table:table-cell table:formula="of:=([.B2383] * (PI()) * 23 * (3600/63360)) / 11.1 / 60" office:value-type="float" office:value="22.2539440795376" calcext:value-type="float">
            <text:p>22.2539440795</text:p>
          </table:table-cell>
        </table:table-row>
        <table:table-row table:style-name="ro1">
          <table:table-cell office:value-type="float" office:value="112.965377554" calcext:value-type="float">
            <text:p>112.965377554</text:p>
          </table:table-cell>
          <table:table-cell office:value-type="float" office:value="3584.85427747392" calcext:value-type="float">
            <text:p>3584.8542774739</text:p>
          </table:table-cell>
          <table:table-cell table:formula="of:=([.B2384] * (PI()) * 23 * (3600/63360)) / 11.1 / 60" office:value-type="float" office:value="22.0984757057864" calcext:value-type="float">
            <text:p>22.0984757058</text:p>
          </table:table-cell>
        </table:table-row>
        <table:table-row table:style-name="ro1">
          <table:table-cell office:value-type="float" office:value="112.982017709" calcext:value-type="float">
            <text:p>112.982017709</text:p>
          </table:table-cell>
          <table:table-cell office:value-type="float" office:value="3605.73564368742" calcext:value-type="float">
            <text:p>3605.7356436874</text:p>
          </table:table-cell>
          <table:table-cell table:formula="of:=([.B2385] * (PI()) * 23 * (3600/63360)) / 11.1 / 60" office:value-type="float" office:value="22.2271967996597" calcext:value-type="float">
            <text:p>22.2271967997</text:p>
          </table:table-cell>
        </table:table-row>
        <table:table-row table:style-name="ro1">
          <table:table-cell office:value-type="float" office:value="112.998804532" calcext:value-type="float">
            <text:p>112.998804532</text:p>
          </table:table-cell>
          <table:table-cell office:value-type="float" office:value="3574.23200326423" calcext:value-type="float">
            <text:p>3574.2320032642</text:p>
          </table:table-cell>
          <table:table-cell table:formula="of:=([.B2386] * (PI()) * 23 * (3600/63360)) / 11.1 / 60" office:value-type="float" office:value="22.032995758655" calcext:value-type="float">
            <text:p>22.0329957587</text:p>
          </table:table-cell>
        </table:table-row>
        <table:table-row table:style-name="ro1">
          <table:table-cell office:value-type="float" office:value="113.015849115" calcext:value-type="float">
            <text:p>113.015849115</text:p>
          </table:table-cell>
          <table:table-cell office:value-type="float" office:value="3520.17998916713" calcext:value-type="float">
            <text:p>3520.1799891671</text:p>
          </table:table-cell>
          <table:table-cell table:formula="of:=([.B2387] * (PI()) * 23 * (3600/63360)) / 11.1 / 60" office:value-type="float" office:value="21.6997975229891" calcext:value-type="float">
            <text:p>21.699797523</text:p>
          </table:table-cell>
        </table:table-row>
        <table:table-row table:style-name="ro1">
          <table:table-cell office:value-type="float" office:value="113.032934115" calcext:value-type="float">
            <text:p>113.032934115</text:p>
          </table:table-cell>
          <table:table-cell office:value-type="float" office:value="3511.85250218144" calcext:value-type="float">
            <text:p>3511.8525021814</text:p>
          </table:table-cell>
          <table:table-cell table:formula="of:=([.B2388] * (PI()) * 23 * (3600/63360)) / 11.1 / 60" office:value-type="float" office:value="21.6484635622198" calcext:value-type="float">
            <text:p>21.6484635622</text:p>
          </table:table-cell>
        </table:table-row>
        <table:table-row table:style-name="ro1">
          <table:table-cell office:value-type="float" office:value="113.067332241" calcext:value-type="float">
            <text:p>113.067332241</text:p>
          </table:table-cell>
          <table:table-cell office:value-type="float" office:value="3458.29617587606" calcext:value-type="float">
            <text:p>3458.2961758761</text:p>
          </table:table-cell>
          <table:table-cell table:formula="of:=([.B2389] * (PI()) * 23 * (3600/63360)) / 11.1 / 60" office:value-type="float" office:value="21.3183209443769" calcext:value-type="float">
            <text:p>21.3183209444</text:p>
          </table:table-cell>
        </table:table-row>
        <table:table-row table:style-name="ro1">
          <table:table-cell office:value-type="float" office:value="113.084585418" calcext:value-type="float">
            <text:p>113.084585418</text:p>
          </table:table-cell>
          <table:table-cell office:value-type="float" office:value="3477.62038260255" calcext:value-type="float">
            <text:p>3477.6203826026</text:p>
          </table:table-cell>
          <table:table-cell table:formula="of:=([.B2390] * (PI()) * 23 * (3600/63360)) / 11.1 / 60" office:value-type="float" office:value="21.4374430843094" calcext:value-type="float">
            <text:p>21.4374430843</text:p>
          </table:table-cell>
        </table:table-row>
        <table:table-row table:style-name="ro1">
          <table:table-cell office:value-type="float" office:value="113.10210042" calcext:value-type="float">
            <text:p>113.10210042</text:p>
          </table:table-cell>
          <table:table-cell office:value-type="float" office:value="3425.63477869212" calcext:value-type="float">
            <text:p>3425.6347786921</text:p>
          </table:table-cell>
          <table:table-cell table:formula="of:=([.B2391] * (PI()) * 23 * (3600/63360)) / 11.1 / 60" office:value-type="float" office:value="21.1169830275969" calcext:value-type="float">
            <text:p>21.1169830276</text:p>
          </table:table-cell>
        </table:table-row>
        <table:table-row table:style-name="ro1">
          <table:table-cell office:value-type="float" office:value="113.119589067" calcext:value-type="float">
            <text:p>113.119589067</text:p>
          </table:table-cell>
          <table:table-cell office:value-type="float" office:value="3430.79713369639" calcext:value-type="float">
            <text:p>3430.7971336964</text:p>
          </table:table-cell>
          <table:table-cell table:formula="of:=([.B2392] * (PI()) * 23 * (3600/63360)) / 11.1 / 60" office:value-type="float" office:value="21.1488058487819" calcext:value-type="float">
            <text:p>21.1488058488</text:p>
          </table:table-cell>
        </table:table-row>
        <table:table-row table:style-name="ro1">
          <table:table-cell office:value-type="float" office:value="113.137316204" calcext:value-type="float">
            <text:p>113.137316204</text:p>
          </table:table-cell>
          <table:table-cell office:value-type="float" office:value="3384.64129882697" calcext:value-type="float">
            <text:p>3384.641298827</text:p>
          </table:table-cell>
          <table:table-cell table:formula="of:=([.B2393] * (PI()) * 23 * (3600/63360)) / 11.1 / 60" office:value-type="float" office:value="20.8642828203422" calcext:value-type="float">
            <text:p>20.8642828203</text:p>
          </table:table-cell>
        </table:table-row>
        <table:table-row table:style-name="ro1">
          <table:table-cell office:value-type="float" office:value="113.1551123" calcext:value-type="float">
            <text:p>113.1551123</text:p>
          </table:table-cell>
          <table:table-cell office:value-type="float" office:value="3371.52597963368" calcext:value-type="float">
            <text:p>3371.5259796337</text:p>
          </table:table-cell>
          <table:table-cell table:formula="of:=([.B2394] * (PI()) * 23 * (3600/63360)) / 11.1 / 60" office:value-type="float" office:value="20.7834347467154" calcext:value-type="float">
            <text:p>20.7834347467</text:p>
          </table:table-cell>
        </table:table-row>
        <table:table-row table:style-name="ro1">
          <table:table-cell office:value-type="float" office:value="113.172887771" calcext:value-type="float">
            <text:p>113.172887771</text:p>
          </table:table-cell>
          <table:table-cell office:value-type="float" office:value="3375.43798416545" calcext:value-type="float">
            <text:p>3375.4379841655</text:p>
          </table:table-cell>
          <table:table-cell table:formula="of:=([.B2395] * (PI()) * 23 * (3600/63360)) / 11.1 / 60" office:value-type="float" office:value="20.8075499074485" calcext:value-type="float">
            <text:p>20.8075499074</text:p>
          </table:table-cell>
        </table:table-row>
        <table:table-row table:style-name="ro1">
          <table:table-cell office:value-type="float" office:value="113.191029494" calcext:value-type="float">
            <text:p>113.191029494</text:p>
          </table:table-cell>
          <table:table-cell office:value-type="float" office:value="3307.29335907339" calcext:value-type="float">
            <text:p>3307.2933590734</text:p>
          </table:table-cell>
          <table:table-cell table:formula="of:=([.B2396] * (PI()) * 23 * (3600/63360)) / 11.1 / 60" office:value-type="float" office:value="20.3874791805743" calcext:value-type="float">
            <text:p>20.3874791806</text:p>
          </table:table-cell>
        </table:table-row>
        <table:table-row table:style-name="ro1">
          <table:table-cell office:value-type="float" office:value="113.209103299" calcext:value-type="float">
            <text:p>113.209103299</text:p>
          </table:table-cell>
          <table:table-cell office:value-type="float" office:value="3319.72155282707" calcext:value-type="float">
            <text:p>3319.7215528271</text:p>
          </table:table-cell>
          <table:table-cell table:formula="of:=([.B2397] * (PI()) * 23 * (3600/63360)) / 11.1 / 60" office:value-type="float" office:value="20.4640915381416" calcext:value-type="float">
            <text:p>20.4640915381</text:p>
          </table:table-cell>
        </table:table-row>
        <table:table-row table:style-name="ro1">
          <table:table-cell office:value-type="float" office:value="113.227230177" calcext:value-type="float">
            <text:p>113.227230177</text:p>
          </table:table-cell>
          <table:table-cell office:value-type="float" office:value="3310.00186572144" calcext:value-type="float">
            <text:p>3310.0018657214</text:p>
          </table:table-cell>
          <table:table-cell table:formula="of:=([.B2398] * (PI()) * 23 * (3600/63360)) / 11.1 / 60" office:value-type="float" office:value="20.4041754989538" calcext:value-type="float">
            <text:p>20.404175499</text:p>
          </table:table-cell>
        </table:table-row>
        <table:table-row table:style-name="ro1">
          <table:table-cell office:value-type="float" office:value="113.263196849" calcext:value-type="float">
            <text:p>113.263196849</text:p>
          </table:table-cell>
          <table:table-cell office:value-type="float" office:value="3316.86363124016" calcext:value-type="float">
            <text:p>3316.8636312402</text:p>
          </table:table-cell>
          <table:table-cell table:formula="of:=([.B2399] * (PI()) * 23 * (3600/63360)) / 11.1 / 60" office:value-type="float" office:value="20.446474166313" calcext:value-type="float">
            <text:p>20.4464741663</text:p>
          </table:table-cell>
        </table:table-row>
        <table:table-row table:style-name="ro1">
          <table:table-cell office:value-type="float" office:value="113.281213363" calcext:value-type="float">
            <text:p>113.281213363</text:p>
          </table:table-cell>
          <table:table-cell office:value-type="float" office:value="3330.27798829268" calcext:value-type="float">
            <text:p>3330.2779882927</text:p>
          </table:table-cell>
          <table:table-cell table:formula="of:=([.B2400] * (PI()) * 23 * (3600/63360)) / 11.1 / 60" office:value-type="float" office:value="20.5291656289191" calcext:value-type="float">
            <text:p>20.5291656289</text:p>
          </table:table-cell>
        </table:table-row>
        <table:table-row table:style-name="ro1">
          <table:table-cell office:value-type="float" office:value="113.299295137" calcext:value-type="float">
            <text:p>113.299295137</text:p>
          </table:table-cell>
          <table:table-cell office:value-type="float" office:value="3318.25848504712" calcext:value-type="float">
            <text:p>3318.2584850471</text:p>
          </table:table-cell>
          <table:table-cell table:formula="of:=([.B2401] * (PI()) * 23 * (3600/63360)) / 11.1 / 60" office:value-type="float" office:value="20.4550726031198" calcext:value-type="float">
            <text:p>20.4550726031</text:p>
          </table:table-cell>
        </table:table-row>
        <table:table-row table:style-name="ro1">
          <table:table-cell office:value-type="float" office:value="113.317591859" calcext:value-type="float">
            <text:p>113.317591859</text:p>
          </table:table-cell>
          <table:table-cell office:value-type="float" office:value="3279.27592711995" calcext:value-type="float">
            <text:p>3279.27592712</text:p>
          </table:table-cell>
          <table:table-cell table:formula="of:=([.B2402] * (PI()) * 23 * (3600/63360)) / 11.1 / 60" office:value-type="float" office:value="20.2147685230582" calcext:value-type="float">
            <text:p>20.2147685231</text:p>
          </table:table-cell>
        </table:table-row>
        <table:table-row table:style-name="ro1">
          <table:table-cell office:value-type="float" office:value="113.33577504" calcext:value-type="float">
            <text:p>113.33577504</text:p>
          </table:table-cell>
          <table:table-cell office:value-type="float" office:value="3299.75266705215" calcext:value-type="float">
            <text:p>3299.7526670522</text:p>
          </table:table-cell>
          <table:table-cell table:formula="of:=([.B2403] * (PI()) * 23 * (3600/63360)) / 11.1 / 60" office:value-type="float" office:value="20.3409953386833" calcext:value-type="float">
            <text:p>20.3409953387</text:p>
          </table:table-cell>
        </table:table-row>
        <table:table-row table:style-name="ro1">
          <table:table-cell office:value-type="float" office:value="113.353891032" calcext:value-type="float">
            <text:p>113.353891032</text:p>
          </table:table-cell>
          <table:table-cell office:value-type="float" office:value="3311.99086419559" calcext:value-type="float">
            <text:p>3311.9908641956</text:p>
          </table:table-cell>
          <table:table-cell table:formula="of:=([.B2404] * (PI()) * 23 * (3600/63360)) / 11.1 / 60" office:value-type="float" office:value="20.4164364811466" calcext:value-type="float">
            <text:p>20.4164364811</text:p>
          </table:table-cell>
        </table:table-row>
        <table:table-row table:style-name="ro1">
          <table:table-cell office:value-type="float" office:value="113.371857181" calcext:value-type="float">
            <text:p>113.371857181</text:p>
          </table:table-cell>
          <table:table-cell office:value-type="float" office:value="3339.61384823997" calcext:value-type="float">
            <text:p>3339.61384824</text:p>
          </table:table-cell>
          <table:table-cell table:formula="of:=([.B2405] * (PI()) * 23 * (3600/63360)) / 11.1 / 60" office:value-type="float" office:value="20.5867156039722" calcext:value-type="float">
            <text:p>20.586715604</text:p>
          </table:table-cell>
        </table:table-row>
        <table:table-row table:style-name="ro1">
          <table:table-cell office:value-type="float" office:value="113.39004781" calcext:value-type="float">
            <text:p>113.39004781</text:p>
          </table:table-cell>
          <table:table-cell office:value-type="float" office:value="3298.40161108106" calcext:value-type="float">
            <text:p>3298.4016110811</text:p>
          </table:table-cell>
          <table:table-cell table:formula="of:=([.B2406] * (PI()) * 23 * (3600/63360)) / 11.1 / 60" office:value-type="float" office:value="20.332666889256" calcext:value-type="float">
            <text:p>20.3326668893</text:p>
          </table:table-cell>
        </table:table-row>
        <table:table-row table:style-name="ro1">
          <table:table-cell office:value-type="float" office:value="113.408202136" calcext:value-type="float">
            <text:p>113.408202136</text:p>
          </table:table-cell>
          <table:table-cell office:value-type="float" office:value="3304.99738738899" calcext:value-type="float">
            <text:p>3304.997387389</text:p>
          </table:table-cell>
          <table:table-cell table:formula="of:=([.B2407] * (PI()) * 23 * (3600/63360)) / 11.1 / 60" office:value-type="float" office:value="20.3733258927244" calcext:value-type="float">
            <text:p>20.3733258927</text:p>
          </table:table-cell>
        </table:table-row>
        <table:table-row table:style-name="ro1">
          <table:table-cell office:value-type="float" office:value="113.426535004" calcext:value-type="float">
            <text:p>113.426535004</text:p>
          </table:table-cell>
          <table:table-cell office:value-type="float" office:value="3272.8103426015" calcext:value-type="float">
            <text:p>3272.8103426015</text:p>
          </table:table-cell>
          <table:table-cell table:formula="of:=([.B2408] * (PI()) * 23 * (3600/63360)) / 11.1 / 60" office:value-type="float" office:value="20.1749120738568" calcext:value-type="float">
            <text:p>20.1749120739</text:p>
          </table:table-cell>
        </table:table-row>
        <table:table-row table:style-name="ro1">
          <table:table-cell office:value-type="float" office:value="113.463540378" calcext:value-type="float">
            <text:p>113.463540378</text:p>
          </table:table-cell>
          <table:table-cell office:value-type="float" office:value="3229.20545076726" calcext:value-type="float">
            <text:p>3229.2054507673</text:p>
          </table:table-cell>
          <table:table-cell table:formula="of:=([.B2409] * (PI()) * 23 * (3600/63360)) / 11.1 / 60" office:value-type="float" office:value="19.9061140786615" calcext:value-type="float">
            <text:p>19.9061140787</text:p>
          </table:table-cell>
        </table:table-row>
        <table:table-row table:style-name="ro1">
          <table:table-cell office:value-type="float" office:value="113.482346321" calcext:value-type="float">
            <text:p>113.482346321</text:p>
          </table:table-cell>
          <table:table-cell office:value-type="float" office:value="3190.48079640362" calcext:value-type="float">
            <text:p>3190.4807964036</text:p>
          </table:table-cell>
          <table:table-cell table:formula="of:=([.B2410] * (PI()) * 23 * (3600/63360)) / 11.1 / 60" office:value-type="float" office:value="19.6673998193268" calcext:value-type="float">
            <text:p>19.6673998193</text:p>
          </table:table-cell>
        </table:table-row>
        <table:table-row table:style-name="ro1">
          <table:table-cell office:value-type="float" office:value="113.501372108" calcext:value-type="float">
            <text:p>113.501372108</text:p>
          </table:table-cell>
          <table:table-cell office:value-type="float" office:value="3153.61461790025" calcext:value-type="float">
            <text:p>3153.6146179003</text:p>
          </table:table-cell>
          <table:table-cell table:formula="of:=([.B2411] * (PI()) * 23 * (3600/63360)) / 11.1 / 60" office:value-type="float" office:value="19.440141948584" calcext:value-type="float">
            <text:p>19.4401419486</text:p>
          </table:table-cell>
        </table:table-row>
        <table:table-row table:style-name="ro1">
          <table:table-cell office:value-type="float" office:value="113.520584667" calcext:value-type="float">
            <text:p>113.520584667</text:p>
          </table:table-cell>
          <table:table-cell office:value-type="float" office:value="3122.95722812766" calcext:value-type="float">
            <text:p>3122.9572281277</text:p>
          </table:table-cell>
          <table:table-cell table:formula="of:=([.B2412] * (PI()) * 23 * (3600/63360)) / 11.1 / 60" office:value-type="float" office:value="19.2511575350893" calcext:value-type="float">
            <text:p>19.2511575351</text:p>
          </table:table-cell>
        </table:table-row>
        <table:table-row table:style-name="ro1">
          <table:table-cell office:value-type="float" office:value="113.539818579" calcext:value-type="float">
            <text:p>113.539818579</text:p>
          </table:table-cell>
          <table:table-cell office:value-type="float" office:value="3119.4902004328" calcext:value-type="float">
            <text:p>3119.4902004328</text:p>
          </table:table-cell>
          <table:table-cell table:formula="of:=([.B2413] * (PI()) * 23 * (3600/63360)) / 11.1 / 60" office:value-type="float" office:value="19.2297853895693" calcext:value-type="float">
            <text:p>19.2297853896</text:p>
          </table:table-cell>
        </table:table-row>
        <table:table-row table:style-name="ro1">
          <table:table-cell office:value-type="float" office:value="113.559424681" calcext:value-type="float">
            <text:p>113.559424681</text:p>
          </table:table-cell>
          <table:table-cell office:value-type="float" office:value="3060.2717460087" calcext:value-type="float">
            <text:p>3060.2717460087</text:p>
          </table:table-cell>
          <table:table-cell table:formula="of:=([.B2414] * (PI()) * 23 * (3600/63360)) / 11.1 / 60" office:value-type="float" office:value="18.864739149155" calcext:value-type="float">
            <text:p>18.8647391492</text:p>
          </table:table-cell>
        </table:table-row>
        <table:table-row table:style-name="ro1">
          <table:table-cell office:value-type="float" office:value="113.578845313" calcext:value-type="float">
            <text:p>113.578845313</text:p>
          </table:table-cell>
          <table:table-cell office:value-type="float" office:value="3089.49780831151" calcext:value-type="float">
            <text:p>3089.4978083115</text:p>
          </table:table-cell>
          <table:table-cell table:formula="of:=([.B2415] * (PI()) * 23 * (3600/63360)) / 11.1 / 60" office:value-type="float" office:value="19.0449002875959" calcext:value-type="float">
            <text:p>19.0449002876</text:p>
          </table:table-cell>
        </table:table-row>
        <table:table-row table:style-name="ro1">
          <table:table-cell office:value-type="float" office:value="113.59871303" calcext:value-type="float">
            <text:p>113.59871303</text:p>
          </table:table-cell>
          <table:table-cell office:value-type="float" office:value="3019.97456476589" calcext:value-type="float">
            <text:p>3019.9745647659</text:p>
          </table:table-cell>
          <table:table-cell table:formula="of:=([.B2416] * (PI()) * 23 * (3600/63360)) / 11.1 / 60" office:value-type="float" office:value="18.6163312051273" calcext:value-type="float">
            <text:p>18.6163312051</text:p>
          </table:table-cell>
        </table:table-row>
        <table:table-row table:style-name="ro1">
          <table:table-cell office:value-type="float" office:value="113.61857158" calcext:value-type="float">
            <text:p>113.61857158</text:p>
          </table:table-cell>
          <table:table-cell office:value-type="float" office:value="3021.368629636" calcext:value-type="float">
            <text:p>3021.368629636</text:p>
          </table:table-cell>
          <table:table-cell table:formula="of:=([.B2417] * (PI()) * 23 * (3600/63360)) / 11.1 / 60" office:value-type="float" office:value="18.6249247786118" calcext:value-type="float">
            <text:p>18.6249247786</text:p>
          </table:table-cell>
        </table:table-row>
        <table:table-row table:style-name="ro1">
          <table:table-cell office:value-type="float" office:value="113.638709871" calcext:value-type="float">
            <text:p>113.638709871</text:p>
          </table:table-cell>
          <table:table-cell office:value-type="float" office:value="2979.39879804595" calcext:value-type="float">
            <text:p>2979.398798046</text:p>
          </table:table-cell>
          <table:table-cell table:formula="of:=([.B2418] * (PI()) * 23 * (3600/63360)) / 11.1 / 60" office:value-type="float" office:value="18.3662059487847" calcext:value-type="float">
            <text:p>18.3662059488</text:p>
          </table:table-cell>
        </table:table-row>
        <table:table-row table:style-name="ro1">
          <table:table-cell office:value-type="float" office:value="113.679066609" calcext:value-type="float">
            <text:p>113.679066609</text:p>
          </table:table-cell>
          <table:table-cell office:value-type="float" office:value="2951.41542258796" calcext:value-type="float">
            <text:p>2951.415422588</text:p>
          </table:table-cell>
          <table:table-cell table:formula="of:=([.B2419] * (PI()) * 23 * (3600/63360)) / 11.1 / 60" office:value-type="float" office:value="18.1937052291292" calcext:value-type="float">
            <text:p>18.1937052291</text:p>
          </table:table-cell>
        </table:table-row>
        <table:table-row table:style-name="ro1">
          <table:table-cell office:value-type="float" office:value="113.699605057" calcext:value-type="float">
            <text:p>113.699605057</text:p>
          </table:table-cell>
          <table:table-cell office:value-type="float" office:value="2921.35024028727" calcext:value-type="float">
            <text:p>2921.3502402873</text:p>
          </table:table-cell>
          <table:table-cell table:formula="of:=([.B2420] * (PI()) * 23 * (3600/63360)) / 11.1 / 60" office:value-type="float" office:value="18.0083714193739" calcext:value-type="float">
            <text:p>18.0083714194</text:p>
          </table:table-cell>
        </table:table-row>
        <table:table-row table:style-name="ro1">
          <table:table-cell office:value-type="float" office:value="113.720325745" calcext:value-type="float">
            <text:p>113.720325745</text:p>
          </table:table-cell>
          <table:table-cell office:value-type="float" office:value="2895.65674653511" calcext:value-type="float">
            <text:p>2895.6567465351</text:p>
          </table:table-cell>
          <table:table-cell table:formula="of:=([.B2421] * (PI()) * 23 * (3600/63360)) / 11.1 / 60" office:value-type="float" office:value="17.8499864465044" calcext:value-type="float">
            <text:p>17.8499864465</text:p>
          </table:table-cell>
        </table:table-row>
        <table:table-row table:style-name="ro1">
          <table:table-cell office:value-type="float" office:value="113.741173153" calcext:value-type="float">
            <text:p>113.741173153</text:p>
          </table:table-cell>
          <table:table-cell office:value-type="float" office:value="2878.05563166293" calcext:value-type="float">
            <text:p>2878.0556316629</text:p>
          </table:table-cell>
          <table:table-cell table:formula="of:=([.B2422] * (PI()) * 23 * (3600/63360)) / 11.1 / 60" office:value-type="float" office:value="17.7414861339975" calcext:value-type="float">
            <text:p>17.741486134</text:p>
          </table:table-cell>
        </table:table-row>
        <table:table-row table:style-name="ro1">
          <table:table-cell office:value-type="float" office:value="113.762235404" calcext:value-type="float">
            <text:p>113.762235404</text:p>
          </table:table-cell>
          <table:table-cell office:value-type="float" office:value="2848.69836562247" calcext:value-type="float">
            <text:p>2848.6983656225</text:p>
          </table:table-cell>
          <table:table-cell table:formula="of:=([.B2423] * (PI()) * 23 * (3600/63360)) / 11.1 / 60" office:value-type="float" office:value="17.5605162032363" calcext:value-type="float">
            <text:p>17.5605162032</text:p>
          </table:table-cell>
        </table:table-row>
        <table:table-row table:style-name="ro1">
          <table:table-cell office:value-type="float" office:value="113.783332448" calcext:value-type="float">
            <text:p>113.783332448</text:p>
          </table:table-cell>
          <table:table-cell office:value-type="float" office:value="2844.00032534774" calcext:value-type="float">
            <text:p>2844.0003253477</text:p>
          </table:table-cell>
          <table:table-cell table:formula="of:=([.B2424] * (PI()) * 23 * (3600/63360)) / 11.1 / 60" office:value-type="float" office:value="17.5315556037697" calcext:value-type="float">
            <text:p>17.5315556038</text:p>
          </table:table-cell>
        </table:table-row>
        <table:table-row table:style-name="ro1">
          <table:table-cell office:value-type="float" office:value="113.8045872" calcext:value-type="float">
            <text:p>113.8045872</text:p>
          </table:table-cell>
          <table:table-cell office:value-type="float" office:value="2822.8981453177" calcext:value-type="float">
            <text:p>2822.8981453177</text:p>
          </table:table-cell>
          <table:table-cell table:formula="of:=([.B2425] * (PI()) * 23 * (3600/63360)) / 11.1 / 60" office:value-type="float" office:value="17.4014733252059" calcext:value-type="float">
            <text:p>17.4014733252</text:p>
          </table:table-cell>
        </table:table-row>
        <table:table-row table:style-name="ro1">
          <table:table-cell office:value-type="float" office:value="113.825698932" calcext:value-type="float">
            <text:p>113.825698932</text:p>
          </table:table-cell>
          <table:table-cell office:value-type="float" office:value="2842.02167780341" calcext:value-type="float">
            <text:p>2842.0216778034</text:p>
          </table:table-cell>
          <table:table-cell table:formula="of:=([.B2426] * (PI()) * 23 * (3600/63360)) / 11.1 / 60" office:value-type="float" office:value="17.5193584288487" calcext:value-type="float">
            <text:p>17.5193584288</text:p>
          </table:table-cell>
        </table:table-row>
        <table:table-row table:style-name="ro1">
          <table:table-cell office:value-type="float" office:value="113.846946965" calcext:value-type="float">
            <text:p>113.846946965</text:p>
          </table:table-cell>
          <table:table-cell office:value-type="float" office:value="2823.79079514341" calcext:value-type="float">
            <text:p>2823.7907951434</text:p>
          </table:table-cell>
          <table:table-cell table:formula="of:=([.B2427] * (PI()) * 23 * (3600/63360)) / 11.1 / 60" office:value-type="float" office:value="17.406975975791" calcext:value-type="float">
            <text:p>17.4069759758</text:p>
          </table:table-cell>
        </table:table-row>
        <table:table-row table:style-name="ro1">
          <table:table-cell office:value-type="float" office:value="113.867876821" calcext:value-type="float">
            <text:p>113.867876821</text:p>
          </table:table-cell>
          <table:table-cell office:value-type="float" office:value="2866.71824210403" calcext:value-type="float">
            <text:p>2866.718242104</text:p>
          </table:table-cell>
          <table:table-cell table:formula="of:=([.B2428] * (PI()) * 23 * (3600/63360)) / 11.1 / 60" office:value-type="float" office:value="17.6715979298078" calcext:value-type="float">
            <text:p>17.6715979298</text:p>
          </table:table-cell>
        </table:table-row>
        <table:table-row table:style-name="ro1">
          <table:table-cell office:value-type="float" office:value="113.910383721" calcext:value-type="float">
            <text:p>113.910383721</text:p>
          </table:table-cell>
          <table:table-cell office:value-type="float" office:value="2813.56990390515" calcext:value-type="float">
            <text:p>2813.5699039052</text:p>
          </table:table-cell>
          <table:table-cell table:formula="of:=([.B2429] * (PI()) * 23 * (3600/63360)) / 11.1 / 60" office:value-type="float" office:value="17.3439703138483" calcext:value-type="float">
            <text:p>17.3439703138</text:p>
          </table:table-cell>
        </table:table-row>
        <table:table-row table:style-name="ro1">
          <table:table-cell office:value-type="float" office:value="113.93164264" calcext:value-type="float">
            <text:p>113.93164264</text:p>
          </table:table-cell>
          <table:table-cell office:value-type="float" office:value="2822.34482384489" calcext:value-type="float">
            <text:p>2822.3448238449</text:p>
          </table:table-cell>
          <table:table-cell table:formula="of:=([.B2430] * (PI()) * 23 * (3600/63360)) / 11.1 / 60" office:value-type="float" office:value="17.3980624303193" calcext:value-type="float">
            <text:p>17.3980624303</text:p>
          </table:table-cell>
        </table:table-row>
        <table:table-row table:style-name="ro1">
          <table:table-cell office:value-type="float" office:value="113.952838018" calcext:value-type="float">
            <text:p>113.952838018</text:p>
          </table:table-cell>
          <table:table-cell office:value-type="float" office:value="2830.80584832954" calcext:value-type="float">
            <text:p>2830.8058483295</text:p>
          </table:table-cell>
          <table:table-cell table:formula="of:=([.B2431] * (PI()) * 23 * (3600/63360)) / 11.1 / 60" office:value-type="float" office:value="17.4502195696471" calcext:value-type="float">
            <text:p>17.4502195696</text:p>
          </table:table-cell>
        </table:table-row>
        <table:table-row table:style-name="ro1">
          <table:table-cell office:value-type="float" office:value="113.97381855" calcext:value-type="float">
            <text:p>113.97381855</text:p>
          </table:table-cell>
          <table:table-cell office:value-type="float" office:value="2859.79402238865" calcext:value-type="float">
            <text:p>2859.7940223887</text:p>
          </table:table-cell>
          <table:table-cell table:formula="of:=([.B2432] * (PI()) * 23 * (3600/63360)) / 11.1 / 60" office:value-type="float" office:value="17.6289142697987" calcext:value-type="float">
            <text:p>17.6289142698</text:p>
          </table:table-cell>
        </table:table-row>
        <table:table-row table:style-name="ro1">
          <table:table-cell office:value-type="float" office:value="113.994799031" calcext:value-type="float">
            <text:p>113.994799031</text:p>
          </table:table-cell>
          <table:table-cell office:value-type="float" office:value="2859.80097405259" calcext:value-type="float">
            <text:p>2859.8009740526</text:p>
          </table:table-cell>
          <table:table-cell table:formula="of:=([.B2433] * (PI()) * 23 * (3600/63360)) / 11.1 / 60" office:value-type="float" office:value="17.6289571226359" calcext:value-type="float">
            <text:p>17.6289571226</text:p>
          </table:table-cell>
        </table:table-row>
        <table:table-row table:style-name="ro1">
          <table:table-cell office:value-type="float" office:value="114.015937898" calcext:value-type="float">
            <text:p>114.015937898</text:p>
          </table:table-cell>
          <table:table-cell office:value-type="float" office:value="2838.37350412521" calcext:value-type="float">
            <text:p>2838.3735041252</text:p>
          </table:table-cell>
          <table:table-cell table:formula="of:=([.B2434] * (PI()) * 23 * (3600/63360)) / 11.1 / 60" office:value-type="float" office:value="17.4968696270291" calcext:value-type="float">
            <text:p>17.496869627</text:p>
          </table:table-cell>
        </table:table-row>
        <table:table-row table:style-name="ro1">
          <table:table-cell office:value-type="float" office:value="114.037181192" calcext:value-type="float">
            <text:p>114.037181192</text:p>
          </table:table-cell>
          <table:table-cell office:value-type="float" office:value="2824.42073249263" calcext:value-type="float">
            <text:p>2824.4207324926</text:p>
          </table:table-cell>
          <table:table-cell table:formula="of:=([.B2435] * (PI()) * 23 * (3600/63360)) / 11.1 / 60" office:value-type="float" office:value="17.4108591615861" calcext:value-type="float">
            <text:p>17.4108591616</text:p>
          </table:table-cell>
        </table:table-row>
        <table:table-row table:style-name="ro1">
          <table:table-cell office:value-type="float" office:value="114.058448705" calcext:value-type="float">
            <text:p>114.058448705</text:p>
          </table:table-cell>
          <table:table-cell office:value-type="float" office:value="2821.20434110024" calcext:value-type="float">
            <text:p>2821.2043411002</text:p>
          </table:table-cell>
          <table:table-cell table:formula="of:=([.B2436] * (PI()) * 23 * (3600/63360)) / 11.1 / 60" office:value-type="float" office:value="17.3910320384889" calcext:value-type="float">
            <text:p>17.3910320385</text:p>
          </table:table-cell>
        </table:table-row>
        <table:table-row table:style-name="ro1">
          <table:table-cell office:value-type="float" office:value="114.079973823" calcext:value-type="float">
            <text:p>114.079973823</text:p>
          </table:table-cell>
          <table:table-cell office:value-type="float" office:value="2787.44116524709" calcext:value-type="float">
            <text:p>2787.4411652471</text:p>
          </table:table-cell>
          <table:table-cell table:formula="of:=([.B2437] * (PI()) * 23 * (3600/63360)) / 11.1 / 60" office:value-type="float" office:value="17.1829023172811" calcext:value-type="float">
            <text:p>17.1829023173</text:p>
          </table:table-cell>
        </table:table-row>
        <table:table-row table:style-name="ro1">
          <table:table-cell office:value-type="float" office:value="114.101532534" calcext:value-type="float">
            <text:p>114.101532534</text:p>
          </table:table-cell>
          <table:table-cell office:value-type="float" office:value="2783.09774642686" calcext:value-type="float">
            <text:p>2783.0977464269</text:p>
          </table:table-cell>
          <table:table-cell table:formula="of:=([.B2438] * (PI()) * 23 * (3600/63360)) / 11.1 / 60" office:value-type="float" office:value="17.1561277463085" calcext:value-type="float">
            <text:p>17.1561277463</text:p>
          </table:table-cell>
        </table:table-row>
        <table:table-row table:style-name="ro1">
          <table:table-cell office:value-type="float" office:value="114.145031677" calcext:value-type="float">
            <text:p>114.145031677</text:p>
          </table:table-cell>
          <table:table-cell office:value-type="float" office:value="2758.85674631616" calcext:value-type="float">
            <text:p>2758.8567463162</text:p>
          </table:table-cell>
          <table:table-cell table:formula="of:=([.B2439] * (PI()) * 23 * (3600/63360)) / 11.1 / 60" office:value-type="float" office:value="17.0066965252415" calcext:value-type="float">
            <text:p>17.0066965252</text:p>
          </table:table-cell>
        </table:table-row>
        <table:table-row table:style-name="ro1">
          <table:table-cell office:value-type="float" office:value="114.166887525" calcext:value-type="float">
            <text:p>114.166887525</text:p>
          </table:table-cell>
          <table:table-cell office:value-type="float" office:value="2745.2606734854" calcext:value-type="float">
            <text:p>2745.2606734854</text:p>
          </table:table-cell>
          <table:table-cell table:formula="of:=([.B2440] * (PI()) * 23 * (3600/63360)) / 11.1 / 60" office:value-type="float" office:value="16.9228848938921" calcext:value-type="float">
            <text:p>16.9228848939</text:p>
          </table:table-cell>
        </table:table-row>
        <table:table-row table:style-name="ro1">
          <table:table-cell office:value-type="float" office:value="114.188771134" calcext:value-type="float">
            <text:p>114.188771134</text:p>
          </table:table-cell>
          <table:table-cell office:value-type="float" office:value="2741.77810434265" calcext:value-type="float">
            <text:p>2741.7781043427</text:p>
          </table:table-cell>
          <table:table-cell table:formula="of:=([.B2441] * (PI()) * 23 * (3600/63360)) / 11.1 / 60" office:value-type="float" office:value="16.9014169446708" calcext:value-type="float">
            <text:p>16.9014169447</text:p>
          </table:table-cell>
        </table:table-row>
        <table:table-row table:style-name="ro1">
          <table:table-cell office:value-type="float" office:value="114.210956566" calcext:value-type="float">
            <text:p>114.210956566</text:p>
          </table:table-cell>
          <table:table-cell office:value-type="float" office:value="2704.47742464334" calcext:value-type="float">
            <text:p>2704.4774246433</text:p>
          </table:table-cell>
          <table:table-cell table:formula="of:=([.B2442] * (PI()) * 23 * (3600/63360)) / 11.1 / 60" office:value-type="float" office:value="16.671480634756" calcext:value-type="float">
            <text:p>16.6714806348</text:p>
          </table:table-cell>
        </table:table-row>
        <table:table-row table:style-name="ro1">
          <table:table-cell office:value-type="float" office:value="114.23317278" calcext:value-type="float">
            <text:p>114.23317278</text:p>
          </table:table-cell>
          <table:table-cell office:value-type="float" office:value="2700.73019641325" calcext:value-type="float">
            <text:p>2700.7301964133</text:p>
          </table:table-cell>
          <table:table-cell table:formula="of:=([.B2443] * (PI()) * 23 * (3600/63360)) / 11.1 / 60" office:value-type="float" office:value="16.6483812210568" calcext:value-type="float">
            <text:p>16.6483812211</text:p>
          </table:table-cell>
        </table:table-row>
        <table:table-row table:style-name="ro1">
          <table:table-cell office:value-type="float" office:value="114.255538421" calcext:value-type="float">
            <text:p>114.255538421</text:p>
          </table:table-cell>
          <table:table-cell office:value-type="float" office:value="2682.68635806567" calcext:value-type="float">
            <text:p>2682.6863580657</text:p>
          </table:table-cell>
          <table:table-cell table:formula="of:=([.B2444] * (PI()) * 23 * (3600/63360)) / 11.1 / 60" office:value-type="float" office:value="16.5371517839584" calcext:value-type="float">
            <text:p>16.537151784</text:p>
          </table:table-cell>
        </table:table-row>
        <table:table-row table:style-name="ro1">
          <table:table-cell office:value-type="float" office:value="114.278052188" calcext:value-type="float">
            <text:p>114.278052188</text:p>
          </table:table-cell>
          <table:table-cell office:value-type="float" office:value="2665.03601996485" calcext:value-type="float">
            <text:p>2665.0360199649</text:p>
          </table:table-cell>
          <table:table-cell table:formula="of:=([.B2445] * (PI()) * 23 * (3600/63360)) / 11.1 / 60" office:value-type="float" office:value="16.4283480397809" calcext:value-type="float">
            <text:p>16.4283480398</text:p>
          </table:table-cell>
        </table:table-row>
        <table:table-row table:style-name="ro1">
          <table:table-cell office:value-type="float" office:value="114.300695851" calcext:value-type="float">
            <text:p>114.300695851</text:p>
          </table:table-cell>
          <table:table-cell office:value-type="float" office:value="2649.74796700773" calcext:value-type="float">
            <text:p>2649.7479670077</text:p>
          </table:table-cell>
          <table:table-cell table:formula="of:=([.B2446] * (PI()) * 23 * (3600/63360)) / 11.1 / 60" office:value-type="float" office:value="16.3341063661418" calcext:value-type="float">
            <text:p>16.3341063661</text:p>
          </table:table-cell>
        </table:table-row>
        <table:table-row table:style-name="ro1">
          <table:table-cell office:value-type="float" office:value="114.323390608" calcext:value-type="float">
            <text:p>114.323390608</text:p>
          </table:table-cell>
          <table:table-cell office:value-type="float" office:value="2643.78243838972" calcext:value-type="float">
            <text:p>2643.7824383897</text:p>
          </table:table-cell>
          <table:table-cell table:formula="of:=([.B2447] * (PI()) * 23 * (3600/63360)) / 11.1 / 60" office:value-type="float" office:value="16.2973324615327" calcext:value-type="float">
            <text:p>16.2973324615</text:p>
          </table:table-cell>
        </table:table-row>
        <table:table-row table:style-name="ro1">
          <table:table-cell office:value-type="float" office:value="114.345994947" calcext:value-type="float">
            <text:p>114.345994947</text:p>
          </table:table-cell>
          <table:table-cell office:value-type="float" office:value="2654.35764345316" calcext:value-type="float">
            <text:p>2654.3576434532</text:p>
          </table:table-cell>
          <table:table-cell table:formula="of:=([.B2448] * (PI()) * 23 * (3600/63360)) / 11.1 / 60" office:value-type="float" office:value="16.3625222556191" calcext:value-type="float">
            <text:p>16.3625222556</text:p>
          </table:table-cell>
        </table:table-row>
        <table:table-row table:style-name="ro1">
          <table:table-cell office:value-type="float" office:value="114.391587847" calcext:value-type="float">
            <text:p>114.391587847</text:p>
          </table:table-cell>
          <table:table-cell office:value-type="float" office:value="2624.38881265128" calcext:value-type="float">
            <text:p>2624.3888126513</text:p>
          </table:table-cell>
          <table:table-cell table:formula="of:=([.B2449] * (PI()) * 23 * (3600/63360)) / 11.1 / 60" office:value-type="float" office:value="16.177782395043" calcext:value-type="float">
            <text:p>16.177782395</text:p>
          </table:table-cell>
        </table:table-row>
        <table:table-row table:style-name="ro1">
          <table:table-cell office:value-type="float" office:value="114.414529792" calcext:value-type="float">
            <text:p>114.414529792</text:p>
          </table:table-cell>
          <table:table-cell office:value-type="float" office:value="2615.29700293994" calcext:value-type="float">
            <text:p>2615.2970029399</text:p>
          </table:table-cell>
          <table:table-cell table:formula="of:=([.B2450] * (PI()) * 23 * (3600/63360)) / 11.1 / 60" office:value-type="float" office:value="16.1217368432641" calcext:value-type="float">
            <text:p>16.1217368433</text:p>
          </table:table-cell>
        </table:table-row>
        <table:table-row table:style-name="ro1">
          <table:table-cell office:value-type="float" office:value="114.437640852" calcext:value-type="float">
            <text:p>114.437640852</text:p>
          </table:table-cell>
          <table:table-cell office:value-type="float" office:value="2596.15958765846" calcext:value-type="float">
            <text:p>2596.1595876585</text:p>
          </table:table-cell>
          <table:table-cell table:formula="of:=([.B2451] * (PI()) * 23 * (3600/63360)) / 11.1 / 60" office:value-type="float" office:value="16.0037661605151" calcext:value-type="float">
            <text:p>16.0037661605</text:p>
          </table:table-cell>
        </table:table-row>
        <table:table-row table:style-name="ro1">
          <table:table-cell office:value-type="float" office:value="114.460815663" calcext:value-type="float">
            <text:p>114.460815663</text:p>
          </table:table-cell>
          <table:table-cell office:value-type="float" office:value="2589.01787807574" calcext:value-type="float">
            <text:p>2589.0178780757</text:p>
          </table:table-cell>
          <table:table-cell table:formula="of:=([.B2452] * (PI()) * 23 * (3600/63360)) / 11.1 / 60" office:value-type="float" office:value="15.9597418059679" calcext:value-type="float">
            <text:p>15.959741806</text:p>
          </table:table-cell>
        </table:table-row>
        <table:table-row table:style-name="ro1">
          <table:table-cell office:value-type="float" office:value="114.48404214" calcext:value-type="float">
            <text:p>114.48404214</text:p>
          </table:table-cell>
          <table:table-cell office:value-type="float" office:value="2583.25875250264" calcext:value-type="float">
            <text:p>2583.2587525026</text:p>
          </table:table-cell>
          <table:table-cell table:formula="of:=([.B2453] * (PI()) * 23 * (3600/63360)) / 11.1 / 60" office:value-type="float" office:value="15.9242402522888" calcext:value-type="float">
            <text:p>15.9242402523</text:p>
          </table:table-cell>
        </table:table-row>
        <table:table-row table:style-name="ro1">
          <table:table-cell office:value-type="float" office:value="114.507466378" calcext:value-type="float">
            <text:p>114.507466378</text:p>
          </table:table-cell>
          <table:table-cell office:value-type="float" office:value="2561.4493841724" calcext:value-type="float">
            <text:p>2561.4493841724</text:p>
          </table:table-cell>
          <table:table-cell table:formula="of:=([.B2454] * (PI()) * 23 * (3600/63360)) / 11.1 / 60" office:value-type="float" office:value="15.7897985821677" calcext:value-type="float">
            <text:p>15.7897985822</text:p>
          </table:table-cell>
        </table:table-row>
        <table:table-row table:style-name="ro1">
          <table:table-cell office:value-type="float" office:value="114.531089627" calcext:value-type="float">
            <text:p>114.531089627</text:p>
          </table:table-cell>
          <table:table-cell office:value-type="float" office:value="2539.87078577658" calcext:value-type="float">
            <text:p>2539.8707857766</text:p>
          </table:table-cell>
          <table:table-cell table:formula="of:=([.B2455] * (PI()) * 23 * (3600/63360)) / 11.1 / 60" office:value-type="float" office:value="15.6567794702302" calcext:value-type="float">
            <text:p>15.6567794702</text:p>
          </table:table-cell>
        </table:table-row>
        <table:table-row table:style-name="ro1">
          <table:table-cell office:value-type="float" office:value="114.554743397" calcext:value-type="float">
            <text:p>114.554743397</text:p>
          </table:table-cell>
          <table:table-cell office:value-type="float" office:value="2536.59353244641" calcext:value-type="float">
            <text:p>2536.5935324464</text:p>
          </table:table-cell>
          <table:table-cell table:formula="of:=([.B2456] * (PI()) * 23 * (3600/63360)) / 11.1 / 60" office:value-type="float" office:value="15.6365771698037" calcext:value-type="float">
            <text:p>15.6365771698</text:p>
          </table:table-cell>
        </table:table-row>
        <table:table-row table:style-name="ro1">
          <table:table-cell office:value-type="float" office:value="114.578579564" calcext:value-type="float">
            <text:p>114.578579564</text:p>
          </table:table-cell>
          <table:table-cell office:value-type="float" office:value="2517.18323671616" calcext:value-type="float">
            <text:p>2517.1832367162</text:p>
          </table:table-cell>
          <table:table-cell table:formula="of:=([.B2457] * (PI()) * 23 * (3600/63360)) / 11.1 / 60" office:value-type="float" office:value="15.5169243428165" calcext:value-type="float">
            <text:p>15.5169243428</text:p>
          </table:table-cell>
        </table:table-row>
        <table:table-row table:style-name="ro1">
          <table:table-cell office:value-type="float" office:value="114.602353074" calcext:value-type="float">
            <text:p>114.602353074</text:p>
          </table:table-cell>
          <table:table-cell office:value-type="float" office:value="2523.81747583027" calcext:value-type="float">
            <text:p>2523.8174758303</text:p>
          </table:table-cell>
          <table:table-cell table:formula="of:=([.B2458] * (PI()) * 23 * (3600/63360)) / 11.1 / 60" office:value-type="float" office:value="15.5578204464073" calcext:value-type="float">
            <text:p>15.5578204464</text:p>
          </table:table-cell>
        </table:table-row>
        <table:table-row table:style-name="ro1">
          <table:table-cell office:value-type="float" office:value="114.650526086" calcext:value-type="float">
            <text:p>114.650526086</text:p>
          </table:table-cell>
          <table:table-cell office:value-type="float" office:value="2485.86907722844" calcext:value-type="float">
            <text:p>2485.8690772284</text:p>
          </table:table-cell>
          <table:table-cell table:formula="of:=([.B2459] * (PI()) * 23 * (3600/63360)) / 11.1 / 60" office:value-type="float" office:value="15.3238913380903" calcext:value-type="float">
            <text:p>15.3238913381</text:p>
          </table:table-cell>
        </table:table-row>
        <table:table-row table:style-name="ro1">
          <table:table-cell office:value-type="float" office:value="114.67499866" calcext:value-type="float">
            <text:p>114.67499866</text:p>
          </table:table-cell>
          <table:table-cell office:value-type="float" office:value="2451.72412187791" calcext:value-type="float">
            <text:p>2451.7241218779</text:p>
          </table:table-cell>
          <table:table-cell table:formula="of:=([.B2460] * (PI()) * 23 * (3600/63360)) / 11.1 / 60" office:value-type="float" office:value="15.1134081753491" calcext:value-type="float">
            <text:p>15.1134081753</text:p>
          </table:table-cell>
        </table:table-row>
        <table:table-row table:style-name="ro1">
          <table:table-cell office:value-type="float" office:value="114.69955634" calcext:value-type="float">
            <text:p>114.69955634</text:p>
          </table:table-cell>
          <table:table-cell office:value-type="float" office:value="2443.22753614729" calcext:value-type="float">
            <text:p>2443.2275361473</text:p>
          </table:table-cell>
          <table:table-cell table:formula="of:=([.B2461] * (PI()) * 23 * (3600/63360)) / 11.1 / 60" office:value-type="float" office:value="15.0610318222767" calcext:value-type="float">
            <text:p>15.0610318223</text:p>
          </table:table-cell>
        </table:table-row>
        <table:table-row table:style-name="ro1">
          <table:table-cell office:value-type="float" office:value="114.724602822" calcext:value-type="float">
            <text:p>114.724602822</text:p>
          </table:table-cell>
          <table:table-cell office:value-type="float" office:value="2395.54600921662" calcext:value-type="float">
            <text:p>2395.5460092166</text:p>
          </table:table-cell>
          <table:table-cell table:formula="of:=([.B2462] * (PI()) * 23 * (3600/63360)) / 11.1 / 60" office:value-type="float" office:value="14.7671038176955" calcext:value-type="float">
            <text:p>14.7671038177</text:p>
          </table:table-cell>
        </table:table-row>
        <table:table-row table:style-name="ro1">
          <table:table-cell office:value-type="float" office:value="114.749719149" calcext:value-type="float">
            <text:p>114.749719149</text:p>
          </table:table-cell>
          <table:table-cell office:value-type="float" office:value="2388.88433010339" calcext:value-type="float">
            <text:p>2388.8843301034</text:p>
          </table:table-cell>
          <table:table-cell table:formula="of:=([.B2463] * (PI()) * 23 * (3600/63360)) / 11.1 / 60" office:value-type="float" office:value="14.7260385629741" calcext:value-type="float">
            <text:p>14.726038563</text:p>
          </table:table-cell>
        </table:table-row>
        <table:table-row table:style-name="ro1">
          <table:table-cell office:value-type="float" office:value="114.775281467" calcext:value-type="float">
            <text:p>114.775281467</text:p>
          </table:table-cell>
          <table:table-cell office:value-type="float" office:value="2347.20497569129" calcext:value-type="float">
            <text:p>2347.2049756913</text:p>
          </table:table-cell>
          <table:table-cell table:formula="of:=([.B2464] * (PI()) * 23 * (3600/63360)) / 11.1 / 60" office:value-type="float" office:value="14.4691103506626" calcext:value-type="float">
            <text:p>14.4691103507</text:p>
          </table:table-cell>
        </table:table-row>
        <table:table-row table:style-name="ro1">
          <table:table-cell office:value-type="float" office:value="114.800879982" calcext:value-type="float">
            <text:p>114.800879982</text:p>
          </table:table-cell>
          <table:table-cell office:value-type="float" office:value="2343.88596370153" calcext:value-type="float">
            <text:p>2343.8859637015</text:p>
          </table:table-cell>
          <table:table-cell table:formula="of:=([.B2465] * (PI()) * 23 * (3600/63360)) / 11.1 / 60" office:value-type="float" office:value="14.448650633155" calcext:value-type="float">
            <text:p>14.4486506332</text:p>
          </table:table-cell>
        </table:table-row>
        <table:table-row table:style-name="ro1">
          <table:table-cell office:value-type="float" office:value="114.826808134" calcext:value-type="float">
            <text:p>114.826808134</text:p>
          </table:table-cell>
          <table:table-cell office:value-type="float" office:value="2314.08702016196" calcext:value-type="float">
            <text:p>2314.087020162</text:p>
          </table:table-cell>
          <table:table-cell table:formula="of:=([.B2466] * (PI()) * 23 * (3600/63360)) / 11.1 / 60" office:value-type="float" office:value="14.2649580256186" calcext:value-type="float">
            <text:p>14.2649580256</text:p>
          </table:table-cell>
        </table:table-row>
        <table:table-row table:style-name="ro1">
          <table:table-cell office:value-type="float" office:value="114.852586182" calcext:value-type="float">
            <text:p>114.852586182</text:p>
          </table:table-cell>
          <table:table-cell office:value-type="float" office:value="2327.56180762736" calcext:value-type="float">
            <text:p>2327.5618076274</text:p>
          </table:table-cell>
          <table:table-cell table:formula="of:=([.B2467] * (PI()) * 23 * (3600/63360)) / 11.1 / 60" office:value-type="float" office:value="14.3480220054618" calcext:value-type="float">
            <text:p>14.3480220055</text:p>
          </table:table-cell>
        </table:table-row>
        <table:table-row table:style-name="ro1">
          <table:table-cell office:value-type="float" office:value="114.878653188" calcext:value-type="float">
            <text:p>114.878653188</text:p>
          </table:table-cell>
          <table:table-cell office:value-type="float" office:value="2301.76031724237" calcext:value-type="float">
            <text:p>2301.7603172424</text:p>
          </table:table-cell>
          <table:table-cell table:formula="of:=([.B2468] * (PI()) * 23 * (3600/63360)) / 11.1 / 60" office:value-type="float" office:value="14.1889712981489" calcext:value-type="float">
            <text:p>14.1889712981</text:p>
          </table:table-cell>
        </table:table-row>
        <table:table-row table:style-name="ro1">
          <table:table-cell office:value-type="float" office:value="114.930468399" calcext:value-type="float">
            <text:p>114.930468399</text:p>
          </table:table-cell>
          <table:table-cell office:value-type="float" office:value="2307.00588471089" calcext:value-type="float">
            <text:p>2307.0058847109</text:p>
          </table:table-cell>
          <table:table-cell table:formula="of:=([.B2469] * (PI()) * 23 * (3600/63360)) / 11.1 / 60" office:value-type="float" office:value="14.2213070742485" calcext:value-type="float">
            <text:p>14.2213070742</text:p>
          </table:table-cell>
        </table:table-row>
        <table:table-row table:style-name="ro1">
          <table:table-cell office:value-type="float" office:value="114.956485197" calcext:value-type="float">
            <text:p>114.956485197</text:p>
          </table:table-cell>
          <table:table-cell office:value-type="float" office:value="2306.20232359104" calcext:value-type="float">
            <text:p>2306.202323591</text:p>
          </table:table-cell>
          <table:table-cell table:formula="of:=([.B2470] * (PI()) * 23 * (3600/63360)) / 11.1 / 60" office:value-type="float" office:value="14.2163536020818" calcext:value-type="float">
            <text:p>14.2163536021</text:p>
          </table:table-cell>
        </table:table-row>
        <table:table-row table:style-name="ro1">
          <table:table-cell office:value-type="float" office:value="114.98249637" calcext:value-type="float">
            <text:p>114.98249637</text:p>
          </table:table-cell>
          <table:table-cell office:value-type="float" office:value="2306.70104728439" calcext:value-type="float">
            <text:p>2306.7010472844</text:p>
          </table:table-cell>
          <table:table-cell table:formula="of:=([.B2471] * (PI()) * 23 * (3600/63360)) / 11.1 / 60" office:value-type="float" office:value="14.2194279344168" calcext:value-type="float">
            <text:p>14.2194279344</text:p>
          </table:table-cell>
        </table:table-row>
        <table:table-row table:style-name="ro1">
          <table:table-cell office:value-type="float" office:value="115.008322595" calcext:value-type="float">
            <text:p>115.008322595</text:p>
          </table:table-cell>
          <table:table-cell office:value-type="float" office:value="2323.21990534277" calcext:value-type="float">
            <text:p>2323.2199053428</text:p>
          </table:table-cell>
          <table:table-cell table:formula="of:=([.B2472] * (PI()) * 23 * (3600/63360)) / 11.1 / 60" office:value-type="float" office:value="14.3212567830214" calcext:value-type="float">
            <text:p>14.321256783</text:p>
          </table:table-cell>
        </table:table-row>
        <table:table-row table:style-name="ro1">
          <table:table-cell office:value-type="float" office:value="115.034530383" calcext:value-type="float">
            <text:p>115.034530383</text:p>
          </table:table-cell>
          <table:table-cell office:value-type="float" office:value="2289.39580860772" calcext:value-type="float">
            <text:p>2289.3958086077</text:p>
          </table:table-cell>
          <table:table-cell table:formula="of:=([.B2473] * (PI()) * 23 * (3600/63360)) / 11.1 / 60" office:value-type="float" office:value="14.1127515211293" calcext:value-type="float">
            <text:p>14.1127515211</text:p>
          </table:table-cell>
        </table:table-row>
        <table:table-row table:style-name="ro1">
          <table:table-cell office:value-type="float" office:value="115.060690046" calcext:value-type="float">
            <text:p>115.060690046</text:p>
          </table:table-cell>
          <table:table-cell office:value-type="float" office:value="2293.60752850291" calcext:value-type="float">
            <text:p>2293.6075285029</text:p>
          </table:table-cell>
          <table:table-cell table:formula="of:=([.B2474] * (PI()) * 23 * (3600/63360)) / 11.1 / 60" office:value-type="float" office:value="14.1387142472486" calcext:value-type="float">
            <text:p>14.1387142472</text:p>
          </table:table-cell>
        </table:table-row>
        <table:table-row table:style-name="ro1">
          <table:table-cell office:value-type="float" office:value="115.087111481" calcext:value-type="float">
            <text:p>115.087111481</text:p>
          </table:table-cell>
          <table:table-cell office:value-type="float" office:value="2270.88347018462" calcext:value-type="float">
            <text:p>2270.8834701846</text:p>
          </table:table-cell>
          <table:table-cell table:formula="of:=([.B2475] * (PI()) * 23 * (3600/63360)) / 11.1 / 60" office:value-type="float" office:value="13.9986340621657" calcext:value-type="float">
            <text:p>13.9986340622</text:p>
          </table:table-cell>
        </table:table-row>
        <table:table-row table:style-name="ro1">
          <table:table-cell office:value-type="float" office:value="115.113608646" calcext:value-type="float">
            <text:p>115.113608646</text:p>
          </table:table-cell>
          <table:table-cell office:value-type="float" office:value="2264.39319074124" calcext:value-type="float">
            <text:p>2264.3931907412</text:p>
          </table:table-cell>
          <table:table-cell table:formula="of:=([.B2476] * (PI()) * 23 * (3600/63360)) / 11.1 / 60" office:value-type="float" office:value="13.958625383569" calcext:value-type="float">
            <text:p>13.9586253836</text:p>
          </table:table-cell>
        </table:table-row>
        <table:table-row table:style-name="ro1">
          <table:table-cell office:value-type="float" office:value="115.14041055" calcext:value-type="float">
            <text:p>115.14041055</text:p>
          </table:table-cell>
          <table:table-cell office:value-type="float" office:value="2238.64692598233" calcext:value-type="float">
            <text:p>2238.6469259823</text:p>
          </table:table-cell>
          <table:table-cell table:formula="of:=([.B2477] * (PI()) * 23 * (3600/63360)) / 11.1 / 60" office:value-type="float" office:value="13.7999151091055" calcext:value-type="float">
            <text:p>13.7999151091</text:p>
          </table:table-cell>
        </table:table-row>
        <table:table-row table:style-name="ro1">
          <table:table-cell office:value-type="float" office:value="115.16731881" calcext:value-type="float">
            <text:p>115.16731881</text:p>
          </table:table-cell>
          <table:table-cell office:value-type="float" office:value="2229.79858229179" calcext:value-type="float">
            <text:p>2229.7985822918</text:p>
          </table:table-cell>
          <table:table-cell table:formula="of:=([.B2478] * (PI()) * 23 * (3600/63360)) / 11.1 / 60" office:value-type="float" office:value="13.7453703792652" calcext:value-type="float">
            <text:p>13.7453703793</text:p>
          </table:table-cell>
        </table:table-row>
        <table:table-row table:style-name="ro1">
          <table:table-cell office:value-type="float" office:value="115.221123245" calcext:value-type="float">
            <text:p>115.221123245</text:p>
          </table:table-cell>
          <table:table-cell office:value-type="float" office:value="2232.2917596416" calcext:value-type="float">
            <text:p>2232.2917596416</text:p>
          </table:table-cell>
          <table:table-cell table:formula="of:=([.B2479] * (PI()) * 23 * (3600/63360)) / 11.1 / 60" office:value-type="float" office:value="13.7607393217188" calcext:value-type="float">
            <text:p>13.7607393217</text:p>
          </table:table-cell>
        </table:table-row>
        <table:table-row table:style-name="ro1">
          <table:table-cell office:value-type="float" office:value="115.248201869" calcext:value-type="float">
            <text:p>115.248201869</text:p>
          </table:table-cell>
          <table:table-cell office:value-type="float" office:value="2215.76990026699" calcext:value-type="float">
            <text:p>2215.769900267</text:p>
          </table:table-cell>
          <table:table-cell table:formula="of:=([.B2480] * (PI()) * 23 * (3600/63360)) / 11.1 / 60" office:value-type="float" office:value="13.6588919718004" calcext:value-type="float">
            <text:p>13.6588919718</text:p>
          </table:table-cell>
        </table:table-row>
        <table:table-row table:style-name="ro1">
          <table:table-cell office:value-type="float" office:value="115.275552265" calcext:value-type="float">
            <text:p>115.275552265</text:p>
          </table:table-cell>
          <table:table-cell office:value-type="float" office:value="2193.75251459088" calcext:value-type="float">
            <text:p>2193.7525145909</text:p>
          </table:table-cell>
          <table:table-cell table:formula="of:=([.B2481] * (PI()) * 23 * (3600/63360)) / 11.1 / 60" office:value-type="float" office:value="13.5231679995526" calcext:value-type="float">
            <text:p>13.5231679996</text:p>
          </table:table-cell>
        </table:table-row>
        <table:table-row table:style-name="ro1">
          <table:table-cell office:value-type="float" office:value="115.303152245" calcext:value-type="float">
            <text:p>115.303152245</text:p>
          </table:table-cell>
          <table:table-cell office:value-type="float" office:value="2173.91461877943" calcext:value-type="float">
            <text:p>2173.9146187794</text:p>
          </table:table-cell>
          <table:table-cell table:formula="of:=([.B2482] * (PI()) * 23 * (3600/63360)) / 11.1 / 60" office:value-type="float" office:value="13.4008792746251" calcext:value-type="float">
            <text:p>13.4008792746</text:p>
          </table:table-cell>
        </table:table-row>
        <table:table-row table:style-name="ro1">
          <table:table-cell office:value-type="float" office:value="115.33066186" calcext:value-type="float">
            <text:p>115.33066186</text:p>
          </table:table-cell>
          <table:table-cell office:value-type="float" office:value="2181.05560546856" calcext:value-type="float">
            <text:p>2181.0556054686</text:p>
          </table:table-cell>
          <table:table-cell table:formula="of:=([.B2483] * (PI()) * 23 * (3600/63360)) / 11.1 / 60" office:value-type="float" office:value="13.444899172967" calcext:value-type="float">
            <text:p>13.444899173</text:p>
          </table:table-cell>
        </table:table-row>
        <table:table-row table:style-name="ro1">
          <table:table-cell office:value-type="float" office:value="115.358220695" calcext:value-type="float">
            <text:p>115.358220695</text:p>
          </table:table-cell>
          <table:table-cell office:value-type="float" office:value="2177.16024642991" calcext:value-type="float">
            <text:p>2177.1602464299</text:p>
          </table:table-cell>
          <table:table-cell table:formula="of:=([.B2484] * (PI()) * 23 * (3600/63360)) / 11.1 / 60" office:value-type="float" office:value="13.4208866217116" calcext:value-type="float">
            <text:p>13.4208866217</text:p>
          </table:table-cell>
        </table:table-row>
        <table:table-row table:style-name="ro1">
          <table:table-cell office:value-type="float" office:value="115.3859738" calcext:value-type="float">
            <text:p>115.3859738</text:p>
          </table:table-cell>
          <table:table-cell office:value-type="float" office:value="2161.920260815" calcext:value-type="float">
            <text:p>2161.920260815</text:p>
          </table:table-cell>
          <table:table-cell table:formula="of:=([.B2485] * (PI()) * 23 * (3600/63360)) / 11.1 / 60" office:value-type="float" office:value="13.3269412543967" calcext:value-type="float">
            <text:p>13.3269412544</text:p>
          </table:table-cell>
        </table:table-row>
        <table:table-row table:style-name="ro1">
          <table:table-cell office:value-type="float" office:value="115.413818625" calcext:value-type="float">
            <text:p>115.413818625</text:p>
          </table:table-cell>
          <table:table-cell office:value-type="float" office:value="2154.79896174694" calcext:value-type="float">
            <text:p>2154.7989617469</text:p>
          </table:table-cell>
          <table:table-cell table:formula="of:=([.B2486] * (PI()) * 23 * (3600/63360)) / 11.1 / 60" office:value-type="float" office:value="13.2830427184261" calcext:value-type="float">
            <text:p>13.2830427184</text:p>
          </table:table-cell>
        </table:table-row>
        <table:table-row table:style-name="ro1">
          <table:table-cell office:value-type="float" office:value="115.441876992" calcext:value-type="float">
            <text:p>115.441876992</text:p>
          </table:table-cell>
          <table:table-cell office:value-type="float" office:value="2138.39957257887" calcext:value-type="float">
            <text:p>2138.3995725789</text:p>
          </table:table-cell>
          <table:table-cell table:formula="of:=([.B2487] * (PI()) * 23 * (3600/63360)) / 11.1 / 60" office:value-type="float" office:value="13.1819503238488" calcext:value-type="float">
            <text:p>13.1819503238</text:p>
          </table:table-cell>
        </table:table-row>
        <table:table-row table:style-name="ro1">
          <table:table-cell office:value-type="float" office:value="115.469927182" calcext:value-type="float">
            <text:p>115.469927182</text:p>
          </table:table-cell>
          <table:table-cell office:value-type="float" office:value="2139.02294422622" calcext:value-type="float">
            <text:p>2139.0229442262</text:p>
          </table:table-cell>
          <table:table-cell table:formula="of:=([.B2488] * (PI()) * 23 * (3600/63360)) / 11.1 / 60" office:value-type="float" office:value="13.1857930360314" calcext:value-type="float">
            <text:p>13.185793036</text:p>
          </table:table-cell>
        </table:table-row>
        <table:table-row table:style-name="ro1">
          <table:table-cell office:value-type="float" office:value="115.526492354" calcext:value-type="float">
            <text:p>115.526492354</text:p>
          </table:table-cell>
          <table:table-cell office:value-type="float" office:value="2124.32987571451" calcext:value-type="float">
            <text:p>2124.3298757145</text:p>
          </table:table-cell>
          <table:table-cell table:formula="of:=([.B2489] * (PI()) * 23 * (3600/63360)) / 11.1 / 60" office:value-type="float" office:value="13.0952190845071" calcext:value-type="float">
            <text:p>13.0952190845</text:p>
          </table:table-cell>
        </table:table-row>
        <table:table-row table:style-name="ro1">
          <table:table-cell office:value-type="float" office:value="115.55520989" calcext:value-type="float">
            <text:p>115.55520989</text:p>
          </table:table-cell>
          <table:table-cell office:value-type="float" office:value="2089.3157407344" calcext:value-type="float">
            <text:p>2089.3157407344</text:p>
          </table:table-cell>
          <table:table-cell table:formula="of:=([.B2490] * (PI()) * 23 * (3600/63360)) / 11.1 / 60" office:value-type="float" office:value="12.8793779508579" calcext:value-type="float">
            <text:p>12.8793779509</text:p>
          </table:table-cell>
        </table:table-row>
        <table:table-row table:style-name="ro1">
          <table:table-cell office:value-type="float" office:value="115.583962842" calcext:value-type="float">
            <text:p>115.583962842</text:p>
          </table:table-cell>
          <table:table-cell office:value-type="float" office:value="2086.7422586738" calcext:value-type="float">
            <text:p>2086.7422586738</text:p>
          </table:table-cell>
          <table:table-cell table:formula="of:=([.B2491] * (PI()) * 23 * (3600/63360)) / 11.1 / 60" office:value-type="float" office:value="12.8635139780452" calcext:value-type="float">
            <text:p>12.863513978</text:p>
          </table:table-cell>
        </table:table-row>
        <table:table-row table:style-name="ro1">
          <table:table-cell office:value-type="float" office:value="115.613145015" calcext:value-type="float">
            <text:p>115.613145015</text:p>
          </table:table-cell>
          <table:table-cell office:value-type="float" office:value="2056.04976709716" calcext:value-type="float">
            <text:p>2056.0497670972</text:p>
          </table:table-cell>
          <table:table-cell table:formula="of:=([.B2492] * (PI()) * 23 * (3600/63360)) / 11.1 / 60" office:value-type="float" office:value="12.6743131829896" calcext:value-type="float">
            <text:p>12.674313183</text:p>
          </table:table-cell>
        </table:table-row>
        <table:table-row table:style-name="ro1">
          <table:table-cell office:value-type="float" office:value="115.642423073" calcext:value-type="float">
            <text:p>115.642423073</text:p>
          </table:table-cell>
          <table:table-cell office:value-type="float" office:value="2049.31624905381" calcext:value-type="float">
            <text:p>2049.3162490538</text:p>
          </table:table-cell>
          <table:table-cell table:formula="of:=([.B2493] * (PI()) * 23 * (3600/63360)) / 11.1 / 60" office:value-type="float" office:value="12.6328050843675" calcext:value-type="float">
            <text:p>12.6328050844</text:p>
          </table:table-cell>
        </table:table-row>
        <table:table-row table:style-name="ro1">
          <table:table-cell office:value-type="float" office:value="115.672126705" calcext:value-type="float">
            <text:p>115.672126705</text:p>
          </table:table-cell>
          <table:table-cell office:value-type="float" office:value="2019.95500078476" calcext:value-type="float">
            <text:p>2019.9550007848</text:p>
          </table:table-cell>
          <table:table-cell table:formula="of:=([.B2494] * (PI()) * 23 * (3600/63360)) / 11.1 / 60" office:value-type="float" office:value="12.4518106055564" calcext:value-type="float">
            <text:p>12.4518106056</text:p>
          </table:table-cell>
        </table:table-row>
        <table:table-row table:style-name="ro1">
          <table:table-cell office:value-type="float" office:value="115.701959088" calcext:value-type="float">
            <text:p>115.701959088</text:p>
          </table:table-cell>
          <table:table-cell office:value-type="float" office:value="2011.23725181563" calcext:value-type="float">
            <text:p>2011.2372518156</text:p>
          </table:table-cell>
          <table:table-cell table:formula="of:=([.B2495] * (PI()) * 23 * (3600/63360)) / 11.1 / 60" office:value-type="float" office:value="12.3980709138166" calcext:value-type="float">
            <text:p>12.3980709138</text:p>
          </table:table-cell>
        </table:table-row>
        <table:table-row table:style-name="ro1">
          <table:table-cell office:value-type="float" office:value="115.73235215" calcext:value-type="float">
            <text:p>115.73235215</text:p>
          </table:table-cell>
          <table:table-cell office:value-type="float" office:value="1974.13475483124" calcext:value-type="float">
            <text:p>1974.1347548312</text:p>
          </table:table-cell>
          <table:table-cell table:formula="of:=([.B2496] * (PI()) * 23 * (3600/63360)) / 11.1 / 60" office:value-type="float" office:value="12.1693562814295" calcext:value-type="float">
            <text:p>12.1693562814</text:p>
          </table:table-cell>
        </table:table-row>
        <table:table-row table:style-name="ro1">
          <table:table-cell office:value-type="float" office:value="115.763175629" calcext:value-type="float">
            <text:p>115.763175629</text:p>
          </table:table-cell>
          <table:table-cell office:value-type="float" office:value="1946.56806910137" calcext:value-type="float">
            <text:p>1946.5680691014</text:p>
          </table:table-cell>
          <table:table-cell table:formula="of:=([.B2497] * (PI()) * 23 * (3600/63360)) / 11.1 / 60" office:value-type="float" office:value="11.9994242039338" calcext:value-type="float">
            <text:p>11.9994242039</text:p>
          </table:table-cell>
        </table:table-row>
        <table:table-row table:style-name="ro1">
          <table:table-cell office:value-type="float" office:value="115.794433797" calcext:value-type="float">
            <text:p>115.794433797</text:p>
          </table:table-cell>
          <table:table-cell office:value-type="float" office:value="1919.4982892138" calcext:value-type="float">
            <text:p>1919.4982892138</text:p>
          </table:table-cell>
          <table:table-cell table:formula="of:=([.B2498] * (PI()) * 23 * (3600/63360)) / 11.1 / 60" office:value-type="float" office:value="11.8325552528121" calcext:value-type="float">
            <text:p>11.8325552528</text:p>
          </table:table-cell>
        </table:table-row>
        <table:table-row table:style-name="ro1">
          <table:table-cell office:value-type="float" office:value="115.858147794" calcext:value-type="float">
            <text:p>115.858147794</text:p>
          </table:table-cell>
          <table:table-cell office:value-type="float" office:value="1873.7591615495" calcext:value-type="float">
            <text:p>1873.7591615495</text:p>
          </table:table-cell>
          <table:table-cell table:formula="of:=([.B2499] * (PI()) * 23 * (3600/63360)) / 11.1 / 60" office:value-type="float" office:value="11.5506009742673" calcext:value-type="float">
            <text:p>11.5506009743</text:p>
          </table:table-cell>
        </table:table-row>
        <table:table-row table:style-name="ro1">
          <table:table-cell office:value-type="float" office:value="115.890883467" calcext:value-type="float">
            <text:p>115.890883467</text:p>
          </table:table-cell>
          <table:table-cell office:value-type="float" office:value="1832.86288325012" calcext:value-type="float">
            <text:p>1832.8628832501</text:p>
          </table:table-cell>
          <table:table-cell table:formula="of:=([.B2500] * (PI()) * 23 * (3600/63360)) / 11.1 / 60" office:value-type="float" office:value="11.2984999563445" calcext:value-type="float">
            <text:p>11.2984999563</text:p>
          </table:table-cell>
        </table:table-row>
        <table:table-row table:style-name="ro1">
          <table:table-cell office:value-type="float" office:value="115.923792734" calcext:value-type="float">
            <text:p>115.923792734</text:p>
          </table:table-cell>
          <table:table-cell office:value-type="float" office:value="1823.1946642851" calcext:value-type="float">
            <text:p>1823.1946642851</text:p>
          </table:table-cell>
          <table:table-cell table:formula="of:=([.B2501] * (PI()) * 23 * (3600/63360)) / 11.1 / 60" office:value-type="float" office:value="11.2389011873627" calcext:value-type="float">
            <text:p>11.2389011874</text:p>
          </table:table-cell>
        </table:table-row>
        <table:table-row table:style-name="ro1">
          <table:table-cell office:value-type="float" office:value="115.957230284" calcext:value-type="float">
            <text:p>115.957230284</text:p>
          </table:table-cell>
          <table:table-cell office:value-type="float" office:value="1794.38984016919" calcext:value-type="float">
            <text:p>1794.3898401692</text:p>
          </table:table-cell>
          <table:table-cell table:formula="of:=([.B2502] * (PI()) * 23 * (3600/63360)) / 11.1 / 60" office:value-type="float" office:value="11.0613367296008" calcext:value-type="float">
            <text:p>11.0613367296</text:p>
          </table:table-cell>
        </table:table-row>
        <table:table-row table:style-name="ro1">
          <table:table-cell office:value-type="float" office:value="115.99094372" calcext:value-type="float">
            <text:p>115.99094372</text:p>
          </table:table-cell>
          <table:table-cell office:value-type="float" office:value="1779.70587156555" calcext:value-type="float">
            <text:p>1779.7058715656</text:p>
          </table:table-cell>
          <table:table-cell table:formula="of:=([.B2503] * (PI()) * 23 * (3600/63360)) / 11.1 / 60" office:value-type="float" office:value="10.9708188735498" calcext:value-type="float">
            <text:p>10.9708188735</text:p>
          </table:table-cell>
        </table:table-row>
        <table:table-row table:style-name="ro1">
          <table:table-cell office:value-type="float" office:value="116.025274815" calcext:value-type="float">
            <text:p>116.025274815</text:p>
          </table:table-cell>
          <table:table-cell office:value-type="float" office:value="1747.68675453118" calcext:value-type="float">
            <text:p>1747.6867545312</text:p>
          </table:table-cell>
          <table:table-cell table:formula="of:=([.B2504] * (PI()) * 23 * (3600/63360)) / 11.1 / 60" office:value-type="float" office:value="10.7734402285235" calcext:value-type="float">
            <text:p>10.7734402285</text:p>
          </table:table-cell>
        </table:table-row>
        <table:table-row table:style-name="ro1">
          <table:table-cell office:value-type="float" office:value="116.059890962" calcext:value-type="float">
            <text:p>116.059890962</text:p>
          </table:table-cell>
          <table:table-cell office:value-type="float" office:value="1733.29515847284" calcext:value-type="float">
            <text:p>1733.2951584728</text:p>
          </table:table-cell>
          <table:table-cell table:formula="of:=([.B2505] * (PI()) * 23 * (3600/63360)) / 11.1 / 60" office:value-type="float" office:value="10.6847246737906" calcext:value-type="float">
            <text:p>10.6847246738</text:p>
          </table:table-cell>
        </table:table-row>
        <table:table-row table:style-name="ro1">
          <table:table-cell office:value-type="float" office:value="116.094787996" calcext:value-type="float">
            <text:p>116.094787996</text:p>
          </table:table-cell>
          <table:table-cell office:value-type="float" office:value="1719.34382733015" calcext:value-type="float">
            <text:p>1719.3438273302</text:p>
          </table:table-cell>
          <table:table-cell table:formula="of:=([.B2506] * (PI()) * 23 * (3600/63360)) / 11.1 / 60" office:value-type="float" office:value="10.5987230881034" calcext:value-type="float">
            <text:p>10.5987230881</text:p>
          </table:table-cell>
        </table:table-row>
        <table:table-row table:style-name="ro1">
          <table:table-cell office:value-type="float" office:value="116.1301055" calcext:value-type="float">
            <text:p>116.1301055</text:p>
          </table:table-cell>
          <table:table-cell office:value-type="float" office:value="1698.87430323066" calcext:value-type="float">
            <text:p>1698.8743032307</text:p>
          </table:table-cell>
          <table:table-cell table:formula="of:=([.B2507] * (PI()) * 23 * (3600/63360)) / 11.1 / 60" office:value-type="float" office:value="10.4725407537575" calcext:value-type="float">
            <text:p>10.4725407538</text:p>
          </table:table-cell>
        </table:table-row>
        <table:table-row table:style-name="ro1">
          <table:table-cell office:value-type="float" office:value="116.165932432" calcext:value-type="float">
            <text:p>116.165932432</text:p>
          </table:table-cell>
          <table:table-cell office:value-type="float" office:value="1674.71777935272" calcext:value-type="float">
            <text:p>1674.7177793527</text:p>
          </table:table-cell>
          <table:table-cell table:formula="of:=([.B2508] * (PI()) * 23 * (3600/63360)) / 11.1 / 60" office:value-type="float" office:value="10.3236302779797" calcext:value-type="float">
            <text:p>10.323630278</text:p>
          </table:table-cell>
        </table:table-row>
        <table:table-row table:style-name="ro1">
          <table:table-cell office:value-type="float" office:value="116.238629841" calcext:value-type="float">
            <text:p>116.238629841</text:p>
          </table:table-cell>
          <table:table-cell office:value-type="float" office:value="1633.37032191651" calcext:value-type="float">
            <text:p>1633.3703219165</text:p>
          </table:table-cell>
          <table:table-cell table:formula="of:=([.B2509] * (PI()) * 23 * (3600/63360)) / 11.1 / 60" office:value-type="float" office:value="10.0687480113861" calcext:value-type="float">
            <text:p>10.0687480114</text:p>
          </table:table-cell>
        </table:table-row>
        <table:table-row table:style-name="ro1">
          <table:table-cell office:value-type="float" office:value="116.275815372" calcext:value-type="float">
            <text:p>116.275815372</text:p>
          </table:table-cell>
          <table:table-cell office:value-type="float" office:value="1613.53081121399" calcext:value-type="float">
            <text:p>1613.530811214</text:p>
          </table:table-cell>
          <table:table-cell table:formula="of:=([.B2510] * (PI()) * 23 * (3600/63360)) / 11.1 / 60" office:value-type="float" office:value="9.94644933162409" calcext:value-type="float">
            <text:p>9.9464493316</text:p>
          </table:table-cell>
        </table:table-row>
        <table:table-row table:style-name="ro1">
          <table:table-cell office:value-type="float" office:value="116.312163816" calcext:value-type="float">
            <text:p>116.312163816</text:p>
          </table:table-cell>
          <table:table-cell office:value-type="float" office:value="1650.68964162805" calcext:value-type="float">
            <text:p>1650.6896416281</text:p>
          </table:table-cell>
          <table:table-cell table:formula="of:=([.B2511] * (PI()) * 23 * (3600/63360)) / 11.1 / 60" office:value-type="float" office:value="10.175511225805" calcext:value-type="float">
            <text:p>10.1755112258</text:p>
          </table:table-cell>
        </table:table-row>
        <table:table-row table:style-name="ro1">
          <table:table-cell office:value-type="float" office:value="116.34859601" calcext:value-type="float">
            <text:p>116.34859601</text:p>
          </table:table-cell>
          <table:table-cell office:value-type="float" office:value="1646.89505111946" calcext:value-type="float">
            <text:p>1646.8950511195</text:p>
          </table:table-cell>
          <table:table-cell table:formula="of:=([.B2512] * (PI()) * 23 * (3600/63360)) / 11.1 / 60" office:value-type="float" office:value="10.1521198520762" calcext:value-type="float">
            <text:p>10.1521198521</text:p>
          </table:table-cell>
        </table:table-row>
        <table:table-row table:style-name="ro1">
          <table:table-cell office:value-type="float" office:value="116.38486435" calcext:value-type="float">
            <text:p>116.38486435</text:p>
          </table:table-cell>
          <table:table-cell office:value-type="float" office:value="1654.33543415587" calcext:value-type="float">
            <text:p>1654.3354341559</text:p>
          </table:table-cell>
          <table:table-cell table:formula="of:=([.B2513] * (PI()) * 23 * (3600/63360)) / 11.1 / 60" office:value-type="float" office:value="10.1979853492611" calcext:value-type="float">
            <text:p>10.1979853493</text:p>
          </table:table-cell>
        </table:table-row>
        <table:table-row table:style-name="ro1">
          <table:table-cell office:value-type="float" office:value="116.421295399" calcext:value-type="float">
            <text:p>116.421295399</text:p>
          </table:table-cell>
          <table:table-cell office:value-type="float" office:value="1646.9468117684" calcext:value-type="float">
            <text:p>1646.9468117684</text:p>
          </table:table-cell>
          <table:table-cell table:formula="of:=([.B2514] * (PI()) * 23 * (3600/63360)) / 11.1 / 60" office:value-type="float" office:value="10.1524389254205" calcext:value-type="float">
            <text:p>10.1524389254</text:p>
          </table:table-cell>
        </table:table-row>
        <table:table-row table:style-name="ro1">
          <table:table-cell office:value-type="float" office:value="116.458221397" calcext:value-type="float">
            <text:p>116.458221397</text:p>
          </table:table-cell>
          <table:table-cell office:value-type="float" office:value="1624.87145235656" calcext:value-type="float">
            <text:p>1624.8714523566</text:p>
          </table:table-cell>
          <table:table-cell table:formula="of:=([.B2515] * (PI()) * 23 * (3600/63360)) / 11.1 / 60" office:value-type="float" office:value="10.0163575798762" calcext:value-type="float">
            <text:p>10.0163575799</text:p>
          </table:table-cell>
        </table:table-row>
        <table:table-row table:style-name="ro1">
          <table:table-cell office:value-type="float" office:value="116.495556928" calcext:value-type="float">
            <text:p>116.495556928</text:p>
          </table:table-cell>
          <table:table-cell office:value-type="float" office:value="1607.048256528" calcext:value-type="float">
            <text:p>1607.048256528</text:p>
          </table:table-cell>
          <table:table-cell table:formula="of:=([.B2516] * (PI()) * 23 * (3600/63360)) / 11.1 / 60" office:value-type="float" office:value="9.90648827152189" calcext:value-type="float">
            <text:p>9.9064882715</text:p>
          </table:table-cell>
        </table:table-row>
        <table:table-row table:style-name="ro1">
          <table:table-cell office:value-type="float" office:value="116.533429387" calcext:value-type="float">
            <text:p>116.533429387</text:p>
          </table:table-cell>
          <table:table-cell office:value-type="float" office:value="1584.26470274762" calcext:value-type="float">
            <text:p>1584.2647027476</text:p>
          </table:table-cell>
          <table:table-cell table:formula="of:=([.B2517] * (PI()) * 23 * (3600/63360)) / 11.1 / 60" office:value-type="float" office:value="9.76604133261256" calcext:value-type="float">
            <text:p>9.7660413326</text:p>
          </table:table-cell>
        </table:table-row>
        <table:table-row table:style-name="ro1">
          <table:table-cell office:value-type="float" office:value="116.571732838" calcext:value-type="float">
            <text:p>116.571732838</text:p>
          </table:table-cell>
          <table:table-cell office:value-type="float" office:value="1566.43849140189" calcext:value-type="float">
            <text:p>1566.4384914019</text:p>
          </table:table-cell>
          <table:table-cell table:formula="of:=([.B2518] * (PI()) * 23 * (3600/63360)) / 11.1 / 60" office:value-type="float" office:value="9.65615343540425" calcext:value-type="float">
            <text:p>9.6561534354</text:p>
          </table:table-cell>
        </table:table-row>
        <table:table-row table:style-name="ro1">
          <table:table-cell office:value-type="float" office:value="116.649257554" calcext:value-type="float">
            <text:p>116.649257554</text:p>
          </table:table-cell>
          <table:table-cell office:value-type="float" office:value="1539.32434949277" calcext:value-type="float">
            <text:p>1539.3243494928</text:p>
          </table:table-cell>
          <table:table-cell table:formula="of:=([.B2519] * (PI()) * 23 * (3600/63360)) / 11.1 / 60" office:value-type="float" office:value="9.48901101903687" calcext:value-type="float">
            <text:p>9.489011019</text:p>
          </table:table-cell>
        </table:table-row>
        <table:table-row table:style-name="ro1">
          <table:table-cell office:value-type="float" office:value="116.689096373" calcext:value-type="float">
            <text:p>116.689096373</text:p>
          </table:table-cell>
          <table:table-cell office:value-type="float" office:value="1506.06874164578" calcext:value-type="float">
            <text:p>1506.0687416458</text:p>
          </table:table-cell>
          <table:table-cell table:formula="of:=([.B2520] * (PI()) * 23 * (3600/63360)) / 11.1 / 60" office:value-type="float" office:value="9.28401015004598" calcext:value-type="float">
            <text:p>9.28401015</text:p>
          </table:table-cell>
        </table:table-row>
        <table:table-row table:style-name="ro1">
          <table:table-cell office:value-type="float" office:value="116.729331756" calcext:value-type="float">
            <text:p>116.729331756</text:p>
          </table:table-cell>
          <table:table-cell office:value-type="float" office:value="1491.22477596468" calcext:value-type="float">
            <text:p>1491.2247759647</text:p>
          </table:table-cell>
          <table:table-cell table:formula="of:=([.B2521] * (PI()) * 23 * (3600/63360)) / 11.1 / 60" office:value-type="float" office:value="9.19250600801082" calcext:value-type="float">
            <text:p>9.192506008</text:p>
          </table:table-cell>
        </table:table-row>
        <table:table-row table:style-name="ro1">
          <table:table-cell office:value-type="float" office:value="116.76899995" calcext:value-type="float">
            <text:p>116.76899995</text:p>
          </table:table-cell>
          <table:table-cell office:value-type="float" office:value="1512.54680260964" calcext:value-type="float">
            <text:p>1512.5468026096</text:p>
          </table:table-cell>
          <table:table-cell table:formula="of:=([.B2522] * (PI()) * 23 * (3600/63360)) / 11.1 / 60" office:value-type="float" office:value="9.32394350904749" calcext:value-type="float">
            <text:p>9.323943509</text:p>
          </table:table-cell>
        </table:table-row>
        <table:table-row table:style-name="ro1">
          <table:table-cell office:value-type="float" office:value="116.808716165" calcext:value-type="float">
            <text:p>116.808716165</text:p>
          </table:table-cell>
          <table:table-cell office:value-type="float" office:value="1510.7179775314" calcext:value-type="float">
            <text:p>1510.7179775314</text:p>
          </table:table-cell>
          <table:table-cell table:formula="of:=([.B2523] * (PI()) * 23 * (3600/63360)) / 11.1 / 60" office:value-type="float" office:value="9.31266989973635" calcext:value-type="float">
            <text:p>9.3126698997</text:p>
          </table:table-cell>
        </table:table-row>
        <table:table-row table:style-name="ro1">
          <table:table-cell office:value-type="float" office:value="116.848333786" calcext:value-type="float">
            <text:p>116.848333786</text:p>
          </table:table-cell>
          <table:table-cell office:value-type="float" office:value="1514.47761085725" calcext:value-type="float">
            <text:p>1514.4776108573</text:p>
          </table:table-cell>
          <table:table-cell table:formula="of:=([.B2524] * (PI()) * 23 * (3600/63360)) / 11.1 / 60" office:value-type="float" office:value="9.33584578340783" calcext:value-type="float">
            <text:p>9.3358457834</text:p>
          </table:table-cell>
        </table:table-row>
        <table:table-row table:style-name="ro1">
          <table:table-cell office:value-type="float" office:value="116.887928334" calcext:value-type="float">
            <text:p>116.887928334</text:p>
          </table:table-cell>
          <table:table-cell office:value-type="float" office:value="1515.36014503937" calcext:value-type="float">
            <text:p>1515.3601450394</text:p>
          </table:table-cell>
          <table:table-cell table:formula="of:=([.B2525] * (PI()) * 23 * (3600/63360)) / 11.1 / 60" office:value-type="float" office:value="9.34128607711953" calcext:value-type="float">
            <text:p>9.3412860771</text:p>
          </table:table-cell>
        </table:table-row>
        <table:table-row table:style-name="ro1">
          <table:table-cell office:value-type="float" office:value="116.927857936" calcext:value-type="float">
            <text:p>116.927857936</text:p>
          </table:table-cell>
          <table:table-cell office:value-type="float" office:value="1502.64457932629" calcext:value-type="float">
            <text:p>1502.6445793263</text:p>
          </table:table-cell>
          <table:table-cell table:formula="of:=([.B2526] * (PI()) * 23 * (3600/63360)) / 11.1 / 60" office:value-type="float" office:value="9.26290224384589" calcext:value-type="float">
            <text:p>9.2629022438</text:p>
          </table:table-cell>
        </table:table-row>
        <table:table-row table:style-name="ro1">
          <table:table-cell office:value-type="float" office:value="116.968721081" calcext:value-type="float">
            <text:p>116.968721081</text:p>
          </table:table-cell>
          <table:table-cell office:value-type="float" office:value="1468.31576473117" calcext:value-type="float">
            <text:p>1468.3157647312</text:p>
          </table:table-cell>
          <table:table-cell table:formula="of:=([.B2527] * (PI()) * 23 * (3600/63360)) / 11.1 / 60" office:value-type="float" office:value="9.0512856991775" calcext:value-type="float">
            <text:p>9.0512856992</text:p>
          </table:table-cell>
        </table:table-row>
        <table:table-row table:style-name="ro1">
          <table:table-cell office:value-type="float" office:value="117.010442459" calcext:value-type="float">
            <text:p>117.010442459</text:p>
          </table:table-cell>
          <table:table-cell office:value-type="float" office:value="1438.11165585458" calcext:value-type="float">
            <text:p>1438.1116558546</text:p>
          </table:table-cell>
          <table:table-cell table:formula="of:=([.B2528] * (PI()) * 23 * (3600/63360)) / 11.1 / 60" office:value-type="float" office:value="8.86509549043781" calcext:value-type="float">
            <text:p>8.8650954904</text:p>
          </table:table-cell>
        </table:table-row>
        <table:table-row table:style-name="ro1">
          <table:table-cell office:value-type="float" office:value="117.094760216" calcext:value-type="float">
            <text:p>117.094760216</text:p>
          </table:table-cell>
          <table:table-cell office:value-type="float" office:value="1429.06149458801" calcext:value-type="float">
            <text:p>1429.061494588</text:p>
          </table:table-cell>
          <table:table-cell table:formula="of:=([.B2529] * (PI()) * 23 * (3600/63360)) / 11.1 / 60" office:value-type="float" office:value="8.80930667633191" calcext:value-type="float">
            <text:p>8.8093066763</text:p>
          </table:table-cell>
        </table:table-row>
        <table:table-row table:style-name="ro1">
          <table:table-cell office:value-type="float" office:value="117.136847949" calcext:value-type="float">
            <text:p>117.136847949</text:p>
          </table:table-cell>
          <table:table-cell office:value-type="float" office:value="1425.59353339312" calcext:value-type="float">
            <text:p>1425.5935333931</text:p>
          </table:table-cell>
          <table:table-cell table:formula="of:=([.B2530] * (PI()) * 23 * (3600/63360)) / 11.1 / 60" office:value-type="float" office:value="8.78792877634433" calcext:value-type="float">
            <text:p>8.7879287763</text:p>
          </table:table-cell>
        </table:table-row>
        <table:table-row table:style-name="ro1">
          <table:table-cell office:value-type="float" office:value="117.17908188" calcext:value-type="float">
            <text:p>117.17908188</text:p>
          </table:table-cell>
          <table:table-cell office:value-type="float" office:value="1420.65866423662" calcext:value-type="float">
            <text:p>1420.6586642366</text:p>
          </table:table-cell>
          <table:table-cell table:formula="of:=([.B2531] * (PI()) * 23 * (3600/63360)) / 11.1 / 60" office:value-type="float" office:value="8.75750826891913" calcext:value-type="float">
            <text:p>8.7575082689</text:p>
          </table:table-cell>
        </table:table-row>
        <table:table-row table:style-name="ro1">
          <table:table-cell office:value-type="float" office:value="117.220552475" calcext:value-type="float">
            <text:p>117.220552475</text:p>
          </table:table-cell>
          <table:table-cell office:value-type="float" office:value="1446.80827463536" calcext:value-type="float">
            <text:p>1446.8082746354</text:p>
          </table:table-cell>
          <table:table-cell table:formula="of:=([.B2532] * (PI()) * 23 * (3600/63360)) / 11.1 / 60" office:value-type="float" office:value="8.91870492724453" calcext:value-type="float">
            <text:p>8.9187049272</text:p>
          </table:table-cell>
        </table:table-row>
        <table:table-row table:style-name="ro1">
          <table:table-cell office:value-type="float" office:value="117.261391194" calcext:value-type="float">
            <text:p>117.261391194</text:p>
          </table:table-cell>
          <table:table-cell office:value-type="float" office:value="1469.19397741072" calcext:value-type="float">
            <text:p>1469.1939774107</text:p>
          </table:table-cell>
          <table:table-cell table:formula="of:=([.B2533] * (PI()) * 23 * (3600/63360)) / 11.1 / 60" office:value-type="float" office:value="9.05669935341876" calcext:value-type="float">
            <text:p>9.0566993534</text:p>
          </table:table-cell>
        </table:table-row>
        <table:table-row table:style-name="ro1">
          <table:table-cell office:value-type="float" office:value="117.30215637" calcext:value-type="float">
            <text:p>117.30215637</text:p>
          </table:table-cell>
          <table:table-cell office:value-type="float" office:value="1471.84449786538" calcext:value-type="float">
            <text:p>1471.8444978654</text:p>
          </table:table-cell>
          <table:table-cell table:formula="of:=([.B2534] * (PI()) * 23 * (3600/63360)) / 11.1 / 60" office:value-type="float" office:value="9.07303822170779" calcext:value-type="float">
            <text:p>9.0730382217</text:p>
          </table:table-cell>
        </table:table-row>
        <table:table-row table:style-name="ro1">
          <table:table-cell office:value-type="float" office:value="117.34271415" calcext:value-type="float">
            <text:p>117.34271415</text:p>
          </table:table-cell>
          <table:table-cell office:value-type="float" office:value="1479.37091231013" calcext:value-type="float">
            <text:p>1479.3709123101</text:p>
          </table:table-cell>
          <table:table-cell table:formula="of:=([.B2535] * (PI()) * 23 * (3600/63360)) / 11.1 / 60" office:value-type="float" office:value="9.11943405090623" calcext:value-type="float">
            <text:p>9.1194340509</text:p>
          </table:table-cell>
        </table:table-row>
        <table:table-row table:style-name="ro1">
          <table:table-cell office:value-type="float" office:value="117.383065628" calcext:value-type="float">
            <text:p>117.383065628</text:p>
          </table:table-cell>
          <table:table-cell office:value-type="float" office:value="1486.93438193511" calcext:value-type="float">
            <text:p>1486.9343819351</text:p>
          </table:table-cell>
          <table:table-cell table:formula="of:=([.B2536] * (PI()) * 23 * (3600/63360)) / 11.1 / 60" office:value-type="float" office:value="9.16605830305766" calcext:value-type="float">
            <text:p>9.1660583031</text:p>
          </table:table-cell>
        </table:table-row>
        <table:table-row table:style-name="ro1">
          <table:table-cell office:value-type="float" office:value="117.423776533" calcext:value-type="float">
            <text:p>117.423776533</text:p>
          </table:table-cell>
          <table:table-cell office:value-type="float" office:value="1473.80658818265" calcext:value-type="float">
            <text:p>1473.8065881827</text:p>
          </table:table-cell>
          <table:table-cell table:formula="of:=([.B2537] * (PI()) * 23 * (3600/63360)) / 11.1 / 60" office:value-type="float" office:value="9.08513333125833" calcext:value-type="float">
            <text:p>9.0851333313</text:p>
          </table:table-cell>
        </table:table-row>
        <table:table-row table:style-name="ro1">
          <table:table-cell office:value-type="float" office:value="117.464660408" calcext:value-type="float">
            <text:p>117.464660408</text:p>
          </table:table-cell>
          <table:table-cell office:value-type="float" office:value="1467.5712612871" calcext:value-type="float">
            <text:p>1467.5712612871</text:p>
          </table:table-cell>
          <table:table-cell table:formula="of:=([.B2538] * (PI()) * 23 * (3600/63360)) / 11.1 / 60" office:value-type="float" office:value="9.04669628214735" calcext:value-type="float">
            <text:p>9.0466962821</text:p>
          </table:table-cell>
        </table:table-row>
        <table:table-row table:style-name="ro1">
          <table:table-cell office:value-type="float" office:value="117.547922694" calcext:value-type="float">
            <text:p>117.547922694</text:p>
          </table:table-cell>
          <table:table-cell office:value-type="float" office:value="1430.17564296697" calcext:value-type="float">
            <text:p>1430.175642967</text:p>
          </table:table-cell>
          <table:table-cell table:formula="of:=([.B2539] * (PI()) * 23 * (3600/63360)) / 11.1 / 60" office:value-type="float" office:value="8.81617473259846" calcext:value-type="float">
            <text:p>8.8161747326</text:p>
          </table:table-cell>
        </table:table-row>
        <table:table-row table:style-name="ro1">
          <table:table-cell office:value-type="float" office:value="117.589842092" calcext:value-type="float">
            <text:p>117.589842092</text:p>
          </table:table-cell>
          <table:table-cell office:value-type="float" office:value="1431.31826463714" calcext:value-type="float">
            <text:p>1431.3182646371</text:p>
          </table:table-cell>
          <table:table-cell table:formula="of:=([.B2540] * (PI()) * 23 * (3600/63360)) / 11.1 / 60" office:value-type="float" office:value="8.82321830962133" calcext:value-type="float">
            <text:p>8.8232183096</text:p>
          </table:table-cell>
        </table:table-row>
        <table:table-row table:style-name="ro1">
          <table:table-cell office:value-type="float" office:value="117.631586491" calcext:value-type="float">
            <text:p>117.631586491</text:p>
          </table:table-cell>
          <table:table-cell office:value-type="float" office:value="1437.31857296657" calcext:value-type="float">
            <text:p>1437.3185729666</text:p>
          </table:table-cell>
          <table:table-cell table:formula="of:=([.B2541] * (PI()) * 23 * (3600/63360)) / 11.1 / 60" office:value-type="float" office:value="8.86020661028346" calcext:value-type="float">
            <text:p>8.8602066103</text:p>
          </table:table-cell>
        </table:table-row>
        <table:table-row table:style-name="ro1">
          <table:table-cell office:value-type="float" office:value="117.673357243" calcext:value-type="float">
            <text:p>117.673357243</text:p>
          </table:table-cell>
          <table:table-cell office:value-type="float" office:value="1436.41177444196" calcext:value-type="float">
            <text:p>1436.411774442</text:p>
          </table:table-cell>
          <table:table-cell table:formula="of:=([.B2542] * (PI()) * 23 * (3600/63360)) / 11.1 / 60" office:value-type="float" office:value="8.85461674145893" calcext:value-type="float">
            <text:p>8.8546167415</text:p>
          </table:table-cell>
        </table:table-row>
        <table:table-row table:style-name="ro1">
          <table:table-cell office:value-type="float" office:value="117.714796432" calcext:value-type="float">
            <text:p>117.714796432</text:p>
          </table:table-cell>
          <table:table-cell office:value-type="float" office:value="1447.90478404335" calcext:value-type="float">
            <text:p>1447.9047840434</text:p>
          </table:table-cell>
          <table:table-cell table:formula="of:=([.B2543] * (PI()) * 23 * (3600/63360)) / 11.1 / 60" office:value-type="float" office:value="8.92546424983845" calcext:value-type="float">
            <text:p>8.9254642498</text:p>
          </table:table-cell>
        </table:table-row>
        <table:table-row table:style-name="ro1">
          <table:table-cell office:value-type="float" office:value="117.756666039" calcext:value-type="float">
            <text:p>117.756666039</text:p>
          </table:table-cell>
          <table:table-cell office:value-type="float" office:value="1433.0203768105" calcext:value-type="float">
            <text:p>1433.0203768105</text:p>
          </table:table-cell>
          <table:table-cell table:formula="of:=([.B2544] * (PI()) * 23 * (3600/63360)) / 11.1 / 60" office:value-type="float" office:value="8.83371080990171" calcext:value-type="float">
            <text:p>8.8337108099</text:p>
          </table:table-cell>
        </table:table-row>
        <table:table-row table:style-name="ro1">
          <table:table-cell office:value-type="float" office:value="117.798638876" calcext:value-type="float">
            <text:p>117.798638876</text:p>
          </table:table-cell>
          <table:table-cell office:value-type="float" office:value="1429.49593805145" calcext:value-type="float">
            <text:p>1429.4959380515</text:p>
          </table:table-cell>
          <table:table-cell table:formula="of:=([.B2545] * (PI()) * 23 * (3600/63360)) / 11.1 / 60" office:value-type="float" office:value="8.81198475961766" calcext:value-type="float">
            <text:p>8.8119847596</text:p>
          </table:table-cell>
        </table:table-row>
        <table:table-row table:style-name="ro1">
          <table:table-cell office:value-type="float" office:value="117.84082463" calcext:value-type="float">
            <text:p>117.84082463</text:p>
          </table:table-cell>
          <table:table-cell office:value-type="float" office:value="1422.28108569536" calcext:value-type="float">
            <text:p>1422.2810856954</text:p>
          </table:table-cell>
          <table:table-cell table:formula="of:=([.B2546] * (PI()) * 23 * (3600/63360)) / 11.1 / 60" office:value-type="float" office:value="8.76750952375835" calcext:value-type="float">
            <text:p>8.7675095238</text:p>
          </table:table-cell>
        </table:table-row>
        <table:table-row table:style-name="ro1">
          <table:table-cell office:value-type="float" office:value="117.882352829" calcext:value-type="float">
            <text:p>117.882352829</text:p>
          </table:table-cell>
          <table:table-cell office:value-type="float" office:value="1444.80139868241" calcext:value-type="float">
            <text:p>1444.8013986824</text:p>
          </table:table-cell>
          <table:table-cell table:formula="of:=([.B2547] * (PI()) * 23 * (3600/63360)) / 11.1 / 60" office:value-type="float" office:value="8.90633374112144" calcext:value-type="float">
            <text:p>8.9063337411</text:p>
          </table:table-cell>
        </table:table-row>
        <table:table-row table:style-name="ro1">
          <table:table-cell office:value-type="float" office:value="117.923766602" calcext:value-type="float">
            <text:p>117.923766602</text:p>
          </table:table-cell>
          <table:table-cell office:value-type="float" office:value="1448.79337605717" calcext:value-type="float">
            <text:p>1448.7933760572</text:p>
          </table:table-cell>
          <table:table-cell table:formula="of:=([.B2548] * (PI()) * 23 * (3600/63360)) / 11.1 / 60" office:value-type="float" office:value="8.93094188644788" calcext:value-type="float">
            <text:p>8.9309418864</text:p>
          </table:table-cell>
        </table:table-row>
        <table:table-row table:style-name="ro1">
          <table:table-cell office:value-type="float" office:value="118.007747691" calcext:value-type="float">
            <text:p>118.007747691</text:p>
          </table:table-cell>
          <table:table-cell office:value-type="float" office:value="1424.83009613364" calcext:value-type="float">
            <text:p>1424.8300961336</text:p>
          </table:table-cell>
          <table:table-cell table:formula="of:=([.B2549] * (PI()) * 23 * (3600/63360)) / 11.1 / 60" office:value-type="float" office:value="8.78322264370247" calcext:value-type="float">
            <text:p>8.7832226437</text:p>
          </table:table-cell>
        </table:table-row>
        <table:table-row table:style-name="ro1">
          <table:table-cell office:value-type="float" office:value="118.049813705" calcext:value-type="float">
            <text:p>118.049813705</text:p>
          </table:table-cell>
          <table:table-cell office:value-type="float" office:value="1426.32957807506" calcext:value-type="float">
            <text:p>1426.3295780751</text:p>
          </table:table-cell>
          <table:table-cell table:formula="of:=([.B2550] * (PI()) * 23 * (3600/63360)) / 11.1 / 60" office:value-type="float" office:value="8.79246605018121" calcext:value-type="float">
            <text:p>8.7924660502</text:p>
          </table:table-cell>
        </table:table-row>
        <table:table-row table:style-name="ro1">
          <table:table-cell office:value-type="float" office:value="118.092152845" calcext:value-type="float">
            <text:p>118.092152845</text:p>
          </table:table-cell>
          <table:table-cell office:value-type="float" office:value="1417.12845372028" calcext:value-type="float">
            <text:p>1417.1284537203</text:p>
          </table:table-cell>
          <table:table-cell table:formula="of:=([.B2551] * (PI()) * 23 * (3600/63360)) / 11.1 / 60" office:value-type="float" office:value="8.73574663921444" calcext:value-type="float">
            <text:p>8.7357466392</text:p>
          </table:table-cell>
        </table:table-row>
        <table:table-row table:style-name="ro1">
          <table:table-cell office:value-type="float" office:value="118.134282609" calcext:value-type="float">
            <text:p>118.134282609</text:p>
          </table:table-cell>
          <table:table-cell office:value-type="float" office:value="1424.17128185068" calcext:value-type="float">
            <text:p>1424.1712818507</text:p>
          </table:table-cell>
          <table:table-cell table:formula="of:=([.B2552] * (PI()) * 23 * (3600/63360)) / 11.1 / 60" office:value-type="float" office:value="8.77916144893701" calcext:value-type="float">
            <text:p>8.7791614489</text:p>
          </table:table-cell>
        </table:table-row>
        <table:table-row table:style-name="ro1">
          <table:table-cell office:value-type="float" office:value="118.17621982" calcext:value-type="float">
            <text:p>118.17621982</text:p>
          </table:table-cell>
          <table:table-cell office:value-type="float" office:value="1430.71030641873" calcext:value-type="float">
            <text:p>1430.7103064187</text:p>
          </table:table-cell>
          <table:table-cell table:formula="of:=([.B2553] * (PI()) * 23 * (3600/63360)) / 11.1 / 60" office:value-type="float" office:value="8.81947061198015" calcext:value-type="float">
            <text:p>8.819470612</text:p>
          </table:table-cell>
        </table:table-row>
        <table:table-row table:style-name="ro1">
          <table:table-cell office:value-type="float" office:value="118.218051875" calcext:value-type="float">
            <text:p>118.218051875</text:p>
          </table:table-cell>
          <table:table-cell office:value-type="float" office:value="1434.30677741882" calcext:value-type="float">
            <text:p>1434.3067774188</text:p>
          </table:table-cell>
          <table:table-cell table:formula="of:=([.B2554] * (PI()) * 23 * (3600/63360)) / 11.1 / 60" office:value-type="float" office:value="8.84164069781082" calcext:value-type="float">
            <text:p>8.8416406978</text:p>
          </table:table-cell>
        </table:table-row>
        <table:table-row table:style-name="ro1">
          <table:table-cell office:value-type="float" office:value="118.259754919" calcext:value-type="float">
            <text:p>118.259754919</text:p>
          </table:table-cell>
          <table:table-cell office:value-type="float" office:value="1438.74389601004" calcext:value-type="float">
            <text:p>1438.74389601</text:p>
          </table:table-cell>
          <table:table-cell table:formula="of:=([.B2555] * (PI()) * 23 * (3600/63360)) / 11.1 / 60" office:value-type="float" office:value="8.86899287165173" calcext:value-type="float">
            <text:p>8.8689928717</text:p>
          </table:table-cell>
        </table:table-row>
        <table:table-row table:style-name="ro1">
          <table:table-cell office:value-type="float" office:value="118.30219557" calcext:value-type="float">
            <text:p>118.30219557</text:p>
          </table:table-cell>
          <table:table-cell office:value-type="float" office:value="1413.7389174358" calcext:value-type="float">
            <text:p>1413.7389174358</text:p>
          </table:table-cell>
          <table:table-cell table:formula="of:=([.B2556] * (PI()) * 23 * (3600/63360)) / 11.1 / 60" office:value-type="float" office:value="8.71485218174454" calcext:value-type="float">
            <text:p>8.7148521817</text:p>
          </table:table-cell>
        </table:table-row>
        <table:table-row table:style-name="ro1">
          <table:table-cell office:value-type="float" office:value="118.345637109" calcext:value-type="float">
            <text:p>118.345637109</text:p>
          </table:table-cell>
          <table:table-cell office:value-type="float" office:value="1381.16653740054" calcext:value-type="float">
            <text:p>1381.1665374005</text:p>
          </table:table-cell>
          <table:table-cell table:formula="of:=([.B2557] * (PI()) * 23 * (3600/63360)) / 11.1 / 60" office:value-type="float" office:value="8.51406300227584" calcext:value-type="float">
            <text:p>8.5140630023</text:p>
          </table:table-cell>
        </table:table-row>
        <table:table-row table:style-name="ro1">
          <table:table-cell office:value-type="float" office:value="118.389832504" calcext:value-type="float">
            <text:p>118.389832504</text:p>
          </table:table-cell>
          <table:table-cell office:value-type="float" office:value="1357.60750639371" calcext:value-type="float">
            <text:p>1357.6075063937</text:p>
          </table:table-cell>
          <table:table-cell table:formula="of:=([.B2558] * (PI()) * 23 * (3600/63360)) / 11.1 / 60" office:value-type="float" office:value="8.36883571155229" calcext:value-type="float">
            <text:p>8.3688357116</text:p>
          </table:table-cell>
        </table:table-row>
        <table:table-row table:style-name="ro1">
          <table:table-cell office:value-type="float" office:value="118.479185016" calcext:value-type="float">
            <text:p>118.479185016</text:p>
          </table:table-cell>
          <table:table-cell office:value-type="float" office:value="1337.0929415541" calcext:value-type="float">
            <text:p>1337.0929415541</text:p>
          </table:table-cell>
          <table:table-cell table:formula="of:=([.B2559] * (PI()) * 23 * (3600/63360)) / 11.1 / 60" office:value-type="float" office:value="8.24237572806801" calcext:value-type="float">
            <text:p>8.2423757281</text:p>
          </table:table-cell>
        </table:table-row>
        <table:table-row table:style-name="ro1">
          <table:table-cell office:value-type="float" office:value="118.524598801" calcext:value-type="float">
            <text:p>118.524598801</text:p>
          </table:table-cell>
          <table:table-cell office:value-type="float" office:value="1321.1847459958" calcext:value-type="float">
            <text:p>1321.1847459958</text:p>
          </table:table-cell>
          <table:table-cell table:formula="of:=([.B2560] * (PI()) * 23 * (3600/63360)) / 11.1 / 60" office:value-type="float" office:value="8.14431124737851" calcext:value-type="float">
            <text:p>8.1443112474</text:p>
          </table:table-cell>
        </table:table-row>
        <table:table-row table:style-name="ro1">
          <table:table-cell office:value-type="float" office:value="118.57124686" calcext:value-type="float">
            <text:p>118.57124686</text:p>
          </table:table-cell>
          <table:table-cell office:value-type="float" office:value="1286.22715041724" calcext:value-type="float">
            <text:p>1286.2271504172</text:p>
          </table:table-cell>
          <table:table-cell table:formula="of:=([.B2561] * (PI()) * 23 * (3600/63360)) / 11.1 / 60" office:value-type="float" office:value="7.92881864521621" calcext:value-type="float">
            <text:p>7.9288186452</text:p>
          </table:table-cell>
        </table:table-row>
        <table:table-row table:style-name="ro1">
          <table:table-cell office:value-type="float" office:value="118.618705547" calcext:value-type="float">
            <text:p>118.618705547</text:p>
          </table:table-cell>
          <table:table-cell office:value-type="float" office:value="1264.25747935207" calcext:value-type="float">
            <text:p>1264.2574793521</text:p>
          </table:table-cell>
          <table:table-cell table:formula="of:=([.B2562] * (PI()) * 23 * (3600/63360)) / 11.1 / 60" office:value-type="float" office:value="7.79338880491601" calcext:value-type="float">
            <text:p>7.7933888049</text:p>
          </table:table-cell>
        </table:table-row>
        <table:table-row table:style-name="ro1">
          <table:table-cell office:value-type="float" office:value="118.667114601" calcext:value-type="float">
            <text:p>118.667114601</text:p>
          </table:table-cell>
          <table:table-cell office:value-type="float" office:value="1239.43756471698" calcext:value-type="float">
            <text:p>1239.437564717</text:p>
          </table:table-cell>
          <table:table-cell table:formula="of:=([.B2563] * (PI()) * 23 * (3600/63360)) / 11.1 / 60" office:value-type="float" office:value="7.6403889231552" calcext:value-type="float">
            <text:p>7.6403889232</text:p>
          </table:table-cell>
        </table:table-row>
        <table:table-row table:style-name="ro1">
          <table:table-cell office:value-type="float" office:value="118.716353449" calcext:value-type="float">
            <text:p>118.716353449</text:p>
          </table:table-cell>
          <table:table-cell office:value-type="float" office:value="1218.55003594012" calcext:value-type="float">
            <text:p>1218.5500359401</text:p>
          </table:table-cell>
          <table:table-cell table:formula="of:=([.B2564] * (PI()) * 23 * (3600/63360)) / 11.1 / 60" office:value-type="float" office:value="7.51162984077638" calcext:value-type="float">
            <text:p>7.5116298408</text:p>
          </table:table-cell>
        </table:table-row>
        <table:table-row table:style-name="ro1">
          <table:table-cell office:value-type="float" office:value="118.766403289" calcext:value-type="float">
            <text:p>118.766403289</text:p>
          </table:table-cell>
          <table:table-cell office:value-type="float" office:value="1198.80503114394" calcext:value-type="float">
            <text:p>1198.8050311439</text:p>
          </table:table-cell>
          <table:table-cell table:formula="of:=([.B2565] * (PI()) * 23 * (3600/63360)) / 11.1 / 60" office:value-type="float" office:value="7.38991373322333" calcext:value-type="float">
            <text:p>7.3899137332</text:p>
          </table:table-cell>
        </table:table-row>
        <table:table-row table:style-name="ro1">
          <table:table-cell office:value-type="float" office:value="118.816821933" calcext:value-type="float">
            <text:p>118.816821933</text:p>
          </table:table-cell>
          <table:table-cell office:value-type="float" office:value="1190.03597161557" calcext:value-type="float">
            <text:p>1190.0359716156</text:p>
          </table:table-cell>
          <table:table-cell table:formula="of:=([.B2566] * (PI()) * 23 * (3600/63360)) / 11.1 / 60" office:value-type="float" office:value="7.3358577426722" calcext:value-type="float">
            <text:p>7.3358577427</text:p>
          </table:table-cell>
        </table:table-row>
        <table:table-row table:style-name="ro1">
          <table:table-cell office:value-type="float" office:value="118.866187969" calcext:value-type="float">
            <text:p>118.866187969</text:p>
          </table:table-cell>
          <table:table-cell office:value-type="float" office:value="1215.41053042935" calcext:value-type="float">
            <text:p>1215.4105304294</text:p>
          </table:table-cell>
          <table:table-cell table:formula="of:=([.B2567] * (PI()) * 23 * (3600/63360)) / 11.1 / 60" office:value-type="float" office:value="7.49227667300778" calcext:value-type="float">
            <text:p>7.492276673</text:p>
          </table:table-cell>
        </table:table-row>
        <table:table-row table:style-name="ro1">
          <table:table-cell office:value-type="float" office:value="118.914379679" calcext:value-type="float">
            <text:p>118.914379679</text:p>
          </table:table-cell>
          <table:table-cell office:value-type="float" office:value="1245.02741239185" calcext:value-type="float">
            <text:p>1245.0274123919</text:p>
          </table:table-cell>
          <table:table-cell table:formula="of:=([.B2568] * (PI()) * 23 * (3600/63360)) / 11.1 / 60" office:value-type="float" office:value="7.67484698015863" calcext:value-type="float">
            <text:p>7.6748469802</text:p>
          </table:table-cell>
        </table:table-row>
        <table:table-row table:style-name="ro1">
          <table:table-cell office:value-type="float" office:value="119.01032544" calcext:value-type="float">
            <text:p>119.01032544</text:p>
          </table:table-cell>
          <table:table-cell office:value-type="float" office:value="1248.75366579561" calcext:value-type="float">
            <text:p>1248.7536657956</text:p>
          </table:table-cell>
          <table:table-cell table:formula="of:=([.B2569] * (PI()) * 23 * (3600/63360)) / 11.1 / 60" office:value-type="float" office:value="7.6978170966384" calcext:value-type="float">
            <text:p>7.6978170966</text:p>
          </table:table-cell>
        </table:table-row>
        <table:table-row table:style-name="ro1">
          <table:table-cell office:value-type="float" office:value="119.058636473" calcext:value-type="float">
            <text:p>119.058636473</text:p>
          </table:table-cell>
          <table:table-cell office:value-type="float" office:value="1241.95233001941" calcext:value-type="float">
            <text:p>1241.9523300194</text:p>
          </table:table-cell>
          <table:table-cell table:formula="of:=([.B2570] * (PI()) * 23 * (3600/63360)) / 11.1 / 60" office:value-type="float" office:value="7.65589094238391" calcext:value-type="float">
            <text:p>7.6558909424</text:p>
          </table:table-cell>
        </table:table-row>
        <table:table-row table:style-name="ro1">
          <table:table-cell office:value-type="float" office:value="119.10735782" calcext:value-type="float">
            <text:p>119.10735782</text:p>
          </table:table-cell>
          <table:table-cell office:value-type="float" office:value="1231.49304554405" calcext:value-type="float">
            <text:p>1231.4930455441</text:p>
          </table:table-cell>
          <table:table-cell table:formula="of:=([.B2571] * (PI()) * 23 * (3600/63360)) / 11.1 / 60" office:value-type="float" office:value="7.59141572917063" calcext:value-type="float">
            <text:p>7.5914157292</text:p>
          </table:table-cell>
        </table:table-row>
        <table:table-row table:style-name="ro1">
          <table:table-cell office:value-type="float" office:value="119.156118229" calcext:value-type="float">
            <text:p>119.156118229</text:p>
          </table:table-cell>
          <table:table-cell office:value-type="float" office:value="1230.50649554615" calcext:value-type="float">
            <text:p>1230.5064955462</text:p>
          </table:table-cell>
          <table:table-cell table:formula="of:=([.B2572] * (PI()) * 23 * (3600/63360)) / 11.1 / 60" office:value-type="float" office:value="7.5853342403642" calcext:value-type="float">
            <text:p>7.5853342404</text:p>
          </table:table-cell>
        </table:table-row>
        <table:table-row table:style-name="ro1">
          <table:table-cell office:value-type="float" office:value="119.20482192" calcext:value-type="float">
            <text:p>119.20482192</text:p>
          </table:table-cell>
          <table:table-cell office:value-type="float" office:value="1231.93948483252" calcext:value-type="float">
            <text:p>1231.9394848325</text:p>
          </table:table-cell>
          <table:table-cell table:formula="of:=([.B2573] * (PI()) * 23 * (3600/63360)) / 11.1 / 60" office:value-type="float" office:value="7.59416775952019" calcext:value-type="float">
            <text:p>7.5941677595</text:p>
          </table:table-cell>
        </table:table-row>
        <table:table-row table:style-name="ro1">
          <table:table-cell office:value-type="float" office:value="119.253610923" calcext:value-type="float">
            <text:p>119.253610923</text:p>
          </table:table-cell>
          <table:table-cell office:value-type="float" office:value="1229.78532682806" calcext:value-type="float">
            <text:p>1229.7853268281</text:p>
          </table:table-cell>
          <table:table-cell table:formula="of:=([.B2574] * (PI()) * 23 * (3600/63360)) / 11.1 / 60" office:value-type="float" office:value="7.58088866791887" calcext:value-type="float">
            <text:p>7.5808886679</text:p>
          </table:table-cell>
        </table:table-row>
        <table:table-row table:style-name="ro1">
          <table:table-cell office:value-type="float" office:value="119.302497895" calcext:value-type="float">
            <text:p>119.302497895</text:p>
          </table:table-cell>
          <table:table-cell office:value-type="float" office:value="1227.32084940771" calcext:value-type="float">
            <text:p>1227.3208494077</text:p>
          </table:table-cell>
          <table:table-cell table:formula="of:=([.B2575] * (PI()) * 23 * (3600/63360)) / 11.1 / 60" office:value-type="float" office:value="7.56569664331043" calcext:value-type="float">
            <text:p>7.5656966433</text:p>
          </table:table-cell>
        </table:table-row>
        <table:table-row table:style-name="ro1">
          <table:table-cell office:value-type="float" office:value="119.351377055" calcext:value-type="float">
            <text:p>119.351377055</text:p>
          </table:table-cell>
          <table:table-cell office:value-type="float" office:value="1227.51700315746" calcext:value-type="float">
            <text:p>1227.5170031575</text:p>
          </table:table-cell>
          <table:table-cell table:formula="of:=([.B2576] * (PI()) * 23 * (3600/63360)) / 11.1 / 60" office:value-type="float" office:value="7.56690581348526" calcext:value-type="float">
            <text:p>7.5669058135</text:p>
          </table:table-cell>
        </table:table-row>
        <table:table-row table:style-name="ro1">
          <table:table-cell office:value-type="float" office:value="119.400807674" calcext:value-type="float">
            <text:p>119.400807674</text:p>
          </table:table-cell>
          <table:table-cell office:value-type="float" office:value="1213.82254994433" calcext:value-type="float">
            <text:p>1213.8225499443</text:p>
          </table:table-cell>
          <table:table-cell table:formula="of:=([.B2577] * (PI()) * 23 * (3600/63360)) / 11.1 / 60" office:value-type="float" office:value="7.48248772610693" calcext:value-type="float">
            <text:p>7.4824877261</text:p>
          </table:table-cell>
        </table:table-row>
        <table:table-row table:style-name="ro1">
          <table:table-cell office:value-type="float" office:value="119.450410638" calcext:value-type="float">
            <text:p>119.450410638</text:p>
          </table:table-cell>
          <table:table-cell office:value-type="float" office:value="1209.60513569375" calcext:value-type="float">
            <text:p>1209.6051356938</text:p>
          </table:table-cell>
          <table:table-cell table:formula="of:=([.B2578] * (PI()) * 23 * (3600/63360)) / 11.1 / 60" office:value-type="float" office:value="7.45648989770333" calcext:value-type="float">
            <text:p>7.4564898977</text:p>
          </table:table-cell>
        </table:table-row>
        <table:table-row table:style-name="ro1">
          <table:table-cell office:value-type="float" office:value="119.549286774" calcext:value-type="float">
            <text:p>119.549286774</text:p>
          </table:table-cell>
          <table:table-cell office:value-type="float" office:value="1211.14771850051" calcext:value-type="float">
            <text:p>1211.1477185005</text:p>
          </table:table-cell>
          <table:table-cell table:formula="of:=([.B2579] * (PI()) * 23 * (3600/63360)) / 11.1 / 60" office:value-type="float" office:value="7.46599899515634" calcext:value-type="float">
            <text:p>7.4659989952</text:p>
          </table:table-cell>
        </table:table-row>
        <table:table-row table:style-name="ro1">
          <table:table-cell office:value-type="float" office:value="119.598360153" calcext:value-type="float">
            <text:p>119.598360153</text:p>
          </table:table-cell>
          <table:table-cell office:value-type="float" office:value="1222.65882689695" calcext:value-type="float">
            <text:p>1222.658826897</text:p>
          </table:table-cell>
          <table:table-cell table:formula="of:=([.B2580] * (PI()) * 23 * (3600/63360)) / 11.1 / 60" office:value-type="float" office:value="7.53695807174805" calcext:value-type="float">
            <text:p>7.5369580717</text:p>
          </table:table-cell>
        </table:table-row>
        <table:table-row table:style-name="ro1">
          <table:table-cell office:value-type="float" office:value="119.647590824" calcext:value-type="float">
            <text:p>119.647590824</text:p>
          </table:table-cell>
          <table:table-cell office:value-type="float" office:value="1218.75243179117" calcext:value-type="float">
            <text:p>1218.7524317912</text:p>
          </table:table-cell>
          <table:table-cell table:formula="of:=([.B2581] * (PI()) * 23 * (3600/63360)) / 11.1 / 60" office:value-type="float" office:value="7.51287748976046" calcext:value-type="float">
            <text:p>7.5128774898</text:p>
          </table:table-cell>
        </table:table-row>
        <table:table-row table:style-name="ro1">
          <table:table-cell office:value-type="float" office:value="119.696473838" calcext:value-type="float">
            <text:p>119.696473838</text:p>
          </table:table-cell>
          <table:table-cell office:value-type="float" office:value="1227.42022412909" calcext:value-type="float">
            <text:p>1227.4202241291</text:p>
          </table:table-cell>
          <table:table-cell table:formula="of:=([.B2582] * (PI()) * 23 * (3600/63360)) / 11.1 / 60" office:value-type="float" office:value="7.56630922884284" calcext:value-type="float">
            <text:p>7.5663092288</text:p>
          </table:table-cell>
        </table:table-row>
        <table:table-row table:style-name="ro1">
          <table:table-cell office:value-type="float" office:value="119.745098309" calcext:value-type="float">
            <text:p>119.745098309</text:p>
          </table:table-cell>
          <table:table-cell office:value-type="float" office:value="1233.94658627652" calcext:value-type="float">
            <text:p>1233.9465862765</text:p>
          </table:table-cell>
          <table:table-cell table:formula="of:=([.B2583] * (PI()) * 23 * (3600/63360)) / 11.1 / 60" office:value-type="float" office:value="7.60654033566031" calcext:value-type="float">
            <text:p>7.6065403357</text:p>
          </table:table-cell>
        </table:table-row>
        <table:table-row table:style-name="ro1">
          <table:table-cell office:value-type="float" office:value="119.794256168" calcext:value-type="float">
            <text:p>119.794256168</text:p>
          </table:table-cell>
          <table:table-cell office:value-type="float" office:value="1220.55763250554" calcext:value-type="float">
            <text:p>1220.5576325055</text:p>
          </table:table-cell>
          <table:table-cell table:formula="of:=([.B2584] * (PI()) * 23 * (3600/63360)) / 11.1 / 60" office:value-type="float" office:value="7.52400546904298" calcext:value-type="float">
            <text:p>7.524005469</text:p>
          </table:table-cell>
        </table:table-row>
        <table:table-row table:style-name="ro1">
          <table:table-cell office:value-type="float" office:value="119.843470224" calcext:value-type="float">
            <text:p>119.843470224</text:p>
          </table:table-cell>
          <table:table-cell office:value-type="float" office:value="1219.16389090185" calcext:value-type="float">
            <text:p>1219.1638909019</text:p>
          </table:table-cell>
          <table:table-cell table:formula="of:=([.B2585] * (PI()) * 23 * (3600/63360)) / 11.1 / 60" office:value-type="float" office:value="7.51541388830207" calcext:value-type="float">
            <text:p>7.5154138883</text:p>
          </table:table-cell>
        </table:table-row>
        <table:table-row table:style-name="ro1">
          <table:table-cell office:value-type="float" office:value="119.892610478" calcext:value-type="float">
            <text:p>119.892610478</text:p>
          </table:table-cell>
          <table:table-cell office:value-type="float" office:value="1220.99490979412" calcext:value-type="float">
            <text:p>1220.9949097941</text:p>
          </table:table-cell>
          <table:table-cell table:formula="of:=([.B2586] * (PI()) * 23 * (3600/63360)) / 11.1 / 60" office:value-type="float" office:value="7.52670102116042" calcext:value-type="float">
            <text:p>7.5267010212</text:p>
          </table:table-cell>
        </table:table-row>
        <table:table-row table:style-name="ro1">
          <table:table-cell office:value-type="float" office:value="119.94181167" calcext:value-type="float">
            <text:p>119.94181167</text:p>
          </table:table-cell>
          <table:table-cell office:value-type="float" office:value="1219.48264993118" calcext:value-type="float">
            <text:p>1219.4826499312</text:p>
          </table:table-cell>
          <table:table-cell table:formula="of:=([.B2587] * (PI()) * 23 * (3600/63360)) / 11.1 / 60" office:value-type="float" office:value="7.51737884646227" calcext:value-type="float">
            <text:p>7.5173788465</text:p>
          </table:table-cell>
        </table:table-row>
        <table:table-row table:style-name="ro1">
          <table:table-cell office:value-type="float" office:value="119.991575312" calcext:value-type="float">
            <text:p>119.991575312</text:p>
          </table:table-cell>
          <table:table-cell office:value-type="float" office:value="1205.69953461164" calcext:value-type="float">
            <text:p>1205.6995346116</text:p>
          </table:table-cell>
          <table:table-cell table:formula="of:=([.B2588] * (PI()) * 23 * (3600/63360)) / 11.1 / 60" office:value-type="float" office:value="7.43241421039525" calcext:value-type="float">
            <text:p>7.4324142104</text:p>
          </table:table-cell>
        </table:table-row>
        <table:table-row table:style-name="ro1">
          <table:table-cell office:value-type="float" office:value="120.091302491" calcext:value-type="float">
            <text:p>120.091302491</text:p>
          </table:table-cell>
          <table:table-cell office:value-type="float" office:value="1198.22147985757" calcext:value-type="float">
            <text:p>1198.2214798576</text:p>
          </table:table-cell>
          <table:table-cell table:formula="of:=([.B2589] * (PI()) * 23 * (3600/63360)) / 11.1 / 60" office:value-type="float" office:value="7.386316489674" calcext:value-type="float">
            <text:p>7.3863164897</text:p>
          </table:table-cell>
        </table:table-row>
        <table:table-row table:style-name="ro1">
          <table:table-cell office:value-type="float" office:value="120.141134883" calcext:value-type="float">
            <text:p>120.141134883</text:p>
          </table:table-cell>
          <table:table-cell office:value-type="float" office:value="1204.03612172617" calcext:value-type="float">
            <text:p>1204.0361217262</text:p>
          </table:table-cell>
          <table:table-cell table:formula="of:=([.B2590] * (PI()) * 23 * (3600/63360)) / 11.1 / 60" office:value-type="float" office:value="7.42216026800511" calcext:value-type="float">
            <text:p>7.422160268</text:p>
          </table:table-cell>
        </table:table-row>
        <table:table-row table:style-name="ro1">
          <table:table-cell office:value-type="float" office:value="120.191023837" calcext:value-type="float">
            <text:p>120.191023837</text:p>
          </table:table-cell>
          <table:table-cell office:value-type="float" office:value="1202.67103615668" calcext:value-type="float">
            <text:p>1202.6710361567</text:p>
          </table:table-cell>
          <table:table-cell table:formula="of:=([.B2591] * (PI()) * 23 * (3600/63360)) / 11.1 / 60" office:value-type="float" office:value="7.41374533452141" calcext:value-type="float">
            <text:p>7.4137453345</text:p>
          </table:table-cell>
        </table:table-row>
        <table:table-row table:style-name="ro1">
          <table:table-cell office:value-type="float" office:value="120.241562325" calcext:value-type="float">
            <text:p>120.241562325</text:p>
          </table:table-cell>
          <table:table-cell office:value-type="float" office:value="1187.21399025561" calcext:value-type="float">
            <text:p>1187.2139902556</text:p>
          </table:table-cell>
          <table:table-cell table:formula="of:=([.B2592] * (PI()) * 23 * (3600/63360)) / 11.1 / 60" office:value-type="float" office:value="7.31846192077866" calcext:value-type="float">
            <text:p>7.3184619208</text:p>
          </table:table-cell>
        </table:table-row>
        <table:table-row table:style-name="ro1">
          <table:table-cell office:value-type="float" office:value="120.291996594" calcext:value-type="float">
            <text:p>120.291996594</text:p>
          </table:table-cell>
          <table:table-cell office:value-type="float" office:value="1189.66728753436" calcext:value-type="float">
            <text:p>1189.6672875344</text:p>
          </table:table-cell>
          <table:table-cell table:formula="of:=([.B2593] * (PI()) * 23 * (3600/63360)) / 11.1 / 60" office:value-type="float" office:value="7.33358502652223" calcext:value-type="float">
            <text:p>7.3335850265</text:p>
          </table:table-cell>
        </table:table-row>
        <table:table-row table:style-name="ro1">
          <table:table-cell office:value-type="float" office:value="120.342309143" calcext:value-type="float">
            <text:p>120.342309143</text:p>
          </table:table-cell>
          <table:table-cell office:value-type="float" office:value="1192.54542241646" calcext:value-type="float">
            <text:p>1192.5454224165</text:p>
          </table:table-cell>
          <table:table-cell table:formula="of:=([.B2594] * (PI()) * 23 * (3600/63360)) / 11.1 / 60" office:value-type="float" office:value="7.35132700118762" calcext:value-type="float">
            <text:p>7.3513270012</text:p>
          </table:table-cell>
        </table:table-row>
        <table:table-row table:style-name="ro1">
          <table:table-cell office:value-type="float" office:value="120.392923516" calcext:value-type="float">
            <text:p>120.392923516</text:p>
          </table:table-cell>
          <table:table-cell office:value-type="float" office:value="1185.43402681219" calcext:value-type="float">
            <text:p>1185.4340268122</text:p>
          </table:table-cell>
          <table:table-cell table:formula="of:=([.B2595] * (PI()) * 23 * (3600/63360)) / 11.1 / 60" office:value-type="float" office:value="7.30748951412917" calcext:value-type="float">
            <text:p>7.3074895141</text:p>
          </table:table-cell>
        </table:table-row>
        <table:table-row table:style-name="ro1">
          <table:table-cell office:value-type="float" office:value="120.443266743" calcext:value-type="float">
            <text:p>120.443266743</text:p>
          </table:table-cell>
          <table:table-cell office:value-type="float" office:value="1191.81871277378" calcext:value-type="float">
            <text:p>1191.8187127738</text:p>
          </table:table-cell>
          <table:table-cell table:formula="of:=([.B2596] * (PI()) * 23 * (3600/63360)) / 11.1 / 60" office:value-type="float" office:value="7.34684727226674" calcext:value-type="float">
            <text:p>7.3468472723</text:p>
          </table:table-cell>
        </table:table-row>
        <table:table-row table:style-name="ro1">
          <table:table-cell office:value-type="float" office:value="120.493672939" calcext:value-type="float">
            <text:p>120.493672939</text:p>
          </table:table-cell>
          <table:table-cell office:value-type="float" office:value="1190.32985547952" calcext:value-type="float">
            <text:p>1190.3298554795</text:p>
          </table:table-cell>
          <table:table-cell table:formula="of:=([.B2597] * (PI()) * 23 * (3600/63360)) / 11.1 / 60" office:value-type="float" office:value="7.33766936036295" calcext:value-type="float">
            <text:p>7.3376693604</text:p>
          </table:table-cell>
        </table:table-row>
        <table:table-row table:style-name="ro1">
          <table:table-cell office:value-type="float" office:value="120.544816793" calcext:value-type="float">
            <text:p>120.544816793</text:p>
          </table:table-cell>
          <table:table-cell office:value-type="float" office:value="1173.16149072438" calcext:value-type="float">
            <text:p>1173.1614907244</text:p>
          </table:table-cell>
          <table:table-cell table:formula="of:=([.B2598] * (PI()) * 23 * (3600/63360)) / 11.1 / 60" office:value-type="float" office:value="7.23183669267726" calcext:value-type="float">
            <text:p>7.2318366927</text:p>
          </table:table-cell>
        </table:table-row>
        <table:table-row table:style-name="ro1">
          <table:table-cell office:value-type="float" office:value="120.648020181" calcext:value-type="float">
            <text:p>120.648020181</text:p>
          </table:table-cell>
          <table:table-cell office:value-type="float" office:value="1157.88548188431" calcext:value-type="float">
            <text:p>1157.8854818843</text:p>
          </table:table-cell>
          <table:table-cell table:formula="of:=([.B2599] * (PI()) * 23 * (3600/63360)) / 11.1 / 60" office:value-type="float" office:value="7.13766926379322" calcext:value-type="float">
            <text:p>7.1376692638</text:p>
          </table:table-cell>
        </table:table-row>
        <table:table-row table:style-name="ro1">
          <table:table-cell office:value-type="float" office:value="120.699539869" calcext:value-type="float">
            <text:p>120.699539869</text:p>
          </table:table-cell>
          <table:table-cell office:value-type="float" office:value="1164.60332601427" calcext:value-type="float">
            <text:p>1164.6033260143</text:p>
          </table:table-cell>
          <table:table-cell table:formula="of:=([.B2600] * (PI()) * 23 * (3600/63360)) / 11.1 / 60" office:value-type="float" office:value="7.17908074214368" calcext:value-type="float">
            <text:p>7.1790807421</text:p>
          </table:table-cell>
        </table:table-row>
        <table:table-row table:style-name="ro1">
          <table:table-cell office:value-type="float" office:value="120.751129194" calcext:value-type="float">
            <text:p>120.751129194</text:p>
          </table:table-cell>
          <table:table-cell office:value-type="float" office:value="1163.03130541036" calcext:value-type="float">
            <text:p>1163.0313054104</text:p>
          </table:table-cell>
          <table:table-cell table:formula="of:=([.B2601] * (PI()) * 23 * (3600/63360)) / 11.1 / 60" office:value-type="float" office:value="7.16939017833394" calcext:value-type="float">
            <text:p>7.1693901783</text:p>
          </table:table-cell>
        </table:table-row>
        <table:table-row table:style-name="ro1">
          <table:table-cell office:value-type="float" office:value="120.802852997" calcext:value-type="float">
            <text:p>120.802852997</text:p>
          </table:table-cell>
          <table:table-cell office:value-type="float" office:value="1160.00751143623" calcext:value-type="float">
            <text:p>1160.0075114362</text:p>
          </table:table-cell>
          <table:table-cell table:formula="of:=([.B2602] * (PI()) * 23 * (3600/63360)) / 11.1 / 60" office:value-type="float" office:value="7.15075030276173" calcext:value-type="float">
            <text:p>7.1507503028</text:p>
          </table:table-cell>
        </table:table-row>
        <table:table-row table:style-name="ro1">
          <table:table-cell office:value-type="float" office:value="120.854849614" calcext:value-type="float">
            <text:p>120.854849614</text:p>
          </table:table-cell>
          <table:table-cell office:value-type="float" office:value="1153.92122529848" calcext:value-type="float">
            <text:p>1153.9212252985</text:p>
          </table:table-cell>
          <table:table-cell table:formula="of:=([.B2603] * (PI()) * 23 * (3600/63360)) / 11.1 / 60" office:value-type="float" office:value="7.11323200049804" calcext:value-type="float">
            <text:p>7.1132320005</text:p>
          </table:table-cell>
        </table:table-row>
        <table:table-row table:style-name="ro1">
          <table:table-cell office:value-type="float" office:value="120.906940815" calcext:value-type="float">
            <text:p>120.906940815</text:p>
          </table:table-cell>
          <table:table-cell office:value-type="float" office:value="1151.82600608381" calcext:value-type="float">
            <text:p>1151.8260060838</text:p>
          </table:table-cell>
          <table:table-cell table:formula="of:=([.B2604] * (PI()) * 23 * (3600/63360)) / 11.1 / 60" office:value-type="float" office:value="7.10031623117246" calcext:value-type="float">
            <text:p>7.1003162312</text:p>
          </table:table-cell>
        </table:table-row>
        <table:table-row table:style-name="ro1">
          <table:table-cell office:value-type="float" office:value="120.959024672" calcext:value-type="float">
            <text:p>120.959024672</text:p>
          </table:table-cell>
          <table:table-cell office:value-type="float" office:value="1151.98841744861" calcext:value-type="float">
            <text:p>1151.9884174486</text:p>
          </table:table-cell>
          <table:table-cell table:formula="of:=([.B2605] * (PI()) * 23 * (3600/63360)) / 11.1 / 60" office:value-type="float" office:value="7.10131739978953" calcext:value-type="float">
            <text:p>7.1013173998</text:p>
          </table:table-cell>
        </table:table-row>
        <table:table-row table:style-name="ro1">
          <table:table-cell office:value-type="float" office:value="121.011151133" calcext:value-type="float">
            <text:p>121.011151133</text:p>
          </table:table-cell>
          <table:table-cell office:value-type="float" office:value="1151.04687425326" calcext:value-type="float">
            <text:p>1151.0468742533</text:p>
          </table:table-cell>
          <table:table-cell table:formula="of:=([.B2606] * (PI()) * 23 * (3600/63360)) / 11.1 / 60" office:value-type="float" office:value="7.09551335091671" calcext:value-type="float">
            <text:p>7.0955133509</text:p>
          </table:table-cell>
        </table:table-row>
        <table:table-row table:style-name="ro1">
          <table:table-cell office:value-type="float" office:value="121.062895458" calcext:value-type="float">
            <text:p>121.062895458</text:p>
          </table:table-cell>
          <table:table-cell office:value-type="float" office:value="1159.54744795778" calcext:value-type="float">
            <text:p>1159.5474479578</text:p>
          </table:table-cell>
          <table:table-cell table:formula="of:=([.B2607] * (PI()) * 23 * (3600/63360)) / 11.1 / 60" office:value-type="float" office:value="7.14791428745546" calcext:value-type="float">
            <text:p>7.1479142875</text:p>
          </table:table-cell>
        </table:table-row>
        <table:table-row table:style-name="ro1">
          <table:table-cell office:value-type="float" office:value="121.115134576" calcext:value-type="float">
            <text:p>121.115134576</text:p>
          </table:table-cell>
          <table:table-cell office:value-type="float" office:value="1148.56456803143" calcext:value-type="float">
            <text:p>1148.5645680314</text:p>
          </table:table-cell>
          <table:table-cell table:formula="of:=([.B2608] * (PI()) * 23 * (3600/63360)) / 11.1 / 60" office:value-type="float" office:value="7.08021142244444" calcext:value-type="float">
            <text:p>7.0802114224</text:p>
          </table:table-cell>
        </table:table-row>
        <table:table-row table:style-name="ro1">
          <table:table-cell office:value-type="float" office:value="121.221006045" calcext:value-type="float">
            <text:p>121.221006045</text:p>
          </table:table-cell>
          <table:table-cell office:value-type="float" office:value="1132.45817846079" calcext:value-type="float">
            <text:p>1132.4581784608</text:p>
          </table:table-cell>
          <table:table-cell table:formula="of:=([.B2609] * (PI()) * 23 * (3600/63360)) / 11.1 / 60" office:value-type="float" office:value="6.9809251945854" calcext:value-type="float">
            <text:p>6.9809251946</text:p>
          </table:table-cell>
        </table:table-row>
        <table:table-row table:style-name="ro1">
          <table:table-cell office:value-type="float" office:value="121.274269229" calcext:value-type="float">
            <text:p>121.274269229</text:p>
          </table:table-cell>
          <table:table-cell office:value-type="float" office:value="1126.4816613291" calcext:value-type="float">
            <text:p>1126.4816613291</text:p>
          </table:table-cell>
          <table:table-cell table:formula="of:=([.B2610] * (PI()) * 23 * (3600/63360)) / 11.1 / 60" office:value-type="float" office:value="6.9440835523826" calcext:value-type="float">
            <text:p>6.9440835524</text:p>
          </table:table-cell>
        </table:table-row>
        <table:table-row table:style-name="ro1">
          <table:table-cell office:value-type="float" office:value="121.327291682" calcext:value-type="float">
            <text:p>121.327291682</text:p>
          </table:table-cell>
          <table:table-cell office:value-type="float" office:value="1131.5960806256" calcext:value-type="float">
            <text:p>1131.5960806256</text:p>
          </table:table-cell>
          <table:table-cell table:formula="of:=([.B2611] * (PI()) * 23 * (3600/63360)) / 11.1 / 60" office:value-type="float" office:value="6.9756108786907" calcext:value-type="float">
            <text:p>6.9756108787</text:p>
          </table:table-cell>
        </table:table-row>
        <table:table-row table:style-name="ro1">
          <table:table-cell office:value-type="float" office:value="121.380459761" calcext:value-type="float">
            <text:p>121.380459761</text:p>
          </table:table-cell>
          <table:table-cell office:value-type="float" office:value="1128.49666808563" calcext:value-type="float">
            <text:p>1128.4966680856</text:p>
          </table:table-cell>
          <table:table-cell table:formula="of:=([.B2612] * (PI()) * 23 * (3600/63360)) / 11.1 / 60" office:value-type="float" office:value="6.95650486003128" calcext:value-type="float">
            <text:p>6.95650486</text:p>
          </table:table-cell>
        </table:table-row>
        <table:table-row table:style-name="ro1">
          <table:table-cell office:value-type="float" office:value="121.433741643" calcext:value-type="float">
            <text:p>121.433741643</text:p>
          </table:table-cell>
          <table:table-cell office:value-type="float" office:value="1126.08634957826" calcext:value-type="float">
            <text:p>1126.0863495783</text:p>
          </table:table-cell>
          <table:table-cell table:formula="of:=([.B2613] * (PI()) * 23 * (3600/63360)) / 11.1 / 60" office:value-type="float" office:value="6.94164669262597" calcext:value-type="float">
            <text:p>6.9416466926</text:p>
          </table:table-cell>
        </table:table-row>
        <table:table-row table:style-name="ro1">
          <table:table-cell office:value-type="float" office:value="121.486821388" calcext:value-type="float">
            <text:p>121.486821388</text:p>
          </table:table-cell>
          <table:table-cell office:value-type="float" office:value="1130.37468435484" calcext:value-type="float">
            <text:p>1130.3746843548</text:p>
          </table:table-cell>
          <table:table-cell table:formula="of:=([.B2614] * (PI()) * 23 * (3600/63360)) / 11.1 / 60" office:value-type="float" office:value="6.96808170352" calcext:value-type="float">
            <text:p>6.9680817035</text:p>
          </table:table-cell>
        </table:table-row>
        <table:table-row table:style-name="ro1">
          <table:table-cell office:value-type="float" office:value="121.539970717" calcext:value-type="float">
            <text:p>121.539970717</text:p>
          </table:table-cell>
          <table:table-cell office:value-type="float" office:value="1128.8947787091" calcext:value-type="float">
            <text:p>1128.8947787091</text:p>
          </table:table-cell>
          <table:table-cell table:formula="of:=([.B2615] * (PI()) * 23 * (3600/63360)) / 11.1 / 60" office:value-type="float" office:value="6.95895897315834" calcext:value-type="float">
            <text:p>6.9589589732</text:p>
          </table:table-cell>
        </table:table-row>
        <table:table-row table:style-name="ro1">
          <table:table-cell office:value-type="float" office:value="121.593534422" calcext:value-type="float">
            <text:p>121.593534422</text:p>
          </table:table-cell>
          <table:table-cell office:value-type="float" office:value="1120.16149741721" calcext:value-type="float">
            <text:p>1120.1614974172</text:p>
          </table:table-cell>
          <table:table-cell table:formula="of:=([.B2616] * (PI()) * 23 * (3600/63360)) / 11.1 / 60" office:value-type="float" office:value="6.90512353396816" calcext:value-type="float">
            <text:p>6.905123534</text:p>
          </table:table-cell>
        </table:table-row>
        <table:table-row table:style-name="ro1">
          <table:table-cell office:value-type="float" office:value="121.647178701" calcext:value-type="float">
            <text:p>121.647178701</text:p>
          </table:table-cell>
          <table:table-cell office:value-type="float" office:value="1118.47900873149" calcext:value-type="float">
            <text:p>1118.4790087315</text:p>
          </table:table-cell>
          <table:table-cell table:formula="of:=([.B2617] * (PI()) * 23 * (3600/63360)) / 11.1 / 60" office:value-type="float" office:value="6.89475200071497" calcext:value-type="float">
            <text:p>6.8947520007</text:p>
          </table:table-cell>
        </table:table-row>
        <table:table-row table:style-name="ro1">
          <table:table-cell office:value-type="float" office:value="121.70347106" calcext:value-type="float">
            <text:p>121.70347106</text:p>
          </table:table-cell>
          <table:table-cell office:value-type="float" office:value="1065.86401895047" calcext:value-type="float">
            <text:p>1065.8640189505</text:p>
          </table:table-cell>
          <table:table-cell table:formula="of:=([.B2618] * (PI()) * 23 * (3600/63360)) / 11.1 / 60" office:value-type="float" office:value="6.57041215774222" calcext:value-type="float">
            <text:p>6.5704121577</text:p>
          </table:table-cell>
        </table:table-row>
        <table:table-row table:style-name="ro1">
          <table:table-cell office:value-type="float" office:value="121.821237722" calcext:value-type="float">
            <text:p>121.821237722</text:p>
          </table:table-cell>
          <table:table-cell office:value-type="float" office:value="1014.28318654688" calcext:value-type="float">
            <text:p>1014.2831865469</text:p>
          </table:table-cell>
          <table:table-cell table:formula="of:=([.B2619] * (PI()) * 23 * (3600/63360)) / 11.1 / 60" office:value-type="float" office:value="6.25244727450625" calcext:value-type="float">
            <text:p>6.2524472745</text:p>
          </table:table-cell>
        </table:table-row>
        <table:table-row table:style-name="ro1">
          <table:table-cell office:value-type="float" office:value="121.880966758" calcext:value-type="float">
            <text:p>121.880966758</text:p>
          </table:table-cell>
          <table:table-cell office:value-type="float" office:value="1004.53655404682" calcext:value-type="float">
            <text:p>1004.5365540468</text:p>
          </table:table-cell>
          <table:table-cell table:formula="of:=([.B2620] * (PI()) * 23 * (3600/63360)) / 11.1 / 60" office:value-type="float" office:value="6.19236513312906" calcext:value-type="float">
            <text:p>6.1923651331</text:p>
          </table:table-cell>
        </table:table-row>
        <table:table-row table:style-name="ro1">
          <table:table-cell office:value-type="float" office:value="121.941173296" calcext:value-type="float">
            <text:p>121.941173296</text:p>
          </table:table-cell>
          <table:table-cell office:value-type="float" office:value="996.569508780117" calcext:value-type="float">
            <text:p>996.5695087801</text:p>
          </table:table-cell>
          <table:table-cell table:formula="of:=([.B2621] * (PI()) * 23 * (3600/63360)) / 11.1 / 60" office:value-type="float" office:value="6.14325307929205" calcext:value-type="float">
            <text:p>6.1432530793</text:p>
          </table:table-cell>
        </table:table-row>
        <table:table-row table:style-name="ro1">
          <table:table-cell office:value-type="float" office:value="122.00138697" calcext:value-type="float">
            <text:p>122.00138697</text:p>
          </table:table-cell>
          <table:table-cell office:value-type="float" office:value="996.451404044694" calcext:value-type="float">
            <text:p>996.4514040447</text:p>
          </table:table-cell>
          <table:table-cell table:formula="of:=([.B2622] * (PI()) * 23 * (3600/63360)) / 11.1 / 60" office:value-type="float" office:value="6.14252503446108" calcext:value-type="float">
            <text:p>6.1425250345</text:p>
          </table:table-cell>
        </table:table-row>
        <table:table-row table:style-name="ro1">
          <table:table-cell office:value-type="float" office:value="122.061505539" calcext:value-type="float">
            <text:p>122.061505539</text:p>
          </table:table-cell>
          <table:table-cell office:value-type="float" office:value="998.0277474669" calcext:value-type="float">
            <text:p>998.0277474669</text:p>
          </table:table-cell>
          <table:table-cell table:formula="of:=([.B2623] * (PI()) * 23 * (3600/63360)) / 11.1 / 60" office:value-type="float" office:value="6.15224224585193" calcext:value-type="float">
            <text:p>6.1522422459</text:p>
          </table:table-cell>
        </table:table-row>
        <table:table-row table:style-name="ro1">
          <table:table-cell office:value-type="float" office:value="122.12235062" calcext:value-type="float">
            <text:p>122.12235062</text:p>
          </table:table-cell>
          <table:table-cell office:value-type="float" office:value="986.110939682624" calcext:value-type="float">
            <text:p>986.1109396826</text:p>
          </table:table-cell>
          <table:table-cell table:formula="of:=([.B2624] * (PI()) * 23 * (3600/63360)) / 11.1 / 60" office:value-type="float" office:value="6.0787822759541" calcext:value-type="float">
            <text:p>6.078782276</text:p>
          </table:table-cell>
        </table:table-row>
        <table:table-row table:style-name="ro1">
          <table:table-cell office:value-type="float" office:value="122.183890652" calcext:value-type="float">
            <text:p>122.183890652</text:p>
          </table:table-cell>
          <table:table-cell office:value-type="float" office:value="974.975118636156" calcext:value-type="float">
            <text:p>974.9751186362</text:p>
          </table:table-cell>
          <table:table-cell table:formula="of:=([.B2625] * (PI()) * 23 * (3600/63360)) / 11.1 / 60" office:value-type="float" office:value="6.01013662070231" calcext:value-type="float">
            <text:p>6.0101366207</text:p>
          </table:table-cell>
        </table:table-row>
        <table:table-row table:style-name="ro1">
          <table:table-cell office:value-type="float" office:value="122.245755685" calcext:value-type="float">
            <text:p>122.245755685</text:p>
          </table:table-cell>
          <table:table-cell office:value-type="float" office:value="969.853196392806" calcext:value-type="float">
            <text:p>969.8531963928</text:p>
          </table:table-cell>
          <table:table-cell table:formula="of:=([.B2626] * (PI()) * 23 * (3600/63360)) / 11.1 / 60" office:value-type="float" office:value="5.97856304322866" calcext:value-type="float">
            <text:p>5.9785630432</text:p>
          </table:table-cell>
        </table:table-row>
        <table:table-row table:style-name="ro1">
          <table:table-cell office:value-type="float" office:value="122.308328688" calcext:value-type="float">
            <text:p>122.308328688</text:p>
          </table:table-cell>
          <table:table-cell office:value-type="float" office:value="958.879982154431" calcext:value-type="float">
            <text:p>958.8799821544</text:p>
          </table:table-cell>
          <table:table-cell table:formula="of:=([.B2627] * (PI()) * 23 * (3600/63360)) / 11.1 / 60" office:value-type="float" office:value="5.91091976138458" calcext:value-type="float">
            <text:p>5.9109197614</text:p>
          </table:table-cell>
        </table:table-row>
        <table:table-row table:style-name="ro1">
          <table:table-cell office:value-type="float" office:value="122.372135393" calcext:value-type="float">
            <text:p>122.372135393</text:p>
          </table:table-cell>
          <table:table-cell office:value-type="float" office:value="940.340047334454" calcext:value-type="float">
            <text:p>940.3400473345</text:p>
          </table:table-cell>
          <table:table-cell table:formula="of:=([.B2628] * (PI()) * 23 * (3600/63360)) / 11.1 / 60" office:value-type="float" office:value="5.79663218719207" calcext:value-type="float">
            <text:p>5.7966321872</text:p>
          </table:table-cell>
        </table:table-row>
        <table:table-row table:style-name="ro1">
          <table:table-cell office:value-type="float" office:value="122.499421095" calcext:value-type="float">
            <text:p>122.499421095</text:p>
          </table:table-cell>
          <table:table-cell office:value-type="float" office:value="945.349651748013" calcext:value-type="float">
            <text:p>945.349651748</text:p>
          </table:table-cell>
          <table:table-cell table:formula="of:=([.B2629] * (PI()) * 23 * (3600/63360)) / 11.1 / 60" office:value-type="float" office:value="5.82751339263584" calcext:value-type="float">
            <text:p>5.8275133926</text:p>
          </table:table-cell>
        </table:table-row>
        <table:table-row table:style-name="ro1">
          <table:table-cell office:value-type="float" office:value="122.56383426" calcext:value-type="float">
            <text:p>122.56383426</text:p>
          </table:table-cell>
          <table:table-cell office:value-type="float" office:value="931.486599051332" calcext:value-type="float">
            <text:p>931.4865990513</text:p>
          </table:table-cell>
          <table:table-cell table:formula="of:=([.B2630] * (PI()) * 23 * (3600/63360)) / 11.1 / 60" office:value-type="float" office:value="5.74205599060121" calcext:value-type="float">
            <text:p>5.7420559906</text:p>
          </table:table-cell>
        </table:table-row>
        <table:table-row table:style-name="ro1">
          <table:table-cell office:value-type="float" office:value="122.628789927" calcext:value-type="float">
            <text:p>122.628789927</text:p>
          </table:table-cell>
          <table:table-cell office:value-type="float" office:value="923.706933839345" calcext:value-type="float">
            <text:p>923.7069338393</text:p>
          </table:table-cell>
          <table:table-cell table:formula="of:=([.B2631] * (PI()) * 23 * (3600/63360)) / 11.1 / 60" office:value-type="float" office:value="5.69409902237337" calcext:value-type="float">
            <text:p>5.6940990224</text:p>
          </table:table-cell>
        </table:table-row>
        <table:table-row table:style-name="ro1">
          <table:table-cell office:value-type="float" office:value="122.694392732" calcext:value-type="float">
            <text:p>122.694392732</text:p>
          </table:table-cell>
          <table:table-cell office:value-type="float" office:value="914.595039037985" calcext:value-type="float">
            <text:p>914.595039038</text:p>
          </table:table-cell>
          <table:table-cell table:formula="of:=([.B2632] * (PI()) * 23 * (3600/63360)) / 11.1 / 60" office:value-type="float" office:value="5.63792965806565" calcext:value-type="float">
            <text:p>5.6379296581</text:p>
          </table:table-cell>
        </table:table-row>
        <table:table-row table:style-name="ro1">
          <table:table-cell office:value-type="float" office:value="122.759600327" calcext:value-type="float">
            <text:p>122.759600327</text:p>
          </table:table-cell>
          <table:table-cell office:value-type="float" office:value="920.138213961866" calcext:value-type="float">
            <text:p>920.1382139619</text:p>
          </table:table-cell>
          <table:table-cell table:formula="of:=([.B2633] * (PI()) * 23 * (3600/63360)) / 11.1 / 60" office:value-type="float" office:value="5.6721000055629" calcext:value-type="float">
            <text:p>5.6721000056</text:p>
          </table:table-cell>
        </table:table-row>
        <table:table-row table:style-name="ro1">
          <table:table-cell office:value-type="float" office:value="122.825013287" calcext:value-type="float">
            <text:p>122.825013287</text:p>
          </table:table-cell>
          <table:table-cell office:value-type="float" office:value="917.249425801813" calcext:value-type="float">
            <text:p>917.2494258018</text:p>
          </table:table-cell>
          <table:table-cell table:formula="of:=([.B2634] * (PI()) * 23 * (3600/63360)) / 11.1 / 60" office:value-type="float" office:value="5.6542923598309" calcext:value-type="float">
            <text:p>5.6542923598</text:p>
          </table:table-cell>
        </table:table-row>
        <table:table-row table:style-name="ro1">
          <table:table-cell office:value-type="float" office:value="122.89059182" calcext:value-type="float">
            <text:p>122.89059182</text:p>
          </table:table-cell>
          <table:table-cell office:value-type="float" office:value="914.933549977299" calcext:value-type="float">
            <text:p>914.9335499773</text:p>
          </table:table-cell>
          <table:table-cell table:formula="of:=([.B2635] * (PI()) * 23 * (3600/63360)) / 11.1 / 60" office:value-type="float" office:value="5.64001637489974" calcext:value-type="float">
            <text:p>5.6400163749</text:p>
          </table:table-cell>
        </table:table-row>
        <table:table-row table:style-name="ro1">
          <table:table-cell office:value-type="float" office:value="122.956393792" calcext:value-type="float">
            <text:p>122.956393792</text:p>
          </table:table-cell>
          <table:table-cell office:value-type="float" office:value="911.826776254846" calcext:value-type="float">
            <text:p>911.8267762548</text:p>
          </table:table-cell>
          <table:table-cell table:formula="of:=([.B2636] * (PI()) * 23 * (3600/63360)) / 11.1 / 60" office:value-type="float" office:value="5.62086497896702" calcext:value-type="float">
            <text:p>5.620864979</text:p>
          </table:table-cell>
        </table:table-row>
        <table:table-row table:style-name="ro1">
          <table:table-cell office:value-type="float" office:value="123.021725658" calcext:value-type="float">
            <text:p>123.021725658</text:p>
          </table:table-cell>
          <table:table-cell office:value-type="float" office:value="918.387973183633" calcext:value-type="float">
            <text:p>918.3879731836</text:p>
          </table:table-cell>
          <table:table-cell table:formula="of:=([.B2637] * (PI()) * 23 * (3600/63360)) / 11.1 / 60" office:value-type="float" office:value="5.66131082131067" calcext:value-type="float">
            <text:p>5.6613108213</text:p>
          </table:table-cell>
        </table:table-row>
        <table:table-row table:style-name="ro1">
          <table:table-cell office:value-type="float" office:value="123.087239192" calcext:value-type="float">
            <text:p>123.087239192</text:p>
          </table:table-cell>
          <table:table-cell office:value-type="float" office:value="915.841297768442" calcext:value-type="float">
            <text:p>915.8412977684</text:p>
          </table:table-cell>
          <table:table-cell table:formula="of:=([.B2638] * (PI()) * 23 * (3600/63360)) / 11.1 / 60" office:value-type="float" office:value="5.64561209538289" calcext:value-type="float">
            <text:p>5.6456120954</text:p>
          </table:table-cell>
        </table:table-row>
        <table:table-row table:style-name="ro1">
          <table:table-cell office:value-type="float" office:value="123.218702718" calcext:value-type="float">
            <text:p>123.218702718</text:p>
          </table:table-cell>
          <table:table-cell office:value-type="float" office:value="914.871775918859" calcext:value-type="float">
            <text:p>914.8717759189</text:p>
          </table:table-cell>
          <table:table-cell table:formula="of:=([.B2639] * (PI()) * 23 * (3600/63360)) / 11.1 / 60" office:value-type="float" office:value="5.63963557489393" calcext:value-type="float">
            <text:p>5.6396355749</text:p>
          </table:table-cell>
        </table:table-row>
        <table:table-row table:style-name="ro1">
          <table:table-cell office:value-type="float" office:value="123.283488176" calcext:value-type="float">
            <text:p>123.283488176</text:p>
          </table:table-cell>
          <table:table-cell office:value-type="float" office:value="926.133762918393" calcext:value-type="float">
            <text:p>926.1337629184</text:p>
          </table:table-cell>
          <table:table-cell table:formula="of:=([.B2640] * (PI()) * 23 * (3600/63360)) / 11.1 / 60" office:value-type="float" office:value="5.70905896754672" calcext:value-type="float">
            <text:p>5.7090589675</text:p>
          </table:table-cell>
        </table:table-row>
        <table:table-row table:style-name="ro1">
          <table:table-cell office:value-type="float" office:value="123.347933998" calcext:value-type="float">
            <text:p>123.347933998</text:p>
          </table:table-cell>
          <table:table-cell office:value-type="float" office:value="931.014581520424" calcext:value-type="float">
            <text:p>931.0145815204</text:p>
          </table:table-cell>
          <table:table-cell table:formula="of:=([.B2641] * (PI()) * 23 * (3600/63360)) / 11.1 / 60" office:value-type="float" office:value="5.73914628573398" calcext:value-type="float">
            <text:p>5.7391462857</text:p>
          </table:table-cell>
        </table:table-row>
        <table:table-row table:style-name="ro1">
          <table:table-cell office:value-type="float" office:value="123.412633258" calcext:value-type="float">
            <text:p>123.412633258</text:p>
          </table:table-cell>
          <table:table-cell office:value-type="float" office:value="927.36763913369" calcext:value-type="float">
            <text:p>927.3676391337</text:p>
          </table:table-cell>
          <table:table-cell table:formula="of:=([.B2642] * (PI()) * 23 * (3600/63360)) / 11.1 / 60" office:value-type="float" office:value="5.71666507408751" calcext:value-type="float">
            <text:p>5.7166650741</text:p>
          </table:table-cell>
        </table:table-row>
        <table:table-row table:style-name="ro1">
          <table:table-cell office:value-type="float" office:value="123.476948975" calcext:value-type="float">
            <text:p>123.476948975</text:p>
          </table:table-cell>
          <table:table-cell office:value-type="float" office:value="932.897941571583" calcext:value-type="float">
            <text:p>932.8979415716</text:p>
          </table:table-cell>
          <table:table-cell table:formula="of:=([.B2643] * (PI()) * 23 * (3600/63360)) / 11.1 / 60" office:value-type="float" office:value="5.75075607043215" calcext:value-type="float">
            <text:p>5.7507560704</text:p>
          </table:table-cell>
        </table:table-row>
        <table:table-row table:style-name="ro1">
          <table:table-cell office:value-type="float" office:value="123.541463652" calcext:value-type="float">
            <text:p>123.541463652</text:p>
          </table:table-cell>
          <table:table-cell office:value-type="float" office:value="930.020931517247" calcext:value-type="float">
            <text:p>930.0209315172</text:p>
          </table:table-cell>
          <table:table-cell table:formula="of:=([.B2644] * (PI()) * 23 * (3600/63360)) / 11.1 / 60" office:value-type="float" office:value="5.73302102965503" calcext:value-type="float">
            <text:p>5.7330210297</text:p>
          </table:table-cell>
        </table:table-row>
        <table:table-row table:style-name="ro1">
          <table:table-cell office:value-type="float" office:value="123.606817601" calcext:value-type="float">
            <text:p>123.606817601</text:p>
          </table:table-cell>
          <table:table-cell office:value-type="float" office:value="918.07765128259" calcext:value-type="float">
            <text:p>918.0776512826</text:p>
          </table:table-cell>
          <table:table-cell table:formula="of:=([.B2645] * (PI()) * 23 * (3600/63360)) / 11.1 / 60" office:value-type="float" office:value="5.65939787298408" calcext:value-type="float">
            <text:p>5.659397873</text:p>
          </table:table-cell>
        </table:table-row>
        <table:table-row table:style-name="ro1">
          <table:table-cell office:value-type="float" office:value="123.672834105" calcext:value-type="float">
            <text:p>123.672834105</text:p>
          </table:table-cell>
          <table:table-cell office:value-type="float" office:value="908.863638098687" calcext:value-type="float">
            <text:p>908.8636380987</text:p>
          </table:table-cell>
          <table:table-cell table:formula="of:=([.B2646] * (PI()) * 23 * (3600/63360)) / 11.1 / 60" office:value-type="float" office:value="5.60259901011907" calcext:value-type="float">
            <text:p>5.6025990101</text:p>
          </table:table-cell>
        </table:table-row>
        <table:table-row table:style-name="ro1">
          <table:table-cell office:value-type="float" office:value="123.738854619" calcext:value-type="float">
            <text:p>123.738854619</text:p>
          </table:table-cell>
          <table:table-cell office:value-type="float" office:value="908.808434905528" calcext:value-type="float">
            <text:p>908.8084349055</text:p>
          </table:table-cell>
          <table:table-cell table:formula="of:=([.B2647] * (PI()) * 23 * (3600/63360)) / 11.1 / 60" office:value-type="float" office:value="5.6022587155552" calcext:value-type="float">
            <text:p>5.6022587156</text:p>
          </table:table-cell>
        </table:table-row>
        <table:table-row table:style-name="ro1">
          <table:table-cell office:value-type="float" office:value="123.805974407" calcext:value-type="float">
            <text:p>123.805974407</text:p>
          </table:table-cell>
          <table:table-cell office:value-type="float" office:value="893.924158401511" calcext:value-type="float">
            <text:p>893.9241584015</text:p>
          </table:table-cell>
          <table:table-cell table:formula="of:=([.B2648] * (PI()) * 23 * (3600/63360)) / 11.1 / 60" office:value-type="float" office:value="5.51050608148328" calcext:value-type="float">
            <text:p>5.5105060815</text:p>
          </table:table-cell>
        </table:table-row>
        <table:table-row table:style-name="ro1">
          <table:table-cell office:value-type="float" office:value="123.940741694" calcext:value-type="float">
            <text:p>123.940741694</text:p>
          </table:table-cell>
          <table:table-cell office:value-type="float" office:value="894.726055162422" calcext:value-type="float">
            <text:p>894.7260551624</text:p>
          </table:table-cell>
          <table:table-cell table:formula="of:=([.B2649] * (PI()) * 23 * (3600/63360)) / 11.1 / 60" office:value-type="float" office:value="5.51544929387573" calcext:value-type="float">
            <text:p>5.5154492939</text:p>
          </table:table-cell>
        </table:table-row>
        <table:table-row table:style-name="ro1">
          <table:table-cell office:value-type="float" office:value="124.007671846" calcext:value-type="float">
            <text:p>124.007671846</text:p>
          </table:table-cell>
          <table:table-cell office:value-type="float" office:value="896.456951120493" calcext:value-type="float">
            <text:p>896.4569511205</text:p>
          </table:table-cell>
          <table:table-cell table:formula="of:=([.B2650] * (PI()) * 23 * (3600/63360)) / 11.1 / 60" office:value-type="float" office:value="5.52611922891856" calcext:value-type="float">
            <text:p>5.5261192289</text:p>
          </table:table-cell>
        </table:table-row>
        <table:table-row table:style-name="ro1">
          <table:table-cell office:value-type="float" office:value="124.07446106" calcext:value-type="float">
            <text:p>124.07446106</text:p>
          </table:table-cell>
          <table:table-cell office:value-type="float" office:value="898.348646534694" calcext:value-type="float">
            <text:p>898.3486465347</text:p>
          </table:table-cell>
          <table:table-cell table:formula="of:=([.B2651] * (PI()) * 23 * (3600/63360)) / 11.1 / 60" office:value-type="float" office:value="5.53778039612867" calcext:value-type="float">
            <text:p>5.5377803961</text:p>
          </table:table-cell>
        </table:table-row>
        <table:table-row table:style-name="ro1">
          <table:table-cell office:value-type="float" office:value="124.141093295" calcext:value-type="float">
            <text:p>124.141093295</text:p>
          </table:table-cell>
          <table:table-cell office:value-type="float" office:value="900.46506769526" calcext:value-type="float">
            <text:p>900.4650676953</text:p>
          </table:table-cell>
          <table:table-cell table:formula="of:=([.B2652] * (PI()) * 23 * (3600/63360)) / 11.1 / 60" office:value-type="float" office:value="5.55082686272952" calcext:value-type="float">
            <text:p>5.5508268627</text:p>
          </table:table-cell>
        </table:table-row>
        <table:table-row table:style-name="ro1">
          <table:table-cell office:value-type="float" office:value="124.207883343" calcext:value-type="float">
            <text:p>124.207883343</text:p>
          </table:table-cell>
          <table:table-cell office:value-type="float" office:value="898.337428954615" calcext:value-type="float">
            <text:p>898.3374289546</text:p>
          </table:table-cell>
          <table:table-cell table:formula="of:=([.B2653] * (PI()) * 23 * (3600/63360)) / 11.1 / 60" office:value-type="float" office:value="5.53771124647803" calcext:value-type="float">
            <text:p>5.5377112465</text:p>
          </table:table-cell>
        </table:table-row>
        <table:table-row table:style-name="ro1">
          <table:table-cell office:value-type="float" office:value="124.274692661" calcext:value-type="float">
            <text:p>124.274692661</text:p>
          </table:table-cell>
          <table:table-cell office:value-type="float" office:value="898.078318954341" calcext:value-type="float">
            <text:p>898.0783189543</text:p>
          </table:table-cell>
          <table:table-cell table:formula="of:=([.B2654] * (PI()) * 23 * (3600/63360)) / 11.1 / 60" office:value-type="float" office:value="5.53611398879251" calcext:value-type="float">
            <text:p>5.5361139888</text:p>
          </table:table-cell>
        </table:table-row>
        <table:table-row table:style-name="ro1">
          <table:table-cell office:value-type="float" office:value="124.342097711" calcext:value-type="float">
            <text:p>124.342097711</text:p>
          </table:table-cell>
          <table:table-cell office:value-type="float" office:value="890.14102059206" calcext:value-type="float">
            <text:p>890.1410205921</text:p>
          </table:table-cell>
          <table:table-cell table:formula="of:=([.B2655] * (PI()) * 23 * (3600/63360)) / 11.1 / 60" office:value-type="float" office:value="5.4871853067731" calcext:value-type="float">
            <text:p>5.4871853068</text:p>
          </table:table-cell>
        </table:table-row>
        <table:table-row table:style-name="ro1">
          <table:table-cell office:value-type="float" office:value="124.409193593" calcext:value-type="float">
            <text:p>124.409193593</text:p>
          </table:table-cell>
          <table:table-cell office:value-type="float" office:value="894.242660078741" calcext:value-type="float">
            <text:p>894.2426600787</text:p>
          </table:table-cell>
          <table:table-cell table:formula="of:=([.B2656] * (PI()) * 23 * (3600/63360)) / 11.1 / 60" office:value-type="float" office:value="5.51246945322219" calcext:value-type="float">
            <text:p>5.5124694532</text:p>
          </table:table-cell>
        </table:table-row>
        <table:table-row table:style-name="ro1">
          <table:table-cell office:value-type="float" office:value="124.476337183" calcext:value-type="float">
            <text:p>124.476337183</text:p>
          </table:table-cell>
          <table:table-cell office:value-type="float" office:value="893.607267648326" calcext:value-type="float">
            <text:p>893.6072676483</text:p>
          </table:table-cell>
          <table:table-cell table:formula="of:=([.B2657] * (PI()) * 23 * (3600/63360)) / 11.1 / 60" office:value-type="float" office:value="5.50855264012455" calcext:value-type="float">
            <text:p>5.5085526401</text:p>
          </table:table-cell>
        </table:table-row>
        <table:table-row table:style-name="ro1">
          <table:table-cell office:value-type="float" office:value="124.543078741" calcext:value-type="float">
            <text:p>124.543078741</text:p>
          </table:table-cell>
          <table:table-cell office:value-type="float" office:value="898.990101489828" calcext:value-type="float">
            <text:p>898.9901014898</text:p>
          </table:table-cell>
          <table:table-cell table:formula="of:=([.B2658] * (PI()) * 23 * (3600/63360)) / 11.1 / 60" office:value-type="float" office:value="5.54173458105369" calcext:value-type="float">
            <text:p>5.5417345811</text:p>
          </table:table-cell>
        </table:table-row>
        <table:table-row table:style-name="ro1">
          <table:table-cell office:value-type="float" office:value="124.676542586" calcext:value-type="float">
            <text:p>124.676542586</text:p>
          </table:table-cell>
          <table:table-cell office:value-type="float" office:value="904.897845553475" calcext:value-type="float">
            <text:p>904.8978455535</text:p>
          </table:table-cell>
          <table:table-cell table:formula="of:=([.B2659] * (PI()) * 23 * (3600/63360)) / 11.1 / 60" office:value-type="float" office:value="5.57815227855588" calcext:value-type="float">
            <text:p>5.5781522786</text:p>
          </table:table-cell>
        </table:table-row>
        <table:table-row table:style-name="ro1">
          <table:table-cell office:value-type="float" office:value="124.743187373" calcext:value-type="float">
            <text:p>124.743187373</text:p>
          </table:table-cell>
          <table:table-cell office:value-type="float" office:value="900.295472472954" calcext:value-type="float">
            <text:p>900.295472473</text:p>
          </table:table-cell>
          <table:table-cell table:formula="of:=([.B2660] * (PI()) * 23 * (3600/63360)) / 11.1 / 60" office:value-type="float" office:value="5.54978140994124" calcext:value-type="float">
            <text:p>5.5497814099</text:p>
          </table:table-cell>
        </table:table-row>
        <table:table-row table:style-name="ro1">
          <table:table-cell office:value-type="float" office:value="124.81100758" calcext:value-type="float">
            <text:p>124.81100758</text:p>
          </table:table-cell>
          <table:table-cell office:value-type="float" office:value="884.692080045404" calcext:value-type="float">
            <text:p>884.6920800454</text:p>
          </table:table-cell>
          <table:table-cell table:formula="of:=([.B2661] * (PI()) * 23 * (3600/63360)) / 11.1 / 60" office:value-type="float" office:value="5.45359585767075" calcext:value-type="float">
            <text:p>5.4535958577</text:p>
          </table:table-cell>
        </table:table-row>
        <table:table-row table:style-name="ro1">
          <table:table-cell office:value-type="float" office:value="124.880119302" calcext:value-type="float">
            <text:p>124.880119302</text:p>
          </table:table-cell>
          <table:table-cell office:value-type="float" office:value="868.159528712046" calcext:value-type="float">
            <text:p>868.159528712</text:p>
          </table:table-cell>
          <table:table-cell table:formula="of:=([.B2662] * (PI()) * 23 * (3600/63360)) / 11.1 / 60" office:value-type="float" office:value="5.35168259824188" calcext:value-type="float">
            <text:p>5.3516825982</text:p>
          </table:table-cell>
        </table:table-row>
        <table:table-row table:style-name="ro1">
          <table:table-cell office:value-type="float" office:value="124.949288055" calcext:value-type="float">
            <text:p>124.949288055</text:p>
          </table:table-cell>
          <table:table-cell office:value-type="float" office:value="867.443714071478" calcext:value-type="float">
            <text:p>867.4437140715</text:p>
          </table:table-cell>
          <table:table-cell table:formula="of:=([.B2663] * (PI()) * 23 * (3600/63360)) / 11.1 / 60" office:value-type="float" office:value="5.34727003047202" calcext:value-type="float">
            <text:p>5.3472700305</text:p>
          </table:table-cell>
        </table:table-row>
        <table:table-row table:style-name="ro1">
          <table:table-cell office:value-type="float" office:value="125.018709048" calcext:value-type="float">
            <text:p>125.018709048</text:p>
          </table:table-cell>
          <table:table-cell office:value-type="float" office:value="864.291872056698" calcext:value-type="float">
            <text:p>864.2918720567</text:p>
          </table:table-cell>
          <table:table-cell table:formula="of:=([.B2664] * (PI()) * 23 * (3600/63360)) / 11.1 / 60" office:value-type="float" office:value="5.32784081555811" calcext:value-type="float">
            <text:p>5.3278408156</text:p>
          </table:table-cell>
        </table:table-row>
        <table:table-row table:style-name="ro1">
          <table:table-cell office:value-type="float" office:value="125.087388164" calcext:value-type="float">
            <text:p>125.087388164</text:p>
          </table:table-cell>
          <table:table-cell office:value-type="float" office:value="873.628018159135" calcext:value-type="float">
            <text:p>873.6280181591</text:p>
          </table:table-cell>
          <table:table-cell table:formula="of:=([.B2665] * (PI()) * 23 * (3600/63360)) / 11.1 / 60" office:value-type="float" office:value="5.38539255458605" calcext:value-type="float">
            <text:p>5.3853925546</text:p>
          </table:table-cell>
        </table:table-row>
        <table:table-row table:style-name="ro1">
          <table:table-cell office:value-type="float" office:value="125.155584466" calcext:value-type="float">
            <text:p>125.155584466</text:p>
          </table:table-cell>
          <table:table-cell office:value-type="float" office:value="879.813101890172" calcext:value-type="float">
            <text:p>879.8131018902</text:p>
          </table:table-cell>
          <table:table-cell table:formula="of:=([.B2666] * (PI()) * 23 * (3600/63360)) / 11.1 / 60" office:value-type="float" office:value="5.42351988473373" calcext:value-type="float">
            <text:p>5.4235198847</text:p>
          </table:table-cell>
        </table:table-row>
        <table:table-row table:style-name="ro1">
          <table:table-cell office:value-type="float" office:value="125.224110092" calcext:value-type="float">
            <text:p>125.224110092</text:p>
          </table:table-cell>
          <table:table-cell office:value-type="float" office:value="875.584850549246" calcext:value-type="float">
            <text:p>875.5848505492</text:p>
          </table:table-cell>
          <table:table-cell table:formula="of:=([.B2667] * (PI()) * 23 * (3600/63360)) / 11.1 / 60" office:value-type="float" office:value="5.39745525217041" calcext:value-type="float">
            <text:p>5.3974552522</text:p>
          </table:table-cell>
        </table:table-row>
        <table:table-row table:style-name="ro1">
          <table:table-cell office:value-type="float" office:value="125.292788531" calcext:value-type="float">
            <text:p>125.292788531</text:p>
          </table:table-cell>
          <table:table-cell office:value-type="float" office:value="873.636629976458" calcext:value-type="float">
            <text:p>873.6366299765</text:p>
          </table:table-cell>
          <table:table-cell table:formula="of:=([.B2668] * (PI()) * 23 * (3600/63360)) / 11.1 / 60" office:value-type="float" office:value="5.38544564127275" calcext:value-type="float">
            <text:p>5.3854456413</text:p>
          </table:table-cell>
        </table:table-row>
        <table:table-row table:style-name="ro1">
          <table:table-cell office:value-type="float" office:value="125.429327541" calcext:value-type="float">
            <text:p>125.429327541</text:p>
          </table:table-cell>
          <table:table-cell office:value-type="float" office:value="888.744227660403" calcext:value-type="float">
            <text:p>888.7442276604</text:p>
          </table:table-cell>
          <table:table-cell table:formula="of:=([.B2669] * (PI()) * 23 * (3600/63360)) / 11.1 / 60" office:value-type="float" office:value="5.47857491642608" calcext:value-type="float">
            <text:p>5.4785749164</text:p>
          </table:table-cell>
        </table:table-row>
        <table:table-row table:style-name="ro1">
          <table:table-cell office:value-type="float" office:value="125.496802747" calcext:value-type="float">
            <text:p>125.496802747</text:p>
          </table:table-cell>
          <table:table-cell office:value-type="float" office:value="889.215514215184" calcext:value-type="float">
            <text:p>889.2155142152</text:p>
          </table:table-cell>
          <table:table-cell table:formula="of:=([.B2670] * (PI()) * 23 * (3600/63360)) / 11.1 / 60" office:value-type="float" office:value="5.48148011526407" calcext:value-type="float">
            <text:p>5.4814801153</text:p>
          </table:table-cell>
        </table:table-row>
        <table:table-row table:style-name="ro1">
          <table:table-cell office:value-type="float" office:value="125.565098946" calcext:value-type="float">
            <text:p>125.565098946</text:p>
          </table:table-cell>
          <table:table-cell office:value-type="float" office:value="878.526197336734" calcext:value-type="float">
            <text:p>878.5261973367</text:p>
          </table:table-cell>
          <table:table-cell table:formula="of:=([.B2671] * (PI()) * 23 * (3600/63360)) / 11.1 / 60" office:value-type="float" office:value="5.41558689030533" calcext:value-type="float">
            <text:p>5.4155868903</text:p>
          </table:table-cell>
        </table:table-row>
        <table:table-row table:style-name="ro1">
          <table:table-cell office:value-type="float" office:value="125.633111601" calcext:value-type="float">
            <text:p>125.633111601</text:p>
          </table:table-cell>
          <table:table-cell office:value-type="float" office:value="882.188763251983" calcext:value-type="float">
            <text:p>882.188763252</text:p>
          </table:table-cell>
          <table:table-cell table:formula="of:=([.B2672] * (PI()) * 23 * (3600/63360)) / 11.1 / 60" office:value-type="float" office:value="5.43816441163097" calcext:value-type="float">
            <text:p>5.4381644116</text:p>
          </table:table-cell>
        </table:table-row>
        <table:table-row table:style-name="ro1">
          <table:table-cell office:value-type="float" office:value="125.701369778" calcext:value-type="float">
            <text:p>125.701369778</text:p>
          </table:table-cell>
          <table:table-cell office:value-type="float" office:value="879.015564685149" calcext:value-type="float">
            <text:p>879.0155646851</text:p>
          </table:table-cell>
          <table:table-cell table:formula="of:=([.B2673] * (PI()) * 23 * (3600/63360)) / 11.1 / 60" office:value-type="float" office:value="5.41860354638759" calcext:value-type="float">
            <text:p>5.4186035464</text:p>
          </table:table-cell>
        </table:table-row>
        <table:table-row table:style-name="ro1">
          <table:table-cell office:value-type="float" office:value="125.770123374" calcext:value-type="float">
            <text:p>125.770123374</text:p>
          </table:table-cell>
          <table:table-cell office:value-type="float" office:value="872.681626718558" calcext:value-type="float">
            <text:p>872.6816267186</text:p>
          </table:table-cell>
          <table:table-cell table:formula="of:=([.B2674] * (PI()) * 23 * (3600/63360)) / 11.1 / 60" office:value-type="float" office:value="5.37955861919036" calcext:value-type="float">
            <text:p>5.3795586192</text:p>
          </table:table-cell>
        </table:table-row>
        <table:table-row table:style-name="ro1">
          <table:table-cell office:value-type="float" office:value="125.839252335" calcext:value-type="float">
            <text:p>125.839252335</text:p>
          </table:table-cell>
          <table:table-cell office:value-type="float" office:value="867.943031864163" calcext:value-type="float">
            <text:p>867.9430318642</text:p>
          </table:table-cell>
          <table:table-cell table:formula="of:=([.B2675] * (PI()) * 23 * (3600/63360)) / 11.1 / 60" office:value-type="float" office:value="5.35034802507293" calcext:value-type="float">
            <text:p>5.3503480251</text:p>
          </table:table-cell>
        </table:table-row>
        <table:table-row table:style-name="ro1">
          <table:table-cell office:value-type="float" office:value="125.908638797" calcext:value-type="float">
            <text:p>125.908638797</text:p>
          </table:table-cell>
          <table:table-cell office:value-type="float" office:value="864.721997210208" calcext:value-type="float">
            <text:p>864.7219972102</text:p>
          </table:table-cell>
          <table:table-cell table:formula="of:=([.B2676] * (PI()) * 23 * (3600/63360)) / 11.1 / 60" office:value-type="float" office:value="5.33049227905413" calcext:value-type="float">
            <text:p>5.3304922791</text:p>
          </table:table-cell>
        </table:table-row>
        <table:table-row table:style-name="ro1">
          <table:table-cell office:value-type="float" office:value="125.977642237" calcext:value-type="float">
            <text:p>125.977642237</text:p>
          </table:table-cell>
          <table:table-cell office:value-type="float" office:value="869.5218673161" calcext:value-type="float">
            <text:p>869.5218673161</text:p>
          </table:table-cell>
          <table:table-cell table:formula="of:=([.B2677] * (PI()) * 23 * (3600/63360)) / 11.1 / 60" office:value-type="float" office:value="5.36008059833185" calcext:value-type="float">
            <text:p>5.3600805983</text:p>
          </table:table-cell>
        </table:table-row>
        <table:table-row table:style-name="ro1">
          <table:table-cell office:value-type="float" office:value="126.045702601" calcext:value-type="float">
            <text:p>126.045702601</text:p>
          </table:table-cell>
          <table:table-cell office:value-type="float" office:value="881.570365975908" calcext:value-type="float">
            <text:p>881.5703659759</text:p>
          </table:table-cell>
          <table:table-cell table:formula="of:=([.B2678] * (PI()) * 23 * (3600/63360)) / 11.1 / 60" office:value-type="float" office:value="5.43435236346273" calcext:value-type="float">
            <text:p>5.4343523635</text:p>
          </table:table-cell>
        </table:table-row>
        <table:table-row table:style-name="ro1">
          <table:table-cell office:value-type="float" office:value="126.183330677" calcext:value-type="float">
            <text:p>126.183330677</text:p>
          </table:table-cell>
          <table:table-cell office:value-type="float" office:value="870.185912174597" calcext:value-type="float">
            <text:p>870.1859121746</text:p>
          </table:table-cell>
          <table:table-cell table:formula="of:=([.B2679] * (PI()) * 23 * (3600/63360)) / 11.1 / 60" office:value-type="float" office:value="5.36417403645715" calcext:value-type="float">
            <text:p>5.3641740365</text:p>
          </table:table-cell>
        </table:table-row>
        <table:table-row table:style-name="ro1">
          <table:table-cell office:value-type="float" office:value="126.252612816" calcext:value-type="float">
            <text:p>126.252612816</text:p>
          </table:table-cell>
          <table:table-cell office:value-type="float" office:value="866.024070070284" calcext:value-type="float">
            <text:p>866.0240700703</text:p>
          </table:table-cell>
          <table:table-cell table:formula="of:=([.B2680] * (PI()) * 23 * (3600/63360)) / 11.1 / 60" office:value-type="float" office:value="5.33851877699196" calcext:value-type="float">
            <text:p>5.338518777</text:p>
          </table:table-cell>
        </table:table-row>
        <table:table-row table:style-name="ro1">
          <table:table-cell office:value-type="float" office:value="126.321792037" calcext:value-type="float">
            <text:p>126.321792037</text:p>
          </table:table-cell>
          <table:table-cell office:value-type="float" office:value="867.312454992644" calcext:value-type="float">
            <text:p>867.3124549926</text:p>
          </table:table-cell>
          <table:table-cell table:formula="of:=([.B2681] * (PI()) * 23 * (3600/63360)) / 11.1 / 60" office:value-type="float" office:value="5.34646089700654" calcext:value-type="float">
            <text:p>5.346460897</text:p>
          </table:table-cell>
        </table:table-row>
        <table:table-row table:style-name="ro1">
          <table:table-cell office:value-type="float" office:value="126.391218187" calcext:value-type="float">
            <text:p>126.391218187</text:p>
          </table:table-cell>
          <table:table-cell office:value-type="float" office:value="864.227672139032" calcext:value-type="float">
            <text:p>864.227672139</text:p>
          </table:table-cell>
          <table:table-cell table:formula="of:=([.B2682] * (PI()) * 23 * (3600/63360)) / 11.1 / 60" office:value-type="float" office:value="5.32744506158569" calcext:value-type="float">
            <text:p>5.3274450616</text:p>
          </table:table-cell>
        </table:table-row>
        <table:table-row table:style-name="ro1">
          <table:table-cell office:value-type="float" office:value="126.460618503" calcext:value-type="float">
            <text:p>126.460618503</text:p>
          </table:table-cell>
          <table:table-cell office:value-type="float" office:value="864.549377555625" calcext:value-type="float">
            <text:p>864.5493775556</text:p>
          </table:table-cell>
          <table:table-cell table:formula="of:=([.B2683] * (PI()) * 23 * (3600/63360)) / 11.1 / 60" office:value-type="float" office:value="5.32942818245553" calcext:value-type="float">
            <text:p>5.3294281825</text:p>
          </table:table-cell>
        </table:table-row>
        <table:table-row table:style-name="ro1">
          <table:table-cell office:value-type="float" office:value="126.529620172" calcext:value-type="float">
            <text:p>126.529620172</text:p>
          </table:table-cell>
          <table:table-cell office:value-type="float" office:value="869.544184503147" calcext:value-type="float">
            <text:p>869.5441845031</text:p>
          </table:table-cell>
          <table:table-cell table:formula="of:=([.B2684] * (PI()) * 23 * (3600/63360)) / 11.1 / 60" office:value-type="float" office:value="5.36021817039967" calcext:value-type="float">
            <text:p>5.3602181704</text:p>
          </table:table-cell>
        </table:table-row>
        <table:table-row table:style-name="ro1">
          <table:table-cell office:value-type="float" office:value="126.598845904" calcext:value-type="float">
            <text:p>126.598845904</text:p>
          </table:table-cell>
          <table:table-cell office:value-type="float" office:value="866.729729922444" calcext:value-type="float">
            <text:p>866.7297299224</text:p>
          </table:table-cell>
          <table:table-cell table:formula="of:=([.B2685] * (PI()) * 23 * (3600/63360)) / 11.1 / 60" office:value-type="float" office:value="5.34286874658417" calcext:value-type="float">
            <text:p>5.3428687466</text:p>
          </table:table-cell>
        </table:table-row>
        <table:table-row table:style-name="ro1">
          <table:table-cell office:value-type="float" office:value="126.668498877" calcext:value-type="float">
            <text:p>126.668498877</text:p>
          </table:table-cell>
          <table:table-cell office:value-type="float" office:value="861.413338380165" calcext:value-type="float">
            <text:p>861.4133383802</text:p>
          </table:table-cell>
          <table:table-cell table:formula="of:=([.B2686] * (PI()) * 23 * (3600/63360)) / 11.1 / 60" office:value-type="float" office:value="5.31009638256431" calcext:value-type="float">
            <text:p>5.3100963826</text:p>
          </table:table-cell>
        </table:table-row>
        <table:table-row table:style-name="ro1">
          <table:table-cell office:value-type="float" office:value="126.737858881" calcext:value-type="float">
            <text:p>126.737858881</text:p>
          </table:table-cell>
          <table:table-cell office:value-type="float" office:value="865.051853226138" calcext:value-type="float">
            <text:p>865.0518532261</text:p>
          </table:table-cell>
          <table:table-cell table:formula="of:=([.B2687] * (PI()) * 23 * (3600/63360)) / 11.1 / 60" office:value-type="float" office:value="5.33252564347852" calcext:value-type="float">
            <text:p>5.3325256435</text:p>
          </table:table-cell>
        </table:table-row>
        <table:table-row table:style-name="ro1">
          <table:table-cell office:value-type="float" office:value="126.808198679" calcext:value-type="float">
            <text:p>126.808198679</text:p>
          </table:table-cell>
          <table:table-cell office:value-type="float" office:value="853.002165289571" calcext:value-type="float">
            <text:p>853.0021652896</text:p>
          </table:table-cell>
          <table:table-cell table:formula="of:=([.B2688] * (PI()) * 23 * (3600/63360)) / 11.1 / 60" office:value-type="float" office:value="5.25824654716999" calcext:value-type="float">
            <text:p>5.2582465472</text:p>
          </table:table-cell>
        </table:table-row>
        <table:table-row table:style-name="ro1">
          <table:table-cell office:value-type="float" office:value="126.949353954" calcext:value-type="float">
            <text:p>126.949353954</text:p>
          </table:table-cell>
          <table:table-cell office:value-type="float" office:value="853.441991290805" calcext:value-type="float">
            <text:p>853.4419912908</text:p>
          </table:table-cell>
          <table:table-cell table:formula="of:=([.B2689] * (PI()) * 23 * (3600/63360)) / 11.1 / 60" office:value-type="float" office:value="5.26095781057172" calcext:value-type="float">
            <text:p>5.2609578106</text:p>
          </table:table-cell>
        </table:table-row>
        <table:table-row table:style-name="ro1">
          <table:table-cell office:value-type="float" office:value="127.018991458" calcext:value-type="float">
            <text:p>127.018991458</text:p>
          </table:table-cell>
          <table:table-cell office:value-type="float" office:value="861.604689335755" calcext:value-type="float">
            <text:p>861.6046893358</text:p>
          </table:table-cell>
          <table:table-cell table:formula="of:=([.B2690] * (PI()) * 23 * (3600/63360)) / 11.1 / 60" office:value-type="float" office:value="5.31127594639483" calcext:value-type="float">
            <text:p>5.3112759464</text:p>
          </table:table-cell>
        </table:table-row>
        <table:table-row table:style-name="ro1">
          <table:table-cell office:value-type="float" office:value="127.088073804" calcext:value-type="float">
            <text:p>127.088073804</text:p>
          </table:table-cell>
          <table:table-cell office:value-type="float" office:value="868.528697621755" calcext:value-type="float">
            <text:p>868.5286976218</text:p>
          </table:table-cell>
          <table:table-cell table:formula="of:=([.B2691] * (PI()) * 23 * (3600/63360)) / 11.1 / 60" office:value-type="float" office:value="5.35395830306866" calcext:value-type="float">
            <text:p>5.3539583031</text:p>
          </table:table-cell>
        </table:table-row>
        <table:table-row table:style-name="ro1">
          <table:table-cell office:value-type="float" office:value="127.157807559" calcext:value-type="float">
            <text:p>127.157807559</text:p>
          </table:table-cell>
          <table:table-cell office:value-type="float" office:value="860.415447296457" calcext:value-type="float">
            <text:p>860.4154472965</text:p>
          </table:table-cell>
          <table:table-cell table:formula="of:=([.B2692] * (PI()) * 23 * (3600/63360)) / 11.1 / 60" office:value-type="float" office:value="5.30394498276854" calcext:value-type="float">
            <text:p>5.3039449828</text:p>
          </table:table-cell>
        </table:table-row>
        <table:table-row table:style-name="ro1">
          <table:table-cell office:value-type="float" office:value="127.227796106" calcext:value-type="float">
            <text:p>127.227796106</text:p>
          </table:table-cell>
          <table:table-cell office:value-type="float" office:value="857.283120907193" calcext:value-type="float">
            <text:p>857.2831209072</text:p>
          </table:table-cell>
          <table:table-cell table:formula="of:=([.B2693] * (PI()) * 23 * (3600/63360)) / 11.1 / 60" office:value-type="float" office:value="5.28463606997654" calcext:value-type="float">
            <text:p>5.28463607</text:p>
          </table:table-cell>
        </table:table-row>
        <table:table-row table:style-name="ro1">
          <table:table-cell office:value-type="float" office:value="127.298143196" calcext:value-type="float">
            <text:p>127.298143196</text:p>
          </table:table-cell>
          <table:table-cell office:value-type="float" office:value="852.913745260278" calcext:value-type="float">
            <text:p>852.9137452603</text:p>
          </table:table-cell>
          <table:table-cell table:formula="of:=([.B2694] * (PI()) * 23 * (3600/63360)) / 11.1 / 60" office:value-type="float" office:value="5.25770149074147" calcext:value-type="float">
            <text:p>5.2577014907</text:p>
          </table:table-cell>
        </table:table-row>
        <table:table-row table:style-name="ro1">
          <table:table-cell office:value-type="float" office:value="127.369407007" calcext:value-type="float">
            <text:p>127.369407007</text:p>
          </table:table-cell>
          <table:table-cell office:value-type="float" office:value="841.94206229028" calcext:value-type="float">
            <text:p>841.9420622903</text:p>
          </table:table-cell>
          <table:table-cell table:formula="of:=([.B2695] * (PI()) * 23 * (3600/63360)) / 11.1 / 60" office:value-type="float" office:value="5.19006764824818" calcext:value-type="float">
            <text:p>5.1900676482</text:p>
          </table:table-cell>
        </table:table-row>
        <table:table-row table:style-name="ro1">
          <table:table-cell office:value-type="float" office:value="127.441142956" calcext:value-type="float">
            <text:p>127.441142956</text:p>
          </table:table-cell>
          <table:table-cell office:value-type="float" office:value="836.400728454014" calcext:value-type="float">
            <text:p>836.400728454</text:p>
          </table:table-cell>
          <table:table-cell table:formula="of:=([.B2696] * (PI()) * 23 * (3600/63360)) / 11.1 / 60" office:value-type="float" office:value="5.15590864995141" calcext:value-type="float">
            <text:p>5.15590865</text:p>
          </table:table-cell>
        </table:table-row>
        <table:table-row table:style-name="ro1">
          <table:table-cell office:value-type="float" office:value="127.512319787" calcext:value-type="float">
            <text:p>127.512319787</text:p>
          </table:table-cell>
          <table:table-cell office:value-type="float" office:value="842.970938113245" calcext:value-type="float">
            <text:p>842.9709381132</text:p>
          </table:table-cell>
          <table:table-cell table:formula="of:=([.B2697] * (PI()) * 23 * (3600/63360)) / 11.1 / 60" office:value-type="float" office:value="5.19641005037061" calcext:value-type="float">
            <text:p>5.1964100504</text:p>
          </table:table-cell>
        </table:table-row>
        <table:table-row table:style-name="ro1">
          <table:table-cell office:value-type="float" office:value="127.584303809" calcext:value-type="float">
            <text:p>127.584303809</text:p>
          </table:table-cell>
          <table:table-cell office:value-type="float" office:value="833.518304938049" calcext:value-type="float">
            <text:p>833.518304938</text:p>
          </table:table-cell>
          <table:table-cell table:formula="of:=([.B2698] * (PI()) * 23 * (3600/63360)) / 11.1 / 60" office:value-type="float" office:value="5.13814023843143" calcext:value-type="float">
            <text:p>5.1381402384</text:p>
          </table:table-cell>
        </table:table-row>
        <table:table-row table:style-name="ro1">
          <table:table-cell office:value-type="float" office:value="127.726742994" calcext:value-type="float">
            <text:p>127.726742994</text:p>
          </table:table-cell>
          <table:table-cell office:value-type="float" office:value="842.294800175736" calcext:value-type="float">
            <text:p>842.2948001757</text:p>
          </table:table-cell>
          <table:table-cell table:formula="of:=([.B2699] * (PI()) * 23 * (3600/63360)) / 11.1 / 60" office:value-type="float" office:value="5.19224206566906" calcext:value-type="float">
            <text:p>5.1922420657</text:p>
          </table:table-cell>
        </table:table-row>
        <table:table-row table:style-name="ro1">
          <table:table-cell office:value-type="float" office:value="127.79807066" calcext:value-type="float">
            <text:p>127.79807066</text:p>
          </table:table-cell>
          <table:table-cell office:value-type="float" office:value="841.188326560389" calcext:value-type="float">
            <text:p>841.1883265604</text:p>
          </table:table-cell>
          <table:table-cell table:formula="of:=([.B2700] * (PI()) * 23 * (3600/63360)) / 11.1 / 60" office:value-type="float" office:value="5.18542131971531" calcext:value-type="float">
            <text:p>5.1854213197</text:p>
          </table:table-cell>
        </table:table-row>
        <table:table-row table:style-name="ro1">
          <table:table-cell office:value-type="float" office:value="127.870840101" calcext:value-type="float">
            <text:p>127.870840101</text:p>
          </table:table-cell>
          <table:table-cell office:value-type="float" office:value="824.521930847417" calcext:value-type="float">
            <text:p>824.5219308474</text:p>
          </table:table-cell>
          <table:table-cell table:formula="of:=([.B2701] * (PI()) * 23 * (3600/63360)) / 11.1 / 60" office:value-type="float" office:value="5.08268298999284" calcext:value-type="float">
            <text:p>5.08268299</text:p>
          </table:table-cell>
        </table:table-row>
        <table:table-row table:style-name="ro1">
          <table:table-cell office:value-type="float" office:value="127.943710688" calcext:value-type="float">
            <text:p>127.943710688</text:p>
          </table:table-cell>
          <table:table-cell office:value-type="float" office:value="823.377476017735" calcext:value-type="float">
            <text:p>823.3774760177</text:p>
          </table:table-cell>
          <table:table-cell table:formula="of:=([.B2702] * (PI()) * 23 * (3600/63360)) / 11.1 / 60" office:value-type="float" office:value="5.07562811264148" calcext:value-type="float">
            <text:p>5.0756281126</text:p>
          </table:table-cell>
        </table:table-row>
        <table:table-row table:style-name="ro1">
          <table:table-cell office:value-type="float" office:value="128.015815544" calcext:value-type="float">
            <text:p>128.015815544</text:p>
          </table:table-cell>
          <table:table-cell office:value-type="float" office:value="832.12148707421" calcext:value-type="float">
            <text:p>832.1214870742</text:p>
          </table:table-cell>
          <table:table-cell table:formula="of:=([.B2703] * (PI()) * 23 * (3600/63360)) / 11.1 / 60" office:value-type="float" office:value="5.12952969439246" calcext:value-type="float">
            <text:p>5.1295296944</text:p>
          </table:table-cell>
        </table:table-row>
        <table:table-row table:style-name="ro1">
          <table:table-cell office:value-type="float" office:value="128.087495033" calcext:value-type="float">
            <text:p>128.087495033</text:p>
          </table:table-cell>
          <table:table-cell office:value-type="float" office:value="837.059538747994" calcext:value-type="float">
            <text:p>837.059538748</text:p>
          </table:table-cell>
          <table:table-cell table:formula="of:=([.B2704] * (PI()) * 23 * (3600/63360)) / 11.1 / 60" office:value-type="float" office:value="5.1599698201272" calcext:value-type="float">
            <text:p>5.1599698201</text:p>
          </table:table-cell>
        </table:table-row>
        <table:table-row table:style-name="ro1">
          <table:table-cell office:value-type="float" office:value="128.159336971" calcext:value-type="float">
            <text:p>128.159336971</text:p>
          </table:table-cell>
          <table:table-cell office:value-type="float" office:value="835.166779604018" calcext:value-type="float">
            <text:p>835.166779604</text:p>
          </table:table-cell>
          <table:table-cell table:formula="of:=([.B2705] * (PI()) * 23 * (3600/63360)) / 11.1 / 60" office:value-type="float" office:value="5.14830209566128" calcext:value-type="float">
            <text:p>5.1483020957</text:p>
          </table:table-cell>
        </table:table-row>
        <table:table-row table:style-name="ro1">
          <table:table-cell office:value-type="float" office:value="128.231402035" calcext:value-type="float">
            <text:p>128.231402035</text:p>
          </table:table-cell>
          <table:table-cell office:value-type="float" office:value="832.580957675071" calcext:value-type="float">
            <text:p>832.5809576751</text:p>
          </table:table-cell>
          <table:table-cell table:formula="of:=([.B2706] * (PI()) * 23 * (3600/63360)) / 11.1 / 60" office:value-type="float" office:value="5.13236205496412" calcext:value-type="float">
            <text:p>5.132362055</text:p>
          </table:table-cell>
        </table:table-row>
        <table:table-row table:style-name="ro1">
          <table:table-cell office:value-type="float" office:value="128.303673662" calcext:value-type="float">
            <text:p>128.303673662</text:p>
          </table:table-cell>
          <table:table-cell office:value-type="float" office:value="830.201318147025" calcext:value-type="float">
            <text:p>830.201318147</text:p>
          </table:table-cell>
          <table:table-cell table:formula="of:=([.B2707] * (PI()) * 23 * (3600/63360)) / 11.1 / 60" office:value-type="float" office:value="5.11769300505894" calcext:value-type="float">
            <text:p>5.1176930051</text:p>
          </table:table-cell>
        </table:table-row>
        <table:table-row table:style-name="ro1">
          <table:table-cell office:value-type="float" office:value="128.377004303" calcext:value-type="float">
            <text:p>128.377004303</text:p>
          </table:table-cell>
          <table:table-cell office:value-type="float" office:value="818.211857714608" calcext:value-type="float">
            <text:p>818.2118577146</text:p>
          </table:table-cell>
          <table:table-cell table:formula="of:=([.B2708] * (PI()) * 23 * (3600/63360)) / 11.1 / 60" office:value-type="float" office:value="5.04378517517695" calcext:value-type="float">
            <text:p>5.0437851752</text:p>
          </table:table-cell>
        </table:table-row>
        <table:table-row table:style-name="ro1">
          <table:table-cell office:value-type="float" office:value="128.526898406" calcext:value-type="float">
            <text:p>128.526898406</text:p>
          </table:table-cell>
          <table:table-cell office:value-type="float" office:value="799.517294098429" calcext:value-type="float">
            <text:p>799.5172940984</text:p>
          </table:table-cell>
          <table:table-cell table:formula="of:=([.B2709] * (PI()) * 23 * (3600/63360)) / 11.1 / 60" office:value-type="float" office:value="4.92854440723324" calcext:value-type="float">
            <text:p>4.9285444072</text:p>
          </table:table-cell>
        </table:table-row>
        <table:table-row table:style-name="ro1">
          <table:table-cell office:value-type="float" office:value="128.600343006" calcext:value-type="float">
            <text:p>128.600343006</text:p>
          </table:table-cell>
          <table:table-cell office:value-type="float" office:value="816.942293919319" calcext:value-type="float">
            <text:p>816.9422939193</text:p>
          </table:table-cell>
          <table:table-cell table:formula="of:=([.B2710] * (PI()) * 23 * (3600/63360)) / 11.1 / 60" office:value-type="float" office:value="5.03595907611808" calcext:value-type="float">
            <text:p>5.0359590761</text:p>
          </table:table-cell>
        </table:table-row>
        <table:table-row table:style-name="ro1">
          <table:table-cell office:value-type="float" office:value="128.674393492" calcext:value-type="float">
            <text:p>128.674393492</text:p>
          </table:table-cell>
          <table:table-cell office:value-type="float" office:value="810.2580177538" calcext:value-type="float">
            <text:p>810.2580177538</text:p>
          </table:table-cell>
          <table:table-cell table:formula="of:=([.B2711] * (PI()) * 23 * (3600/63360)) / 11.1 / 60" office:value-type="float" office:value="4.9947545241276" calcext:value-type="float">
            <text:p>4.9947545241</text:p>
          </table:table-cell>
        </table:table-row>
        <table:table-row table:style-name="ro1">
          <table:table-cell office:value-type="float" office:value="128.749137575" calcext:value-type="float">
            <text:p>128.749137575</text:p>
          </table:table-cell>
          <table:table-cell office:value-type="float" office:value="802.73912785801" calcext:value-type="float">
            <text:p>802.739127858</text:p>
          </table:table-cell>
          <table:table-cell table:formula="of:=([.B2712] * (PI()) * 23 * (3600/63360)) / 11.1 / 60" office:value-type="float" office:value="4.94840507925876" calcext:value-type="float">
            <text:p>4.9484050793</text:p>
          </table:table-cell>
        </table:table-row>
        <table:table-row table:style-name="ro1">
          <table:table-cell office:value-type="float" office:value="128.824728274" calcext:value-type="float">
            <text:p>128.824728274</text:p>
          </table:table-cell>
          <table:table-cell office:value-type="float" office:value="793.748447808046" calcext:value-type="float">
            <text:p>793.748447808</text:p>
          </table:table-cell>
          <table:table-cell table:formula="of:=([.B2713] * (PI()) * 23 * (3600/63360)) / 11.1 / 60" office:value-type="float" office:value="4.89298293116446" calcext:value-type="float">
            <text:p>4.8929829312</text:p>
          </table:table-cell>
        </table:table-row>
        <table:table-row table:style-name="ro1">
          <table:table-cell office:value-type="float" office:value="128.901667572" calcext:value-type="float">
            <text:p>128.901667572</text:p>
          </table:table-cell>
          <table:table-cell office:value-type="float" office:value="779.835552958046" calcext:value-type="float">
            <text:p>779.835552958</text:p>
          </table:table-cell>
          <table:table-cell table:formula="of:=([.B2714] * (PI()) * 23 * (3600/63360)) / 11.1 / 60" office:value-type="float" office:value="4.80721828215995" calcext:value-type="float">
            <text:p>4.8072182822</text:p>
          </table:table-cell>
        </table:table-row>
        <table:table-row table:style-name="ro1">
          <table:table-cell office:value-type="float" office:value="128.981540003" calcext:value-type="float">
            <text:p>128.981540003</text:p>
          </table:table-cell>
          <table:table-cell office:value-type="float" office:value="751.197869512581" calcext:value-type="float">
            <text:p>751.1978695126</text:p>
          </table:table-cell>
          <table:table-cell table:formula="of:=([.B2715] * (PI()) * 23 * (3600/63360)) / 11.1 / 60" office:value-type="float" office:value="4.63068414634689" calcext:value-type="float">
            <text:p>4.6306841463</text:p>
          </table:table-cell>
        </table:table-row>
        <table:table-row table:style-name="ro1">
          <table:table-cell office:value-type="float" office:value="129.063229419" calcext:value-type="float">
            <text:p>129.063229419</text:p>
          </table:table-cell>
          <table:table-cell office:value-type="float" office:value="734.489275819859" calcext:value-type="float">
            <text:p>734.4892758199</text:p>
          </table:table-cell>
          <table:table-cell table:formula="of:=([.B2716] * (PI()) * 23 * (3600/63360)) / 11.1 / 60" office:value-type="float" office:value="4.52768569139807" calcext:value-type="float">
            <text:p>4.5276856914</text:p>
          </table:table-cell>
        </table:table-row>
        <table:table-row table:style-name="ro1">
          <table:table-cell office:value-type="float" office:value="129.144916127" calcext:value-type="float">
            <text:p>129.144916127</text:p>
          </table:table-cell>
          <table:table-cell office:value-type="float" office:value="734.513624909394" calcext:value-type="float">
            <text:p>734.5136249094</text:p>
          </table:table-cell>
          <table:table-cell table:formula="of:=([.B2717] * (PI()) * 23 * (3600/63360)) / 11.1 / 60" office:value-type="float" office:value="4.52783578892558" calcext:value-type="float">
            <text:p>4.5278357889</text:p>
          </table:table-cell>
        </table:table-row>
        <table:table-row table:style-name="ro1">
          <table:table-cell office:value-type="float" office:value="129.227689817" calcext:value-type="float">
            <text:p>129.227689817</text:p>
          </table:table-cell>
          <table:table-cell office:value-type="float" office:value="724.868010596527" calcext:value-type="float">
            <text:p>724.8680105965</text:p>
          </table:table-cell>
          <table:table-cell table:formula="of:=([.B2718] * (PI()) * 23 * (3600/63360)) / 11.1 / 60" office:value-type="float" office:value="4.46837636406146" calcext:value-type="float">
            <text:p>4.4683763641</text:p>
          </table:table-cell>
        </table:table-row>
        <table:table-row table:style-name="ro1">
          <table:table-cell office:value-type="float" office:value="129.398561328" calcext:value-type="float">
            <text:p>129.398561328</text:p>
          </table:table-cell>
          <table:table-cell office:value-type="float" office:value="688.072526513808" calcext:value-type="float">
            <text:p>688.0725265138</text:p>
          </table:table-cell>
          <table:table-cell table:formula="of:=([.B2719] * (PI()) * 23 * (3600/63360)) / 11.1 / 60" office:value-type="float" office:value="4.24155428200529" calcext:value-type="float">
            <text:p>4.241554282</text:p>
          </table:table-cell>
        </table:table-row>
        <table:table-row table:style-name="ro1">
          <table:table-cell office:value-type="float" office:value="129.48777009" calcext:value-type="float">
            <text:p>129.48777009</text:p>
          </table:table-cell>
          <table:table-cell office:value-type="float" office:value="672.579673283675" calcext:value-type="float">
            <text:p>672.5796732837</text:p>
          </table:table-cell>
          <table:table-cell table:formula="of:=([.B2720] * (PI()) * 23 * (3600/63360)) / 11.1 / 60" office:value-type="float" office:value="4.14605013756328" calcext:value-type="float">
            <text:p>4.1460501376</text:p>
          </table:table-cell>
        </table:table-row>
        <table:table-row table:style-name="ro1">
          <table:table-cell office:value-type="float" office:value="129.578570732" calcext:value-type="float">
            <text:p>129.578570732</text:p>
          </table:table-cell>
          <table:table-cell office:value-type="float" office:value="660.78827944868" calcext:value-type="float">
            <text:p>660.7882794487</text:p>
          </table:table-cell>
          <table:table-cell table:formula="of:=([.B2721] * (PI()) * 23 * (3600/63360)) / 11.1 / 60" office:value-type="float" office:value="4.07336326941432" calcext:value-type="float">
            <text:p>4.0733632694</text:p>
          </table:table-cell>
        </table:table-row>
        <table:table-row table:style-name="ro1">
          <table:table-cell office:value-type="float" office:value="129.672947531" calcext:value-type="float">
            <text:p>129.672947531</text:p>
          </table:table-cell>
          <table:table-cell office:value-type="float" office:value="635.749470587749" calcext:value-type="float">
            <text:p>635.7494705877</text:p>
          </table:table-cell>
          <table:table-cell table:formula="of:=([.B2722] * (PI()) * 23 * (3600/63360)) / 11.1 / 60" office:value-type="float" office:value="3.91901403608788" calcext:value-type="float">
            <text:p>3.9190140361</text:p>
          </table:table-cell>
        </table:table-row>
        <table:table-row table:style-name="ro1">
          <table:table-cell office:value-type="float" office:value="129.769675483" calcext:value-type="float">
            <text:p>129.769675483</text:p>
          </table:table-cell>
          <table:table-cell office:value-type="float" office:value="620.29639581304" calcext:value-type="float">
            <text:p>620.296395813</text:p>
          </table:table-cell>
          <table:table-cell table:formula="of:=([.B2723] * (PI()) * 23 * (3600/63360)) / 11.1 / 60" office:value-type="float" office:value="3.82375510195646" calcext:value-type="float">
            <text:p>3.823755102</text:p>
          </table:table-cell>
        </table:table-row>
        <table:table-row table:style-name="ro1">
          <table:table-cell office:value-type="float" office:value="129.866088277" calcext:value-type="float">
            <text:p>129.866088277</text:p>
          </table:table-cell>
          <table:table-cell office:value-type="float" office:value="622.324045499588" calcext:value-type="float">
            <text:p>622.3240454996</text:p>
          </table:table-cell>
          <table:table-cell table:formula="of:=([.B2724] * (PI()) * 23 * (3600/63360)) / 11.1 / 60" office:value-type="float" office:value="3.83625434568293" calcext:value-type="float">
            <text:p>3.8362543457</text:p>
          </table:table-cell>
        </table:table-row>
        <table:table-row table:style-name="ro1">
          <table:table-cell office:value-type="float" office:value="129.964296285" calcext:value-type="float">
            <text:p>129.964296285</text:p>
          </table:table-cell>
          <table:table-cell office:value-type="float" office:value="610.948141826193" calcext:value-type="float">
            <text:p>610.9481418262</text:p>
          </table:table-cell>
          <table:table-cell table:formula="of:=([.B2725] * (PI()) * 23 * (3600/63360)) / 11.1 / 60" office:value-type="float" office:value="3.76612872508587" calcext:value-type="float">
            <text:p>3.7661287251</text:p>
          </table:table-cell>
        </table:table-row>
        <table:table-row table:style-name="ro1">
          <table:table-cell office:value-type="float" office:value="130.066091648" calcext:value-type="float">
            <text:p>130.066091648</text:p>
          </table:table-cell>
          <table:table-cell office:value-type="float" office:value="589.417810710708" calcext:value-type="float">
            <text:p>589.4178107107</text:p>
          </table:table-cell>
          <table:table-cell table:formula="of:=([.B2726] * (PI()) * 23 * (3600/63360)) / 11.1 / 60" office:value-type="float" office:value="3.63340715197123" calcext:value-type="float">
            <text:p>3.633407152</text:p>
          </table:table-cell>
        </table:table-row>
        <table:table-row table:style-name="ro1">
          <table:table-cell office:value-type="float" office:value="130.179558765" calcext:value-type="float">
            <text:p>130.179558765</text:p>
          </table:table-cell>
          <table:table-cell office:value-type="float" office:value="528.787560540429" calcext:value-type="float">
            <text:p>528.7875605404</text:p>
          </table:table-cell>
          <table:table-cell table:formula="of:=([.B2727] * (PI()) * 23 * (3600/63360)) / 11.1 / 60" office:value-type="float" office:value="3.25965803786002" calcext:value-type="float">
            <text:p>3.2596580379</text:p>
          </table:table-cell>
        </table:table-row>
        <table:table-row table:style-name="ro1">
          <table:table-cell office:value-type="float" office:value="130.299418246" calcext:value-type="float">
            <text:p>130.299418246</text:p>
          </table:table-cell>
          <table:table-cell office:value-type="float" office:value="500.586182248133" calcext:value-type="float">
            <text:p>500.5861822481</text:p>
          </table:table-cell>
          <table:table-cell table:formula="of:=([.B2728] * (PI()) * 23 * (3600/63360)) / 11.1 / 60" office:value-type="float" office:value="3.08581346153288" calcext:value-type="float">
            <text:p>3.085813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8:18:36.031954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5-20T18:28:01.074465513</dc:date>
    <meta:editing-duration>PT9M26S</meta:editing-duration>
    <meta:editing-cycles>1</meta:editing-cycles>
    <meta:document-statistic meta:table-count="1" meta:cell-count="8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828cm" svg:height="17.16cm" xlink:href=".." xlink:type="simple" chart:class="chart:scatter" chart:style-name="ch1">
        <chart:legend chart:legend-position="end" svg:x="22.433cm" svg:y="8.281cm" style:legend-expansion="high" chart:style-name="ch2"/>
        <chart:plot-area chart:style-name="ch3" table:cell-range-address="Sheet1.A1:Sheet1.A2728 Sheet1.C1:Sheet1.C2728" svg:x="0.496cm" svg:y="0.343cm" svg:width="21.441cm" svg:height="16.474cm">
          <chartooo:coordinate-region svg:x="1.17cm" svg:y="0.542cm" svg:width="20.448cm" svg:height="15.6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728" chart:class="chart:scatter">
            <chart:domain table:cell-range-address="Sheet1.A1:Sheet1.A2728"/>
            <chart:data-point chart:repeated="27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589197863">
                <text:p>15.589197863</text:p>
                <draw:g>
                  <svg:desc>Sheet1.A1:Sheet1.A2728</svg:desc>
                </draw:g>
              </table:table-cell>
              <table:table-cell office:value-type="float" office:value="0.0237256594734609">
                <text:p>0.0237256594734609</text:p>
                <draw:g>
                  <svg:desc>Sheet1.C1:Sheet1.C27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1859508970001">
                <text:p>18.1859508970001</text:p>
              </table:table-cell>
              <table:table-cell office:value-type="float" office:value="0.142433259967047">
                <text:p>0.142433259967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750770385">
                <text:p>34.750770385</text:p>
              </table:table-cell>
              <table:table-cell office:value-type="float" office:value="0.0223327630840313">
                <text:p>0.0223327630840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953354702">
                <text:p>34.953354702</text:p>
              </table:table-cell>
              <table:table-cell office:value-type="float" office:value="1.82572869133763">
                <text:p>1.82572869133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090524183">
                <text:p>35.090524183</text:p>
              </table:table-cell>
              <table:table-cell office:value-type="float" office:value="2.69640154111206">
                <text:p>2.69640154111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213054089">
                <text:p>35.213054089</text:p>
              </table:table-cell>
              <table:table-cell office:value-type="float" office:value="3.01856103571898">
                <text:p>3.01856103571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324443439">
                <text:p>35.324443439</text:p>
              </table:table-cell>
              <table:table-cell office:value-type="float" office:value="3.32046106707564">
                <text:p>3.32046106707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30006887">
                <text:p>35.430006887</text:p>
              </table:table-cell>
              <table:table-cell office:value-type="float" office:value="3.50371276203435">
                <text:p>3.50371276203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6344768340001">
                <text:p>35.6344768340001</text:p>
              </table:table-cell>
              <table:table-cell office:value-type="float" office:value="3.6154562687234">
                <text:p>3.6154562687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737064022">
                <text:p>35.737064022</text:p>
              </table:table-cell>
              <table:table-cell office:value-type="float" office:value="3.60536249382371">
                <text:p>3.60536249382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839325793">
                <text:p>35.839325793</text:p>
              </table:table-cell>
              <table:table-cell office:value-type="float" office:value="3.61683546397841">
                <text:p>3.61683546397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939209535">
                <text:p>35.939209535</text:p>
              </table:table-cell>
              <table:table-cell office:value-type="float" office:value="3.70294496938077">
                <text:p>3.70294496938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38512026">
                <text:p>36.038512026</text:p>
              </table:table-cell>
              <table:table-cell office:value-type="float" office:value="3.72461955623985">
                <text:p>3.72461955623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39659939">
                <text:p>36.139659939</text:p>
              </table:table-cell>
              <table:table-cell office:value-type="float" office:value="3.65666467050118">
                <text:p>3.65666467050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242395305">
                <text:p>36.242395305</text:p>
              </table:table-cell>
              <table:table-cell office:value-type="float" office:value="3.60016238188102">
                <text:p>3.60016238188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343923063">
                <text:p>36.343923063</text:p>
              </table:table-cell>
              <table:table-cell office:value-type="float" office:value="3.64298401981681">
                <text:p>3.64298401981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44331097">
                <text:p>36.44331097</text:p>
              </table:table-cell>
              <table:table-cell office:value-type="float" office:value="3.72141854201606">
                <text:p>3.72141854201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542611534">
                <text:p>36.542611534</text:p>
              </table:table-cell>
              <table:table-cell office:value-type="float" office:value="3.72469183520484">
                <text:p>3.72469183520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740712712">
                <text:p>36.740712712</text:p>
              </table:table-cell>
              <table:table-cell office:value-type="float" office:value="3.74356711004407">
                <text:p>3.74356711004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839950046">
                <text:p>36.839950046</text:p>
              </table:table-cell>
              <table:table-cell office:value-type="float" office:value="3.7270650576114">
                <text:p>3.7270650576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.941953378">
                <text:p>36.941953378</text:p>
              </table:table-cell>
              <table:table-cell office:value-type="float" office:value="3.62599919737726">
                <text:p>3.62599919737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045793904">
                <text:p>37.045793904</text:p>
              </table:table-cell>
              <table:table-cell office:value-type="float" office:value="3.56184636393258">
                <text:p>3.56184636393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148072081">
                <text:p>37.148072081</text:p>
              </table:table-cell>
              <table:table-cell office:value-type="float" office:value="3.61625530304563">
                <text:p>3.61625530304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249562703">
                <text:p>37.249562703</text:p>
              </table:table-cell>
              <table:table-cell office:value-type="float" office:value="3.64431700853937">
                <text:p>3.64431700853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34984853">
                <text:p>37.34984853</text:p>
              </table:table-cell>
              <table:table-cell office:value-type="float" office:value="3.68809841855288">
                <text:p>3.68809841855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.449286542">
                <text:p>37.449286542</text:p>
              </table:table-cell>
              <table:table-cell office:value-type="float" office:value="3.71954338710951">
                <text:p>3.71954338710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548058823">
                <text:p>37.548058823</text:p>
              </table:table-cell>
              <table:table-cell office:value-type="float" office:value="3.74461332893603">
                <text:p>3.74461332893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48037878">
                <text:p>37.648037878</text:p>
              </table:table-cell>
              <table:table-cell office:value-type="float" office:value="3.69941484205789">
                <text:p>3.69941484205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853171942">
                <text:p>37.853171942</text:p>
              </table:table-cell>
              <table:table-cell office:value-type="float" office:value="3.56599414632169">
                <text:p>3.56599414632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958352368">
                <text:p>37.958352368</text:p>
              </table:table-cell>
              <table:table-cell office:value-type="float" office:value="3.51647178118417">
                <text:p>3.51647178118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065091287">
                <text:p>38.065091287</text:p>
              </table:table-cell>
              <table:table-cell office:value-type="float" office:value="3.46512784115711">
                <text:p>3.46512784115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172589949">
                <text:p>38.172589949</text:p>
              </table:table-cell>
              <table:table-cell office:value-type="float" office:value="3.44063817242584">
                <text:p>3.4406381724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.279284493">
                <text:p>38.279284493</text:p>
              </table:table-cell>
              <table:table-cell office:value-type="float" office:value="3.46656901183221">
                <text:p>3.46656901183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386516956">
                <text:p>38.386516956</text:p>
              </table:table-cell>
              <table:table-cell office:value-type="float" office:value="3.44917937734895">
                <text:p>3.44917937734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4949466100001">
                <text:p>38.4949466100001</text:p>
              </table:table-cell>
              <table:table-cell office:value-type="float" office:value="3.41109637739761">
                <text:p>3.41109637739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6046398620001">
                <text:p>38.6046398620001</text:p>
              </table:table-cell>
              <table:table-cell office:value-type="float" office:value="3.37180266988479">
                <text:p>3.37180266988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714713271">
                <text:p>38.714713271</text:p>
              </table:table-cell>
              <table:table-cell office:value-type="float" office:value="3.36015758321759">
                <text:p>3.36015758321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.824696003">
                <text:p>38.824696003</text:p>
              </table:table-cell>
              <table:table-cell office:value-type="float" office:value="3.36292791819329">
                <text:p>3.36292791819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.041222445">
                <text:p>39.041222445</text:p>
              </table:table-cell>
              <table:table-cell office:value-type="float" office:value="3.4493519535697">
                <text:p>3.4493519535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146850059">
                <text:p>39.146850059</text:p>
              </table:table-cell>
              <table:table-cell office:value-type="float" office:value="3.50158434859558">
                <text:p>3.50158434859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253791948">
                <text:p>39.253791948</text:p>
              </table:table-cell>
              <table:table-cell office:value-type="float" office:value="3.45855121337907">
                <text:p>3.45855121337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363030459">
                <text:p>39.363030459</text:p>
              </table:table-cell>
              <table:table-cell office:value-type="float" office:value="3.38583890036674">
                <text:p>3.38583890036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473395952">
                <text:p>39.473395952</text:p>
              </table:table-cell>
              <table:table-cell office:value-type="float" office:value="3.35126487372176">
                <text:p>3.35126487372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584764365">
                <text:p>39.584764365</text:p>
              </table:table-cell>
              <table:table-cell office:value-type="float" office:value="3.32108530595664">
                <text:p>3.321085305956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695299182">
                <text:p>39.695299182</text:p>
              </table:table-cell>
              <table:table-cell office:value-type="float" office:value="3.34613120101193">
                <text:p>3.34613120101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805945249">
                <text:p>39.805945249</text:p>
              </table:table-cell>
              <table:table-cell office:value-type="float" office:value="3.34276680581812">
                <text:p>3.342766805818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.915831262">
                <text:p>39.915831262</text:p>
              </table:table-cell>
              <table:table-cell office:value-type="float" office:value="3.36588788567627">
                <text:p>3.36588788567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024392218">
                <text:p>40.024392218</text:p>
              </table:table-cell>
              <table:table-cell office:value-type="float" office:value="3.40697073413826">
                <text:p>3.406970734138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.245298361">
                <text:p>40.245298361</text:p>
              </table:table-cell>
              <table:table-cell office:value-type="float" office:value="3.33182436239836">
                <text:p>3.33182436239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356159273">
                <text:p>40.356159273</text:p>
              </table:table-cell>
              <table:table-cell office:value-type="float" office:value="3.33628862770011">
                <text:p>3.33628862770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.468183261">
                <text:p>40.468183261</text:p>
              </table:table-cell>
              <table:table-cell office:value-type="float" office:value="3.30164999983607">
                <text:p>3.30164999983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580583083">
                <text:p>40.580583083</text:p>
              </table:table-cell>
              <table:table-cell office:value-type="float" office:value="3.29061019297689">
                <text:p>3.290610192976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.692332956">
                <text:p>40.692332956</text:p>
              </table:table-cell>
              <table:table-cell office:value-type="float" office:value="3.30974872751683">
                <text:p>3.30974872751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805720073">
                <text:p>40.805720073</text:p>
              </table:table-cell>
              <table:table-cell office:value-type="float" office:value="3.26195788152843">
                <text:p>3.26195788152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920863497">
                <text:p>40.920863497</text:p>
              </table:table-cell>
              <table:table-cell office:value-type="float" office:value="3.21220254803224">
                <text:p>3.21220254803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.038413335">
                <text:p>41.038413335</text:p>
              </table:table-cell>
              <table:table-cell office:value-type="float" office:value="3.14644414875277">
                <text:p>3.14644414875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.156861353">
                <text:p>41.156861353</text:p>
              </table:table-cell>
              <table:table-cell office:value-type="float" office:value="3.12258496349008">
                <text:p>3.12258496349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275822914">
                <text:p>41.275822914</text:p>
              </table:table-cell>
              <table:table-cell office:value-type="float" office:value="3.10910513322845">
                <text:p>3.10910513322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51315541">
                <text:p>41.51315541</text:p>
              </table:table-cell>
              <table:table-cell office:value-type="float" office:value="3.11437518064264">
                <text:p>3.11437518064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630458581">
                <text:p>41.630458581</text:p>
              </table:table-cell>
              <table:table-cell office:value-type="float" office:value="3.15306054225877">
                <text:p>3.15306054225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.748010554">
                <text:p>41.748010554</text:p>
              </table:table-cell>
              <table:table-cell office:value-type="float" office:value="3.14638700247058">
                <text:p>3.14638700247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8670971680001">
                <text:p>41.8670971680001</text:p>
              </table:table-cell>
              <table:table-cell office:value-type="float" office:value="3.10584025809874">
                <text:p>3.10584025809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.988167329">
                <text:p>41.988167329</text:p>
              </table:table-cell>
              <table:table-cell office:value-type="float" office:value="3.05495587770807">
                <text:p>3.05495587770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111379841">
                <text:p>42.111379841</text:p>
              </table:table-cell>
              <table:table-cell office:value-type="float" office:value="3.00183799484517">
                <text:p>3.00183799484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237686216">
                <text:p>42.237686216</text:p>
              </table:table-cell>
              <table:table-cell office:value-type="float" office:value="2.92830825017269">
                <text:p>2.92830825017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.363988112">
                <text:p>42.363988112</text:p>
              </table:table-cell>
              <table:table-cell office:value-type="float" office:value="2.92841209574576">
                <text:p>2.9284120957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.488874535">
                <text:p>42.488874535</text:p>
              </table:table-cell>
              <table:table-cell office:value-type="float" office:value="2.96160295952973">
                <text:p>2.96160295952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.614297835">
                <text:p>42.614297835</text:p>
              </table:table-cell>
              <table:table-cell office:value-type="float" office:value="2.94892575751112">
                <text:p>2.94892575751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865796103">
                <text:p>42.865796103</text:p>
              </table:table-cell>
              <table:table-cell office:value-type="float" office:value="2.94383544086866">
                <text:p>2.94383544086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9929276890001">
                <text:p>42.9929276890001</text:p>
              </table:table-cell>
              <table:table-cell office:value-type="float" office:value="2.90930060419359">
                <text:p>2.90930060419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121724957">
                <text:p>43.121724957</text:p>
              </table:table-cell>
              <table:table-cell office:value-type="float" office:value="2.87167581817051">
                <text:p>2.87167581817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250956446">
                <text:p>43.250956446</text:p>
              </table:table-cell>
              <table:table-cell office:value-type="float" office:value="2.86202691638047">
                <text:p>2.86202691638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378573919">
                <text:p>43.378573919</text:p>
              </table:table-cell>
              <table:table-cell office:value-type="float" office:value="2.89822381894353">
                <text:p>2.89822381894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506475976">
                <text:p>43.506475976</text:p>
              </table:table-cell>
              <table:table-cell office:value-type="float" office:value="2.89177522736684">
                <text:p>2.89177522736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632282818">
                <text:p>43.632282818</text:p>
              </table:table-cell>
              <table:table-cell office:value-type="float" office:value="2.93993549223673">
                <text:p>2.939935492236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758235495">
                <text:p>43.758235495</text:p>
              </table:table-cell>
              <table:table-cell office:value-type="float" office:value="2.93653147175255">
                <text:p>2.93653147175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886263594">
                <text:p>43.886263594</text:p>
              </table:table-cell>
              <table:table-cell office:value-type="float" office:value="2.88892831222878">
                <text:p>2.888928312228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016603992">
                <text:p>44.016603992</text:p>
              </table:table-cell>
              <table:table-cell office:value-type="float" office:value="2.83767738657649">
                <text:p>2.837677386576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272831389">
                <text:p>44.272831389</text:p>
              </table:table-cell>
              <table:table-cell office:value-type="float" office:value="2.90635722551918">
                <text:p>2.90635722551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398517398">
                <text:p>44.398517398</text:p>
              </table:table-cell>
              <table:table-cell office:value-type="float" office:value="2.94276191045232">
                <text:p>2.94276191045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5243151780001">
                <text:p>44.5243151780001</text:p>
              </table:table-cell>
              <table:table-cell office:value-type="float" office:value="2.94014727415589">
                <text:p>2.94014727415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648779985">
                <text:p>44.648779985</text:p>
              </table:table-cell>
              <table:table-cell office:value-type="float" office:value="2.97163518649894">
                <text:p>2.97163518649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.771359474">
                <text:p>44.771359474</text:p>
              </table:table-cell>
              <table:table-cell office:value-type="float" office:value="3.01734003771234">
                <text:p>3.01734003771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893954848">
                <text:p>44.893954848</text:p>
              </table:table-cell>
              <table:table-cell office:value-type="float" office:value="3.01694907315101">
                <text:p>3.01694907315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.0182896550001">
                <text:p>45.0182896550001</text:p>
              </table:table-cell>
              <table:table-cell office:value-type="float" office:value="2.97474222131433">
                <text:p>2.974742221314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142135658">
                <text:p>45.142135658</text:p>
              </table:table-cell>
              <table:table-cell office:value-type="float" office:value="2.98648314037228">
                <text:p>2.98648314037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262928267">
                <text:p>45.262928267</text:p>
              </table:table-cell>
              <table:table-cell office:value-type="float" office:value="3.06197542237052">
                <text:p>3.06197542237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380937377">
                <text:p>45.380937377</text:p>
              </table:table-cell>
              <table:table-cell office:value-type="float" office:value="3.13419870687894">
                <text:p>3.134198706878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620592744">
                <text:p>45.620592744</text:p>
              </table:table-cell>
              <table:table-cell office:value-type="float" office:value="3.07718749204768">
                <text:p>3.077187492047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740944466">
                <text:p>45.740944466</text:p>
              </table:table-cell>
              <table:table-cell office:value-type="float" office:value="3.0731924214754">
                <text:p>3.07319242147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860423529">
                <text:p>45.860423529</text:p>
              </table:table-cell>
              <table:table-cell office:value-type="float" office:value="3.09563860541852">
                <text:p>3.095638605418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981496502">
                <text:p>45.981496502</text:p>
              </table:table-cell>
              <table:table-cell office:value-type="float" office:value="3.05488492433291">
                <text:p>3.054884924332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100380615">
                <text:p>46.100380615</text:p>
              </table:table-cell>
              <table:table-cell office:value-type="float" office:value="3.11113058447103">
                <text:p>3.11113058447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218396965">
                <text:p>46.218396965</text:p>
              </table:table-cell>
              <table:table-cell office:value-type="float" office:value="3.13400643183701">
                <text:p>3.13400643183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336073418">
                <text:p>46.336073418</text:p>
              </table:table-cell>
              <table:table-cell office:value-type="float" office:value="3.14305870488753">
                <text:p>3.143058704887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453814455">
                <text:p>46.453814455</text:p>
              </table:table-cell>
              <table:table-cell office:value-type="float" office:value="3.14133465600315">
                <text:p>3.14133465600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.571650284">
                <text:p>46.571650284</text:p>
              </table:table-cell>
              <table:table-cell office:value-type="float" office:value="3.13880763686859">
                <text:p>3.138807636868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.690025906">
                <text:p>46.690025906</text:p>
              </table:table-cell>
              <table:table-cell office:value-type="float" office:value="3.1244946697051">
                <text:p>3.1244946697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927749079">
                <text:p>46.927749079</text:p>
              </table:table-cell>
              <table:table-cell office:value-type="float" office:value="3.10698444045677">
                <text:p>3.10698444045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049331013">
                <text:p>47.049331013</text:p>
              </table:table-cell>
              <table:table-cell office:value-type="float" office:value="3.04209669803351">
                <text:p>3.042096698033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171730085">
                <text:p>47.171730085</text:p>
              </table:table-cell>
              <table:table-cell office:value-type="float" office:value="3.02178761585644">
                <text:p>3.02178761585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916838370001">
                <text:p>47.2916838370001</text:p>
              </table:table-cell>
              <table:table-cell office:value-type="float" office:value="3.08338833754777">
                <text:p>3.083388337547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.409626853">
                <text:p>47.409626853</text:p>
              </table:table-cell>
              <table:table-cell office:value-type="float" office:value="3.13595507818825">
                <text:p>3.13595507818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7.52600976">
                <text:p>47.52600976</text:p>
              </table:table-cell>
              <table:table-cell office:value-type="float" office:value="3.17799245177762">
                <text:p>3.177992451777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6426406370001">
                <text:p>47.6426406370001</text:p>
              </table:table-cell>
              <table:table-cell office:value-type="float" office:value="3.17123569225871">
                <text:p>3.17123569225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7604457370001">
                <text:p>47.7604457370001</text:p>
              </table:table-cell>
              <table:table-cell office:value-type="float" office:value="3.13962638257553">
                <text:p>3.13962638257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.8796168820001">
                <text:p>47.8796168820001</text:p>
              </table:table-cell>
              <table:table-cell office:value-type="float" office:value="3.10363720984603">
                <text:p>3.10363720984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999832353">
                <text:p>47.999832353</text:p>
              </table:table-cell>
              <table:table-cell office:value-type="float" office:value="3.07667554671029">
                <text:p>3.07667554671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243959192">
                <text:p>48.243959192</text:p>
              </table:table-cell>
              <table:table-cell office:value-type="float" office:value="3.02397383704632">
                <text:p>3.023973837046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3666154">
                <text:p>48.3666154</text:p>
              </table:table-cell>
              <table:table-cell office:value-type="float" office:value="3.01545275198826">
                <text:p>3.015452751988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488502179">
                <text:p>48.488502179</text:p>
              </table:table-cell>
              <table:table-cell office:value-type="float" office:value="3.0344882603049">
                <text:p>3.0344882603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.612437297">
                <text:p>48.612437297</text:p>
              </table:table-cell>
              <table:table-cell office:value-type="float" office:value="2.98433572284075">
                <text:p>2.98433572284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.734387044">
                <text:p>48.734387044</text:p>
              </table:table-cell>
              <table:table-cell office:value-type="float" office:value="3.03292142100157">
                <text:p>3.032921421001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.8552083500001">
                <text:p>48.8552083500001</text:p>
              </table:table-cell>
              <table:table-cell office:value-type="float" office:value="3.06124815404515">
                <text:p>3.061248154045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.975210123">
                <text:p>48.975210123</text:p>
              </table:table-cell>
              <table:table-cell office:value-type="float" office:value="3.08215446085184">
                <text:p>3.08215446085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.09586419">
                <text:p>49.09586419</text:p>
              </table:table-cell>
              <table:table-cell office:value-type="float" office:value="3.06549136020292">
                <text:p>3.06549136020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2166871110001">
                <text:p>49.2166871110001</text:p>
              </table:table-cell>
              <table:table-cell office:value-type="float" office:value="3.06120723535482">
                <text:p>3.06120723535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3368732070001">
                <text:p>49.3368732070001</text:p>
              </table:table-cell>
              <table:table-cell office:value-type="float" office:value="3.07742752507703">
                <text:p>3.07742752507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578562382">
                <text:p>49.578562382</text:p>
              </table:table-cell>
              <table:table-cell office:value-type="float" office:value="3.06920243888787">
                <text:p>3.069202438887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.6999495760001">
                <text:p>49.6999495760001</text:p>
              </table:table-cell>
              <table:table-cell office:value-type="float" office:value="3.04697709679224">
                <text:p>3.04697709679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823607141">
                <text:p>49.823607141</text:p>
              </table:table-cell>
              <table:table-cell office:value-type="float" office:value="2.99103415114168">
                <text:p>2.991034151141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.945773608">
                <text:p>49.945773608</text:p>
              </table:table-cell>
              <table:table-cell office:value-type="float" office:value="3.02754110063561">
                <text:p>3.027541100635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067990075">
                <text:p>50.067990075</text:p>
              </table:table-cell>
              <table:table-cell office:value-type="float" office:value="3.02630250277144">
                <text:p>3.02630250277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.189439664">
                <text:p>50.189439664</text:p>
              </table:table-cell>
              <table:table-cell office:value-type="float" office:value="3.04541170544364">
                <text:p>3.045411705443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.3138282210001">
                <text:p>50.3138282210001</text:p>
              </table:table-cell>
              <table:table-cell office:value-type="float" office:value="2.97345679443688">
                <text:p>2.97345679443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.4375350570001">
                <text:p>50.4375350570001</text:p>
              </table:table-cell>
              <table:table-cell office:value-type="float" office:value="2.98984285688103">
                <text:p>2.98984285688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.560807048">
                <text:p>50.560807048</text:p>
              </table:table-cell>
              <table:table-cell office:value-type="float" office:value="3.00038960157657">
                <text:p>3.00038960157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.683343256">
                <text:p>50.683343256</text:p>
              </table:table-cell>
              <table:table-cell office:value-type="float" office:value="3.01840579204138">
                <text:p>3.01840579204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.929516924">
                <text:p>50.929516924</text:p>
              </table:table-cell>
              <table:table-cell office:value-type="float" office:value="3.01748106578336">
                <text:p>3.017481065783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.050262605">
                <text:p>51.050262605</text:p>
              </table:table-cell>
              <table:table-cell office:value-type="float" office:value="3.06316546396443">
                <text:p>3.063165463964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.171584018">
                <text:p>51.171584018</text:p>
              </table:table-cell>
              <table:table-cell office:value-type="float" office:value="3.04862918108153">
                <text:p>3.04862918108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.2935236610001">
                <text:p>51.2935236610001</text:p>
              </table:table-cell>
              <table:table-cell office:value-type="float" office:value="3.03317273088856">
                <text:p>3.03317273088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.417341174">
                <text:p>51.417341174</text:p>
              </table:table-cell>
              <table:table-cell office:value-type="float" office:value="2.98717032026072">
                <text:p>2.98717032026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1.539251442">
                <text:p>51.539251442</text:p>
              </table:table-cell>
              <table:table-cell office:value-type="float" office:value="3.03390359179488">
                <text:p>3.03390359179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.661385305">
                <text:p>51.661385305</text:p>
              </table:table-cell>
              <table:table-cell office:value-type="float" office:value="3.02834931178735">
                <text:p>3.028349311787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.781348796">
                <text:p>51.781348796</text:p>
              </table:table-cell>
              <table:table-cell office:value-type="float" office:value="3.08313801873169">
                <text:p>3.08313801873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.902551614">
                <text:p>51.902551614</text:p>
              </table:table-cell>
              <table:table-cell office:value-type="float" office:value="3.0516122155017">
                <text:p>3.0516122155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0241267770001">
                <text:p>52.0241267770001</text:p>
              </table:table-cell>
              <table:table-cell office:value-type="float" office:value="3.04226612438763">
                <text:p>3.042266124387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270828155">
                <text:p>52.270828155</text:p>
              </table:table-cell>
              <table:table-cell office:value-type="float" office:value="2.98635126405341">
                <text:p>2.98635126405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395503849">
                <text:p>52.395503849</text:p>
              </table:table-cell>
              <table:table-cell office:value-type="float" office:value="2.96660871173405">
                <text:p>2.96660871173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5204592820001">
                <text:p>52.5204592820001</text:p>
              </table:table-cell>
              <table:table-cell office:value-type="float" office:value="2.95996733460856">
                <text:p>2.95996733460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46112635">
                <text:p>52.646112635</text:p>
              </table:table-cell>
              <table:table-cell office:value-type="float" office:value="2.94352670367704">
                <text:p>2.94352670367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770365566">
                <text:p>52.770365566</text:p>
              </table:table-cell>
              <table:table-cell office:value-type="float" office:value="2.97670241647612">
                <text:p>2.976702416476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89476704">
                <text:p>52.89476704</text:p>
              </table:table-cell>
              <table:table-cell office:value-type="float" office:value="2.97314805097785">
                <text:p>2.973148050977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.021778573">
                <text:p>53.021778573</text:p>
              </table:table-cell>
              <table:table-cell office:value-type="float" office:value="2.91205051404287">
                <text:p>2.91205051404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14833547">
                <text:p>53.14833547</text:p>
              </table:table-cell>
              <table:table-cell office:value-type="float" office:value="2.92251160331421">
                <text:p>2.922511603314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.274097834">
                <text:p>53.274097834</text:p>
              </table:table-cell>
              <table:table-cell office:value-type="float" office:value="2.9409752504483">
                <text:p>2.94097525044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400306136">
                <text:p>53.400306136</text:p>
              </table:table-cell>
              <table:table-cell office:value-type="float" office:value="2.93058375796797">
                <text:p>2.93058375796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649176479">
                <text:p>53.649176479</text:p>
              </table:table-cell>
              <table:table-cell office:value-type="float" office:value="2.99229320883003">
                <text:p>2.99229320883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3.7726926890001">
                <text:p>53.7726926890001</text:p>
              </table:table-cell>
              <table:table-cell office:value-type="float" office:value="2.99445716446287">
                <text:p>2.994457164462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.89773703">
                <text:p>53.89773703</text:p>
              </table:table-cell>
              <table:table-cell office:value-type="float" office:value="2.95786276295525">
                <text:p>2.957862762955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.0263955470001">
                <text:p>54.0263955470001</text:p>
              </table:table-cell>
              <table:table-cell office:value-type="float" office:value="2.87477275959682">
                <text:p>2.874772759596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.155151253">
                <text:p>54.155151253</text:p>
              </table:table-cell>
              <table:table-cell office:value-type="float" office:value="2.87260278749871">
                <text:p>2.87260278749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.285546287">
                <text:p>54.285546287</text:p>
              </table:table-cell>
              <table:table-cell office:value-type="float" office:value="2.83648838928893">
                <text:p>2.836488389288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.420170864">
                <text:p>54.420170864</text:p>
              </table:table-cell>
              <table:table-cell office:value-type="float" office:value="2.74737353464122">
                <text:p>2.747373534641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.555694039">
                <text:p>54.555694039</text:p>
              </table:table-cell>
              <table:table-cell office:value-type="float" office:value="2.72915683949948">
                <text:p>2.72915683949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.6925826340001">
                <text:p>54.6925826340001</text:p>
              </table:table-cell>
              <table:table-cell office:value-type="float" office:value="2.70193437197413">
                <text:p>2.70193437197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.829879147">
                <text:p>54.829879147</text:p>
              </table:table-cell>
              <table:table-cell office:value-type="float" office:value="2.69390672698428">
                <text:p>2.69390672698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108581612">
                <text:p>55.108581612</text:p>
              </table:table-cell>
              <table:table-cell office:value-type="float" office:value="2.62335800450958">
                <text:p>2.62335800450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.2519585090001">
                <text:p>55.2519585090001</text:p>
              </table:table-cell>
              <table:table-cell office:value-type="float" office:value="2.57966246794842">
                <text:p>2.579662467948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.392015811">
                <text:p>55.392015811</text:p>
              </table:table-cell>
              <table:table-cell office:value-type="float" office:value="2.64080483259692">
                <text:p>2.640804832596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.5357664590001">
                <text:p>55.5357664590001</text:p>
              </table:table-cell>
              <table:table-cell office:value-type="float" office:value="2.57295535782106">
                <text:p>2.572955357821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.682762532">
                <text:p>55.682762532</text:p>
              </table:table-cell>
              <table:table-cell office:value-type="float" office:value="2.51614884951398">
                <text:p>2.51614884951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.8330371060001">
                <text:p>55.8330371060001</text:p>
              </table:table-cell>
              <table:table-cell office:value-type="float" office:value="2.46125468944503">
                <text:p>2.461254689445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.994251088">
                <text:p>55.994251088</text:p>
              </table:table-cell>
              <table:table-cell office:value-type="float" office:value="2.29424269144404">
                <text:p>2.294242691444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.143455241">
                <text:p>56.143455241</text:p>
              </table:table-cell>
              <table:table-cell office:value-type="float" office:value="2.47891223216739">
                <text:p>2.47891223216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.304370733">
                <text:p>56.304370733</text:p>
              </table:table-cell>
              <table:table-cell office:value-type="float" office:value="2.29849839418842">
                <text:p>2.298498394188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.46493841">
                <text:p>56.46493841</text:p>
              </table:table-cell>
              <table:table-cell office:value-type="float" office:value="2.30347730547228">
                <text:p>2.303477305472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79030456">
                <text:p>56.79030456</text:p>
              </table:table-cell>
              <table:table-cell office:value-type="float" office:value="2.2719983462242">
                <text:p>2.27199834622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9648370200001">
                <text:p>56.9648370200001</text:p>
              </table:table-cell>
              <table:table-cell office:value-type="float" office:value="2.11917026759317">
                <text:p>2.11917026759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.141778238">
                <text:p>57.141778238</text:p>
              </table:table-cell>
              <table:table-cell office:value-type="float" office:value="2.09032131768263">
                <text:p>2.09032131768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.34909486">
                <text:p>57.34909486</text:p>
              </table:table-cell>
              <table:table-cell office:value-type="float" office:value="1.78405376469008">
                <text:p>1.78405376469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.571993458">
                <text:p>57.571993458</text:p>
              </table:table-cell>
              <table:table-cell office:value-type="float" office:value="1.65933748924654">
                <text:p>1.659337489246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.818582544">
                <text:p>57.818582544</text:p>
              </table:table-cell>
              <table:table-cell office:value-type="float" office:value="1.49992039778267">
                <text:p>1.499920397782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.116256995">
                <text:p>58.116256995</text:p>
              </table:table-cell>
              <table:table-cell office:value-type="float" office:value="1.24251173965179">
                <text:p>1.242511739651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444237996">
                <text:p>58.444237996</text:p>
              </table:table-cell>
              <table:table-cell office:value-type="float" office:value="1.12769946684177">
                <text:p>1.127699466841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842061516">
                <text:p>60.842061516</text:p>
              </table:table-cell>
              <table:table-cell office:value-type="float" office:value="0.154249884062338">
                <text:p>0.1542498840623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.1612456680001">
                <text:p>61.1612456680001</text:p>
              </table:table-cell>
              <table:table-cell office:value-type="float" office:value="1.15877933676947">
                <text:p>1.158779336769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46507071">
                <text:p>61.46507071</text:p>
              </table:table-cell>
              <table:table-cell office:value-type="float" office:value="2.74740114649248">
                <text:p>2.74740114649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596337153">
                <text:p>61.596337153</text:p>
              </table:table-cell>
              <table:table-cell office:value-type="float" office:value="2.817658432034">
                <text:p>2.8176584320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7289124010001">
                <text:p>61.7289124010001</text:p>
              </table:table-cell>
              <table:table-cell office:value-type="float" office:value="2.78984203719324">
                <text:p>2.789842037193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.8643109920001">
                <text:p>61.8643109920001</text:p>
              </table:table-cell>
              <table:table-cell office:value-type="float" office:value="2.73166801242349">
                <text:p>2.731668012423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.0002667190001">
                <text:p>62.0002667190001</text:p>
              </table:table-cell>
              <table:table-cell office:value-type="float" office:value="2.72047384926946">
                <text:p>2.720473849269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.1383050580001">
                <text:p>62.1383050580001</text:p>
              </table:table-cell>
              <table:table-cell office:value-type="float" office:value="2.67942951676612">
                <text:p>2.679429516766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277752567">
                <text:p>62.277752567</text:p>
              </table:table-cell>
              <table:table-cell office:value-type="float" office:value="2.65235286463238">
                <text:p>2.652352864632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41648799">
                <text:p>62.41648799</text:p>
              </table:table-cell>
              <table:table-cell office:value-type="float" office:value="2.66596657121993">
                <text:p>2.665966571219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553808878">
                <text:p>62.553808878</text:p>
              </table:table-cell>
              <table:table-cell office:value-type="float" office:value="2.69342854789875">
                <text:p>2.69342854789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692144301">
                <text:p>62.692144301</text:p>
              </table:table-cell>
              <table:table-cell office:value-type="float" office:value="2.67367527377127">
                <text:p>2.67367527377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977245536">
                <text:p>62.977245536</text:p>
              </table:table-cell>
              <table:table-cell office:value-type="float" office:value="2.58664676381023">
                <text:p>2.58664676381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3.128197091">
                <text:p>63.128197091</text:p>
              </table:table-cell>
              <table:table-cell office:value-type="float" office:value="2.4502165609485">
                <text:p>2.45021656094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.2799412">
                <text:p>63.2799412</text:p>
              </table:table-cell>
              <table:table-cell office:value-type="float" office:value="2.43741916835772">
                <text:p>2.437419168357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.446569417">
                <text:p>63.446569417</text:p>
              </table:table-cell>
              <table:table-cell office:value-type="float" office:value="2.21969607921723">
                <text:p>2.219696079217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.623467718">
                <text:p>63.623467718</text:p>
              </table:table-cell>
              <table:table-cell office:value-type="float" office:value="2.09082844702999">
                <text:p>2.090828447029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7900208820001">
                <text:p>63.7900208820001</text:p>
              </table:table-cell>
              <table:table-cell office:value-type="float" office:value="2.22069632950177">
                <text:p>2.220696329501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.9562103480001">
                <text:p>63.9562103480001</text:p>
              </table:table-cell>
              <table:table-cell office:value-type="float" office:value="2.22555622124667">
                <text:p>2.22555622124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.1222158030001">
                <text:p>64.1222158030001</text:p>
              </table:table-cell>
              <table:table-cell office:value-type="float" office:value="2.22802316925028">
                <text:p>2.228023169250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277476225">
                <text:p>64.277476225</text:p>
              </table:table-cell>
              <table:table-cell office:value-type="float" office:value="2.38221689209383">
                <text:p>2.382216892093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.436356398">
                <text:p>64.436356398</text:p>
              </table:table-cell>
              <table:table-cell office:value-type="float" office:value="2.32794308426436">
                <text:p>2.327943084264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739412896">
                <text:p>64.739412896</text:p>
              </table:table-cell>
              <table:table-cell office:value-type="float" office:value="2.60568689743752">
                <text:p>2.605686897437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878857801">
                <text:p>64.878857801</text:p>
              </table:table-cell>
              <table:table-cell office:value-type="float" office:value="2.65240239478043">
                <text:p>2.652402394780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5.009747732">
                <text:p>65.009747732</text:p>
              </table:table-cell>
              <table:table-cell office:value-type="float" office:value="2.82576357964516">
                <text:p>2.825763579645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5.142168345">
                <text:p>65.142168345</text:p>
              </table:table-cell>
              <table:table-cell office:value-type="float" office:value="2.79309989270237">
                <text:p>2.793099892702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5.2677264880001">
                <text:p>65.2677264880001</text:p>
              </table:table-cell>
              <table:table-cell office:value-type="float" office:value="2.94575876263032">
                <text:p>2.94575876263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.397929855">
                <text:p>65.397929855</text:p>
              </table:table-cell>
              <table:table-cell office:value-type="float" office:value="2.84066386671986">
                <text:p>2.84066386671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.5238938850001">
                <text:p>65.5238938850001</text:p>
              </table:table-cell>
              <table:table-cell office:value-type="float" office:value="2.93626680538624">
                <text:p>2.936266805386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.6526271430001">
                <text:p>65.6526271430001</text:p>
              </table:table-cell>
              <table:table-cell office:value-type="float" office:value="2.8731037006918">
                <text:p>2.87310370069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.78264254">
                <text:p>65.78264254</text:p>
              </table:table-cell>
              <table:table-cell office:value-type="float" office:value="2.84477076174325">
                <text:p>2.84477076174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9099527730001">
                <text:p>65.9099527730001</text:p>
              </table:table-cell>
              <table:table-cell office:value-type="float" office:value="2.90521815290319">
                <text:p>2.905218152903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.1596808270001">
                <text:p>66.1596808270001</text:p>
              </table:table-cell>
              <table:table-cell office:value-type="float" office:value="2.96505668829447">
                <text:p>2.965056688294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.282638025">
                <text:p>66.282638025</text:p>
              </table:table-cell>
              <table:table-cell office:value-type="float" office:value="3.00807114978303">
                <text:p>3.008071149783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.4058512140001">
                <text:p>66.4058512140001</text:p>
              </table:table-cell>
              <table:table-cell office:value-type="float" office:value="3.00182150112118">
                <text:p>3.001821501121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6.526628197">
                <text:p>66.526628197</text:p>
              </table:table-cell>
              <table:table-cell office:value-type="float" office:value="3.062371577556">
                <text:p>3.062371577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6.647213357">
                <text:p>66.647213357</text:p>
              </table:table-cell>
              <table:table-cell office:value-type="float" office:value="3.06724309991284">
                <text:p>3.067243099912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6.767782319">
                <text:p>66.767782319</text:p>
              </table:table-cell>
              <table:table-cell office:value-type="float" office:value="3.06765517282935">
                <text:p>3.067655172829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887228882">
                <text:p>66.887228882</text:p>
              </table:table-cell>
              <table:table-cell office:value-type="float" office:value="3.0964808921455">
                <text:p>3.0964808921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7.005964765">
                <text:p>67.005964765</text:p>
              </table:table-cell>
              <table:table-cell office:value-type="float" office:value="3.11501452313237">
                <text:p>3.115014523132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122334339">
                <text:p>67.122334339</text:p>
              </table:table-cell>
              <table:table-cell office:value-type="float" office:value="3.17835656906195">
                <text:p>3.178356569061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239043914">
                <text:p>67.239043914</text:p>
              </table:table-cell>
              <table:table-cell office:value-type="float" office:value="3.16909730810067">
                <text:p>3.169097308100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46200871">
                <text:p>67.46200871</text:p>
              </table:table-cell>
              <table:table-cell office:value-type="float" office:value="3.4951955704726">
                <text:p>3.49519557047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.549013559">
                <text:p>67.549013559</text:p>
              </table:table-cell>
              <table:table-cell office:value-type="float" office:value="4.25107340812718">
                <text:p>4.251073408127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.628601927">
                <text:p>67.628601927</text:p>
              </table:table-cell>
              <table:table-cell office:value-type="float" office:value="4.64721176292742">
                <text:p>4.647211762927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7.701646629">
                <text:p>67.701646629</text:p>
              </table:table-cell>
              <table:table-cell office:value-type="float" office:value="5.06352945299455">
                <text:p>5.063529452994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.7685667810001">
                <text:p>67.7685667810001</text:p>
              </table:table-cell>
              <table:table-cell office:value-type="float" office:value="5.52694500696147">
                <text:p>5.526945006961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7.83143963">
                <text:p>67.83143963</text:p>
              </table:table-cell>
              <table:table-cell office:value-type="float" office:value="5.88273007895828">
                <text:p>5.882730078958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7.889912204">
                <text:p>67.889912204</text:p>
              </table:table-cell>
              <table:table-cell office:value-type="float" office:value="6.32542702775325">
                <text:p>6.32542702775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7.9470326910001">
                <text:p>67.9470326910001</text:p>
              </table:table-cell>
              <table:table-cell office:value-type="float" office:value="6.47515487677497">
                <text:p>6.475154876774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017340040001">
                <text:p>68.0017340040001</text:p>
              </table:table-cell>
              <table:table-cell office:value-type="float" office:value="6.76151959939023">
                <text:p>6.76151959939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.0541501010001">
                <text:p>68.0541501010001</text:p>
              </table:table-cell>
              <table:table-cell office:value-type="float" office:value="7.05630562233591">
                <text:p>7.056305622335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.1492195060001">
                <text:p>68.1492195060001</text:p>
              </table:table-cell>
              <table:table-cell office:value-type="float" office:value="8.05466941492049">
                <text:p>8.054669414920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.193822194">
                <text:p>68.193822194</text:p>
              </table:table-cell>
              <table:table-cell office:value-type="float" office:value="8.29241502131967">
                <text:p>8.292415021319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.237152275">
                <text:p>68.237152275</text:p>
              </table:table-cell>
              <table:table-cell office:value-type="float" office:value="8.53596373294933">
                <text:p>8.535963732949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.278901777">
                <text:p>68.278901777</text:p>
              </table:table-cell>
              <table:table-cell office:value-type="float" office:value="8.85912363605681">
                <text:p>8.859123636056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8.319234244">
                <text:p>68.319234244</text:p>
              </table:table-cell>
              <table:table-cell office:value-type="float" office:value="9.17037879091514">
                <text:p>9.17037879091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.357998581">
                <text:p>68.357998581</text:p>
              </table:table-cell>
              <table:table-cell office:value-type="float" office:value="9.54134724301313">
                <text:p>9.541347243013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.394738589">
                <text:p>68.394738589</text:p>
              </table:table-cell>
              <table:table-cell office:value-type="float" office:value="10.0670636751511">
                <text:p>10.06706367515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8.430335052">
                <text:p>68.430335052</text:p>
              </table:table-cell>
              <table:table-cell office:value-type="float" office:value="10.3904705353067">
                <text:p>10.39047053530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8.465073023">
                <text:p>68.465073023</text:p>
              </table:table-cell>
              <table:table-cell office:value-type="float" office:value="10.6472539792741">
                <text:p>10.64725397927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.499000418">
                <text:p>68.499000418</text:p>
              </table:table-cell>
              <table:table-cell office:value-type="float" office:value="10.9016327354984">
                <text:p>10.90163273549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8.5652180160001">
                <text:p>68.5652180160001</text:p>
              </table:table-cell>
              <table:table-cell office:value-type="float" office:value="11.253345182733">
                <text:p>11.2533451827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8.597453896">
                <text:p>68.597453896</text:p>
              </table:table-cell>
              <table:table-cell office:value-type="float" office:value="11.473674674397">
                <text:p>11.4736746743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.628912898">
                <text:p>68.628912898</text:p>
              </table:table-cell>
              <table:table-cell office:value-type="float" office:value="11.7570163211698">
                <text:p>11.75701632116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8.659848513">
                <text:p>68.659848513</text:p>
              </table:table-cell>
              <table:table-cell office:value-type="float" office:value="11.9559284650469">
                <text:p>11.9559284650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689920897">
                <text:p>68.689920897</text:p>
              </table:table-cell>
              <table:table-cell office:value-type="float" office:value="12.2991246707055">
                <text:p>12.2991246707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719480779">
                <text:p>68.719480779</text:p>
              </table:table-cell>
              <table:table-cell office:value-type="float" office:value="12.5123638843566">
                <text:p>12.51236388435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748836754">
                <text:p>68.748836754</text:p>
              </table:table-cell>
              <table:table-cell office:value-type="float" office:value="12.5992749333445">
                <text:p>12.59927493334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777862832">
                <text:p>68.777862832</text:p>
              </table:table-cell>
              <table:table-cell office:value-type="float" office:value="12.7424724746398">
                <text:p>12.74247247463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8065363050001">
                <text:p>68.8065363050001</text:p>
              </table:table-cell>
              <table:table-cell office:value-type="float" office:value="12.8991699038901">
                <text:p>12.89916990389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835358528">
                <text:p>68.835358528</text:p>
              </table:table-cell>
              <table:table-cell office:value-type="float" office:value="12.8325979562071">
                <text:p>12.8325979562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.891588283">
                <text:p>68.891588283</text:p>
              </table:table-cell>
              <table:table-cell office:value-type="float" office:value="13.2819747159886">
                <text:p>13.2819747159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.918092219">
                <text:p>68.918092219</text:p>
              </table:table-cell>
              <table:table-cell office:value-type="float" office:value="13.9550593527461">
                <text:p>13.95505935274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8.9442626110001">
                <text:p>68.9442626110001</text:p>
              </table:table-cell>
              <table:table-cell office:value-type="float" office:value="14.1329178394186">
                <text:p>14.13291783941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8.9698464910001">
                <text:p>68.9698464910001</text:p>
              </table:table-cell>
              <table:table-cell office:value-type="float" office:value="14.4569158377054">
                <text:p>14.45691583770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8.9952285480001">
                <text:p>68.9952285480001</text:p>
              </table:table-cell>
              <table:table-cell office:value-type="float" office:value="14.5718686220711">
                <text:p>14.57186862207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.020340708">
                <text:p>69.020340708</text:p>
              </table:table-cell>
              <table:table-cell office:value-type="float" office:value="14.7284821362599">
                <text:p>14.7284821362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.045584691">
                <text:p>69.045584691</text:p>
              </table:table-cell>
              <table:table-cell office:value-type="float" office:value="14.6515706321782">
                <text:p>14.6515706321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.0706647160001">
                <text:p>69.0706647160001</text:p>
              </table:table-cell>
              <table:table-cell office:value-type="float" office:value="14.7473537191759">
                <text:p>14.7473537191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.095575677">
                <text:p>69.095575677</text:p>
              </table:table-cell>
              <table:table-cell office:value-type="float" office:value="14.8474400470921">
                <text:p>14.84744004709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.1208857540001">
                <text:p>69.1208857540001</text:p>
              </table:table-cell>
              <table:table-cell office:value-type="float" office:value="14.6133099461014">
                <text:p>14.61330994610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.1709028340001">
                <text:p>69.1709028340001</text:p>
              </table:table-cell>
              <table:table-cell office:value-type="float" office:value="14.9422878235457">
                <text:p>14.94228782354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.195347128">
                <text:p>69.195347128</text:p>
              </table:table-cell>
              <table:table-cell office:value-type="float" office:value="15.1308931222267">
                <text:p>15.13089312222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.21982288">
                <text:p>69.21982288</text:p>
              </table:table-cell>
              <table:table-cell office:value-type="float" office:value="15.1114458081938">
                <text:p>15.1114458081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.24440608">
                <text:p>69.24440608</text:p>
              </table:table-cell>
              <table:table-cell office:value-type="float" office:value="15.0453968548099">
                <text:p>15.04539685480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.268675477">
                <text:p>69.268675477</text:p>
              </table:table-cell>
              <table:table-cell office:value-type="float" office:value="15.2399336481974">
                <text:p>15.23993364819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.292851384">
                <text:p>69.292851384</text:p>
              </table:table-cell>
              <table:table-cell office:value-type="float" office:value="15.2988675859142">
                <text:p>15.29886758591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316750207">
                <text:p>69.316750207</text:p>
              </table:table-cell>
              <table:table-cell office:value-type="float" office:value="15.4762433263949">
                <text:p>15.47624332639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.339995903">
                <text:p>69.339995903</text:p>
              </table:table-cell>
              <table:table-cell office:value-type="float" office:value="15.9110744613491">
                <text:p>15.91107446134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.363326547">
                <text:p>69.363326547</text:p>
              </table:table-cell>
              <table:table-cell office:value-type="float" office:value="15.8531414718761">
                <text:p>15.85314147187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.386270367">
                <text:p>69.386270367</text:p>
              </table:table-cell>
              <table:table-cell office:value-type="float" office:value="16.1204193530794">
                <text:p>16.12041935307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.432452018">
                <text:p>69.432452018</text:p>
              </table:table-cell>
              <table:table-cell office:value-type="float" office:value="15.9612852593855">
                <text:p>15.9612852593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.4557144330001">
                <text:p>69.4557144330001</text:p>
              </table:table-cell>
              <table:table-cell office:value-type="float" office:value="15.8996389652798">
                <text:p>15.89963896527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.478717003">
                <text:p>69.478717003</text:p>
              </table:table-cell>
              <table:table-cell office:value-type="float" office:value="16.0792467956189">
                <text:p>16.07924679561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.501887282">
                <text:p>69.501887282</text:p>
              </table:table-cell>
              <table:table-cell office:value-type="float" office:value="15.9628634580127">
                <text:p>15.96286345801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.524526362">
                <text:p>69.524526362</text:p>
              </table:table-cell>
              <table:table-cell office:value-type="float" office:value="16.3374130027515">
                <text:p>16.33741300275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.547254765">
                <text:p>69.547254765</text:p>
              </table:table-cell>
              <table:table-cell office:value-type="float" office:value="16.2732066992288">
                <text:p>16.27320669922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.569983011">
                <text:p>69.569983011</text:p>
              </table:table-cell>
              <table:table-cell office:value-type="float" office:value="16.2733191096776">
                <text:p>16.27331910967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592647612">
                <text:p>69.592647612</text:p>
              </table:table-cell>
              <table:table-cell office:value-type="float" office:value="16.3190166004849">
                <text:p>16.31901660048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615421744">
                <text:p>69.615421744</text:p>
              </table:table-cell>
              <table:table-cell office:value-type="float" office:value="16.2405311412977">
                <text:p>16.24053114129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6381480630001">
                <text:p>69.6381480630001</text:p>
              </table:table-cell>
              <table:table-cell office:value-type="float" office:value="16.2746989497412">
                <text:p>16.27469894974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683059398">
                <text:p>69.683059398</text:p>
              </table:table-cell>
              <table:table-cell office:value-type="float" office:value="16.5218389566065">
                <text:p>16.52183895660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.7050659760001">
                <text:p>69.7050659760001</text:p>
              </table:table-cell>
              <table:table-cell office:value-type="float" office:value="16.8069747127855">
                <text:p>16.80697471278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.727448075">
                <text:p>69.727448075</text:p>
              </table:table-cell>
              <table:table-cell office:value-type="float" office:value="16.5249916892266">
                <text:p>16.5249916892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.7497722060001">
                <text:p>69.7497722060001</text:p>
              </table:table-cell>
              <table:table-cell office:value-type="float" office:value="16.5679013423574">
                <text:p>16.56790134235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.772152014">
                <text:p>69.772152014</text:p>
              </table:table-cell>
              <table:table-cell office:value-type="float" office:value="16.5266833371508">
                <text:p>16.52668333715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.794809271">
                <text:p>69.794809271</text:p>
              </table:table-cell>
              <table:table-cell office:value-type="float" office:value="16.3243061577172">
                <text:p>16.32430615771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.817128922">
                <text:p>69.817128922</text:p>
              </table:table-cell>
              <table:table-cell office:value-type="float" office:value="16.571226851278">
                <text:p>16.5712268512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.839271802">
                <text:p>69.839271802</text:p>
              </table:table-cell>
              <table:table-cell office:value-type="float" office:value="16.7035182397756">
                <text:p>16.70351823977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.861079004">
                <text:p>69.861079004</text:p>
              </table:table-cell>
              <table:table-cell office:value-type="float" office:value="16.9606352966372">
                <text:p>16.96063529663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9.8824809450001">
                <text:p>69.8824809450001</text:p>
              </table:table-cell>
              <table:table-cell office:value-type="float" office:value="17.2817970090453">
                <text:p>17.28179700904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9.9252007110001">
                <text:p>69.9252007110001</text:p>
              </table:table-cell>
              <table:table-cell office:value-type="float" office:value="17.4128649371153">
                <text:p>17.41286493711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.9463530670001">
                <text:p>69.9463530670001</text:p>
              </table:table-cell>
              <table:table-cell office:value-type="float" office:value="17.4857117553082">
                <text:p>17.48571175530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.967172662">
                <text:p>69.967172662</text:p>
              </table:table-cell>
              <table:table-cell office:value-type="float" office:value="17.7651870732044">
                <text:p>17.76518707320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.9873404840001">
                <text:p>69.9873404840001</text:p>
              </table:table-cell>
              <table:table-cell office:value-type="float" office:value="18.3393129888072">
                <text:p>18.33931298880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.007406847">
                <text:p>70.007406847</text:p>
              </table:table-cell>
              <table:table-cell office:value-type="float" office:value="18.4320397255231">
                <text:p>18.43203972552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.027126751">
                <text:p>70.027126751</text:p>
              </table:table-cell>
              <table:table-cell office:value-type="float" office:value="18.7558722376117">
                <text:p>18.7558722376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.0472521770001">
                <text:p>70.0472521770001</text:p>
              </table:table-cell>
              <table:table-cell office:value-type="float" office:value="18.3779463829005">
                <text:p>18.3779463829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.0673845300001">
                <text:p>70.0673845300001</text:p>
              </table:table-cell>
              <table:table-cell office:value-type="float" office:value="18.3716230269653">
                <text:p>18.3716230269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.087934853">
                <text:p>70.087934853</text:p>
              </table:table-cell>
              <table:table-cell office:value-type="float" office:value="17.9979652856456">
                <text:p>17.99796528564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.1087342920001">
                <text:p>70.1087342920001</text:p>
              </table:table-cell>
              <table:table-cell office:value-type="float" office:value="17.7824026869869">
                <text:p>17.78240268698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.149827334">
                <text:p>70.149827334</text:p>
              </table:table-cell>
              <table:table-cell office:value-type="float" office:value="17.8967254060903">
                <text:p>17.89672540609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.170203855">
                <text:p>70.170203855</text:p>
              </table:table-cell>
              <table:table-cell office:value-type="float" office:value="18.1514793404571">
                <text:p>18.15147934045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.191007824">
                <text:p>70.191007824</text:p>
              </table:table-cell>
              <table:table-cell office:value-type="float" office:value="17.7785306237579">
                <text:p>17.77853062375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.2114235120001">
                <text:p>70.2114235120001</text:p>
              </table:table-cell>
              <table:table-cell office:value-type="float" office:value="18.1166561695426">
                <text:p>18.11665616954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.232015502">
                <text:p>70.232015502</text:p>
              </table:table-cell>
              <table:table-cell office:value-type="float" office:value="17.9615471823128">
                <text:p>17.96154718231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.2522812410001">
                <text:p>70.2522812410001</text:p>
              </table:table-cell>
              <table:table-cell office:value-type="float" office:value="18.2507038090989">
                <text:p>18.25070380909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.272569011">
                <text:p>70.272569011</text:p>
              </table:table-cell>
              <table:table-cell office:value-type="float" office:value="18.230884910578">
                <text:p>18.2308849105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.2930598550001">
                <text:p>70.2930598550001</text:p>
              </table:table-cell>
              <table:table-cell office:value-type="float" office:value="18.0502081788834">
                <text:p>18.05020817888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.313286271">
                <text:p>70.313286271</text:p>
              </table:table-cell>
              <table:table-cell office:value-type="float" office:value="18.2861857465882">
                <text:p>18.28618574658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.333559301">
                <text:p>70.333559301</text:p>
              </table:table-cell>
              <table:table-cell office:value-type="float" office:value="18.2441401192605">
                <text:p>18.24414011926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.373127912">
                <text:p>70.373127912</text:p>
              </table:table-cell>
              <table:table-cell office:value-type="float" office:value="18.902450334467">
                <text:p>18.9024503344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.392286199">
                <text:p>70.392286199</text:p>
              </table:table-cell>
              <table:table-cell office:value-type="float" office:value="19.3056926207594">
                <text:p>19.3056926207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.411245059">
                <text:p>70.411245059</text:p>
              </table:table-cell>
              <table:table-cell office:value-type="float" office:value="19.5087679302439">
                <text:p>19.508767930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.430083138">
                <text:p>70.430083138</text:p>
              </table:table-cell>
              <table:table-cell office:value-type="float" office:value="19.6338490756558">
                <text:p>19.63384907565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.449123404">
                <text:p>70.449123404</text:p>
              </table:table-cell>
              <table:table-cell office:value-type="float" office:value="19.4253588664798">
                <text:p>19.42535886647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.4686480990001">
                <text:p>70.4686480990001</text:p>
              </table:table-cell>
              <table:table-cell office:value-type="float" office:value="18.9433945042576">
                <text:p>18.94339450425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.487945971">
                <text:p>70.487945971</text:p>
              </table:table-cell>
              <table:table-cell office:value-type="float" office:value="19.1660510528513">
                <text:p>19.16605105285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.507251811">
                <text:p>70.507251811</text:p>
              </table:table-cell>
              <table:table-cell office:value-type="float" office:value="19.1581407471339">
                <text:p>19.15814074713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0.5259787430001">
                <text:p>70.5259787430001</text:p>
              </table:table-cell>
              <table:table-cell office:value-type="float" office:value="19.7503787572339">
                <text:p>19.75037875723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0.544650206">
                <text:p>70.544650206</text:p>
              </table:table-cell>
              <table:table-cell office:value-type="float" office:value="19.8090529897712">
                <text:p>19.809052989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0.581380527">
                <text:p>70.581380527</text:p>
              </table:table-cell>
              <table:table-cell office:value-type="float" office:value="20.1941303976424">
                <text:p>20.1941303976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.599126154">
                <text:p>70.599126154</text:p>
              </table:table-cell>
              <table:table-cell office:value-type="float" office:value="20.8425433467584">
                <text:p>20.84254334675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718324">
                <text:p>70.61718324</text:p>
              </table:table-cell>
              <table:table-cell office:value-type="float" office:value="20.4830391770835">
                <text:p>20.48303917708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.635016055">
                <text:p>70.635016055</text:p>
              </table:table-cell>
              <table:table-cell office:value-type="float" office:value="20.7406402164512">
                <text:p>20.74064021645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.653493612">
                <text:p>70.653493612</text:p>
              </table:table-cell>
              <table:table-cell office:value-type="float" office:value="20.0169318899834">
                <text:p>20.01693188998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672273565">
                <text:p>70.672273565</text:p>
              </table:table-cell>
              <table:table-cell office:value-type="float" office:value="19.6946179770129">
                <text:p>19.69461797701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6913192480001">
                <text:p>70.6913192480001</text:p>
              </table:table-cell>
              <table:table-cell office:value-type="float" office:value="19.4198338784074">
                <text:p>19.41983387840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7102509200001">
                <text:p>70.7102509200001</text:p>
              </table:table-cell>
              <table:table-cell office:value-type="float" office:value="19.5367847045834">
                <text:p>19.53678470458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729128738">
                <text:p>70.729128738</text:p>
              </table:table-cell>
              <table:table-cell office:value-type="float" office:value="19.5925185825311">
                <text:p>19.59251858253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0.748039734">
                <text:p>70.748039734</text:p>
              </table:table-cell>
              <table:table-cell office:value-type="float" office:value="19.5581448995751">
                <text:p>19.5581448995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0.7861864650001">
                <text:p>70.7861864650001</text:p>
              </table:table-cell>
              <table:table-cell office:value-type="float" office:value="19.2439577878116">
                <text:p>19.24395778781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.8055106900001">
                <text:p>70.8055106900001</text:p>
              </table:table-cell>
              <table:table-cell office:value-type="float" office:value="19.1399137591345">
                <text:p>19.13991375913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.825071323">
                <text:p>70.825071323</text:p>
              </table:table-cell>
              <table:table-cell office:value-type="float" office:value="18.9085905329611">
                <text:p>18.90859053296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.8443778920001">
                <text:p>70.8443778920001</text:p>
              </table:table-cell>
              <table:table-cell office:value-type="float" office:value="19.1574173516403">
                <text:p>19.15741735164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.863565243">
                <text:p>70.863565243</text:p>
              </table:table-cell>
              <table:table-cell office:value-type="float" office:value="19.2764493631038">
                <text:p>19.27644936310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0.88249655">
                <text:p>70.88249655</text:p>
              </table:table-cell>
              <table:table-cell office:value-type="float" office:value="19.5371613783397">
                <text:p>19.53716137833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0.901249524">
                <text:p>70.901249524</text:p>
              </table:table-cell>
              <table:table-cell office:value-type="float" office:value="19.7229516748677">
                <text:p>19.72295167486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0.9201109360001">
                <text:p>70.9201109360001</text:p>
              </table:table-cell>
              <table:table-cell office:value-type="float" office:value="19.609560512232">
                <text:p>19.6095605122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.939318911">
                <text:p>70.939318911</text:p>
              </table:table-cell>
              <table:table-cell office:value-type="float" office:value="19.2557518407058">
                <text:p>19.25575184070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0.9587151160001">
                <text:p>70.9587151160001</text:p>
              </table:table-cell>
              <table:table-cell office:value-type="float" office:value="19.0688848649281">
                <text:p>19.06888486492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0.997753673">
                <text:p>70.997753673</text:p>
              </table:table-cell>
              <table:table-cell office:value-type="float" office:value="19.0919552154404">
                <text:p>19.09195521544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1.017314045">
                <text:p>71.017314045</text:p>
              </table:table-cell>
              <table:table-cell office:value-type="float" office:value="18.9088428360119">
                <text:p>18.9088428360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1.0364784270001">
                <text:p>71.0364784270001</text:p>
              </table:table-cell>
              <table:table-cell office:value-type="float" office:value="19.299552678507">
                <text:p>19.2995526785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.0559135380001">
                <text:p>71.0559135380001</text:p>
              </table:table-cell>
              <table:table-cell office:value-type="float" office:value="19.0307119913958">
                <text:p>19.03071199139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1.074510053">
                <text:p>71.074510053</text:p>
              </table:table-cell>
              <table:table-cell office:value-type="float" office:value="19.8888877816057">
                <text:p>19.88888778160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1.093391778">
                <text:p>71.093391778</text:p>
              </table:table-cell>
              <table:table-cell office:value-type="float" office:value="19.5884645053028">
                <text:p>19.5884645053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1.11175824">
                <text:p>71.11175824</text:p>
              </table:table-cell>
              <table:table-cell office:value-type="float" office:value="20.1380102472428">
                <text:p>20.13801024724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.1303423590001">
                <text:p>71.1303423590001</text:p>
              </table:table-cell>
              <table:table-cell office:value-type="float" office:value="19.9021540898147">
                <text:p>19.90215408981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.148528196">
                <text:p>71.148528196</text:p>
              </table:table-cell>
              <table:table-cell office:value-type="float" office:value="20.3380245827338">
                <text:p>20.33802458273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.1671693470001">
                <text:p>71.1671693470001</text:p>
              </table:table-cell>
              <table:table-cell office:value-type="float" office:value="19.841264091458">
                <text:p>19.8412640914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.2041610740001">
                <text:p>71.2041610740001</text:p>
              </table:table-cell>
              <table:table-cell office:value-type="float" office:value="19.7636256163351">
                <text:p>19.76362561633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.222595558">
                <text:p>71.222595558</text:p>
              </table:table-cell>
              <table:table-cell office:value-type="float" office:value="20.0637023505983">
                <text:p>20.06370235059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.241289469">
                <text:p>71.241289469</text:p>
              </table:table-cell>
              <table:table-cell office:value-type="float" office:value="19.7852659061909">
                <text:p>19.78526590619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.259881557">
                <text:p>71.259881557</text:p>
              </table:table-cell>
              <table:table-cell office:value-type="float" office:value="19.8936235651486">
                <text:p>19.89362356514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.278334634">
                <text:p>71.278334634</text:p>
              </table:table-cell>
              <table:table-cell office:value-type="float" office:value="20.0434865124049">
                <text:p>20.04348651240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.2965859920001">
                <text:p>71.2965859920001</text:p>
              </table:table-cell>
              <table:table-cell office:value-type="float" office:value="20.2650126067917">
                <text:p>20.26501260679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.314582193">
                <text:p>71.314582193</text:p>
              </table:table-cell>
              <table:table-cell office:value-type="float" office:value="20.5523376829792">
                <text:p>20.55233768297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332739696">
                <text:p>71.332739696</text:p>
              </table:table-cell>
              <table:table-cell office:value-type="float" office:value="20.3697611924939">
                <text:p>20.36976119249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3509913660001">
                <text:p>71.3509913660001</text:p>
              </table:table-cell>
              <table:table-cell office:value-type="float" office:value="20.2646661900594">
                <text:p>20.26466619005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36957184">
                <text:p>71.36957184</text:p>
              </table:table-cell>
              <table:table-cell office:value-type="float" office:value="19.9060583687782">
                <text:p>19.90605836877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407029246">
                <text:p>71.407029246</text:p>
              </table:table-cell>
              <table:table-cell office:value-type="float" office:value="19.8228206488707">
                <text:p>19.82282064887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425662167">
                <text:p>71.425662167</text:p>
              </table:table-cell>
              <table:table-cell office:value-type="float" office:value="19.8500278063201">
                <text:p>19.85002780632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1.444259047">
                <text:p>71.444259047</text:p>
              </table:table-cell>
              <table:table-cell office:value-type="float" office:value="19.8884974233086">
                <text:p>19.88849742330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.463005667">
                <text:p>71.463005667</text:p>
              </table:table-cell>
              <table:table-cell office:value-type="float" office:value="19.7296365937918">
                <text:p>19.72963659379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1.481644578">
                <text:p>71.481644578</text:p>
              </table:table-cell>
              <table:table-cell office:value-type="float" office:value="19.8436485887597">
                <text:p>19.84364858875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1.5003862500001">
                <text:p>71.5003862500001</text:p>
              </table:table-cell>
              <table:table-cell office:value-type="float" office:value="19.7348454268806">
                <text:p>19.73484542688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1.5191334940001">
                <text:p>71.5191334940001</text:p>
              </table:table-cell>
              <table:table-cell office:value-type="float" office:value="19.7289798949655">
                <text:p>19.72897989496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1.537726832">
                <text:p>71.537726832</text:p>
              </table:table-cell>
              <table:table-cell office:value-type="float" office:value="19.8922861490898">
                <text:p>19.89228614908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1.555905169">
                <text:p>71.555905169</text:p>
              </table:table-cell>
              <table:table-cell office:value-type="float" office:value="20.3464156243802">
                <text:p>20.34641562438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1.573903714">
                <text:p>71.573903714</text:p>
              </table:table-cell>
              <table:table-cell office:value-type="float" office:value="20.5496610955424">
                <text:p>20.54966109554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1.609769761">
                <text:p>71.609769761</text:p>
              </table:table-cell>
              <table:table-cell office:value-type="float" office:value="20.7508825292065">
                <text:p>20.750882529206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1.627552575">
                <text:p>71.627552575</text:p>
              </table:table-cell>
              <table:table-cell office:value-type="float" office:value="20.7989579130194">
                <text:p>20.79895791301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1.645361744">
                <text:p>71.645361744</text:p>
              </table:table-cell>
              <table:table-cell office:value-type="float" office:value="20.7681784569774">
                <text:p>20.76817845697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1.663125028">
                <text:p>71.663125028</text:p>
              </table:table-cell>
              <table:table-cell office:value-type="float" office:value="20.8218255116399">
                <text:p>20.82182551163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1.6809038320001">
                <text:p>71.6809038320001</text:p>
              </table:table-cell>
              <table:table-cell office:value-type="float" office:value="20.8036491071619">
                <text:p>20.80364910716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1.6986451880001">
                <text:p>71.6986451880001</text:p>
              </table:table-cell>
              <table:table-cell office:value-type="float" office:value="20.8475609171136">
                <text:p>20.84756091711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1.716289149">
                <text:p>71.716289149</text:p>
              </table:table-cell>
              <table:table-cell office:value-type="float" office:value="20.9626398495465">
                <text:p>20.96263984954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1.734041182">
                <text:p>71.734041182</text:p>
              </table:table-cell>
              <table:table-cell office:value-type="float" office:value="20.8350221049425">
                <text:p>20.83502210494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1.7516656110001">
                <text:p>71.7516656110001</text:p>
              </table:table-cell>
              <table:table-cell office:value-type="float" office:value="20.9858713698057">
                <text:p>20.98587136980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.769467176">
                <text:p>71.769467176</text:p>
              </table:table-cell>
              <table:table-cell office:value-type="float" office:value="20.7770496562537">
                <text:p>20.77704965625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.8053112430001">
                <text:p>71.8053112430001</text:p>
              </table:table-cell>
              <table:table-cell office:value-type="float" office:value="20.4994175172236">
                <text:p>20.49941751722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.8235423410001">
                <text:p>71.8235423410001</text:p>
              </table:table-cell>
              <table:table-cell office:value-type="float" office:value="20.2875328716855">
                <text:p>20.28753287168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.8421680230001">
                <text:p>71.8421680230001</text:p>
              </table:table-cell>
              <table:table-cell office:value-type="float" office:value="19.8577426567301">
                <text:p>19.85774265673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1.8612380810001">
                <text:p>71.8612380810001</text:p>
              </table:table-cell>
              <table:table-cell office:value-type="float" office:value="19.3950118013132">
                <text:p>19.39501180131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1.880300483">
                <text:p>71.880300483</text:p>
              </table:table-cell>
              <table:table-cell office:value-type="float" office:value="19.4028013869154">
                <text:p>19.40280138691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1.899406791">
                <text:p>71.899406791</text:p>
              </table:table-cell>
              <table:table-cell office:value-type="float" office:value="19.3582140496138">
                <text:p>19.35821404961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1.918437839">
                <text:p>71.918437839</text:p>
              </table:table-cell>
              <table:table-cell office:value-type="float" office:value="19.4347678573548">
                <text:p>19.43476785735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1.937212844">
                <text:p>71.937212844</text:p>
              </table:table-cell>
              <table:table-cell office:value-type="float" office:value="19.6998083335075">
                <text:p>19.69980833350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.9559155050001">
                <text:p>71.9559155050001</text:p>
              </table:table-cell>
              <table:table-cell office:value-type="float" office:value="19.7760094117913">
                <text:p>19.77600941179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1.9743766550001">
                <text:p>71.9743766550001</text:p>
              </table:table-cell>
              <table:table-cell office:value-type="float" office:value="20.0347215618634">
                <text:p>20.03472156186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2.01066062">
                <text:p>72.01066062</text:p>
              </table:table-cell>
              <table:table-cell office:value-type="float" office:value="20.5899394167297">
                <text:p>20.58993941672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2.028432185">
                <text:p>72.028432185</text:p>
              </table:table-cell>
              <table:table-cell office:value-type="float" office:value="20.8121231845622">
                <text:p>20.81212318456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2.045765259">
                <text:p>72.045765259</text:p>
              </table:table-cell>
              <table:table-cell office:value-type="float" office:value="21.338626948774">
                <text:p>21.3386269487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2.0629697380001">
                <text:p>72.0629697380001</text:p>
              </table:table-cell>
              <table:table-cell office:value-type="float" office:value="21.4981226668372">
                <text:p>21.49812266683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2.079863384">
                <text:p>72.079863384</text:p>
              </table:table-cell>
              <table:table-cell office:value-type="float" office:value="21.8936752884825">
                <text:p>21.89367528848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2.096504737">
                <text:p>72.096504737</text:p>
              </table:table-cell>
              <table:table-cell office:value-type="float" office:value="22.2255966785245">
                <text:p>22.22559667852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2.113121454">
                <text:p>72.113121454</text:p>
              </table:table-cell>
              <table:table-cell office:value-type="float" office:value="22.258548422122">
                <text:p>22.2585484221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2.129892287">
                <text:p>72.129892287</text:p>
              </table:table-cell>
              <table:table-cell office:value-type="float" office:value="22.0540029205307">
                <text:p>22.05400292053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2.146848797">
                <text:p>72.146848797</text:p>
              </table:table-cell>
              <table:table-cell office:value-type="float" office:value="21.8125074064146">
                <text:p>21.81250740641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2.1639007760001">
                <text:p>72.1639007760001</text:p>
              </table:table-cell>
              <table:table-cell office:value-type="float" office:value="21.6903856122094">
                <text:p>21.69038561220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2.1987310900001">
                <text:p>72.1987310900001</text:p>
              </table:table-cell>
              <table:table-cell office:value-type="float" office:value="21.1450274997952">
                <text:p>21.14502749979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2.2164026030001">
                <text:p>72.2164026030001</text:p>
              </table:table-cell>
              <table:table-cell office:value-type="float" office:value="20.9299565895868">
                <text:p>20.92995658958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2.233997031">
                <text:p>72.233997031</text:p>
              </table:table-cell>
              <table:table-cell office:value-type="float" office:value="21.0216552628614">
                <text:p>21.02165526286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2.2517587">
                <text:p>72.2517587</text:p>
              </table:table-cell>
              <table:table-cell office:value-type="float" office:value="20.8237187598281">
                <text:p>20.82371875982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.269158753">
                <text:p>72.269158753</text:p>
              </table:table-cell>
              <table:table-cell office:value-type="float" office:value="21.2564869752286">
                <text:p>21.25648697522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.286820995">
                <text:p>72.286820995</text:p>
              </table:table-cell>
              <table:table-cell office:value-type="float" office:value="20.940942829418">
                <text:p>20.9409428294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2.304272767">
                <text:p>72.304272767</text:p>
              </table:table-cell>
              <table:table-cell office:value-type="float" office:value="21.1934925555309">
                <text:p>21.1934925555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.322018654">
                <text:p>72.322018654</text:p>
              </table:table-cell>
              <table:table-cell office:value-type="float" office:value="20.8422379766633">
                <text:p>20.84223797666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2.3395862080001">
                <text:p>72.3395862080001</text:p>
              </table:table-cell>
              <table:table-cell office:value-type="float" office:value="21.0538131808865">
                <text:p>21.05381318088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2.357511054">
                <text:p>72.357511054</text:p>
              </table:table-cell>
              <table:table-cell office:value-type="float" office:value="20.6341521686551">
                <text:p>20.63415216865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.392994288">
                <text:p>72.392994288</text:p>
              </table:table-cell>
              <table:table-cell office:value-type="float" office:value="20.5565618059242">
                <text:p>20.55656180592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.4106401230001">
                <text:p>72.4106401230001</text:p>
              </table:table-cell>
              <table:table-cell office:value-type="float" office:value="20.9604136024638">
                <text:p>20.96041360246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2.428544188">
                <text:p>72.428544188</text:p>
              </table:table-cell>
              <table:table-cell office:value-type="float" office:value="20.658101942966">
                <text:p>20.6581019429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2.446351899">
                <text:p>72.446351899</text:p>
              </table:table-cell>
              <table:table-cell office:value-type="float" office:value="20.7698788441137">
                <text:p>20.76987884411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2.464254401">
                <text:p>72.464254401</text:p>
              </table:table-cell>
              <table:table-cell office:value-type="float" office:value="20.6599055239634">
                <text:p>20.65990552396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2.481959924">
                <text:p>72.481959924</text:p>
              </table:table-cell>
              <table:table-cell office:value-type="float" office:value="20.8897528732459">
                <text:p>20.88975287324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2.4998841980001">
                <text:p>72.4998841980001</text:p>
              </table:table-cell>
              <table:table-cell office:value-type="float" office:value="20.634810646215">
                <text:p>20.6348106462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2.51758045">
                <text:p>72.51758045</text:p>
              </table:table-cell>
              <table:table-cell office:value-type="float" office:value="20.900696936446">
                <text:p>20.9006969364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2.5353508160001">
                <text:p>72.5353508160001</text:p>
              </table:table-cell>
              <table:table-cell office:value-type="float" office:value="20.8135274175665">
                <text:p>20.81352741756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2.552850297">
                <text:p>72.552850297</text:p>
              </table:table-cell>
              <table:table-cell office:value-type="float" office:value="21.1357125370068">
                <text:p>21.1357125370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2.5880251960001">
                <text:p>72.5880251960001</text:p>
              </table:table-cell>
              <table:table-cell office:value-type="float" office:value="21.0754950508609">
                <text:p>21.07549505086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.605592802">
                <text:p>72.605592802</text:p>
              </table:table-cell>
              <table:table-cell office:value-type="float" office:value="21.0537508618499">
                <text:p>21.05375086184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.62317572">
                <text:p>72.62317572</text:p>
              </table:table-cell>
              <table:table-cell office:value-type="float" office:value="21.0354163035736">
                <text:p>21.03541630357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2.6405360850001">
                <text:p>72.6405360850001</text:p>
              </table:table-cell>
              <table:table-cell office:value-type="float" office:value="21.3050820049402">
                <text:p>21.30508200494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2.658151348">
                <text:p>72.658151348</text:p>
              </table:table-cell>
              <table:table-cell office:value-type="float" office:value="20.9967912465182">
                <text:p>20.99679124651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2.6754322340001">
                <text:p>72.6754322340001</text:p>
              </table:table-cell>
              <table:table-cell office:value-type="float" office:value="21.4030692616067">
                <text:p>21.40306926160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2.692720776">
                <text:p>72.692720776</text:p>
              </table:table-cell>
              <table:table-cell office:value-type="float" office:value="21.3935911983089">
                <text:p>21.39359119830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2.709704057">
                <text:p>72.709704057</text:p>
              </table:table-cell>
              <table:table-cell office:value-type="float" office:value="21.7781240246028">
                <text:p>21.77812402460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2.726742182">
                <text:p>72.726742182</text:p>
              </table:table-cell>
              <table:table-cell office:value-type="float" office:value="21.7080224474209">
                <text:p>21.70802244742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2.7434237430001">
                <text:p>72.7434237430001</text:p>
              </table:table-cell>
              <table:table-cell office:value-type="float" office:value="22.1720257451343">
                <text:p>22.172025745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2.776608793">
                <text:p>72.776608793</text:p>
              </table:table-cell>
              <table:table-cell office:value-type="float" office:value="22.5325767216752">
                <text:p>22.5325767216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.793268531">
                <text:p>72.793268531</text:p>
              </table:table-cell>
              <table:table-cell office:value-type="float" office:value="22.2010694262399">
                <text:p>22.20106942623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.809731862">
                <text:p>72.809731862</text:p>
              </table:table-cell>
              <table:table-cell office:value-type="float" office:value="22.4659274579954">
                <text:p>22.46592745799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2.8264263930001">
                <text:p>72.8264263930001</text:p>
              </table:table-cell>
              <table:table-cell office:value-type="float" office:value="22.1548002732011">
                <text:p>22.15480027320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.8426557130001">
                <text:p>72.8426557130001</text:p>
              </table:table-cell>
              <table:table-cell office:value-type="float" office:value="22.7898642680292">
                <text:p>22.78986426802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.859163784">
                <text:p>72.859163784</text:p>
              </table:table-cell>
              <table:table-cell office:value-type="float" office:value="22.4050405382003">
                <text:p>22.40504053820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.875361177">
                <text:p>72.875361177</text:p>
              </table:table-cell>
              <table:table-cell office:value-type="float" office:value="22.8347858178548">
                <text:p>22.83478581785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.8917463320001">
                <text:p>72.8917463320001</text:p>
              </table:table-cell>
              <table:table-cell office:value-type="float" office:value="22.5731157233568">
                <text:p>22.57311572335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.907817683">
                <text:p>72.907817683</text:p>
              </table:table-cell>
              <table:table-cell office:value-type="float" office:value="23.0138710780069">
                <text:p>23.01387107800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.9240431490001">
                <text:p>72.9240431490001</text:p>
              </table:table-cell>
              <table:table-cell office:value-type="float" office:value="22.7952774953333">
                <text:p>22.795277495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.9567622590001">
                <text:p>72.9567622590001</text:p>
              </table:table-cell>
              <table:table-cell office:value-type="float" office:value="22.5144330992026">
                <text:p>22.51443309920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.973496269">
                <text:p>72.973496269</text:p>
              </table:table-cell>
              <table:table-cell office:value-type="float" office:value="22.1025325049613">
                <text:p>22.10253250496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.9901500700001">
                <text:p>72.9901500700001</text:p>
              </table:table-cell>
              <table:table-cell office:value-type="float" office:value="22.2089840007262">
                <text:p>22.20898400072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3.006981788">
                <text:p>73.006981788</text:p>
              </table:table-cell>
              <table:table-cell office:value-type="float" office:value="21.9742274652756">
                <text:p>21.97422746527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3.023681578">
                <text:p>73.023681578</text:p>
              </table:table-cell>
              <table:table-cell office:value-type="float" office:value="22.1478234135157">
                <text:p>22.1478234135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3.040600484">
                <text:p>73.040600484</text:p>
              </table:table-cell>
              <table:table-cell office:value-type="float" office:value="21.8609879363315">
                <text:p>21.86098793633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3.056984857">
                <text:p>73.056984857</text:p>
              </table:table-cell>
              <table:table-cell office:value-type="float" office:value="22.5741931022198">
                <text:p>22.57419310221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3.073482095">
                <text:p>73.073482095</text:p>
              </table:table-cell>
              <table:table-cell office:value-type="float" office:value="22.4197529285344">
                <text:p>22.41975292853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.089552977">
                <text:p>73.089552977</text:p>
              </table:table-cell>
              <table:table-cell office:value-type="float" office:value="23.0145426966457">
                <text:p>23.01454269664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3.105805892">
                <text:p>73.105805892</text:p>
              </table:table-cell>
              <table:table-cell office:value-type="float" office:value="22.7567793200202">
                <text:p>22.75677932002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.138070001">
                <text:p>73.138070001</text:p>
              </table:table-cell>
              <table:table-cell office:value-type="float" office:value="22.7309210662925">
                <text:p>22.73092106629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.154256144">
                <text:p>73.154256144</text:p>
              </table:table-cell>
              <table:table-cell office:value-type="float" office:value="22.8506568835653">
                <text:p>22.85065688356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3.1703438490001">
                <text:p>73.1703438490001</text:p>
              </table:table-cell>
              <table:table-cell office:value-type="float" office:value="22.9904762650438">
                <text:p>22.99047626504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3.186571763">
                <text:p>73.186571763</text:p>
              </table:table-cell>
              <table:table-cell office:value-type="float" office:value="22.7918388009055">
                <text:p>22.79183880090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.202482801">
                <text:p>73.202482801</text:p>
              </table:table-cell>
              <table:table-cell office:value-type="float" office:value="23.2457492692584">
                <text:p>23.2457492692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3.2185883710001">
                <text:p>73.2185883710001</text:p>
              </table:table-cell>
              <table:table-cell office:value-type="float" office:value="22.9649742269981">
                <text:p>22.9649742269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.2344503990001">
                <text:p>73.2344503990001</text:p>
              </table:table-cell>
              <table:table-cell office:value-type="float" office:value="23.3175732612244">
                <text:p>23.31757326122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3.2504973750001">
                <text:p>73.2504973750001</text:p>
              </table:table-cell>
              <table:table-cell office:value-type="float" office:value="23.0488286367667">
                <text:p>23.04882863676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.266256434">
                <text:p>73.266256434</text:p>
              </table:table-cell>
              <table:table-cell office:value-type="float" office:value="23.4699292618412">
                <text:p>23.46992926184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.2824859620001">
                <text:p>73.2824859620001</text:p>
              </table:table-cell>
              <table:table-cell office:value-type="float" office:value="22.7895721896979">
                <text:p>22.78957218969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.315003353">
                <text:p>73.315003353</text:p>
              </table:table-cell>
              <table:table-cell office:value-type="float" office:value="22.5266454190709">
                <text:p>22.52664541907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.3316000710001">
                <text:p>73.3316000710001</text:p>
              </table:table-cell>
              <table:table-cell office:value-type="float" office:value="22.2853699123108">
                <text:p>22.28536991231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.348223976">
                <text:p>73.348223976</text:p>
              </table:table-cell>
              <table:table-cell office:value-type="float" office:value="22.248924062236">
                <text:p>22.2489240622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.3652255380001">
                <text:p>73.3652255380001</text:p>
              </table:table-cell>
              <table:table-cell office:value-type="float" office:value="21.7547070064233">
                <text:p>21.75470700642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.38202361">
                <text:p>73.38202361</text:p>
              </table:table-cell>
              <table:table-cell office:value-type="float" office:value="22.018241138853">
                <text:p>22.018241138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.3993531940001">
                <text:p>73.3993531940001</text:p>
              </table:table-cell>
              <table:table-cell office:value-type="float" office:value="21.3429243287042">
                <text:p>21.34292432870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.416290694">
                <text:p>73.416290694</text:p>
              </table:table-cell>
              <table:table-cell office:value-type="float" office:value="21.8369889277374">
                <text:p>21.83698892773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.4335859030001">
                <text:p>73.4335859030001</text:p>
              </table:table-cell>
              <table:table-cell office:value-type="float" office:value="21.3853443436733">
                <text:p>21.38534434367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.4504010060001">
                <text:p>73.4504010060001</text:p>
              </table:table-cell>
              <table:table-cell office:value-type="float" office:value="21.9959401950714">
                <text:p>21.99594019507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.4672480890001">
                <text:p>73.4672480890001</text:p>
              </table:table-cell>
              <table:table-cell office:value-type="float" office:value="21.9541863693312">
                <text:p>21.95418636933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3.499913033">
                <text:p>73.499913033</text:p>
              </table:table-cell>
              <table:table-cell office:value-type="float" office:value="22.6952520066382">
                <text:p>22.69525200663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3.515859904">
                <text:p>73.515859904</text:p>
              </table:table-cell>
              <table:table-cell office:value-type="float" office:value="23.1935155155103">
                <text:p>23.19351551551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3.5317965670001">
                <text:p>73.5317965670001</text:p>
              </table:table-cell>
              <table:table-cell office:value-type="float" office:value="23.2083717877975">
                <text:p>23.20837178779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3.547349115">
                <text:p>73.547349115</text:p>
              </table:table-cell>
              <table:table-cell office:value-type="float" office:value="23.7815694227662">
                <text:p>23.78156942276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.563150674">
                <text:p>73.563150674</text:p>
              </table:table-cell>
              <table:table-cell office:value-type="float" office:value="23.4068043515009">
                <text:p>23.40680435150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3.57872395">
                <text:p>73.57872395</text:p>
              </table:table-cell>
              <table:table-cell office:value-type="float" office:value="23.7499162002488">
                <text:p>23.74991620024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3.594244727">
                <text:p>73.594244727</text:p>
              </table:table-cell>
              <table:table-cell office:value-type="float" office:value="23.8302502485409">
                <text:p>23.83025024854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.60990316">
                <text:p>73.60990316</text:p>
              </table:table-cell>
              <table:table-cell office:value-type="float" office:value="23.6207543859576">
                <text:p>23.6207543859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.6254920100001">
                <text:p>73.6254920100001</text:p>
              </table:table-cell>
              <table:table-cell office:value-type="float" office:value="23.7261889080922">
                <text:p>23.72618890809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.641259141">
                <text:p>73.641259141</text:p>
              </table:table-cell>
              <table:table-cell office:value-type="float" office:value="23.4579138058058">
                <text:p>23.45791380580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3.67281705">
                <text:p>73.67281705</text:p>
              </table:table-cell>
              <table:table-cell office:value-type="float" office:value="23.1354826611667">
                <text:p>23.1354826611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.688811109">
                <text:p>73.688811109</text:p>
              </table:table-cell>
              <table:table-cell office:value-type="float" office:value="23.1250866312991">
                <text:p>23.1250866312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3.704820064">
                <text:p>73.704820064</text:p>
              </table:table-cell>
              <table:table-cell office:value-type="float" office:value="23.1035692187804">
                <text:p>23.10356921878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3.721158239">
                <text:p>73.721158239</text:p>
              </table:table-cell>
              <table:table-cell office:value-type="float" office:value="22.6380241344112">
                <text:p>22.6380241344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.737355841">
                <text:p>73.737355841</text:p>
              </table:table-cell>
              <table:table-cell office:value-type="float" office:value="22.8344911772231">
                <text:p>22.83449117722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3.7537563600001">
                <text:p>73.7537563600001</text:p>
              </table:table-cell>
              <table:table-cell office:value-type="float" office:value="22.5519692371098">
                <text:p>22.55196923710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3.769966878">
                <text:p>73.769966878</text:p>
              </table:table-cell>
              <table:table-cell office:value-type="float" office:value="22.8162974164307">
                <text:p>22.81629741643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3.7864219800001">
                <text:p>73.7864219800001</text:p>
              </table:table-cell>
              <table:table-cell office:value-type="float" office:value="22.4771623999499">
                <text:p>22.47716239994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.8026608320001">
                <text:p>73.8026608320001</text:p>
              </table:table-cell>
              <table:table-cell office:value-type="float" office:value="22.7764869069318">
                <text:p>22.77648690693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.819033851">
                <text:p>73.819033851</text:p>
              </table:table-cell>
              <table:table-cell office:value-type="float" office:value="22.5898473557574">
                <text:p>22.5898473557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3.851424627">
                <text:p>73.851424627</text:p>
              </table:table-cell>
              <table:table-cell office:value-type="float" office:value="22.8665500267991">
                <text:p>22.86655002679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867597749">
                <text:p>73.867597749</text:p>
              </table:table-cell>
              <table:table-cell office:value-type="float" office:value="22.869053974903">
                <text:p>22.8690539749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.883673059">
                <text:p>73.883673059</text:p>
              </table:table-cell>
              <table:table-cell office:value-type="float" office:value="23.0082032608703">
                <text:p>23.00820326087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3.8997476390001">
                <text:p>73.8997476390001</text:p>
              </table:table-cell>
              <table:table-cell office:value-type="float" office:value="23.0092481397178">
                <text:p>23.00924813971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.915802323">
                <text:p>73.915802323</text:p>
              </table:table-cell>
              <table:table-cell office:value-type="float" office:value="23.0377626842327">
                <text:p>23.03776268423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3.931931279">
                <text:p>73.931931279</text:p>
              </table:table-cell>
              <table:table-cell office:value-type="float" office:value="22.9316764186228">
                <text:p>22.93167641862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3.947884921">
                <text:p>73.947884921</text:p>
              </table:table-cell>
              <table:table-cell office:value-type="float" office:value="23.1836717886709">
                <text:p>23.18367178867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3.964054085">
                <text:p>73.964054085</text:p>
              </table:table-cell>
              <table:table-cell office:value-type="float" office:value="22.8746520205262">
                <text:p>22.87465202052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.980004342">
                <text:p>73.980004342</text:p>
              </table:table-cell>
              <table:table-cell office:value-type="float" office:value="23.1885918805114">
                <text:p>23.1885918805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.996210277">
                <text:p>73.996210277</text:p>
              </table:table-cell>
              <table:table-cell office:value-type="float" office:value="22.8227498112">
                <text:p>22.82274981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4.0285151670001">
                <text:p>74.0285151670001</text:p>
              </table:table-cell>
              <table:table-cell office:value-type="float" office:value="22.7205950489035">
                <text:p>22.72059504890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.0446001120001">
                <text:p>74.0446001120001</text:p>
              </table:table-cell>
              <table:table-cell office:value-type="float" office:value="22.99442117845">
                <text:p>22.994421178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4.0607085990001">
                <text:p>74.0607085990001</text:p>
              </table:table-cell>
              <table:table-cell office:value-type="float" office:value="22.9608156223497">
                <text:p>22.96081562234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4.076775732">
                <text:p>74.076775732</text:p>
              </table:table-cell>
              <table:table-cell office:value-type="float" office:value="23.0199127599451">
                <text:p>23.01991275994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4.092834635">
                <text:p>74.092834635</text:p>
              </table:table-cell>
              <table:table-cell office:value-type="float" office:value="23.031710196117">
                <text:p>23.0317101961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4.1090383820001">
                <text:p>74.1090383820001</text:p>
              </table:table-cell>
              <table:table-cell office:value-type="float" office:value="22.8258315783497">
                <text:p>22.82583157834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4.125089369">
                <text:p>74.125089369</text:p>
              </table:table-cell>
              <table:table-cell office:value-type="float" office:value="23.0430689379165">
                <text:p>23.04306893791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4.141299574">
                <text:p>74.141299574</text:p>
              </table:table-cell>
              <table:table-cell office:value-type="float" office:value="22.8167379722898">
                <text:p>22.81673797228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4.1573332690001">
                <text:p>74.1573332690001</text:p>
              </table:table-cell>
              <table:table-cell office:value-type="float" office:value="23.0679203989589">
                <text:p>23.06792039895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4.173510402">
                <text:p>74.173510402</text:p>
              </table:table-cell>
              <table:table-cell office:value-type="float" office:value="22.8633837629686">
                <text:p>22.86338376296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4.205649563">
                <text:p>74.205649563</text:p>
              </table:table-cell>
              <table:table-cell office:value-type="float" office:value="23.0935752940639">
                <text:p>23.09357529406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4.221558882">
                <text:p>74.221558882</text:p>
              </table:table-cell>
              <table:table-cell office:value-type="float" office:value="23.2482609696803">
                <text:p>23.24826096968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4.237505076">
                <text:p>74.237505076</text:p>
              </table:table-cell>
              <table:table-cell office:value-type="float" office:value="23.1945002025189">
                <text:p>23.19450020251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4.253389292">
                <text:p>74.253389292</text:p>
              </table:table-cell>
              <table:table-cell office:value-type="float" office:value="23.285001913946">
                <text:p>23.2850019139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4.2691744960001">
                <text:p>74.2691744960001</text:p>
              </table:table-cell>
              <table:table-cell office:value-type="float" office:value="23.4310560674851">
                <text:p>23.43105606748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4.285133607">
                <text:p>74.285133607</text:p>
              </table:table-cell>
              <table:table-cell office:value-type="float" office:value="23.1757270166177">
                <text:p>23.17572701661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4.30079428">
                <text:p>74.30079428</text:p>
              </table:table-cell>
              <table:table-cell office:value-type="float" office:value="23.6173758279917">
                <text:p>23.61737582799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4.316692037">
                <text:p>74.316692037</text:p>
              </table:table-cell>
              <table:table-cell office:value-type="float" office:value="23.2651687884747">
                <text:p>23.26516878847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4.332349793">
                <text:p>74.332349793</text:p>
              </table:table-cell>
              <table:table-cell office:value-type="float" office:value="23.6217756849729">
                <text:p>23.62177568497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4.3480343200001">
                <text:p>74.3480343200001</text:p>
              </table:table-cell>
              <table:table-cell office:value-type="float" office:value="23.5814570602069">
                <text:p>23.58145706020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4.379156811">
                <text:p>74.379156811</text:p>
              </table:table-cell>
              <table:table-cell office:value-type="float" office:value="23.7543640585486">
                <text:p>23.75436405854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4.394819046">
                <text:p>74.394819046</text:p>
              </table:table-cell>
              <table:table-cell office:value-type="float" office:value="23.6150204591547">
                <text:p>23.61502045915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4.410211177">
                <text:p>74.410211177</text:p>
              </table:table-cell>
              <table:table-cell office:value-type="float" office:value="24.0294212647992">
                <text:p>24.02942126479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4.425886068">
                <text:p>74.425886068</text:p>
              </table:table-cell>
              <table:table-cell office:value-type="float" office:value="23.5959535515663">
                <text:p>23.59595355156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4.44128648">
                <text:p>74.44128648</text:p>
              </table:table-cell>
              <table:table-cell office:value-type="float" office:value="24.0165003353702">
                <text:p>24.01650033537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4.456916424">
                <text:p>74.456916424</text:p>
              </table:table-cell>
              <table:table-cell office:value-type="float" office:value="23.6638083899519">
                <text:p>23.66380838995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.4723567310001">
                <text:p>74.4723567310001</text:p>
              </table:table-cell>
              <table:table-cell office:value-type="float" office:value="23.9544459809279">
                <text:p>23.95444598092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4.4881773">
                <text:p>74.4881773</text:p>
              </table:table-cell>
              <table:table-cell office:value-type="float" office:value="23.3786787291048">
                <text:p>23.37867872910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4.503858859">
                <text:p>74.503858859</text:p>
              </table:table-cell>
              <table:table-cell office:value-type="float" office:value="23.5859202495488">
                <text:p>23.58592024954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4.519707188">
                <text:p>74.519707188</text:p>
              </table:table-cell>
              <table:table-cell office:value-type="float" office:value="23.3377285366026">
                <text:p>23.337728536602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4.551363274">
                <text:p>74.551363274</text:p>
              </table:table-cell>
              <table:table-cell office:value-type="float" office:value="23.5219388366391">
                <text:p>23.5219388366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4.567099937">
                <text:p>74.567099937</text:p>
              </table:table-cell>
              <table:table-cell office:value-type="float" office:value="23.5033310405334">
                <text:p>23.50333104053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4.582341963">
                <text:p>74.582341963</text:p>
              </table:table-cell>
              <table:table-cell office:value-type="float" office:value="24.2660654142503">
                <text:p>24.26606541425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4.5977345620001">
                <text:p>74.5977345620001</text:p>
              </table:table-cell>
              <table:table-cell office:value-type="float" office:value="24.0286906688534">
                <text:p>24.02869066885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4.612831275">
                <text:p>74.612831275</text:p>
              </table:table-cell>
              <table:table-cell office:value-type="float" office:value="24.4996377664165">
                <text:p>24.49963776641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4.6279239770001">
                <text:p>74.6279239770001</text:p>
              </table:table-cell>
              <table:table-cell office:value-type="float" office:value="24.5061487307211">
                <text:p>24.50614873072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4.6429701690001">
                <text:p>74.6429701690001</text:p>
              </table:table-cell>
              <table:table-cell office:value-type="float" office:value="24.5819008531825">
                <text:p>24.58190085318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4.6579374020001">
                <text:p>74.6579374020001</text:p>
              </table:table-cell>
              <table:table-cell office:value-type="float" office:value="24.7115816238122">
                <text:p>24.71158162381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4.6731048440001">
                <text:p>74.6731048440001</text:p>
              </table:table-cell>
              <table:table-cell office:value-type="float" office:value="24.3853907575047">
                <text:p>24.38539075750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4.687958379">
                <text:p>74.687958379</text:p>
              </table:table-cell>
              <table:table-cell office:value-type="float" office:value="24.9007391145411">
                <text:p>24.90073911454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4.718235815">
                <text:p>74.718235815</text:p>
              </table:table-cell>
              <table:table-cell office:value-type="float" office:value="24.3843859578267">
                <text:p>24.38438595782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4.7333019550001">
                <text:p>74.7333019550001</text:p>
              </table:table-cell>
              <table:table-cell office:value-type="float" office:value="24.5493537137483">
                <text:p>24.54935371374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4.748522002">
                <text:p>74.748522002</text:p>
              </table:table-cell>
              <table:table-cell office:value-type="float" office:value="24.3011076091281">
                <text:p>24.30110760912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4.763820434">
                <text:p>74.763820434</text:p>
              </table:table-cell>
              <table:table-cell office:value-type="float" office:value="24.1765953505388">
                <text:p>24.17659535053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4.779337669">
                <text:p>74.779337669</text:p>
              </table:table-cell>
              <table:table-cell office:value-type="float" office:value="23.835689796745">
                <text:p>23.8356897967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4.7946713090001">
                <text:p>74.7946713090001</text:p>
              </table:table-cell>
              <table:table-cell office:value-type="float" office:value="24.1210827930835">
                <text:p>24.12108279308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4.810181096">
                <text:p>74.810181096</text:p>
              </table:table-cell>
              <table:table-cell office:value-type="float" office:value="23.8471360028128">
                <text:p>23.84713600281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4.8254198400001">
                <text:p>74.8254198400001</text:p>
              </table:table-cell>
              <table:table-cell office:value-type="float" office:value="24.2712916471907">
                <text:p>24.27129164719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4.84084296">
                <text:p>74.84084296</text:p>
              </table:table-cell>
              <table:table-cell office:value-type="float" office:value="23.9811400004531">
                <text:p>23.98114000045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.856204309">
                <text:p>74.856204309</text:p>
              </table:table-cell>
              <table:table-cell office:value-type="float" office:value="24.0775728720735">
                <text:p>24.07757287207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4.88680883">
                <text:p>74.88680883</text:p>
              </table:table-cell>
              <table:table-cell office:value-type="float" office:value="24.2343487129106">
                <text:p>24.23434871291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4.901922887">
                <text:p>74.901922887</text:p>
              </table:table-cell>
              <table:table-cell office:value-type="float" office:value="24.4715234276155">
                <text:p>24.47152342761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4.917303506">
                <text:p>74.917303506</text:p>
              </table:table-cell>
              <table:table-cell office:value-type="float" office:value="24.0474066721453">
                <text:p>24.0474066721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.9323224070001">
                <text:p>74.9323224070001</text:p>
              </table:table-cell>
              <table:table-cell office:value-type="float" office:value="24.6265688787798">
                <text:p>24.6265688787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4.9476238070001">
                <text:p>74.9476238070001</text:p>
              </table:table-cell>
              <table:table-cell office:value-type="float" office:value="24.1719058361967">
                <text:p>24.17190583619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4.962783645">
                <text:p>74.962783645</text:p>
              </table:table-cell>
              <table:table-cell office:value-type="float" office:value="24.3976221885496">
                <text:p>24.39762218854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4.977883223">
                <text:p>74.977883223</text:p>
              </table:table-cell>
              <table:table-cell office:value-type="float" office:value="24.4949891952067">
                <text:p>24.49498919520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4.993113217">
                <text:p>74.993113217</text:p>
              </table:table-cell>
              <table:table-cell office:value-type="float" office:value="24.285236091428">
                <text:p>24.2852360914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5.008214149">
                <text:p>75.008214149</text:p>
              </table:table-cell>
              <table:table-cell office:value-type="float" office:value="24.4927928926537">
                <text:p>24.49279289265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5.023540758">
                <text:p>75.023540758</text:p>
              </table:table-cell>
              <table:table-cell office:value-type="float" office:value="24.1321482111256">
                <text:p>24.13214821112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5.053836007">
                <text:p>75.053836007</text:p>
              </table:table-cell>
              <table:table-cell office:value-type="float" office:value="24.3353352643451">
                <text:p>24.33533526434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5.068861573">
                <text:p>75.068861573</text:p>
              </table:table-cell>
              <table:table-cell office:value-type="float" office:value="24.6156450920288">
                <text:p>24.61564509202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5.0839177650001">
                <text:p>75.0839177650001</text:p>
              </table:table-cell>
              <table:table-cell office:value-type="float" office:value="24.5655740813996">
                <text:p>24.56557408139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5.098924009">
                <text:p>75.098924009</text:p>
              </table:table-cell>
              <table:table-cell office:value-type="float" office:value="24.6473401315217">
                <text:p>24.64734013152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5.113728117">
                <text:p>75.113728117</text:p>
              </table:table-cell>
              <table:table-cell office:value-type="float" office:value="24.9838760944877">
                <text:p>24.98387609448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5.128871496">
                <text:p>75.128871496</text:p>
              </table:table-cell>
              <table:table-cell office:value-type="float" office:value="24.4241394183357">
                <text:p>24.42413941833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5.143830709">
                <text:p>75.143830709</text:p>
              </table:table-cell>
              <table:table-cell office:value-type="float" office:value="24.7248301071726">
                <text:p>24.72483010717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5.158783306">
                <text:p>75.158783306</text:p>
              </table:table-cell>
              <table:table-cell office:value-type="float" office:value="24.7357699778572">
                <text:p>24.73576997785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5.1737639250001">
                <text:p>75.1737639250001</text:p>
              </table:table-cell>
              <table:table-cell office:value-type="float" office:value="24.6895004779079">
                <text:p>24.68950047790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5.188651991">
                <text:p>75.188651991</text:p>
              </table:table-cell>
              <table:table-cell office:value-type="float" office:value="24.8429849762974">
                <text:p>24.84298497629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5.218207446">
                <text:p>75.218207446</text:p>
              </table:table-cell>
              <table:table-cell office:value-type="float" office:value="25.0736776185402">
                <text:p>25.07367761854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5.233014471">
                <text:p>75.233014471</text:p>
              </table:table-cell>
              <table:table-cell office:value-type="float" office:value="24.9789542438401">
                <text:p>24.97895424384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5.247641859">
                <text:p>75.247641859</text:p>
              </table:table-cell>
              <table:table-cell office:value-type="float" office:value="25.2857174474171">
                <text:p>25.285717447417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5.2624564880001">
                <text:p>75.2624564880001</text:p>
              </table:table-cell>
              <table:table-cell office:value-type="float" office:value="24.9661331350603">
                <text:p>24.96613313506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.2770774700001">
                <text:p>75.2770774700001</text:p>
              </table:table-cell>
              <table:table-cell office:value-type="float" office:value="25.2967960675983">
                <text:p>25.296796067598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5.291811265">
                <text:p>75.291811265</text:p>
              </table:table-cell>
              <table:table-cell office:value-type="float" office:value="25.1031047983464">
                <text:p>25.10310479834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5.306649487">
                <text:p>75.306649487</text:p>
              </table:table-cell>
              <table:table-cell office:value-type="float" office:value="24.9264366015305">
                <text:p>24.92643660153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5.321276615">
                <text:p>75.321276615</text:p>
              </table:table-cell>
              <table:table-cell office:value-type="float" office:value="25.2861669058482">
                <text:p>25.286166905848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5.336101817">
                <text:p>75.336101817</text:p>
              </table:table-cell>
              <table:table-cell office:value-type="float" office:value="24.9483278515875">
                <text:p>24.9483278515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5.350872799">
                <text:p>75.350872799</text:p>
              </table:table-cell>
              <table:table-cell office:value-type="float" office:value="25.0399059428119">
                <text:p>25.03990594281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.380597786">
                <text:p>75.380597786</text:p>
              </table:table-cell>
              <table:table-cell office:value-type="float" office:value="24.8521125116933">
                <text:p>24.85211251169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.3953321540001">
                <text:p>75.3953321540001</text:p>
              </table:table-cell>
              <table:table-cell office:value-type="float" office:value="25.1021285718098">
                <text:p>25.10212857180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5.4103135020001">
                <text:p>75.4103135020001</text:p>
              </table:table-cell>
              <table:table-cell office:value-type="float" office:value="24.6882990744317">
                <text:p>24.68829907443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5.4250000050001">
                <text:p>75.4250000050001</text:p>
              </table:table-cell>
              <table:table-cell office:value-type="float" office:value="25.1839392918629">
                <text:p>25.18393929186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5.4398641130001">
                <text:p>75.4398641130001</text:p>
              </table:table-cell>
              <table:table-cell office:value-type="float" office:value="24.8830269507162">
                <text:p>24.88302695071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5.4545975950001">
                <text:p>75.4545975950001</text:p>
              </table:table-cell>
              <table:table-cell office:value-type="float" office:value="25.1036380919338">
                <text:p>25.10363809193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5.469266859">
                <text:p>75.469266859</text:p>
              </table:table-cell>
              <table:table-cell office:value-type="float" office:value="25.2135349096506">
                <text:p>25.2135349096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5.483954612">
                <text:p>75.483954612</text:p>
              </table:table-cell>
              <table:table-cell office:value-type="float" office:value="25.1817960148538">
                <text:p>25.18179601485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5.4986493440001">
                <text:p>75.4986493440001</text:p>
              </table:table-cell>
              <table:table-cell office:value-type="float" office:value="25.1698363713114">
                <text:p>25.16983637131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5.513482514">
                <text:p>75.513482514</text:p>
              </table:table-cell>
              <table:table-cell office:value-type="float" office:value="24.9349262472271">
                <text:p>24.934926247227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543078542">
                <text:p>75.543078542</text:p>
              </table:table-cell>
              <table:table-cell office:value-type="float" office:value="24.8652530408815">
                <text:p>24.86525304088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5.557918692">
                <text:p>75.557918692</text:p>
              </table:table-cell>
              <table:table-cell office:value-type="float" office:value="24.9231982131863">
                <text:p>24.92319821318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5.5726375910001">
                <text:p>75.5726375910001</text:p>
              </table:table-cell>
              <table:table-cell office:value-type="float" office:value="25.1285099490437">
                <text:p>25.12850994904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.587318365">
                <text:p>75.587318365</text:p>
              </table:table-cell>
              <table:table-cell office:value-type="float" office:value="25.1937670290394">
                <text:p>25.19376702903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.601717263">
                <text:p>75.601717263</text:p>
              </table:table-cell>
              <table:table-cell office:value-type="float" office:value="25.6869657638227">
                <text:p>25.68696576382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.61611064">
                <text:p>75.61611064</text:p>
              </table:table-cell>
              <table:table-cell office:value-type="float" office:value="25.6968187494216">
                <text:p>25.69681874942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.6300217770001">
                <text:p>75.6300217770001</text:p>
              </table:table-cell>
              <table:table-cell office:value-type="float" office:value="26.5876182486719">
                <text:p>26.58761824867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5.644258903">
                <text:p>75.644258903</text:p>
              </table:table-cell>
              <table:table-cell office:value-type="float" office:value="25.9788387041451">
                <text:p>25.97883870414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.658246915">
                <text:p>75.658246915</text:p>
              </table:table-cell>
              <table:table-cell office:value-type="float" office:value="26.4414986176182">
                <text:p>26.44149861761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.672344197">
                <text:p>75.672344197</text:p>
              </table:table-cell>
              <table:table-cell office:value-type="float" office:value="26.2365468721441">
                <text:p>26.23654687214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.700830951">
                <text:p>75.700830951</text:p>
              </table:table-cell>
              <table:table-cell office:value-type="float" office:value="25.9695268221164">
                <text:p>25.96952682211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.715099276">
                <text:p>75.715099276</text:p>
              </table:table-cell>
              <table:table-cell office:value-type="float" office:value="25.9220335927466">
                <text:p>25.9220335927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.7294202050001">
                <text:p>75.7294202050001</text:p>
              </table:table-cell>
              <table:table-cell office:value-type="float" office:value="25.8268161206782">
                <text:p>25.8268161206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.743847385">
                <text:p>75.743847385</text:p>
              </table:table-cell>
              <table:table-cell office:value-type="float" office:value="25.6366108943222">
                <text:p>25.63661089432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.758370294">
                <text:p>75.758370294</text:p>
              </table:table-cell>
              <table:table-cell office:value-type="float" office:value="25.4676249752803">
                <text:p>25.46762497528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.7726478370001">
                <text:p>75.7726478370001</text:p>
              </table:table-cell>
              <table:table-cell office:value-type="float" office:value="25.9052975684045">
                <text:p>25.90529756840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.7871871">
                <text:p>75.7871871</text:p>
              </table:table-cell>
              <table:table-cell office:value-type="float" office:value="25.4389785756642">
                <text:p>25.43897857566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.8015653210001">
                <text:p>75.8015653210001</text:p>
              </table:table-cell>
              <table:table-cell office:value-type="float" office:value="25.7239056181948">
                <text:p>25.72390561819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.8160100530001">
                <text:p>75.8160100530001</text:p>
              </table:table-cell>
              <table:table-cell office:value-type="float" office:value="25.6054594824985">
                <text:p>25.6054594824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.830541139">
                <text:p>75.830541139</text:p>
              </table:table-cell>
              <table:table-cell office:value-type="float" office:value="25.4532937155545">
                <text:p>25.45329371555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5.8594139350001">
                <text:p>75.8594139350001</text:p>
              </table:table-cell>
              <table:table-cell office:value-type="float" office:value="25.3450090217809">
                <text:p>25.3450090217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5.8738145520001">
                <text:p>75.8738145520001</text:p>
              </table:table-cell>
              <table:table-cell office:value-type="float" office:value="25.6838995136457">
                <text:p>25.68389951364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5.888332878">
                <text:p>75.888332878</text:p>
              </table:table-cell>
              <table:table-cell office:value-type="float" office:value="25.4756643406471">
                <text:p>25.47566434064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5.9029780270001">
                <text:p>75.9029780270001</text:p>
              </table:table-cell>
              <table:table-cell office:value-type="float" office:value="25.2550520284464">
                <text:p>25.25505202844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5.917364008">
                <text:p>75.917364008</text:p>
              </table:table-cell>
              <table:table-cell office:value-type="float" office:value="25.7100297827475">
                <text:p>25.71002978274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5.932098168">
                <text:p>75.932098168</text:p>
              </table:table-cell>
              <table:table-cell office:value-type="float" office:value="25.1024829350446">
                <text:p>25.10248293504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5.9464894100001">
                <text:p>75.9464894100001</text:p>
              </table:table-cell>
              <table:table-cell office:value-type="float" office:value="25.7006309781555">
                <text:p>25.70063097815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5.961228465">
                <text:p>75.961228465</text:p>
              </table:table-cell>
              <table:table-cell office:value-type="float" office:value="25.09414612831">
                <text:p>25.094146128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5.975666322">
                <text:p>75.975666322</text:p>
              </table:table-cell>
              <table:table-cell office:value-type="float" office:value="25.6176522570437">
                <text:p>25.61765225704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5.990061209">
                <text:p>75.990061209</text:p>
              </table:table-cell>
              <table:table-cell office:value-type="float" office:value="25.6941231954407">
                <text:p>25.69412319544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6.018775412">
                <text:p>76.018775412</text:p>
              </table:table-cell>
              <table:table-cell office:value-type="float" office:value="25.8589788480011">
                <text:p>25.85897884800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6.033035976">
                <text:p>76.033035976</text:p>
              </table:table-cell>
              <table:table-cell office:value-type="float" office:value="25.9361410924833">
                <text:p>25.93614109248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6.0472114880001">
                <text:p>76.0472114880001</text:p>
              </table:table-cell>
              <table:table-cell office:value-type="float" office:value="26.0917559775083">
                <text:p>26.09175597750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6.0613269480001">
                <text:p>76.0613269480001</text:p>
              </table:table-cell>
              <table:table-cell office:value-type="float" office:value="26.2027592414775">
                <text:p>26.20275924147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6.075518189">
                <text:p>76.075518189</text:p>
              </table:table-cell>
              <table:table-cell office:value-type="float" office:value="26.0628369262165">
                <text:p>26.06283692621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6.089621722">
                <text:p>76.089621722</text:p>
              </table:table-cell>
              <table:table-cell office:value-type="float" office:value="26.2249182500079">
                <text:p>26.22491825000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6.1040225990001">
                <text:p>76.1040225990001</text:p>
              </table:table-cell>
              <table:table-cell office:value-type="float" office:value="25.6834358046472">
                <text:p>25.68343580464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6.1181683710001">
                <text:p>76.1181683710001</text:p>
              </table:table-cell>
              <table:table-cell office:value-type="float" office:value="26.146611154328">
                <text:p>26.1466111543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6.132421332">
                <text:p>76.132421332</text:p>
              </table:table-cell>
              <table:table-cell office:value-type="float" office:value="25.9499762866541">
                <text:p>25.94997628665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6.146922522">
                <text:p>76.146922522</text:p>
              </table:table-cell>
              <table:table-cell office:value-type="float" office:value="25.5057688342205">
                <text:p>25.50576883422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6.1756971410001">
                <text:p>76.1756971410001</text:p>
              </table:table-cell>
              <table:table-cell office:value-type="float" office:value="25.4795955300983">
                <text:p>25.479595530098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6.190044528">
                <text:p>76.190044528</text:p>
              </table:table-cell>
              <table:table-cell office:value-type="float" office:value="25.7791889187734">
                <text:p>25.77918891877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6.204428791">
                <text:p>76.204428791</text:p>
              </table:table-cell>
              <table:table-cell office:value-type="float" office:value="25.7131004877806">
                <text:p>25.71310048778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6.218639459">
                <text:p>76.218639459</text:p>
              </table:table-cell>
              <table:table-cell office:value-type="float" office:value="26.0272071630341">
                <text:p>26.02720716303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6.2328467420001">
                <text:p>76.2328467420001</text:p>
              </table:table-cell>
              <table:table-cell office:value-type="float" office:value="26.0334083555211">
                <text:p>26.03340835552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6.247173505">
                <text:p>76.247173505</text:p>
              </table:table-cell>
              <table:table-cell office:value-type="float" office:value="25.8162991851208">
                <text:p>25.81629918512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6.261251465">
                <text:p>76.261251465</text:p>
              </table:table-cell>
              <table:table-cell office:value-type="float" office:value="26.2725565324603">
                <text:p>26.27255653246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.275541456">
                <text:p>76.275541456</text:p>
              </table:table-cell>
              <table:table-cell office:value-type="float" office:value="25.8827314841177">
                <text:p>25.88273148411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.289624259">
                <text:p>76.289624259</text:p>
              </table:table-cell>
              <table:table-cell office:value-type="float" office:value="26.2635215418579">
                <text:p>26.26352154185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.303855501">
                <text:p>76.303855501</text:p>
              </table:table-cell>
              <table:table-cell office:value-type="float" office:value="25.9895798246969">
                <text:p>25.98957982469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.3323353270001">
                <text:p>76.3323353270001</text:p>
              </table:table-cell>
              <table:table-cell office:value-type="float" office:value="26.1765853634">
                <text:p>26.17658536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.346758653">
                <text:p>76.346758653</text:p>
              </table:table-cell>
              <table:table-cell office:value-type="float" office:value="25.6434611520106">
                <text:p>25.64346115201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.360863435">
                <text:p>76.360863435</text:p>
              </table:table-cell>
              <table:table-cell office:value-type="float" office:value="26.2225959934609">
                <text:p>26.22259599346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.375084052">
                <text:p>76.375084052</text:p>
              </table:table-cell>
              <table:table-cell office:value-type="float" office:value="26.0089980598249">
                <text:p>26.00899805982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.389340762">
                <text:p>76.389340762</text:p>
              </table:table-cell>
              <table:table-cell office:value-type="float" office:value="25.9431523795385">
                <text:p>25.94315237953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.4032895020001">
                <text:p>76.4032895020001</text:p>
              </table:table-cell>
              <table:table-cell office:value-type="float" office:value="26.5159433727145">
                <text:p>26.51594337271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.417315795">
                <text:p>76.417315795</text:p>
              </table:table-cell>
              <table:table-cell office:value-type="float" office:value="26.3693336481832">
                <text:p>26.36933364818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.431025681">
                <text:p>76.431025681</text:p>
              </table:table-cell>
              <table:table-cell office:value-type="float" office:value="26.9779048462938">
                <text:p>26.9779048462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.4447525460001">
                <text:p>76.4447525460001</text:p>
              </table:table-cell>
              <table:table-cell office:value-type="float" office:value="26.9445354026409">
                <text:p>26.94453540264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6.458653838">
                <text:p>76.458653838</text:p>
              </table:table-cell>
              <table:table-cell office:value-type="float" office:value="26.6064478010096">
                <text:p>26.60644780100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6.486253297">
                <text:p>76.486253297</text:p>
              </table:table-cell>
              <table:table-cell office:value-type="float" office:value="26.6022607263202">
                <text:p>26.60226072632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6.499973235">
                <text:p>76.499973235</text:p>
              </table:table-cell>
              <table:table-cell office:value-type="float" office:value="26.9581393124166">
                <text:p>26.95813931241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6.513952392">
                <text:p>76.513952392</text:p>
              </table:table-cell>
              <table:table-cell office:value-type="float" office:value="26.4582478015015">
                <text:p>26.4582478015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6.528064936">
                <text:p>76.528064936</text:p>
              </table:table-cell>
              <table:table-cell office:value-type="float" office:value="26.2081733783756">
                <text:p>26.20817337837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6.542016176">
                <text:p>76.542016176</text:p>
              </table:table-cell>
              <table:table-cell office:value-type="float" office:value="26.5111918340157">
                <text:p>26.51119183401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6.55627148">
                <text:p>76.55627148</text:p>
              </table:table-cell>
              <table:table-cell office:value-type="float" office:value="25.9457111515484">
                <text:p>25.94571115154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6.570146262">
                <text:p>76.570146262</text:p>
              </table:table-cell>
              <table:table-cell office:value-type="float" office:value="26.6572836936473">
                <text:p>26.65728369364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6.584340993">
                <text:p>76.584340993</text:p>
              </table:table-cell>
              <table:table-cell office:value-type="float" office:value="26.0564289638595">
                <text:p>26.05642896385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6.59847739">
                <text:p>76.59847739</text:p>
              </table:table-cell>
              <table:table-cell office:value-type="float" office:value="26.1639511087255">
                <text:p>26.16395110872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6.6125587870001">
                <text:p>76.6125587870001</text:p>
              </table:table-cell>
              <table:table-cell office:value-type="float" office:value="26.2661439032555">
                <text:p>26.26614390325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6.640740905">
                <text:p>76.640740905</text:p>
              </table:table-cell>
              <table:table-cell office:value-type="float" office:value="26.3410663269569">
                <text:p>26.34106632695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6.654864541">
                <text:p>76.654864541</text:p>
              </table:table-cell>
              <table:table-cell office:value-type="float" office:value="26.1875907847926">
                <text:p>26.187590784792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6.668869584">
                <text:p>76.668869584</text:p>
              </table:table-cell>
              <table:table-cell office:value-type="float" office:value="26.4093441171164">
                <text:p>26.40934411711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6.6827751480001">
                <text:p>76.6827751480001</text:p>
              </table:table-cell>
              <table:table-cell office:value-type="float" office:value="26.5982738966737">
                <text:p>26.59827389667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6.6969017010001">
                <text:p>76.6969017010001</text:p>
              </table:table-cell>
              <table:table-cell office:value-type="float" office:value="26.1821832942823">
                <text:p>26.18218329428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6.710727993">
                <text:p>76.710727993</text:p>
              </table:table-cell>
              <table:table-cell office:value-type="float" office:value="26.7507730896023">
                <text:p>26.75077308960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6.7248382970001">
                <text:p>76.7248382970001</text:p>
              </table:table-cell>
              <table:table-cell office:value-type="float" office:value="26.2123339058359">
                <text:p>26.21233390583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6.738856308">
                <text:p>76.738856308</text:p>
              </table:table-cell>
              <table:table-cell office:value-type="float" office:value="26.3849129497008">
                <text:p>26.38491294970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.7528698930001">
                <text:p>76.7528698930001</text:p>
              </table:table-cell>
              <table:table-cell office:value-type="float" office:value="26.3932462650206">
                <text:p>26.39324626502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.766990873">
                <text:p>76.766990873</text:p>
              </table:table-cell>
              <table:table-cell office:value-type="float" office:value="26.1925163808845">
                <text:p>26.19251638088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.795156637">
                <text:p>76.795156637</text:p>
              </table:table-cell>
              <table:table-cell office:value-type="float" office:value="26.1423735304208">
                <text:p>26.14237353042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.809154961">
                <text:p>76.809154961</text:p>
              </table:table-cell>
              <table:table-cell office:value-type="float" office:value="26.4220202334196">
                <text:p>26.42202023341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.822986305">
                <text:p>76.822986305</text:p>
              </table:table-cell>
              <table:table-cell office:value-type="float" office:value="26.7410021732107">
                <text:p>26.741002173210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.8371009310001">
                <text:p>76.8371009310001</text:p>
              </table:table-cell>
              <table:table-cell office:value-type="float" office:value="26.2043075006718">
                <text:p>26.20430750067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.850817067">
                <text:p>76.850817067</text:p>
              </table:table-cell>
              <table:table-cell office:value-type="float" office:value="26.9656118868119">
                <text:p>26.96561188681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.864787005">
                <text:p>76.864787005</text:p>
              </table:table-cell>
              <table:table-cell office:value-type="float" office:value="26.4757080499129">
                <text:p>26.47570804991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.878469339">
                <text:p>76.878469339</text:p>
              </table:table-cell>
              <table:table-cell office:value-type="float" office:value="27.0322300246212">
                <text:p>27.03223002462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6.8924255790001">
                <text:p>76.8924255790001</text:p>
              </table:table-cell>
              <table:table-cell office:value-type="float" office:value="26.501693863083">
                <text:p>26.50169386308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6.906260153">
                <text:p>76.906260153</text:p>
              </table:table-cell>
              <table:table-cell office:value-type="float" office:value="26.7347588703366">
                <text:p>26.73475887033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6.9199950390001">
                <text:p>76.9199950390001</text:p>
              </table:table-cell>
              <table:table-cell office:value-type="float" office:value="26.9288001342111">
                <text:p>26.92880013421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6.947629185">
                <text:p>76.947629185</text:p>
              </table:table-cell>
              <table:table-cell office:value-type="float" office:value="26.8551731381728">
                <text:p>26.85517313817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6.961227769">
                <text:p>76.961227769</text:p>
              </table:table-cell>
              <table:table-cell office:value-type="float" office:value="27.1987142163405">
                <text:p>27.19871421634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6.975118905">
                <text:p>76.975118905</text:p>
              </table:table-cell>
              <table:table-cell office:value-type="float" office:value="26.6259001396555">
                <text:p>26.62590013965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6.988803842">
                <text:p>76.988803842</text:p>
              </table:table-cell>
              <table:table-cell office:value-type="float" office:value="27.0270882476197">
                <text:p>27.02708824761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.0027050830001">
                <text:p>77.0027050830001</text:p>
              </table:table-cell>
              <table:table-cell office:value-type="float" office:value="26.606545412695">
                <text:p>26.6065454126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.016677365">
                <text:p>77.016677365</text:p>
              </table:table-cell>
              <table:table-cell office:value-type="float" office:value="26.4712664662448">
                <text:p>26.47126646624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7.030553449">
                <text:p>77.030553449</text:p>
              </table:table-cell>
              <table:table-cell office:value-type="float" office:value="26.6547824272221">
                <text:p>26.65478242722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7.044665159">
                <text:p>77.044665159</text:p>
              </table:table-cell>
              <table:table-cell office:value-type="float" office:value="26.2097222776831">
                <text:p>26.20972227768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7.0584944720001">
                <text:p>77.0584944720001</text:p>
              </table:table-cell>
              <table:table-cell office:value-type="float" office:value="26.7449294089738">
                <text:p>26.744929408973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7.072511025">
                <text:p>77.072511025</text:p>
              </table:table-cell>
              <table:table-cell office:value-type="float" office:value="26.3876575049564">
                <text:p>26.38765750495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7.1000020990001">
                <text:p>77.1000020990001</text:p>
              </table:table-cell>
              <table:table-cell office:value-type="float" office:value="26.8062087714912">
                <text:p>26.80620877149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7.113755057">
                <text:p>77.113755057</text:p>
              </table:table-cell>
              <table:table-cell office:value-type="float" office:value="26.8934144904341">
                <text:p>26.89341449043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7.127212598">
                <text:p>77.127212598</text:p>
              </table:table-cell>
              <table:table-cell office:value-type="float" office:value="27.4837728499211">
                <text:p>27.48377284992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7.1408944630001">
                <text:p>77.1408944630001</text:p>
              </table:table-cell>
              <table:table-cell office:value-type="float" office:value="27.0331566610084">
                <text:p>27.03315666100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7.154674297">
                <text:p>77.154674297</text:p>
              </table:table-cell>
              <table:table-cell office:value-type="float" office:value="26.8409619421923">
                <text:p>26.84096194219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.168377412">
                <text:p>77.168377412</text:p>
              </table:table-cell>
              <table:table-cell office:value-type="float" office:value="26.991235201776">
                <text:p>26.9912352017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7.182344225">
                <text:p>77.182344225</text:p>
              </table:table-cell>
              <table:table-cell office:value-type="float" office:value="26.4816318483889">
                <text:p>26.48163184838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7.196195517">
                <text:p>77.196195517</text:p>
              </table:table-cell>
              <table:table-cell office:value-type="float" office:value="26.7024909994845">
                <text:p>26.70249099948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.2100411330001">
                <text:p>77.2100411330001</text:p>
              </table:table-cell>
              <table:table-cell office:value-type="float" office:value="26.7134376658467">
                <text:p>26.71343766584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7.223725237">
                <text:p>77.223725237</text:p>
              </table:table-cell>
              <table:table-cell office:value-type="float" office:value="27.0287334825642">
                <text:p>27.02873348256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7.251064643">
                <text:p>77.251064643</text:p>
              </table:table-cell>
              <table:table-cell office:value-type="float" office:value="27.0094062320395">
                <text:p>27.00940623203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7.264444424">
                <text:p>77.264444424</text:p>
              </table:table-cell>
              <table:table-cell office:value-type="float" office:value="27.6435017853599">
                <text:p>27.64350178535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.277733631">
                <text:p>77.277733631</text:p>
              </table:table-cell>
              <table:table-cell office:value-type="float" office:value="27.8319090042873">
                <text:p>27.83190900428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7.291111068">
                <text:p>77.291111068</text:p>
              </table:table-cell>
              <table:table-cell office:value-type="float" office:value="27.6483454910747">
                <text:p>27.64834549107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7.3043877230001">
                <text:p>77.3043877230001</text:p>
              </table:table-cell>
              <table:table-cell office:value-type="float" office:value="27.8582218157505">
                <text:p>27.85822181575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7.317918649">
                <text:p>77.317918649</text:p>
              </table:table-cell>
              <table:table-cell office:value-type="float" office:value="27.334714561579">
                <text:p>27.3347145615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7.33127869">
                <text:p>77.33127869</text:p>
              </table:table-cell>
              <table:table-cell office:value-type="float" office:value="27.6843461753156">
                <text:p>27.68434617531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7.3446971170001">
                <text:p>77.3446971170001</text:p>
              </table:table-cell>
              <table:table-cell office:value-type="float" office:value="27.563886583802">
                <text:p>27.5638865838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7.3581220530001">
                <text:p>77.3581220530001</text:p>
              </table:table-cell>
              <table:table-cell office:value-type="float" office:value="27.55052239821">
                <text:p>27.550522398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7.371387354">
                <text:p>77.371387354</text:p>
              </table:table-cell>
              <table:table-cell office:value-type="float" office:value="27.8820661486543">
                <text:p>27.88206614865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7.398182124">
                <text:p>77.398182124</text:p>
              </table:table-cell>
              <table:table-cell office:value-type="float" office:value="27.7437250405597">
                <text:p>27.74372504055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7.4117708630001">
                <text:p>77.4117708630001</text:p>
              </table:table-cell>
              <table:table-cell office:value-type="float" office:value="27.2184196017315">
                <text:p>27.21841960173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7.425270696">
                <text:p>77.425270696</text:p>
              </table:table-cell>
              <table:table-cell office:value-type="float" office:value="27.3976722499304">
                <text:p>27.39767224993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7.43866631">
                <text:p>77.43866631</text:p>
              </table:table-cell>
              <table:table-cell office:value-type="float" office:value="27.6108284371139">
                <text:p>27.61082843711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7.4521692160001">
                <text:p>77.4521692160001</text:p>
              </table:table-cell>
              <table:table-cell office:value-type="float" office:value="27.39143706986">
                <text:p>27.391437069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7.465657434">
                <text:p>77.465657434</text:p>
              </table:table-cell>
              <table:table-cell office:value-type="float" office:value="27.4212649858195">
                <text:p>27.42126498581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7.479227527">
                <text:p>77.479227527</text:p>
              </table:table-cell>
              <table:table-cell office:value-type="float" office:value="27.2558190988069">
                <text:p>27.25581909880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7.4927703290001">
                <text:p>77.4927703290001</text:p>
              </table:table-cell>
              <table:table-cell office:value-type="float" office:value="27.310744110407">
                <text:p>27.3107441104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7.5063290160001">
                <text:p>77.5063290160001</text:p>
              </table:table-cell>
              <table:table-cell office:value-type="float" office:value="27.2787475632376">
                <text:p>27.278747563237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7.519892964">
                <text:p>77.519892964</text:p>
              </table:table-cell>
              <table:table-cell office:value-type="float" office:value="27.2681670530703">
                <text:p>27.26816705307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7.54711112">
                <text:p>77.54711112</text:p>
              </table:table-cell>
              <table:table-cell office:value-type="float" office:value="27.1454835662794">
                <text:p>27.14548356627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7.56094934">
                <text:p>77.56094934</text:p>
              </table:table-cell>
              <table:table-cell office:value-type="float" office:value="26.7277149778854">
                <text:p>26.72771497788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7.574695111">
                <text:p>77.574695111</text:p>
              </table:table-cell>
              <table:table-cell office:value-type="float" office:value="26.907475758315">
                <text:p>26.9074757583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7.58850083">
                <text:p>77.58850083</text:p>
              </table:table-cell>
              <table:table-cell office:value-type="float" office:value="26.7906365444174">
                <text:p>26.79063654441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7.602363945">
                <text:p>77.602363945</text:p>
              </table:table-cell>
              <table:table-cell office:value-type="float" office:value="26.6797180836075">
                <text:p>26.67971808360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7.615930966">
                <text:p>77.615930966</text:p>
              </table:table-cell>
              <table:table-cell office:value-type="float" office:value="27.2619906730237">
                <text:p>27.261990673023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7.629648247">
                <text:p>77.629648247</text:p>
              </table:table-cell>
              <table:table-cell office:value-type="float" office:value="26.9633610306027">
                <text:p>26.963361030602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7.64314808">
                <text:p>77.64314808</text:p>
              </table:table-cell>
              <table:table-cell office:value-type="float" office:value="27.3976722499304">
                <text:p>27.39767224993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7.656680257">
                <text:p>77.656680257</text:p>
              </table:table-cell>
              <table:table-cell office:value-type="float" office:value="27.3321875675948">
                <text:p>27.33218756759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7.6701114960001">
                <text:p>77.6701114960001</text:p>
              </table:table-cell>
              <table:table-cell office:value-type="float" office:value="27.5375935131824">
                <text:p>27.53759351318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7.696935796">
                <text:p>77.696935796</text:p>
              </table:table-cell>
              <table:table-cell office:value-type="float" office:value="27.5467817635179">
                <text:p>27.54678176351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7.710420265">
                <text:p>77.710420265</text:p>
              </table:table-cell>
              <table:table-cell office:value-type="float" office:value="27.4288887432047">
                <text:p>27.4288887432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7.723982754">
                <text:p>77.723982754</text:p>
              </table:table-cell>
              <table:table-cell office:value-type="float" office:value="27.2711004566292">
                <text:p>27.271100456629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7.7376029">
                <text:p>77.7376029</text:p>
              </table:table-cell>
              <table:table-cell office:value-type="float" office:value="27.1556560379097">
                <text:p>27.15565603790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7.751239139">
                <text:p>77.751239139</text:p>
              </table:table-cell>
              <table:table-cell office:value-type="float" office:value="27.1236079069991">
                <text:p>27.12360790699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7.76512064">
                <text:p>77.76512064</text:p>
              </table:table-cell>
              <table:table-cell office:value-type="float" office:value="26.6443808894701">
                <text:p>26.64438088947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7.7788685470001">
                <text:p>77.7788685470001</text:p>
              </table:table-cell>
              <table:table-cell office:value-type="float" office:value="26.903295167833">
                <text:p>26.9032951678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7.792582182">
                <text:p>77.792582182</text:p>
              </table:table-cell>
              <table:table-cell office:value-type="float" office:value="26.9705296928061">
                <text:p>26.97052969280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7.806419933">
                <text:p>77.806419933</text:p>
              </table:table-cell>
              <table:table-cell office:value-type="float" office:value="26.7286208548199">
                <text:p>26.72862085481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7.820120235">
                <text:p>77.820120235</text:p>
              </table:table-cell>
              <table:table-cell office:value-type="float" office:value="26.9967771484107">
                <text:p>26.99677714841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7.847790632">
                <text:p>77.847790632</text:p>
              </table:table-cell>
              <table:table-cell office:value-type="float" office:value="26.8023664585219">
                <text:p>26.80236645852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.861655049">
                <text:p>77.861655049</text:p>
              </table:table-cell>
              <table:table-cell office:value-type="float" office:value="26.6772126055484">
                <text:p>26.67721260554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7.8758092590001">
                <text:p>77.8758092590001</text:p>
              </table:table-cell>
              <table:table-cell office:value-type="float" office:value="26.1310239117229">
                <text:p>26.13102391172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7.889635499">
                <text:p>77.889635499</text:p>
              </table:table-cell>
              <table:table-cell office:value-type="float" office:value="26.7508736983502">
                <text:p>26.75087369835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7.9035617920001">
                <text:p>77.9035617920001</text:p>
              </table:table-cell>
              <table:table-cell office:value-type="float" office:value="26.5586829144343">
                <text:p>26.55868291443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7.917326105">
                <text:p>77.917326105</text:p>
              </table:table-cell>
              <table:table-cell office:value-type="float" office:value="26.8712285142271">
                <text:p>26.87122851422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7.9308910940001">
                <text:p>77.9308910940001</text:p>
              </table:table-cell>
              <table:table-cell office:value-type="float" office:value="27.2660744479447">
                <text:p>27.26607444794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.9445204070001">
                <text:p>77.9445204070001</text:p>
              </table:table-cell>
              <table:table-cell office:value-type="float" office:value="27.1373912948724">
                <text:p>27.13739129487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7.957865708">
                <text:p>77.957865708</text:p>
              </table:table-cell>
              <table:table-cell office:value-type="float" office:value="27.7149237745252">
                <text:p>27.714923774525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.97142226">
                <text:p>77.97142226</text:p>
              </table:table-cell>
              <table:table-cell office:value-type="float" office:value="27.2830436502721">
                <text:p>27.28304365027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.998667707">
                <text:p>77.998667707</text:p>
              </table:table-cell>
              <table:table-cell office:value-type="float" office:value="27.124540818758">
                <text:p>27.1245408187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8.012652906">
                <text:p>78.012652906</text:p>
              </table:table-cell>
              <table:table-cell office:value-type="float" office:value="26.4468170930006">
                <text:p>26.44681709300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8.026346334">
                <text:p>78.026346334</text:p>
              </table:table-cell>
              <table:table-cell office:value-type="float" office:value="27.0103293318269">
                <text:p>27.010329331826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8.04016898">
                <text:p>78.04016898</text:p>
              </table:table-cell>
              <table:table-cell office:value-type="float" office:value="26.7578291422713">
                <text:p>26.75782914227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8.054172356">
                <text:p>78.054172356</text:p>
              </table:table-cell>
              <table:table-cell office:value-type="float" office:value="26.4124879573188">
                <text:p>26.41248795731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8.068011148">
                <text:p>78.068011148</text:p>
              </table:table-cell>
              <table:table-cell office:value-type="float" office:value="26.7266102389505">
                <text:p>26.72661023895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8.082073535">
                <text:p>78.082073535</text:p>
              </table:table-cell>
              <table:table-cell office:value-type="float" office:value="26.3016513457357">
                <text:p>26.30165134573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.0959275880001">
                <text:p>78.0959275880001</text:p>
              </table:table-cell>
              <table:table-cell office:value-type="float" office:value="26.6971694103328">
                <text:p>26.69716941033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.109881432">
                <text:p>78.109881432</text:p>
              </table:table-cell>
              <table:table-cell office:value-type="float" office:value="26.5062444415378">
                <text:p>26.50624444153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.12396309">
                <text:p>78.12396309</text:p>
              </table:table-cell>
              <table:table-cell office:value-type="float" office:value="26.2656570669237">
                <text:p>26.26565706692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.151669268">
                <text:p>78.151669268</text:p>
              </table:table-cell>
              <table:table-cell office:value-type="float" office:value="26.3721746236418">
                <text:p>26.37217462364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.165429154">
                <text:p>78.165429154</text:p>
              </table:table-cell>
              <table:table-cell office:value-type="float" office:value="26.8798738566493">
                <text:p>26.87987385664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.1790950810001">
                <text:p>78.1790950810001</text:p>
              </table:table-cell>
              <table:table-cell office:value-type="float" office:value="27.0646843028674">
                <text:p>27.06468430286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.1928603320001">
                <text:p>78.1928603320001</text:p>
              </table:table-cell>
              <table:table-cell office:value-type="float" office:value="26.8693974386715">
                <text:p>26.86939743867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.2063900600001">
                <text:p>78.2063900600001</text:p>
              </table:table-cell>
              <table:table-cell office:value-type="float" office:value="27.3371349344553">
                <text:p>27.33713493445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.219893279">
                <text:p>78.219893279</text:p>
              </table:table-cell>
              <table:table-cell office:value-type="float" office:value="27.3908021459706">
                <text:p>27.39080214597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.2334705600001">
                <text:p>78.2334705600001</text:p>
              </table:table-cell>
              <table:table-cell office:value-type="float" office:value="27.2413894918196">
                <text:p>27.241389491819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8.2470393510001">
                <text:p>78.2470393510001</text:p>
              </table:table-cell>
              <table:table-cell office:value-type="float" office:value="27.2584344442795">
                <text:p>27.25843444427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8.2608607480001">
                <text:p>78.2608607480001</text:p>
              </table:table-cell>
              <table:table-cell office:value-type="float" office:value="26.760247170495">
                <text:p>26.7602471704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8.274447299">
                <text:p>78.274447299</text:p>
              </table:table-cell>
              <table:table-cell office:value-type="float" office:value="27.2228029000851">
                <text:p>27.22280290008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8.302096551">
                <text:p>78.302096551</text:p>
              </table:table-cell>
              <table:table-cell office:value-type="float" office:value="26.6770105715369">
                <text:p>26.67701057153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.315913416">
                <text:p>78.315913416</text:p>
              </table:table-cell>
              <table:table-cell office:value-type="float" office:value="26.7690246639036">
                <text:p>26.76902466390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.329969813">
                <text:p>78.329969813</text:p>
              </table:table-cell>
              <table:table-cell office:value-type="float" office:value="26.3128595444622">
                <text:p>26.31285954446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.3437500630001">
                <text:p>78.3437500630001</text:p>
              </table:table-cell>
              <table:table-cell office:value-type="float" office:value="26.8401516634133">
                <text:p>26.84015166341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.3575874490001">
                <text:p>78.3575874490001</text:p>
              </table:table-cell>
              <table:table-cell office:value-type="float" office:value="26.7293258974309">
                <text:p>26.72932589743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.371428533">
                <text:p>78.371428533</text:p>
              </table:table-cell>
              <table:table-cell office:value-type="float" office:value="26.7221844735958">
                <text:p>26.72218447359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.385042325">
                <text:p>78.385042325</text:p>
              </table:table-cell>
              <table:table-cell office:value-type="float" office:value="27.1683304667734">
                <text:p>27.168330466773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.398891117">
                <text:p>78.398891117</text:p>
              </table:table-cell>
              <table:table-cell office:value-type="float" office:value="26.7073113642389">
                <text:p>26.70731136423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.412374283">
                <text:p>78.412374283</text:p>
              </table:table-cell>
              <table:table-cell office:value-type="float" office:value="27.4315394441887">
                <text:p>27.43153944418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.426093752">
                <text:p>78.426093752</text:p>
              </table:table-cell>
              <table:table-cell office:value-type="float" office:value="26.9590608763983">
                <text:p>26.95906087639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.4534236270001">
                <text:p>78.4534236270001</text:p>
              </table:table-cell>
              <table:table-cell office:value-type="float" office:value="27.2589567699741">
                <text:p>27.25895676997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.467357316">
                <text:p>78.467357316</text:p>
              </table:table-cell>
              <table:table-cell office:value-type="float" office:value="26.5445855698015">
                <text:p>26.54458556980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481104649">
                <text:p>78.481104649</text:p>
              </table:table-cell>
              <table:table-cell office:value-type="float" office:value="26.9044184761342">
                <text:p>26.90441847613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494957608">
                <text:p>78.494957608</text:p>
              </table:table-cell>
              <table:table-cell office:value-type="float" office:value="26.6992777471902">
                <text:p>26.69927774719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508932755">
                <text:p>78.508932755</text:p>
              </table:table-cell>
              <table:table-cell office:value-type="float" office:value="26.4658396768232">
                <text:p>26.46583967682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522632328">
                <text:p>78.522632328</text:p>
              </table:table-cell>
              <table:table-cell office:value-type="float" office:value="26.9982137370631">
                <text:p>26.99821373706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536325547">
                <text:p>78.536325547</text:p>
              </table:table-cell>
              <table:table-cell office:value-type="float" office:value="27.0107415913946">
                <text:p>27.01074159139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50160433">
                <text:p>78.550160433</text:p>
              </table:table-cell>
              <table:table-cell office:value-type="float" office:value="26.7341559562441">
                <text:p>26.734155956244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563690943">
                <text:p>78.563690943</text:p>
              </table:table-cell>
              <table:table-cell office:value-type="float" office:value="27.3355549762486">
                <text:p>27.33555497624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577362964">
                <text:p>78.577362964</text:p>
              </table:table-cell>
              <table:table-cell office:value-type="float" office:value="27.0526208205598">
                <text:p>27.05262082055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6042401820001">
                <text:p>78.6042401820001</text:p>
              </table:table-cell>
              <table:table-cell office:value-type="float" office:value="27.4240158822545">
                <text:p>27.42401588225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6176524620001">
                <text:p>78.6176524620001</text:p>
              </table:table-cell>
              <table:table-cell office:value-type="float" office:value="27.5765194256032">
                <text:p>27.57651942560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8.630878805">
                <text:p>78.630878805</text:p>
              </table:table-cell>
              <table:table-cell office:value-type="float" office:value="27.9641923670016">
                <text:p>27.96419236700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8.644385096">
                <text:p>78.644385096</text:p>
              </table:table-cell>
              <table:table-cell office:value-type="float" office:value="27.3845721199089">
                <text:p>27.38457211990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8.657792585">
                <text:p>78.657792585</text:p>
              </table:table-cell>
              <table:table-cell office:value-type="float" office:value="27.5863735530692">
                <text:p>27.58637355306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.671372105">
                <text:p>78.671372105</text:p>
              </table:table-cell>
              <table:table-cell office:value-type="float" office:value="27.2368979140455">
                <text:p>27.23689791404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8.68514996">
                <text:p>78.68514996</text:p>
              </table:table-cell>
              <table:table-cell office:value-type="float" office:value="26.8448172781901">
                <text:p>26.84481727819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8.698876512">
                <text:p>78.698876512</text:p>
              </table:table-cell>
              <table:table-cell office:value-type="float" office:value="26.9451498061917">
                <text:p>26.94514980619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8.7128699400001">
                <text:p>78.7128699400001</text:p>
              </table:table-cell>
              <table:table-cell office:value-type="float" office:value="26.4312647308902">
                <text:p>26.43126473089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8.7265559200001">
                <text:p>78.7265559200001</text:p>
              </table:table-cell>
              <table:table-cell office:value-type="float" office:value="27.0250285300858">
                <text:p>27.02502853008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8.754196004">
                <text:p>78.754196004</text:p>
              </table:table-cell>
              <table:table-cell office:value-type="float" office:value="26.7768967647815">
                <text:p>26.77689676478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8.7679324">
                <text:p>78.7679324</text:p>
              </table:table-cell>
              <table:table-cell office:value-type="float" office:value="26.9258399336765">
                <text:p>26.92583993367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8.7818090050001">
                <text:p>78.7818090050001</text:p>
              </table:table-cell>
              <table:table-cell office:value-type="float" office:value="26.6537816677953">
                <text:p>26.65378166779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8.795641599">
                <text:p>78.795641599</text:p>
              </table:table-cell>
              <table:table-cell office:value-type="float" office:value="26.7385856885028">
                <text:p>26.73858568850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8.809322631">
                <text:p>78.809322631</text:p>
              </table:table-cell>
              <table:table-cell office:value-type="float" office:value="27.0348026348701">
                <text:p>27.03480263487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8.823114912">
                <text:p>78.823114912</text:p>
              </table:table-cell>
              <table:table-cell office:value-type="float" office:value="26.8167390124418">
                <text:p>26.81673901244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8.836661464">
                <text:p>78.836661464</text:p>
              </table:table-cell>
              <table:table-cell office:value-type="float" office:value="27.3031838627641">
                <text:p>27.30318386276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8.850397339">
                <text:p>78.850397339</text:p>
              </table:table-cell>
              <table:table-cell office:value-type="float" office:value="26.9268612272733">
                <text:p>26.92686122727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8.8640948290001">
                <text:p>78.8640948290001</text:p>
              </table:table-cell>
              <table:table-cell office:value-type="float" office:value="27.0023194002126">
                <text:p>27.002319400212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8.877503933">
                <text:p>78.877503933</text:p>
              </table:table-cell>
              <table:table-cell office:value-type="float" office:value="27.5830510348335">
                <text:p>27.58305103483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8.904832922">
                <text:p>78.904832922</text:p>
              </table:table-cell>
              <table:table-cell office:value-type="float" office:value="27.3982019549899">
                <text:p>27.39820195498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8.91856885">
                <text:p>78.91856885</text:p>
              </table:table-cell>
              <table:table-cell office:value-type="float" office:value="26.9267573303398">
                <text:p>26.92675733033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8.9324330590001">
                <text:p>78.9324330590001</text:p>
              </table:table-cell>
              <table:table-cell office:value-type="float" office:value="26.677612834596">
                <text:p>26.6776128345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8.946282059">
                <text:p>78.946282059</text:p>
              </table:table-cell>
              <table:table-cell office:value-type="float" office:value="26.7069102436017">
                <text:p>26.70691024360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8.960287467">
                <text:p>78.960287467</text:p>
              </table:table-cell>
              <table:table-cell office:value-type="float" office:value="26.4086558536439">
                <text:p>26.40865585364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8.9741280820001">
                <text:p>78.9741280820001</text:p>
              </table:table-cell>
              <table:table-cell office:value-type="float" office:value="26.7230899754548">
                <text:p>26.72308997545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8.987960676">
                <text:p>78.987960676</text:p>
              </table:table-cell>
              <table:table-cell office:value-type="float" office:value="26.7385856885028">
                <text:p>26.73858568850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9.0019413960001">
                <text:p>79.0019413960001</text:p>
              </table:table-cell>
              <table:table-cell office:value-type="float" office:value="26.4552898534746">
                <text:p>26.45528985347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9.015916803">
                <text:p>79.015916803</text:p>
              </table:table-cell>
              <table:table-cell office:value-type="float" office:value="26.4653473034879">
                <text:p>26.46534730348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9.0298657">
                <text:p>79.0298657</text:p>
              </table:table-cell>
              <table:table-cell office:value-type="float" office:value="26.5156449260856">
                <text:p>26.51564492608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9.057629535">
                <text:p>79.057629535</text:p>
              </table:table-cell>
              <table:table-cell office:value-type="float" office:value="26.5124764821512">
                <text:p>26.51247648215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9.071538171">
                <text:p>79.071538171</text:p>
              </table:table-cell>
              <table:table-cell office:value-type="float" office:value="26.592399136913">
                <text:p>26.5923991369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9.0852644110001">
                <text:p>79.0852644110001</text:p>
              </table:table-cell>
              <table:table-cell office:value-type="float" office:value="26.9457622742533">
                <text:p>26.94576227425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9.099010286">
                <text:p>79.099010286</text:p>
              </table:table-cell>
              <table:table-cell office:value-type="float" office:value="26.9072721790291">
                <text:p>26.907272179029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9.112659078">
                <text:p>79.112659078</text:p>
              </table:table-cell>
              <table:table-cell office:value-type="float" office:value="27.0986619153717">
                <text:p>27.09866191537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9.1260931810001">
                <text:p>79.1260931810001</text:p>
              </table:table-cell>
              <table:table-cell office:value-type="float" office:value="27.5317228073734">
                <text:p>27.53172280737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9.139629525">
                <text:p>79.139629525</text:p>
              </table:table-cell>
              <table:table-cell office:value-type="float" office:value="27.3237736839304">
                <text:p>27.32377368393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9.152834617">
                <text:p>79.152834617</text:p>
              </table:table-cell>
              <table:table-cell office:value-type="float" office:value="28.0091952378183">
                <text:p>28.00919523781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9.166244346">
                <text:p>79.166244346</text:p>
              </table:table-cell>
              <table:table-cell office:value-type="float" office:value="27.581765445125">
                <text:p>27.581765445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9.179757251">
                <text:p>79.179757251</text:p>
              </table:table-cell>
              <table:table-cell office:value-type="float" office:value="27.3711685209621">
                <text:p>27.37116852096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9.206765511">
                <text:p>79.206765511</text:p>
              </table:table-cell>
              <table:table-cell office:value-type="float" office:value="27.1063178937697">
                <text:p>27.10631789376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9.22003227">
                <text:p>79.22003227</text:p>
              </table:table-cell>
              <table:table-cell office:value-type="float" office:value="27.8790019448326">
                <text:p>27.87900194483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9.2336280930001">
                <text:p>79.2336280930001</text:p>
              </table:table-cell>
              <table:table-cell office:value-type="float" office:value="27.2042376515434">
                <text:p>27.20423765154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9.247050738">
                <text:p>79.247050738</text:p>
              </table:table-cell>
              <table:table-cell office:value-type="float" office:value="27.555224768455">
                <text:p>27.5552247684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9.260428748">
                <text:p>79.260428748</text:p>
              </table:table-cell>
              <table:table-cell office:value-type="float" office:value="27.647161271522">
                <text:p>27.6471612715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9.2739448310001">
                <text:p>79.2739448310001</text:p>
              </table:table-cell>
              <table:table-cell office:value-type="float" office:value="27.3647328121308">
                <text:p>27.36473281213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9.2874498720001">
                <text:p>79.2874498720001</text:p>
              </table:table-cell>
              <table:table-cell office:value-type="float" office:value="27.3871067819129">
                <text:p>27.38710678191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9.301097622">
                <text:p>79.301097622</text:p>
              </table:table-cell>
              <table:table-cell office:value-type="float" office:value="27.1007308871081">
                <text:p>27.10073088710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9.314731934">
                <text:p>79.314731934</text:p>
              </table:table-cell>
              <table:table-cell office:value-type="float" office:value="27.1274414111506">
                <text:p>27.12744141115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9.328293643">
                <text:p>79.328293643</text:p>
              </table:table-cell>
              <table:table-cell office:value-type="float" office:value="27.2726689506685">
                <text:p>27.27266895066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9.3554364340001">
                <text:p>79.3554364340001</text:p>
              </table:table-cell>
              <table:table-cell office:value-type="float" office:value="27.4312200308715">
                <text:p>27.43122003087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9.368878089">
                <text:p>79.368878089</text:p>
              </table:table-cell>
              <table:table-cell office:value-type="float" office:value="27.5162545061066">
                <text:p>27.516254506106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9.382418339">
                <text:p>79.382418339</text:p>
              </table:table-cell>
              <table:table-cell office:value-type="float" office:value="27.3158915058285">
                <text:p>27.31589150582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9.395678327">
                <text:p>79.395678327</text:p>
              </table:table-cell>
              <table:table-cell office:value-type="float" office:value="27.893237909649">
                <text:p>27.8932379096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9.4090901910001">
                <text:p>79.4090901910001</text:p>
              </table:table-cell>
              <table:table-cell office:value-type="float" office:value="27.5773747750084">
                <text:p>27.57737477500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9.4225591910001">
                <text:p>79.4225591910001</text:p>
              </table:table-cell>
              <table:table-cell office:value-type="float" office:value="27.4603905235962">
                <text:p>27.46039052359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9.4358632940001">
                <text:p>79.4358632940001</text:p>
              </table:table-cell>
              <table:table-cell office:value-type="float" office:value="27.8007468795197">
                <text:p>27.80074687951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9.4494186480001">
                <text:p>79.4494186480001</text:p>
              </table:table-cell>
              <table:table-cell office:value-type="float" office:value="27.285454880914">
                <text:p>27.2854548809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9.462775772">
                <text:p>79.462775772</text:p>
              </table:table-cell>
              <table:table-cell office:value-type="float" office:value="27.6903920306848">
                <text:p>27.69039203068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9.476337792">
                <text:p>79.476337792</text:p>
              </table:table-cell>
              <table:table-cell office:value-type="float" office:value="27.2720435423399">
                <text:p>27.272043542339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9.5031583950001">
                <text:p>79.5031583950001</text:p>
              </table:table-cell>
              <table:table-cell office:value-type="float" office:value="27.5717008513819">
                <text:p>27.57170085138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9.516631613">
                <text:p>79.516631613</text:p>
              </table:table-cell>
              <table:table-cell office:value-type="float" office:value="27.4517936222411">
                <text:p>27.45179362224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9.5300453">
                <text:p>79.5300453</text:p>
              </table:table-cell>
              <table:table-cell office:value-type="float" office:value="27.5736268455691">
                <text:p>27.57362684556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9.5434965390001">
                <text:p>79.5434965390001</text:p>
              </table:table-cell>
              <table:table-cell office:value-type="float" office:value="27.4966491905908">
                <text:p>27.49664919059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9.5569142890001">
                <text:p>79.5569142890001</text:p>
              </table:table-cell>
              <table:table-cell office:value-type="float" office:value="27.5652773349557">
                <text:p>27.56527733495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9.570316257">
                <text:p>79.570316257</text:p>
              </table:table-cell>
              <table:table-cell office:value-type="float" office:value="27.5977378817796">
                <text:p>27.59773788177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9.583906246">
                <text:p>79.583906246</text:p>
              </table:table-cell>
              <table:table-cell office:value-type="float" office:value="27.2159160659566">
                <text:p>27.21591606595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9.5973498290001">
                <text:p>79.5973498290001</text:p>
              </table:table-cell>
              <table:table-cell office:value-type="float" office:value="27.5123082857625">
                <text:p>27.51230828576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9.610749765">
                <text:p>79.610749765</text:p>
              </table:table-cell>
              <table:table-cell office:value-type="float" office:value="27.6019228721639">
                <text:p>27.60192287216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9.6244017860001">
                <text:p>79.6244017860001</text:p>
              </table:table-cell>
              <table:table-cell office:value-type="float" office:value="27.0922524920878">
                <text:p>27.09225249208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9.651283952">
                <text:p>79.651283952</text:p>
              </table:table-cell>
              <table:table-cell office:value-type="float" office:value="27.4686766052062">
                <text:p>27.46867660520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9.664664201">
                <text:p>79.664664201</text:p>
              </table:table-cell>
              <table:table-cell office:value-type="float" office:value="27.642534900726">
                <text:p>27.6425349007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9.6779010120001">
                <text:p>79.6779010120001</text:p>
              </table:table-cell>
              <table:table-cell office:value-type="float" office:value="27.9420775865118">
                <text:p>27.94207758651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9.691344074">
                <text:p>79.691344074</text:p>
              </table:table-cell>
              <table:table-cell office:value-type="float" office:value="27.5133745543174">
                <text:p>27.51337455431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9.7044178640001">
                <text:p>79.7044178640001</text:p>
              </table:table-cell>
              <table:table-cell office:value-type="float" office:value="28.2904957140463">
                <text:p>28.29049571404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.7177368110001">
                <text:p>79.7177368110001</text:p>
              </table:table-cell>
              <table:table-cell office:value-type="float" office:value="27.7697628770124">
                <text:p>27.76976287701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9.730856278">
                <text:p>79.730856278</text:p>
              </table:table-cell>
              <table:table-cell office:value-type="float" office:value="28.191998955786">
                <text:p>28.1919989557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9.7439752240001">
                <text:p>79.7439752240001</text:p>
              </table:table-cell>
              <table:table-cell office:value-type="float" office:value="28.1931185599648">
                <text:p>28.19311855996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9.7571335980001">
                <text:p>79.7571335980001</text:p>
              </table:table-cell>
              <table:table-cell office:value-type="float" office:value="28.108640167999">
                <text:p>28.108640167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9.770267961">
                <text:p>79.770267961</text:p>
              </table:table-cell>
              <table:table-cell office:value-type="float" office:value="28.1600257251436">
                <text:p>28.16002572514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9.796768146">
                <text:p>79.796768146</text:p>
              </table:table-cell>
              <table:table-cell office:value-type="float" office:value="27.6508217267084">
                <text:p>27.65082172670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.809775217">
                <text:p>79.809775217</text:p>
              </table:table-cell>
              <table:table-cell office:value-type="float" office:value="28.4356101357057">
                <text:p>28.43561013570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.8231289040001">
                <text:p>79.8231289040001</text:p>
              </table:table-cell>
              <table:table-cell office:value-type="float" office:value="27.6975190417606">
                <text:p>27.69751904176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.836403423">
                <text:p>79.836403423</text:p>
              </table:table-cell>
              <table:table-cell office:value-type="float" office:value="27.8627044763097">
                <text:p>27.86270447630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.8495802860001">
                <text:p>79.8495802860001</text:p>
              </table:table-cell>
              <table:table-cell office:value-type="float" office:value="28.0691997755152">
                <text:p>28.06919977551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9.8628425140001">
                <text:p>79.8628425140001</text:p>
              </table:table-cell>
              <table:table-cell office:value-type="float" office:value="27.8885267212336">
                <text:p>27.88852672123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9.876096097">
                <text:p>79.876096097</text:p>
              </table:table-cell>
              <table:table-cell office:value-type="float" office:value="27.9067177504908">
                <text:p>27.90671775049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9.8893533250001">
                <text:p>79.8893533250001</text:p>
              </table:table-cell>
              <table:table-cell office:value-type="float" office:value="27.8990449557584">
                <text:p>27.89904495575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.902770084">
                <text:p>79.902770084</text:p>
              </table:table-cell>
              <table:table-cell office:value-type="float" office:value="27.5673133849729">
                <text:p>27.56731338497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9.916066271">
                <text:p>79.916066271</text:p>
              </table:table-cell>
              <table:table-cell office:value-type="float" office:value="27.8172982946847">
                <text:p>27.81729829468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9.942702706">
                <text:p>79.942702706</text:p>
              </table:table-cell>
              <table:table-cell office:value-type="float" office:value="27.80858522797">
                <text:p>27.808585227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9.955772225">
                <text:p>79.955772225</text:p>
              </table:table-cell>
              <table:table-cell office:value-type="float" office:value="28.2997407910421">
                <text:p>28.29974079104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9.968994922">
                <text:p>79.968994922</text:p>
              </table:table-cell>
              <table:table-cell office:value-type="float" office:value="27.9719031571441">
                <text:p>27.97190315714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9.981874388">
                <text:p>79.981874388</text:p>
              </table:table-cell>
              <table:table-cell office:value-type="float" office:value="28.7173396756617">
                <text:p>28.71733967566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9.9947280210001">
                <text:p>79.9947280210001</text:p>
              </table:table-cell>
              <table:table-cell office:value-type="float" office:value="28.7750552672328">
                <text:p>28.77505526723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0.007736499">
                <text:p>80.007736499</text:p>
              </table:table-cell>
              <table:table-cell office:value-type="float" office:value="28.4325345334837">
                <text:p>28.43253453348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0.0204331520001">
                <text:p>80.0204331520001</text:p>
              </table:table-cell>
              <table:table-cell office:value-type="float" office:value="29.1308268376664">
                <text:p>29.13082683766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0.0334128790001">
                <text:p>80.0334128790001</text:p>
              </table:table-cell>
              <table:table-cell office:value-type="float" office:value="28.4955145791206">
                <text:p>28.495514579120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0.046387398">
                <text:p>80.046387398</text:p>
              </table:table-cell>
              <table:table-cell office:value-type="float" office:value="28.5069527404643">
                <text:p>28.50695274046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0.0592291560001">
                <text:p>80.0592291560001</text:p>
              </table:table-cell>
              <table:table-cell office:value-type="float" office:value="28.8016640681835">
                <text:p>28.80166406818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0.0851192870001">
                <text:p>80.0851192870001</text:p>
              </table:table-cell>
              <table:table-cell office:value-type="float" office:value="28.9817415249959">
                <text:p>28.98174152499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0.098046774">
                <text:p>80.098046774</text:p>
              </table:table-cell>
              <table:table-cell office:value-type="float" office:value="28.6106650088447">
                <text:p>28.610665008844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.111152179">
                <text:p>80.111152179</text:p>
              </table:table-cell>
              <table:table-cell office:value-type="float" office:value="28.2222487562203">
                <text:p>28.22224875622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0.123989614">
                <text:p>80.123989614</text:p>
              </table:table-cell>
              <table:table-cell office:value-type="float" office:value="28.8113630147877">
                <text:p>28.81136301478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0.137117467">
                <text:p>80.137117467</text:p>
              </table:table-cell>
              <table:table-cell office:value-type="float" office:value="28.1739900623152">
                <text:p>28.17399006231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0.150018912">
                <text:p>80.150018912</text:p>
              </table:table-cell>
              <table:table-cell office:value-type="float" office:value="28.668416596871">
                <text:p>28.6684165968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0.1631398380001">
                <text:p>80.1631398380001</text:p>
              </table:table-cell>
              <table:table-cell office:value-type="float" office:value="28.188864106113">
                <text:p>28.1888641061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0.1762323260001">
                <text:p>80.1762323260001</text:p>
              </table:table-cell>
              <table:table-cell office:value-type="float" office:value="28.2500927220555">
                <text:p>28.25009272205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0.189052313">
                <text:p>80.189052313</text:p>
              </table:table-cell>
              <table:table-cell office:value-type="float" office:value="28.8505752746531">
                <text:p>28.85057527465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0.2021832900001">
                <text:p>80.2021832900001</text:p>
              </table:table-cell>
              <table:table-cell office:value-type="float" office:value="28.1672871683697">
                <text:p>28.16728716836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0.22827863">
                <text:p>80.22827863</text:p>
              </table:table-cell>
              <table:table-cell office:value-type="float" office:value="28.4587432677441">
                <text:p>28.45874326774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0.2415248170001">
                <text:p>80.2415248170001</text:p>
              </table:table-cell>
              <table:table-cell office:value-type="float" office:value="27.9222994481774">
                <text:p>27.92229944817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0.254676523">
                <text:p>80.254676523</text:p>
              </table:table-cell>
              <table:table-cell office:value-type="float" office:value="28.1228914305323">
                <text:p>28.12289143053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0.267918335">
                <text:p>80.267918335</text:p>
              </table:table-cell>
              <table:table-cell office:value-type="float" office:value="27.9315247762649">
                <text:p>27.93152477626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0.281135094">
                <text:p>80.281135094</text:p>
              </table:table-cell>
              <table:table-cell office:value-type="float" office:value="27.9844703200139">
                <text:p>27.98447032001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0.294189509">
                <text:p>80.294189509</text:p>
              </table:table-cell>
              <table:table-cell office:value-type="float" office:value="28.3324836818484">
                <text:p>28.33248368184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0.3072960590001">
                <text:p>80.3072960590001</text:p>
              </table:table-cell>
              <table:table-cell office:value-type="float" office:value="28.2197832350574">
                <text:p>28.219783235057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0.320224953">
                <text:p>80.320224953</text:p>
              </table:table-cell>
              <table:table-cell office:value-type="float" office:value="28.607551424183">
                <text:p>28.6075514241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0.333166971">
                <text:p>80.333166971</text:p>
              </table:table-cell>
              <table:table-cell office:value-type="float" office:value="28.5785416124623">
                <text:p>28.57854161246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0.346253678">
                <text:p>80.346253678</text:p>
              </table:table-cell>
              <table:table-cell office:value-type="float" office:value="28.2625720865582">
                <text:p>28.26257208655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0.372221101">
                <text:p>80.372221101</text:p>
              </table:table-cell>
              <table:table-cell office:value-type="float" office:value="28.2354902641385">
                <text:p>28.23549026413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0.385289839">
                <text:p>80.385289839</text:p>
              </table:table-cell>
              <table:table-cell office:value-type="float" office:value="28.3014320098473">
                <text:p>28.30143200984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0.398317587">
                <text:p>80.398317587</text:p>
              </table:table-cell>
              <table:table-cell office:value-type="float" office:value="28.3904785356279">
                <text:p>28.39047853562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0.4115707">
                <text:p>80.4115707</text:p>
              </table:table-cell>
              <table:table-cell office:value-type="float" office:value="27.9077074164701">
                <text:p>27.907707416470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0.4247486570001">
                <text:p>80.4247486570001</text:p>
              </table:table-cell>
              <table:table-cell office:value-type="float" office:value="28.0668695428927">
                <text:p>28.066869542892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0.437971562">
                <text:p>80.437971562</text:p>
              </table:table-cell>
              <table:table-cell office:value-type="float" office:value="27.9714631515956">
                <text:p>27.97146315159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0.4514294160001">
                <text:p>80.4514294160001</text:p>
              </table:table-cell>
              <table:table-cell office:value-type="float" office:value="27.4831336377804">
                <text:p>27.48313363778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0.4645381540001">
                <text:p>80.4645381540001</text:p>
              </table:table-cell>
              <table:table-cell office:value-type="float" office:value="28.2150730269497">
                <text:p>28.21507302694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0.477676892">
                <text:p>80.477676892</text:p>
              </table:table-cell>
              <table:table-cell office:value-type="float" office:value="28.1506488646995">
                <text:p>28.15064886469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0.49082313">
                <text:p>80.49082313</text:p>
              </table:table-cell>
              <table:table-cell office:value-type="float" office:value="28.1345887669322">
                <text:p>28.13458876693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0.5169260740001">
                <text:p>80.5169260740001</text:p>
              </table:table-cell>
              <table:table-cell office:value-type="float" office:value="28.2272974201121">
                <text:p>28.22729742011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0.529848874">
                <text:p>80.529848874</text:p>
              </table:table-cell>
              <table:table-cell office:value-type="float" office:value="28.621041876622">
                <text:p>28.6210418766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.5425693820001">
                <text:p>80.5425693820001</text:p>
              </table:table-cell>
              <table:table-cell office:value-type="float" office:value="29.0761972683078">
                <text:p>29.07619726830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0.555551557">
                <text:p>80.555551557</text:p>
              </table:table-cell>
              <table:table-cell office:value-type="float" office:value="28.4901412870981">
                <text:p>28.490141287098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0.5683040440001">
                <text:p>80.5683040440001</text:p>
              </table:table-cell>
              <table:table-cell office:value-type="float" office:value="29.0032838269342">
                <text:p>29.003283826934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0.581291948">
                <text:p>80.581291948</text:p>
              </table:table-cell>
              <table:table-cell office:value-type="float" office:value="28.4775742077849">
                <text:p>28.47757420778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0.594384852">
                <text:p>80.594384852</text:p>
              </table:table-cell>
              <table:table-cell office:value-type="float" office:value="28.249195133595">
                <text:p>28.2491951335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0.607209371">
                <text:p>80.607209371</text:p>
              </table:table-cell>
              <table:table-cell office:value-type="float" office:value="28.8403798974593">
                <text:p>28.84037989745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0.6203816510001">
                <text:p>80.6203816510001</text:p>
              </table:table-cell>
              <table:table-cell office:value-type="float" office:value="28.0789658252459">
                <text:p>28.078965825245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0.6334151280001">
                <text:p>80.6334151280001</text:p>
              </table:table-cell>
              <table:table-cell office:value-type="float" office:value="28.3779992062997">
                <text:p>28.37799920629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0.65960401">
                <text:p>80.65960401</text:p>
              </table:table-cell>
              <table:table-cell office:value-type="float" office:value="28.345941821921">
                <text:p>28.3459418219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0.672680196">
                <text:p>80.672680196</text:p>
              </table:table-cell>
              <table:table-cell office:value-type="float" office:value="28.2853119373615">
                <text:p>28.28531193736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0.685737319">
                <text:p>80.685737319</text:p>
              </table:table-cell>
              <table:table-cell office:value-type="float" office:value="28.326607627367">
                <text:p>28.3266076273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0.6987555360001">
                <text:p>80.6987555360001</text:p>
              </table:table-cell>
              <table:table-cell office:value-type="float" office:value="28.4112639971856">
                <text:p>28.41126399718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0.711725263">
                <text:p>80.711725263</text:p>
              </table:table-cell>
              <table:table-cell office:value-type="float" office:value="28.5174853691236">
                <text:p>28.51748536912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0.724858532">
                <text:p>80.724858532</text:p>
              </table:table-cell>
              <table:table-cell office:value-type="float" office:value="28.1623714522957">
                <text:p>28.162371452295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0.7377704460001">
                <text:p>80.7377704460001</text:p>
              </table:table-cell>
              <table:table-cell office:value-type="float" office:value="28.6451721999642">
                <text:p>28.645172199964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0.750803768">
                <text:p>80.750803768</text:p>
              </table:table-cell>
              <table:table-cell office:value-type="float" office:value="28.3783366944515">
                <text:p>28.37833669445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0.7638463070001">
                <text:p>80.7638463070001</text:p>
              </table:table-cell>
              <table:table-cell office:value-type="float" office:value="28.3582820769193">
                <text:p>28.358282076919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0.7767074920001">
                <text:p>80.7767074920001</text:p>
              </table:table-cell>
              <table:table-cell office:value-type="float" office:value="28.7581587514195">
                <text:p>28.75815875141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0.80265054">
                <text:p>80.80265054</text:p>
              </table:table-cell>
              <table:table-cell office:value-type="float" office:value="28.5388030054063">
                <text:p>28.53880300540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0.815570476">
                <text:p>80.815570476</text:p>
              </table:table-cell>
              <table:table-cell office:value-type="float" office:value="28.6273863865779">
                <text:p>28.62738638657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0.8285624420001">
                <text:p>80.8285624420001</text:p>
              </table:table-cell>
              <table:table-cell office:value-type="float" office:value="28.4686705583962">
                <text:p>28.46867055839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0.8413963880001">
                <text:p>80.8413963880001</text:p>
              </table:table-cell>
              <table:table-cell office:value-type="float" office:value="28.8191955897215">
                <text:p>28.81919558972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0.8544267400001">
                <text:p>80.8544267400001</text:p>
              </table:table-cell>
              <table:table-cell office:value-type="float" office:value="28.3848049509569">
                <text:p>28.38480495095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0.8675491760001">
                <text:p>80.8675491760001</text:p>
              </table:table-cell>
              <table:table-cell office:value-type="float" office:value="28.1856204108636">
                <text:p>28.18562041086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0.88038958">
                <text:p>80.88038958</text:p>
              </table:table-cell>
              <table:table-cell office:value-type="float" office:value="28.8047011577159">
                <text:p>28.804701157715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0.893409515">
                <text:p>80.893409515</text:p>
              </table:table-cell>
              <table:table-cell office:value-type="float" office:value="28.4075150883835">
                <text:p>28.40751508838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0.906559556">
                <text:p>80.906559556</text:p>
              </table:table-cell>
              <table:table-cell office:value-type="float" office:value="28.1264522263817">
                <text:p>28.12645222638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0.9195558970001">
                <text:p>80.9195558970001</text:p>
              </table:table-cell>
              <table:table-cell office:value-type="float" office:value="28.4590870584109">
                <text:p>28.45908705841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0.9455058200001">
                <text:p>80.9455058200001</text:p>
              </table:table-cell>
              <table:table-cell office:value-type="float" office:value="28.6314284904535">
                <text:p>28.63142849045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0.958317682">
                <text:p>80.958317682</text:p>
              </table:table-cell>
              <table:table-cell office:value-type="float" office:value="28.8688716725339">
                <text:p>28.86887167253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0.97131642">
                <text:p>80.97131642</text:p>
              </table:table-cell>
              <table:table-cell office:value-type="float" office:value="28.4538391311304">
                <text:p>28.45383913113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0.984045834">
                <text:p>80.984045834</text:p>
              </table:table-cell>
              <table:table-cell office:value-type="float" office:value="29.0558544142404">
                <text:p>29.05585441424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0.99676681">
                <text:p>80.99676681</text:p>
              </table:table-cell>
              <table:table-cell office:value-type="float" office:value="29.075127565908">
                <text:p>29.0751275659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1.0096221100001">
                <text:p>81.0096221100001</text:p>
              </table:table-cell>
              <table:table-cell office:value-type="float" office:value="28.7713238866421">
                <text:p>28.77132388664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1.022375222">
                <text:p>81.022375222</text:p>
              </table:table-cell>
              <table:table-cell office:value-type="float" office:value="29.0018624445581">
                <text:p>29.001862444558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1.035235678">
                <text:p>81.035235678</text:p>
              </table:table-cell>
              <table:table-cell office:value-type="float" office:value="28.7597889189921">
                <text:p>28.75978891899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1.048208947">
                <text:p>81.048208947</text:p>
              </table:table-cell>
              <table:table-cell office:value-type="float" office:value="28.5096994413941">
                <text:p>28.50969944139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1.061182632">
                <text:p>81.061182632</text:p>
              </table:table-cell>
              <table:table-cell office:value-type="float" office:value="28.5087852804639">
                <text:p>28.508785280463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1.087168493">
                <text:p>81.087168493</text:p>
              </table:table-cell>
              <table:table-cell office:value-type="float" office:value="28.9437054665914">
                <text:p>28.94370546659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1.1003183760001">
                <text:p>81.1003183760001</text:p>
              </table:table-cell>
              <table:table-cell office:value-type="float" office:value="28.1267901744244">
                <text:p>28.12679017442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1.1131965930001">
                <text:p>81.1131965930001</text:p>
              </table:table-cell>
              <table:table-cell office:value-type="float" office:value="28.7201248404599">
                <text:p>28.72012484045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1.1260487150001">
                <text:p>81.1260487150001</text:p>
              </table:table-cell>
              <table:table-cell office:value-type="float" office:value="28.7784382968958">
                <text:p>28.77843829689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1.1388822960001">
                <text:p>81.1388822960001</text:p>
              </table:table-cell>
              <table:table-cell office:value-type="float" office:value="28.820015236751">
                <text:p>28.8200152367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1.151589158">
                <text:p>81.151589158</text:p>
              </table:table-cell>
              <table:table-cell office:value-type="float" office:value="29.1074224275934">
                <text:p>29.10742242759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1.16425602">
                <text:p>81.16425602</text:p>
              </table:table-cell>
              <table:table-cell office:value-type="float" office:value="29.1993391862569">
                <text:p>29.19933918625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1.176956631">
                <text:p>81.176956631</text:p>
              </table:table-cell>
              <table:table-cell office:value-type="float" office:value="29.121748549069">
                <text:p>29.1217485490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1.1893410440001">
                <text:p>81.1893410440001</text:p>
              </table:table-cell>
              <table:table-cell office:value-type="float" office:value="29.8652830747851">
                <text:p>29.86528307478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1.201890614">
                <text:p>81.201890614</text:p>
              </table:table-cell>
              <table:table-cell office:value-type="float" office:value="29.4722448629176">
                <text:p>29.47224486291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1.2268782420001">
                <text:p>81.2268782420001</text:p>
              </table:table-cell>
              <table:table-cell office:value-type="float" office:value="29.6691364711543">
                <text:p>29.66913647115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1.239612708">
                <text:p>81.239612708</text:p>
              </table:table-cell>
              <table:table-cell office:value-type="float" office:value="29.0443274152542">
                <text:p>29.04432741525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1.252355872">
                <text:p>81.252355872</text:p>
              </table:table-cell>
              <table:table-cell office:value-type="float" office:value="29.0245028599472">
                <text:p>29.02450285994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1.2650804420001">
                <text:p>81.2650804420001</text:p>
              </table:table-cell>
              <table:table-cell office:value-type="float" office:value="29.0669154211586">
                <text:p>29.06691542115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1.278029075">
                <text:p>81.278029075</text:p>
              </table:table-cell>
              <table:table-cell office:value-type="float" office:value="28.5639418433858">
                <text:p>28.56394184338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1.2909817190001">
                <text:p>81.2909817190001</text:p>
              </table:table-cell>
              <table:table-cell office:value-type="float" office:value="28.5550965471192">
                <text:p>28.55509654711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1.30380681">
                <text:p>81.30380681</text:p>
              </table:table-cell>
              <table:table-cell office:value-type="float" office:value="28.8390936144523">
                <text:p>28.83909361445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1.316885913">
                <text:p>81.316885913</text:p>
              </table:table-cell>
              <table:table-cell office:value-type="float" office:value="28.2790035342692">
                <text:p>28.27900353426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1.329545066">
                <text:p>81.329545066</text:p>
              </table:table-cell>
              <table:table-cell office:value-type="float" office:value="29.2171206053952">
                <text:p>29.21712060539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1.342350157">
                <text:p>81.342350157</text:p>
              </table:table-cell>
              <table:table-cell office:value-type="float" office:value="28.8841367828946">
                <text:p>28.88413678289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1.367333306">
                <text:p>81.367333306</text:p>
              </table:table-cell>
              <table:table-cell office:value-type="float" office:value="29.8153781682567">
                <text:p>29.81537816825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1.37991522">
                <text:p>81.37991522</text:p>
              </table:table-cell>
              <table:table-cell office:value-type="float" office:value="29.3964813273521">
                <text:p>29.39648132735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1.392367029">
                <text:p>81.392367029</text:p>
              </table:table-cell>
              <table:table-cell office:value-type="float" office:value="29.7036358300353">
                <text:p>29.70363583003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1.4048242540001">
                <text:p>81.4048242540001</text:p>
              </table:table-cell>
              <table:table-cell office:value-type="float" office:value="29.6907216463144">
                <text:p>29.69072164631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1.417390282">
                <text:p>81.417390282</text:p>
              </table:table-cell>
              <table:table-cell office:value-type="float" office:value="29.4336444232168">
                <text:p>29.43364442321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1.4298895390001">
                <text:p>81.4298895390001</text:p>
              </table:table-cell>
              <table:table-cell office:value-type="float" office:value="29.5908788786573">
                <text:p>29.590878878657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1.442576505">
                <text:p>81.442576505</text:p>
              </table:table-cell>
              <table:table-cell office:value-type="float" office:value="29.1530693756016">
                <text:p>29.15306937560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1.455283627">
                <text:p>81.455283627</text:p>
              </table:table-cell>
              <table:table-cell office:value-type="float" office:value="29.1068268613806">
                <text:p>29.10682686138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1.4678775200001">
                <text:p>81.4678775200001</text:p>
              </table:table-cell>
              <table:table-cell office:value-type="float" office:value="29.3685201201134">
                <text:p>29.36852012011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1.480607871">
                <text:p>81.480607871</text:p>
              </table:table-cell>
              <table:table-cell office:value-type="float" office:value="29.0537157980269">
                <text:p>29.05371579802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1.50607248">
                <text:p>81.50607248</text:p>
              </table:table-cell>
              <table:table-cell office:value-type="float" office:value="29.2248151414138">
                <text:p>29.22481514141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1.518931582">
                <text:p>81.518931582</text:p>
              </table:table-cell>
              <table:table-cell office:value-type="float" office:value="28.7628171828906">
                <text:p>28.76281718289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1.531681308">
                <text:p>81.531681308</text:p>
              </table:table-cell>
              <table:table-cell office:value-type="float" office:value="29.0095645946301">
                <text:p>29.00956459463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1.5444586390001">
                <text:p>81.5444586390001</text:p>
              </table:table-cell>
              <table:table-cell office:value-type="float" office:value="28.9468903920886">
                <text:p>28.94689039208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1.557352897">
                <text:p>81.557352897</text:p>
              </table:table-cell>
              <table:table-cell office:value-type="float" office:value="28.6843957956389">
                <text:p>28.68439579563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1.5702133530001">
                <text:p>81.5702133530001</text:p>
              </table:table-cell>
              <table:table-cell office:value-type="float" office:value="28.7597889189921">
                <text:p>28.75978891899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1.583082455">
                <text:p>81.583082455</text:p>
              </table:table-cell>
              <table:table-cell office:value-type="float" office:value="28.7404668921629">
                <text:p>28.740466892162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1.595943223">
                <text:p>81.595943223</text:p>
              </table:table-cell>
              <table:table-cell office:value-type="float" office:value="28.7590912115093">
                <text:p>28.759091211509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1.608656335">
                <text:p>81.608656335</text:p>
              </table:table-cell>
              <table:table-cell office:value-type="float" office:value="29.0931126824897">
                <text:p>29.09311268248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.621513145">
                <text:p>81.621513145</text:p>
              </table:table-cell>
              <table:table-cell office:value-type="float" office:value="28.7679447671285">
                <text:p>28.76794476712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1.6469291600001">
                <text:p>81.6469291600001</text:p>
              </table:table-cell>
              <table:table-cell office:value-type="float" office:value="29.3175991566968">
                <text:p>29.31759915669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1.6596972720001">
                <text:p>81.6596972720001</text:p>
              </table:table-cell>
              <table:table-cell office:value-type="float" office:value="28.9677910063638">
                <text:p>28.967791006363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81.67221231">
                <text:p>81.67221231</text:p>
              </table:table-cell>
              <table:table-cell office:value-type="float" office:value="29.5535658751908">
                <text:p>29.55356587519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1.6850202140001">
                <text:p>81.6850202140001</text:p>
              </table:table-cell>
              <table:table-cell office:value-type="float" office:value="28.8777929597485">
                <text:p>28.87779295974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1.6978817120001">
                <text:p>81.6978817120001</text:p>
              </table:table-cell>
              <table:table-cell office:value-type="float" office:value="28.7574588871183">
                <text:p>28.757458887118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1.710591125">
                <text:p>81.710591125</text:p>
              </table:table-cell>
              <table:table-cell office:value-type="float" office:value="29.1015800622834">
                <text:p>29.101580062283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81.723417363">
                <text:p>81.723417363</text:p>
              </table:table-cell>
              <table:table-cell office:value-type="float" office:value="28.8365146476991">
                <text:p>28.83651464769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81.736122193">
                <text:p>81.736122193</text:p>
              </table:table-cell>
              <table:table-cell office:value-type="float" office:value="29.1120778446516">
                <text:p>29.112077844651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1.7490124930001">
                <text:p>81.7490124930001</text:p>
              </table:table-cell>
              <table:table-cell office:value-type="float" office:value="28.6932034133596">
                <text:p>28.693203413359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1.7618564380001">
                <text:p>81.7618564380001</text:p>
              </table:table-cell>
              <table:table-cell office:value-type="float" office:value="28.7967598710791">
                <text:p>28.79675987107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1.7873184950001">
                <text:p>81.7873184950001</text:p>
              </table:table-cell>
              <table:table-cell office:value-type="float" office:value="28.9780744103282">
                <text:p>28.97807441032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1.800168274">
                <text:p>81.800168274</text:p>
              </table:table-cell>
              <table:table-cell office:value-type="float" office:value="28.7836856933189">
                <text:p>28.78368569331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1.812920709">
                <text:p>81.812920709</text:p>
              </table:table-cell>
              <table:table-cell office:value-type="float" office:value="29.0034020922927">
                <text:p>29.003402092292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1.825633248">
                <text:p>81.825633248</text:p>
              </table:table-cell>
              <table:table-cell office:value-type="float" office:value="29.094424014229">
                <text:p>29.09442401422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1.838467037">
                <text:p>81.838467037</text:p>
              </table:table-cell>
              <table:table-cell office:value-type="float" office:value="28.8195481443511">
                <text:p>28.81954814435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1.8511538980001">
                <text:p>81.8511538980001</text:p>
              </table:table-cell>
              <table:table-cell office:value-type="float" office:value="29.1533106543341">
                <text:p>29.153310654334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1.8641309170001">
                <text:p>81.8641309170001</text:p>
              </table:table-cell>
              <table:table-cell office:value-type="float" office:value="28.5014609257963">
                <text:p>28.501460925796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1.876829966">
                <text:p>81.876829966</text:p>
              </table:table-cell>
              <table:table-cell office:value-type="float" office:value="29.1253305632457">
                <text:p>29.125330563245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1.8897365680001">
                <text:p>81.8897365680001</text:p>
              </table:table-cell>
              <table:table-cell office:value-type="float" office:value="28.6569617596244">
                <text:p>28.65696175962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1.902704316">
                <text:p>81.902704316</text:p>
              </table:table-cell>
              <table:table-cell office:value-type="float" office:value="28.5218374049012">
                <text:p>28.521837404901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1.9281665810001">
                <text:p>81.9281665810001</text:p>
              </table:table-cell>
              <table:table-cell office:value-type="float" office:value="28.7162939845519">
                <text:p>28.716293984551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1.940995631">
                <text:p>81.940995631</text:p>
              </table:table-cell>
              <table:table-cell office:value-type="float" office:value="28.8301939710088">
                <text:p>28.83019397100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1.953539784">
                <text:p>81.953539784</text:p>
              </table:table-cell>
              <table:table-cell office:value-type="float" office:value="29.4849719994092">
                <text:p>29.48497199940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1.966267167">
                <text:p>81.966267167</text:p>
              </table:table-cell>
              <table:table-cell office:value-type="float" office:value="29.0604910658248">
                <text:p>29.06049106582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1.979016372">
                <text:p>81.979016372</text:p>
              </table:table-cell>
              <table:table-cell office:value-type="float" office:value="29.0107500791305">
                <text:p>29.01075007913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1.9914521910001">
                <text:p>81.9914521910001</text:p>
              </table:table-cell>
              <table:table-cell office:value-type="float" office:value="29.7418288220275">
                <text:p>29.74182882202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2.003972855">
                <text:p>82.003972855</text:p>
              </table:table-cell>
              <table:table-cell office:value-type="float" office:value="29.5402863589876">
                <text:p>29.54028635898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2.016401903">
                <text:p>82.016401903</text:p>
              </table:table-cell>
              <table:table-cell office:value-type="float" office:value="29.7580313440106">
                <text:p>29.758031344010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2.028874493">
                <text:p>82.028874493</text:p>
              </table:table-cell>
              <table:table-cell office:value-type="float" office:value="29.654145607406">
                <text:p>29.6541456074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2.041583959">
                <text:p>82.041583959</text:p>
              </table:table-cell>
              <table:table-cell office:value-type="float" office:value="29.1014587051804">
                <text:p>29.10145870518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2.066468618">
                <text:p>82.066468618</text:p>
              </table:table-cell>
              <table:table-cell office:value-type="float" office:value="29.6128434381109">
                <text:p>29.612843438110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2.079036209">
                <text:p>82.079036209</text:p>
              </table:table-cell>
              <table:table-cell office:value-type="float" office:value="29.4299838339868">
                <text:p>29.429983833986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2.09151557">
                <text:p>82.09151557</text:p>
              </table:table-cell>
              <table:table-cell office:value-type="float" office:value="29.6380559838746">
                <text:p>29.63805598387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2.104029983">
                <text:p>82.104029983</text:p>
              </table:table-cell>
              <table:table-cell office:value-type="float" office:value="29.5550418515874">
                <text:p>29.555041851587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2.116609188">
                <text:p>82.116609188</text:p>
              </table:table-cell>
              <table:table-cell office:value-type="float" office:value="29.402812018726">
                <text:p>29.4028120187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2.129159122">
                <text:p>82.129159122</text:p>
              </table:table-cell>
              <table:table-cell office:value-type="float" office:value="29.4713900458645">
                <text:p>29.47139004586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2.141868484">
                <text:p>82.141868484</text:p>
              </table:table-cell>
              <table:table-cell office:value-type="float" office:value="29.1016968406175">
                <text:p>29.101696840617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2.154436387">
                <text:p>82.154436387</text:p>
              </table:table-cell>
              <table:table-cell office:value-type="float" office:value="29.4292532304104">
                <text:p>29.42925323041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2.1670492900001">
                <text:p>82.1670492900001</text:p>
              </table:table-cell>
              <table:table-cell office:value-type="float" office:value="29.3242562762036">
                <text:p>29.324256276203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2.1797992250001">
                <text:p>82.1797992250001</text:p>
              </table:table-cell>
              <table:table-cell office:value-type="float" office:value="29.0090890629867">
                <text:p>29.009089062986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2.204981489">
                <text:p>82.204981489</text:p>
              </table:table-cell>
              <table:table-cell office:value-type="float" office:value="29.1916580576425">
                <text:p>29.19165805764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2.21760434">
                <text:p>82.21760434</text:p>
              </table:table-cell>
              <table:table-cell office:value-type="float" office:value="29.3011459899338">
                <text:p>29.30114598993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2.230147035">
                <text:p>82.230147035</text:p>
              </table:table-cell>
              <table:table-cell office:value-type="float" office:value="29.4883994199458">
                <text:p>29.488399419945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2.2428272300001">
                <text:p>82.2428272300001</text:p>
              </table:table-cell>
              <table:table-cell office:value-type="float" office:value="29.1686365991273">
                <text:p>29.168636599127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82.2553969040001">
                <text:p>82.2553969040001</text:p>
              </table:table-cell>
              <table:table-cell office:value-type="float" office:value="29.425106805584">
                <text:p>29.42510680558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2.268077828">
                <text:p>82.268077828</text:p>
              </table:table-cell>
              <table:table-cell office:value-type="float" office:value="29.1669597549648">
                <text:p>29.16695975496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2.280801512">
                <text:p>82.280801512</text:p>
              </table:table-cell>
              <table:table-cell office:value-type="float" office:value="29.0689394645872">
                <text:p>29.06893946458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2.293474416">
                <text:p>82.293474416</text:p>
              </table:table-cell>
              <table:table-cell office:value-type="float" office:value="29.1854179563203">
                <text:p>29.185417956320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2.3061915900001">
                <text:p>82.3061915900001</text:p>
              </table:table-cell>
              <table:table-cell office:value-type="float" office:value="29.083820034281">
                <text:p>29.0838200342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82.318840535">
                <text:p>82.318840535</text:p>
              </table:table-cell>
              <table:table-cell office:value-type="float" office:value="29.2406995179897">
                <text:p>29.24069951798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2.344305925">
                <text:p>82.344305925</text:p>
              </table:table-cell>
              <table:table-cell office:value-type="float" office:value="28.9630659485679">
                <text:p>28.96306594856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2.357118464">
                <text:p>82.357118464</text:p>
              </table:table-cell>
              <table:table-cell office:value-type="float" office:value="28.8673462739004">
                <text:p>28.86734627390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2.369841368">
                <text:p>82.369841368</text:p>
              </table:table-cell>
              <table:table-cell office:value-type="float" office:value="29.0707215871471">
                <text:p>29.070721587147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2.382503021">
                <text:p>82.382503021</text:p>
              </table:table-cell>
              <table:table-cell office:value-type="float" office:value="29.2113517849268">
                <text:p>29.211351784926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2.3952313930001">
                <text:p>82.3952313930001</text:p>
              </table:table-cell>
              <table:table-cell office:value-type="float" office:value="29.0582330528621">
                <text:p>29.058233052862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2.407938828">
                <text:p>82.407938828</text:p>
              </table:table-cell>
              <table:table-cell office:value-type="float" office:value="29.1061099241612">
                <text:p>29.106109924161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2.420693763">
                <text:p>82.420693763</text:p>
              </table:table-cell>
              <table:table-cell office:value-type="float" office:value="28.9977173511787">
                <text:p>28.99771735117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2.4335836980001">
                <text:p>82.4335836980001</text:p>
              </table:table-cell>
              <table:table-cell office:value-type="float" office:value="28.6940159092642">
                <text:p>28.694015909264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2.446433633">
                <text:p>82.446433633</text:p>
              </table:table-cell>
              <table:table-cell office:value-type="float" office:value="28.7833362552427">
                <text:p>28.783336255242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2.459495496">
                <text:p>82.459495496</text:p>
              </table:table-cell>
              <table:table-cell office:value-type="float" office:value="28.3163282269174">
                <text:p>28.316328226917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2.485835524">
                <text:p>82.485835524</text:p>
              </table:table-cell>
              <table:table-cell office:value-type="float" office:value="28.0249999118928">
                <text:p>28.024999911892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2.4989604080001">
                <text:p>82.4989604080001</text:p>
              </table:table-cell>
              <table:table-cell office:value-type="float" office:value="28.180363343474">
                <text:p>28.18036334347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2.512164511">
                <text:p>82.512164511</text:p>
              </table:table-cell>
              <table:table-cell office:value-type="float" office:value="28.0112931536918">
                <text:p>28.011293153691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2.525498301">
                <text:p>82.525498301</text:p>
              </table:table-cell>
              <table:table-cell office:value-type="float" office:value="27.7388499414375">
                <text:p>27.73884994143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2.538624331">
                <text:p>82.538624331</text:p>
              </table:table-cell>
              <table:table-cell office:value-type="float" office:value="28.1779029884041">
                <text:p>28.17790298840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2.551802809">
                <text:p>82.551802809</text:p>
              </table:table-cell>
              <table:table-cell office:value-type="float" office:value="28.0657599430171">
                <text:p>28.065759943017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2.5649388910001">
                <text:p>82.5649388910001</text:p>
              </table:table-cell>
              <table:table-cell office:value-type="float" office:value="28.1563406775224">
                <text:p>28.15634067752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.578065076">
                <text:p>82.578065076</text:p>
              </table:table-cell>
              <table:table-cell office:value-type="float" office:value="28.1775702509314">
                <text:p>28.177570250931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2.591460013">
                <text:p>82.591460013</text:p>
              </table:table-cell>
              <table:table-cell office:value-type="float" office:value="27.6122239291411">
                <text:p>27.612223929141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2.604667762">
                <text:p>82.604667762</text:p>
              </table:table-cell>
              <table:table-cell office:value-type="float" office:value="28.0035606341295">
                <text:p>28.003560634129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2.63127826">
                <text:p>82.63127826</text:p>
              </table:table-cell>
              <table:table-cell office:value-type="float" office:value="28.0274336370166">
                <text:p>28.02743363701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2.64454205">
                <text:p>82.64454205</text:p>
              </table:table-cell>
              <table:table-cell office:value-type="float" office:value="27.8852424504645">
                <text:p>27.88524245046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2.657949643">
                <text:p>82.657949643</text:p>
              </table:table-cell>
              <table:table-cell office:value-type="float" office:value="27.5861595710464">
                <text:p>27.586159571046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2.671372341">
                <text:p>82.671372341</text:p>
              </table:table-cell>
              <table:table-cell office:value-type="float" office:value="27.5551159656546">
                <text:p>27.55511596565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2.684777173">
                <text:p>82.684777173</text:p>
              </table:table-cell>
              <table:table-cell office:value-type="float" office:value="27.5918415062691">
                <text:p>27.591841506269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2.698234506">
                <text:p>82.698234506</text:p>
              </table:table-cell>
              <table:table-cell office:value-type="float" office:value="27.484197646102">
                <text:p>27.4841976461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2.711682984">
                <text:p>82.711682984</text:p>
              </table:table-cell>
              <table:table-cell office:value-type="float" office:value="27.5022943088662">
                <text:p>27.502294308866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2.725408964">
                <text:p>82.725408964</text:p>
              </table:table-cell>
              <table:table-cell office:value-type="float" office:value="26.946272685946">
                <text:p>26.9462726859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2.739125464">
                <text:p>82.739125464</text:p>
              </table:table-cell>
              <table:table-cell office:value-type="float" office:value="26.9648962900375">
                <text:p>26.96489629003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2.752845089">
                <text:p>82.752845089</text:p>
              </table:table-cell>
              <table:table-cell office:value-type="float" office:value="26.9587543363147">
                <text:p>26.958754336314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2.7805369970001">
                <text:p>82.7805369970001</text:p>
              </table:table-cell>
              <table:table-cell office:value-type="float" office:value="26.6172162404206">
                <text:p>26.61721624042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2.79439907">
                <text:p>82.79439907</text:p>
              </table:table-cell>
              <table:table-cell office:value-type="float" office:value="26.6817235751015">
                <text:p>26.68172357510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2.808291977">
                <text:p>82.808291977</text:p>
              </table:table-cell>
              <table:table-cell office:value-type="float" office:value="26.6225059997591">
                <text:p>26.62250599975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2.822308062">
                <text:p>82.822308062</text:p>
              </table:table-cell>
              <table:table-cell office:value-type="float" office:value="26.388538594227">
                <text:p>26.3885385942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82.836284302">
                <text:p>82.836284302</text:p>
              </table:table-cell>
              <table:table-cell office:value-type="float" office:value="26.463769938199">
                <text:p>26.46376993819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2.850247939">
                <text:p>82.850247939</text:p>
              </table:table-cell>
              <table:table-cell office:value-type="float" office:value="26.4876550402294">
                <text:p>26.487655040229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2.864055012">
                <text:p>82.864055012</text:p>
              </table:table-cell>
              <table:table-cell office:value-type="float" office:value="26.7880093022008">
                <text:p>26.788009302200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2.877898648">
                <text:p>82.877898648</text:p>
              </table:table-cell>
              <table:table-cell office:value-type="float" office:value="26.7172583823879">
                <text:p>26.717258382387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2.891726503">
                <text:p>82.891726503</text:p>
              </table:table-cell>
              <table:table-cell office:value-type="float" office:value="26.7477493769453">
                <text:p>26.74774937694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2.905606858">
                <text:p>82.905606858</text:p>
              </table:table-cell>
              <table:table-cell office:value-type="float" office:value="26.6465807223779">
                <text:p>26.646580722377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2.933191734">
                <text:p>82.933191734</text:p>
              </table:table-cell>
              <table:table-cell office:value-type="float" office:value="26.5930950992661">
                <text:p>26.593095099266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2.94695162">
                <text:p>82.94695162</text:p>
              </table:table-cell>
              <table:table-cell office:value-type="float" office:value="26.8798738566493">
                <text:p>26.87987385664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2.96072963">
                <text:p>82.96072963</text:p>
              </table:table-cell>
              <table:table-cell office:value-type="float" office:value="26.8445152791786">
                <text:p>26.844515279178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2.97446837">
                <text:p>82.97446837</text:p>
              </table:table-cell>
              <table:table-cell office:value-type="float" office:value="26.9212460503459">
                <text:p>26.92124605034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2.988180912">
                <text:p>82.988180912</text:p>
              </table:table-cell>
              <table:table-cell office:value-type="float" office:value="26.9726794610176">
                <text:p>26.97267946101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3.00202059">
                <text:p>83.00202059</text:p>
              </table:table-cell>
              <table:table-cell office:value-type="float" office:value="26.7248992327116">
                <text:p>26.724899232711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3.0157004230001">
                <text:p>83.0157004230001</text:p>
              </table:table-cell>
              <table:table-cell office:value-type="float" office:value="27.0371721613635">
                <text:p>27.037172161363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3.029440048">
                <text:p>83.029440048</text:p>
              </table:table-cell>
              <table:table-cell office:value-type="float" office:value="26.9195119927016">
                <text:p>26.919511992701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3.043126392">
                <text:p>83.043126392</text:p>
              </table:table-cell>
              <table:table-cell office:value-type="float" office:value="27.0243097763547">
                <text:p>27.024309776354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3.0569511740001">
                <text:p>83.0569511740001</text:p>
              </table:table-cell>
              <table:table-cell office:value-type="float" office:value="26.7536949198311">
                <text:p>26.753694919831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3.0848938120001">
                <text:p>83.0848938120001</text:p>
              </table:table-cell>
              <table:table-cell office:value-type="float" office:value="26.2744023527304">
                <text:p>26.274402352730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3.098894844">
                <text:p>83.098894844</text:p>
              </table:table-cell>
              <table:table-cell office:value-type="float" office:value="26.4169098366948">
                <text:p>26.416909836694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3.112915408">
                <text:p>83.112915408</text:p>
              </table:table-cell>
              <table:table-cell office:value-type="float" office:value="26.3801085292578">
                <text:p>26.380108529257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3.127173107">
                <text:p>83.127173107</text:p>
              </table:table-cell>
              <table:table-cell office:value-type="float" office:value="25.9413528060094">
                <text:p>25.94135280600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3.1414066400001">
                <text:p>83.1414066400001</text:p>
              </table:table-cell>
              <table:table-cell office:value-type="float" office:value="25.9853965955578">
                <text:p>25.985396595557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3.1555541320001">
                <text:p>83.1555541320001</text:p>
              </table:table-cell>
              <table:table-cell office:value-type="float" office:value="26.14343234559">
                <text:p>26.143432345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3.169866988">
                <text:p>83.169866988</text:p>
              </table:table-cell>
              <table:table-cell office:value-type="float" office:value="25.8413834362141">
                <text:p>25.841383436214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3.184171927">
                <text:p>83.184171927</text:p>
              </table:table-cell>
              <table:table-cell office:value-type="float" office:value="25.855685226059">
                <text:p>25.8556852260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3.198694367">
                <text:p>83.198694367</text:p>
              </table:table-cell>
              <table:table-cell office:value-type="float" office:value="25.4684474484454">
                <text:p>25.468447448445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3.213032067">
                <text:p>83.213032067</text:p>
              </table:table-cell>
              <table:table-cell office:value-type="float" office:value="25.7966061474652">
                <text:p>25.796606147465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.242187313">
                <text:p>83.242187313</text:p>
              </table:table-cell>
              <table:table-cell office:value-type="float" office:value="25.4314169808833">
                <text:p>25.431416980883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3.256902149">
                <text:p>83.256902149</text:p>
              </table:table-cell>
              <table:table-cell office:value-type="float" office:value="25.1354483298771">
                <text:p>25.135448329877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3.271666049">
                <text:p>83.271666049</text:p>
              </table:table-cell>
              <table:table-cell office:value-type="float" office:value="25.0519171738894">
                <text:p>25.051917173889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3.286492344">
                <text:p>83.286492344</text:p>
              </table:table-cell>
              <table:table-cell office:value-type="float" office:value="24.9464886514861">
                <text:p>24.946488651486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3.301381712">
                <text:p>83.301381712</text:p>
              </table:table-cell>
              <table:table-cell office:value-type="float" office:value="24.8408125826176">
                <text:p>24.840812582617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3.316201289">
                <text:p>83.316201289</text:p>
              </table:table-cell>
              <table:table-cell office:value-type="float" office:value="24.957797375816">
                <text:p>24.95779737581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3.331097845">
                <text:p>83.331097845</text:p>
              </table:table-cell>
              <table:table-cell office:value-type="float" office:value="24.8288262040864">
                <text:p>24.82882620408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3.346066172">
                <text:p>83.346066172</text:p>
              </table:table-cell>
              <table:table-cell office:value-type="float" office:value="24.7097755120835">
                <text:p>24.709775512083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3.36089705">
                <text:p>83.36089705</text:p>
              </table:table-cell>
              <table:table-cell office:value-type="float" office:value="24.9387797514075">
                <text:p>24.938779751407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3.3759202210001">
                <text:p>83.3759202210001</text:p>
              </table:table-cell>
              <table:table-cell office:value-type="float" office:value="24.6195693279834">
                <text:p>24.619569327983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3.405913386">
                <text:p>83.405913386</text:p>
              </table:table-cell>
              <table:table-cell office:value-type="float" office:value="24.6205936039776">
                <text:p>24.62059360397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3.4208841080001">
                <text:p>83.4208841080001</text:p>
              </table:table-cell>
              <table:table-cell office:value-type="float" office:value="24.7058224687403">
                <text:p>24.705822468740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3.435932436">
                <text:p>83.435932436</text:p>
              </table:table-cell>
              <table:table-cell office:value-type="float" office:value="24.5784116324346">
                <text:p>24.57841163243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3.451038784">
                <text:p>83.451038784</text:p>
              </table:table-cell>
              <table:table-cell office:value-type="float" office:value="24.4840116195863">
                <text:p>24.48401161958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3.466075288">
                <text:p>83.466075288</text:p>
              </table:table-cell>
              <table:table-cell office:value-type="float" office:value="24.5977389399419">
                <text:p>24.597738939941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3.481190647">
                <text:p>83.481190647</text:p>
              </table:table-cell>
              <table:table-cell office:value-type="float" office:value="24.4694155105503">
                <text:p>24.469415510550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3.4962554840001">
                <text:p>83.4962554840001</text:p>
              </table:table-cell>
              <table:table-cell office:value-type="float" office:value="24.5514770561588">
                <text:p>24.551477056158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3.5112293840001">
                <text:p>83.5112293840001</text:p>
              </table:table-cell>
              <table:table-cell office:value-type="float" office:value="24.7005790049766">
                <text:p>24.700579004976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3.5262531800001">
                <text:p>83.5262531800001</text:p>
              </table:table-cell>
              <table:table-cell office:value-type="float" office:value="24.6185451373966">
                <text:p>24.618545137396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3.5412724450001">
                <text:p>83.5412724450001</text:p>
              </table:table-cell>
              <table:table-cell office:value-type="float" office:value="24.6259720407412">
                <text:p>24.62597204074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83.571316964">
                <text:p>83.571316964</text:p>
              </table:table-cell>
              <table:table-cell office:value-type="float" office:value="24.3935994542784">
                <text:p>24.393599454278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3.5862673220001">
                <text:p>83.5862673220001</text:p>
              </table:table-cell>
              <table:table-cell office:value-type="float" office:value="24.7394744634213">
                <text:p>24.739474463421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3.601270701">
                <text:p>83.601270701</text:p>
              </table:table-cell>
              <table:table-cell office:value-type="float" office:value="24.6520467131559">
                <text:p>24.65204671315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3.61642606">
                <text:p>83.61642606</text:p>
              </table:table-cell>
              <table:table-cell office:value-type="float" office:value="24.4048326378692">
                <text:p>24.404832637869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83.6314564700001">
                <text:p>83.6314564700001</text:p>
              </table:table-cell>
              <table:table-cell office:value-type="float" office:value="24.6077119627298">
                <text:p>24.607711962729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83.6466289640001">
                <text:p>83.6466289640001</text:p>
              </table:table-cell>
              <table:table-cell office:value-type="float" office:value="24.3772711303525">
                <text:p>24.37727113035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3.6617447400001">
                <text:p>83.6617447400001</text:p>
              </table:table-cell>
              <table:table-cell office:value-type="float" office:value="24.4687404709855">
                <text:p>24.468740470985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83.6769769220001">
                <text:p>83.6769769220001</text:p>
              </table:table-cell>
              <table:table-cell office:value-type="float" office:value="24.2817476814879">
                <text:p>24.281747681487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83.692170301">
                <text:p>83.692170301</text:p>
              </table:table-cell>
              <table:table-cell office:value-type="float" office:value="24.3437618428247">
                <text:p>24.343761842824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83.707318473">
                <text:p>83.707318473</text:p>
              </table:table-cell>
              <table:table-cell office:value-type="float" office:value="24.4164114297287">
                <text:p>24.416411429728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83.737924608">
                <text:p>83.737924608</text:p>
              </table:table-cell>
              <table:table-cell office:value-type="float" office:value="24.0636200179331">
                <text:p>24.06362001793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83.753216529">
                <text:p>83.753216529</text:p>
              </table:table-cell>
              <table:table-cell office:value-type="float" office:value="24.1868892706578">
                <text:p>24.18688927065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3.768595899">
                <text:p>83.768595899</text:p>
              </table:table-cell>
              <table:table-cell office:value-type="float" office:value="24.049359626683">
                <text:p>24.04935962668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3.78424277">
                <text:p>83.78424277</text:p>
              </table:table-cell>
              <table:table-cell office:value-type="float" office:value="23.6382085568782">
                <text:p>23.63820855687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3.799788286">
                <text:p>83.799788286</text:p>
              </table:table-cell>
              <table:table-cell office:value-type="float" office:value="23.7923269940056">
                <text:p>23.792326994005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83.815522293">
                <text:p>83.815522293</text:p>
              </table:table-cell>
              <table:table-cell office:value-type="float" office:value="23.5072985516109">
                <text:p>23.50729855161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3.831458123">
                <text:p>83.831458123</text:p>
              </table:table-cell>
              <table:table-cell office:value-type="float" office:value="23.2095849392337">
                <text:p>23.209584939233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83.847310098">
                <text:p>83.847310098</text:p>
              </table:table-cell>
              <table:table-cell office:value-type="float" office:value="23.3323607917114">
                <text:p>23.332360791711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83.863287543">
                <text:p>83.863287543</text:p>
              </table:table-cell>
              <table:table-cell office:value-type="float" office:value="23.1491330411403">
                <text:p>23.149133041140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3.879369154">
                <text:p>83.879369154</text:p>
              </table:table-cell>
              <table:table-cell office:value-type="float" office:value="22.9991883252149">
                <text:p>22.99918832521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3.911257689">
                <text:p>83.911257689</text:p>
              </table:table-cell>
              <table:table-cell office:value-type="float" office:value="23.1677122255484">
                <text:p>23.167712225548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83.927164717">
                <text:p>83.927164717</text:p>
              </table:table-cell>
              <table:table-cell office:value-type="float" office:value="23.2516092862597">
                <text:p>23.251609286259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83.9431275260001">
                <text:p>83.9431275260001</text:p>
              </table:table-cell>
              <table:table-cell office:value-type="float" office:value="23.1703580467107">
                <text:p>23.17035804671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3.95911096">
                <text:p>83.95911096</text:p>
              </table:table-cell>
              <table:table-cell office:value-type="float" office:value="23.1404590504638">
                <text:p>23.140459050463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83.97524601">
                <text:p>83.97524601</text:p>
              </table:table-cell>
              <table:table-cell office:value-type="float" office:value="22.9230154205834">
                <text:p>22.92301542058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3.991303246">
                <text:p>83.991303246</text:p>
              </table:table-cell>
              <table:table-cell office:value-type="float" office:value="23.0341012589823">
                <text:p>23.03410125898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4.0074990250001">
                <text:p>84.0074990250001</text:p>
              </table:table-cell>
              <table:table-cell office:value-type="float" office:value="22.83706143185">
                <text:p>22.837061431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4.023633918">
                <text:p>84.023633918</text:p>
              </table:table-cell>
              <table:table-cell office:value-type="float" office:value="22.92323847223">
                <text:p>22.923238472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4.039841467">
                <text:p>84.039841467</text:p>
              </table:table-cell>
              <table:table-cell office:value-type="float" office:value="22.8204770481908">
                <text:p>22.82047704819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4.056051725">
                <text:p>84.056051725</text:p>
              </table:table-cell>
              <table:table-cell office:value-type="float" office:value="22.8166633721636">
                <text:p>22.81666337216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4.088447553">
                <text:p>84.088447553</text:p>
              </table:table-cell>
              <table:table-cell office:value-type="float" office:value="22.714708045074">
                <text:p>22.71470804507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4.104820676">
                <text:p>84.104820676</text:p>
              </table:table-cell>
              <table:table-cell office:value-type="float" office:value="22.589703867862">
                <text:p>22.58970386786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4.121243643">
                <text:p>84.121243643</text:p>
              </table:table-cell>
              <table:table-cell office:value-type="float" office:value="22.5211437105764">
                <text:p>22.52114371057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4.1376396820001">
                <text:p>84.1376396820001</text:p>
              </table:table-cell>
              <table:table-cell office:value-type="float" office:value="22.5581312633681">
                <text:p>22.55813126336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4.1541801500001">
                <text:p>84.1541801500001</text:p>
              </table:table-cell>
              <table:table-cell office:value-type="float" office:value="22.3611568887636">
                <text:p>22.361156888763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4.170965201">
                <text:p>84.170965201</text:p>
              </table:table-cell>
              <table:table-cell office:value-type="float" office:value="22.0353217850342">
                <text:p>22.035321785034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4.1876811370001">
                <text:p>84.1876811370001</text:p>
              </table:table-cell>
              <table:table-cell office:value-type="float" office:value="22.1264307281459">
                <text:p>22.12643072814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4.2044639490001">
                <text:p>84.2044639490001</text:p>
              </table:table-cell>
              <table:table-cell office:value-type="float" office:value="22.0382615239041">
                <text:p>22.03826152390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84.221209834">
                <text:p>84.221209834</text:p>
              </table:table-cell>
              <table:table-cell office:value-type="float" office:value="22.0868589484783">
                <text:p>22.086858948478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84.237994676">
                <text:p>84.237994676</text:p>
              </table:table-cell>
              <table:table-cell office:value-type="float" office:value="22.0355961624246">
                <text:p>22.03559616242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4.2713382160001">
                <text:p>84.2713382160001</text:p>
              </table:table-cell>
              <table:table-cell office:value-type="float" office:value="22.0477727949492">
                <text:p>22.04777279494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84.2881379020001">
                <text:p>84.2881379020001</text:p>
              </table:table-cell>
              <table:table-cell office:value-type="float" office:value="22.0161257753066">
                <text:p>22.016125775306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4.3047364430001">
                <text:p>84.3047364430001</text:p>
              </table:table-cell>
              <table:table-cell office:value-type="float" office:value="22.2829223340638">
                <text:p>22.282922334063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4.3215625880001">
                <text:p>84.3215625880001</text:p>
              </table:table-cell>
              <table:table-cell office:value-type="float" office:value="21.9815055654366">
                <text:p>21.98150556543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4.338182378">
                <text:p>84.338182378</text:p>
              </table:table-cell>
              <table:table-cell office:value-type="float" office:value="22.2544328155389">
                <text:p>22.25443281553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4.354990867">
                <text:p>84.354990867</text:p>
              </table:table-cell>
              <table:table-cell office:value-type="float" office:value="22.0045954137426">
                <text:p>22.004595413742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4.3717796160001">
                <text:p>84.3717796160001</text:p>
              </table:table-cell>
              <table:table-cell office:value-type="float" office:value="22.0304681403418">
                <text:p>22.03046814034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84.3886695640001">
                <text:p>84.3886695640001</text:p>
              </table:table-cell>
              <table:table-cell office:value-type="float" office:value="21.8984688385412">
                <text:p>21.89846883854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4.405391542">
                <text:p>84.405391542</text:p>
              </table:table-cell>
              <table:table-cell office:value-type="float" office:value="22.1184359866241">
                <text:p>22.11843598662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84.422279197">
                <text:p>84.422279197</text:p>
              </table:table-cell>
              <table:table-cell office:value-type="float" office:value="21.9014422050802">
                <text:p>21.901442205080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84.455936852">
                <text:p>84.455936852</text:p>
              </table:table-cell>
              <table:table-cell office:value-type="float" office:value="22.0664079153393">
                <text:p>22.066407915339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84.473038519">
                <text:p>84.473038519</text:p>
              </table:table-cell>
              <table:table-cell office:value-type="float" office:value="21.6273653300297">
                <text:p>21.627365330029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4.489967894">
                <text:p>84.489967894</text:p>
              </table:table-cell>
              <table:table-cell office:value-type="float" office:value="21.8474692634283">
                <text:p>21.847469263428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84.5071764880001">
                <text:p>84.5071764880001</text:p>
              </table:table-cell>
              <table:table-cell office:value-type="float" office:value="21.4929819345208">
                <text:p>21.492981934520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84.524421957">
                <text:p>84.524421957</text:p>
              </table:table-cell>
              <table:table-cell office:value-type="float" office:value="21.4470247207204">
                <text:p>21.44702472072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84.541788625">
                <text:p>84.541788625</text:p>
              </table:table-cell>
              <table:table-cell office:value-type="float" office:value="21.2973496102687">
                <text:p>21.29734961026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84.5591427920001">
                <text:p>84.5591427920001</text:p>
              </table:table-cell>
              <table:table-cell office:value-type="float" office:value="21.3126910650209">
                <text:p>21.312691065020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4.576608627">
                <text:p>84.576608627</text:p>
              </table:table-cell>
              <table:table-cell office:value-type="float" office:value="21.1764281503423">
                <text:p>21.176428150342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4.5941222220001">
                <text:p>84.5941222220001</text:p>
              </table:table-cell>
              <table:table-cell office:value-type="float" office:value="21.1186795149829">
                <text:p>21.118679514982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84.6115217550001">
                <text:p>84.6115217550001</text:p>
              </table:table-cell>
              <table:table-cell office:value-type="float" office:value="21.2571222435619">
                <text:p>21.257122243561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84.6464788930001">
                <text:p>84.6464788930001</text:p>
              </table:table-cell>
              <table:table-cell office:value-type="float" office:value="21.0058600617118">
                <text:p>21.005860061711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4.663990665">
                <text:p>84.663990665</text:p>
              </table:table-cell>
              <table:table-cell office:value-type="float" office:value="21.1208779993034">
                <text:p>21.12087799930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84.681529781">
                <text:p>84.681529781</text:p>
              </table:table-cell>
              <table:table-cell office:value-type="float" office:value="21.0879499263393">
                <text:p>21.08794992633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84.6992978040001">
                <text:p>84.6992978040001</text:p>
              </table:table-cell>
              <table:table-cell office:value-type="float" office:value="20.8162720163806">
                <text:p>20.816272016380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4.717025566">
                <text:p>84.717025566</text:p>
              </table:table-cell>
              <table:table-cell office:value-type="float" office:value="20.8635472409479">
                <text:p>20.86354724094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4.7349366630001">
                <text:p>84.7349366630001</text:p>
              </table:table-cell>
              <table:table-cell office:value-type="float" office:value="20.6499914528659">
                <text:p>20.649991452865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84.752851561">
                <text:p>84.752851561</text:p>
              </table:table-cell>
              <table:table-cell office:value-type="float" office:value="20.6456101487604">
                <text:p>20.64561014876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4.7710150020001">
                <text:p>84.7710150020001</text:p>
              </table:table-cell>
              <table:table-cell office:value-type="float" office:value="20.36310190126">
                <text:p>20.3631019012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84.789031255">
                <text:p>84.789031255</text:p>
              </table:table-cell>
              <table:table-cell office:value-type="float" office:value="20.5294630333745">
                <text:p>20.52946303337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4.807130998">
                <text:p>84.807130998</text:p>
              </table:table-cell>
              <table:table-cell office:value-type="float" office:value="20.4347652871136">
                <text:p>20.434765287113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4.843046837">
                <text:p>84.843046837</text:p>
              </table:table-cell>
              <table:table-cell office:value-type="float" office:value="20.6953671080545">
                <text:p>20.69536710805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4.861094131">
                <text:p>84.861094131</text:p>
              </table:table-cell>
              <table:table-cell office:value-type="float" office:value="20.4941527501165">
                <text:p>20.494152750116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4.8791188220001">
                <text:p>84.8791188220001</text:p>
              </table:table-cell>
              <table:table-cell office:value-type="float" office:value="20.5198524602117">
                <text:p>20.51985246021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4.897177679">
                <text:p>84.897177679</text:p>
              </table:table-cell>
              <table:table-cell office:value-type="float" office:value="20.481030441943">
                <text:p>20.48103044194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4.915512006">
                <text:p>84.915512006</text:p>
              </table:table-cell>
              <table:table-cell office:value-type="float" office:value="20.1733066046537">
                <text:p>20.173306604653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4.933866541">
                <text:p>84.933866541</text:p>
              </table:table-cell>
              <table:table-cell office:value-type="float" office:value="20.1510961712076">
                <text:p>20.151096171207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4.952478941">
                <text:p>84.952478941</text:p>
              </table:table-cell>
              <table:table-cell office:value-type="float" office:value="19.8719133459905">
                <text:p>19.871913345990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4.971124051">
                <text:p>84.971124051</text:p>
              </table:table-cell>
              <table:table-cell office:value-type="float" office:value="19.8370511068382">
                <text:p>19.837051106838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4.989701034">
                <text:p>84.989701034</text:p>
              </table:table-cell>
              <table:table-cell office:value-type="float" office:value="19.9097991294868">
                <text:p>19.909799129486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5.0083010910001">
                <text:p>85.0083010910001</text:p>
              </table:table-cell>
              <table:table-cell office:value-type="float" office:value="19.8851003499893">
                <text:p>19.88510034998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5.0455861010001">
                <text:p>85.0455861010001</text:p>
              </table:table-cell>
              <table:table-cell office:value-type="float" office:value="19.7641758421277">
                <text:p>19.764175842127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5.064383762">
                <text:p>85.064383762</text:p>
              </table:table-cell>
              <table:table-cell office:value-type="float" office:value="19.6760650148988">
                <text:p>19.676065014898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5.0834069980001">
                <text:p>85.0834069980001</text:p>
              </table:table-cell>
              <table:table-cell office:value-type="float" office:value="19.4427488551712">
                <text:p>19.442748855171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5.1024575770001">
                <text:p>85.1024575770001</text:p>
              </table:table-cell>
              <table:table-cell office:value-type="float" office:value="19.4148429799311">
                <text:p>19.41484297993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5.121644354">
                <text:p>85.121644354</text:p>
              </table:table-cell>
              <table:table-cell office:value-type="float" office:value="19.2770260457363">
                <text:p>19.27702604573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5.1411166010001">
                <text:p>85.1411166010001</text:p>
              </table:table-cell>
              <table:table-cell office:value-type="float" office:value="18.9944180535852">
                <text:p>18.994418053585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5.1604170240001">
                <text:p>85.1604170240001</text:p>
              </table:table-cell>
              <table:table-cell office:value-type="float" office:value="19.1635178131517">
                <text:p>19.163517813151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5.180017136">
                <text:p>85.180017136</text:p>
              </table:table-cell>
              <table:table-cell office:value-type="float" office:value="18.8705044115786">
                <text:p>18.870504411578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5.1995149040001">
                <text:p>85.1995149040001</text:p>
              </table:table-cell>
              <table:table-cell office:value-type="float" office:value="18.969555897922">
                <text:p>18.9695558979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5.2192022040001">
                <text:p>85.2192022040001</text:p>
              </table:table-cell>
              <table:table-cell office:value-type="float" office:value="18.7869337066124">
                <text:p>18.78693370661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5.2587347730001">
                <text:p>85.2587347730001</text:p>
              </table:table-cell>
              <table:table-cell office:value-type="float" office:value="18.599557849705">
                <text:p>18.59955784970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5.278618427">
                <text:p>85.278618427</text:p>
              </table:table-cell>
              <table:table-cell office:value-type="float" office:value="18.6014099804184">
                <text:p>18.601409980418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5.2985651020001">
                <text:p>85.2985651020001</text:p>
              </table:table-cell>
              <table:table-cell office:value-type="float" office:value="18.5426393101316">
                <text:p>18.54263931013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5.3187021950001">
                <text:p>85.3187021950001</text:p>
              </table:table-cell>
              <table:table-cell office:value-type="float" office:value="18.3672985947693">
                <text:p>18.367298594769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5.3389090800001">
                <text:p>85.3389090800001</text:p>
              </table:table-cell>
              <table:table-cell office:value-type="float" office:value="18.3038602912852">
                <text:p>18.303860291285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5.359495028">
                <text:p>85.359495028</text:p>
              </table:table-cell>
              <table:table-cell office:value-type="float" office:value="17.9668189175758">
                <text:p>17.966818917575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5.380055143">
                <text:p>85.380055143</text:p>
              </table:table-cell>
              <table:table-cell office:value-type="float" office:value="17.9893935399946">
                <text:p>17.989393539994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5.4009063520001">
                <text:p>85.4009063520001</text:p>
              </table:table-cell>
              <table:table-cell office:value-type="float" office:value="17.7382520102761">
                <text:p>17.738252010276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5.421922823">
                <text:p>85.421922823</text:p>
              </table:table-cell>
              <table:table-cell office:value-type="float" office:value="17.5987681263433">
                <text:p>17.598768126343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5.442976689">
                <text:p>85.442976689</text:p>
              </table:table-cell>
              <table:table-cell office:value-type="float" office:value="17.5675099272574">
                <text:p>17.567509927257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5.485729424">
                <text:p>85.485729424</text:p>
              </table:table-cell>
              <table:table-cell office:value-type="float" office:value="17.2117218982578">
                <text:p>17.211721898257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5.507190479">
                <text:p>85.507190479</text:p>
              </table:table-cell>
              <table:table-cell office:value-type="float" office:value="17.2341946824794">
                <text:p>17.234194682479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5.528652315">
                <text:p>85.528652315</text:p>
              </table:table-cell>
              <table:table-cell office:value-type="float" office:value="17.2335675271525">
                <text:p>17.23356752715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5.550061235">
                <text:p>85.550061235</text:p>
              </table:table-cell>
              <table:table-cell office:value-type="float" office:value="17.2761633917994">
                <text:p>17.276163391799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5.5716564570001">
                <text:p>85.5716564570001</text:p>
              </table:table-cell>
              <table:table-cell office:value-type="float" office:value="17.1271219143035">
                <text:p>17.12712191430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5.5934270970001">
                <text:p>85.5934270970001</text:p>
              </table:table-cell>
              <table:table-cell office:value-type="float" office:value="16.9891192891871">
                <text:p>16.98911928918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5.615461591">
                <text:p>85.615461591</text:p>
              </table:table-cell>
              <table:table-cell office:value-type="float" office:value="16.7856815755554">
                <text:p>16.785681575555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5.6376017110001">
                <text:p>85.6376017110001</text:p>
              </table:table-cell>
              <table:table-cell office:value-type="float" office:value="16.7056005099184">
                <text:p>16.705600509918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5.6600514150001">
                <text:p>85.6600514150001</text:p>
              </table:table-cell>
              <table:table-cell office:value-type="float" office:value="16.475228357666">
                <text:p>16.4752283576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5.6825212750001">
                <text:p>85.6825212750001</text:p>
              </table:table-cell>
              <table:table-cell office:value-type="float" office:value="16.4604496851305">
                <text:p>16.460449685130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5.728283133">
                <text:p>85.728283133</text:p>
              </table:table-cell>
              <table:table-cell office:value-type="float" office:value="16.1547075382074">
                <text:p>16.154707538207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5.751517006">
                <text:p>85.751517006</text:p>
              </table:table-cell>
              <table:table-cell office:value-type="float" office:value="15.9191711154763">
                <text:p>15.919171115476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5.774689369">
                <text:p>85.774689369</text:p>
              </table:table-cell>
              <table:table-cell office:value-type="float" office:value="15.9614278424094">
                <text:p>15.961427842409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5.798170482">
                <text:p>85.798170482</text:p>
              </table:table-cell>
              <table:table-cell office:value-type="float" office:value="15.7515531721986">
                <text:p>15.751553172198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5.821864878">
                <text:p>85.821864878</text:p>
              </table:table-cell>
              <table:table-cell office:value-type="float" office:value="15.6097669660793">
                <text:p>15.609766966079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5.845649742">
                <text:p>85.845649742</text:p>
              </table:table-cell>
              <table:table-cell office:value-type="float" office:value="15.550393727758">
                <text:p>15.55039372775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5.86976794">
                <text:p>85.86976794</text:p>
              </table:table-cell>
              <table:table-cell office:value-type="float" office:value="15.3354740665948">
                <text:p>15.335474066594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5.8939648370001">
                <text:p>85.8939648370001</text:p>
              </table:table-cell>
              <table:table-cell office:value-type="float" office:value="15.2855963292141">
                <text:p>15.28559632921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5.918195432">
                <text:p>85.918195432</text:p>
              </table:table-cell>
              <table:table-cell office:value-type="float" office:value="15.2643383277514">
                <text:p>15.264338327751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5.942009724">
                <text:p>85.942009724</text:p>
              </table:table-cell>
              <table:table-cell office:value-type="float" office:value="15.53117766264">
                <text:p>15.5311776626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5.989833047">
                <text:p>85.989833047</text:p>
              </table:table-cell>
              <table:table-cell office:value-type="float" office:value="15.4238731485895">
                <text:p>15.42387314858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6.013899631">
                <text:p>86.013899631</text:p>
              </table:table-cell>
              <table:table-cell office:value-type="float" office:value="15.3683630365474">
                <text:p>15.368363036547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6.038106632">
                <text:p>86.038106632</text:p>
              </table:table-cell>
              <table:table-cell office:value-type="float" office:value="15.279216122699">
                <text:p>15.2792161226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6.0624952480001">
                <text:p>86.0624952480001</text:p>
              </table:table-cell>
              <table:table-cell office:value-type="float" office:value="15.1654362003071">
                <text:p>15.165436200307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6.0869956350001">
                <text:p>86.0869956350001</text:p>
              </table:table-cell>
              <table:table-cell office:value-type="float" office:value="15.096251335218">
                <text:p>15.0962513352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6.111665919">
                <text:p>86.111665919</text:p>
              </table:table-cell>
              <table:table-cell office:value-type="float" office:value="14.992287886205">
                <text:p>14.99228788620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6.136638287">
                <text:p>86.136638287</text:p>
              </table:table-cell>
              <table:table-cell office:value-type="float" office:value="14.8109302234223">
                <text:p>14.810930223422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6.162003364">
                <text:p>86.162003364</text:p>
              </table:table-cell>
              <table:table-cell office:value-type="float" office:value="14.5816233856779">
                <text:p>14.581623385677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6.187522921">
                <text:p>86.187522921</text:p>
              </table:table-cell>
              <table:table-cell office:value-type="float" office:value="14.4933550359509">
                <text:p>14.493355035950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6.213340812">
                <text:p>86.213340812</text:p>
              </table:table-cell>
              <table:table-cell office:value-type="float" office:value="14.3258796763187">
                <text:p>14.325879676318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6.265997848">
                <text:p>86.265997848</text:p>
              </table:table-cell>
              <table:table-cell office:value-type="float" office:value="13.9918492840738">
                <text:p>13.991849284073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6.292704128">
                <text:p>86.292704128</text:p>
              </table:table-cell>
              <table:table-cell office:value-type="float" office:value="13.8493268235843">
                <text:p>13.84932682358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6.319541606">
                <text:p>86.319541606</text:p>
              </table:table-cell>
              <table:table-cell office:value-type="float" office:value="13.7816228470747">
                <text:p>13.781622847074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6.34663122">
                <text:p>86.34663122</text:p>
              </table:table-cell>
              <table:table-cell office:value-type="float" office:value="13.6533506886252">
                <text:p>13.65335068862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6.3738391150001">
                <text:p>86.3738391150001</text:p>
              </table:table-cell>
              <table:table-cell office:value-type="float" office:value="13.5939954179153">
                <text:p>13.593995417915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6.4010898230001">
                <text:p>86.4010898230001</text:p>
              </table:table-cell>
              <table:table-cell office:value-type="float" office:value="13.5726381847395">
                <text:p>13.572638184739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6.428392511">
                <text:p>86.428392511</text:p>
              </table:table-cell>
              <table:table-cell office:value-type="float" office:value="13.5467980281809">
                <text:p>13.546798028180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6.4555519690001">
                <text:p>86.4555519690001</text:p>
              </table:table-cell>
              <table:table-cell office:value-type="float" office:value="13.6182393610932">
                <text:p>13.61823936109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6.482422363">
                <text:p>86.482422363</text:p>
              </table:table-cell>
              <table:table-cell office:value-type="float" office:value="13.7647404784067">
                <text:p>13.76474047840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6.509341612">
                <text:p>86.509341612</text:p>
              </table:table-cell>
              <table:table-cell office:value-type="float" office:value="13.7397592318386">
                <text:p>13.73975923183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86.5636988090001">
                <text:p>86.5636988090001</text:p>
              </table:table-cell>
              <table:table-cell office:value-type="float" office:value="13.5183286562315">
                <text:p>13.51832865623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6.590871549">
                <text:p>86.590871549</text:p>
              </table:table-cell>
              <table:table-cell office:value-type="float" office:value="13.6115827834206">
                <text:p>13.611582783420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6.61829382">
                <text:p>86.61829382</text:p>
              </table:table-cell>
              <table:table-cell office:value-type="float" office:value="13.487723170785">
                <text:p>13.48772317078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6.645854789">
                <text:p>86.645854789</text:p>
              </table:table-cell>
              <table:table-cell office:value-type="float" office:value="13.4198474648056">
                <text:p>13.419847464805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6.6738496150001">
                <text:p>86.6738496150001</text:p>
              </table:table-cell>
              <table:table-cell office:value-type="float" office:value="13.211869934867">
                <text:p>13.2118699348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6.702373764">
                <text:p>86.702373764</text:p>
              </table:table-cell>
              <table:table-cell office:value-type="float" office:value="12.9666970945362">
                <text:p>12.966697094536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6.731924479">
                <text:p>86.731924479</text:p>
              </table:table-cell>
              <table:table-cell office:value-type="float" office:value="12.5162453755044">
                <text:p>12.516245375504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6.761421601">
                <text:p>86.761421601</text:p>
              </table:table-cell>
              <table:table-cell office:value-type="float" office:value="12.5389860055682">
                <text:p>12.538986005568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6.7912901810001">
                <text:p>86.7912901810001</text:p>
              </table:table-cell>
              <table:table-cell office:value-type="float" office:value="12.3830459955212">
                <text:p>12.38304599552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6.8214604820001">
                <text:p>86.8214604820001</text:p>
              </table:table-cell>
              <table:table-cell office:value-type="float" office:value="12.2592081518167">
                <text:p>12.259208151816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6.882635408">
                <text:p>86.882635408</text:p>
              </table:table-cell>
              <table:table-cell office:value-type="float" office:value="12.0798669590202">
                <text:p>12.079866959020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6.9138944100001">
                <text:p>86.9138944100001</text:p>
              </table:table-cell>
              <table:table-cell office:value-type="float" office:value="11.8322395565002">
                <text:p>11.832239556500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6.945376433">
                <text:p>86.945376433</text:p>
              </table:table-cell>
              <table:table-cell office:value-type="float" office:value="11.7484190886441">
                <text:p>11.748419088644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.976844498">
                <text:p>86.976844498</text:p>
              </table:table-cell>
              <table:table-cell office:value-type="float" office:value="11.7536302267646">
                <text:p>11.753630226764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7.008756314">
                <text:p>87.008756314</text:p>
              </table:table-cell>
              <table:table-cell office:value-type="float" office:value="11.5901896640014">
                <text:p>11.590189664001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7.0405094320001">
                <text:p>87.0405094320001</text:p>
              </table:table-cell>
              <table:table-cell office:value-type="float" office:value="11.6481159412696">
                <text:p>11.648115941269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7.072928646">
                <text:p>87.072928646</text:p>
              </table:table-cell>
              <table:table-cell office:value-type="float" office:value="11.40878986033">
                <text:p>11.4087898603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7.105350568">
                <text:p>87.105350568</text:p>
              </table:table-cell>
              <table:table-cell office:value-type="float" office:value="11.4078369555527">
                <text:p>11.407836955552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7.138283585">
                <text:p>87.138283585</text:p>
              </table:table-cell>
              <table:table-cell office:value-type="float" office:value="11.2307961327044">
                <text:p>11.230796132704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7.171748218">
                <text:p>87.171748218</text:p>
              </table:table-cell>
              <table:table-cell office:value-type="float" office:value="11.0523847657917">
                <text:p>11.05238476579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7.2426008830001">
                <text:p>87.2426008830001</text:p>
              </table:table-cell>
              <table:table-cell office:value-type="float" office:value="10.1623619364508">
                <text:p>10.162361936450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7.2783589600001">
                <text:p>87.2783589600001</text:p>
              </table:table-cell>
              <table:table-cell office:value-type="float" office:value="10.3435092430241">
                <text:p>10.34350924302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7.316033034">
                <text:p>87.316033034</text:p>
              </table:table-cell>
              <table:table-cell office:value-type="float" office:value="9.81746757631138">
                <text:p>9.8174675763113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7.3549182570001">
                <text:p>87.3549182570001</text:p>
              </table:table-cell>
              <table:table-cell office:value-type="float" office:value="9.51168519622967">
                <text:p>9.511685196229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7.392411236">
                <text:p>87.392411236</text:p>
              </table:table-cell>
              <table:table-cell office:value-type="float" office:value="9.86488696891004">
                <text:p>9.864886968910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7.429558172">
                <text:p>87.429558172</text:p>
              </table:table-cell>
              <table:table-cell office:value-type="float" office:value="9.95678351404141">
                <text:p>9.9567835140414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7.466885526">
                <text:p>87.466885526</text:p>
              </table:table-cell>
              <table:table-cell office:value-type="float" office:value="9.90865840535647">
                <text:p>9.9086584053564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7.5036222000001">
                <text:p>87.5036222000001</text:p>
              </table:table-cell>
              <table:table-cell office:value-type="float" office:value="10.0679773014129">
                <text:p>10.067977301412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7.5399778840001">
                <text:p>87.5399778840001</text:p>
              </table:table-cell>
              <table:table-cell office:value-type="float" office:value="10.1734848383527">
                <text:p>10.17348483835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7.576485912">
                <text:p>87.576485912</text:p>
              </table:table-cell>
              <table:table-cell office:value-type="float" office:value="10.1310320010266">
                <text:p>10.131032001026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7.649208999">
                <text:p>87.649208999</text:p>
              </table:table-cell>
              <table:table-cell office:value-type="float" office:value="10.1693472464294">
                <text:p>10.169347246429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7.6848603060001">
                <text:p>87.6848603060001</text:p>
              </table:table-cell>
              <table:table-cell office:value-type="float" office:value="10.374486409744">
                <text:p>10.37448640974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7.720161976">
                <text:p>87.720161976</text:p>
              </table:table-cell>
              <table:table-cell office:value-type="float" office:value="10.4772380446106">
                <text:p>10.477238044610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7.755934898">
                <text:p>87.755934898</text:p>
              </table:table-cell>
              <table:table-cell office:value-type="float" office:value="10.339216907195">
                <text:p>10.33921690719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7.7919528200001">
                <text:p>87.7919528200001</text:p>
              </table:table-cell>
              <table:table-cell office:value-type="float" office:value="10.2688878042857">
                <text:p>10.268887804285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7.827502877">
                <text:p>87.827502877</text:p>
              </table:table-cell>
              <table:table-cell office:value-type="float" office:value="10.4040339502939">
                <text:p>10.404033950293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7.8631374130001">
                <text:p>87.8631374130001</text:p>
              </table:table-cell>
              <table:table-cell office:value-type="float" office:value="10.3793690469555">
                <text:p>10.379369046955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7.899016949">
                <text:p>87.899016949</text:p>
              </table:table-cell>
              <table:table-cell office:value-type="float" office:value="10.3084945123793">
                <text:p>10.308494512379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7.934460599">
                <text:p>87.934460599</text:p>
              </table:table-cell>
              <table:table-cell office:value-type="float" office:value="10.4352683756173">
                <text:p>10.435268375617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7.969044611">
                <text:p>87.969044611</text:p>
              </table:table-cell>
              <table:table-cell office:value-type="float" office:value="10.6946527766106">
                <text:p>10.694652776610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8.0382881560001">
                <text:p>88.0382881560001</text:p>
              </table:table-cell>
              <table:table-cell office:value-type="float" office:value="10.6534197684098">
                <text:p>10.653419768409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8.073008366">
                <text:p>88.073008366</text:p>
              </table:table-cell>
              <table:table-cell office:value-type="float" office:value="10.6527005442267">
                <text:p>10.65270054422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8.1082982660001">
                <text:p>88.1082982660001</text:p>
              </table:table-cell>
              <table:table-cell office:value-type="float" office:value="10.4807324464294">
                <text:p>10.480732446429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8.143611915">
                <text:p>88.143611915</text:p>
              </table:table-cell>
              <table:table-cell office:value-type="float" office:value="10.473683984418">
                <text:p>10.47368398441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8.178995252">
                <text:p>88.178995252</text:p>
              </table:table-cell>
              <table:table-cell office:value-type="float" office:value="10.4530559105294">
                <text:p>10.453055910529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8.214573538">
                <text:p>88.214573538</text:p>
              </table:table-cell>
              <table:table-cell office:value-type="float" office:value="10.3957790423522">
                <text:p>10.39577904235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8.250128542">
                <text:p>88.250128542</text:p>
              </table:table-cell>
              <table:table-cell office:value-type="float" office:value="10.40258636905">
                <text:p>10.4025863690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8.28611834">
                <text:p>88.28611834</text:p>
              </table:table-cell>
              <table:table-cell office:value-type="float" office:value="10.2769123617337">
                <text:p>10.276912361733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8.322576316">
                <text:p>88.322576316</text:p>
              </table:table-cell>
              <table:table-cell office:value-type="float" office:value="10.144940573807">
                <text:p>10.14494057380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8.359396116">
                <text:p>88.359396116</text:p>
              </table:table-cell>
              <table:table-cell office:value-type="float" office:value="10.0452473930345">
                <text:p>10.045247393034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8.43286983">
                <text:p>88.43286983</text:p>
              </table:table-cell>
              <table:table-cell office:value-type="float" office:value="10.1227426047075">
                <text:p>10.122742604707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8.4694845250001">
                <text:p>88.4694845250001</text:p>
              </table:table-cell>
              <table:table-cell office:value-type="float" office:value="10.1015179823752">
                <text:p>10.101517982375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8.506542815">
                <text:p>88.506542815</text:p>
              </table:table-cell>
              <table:table-cell office:value-type="float" office:value="9.98060083079655">
                <text:p>9.9806008307965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8.543634855">
                <text:p>88.543634855</text:p>
              </table:table-cell>
              <table:table-cell office:value-type="float" office:value="9.97151949481517">
                <text:p>9.9715194948151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8.581043876">
                <text:p>88.581043876</text:p>
              </table:table-cell>
              <table:table-cell office:value-type="float" office:value="9.88702698104938">
                <text:p>9.8870269810493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8.61899321">
                <text:p>88.61899321</text:p>
              </table:table-cell>
              <table:table-cell office:value-type="float" office:value="9.74625799656373">
                <text:p>9.7462579965637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8.655806135">
                <text:p>88.655806135</text:p>
              </table:table-cell>
              <table:table-cell office:value-type="float" office:value="10.0471233938241">
                <text:p>10.047123393824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8.692013173">
                <text:p>88.692013173</text:p>
              </table:table-cell>
              <table:table-cell office:value-type="float" office:value="10.2152515199255">
                <text:p>10.215251519925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8.728045106">
                <text:p>88.728045106</text:p>
              </table:table-cell>
              <table:table-cell office:value-type="float" office:value="10.2648947521606">
                <text:p>10.264894752160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8.764995583">
                <text:p>88.764995583</text:p>
              </table:table-cell>
              <table:table-cell office:value-type="float" office:value="10.0097219302986">
                <text:p>10.00972193029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.838440703">
                <text:p>88.838440703</text:p>
              </table:table-cell>
              <table:table-cell office:value-type="float" office:value="10.288705130758">
                <text:p>10.28870513075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8.87556514">
                <text:p>88.87556514</text:p>
              </table:table-cell>
              <table:table-cell office:value-type="float" office:value="9.96281775160812">
                <text:p>9.9628177516081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8.913194473">
                <text:p>88.913194473</text:p>
              </table:table-cell>
              <table:table-cell office:value-type="float" office:value="9.82914047297998">
                <text:p>9.8291404729799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8.9512164650001">
                <text:p>88.9512164650001</text:p>
              </table:table-cell>
              <table:table-cell office:value-type="float" office:value="9.72763341703809">
                <text:p>9.7276334170380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88.9899660620001">
                <text:p>88.9899660620001</text:p>
              </table:table-cell>
              <table:table-cell office:value-type="float" office:value="9.54497668613227">
                <text:p>9.5449766861322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9.027872844">
                <text:p>89.027872844</text:p>
              </table:table-cell>
              <table:table-cell office:value-type="float" office:value="9.75719859212963">
                <text:p>9.7571985921296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9.0662639510001">
                <text:p>89.0662639510001</text:p>
              </table:table-cell>
              <table:table-cell office:value-type="float" office:value="9.63410614758883">
                <text:p>9.6341061475888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9.105298341">
                <text:p>89.105298341</text:p>
              </table:table-cell>
              <table:table-cell office:value-type="float" office:value="9.47533700314264">
                <text:p>9.4753370031426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9.144258512">
                <text:p>89.144258512</text:p>
              </table:table-cell>
              <table:table-cell office:value-type="float" office:value="9.49338748954883">
                <text:p>9.4933874895488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89.182651755">
                <text:p>89.182651755</text:p>
              </table:table-cell>
              <table:table-cell office:value-type="float" office:value="9.63357015613923">
                <text:p>9.6335701561392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89.2619530900001">
                <text:p>89.2619530900001</text:p>
              </table:table-cell>
              <table:table-cell office:value-type="float" office:value="9.27586093425393">
                <text:p>9.2758609342539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89.302909101">
                <text:p>89.302909101</text:p>
              </table:table-cell>
              <table:table-cell office:value-type="float" office:value="9.03076229671224">
                <text:p>9.0307622967122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89.343984747">
                <text:p>89.343984747</text:p>
              </table:table-cell>
              <table:table-cell office:value-type="float" office:value="9.00445972200257">
                <text:p>9.0044597220025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89.3845782050001">
                <text:p>89.3845782050001</text:p>
              </table:table-cell>
              <table:table-cell office:value-type="float" office:value="9.11141888826035">
                <text:p>9.1114188882603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89.4256115590001">
                <text:p>89.4256115590001</text:p>
              </table:table-cell>
              <table:table-cell office:value-type="float" office:value="9.01374038208376">
                <text:p>9.0137403820837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89.466212516">
                <text:p>89.466212516</text:p>
              </table:table-cell>
              <table:table-cell office:value-type="float" office:value="9.10973600850429">
                <text:p>9.1097360085042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9.5068841510001">
                <text:p>89.5068841510001</text:p>
              </table:table-cell>
              <table:table-cell office:value-type="float" office:value="9.09390537068917">
                <text:p>9.093905370689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89.54747115">
                <text:p>89.54747115</text:p>
              </table:table-cell>
              <table:table-cell office:value-type="float" office:value="9.11286887612007">
                <text:p>9.112868876120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89.588214555">
                <text:p>89.588214555</text:p>
              </table:table-cell>
              <table:table-cell office:value-type="float" office:value="9.07788634657449">
                <text:p>9.0778863465744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9.6287102520001">
                <text:p>89.6287102520001</text:p>
              </table:table-cell>
              <table:table-cell office:value-type="float" office:value="9.13341484062023">
                <text:p>9.1334148406202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9.7083583080001">
                <text:p>89.7083583080001</text:p>
              </table:table-cell>
              <table:table-cell office:value-type="float" office:value="9.29783081437197">
                <text:p>9.2978308143719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9.747941606">
                <text:p>89.747941606</text:p>
              </table:table-cell>
              <table:table-cell office:value-type="float" office:value="9.3439409713352">
                <text:p>9.343940971335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89.787373341">
                <text:p>89.787373341</text:p>
              </table:table-cell>
              <table:table-cell office:value-type="float" office:value="9.37985609717662">
                <text:p>9.3798560971766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9.826675179">
                <text:p>89.826675179</text:p>
              </table:table-cell>
              <table:table-cell office:value-type="float" office:value="9.41085757774676">
                <text:p>9.4108575777467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89.865503111">
                <text:p>89.865503111</text:p>
              </table:table-cell>
              <table:table-cell office:value-type="float" office:value="9.52571978239549">
                <text:p>9.5257197823954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89.904465">
                <text:p>89.904465</text:p>
              </table:table-cell>
              <table:table-cell office:value-type="float" office:value="9.49296888459085">
                <text:p>9.492968884590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9.943820537">
                <text:p>89.943820537</text:p>
              </table:table-cell>
              <table:table-cell office:value-type="float" office:value="9.39801685241617">
                <text:p>9.3980168524161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9.9824998220001">
                <text:p>89.9824998220001</text:p>
              </table:table-cell>
              <table:table-cell office:value-type="float" office:value="9.56232774109952">
                <text:p>9.562327741099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0.021249836">
                <text:p>90.021249836</text:p>
              </table:table-cell>
              <table:table-cell office:value-type="float" office:value="9.54487396992629">
                <text:p>9.5448739699262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0.059954954">
                <text:p>90.059954954</text:p>
              </table:table-cell>
              <table:table-cell office:value-type="float" office:value="9.55594554605002">
                <text:p>9.5559455460500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0.136746803">
                <text:p>90.136746803</text:p>
              </table:table-cell>
              <table:table-cell office:value-type="float" office:value="9.65108820446595">
                <text:p>9.6510882044659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0.174514158">
                <text:p>90.174514158</text:p>
              </table:table-cell>
              <table:table-cell office:value-type="float" office:value="9.79321956651894">
                <text:p>9.793219566518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0.212220315">
                <text:p>90.212220315</text:p>
              </table:table-cell>
              <table:table-cell office:value-type="float" office:value="9.80911419750152">
                <text:p>9.8091141975015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0.250372411">
                <text:p>90.250372411</text:p>
              </table:table-cell>
              <table:table-cell office:value-type="float" office:value="9.69446082234052">
                <text:p>9.6944608223405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0.288454402">
                <text:p>90.288454402</text:p>
              </table:table-cell>
              <table:table-cell office:value-type="float" office:value="9.71230732032419">
                <text:p>9.7123073203241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0.326808165">
                <text:p>90.326808165</text:p>
              </table:table-cell>
              <table:table-cell office:value-type="float" office:value="9.64348661073061">
                <text:p>9.6434866107306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0.364796771">
                <text:p>90.364796771</text:p>
              </table:table-cell>
              <table:table-cell office:value-type="float" office:value="9.73618247434386">
                <text:p>9.7361824743438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0.402476313">
                <text:p>90.402476313</text:p>
              </table:table-cell>
              <table:table-cell office:value-type="float" office:value="9.81604287977171">
                <text:p>9.8160428797717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0.440016115">
                <text:p>90.440016115</text:p>
              </table:table-cell>
              <table:table-cell office:value-type="float" office:value="9.85258259919018">
                <text:p>9.852582599190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0.4774503960001">
                <text:p>90.4774503960001</text:p>
              </table:table-cell>
              <table:table-cell office:value-type="float" office:value="9.88035538765528">
                <text:p>9.8803553876552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0.552434114">
                <text:p>90.552434114</text:p>
              </table:table-cell>
              <table:table-cell office:value-type="float" office:value="9.8983968084146">
                <text:p>9.898396808414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0.589628238">
                <text:p>90.589628238</text:p>
              </table:table-cell>
              <table:table-cell office:value-type="float" office:value="9.9441513923692">
                <text:p>9.944151392369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0.6264754860001">
                <text:p>90.6264754860001</text:p>
              </table:table-cell>
              <table:table-cell office:value-type="float" office:value="10.0377645560184">
                <text:p>10.037764556018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0.662924296">
                <text:p>90.662924296</text:p>
              </table:table-cell>
              <table:table-cell office:value-type="float" office:value="10.1474917826631">
                <text:p>10.147491782663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0.699134719">
                <text:p>90.699134719</text:p>
              </table:table-cell>
              <table:table-cell office:value-type="float" office:value="10.2142965842007">
                <text:p>10.21429658420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0.735689153">
                <text:p>90.735689153</text:p>
              </table:table-cell>
              <table:table-cell office:value-type="float" office:value="10.1181706154206">
                <text:p>10.11817061542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0.772198744">
                <text:p>90.772198744</text:p>
              </table:table-cell>
              <table:table-cell office:value-type="float" office:value="10.1305982847542">
                <text:p>10.130598284754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90.808901616">
                <text:p>90.808901616</text:p>
              </table:table-cell>
              <table:table-cell office:value-type="float" office:value="10.07724953955">
                <text:p>10.0772495395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0.8459952710001">
                <text:p>90.8459952710001</text:p>
              </table:table-cell>
              <table:table-cell office:value-type="float" office:value="9.97108535035422">
                <text:p>9.9710853503542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0.883350281">
                <text:p>90.883350281</text:p>
              </table:table-cell>
              <table:table-cell office:value-type="float" office:value="9.901322472207">
                <text:p>9.90132247220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0.9576635810001">
                <text:p>90.9576635810001</text:p>
              </table:table-cell>
              <table:table-cell office:value-type="float" office:value="9.98187730943669">
                <text:p>9.981877309436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0.9947926530001">
                <text:p>90.9947926530001</text:p>
              </table:table-cell>
              <table:table-cell office:value-type="float" office:value="9.96157404532588">
                <text:p>9.961574045325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1.03192636">
                <text:p>91.03192636</text:p>
              </table:table-cell>
              <table:table-cell office:value-type="float" office:value="9.96033064952049">
                <text:p>9.9603306495204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91.068664285">
                <text:p>91.068664285</text:p>
              </table:table-cell>
              <table:table-cell office:value-type="float" office:value="10.0676344666126">
                <text:p>10.067634466612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1.1054963240001">
                <text:p>91.1054963240001</text:p>
              </table:table-cell>
              <table:table-cell office:value-type="float" office:value="10.041909435464">
                <text:p>10.0419094354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1.1424353950001">
                <text:p>91.1424353950001</text:p>
              </table:table-cell>
              <table:table-cell office:value-type="float" office:value="10.0128127196778">
                <text:p>10.012812719677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1.179195195">
                <text:p>91.179195195</text:p>
              </table:table-cell>
              <table:table-cell office:value-type="float" office:value="10.0616434246872">
                <text:p>10.061643424687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1.2163984860001">
                <text:p>91.2163984860001</text:p>
              </table:table-cell>
              <table:table-cell office:value-type="float" office:value="9.94170112426672">
                <text:p>9.9417011242667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1.254139643">
                <text:p>91.254139643</text:p>
              </table:table-cell>
              <table:table-cell office:value-type="float" office:value="9.80001752364897">
                <text:p>9.8000175236489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1.292570541">
                <text:p>91.292570541</text:p>
              </table:table-cell>
              <table:table-cell office:value-type="float" office:value="9.62413108228511">
                <text:p>9.624131082285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1.3688650970001">
                <text:p>91.3688650970001</text:p>
              </table:table-cell>
              <table:table-cell office:value-type="float" office:value="9.76841892539371">
                <text:p>9.7684189253937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1.4059938040001">
                <text:p>91.4059938040001</text:p>
              </table:table-cell>
              <table:table-cell office:value-type="float" office:value="9.96167197425673">
                <text:p>9.9616719742567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91.442984698">
                <text:p>91.442984698</text:p>
              </table:table-cell>
              <table:table-cell office:value-type="float" office:value="9.99878510540097">
                <text:p>9.9987851054009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1.480126114">
                <text:p>91.480126114</text:p>
              </table:table-cell>
              <table:table-cell office:value-type="float" office:value="9.95826330265397">
                <text:p>9.9582633026539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1.517114091">
                <text:p>91.517114091</text:p>
              </table:table-cell>
              <table:table-cell office:value-type="float" office:value="9.99957364422154">
                <text:p>9.9995736442215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1.5545464450001">
                <text:p>91.5545464450001</text:p>
              </table:table-cell>
              <table:table-cell office:value-type="float" office:value="9.88086402370171">
                <text:p>9.8808640237017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1.5925628630001">
                <text:p>91.5925628630001</text:p>
              </table:table-cell>
              <table:table-cell office:value-type="float" office:value="9.72905969105506">
                <text:p>9.7290596910550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1.630691938">
                <text:p>91.630691938</text:p>
              </table:table-cell>
              <table:table-cell office:value-type="float" office:value="9.70031399824848">
                <text:p>9.7003139982484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1.668159813">
                <text:p>91.668159813</text:p>
              </table:table-cell>
              <table:table-cell office:value-type="float" office:value="9.87149658104014">
                <text:p>9.871496581040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1.705038207">
                <text:p>91.705038207</text:p>
              </table:table-cell>
              <table:table-cell office:value-type="float" office:value="10.0292870660981">
                <text:p>10.029287066098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1.7788561410001">
                <text:p>91.7788561410001</text:p>
              </table:table-cell>
              <table:table-cell office:value-type="float" office:value="9.99829236552296">
                <text:p>9.9982923655229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1.8161377650001">
                <text:p>91.8161377650001</text:p>
              </table:table-cell>
              <table:table-cell office:value-type="float" office:value="9.92081246144008">
                <text:p>9.9208124614400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1.8535482960001">
                <text:p>91.8535482960001</text:p>
              </table:table-cell>
              <table:table-cell office:value-type="float" office:value="9.88662791132699">
                <text:p>9.8866279113269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1.890736066">
                <text:p>91.890736066</text:p>
              </table:table-cell>
              <table:table-cell office:value-type="float" office:value="9.94585047617754">
                <text:p>9.9458504761775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1.928099044">
                <text:p>91.928099044</text:p>
              </table:table-cell>
              <table:table-cell office:value-type="float" office:value="9.89921092375501">
                <text:p>9.8992109237550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1.964927334">
                <text:p>91.964927334</text:p>
              </table:table-cell>
              <table:table-cell office:value-type="float" office:value="10.0429316691537">
                <text:p>10.04293166915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2.001517706">
                <text:p>92.001517706</text:p>
              </table:table-cell>
              <table:table-cell office:value-type="float" office:value="10.1082328422943">
                <text:p>10.10823284229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2.0384260480001">
                <text:p>92.0384260480001</text:p>
              </table:table-cell>
              <table:table-cell office:value-type="float" office:value="10.021149147294">
                <text:p>10.02114914729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2.075427359">
                <text:p>92.075427359</text:p>
              </table:table-cell>
              <table:table-cell office:value-type="float" office:value="9.99597014177905">
                <text:p>9.9959701417790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2.1129109630001">
                <text:p>92.1129109630001</text:p>
              </table:table-cell>
              <table:table-cell office:value-type="float" office:value="9.86735426938946">
                <text:p>9.8673542693894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2.188364735">
                <text:p>92.188364735</text:p>
              </table:table-cell>
              <table:table-cell office:value-type="float" office:value="9.83021520650511">
                <text:p>9.830215206505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2.225975839">
                <text:p>92.225975839</text:p>
              </table:table-cell>
              <table:table-cell office:value-type="float" office:value="9.83390436935525">
                <text:p>9.833904369355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2.263132619">
                <text:p>92.263132619</text:p>
              </table:table-cell>
              <table:table-cell office:value-type="float" office:value="9.95414564883242">
                <text:p>9.9541456488324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2.300016534">
                <text:p>92.300016534</text:p>
              </table:table-cell>
              <table:table-cell office:value-type="float" office:value="10.0277858237713">
                <text:p>10.027785823771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2.336942845">
                <text:p>92.336942845</text:p>
              </table:table-cell>
              <table:table-cell office:value-type="float" office:value="10.0162726778184">
                <text:p>10.016272677818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2.3736382170001">
                <text:p>92.3736382170001</text:p>
              </table:table-cell>
              <table:table-cell office:value-type="float" office:value="10.0793091826784">
                <text:p>10.079309182678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2.410757185">
                <text:p>92.410757185</text:p>
              </table:table-cell>
              <table:table-cell office:value-type="float" office:value="9.96428564399617">
                <text:p>9.9642856439961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2.4477293290001">
                <text:p>92.4477293290001</text:p>
              </table:table-cell>
              <table:table-cell office:value-type="float" office:value="10.0038558748808">
                <text:p>10.003855874880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2.4844537120001">
                <text:p>92.4844537120001</text:p>
              </table:table-cell>
              <table:table-cell office:value-type="float" office:value="10.0713468749677">
                <text:p>10.071346874967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2.521584711">
                <text:p>92.521584711</text:p>
              </table:table-cell>
              <table:table-cell office:value-type="float" office:value="9.96105706615982">
                <text:p>9.9610570661598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.596097334">
                <text:p>92.596097334</text:p>
              </table:table-cell>
              <table:table-cell office:value-type="float" office:value="9.94932023878282">
                <text:p>9.9493202387828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2.6334025520001">
                <text:p>92.6334025520001</text:p>
              </table:table-cell>
              <table:table-cell office:value-type="float" office:value="9.9145379598548">
                <text:p>9.914537959854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2.671232095">
                <text:p>92.671232095</text:p>
              </table:table-cell>
              <table:table-cell office:value-type="float" office:value="9.77712048920679">
                <text:p>9.7771204892067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2.709058617">
                <text:p>92.709058617</text:p>
              </table:table-cell>
              <table:table-cell office:value-type="float" office:value="9.77790133498118">
                <text:p>9.777901334981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2.746640346">
                <text:p>92.746640346</text:p>
              </table:table-cell>
              <table:table-cell office:value-type="float" office:value="9.8415908422522">
                <text:p>9.841590842252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2.7844625450001">
                <text:p>92.7844625450001</text:p>
              </table:table-cell>
              <table:table-cell office:value-type="float" office:value="9.77901892910416">
                <text:p>9.7790189291041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2.8221519310001">
                <text:p>92.8221519310001</text:p>
              </table:table-cell>
              <table:table-cell office:value-type="float" office:value="9.81347905115348">
                <text:p>9.8134790511534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2.8601028800001">
                <text:p>92.8601028800001</text:p>
              </table:table-cell>
              <table:table-cell office:value-type="float" office:value="9.74584324523805">
                <text:p>9.7458432452380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2.898702998">
                <text:p>92.898702998</text:p>
              </table:table-cell>
              <table:table-cell office:value-type="float" office:value="9.58193961899721">
                <text:p>9.5819396189972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2.937089469">
                <text:p>92.937089469</text:p>
              </table:table-cell>
              <table:table-cell office:value-type="float" office:value="9.63526967514836">
                <text:p>9.635269675148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3.0131403780001">
                <text:p>93.0131403780001</text:p>
              </table:table-cell>
              <table:table-cell office:value-type="float" office:value="9.68286841342593">
                <text:p>9.6828684134259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3.051383099">
                <text:p>93.051383099</text:p>
              </table:table-cell>
              <table:table-cell office:value-type="float" office:value="9.67148754824024">
                <text:p>9.6714875482402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3.089547278">
                <text:p>93.089547278</text:p>
              </table:table-cell>
              <table:table-cell office:value-type="float" office:value="9.69139149992353">
                <text:p>9.6913914999235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3.127462811">
                <text:p>93.127462811</text:p>
              </table:table-cell>
              <table:table-cell office:value-type="float" office:value="9.75494660622327">
                <text:p>9.7549466062232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3.164723237">
                <text:p>93.164723237</text:p>
              </table:table-cell>
              <table:table-cell office:value-type="float" office:value="9.9264565564026">
                <text:p>9.926456556402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3.20217106">
                <text:p>93.20217106</text:p>
              </table:table-cell>
              <table:table-cell office:value-type="float" office:value="9.87678242236259">
                <text:p>9.8767824223625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3.2397467470001">
                <text:p>93.2397467470001</text:p>
              </table:table-cell>
              <table:table-cell office:value-type="float" office:value="9.84317332538031">
                <text:p>9.8431733253803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3.276656391">
                <text:p>93.276656391</text:p>
              </table:table-cell>
              <table:table-cell office:value-type="float" office:value="10.0207956479506">
                <text:p>10.020795647950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3.313840984">
                <text:p>93.313840984</text:p>
              </table:table-cell>
              <table:table-cell office:value-type="float" office:value="9.94670023581759">
                <text:p>9.9467002358175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3.3510045350001">
                <text:p>93.3510045350001</text:p>
              </table:table-cell>
              <table:table-cell office:value-type="float" office:value="9.9523320567902">
                <text:p>9.952332056790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3.42703659">
                <text:p>93.42703659</text:p>
              </table:table-cell>
              <table:table-cell office:value-type="float" office:value="9.53738755410657">
                <text:p>9.5373875541065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3.467036608">
                <text:p>93.467036608</text:p>
              </table:table-cell>
              <table:table-cell office:value-type="float" office:value="9.24659583808031">
                <text:p>9.2465958380803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3.5082247030001">
                <text:p>93.5082247030001</text:p>
              </table:table-cell>
              <table:table-cell office:value-type="float" office:value="8.97987634440178">
                <text:p>8.9798763444017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3.5502781640001">
                <text:p>93.5502781640001</text:p>
              </table:table-cell>
              <table:table-cell office:value-type="float" office:value="8.79509061006275">
                <text:p>8.7950906100627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93.592590117">
                <text:p>93.592590117</text:p>
              </table:table-cell>
              <table:table-cell office:value-type="float" office:value="8.74135968061399">
                <text:p>8.741359680613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3.634583526">
                <text:p>93.634583526</text:p>
              </table:table-cell>
              <table:table-cell office:value-type="float" office:value="8.80766788813386">
                <text:p>8.8076678881338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3.675785631">
                <text:p>93.675785631</text:p>
              </table:table-cell>
              <table:table-cell office:value-type="float" office:value="8.97682290654132">
                <text:p>8.9768229065413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3.716396849">
                <text:p>93.716396849</text:p>
              </table:table-cell>
              <table:table-cell office:value-type="float" office:value="9.10743430453418">
                <text:p>9.1074343045341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3.7576534850001">
                <text:p>93.7576534850001</text:p>
              </table:table-cell>
              <table:table-cell office:value-type="float" office:value="8.96495778185374">
                <text:p>8.9649577818537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3.7991212160001">
                <text:p>93.7991212160001</text:p>
              </table:table-cell>
              <table:table-cell office:value-type="float" office:value="8.91932090429156">
                <text:p>8.9193209042915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3.882054855">
                <text:p>93.882054855</text:p>
              </table:table-cell>
              <table:table-cell office:value-type="float" office:value="8.90910462930574">
                <text:p>8.9091046293057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3.9233540430001">
                <text:p>93.9233540430001</text:p>
              </table:table-cell>
              <table:table-cell office:value-type="float" office:value="8.95572087183878">
                <text:p>8.9557208718387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3.964807712">
                <text:p>93.964807712</text:p>
              </table:table-cell>
              <table:table-cell office:value-type="float" office:value="8.92234653494183">
                <text:p>8.9223465349418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4.006473568">
                <text:p>94.006473568</text:p>
              </table:table-cell>
              <table:table-cell office:value-type="float" office:value="8.8769087082206">
                <text:p>8.87690870822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4.048476665">
                <text:p>94.048476665</text:p>
              </table:table-cell>
              <table:table-cell office:value-type="float" office:value="8.80563640251977">
                <text:p>8.8056364025197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4.090592471">
                <text:p>94.090592471</text:p>
              </table:table-cell>
              <table:table-cell office:value-type="float" office:value="8.78207103438096">
                <text:p>8.7820710343809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4.1327620260001">
                <text:p>94.1327620260001</text:p>
              </table:table-cell>
              <table:table-cell office:value-type="float" office:value="8.77087747217304">
                <text:p>8.7708774721730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94.17432257">
                <text:p>94.17432257</text:p>
              </table:table-cell>
              <table:table-cell office:value-type="float" office:value="8.89940227833686">
                <text:p>8.899402278336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4.215290508">
                <text:p>94.215290508</text:p>
              </table:table-cell>
              <table:table-cell office:value-type="float" office:value="9.02813316994366">
                <text:p>9.0281331699436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94.256333081">
                <text:p>94.256333081</text:p>
              </table:table-cell>
              <table:table-cell office:value-type="float" office:value="9.01171571191945">
                <text:p>9.0117157119194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4.340005628">
                <text:p>94.340005628</text:p>
              </table:table-cell>
              <table:table-cell office:value-type="float" office:value="8.78941902753873">
                <text:p>8.7894190275387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4.382072371">
                <text:p>94.382072371</text:p>
              </table:table-cell>
              <table:table-cell office:value-type="float" office:value="8.79231368024525">
                <text:p>8.792313680245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4.424109114">
                <text:p>94.424109114</text:p>
              </table:table-cell>
              <table:table-cell office:value-type="float" office:value="8.79858841493959">
                <text:p>8.7985884149395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4.4657697100001">
                <text:p>94.4657697100001</text:p>
              </table:table-cell>
              <table:table-cell office:value-type="float" office:value="8.8780294924625">
                <text:p>8.878029492462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94.507237285">
                <text:p>94.507237285</text:p>
              </table:table-cell>
              <table:table-cell office:value-type="float" office:value="8.91935445857001">
                <text:p>8.919354458570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4.548927568">
                <text:p>94.548927568</text:p>
              </table:table-cell>
              <table:table-cell office:value-type="float" office:value="8.87170758620473">
                <text:p>8.8717075862047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4.590669102">
                <text:p>94.590669102</text:p>
              </table:table-cell>
              <table:table-cell office:value-type="float" office:value="8.86081474537083">
                <text:p>8.8608147453708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4.6322352700001">
                <text:p>94.6322352700001</text:p>
              </table:table-cell>
              <table:table-cell office:value-type="float" office:value="8.89819816831961">
                <text:p>8.8981981683196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4.674170607">
                <text:p>94.674170607</text:p>
              </table:table-cell>
              <table:table-cell office:value-type="float" office:value="8.81986473514177">
                <text:p>8.819864735141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4.7164711010001">
                <text:p>94.7164711010001</text:p>
              </table:table-cell>
              <table:table-cell office:value-type="float" office:value="8.74372767280915">
                <text:p>8.7437276728091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4.800166356">
                <text:p>94.800166356</text:p>
              </table:table-cell>
              <table:table-cell office:value-type="float" office:value="8.8758546622269">
                <text:p>8.875854662226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4.842048203">
                <text:p>94.842048203</text:p>
              </table:table-cell>
              <table:table-cell office:value-type="float" office:value="8.83112915153492">
                <text:p>8.8311291515349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4.884234165">
                <text:p>94.884234165</text:p>
              </table:table-cell>
              <table:table-cell office:value-type="float" office:value="8.76746629512147">
                <text:p>8.7674662951214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4.9265624710001">
                <text:p>94.9265624710001</text:p>
              </table:table-cell>
              <table:table-cell office:value-type="float" office:value="8.73798256801092">
                <text:p>8.7379825680109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94.9690078090001">
                <text:p>94.9690078090001</text:p>
              </table:table-cell>
              <table:table-cell office:value-type="float" office:value="8.71388984962264">
                <text:p>8.7138898496226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5.01121523">
                <text:p>95.01121523</text:p>
              </table:table-cell>
              <table:table-cell office:value-type="float" office:value="8.76300876005752">
                <text:p>8.7630087600575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5.053179889">
                <text:p>95.053179889</text:p>
              </table:table-cell>
              <table:table-cell office:value-type="float" office:value="8.81370202393835">
                <text:p>8.8137020239383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5.0946642870001">
                <text:p>95.0946642870001</text:p>
              </table:table-cell>
              <table:table-cell office:value-type="float" office:value="8.91573742883371">
                <text:p>8.9157374288337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.135776079">
                <text:p>95.135776079</text:p>
              </table:table-cell>
              <table:table-cell office:value-type="float" office:value="8.99654288878053">
                <text:p>8.9965428887805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5.176701516">
                <text:p>95.176701516</text:p>
              </table:table-cell>
              <table:table-cell office:value-type="float" office:value="9.03750887159598">
                <text:p>9.0375088715959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5.259163226">
                <text:p>95.259163226</text:p>
              </table:table-cell>
              <table:table-cell office:value-type="float" office:value="8.96734651609057">
                <text:p>8.9673465160905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5.30052278">
                <text:p>95.30052278</text:p>
              </table:table-cell>
              <table:table-cell office:value-type="float" office:value="8.94264962243013">
                <text:p>8.9426496224301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5.342288324">
                <text:p>95.342288324</text:p>
              </table:table-cell>
              <table:table-cell office:value-type="float" office:value="8.85572087752684">
                <text:p>8.855720877526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5.384709547">
                <text:p>95.384709547</text:p>
              </table:table-cell>
              <table:table-cell office:value-type="float" office:value="8.71884339500946">
                <text:p>8.7188433950094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95.4274244690001">
                <text:p>95.4274244690001</text:p>
              </table:table-cell>
              <table:table-cell office:value-type="float" office:value="8.65889442479403">
                <text:p>8.6588944247940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5.470408767">
                <text:p>95.470408767</text:p>
              </table:table-cell>
              <table:table-cell office:value-type="float" office:value="8.60463046208748">
                <text:p>8.6046304620874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5.5127615010001">
                <text:p>95.5127615010001</text:p>
              </table:table-cell>
              <table:table-cell office:value-type="float" office:value="8.73294271774231">
                <text:p>8.7329427177423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5.5545775140001">
                <text:p>95.5545775140001</text:p>
              </table:table-cell>
              <table:table-cell office:value-type="float" office:value="8.84503264244253">
                <text:p>8.8450326424425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5.5963505060001">
                <text:p>95.5963505060001</text:p>
              </table:table-cell>
              <table:table-cell office:value-type="float" office:value="8.85414192887822">
                <text:p>8.8541419288782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5.637779122">
                <text:p>95.637779122</text:p>
              </table:table-cell>
              <table:table-cell office:value-type="float" office:value="8.92774211820844">
                <text:p>8.9277421182084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5.721132814">
                <text:p>95.721132814</text:p>
              </table:table-cell>
              <table:table-cell office:value-type="float" office:value="8.88977680384417">
                <text:p>8.8897768038441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5.762699608">
                <text:p>95.762699608</text:p>
              </table:table-cell>
              <table:table-cell office:value-type="float" office:value="8.89806416058695">
                <text:p>8.8980641605869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5.8043092660001">
                <text:p>95.8043092660001</text:p>
              </table:table-cell>
              <table:table-cell office:value-type="float" office:value="8.88889786023228">
                <text:p>8.8888978602322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5.8460734560001">
                <text:p>95.8460734560001</text:p>
              </table:table-cell>
              <table:table-cell office:value-type="float" office:value="8.85600798105061">
                <text:p>8.8560079810506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5.887780198">
                <text:p>95.887780198</text:p>
              </table:table-cell>
              <table:table-cell office:value-type="float" office:value="8.86820648714717">
                <text:p>8.8682064871471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5.930292567">
                <text:p>95.930292567</text:p>
              </table:table-cell>
              <table:table-cell office:value-type="float" office:value="8.70015030125399">
                <text:p>8.7001503012539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5.9734481680001">
                <text:p>95.9734481680001</text:p>
              </table:table-cell>
              <table:table-cell office:value-type="float" office:value="8.5704750111406">
                <text:p>8.570475011140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6.017209864">
                <text:p>96.017209864</text:p>
              </table:table-cell>
              <table:table-cell office:value-type="float" office:value="8.45177481152713">
                <text:p>8.4517748115271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6.0605313510001">
                <text:p>96.0605313510001</text:p>
              </table:table-cell>
              <table:table-cell office:value-type="float" office:value="8.53765707445214">
                <text:p>8.5376570744521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6.103889035">
                <text:p>96.103889035</text:p>
              </table:table-cell>
              <table:table-cell office:value-type="float" office:value="8.53052944346445">
                <text:p>8.530529443464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6.190574925">
                <text:p>96.190574925</text:p>
              </table:table-cell>
              <table:table-cell office:value-type="float" office:value="8.52189957648732">
                <text:p>8.5218995764873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6.2342731830001">
                <text:p>96.2342731830001</text:p>
              </table:table-cell>
              <table:table-cell office:value-type="float" office:value="8.46404449260675">
                <text:p>8.4640444926067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6.2780087850001">
                <text:p>96.2780087850001</text:p>
              </table:table-cell>
              <table:table-cell office:value-type="float" office:value="8.45681739929402">
                <text:p>8.4568173992940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6.322327671">
                <text:p>96.322327671</text:p>
              </table:table-cell>
              <table:table-cell office:value-type="float" office:value="8.34551662608448">
                <text:p>8.3455166260844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6.3673162980001">
                <text:p>96.3673162980001</text:p>
              </table:table-cell>
              <table:table-cell office:value-type="float" office:value="8.22127779008238">
                <text:p>8.221277790082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6.4122920600001">
                <text:p>96.4122920600001</text:p>
              </table:table-cell>
              <table:table-cell office:value-type="float" office:value="8.22362942870546">
                <text:p>8.223629428705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6.4576690220001">
                <text:p>96.4576690220001</text:p>
              </table:table-cell>
              <table:table-cell office:value-type="float" office:value="8.15092028333952">
                <text:p>8.150920283339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6.50548823">
                <text:p>96.50548823</text:p>
              </table:table-cell>
              <table:table-cell office:value-type="float" office:value="7.73463249249588">
                <text:p>7.7346324924958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6.555997134">
                <text:p>96.555997134</text:p>
              </table:table-cell>
              <table:table-cell office:value-type="float" office:value="7.32274847939197">
                <text:p>7.3227484793919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6.6071716660001">
                <text:p>96.6071716660001</text:p>
              </table:table-cell>
              <table:table-cell office:value-type="float" office:value="7.22750136653736">
                <text:p>7.2275013665373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6.7105846380001">
                <text:p>96.7105846380001</text:p>
              </table:table-cell>
              <table:table-cell office:value-type="float" office:value="7.13248616506242">
                <text:p>7.1324861650624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6.7620620870001">
                <text:p>96.7620620870001</text:p>
              </table:table-cell>
              <table:table-cell office:value-type="float" office:value="7.18497142237793">
                <text:p>7.1849714223779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6.813199222">
                <text:p>96.813199222</text:p>
              </table:table-cell>
              <table:table-cell office:value-type="float" office:value="7.232786896687">
                <text:p>7.23278689668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6.8646001080001">
                <text:p>96.8646001080001</text:p>
              </table:table-cell>
              <table:table-cell office:value-type="float" office:value="7.19567363025353">
                <text:p>7.1956736302535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6.915631514">
                <text:p>96.915631514</text:p>
              </table:table-cell>
              <table:table-cell office:value-type="float" office:value="7.2477720868987">
                <text:p>7.247772086898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6.967173755">
                <text:p>96.967173755</text:p>
              </table:table-cell>
              <table:table-cell office:value-type="float" office:value="7.17593943891563">
                <text:p>7.1759394389156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7.0178620340001">
                <text:p>97.0178620340001</text:p>
              </table:table-cell>
              <table:table-cell office:value-type="float" office:value="7.2968348355571">
                <text:p>7.296834835557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7.0680869790001">
                <text:p>97.0680869790001</text:p>
              </table:table-cell>
              <table:table-cell office:value-type="float" office:value="7.36414942738468">
                <text:p>7.3641494273846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7.117866558">
                <text:p>97.117866558</text:p>
              </table:table-cell>
              <table:table-cell office:value-type="float" office:value="7.43003471287374">
                <text:p>7.4300347128737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7.16815916">
                <text:p>97.16815916</text:p>
              </table:table-cell>
              <table:table-cell office:value-type="float" office:value="7.35424267692186">
                <text:p>7.3542426769218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7.267109045">
                <text:p>97.267109045</text:p>
              </table:table-cell>
              <table:table-cell office:value-type="float" office:value="7.47388825067418">
                <text:p>7.473888250674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7.316971593">
                <text:p>97.316971593</text:p>
              </table:table-cell>
              <table:table-cell office:value-type="float" office:value="7.41767147483532">
                <text:p>7.417671474835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7.367060288">
                <text:p>97.367060288</text:p>
              </table:table-cell>
              <table:table-cell office:value-type="float" office:value="7.38418120020787">
                <text:p>7.3841812002078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7.417389869">
                <text:p>97.417389869</text:p>
              </table:table-cell>
              <table:table-cell office:value-type="float" office:value="7.34883924350046">
                <text:p>7.3488392435004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7.466879655">
                <text:p>97.466879655</text:p>
              </table:table-cell>
              <table:table-cell office:value-type="float" office:value="7.47354211558091">
                <text:p>7.4735421155809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7.515140272">
                <text:p>97.515140272</text:p>
              </table:table-cell>
              <table:table-cell office:value-type="float" office:value="7.66388875554735">
                <text:p>7.6638887555473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7.562228749">
                <text:p>97.562228749</text:p>
              </table:table-cell>
              <table:table-cell office:value-type="float" office:value="7.85466049288524">
                <text:p>7.8546604928852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7.6084795150001">
                <text:p>97.6084795150001</text:p>
              </table:table-cell>
              <table:table-cell office:value-type="float" office:value="7.99692701222233">
                <text:p>7.9969270122223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7.654038664">
                <text:p>97.654038664</text:p>
              </table:table-cell>
              <table:table-cell office:value-type="float" office:value="8.11832547536237">
                <text:p>8.1183254753623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7.6994142720001">
                <text:p>97.6994142720001</text:p>
              </table:table-cell>
              <table:table-cell office:value-type="float" office:value="8.15116350531862">
                <text:p>8.1511635053186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7.7897030890001">
                <text:p>97.7897030890001</text:p>
              </table:table-cell>
              <table:table-cell office:value-type="float" office:value="8.23751859299169">
                <text:p>8.2375185929916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7.8340117140001">
                <text:p>97.8340117140001</text:p>
              </table:table-cell>
              <table:table-cell office:value-type="float" office:value="8.34744928243805">
                <text:p>8.347449282438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7.87720419">
                <text:p>97.87720419</text:p>
              </table:table-cell>
              <table:table-cell office:value-type="float" office:value="8.56315808249606">
                <text:p>8.563158082496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7.9201253100001">
                <text:p>97.9201253100001</text:p>
              </table:table-cell>
              <table:table-cell office:value-type="float" office:value="8.61729609947988">
                <text:p>8.6172960994798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7.962564607">
                <text:p>97.962564607</text:p>
              </table:table-cell>
              <table:table-cell office:value-type="float" office:value="8.71513022381249">
                <text:p>8.7151302238124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8.004583381">
                <text:p>98.004583381</text:p>
              </table:table-cell>
              <table:table-cell office:value-type="float" office:value="8.80235106245789">
                <text:p>8.8023510624578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8.045785277">
                <text:p>98.045785277</text:p>
              </table:table-cell>
              <table:table-cell office:value-type="float" office:value="8.9768684422263">
                <text:p>8.976868442226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8.086820455">
                <text:p>98.086820455</text:p>
              </table:table-cell>
              <table:table-cell office:value-type="float" office:value="9.01333972431662">
                <text:p>9.0133397243166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8.1273018800001">
                <text:p>98.1273018800001</text:p>
              </table:table-cell>
              <table:table-cell office:value-type="float" office:value="9.13663488776547">
                <text:p>9.1366348877654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8.1675218990001">
                <text:p>98.1675218990001</text:p>
              </table:table-cell>
              <table:table-cell office:value-type="float" office:value="9.19601753449982">
                <text:p>9.1960175344998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8.2470319340001">
                <text:p>98.2470319340001</text:p>
              </table:table-cell>
              <table:table-cell office:value-type="float" office:value="9.31833980054757">
                <text:p>9.318339800547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8.286505908">
                <text:p>98.286505908</text:p>
              </table:table-cell>
              <table:table-cell office:value-type="float" office:value="9.36981921207575">
                <text:p>9.3698192120757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8.325641809">
                <text:p>98.325641809</text:p>
              </table:table-cell>
              <table:table-cell office:value-type="float" office:value="9.45075980138698">
                <text:p>9.4507598013869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8.364880002">
                <text:p>98.364880002</text:p>
              </table:table-cell>
              <table:table-cell office:value-type="float" office:value="9.4261221448786">
                <text:p>9.426122144878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8.403704599">
                <text:p>98.403704599</text:p>
              </table:table-cell>
              <table:table-cell office:value-type="float" office:value="9.52653803365069">
                <text:p>9.526538033650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8.4420314350001">
                <text:p>98.4420314350001</text:p>
              </table:table-cell>
              <table:table-cell office:value-type="float" office:value="9.65026176337242">
                <text:p>9.6502617633724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8.4801067600001">
                <text:p>98.4801067600001</text:p>
              </table:table-cell>
              <table:table-cell office:value-type="float" office:value="9.71400769295403">
                <text:p>9.7140076929540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8.5181575010001">
                <text:p>98.5181575010001</text:p>
              </table:table-cell>
              <table:table-cell office:value-type="float" office:value="9.72028376429994">
                <text:p>9.7202837642999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8.556272878">
                <text:p>98.556272878</text:p>
              </table:table-cell>
              <table:table-cell office:value-type="float" office:value="9.70380012147131">
                <text:p>9.7038001214713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8.594159973">
                <text:p>98.594159973</text:p>
              </table:table-cell>
              <table:table-cell office:value-type="float" office:value="9.76226865538782">
                <text:p>9.7622686553878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8.668980566">
                <text:p>98.668980566</text:p>
              </table:table-cell>
              <table:table-cell office:value-type="float" office:value="9.97181333659939">
                <text:p>9.9718133365993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8.707089484">
                <text:p>98.707089484</text:p>
              </table:table-cell>
              <table:table-cell office:value-type="float" office:value="9.70544479802888">
                <text:p>9.7054447980288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8.74508835">
                <text:p>98.74508835</text:p>
              </table:table-cell>
              <table:table-cell office:value-type="float" office:value="9.73355362663729">
                <text:p>9.7335536266372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8.78263034">
                <text:p>98.78263034</text:p>
              </table:table-cell>
              <table:table-cell office:value-type="float" office:value="9.85200837679945">
                <text:p>9.8520083767994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8.81934191">
                <text:p>98.81934191</text:p>
              </table:table-cell>
              <table:table-cell office:value-type="float" office:value="10.0748619566607">
                <text:p>10.074861956660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8.8550953010001">
                <text:p>98.8550953010001</text:p>
              </table:table-cell>
              <table:table-cell office:value-type="float" office:value="10.3448649097706">
                <text:p>10.344864909770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8.889876605">
                <text:p>98.889876605</text:p>
              </table:table-cell>
              <table:table-cell office:value-type="float" office:value="10.6339888798529">
                <text:p>10.633988879852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8.9238371770001">
                <text:p>98.9238371770001</text:p>
              </table:table-cell>
              <table:table-cell office:value-type="float" office:value="10.8909826360166">
                <text:p>10.890982636016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8.957243894">
                <text:p>98.957243894</text:p>
              </table:table-cell>
              <table:table-cell office:value-type="float" office:value="11.07154587991">
                <text:p>11.071545879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8.99010014">
                <text:p>98.99010014</text:p>
              </table:table-cell>
              <table:table-cell office:value-type="float" office:value="11.2570377017925">
                <text:p>11.25703770179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9.053843199">
                <text:p>99.053843199</text:p>
              </table:table-cell>
              <table:table-cell office:value-type="float" office:value="11.6905516060194">
                <text:p>11.690551606019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9.085403608">
                <text:p>99.085403608</text:p>
              </table:table-cell>
              <table:table-cell office:value-type="float" office:value="11.7192397589604">
                <text:p>11.719239758960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9.116884017">
                <text:p>99.116884017</text:p>
              </table:table-cell>
              <table:table-cell office:value-type="float" office:value="11.7490214298724">
                <text:p>11.749021429872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9.1480888">
                <text:p>99.1480888</text:p>
              </table:table-cell>
              <table:table-cell office:value-type="float" office:value="11.8527983342071">
                <text:p>11.852798334207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9.179062384">
                <text:p>99.179062384</text:p>
              </table:table-cell>
              <table:table-cell office:value-type="float" office:value="11.9412722777635">
                <text:p>11.941272277763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9.209388726">
                <text:p>99.209388726</text:p>
              </table:table-cell>
              <table:table-cell office:value-type="float" office:value="12.1961296869352">
                <text:p>12.196129686935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9.2393950160001">
                <text:p>99.2393950160001</text:p>
              </table:table-cell>
              <table:table-cell office:value-type="float" office:value="12.3262156021631">
                <text:p>12.326215602163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9.269307295">
                <text:p>99.269307295</text:p>
              </table:table-cell>
              <table:table-cell office:value-type="float" office:value="12.3649555409094">
                <text:p>12.36495554090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9.2986363950001">
                <text:p>99.2986363950001</text:p>
              </table:table-cell>
              <table:table-cell office:value-type="float" office:value="12.6108199692943">
                <text:p>12.610819969294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9.3278615880001">
                <text:p>99.3278615880001</text:p>
              </table:table-cell>
              <table:table-cell office:value-type="float" office:value="12.6556563702391">
                <text:p>12.65565637023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9.3846693140001">
                <text:p>99.3846693140001</text:p>
              </table:table-cell>
              <table:table-cell office:value-type="float" office:value="13.0901015419361">
                <text:p>13.090101541936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9.412737681">
                <text:p>99.412737681</text:p>
              </table:table-cell>
              <table:table-cell office:value-type="float" office:value="13.1772539514911">
                <text:p>13.177253951491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9.4404305260001">
                <text:p>99.4404305260001</text:p>
              </table:table-cell>
              <table:table-cell office:value-type="float" office:value="13.3559408562507">
                <text:p>13.355940856250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9.467413212">
                <text:p>99.467413212</text:p>
              </table:table-cell>
              <table:table-cell office:value-type="float" office:value="13.7074566987878">
                <text:p>13.707456698787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9.494298659">
                <text:p>99.494298659</text:p>
              </table:table-cell>
              <table:table-cell office:value-type="float" office:value="13.7570336830535">
                <text:p>13.757033683053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9.5209594690001">
                <text:p>99.5209594690001</text:p>
              </table:table-cell>
              <table:table-cell office:value-type="float" office:value="13.8729468444889">
                <text:p>13.872946844488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9.5475416340001">
                <text:p>99.5475416340001</text:p>
              </table:table-cell>
              <table:table-cell office:value-type="float" office:value="13.9139908266102">
                <text:p>13.913990826610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9.5737642140001">
                <text:p>99.5737642140001</text:p>
              </table:table-cell>
              <table:table-cell office:value-type="float" office:value="14.1047906026947">
                <text:p>14.1047906026947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9.599922523">
                <text:p>99.599922523</text:p>
              </table:table-cell>
              <table:table-cell office:value-type="float" office:value="14.1394460919857">
                <text:p>14.139446091985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9.626010207">
                <text:p>99.626010207</text:p>
              </table:table-cell>
              <table:table-cell office:value-type="float" office:value="14.1777246290583">
                <text:p>14.177724629058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9.6770207270001">
                <text:p>99.6770207270001</text:p>
              </table:table-cell>
              <table:table-cell office:value-type="float" office:value="14.6310434567785">
                <text:p>14.631043456778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9.702209554">
                <text:p>99.702209554</text:p>
              </table:table-cell>
              <table:table-cell office:value-type="float" office:value="14.6836531912523">
                <text:p>14.683653191252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9.72703838">
                <text:p>99.72703838</text:p>
              </table:table-cell>
              <table:table-cell office:value-type="float" office:value="14.8965561224002">
                <text:p>14.8965561224002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9.7518127260001">
                <text:p>99.7518127260001</text:p>
              </table:table-cell>
              <table:table-cell office:value-type="float" office:value="14.9293143787073">
                <text:p>14.929314378707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9.7764182180001">
                <text:p>99.7764182180001</text:p>
              </table:table-cell>
              <table:table-cell office:value-type="float" office:value="15.0317660773569">
                <text:p>15.031766077356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9.8007644380001">
                <text:p>99.8007644380001</text:p>
              </table:table-cell>
              <table:table-cell office:value-type="float" office:value="15.1918449747923">
                <text:p>15.191844974792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9.825004825">
                <text:p>99.825004825</text:p>
              </table:table-cell>
              <table:table-cell office:value-type="float" office:value="15.2581722380299">
                <text:p>15.258172238029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9.849259482">
                <text:p>99.849259482</text:p>
              </table:table-cell>
              <table:table-cell office:value-type="float" office:value="15.2491952354349">
                <text:p>15.249195235434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9.873311743">
                <text:p>99.873311743</text:p>
              </table:table-cell>
              <table:table-cell office:value-type="float" office:value="15.3775148191967">
                <text:p>15.377514819196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9.8970869720001">
                <text:p>99.8970869720001</text:p>
              </table:table-cell>
              <table:table-cell office:value-type="float" office:value="15.5566955826461">
                <text:p>15.556695582646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9.94454618">
                <text:p>99.94454618</text:p>
              </table:table-cell>
              <table:table-cell office:value-type="float" office:value="15.6142632241197">
                <text:p>15.614263224119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9.967896355">
                <text:p>99.967896355</text:p>
              </table:table-cell>
              <table:table-cell office:value-type="float" office:value="15.8398812840438">
                <text:p>15.839881284043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9.9912435100001">
                <text:p>99.9912435100001</text:p>
              </table:table-cell>
              <table:table-cell office:value-type="float" office:value="15.8419302035635">
                <text:p>15.841930203563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00.014264778">
                <text:p>100.014264778</text:p>
              </table:table-cell>
              <table:table-cell office:value-type="float" office:value="16.0661871432222">
                <text:p>16.066187143222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0.037170473">
                <text:p>100.037170473</text:p>
              </table:table-cell>
              <table:table-cell office:value-type="float" office:value="16.1472507148349">
                <text:p>16.147250714834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00.060203199">
                <text:p>100.060203199</text:p>
              </table:table-cell>
              <table:table-cell office:value-type="float" office:value="16.0581947600122">
                <text:p>16.05819476001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0.082476653">
                <text:p>100.082476653</text:p>
              </table:table-cell>
              <table:table-cell office:value-type="float" office:value="16.6055969568842">
                <text:p>16.605596956884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00.104866617">
                <text:p>100.104866617</text:p>
              </table:table-cell>
              <table:table-cell office:value-type="float" office:value="16.5191868982788">
                <text:p>16.519186898278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0.127092727">
                <text:p>100.127092727</text:p>
              </table:table-cell>
              <table:table-cell office:value-type="float" office:value="16.6409686608056">
                <text:p>16.64096866080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00.149046544">
                <text:p>100.149046544</text:p>
              </table:table-cell>
              <table:table-cell office:value-type="float" office:value="16.8473664494407">
                <text:p>16.847366449440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00.193138345">
                <text:p>100.193138345</text:p>
              </table:table-cell>
              <table:table-cell office:value-type="float" office:value="16.8885951509322">
                <text:p>16.888595150932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0.215104141">
                <text:p>100.215104141</text:p>
              </table:table-cell>
              <table:table-cell office:value-type="float" office:value="16.8381787740196">
                <text:p>16.838178774019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0.236897645">
                <text:p>100.236897645</text:p>
              </table:table-cell>
              <table:table-cell office:value-type="float" office:value="16.9712956650605">
                <text:p>16.971295665060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00.258301461">
                <text:p>100.258301461</text:p>
              </table:table-cell>
              <table:table-cell office:value-type="float" office:value="17.2802831029001">
                <text:p>17.280283102900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00.279872308">
                <text:p>100.279872308</text:p>
              </table:table-cell>
              <table:table-cell office:value-type="float" office:value="17.1464755167743">
                <text:p>17.146475516774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00.301073362">
                <text:p>100.301073362</text:p>
              </table:table-cell>
              <table:table-cell office:value-type="float" office:value="17.4455477525625">
                <text:p>17.445547752562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00.322271239">
                <text:p>100.322271239</text:p>
              </table:table-cell>
              <table:table-cell office:value-type="float" office:value="17.4481623778921">
                <text:p>17.448162377892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00.343453439">
                <text:p>100.343453439</text:p>
              </table:table-cell>
              <table:table-cell office:value-type="float" office:value="17.4610758071386">
                <text:p>17.461075807138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00.364285899">
                <text:p>100.364285899</text:p>
              </table:table-cell>
              <table:table-cell office:value-type="float" office:value="17.7542162549601">
                <text:p>17.754216254960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00.385423463">
                <text:p>100.385423463</text:p>
              </table:table-cell>
              <table:table-cell office:value-type="float" office:value="17.4979482007337">
                <text:p>17.497948200733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00.427095622">
                <text:p>100.427095622</text:p>
              </table:table-cell>
              <table:table-cell office:value-type="float" office:value="17.7413976287018">
                <text:p>17.74139762870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00.44801355">
                <text:p>100.44801355</text:p>
              </table:table-cell>
              <table:table-cell office:value-type="float" office:value="17.6816747798181">
                <text:p>17.681674779818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00.468714968">
                <text:p>100.468714968</text:p>
              </table:table-cell>
              <table:table-cell office:value-type="float" office:value="17.8666021796745">
                <text:p>17.866602179674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00.489562635">
                <text:p>100.489562635</text:p>
              </table:table-cell>
              <table:table-cell office:value-type="float" office:value="17.7412657234968">
                <text:p>17.741265723496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00.509757437">
                <text:p>100.509757437</text:p>
              </table:table-cell>
              <table:table-cell office:value-type="float" office:value="18.3148118987298">
                <text:p>18.314811898729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00.530304635">
                <text:p>100.530304635</text:p>
              </table:table-cell>
              <table:table-cell office:value-type="float" office:value="18.0007025756691">
                <text:p>18.00070257566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0.550392873">
                <text:p>100.550392873</text:p>
              </table:table-cell>
              <table:table-cell office:value-type="float" office:value="18.4119682354657">
                <text:p>18.411968235465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0.570667779">
                <text:p>100.570667779</text:p>
              </table:table-cell>
              <table:table-cell office:value-type="float" office:value="18.2424520222661">
                <text:p>18.242452022266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0.590658725">
                <text:p>100.590658725</text:p>
              </table:table-cell>
              <table:table-cell office:value-type="float" office:value="18.5015756613924">
                <text:p>18.501575661392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0.610401442">
                <text:p>100.610401442</text:p>
              </table:table-cell>
              <table:table-cell office:value-type="float" office:value="18.7341995512682">
                <text:p>18.734199551268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00.649966511">
                <text:p>100.649966511</text:p>
              </table:table-cell>
              <table:table-cell office:value-type="float" office:value="18.8938507153412">
                <text:p>18.893850715341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00.669910009">
                <text:p>100.669910009</text:p>
              </table:table-cell>
              <table:table-cell office:value-type="float" office:value="18.5455931533378">
                <text:p>18.545593153337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00.689525381">
                <text:p>100.689525381</text:p>
              </table:table-cell>
              <table:table-cell office:value-type="float" office:value="18.8558238896719">
                <text:p>18.855823889671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00.709420494">
                <text:p>100.709420494</text:p>
              </table:table-cell>
              <table:table-cell office:value-type="float" office:value="18.5906961153053">
                <text:p>18.590696115305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0.729153419">
                <text:p>100.729153419</text:p>
              </table:table-cell>
              <table:table-cell office:value-type="float" office:value="18.7434959571555">
                <text:p>18.743495957155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00.748883271">
                <text:p>100.748883271</text:p>
              </table:table-cell>
              <table:table-cell office:value-type="float" office:value="18.7464153285482">
                <text:p>18.746415328548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00.768451612">
                <text:p>100.768451612</text:p>
              </table:table-cell>
              <table:table-cell office:value-type="float" office:value="18.9011424096994">
                <text:p>18.901142409699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0.788029849">
                <text:p>100.788029849</text:p>
              </table:table-cell>
              <table:table-cell office:value-type="float" office:value="18.8915886533393">
                <text:p>18.891588653339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00.807609648">
                <text:p>100.807609648</text:p>
              </table:table-cell>
              <table:table-cell office:value-type="float" office:value="18.8900815561096">
                <text:p>18.890081556109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00.827062104">
                <text:p>100.827062104</text:p>
              </table:table-cell>
              <table:table-cell office:value-type="float" office:value="19.0137430441001">
                <text:p>19.013743044100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00.865503627">
                <text:p>100.865503627</text:p>
              </table:table-cell>
              <table:table-cell office:value-type="float" office:value="19.4566535981113">
                <text:p>19.456653598111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00.884754363">
                <text:p>100.884754363</text:p>
              </table:table-cell>
              <table:table-cell office:value-type="float" office:value="19.2129796991593">
                <text:p>19.212979699159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00.903812494">
                <text:p>100.903812494</text:p>
              </table:table-cell>
              <table:table-cell office:value-type="float" office:value="19.4071496287163">
                <text:p>19.40714962871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00.922815833">
                <text:p>100.922815833</text:p>
              </table:table-cell>
              <table:table-cell office:value-type="float" office:value="19.4631059290774">
                <text:p>19.463105929077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00.94187485">
                <text:p>100.94187485</text:p>
              </table:table-cell>
              <table:table-cell office:value-type="float" office:value="19.4062474450596">
                <text:p>19.406247445059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00.960819856">
                <text:p>100.960819856</text:p>
              </table:table-cell>
              <table:table-cell office:value-type="float" office:value="19.5230341950055">
                <text:p>19.523034195005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00.979693403">
                <text:p>100.979693403</text:p>
              </table:table-cell>
              <table:table-cell office:value-type="float" office:value="19.5969522825771">
                <text:p>19.596952282577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0.998423721">
                <text:p>100.998423721</text:p>
              </table:table-cell>
              <table:table-cell office:value-type="float" office:value="19.7468083542897">
                <text:p>19.746808354289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01.017070809">
                <text:p>101.017070809</text:p>
              </table:table-cell>
              <table:table-cell office:value-type="float" office:value="19.8349468808543">
                <text:p>19.834946880854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01.035588313">
                <text:p>101.035588313</text:p>
              </table:table-cell>
              <table:table-cell office:value-type="float" office:value="19.9737502398914">
                <text:p>19.973750239891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1.072519988">
                <text:p>101.072519988</text:p>
              </table:table-cell>
              <table:table-cell office:value-type="float" office:value="20.164600368767">
                <text:p>20.1646003687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1.090868013">
                <text:p>101.090868013</text:p>
              </table:table-cell>
              <table:table-cell office:value-type="float" office:value="20.1582459126516">
                <text:p>20.158245912651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01.108998589">
                <text:p>101.108998589</text:p>
              </table:table-cell>
              <table:table-cell office:value-type="float" office:value="20.4000137647273">
                <text:p>20.400013764727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01.127311875">
                <text:p>101.127311875</text:p>
              </table:table-cell>
              <table:table-cell office:value-type="float" office:value="20.1964846703443">
                <text:p>20.196484670344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01.14521396">
                <text:p>101.14521396</text:p>
              </table:table-cell>
              <table:table-cell office:value-type="float" office:value="20.6603867628105">
                <text:p>20.660386762810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01.16325563">
                <text:p>101.16325563</text:p>
              </table:table-cell>
              <table:table-cell office:value-type="float" office:value="20.5005412449011">
                <text:p>20.50054124490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1.181031934">
                <text:p>101.181031934</text:p>
              </table:table-cell>
              <table:table-cell office:value-type="float" office:value="20.8065748629219">
                <text:p>20.806574862921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1.19910725">
                <text:p>101.19910725</text:p>
              </table:table-cell>
              <table:table-cell office:value-type="float" office:value="20.4623808491917">
                <text:p>20.46238084919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01.216881836">
                <text:p>101.216881836</text:p>
              </table:table-cell>
              <table:table-cell office:value-type="float" office:value="20.8085859193852">
                <text:p>20.808585919385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1.234741421">
                <text:p>101.234741421</text:p>
              </table:table-cell>
              <table:table-cell office:value-type="float" office:value="20.7095517595742">
                <text:p>20.709551759574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01.270112311">
                <text:p>101.270112311</text:p>
              </table:table-cell>
              <table:table-cell office:value-type="float" office:value="20.7754087766323">
                <text:p>20.775408776632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1.287662364">
                <text:p>101.287662364</text:p>
              </table:table-cell>
              <table:table-cell office:value-type="float" office:value="21.0748081479399">
                <text:p>21.074808147939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01.305394241">
                <text:p>101.305394241</text:p>
              </table:table-cell>
              <table:table-cell office:value-type="float" office:value="20.8587054806874">
                <text:p>20.858705480687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01.322858149">
                <text:p>101.322858149</text:p>
              </table:table-cell>
              <table:table-cell office:value-type="float" office:value="21.1787647965287">
                <text:p>21.178764796528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1.34042914">
                <text:p>101.34042914</text:p>
              </table:table-cell>
              <table:table-cell office:value-type="float" office:value="21.0496949183373">
                <text:p>21.049694918337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1.357758151">
                <text:p>101.357758151</text:p>
              </table:table-cell>
              <table:table-cell office:value-type="float" office:value="21.3436300526105">
                <text:p>21.343630052610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01.375370236">
                <text:p>101.375370236</text:p>
              </table:table-cell>
              <table:table-cell office:value-type="float" office:value="21.0005799973157">
                <text:p>21.000579997315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01.392863102">
                <text:p>101.392863102</text:p>
              </table:table-cell>
              <table:table-cell office:value-type="float" office:value="21.143705094522">
                <text:p>21.14370509452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01.410543208">
                <text:p>101.410543208</text:p>
              </table:table-cell>
              <table:table-cell office:value-type="float" office:value="20.9197840761321">
                <text:p>20.919784076132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01.427981439">
                <text:p>101.427981439</text:p>
              </table:table-cell>
              <table:table-cell office:value-type="float" office:value="21.2099495620481">
                <text:p>21.209949562048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01.463533839">
                <text:p>101.463533839</text:p>
              </table:table-cell>
              <table:table-cell office:value-type="float" office:value="21.0021946256597">
                <text:p>21.002194625659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1.481510404">
                <text:p>101.481510404</text:p>
              </table:table-cell>
              <table:table-cell office:value-type="float" office:value="20.5747872277825">
                <text:p>20.574787227782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1.499276865">
                <text:p>101.499276865</text:p>
              </table:table-cell>
              <table:table-cell office:value-type="float" office:value="20.8181021511804">
                <text:p>20.818102151180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01.517178586">
                <text:p>101.517178586</text:p>
              </table:table-cell>
              <table:table-cell office:value-type="float" office:value="20.6608068554436">
                <text:p>20.660806855443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1.534794525">
                <text:p>101.534794525</text:p>
              </table:table-cell>
              <table:table-cell office:value-type="float" office:value="20.995985508535">
                <text:p>20.9959855085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01.552599215">
                <text:p>101.552599215</text:p>
              </table:table-cell>
              <table:table-cell office:value-type="float" office:value="20.7734029607336">
                <text:p>20.773402960733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01.570124633">
                <text:p>101.570124633</text:p>
              </table:table-cell>
              <table:table-cell office:value-type="float" office:value="21.1044324284951">
                <text:p>21.104432428495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01.587880052">
                <text:p>101.587880052</text:p>
              </table:table-cell>
              <table:table-cell office:value-type="float" office:value="20.831048817412">
                <text:p>20.83104881741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01.605362188">
                <text:p>101.605362188</text:p>
              </table:table-cell>
              <table:table-cell office:value-type="float" office:value="21.1566824535447">
                <text:p>21.156682453544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1.623042503">
                <text:p>101.623042503</text:p>
              </table:table-cell>
              <table:table-cell office:value-type="float" office:value="20.9195367821104">
                <text:p>20.919536782110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01.65781938">
                <text:p>101.65781938</text:p>
              </table:table-cell>
              <table:table-cell office:value-type="float" office:value="21.0658044943503">
                <text:p>21.065804494350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1.675009172">
                <text:p>101.675009172</text:p>
              </table:table-cell>
              <table:table-cell office:value-type="float" office:value="21.5164907151255">
                <text:p>21.516490715125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01.692296673">
                <text:p>101.692296673</text:p>
              </table:table-cell>
              <table:table-cell office:value-type="float" office:value="21.3948794542809">
                <text:p>21.394879454280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01.709440163">
                <text:p>101.709440163</text:p>
              </table:table-cell>
              <table:table-cell office:value-type="float" office:value="21.5746035353747">
                <text:p>21.574603535374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01.726834434">
                <text:p>101.726834434</text:p>
              </table:table-cell>
              <table:table-cell office:value-type="float" office:value="21.2635528077447">
                <text:p>21.263552807744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01.743980841">
                <text:p>101.743980841</text:p>
              </table:table-cell>
              <table:table-cell office:value-type="float" office:value="21.5709331968796">
                <text:p>21.570933196879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01.761189904">
                <text:p>101.761189904</text:p>
              </table:table-cell>
              <table:table-cell office:value-type="float" office:value="21.4923961846171">
                <text:p>21.492396184617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01.778303758">
                <text:p>101.778303758</text:p>
              </table:table-cell>
              <table:table-cell office:value-type="float" office:value="21.6119641993371">
                <text:p>21.611964199337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1.795366258">
                <text:p>101.795366258</text:p>
              </table:table-cell>
              <table:table-cell office:value-type="float" office:value="21.6770109868418">
                <text:p>21.67701098684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1.812424748">
                <text:p>101.812424748</text:p>
              </table:table-cell>
              <table:table-cell office:value-type="float" office:value="21.6821066788723">
                <text:p>21.682106678872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1.846706571">
                <text:p>101.846706571</text:p>
              </table:table-cell>
              <table:table-cell office:value-type="float" office:value="21.6155828258606">
                <text:p>21.615582825860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01.863700946">
                <text:p>101.863700946</text:p>
              </table:table-cell>
              <table:table-cell office:value-type="float" office:value="21.7639071729705">
                <text:p>21.763907172970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01.880901936">
                <text:p>101.880901936</text:p>
              </table:table-cell>
              <table:table-cell office:value-type="float" office:value="21.5024832850966">
                <text:p>21.502483285096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01.898026207">
                <text:p>101.898026207</text:p>
              </table:table-cell>
              <table:table-cell office:value-type="float" office:value="21.5988172555298">
                <text:p>21.598817255529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1.915213499">
                <text:p>101.915213499</text:p>
              </table:table-cell>
              <table:table-cell office:value-type="float" office:value="21.5196204242984">
                <text:p>21.519620424298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01.932321364">
                <text:p>101.932321364</text:p>
              </table:table-cell>
              <table:table-cell office:value-type="float" office:value="21.6195299624126">
                <text:p>21.619529962412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01.949540896">
                <text:p>101.949540896</text:p>
              </table:table-cell>
              <table:table-cell office:value-type="float" office:value="21.4793294012933">
                <text:p>21.479329401293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1.96662074">
                <text:p>101.96662074</text:p>
              </table:table-cell>
              <table:table-cell office:value-type="float" office:value="21.6549987202139">
                <text:p>21.654998720213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1.983814177">
                <text:p>101.983814177</text:p>
              </table:table-cell>
              <table:table-cell office:value-type="float" office:value="21.5119292297784">
                <text:p>21.511929229778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2.000875896">
                <text:p>102.000875896</text:p>
              </table:table-cell>
              <table:table-cell office:value-type="float" office:value="21.6780032516879">
                <text:p>21.678003251687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2.034864698">
                <text:p>102.034864698</text:p>
              </table:table-cell>
              <table:table-cell office:value-type="float" office:value="21.9693328372551">
                <text:p>21.969332837255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2.051933031">
                <text:p>102.051933031</text:p>
              </table:table-cell>
              <table:table-cell office:value-type="float" office:value="21.6696029988399">
                <text:p>21.669602998839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02.068568968">
                <text:p>102.068568968</text:p>
              </table:table-cell>
              <table:table-cell office:value-type="float" office:value="22.2328324494684">
                <text:p>22.232832449468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2.085438134">
                <text:p>102.085438134</text:p>
              </table:table-cell>
              <table:table-cell office:value-type="float" office:value="21.9254466973716">
                <text:p>21.925446697371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2.1018736">
                <text:p>102.1018736</text:p>
              </table:table-cell>
              <table:table-cell office:value-type="float" office:value="22.5040166164321">
                <text:p>22.504016616432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2.118510005">
                <text:p>102.118510005</text:p>
              </table:table-cell>
              <table:table-cell office:value-type="float" office:value="22.2322070160147">
                <text:p>22.232207016014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2.134723336">
                <text:p>102.134723336</text:p>
              </table:table-cell>
              <table:table-cell office:value-type="float" office:value="22.81233880697">
                <text:p>22.8123388069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02.151127084">
                <text:p>102.151127084</text:p>
              </table:table-cell>
              <table:table-cell office:value-type="float" office:value="22.5475299889745">
                <text:p>22.547529988974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02.167322498">
                <text:p>102.167322498</text:p>
              </table:table-cell>
              <table:table-cell office:value-type="float" office:value="22.8375761164478">
                <text:p>22.837576116447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02.183611194">
                <text:p>102.183611194</text:p>
              </table:table-cell>
              <table:table-cell office:value-type="float" office:value="22.7067900317588">
                <text:p>22.706790031758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02.215939209">
                <text:p>102.215939209</text:p>
              </table:table-cell>
              <table:table-cell office:value-type="float" office:value="22.9195395023719">
                <text:p>22.919539502371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02.232146238">
                <text:p>102.232146238</text:p>
              </table:table-cell>
              <table:table-cell office:value-type="float" office:value="22.8212092397415">
                <text:p>22.821209239741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02.248453631">
                <text:p>102.248453631</text:p>
              </table:table-cell>
              <table:table-cell office:value-type="float" office:value="22.6807558977195">
                <text:p>22.680755897719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2.264801858">
                <text:p>102.264801858</text:p>
              </table:table-cell>
              <table:table-cell office:value-type="float" office:value="22.6241047400667">
                <text:p>22.624104740066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02.280971231">
                <text:p>102.280971231</text:p>
              </table:table-cell>
              <table:table-cell office:value-type="float" office:value="22.874356350204">
                <text:p>22.87435635020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02.297467271">
                <text:p>102.297467271</text:p>
              </table:table-cell>
              <table:table-cell office:value-type="float" office:value="22.4213811291745">
                <text:p>22.42138112917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2.313672008">
                <text:p>102.313672008</text:p>
              </table:table-cell>
              <table:table-cell office:value-type="float" office:value="22.824437074198">
                <text:p>22.82443707419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02.33011211">
                <text:p>102.33011211</text:p>
              </table:table-cell>
              <table:table-cell office:value-type="float" office:value="22.4976706326668">
                <text:p>22.497670632666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2.346202628">
                <text:p>102.346202628</text:p>
              </table:table-cell>
              <table:table-cell office:value-type="float" office:value="22.9864569904256">
                <text:p>22.986456990425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02.362578824">
                <text:p>102.362578824</text:p>
              </table:table-cell>
              <table:table-cell office:value-type="float" office:value="22.5854649005003">
                <text:p>22.585464900500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02.394929443">
                <text:p>102.394929443</text:p>
              </table:table-cell>
              <table:table-cell office:value-type="float" office:value="22.7123103038052">
                <text:p>22.712310303805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02.410869857">
                <text:p>102.410869857</text:p>
              </table:table-cell>
              <table:table-cell office:value-type="float" office:value="23.2029105369083">
                <text:p>23.202910536908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2.426907405">
                <text:p>102.426907405</text:p>
              </table:table-cell>
              <table:table-cell office:value-type="float" office:value="23.0623783612229">
                <text:p>23.062378361222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02.44286735">
                <text:p>102.44286735</text:p>
              </table:table-cell>
              <table:table-cell office:value-type="float" office:value="23.1745159499482">
                <text:p>23.174515949948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02.458883545">
                <text:p>102.458883545</text:p>
              </table:table-cell>
              <table:table-cell office:value-type="float" office:value="23.0931254247016">
                <text:p>23.093125424701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2.474888281">
                <text:p>102.474888281</text:p>
              </table:table-cell>
              <table:table-cell office:value-type="float" office:value="23.1096595383786">
                <text:p>23.109659538378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02.490696663">
                <text:p>102.490696663</text:p>
              </table:table-cell>
              <table:table-cell office:value-type="float" office:value="23.3967018231768">
                <text:p>23.396701823176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02.506629993">
                <text:p>102.506629993</text:p>
              </table:table-cell>
              <table:table-cell office:value-type="float" office:value="23.2132266113463">
                <text:p>23.213226611346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02.522344989">
                <text:p>102.522344989</text:p>
              </table:table-cell>
              <table:table-cell office:value-type="float" office:value="23.5357361822392">
                <text:p>23.535736182239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02.538323944">
                <text:p>102.538323944</text:p>
              </table:table-cell>
              <table:table-cell office:value-type="float" office:value="23.1469454642741">
                <text:p>23.146945464274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02.569891696">
                <text:p>102.569891696</text:p>
              </table:table-cell>
              <table:table-cell office:value-type="float" office:value="23.2522188392076">
                <text:p>23.252218839207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02.585718359">
                <text:p>102.585718359</text:p>
              </table:table-cell>
              <table:table-cell office:value-type="float" office:value="23.3696768524299">
                <text:p>23.369676852429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2.601665231">
                <text:p>102.601665231</text:p>
              </table:table-cell>
              <table:table-cell office:value-type="float" office:value="23.1935140611016">
                <text:p>23.193514061101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02.617503873">
                <text:p>102.617503873</text:p>
              </table:table-cell>
              <table:table-cell office:value-type="float" office:value="23.3520020190582">
                <text:p>23.352002019058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02.633263713">
                <text:p>102.633263713</text:p>
              </table:table-cell>
              <table:table-cell office:value-type="float" office:value="23.4687661778026">
                <text:p>23.468766177802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2.649207303">
                <text:p>102.649207303</text:p>
              </table:table-cell>
              <table:table-cell office:value-type="float" office:value="23.1982884633761">
                <text:p>23.198288463376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02.664865111">
                <text:p>102.664865111</text:p>
              </table:table-cell>
              <table:table-cell office:value-type="float" office:value="23.6216972365664">
                <text:p>23.621697236566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02.680835004">
                <text:p>102.680835004</text:p>
              </table:table-cell>
              <table:table-cell office:value-type="float" office:value="23.1600800306662">
                <text:p>23.160080030666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2.696491197">
                <text:p>102.696491197</text:p>
              </table:table-cell>
              <table:table-cell office:value-type="float" office:value="23.6241339105223">
                <text:p>23.624133910522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02.712418538">
                <text:p>102.712418538</text:p>
              </table:table-cell>
              <table:table-cell office:value-type="float" office:value="23.2219552506016">
                <text:p>23.221955250601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2.743405403">
                <text:p>102.743405403</text:p>
              </table:table-cell>
              <table:table-cell office:value-type="float" office:value="23.794319864757">
                <text:p>23.79431986475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02.758804825">
                <text:p>102.758804825</text:p>
              </table:table-cell>
              <table:table-cell office:value-type="float" office:value="24.0180443111818">
                <text:p>24.018044311181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02.77402982">
                <text:p>102.77402982</text:p>
              </table:table-cell>
              <table:table-cell office:value-type="float" office:value="24.2932099459462">
                <text:p>24.293209945946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2.789231064">
                <text:p>102.789231064</text:p>
              </table:table-cell>
              <table:table-cell office:value-type="float" office:value="24.331166578388">
                <text:p>24.33116657838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2.804322464">
                <text:p>102.804322464</text:p>
              </table:table-cell>
              <table:table-cell office:value-type="float" office:value="24.508262981759">
                <text:p>24.50826298175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02.819548813">
                <text:p>102.819548813</text:p>
              </table:table-cell>
              <table:table-cell office:value-type="float" office:value="24.2910496771648">
                <text:p>24.291049677164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2.834677713">
                <text:p>102.834677713</text:p>
              </table:table-cell>
              <table:table-cell office:value-type="float" office:value="24.4475143573599">
                <text:p>24.447514357359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02.849906093">
                <text:p>102.849906093</text:p>
              </table:table-cell>
              <table:table-cell office:value-type="float" office:value="24.2878099944585">
                <text:p>24.287809994458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2.865211661">
                <text:p>102.865211661</text:p>
              </table:table-cell>
              <table:table-cell office:value-type="float" office:value="24.1653233621386">
                <text:p>24.165323362138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02.880591083">
                <text:p>102.880591083</text:p>
              </table:table-cell>
              <table:table-cell office:value-type="float" office:value="24.0492783123693">
                <text:p>24.049278312369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02.911219457">
                <text:p>102.911219457</text:p>
              </table:table-cell>
              <table:table-cell office:value-type="float" office:value="24.1594056717546">
                <text:p>24.159405671754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2.926632109">
                <text:p>102.926632109</text:p>
              </table:table-cell>
              <table:table-cell office:value-type="float" office:value="23.9974275654654">
                <text:p>23.997427565465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02.941946634">
                <text:p>102.941946634</text:p>
              </table:table-cell>
              <table:table-cell office:value-type="float" office:value="24.1511897995202">
                <text:p>24.151189799520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02.957402619">
                <text:p>102.957402619</text:p>
              </table:table-cell>
              <table:table-cell office:value-type="float" office:value="23.9301474452479">
                <text:p>23.930147445247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02.972644541">
                <text:p>102.972644541</text:p>
              </table:table-cell>
              <table:table-cell office:value-type="float" office:value="24.2662309884438">
                <text:p>24.266230988443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02.988016358">
                <text:p>102.988016358</text:p>
              </table:table-cell>
              <table:table-cell office:value-type="float" office:value="24.0611763699063">
                <text:p>24.061176369906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3.003339582">
                <text:p>103.003339582</text:p>
              </table:table-cell>
              <table:table-cell office:value-type="float" office:value="24.1374791598883">
                <text:p>24.137479159888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3.018712806">
                <text:p>103.018712806</text:p>
              </table:table-cell>
              <table:table-cell office:value-type="float" office:value="24.0589742244439">
                <text:p>24.058974224443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03.033992645">
                <text:p>103.033992645</text:p>
              </table:table-cell>
              <table:table-cell office:value-type="float" office:value="24.2060142099787">
                <text:p>24.206014209978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03.049142483">
                <text:p>103.049142483</text:p>
              </table:table-cell>
              <table:table-cell office:value-type="float" office:value="24.413726401761">
                <text:p>24.41372640176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3.079566586">
                <text:p>103.079566586</text:p>
              </table:table-cell>
              <table:table-cell office:value-type="float" office:value="24.5629409731374">
                <text:p>24.562940973137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03.094969133">
                <text:p>103.094969133</text:p>
              </table:table-cell>
              <table:table-cell office:value-type="float" office:value="24.0131713256096">
                <text:p>24.013171325609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3.109928554">
                <text:p>103.109928554</text:p>
              </table:table-cell>
              <table:table-cell office:value-type="float" office:value="24.7244863260535">
                <text:p>24.724486326053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03.125158027">
                <text:p>103.125158027</text:p>
              </table:table-cell>
              <table:table-cell office:value-type="float" office:value="24.286066889019">
                <text:p>24.28606688901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3.140177552">
                <text:p>103.140177552</text:p>
              </table:table-cell>
              <table:table-cell office:value-type="float" office:value="24.6255457454882">
                <text:p>24.625545745488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03.155228588">
                <text:p>103.155228588</text:p>
              </table:table-cell>
              <table:table-cell office:value-type="float" office:value="24.5739894556647">
                <text:p>24.573989455664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03.170324832">
                <text:p>103.170324832</text:p>
              </table:table-cell>
              <table:table-cell office:value-type="float" office:value="24.5003989046416">
                <text:p>24.500398904641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03.185287378">
                <text:p>103.185287378</text:p>
              </table:table-cell>
              <table:table-cell office:value-type="float" office:value="24.7193224977975">
                <text:p>24.719322497797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03.200504351">
                <text:p>103.200504351</text:p>
              </table:table-cell>
              <table:table-cell office:value-type="float" office:value="24.3060167066817">
                <text:p>24.306016706681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03.215408094">
                <text:p>103.215408094</text:p>
              </table:table-cell>
              <table:table-cell office:value-type="float" office:value="24.8168530524294">
                <text:p>24.816853052429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03.245262248">
                <text:p>103.245262248</text:p>
              </table:table-cell>
              <table:table-cell office:value-type="float" office:value="24.9608695703994">
                <text:p>24.960869570399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03.260109689">
                <text:p>103.260109689</text:p>
              </table:table-cell>
              <table:table-cell office:value-type="float" office:value="24.9109594012903">
                <text:p>24.910959401290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03.274931558">
                <text:p>103.274931558</text:p>
              </table:table-cell>
              <table:table-cell office:value-type="float" office:value="24.9539379926978">
                <text:p>24.953937992697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03.289711186">
                <text:p>103.289711186</text:p>
              </table:table-cell>
              <table:table-cell office:value-type="float" office:value="25.0252577372645">
                <text:p>25.025257737264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03.3043967">
                <text:p>103.3043967</text:p>
              </table:table-cell>
              <table:table-cell office:value-type="float" office:value="25.1856353112166">
                <text:p>25.185635311216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3.319019609">
                <text:p>103.319019609</text:p>
              </table:table-cell>
              <table:table-cell office:value-type="float" office:value="25.2934624678821">
                <text:p>25.293462467882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03.333625955">
                <text:p>103.333625955</text:p>
              </table:table-cell>
              <table:table-cell office:value-type="float" office:value="25.3221442214682">
                <text:p>25.322144221468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03.348314646">
                <text:p>103.348314646</text:p>
              </table:table-cell>
              <table:table-cell office:value-type="float" office:value="25.1801879393669">
                <text:p>25.180187939366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03.362999587">
                <text:p>103.362999587</text:p>
              </table:table-cell>
              <table:table-cell office:value-type="float" office:value="25.1866180436749">
                <text:p>25.186618043674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03.377820882">
                <text:p>103.377820882</text:p>
              </table:table-cell>
              <table:table-cell office:value-type="float" office:value="24.9549044104181">
                <text:p>24.954904410418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3.407621129">
                <text:p>103.407621129</text:p>
              </table:table-cell>
              <table:table-cell office:value-type="float" office:value="24.5966315070175">
                <text:p>24.596631507017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03.422432425">
                <text:p>103.422432425</text:p>
              </table:table-cell>
              <table:table-cell office:value-type="float" office:value="24.971751287693">
                <text:p>24.97175128769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3.437478877">
                <text:p>103.437478877</text:p>
              </table:table-cell>
              <table:table-cell office:value-type="float" office:value="24.581476082366">
                <text:p>24.58147608236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3.452427412">
                <text:p>103.452427412</text:p>
              </table:table-cell>
              <table:table-cell office:value-type="float" office:value="24.7424914857001">
                <text:p>24.742491485700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03.467270478">
                <text:p>103.467270478</text:p>
              </table:table-cell>
              <table:table-cell office:value-type="float" office:value="24.9183019171465">
                <text:p>24.918301917146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03.482236149">
                <text:p>103.482236149</text:p>
              </table:table-cell>
              <table:table-cell office:value-type="float" office:value="24.7141608258841">
                <text:p>24.714160825884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03.496775568">
                <text:p>103.496775568</text:p>
              </table:table-cell>
              <table:table-cell office:value-type="float" office:value="25.4387056292644">
                <text:p>25.438705629264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03.51159603">
                <text:p>103.51159603</text:p>
              </table:table-cell>
              <table:table-cell office:value-type="float" office:value="24.9563070275558">
                <text:p>24.956307027555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03.526066335">
                <text:p>103.526066335</text:p>
              </table:table-cell>
              <table:table-cell office:value-type="float" office:value="25.5602076086948">
                <text:p>25.560207608694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03.540601327">
                <text:p>103.540601327</text:p>
              </table:table-cell>
              <table:table-cell office:value-type="float" office:value="25.4464536314905">
                <text:p>25.446453631490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03.569586103">
                <text:p>103.569586103</text:p>
              </table:table-cell>
              <table:table-cell office:value-type="float" office:value="25.5385153298559">
                <text:p>25.538515329855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03.584057918">
                <text:p>103.584057918</text:p>
              </table:table-cell>
              <table:table-cell office:value-type="float" office:value="25.5575406376105">
                <text:p>25.557540637610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03.598461243">
                <text:p>103.598461243</text:p>
              </table:table-cell>
              <table:table-cell office:value-type="float" office:value="25.6790706286373">
                <text:p>25.679070628637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3.613094101">
                <text:p>103.613094101</text:p>
              </table:table-cell>
              <table:table-cell office:value-type="float" office:value="25.2762652354896">
                <text:p>25.276265235489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03.627678364">
                <text:p>103.627678364</text:p>
              </table:table-cell>
              <table:table-cell office:value-type="float" office:value="25.3604861598383">
                <text:p>25.360486159838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03.642211117">
                <text:p>103.642211117</text:p>
              </table:table-cell>
              <table:table-cell office:value-type="float" office:value="25.4503740592911">
                <text:p>25.45037405929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03.656915849">
                <text:p>103.656915849</text:p>
              </table:table-cell>
              <table:table-cell office:value-type="float" office:value="25.1527195438699">
                <text:p>25.152719543869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03.671452091">
                <text:p>103.671452091</text:p>
              </table:table-cell>
              <table:table-cell office:value-type="float" office:value="25.44426544082">
                <text:p>25.4442654408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3.686125105">
                <text:p>103.686125105</text:p>
              </table:table-cell>
              <table:table-cell office:value-type="float" office:value="25.2070910558937">
                <text:p>25.207091055893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3.70053442">
                <text:p>103.70053442</text:p>
              </table:table-cell>
              <table:table-cell office:value-type="float" office:value="25.668395753914">
                <text:p>25.66839575391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03.729715707">
                <text:p>103.729715707</text:p>
              </table:table-cell>
              <table:table-cell office:value-type="float" office:value="25.5084250109427">
                <text:p>25.508425010942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03.744047">
                <text:p>103.744047</text:p>
              </table:table-cell>
              <table:table-cell office:value-type="float" office:value="25.8081388720843">
                <text:p>25.808138872084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03.758592409">
                <text:p>103.758592409</text:p>
              </table:table-cell>
              <table:table-cell office:value-type="float" office:value="25.4282296195398">
                <text:p>25.428229619539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3.772856255">
                <text:p>103.772856255</text:p>
              </table:table-cell>
              <table:table-cell office:value-type="float" office:value="25.930173388248">
                <text:p>25.93017338824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3.787116767">
                <text:p>103.787116767</text:p>
              </table:table-cell>
              <table:table-cell office:value-type="float" office:value="25.9362356669149">
                <text:p>25.936235666914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3.801251498">
                <text:p>103.801251498</text:p>
              </table:table-cell>
              <table:table-cell office:value-type="float" office:value="26.1670349412102">
                <text:p>26.167034941210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03.815428156">
                <text:p>103.815428156</text:p>
              </table:table-cell>
              <table:table-cell office:value-type="float" office:value="26.0896467956009">
                <text:p>26.089646795600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03.829550647">
                <text:p>103.829550647</text:p>
              </table:table-cell>
              <table:table-cell office:value-type="float" office:value="26.1897139789181">
                <text:p>26.189713978918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3.84370194">
                <text:p>103.84370194</text:p>
              </table:table-cell>
              <table:table-cell office:value-type="float" office:value="26.1364102886917">
                <text:p>26.13641028869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3.85811089">
                <text:p>103.85811089</text:p>
              </table:table-cell>
              <table:table-cell office:value-type="float" office:value="25.669045972326">
                <text:p>25.66904597232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3.88666879">
                <text:p>103.88666879</text:p>
              </table:table-cell>
              <table:table-cell office:value-type="float" office:value="25.5953079949656">
                <text:p>25.595307994965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3.900911907">
                <text:p>103.900911907</text:p>
              </table:table-cell>
              <table:table-cell office:value-type="float" office:value="25.9679113749861">
                <text:p>25.967911374986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03.915248773">
                <text:p>103.915248773</text:p>
              </table:table-cell>
              <table:table-cell office:value-type="float" office:value="25.798106780427">
                <text:p>25.79810678042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03.929515952">
                <text:p>103.929515952</text:p>
              </table:table-cell>
              <table:table-cell office:value-type="float" office:value="25.9241157597061">
                <text:p>25.924115759706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3.94369511">
                <text:p>103.94369511</text:p>
              </table:table-cell>
              <table:table-cell office:value-type="float" office:value="26.0850467961999">
                <text:p>26.085046796199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03.958026768">
                <text:p>103.958026768</text:p>
              </table:table-cell>
              <table:table-cell office:value-type="float" office:value="25.8074815881963">
                <text:p>25.807481588196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03.972287854">
                <text:p>103.972287854</text:p>
              </table:table-cell>
              <table:table-cell office:value-type="float" office:value="25.9351917491475">
                <text:p>25.935191749147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03.986558574">
                <text:p>103.986558574</text:p>
              </table:table-cell>
              <table:table-cell office:value-type="float" office:value="25.9176831975964">
                <text:p>25.91768319759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4.000978722">
                <text:p>104.000978722</text:p>
              </table:table-cell>
              <table:table-cell office:value-type="float" office:value="25.6491126139595">
                <text:p>25.649112613959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04.01522762">
                <text:p>104.01522762</text:p>
              </table:table-cell>
              <table:table-cell office:value-type="float" office:value="25.9573757887667">
                <text:p>25.957375788766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4.043837812">
                <text:p>104.043837812</text:p>
              </table:table-cell>
              <table:table-cell office:value-type="float" office:value="26.0264434390814">
                <text:p>26.026443439081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4.058301293">
                <text:p>104.058301293</text:p>
              </table:table-cell>
              <table:table-cell office:value-type="float" office:value="25.5722671438337">
                <text:p>25.572267143833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4.072699619">
                <text:p>104.072699619</text:p>
              </table:table-cell>
              <table:table-cell office:value-type="float" office:value="25.6879862257713">
                <text:p>25.687986225771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4.0869281">
                <text:p>104.0869281</text:p>
              </table:table-cell>
              <table:table-cell office:value-type="float" office:value="25.9946230353833">
                <text:p>25.994623035383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04.101441269">
                <text:p>104.101441269</text:p>
              </table:table-cell>
              <table:table-cell office:value-type="float" office:value="25.4847166709088">
                <text:p>25.484716670908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4.115661416">
                <text:p>104.115661416</text:p>
              </table:table-cell>
              <table:table-cell office:value-type="float" office:value="26.0098577014246">
                <text:p>26.009857701424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04.129976668">
                <text:p>104.129976668</text:p>
              </table:table-cell>
              <table:table-cell office:value-type="float" office:value="25.8370582622624">
                <text:p>25.837058262262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04.1442639">
                <text:p>104.1442639</text:p>
              </table:table-cell>
              <table:table-cell office:value-type="float" office:value="25.8877296849069">
                <text:p>25.887729684906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4.15851311">
                <text:p>104.15851311</text:p>
              </table:table-cell>
              <table:table-cell office:value-type="float" office:value="25.9568074273503">
                <text:p>25.956807427350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04.173034873">
                <text:p>104.173034873</text:p>
              </table:table-cell>
              <table:table-cell office:value-type="float" office:value="25.4696347792189">
                <text:p>25.469634779218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04.201613971">
                <text:p>104.201613971</text:p>
              </table:table-cell>
              <table:table-cell office:value-type="float" office:value="25.5432914924749">
                <text:p>25.543291492474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04.215915056">
                <text:p>104.215915056</text:p>
              </table:table-cell>
              <table:table-cell office:value-type="float" office:value="25.8626530756571">
                <text:p>25.862653075657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04.230286766">
                <text:p>104.230286766</text:p>
              </table:table-cell>
              <table:table-cell office:value-type="float" office:value="25.7355596489575">
                <text:p>25.735559648957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4.244502487">
                <text:p>104.244502487</text:p>
              </table:table-cell>
              <table:table-cell office:value-type="float" office:value="26.0179557520312">
                <text:p>26.017955752031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04.258713468">
                <text:p>104.258713468</text:p>
              </table:table-cell>
              <table:table-cell office:value-type="float" office:value="26.0266339080632">
                <text:p>26.026633908063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04.273059501">
                <text:p>104.273059501</text:p>
              </table:table-cell>
              <table:table-cell office:value-type="float" office:value="25.781621997098">
                <text:p>25.78162199709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04.287087252">
                <text:p>104.287087252</text:p>
              </table:table-cell>
              <table:table-cell office:value-type="float" office:value="26.3665929028865">
                <text:p>26.366592902886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04.301368077">
                <text:p>104.301368077</text:p>
              </table:table-cell>
              <table:table-cell office:value-type="float" office:value="25.8993440478103">
                <text:p>25.899344047810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04.315631767">
                <text:p>104.315631767</text:p>
              </table:table-cell>
              <table:table-cell office:value-type="float" office:value="25.9304569828537">
                <text:p>25.930456982853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04.329706445">
                <text:p>104.329706445</text:p>
              </table:table-cell>
              <table:table-cell office:value-type="float" office:value="26.2786828916306">
                <text:p>26.278682891630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04.358203772">
                <text:p>104.358203772</text:p>
              </table:table-cell>
              <table:table-cell office:value-type="float" office:value="26.1085421968816">
                <text:p>26.108542196881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4.372490534">
                <text:p>104.372490534</text:p>
              </table:table-cell>
              <table:table-cell office:value-type="float" office:value="25.8885813288115">
                <text:p>25.888581328811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04.386844015">
                <text:p>104.386844015</text:p>
              </table:table-cell>
              <table:table-cell office:value-type="float" office:value="25.7682439516514">
                <text:p>25.768243951651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4.401162392">
                <text:p>104.401162392</text:p>
              </table:table-cell>
              <table:table-cell office:value-type="float" office:value="25.8314192985749">
                <text:p>25.831419298574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04.415642489">
                <text:p>104.415642489</text:p>
              </table:table-cell>
              <table:table-cell office:value-type="float" office:value="25.5429228105838">
                <text:p>25.542922810583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04.429828365">
                <text:p>104.429828365</text:p>
              </table:table-cell>
              <table:table-cell office:value-type="float" office:value="26.0726937105222">
                <text:p>26.072693710522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04.444094971">
                <text:p>104.444094971</text:p>
              </table:table-cell>
              <table:table-cell office:value-type="float" office:value="25.9251569686272">
                <text:p>25.925156968627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04.458317984">
                <text:p>104.458317984</text:p>
              </table:table-cell>
              <table:table-cell office:value-type="float" office:value="26.0046166000243">
                <text:p>26.004616600024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04.47230011">
                <text:p>104.47230011</text:p>
              </table:table-cell>
              <table:table-cell office:value-type="float" office:value="26.4526295902815">
                <text:p>26.452629590281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04.486438069">
                <text:p>104.486438069</text:p>
              </table:table-cell>
              <table:table-cell office:value-type="float" office:value="26.1610604446107">
                <text:p>26.161060444610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4.5141968">
                <text:p>104.5141968</text:p>
              </table:table-cell>
              <table:table-cell office:value-type="float" office:value="26.609437734667">
                <text:p>26.6094377346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4.528058353">
                <text:p>104.528058353</text:p>
              </table:table-cell>
              <table:table-cell office:value-type="float" office:value="26.6827245085538">
                <text:p>26.682724508553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04.542026989">
                <text:p>104.542026989</text:p>
              </table:table-cell>
              <table:table-cell office:value-type="float" office:value="26.4781758192451">
                <text:p>26.478175819245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4.556068647">
                <text:p>104.556068647</text:p>
              </table:table-cell>
              <table:table-cell office:value-type="float" office:value="26.3404791629334">
                <text:p>26.340479162933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04.569891085">
                <text:p>104.569891085</text:p>
              </table:table-cell>
              <table:table-cell office:value-type="float" office:value="26.7582317939165">
                <text:p>26.758231793916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04.583917846">
                <text:p>104.583917846</text:p>
              </table:table-cell>
              <table:table-cell office:value-type="float" office:value="26.3684538406822">
                <text:p>26.368453840682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04.597906327">
                <text:p>104.597906327</text:p>
              </table:table-cell>
              <table:table-cell office:value-type="float" office:value="26.4406120981337">
                <text:p>26.440612098133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4.612057463">
                <text:p>104.612057463</text:p>
              </table:table-cell>
              <table:table-cell office:value-type="float" office:value="26.1367002593781">
                <text:p>26.136700259378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4.626100423">
                <text:p>104.626100423</text:p>
              </table:table-cell>
              <table:table-cell office:value-type="float" office:value="26.3380369921573">
                <text:p>26.338036992157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4.639989684">
                <text:p>104.639989684</text:p>
              </table:table-cell>
              <table:table-cell office:value-type="float" office:value="26.6294945400004">
                <text:p>26.629494540000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04.667759925">
                <text:p>104.667759925</text:p>
              </table:table-cell>
              <table:table-cell office:value-type="float" office:value="26.8096518605632">
                <text:p>26.809651860563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4.681540644">
                <text:p>104.681540644</text:p>
              </table:table-cell>
              <table:table-cell office:value-type="float" office:value="26.8392382111316">
                <text:p>26.839238211131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4.695517875">
                <text:p>104.695517875</text:p>
              </table:table-cell>
              <table:table-cell office:value-type="float" office:value="26.4618936298334">
                <text:p>26.461893629833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04.709346979">
                <text:p>104.709346979</text:p>
              </table:table-cell>
              <table:table-cell office:value-type="float" office:value="26.7453336066676">
                <text:p>26.745333606667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04.72321697">
                <text:p>104.72321697</text:p>
              </table:table-cell>
              <table:table-cell office:value-type="float" office:value="26.6664917059076">
                <text:p>26.66649170590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04.737054147">
                <text:p>104.737054147</text:p>
              </table:table-cell>
              <table:table-cell office:value-type="float" office:value="26.7297296234055">
                <text:p>26.729729623405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04.750899085">
                <text:p>104.750899085</text:p>
              </table:table-cell>
              <table:table-cell office:value-type="float" office:value="26.7147458487022">
                <text:p>26.714745848702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04.764895691">
                <text:p>104.764895691</text:p>
              </table:table-cell>
              <table:table-cell office:value-type="float" office:value="26.4252633790312">
                <text:p>26.425263379031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4.778609274">
                <text:p>104.778609274</text:p>
              </table:table-cell>
              <table:table-cell office:value-type="float" office:value="26.9706319611176">
                <text:p>26.970631961117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04.792705723">
                <text:p>104.792705723</text:p>
              </table:table-cell>
              <table:table-cell office:value-type="float" office:value="26.2380972657981">
                <text:p>26.238097265798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04.820472162">
                <text:p>104.820472162</text:p>
              </table:table-cell>
              <table:table-cell office:value-type="float" office:value="26.5812514987689">
                <text:p>26.581251498768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4.834471163">
                <text:p>104.834471163</text:p>
              </table:table-cell>
              <table:table-cell office:value-type="float" office:value="26.4207424488284">
                <text:p>26.420742448828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04.848311466">
                <text:p>104.848311466</text:p>
              </table:table-cell>
              <table:table-cell office:value-type="float" office:value="26.7236923905204">
                <text:p>26.723692390520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04.862290832">
                <text:p>104.862290832</text:p>
              </table:table-cell>
              <table:table-cell office:value-type="float" office:value="26.4578522345301">
                <text:p>26.457852234530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04.876107384">
                <text:p>104.876107384</text:p>
              </table:table-cell>
              <table:table-cell office:value-type="float" office:value="26.7696310890353">
                <text:p>26.769631089035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04.890010291">
                <text:p>104.890010291</text:p>
              </table:table-cell>
              <table:table-cell office:value-type="float" office:value="26.603357122526">
                <text:p>26.60335712252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04.904126324">
                <text:p>104.904126324</text:p>
              </table:table-cell>
              <table:table-cell office:value-type="float" office:value="26.201695615236">
                <text:p>26.20169561523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04.917955012">
                <text:p>104.917955012</text:p>
              </table:table-cell>
              <table:table-cell office:value-type="float" office:value="26.7461381703182">
                <text:p>26.746138170318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04.932202868">
                <text:p>104.932202868</text:p>
              </table:table-cell>
              <table:table-cell office:value-type="float" office:value="25.959274150582">
                <text:p>25.95927415058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04.94634437">
                <text:p>104.94634437</text:p>
              </table:table-cell>
              <table:table-cell office:value-type="float" office:value="26.154506074473">
                <text:p>26.15450607447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04.974871853">
                <text:p>104.974871853</text:p>
              </table:table-cell>
              <table:table-cell office:value-type="float" office:value="25.8333913026403">
                <text:p>25.833391302640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4.989153667">
                <text:p>104.989153667</text:p>
              </table:table-cell>
              <table:table-cell office:value-type="float" office:value="25.89755054656">
                <text:p>25.8975505465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05.003407044">
                <text:p>105.003407044</text:p>
              </table:table-cell>
              <table:table-cell office:value-type="float" office:value="25.9492189086673">
                <text:p>25.949218908667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05.017515681">
                <text:p>105.017515681</text:p>
              </table:table-cell>
              <table:table-cell office:value-type="float" office:value="26.2154310131892">
                <text:p>26.2154310131892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05.031659057">
                <text:p>105.031659057</text:p>
              </table:table-cell>
              <table:table-cell office:value-type="float" office:value="26.1510405975301">
                <text:p>26.151040597530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05.045566183">
                <text:p>105.045566183</text:p>
              </table:table-cell>
              <table:table-cell office:value-type="float" office:value="26.5952864711685">
                <text:p>26.595286471168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05.059404663">
                <text:p>105.059404663</text:p>
              </table:table-cell>
              <table:table-cell office:value-type="float" office:value="26.7272128125225">
                <text:p>26.727212812522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05.07314908">
                <text:p>105.07314908</text:p>
              </table:table-cell>
              <table:table-cell office:value-type="float" office:value="26.9101264871398">
                <text:p>26.910126487139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05.086826361">
                <text:p>105.086826361</text:p>
              </table:table-cell>
              <table:table-cell office:value-type="float" office:value="27.0422169407478">
                <text:p>27.042216940747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5.100519372">
                <text:p>105.100519372</text:p>
              </table:table-cell>
              <table:table-cell office:value-type="float" office:value="27.0111518907203">
                <text:p>27.011151890720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05.128008883">
                <text:p>105.128008883</text:p>
              </table:table-cell>
              <table:table-cell office:value-type="float" office:value="26.8853682083928">
                <text:p>26.885368208392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5.14199403">
                <text:p>105.14199403</text:p>
              </table:table-cell>
              <table:table-cell office:value-type="float" office:value="26.4469154283973">
                <text:p>26.446915428397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5.15581902">
                <text:p>105.15581902</text:p>
              </table:table-cell>
              <table:table-cell office:value-type="float" office:value="26.753292404713">
                <text:p>26.75329240471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05.1697825">
                <text:p>105.1697825</text:p>
              </table:table-cell>
              <table:table-cell office:value-type="float" office:value="26.4879528571075">
                <text:p>26.487952857107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05.18389223">
                <text:p>105.18389223</text:p>
              </table:table-cell>
              <table:table-cell office:value-type="float" office:value="26.213400253772">
                <text:p>26.21340025377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05.197991544">
                <text:p>105.197991544</text:p>
              </table:table-cell>
              <table:table-cell office:value-type="float" office:value="26.2327656482362">
                <text:p>26.232765648236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5.212173671">
                <text:p>105.212173671</text:p>
              </table:table-cell>
              <table:table-cell office:value-type="float" office:value="26.0795859437202">
                <text:p>26.079585943720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05.226234704">
                <text:p>105.226234704</text:p>
              </table:table-cell>
              <table:table-cell office:value-type="float" office:value="26.3041840498454">
                <text:p>26.304184049845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5.240494591">
                <text:p>105.240494591</text:p>
              </table:table-cell>
              <table:table-cell office:value-type="float" office:value="25.9373724321595">
                <text:p>25.937372432159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5.25472328">
                <text:p>105.25472328</text:p>
              </table:table-cell>
              <table:table-cell office:value-type="float" office:value="25.9942430368774">
                <text:p>25.994243036877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05.282868314">
                <text:p>105.282868314</text:p>
              </table:table-cell>
              <table:table-cell office:value-type="float" office:value="26.1554696921496">
                <text:p>26.155469692149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5.296836638">
                <text:p>105.296836638</text:p>
              </table:table-cell>
              <table:table-cell office:value-type="float" office:value="26.4787672424386">
                <text:p>26.478767242438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05.310808972">
                <text:p>105.310808972</text:p>
              </table:table-cell>
              <table:table-cell office:value-type="float" office:value="26.4711679494647">
                <text:p>26.471167949464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05.324744171">
                <text:p>105.324744171</text:p>
              </table:table-cell>
              <table:table-cell office:value-type="float" office:value="26.5417092329921">
                <text:p>26.541709232992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05.338577599">
                <text:p>105.338577599</text:p>
              </table:table-cell>
              <table:table-cell office:value-type="float" office:value="26.7369736526618">
                <text:p>26.736973652661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05.352500922">
                <text:p>105.352500922</text:p>
              </table:table-cell>
              <table:table-cell office:value-type="float" office:value="26.5643481777082">
                <text:p>26.564348177708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05.366349819">
                <text:p>105.366349819</text:p>
              </table:table-cell>
              <table:table-cell office:value-type="float" office:value="26.7071088738601">
                <text:p>26.707108873860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05.380183715">
                <text:p>105.380183715</text:p>
              </table:table-cell>
              <table:table-cell office:value-type="float" office:value="26.7360691423167">
                <text:p>26.736069142316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05.394122299">
                <text:p>105.394122299</text:p>
              </table:table-cell>
              <table:table-cell office:value-type="float" office:value="26.535263550553">
                <text:p>26.53526355055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05.407891248">
                <text:p>105.407891248</text:p>
              </table:table-cell>
              <table:table-cell office:value-type="float" office:value="26.8621809814285">
                <text:p>26.862180981428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05.435820916">
                <text:p>105.435820916</text:p>
              </table:table-cell>
              <table:table-cell office:value-type="float" office:value="26.5051560348943">
                <text:p>26.505156034894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5.449701792">
                <text:p>105.449701792</text:p>
              </table:table-cell>
              <table:table-cell office:value-type="float" office:value="26.6455805789324">
                <text:p>26.645580578932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5.463892877">
                <text:p>105.463892877</text:p>
              </table:table-cell>
              <table:table-cell office:value-type="float" office:value="26.0631234301058">
                <text:p>26.063123430105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05.477767867">
                <text:p>105.477767867</text:p>
              </table:table-cell>
              <table:table-cell office:value-type="float" office:value="26.6568840741172">
                <text:p>26.65688407411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05.492008328">
                <text:p>105.492008328</text:p>
              </table:table-cell>
              <table:table-cell office:value-type="float" office:value="25.9727546715175">
                <text:p>25.972754671517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05.506002172">
                <text:p>105.506002172</text:p>
              </table:table-cell>
              <table:table-cell office:value-type="float" office:value="26.4304789993905">
                <text:p>26.430478999390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05.520099299">
                <text:p>105.520099299</text:p>
              </table:table-cell>
              <table:table-cell office:value-type="float" office:value="26.2368353467756">
                <text:p>26.236835346775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05.534259811">
                <text:p>105.534259811</text:p>
              </table:table-cell>
              <table:table-cell office:value-type="float" office:value="26.1193945502972">
                <text:p>26.119394550297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5.548228603">
                <text:p>105.548228603</text:p>
              </table:table-cell>
              <table:table-cell office:value-type="float" office:value="26.477880117448">
                <text:p>26.47788011744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05.562373178">
                <text:p>105.562373178</text:p>
              </table:table-cell>
              <table:table-cell office:value-type="float" office:value="26.1488238397916">
                <text:p>26.148823839791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5.590481389">
                <text:p>105.590481389</text:p>
              </table:table-cell>
              <table:table-cell office:value-type="float" office:value="26.1738826851242">
                <text:p>26.173882685124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5.604674661">
                <text:p>105.604674661</text:p>
              </table:table-cell>
              <table:table-cell office:value-type="float" office:value="26.0591074391065">
                <text:p>26.059107439106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05.618740225">
                <text:p>105.618740225</text:p>
              </table:table-cell>
              <table:table-cell office:value-type="float" office:value="26.2957105709664">
                <text:p>26.295710570966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05.6329898">
                <text:p>105.6329898</text:p>
              </table:table-cell>
              <table:table-cell office:value-type="float" office:value="25.9561425489347">
                <text:p>25.956142548934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05.647103332">
                <text:p>105.647103332</text:p>
              </table:table-cell>
              <table:table-cell office:value-type="float" office:value="26.2063387084574">
                <text:p>26.206338708457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05.661264261">
                <text:p>105.661264261</text:p>
              </table:table-cell>
              <table:table-cell office:value-type="float" office:value="26.1186254066803">
                <text:p>26.118625406680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05.675265606">
                <text:p>105.675265606</text:p>
              </table:table-cell>
              <table:table-cell office:value-type="float" office:value="26.4163192866131">
                <text:p>26.416319286613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05.689213669">
                <text:p>105.689213669</text:p>
              </table:table-cell>
              <table:table-cell office:value-type="float" office:value="26.5172303825119">
                <text:p>26.517230382511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05.703136576">
                <text:p>105.703136576</text:p>
              </table:table-cell>
              <table:table-cell office:value-type="float" office:value="26.5651418888733">
                <text:p>26.565141888873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05.716985421">
                <text:p>105.716985421</text:p>
              </table:table-cell>
              <table:table-cell office:value-type="float" office:value="26.7072091544362">
                <text:p>26.707209154436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05.744683162">
                <text:p>105.744683162</text:p>
              </table:table-cell>
              <table:table-cell office:value-type="float" office:value="26.6625874701103">
                <text:p>26.662587470110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5.758583985">
                <text:p>105.758583985</text:p>
              </table:table-cell>
              <table:table-cell office:value-type="float" office:value="26.6073454760696">
                <text:p>26.607345476069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5.77255382">
                <text:p>105.77255382</text:p>
              </table:table-cell>
              <table:table-cell office:value-type="float" office:value="26.4759032559536">
                <text:p>26.475903255953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5.786511571">
                <text:p>105.786511571</text:p>
              </table:table-cell>
              <table:table-cell office:value-type="float" office:value="26.4988249153743">
                <text:p>26.49882491537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05.80031005">
                <text:p>105.80031005</text:p>
              </table:table-cell>
              <table:table-cell office:value-type="float" office:value="26.8046934710625">
                <text:p>26.804693471062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5.814407385">
                <text:p>105.814407385</text:p>
              </table:table-cell>
              <table:table-cell office:value-type="float" office:value="26.2364482338418">
                <text:p>26.236448233841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05.828101802">
                <text:p>105.828101802</text:p>
              </table:table-cell>
              <table:table-cell office:value-type="float" office:value="27.0083786671354">
                <text:p>27.008378667135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05.842081949">
                <text:p>105.842081949</text:p>
              </table:table-cell>
              <table:table-cell office:value-type="float" office:value="26.4563741684812">
                <text:p>26.456374168481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5.856084804">
                <text:p>105.856084804</text:p>
              </table:table-cell>
              <table:table-cell office:value-type="float" office:value="26.413470678902">
                <text:p>26.41347067890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05.87006068">
                <text:p>105.87006068</text:p>
              </table:table-cell>
              <table:table-cell office:value-type="float" office:value="26.4644591839163">
                <text:p>26.464459183916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5.898181078">
                <text:p>105.898181078</text:p>
              </table:table-cell>
              <table:table-cell office:value-type="float" office:value="26.5372473827692">
                <text:p>26.537247382769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5.912220027">
                <text:p>105.912220027</text:p>
              </table:table-cell>
              <table:table-cell office:value-type="float" office:value="26.3455619051003">
                <text:p>26.345561905100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05.926217935">
                <text:p>105.926217935</text:p>
              </table:table-cell>
              <table:table-cell office:value-type="float" office:value="26.4228054622786">
                <text:p>26.422805462278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05.940182509">
                <text:p>105.940182509</text:p>
              </table:table-cell>
              <table:table-cell office:value-type="float" office:value="26.4858777618608">
                <text:p>26.485877761860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05.954115364">
                <text:p>105.954115364</text:p>
              </table:table-cell>
              <table:table-cell office:value-type="float" office:value="26.5461744891302">
                <text:p>26.546174489130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05.967824103">
                <text:p>105.967824103</text:p>
              </table:table-cell>
              <table:table-cell office:value-type="float" office:value="26.9801620676028">
                <text:p>26.980162067602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05.981521802">
                <text:p>105.981521802</text:p>
              </table:table-cell>
              <table:table-cell office:value-type="float" office:value="27.0019073979195">
                <text:p>27.00190739791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05.995370177">
                <text:p>105.995370177</text:p>
              </table:table-cell>
              <table:table-cell office:value-type="float" office:value="26.7081155704707">
                <text:p>26.708115570470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.009057198">
                <text:p>106.009057198</text:p>
              </table:table-cell>
              <table:table-cell office:value-type="float" office:value="27.0229730751257">
                <text:p>27.022973075125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6.022922293">
                <text:p>106.022922293</text:p>
              </table:table-cell>
              <table:table-cell office:value-type="float" office:value="26.6759080959192">
                <text:p>26.675908095919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06.050551596">
                <text:p>106.050551596</text:p>
              </table:table-cell>
              <table:table-cell office:value-type="float" office:value="26.7811389979115">
                <text:p>26.781138997911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6.064546326">
                <text:p>106.064546326</text:p>
              </table:table-cell>
              <table:table-cell office:value-type="float" office:value="26.4288056976445">
                <text:p>26.428805697644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06.078381785">
                <text:p>106.078381785</text:p>
              </table:table-cell>
              <table:table-cell office:value-type="float" office:value="26.7330487528325">
                <text:p>26.733048752832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6.092557661">
                <text:p>106.092557661</text:p>
              </table:table-cell>
              <table:table-cell office:value-type="float" office:value="26.0910860083585">
                <text:p>26.091086008358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6.10639161">
                <text:p>106.10639161</text:p>
              </table:table-cell>
              <table:table-cell office:value-type="float" office:value="26.7359667122819">
                <text:p>26.735966712281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06.120535039">
                <text:p>106.120535039</text:p>
              </table:table-cell>
              <table:table-cell office:value-type="float" office:value="26.1509426011137">
                <text:p>26.150942601113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06.13479529">
                <text:p>106.13479529</text:p>
              </table:table-cell>
              <table:table-cell office:value-type="float" office:value="25.9367103680044">
                <text:p>25.936710368004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06.148889917">
                <text:p>106.148889917</text:p>
              </table:table-cell>
              <table:table-cell office:value-type="float" office:value="26.2414890411735">
                <text:p>26.241489041173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06.163263398">
                <text:p>106.163263398</text:p>
              </table:table-cell>
              <table:table-cell office:value-type="float" office:value="25.7323886928828">
                <text:p>25.73238869288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6.17735365">
                <text:p>106.17735365</text:p>
              </table:table-cell>
              <table:table-cell office:value-type="float" office:value="26.2496369804454">
                <text:p>26.249636980445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6.205785299">
                <text:p>106.205785299</text:p>
              </table:table-cell>
              <table:table-cell office:value-type="float" office:value="26.0517452501859">
                <text:p>26.051745250185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6.219738258">
                <text:p>106.219738258</text:p>
              </table:table-cell>
              <table:table-cell office:value-type="float" office:value="26.5079256638042">
                <text:p>26.507925663804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6.23380903">
                <text:p>106.23380903</text:p>
              </table:table-cell>
              <table:table-cell office:value-type="float" office:value="26.2859777674444">
                <text:p>26.285977767444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06.247751052">
                <text:p>106.247751052</text:p>
              </table:table-cell>
              <table:table-cell office:value-type="float" office:value="26.5287201498426">
                <text:p>26.528720149842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06.261865626">
                <text:p>106.261865626</text:p>
              </table:table-cell>
              <table:table-cell office:value-type="float" office:value="26.2044040411309">
                <text:p>26.204404041130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6.275815356">
                <text:p>106.275815356</text:p>
              </table:table-cell>
              <table:table-cell office:value-type="float" office:value="26.5140615596858">
                <text:p>26.514061559685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6.289607274">
                <text:p>106.289607274</text:p>
              </table:table-cell>
              <table:table-cell office:value-type="float" office:value="26.8174448224621">
                <text:p>26.817444822462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6.303454503">
                <text:p>106.303454503</text:p>
              </table:table-cell>
              <table:table-cell office:value-type="float" office:value="26.7103259404019">
                <text:p>26.710325940401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06.317322931">
                <text:p>106.317322931</text:p>
              </table:table-cell>
              <table:table-cell office:value-type="float" office:value="26.6694970738104">
                <text:p>26.669497073810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06.330999535">
                <text:p>106.330999535</text:p>
              </table:table-cell>
              <table:table-cell office:value-type="float" office:value="27.0435555465116">
                <text:p>27.043555546511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6.358675349">
                <text:p>106.358675349</text:p>
              </table:table-cell>
              <table:table-cell office:value-type="float" office:value="26.9092082655946">
                <text:p>26.909208265594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6.372568829">
                <text:p>106.372568829</text:p>
              </table:table-cell>
              <table:table-cell office:value-type="float" office:value="26.6214080246639">
                <text:p>26.621408024663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6.386413455">
                <text:p>106.386413455</text:p>
              </table:table-cell>
              <table:table-cell office:value-type="float" office:value="26.715347887402">
                <text:p>26.71534788740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06.400261726">
                <text:p>106.400261726</text:p>
              </table:table-cell>
              <table:table-cell office:value-type="float" office:value="26.7083161474964">
                <text:p>26.708316147496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6.414279529">
                <text:p>106.414279529</text:p>
              </table:table-cell>
              <table:table-cell office:value-type="float" office:value="26.3853044561906">
                <text:p>26.385304456190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06.428071863">
                <text:p>106.428071863</text:p>
              </table:table-cell>
              <table:table-cell office:value-type="float" office:value="26.8166359631371">
                <text:p>26.816635963137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06.442160344">
                <text:p>106.442160344</text:p>
              </table:table-cell>
              <table:table-cell office:value-type="float" office:value="26.252936705083">
                <text:p>26.25293670508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06.456193043">
                <text:p>106.456193043</text:p>
              </table:table-cell>
              <table:table-cell office:value-type="float" office:value="26.3572959101367">
                <text:p>26.35729591013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6.470180377">
                <text:p>106.470180377</text:p>
              </table:table-cell>
              <table:table-cell office:value-type="float" office:value="26.4427803011653">
                <text:p>26.442780301165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06.484459848">
                <text:p>106.484459848</text:p>
              </table:table-cell>
              <table:table-cell office:value-type="float" office:value="25.9017998611192">
                <text:p>25.901799861119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06.512801653">
                <text:p>106.512801653</text:p>
              </table:table-cell>
              <table:table-cell office:value-type="float" office:value="26.0085225376821">
                <text:p>26.008522537682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6.527112634">
                <text:p>106.527112634</text:p>
              </table:table-cell>
              <table:table-cell office:value-type="float" office:value="25.8447691295303">
                <text:p>25.844769129530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06.541507574">
                <text:p>106.541507574</text:p>
              </table:table-cell>
              <table:table-cell office:value-type="float" office:value="25.6940285935366">
                <text:p>25.694028593536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06.555944649">
                <text:p>106.555944649</text:p>
              </table:table-cell>
              <table:table-cell office:value-type="float" office:value="25.6190398651222">
                <text:p>25.619039865122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06.57021136">
                <text:p>106.57021136</text:p>
              </table:table-cell>
              <table:table-cell office:value-type="float" office:value="25.9249661652757">
                <text:p>25.924966165275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06.584486143">
                <text:p>106.584486143</text:p>
              </table:table-cell>
              <table:table-cell office:value-type="float" office:value="25.9103063045828">
                <text:p>25.91030630458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06.598752801">
                <text:p>106.598752801</text:p>
              </table:table-cell>
              <table:table-cell office:value-type="float" office:value="25.9250624751799">
                <text:p>25.92506247517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06.612707375">
                <text:p>106.612707375</text:p>
              </table:table-cell>
              <table:table-cell office:value-type="float" office:value="26.5048578308294">
                <text:p>26.50485783082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06.62666523">
                <text:p>106.62666523</text:p>
              </table:table-cell>
              <table:table-cell office:value-type="float" office:value="26.4986274727329">
                <text:p>26.498627472732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6.640415897">
                <text:p>106.640415897</text:p>
              </table:table-cell>
              <table:table-cell office:value-type="float" office:value="26.8978952046563">
                <text:p>26.897895204656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6.668056554">
                <text:p>106.668056554</text:p>
              </table:table-cell>
              <table:table-cell office:value-type="float" office:value="26.7729601356806">
                <text:p>26.772960135680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6.681938315">
                <text:p>106.681938315</text:p>
              </table:table-cell>
              <table:table-cell office:value-type="float" office:value="26.6438818503714">
                <text:p>26.643881850371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06.695674763">
                <text:p>106.695674763</text:p>
              </table:table-cell>
              <table:table-cell office:value-type="float" office:value="26.9257380047707">
                <text:p>26.925738004770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06.709491889">
                <text:p>106.709491889</text:p>
              </table:table-cell>
              <table:table-cell office:value-type="float" office:value="26.768519007544">
                <text:p>26.76851900754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06.723287921">
                <text:p>106.723287921</text:p>
              </table:table-cell>
              <table:table-cell office:value-type="float" office:value="26.8094478153599">
                <text:p>26.809447815359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6.737128275">
                <text:p>106.737128275</text:p>
              </table:table-cell>
              <table:table-cell office:value-type="float" office:value="26.723593916949">
                <text:p>26.72359391694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06.750686754">
                <text:p>106.750686754</text:p>
              </table:table-cell>
              <table:table-cell office:value-type="float" office:value="27.279166045164">
                <text:p>27.27916604516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6.764374765">
                <text:p>106.764374765</text:p>
              </table:table-cell>
              <table:table-cell office:value-type="float" office:value="27.0210186097865">
                <text:p>27.021018609786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6.778049182">
                <text:p>106.778049182</text:p>
              </table:table-cell>
              <table:table-cell office:value-type="float" office:value="27.0478807221025">
                <text:p>27.047880722102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6.79201537">
                <text:p>106.79201537</text:p>
              </table:table-cell>
              <table:table-cell office:value-type="float" office:value="26.4828169264144">
                <text:p>26.482816926414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6.819852382">
                <text:p>106.819852382</text:p>
              </table:table-cell>
              <table:table-cell office:value-type="float" office:value="26.6392838947127">
                <text:p>26.639283894712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6.833853935">
                <text:p>106.833853935</text:p>
              </table:table-cell>
              <table:table-cell office:value-type="float" office:value="26.4159268591899">
                <text:p>26.415926859189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6.847826791">
                <text:p>106.847826791</text:p>
              </table:table-cell>
              <table:table-cell office:value-type="float" office:value="26.4701790358173">
                <text:p>26.470179035817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6.861816">
                <text:p>106.861816</text:p>
              </table:table-cell>
              <table:table-cell office:value-type="float" office:value="26.4392361256646">
                <text:p>26.439236125664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6.875788751">
                <text:p>106.875788751</text:p>
              </table:table-cell>
              <table:table-cell office:value-type="float" office:value="26.4703779493669">
                <text:p>26.470377949366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6.889463584">
                <text:p>106.889463584</text:p>
              </table:table-cell>
              <table:table-cell office:value-type="float" office:value="27.047057902823">
                <text:p>27.04705790282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6.903216022">
                <text:p>106.903216022</text:p>
              </table:table-cell>
              <table:table-cell office:value-type="float" office:value="26.8944313700884">
                <text:p>26.894431370088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6.917062575">
                <text:p>106.917062575</text:p>
              </table:table-cell>
              <table:table-cell office:value-type="float" office:value="26.7116299603042">
                <text:p>26.711629960304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6.93099392">
                <text:p>106.93099392</text:p>
              </table:table-cell>
              <table:table-cell office:value-type="float" office:value="26.5490517936603">
                <text:p>26.549051793660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6.945090056">
                <text:p>106.945090056</text:p>
              </table:table-cell>
              <table:table-cell office:value-type="float" office:value="26.2386798737635">
                <text:p>26.238679873763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6.97318483">
                <text:p>106.97318483</text:p>
              </table:table-cell>
              <table:table-cell office:value-type="float" office:value="26.0729785932071">
                <text:p>26.072978593207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6.987336487">
                <text:p>106.987336487</text:p>
              </table:table-cell>
              <table:table-cell office:value-type="float" office:value="26.1357380241836">
                <text:p>26.135738024183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7.001462312">
                <text:p>107.001462312</text:p>
              </table:table-cell>
              <table:table-cell office:value-type="float" office:value="26.1835326406229">
                <text:p>26.183532640622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7.015639803">
                <text:p>107.015639803</text:p>
              </table:table-cell>
              <table:table-cell office:value-type="float" office:value="26.0881138955059">
                <text:p>26.088113895505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7.029750836">
                <text:p>107.029750836</text:p>
              </table:table-cell>
              <table:table-cell office:value-type="float" office:value="26.2109797321907">
                <text:p>26.210979732190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7.043772024">
                <text:p>107.043772024</text:p>
              </table:table-cell>
              <table:table-cell office:value-type="float" office:value="26.3789345069435">
                <text:p>26.378934506943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7.057877588">
                <text:p>107.057877588</text:p>
              </table:table-cell>
              <table:table-cell office:value-type="float" office:value="26.2211422358634">
                <text:p>26.221142235863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7.071870756">
                <text:p>107.071870756</text:p>
              </table:table-cell>
              <table:table-cell office:value-type="float" office:value="26.4317558370698">
                <text:p>26.431755837069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7.086110799">
                <text:p>107.086110799</text:p>
              </table:table-cell>
              <table:table-cell office:value-type="float" office:value="25.9735170717292">
                <text:p>25.973517071729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7.0999898">
                <text:p>107.0999898</text:p>
              </table:table-cell>
              <table:table-cell office:value-type="float" office:value="26.64918029474">
                <text:p>26.6491802947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7.128160459">
                <text:p>107.128160459</text:p>
              </table:table-cell>
              <table:table-cell office:value-type="float" office:value="26.3368667114836">
                <text:p>26.336866711483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7.141858574">
                <text:p>107.141858574</text:p>
              </table:table-cell>
              <table:table-cell office:value-type="float" office:value="27.0010873730907">
                <text:p>27.001087373090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7.155862419">
                <text:p>107.155862419</text:p>
              </table:table-cell>
              <table:table-cell office:value-type="float" office:value="26.4116033820491">
                <text:p>26.411603382049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7.169555481">
                <text:p>107.169555481</text:p>
              </table:table-cell>
              <table:table-cell office:value-type="float" office:value="27.0110512872518">
                <text:p>27.011051287251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7.183216304">
                <text:p>107.183216304</text:p>
              </table:table-cell>
              <table:table-cell office:value-type="float" office:value="27.0747962960718">
                <text:p>27.07479629607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7.196876711">
                <text:p>107.196876711</text:p>
              </table:table-cell>
              <table:table-cell office:value-type="float" office:value="27.0756208041696">
                <text:p>27.075620804169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7.210522273">
                <text:p>107.210522273</text:p>
              </table:table-cell>
              <table:table-cell office:value-type="float" office:value="27.1050763583712">
                <text:p>27.105076358371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7.224433461">
                <text:p>107.224433461</text:p>
              </table:table-cell>
              <table:table-cell office:value-type="float" office:value="26.5875207753789">
                <text:p>26.587520775378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7.238195483">
                <text:p>107.238195483</text:p>
              </table:table-cell>
              <table:table-cell office:value-type="float" office:value="26.8757018380689">
                <text:p>26.8757018380689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7.25216964">
                <text:p>107.25216964</text:p>
              </table:table-cell>
              <table:table-cell office:value-type="float" office:value="26.4677146510354">
                <text:p>26.467714651035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7.280643477">
                <text:p>107.280643477</text:p>
              </table:table-cell>
              <table:table-cell office:value-type="float" office:value="25.9330150693341">
                <text:p>25.933015069334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7.295152532">
                <text:p>107.295152532</text:p>
              </table:table-cell>
              <table:table-cell office:value-type="float" office:value="25.4919427876526">
                <text:p>25.491942787652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7.309575909">
                <text:p>107.309575909</text:p>
              </table:table-cell>
              <table:table-cell office:value-type="float" office:value="25.6433704785667">
                <text:p>25.643370478566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7.324088974">
                <text:p>107.324088974</text:p>
              </table:table-cell>
              <table:table-cell office:value-type="float" office:value="25.4848992931585">
                <text:p>25.484899293158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7.338735373">
                <text:p>107.338735373</text:p>
              </table:table-cell>
              <table:table-cell office:value-type="float" office:value="25.2528966309752">
                <text:p>25.252896630975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7.353045677">
                <text:p>107.353045677</text:p>
              </table:table-cell>
              <table:table-cell office:value-type="float" office:value="25.8459918085712">
                <text:p>25.845991808571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7.36762968">
                <text:p>107.36762968</text:p>
              </table:table-cell>
              <table:table-cell office:value-type="float" office:value="25.3609382802792">
                <text:p>25.360938280279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7.381871182">
                <text:p>107.381871182</text:p>
              </table:table-cell>
              <table:table-cell office:value-type="float" office:value="25.9708561612272">
                <text:p>25.970856161227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7.396152007">
                <text:p>107.396152007</text:p>
              </table:table-cell>
              <table:table-cell office:value-type="float" office:value="25.8993440478103">
                <text:p>25.899344047810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7.410420592">
                <text:p>107.410420592</text:p>
              </table:table-cell>
              <table:table-cell office:value-type="float" office:value="25.9215612454055">
                <text:p>25.921561245405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7.438221979">
                <text:p>107.438221979</text:p>
              </table:table-cell>
              <table:table-cell office:value-type="float" office:value="26.3640481672147">
                <text:p>26.364048167214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7.452138428">
                <text:p>107.452138428</text:p>
              </table:table-cell>
              <table:table-cell office:value-type="float" office:value="26.5774695801623">
                <text:p>26.577469580162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7.46598873">
                <text:p>107.46598873</text:p>
              </table:table-cell>
              <table:table-cell office:value-type="float" office:value="26.7043996559777">
                <text:p>26.704399655977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7.480115284">
                <text:p>107.480115284</text:p>
              </table:table-cell>
              <table:table-cell office:value-type="float" office:value="26.1821814406892">
                <text:p>26.182181440689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7.493960482">
                <text:p>107.493960482</text:p>
              </table:table-cell>
              <table:table-cell office:value-type="float" office:value="26.7142441707689">
                <text:p>26.714244170768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7.508064015">
                <text:p>107.508064015</text:p>
              </table:table-cell>
              <table:table-cell office:value-type="float" office:value="26.2249182500079">
                <text:p>26.224918250007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7.522153173">
                <text:p>107.522153173</text:p>
              </table:table-cell>
              <table:table-cell office:value-type="float" office:value="26.2516752215219">
                <text:p>26.251675221521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7.535994465">
                <text:p>107.535994465</text:p>
              </table:table-cell>
              <table:table-cell office:value-type="float" office:value="26.7217829060751">
                <text:p>26.721782906075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7.549990185">
                <text:p>107.549990185</text:p>
              </table:table-cell>
              <table:table-cell office:value-type="float" office:value="26.4269362320247">
                <text:p>26.426936232024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.563714862">
                <text:p>107.563714862</text:p>
              </table:table-cell>
              <table:table-cell office:value-type="float" office:value="26.9488309241233">
                <text:p>26.948830924123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7.59146052">
                <text:p>107.59146052</text:p>
              </table:table-cell>
              <table:table-cell office:value-type="float" office:value="26.6934565408942">
                <text:p>26.693456540894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7.605390718">
                <text:p>107.605390718</text:p>
              </table:table-cell>
              <table:table-cell office:value-type="float" office:value="26.5512378188211">
                <text:p>26.551237818821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7.619614929">
                <text:p>107.619614929</text:p>
              </table:table-cell>
              <table:table-cell office:value-type="float" office:value="26.002426423547">
                <text:p>26.00242642354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7.633687524">
                <text:p>107.633687524</text:p>
              </table:table-cell>
              <table:table-cell office:value-type="float" office:value="26.282572614682">
                <text:p>26.28257261468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7.647947151">
                <text:p>107.647947151</text:p>
              </table:table-cell>
              <table:table-cell office:value-type="float" office:value="25.937845356117">
                <text:p>25.93784535611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7.662410528">
                <text:p>107.662410528</text:p>
              </table:table-cell>
              <table:table-cell office:value-type="float" office:value="25.5724510230081">
                <text:p>25.572451023008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7.676668384">
                <text:p>107.676668384</text:p>
              </table:table-cell>
              <table:table-cell office:value-type="float" office:value="25.9410671536218">
                <text:p>25.941067153621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7.691302491">
                <text:p>107.691302491</text:p>
              </table:table-cell>
              <table:table-cell office:value-type="float" office:value="25.2741079426155">
                <text:p>25.274107942615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7.705660348">
                <text:p>107.705660348</text:p>
              </table:table-cell>
              <table:table-cell office:value-type="float" office:value="25.76039028412">
                <text:p>25.7603902841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7.720253725">
                <text:p>107.720253725</text:p>
              </table:table-cell>
              <table:table-cell office:value-type="float" office:value="25.3446477782008">
                <text:p>25.344647778200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7.749055897">
                <text:p>107.749055897</text:p>
              </table:table-cell>
              <table:table-cell office:value-type="float" office:value="25.9819739597341">
                <text:p>25.981973959734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7.763547764">
                <text:p>107.763547764</text:p>
              </table:table-cell>
              <table:table-cell office:value-type="float" office:value="25.5221773675121">
                <text:p>25.522177367512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7.77774338">
                <text:p>107.77774338</text:p>
              </table:table-cell>
              <table:table-cell office:value-type="float" office:value="26.0548045229989">
                <text:p>26.054804522998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7.791868319">
                <text:p>107.791868319</text:p>
              </table:table-cell>
              <table:table-cell office:value-type="float" office:value="26.185175027091">
                <text:p>26.18517502709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7.805997581">
                <text:p>107.805997581</text:p>
              </table:table-cell>
              <table:table-cell office:value-type="float" office:value="26.1771633905851">
                <text:p>26.177163390585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7.819970488">
                <text:p>107.819970488</text:p>
              </table:table-cell>
              <table:table-cell office:value-type="float" office:value="26.4700824217125">
                <text:p>26.470082421712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7.834121625">
                <text:p>107.834121625</text:p>
              </table:table-cell>
              <table:table-cell office:value-type="float" office:value="26.1366984124295">
                <text:p>26.136698412429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7.848096355">
                <text:p>107.848096355</text:p>
              </table:table-cell>
              <table:table-cell office:value-type="float" office:value="26.4666294062689">
                <text:p>26.466629406268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7.861991971">
                <text:p>107.861991971</text:p>
              </table:table-cell>
              <table:table-cell office:value-type="float" office:value="26.617315847069">
                <text:p>26.61731584706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7.875960034">
                <text:p>107.875960034</text:p>
              </table:table-cell>
              <table:table-cell office:value-type="float" office:value="26.4792620109266">
                <text:p>26.479262010926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7.904052933">
                <text:p>107.904052933</text:p>
              </table:table-cell>
              <table:table-cell office:value-type="float" office:value="26.1520982657692">
                <text:p>26.152098265769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7.918062507">
                <text:p>107.918062507</text:p>
              </table:table-cell>
              <table:table-cell office:value-type="float" office:value="26.400802762701">
                <text:p>26.40080276270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7.932040414">
                <text:p>107.932040414</text:p>
              </table:table-cell>
              <table:table-cell office:value-type="float" office:value="26.4606138788345">
                <text:p>26.460613878834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7.946221082">
                <text:p>107.946221082</text:p>
              </table:table-cell>
              <table:table-cell office:value-type="float" office:value="26.0822691823887">
                <text:p>26.082269182388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7.960105135">
                <text:p>107.960105135</text:p>
              </table:table-cell>
              <table:table-cell office:value-type="float" office:value="26.6394834392197">
                <text:p>26.639483439219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7.974123824">
                <text:p>107.974123824</text:p>
              </table:table-cell>
              <table:table-cell office:value-type="float" office:value="26.383636869336">
                <text:p>26.383636869336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7.988292513">
                <text:p>107.988292513</text:p>
              </table:table-cell>
              <table:table-cell office:value-type="float" office:value="26.1043205877499">
                <text:p>26.104320587749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8.002291201">
                <text:p>108.002291201</text:p>
              </table:table-cell>
              <table:table-cell office:value-type="float" office:value="26.4213331964784">
                <text:p>26.421333196478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8.016675047">
                <text:p>108.016675047</text:p>
              </table:table-cell>
              <table:table-cell office:value-type="float" office:value="25.7138459326023">
                <text:p>25.713845932602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8.030840663">
                <text:p>108.030840663</text:p>
              </table:table-cell>
              <table:table-cell office:value-type="float" office:value="26.1099834953582">
                <text:p>26.109983495358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08.059584189">
                <text:p>108.059584189</text:p>
              </table:table-cell>
              <table:table-cell office:value-type="float" office:value="25.7635681453434">
                <text:p>25.763568145343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08.0740534">
                <text:p>108.0740534</text:p>
              </table:table-cell>
              <table:table-cell office:value-type="float" office:value="25.5621401859309">
                <text:p>25.562140185930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08.088586673">
                <text:p>108.088586673</text:p>
              </table:table-cell>
              <table:table-cell office:value-type="float" office:value="25.4494634458707">
                <text:p>25.449463445870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8.102851821">
                <text:p>108.102851821</text:p>
              </table:table-cell>
              <table:table-cell office:value-type="float" office:value="25.9278067050974">
                <text:p>25.927806705097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08.117220771">
                <text:p>108.117220771</text:p>
              </table:table-cell>
              <table:table-cell office:value-type="float" office:value="25.740502956747">
                <text:p>25.740502956747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08.131319356">
                <text:p>108.131319356</text:p>
              </table:table-cell>
              <table:table-cell office:value-type="float" office:value="26.2341220741978">
                <text:p>26.234122074197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08.145495597">
                <text:p>108.145495597</text:p>
              </table:table-cell>
              <table:table-cell office:value-type="float" office:value="26.0904142334101">
                <text:p>26.090414233410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08.159740692">
                <text:p>108.159740692</text:p>
              </table:table-cell>
              <table:table-cell office:value-type="float" office:value="25.9643056055121">
                <text:p>25.964305605512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08.173906204">
                <text:p>108.173906204</text:p>
              </table:table-cell>
              <table:table-cell office:value-type="float" office:value="26.110175189047">
                <text:p>26.11017518904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08.188224373">
                <text:p>108.188224373</text:p>
              </table:table-cell>
              <table:table-cell office:value-type="float" office:value="25.8317945514575">
                <text:p>25.831794551457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08.21692644">
                <text:p>108.21692644</text:p>
              </table:table-cell>
              <table:table-cell office:value-type="float" office:value="25.6436478343878">
                <text:p>25.643647834387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08.231570599">
                <text:p>108.231570599</text:p>
              </table:table-cell>
              <table:table-cell office:value-type="float" office:value="25.2567593647376">
                <text:p>25.256759364737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8.246104185">
                <text:p>108.246104185</text:p>
              </table:table-cell>
              <table:table-cell office:value-type="float" office:value="25.4489153580331">
                <text:p>25.448915358033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8.260877564">
                <text:p>108.260877564</text:p>
              </table:table-cell>
              <table:table-cell office:value-type="float" office:value="25.0358431852353">
                <text:p>25.035843185235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08.275684119">
                <text:p>108.275684119</text:p>
              </table:table-cell>
              <table:table-cell office:value-type="float" office:value="24.9797471432882">
                <text:p>24.979747143288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08.290454008">
                <text:p>108.290454008</text:p>
              </table:table-cell>
              <table:table-cell office:value-type="float" office:value="25.0417589435541">
                <text:p>25.041758943554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08.305404887">
                <text:p>108.305404887</text:p>
              </table:table-cell>
              <table:table-cell office:value-type="float" office:value="24.7386123559233">
                <text:p>24.738612355923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08.320036911">
                <text:p>108.320036911</text:p>
              </table:table-cell>
              <table:table-cell office:value-type="float" office:value="25.2777059388681">
                <text:p>25.277705938868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08.334721175">
                <text:p>108.334721175</text:p>
              </table:table-cell>
              <table:table-cell office:value-type="float" office:value="25.1877792418449">
                <text:p>25.187779241844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08.349397365">
                <text:p>108.349397365</text:p>
              </table:table-cell>
              <table:table-cell office:value-type="float" office:value="25.2016361169799">
                <text:p>25.201636116979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08.378577507">
                <text:p>108.378577507</text:p>
              </table:table-cell>
              <table:table-cell office:value-type="float" office:value="25.340485537958">
                <text:p>25.340485537958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08.393119113">
                <text:p>108.393119113</text:p>
              </table:table-cell>
              <table:table-cell office:value-type="float" office:value="25.4348797484895">
                <text:p>25.434879748489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08.407626814">
                <text:p>108.407626814</text:p>
              </table:table-cell>
              <table:table-cell office:value-type="float" office:value="25.4943219441209">
                <text:p>25.4943219441209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08.42216389">
                <text:p>108.42216389</text:p>
              </table:table-cell>
              <table:table-cell office:value-type="float" office:value="25.4428056895125">
                <text:p>25.442805689512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08.436789351">
                <text:p>108.436789351</text:p>
              </table:table-cell>
              <table:table-cell office:value-type="float" office:value="25.2890490057721">
                <text:p>25.289049005772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08.451384448">
                <text:p>108.451384448</text:p>
              </table:table-cell>
              <table:table-cell office:value-type="float" office:value="25.3416609675408">
                <text:p>25.341660967540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08.465853346">
                <text:p>108.465853346</text:p>
              </table:table-cell>
              <table:table-cell office:value-type="float" office:value="25.5626931616683">
                <text:p>25.562693161668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08.480385317">
                <text:p>108.480385317</text:p>
              </table:table-cell>
              <table:table-cell office:value-type="float" office:value="25.4517436046375">
                <text:p>25.451743604637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08.494931508">
                <text:p>108.494931508</text:p>
              </table:table-cell>
              <table:table-cell office:value-type="float" office:value="25.4268626037063">
                <text:p>25.426862603706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08.509469938">
                <text:p>108.509469938</text:p>
              </table:table-cell>
              <table:table-cell office:value-type="float" office:value="25.440436137983">
                <text:p>25.44043613798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08.538875131">
                <text:p>108.538875131</text:p>
              </table:table-cell>
              <table:table-cell office:value-type="float" office:value="25.3243114569561">
                <text:p>25.324311456956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08.55357252">
                <text:p>108.55357252</text:p>
              </table:table-cell>
              <table:table-cell office:value-type="float" office:value="25.1652861580197">
                <text:p>25.165286158019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8.568251992">
                <text:p>108.568251992</text:p>
              </table:table-cell>
              <table:table-cell office:value-type="float" office:value="25.1960015974451">
                <text:p>25.196001597445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8.583086308">
                <text:p>108.583086308</text:p>
              </table:table-cell>
              <table:table-cell office:value-type="float" office:value="24.9329999415852">
                <text:p>24.932999941585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8.597915624">
                <text:p>108.597915624</text:p>
              </table:table-cell>
              <table:table-cell office:value-type="float" office:value="24.9414066005457">
                <text:p>24.94140660054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08.612439575">
                <text:p>108.612439575</text:p>
              </table:table-cell>
              <table:table-cell office:value-type="float" office:value="25.465797837098">
                <text:p>25.46579783709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8.627076599">
                <text:p>108.627076599</text:p>
              </table:table-cell>
              <table:table-cell office:value-type="float" office:value="25.2690710871217">
                <text:p>25.26907108712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08.64152633">
                <text:p>108.64152633</text:p>
              </table:table-cell>
              <table:table-cell office:value-type="float" office:value="25.5966010692179">
                <text:p>25.596601069217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08.656101896">
                <text:p>108.656101896</text:p>
              </table:table-cell>
              <table:table-cell office:value-type="float" office:value="25.3756183437416">
                <text:p>25.37561834374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08.670680951">
                <text:p>108.670680951</text:p>
              </table:table-cell>
              <table:table-cell office:value-type="float" office:value="25.3695455543323">
                <text:p>25.369545554332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08.699712914">
                <text:p>108.699712914</text:p>
              </table:table-cell>
              <table:table-cell office:value-type="float" office:value="25.4563051481432">
                <text:p>25.456305148143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08.714177854">
                <text:p>108.714177854</text:p>
              </table:table-cell>
              <table:table-cell office:value-type="float" office:value="25.5696878079651">
                <text:p>25.569687807965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08.728729045">
                <text:p>108.728729045</text:p>
              </table:table-cell>
              <table:table-cell office:value-type="float" office:value="25.4181255652338">
                <text:p>25.418125565233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08.743406954">
                <text:p>108.743406954</text:p>
              </table:table-cell>
              <table:table-cell office:value-type="float" office:value="25.1986846330351">
                <text:p>25.198684633035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8.758070957">
                <text:p>108.758070957</text:p>
              </table:table-cell>
              <table:table-cell office:value-type="float" office:value="25.2225807620036">
                <text:p>25.222580762003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08.772870586">
                <text:p>108.772870586</text:p>
              </table:table-cell>
              <table:table-cell office:value-type="float" office:value="24.9914372828142">
                <text:p>24.991437282814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08.787534328">
                <text:p>108.787534328</text:p>
              </table:table-cell>
              <table:table-cell office:value-type="float" office:value="25.2230296987606">
                <text:p>25.223029698760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08.80206656">
                <text:p>108.80206656</text:p>
              </table:table-cell>
              <table:table-cell office:value-type="float" office:value="25.451286489428">
                <text:p>25.45128648942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08.816777751">
                <text:p>108.816777751</text:p>
              </table:table-cell>
              <table:table-cell office:value-type="float" office:value="25.1416761539175">
                <text:p>25.141676153917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08.831092899">
                <text:p>108.831092899</text:p>
              </table:table-cell>
              <table:table-cell office:value-type="float" office:value="25.8372459693693">
                <text:p>25.837245969369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8.859843403">
                <text:p>108.859843403</text:p>
              </table:table-cell>
              <table:table-cell office:value-type="float" office:value="26.02377350481">
                <text:p>26.0237735048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08.874110218">
                <text:p>108.874110218</text:p>
              </table:table-cell>
              <table:table-cell office:value-type="float" office:value="25.9247771814387">
                <text:p>25.924777181438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08.888474845">
                <text:p>108.888474845</text:p>
              </table:table-cell>
              <table:table-cell office:value-type="float" office:value="25.7482494992703">
                <text:p>25.748249499270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08.902716815">
                <text:p>108.902716815</text:p>
              </table:table-cell>
              <table:table-cell office:value-type="float" office:value="25.9700027428373">
                <text:p>25.970002742837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08.917242276">
                <text:p>108.917242276</text:p>
              </table:table-cell>
              <table:table-cell office:value-type="float" office:value="25.4631505299807">
                <text:p>25.463150529980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08.931379403">
                <text:p>108.931379403</text:p>
              </table:table-cell>
              <table:table-cell office:value-type="float" office:value="26.1626000788017">
                <text:p>26.162600078801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08.945971479">
                <text:p>108.945971479</text:p>
              </table:table-cell>
              <table:table-cell office:value-type="float" office:value="25.3469074559586">
                <text:p>25.346907455958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08.960561471">
                <text:p>108.960561471</text:p>
              </table:table-cell>
              <table:table-cell office:value-type="float" office:value="25.3505279481881">
                <text:p>25.350527948188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08.975235787">
                <text:p>108.975235787</text:p>
              </table:table-cell>
              <table:table-cell office:value-type="float" office:value="25.2048545201516">
                <text:p>25.204854520151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08.990061509">
                <text:p>108.990061509</text:p>
              </table:table-cell>
              <table:table-cell office:value-type="float" office:value="24.9474528095876">
                <text:p>24.947452809587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09.019625714">
                <text:p>109.019625714</text:p>
              </table:table-cell>
              <table:table-cell office:value-type="float" office:value="24.8584646782868">
                <text:p>24.858464678286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9.034311384">
                <text:p>109.034311384</text:p>
              </table:table-cell>
              <table:table-cell office:value-type="float" office:value="25.1853677743834">
                <text:p>25.1853677743834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09.049017314">
                <text:p>109.049017314</text:p>
              </table:table-cell>
              <table:table-cell office:value-type="float" office:value="25.1506705090607">
                <text:p>25.150670509060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09.063698869">
                <text:p>109.063698869</text:p>
              </table:table-cell>
              <table:table-cell office:value-type="float" office:value="25.192426821535">
                <text:p>25.19242682153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09.077960476">
                <text:p>109.077960476</text:p>
              </table:table-cell>
              <table:table-cell office:value-type="float" office:value="25.9342442939602">
                <text:p>25.934244293960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09.092486249">
                <text:p>109.092486249</text:p>
              </table:table-cell>
              <table:table-cell office:value-type="float" office:value="25.4626036053593">
                <text:p>25.4626036053593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09.106760563">
                <text:p>109.106760563</text:p>
              </table:table-cell>
              <table:table-cell office:value-type="float" office:value="25.9111576193819">
                <text:p>25.911157619381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09.121143316">
                <text:p>109.121143316</text:p>
              </table:table-cell>
              <table:table-cell office:value-type="float" office:value="25.7158000254355">
                <text:p>25.715800025435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09.13566211">
                <text:p>109.13566211</text:p>
              </table:table-cell>
              <table:table-cell office:value-type="float" office:value="25.474843155695">
                <text:p>25.47484315569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09.149907258">
                <text:p>109.149907258</text:p>
              </table:table-cell>
              <table:table-cell office:value-type="float" office:value="25.9642090038165">
                <text:p>25.964209003816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09.178596564">
                <text:p>109.178596564</text:p>
              </table:table-cell>
              <table:table-cell office:value-type="float" office:value="25.9279012187571">
                <text:p>25.927901218757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09.192851191">
                <text:p>109.192851191</text:p>
              </table:table-cell>
              <table:table-cell office:value-type="float" office:value="25.9469434003137">
                <text:p>25.9469434003137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09.20705962">
                <text:p>109.20705962</text:p>
              </table:table-cell>
              <table:table-cell office:value-type="float" office:value="26.0313085957835">
                <text:p>26.031308595783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09.221282372">
                <text:p>109.221282372</text:p>
              </table:table-cell>
              <table:table-cell office:value-type="float" office:value="26.0050938075371">
                <text:p>26.005093807537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09.235683145">
                <text:p>109.235683145</text:p>
              </table:table-cell>
              <table:table-cell office:value-type="float" office:value="25.68362128644">
                <text:p>25.6836212864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09.249946365">
                <text:p>109.249946365</text:p>
              </table:table-cell>
              <table:table-cell office:value-type="float" office:value="25.9313114401682">
                <text:p>25.931311440168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09.264425889">
                <text:p>109.264425889</text:p>
              </table:table-cell>
              <table:table-cell office:value-type="float" office:value="25.5439336239779">
                <text:p>25.543933623977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9.278990516">
                <text:p>109.278990516</text:p>
              </table:table-cell>
              <table:table-cell office:value-type="float" office:value="25.3946771147148">
                <text:p>25.394677114714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09.293617801">
                <text:p>109.293617801</text:p>
              </table:table-cell>
              <table:table-cell office:value-type="float" office:value="25.2858955002889">
                <text:p>25.285895500288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09.308308991">
                <text:p>109.308308991</text:p>
              </table:table-cell>
              <table:table-cell office:value-type="float" office:value="25.1759047403068">
                <text:p>25.175904740306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09.337810332">
                <text:p>109.337810332</text:p>
              </table:table-cell>
              <table:table-cell office:value-type="float" office:value="25.1721540675346">
                <text:p>25.172154067534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9.352586783">
                <text:p>109.352586783</text:p>
              </table:table-cell>
              <table:table-cell office:value-type="float" office:value="25.0306382745237">
                <text:p>25.030638274523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09.36703865">
                <text:p>109.36703865</text:p>
              </table:table-cell>
              <table:table-cell office:value-type="float" office:value="25.5928178666207">
                <text:p>25.592817866620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09.381586507">
                <text:p>109.381586507</text:p>
              </table:table-cell>
              <table:table-cell office:value-type="float" office:value="25.4239507551735">
                <text:p>25.423950755173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9.39582405">
                <text:p>109.39582405</text:p>
              </table:table-cell>
              <table:table-cell office:value-type="float" office:value="25.9780778158856">
                <text:p>25.978077815885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09.410003937">
                <text:p>109.410003937</text:p>
              </table:table-cell>
              <table:table-cell office:value-type="float" office:value="26.083705742022">
                <text:p>26.083705742022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09.42403497">
                <text:p>109.42403497</text:p>
              </table:table-cell>
              <table:table-cell office:value-type="float" office:value="26.3604254911919">
                <text:p>26.360425491191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09.437808866">
                <text:p>109.437808866</text:p>
              </table:table-cell>
              <table:table-cell office:value-type="float" office:value="26.8525332239049">
                <text:p>26.852533223904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09.451737346">
                <text:p>109.451737346</text:p>
              </table:table-cell>
              <table:table-cell office:value-type="float" office:value="26.5545127653436">
                <text:p>26.554512765343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09.465410096">
                <text:p>109.465410096</text:p>
              </table:table-cell>
              <table:table-cell office:value-type="float" office:value="27.051178435946">
                <text:p>27.05117843594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9.493339296">
                <text:p>109.493339296</text:p>
              </table:table-cell>
              <table:table-cell office:value-type="float" office:value="26.2998989402001">
                <text:p>26.299898940200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09.507279599">
                <text:p>109.507279599</text:p>
              </table:table-cell>
              <table:table-cell office:value-type="float" office:value="26.5319914467594">
                <text:p>26.531991446759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9.521424955">
                <text:p>109.521424955</text:p>
              </table:table-cell>
              <table:table-cell office:value-type="float" office:value="26.1473800986473">
                <text:p>26.147380098647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09.535649998">
                <text:p>109.535649998</text:p>
              </table:table-cell>
              <table:table-cell office:value-type="float" office:value="26.0009055833205">
                <text:p>26.000905583320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9.549917333">
                <text:p>109.549917333</text:p>
              </table:table-cell>
              <table:table-cell office:value-type="float" office:value="25.9238323037873">
                <text:p>25.923832303787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09.564311231">
                <text:p>109.564311231</text:p>
              </table:table-cell>
              <table:table-cell office:value-type="float" office:value="25.6958886301995">
                <text:p>25.695888630199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09.578607004">
                <text:p>109.578607004</text:p>
              </table:table-cell>
              <table:table-cell office:value-type="float" office:value="25.8722630780503">
                <text:p>25.872263078050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9.592981527">
                <text:p>109.592981527</text:p>
              </table:table-cell>
              <table:table-cell office:value-type="float" office:value="25.7305233684317">
                <text:p>25.730523368431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09.607371728">
                <text:p>109.607371728</text:p>
              </table:table-cell>
              <table:table-cell office:value-type="float" office:value="25.702490185004">
                <text:p>25.70249018500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09.621817918">
                <text:p>109.621817918</text:p>
              </table:table-cell>
              <table:table-cell office:value-type="float" office:value="25.6028752192358">
                <text:p>25.602875219235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9.650750141">
                <text:p>109.650750141</text:p>
              </table:table-cell>
              <table:table-cell office:value-type="float" office:value="25.7279138001411">
                <text:p>25.727913800141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9.665171435">
                <text:p>109.665171435</text:p>
              </table:table-cell>
              <table:table-cell office:value-type="float" office:value="25.6470743862321">
                <text:p>25.6470743862321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9.679566531">
                <text:p>109.679566531</text:p>
              </table:table-cell>
              <table:table-cell office:value-type="float" office:value="25.6937501466345">
                <text:p>25.693750146634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09.694143086">
                <text:p>109.694143086</text:p>
              </table:table-cell>
              <table:table-cell office:value-type="float" office:value="25.3738966417579">
                <text:p>25.373896641757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9.708596203">
                <text:p>109.708596203</text:p>
              </table:table-cell>
              <table:table-cell office:value-type="float" office:value="25.5906044323535">
                <text:p>25.590604432353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9.722913226">
                <text:p>109.722913226</text:p>
              </table:table-cell>
              <table:table-cell office:value-type="float" office:value="25.8338622465167">
                <text:p>25.8338622465167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9.737318635">
                <text:p>109.737318635</text:p>
              </table:table-cell>
              <table:table-cell office:value-type="float" office:value="25.6753556918657">
                <text:p>25.675355691865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9.751559095">
                <text:p>109.751559095</text:p>
              </table:table-cell>
              <table:table-cell office:value-type="float" office:value="25.9727564953687">
                <text:p>25.972756495368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9.765734034">
                <text:p>109.765734034</text:p>
              </table:table-cell>
              <table:table-cell office:value-type="float" office:value="26.0928106965618">
                <text:p>26.092810696561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9.780112776">
                <text:p>109.780112776</text:p>
              </table:table-cell>
              <table:table-cell office:value-type="float" office:value="25.7229735369048">
                <text:p>25.722973536904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9.808647082">
                <text:p>109.808647082</text:p>
              </table:table-cell>
              <table:table-cell office:value-type="float" office:value="25.8361179631303">
                <text:p>25.836117963130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9.822922073">
                <text:p>109.822922073</text:p>
              </table:table-cell>
              <table:table-cell office:value-type="float" office:value="25.9099287672041">
                <text:p>25.909928767204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9.837308107">
                <text:p>109.837308107</text:p>
              </table:table-cell>
              <table:table-cell office:value-type="float" office:value="25.7099350634728">
                <text:p>25.709935063472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9.851759713">
                <text:p>109.851759713</text:p>
              </table:table-cell>
              <table:table-cell office:value-type="float" office:value="25.5932800799312">
                <text:p>25.593280079931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9.86614783">
                <text:p>109.86614783</text:p>
              </table:table-cell>
              <table:table-cell office:value-type="float" office:value="25.7062129786093">
                <text:p>25.706212978609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9.8806885">
                <text:p>109.8806885</text:p>
              </table:table-cell>
              <table:table-cell office:value-type="float" office:value="25.4365170215481">
                <text:p>25.436517021548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9.895100731">
                <text:p>109.895100731</text:p>
              </table:table-cell>
              <table:table-cell office:value-type="float" office:value="25.6632023150023">
                <text:p>25.663202315002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9.909695463">
                <text:p>109.909695463</text:p>
              </table:table-cell>
              <table:table-cell office:value-type="float" office:value="25.3422947377525">
                <text:p>25.342294737752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9.924186966">
                <text:p>109.924186966</text:p>
              </table:table-cell>
              <table:table-cell office:value-type="float" office:value="25.5228184378667">
                <text:p>25.522818437866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9.93838352">
                <text:p>109.93838352</text:p>
              </table:table-cell>
              <table:table-cell office:value-type="float" office:value="26.0530830201011">
                <text:p>26.053083020101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9.966754335">
                <text:p>109.966754335</text:p>
              </table:table-cell>
              <table:table-cell office:value-type="float" office:value="26.3338383429253">
                <text:p>26.333838342925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09.980746878">
                <text:p>109.980746878</text:p>
              </table:table-cell>
              <table:table-cell office:value-type="float" office:value="26.4329364549876">
                <text:p>26.432936454987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09.994815463">
                <text:p>109.994815463</text:p>
              </table:table-cell>
              <table:table-cell office:value-type="float" office:value="26.2900639944575">
                <text:p>26.290063994457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0.008665088">
                <text:p>110.008665088</text:p>
              </table:table-cell>
              <table:table-cell office:value-type="float" office:value="26.7057050255195">
                <text:p>26.705705025519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10.022650548">
                <text:p>110.022650548</text:p>
              </table:table-cell>
              <table:table-cell office:value-type="float" office:value="26.4463235360186">
                <text:p>26.446323536018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10.036337569">
                <text:p>110.036337569</text:p>
              </table:table-cell>
              <table:table-cell office:value-type="float" office:value="27.0229730751257">
                <text:p>27.022973075125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10.050174903">
                <text:p>110.050174903</text:p>
              </table:table-cell>
              <table:table-cell office:value-type="float" office:value="26.7294263449189">
                <text:p>26.7294263449189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10.064036716">
                <text:p>110.064036716</text:p>
              </table:table-cell>
              <table:table-cell office:value-type="float" office:value="26.68222403255">
                <text:p>26.6822240325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10.078004988">
                <text:p>110.078004988</text:p>
              </table:table-cell>
              <table:table-cell office:value-type="float" office:value="26.4788658153599">
                <text:p>26.4788658153599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10.092100499">
                <text:p>110.092100499</text:p>
              </table:table-cell>
              <table:table-cell office:value-type="float" office:value="26.2398433061858">
                <text:p>26.239843306185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10.120183606">
                <text:p>110.120183606</text:p>
              </table:table-cell>
              <table:table-cell office:value-type="float" office:value="26.3374518390336">
                <text:p>26.337451839033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10.134314326">
                <text:p>110.134314326</text:p>
              </table:table-cell>
              <table:table-cell office:value-type="float" office:value="26.1744624450328">
                <text:p>26.174462445032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10.148171035">
                <text:p>110.148171035</text:p>
              </table:table-cell>
              <table:table-cell office:value-type="float" office:value="26.6920522009181">
                <text:p>26.692052200918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10.162133682">
                <text:p>110.162133682</text:p>
              </table:table-cell>
              <table:table-cell office:value-type="float" office:value="26.4895331066313">
                <text:p>26.489533106631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10.175837526">
                <text:p>110.175837526</text:p>
              </table:table-cell>
              <table:table-cell office:value-type="float" office:value="26.9897993556707">
                <text:p>26.989799355670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10.189647776">
                <text:p>110.189647776</text:p>
              </table:table-cell>
              <table:table-cell office:value-type="float" office:value="26.7818468139089">
                <text:p>26.781846813908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10.203443704">
                <text:p>110.203443704</text:p>
              </table:table-cell>
              <table:table-cell office:value-type="float" office:value="26.809649917282">
                <text:p>26.80964991728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10.217361767">
                <text:p>110.217361767</text:p>
              </table:table-cell>
              <table:table-cell office:value-type="float" office:value="26.5743875395446">
                <text:p>26.574387539544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10.231278633">
                <text:p>110.231278633</text:p>
              </table:table-cell>
              <table:table-cell office:value-type="float" office:value="26.576673222315">
                <text:p>26.57667322231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10.245248467">
                <text:p>110.245248467</text:p>
              </table:table-cell>
              <table:table-cell office:value-type="float" office:value="26.4759051511531">
                <text:p>26.475905151153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10.273294646">
                <text:p>110.273294646</text:p>
              </table:table-cell>
              <table:table-cell office:value-type="float" office:value="26.164626676119">
                <text:p>26.16462667611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10.287250679">
                <text:p>110.287250679</text:p>
              </table:table-cell>
              <table:table-cell office:value-type="float" office:value="26.502086944188">
                <text:p>26.50208694418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10.301348951">
                <text:p>110.301348951</text:p>
              </table:table-cell>
              <table:table-cell office:value-type="float" office:value="26.2347045056391">
                <text:p>26.234704505639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10.31524066">
                <text:p>110.31524066</text:p>
              </table:table-cell>
              <table:table-cell office:value-type="float" office:value="26.6248018845836">
                <text:p>26.624801884583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10.329174192">
                <text:p>110.329174192</text:p>
              </table:table-cell>
              <table:table-cell office:value-type="float" office:value="26.544884668272">
                <text:p>26.54488466827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10.343274235">
                <text:p>110.343274235</text:p>
              </table:table-cell>
              <table:table-cell office:value-type="float" office:value="26.2314093625345">
                <text:p>26.231409362534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10.356961048">
                <text:p>110.356961048</text:p>
              </table:table-cell>
              <table:table-cell office:value-type="float" office:value="27.0233837461365">
                <text:p>27.023383746136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0.370837132">
                <text:p>110.370837132</text:p>
              </table:table-cell>
              <table:table-cell office:value-type="float" office:value="26.6547824272221">
                <text:p>26.654782427222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0.384524986">
                <text:p>110.384524986</text:p>
              </table:table-cell>
              <table:table-cell office:value-type="float" office:value="27.0213285415798">
                <text:p>27.021328541579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0.398201278">
                <text:p>110.398201278</text:p>
              </table:table-cell>
              <table:table-cell office:value-type="float" office:value="27.0441724965781">
                <text:p>27.044172496578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10.42528709">
                <text:p>110.42528709</text:p>
              </table:table-cell>
              <table:table-cell office:value-type="float" office:value="27.5247853197588">
                <text:p>27.524785319758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10.438756818">
                <text:p>110.438756818</text:p>
              </table:table-cell>
              <table:table-cell office:value-type="float" office:value="27.4589063685208">
                <text:p>27.458906368520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10.452149359">
                <text:p>110.452149359</text:p>
              </table:table-cell>
              <table:table-cell office:value-type="float" office:value="27.6171639096905">
                <text:p>27.617163909690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10.465640286">
                <text:p>110.465640286</text:p>
              </table:table-cell>
              <table:table-cell office:value-type="float" office:value="27.4157587511499">
                <text:p>27.415758751149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10.479225432">
                <text:p>110.479225432</text:p>
              </table:table-cell>
              <table:table-cell office:value-type="float" office:value="27.2256183304696">
                <text:p>27.225618330469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10.492778546">
                <text:p>110.492778546</text:p>
              </table:table-cell>
              <table:table-cell office:value-type="float" office:value="27.2899645029011">
                <text:p>27.289964502901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10.506352285">
                <text:p>110.506352285</text:p>
              </table:table-cell>
              <table:table-cell office:value-type="float" office:value="27.2484979976761">
                <text:p>27.2484979976761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10.520017327">
                <text:p>110.520017327</text:p>
              </table:table-cell>
              <table:table-cell office:value-type="float" office:value="27.0664371145023">
                <text:p>27.0664371145023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10.533690233">
                <text:p>110.533690233</text:p>
              </table:table-cell>
              <table:table-cell office:value-type="float" office:value="27.0508697976607">
                <text:p>27.050869797660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10.547404077">
                <text:p>110.547404077</text:p>
              </table:table-cell>
              <table:table-cell office:value-type="float" office:value="26.9701186598078">
                <text:p>26.970118659807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10.57485713">
                <text:p>110.57485713</text:p>
              </table:table-cell>
              <table:table-cell office:value-type="float" office:value="26.898505526811">
                <text:p>26.89850552681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10.588723058">
                <text:p>110.588723058</text:p>
              </table:table-cell>
              <table:table-cell office:value-type="float" office:value="26.6743055322107">
                <text:p>26.674305532210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10.602431693">
                <text:p>110.602431693</text:p>
              </table:table-cell>
              <table:table-cell office:value-type="float" office:value="26.9803667515742">
                <text:p>26.9803667515742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10.616258819">
                <text:p>110.616258819</text:p>
              </table:table-cell>
              <table:table-cell office:value-type="float" office:value="26.7491595839444">
                <text:p>26.749159583944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10.630041517">
                <text:p>110.630041517</text:p>
              </table:table-cell>
              <table:table-cell office:value-type="float" office:value="26.8353844771135">
                <text:p>26.835384477113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10.643967862">
                <text:p>110.643967862</text:p>
              </table:table-cell>
              <table:table-cell office:value-type="float" office:value="26.5585837463479">
                <text:p>26.558583746347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0.657937644">
                <text:p>110.657937644</text:p>
              </table:table-cell>
              <table:table-cell office:value-type="float" office:value="26.4760037029814">
                <text:p>26.476003702981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10.671675811">
                <text:p>110.671675811</text:p>
              </table:table-cell>
              <table:table-cell office:value-type="float" office:value="26.9223688983258">
                <text:p>26.922368898325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0.685600541">
                <text:p>110.685600541</text:p>
              </table:table-cell>
              <table:table-cell office:value-type="float" office:value="26.5616640295601">
                <text:p>26.561664029560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10.699131884">
                <text:p>110.699131884</text:p>
              </table:table-cell>
              <table:table-cell office:value-type="float" office:value="27.3338721783341">
                <text:p>27.333872178334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10.726369259">
                <text:p>110.726369259</text:p>
              </table:table-cell>
              <table:table-cell office:value-type="float" office:value="27.089462591459">
                <text:p>27.08946259145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10.739858623">
                <text:p>110.739858623</text:p>
              </table:table-cell>
              <table:table-cell office:value-type="float" office:value="27.4189353896347">
                <text:p>27.418935389634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10.753418665">
                <text:p>110.753418665</text:p>
              </table:table-cell>
              <table:table-cell office:value-type="float" office:value="27.2760217084128">
                <text:p>27.276021708412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10.766971466">
                <text:p>110.766971466</text:p>
              </table:table-cell>
              <table:table-cell office:value-type="float" office:value="27.2905947607002">
                <text:p>27.290594760700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10.780396299">
                <text:p>110.780396299</text:p>
              </table:table-cell>
              <table:table-cell office:value-type="float" office:value="27.550733775289">
                <text:p>27.55073377528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10.793990351">
                <text:p>110.793990351</text:p>
              </table:table-cell>
              <table:table-cell office:value-type="float" office:value="27.2077817536824">
                <text:p>27.207781753682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0.807460548">
                <text:p>110.807460548</text:p>
              </table:table-cell>
              <table:table-cell office:value-type="float" office:value="27.4579503150755">
                <text:p>27.45795031507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10.821009027">
                <text:p>110.821009027</text:p>
              </table:table-cell>
              <table:table-cell office:value-type="float" office:value="27.2993005313204">
                <text:p>27.299300531320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10.834686725">
                <text:p>110.834686725</text:p>
              </table:table-cell>
              <table:table-cell office:value-type="float" office:value="27.0413924887743">
                <text:p>27.041392488774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10.848229215">
                <text:p>110.848229215</text:p>
              </table:table-cell>
              <table:table-cell office:value-type="float" office:value="27.3113733119199">
                <text:p>27.311373311919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10.875281901">
                <text:p>110.875281901</text:p>
              </table:table-cell>
              <table:table-cell office:value-type="float" office:value="27.4709085630367">
                <text:p>27.470908563036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10.888861318">
                <text:p>110.888861318</text:p>
              </table:table-cell>
              <table:table-cell office:value-type="float" office:value="27.2371045062564">
                <text:p>27.237104506256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10.902417609">
                <text:p>110.902417609</text:p>
              </table:table-cell>
              <table:table-cell office:value-type="float" office:value="27.2835689321156">
                <text:p>27.283568932115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10.915799681">
                <text:p>110.915799681</text:p>
              </table:table-cell>
              <table:table-cell office:value-type="float" office:value="27.6387692400386">
                <text:p>27.638769240038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10.929398942">
                <text:p>110.929398942</text:p>
              </table:table-cell>
              <table:table-cell office:value-type="float" office:value="27.1973602067661">
                <text:p>27.197360206766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10.942866639">
                <text:p>110.942866639</text:p>
              </table:table-cell>
              <table:table-cell office:value-type="float" office:value="27.4630473169739">
                <text:p>27.463047316973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10.956382514">
                <text:p>110.956382514</text:p>
              </table:table-cell>
              <table:table-cell office:value-type="float" office:value="27.3651539364265">
                <text:p>27.365153936426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10.970139795">
                <text:p>110.970139795</text:p>
              </table:table-cell>
              <table:table-cell office:value-type="float" office:value="26.8849636756629">
                <text:p>26.884963675662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10.983701087">
                <text:p>110.983701087</text:p>
              </table:table-cell>
              <table:table-cell office:value-type="float" office:value="27.273507565721">
                <text:p>27.27350756572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0.997420087">
                <text:p>110.997420087</text:p>
              </table:table-cell>
              <table:table-cell office:value-type="float" office:value="26.9599825031661">
                <text:p>26.959982503166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11.024933452">
                <text:p>111.024933452</text:p>
              </table:table-cell>
              <table:table-cell office:value-type="float" office:value="27.0458217896458">
                <text:p>27.045821789645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11.038645317">
                <text:p>111.038645317</text:p>
              </table:table-cell>
              <table:table-cell office:value-type="float" office:value="26.9740111913938">
                <text:p>26.974011191393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11.052285879">
                <text:p>111.052285879</text:p>
              </table:table-cell>
              <table:table-cell office:value-type="float" office:value="27.115011827186">
                <text:p>27.11501182718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11.06599264">
                <text:p>111.06599264</text:p>
              </table:table-cell>
              <table:table-cell office:value-type="float" office:value="26.9840555301484">
                <text:p>26.98405553014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11.07971414">
                <text:p>111.07971414</text:p>
              </table:table-cell>
              <table:table-cell office:value-type="float" office:value="26.9550705070611">
                <text:p>26.955070507061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11.093151577">
                <text:p>111.093151577</text:p>
              </table:table-cell>
              <table:table-cell office:value-type="float" office:value="27.5248918348142">
                <text:p>27.524891834814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11.106850056">
                <text:p>111.106850056</text:p>
              </table:table-cell>
              <table:table-cell office:value-type="float" office:value="27.0003698922497">
                <text:p>27.000369892249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11.120257493">
                <text:p>111.120257493</text:p>
              </table:table-cell>
              <table:table-cell office:value-type="float" office:value="27.5864805453255">
                <text:p>27.586480545325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11.133839253">
                <text:p>111.133839253</text:p>
              </table:table-cell>
              <table:table-cell office:value-type="float" office:value="27.2324058118968">
                <text:p>27.232405811896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11.147378357">
                <text:p>111.147378357</text:p>
              </table:table-cell>
              <table:table-cell office:value-type="float" office:value="27.3182036243333">
                <text:p>27.318203624333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11.174309325">
                <text:p>111.174309325</text:p>
              </table:table-cell>
              <table:table-cell office:value-type="float" office:value="27.1471432475261">
                <text:p>27.147143247526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11.187781814">
                <text:p>111.187781814</text:p>
              </table:table-cell>
              <table:table-cell office:value-type="float" office:value="27.4532790459822">
                <text:p>27.453279045982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11.201359355">
                <text:p>111.201359355</text:p>
              </table:table-cell>
              <table:table-cell office:value-type="float" office:value="27.2408678391365">
                <text:p>27.240867839136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11.214919449">
                <text:p>111.214919449</text:p>
              </table:table-cell>
              <table:table-cell office:value-type="float" office:value="27.2759171112447">
                <text:p>27.275917111244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11.228419334">
                <text:p>111.228419334</text:p>
              </table:table-cell>
              <table:table-cell office:value-type="float" office:value="27.3975667169885">
                <text:p>27.397566716988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11.242050313">
                <text:p>111.242050313</text:p>
              </table:table-cell>
              <table:table-cell office:value-type="float" office:value="27.1340745198345">
                <text:p>27.134074519834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11.255819001">
                <text:p>111.255819001</text:p>
              </table:table-cell>
              <table:table-cell office:value-type="float" office:value="26.8626901823331">
                <text:p>26.862690182333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11.269320813">
                <text:p>111.269320813</text:p>
              </table:table-cell>
              <table:table-cell office:value-type="float" office:value="27.3936564931491">
                <text:p>27.393656493149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11.282830021">
                <text:p>111.282830021</text:p>
              </table:table-cell>
              <table:table-cell office:value-type="float" office:value="27.3786590568404">
                <text:p>27.378659056840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1.296078759">
                <text:p>111.296078759</text:p>
              </table:table-cell>
              <table:table-cell office:value-type="float" office:value="27.9169231032801">
                <text:p>27.916923103280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11.322504413">
                <text:p>111.322504413</text:p>
              </table:table-cell>
              <table:table-cell office:value-type="float" office:value="27.9916393770931">
                <text:p>27.991639377093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11.335487317">
                <text:p>111.335487317</text:p>
              </table:table-cell>
              <table:table-cell office:value-type="float" office:value="28.4885415435551">
                <text:p>28.488541543555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11.348586888">
                <text:p>111.348586888</text:p>
              </table:table-cell>
              <table:table-cell office:value-type="float" office:value="28.2348177632689">
                <text:p>28.2348177632689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11.361574949">
                <text:p>111.361574949</text:p>
              </table:table-cell>
              <table:table-cell office:value-type="float" office:value="28.4772299700706">
                <text:p>28.477229970070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11.374410821">
                <text:p>111.374410821</text:p>
              </table:table-cell>
              <table:table-cell office:value-type="float" office:value="28.8148713201917">
                <text:p>28.814871320191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11.387535913">
                <text:p>111.387535913</text:p>
              </table:table-cell>
              <table:table-cell office:value-type="float" office:value="28.1799167550266">
                <text:p>28.179916755026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11.400400953">
                <text:p>111.400400953</text:p>
              </table:table-cell>
              <table:table-cell office:value-type="float" office:value="28.7495413899482">
                <text:p>28.7495413899482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11.413533493">
                <text:p>111.413533493</text:p>
              </table:table-cell>
              <table:table-cell office:value-type="float" office:value="28.1639347728253">
                <text:p>28.163934772825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11.426520199">
                <text:p>111.426520199</text:p>
              </table:table-cell>
              <table:table-cell office:value-type="float" office:value="28.4802012120825">
                <text:p>28.480201212082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11.439599666">
                <text:p>111.439599666</text:p>
              </table:table-cell>
              <table:table-cell office:value-type="float" office:value="28.2782165329536">
                <text:p>28.27821653295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11.465644069">
                <text:p>111.465644069</text:p>
              </table:table-cell>
              <table:table-cell office:value-type="float" office:value="28.5990262828294">
                <text:p>28.599026282829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11.478657129">
                <text:p>111.478657129</text:p>
              </table:table-cell>
              <table:table-cell office:value-type="float" office:value="28.4225232159513">
                <text:p>28.422523215951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11.491930972">
                <text:p>111.491930972</text:p>
              </table:table-cell>
              <table:table-cell office:value-type="float" office:value="27.8641234465804">
                <text:p>27.864123446580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11.505085908">
                <text:p>111.505085908</text:p>
              </table:table-cell>
              <table:table-cell office:value-type="float" office:value="28.1159862702912">
                <text:p>28.115986270291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1.518359855">
                <text:p>111.518359855</text:p>
              </table:table-cell>
              <table:table-cell office:value-type="float" office:value="27.8639051339813">
                <text:p>27.863905133981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11.531546353">
                <text:p>111.531546353</text:p>
              </table:table-cell>
              <table:table-cell office:value-type="float" office:value="28.0486904076012">
                <text:p>28.048690407601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11.544857592">
                <text:p>111.544857592</text:p>
              </table:table-cell>
              <table:table-cell office:value-type="float" office:value="27.7858432232677">
                <text:p>27.785843223267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11.558319612">
                <text:p>111.558319612</text:p>
              </table:table-cell>
              <table:table-cell office:value-type="float" office:value="27.4746286189885">
                <text:p>27.474628618988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11.571442048">
                <text:p>111.571442048</text:p>
              </table:table-cell>
              <table:table-cell office:value-type="float" office:value="28.1856204108636">
                <text:p>28.185620410863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11.584831828">
                <text:p>111.584831828</text:p>
              </table:table-cell>
              <table:table-cell office:value-type="float" office:value="27.6228586251327">
                <text:p>27.6228586251327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11.611283836">
                <text:p>111.611283836</text:p>
              </table:table-cell>
              <table:table-cell office:value-type="float" office:value="28.0514601346909">
                <text:p>28.0514601346909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11.62453721">
                <text:p>111.62453721</text:p>
              </table:table-cell>
              <table:table-cell office:value-type="float" office:value="27.9071578273051">
                <text:p>27.907157827305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11.637809542">
                <text:p>111.637809542</text:p>
              </table:table-cell>
              <table:table-cell office:value-type="float" office:value="27.867295661438">
                <text:p>27.86729566143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11.65110052">
                <text:p>111.65110052</text:p>
              </table:table-cell>
              <table:table-cell office:value-type="float" office:value="27.8282004501342">
                <text:p>27.828200450134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11.664658166">
                <text:p>111.664658166</text:p>
              </table:table-cell>
              <table:table-cell office:value-type="float" office:value="27.2808421139229">
                <text:p>27.280842113922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11.677891904">
                <text:p>111.677891904</text:p>
              </table:table-cell>
              <table:table-cell office:value-type="float" office:value="27.9485660033184">
                <text:p>27.948566003318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11.691331424">
                <text:p>111.691331424</text:p>
              </table:table-cell>
              <table:table-cell office:value-type="float" office:value="27.520625733761">
                <text:p>27.520625733761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11.704689382">
                <text:p>111.704689382</text:p>
              </table:table-cell>
              <table:table-cell office:value-type="float" office:value="27.6886631894747">
                <text:p>27.688663189474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11.71810609">
                <text:p>111.71810609</text:p>
              </table:table-cell>
              <table:table-cell office:value-type="float" office:value="27.5674181745123">
                <text:p>27.567418174512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11.731519308">
                <text:p>111.731519308</text:p>
              </table:table-cell>
              <table:table-cell office:value-type="float" office:value="27.5745909715647">
                <text:p>27.574590971564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11.758287046">
                <text:p>111.758287046</text:p>
              </table:table-cell>
              <table:table-cell office:value-type="float" office:value="27.7531575919308">
                <text:p>27.753157591930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11.771889743">
                <text:p>111.771889743</text:p>
              </table:table-cell>
              <table:table-cell office:value-type="float" office:value="27.1904902359925">
                <text:p>27.190490235992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11.785013638">
                <text:p>111.785013638</text:p>
              </table:table-cell>
              <table:table-cell office:value-type="float" office:value="28.1824869797382">
                <text:p>28.182486979738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11.798473627">
                <text:p>111.798473627</text:p>
              </table:table-cell>
              <table:table-cell office:value-type="float" office:value="27.4787743111543">
                <text:p>27.478774311154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11.812008512">
                <text:p>111.812008512</text:p>
              </table:table-cell>
              <table:table-cell office:value-type="float" office:value="27.3267190644546">
                <text:p>27.326719064454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11.825415011">
                <text:p>111.825415011</text:p>
              </table:table-cell>
              <table:table-cell office:value-type="float" office:value="27.5884106625631">
                <text:p>27.588410662563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11.838887188">
                <text:p>111.838887188</text:p>
              </table:table-cell>
              <table:table-cell office:value-type="float" office:value="27.4539148323226">
                <text:p>27.453914832322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11.85201603">
                <text:p>111.85201603</text:p>
              </table:table-cell>
              <table:table-cell office:value-type="float" office:value="28.1718677063469">
                <text:p>28.171867706346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11.865272685">
                <text:p>111.865272685</text:p>
              </table:table-cell>
              <table:table-cell office:value-type="float" office:value="27.900250852342">
                <text:p>27.90025085234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11.878242516">
                <text:p>111.878242516</text:p>
              </table:table-cell>
              <table:table-cell office:value-type="float" office:value="28.5172566982352">
                <text:p>28.517256698235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11.903811292">
                <text:p>111.903811292</text:p>
              </table:table-cell>
              <table:table-cell office:value-type="float" office:value="29.0935909728606">
                <text:p>29.093590972860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11.91640607">
                <text:p>111.91640607</text:p>
              </table:table-cell>
              <table:table-cell office:value-type="float" office:value="29.3664564760204">
                <text:p>29.366456476020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11.928961421">
                <text:p>111.928961421</text:p>
              </table:table-cell>
              <table:table-cell office:value-type="float" office:value="29.4586746291303">
                <text:p>29.458674629130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11.941604168">
                <text:p>111.941604168</text:p>
              </table:table-cell>
              <table:table-cell office:value-type="float" office:value="29.2550345237011">
                <text:p>29.255034523701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11.954287332">
                <text:p>111.954287332</text:p>
              </table:table-cell>
              <table:table-cell office:value-type="float" office:value="29.1618085175744">
                <text:p>29.161808517574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11.967065183">
                <text:p>111.967065183</text:p>
              </table:table-cell>
              <table:table-cell office:value-type="float" office:value="28.9457123863519">
                <text:p>28.9457123863519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11.979913087">
                <text:p>111.979913087</text:p>
              </table:table-cell>
              <table:table-cell office:value-type="float" office:value="28.7878863322744">
                <text:p>28.787886332274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11.992867345">
                <text:p>111.992867345</text:p>
              </table:table-cell>
              <table:table-cell office:value-type="float" office:value="28.55153880401">
                <text:p>28.5515388040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12.005790041">
                <text:p>112.005790041</text:p>
              </table:table-cell>
              <table:table-cell office:value-type="float" office:value="28.6212722144834">
                <text:p>28.621272214483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12.019051279">
                <text:p>112.019051279</text:p>
              </table:table-cell>
              <table:table-cell office:value-type="float" office:value="27.8906087019025">
                <text:p>27.890608701902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12.045907143">
                <text:p>112.045907143</text:p>
              </table:table-cell>
              <table:table-cell office:value-type="float" office:value="27.175297062469">
                <text:p>27.17529706246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12.059476247">
                <text:p>112.059476247</text:p>
              </table:table-cell>
              <table:table-cell office:value-type="float" office:value="27.2578056710295">
                <text:p>27.257805671029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12.073204986">
                <text:p>112.073204986</text:p>
              </table:table-cell>
              <table:table-cell office:value-type="float" office:value="26.9408574206143">
                <text:p>26.94085742061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12.086904559">
                <text:p>112.086904559</text:p>
              </table:table-cell>
              <table:table-cell office:value-type="float" office:value="26.9982137370631">
                <text:p>26.998213737063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12.100864342">
                <text:p>112.100864342</text:p>
              </table:table-cell>
              <table:table-cell office:value-type="float" office:value="26.4949677198746">
                <text:p>26.494967719874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12.114824801">
                <text:p>112.114824801</text:p>
              </table:table-cell>
              <table:table-cell office:value-type="float" office:value="26.4936847681093">
                <text:p>26.493684768109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12.128929636">
                <text:p>112.128929636</text:p>
              </table:table-cell>
              <table:table-cell office:value-type="float" office:value="26.2224974600292">
                <text:p>26.222497460029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2.143126554">
                <text:p>112.143126554</text:p>
              </table:table-cell>
              <table:table-cell office:value-type="float" office:value="26.0524150354981">
                <text:p>26.052415035498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12.157521077">
                <text:p>112.157521077</text:p>
              </table:table-cell>
              <table:table-cell office:value-type="float" office:value="25.6947729329312">
                <text:p>25.6947729329312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12.17185284">
                <text:p>112.17185284</text:p>
              </table:table-cell>
              <table:table-cell office:value-type="float" office:value="25.8072925126269">
                <text:p>25.807292512626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12.200825116">
                <text:p>112.200825116</text:p>
              </table:table-cell>
              <table:table-cell office:value-type="float" office:value="25.3941296406117">
                <text:p>25.394129640611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12.215279847">
                <text:p>112.215279847</text:p>
              </table:table-cell>
              <table:table-cell office:value-type="float" office:value="25.5877470125127">
                <text:p>25.587747012512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12.229658485">
                <text:p>112.229658485</text:p>
              </table:table-cell>
              <table:table-cell office:value-type="float" office:value="25.7231595900066">
                <text:p>25.723159590006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12.244277384">
                <text:p>112.244277384</text:p>
              </table:table-cell>
              <table:table-cell office:value-type="float" office:value="25.3004005269276">
                <text:p>25.300400526927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12.258779511">
                <text:p>112.258779511</text:p>
              </table:table-cell>
              <table:table-cell office:value-type="float" office:value="25.504120875619">
                <text:p>25.504120875619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12.273459504">
                <text:p>112.273459504</text:p>
              </table:table-cell>
              <table:table-cell office:value-type="float" office:value="25.1951073791463">
                <text:p>25.195107379146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2.288216633">
                <text:p>112.288216633</text:p>
              </table:table-cell>
              <table:table-cell office:value-type="float" office:value="25.0634117221584">
                <text:p>25.063411722158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2.303026626">
                <text:p>112.303026626</text:p>
              </table:table-cell>
              <table:table-cell office:value-type="float" office:value="24.9739483306854">
                <text:p>24.973948330685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2.317803598">
                <text:p>112.317803598</text:p>
              </table:table-cell>
              <table:table-cell office:value-type="float" office:value="25.0297557553432">
                <text:p>25.029755755343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12.332750258">
                <text:p>112.332750258</text:p>
              </table:table-cell>
              <table:table-cell office:value-type="float" office:value="24.7455953345317">
                <text:p>24.745595334531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12.362704412">
                <text:p>112.362704412</text:p>
              </table:table-cell>
              <table:table-cell office:value-type="float" office:value="24.8009045842576">
                <text:p>24.800904584257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12.377827167">
                <text:p>112.377827167</text:p>
              </table:table-cell>
              <table:table-cell office:value-type="float" office:value="24.4574483923143">
                <text:p>24.457448392314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12.393063828">
                <text:p>112.393063828</text:p>
              </table:table-cell>
              <table:table-cell office:value-type="float" office:value="24.2746097692615">
                <text:p>24.274609769261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12.408162572">
                <text:p>112.408162572</text:p>
              </table:table-cell>
              <table:table-cell office:value-type="float" office:value="24.4963422098784">
                <text:p>24.496342209878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12.423351889">
                <text:p>112.423351889</text:p>
              </table:table-cell>
              <table:table-cell office:value-type="float" office:value="24.3502719682132">
                <text:p>24.350271968213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12.438621727">
                <text:p>112.438621727</text:p>
              </table:table-cell>
              <table:table-cell office:value-type="float" office:value="24.2218679701822">
                <text:p>24.221867970182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12.453967659">
                <text:p>112.453967659</text:p>
              </table:table-cell>
              <table:table-cell office:value-type="float" office:value="24.101761949715">
                <text:p>24.10176194971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12.469229946">
                <text:p>112.469229946</text:p>
              </table:table-cell>
              <table:table-cell office:value-type="float" office:value="24.2338517132914">
                <text:p>24.233851713291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12.48461692">
                <text:p>112.48461692</text:p>
              </table:table-cell>
              <table:table-cell office:value-type="float" office:value="24.0374748121378">
                <text:p>24.037474812137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12.500026706">
                <text:p>112.500026706</text:p>
              </table:table-cell>
              <table:table-cell office:value-type="float" office:value="24.0018907441552">
                <text:p>24.001890744155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12.530729925">
                <text:p>112.530729925</text:p>
              </table:table-cell>
              <table:table-cell office:value-type="float" office:value="24.1814526852313">
                <text:p>24.181452685231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12.546151535">
                <text:p>112.546151535</text:p>
              </table:table-cell>
              <table:table-cell office:value-type="float" office:value="23.9834881028975">
                <text:p>23.983488102897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12.561406842">
                <text:p>112.561406842</text:p>
              </table:table-cell>
              <table:table-cell office:value-type="float" office:value="24.2449398075127">
                <text:p>24.244939807512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12.576697722">
                <text:p>112.576697722</text:p>
              </table:table-cell>
              <table:table-cell office:value-type="float" office:value="24.1885359091889">
                <text:p>24.1885359091889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12.592062196">
                <text:p>112.592062196</text:p>
              </table:table-cell>
              <table:table-cell office:value-type="float" office:value="24.0726757038838">
                <text:p>24.072675703883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12.607277086">
                <text:p>112.607277086</text:p>
              </table:table-cell>
              <table:table-cell office:value-type="float" office:value="24.3093443305216">
                <text:p>24.30934433052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12.622660987">
                <text:p>112.622660987</text:p>
              </table:table-cell>
              <table:table-cell office:value-type="float" office:value="24.0422764005313">
                <text:p>24.042276400531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12.63809619">
                <text:p>112.63809619</text:p>
              </table:table-cell>
              <table:table-cell office:value-type="float" office:value="23.9623670620822">
                <text:p>23.962367062082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12.653754363">
                <text:p>112.653754363</text:p>
              </table:table-cell>
              <table:table-cell office:value-type="float" office:value="23.6211466025746">
                <text:p>23.621146602574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12.66956613">
                <text:p>112.66956613</text:p>
              </table:table-cell>
              <table:table-cell office:value-type="float" office:value="23.3916930321928">
                <text:p>23.391693032192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2.701659978">
                <text:p>112.701659978</text:p>
              </table:table-cell>
              <table:table-cell office:value-type="float" office:value="22.9974007710801">
                <text:p>22.997400771080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12.717808465">
                <text:p>112.717808465</text:p>
              </table:table-cell>
              <table:table-cell office:value-type="float" office:value="22.9039414009329">
                <text:p>22.903941400932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12.734170598">
                <text:p>112.734170598</text:p>
              </table:table-cell>
              <table:table-cell office:value-type="float" office:value="22.6048767578942">
                <text:p>22.6048767578942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12.750395335">
                <text:p>112.750395335</text:p>
              </table:table-cell>
              <table:table-cell office:value-type="float" office:value="22.7963017188864">
                <text:p>22.796301718886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12.766777">
                <text:p>112.766777</text:p>
              </table:table-cell>
              <table:table-cell office:value-type="float" office:value="22.5779247691617">
                <text:p>22.577924769161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12.783142415">
                <text:p>112.783142415</text:p>
              </table:table-cell>
              <table:table-cell office:value-type="float" office:value="22.600343465903">
                <text:p>22.60034346590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12.79976559">
                <text:p>112.79976559</text:p>
              </table:table-cell>
              <table:table-cell office:value-type="float" office:value="22.2499011145905">
                <text:p>22.249901114590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12.816197099">
                <text:p>112.816197099</text:p>
              </table:table-cell>
              <table:table-cell office:value-type="float" office:value="22.5094359843991">
                <text:p>22.5094359843991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12.832710587">
                <text:p>112.832710587</text:p>
              </table:table-cell>
              <table:table-cell office:value-type="float" office:value="22.3976909034746">
                <text:p>22.397690903474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12.849434128">
                <text:p>112.849434128</text:p>
              </table:table-cell>
              <table:table-cell office:value-type="float" office:value="22.1163687738866">
                <text:p>22.116368773886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12.882631468">
                <text:p>112.882631468</text:p>
              </table:table-cell>
              <table:table-cell office:value-type="float" office:value="22.3595387745101">
                <text:p>22.359538774510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12.899004331">
                <text:p>112.899004331</text:p>
              </table:table-cell>
              <table:table-cell office:value-type="float" office:value="22.5900625908617">
                <text:p>22.590062590861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2.91548709">
                <text:p>112.91548709</text:p>
              </table:table-cell>
              <table:table-cell office:value-type="float" office:value="22.4394471801454">
                <text:p>22.439447180145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12.932020317">
                <text:p>112.932020317</text:p>
              </table:table-cell>
              <table:table-cell office:value-type="float" office:value="22.370950326885">
                <text:p>22.370950326885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12.948640472">
                <text:p>112.948640472</text:p>
              </table:table-cell>
              <table:table-cell office:value-type="float" office:value="22.2539440795376">
                <text:p>22.253944079537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12.965377554">
                <text:p>112.965377554</text:p>
              </table:table-cell>
              <table:table-cell office:value-type="float" office:value="22.0984757057864">
                <text:p>22.098475705786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12.982017709">
                <text:p>112.982017709</text:p>
              </table:table-cell>
              <table:table-cell office:value-type="float" office:value="22.2271967996597">
                <text:p>22.227196799659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12.998804532">
                <text:p>112.998804532</text:p>
              </table:table-cell>
              <table:table-cell office:value-type="float" office:value="22.032995758655">
                <text:p>22.03299575865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13.015849115">
                <text:p>113.015849115</text:p>
              </table:table-cell>
              <table:table-cell office:value-type="float" office:value="21.6997975229891">
                <text:p>21.699797522989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13.032934115">
                <text:p>113.032934115</text:p>
              </table:table-cell>
              <table:table-cell office:value-type="float" office:value="21.6484635622198">
                <text:p>21.648463562219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13.067332241">
                <text:p>113.067332241</text:p>
              </table:table-cell>
              <table:table-cell office:value-type="float" office:value="21.3183209443769">
                <text:p>21.318320944376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13.084585418">
                <text:p>113.084585418</text:p>
              </table:table-cell>
              <table:table-cell office:value-type="float" office:value="21.4374430843094">
                <text:p>21.437443084309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13.10210042">
                <text:p>113.10210042</text:p>
              </table:table-cell>
              <table:table-cell office:value-type="float" office:value="21.1169830275969">
                <text:p>21.116983027596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13.119589067">
                <text:p>113.119589067</text:p>
              </table:table-cell>
              <table:table-cell office:value-type="float" office:value="21.1488058487819">
                <text:p>21.148805848781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13.137316204">
                <text:p>113.137316204</text:p>
              </table:table-cell>
              <table:table-cell office:value-type="float" office:value="20.8642828203422">
                <text:p>20.864282820342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13.1551123">
                <text:p>113.1551123</text:p>
              </table:table-cell>
              <table:table-cell office:value-type="float" office:value="20.7834347467154">
                <text:p>20.783434746715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3.172887771">
                <text:p>113.172887771</text:p>
              </table:table-cell>
              <table:table-cell office:value-type="float" office:value="20.8075499074485">
                <text:p>20.807549907448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3.191029494">
                <text:p>113.191029494</text:p>
              </table:table-cell>
              <table:table-cell office:value-type="float" office:value="20.3874791805743">
                <text:p>20.387479180574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3.209103299">
                <text:p>113.209103299</text:p>
              </table:table-cell>
              <table:table-cell office:value-type="float" office:value="20.4640915381416">
                <text:p>20.4640915381416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3.227230177">
                <text:p>113.227230177</text:p>
              </table:table-cell>
              <table:table-cell office:value-type="float" office:value="20.4041754989538">
                <text:p>20.404175498953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13.263196849">
                <text:p>113.263196849</text:p>
              </table:table-cell>
              <table:table-cell office:value-type="float" office:value="20.446474166313">
                <text:p>20.44647416631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13.281213363">
                <text:p>113.281213363</text:p>
              </table:table-cell>
              <table:table-cell office:value-type="float" office:value="20.5291656289191">
                <text:p>20.529165628919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13.299295137">
                <text:p>113.299295137</text:p>
              </table:table-cell>
              <table:table-cell office:value-type="float" office:value="20.4550726031198">
                <text:p>20.455072603119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13.317591859">
                <text:p>113.317591859</text:p>
              </table:table-cell>
              <table:table-cell office:value-type="float" office:value="20.2147685230582">
                <text:p>20.214768523058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13.33577504">
                <text:p>113.33577504</text:p>
              </table:table-cell>
              <table:table-cell office:value-type="float" office:value="20.3409953386833">
                <text:p>20.340995338683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13.353891032">
                <text:p>113.353891032</text:p>
              </table:table-cell>
              <table:table-cell office:value-type="float" office:value="20.4164364811466">
                <text:p>20.416436481146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13.371857181">
                <text:p>113.371857181</text:p>
              </table:table-cell>
              <table:table-cell office:value-type="float" office:value="20.5867156039722">
                <text:p>20.5867156039722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13.39004781">
                <text:p>113.39004781</text:p>
              </table:table-cell>
              <table:table-cell office:value-type="float" office:value="20.332666889256">
                <text:p>20.33266688925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13.408202136">
                <text:p>113.408202136</text:p>
              </table:table-cell>
              <table:table-cell office:value-type="float" office:value="20.3733258927244">
                <text:p>20.373325892724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13.426535004">
                <text:p>113.426535004</text:p>
              </table:table-cell>
              <table:table-cell office:value-type="float" office:value="20.1749120738568">
                <text:p>20.174912073856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13.463540378">
                <text:p>113.463540378</text:p>
              </table:table-cell>
              <table:table-cell office:value-type="float" office:value="19.9061140786615">
                <text:p>19.906114078661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13.482346321">
                <text:p>113.482346321</text:p>
              </table:table-cell>
              <table:table-cell office:value-type="float" office:value="19.6673998193268">
                <text:p>19.667399819326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3.501372108">
                <text:p>113.501372108</text:p>
              </table:table-cell>
              <table:table-cell office:value-type="float" office:value="19.440141948584">
                <text:p>19.44014194858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13.520584667">
                <text:p>113.520584667</text:p>
              </table:table-cell>
              <table:table-cell office:value-type="float" office:value="19.2511575350893">
                <text:p>19.2511575350893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13.539818579">
                <text:p>113.539818579</text:p>
              </table:table-cell>
              <table:table-cell office:value-type="float" office:value="19.2297853895693">
                <text:p>19.229785389569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13.559424681">
                <text:p>113.559424681</text:p>
              </table:table-cell>
              <table:table-cell office:value-type="float" office:value="18.864739149155">
                <text:p>18.86473914915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13.578845313">
                <text:p>113.578845313</text:p>
              </table:table-cell>
              <table:table-cell office:value-type="float" office:value="19.0449002875959">
                <text:p>19.044900287595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13.59871303">
                <text:p>113.59871303</text:p>
              </table:table-cell>
              <table:table-cell office:value-type="float" office:value="18.6163312051273">
                <text:p>18.616331205127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13.61857158">
                <text:p>113.61857158</text:p>
              </table:table-cell>
              <table:table-cell office:value-type="float" office:value="18.6249247786118">
                <text:p>18.624924778611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13.638709871">
                <text:p>113.638709871</text:p>
              </table:table-cell>
              <table:table-cell office:value-type="float" office:value="18.3662059487847">
                <text:p>18.366205948784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13.679066609">
                <text:p>113.679066609</text:p>
              </table:table-cell>
              <table:table-cell office:value-type="float" office:value="18.1937052291292">
                <text:p>18.193705229129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13.699605057">
                <text:p>113.699605057</text:p>
              </table:table-cell>
              <table:table-cell office:value-type="float" office:value="18.0083714193739">
                <text:p>18.008371419373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13.720325745">
                <text:p>113.720325745</text:p>
              </table:table-cell>
              <table:table-cell office:value-type="float" office:value="17.8499864465044">
                <text:p>17.849986446504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13.741173153">
                <text:p>113.741173153</text:p>
              </table:table-cell>
              <table:table-cell office:value-type="float" office:value="17.7414861339975">
                <text:p>17.741486133997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13.762235404">
                <text:p>113.762235404</text:p>
              </table:table-cell>
              <table:table-cell office:value-type="float" office:value="17.5605162032363">
                <text:p>17.560516203236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13.783332448">
                <text:p>113.783332448</text:p>
              </table:table-cell>
              <table:table-cell office:value-type="float" office:value="17.5315556037697">
                <text:p>17.5315556037697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13.8045872">
                <text:p>113.8045872</text:p>
              </table:table-cell>
              <table:table-cell office:value-type="float" office:value="17.4014733252059">
                <text:p>17.401473325205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13.825698932">
                <text:p>113.825698932</text:p>
              </table:table-cell>
              <table:table-cell office:value-type="float" office:value="17.5193584288487">
                <text:p>17.519358428848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13.846946965">
                <text:p>113.846946965</text:p>
              </table:table-cell>
              <table:table-cell office:value-type="float" office:value="17.406975975791">
                <text:p>17.40697597579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13.867876821">
                <text:p>113.867876821</text:p>
              </table:table-cell>
              <table:table-cell office:value-type="float" office:value="17.6715979298078">
                <text:p>17.671597929807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13.910383721">
                <text:p>113.910383721</text:p>
              </table:table-cell>
              <table:table-cell office:value-type="float" office:value="17.3439703138483">
                <text:p>17.343970313848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13.93164264">
                <text:p>113.93164264</text:p>
              </table:table-cell>
              <table:table-cell office:value-type="float" office:value="17.3980624303193">
                <text:p>17.398062430319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13.952838018">
                <text:p>113.952838018</text:p>
              </table:table-cell>
              <table:table-cell office:value-type="float" office:value="17.4502195696471">
                <text:p>17.450219569647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13.97381855">
                <text:p>113.97381855</text:p>
              </table:table-cell>
              <table:table-cell office:value-type="float" office:value="17.6289142697987">
                <text:p>17.628914269798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13.994799031">
                <text:p>113.994799031</text:p>
              </table:table-cell>
              <table:table-cell office:value-type="float" office:value="17.6289571226359">
                <text:p>17.6289571226359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14.015937898">
                <text:p>114.015937898</text:p>
              </table:table-cell>
              <table:table-cell office:value-type="float" office:value="17.4968696270291">
                <text:p>17.496869627029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14.037181192">
                <text:p>114.037181192</text:p>
              </table:table-cell>
              <table:table-cell office:value-type="float" office:value="17.4108591615861">
                <text:p>17.410859161586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14.058448705">
                <text:p>114.058448705</text:p>
              </table:table-cell>
              <table:table-cell office:value-type="float" office:value="17.3910320384889">
                <text:p>17.391032038488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14.079973823">
                <text:p>114.079973823</text:p>
              </table:table-cell>
              <table:table-cell office:value-type="float" office:value="17.1829023172811">
                <text:p>17.182902317281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14.101532534">
                <text:p>114.101532534</text:p>
              </table:table-cell>
              <table:table-cell office:value-type="float" office:value="17.1561277463085">
                <text:p>17.156127746308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14.145031677">
                <text:p>114.145031677</text:p>
              </table:table-cell>
              <table:table-cell office:value-type="float" office:value="17.0066965252415">
                <text:p>17.006696525241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14.166887525">
                <text:p>114.166887525</text:p>
              </table:table-cell>
              <table:table-cell office:value-type="float" office:value="16.9228848938921">
                <text:p>16.922884893892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14.188771134">
                <text:p>114.188771134</text:p>
              </table:table-cell>
              <table:table-cell office:value-type="float" office:value="16.9014169446708">
                <text:p>16.9014169446708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14.210956566">
                <text:p>114.210956566</text:p>
              </table:table-cell>
              <table:table-cell office:value-type="float" office:value="16.671480634756">
                <text:p>16.67148063475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14.23317278">
                <text:p>114.23317278</text:p>
              </table:table-cell>
              <table:table-cell office:value-type="float" office:value="16.6483812210568">
                <text:p>16.648381221056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14.255538421">
                <text:p>114.255538421</text:p>
              </table:table-cell>
              <table:table-cell office:value-type="float" office:value="16.5371517839584">
                <text:p>16.537151783958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14.278052188">
                <text:p>114.278052188</text:p>
              </table:table-cell>
              <table:table-cell office:value-type="float" office:value="16.4283480397809">
                <text:p>16.428348039780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4.300695851">
                <text:p>114.300695851</text:p>
              </table:table-cell>
              <table:table-cell office:value-type="float" office:value="16.3341063661418">
                <text:p>16.334106366141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14.323390608">
                <text:p>114.323390608</text:p>
              </table:table-cell>
              <table:table-cell office:value-type="float" office:value="16.2973324615327">
                <text:p>16.2973324615327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14.345994947">
                <text:p>114.345994947</text:p>
              </table:table-cell>
              <table:table-cell office:value-type="float" office:value="16.3625222556191">
                <text:p>16.362522255619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14.391587847">
                <text:p>114.391587847</text:p>
              </table:table-cell>
              <table:table-cell office:value-type="float" office:value="16.177782395043">
                <text:p>16.17778239504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14.414529792">
                <text:p>114.414529792</text:p>
              </table:table-cell>
              <table:table-cell office:value-type="float" office:value="16.1217368432641">
                <text:p>16.121736843264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14.437640852">
                <text:p>114.437640852</text:p>
              </table:table-cell>
              <table:table-cell office:value-type="float" office:value="16.0037661605151">
                <text:p>16.0037661605151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14.460815663">
                <text:p>114.460815663</text:p>
              </table:table-cell>
              <table:table-cell office:value-type="float" office:value="15.9597418059679">
                <text:p>15.9597418059679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14.48404214">
                <text:p>114.48404214</text:p>
              </table:table-cell>
              <table:table-cell office:value-type="float" office:value="15.9242402522888">
                <text:p>15.924240252288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14.507466378">
                <text:p>114.507466378</text:p>
              </table:table-cell>
              <table:table-cell office:value-type="float" office:value="15.7897985821677">
                <text:p>15.789798582167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14.531089627">
                <text:p>114.531089627</text:p>
              </table:table-cell>
              <table:table-cell office:value-type="float" office:value="15.6567794702302">
                <text:p>15.656779470230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14.554743397">
                <text:p>114.554743397</text:p>
              </table:table-cell>
              <table:table-cell office:value-type="float" office:value="15.6365771698037">
                <text:p>15.636577169803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14.578579564">
                <text:p>114.578579564</text:p>
              </table:table-cell>
              <table:table-cell office:value-type="float" office:value="15.5169243428165">
                <text:p>15.516924342816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14.602353074">
                <text:p>114.602353074</text:p>
              </table:table-cell>
              <table:table-cell office:value-type="float" office:value="15.5578204464073">
                <text:p>15.557820446407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14.650526086">
                <text:p>114.650526086</text:p>
              </table:table-cell>
              <table:table-cell office:value-type="float" office:value="15.3238913380903">
                <text:p>15.323891338090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14.67499866">
                <text:p>114.67499866</text:p>
              </table:table-cell>
              <table:table-cell office:value-type="float" office:value="15.1134081753491">
                <text:p>15.113408175349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14.69955634">
                <text:p>114.69955634</text:p>
              </table:table-cell>
              <table:table-cell office:value-type="float" office:value="15.0610318222767">
                <text:p>15.061031822276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14.724602822">
                <text:p>114.724602822</text:p>
              </table:table-cell>
              <table:table-cell office:value-type="float" office:value="14.7671038176955">
                <text:p>14.767103817695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14.749719149">
                <text:p>114.749719149</text:p>
              </table:table-cell>
              <table:table-cell office:value-type="float" office:value="14.7260385629741">
                <text:p>14.726038562974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14.775281467">
                <text:p>114.775281467</text:p>
              </table:table-cell>
              <table:table-cell office:value-type="float" office:value="14.4691103506626">
                <text:p>14.4691103506626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14.800879982">
                <text:p>114.800879982</text:p>
              </table:table-cell>
              <table:table-cell office:value-type="float" office:value="14.448650633155">
                <text:p>14.44865063315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4.826808134">
                <text:p>114.826808134</text:p>
              </table:table-cell>
              <table:table-cell office:value-type="float" office:value="14.2649580256186">
                <text:p>14.2649580256186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4.852586182">
                <text:p>114.852586182</text:p>
              </table:table-cell>
              <table:table-cell office:value-type="float" office:value="14.3480220054618">
                <text:p>14.3480220054618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14.878653188">
                <text:p>114.878653188</text:p>
              </table:table-cell>
              <table:table-cell office:value-type="float" office:value="14.1889712981489">
                <text:p>14.188971298148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14.930468399">
                <text:p>114.930468399</text:p>
              </table:table-cell>
              <table:table-cell office:value-type="float" office:value="14.2213070742485">
                <text:p>14.221307074248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14.956485197">
                <text:p>114.956485197</text:p>
              </table:table-cell>
              <table:table-cell office:value-type="float" office:value="14.2163536020818">
                <text:p>14.2163536020818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14.98249637">
                <text:p>114.98249637</text:p>
              </table:table-cell>
              <table:table-cell office:value-type="float" office:value="14.2194279344168">
                <text:p>14.219427934416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15.008322595">
                <text:p>115.008322595</text:p>
              </table:table-cell>
              <table:table-cell office:value-type="float" office:value="14.3212567830214">
                <text:p>14.321256783021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15.034530383">
                <text:p>115.034530383</text:p>
              </table:table-cell>
              <table:table-cell office:value-type="float" office:value="14.1127515211293">
                <text:p>14.1127515211293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15.060690046">
                <text:p>115.060690046</text:p>
              </table:table-cell>
              <table:table-cell office:value-type="float" office:value="14.1387142472486">
                <text:p>14.138714247248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15.087111481">
                <text:p>115.087111481</text:p>
              </table:table-cell>
              <table:table-cell office:value-type="float" office:value="13.9986340621657">
                <text:p>13.998634062165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15.113608646">
                <text:p>115.113608646</text:p>
              </table:table-cell>
              <table:table-cell office:value-type="float" office:value="13.958625383569">
                <text:p>13.958625383569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15.14041055">
                <text:p>115.14041055</text:p>
              </table:table-cell>
              <table:table-cell office:value-type="float" office:value="13.7999151091055">
                <text:p>13.799915109105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15.16731881">
                <text:p>115.16731881</text:p>
              </table:table-cell>
              <table:table-cell office:value-type="float" office:value="13.7453703792652">
                <text:p>13.7453703792652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15.221123245">
                <text:p>115.221123245</text:p>
              </table:table-cell>
              <table:table-cell office:value-type="float" office:value="13.7607393217188">
                <text:p>13.760739321718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15.248201869">
                <text:p>115.248201869</text:p>
              </table:table-cell>
              <table:table-cell office:value-type="float" office:value="13.6588919718004">
                <text:p>13.658891971800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15.275552265">
                <text:p>115.275552265</text:p>
              </table:table-cell>
              <table:table-cell office:value-type="float" office:value="13.5231679995526">
                <text:p>13.523167999552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15.303152245">
                <text:p>115.303152245</text:p>
              </table:table-cell>
              <table:table-cell office:value-type="float" office:value="13.4008792746251">
                <text:p>13.400879274625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15.33066186">
                <text:p>115.33066186</text:p>
              </table:table-cell>
              <table:table-cell office:value-type="float" office:value="13.444899172967">
                <text:p>13.4448991729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15.358220695">
                <text:p>115.358220695</text:p>
              </table:table-cell>
              <table:table-cell office:value-type="float" office:value="13.4208866217116">
                <text:p>13.420886621711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15.3859738">
                <text:p>115.3859738</text:p>
              </table:table-cell>
              <table:table-cell office:value-type="float" office:value="13.3269412543967">
                <text:p>13.326941254396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15.413818625">
                <text:p>115.413818625</text:p>
              </table:table-cell>
              <table:table-cell office:value-type="float" office:value="13.2830427184261">
                <text:p>13.283042718426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15.441876992">
                <text:p>115.441876992</text:p>
              </table:table-cell>
              <table:table-cell office:value-type="float" office:value="13.1819503238488">
                <text:p>13.181950323848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15.469927182">
                <text:p>115.469927182</text:p>
              </table:table-cell>
              <table:table-cell office:value-type="float" office:value="13.1857930360314">
                <text:p>13.185793036031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15.526492354">
                <text:p>115.526492354</text:p>
              </table:table-cell>
              <table:table-cell office:value-type="float" office:value="13.0952190845071">
                <text:p>13.095219084507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15.55520989">
                <text:p>115.55520989</text:p>
              </table:table-cell>
              <table:table-cell office:value-type="float" office:value="12.8793779508579">
                <text:p>12.879377950857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15.583962842">
                <text:p>115.583962842</text:p>
              </table:table-cell>
              <table:table-cell office:value-type="float" office:value="12.8635139780452">
                <text:p>12.8635139780452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15.613145015">
                <text:p>115.613145015</text:p>
              </table:table-cell>
              <table:table-cell office:value-type="float" office:value="12.6743131829896">
                <text:p>12.674313182989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15.642423073">
                <text:p>115.642423073</text:p>
              </table:table-cell>
              <table:table-cell office:value-type="float" office:value="12.6328050843675">
                <text:p>12.632805084367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15.672126705">
                <text:p>115.672126705</text:p>
              </table:table-cell>
              <table:table-cell office:value-type="float" office:value="12.4518106055564">
                <text:p>12.451810605556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15.701959088">
                <text:p>115.701959088</text:p>
              </table:table-cell>
              <table:table-cell office:value-type="float" office:value="12.3980709138166">
                <text:p>12.3980709138166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15.73235215">
                <text:p>115.73235215</text:p>
              </table:table-cell>
              <table:table-cell office:value-type="float" office:value="12.1693562814295">
                <text:p>12.169356281429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15.763175629">
                <text:p>115.763175629</text:p>
              </table:table-cell>
              <table:table-cell office:value-type="float" office:value="11.9994242039338">
                <text:p>11.9994242039338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15.794433797">
                <text:p>115.794433797</text:p>
              </table:table-cell>
              <table:table-cell office:value-type="float" office:value="11.8325552528121">
                <text:p>11.832555252812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15.858147794">
                <text:p>115.858147794</text:p>
              </table:table-cell>
              <table:table-cell office:value-type="float" office:value="11.5506009742673">
                <text:p>11.550600974267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15.890883467">
                <text:p>115.890883467</text:p>
              </table:table-cell>
              <table:table-cell office:value-type="float" office:value="11.2984999563445">
                <text:p>11.298499956344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15.923792734">
                <text:p>115.923792734</text:p>
              </table:table-cell>
              <table:table-cell office:value-type="float" office:value="11.2389011873627">
                <text:p>11.238901187362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15.957230284">
                <text:p>115.957230284</text:p>
              </table:table-cell>
              <table:table-cell office:value-type="float" office:value="11.0613367296008">
                <text:p>11.061336729600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15.99094372">
                <text:p>115.99094372</text:p>
              </table:table-cell>
              <table:table-cell office:value-type="float" office:value="10.9708188735498">
                <text:p>10.970818873549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16.025274815">
                <text:p>116.025274815</text:p>
              </table:table-cell>
              <table:table-cell office:value-type="float" office:value="10.7734402285235">
                <text:p>10.773440228523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16.059890962">
                <text:p>116.059890962</text:p>
              </table:table-cell>
              <table:table-cell office:value-type="float" office:value="10.6847246737906">
                <text:p>10.684724673790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16.094787996">
                <text:p>116.094787996</text:p>
              </table:table-cell>
              <table:table-cell office:value-type="float" office:value="10.5987230881034">
                <text:p>10.598723088103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16.1301055">
                <text:p>116.1301055</text:p>
              </table:table-cell>
              <table:table-cell office:value-type="float" office:value="10.4725407537575">
                <text:p>10.472540753757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16.165932432">
                <text:p>116.165932432</text:p>
              </table:table-cell>
              <table:table-cell office:value-type="float" office:value="10.3236302779797">
                <text:p>10.323630277979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16.238629841">
                <text:p>116.238629841</text:p>
              </table:table-cell>
              <table:table-cell office:value-type="float" office:value="10.0687480113861">
                <text:p>10.068748011386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16.275815372">
                <text:p>116.275815372</text:p>
              </table:table-cell>
              <table:table-cell office:value-type="float" office:value="9.94644933162409">
                <text:p>9.94644933162409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16.312163816">
                <text:p>116.312163816</text:p>
              </table:table-cell>
              <table:table-cell office:value-type="float" office:value="10.175511225805">
                <text:p>10.175511225805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16.34859601">
                <text:p>116.34859601</text:p>
              </table:table-cell>
              <table:table-cell office:value-type="float" office:value="10.1521198520762">
                <text:p>10.152119852076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16.38486435">
                <text:p>116.38486435</text:p>
              </table:table-cell>
              <table:table-cell office:value-type="float" office:value="10.1979853492611">
                <text:p>10.197985349261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16.421295399">
                <text:p>116.421295399</text:p>
              </table:table-cell>
              <table:table-cell office:value-type="float" office:value="10.1524389254205">
                <text:p>10.152438925420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16.458221397">
                <text:p>116.458221397</text:p>
              </table:table-cell>
              <table:table-cell office:value-type="float" office:value="10.0163575798762">
                <text:p>10.016357579876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16.495556928">
                <text:p>116.495556928</text:p>
              </table:table-cell>
              <table:table-cell office:value-type="float" office:value="9.90648827152189">
                <text:p>9.90648827152189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16.533429387">
                <text:p>116.533429387</text:p>
              </table:table-cell>
              <table:table-cell office:value-type="float" office:value="9.76604133261256">
                <text:p>9.76604133261256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16.571732838">
                <text:p>116.571732838</text:p>
              </table:table-cell>
              <table:table-cell office:value-type="float" office:value="9.65615343540425">
                <text:p>9.65615343540425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6.649257554">
                <text:p>116.649257554</text:p>
              </table:table-cell>
              <table:table-cell office:value-type="float" office:value="9.48901101903687">
                <text:p>9.4890110190368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6.689096373">
                <text:p>116.689096373</text:p>
              </table:table-cell>
              <table:table-cell office:value-type="float" office:value="9.28401015004598">
                <text:p>9.2840101500459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6.729331756">
                <text:p>116.729331756</text:p>
              </table:table-cell>
              <table:table-cell office:value-type="float" office:value="9.19250600801082">
                <text:p>9.1925060080108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6.76899995">
                <text:p>116.76899995</text:p>
              </table:table-cell>
              <table:table-cell office:value-type="float" office:value="9.32394350904749">
                <text:p>9.32394350904749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6.808716165">
                <text:p>116.808716165</text:p>
              </table:table-cell>
              <table:table-cell office:value-type="float" office:value="9.31266989973635">
                <text:p>9.3126698997363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16.848333786">
                <text:p>116.848333786</text:p>
              </table:table-cell>
              <table:table-cell office:value-type="float" office:value="9.33584578340783">
                <text:p>9.3358457834078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16.887928334">
                <text:p>116.887928334</text:p>
              </table:table-cell>
              <table:table-cell office:value-type="float" office:value="9.34128607711953">
                <text:p>9.3412860771195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16.927857936">
                <text:p>116.927857936</text:p>
              </table:table-cell>
              <table:table-cell office:value-type="float" office:value="9.26290224384589">
                <text:p>9.2629022438458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16.968721081">
                <text:p>116.968721081</text:p>
              </table:table-cell>
              <table:table-cell office:value-type="float" office:value="9.0512856991775">
                <text:p>9.051285699177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17.010442459">
                <text:p>117.010442459</text:p>
              </table:table-cell>
              <table:table-cell office:value-type="float" office:value="8.86509549043781">
                <text:p>8.8650954904378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17.094760216">
                <text:p>117.094760216</text:p>
              </table:table-cell>
              <table:table-cell office:value-type="float" office:value="8.80930667633191">
                <text:p>8.8093066763319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17.136847949">
                <text:p>117.136847949</text:p>
              </table:table-cell>
              <table:table-cell office:value-type="float" office:value="8.78792877634433">
                <text:p>8.78792877634433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17.17908188">
                <text:p>117.17908188</text:p>
              </table:table-cell>
              <table:table-cell office:value-type="float" office:value="8.75750826891913">
                <text:p>8.7575082689191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17.220552475">
                <text:p>117.220552475</text:p>
              </table:table-cell>
              <table:table-cell office:value-type="float" office:value="8.91870492724453">
                <text:p>8.9187049272445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17.261391194">
                <text:p>117.261391194</text:p>
              </table:table-cell>
              <table:table-cell office:value-type="float" office:value="9.05669935341876">
                <text:p>9.0566993534187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17.30215637">
                <text:p>117.30215637</text:p>
              </table:table-cell>
              <table:table-cell office:value-type="float" office:value="9.07303822170779">
                <text:p>9.073038221707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17.34271415">
                <text:p>117.34271415</text:p>
              </table:table-cell>
              <table:table-cell office:value-type="float" office:value="9.11943405090623">
                <text:p>9.1194340509062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17.383065628">
                <text:p>117.383065628</text:p>
              </table:table-cell>
              <table:table-cell office:value-type="float" office:value="9.16605830305766">
                <text:p>9.16605830305766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17.423776533">
                <text:p>117.423776533</text:p>
              </table:table-cell>
              <table:table-cell office:value-type="float" office:value="9.08513333125833">
                <text:p>9.08513333125833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17.464660408">
                <text:p>117.464660408</text:p>
              </table:table-cell>
              <table:table-cell office:value-type="float" office:value="9.04669628214735">
                <text:p>9.0466962821473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17.547922694">
                <text:p>117.547922694</text:p>
              </table:table-cell>
              <table:table-cell office:value-type="float" office:value="8.81617473259846">
                <text:p>8.8161747325984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17.589842092">
                <text:p>117.589842092</text:p>
              </table:table-cell>
              <table:table-cell office:value-type="float" office:value="8.82321830962133">
                <text:p>8.82321830962133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7.631586491">
                <text:p>117.631586491</text:p>
              </table:table-cell>
              <table:table-cell office:value-type="float" office:value="8.86020661028346">
                <text:p>8.8602066102834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17.673357243">
                <text:p>117.673357243</text:p>
              </table:table-cell>
              <table:table-cell office:value-type="float" office:value="8.85461674145893">
                <text:p>8.8546167414589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17.714796432">
                <text:p>117.714796432</text:p>
              </table:table-cell>
              <table:table-cell office:value-type="float" office:value="8.92546424983845">
                <text:p>8.9254642498384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17.756666039">
                <text:p>117.756666039</text:p>
              </table:table-cell>
              <table:table-cell office:value-type="float" office:value="8.83371080990171">
                <text:p>8.8337108099017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17.798638876">
                <text:p>117.798638876</text:p>
              </table:table-cell>
              <table:table-cell office:value-type="float" office:value="8.81198475961766">
                <text:p>8.8119847596176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17.84082463">
                <text:p>117.84082463</text:p>
              </table:table-cell>
              <table:table-cell office:value-type="float" office:value="8.76750952375835">
                <text:p>8.7675095237583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17.882352829">
                <text:p>117.882352829</text:p>
              </table:table-cell>
              <table:table-cell office:value-type="float" office:value="8.90633374112144">
                <text:p>8.9063337411214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17.923766602">
                <text:p>117.923766602</text:p>
              </table:table-cell>
              <table:table-cell office:value-type="float" office:value="8.93094188644788">
                <text:p>8.9309418864478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18.007747691">
                <text:p>118.007747691</text:p>
              </table:table-cell>
              <table:table-cell office:value-type="float" office:value="8.78322264370247">
                <text:p>8.7832226437024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18.049813705">
                <text:p>118.049813705</text:p>
              </table:table-cell>
              <table:table-cell office:value-type="float" office:value="8.79246605018121">
                <text:p>8.7924660501812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18.092152845">
                <text:p>118.092152845</text:p>
              </table:table-cell>
              <table:table-cell office:value-type="float" office:value="8.73574663921444">
                <text:p>8.73574663921444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18.134282609">
                <text:p>118.134282609</text:p>
              </table:table-cell>
              <table:table-cell office:value-type="float" office:value="8.77916144893701">
                <text:p>8.7791614489370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18.17621982">
                <text:p>118.17621982</text:p>
              </table:table-cell>
              <table:table-cell office:value-type="float" office:value="8.81947061198015">
                <text:p>8.81947061198015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18.218051875">
                <text:p>118.218051875</text:p>
              </table:table-cell>
              <table:table-cell office:value-type="float" office:value="8.84164069781082">
                <text:p>8.8416406978108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18.259754919">
                <text:p>118.259754919</text:p>
              </table:table-cell>
              <table:table-cell office:value-type="float" office:value="8.86899287165173">
                <text:p>8.8689928716517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18.30219557">
                <text:p>118.30219557</text:p>
              </table:table-cell>
              <table:table-cell office:value-type="float" office:value="8.71485218174454">
                <text:p>8.7148521817445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18.345637109">
                <text:p>118.345637109</text:p>
              </table:table-cell>
              <table:table-cell office:value-type="float" office:value="8.51406300227584">
                <text:p>8.5140630022758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18.389832504">
                <text:p>118.389832504</text:p>
              </table:table-cell>
              <table:table-cell office:value-type="float" office:value="8.36883571155229">
                <text:p>8.36883571155229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18.479185016">
                <text:p>118.479185016</text:p>
              </table:table-cell>
              <table:table-cell office:value-type="float" office:value="8.24237572806801">
                <text:p>8.2423757280680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18.524598801">
                <text:p>118.524598801</text:p>
              </table:table-cell>
              <table:table-cell office:value-type="float" office:value="8.14431124737851">
                <text:p>8.1443112473785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18.57124686">
                <text:p>118.57124686</text:p>
              </table:table-cell>
              <table:table-cell office:value-type="float" office:value="7.92881864521621">
                <text:p>7.92881864521621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18.618705547">
                <text:p>118.618705547</text:p>
              </table:table-cell>
              <table:table-cell office:value-type="float" office:value="7.79338880491601">
                <text:p>7.7933888049160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18.667114601">
                <text:p>118.667114601</text:p>
              </table:table-cell>
              <table:table-cell office:value-type="float" office:value="7.6403889231552">
                <text:p>7.640388923155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18.716353449">
                <text:p>118.716353449</text:p>
              </table:table-cell>
              <table:table-cell office:value-type="float" office:value="7.51162984077638">
                <text:p>7.5116298407763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18.766403289">
                <text:p>118.766403289</text:p>
              </table:table-cell>
              <table:table-cell office:value-type="float" office:value="7.38991373322333">
                <text:p>7.3899137332233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18.816821933">
                <text:p>118.816821933</text:p>
              </table:table-cell>
              <table:table-cell office:value-type="float" office:value="7.3358577426722">
                <text:p>7.3358577426722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18.866187969">
                <text:p>118.866187969</text:p>
              </table:table-cell>
              <table:table-cell office:value-type="float" office:value="7.49227667300778">
                <text:p>7.4922766730077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18.914379679">
                <text:p>118.914379679</text:p>
              </table:table-cell>
              <table:table-cell office:value-type="float" office:value="7.67484698015863">
                <text:p>7.6748469801586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19.01032544">
                <text:p>119.01032544</text:p>
              </table:table-cell>
              <table:table-cell office:value-type="float" office:value="7.6978170966384">
                <text:p>7.697817096638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19.058636473">
                <text:p>119.058636473</text:p>
              </table:table-cell>
              <table:table-cell office:value-type="float" office:value="7.65589094238391">
                <text:p>7.6558909423839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19.10735782">
                <text:p>119.10735782</text:p>
              </table:table-cell>
              <table:table-cell office:value-type="float" office:value="7.59141572917063">
                <text:p>7.5914157291706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19.156118229">
                <text:p>119.156118229</text:p>
              </table:table-cell>
              <table:table-cell office:value-type="float" office:value="7.5853342403642">
                <text:p>7.585334240364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19.20482192">
                <text:p>119.20482192</text:p>
              </table:table-cell>
              <table:table-cell office:value-type="float" office:value="7.59416775952019">
                <text:p>7.5941677595201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9.253610923">
                <text:p>119.253610923</text:p>
              </table:table-cell>
              <table:table-cell office:value-type="float" office:value="7.58088866791887">
                <text:p>7.58088866791887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9.302497895">
                <text:p>119.302497895</text:p>
              </table:table-cell>
              <table:table-cell office:value-type="float" office:value="7.56569664331043">
                <text:p>7.56569664331043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19.351377055">
                <text:p>119.351377055</text:p>
              </table:table-cell>
              <table:table-cell office:value-type="float" office:value="7.56690581348526">
                <text:p>7.5669058134852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19.400807674">
                <text:p>119.400807674</text:p>
              </table:table-cell>
              <table:table-cell office:value-type="float" office:value="7.48248772610693">
                <text:p>7.4824877261069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19.450410638">
                <text:p>119.450410638</text:p>
              </table:table-cell>
              <table:table-cell office:value-type="float" office:value="7.45648989770333">
                <text:p>7.45648989770333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19.549286774">
                <text:p>119.549286774</text:p>
              </table:table-cell>
              <table:table-cell office:value-type="float" office:value="7.46599899515634">
                <text:p>7.4659989951563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19.598360153">
                <text:p>119.598360153</text:p>
              </table:table-cell>
              <table:table-cell office:value-type="float" office:value="7.53695807174805">
                <text:p>7.5369580717480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19.647590824">
                <text:p>119.647590824</text:p>
              </table:table-cell>
              <table:table-cell office:value-type="float" office:value="7.51287748976046">
                <text:p>7.51287748976046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19.696473838">
                <text:p>119.696473838</text:p>
              </table:table-cell>
              <table:table-cell office:value-type="float" office:value="7.56630922884284">
                <text:p>7.5663092288428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19.745098309">
                <text:p>119.745098309</text:p>
              </table:table-cell>
              <table:table-cell office:value-type="float" office:value="7.60654033566031">
                <text:p>7.60654033566031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19.794256168">
                <text:p>119.794256168</text:p>
              </table:table-cell>
              <table:table-cell office:value-type="float" office:value="7.52400546904298">
                <text:p>7.52400546904298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19.843470224">
                <text:p>119.843470224</text:p>
              </table:table-cell>
              <table:table-cell office:value-type="float" office:value="7.51541388830207">
                <text:p>7.5154138883020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19.892610478">
                <text:p>119.892610478</text:p>
              </table:table-cell>
              <table:table-cell office:value-type="float" office:value="7.52670102116042">
                <text:p>7.5267010211604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19.94181167">
                <text:p>119.94181167</text:p>
              </table:table-cell>
              <table:table-cell office:value-type="float" office:value="7.51737884646227">
                <text:p>7.5173788464622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9.991575312">
                <text:p>119.991575312</text:p>
              </table:table-cell>
              <table:table-cell office:value-type="float" office:value="7.43241421039525">
                <text:p>7.4324142103952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20.091302491">
                <text:p>120.091302491</text:p>
              </table:table-cell>
              <table:table-cell office:value-type="float" office:value="7.386316489674">
                <text:p>7.38631648967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20.141134883">
                <text:p>120.141134883</text:p>
              </table:table-cell>
              <table:table-cell office:value-type="float" office:value="7.42216026800511">
                <text:p>7.4221602680051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20.191023837">
                <text:p>120.191023837</text:p>
              </table:table-cell>
              <table:table-cell office:value-type="float" office:value="7.41374533452141">
                <text:p>7.4137453345214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20.241562325">
                <text:p>120.241562325</text:p>
              </table:table-cell>
              <table:table-cell office:value-type="float" office:value="7.31846192077866">
                <text:p>7.31846192077866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20.291996594">
                <text:p>120.291996594</text:p>
              </table:table-cell>
              <table:table-cell office:value-type="float" office:value="7.33358502652223">
                <text:p>7.3335850265222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20.342309143">
                <text:p>120.342309143</text:p>
              </table:table-cell>
              <table:table-cell office:value-type="float" office:value="7.35132700118762">
                <text:p>7.3513270011876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20.392923516">
                <text:p>120.392923516</text:p>
              </table:table-cell>
              <table:table-cell office:value-type="float" office:value="7.30748951412917">
                <text:p>7.30748951412917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20.443266743">
                <text:p>120.443266743</text:p>
              </table:table-cell>
              <table:table-cell office:value-type="float" office:value="7.34684727226674">
                <text:p>7.3468472722667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20.493672939">
                <text:p>120.493672939</text:p>
              </table:table-cell>
              <table:table-cell office:value-type="float" office:value="7.33766936036295">
                <text:p>7.33766936036295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20.544816793">
                <text:p>120.544816793</text:p>
              </table:table-cell>
              <table:table-cell office:value-type="float" office:value="7.23183669267726">
                <text:p>7.23183669267726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20.648020181">
                <text:p>120.648020181</text:p>
              </table:table-cell>
              <table:table-cell office:value-type="float" office:value="7.13766926379322">
                <text:p>7.13766926379322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20.699539869">
                <text:p>120.699539869</text:p>
              </table:table-cell>
              <table:table-cell office:value-type="float" office:value="7.17908074214368">
                <text:p>7.1790807421436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20.751129194">
                <text:p>120.751129194</text:p>
              </table:table-cell>
              <table:table-cell office:value-type="float" office:value="7.16939017833394">
                <text:p>7.1693901783339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20.802852997">
                <text:p>120.802852997</text:p>
              </table:table-cell>
              <table:table-cell office:value-type="float" office:value="7.15075030276173">
                <text:p>7.1507503027617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20.854849614">
                <text:p>120.854849614</text:p>
              </table:table-cell>
              <table:table-cell office:value-type="float" office:value="7.11323200049804">
                <text:p>7.11323200049804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20.906940815">
                <text:p>120.906940815</text:p>
              </table:table-cell>
              <table:table-cell office:value-type="float" office:value="7.10031623117246">
                <text:p>7.1003162311724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20.959024672">
                <text:p>120.959024672</text:p>
              </table:table-cell>
              <table:table-cell office:value-type="float" office:value="7.10131739978953">
                <text:p>7.1013173997895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21.011151133">
                <text:p>121.011151133</text:p>
              </table:table-cell>
              <table:table-cell office:value-type="float" office:value="7.09551335091671">
                <text:p>7.0955133509167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21.062895458">
                <text:p>121.062895458</text:p>
              </table:table-cell>
              <table:table-cell office:value-type="float" office:value="7.14791428745546">
                <text:p>7.14791428745546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21.115134576">
                <text:p>121.115134576</text:p>
              </table:table-cell>
              <table:table-cell office:value-type="float" office:value="7.08021142244444">
                <text:p>7.08021142244444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21.221006045">
                <text:p>121.221006045</text:p>
              </table:table-cell>
              <table:table-cell office:value-type="float" office:value="6.9809251945854">
                <text:p>6.980925194585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21.274269229">
                <text:p>121.274269229</text:p>
              </table:table-cell>
              <table:table-cell office:value-type="float" office:value="6.9440835523826">
                <text:p>6.944083552382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21.327291682">
                <text:p>121.327291682</text:p>
              </table:table-cell>
              <table:table-cell office:value-type="float" office:value="6.9756108786907">
                <text:p>6.975610878690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21.380459761">
                <text:p>121.380459761</text:p>
              </table:table-cell>
              <table:table-cell office:value-type="float" office:value="6.95650486003128">
                <text:p>6.9565048600312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21.433741643">
                <text:p>121.433741643</text:p>
              </table:table-cell>
              <table:table-cell office:value-type="float" office:value="6.94164669262597">
                <text:p>6.94164669262597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21.486821388">
                <text:p>121.486821388</text:p>
              </table:table-cell>
              <table:table-cell office:value-type="float" office:value="6.96808170352">
                <text:p>6.9680817035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21.539970717">
                <text:p>121.539970717</text:p>
              </table:table-cell>
              <table:table-cell office:value-type="float" office:value="6.95895897315834">
                <text:p>6.9589589731583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21.593534422">
                <text:p>121.593534422</text:p>
              </table:table-cell>
              <table:table-cell office:value-type="float" office:value="6.90512353396816">
                <text:p>6.90512353396816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21.647178701">
                <text:p>121.647178701</text:p>
              </table:table-cell>
              <table:table-cell office:value-type="float" office:value="6.89475200071497">
                <text:p>6.8947520007149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21.70347106">
                <text:p>121.70347106</text:p>
              </table:table-cell>
              <table:table-cell office:value-type="float" office:value="6.57041215774222">
                <text:p>6.5704121577422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21.821237722">
                <text:p>121.821237722</text:p>
              </table:table-cell>
              <table:table-cell office:value-type="float" office:value="6.25244727450625">
                <text:p>6.2524472745062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21.880966758">
                <text:p>121.880966758</text:p>
              </table:table-cell>
              <table:table-cell office:value-type="float" office:value="6.19236513312906">
                <text:p>6.1923651331290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21.941173296">
                <text:p>121.941173296</text:p>
              </table:table-cell>
              <table:table-cell office:value-type="float" office:value="6.14325307929205">
                <text:p>6.143253079292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22.00138697">
                <text:p>122.00138697</text:p>
              </table:table-cell>
              <table:table-cell office:value-type="float" office:value="6.14252503446108">
                <text:p>6.14252503446108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22.061505539">
                <text:p>122.061505539</text:p>
              </table:table-cell>
              <table:table-cell office:value-type="float" office:value="6.15224224585193">
                <text:p>6.1522422458519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2.12235062">
                <text:p>122.12235062</text:p>
              </table:table-cell>
              <table:table-cell office:value-type="float" office:value="6.0787822759541">
                <text:p>6.078782275954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22.183890652">
                <text:p>122.183890652</text:p>
              </table:table-cell>
              <table:table-cell office:value-type="float" office:value="6.01013662070231">
                <text:p>6.0101366207023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22.245755685">
                <text:p>122.245755685</text:p>
              </table:table-cell>
              <table:table-cell office:value-type="float" office:value="5.97856304322866">
                <text:p>5.97856304322866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22.308328688">
                <text:p>122.308328688</text:p>
              </table:table-cell>
              <table:table-cell office:value-type="float" office:value="5.91091976138458">
                <text:p>5.9109197613845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22.372135393">
                <text:p>122.372135393</text:p>
              </table:table-cell>
              <table:table-cell office:value-type="float" office:value="5.79663218719207">
                <text:p>5.7966321871920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22.499421095">
                <text:p>122.499421095</text:p>
              </table:table-cell>
              <table:table-cell office:value-type="float" office:value="5.82751339263584">
                <text:p>5.82751339263584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22.56383426">
                <text:p>122.56383426</text:p>
              </table:table-cell>
              <table:table-cell office:value-type="float" office:value="5.74205599060121">
                <text:p>5.74205599060121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22.628789927">
                <text:p>122.628789927</text:p>
              </table:table-cell>
              <table:table-cell office:value-type="float" office:value="5.69409902237337">
                <text:p>5.6940990223733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22.694392732">
                <text:p>122.694392732</text:p>
              </table:table-cell>
              <table:table-cell office:value-type="float" office:value="5.63792965806565">
                <text:p>5.63792965806565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22.759600327">
                <text:p>122.759600327</text:p>
              </table:table-cell>
              <table:table-cell office:value-type="float" office:value="5.6721000055629">
                <text:p>5.672100005562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22.825013287">
                <text:p>122.825013287</text:p>
              </table:table-cell>
              <table:table-cell office:value-type="float" office:value="5.6542923598309">
                <text:p>5.6542923598309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22.89059182">
                <text:p>122.89059182</text:p>
              </table:table-cell>
              <table:table-cell office:value-type="float" office:value="5.64001637489974">
                <text:p>5.6400163748997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22.956393792">
                <text:p>122.956393792</text:p>
              </table:table-cell>
              <table:table-cell office:value-type="float" office:value="5.62086497896702">
                <text:p>5.6208649789670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23.021725658">
                <text:p>123.021725658</text:p>
              </table:table-cell>
              <table:table-cell office:value-type="float" office:value="5.66131082131067">
                <text:p>5.66131082131067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23.087239192">
                <text:p>123.087239192</text:p>
              </table:table-cell>
              <table:table-cell office:value-type="float" office:value="5.64561209538289">
                <text:p>5.6456120953828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23.218702718">
                <text:p>123.218702718</text:p>
              </table:table-cell>
              <table:table-cell office:value-type="float" office:value="5.63963557489393">
                <text:p>5.6396355748939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23.283488176">
                <text:p>123.283488176</text:p>
              </table:table-cell>
              <table:table-cell office:value-type="float" office:value="5.70905896754672">
                <text:p>5.7090589675467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23.347933998">
                <text:p>123.347933998</text:p>
              </table:table-cell>
              <table:table-cell office:value-type="float" office:value="5.73914628573398">
                <text:p>5.7391462857339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23.412633258">
                <text:p>123.412633258</text:p>
              </table:table-cell>
              <table:table-cell office:value-type="float" office:value="5.71666507408751">
                <text:p>5.71666507408751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23.476948975">
                <text:p>123.476948975</text:p>
              </table:table-cell>
              <table:table-cell office:value-type="float" office:value="5.75075607043215">
                <text:p>5.7507560704321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23.541463652">
                <text:p>123.541463652</text:p>
              </table:table-cell>
              <table:table-cell office:value-type="float" office:value="5.73302102965503">
                <text:p>5.7330210296550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23.606817601">
                <text:p>123.606817601</text:p>
              </table:table-cell>
              <table:table-cell office:value-type="float" office:value="5.65939787298408">
                <text:p>5.6593978729840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23.672834105">
                <text:p>123.672834105</text:p>
              </table:table-cell>
              <table:table-cell office:value-type="float" office:value="5.60259901011907">
                <text:p>5.60259901011907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23.738854619">
                <text:p>123.738854619</text:p>
              </table:table-cell>
              <table:table-cell office:value-type="float" office:value="5.6022587155552">
                <text:p>5.60225871555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23.805974407">
                <text:p>123.805974407</text:p>
              </table:table-cell>
              <table:table-cell office:value-type="float" office:value="5.51050608148328">
                <text:p>5.5105060814832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23.940741694">
                <text:p>123.940741694</text:p>
              </table:table-cell>
              <table:table-cell office:value-type="float" office:value="5.51544929387573">
                <text:p>5.5154492938757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24.007671846">
                <text:p>124.007671846</text:p>
              </table:table-cell>
              <table:table-cell office:value-type="float" office:value="5.52611922891856">
                <text:p>5.5261192289185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24.07446106">
                <text:p>124.07446106</text:p>
              </table:table-cell>
              <table:table-cell office:value-type="float" office:value="5.53778039612867">
                <text:p>5.5377803961286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24.141093295">
                <text:p>124.141093295</text:p>
              </table:table-cell>
              <table:table-cell office:value-type="float" office:value="5.55082686272952">
                <text:p>5.5508268627295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24.207883343">
                <text:p>124.207883343</text:p>
              </table:table-cell>
              <table:table-cell office:value-type="float" office:value="5.53771124647803">
                <text:p>5.5377112464780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24.274692661">
                <text:p>124.274692661</text:p>
              </table:table-cell>
              <table:table-cell office:value-type="float" office:value="5.53611398879251">
                <text:p>5.5361139887925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24.342097711">
                <text:p>124.342097711</text:p>
              </table:table-cell>
              <table:table-cell office:value-type="float" office:value="5.4871853067731">
                <text:p>5.487185306773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4.409193593">
                <text:p>124.409193593</text:p>
              </table:table-cell>
              <table:table-cell office:value-type="float" office:value="5.51246945322219">
                <text:p>5.5124694532221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24.476337183">
                <text:p>124.476337183</text:p>
              </table:table-cell>
              <table:table-cell office:value-type="float" office:value="5.50855264012455">
                <text:p>5.50855264012455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24.543078741">
                <text:p>124.543078741</text:p>
              </table:table-cell>
              <table:table-cell office:value-type="float" office:value="5.54173458105369">
                <text:p>5.54173458105369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24.676542586">
                <text:p>124.676542586</text:p>
              </table:table-cell>
              <table:table-cell office:value-type="float" office:value="5.57815227855588">
                <text:p>5.5781522785558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24.743187373">
                <text:p>124.743187373</text:p>
              </table:table-cell>
              <table:table-cell office:value-type="float" office:value="5.54978140994124">
                <text:p>5.54978140994124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24.81100758">
                <text:p>124.81100758</text:p>
              </table:table-cell>
              <table:table-cell office:value-type="float" office:value="5.45359585767075">
                <text:p>5.4535958576707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24.880119302">
                <text:p>124.880119302</text:p>
              </table:table-cell>
              <table:table-cell office:value-type="float" office:value="5.35168259824188">
                <text:p>5.3516825982418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24.949288055">
                <text:p>124.949288055</text:p>
              </table:table-cell>
              <table:table-cell office:value-type="float" office:value="5.34727003047202">
                <text:p>5.3472700304720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25.018709048">
                <text:p>125.018709048</text:p>
              </table:table-cell>
              <table:table-cell office:value-type="float" office:value="5.32784081555811">
                <text:p>5.3278408155581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25.087388164">
                <text:p>125.087388164</text:p>
              </table:table-cell>
              <table:table-cell office:value-type="float" office:value="5.38539255458605">
                <text:p>5.38539255458605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25.155584466">
                <text:p>125.155584466</text:p>
              </table:table-cell>
              <table:table-cell office:value-type="float" office:value="5.42351988473373">
                <text:p>5.4235198847337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25.224110092">
                <text:p>125.224110092</text:p>
              </table:table-cell>
              <table:table-cell office:value-type="float" office:value="5.39745525217041">
                <text:p>5.3974552521704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25.292788531">
                <text:p>125.292788531</text:p>
              </table:table-cell>
              <table:table-cell office:value-type="float" office:value="5.38544564127275">
                <text:p>5.3854456412727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25.429327541">
                <text:p>125.429327541</text:p>
              </table:table-cell>
              <table:table-cell office:value-type="float" office:value="5.47857491642608">
                <text:p>5.47857491642608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25.496802747">
                <text:p>125.496802747</text:p>
              </table:table-cell>
              <table:table-cell office:value-type="float" office:value="5.48148011526407">
                <text:p>5.4814801152640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5.565098946">
                <text:p>125.565098946</text:p>
              </table:table-cell>
              <table:table-cell office:value-type="float" office:value="5.41558689030533">
                <text:p>5.4155868903053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25.633111601">
                <text:p>125.633111601</text:p>
              </table:table-cell>
              <table:table-cell office:value-type="float" office:value="5.43816441163097">
                <text:p>5.43816441163097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25.701369778">
                <text:p>125.701369778</text:p>
              </table:table-cell>
              <table:table-cell office:value-type="float" office:value="5.41860354638759">
                <text:p>5.41860354638759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25.770123374">
                <text:p>125.770123374</text:p>
              </table:table-cell>
              <table:table-cell office:value-type="float" office:value="5.37955861919036">
                <text:p>5.3795586191903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25.839252335">
                <text:p>125.839252335</text:p>
              </table:table-cell>
              <table:table-cell office:value-type="float" office:value="5.35034802507293">
                <text:p>5.3503480250729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25.908638797">
                <text:p>125.908638797</text:p>
              </table:table-cell>
              <table:table-cell office:value-type="float" office:value="5.33049227905413">
                <text:p>5.3304922790541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25.977642237">
                <text:p>125.977642237</text:p>
              </table:table-cell>
              <table:table-cell office:value-type="float" office:value="5.36008059833185">
                <text:p>5.3600805983318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26.045702601">
                <text:p>126.045702601</text:p>
              </table:table-cell>
              <table:table-cell office:value-type="float" office:value="5.43435236346273">
                <text:p>5.4343523634627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26.183330677">
                <text:p>126.183330677</text:p>
              </table:table-cell>
              <table:table-cell office:value-type="float" office:value="5.36417403645715">
                <text:p>5.3641740364571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26.252612816">
                <text:p>126.252612816</text:p>
              </table:table-cell>
              <table:table-cell office:value-type="float" office:value="5.33851877699196">
                <text:p>5.33851877699196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26.321792037">
                <text:p>126.321792037</text:p>
              </table:table-cell>
              <table:table-cell office:value-type="float" office:value="5.34646089700654">
                <text:p>5.3464608970065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26.391218187">
                <text:p>126.391218187</text:p>
              </table:table-cell>
              <table:table-cell office:value-type="float" office:value="5.32744506158569">
                <text:p>5.32744506158569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26.460618503">
                <text:p>126.460618503</text:p>
              </table:table-cell>
              <table:table-cell office:value-type="float" office:value="5.32942818245553">
                <text:p>5.3294281824555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26.529620172">
                <text:p>126.529620172</text:p>
              </table:table-cell>
              <table:table-cell office:value-type="float" office:value="5.36021817039967">
                <text:p>5.3602181703996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26.598845904">
                <text:p>126.598845904</text:p>
              </table:table-cell>
              <table:table-cell office:value-type="float" office:value="5.34286874658417">
                <text:p>5.3428687465841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26.668498877">
                <text:p>126.668498877</text:p>
              </table:table-cell>
              <table:table-cell office:value-type="float" office:value="5.31009638256431">
                <text:p>5.310096382564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26.737858881">
                <text:p>126.737858881</text:p>
              </table:table-cell>
              <table:table-cell office:value-type="float" office:value="5.33252564347852">
                <text:p>5.3325256434785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26.808198679">
                <text:p>126.808198679</text:p>
              </table:table-cell>
              <table:table-cell office:value-type="float" office:value="5.25824654716999">
                <text:p>5.2582465471699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26.949353954">
                <text:p>126.949353954</text:p>
              </table:table-cell>
              <table:table-cell office:value-type="float" office:value="5.26095781057172">
                <text:p>5.260957810571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27.018991458">
                <text:p>127.018991458</text:p>
              </table:table-cell>
              <table:table-cell office:value-type="float" office:value="5.31127594639483">
                <text:p>5.3112759463948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7.088073804">
                <text:p>127.088073804</text:p>
              </table:table-cell>
              <table:table-cell office:value-type="float" office:value="5.35395830306866">
                <text:p>5.35395830306866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7.157807559">
                <text:p>127.157807559</text:p>
              </table:table-cell>
              <table:table-cell office:value-type="float" office:value="5.30394498276854">
                <text:p>5.3039449827685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27.227796106">
                <text:p>127.227796106</text:p>
              </table:table-cell>
              <table:table-cell office:value-type="float" office:value="5.28463606997654">
                <text:p>5.2846360699765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27.298143196">
                <text:p>127.298143196</text:p>
              </table:table-cell>
              <table:table-cell office:value-type="float" office:value="5.25770149074147">
                <text:p>5.2577014907414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27.369407007">
                <text:p>127.369407007</text:p>
              </table:table-cell>
              <table:table-cell office:value-type="float" office:value="5.19006764824818">
                <text:p>5.1900676482481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27.441142956">
                <text:p>127.441142956</text:p>
              </table:table-cell>
              <table:table-cell office:value-type="float" office:value="5.15590864995141">
                <text:p>5.15590864995141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27.512319787">
                <text:p>127.512319787</text:p>
              </table:table-cell>
              <table:table-cell office:value-type="float" office:value="5.19641005037061">
                <text:p>5.1964100503706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27.584303809">
                <text:p>127.584303809</text:p>
              </table:table-cell>
              <table:table-cell office:value-type="float" office:value="5.13814023843143">
                <text:p>5.1381402384314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27.726742994">
                <text:p>127.726742994</text:p>
              </table:table-cell>
              <table:table-cell office:value-type="float" office:value="5.19224206566906">
                <text:p>5.1922420656690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27.79807066">
                <text:p>127.79807066</text:p>
              </table:table-cell>
              <table:table-cell office:value-type="float" office:value="5.18542131971531">
                <text:p>5.1854213197153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27.870840101">
                <text:p>127.870840101</text:p>
              </table:table-cell>
              <table:table-cell office:value-type="float" office:value="5.08268298999284">
                <text:p>5.0826829899928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27.943710688">
                <text:p>127.943710688</text:p>
              </table:table-cell>
              <table:table-cell office:value-type="float" office:value="5.07562811264148">
                <text:p>5.07562811264148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28.015815544">
                <text:p>128.015815544</text:p>
              </table:table-cell>
              <table:table-cell office:value-type="float" office:value="5.12952969439246">
                <text:p>5.1295296943924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28.087495033">
                <text:p>128.087495033</text:p>
              </table:table-cell>
              <table:table-cell office:value-type="float" office:value="5.1599698201272">
                <text:p>5.159969820127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28.159336971">
                <text:p>128.159336971</text:p>
              </table:table-cell>
              <table:table-cell office:value-type="float" office:value="5.14830209566128">
                <text:p>5.1483020956612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28.231402035">
                <text:p>128.231402035</text:p>
              </table:table-cell>
              <table:table-cell office:value-type="float" office:value="5.13236205496412">
                <text:p>5.1323620549641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28.303673662">
                <text:p>128.303673662</text:p>
              </table:table-cell>
              <table:table-cell office:value-type="float" office:value="5.11769300505894">
                <text:p>5.11769300505894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28.377004303">
                <text:p>128.377004303</text:p>
              </table:table-cell>
              <table:table-cell office:value-type="float" office:value="5.04378517517695">
                <text:p>5.0437851751769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28.526898406">
                <text:p>128.526898406</text:p>
              </table:table-cell>
              <table:table-cell office:value-type="float" office:value="4.92854440723324">
                <text:p>4.9285444072332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28.600343006">
                <text:p>128.600343006</text:p>
              </table:table-cell>
              <table:table-cell office:value-type="float" office:value="5.03595907611808">
                <text:p>5.0359590761180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28.674393492">
                <text:p>128.674393492</text:p>
              </table:table-cell>
              <table:table-cell office:value-type="float" office:value="4.9947545241276">
                <text:p>4.994754524127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28.749137575">
                <text:p>128.749137575</text:p>
              </table:table-cell>
              <table:table-cell office:value-type="float" office:value="4.94840507925876">
                <text:p>4.9484050792587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28.824728274">
                <text:p>128.824728274</text:p>
              </table:table-cell>
              <table:table-cell office:value-type="float" office:value="4.89298293116446">
                <text:p>4.89298293116446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28.901667572">
                <text:p>128.901667572</text:p>
              </table:table-cell>
              <table:table-cell office:value-type="float" office:value="4.80721828215995">
                <text:p>4.8072182821599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28.981540003">
                <text:p>128.981540003</text:p>
              </table:table-cell>
              <table:table-cell office:value-type="float" office:value="4.63068414634689">
                <text:p>4.6306841463468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29.063229419">
                <text:p>129.063229419</text:p>
              </table:table-cell>
              <table:table-cell office:value-type="float" office:value="4.52768569139807">
                <text:p>4.52768569139807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29.144916127">
                <text:p>129.144916127</text:p>
              </table:table-cell>
              <table:table-cell office:value-type="float" office:value="4.52783578892558">
                <text:p>4.52783578892558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9.227689817">
                <text:p>129.227689817</text:p>
              </table:table-cell>
              <table:table-cell office:value-type="float" office:value="4.46837636406146">
                <text:p>4.4683763640614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29.398561328">
                <text:p>129.398561328</text:p>
              </table:table-cell>
              <table:table-cell office:value-type="float" office:value="4.24155428200529">
                <text:p>4.24155428200529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29.48777009">
                <text:p>129.48777009</text:p>
              </table:table-cell>
              <table:table-cell office:value-type="float" office:value="4.14605013756328">
                <text:p>4.14605013756328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29.578570732">
                <text:p>129.578570732</text:p>
              </table:table-cell>
              <table:table-cell office:value-type="float" office:value="4.07336326941432">
                <text:p>4.0733632694143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9.672947531">
                <text:p>129.672947531</text:p>
              </table:table-cell>
              <table:table-cell office:value-type="float" office:value="3.91901403608788">
                <text:p>3.9190140360878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29.769675483">
                <text:p>129.769675483</text:p>
              </table:table-cell>
              <table:table-cell office:value-type="float" office:value="3.82375510195646">
                <text:p>3.82375510195646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29.866088277">
                <text:p>129.866088277</text:p>
              </table:table-cell>
              <table:table-cell office:value-type="float" office:value="3.83625434568293">
                <text:p>3.8362543456829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29.964296285">
                <text:p>129.964296285</text:p>
              </table:table-cell>
              <table:table-cell office:value-type="float" office:value="3.76612872508587">
                <text:p>3.76612872508587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30.066091648">
                <text:p>130.066091648</text:p>
              </table:table-cell>
              <table:table-cell office:value-type="float" office:value="3.63340715197123">
                <text:p>3.6334071519712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30.179558765">
                <text:p>130.179558765</text:p>
              </table:table-cell>
              <table:table-cell office:value-type="float" office:value="3.25965803786002">
                <text:p>3.2596580378600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30.299418246">
                <text:p>130.299418246</text:p>
              </table:table-cell>
              <table:table-cell office:value-type="float" office:value="3.08581346153288">
                <text:p>3.08581346153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